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47.99pt"/>
    </style:style>
    <style:style style:name="ro1" style:family="table-row">
      <style:table-row-properties style:row-height="54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33.99pt" fo:break-before="auto" style:use-optimal-row-height="true"/>
    </style:style>
    <style:style style:name="ro4" style:family="table-row">
      <style:table-row-properties style:row-height="13.01pt" fo:break-before="auto" style:use-optimal-row-height="true"/>
    </style:style>
    <style:style style:name="ta1" style:family="table" style:master-page-name="PageStyle_5f_Registrant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fo:background-color="#edede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10133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0133">
      <style:table-cell-properties fo:background-color="#ededed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gistrant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Confirmation Number</text:p>
          </table:table-cell>
          <table:table-cell table:style-name="ce1" office:value-type="string" calcext:value-type="string">
            <text:p>Last Registration Date (GMT-05:00) Eastern [US &amp; Canada]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_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K5NHYLFF6CX</text:p>
          </table:table-cell>
          <table:table-cell table:style-name="ce4" table:formula="of:=DATE(2020;6;14)+TIME(19;31;50)" office:value-type="date" office:date-value="2020-06-14T19:31:50" calcext:value-type="date">
            <text:p>6/14/2020 19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FMNWMC342Z3</text:p>
          </table:table-cell>
          <table:table-cell table:style-name="ce4" table:formula="of:=DATE(2020;6;16)+TIME(13;40;49)" office:value-type="date" office:date-value="2020-06-16T13:40:49" calcext:value-type="date">
            <text:p>6/16/2020 13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38</text:p>
          </table:table-cell>
          <table:table-cell table:style-name="ce3" office:value-type="string" calcext:value-type="string">
            <text:p>Abdullah</text:p>
          </table:table-cell>
          <table:table-cell table:style-name="ce3" office:value-type="string" calcext:value-type="string">
            <text:p>KZN7687QX2Y</text:p>
          </table:table-cell>
          <table:table-cell table:style-name="ce5" table:formula="of:=DATE(2020;6;21)+TIME(14;0;35)" office:value-type="date" office:date-value="2020-06-21T14:00:35" calcext:value-type="date">
            <text:p>6/21/2020 14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 C M</text:p>
          </table:table-cell>
          <table:table-cell table:style-name="ce3" office:value-type="string" calcext:value-type="string">
            <text:p>Mendis</text:p>
          </table:table-cell>
          <table:table-cell table:style-name="ce3" office:value-type="string" calcext:value-type="string">
            <text:p>ZNNQ3BKY66M</text:p>
          </table:table-cell>
          <table:table-cell table:style-name="ce5" table:formula="of:=DATE(2020;6;23)+TIME(20;24;29)" office:value-type="date" office:date-value="2020-06-23T20:24:29" calcext:value-type="date">
            <text:p>6/23/2020 20:24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a.livenets@gmail.com</text:p>
          </table:table-cell>
          <table:table-cell table:style-name="ce2" office:value-type="string" calcext:value-type="string">
            <text:p>MFNK445VGRX</text:p>
          </table:table-cell>
          <table:table-cell table:style-name="ce4" table:formula="of:=DATE(2020;6;16)+TIME(9;56;56)" office:value-type="date" office:date-value="2020-06-16T09:56:56" calcext:value-type="date">
            <text:p>6/16/2020 9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kash</text:p>
          </table:table-cell>
          <table:table-cell table:style-name="ce2" office:value-type="string" calcext:value-type="string">
            <text:p>Baranwal</text:p>
          </table:table-cell>
          <table:table-cell table:style-name="ce2" office:value-type="string" calcext:value-type="string">
            <text:p>NNNTXDXZH8X</text:p>
          </table:table-cell>
          <table:table-cell table:style-name="ce4" table:formula="of:=DATE(2020;6;22)+TIME(3;22;10)" office:value-type="date" office:date-value="2020-06-22T03:22:10" calcext:value-type="date">
            <text:p>6/22/2020 3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mir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J3NZ38HQRPD</text:p>
          </table:table-cell>
          <table:table-cell table:style-name="ce4" table:formula="of:=DATE(2020;6;14)+TIME(14;29;32)" office:value-type="date" office:date-value="2020-06-14T14:29:32" calcext:value-type="date">
            <text:p>6/14/2020 14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aron</text:p>
          </table:table-cell>
          <table:table-cell table:style-name="ce3" office:value-type="string" calcext:value-type="string">
            <text:p>Burns</text:p>
          </table:table-cell>
          <table:table-cell table:style-name="ce3" office:value-type="string" calcext:value-type="string">
            <text:p>H7NS2X5XJ4J</text:p>
          </table:table-cell>
          <table:table-cell table:style-name="ce5" table:formula="of:=DATE(2020;2;6)+TIME(9;46;38)" office:value-type="date" office:date-value="2020-02-06T09:46:38" calcext:value-type="date">
            <text:p>2/6/2020 9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ron</text:p>
          </table:table-cell>
          <table:table-cell table:style-name="ce2" office:value-type="string" calcext:value-type="string">
            <text:p>Boxer</text:p>
          </table:table-cell>
          <table:table-cell table:style-name="ce2" office:value-type="string" calcext:value-type="string">
            <text:p>KYNT6JPWSNL</text:p>
          </table:table-cell>
          <table:table-cell table:style-name="ce4" table:formula="of:=DATE(2020;5;15)+TIME(11;10;58)" office:value-type="date" office:date-value="2020-05-15T11:10:58" calcext:value-type="date">
            <text:p>5/15/2020 11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ron</text:p>
          </table:table-cell>
          <table:table-cell table:style-name="ce2" office:value-type="string" calcext:value-type="string">
            <text:p>Morrison</text:p>
          </table:table-cell>
          <table:table-cell table:style-name="ce2" office:value-type="string" calcext:value-type="string">
            <text:p>FXNNF4GN795</text:p>
          </table:table-cell>
          <table:table-cell table:style-name="ce4" table:formula="of:=DATE(2020;6;16)+TIME(14;4;47)" office:value-type="date" office:date-value="2020-06-16T14:04:47" calcext:value-type="date">
            <text:p>6/16/2020 14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ron</text:p>
          </table:table-cell>
          <table:table-cell table:style-name="ce2" office:value-type="string" calcext:value-type="string">
            <text:p>Kloc</text:p>
          </table:table-cell>
          <table:table-cell table:style-name="ce2" office:value-type="string" calcext:value-type="string">
            <text:p>HRNLLYZPWXD</text:p>
          </table:table-cell>
          <table:table-cell table:style-name="ce4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aron</text:p>
          </table:table-cell>
          <table:table-cell table:style-name="ce3" office:value-type="string" calcext:value-type="string">
            <text:p>Wilbanks</text:p>
          </table:table-cell>
          <table:table-cell table:style-name="ce3" office:value-type="string" calcext:value-type="string">
            <text:p>XHNNH5TX25Q</text:p>
          </table:table-cell>
          <table:table-cell table:style-name="ce5" table:formula="of:=DATE(2020;6;17)+TIME(12;7;52)" office:value-type="date" office:date-value="2020-06-17T12:07:52" calcext:value-type="date">
            <text:p>6/17/2020 12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aron</text:p>
          </table:table-cell>
          <table:table-cell table:style-name="ce3" office:value-type="string" calcext:value-type="string">
            <text:p>Griswold</text:p>
          </table:table-cell>
          <table:table-cell table:style-name="ce3" office:value-type="string" calcext:value-type="string">
            <text:p>V9NBTDWTRND</text:p>
          </table:table-cell>
          <table:table-cell table:style-name="ce5" table:formula="of:=DATE(2020;6;29)+TIME(10;0;21)" office:value-type="date" office:date-value="2020-06-29T10:00:21" calcext:value-type="date">
            <text:p>6/29/2020 1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ashish</text:p>
          </table:table-cell>
          <table:table-cell table:style-name="ce3" office:value-type="string" calcext:value-type="string">
            <text:p>Minson</text:p>
          </table:table-cell>
          <table:table-cell table:style-name="ce3" office:value-type="string" calcext:value-type="string">
            <text:p>M9NDSG3VVHV</text:p>
          </table:table-cell>
          <table:table-cell table:style-name="ce5" table:formula="of:=DATE(2020;5;14)+TIME(17;48;11)" office:value-type="date" office:date-value="2020-05-14T17:48:11" calcext:value-type="date">
            <text:p>5/14/2020 17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astha</text:p>
          </table:table-cell>
          <table:table-cell table:style-name="ce2" office:value-type="string" calcext:value-type="string">
            <text:p>Bist</text:p>
          </table:table-cell>
          <table:table-cell table:style-name="ce2" office:value-type="string" calcext:value-type="string">
            <text:p>ZHNXYJKBZSM</text:p>
          </table:table-cell>
          <table:table-cell table:style-name="ce4" table:formula="of:=DATE(2020;6;16)+TIME(9;11;59)" office:value-type="date" office:date-value="2020-06-16T09:11:59" calcext:value-type="date">
            <text:p>6/16/2020 9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delghani</text:p>
          </table:table-cell>
          <table:table-cell table:style-name="ce2" office:value-type="string" calcext:value-type="string">
            <text:p>Mahrad</text:p>
          </table:table-cell>
          <table:table-cell table:style-name="ce2" office:value-type="string" calcext:value-type="string">
            <text:p>H5N6KQDFYZK</text:p>
          </table:table-cell>
          <table:table-cell table:style-name="ce4" table:formula="of:=DATE(2020;6;18)+TIME(14;16;58)" office:value-type="date" office:date-value="2020-06-18T14:16:58" calcext:value-type="date">
            <text:p>6/18/2020 14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dellah</text:p>
          </table:table-cell>
          <table:table-cell table:style-name="ce2" office:value-type="string" calcext:value-type="string">
            <text:p>Mouskite</text:p>
          </table:table-cell>
          <table:table-cell table:style-name="ce2" office:value-type="string" calcext:value-type="string">
            <text:p>PVN78NYYR75</text:p>
          </table:table-cell>
          <table:table-cell table:style-name="ce4" table:formula="of:=DATE(2020;6;18)+TIME(17;5;37)" office:value-type="date" office:date-value="2020-06-18T17:05:37" calcext:value-type="date">
            <text:p>6/18/2020 17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dou Khadre</text:p>
          </table:table-cell>
          <table:table-cell table:style-name="ce3" office:value-type="string" calcext:value-type="string">
            <text:p>Seck</text:p>
          </table:table-cell>
          <table:table-cell table:style-name="ce3" office:value-type="string" calcext:value-type="string">
            <text:p>D5NHZWW8PQ6</text:p>
          </table:table-cell>
          <table:table-cell table:style-name="ce5" table:formula="of:=DATE(2020;6;25)+TIME(10;38;34)" office:value-type="date" office:date-value="2020-06-25T10:38:34" calcext:value-type="date">
            <text:p>6/25/2020 10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dul</text:p>
          </table:table-cell>
          <table:table-cell table:style-name="ce3" office:value-type="string" calcext:value-type="string">
            <text:p>Rasheed</text:p>
          </table:table-cell>
          <table:table-cell table:style-name="ce3" office:value-type="string" calcext:value-type="string">
            <text:p>P4N7DN3YKM7</text:p>
          </table:table-cell>
          <table:table-cell table:style-name="ce5" table:formula="of:=DATE(2020;6;23)+TIME(23;10;38)" office:value-type="date" office:date-value="2020-06-23T23:10:38" calcext:value-type="date">
            <text:p>6/23/2020 23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dul Raheem</text:p>
          </table:table-cell>
          <table:table-cell table:style-name="ce3" office:value-type="string" calcext:value-type="string">
            <text:p>Khan</text:p>
          </table:table-cell>
          <table:table-cell table:style-name="ce3" office:value-type="string" calcext:value-type="string">
            <text:p>VHN9FH5SBKT</text:p>
          </table:table-cell>
          <table:table-cell table:style-name="ce5" table:formula="of:=DATE(2020;6;26)+TIME(17;48;38)" office:value-type="date" office:date-value="2020-06-26T17:48:38" calcext:value-type="date">
            <text:p>6/26/2020 17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dullah</text:p>
          </table:table-cell>
          <table:table-cell table:style-name="ce3" office:value-type="string" calcext:value-type="string">
            <text:p>A. Jassim</text:p>
          </table:table-cell>
          <table:table-cell table:style-name="ce3" office:value-type="string" calcext:value-type="string">
            <text:p>D5NXPM9CYG6</text:p>
          </table:table-cell>
          <table:table-cell table:style-name="ce5" table:formula="of:=DATE(2020;5;6)+TIME(6;13;13)" office:value-type="date" office:date-value="2020-05-06T06:13:13" calcext:value-type="date">
            <text:p>5/6/2020 6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dullah</text:p>
          </table:table-cell>
          <table:table-cell table:style-name="ce2" office:value-type="string" calcext:value-type="string">
            <text:p>Bilgehan</text:p>
          </table:table-cell>
          <table:table-cell table:style-name="ce2" office:value-type="string" calcext:value-type="string">
            <text:p>L5NDWDCD25M</text:p>
          </table:table-cell>
          <table:table-cell table:style-name="ce4" table:formula="of:=DATE(2020;6;28)+TIME(20;13;8)" office:value-type="date" office:date-value="2020-06-28T20:13:08" calcext:value-type="date">
            <text:p>6/28/2020 20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dullah</text:p>
          </table:table-cell>
          <table:table-cell table:style-name="ce2" office:value-type="string" calcext:value-type="string">
            <text:p>Alnajem</text:p>
          </table:table-cell>
          <table:table-cell table:style-name="ce2" office:value-type="string" calcext:value-type="string">
            <text:p>H9NHH9SXD8Y</text:p>
          </table:table-cell>
          <table:table-cell table:style-name="ce4" table:formula="of:=DATE(2020;6;29)+TIME(4;12;53)" office:value-type="date" office:date-value="2020-06-29T04:12:53" calcext:value-type="date">
            <text:p>6/29/2020 4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eer</text:p>
          </table:table-cell>
          <table:table-cell table:style-name="ce3" office:value-type="string" calcext:value-type="string">
            <text:p>Mohamed</text:p>
          </table:table-cell>
          <table:table-cell table:style-name="ce3" office:value-type="string" calcext:value-type="string">
            <text:p>LHNFQPFFJ62</text:p>
          </table:table-cell>
          <table:table-cell table:style-name="ce5" table:formula="of:=DATE(2020;6;23)+TIME(19;7;49)" office:value-type="date" office:date-value="2020-06-23T19:07:49" calcext:value-type="date">
            <text:p>6/23/2020 19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</text:p>
          </table:table-cell>
          <table:table-cell table:style-name="ce3" office:value-type="string" calcext:value-type="string">
            <text:p>Khobare</text:p>
          </table:table-cell>
          <table:table-cell table:style-name="ce3" office:value-type="string" calcext:value-type="string">
            <text:p>KJNVQ6S9TSV</text:p>
          </table:table-cell>
          <table:table-cell table:style-name="ce5" table:formula="of:=DATE(2020;6;19)+TIME(12;38;50)" office:value-type="date" office:date-value="2020-06-19T12:38:50" calcext:value-type="date">
            <text:p>6/19/2020 12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jit</text:p>
          </table:table-cell>
          <table:table-cell table:style-name="ce3" office:value-type="string" calcext:value-type="string">
            <text:p>Tikekar</text:p>
          </table:table-cell>
          <table:table-cell table:style-name="ce3" office:value-type="string" calcext:value-type="string">
            <text:p>HYNCDKH38KR</text:p>
          </table:table-cell>
          <table:table-cell table:style-name="ce5" table:formula="of:=DATE(2020;5;5)+TIME(15;9;18)" office:value-type="date" office:date-value="2020-05-05T15:09:18" calcext:value-type="date">
            <text:p>5/5/2020 15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jit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3N97S4F99C</text:p>
          </table:table-cell>
          <table:table-cell table:style-name="ce5" table:formula="of:=DATE(2020;6;29)+TIME(5;33;46)" office:value-type="date" office:date-value="2020-06-29T05:33:46" calcext:value-type="date">
            <text:p>6/29/2020 5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hijit Pratap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DXNHY4D9JBJ</text:p>
          </table:table-cell>
          <table:table-cell table:style-name="ce4" table:formula="of:=DATE(2020;3;27)+TIME(19;53;11)" office:value-type="date" office:date-value="2020-03-27T19:53:11" calcext:value-type="date">
            <text:p>3/27/2020 19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k</text:p>
          </table:table-cell>
          <table:table-cell table:style-name="ce3" office:value-type="string" calcext:value-type="string">
            <text:p>Chakraborty</text:p>
          </table:table-cell>
          <table:table-cell table:style-name="ce3" office:value-type="string" calcext:value-type="string">
            <text:p>JZNNTYZNMJ7</text:p>
          </table:table-cell>
          <table:table-cell table:style-name="ce5" table:formula="of:=DATE(2020;6;18)+TIME(23;51;57)" office:value-type="date" office:date-value="2020-06-18T23:51:57" calcext:value-type="date">
            <text:p>6/18/2020 23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neet</text:p>
          </table:table-cell>
          <table:table-cell table:style-name="ce3" office:value-type="string" calcext:value-type="string">
            <text:p>Saxena</text:p>
          </table:table-cell>
          <table:table-cell table:style-name="ce3" office:value-type="string" calcext:value-type="string">
            <text:p>GVNCD8PZ39G</text:p>
          </table:table-cell>
          <table:table-cell table:style-name="ce5" table:formula="of:=DATE(2020;6;25)+TIME(0;25;40)" office:value-type="date" office:date-value="2020-06-25T00:25:40" calcext:value-type="date">
            <text:p>6/25/2020 0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sek</text:p>
          </table:table-cell>
          <table:table-cell table:style-name="ce3" office:value-type="string" calcext:value-type="string">
            <text:p>Sanyal</text:p>
          </table:table-cell>
          <table:table-cell table:style-name="ce3" office:value-type="string" calcext:value-type="string">
            <text:p>H9NS9NJB7DX</text:p>
          </table:table-cell>
          <table:table-cell table:style-name="ce5" table:formula="of:=DATE(2020;6;21)+TIME(1;54;20)" office:value-type="date" office:date-value="2020-06-21T01:54:20" calcext:value-type="date">
            <text:p>6/21/2020 1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shek</text:p>
          </table:table-cell>
          <table:table-cell table:style-name="ce3" office:value-type="string" calcext:value-type="string">
            <text:p>Mahajan</text:p>
          </table:table-cell>
          <table:table-cell table:style-name="ce3" office:value-type="string" calcext:value-type="string">
            <text:p>K5NWDXYK3CJ</text:p>
          </table:table-cell>
          <table:table-cell table:style-name="ce5" table:formula="of:=DATE(2020;6;15)+TIME(3;33;29)" office:value-type="date" office:date-value="2020-06-15T03:33:29" calcext:value-type="date">
            <text:p>6/15/2020 3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shek</text:p>
          </table:table-cell>
          <table:table-cell table:style-name="ce3" office:value-type="string" calcext:value-type="string">
            <text:p>Tamrakar</text:p>
          </table:table-cell>
          <table:table-cell table:style-name="ce3" office:value-type="string" calcext:value-type="string">
            <text:p>K4N9VXYG2KD</text:p>
          </table:table-cell>
          <table:table-cell table:style-name="ce5" table:formula="of:=DATE(2020;6;24)+TIME(11;13;48)" office:value-type="date" office:date-value="2020-06-24T11:13:48" calcext:value-type="date">
            <text:p>6/24/2020 11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shek</text:p>
          </table:table-cell>
          <table:table-cell table:style-name="ce3" office:value-type="string" calcext:value-type="string">
            <text:p>Kharbanda</text:p>
          </table:table-cell>
          <table:table-cell table:style-name="ce3" office:value-type="string" calcext:value-type="string">
            <text:p>F4N24Q6WYCV</text:p>
          </table:table-cell>
          <table:table-cell table:style-name="ce5" table:formula="of:=DATE(2020;6;24)+TIME(11;31;36)" office:value-type="date" office:date-value="2020-06-24T11:31:36" calcext:value-type="date">
            <text:p>6/24/2020 11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hishek</text:p>
          </table:table-cell>
          <table:table-cell table:style-name="ce2" office:value-type="string" calcext:value-type="string">
            <text:p>Kumar Yadav</text:p>
          </table:table-cell>
          <table:table-cell table:style-name="ce2" office:value-type="string" calcext:value-type="string">
            <text:p>XGNNHCBBNPF</text:p>
          </table:table-cell>
          <table:table-cell table:style-name="ce4" table:formula="of:=DATE(2020;6;25)+TIME(11;29;55)" office:value-type="date" office:date-value="2020-06-25T11:29:55" calcext:value-type="date">
            <text:p>6/25/2020 11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hishek</text:p>
          </table:table-cell>
          <table:table-cell table:style-name="ce2" office:value-type="string" calcext:value-type="string">
            <text:p>ranakoti</text:p>
          </table:table-cell>
          <table:table-cell table:style-name="ce2" office:value-type="string" calcext:value-type="string">
            <text:p>DGNLZTKMB87</text:p>
          </table:table-cell>
          <table:table-cell table:style-name="ce4" table:formula="of:=DATE(2020;6;27)+TIME(15;25;38)" office:value-type="date" office:date-value="2020-06-27T15:25:38" calcext:value-type="date">
            <text:p>6/27/2020 15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hishek</text:p>
          </table:table-cell>
          <table:table-cell table:style-name="ce3" office:value-type="string" calcext:value-type="string">
            <text:p>Pathak</text:p>
          </table:table-cell>
          <table:table-cell table:style-name="ce3" office:value-type="string" calcext:value-type="string">
            <text:p>G8N6QK6PVK9</text:p>
          </table:table-cell>
          <table:table-cell table:style-name="ce5" table:formula="of:=DATE(2020;6;29)+TIME(1;16;52)" office:value-type="date" office:date-value="2020-06-29T01:16:52" calcext:value-type="date">
            <text:p>6/29/2020 1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idoye</text:p>
          </table:table-cell>
          <table:table-cell table:style-name="ce3" office:value-type="string" calcext:value-type="string">
            <text:p>Victor</text:p>
          </table:table-cell>
          <table:table-cell table:style-name="ce3" office:value-type="string" calcext:value-type="string">
            <text:p>HVN3H24PNQ4</text:p>
          </table:table-cell>
          <table:table-cell table:style-name="ce5" table:formula="of:=DATE(2020;6;26)+TIME(22;30;33)" office:value-type="date" office:date-value="2020-06-26T22:30:33" calcext:value-type="date">
            <text:p>6/26/2020 22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boubakar</text:p>
          </table:table-cell>
          <table:table-cell table:style-name="ce2" office:value-type="string" calcext:value-type="string">
            <text:p>Koïta</text:p>
          </table:table-cell>
          <table:table-cell table:style-name="ce2" office:value-type="string" calcext:value-type="string">
            <text:p>G7N8V3GJ6JK</text:p>
          </table:table-cell>
          <table:table-cell table:style-name="ce4" table:formula="of:=DATE(2020;6;24)+TIME(15;38;48)" office:value-type="date" office:date-value="2020-06-24T15:38:48" calcext:value-type="date">
            <text:p>6/24/2020 15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bubakarr</text:p>
          </table:table-cell>
          <table:table-cell table:style-name="ce3" office:value-type="string" calcext:value-type="string">
            <text:p>Jalloh</text:p>
          </table:table-cell>
          <table:table-cell table:style-name="ce3" office:value-type="string" calcext:value-type="string">
            <text:p>JCNVWHGPRNC</text:p>
          </table:table-cell>
          <table:table-cell table:style-name="ce5" table:formula="of:=DATE(2020;6;19)+TIME(8;55;45)" office:value-type="date" office:date-value="2020-06-19T08:55:45" calcext:value-type="date">
            <text:p>6/19/2020 8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wiedemann</text:p>
          </table:table-cell>
          <table:table-cell table:style-name="ce3" office:value-type="string" calcext:value-type="string">
            <text:p>ZCNWBSL2XSW</text:p>
          </table:table-cell>
          <table:table-cell table:style-name="ce5" table:formula="of:=DATE(2020;5;5)+TIME(15;56;41)" office:value-type="date" office:date-value="2020-05-05T15:56:41" calcext:value-type="date">
            <text:p>5/5/2020 15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Mooers</text:p>
          </table:table-cell>
          <table:table-cell table:style-name="ce2" office:value-type="string" calcext:value-type="string">
            <text:p>XBNHST5S44B</text:p>
          </table:table-cell>
          <table:table-cell table:style-name="ce4" table:formula="of:=DATE(2020;5;5)+TIME(17;34;43)" office:value-type="date" office:date-value="2020-05-05T17:34:43" calcext:value-type="date">
            <text:p>5/5/2020 17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Wick</text:p>
          </table:table-cell>
          <table:table-cell table:style-name="ce2" office:value-type="string" calcext:value-type="string">
            <text:p>LSNN75HVH2G</text:p>
          </table:table-cell>
          <table:table-cell table:style-name="ce4" table:formula="of:=DATE(2020;5;20)+TIME(19;32;26)" office:value-type="date" office:date-value="2020-05-20T19:32:26" calcext:value-type="date">
            <text:p>5/20/2020 19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Sawtell</text:p>
          </table:table-cell>
          <table:table-cell table:style-name="ce2" office:value-type="string" calcext:value-type="string">
            <text:p>JXNMQLYZDJS</text:p>
          </table:table-cell>
          <table:table-cell table:style-name="ce4" table:formula="of:=DATE(2020;6;17)+TIME(22;56;8)" office:value-type="date" office:date-value="2020-06-17T22:56:08" calcext:value-type="date">
            <text:p>6/17/2020 22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Carnagey</text:p>
          </table:table-cell>
          <table:table-cell table:style-name="ce3" office:value-type="string" calcext:value-type="string">
            <text:p>Z8N728GDZ7H</text:p>
          </table:table-cell>
          <table:table-cell table:style-name="ce5" table:formula="of:=DATE(2020;6;22)+TIME(9;22;47)" office:value-type="date" office:date-value="2020-06-22T09:22:47" calcext:value-type="date">
            <text:p>6/22/2020 9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Belhamou</text:p>
          </table:table-cell>
          <table:table-cell table:style-name="ce2" office:value-type="string" calcext:value-type="string">
            <text:p>VBN5MBNN6VZ</text:p>
          </table:table-cell>
          <table:table-cell table:style-name="ce4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Jollans</text:p>
          </table:table-cell>
          <table:table-cell table:style-name="ce2" office:value-type="string" calcext:value-type="string">
            <text:p>VKNZW5KZR99</text:p>
          </table:table-cell>
          <table:table-cell table:style-name="ce4" table:formula="of:=DATE(2020;6;26)+TIME(11;10;45)" office:value-type="date" office:date-value="2020-06-26T11:10:45" calcext:value-type="date">
            <text:p>6/26/2020 11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am</text:p>
          </table:table-cell>
          <table:table-cell table:style-name="ce2" office:value-type="string" calcext:value-type="string">
            <text:p>Vogel</text:p>
          </table:table-cell>
          <table:table-cell table:style-name="ce2" office:value-type="string" calcext:value-type="string">
            <text:p>N9N9GWPFPX8</text:p>
          </table:table-cell>
          <table:table-cell table:style-name="ce4" table:formula="of:=DATE(2020;6;27)+TIME(17;41;49)" office:value-type="date" office:date-value="2020-06-27T17:41:49" calcext:value-type="date">
            <text:p>6/27/2020 17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am</text:p>
          </table:table-cell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KPNGFJZNBD5</text:p>
          </table:table-cell>
          <table:table-cell table:style-name="ce5" table:formula="of:=DATE(2020;6;29)+TIME(8;30;46)" office:value-type="date" office:date-value="2020-06-29T08:30:46" calcext:value-type="date">
            <text:p>6/29/2020 8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dison</text:p>
          </table:table-cell>
          <table:table-cell table:style-name="ce2" office:value-type="string" calcext:value-type="string">
            <text:p>Berry</text:p>
          </table:table-cell>
          <table:table-cell table:style-name="ce2" office:value-type="string" calcext:value-type="string">
            <text:p>ZBNY22XZ52S</text:p>
          </table:table-cell>
          <table:table-cell table:style-name="ce4" table:formula="of:=DATE(2020;5;6)+TIME(8;41;32)" office:value-type="date" office:date-value="2020-05-06T08:41:32" calcext:value-type="date">
            <text:p>5/6/2020 8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ebayo</text:p>
          </table:table-cell>
          <table:table-cell table:style-name="ce3" office:value-type="string" calcext:value-type="string">
            <text:p>Dawodu</text:p>
          </table:table-cell>
          <table:table-cell table:style-name="ce3" office:value-type="string" calcext:value-type="string">
            <text:p>K5N68Y887SG</text:p>
          </table:table-cell>
          <table:table-cell table:style-name="ce5" table:formula="of:=DATE(2020;5;24)+TIME(2;40;47)" office:value-type="date" office:date-value="2020-05-24T02:40:47" calcext:value-type="date">
            <text:p>5/24/2020 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efemi</text:p>
          </table:table-cell>
          <table:table-cell table:style-name="ce2" office:value-type="string" calcext:value-type="string">
            <text:p>micheal</text:p>
          </table:table-cell>
          <table:table-cell table:style-name="ce2" office:value-type="string" calcext:value-type="string">
            <text:p>KRNCJKNSYJC</text:p>
          </table:table-cell>
          <table:table-cell table:style-name="ce4" table:formula="of:=DATE(2020;6;23)+TIME(22;32;55)" office:value-type="date" office:date-value="2020-06-23T22:32:55" calcext:value-type="date">
            <text:p>6/23/2020 2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ele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P5NXZNZK64W</text:p>
          </table:table-cell>
          <table:table-cell table:style-name="ce5" table:formula="of:=DATE(2020;6;25)+TIME(9;16;42)" office:value-type="date" office:date-value="2020-06-25T09:16:42" calcext:value-type="date">
            <text:p>6/25/2020 9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elino</text:p>
          </table:table-cell>
          <table:table-cell table:style-name="ce2" office:value-type="string" calcext:value-type="string">
            <text:p>Dos Santos</text:p>
          </table:table-cell>
          <table:table-cell table:style-name="ce2" office:value-type="string" calcext:value-type="string">
            <text:p>MTNXD9J5N66</text:p>
          </table:table-cell>
          <table:table-cell table:style-name="ce4" table:formula="of:=DATE(2020;5;18)+TIME(1;35;15)" office:value-type="date" office:date-value="2020-05-18T01:35:15" calcext:value-type="date">
            <text:p>5/18/2020 1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ilson</text:p>
          </table:table-cell>
          <table:table-cell table:style-name="ce3" office:value-type="string" calcext:value-type="string">
            <text:p>Delanhese</text:p>
          </table:table-cell>
          <table:table-cell table:style-name="ce3" office:value-type="string" calcext:value-type="string">
            <text:p>N7NB5PYQG6N</text:p>
          </table:table-cell>
          <table:table-cell table:style-name="ce5" table:formula="of:=DATE(2020;5;14)+TIME(16;6;6)" office:value-type="date" office:date-value="2020-05-14T16:06:06" calcext:value-type="date">
            <text:p>5/14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ith</text:p>
          </table:table-cell>
          <table:table-cell table:style-name="ce3" office:value-type="string" calcext:value-type="string">
            <text:p>GM</text:p>
          </table:table-cell>
          <table:table-cell table:style-name="ce3" office:value-type="string" calcext:value-type="string">
            <text:p>FZN9HCZZGTG</text:p>
          </table:table-cell>
          <table:table-cell table:style-name="ce5" table:formula="of:=DATE(2020;6;26)+TIME(4;29;25)" office:value-type="date" office:date-value="2020-06-26T04:29:25" calcext:value-type="date">
            <text:p>6/26/2020 4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itya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ZVNPJXM2F9G</text:p>
          </table:table-cell>
          <table:table-cell table:style-name="ce4" table:formula="of:=DATE(2020;3;27)+TIME(16;49;11)" office:value-type="date" office:date-value="2020-03-27T16:49:11" calcext:value-type="date">
            <text:p>3/27/2020 16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itya</text:p>
          </table:table-cell>
          <table:table-cell table:style-name="ce2" office:value-type="string" calcext:value-type="string">
            <text:p>Sharma</text:p>
          </table:table-cell>
          <table:table-cell table:style-name="ce2" office:value-type="string" calcext:value-type="string">
            <text:p>HLNFRPXHPYQ</text:p>
          </table:table-cell>
          <table:table-cell table:style-name="ce4" table:formula="of:=DATE(2020;5;29)+TIME(14;50;26)" office:value-type="date" office:date-value="2020-05-29T14:50:26" calcext:value-type="date">
            <text:p>5/29/2020 14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itya</text:p>
          </table:table-cell>
          <table:table-cell table:style-name="ce3" office:value-type="string" calcext:value-type="string">
            <text:p>Srivastava</text:p>
          </table:table-cell>
          <table:table-cell table:style-name="ce3" office:value-type="string" calcext:value-type="string">
            <text:p>XSNBG433BNZ</text:p>
          </table:table-cell>
          <table:table-cell table:style-name="ce5" table:formula="of:=DATE(2020;6;13)+TIME(8;4;12)" office:value-type="date" office:date-value="2020-06-13T08:04:12" calcext:value-type="date">
            <text:p>6/13/2020 8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itya</text:p>
          </table:table-cell>
          <table:table-cell table:style-name="ce3" office:value-type="string" calcext:value-type="string">
            <text:p>Soni</text:p>
          </table:table-cell>
          <table:table-cell table:style-name="ce3" office:value-type="string" calcext:value-type="string">
            <text:p>KQNMRCT57RS</text:p>
          </table:table-cell>
          <table:table-cell table:style-name="ce5" table:formula="of:=DATE(2020;6;24)+TIME(13;36;57)" office:value-type="date" office:date-value="2020-06-24T13:36:57" calcext:value-type="date">
            <text:p>6/24/2020 13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itya</text:p>
          </table:table-cell>
          <table:table-cell table:style-name="ce2" office:value-type="string" calcext:value-type="string">
            <text:p>Sharma</text:p>
          </table:table-cell>
          <table:table-cell table:style-name="ce2" office:value-type="string" calcext:value-type="string">
            <text:p>KQNRYZ5DG26</text:p>
          </table:table-cell>
          <table:table-cell table:style-name="ce4" table:formula="of:=DATE(2020;6;24)+TIME(14;58;3)" office:value-type="date" office:date-value="2020-06-24T14:58:03" calcext:value-type="date">
            <text:p>6/24/2020 14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itya</text:p>
          </table:table-cell>
          <table:table-cell table:style-name="ce3" office:value-type="string" calcext:value-type="string">
            <text:p>Joshi</text:p>
          </table:table-cell>
          <table:table-cell table:style-name="ce3" office:value-type="string" calcext:value-type="string">
            <text:p>L8NFQK2TN8H</text:p>
          </table:table-cell>
          <table:table-cell table:style-name="ce5" table:formula="of:=DATE(2020;6;26)+TIME(9;2;51)" office:value-type="date" office:date-value="2020-06-26T09:02:51" calcext:value-type="date">
            <text:p>6/26/2020 9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rian</text:p>
          </table:table-cell>
          <table:table-cell table:style-name="ce2" office:value-type="string" calcext:value-type="string">
            <text:p>Schmidt</text:p>
          </table:table-cell>
          <table:table-cell table:style-name="ce2" office:value-type="string" calcext:value-type="string">
            <text:p>XMNLXV3W5FV</text:p>
          </table:table-cell>
          <table:table-cell table:style-name="ce4" table:formula="of:=DATE(2020;5;5)+TIME(16;25;21)" office:value-type="date" office:date-value="2020-05-05T16:25:21" calcext:value-type="date">
            <text:p>5/5/2020 16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riann</text:p>
          </table:table-cell>
          <table:table-cell table:style-name="ce2" office:value-type="string" calcext:value-type="string">
            <text:p>Seebach</text:p>
          </table:table-cell>
          <table:table-cell table:style-name="ce2" office:value-type="string" calcext:value-type="string">
            <text:p>ZTN3LPBCJZM</text:p>
          </table:table-cell>
          <table:table-cell table:style-name="ce4" table:formula="of:=DATE(2020;6;17)+TIME(10;21;53)" office:value-type="date" office:date-value="2020-06-17T10:21:53" calcext:value-type="date">
            <text:p>6/17/2020 10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rianna</text:p>
          </table:table-cell>
          <table:table-cell table:style-name="ce3" office:value-type="string" calcext:value-type="string">
            <text:p>Guevarra</text:p>
          </table:table-cell>
          <table:table-cell table:style-name="ce3" office:value-type="string" calcext:value-type="string">
            <text:p>VSNHFQ5VK3W</text:p>
          </table:table-cell>
          <table:table-cell table:style-name="ce5" table:formula="of:=DATE(2020;6;24)+TIME(14;28;0)" office:value-type="date" office:date-value="2020-06-24T14:28:00" calcext:value-type="date">
            <text:p>6/24/2020 14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drianne</text:p>
          </table:table-cell>
          <table:table-cell table:style-name="ce3" office:value-type="string" calcext:value-type="string">
            <text:p>Lee</text:p>
          </table:table-cell>
          <table:table-cell table:style-name="ce3" office:value-type="string" calcext:value-type="string">
            <text:p>ZBN7SQ7Z89K</text:p>
          </table:table-cell>
          <table:table-cell table:style-name="ce5" table:formula="of:=DATE(2020;5;22)+TIME(8;45;58)" office:value-type="date" office:date-value="2020-05-22T08:45:58" calcext:value-type="date">
            <text:p>5/22/2020 8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drien</text:p>
          </table:table-cell>
          <table:table-cell table:style-name="ce2" office:value-type="string" calcext:value-type="string">
            <text:p>Leravat</text:p>
          </table:table-cell>
          <table:table-cell table:style-name="ce2" office:value-type="string" calcext:value-type="string">
            <text:p>MSN5FZWRGPF</text:p>
          </table:table-cell>
          <table:table-cell table:style-name="ce4" table:formula="of:=DATE(2020;6;29)+TIME(13;4;56)" office:value-type="date" office:date-value="2020-06-29T13:04:56" calcext:value-type="date">
            <text:p>6/29/2020 13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eva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V6NXRFX4KKQ</text:p>
          </table:table-cell>
          <table:table-cell table:style-name="ce5" table:formula="of:=DATE(2020;4;10)+TIME(18;43;28)" office:value-type="date" office:date-value="2020-04-10T18:43:28" calcext:value-type="date">
            <text:p>4/10/2020 18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gustin Benito</text:p>
          </table:table-cell>
          <table:table-cell table:style-name="ce3" office:value-type="string" calcext:value-type="string">
            <text:p>Bethencourt</text:p>
          </table:table-cell>
          <table:table-cell table:style-name="ce3" office:value-type="string" calcext:value-type="string">
            <text:p>M3NKKXKKBZT</text:p>
          </table:table-cell>
          <table:table-cell table:style-name="ce5" table:formula="of:=DATE(2020;6;19)+TIME(9;18;19)" office:value-type="date" office:date-value="2020-06-19T09:18:19" calcext:value-type="date">
            <text:p>6/19/2020 9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hmad</text:p>
          </table:table-cell>
          <table:table-cell table:style-name="ce3" office:value-type="string" calcext:value-type="string">
            <text:p>Albhaishi</text:p>
          </table:table-cell>
          <table:table-cell table:style-name="ce3" office:value-type="string" calcext:value-type="string">
            <text:p>N2NGZV7R32T</text:p>
          </table:table-cell>
          <table:table-cell table:style-name="ce5" table:formula="of:=DATE(2020;5;30)+TIME(16;43;39)" office:value-type="date" office:date-value="2020-05-30T16:43:39" calcext:value-type="date">
            <text:p>5/30/2020 16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hmad</text:p>
          </table:table-cell>
          <table:table-cell table:style-name="ce2" office:value-type="string" calcext:value-type="string">
            <text:p>Hassan</text:p>
          </table:table-cell>
          <table:table-cell table:style-name="ce2" office:value-type="string" calcext:value-type="string">
            <text:p>LDNX8XBL3MV</text:p>
          </table:table-cell>
          <table:table-cell table:style-name="ce4" table:formula="of:=DATE(2020;6;23)+TIME(13;50;32)" office:value-type="date" office:date-value="2020-06-23T13:50:32" calcext:value-type="date">
            <text:p>6/23/2020 13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hmad Muhammad</text:p>
          </table:table-cell>
          <table:table-cell table:style-name="ce2" office:value-type="string" calcext:value-type="string">
            <text:p>Faruk</text:p>
          </table:table-cell>
          <table:table-cell table:style-name="ce2" office:value-type="string" calcext:value-type="string">
            <text:p>GRNVWJ43KNX</text:p>
          </table:table-cell>
          <table:table-cell table:style-name="ce4" table:formula="of:=DATE(2020;6;13)+TIME(16;16;49)" office:value-type="date" office:date-value="2020-06-13T16:16:49" calcext:value-type="date">
            <text:p>6/13/2020 16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hmat</text:p>
          </table:table-cell>
          <table:table-cell table:style-name="ce3" office:value-type="string" calcext:value-type="string">
            <text:p>Mahamat Hamdan</text:p>
          </table:table-cell>
          <table:table-cell table:style-name="ce3" office:value-type="string" calcext:value-type="string">
            <text:p>VKNGN5X8QZK</text:p>
          </table:table-cell>
          <table:table-cell table:style-name="ce5" table:formula="of:=DATE(2020;6;23)+TIME(20;39;40)" office:value-type="date" office:date-value="2020-06-23T20:39:40" calcext:value-type="date">
            <text:p>6/23/2020 20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Alkabary</text:p>
          </table:table-cell>
          <table:table-cell table:style-name="ce2" office:value-type="string" calcext:value-type="string">
            <text:p>FWNJXY5SRR4</text:p>
          </table:table-cell>
          <table:table-cell table:style-name="ce4" table:formula="of:=DATE(2020;6;23)+TIME(20;13;16)" office:value-type="date" office:date-value="2020-06-23T20:13:16" calcext:value-type="date">
            <text:p>6/23/2020 20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Arif</text:p>
          </table:table-cell>
          <table:table-cell table:style-name="ce2" office:value-type="string" calcext:value-type="string">
            <text:p>J8N9FY73T3V</text:p>
          </table:table-cell>
          <table:table-cell table:style-name="ce4" table:formula="of:=DATE(2020;6;28)+TIME(23;36;51)" office:value-type="date" office:date-value="2020-06-28T23:36:51" calcext:value-type="date">
            <text:p>6/28/2020 23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hmet</text:p>
          </table:table-cell>
          <table:table-cell table:style-name="ce2" office:value-type="string" calcext:value-type="string">
            <text:p>OZCAN</text:p>
          </table:table-cell>
          <table:table-cell table:style-name="ce2" office:value-type="string" calcext:value-type="string">
            <text:p>HFNZ8B65C5J</text:p>
          </table:table-cell>
          <table:table-cell table:style-name="ce4" table:formula="of:=DATE(2020;6;8)+TIME(15;55;5)" office:value-type="date" office:date-value="2020-06-08T15:55:05" calcext:value-type="date">
            <text:p>6/8/2020 15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ida</text:p>
          </table:table-cell>
          <table:table-cell table:style-name="ce2" office:value-type="string" calcext:value-type="string">
            <text:p>Rivas</text:p>
          </table:table-cell>
          <table:table-cell table:style-name="ce2" office:value-type="string" calcext:value-type="string">
            <text:p>N2NTVD4BNBR</text:p>
          </table:table-cell>
          <table:table-cell table:style-name="ce4" table:formula="of:=DATE(2020;6;24)+TIME(12;24;24)" office:value-type="date" office:date-value="2020-06-24T12:24:24" calcext:value-type="date">
            <text:p>6/24/2020 12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idan</text:p>
          </table:table-cell>
          <table:table-cell table:style-name="ce2" office:value-type="string" calcext:value-type="string">
            <text:p>Mahony</text:p>
          </table:table-cell>
          <table:table-cell table:style-name="ce2" office:value-type="string" calcext:value-type="string">
            <text:p>NLNCQNRYDCQ</text:p>
          </table:table-cell>
          <table:table-cell table:style-name="ce4" table:formula="of:=DATE(2020;6;23)+TIME(3;11;46)" office:value-type="date" office:date-value="2020-06-23T03:11:46" calcext:value-type="date">
            <text:p>6/23/2020 3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iman</text:p>
          </table:table-cell>
          <table:table-cell table:style-name="ce2" office:value-type="string" calcext:value-type="string">
            <text:p>Najjar</text:p>
          </table:table-cell>
          <table:table-cell table:style-name="ce2" office:value-type="string" calcext:value-type="string">
            <text:p>F9NDDD8C7GJ</text:p>
          </table:table-cell>
          <table:table-cell table:style-name="ce4" table:formula="of:=DATE(2020;6;24)+TIME(8;23;45)" office:value-type="date" office:date-value="2020-06-24T08:23:45" calcext:value-type="date">
            <text:p>6/24/2020 8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ishabibi</text:p>
          </table:table-cell>
          <table:table-cell table:style-name="ce2" office:value-type="string" calcext:value-type="string">
            <text:p>Adambek</text:p>
          </table:table-cell>
          <table:table-cell table:style-name="ce2" office:value-type="string" calcext:value-type="string">
            <text:p>FLNX8LXVL7V</text:p>
          </table:table-cell>
          <table:table-cell table:style-name="ce4" table:formula="of:=DATE(2020;6;29)+TIME(4;53;1)" office:value-type="date" office:date-value="2020-06-29T04:53:01" calcext:value-type="date">
            <text:p>6/29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ishwarya</text:p>
          </table:table-cell>
          <table:table-cell table:style-name="ce3" office:value-type="string" calcext:value-type="string">
            <text:p>Sankara</text:p>
          </table:table-cell>
          <table:table-cell table:style-name="ce3" office:value-type="string" calcext:value-type="string">
            <text:p>MTNYY3LTB6X</text:p>
          </table:table-cell>
          <table:table-cell table:style-name="ce5" table:formula="of:=DATE(2020;6;18)+TIME(16;18;1)" office:value-type="date" office:date-value="2020-06-18T16:18:01" calcext:value-type="date">
            <text:p>6/18/2020 16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jay</text:p>
          </table:table-cell>
          <table:table-cell table:style-name="ce3" office:value-type="string" calcext:value-type="string">
            <text:p>Arora</text:p>
          </table:table-cell>
          <table:table-cell table:style-name="ce3" office:value-type="string" calcext:value-type="string">
            <text:p>JHN4ZD9NWFM</text:p>
          </table:table-cell>
          <table:table-cell table:style-name="ce5" table:formula="of:=DATE(2020;5;5)+TIME(16;5;43)" office:value-type="date" office:date-value="2020-05-05T16:05:43" calcext:value-type="date">
            <text:p>5/5/2020 16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jay</text:p>
          </table:table-cell>
          <table:table-cell table:style-name="ce2" office:value-type="string" calcext:value-type="string">
            <text:p>Mahagaokar</text:p>
          </table:table-cell>
          <table:table-cell table:style-name="ce2" office:value-type="string" calcext:value-type="string">
            <text:p>LMNZWYFLGYC</text:p>
          </table:table-cell>
          <table:table-cell table:style-name="ce4" table:formula="of:=DATE(2020;6;15)+TIME(16;32;55)" office:value-type="date" office:date-value="2020-06-15T16:32:55" calcext:value-type="date">
            <text:p>6/15/2020 16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jit</text:p>
          </table:table-cell>
          <table:table-cell table:style-name="ce2" office:value-type="string" calcext:value-type="string">
            <text:p>Mukund Hunsur</text:p>
          </table:table-cell>
          <table:table-cell table:style-name="ce2" office:value-type="string" calcext:value-type="string">
            <text:p>FRNV8LJTY7T</text:p>
          </table:table-cell>
          <table:table-cell table:style-name="ce4" table:formula="of:=DATE(2020;6;22)+TIME(20;3;30)" office:value-type="date" office:date-value="2020-06-22T20:03:30" calcext:value-type="date">
            <text:p>6/22/2020 20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jithchandra</text:p>
          </table:table-cell>
          <table:table-cell table:style-name="ce2" office:value-type="string" calcext:value-type="string">
            <text:p>Saya</text:p>
          </table:table-cell>
          <table:table-cell table:style-name="ce2" office:value-type="string" calcext:value-type="string">
            <text:p>ZJNHRCNCVLP</text:p>
          </table:table-cell>
          <table:table-cell table:style-name="ce4" table:formula="of:=DATE(2020;5;7)+TIME(18;30;48)" office:value-type="date" office:date-value="2020-05-07T18:30:48" calcext:value-type="date">
            <text:p>5/7/2020 18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kanksha</text:p>
          </table:table-cell>
          <table:table-cell table:style-name="ce3" office:value-type="string" calcext:value-type="string">
            <text:p>Bhasin</text:p>
          </table:table-cell>
          <table:table-cell table:style-name="ce3" office:value-type="string" calcext:value-type="string">
            <text:p>KYNX65WPST5</text:p>
          </table:table-cell>
          <table:table-cell table:style-name="ce5" table:formula="of:=DATE(2020;6;26)+TIME(23;38;0)" office:value-type="date" office:date-value="2020-06-26T23:38:00" calcext:value-type="date">
            <text:p>6/26/2020 23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kash</text:p>
          </table:table-cell>
          <table:table-cell table:style-name="ce3" office:value-type="string" calcext:value-type="string">
            <text:p>Shinde</text:p>
          </table:table-cell>
          <table:table-cell table:style-name="ce3" office:value-type="string" calcext:value-type="string">
            <text:p>XHNPNGJCS3Q</text:p>
          </table:table-cell>
          <table:table-cell table:style-name="ce5" table:formula="of:=DATE(2020;5;27)+TIME(9;2;10)" office:value-type="date" office:date-value="2020-05-27T09:02:10" calcext:value-type="date">
            <text:p>5/27/2020 9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kash</text:p>
          </table:table-cell>
          <table:table-cell table:style-name="ce2" office:value-type="string" calcext:value-type="string">
            <text:p>Hadagali</text:p>
          </table:table-cell>
          <table:table-cell table:style-name="ce2" office:value-type="string" calcext:value-type="string">
            <text:p>VSN86BGC4HK</text:p>
          </table:table-cell>
          <table:table-cell table:style-name="ce4" table:formula="of:=DATE(2020;6;25)+TIME(5;19;38)" office:value-type="date" office:date-value="2020-06-25T05:19:38" calcext:value-type="date">
            <text:p>6/25/2020 5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kash</text:p>
          </table:table-cell>
          <table:table-cell table:style-name="ce3" office:value-type="string" calcext:value-type="string">
            <text:p>Atri</text:p>
          </table:table-cell>
          <table:table-cell table:style-name="ce3" office:value-type="string" calcext:value-type="string">
            <text:p>QWNBZ59CZPH</text:p>
          </table:table-cell>
          <table:table-cell table:style-name="ce5" table:formula="of:=DATE(2020;6;25)+TIME(12;16;33)" office:value-type="date" office:date-value="2020-06-25T12:16:33" calcext:value-type="date">
            <text:p>6/25/2020 12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khilesh</text:p>
          </table:table-cell>
          <table:table-cell table:style-name="ce3" office:value-type="string" calcext:value-type="string">
            <text:p>Thorat</text:p>
          </table:table-cell>
          <table:table-cell table:style-name="ce3" office:value-type="string" calcext:value-type="string">
            <text:p>M3N9MMVV7V4</text:p>
          </table:table-cell>
          <table:table-cell table:style-name="ce5" table:formula="of:=DATE(2020;6;23)+TIME(15;51;43)" office:value-type="date" office:date-value="2020-06-23T15:51:43" calcext:value-type="date">
            <text:p>6/23/2020 15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kiko</text:p>
          </table:table-cell>
          <table:table-cell table:style-name="ce2" office:value-type="string" calcext:value-type="string">
            <text:p>Gomi</text:p>
          </table:table-cell>
          <table:table-cell table:style-name="ce2" office:value-type="string" calcext:value-type="string">
            <text:p>FNNGQCP44RC</text:p>
          </table:table-cell>
          <table:table-cell table:style-name="ce4" table:formula="of:=DATE(2020;6;19)+TIME(7;37;51)" office:value-type="date" office:date-value="2020-06-19T07:37:51" calcext:value-type="date">
            <text:p>6/19/2020 7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kshara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HPN6YXRTFKS</text:p>
          </table:table-cell>
          <table:table-cell table:style-name="ce4" table:formula="of:=DATE(2020;6;24)+TIME(2;40;41)" office:value-type="date" office:date-value="2020-06-24T02:40:41" calcext:value-type="date">
            <text:p>6/24/2020 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kshat</text:p>
          </table:table-cell>
          <table:table-cell table:style-name="ce2" office:value-type="string" calcext:value-type="string">
            <text:p>Anand</text:p>
          </table:table-cell>
          <table:table-cell table:style-name="ce2" office:value-type="string" calcext:value-type="string">
            <text:p>XSNTMSQQB43</text:p>
          </table:table-cell>
          <table:table-cell table:style-name="ce4" table:formula="of:=DATE(2020;6;12)+TIME(18;24;29)" office:value-type="date" office:date-value="2020-06-12T18:24:29" calcext:value-type="date">
            <text:p>6/12/2020 18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kshat</text:p>
          </table:table-cell>
          <table:table-cell table:style-name="ce2" office:value-type="string" calcext:value-type="string">
            <text:p>Jain</text:p>
          </table:table-cell>
          <table:table-cell table:style-name="ce2" office:value-type="string" calcext:value-type="string">
            <text:p>Z2NYN69KFFD</text:p>
          </table:table-cell>
          <table:table-cell table:style-name="ce4" table:formula="of:=DATE(2020;6;19)+TIME(12;41;6)" office:value-type="date" office:date-value="2020-06-19T12:41:06" calcext:value-type="date">
            <text:p>6/19/2020 1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</text:p>
          </table:table-cell>
          <table:table-cell table:style-name="ce2" office:value-type="string" calcext:value-type="string">
            <text:p>Ivanov</text:p>
          </table:table-cell>
          <table:table-cell table:style-name="ce2" office:value-type="string" calcext:value-type="string">
            <text:p>FPNLPP9YRXL</text:p>
          </table:table-cell>
          <table:table-cell table:style-name="ce4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Gray</text:p>
          </table:table-cell>
          <table:table-cell table:style-name="ce3" office:value-type="string" calcext:value-type="string">
            <text:p>LLNKXY4NBKP</text:p>
          </table:table-cell>
          <table:table-cell table:style-name="ce5" table:formula="of:=DATE(2020;6;22)+TIME(16;2;36)" office:value-type="date" office:date-value="2020-06-22T16:02:36" calcext:value-type="date">
            <text:p>6/22/2020 16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Gillen</text:p>
          </table:table-cell>
          <table:table-cell table:style-name="ce3" office:value-type="string" calcext:value-type="string">
            <text:p>MTNB4H5HHFD</text:p>
          </table:table-cell>
          <table:table-cell table:style-name="ce5" table:formula="of:=DATE(2020;6;25)+TIME(11;52;5)" office:value-type="date" office:date-value="2020-06-25T11:52:05" calcext:value-type="date">
            <text:p>6/25/2020 11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aa</text:p>
          </table:table-cell>
          <table:table-cell table:style-name="ce2" office:value-type="string" calcext:value-type="string">
            <text:p>Sarhan</text:p>
          </table:table-cell>
          <table:table-cell table:style-name="ce2" office:value-type="string" calcext:value-type="string">
            <text:p>FPN3QWTP8SS</text:p>
          </table:table-cell>
          <table:table-cell table:style-name="ce4" table:formula="of:=DATE(2020;5;5)+TIME(15;52;27)" office:value-type="date" office:date-value="2020-05-05T15:52:27" calcext:value-type="date">
            <text:p>5/5/2020 15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aa</text:p>
          </table:table-cell>
          <table:table-cell table:style-name="ce3" office:value-type="string" calcext:value-type="string">
            <text:p>Emad</text:p>
          </table:table-cell>
          <table:table-cell table:style-name="ce3" office:value-type="string" calcext:value-type="string">
            <text:p>M4NC2RHRQQP</text:p>
          </table:table-cell>
          <table:table-cell table:style-name="ce5" table:formula="of:=DATE(2020;6;23)+TIME(15;30;11)" office:value-type="date" office:date-value="2020-06-23T15:30:11" calcext:value-type="date">
            <text:p>6/23/2020 15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Carroll</text:p>
          </table:table-cell>
          <table:table-cell table:style-name="ce2" office:value-type="string" calcext:value-type="string">
            <text:p>HWNQ8X72F5X</text:p>
          </table:table-cell>
          <table:table-cell table:style-name="ce4" table:formula="of:=DATE(2020;4;2)+TIME(7;18;50)" office:value-type="date" office:date-value="2020-04-02T07:18:50" calcext:value-type="date">
            <text:p>4/2/2020 7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an</text:p>
          </table:table-cell>
          <table:table-cell table:style-name="ce3" office:value-type="string" calcext:value-type="string">
            <text:p>Perry</text:p>
          </table:table-cell>
          <table:table-cell table:style-name="ce3" office:value-type="string" calcext:value-type="string">
            <text:p>V4NFZJXYHCD</text:p>
          </table:table-cell>
          <table:table-cell table:style-name="ce5" table:formula="of:=DATE(2020;5;19)+TIME(21;48;41)" office:value-type="date" office:date-value="2020-05-19T21:48:41" calcext:value-type="date">
            <text:p>5/19/2020 21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an</text:p>
          </table:table-cell>
          <table:table-cell table:style-name="ce2" office:value-type="string" calcext:value-type="string">
            <text:p>Piñon</text:p>
          </table:table-cell>
          <table:table-cell table:style-name="ce2" office:value-type="string" calcext:value-type="string">
            <text:p>JFNCFV7T5VH</text:p>
          </table:table-cell>
          <table:table-cell table:style-name="ce4" table:formula="of:=DATE(2020;6;15)+TIME(11;36;3)" office:value-type="date" office:date-value="2020-06-15T11:36:03" calcext:value-type="date">
            <text:p>6/15/2020 11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an</text:p>
          </table:table-cell>
          <table:table-cell table:style-name="ce3" office:value-type="string" calcext:value-type="string">
            <text:p>Clark</text:p>
          </table:table-cell>
          <table:table-cell table:style-name="ce3" office:value-type="string" calcext:value-type="string">
            <text:p>JYNQX548RXB</text:p>
          </table:table-cell>
          <table:table-cell table:style-name="ce5" table:formula="of:=DATE(2020;6;23)+TIME(17;50;1)" office:value-type="date" office:date-value="2020-06-23T17:50:01" calcext:value-type="date">
            <text:p>6/23/2020 17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ana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H5NRWNJGNY3</text:p>
          </table:table-cell>
          <table:table-cell table:style-name="ce4" table:formula="of:=DATE(2020;6;11)+TIME(17;4;46)" office:value-type="date" office:date-value="2020-06-11T17:04:46" calcext:value-type="date">
            <text:p>6/11/2020 17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bert</text:p>
          </table:table-cell>
          <table:table-cell table:style-name="ce3" office:value-type="string" calcext:value-type="string">
            <text:p>Leng</text:p>
          </table:table-cell>
          <table:table-cell table:style-name="ce3" office:value-type="string" calcext:value-type="string">
            <text:p>HDNGT2MZJDS</text:p>
          </table:table-cell>
          <table:table-cell table:style-name="ce5" table:formula="of:=DATE(2020;6;25)+TIME(6;27;45)" office:value-type="date" office:date-value="2020-06-25T06:27:45" calcext:value-type="date">
            <text:p>6/25/2020 6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bert</text:p>
          </table:table-cell>
          <table:table-cell table:style-name="ce2" office:value-type="string" calcext:value-type="string">
            <text:p>Chiang</text:p>
          </table:table-cell>
          <table:table-cell table:style-name="ce2" office:value-type="string" calcext:value-type="string">
            <text:p>X5NB5CRDNTF</text:p>
          </table:table-cell>
          <table:table-cell table:style-name="ce4" table:formula="of:=DATE(2020;6;26)+TIME(12;25;18)" office:value-type="date" office:date-value="2020-06-26T12:25:18" calcext:value-type="date">
            <text:p>6/26/2020 12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berto</text:p>
          </table:table-cell>
          <table:table-cell table:style-name="ce2" office:value-type="string" calcext:value-type="string">
            <text:p>Herbas</text:p>
          </table:table-cell>
          <table:table-cell table:style-name="ce2" office:value-type="string" calcext:value-type="string">
            <text:p>DRNVV3BWRQ9</text:p>
          </table:table-cell>
          <table:table-cell table:style-name="ce4" table:formula="of:=DATE(2020;5;29)+TIME(19;28;8)" office:value-type="date" office:date-value="2020-05-29T19:28:08" calcext:value-type="date">
            <text:p>5/29/2020 19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berto</text:p>
          </table:table-cell>
          <table:table-cell table:style-name="ce3" office:value-type="string" calcext:value-type="string">
            <text:p>Kulminare</text:p>
          </table:table-cell>
          <table:table-cell table:style-name="ce3" office:value-type="string" calcext:value-type="string">
            <text:p>PJNXX8Y9CHJ</text:p>
          </table:table-cell>
          <table:table-cell table:style-name="ce5" table:formula="of:=DATE(2020;6;23)+TIME(16;59;52)" office:value-type="date" office:date-value="2020-06-23T16:59:52" calcext:value-type="date">
            <text:p>6/23/2020 16:59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Albiona</text:p>
          </table:table-cell>
          <table:table-cell table:style-name="ce3" office:value-type="string" calcext:value-type="string">
            <text:p>DHN7LP3D6P4</text:p>
          </table:table-cell>
          <table:table-cell table:style-name="ce5" table:formula="of:=DATE(2020;4;7)+TIME(8;25;24)" office:value-type="date" office:date-value="2020-04-07T08:25:24" calcext:value-type="date">
            <text:p>4/7/2020 8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c</text:p>
          </table:table-cell>
          <table:table-cell table:style-name="ce3" office:value-type="string" calcext:value-type="string">
            <text:p>McCrady</text:p>
          </table:table-cell>
          <table:table-cell table:style-name="ce3" office:value-type="string" calcext:value-type="string">
            <text:p>K9N36B5MC2Z</text:p>
          </table:table-cell>
          <table:table-cell table:style-name="ce5" table:formula="of:=DATE(2020;6;24)+TIME(10;43;46)" office:value-type="date" office:date-value="2020-06-24T10:43:46" calcext:value-type="date">
            <text:p>6/24/2020 10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Gonzalez</text:p>
          </table:table-cell>
          <table:table-cell table:style-name="ce2" office:value-type="string" calcext:value-type="string">
            <text:p>J9NNZ8VSL7B</text:p>
          </table:table-cell>
          <table:table-cell table:style-name="ce4" table:formula="of:=DATE(2020;3;27)+TIME(16;40;0)" office:value-type="date" office:date-value="2020-03-27T16:40:00" calcext:value-type="date">
            <text:p>3/27/2020 16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jandro</text:p>
          </table:table-cell>
          <table:table-cell table:style-name="ce2" office:value-type="string" calcext:value-type="string">
            <text:p>del Castillo</text:p>
          </table:table-cell>
          <table:table-cell table:style-name="ce2" office:value-type="string" calcext:value-type="string">
            <text:p>ZKNGC5RCT4K</text:p>
          </table:table-cell>
          <table:table-cell table:style-name="ce4" table:formula="of:=DATE(2020;3;27)+TIME(19;2;57)" office:value-type="date" office:date-value="2020-03-27T19:02:57" calcext:value-type="date">
            <text:p>3/27/2020 19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Lucero</text:p>
          </table:table-cell>
          <table:table-cell table:style-name="ce3" office:value-type="string" calcext:value-type="string">
            <text:p>XLNQPSFQLTW</text:p>
          </table:table-cell>
          <table:table-cell table:style-name="ce5" table:formula="of:=DATE(2020;5;13)+TIME(2;42;5)" office:value-type="date" office:date-value="2020-05-13T02:42:05" calcext:value-type="date">
            <text:p>5/13/2020 2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jandro</text:p>
          </table:table-cell>
          <table:table-cell table:style-name="ce3" office:value-type="string" calcext:value-type="string">
            <text:p>De Leon</text:p>
          </table:table-cell>
          <table:table-cell table:style-name="ce3" office:value-type="string" calcext:value-type="string">
            <text:p>XQNP79V3ZQQ</text:p>
          </table:table-cell>
          <table:table-cell table:style-name="ce5" table:formula="of:=DATE(2020;6;12)+TIME(11;45;48)" office:value-type="date" office:date-value="2020-06-12T11:45:48" calcext:value-type="date">
            <text:p>6/12/2020 11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jandro Enedino</text:p>
          </table:table-cell>
          <table:table-cell table:style-name="ce3" office:value-type="string" calcext:value-type="string">
            <text:p>Hernandez Samaniego</text:p>
          </table:table-cell>
          <table:table-cell table:style-name="ce3" office:value-type="string" calcext:value-type="string">
            <text:p>XGNPVT2LXLL</text:p>
          </table:table-cell>
          <table:table-cell table:style-name="ce5" table:formula="of:=DATE(2020;3;28)+TIME(19;8;36)" office:value-type="date" office:date-value="2020-03-28T19:08:36" calcext:value-type="date">
            <text:p>3/28/2020 19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jandro Fabian</text:p>
          </table:table-cell>
          <table:table-cell table:style-name="ce2" office:value-type="string" calcext:value-type="string">
            <text:p>Salido Valdez</text:p>
          </table:table-cell>
          <table:table-cell table:style-name="ce2" office:value-type="string" calcext:value-type="string">
            <text:p>X7NRQJ6PWXS</text:p>
          </table:table-cell>
          <table:table-cell table:style-name="ce4" table:formula="of:=DATE(2020;6;15)+TIME(9;18;51)" office:value-type="date" office:date-value="2020-06-15T09:18:51" calcext:value-type="date">
            <text:p>6/15/2020 9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ksander</text:p>
          </table:table-cell>
          <table:table-cell table:style-name="ce3" office:value-type="string" calcext:value-type="string">
            <text:p>Korzynski</text:p>
          </table:table-cell>
          <table:table-cell table:style-name="ce3" office:value-type="string" calcext:value-type="string">
            <text:p>MYNBKNXRWTX</text:p>
          </table:table-cell>
          <table:table-cell table:style-name="ce5" table:formula="of:=DATE(2020;6;29)+TIME(10;30;21)" office:value-type="date" office:date-value="2020-06-29T10:30:21" calcext:value-type="date">
            <text:p>6/29/2020 10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ksandra</text:p>
          </table:table-cell>
          <table:table-cell table:style-name="ce3" office:value-type="string" calcext:value-type="string">
            <text:p>Wisz</text:p>
          </table:table-cell>
          <table:table-cell table:style-name="ce3" office:value-type="string" calcext:value-type="string">
            <text:p>KQNLNVTV8YF</text:p>
          </table:table-cell>
          <table:table-cell table:style-name="ce5" table:formula="of:=DATE(2020;6;22)+TIME(6;48;12)" office:value-type="date" office:date-value="2020-06-22T06:48:12" calcext:value-type="date">
            <text:p>6/22/2020 6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n</text:p>
          </table:table-cell>
          <table:table-cell table:style-name="ce2" office:value-type="string" calcext:value-type="string">
            <text:p>Chen</text:p>
          </table:table-cell>
          <table:table-cell table:style-name="ce2" office:value-type="string" calcext:value-type="string">
            <text:p>F5NRXHXZ77F</text:p>
          </table:table-cell>
          <table:table-cell table:style-name="ce4" table:formula="of:=DATE(2020;5;24)+TIME(22;36;29)" office:value-type="date" office:date-value="2020-05-24T22:36:29" calcext:value-type="date">
            <text:p>5/24/2020 22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ssandro</text:p>
          </table:table-cell>
          <table:table-cell table:style-name="ce3" office:value-type="string" calcext:value-type="string">
            <text:p>Vozza</text:p>
          </table:table-cell>
          <table:table-cell table:style-name="ce3" office:value-type="string" calcext:value-type="string">
            <text:p>XYNW4RRQ7VQ</text:p>
          </table:table-cell>
          <table:table-cell table:style-name="ce5" table:formula="of:=DATE(2020;5;18)+TIME(16;11;11)" office:value-type="date" office:date-value="2020-05-18T16:11:11" calcext:value-type="date">
            <text:p>5/18/2020 16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ssandro</text:p>
          </table:table-cell>
          <table:table-cell table:style-name="ce3" office:value-type="string" calcext:value-type="string">
            <text:p>Grande</text:p>
          </table:table-cell>
          <table:table-cell table:style-name="ce3" office:value-type="string" calcext:value-type="string">
            <text:p>ZXN4YD5QX9R</text:p>
          </table:table-cell>
          <table:table-cell table:style-name="ce5" table:formula="of:=DATE(2020;6;17)+TIME(11;30;43)" office:value-type="date" office:date-value="2020-06-17T11:30:43" calcext:value-type="date">
            <text:p>6/17/2020 11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Levin</text:p>
          </table:table-cell>
          <table:table-cell table:style-name="ce2" office:value-type="string" calcext:value-type="string">
            <text:p>LYN44C9S4B9</text:p>
          </table:table-cell>
          <table:table-cell table:style-name="ce4" table:formula="of:=DATE(2020;1;24)+TIME(21;45;19)" office:value-type="date" office:date-value="2020-01-24T21:45:19" calcext:value-type="date">
            <text:p>1/24/2020 21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uarez</text:p>
          </table:table-cell>
          <table:table-cell table:style-name="ce2" office:value-type="string" calcext:value-type="string">
            <text:p>NSN99HD6R36</text:p>
          </table:table-cell>
          <table:table-cell table:style-name="ce4" table:formula="of:=DATE(2020;3;31)+TIME(11;37;23)" office:value-type="date" office:date-value="2020-03-31T11:37:23" calcext:value-type="date">
            <text:p>3/31/2020 11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Maydanik</text:p>
          </table:table-cell>
          <table:table-cell table:style-name="ce3" office:value-type="string" calcext:value-type="string">
            <text:p>NXNLGXDT75F</text:p>
          </table:table-cell>
          <table:table-cell table:style-name="ce5" table:formula="of:=DATE(2020;5;6)+TIME(5;14;33)" office:value-type="date" office:date-value="2020-05-06T05:14:33" calcext:value-type="date">
            <text:p>5/6/2020 5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Liu</text:p>
          </table:table-cell>
          <table:table-cell table:style-name="ce2" office:value-type="string" calcext:value-type="string">
            <text:p>ZDN8JZL69QD</text:p>
          </table:table-cell>
          <table:table-cell table:style-name="ce4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string" calcext:value-type="string">
            <text:p>ZHNJV87MPP2</text:p>
          </table:table-cell>
          <table:table-cell table:style-name="ce4" table:formula="of:=DATE(2020;5;15)+TIME(15;36;2)" office:value-type="date" office:date-value="2020-05-15T15:36:02" calcext:value-type="date">
            <text:p>5/15/2020 15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van Toren</text:p>
          </table:table-cell>
          <table:table-cell table:style-name="ce2" office:value-type="string" calcext:value-type="string">
            <text:p>GBN4FD3K74N</text:p>
          </table:table-cell>
          <table:table-cell table:style-name="ce4" table:formula="of:=DATE(2020;5;16)+TIME(13;12;33)" office:value-type="date" office:date-value="2020-05-16T13:12:33" calcext:value-type="date">
            <text:p>5/16/2020 13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Toia</text:p>
          </table:table-cell>
          <table:table-cell table:style-name="ce3" office:value-type="string" calcext:value-type="string">
            <text:p>GMNG9CB9YR2</text:p>
          </table:table-cell>
          <table:table-cell table:style-name="ce5" table:formula="of:=DATE(2020;5;26)+TIME(15;47;52)" office:value-type="date" office:date-value="2020-05-26T15:47:52" calcext:value-type="date">
            <text:p>5/26/2020 15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Korobkin</text:p>
          </table:table-cell>
          <table:table-cell table:style-name="ce3" office:value-type="string" calcext:value-type="string">
            <text:p>MZN9G8537SK</text:p>
          </table:table-cell>
          <table:table-cell table:style-name="ce5" table:formula="of:=DATE(2020;6;3)+TIME(10;48;37)" office:value-type="date" office:date-value="2020-06-03T10:48:37" calcext:value-type="date">
            <text:p>6/3/2020 10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Fetters</text:p>
          </table:table-cell>
          <table:table-cell table:style-name="ce2" office:value-type="string" calcext:value-type="string">
            <text:p>HMNVXF2S6H8</text:p>
          </table:table-cell>
          <table:table-cell table:style-name="ce4" table:formula="of:=DATE(2020;6;3)+TIME(17;41;44)" office:value-type="date" office:date-value="2020-06-03T17:41:44" calcext:value-type="date">
            <text:p>6/3/2020 17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Scammon</text:p>
          </table:table-cell>
          <table:table-cell table:style-name="ce2" office:value-type="string" calcext:value-type="string">
            <text:p>DQN7WSDJXF2</text:p>
          </table:table-cell>
          <table:table-cell table:style-name="ce4" table:formula="of:=DATE(2020;6;4)+TIME(18;38;49)" office:value-type="date" office:date-value="2020-06-04T18:38:49" calcext:value-type="date">
            <text:p>6/4/2020 18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Jiang</text:p>
          </table:table-cell>
          <table:table-cell table:style-name="ce2" office:value-type="string" calcext:value-type="string">
            <text:p>DCND2JKM97M</text:p>
          </table:table-cell>
          <table:table-cell table:style-name="ce4" table:formula="of:=DATE(2020;6;10)+TIME(19;10;6)" office:value-type="date" office:date-value="2020-06-10T19:10:06" calcext:value-type="date">
            <text:p>6/10/2020 19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Podobedov</text:p>
          </table:table-cell>
          <table:table-cell table:style-name="ce3" office:value-type="string" calcext:value-type="string">
            <text:p>F5NDHGG3NX6</text:p>
          </table:table-cell>
          <table:table-cell table:style-name="ce5" table:formula="of:=DATE(2020;6;13)+TIME(14;43;51)" office:value-type="date" office:date-value="2020-06-13T14:43:51" calcext:value-type="date">
            <text:p>6/13/2020 14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Cornila</text:p>
          </table:table-cell>
          <table:table-cell table:style-name="ce3" office:value-type="string" calcext:value-type="string">
            <text:p>LKNTJ6GLPFX</text:p>
          </table:table-cell>
          <table:table-cell table:style-name="ce5" table:formula="of:=DATE(2020;6;19)+TIME(21;31;11)" office:value-type="date" office:date-value="2020-06-19T21:31:11" calcext:value-type="date">
            <text:p>6/19/2020 21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Molina</text:p>
          </table:table-cell>
          <table:table-cell table:style-name="ce3" office:value-type="string" calcext:value-type="string">
            <text:p>NWNZL6SYW96</text:p>
          </table:table-cell>
          <table:table-cell table:style-name="ce5" table:formula="of:=DATE(2020;6;22)+TIME(11;52;0)" office:value-type="date" office:date-value="2020-06-22T11:52:00" calcext:value-type="date">
            <text:p>6/22/2020 11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Williamson</text:p>
          </table:table-cell>
          <table:table-cell table:style-name="ce3" office:value-type="string" calcext:value-type="string">
            <text:p>G6NP8H8J5DM</text:p>
          </table:table-cell>
          <table:table-cell table:style-name="ce5" table:formula="of:=DATE(2020;6;24)+TIME(18;32;54)" office:value-type="date" office:date-value="2020-06-24T18:32:54" calcext:value-type="date">
            <text:p>6/24/2020 18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Contini</text:p>
          </table:table-cell>
          <table:table-cell table:style-name="ce2" office:value-type="string" calcext:value-type="string">
            <text:p>F3NHQBPJMPV</text:p>
          </table:table-cell>
          <table:table-cell table:style-name="ce4" table:formula="of:=DATE(2020;6;25)+TIME(14;36;25)" office:value-type="date" office:date-value="2020-06-25T14:36:25" calcext:value-type="date">
            <text:p>6/25/2020 14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</text:p>
          </table:table-cell>
          <table:table-cell table:style-name="ce2" office:value-type="string" calcext:value-type="string">
            <text:p>Dahl</text:p>
          </table:table-cell>
          <table:table-cell table:style-name="ce2" office:value-type="string" calcext:value-type="string">
            <text:p>PMN42VPTSH8</text:p>
          </table:table-cell>
          <table:table-cell table:style-name="ce4" table:formula="of:=DATE(2020;6;29)+TIME(9;26;43)" office:value-type="date" office:date-value="2020-06-29T09:26:43" calcext:value-type="date">
            <text:p>6/29/2020 9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Pham</text:p>
          </table:table-cell>
          <table:table-cell table:style-name="ce3" office:value-type="string" calcext:value-type="string">
            <text:p>XQNPSRLXZQJ</text:p>
          </table:table-cell>
          <table:table-cell table:style-name="ce5" table:formula="of:=DATE(2020;6;29)+TIME(12;42;8)" office:value-type="date" office:date-value="2020-06-29T12:42:08" calcext:value-type="date">
            <text:p>6/29/2020 12:42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alex.badea@keysight.com</text:p>
          </table:table-cell>
          <table:table-cell table:style-name="ce3" office:value-type="string" calcext:value-type="string">
            <text:p>KQNJM94XC7R</text:p>
          </table:table-cell>
          <table:table-cell table:style-name="ce5" table:formula="of:=DATE(2020;6;5)+TIME(14;2;1)" office:value-type="date" office:date-value="2020-06-05T14:02:01" calcext:value-type="date">
            <text:p>6/5/2020 14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Wenzel</text:p>
          </table:table-cell>
          <table:table-cell table:style-name="ce2" office:value-type="string" calcext:value-type="string">
            <text:p>ZWNHTQ783DS</text:p>
          </table:table-cell>
          <table:table-cell table:style-name="ce4" table:formula="of:=DATE(2020;5;6)+TIME(5;5;25)" office:value-type="date" office:date-value="2020-05-06T05:05:25" calcext:value-type="date">
            <text:p>5/6/2020 5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Popov</text:p>
          </table:table-cell>
          <table:table-cell table:style-name="ce2" office:value-type="string" calcext:value-type="string">
            <text:p>J4NPXT7WFS9</text:p>
          </table:table-cell>
          <table:table-cell table:style-name="ce4" table:formula="of:=DATE(2020;5;21)+TIME(6;56;18)" office:value-type="date" office:date-value="2020-05-21T06:56:18" calcext:value-type="date">
            <text:p>5/21/2020 6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PGNK8H5YXZS</text:p>
          </table:table-cell>
          <table:table-cell table:style-name="ce4" table:formula="of:=DATE(2020;5;27)+TIME(10;15;40)" office:value-type="date" office:date-value="2020-05-27T10:15:40" calcext:value-type="date">
            <text:p>5/27/2020 10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Toala</text:p>
          </table:table-cell>
          <table:table-cell table:style-name="ce3" office:value-type="string" calcext:value-type="string">
            <text:p>VZN7VFSZNY2</text:p>
          </table:table-cell>
          <table:table-cell table:style-name="ce5" table:formula="of:=DATE(2020;6;7)+TIME(2;11;15)" office:value-type="date" office:date-value="2020-06-07T02:11:15" calcext:value-type="date">
            <text:p>6/7/2020 2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Andreyev</text:p>
          </table:table-cell>
          <table:table-cell table:style-name="ce2" office:value-type="string" calcext:value-type="string">
            <text:p>DZNLRK4KTZ3</text:p>
          </table:table-cell>
          <table:table-cell table:style-name="ce4" table:formula="of:=DATE(2020;6;16)+TIME(16;21;48)" office:value-type="date" office:date-value="2020-06-16T16:21:48" calcext:value-type="date">
            <text:p>6/16/2020 16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Haemmerle</text:p>
          </table:table-cell>
          <table:table-cell table:style-name="ce3" office:value-type="string" calcext:value-type="string">
            <text:p>P9NM55YQVHG</text:p>
          </table:table-cell>
          <table:table-cell table:style-name="ce5" table:formula="of:=DATE(2020;6;17)+TIME(8;32;57)" office:value-type="date" office:date-value="2020-06-17T08:32:57" calcext:value-type="date">
            <text:p>6/17/2020 8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Villasoto</text:p>
          </table:table-cell>
          <table:table-cell table:style-name="ce2" office:value-type="string" calcext:value-type="string">
            <text:p>FBND83PWKXX</text:p>
          </table:table-cell>
          <table:table-cell table:style-name="ce4" table:formula="of:=DATE(2020;6;24)+TIME(13;25;55)" office:value-type="date" office:date-value="2020-06-24T13:25:55" calcext:value-type="date">
            <text:p>6/24/2020 13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er</text:p>
          </table:table-cell>
          <table:table-cell table:style-name="ce3" office:value-type="string" calcext:value-type="string">
            <text:p>Standridge</text:p>
          </table:table-cell>
          <table:table-cell table:style-name="ce3" office:value-type="string" calcext:value-type="string">
            <text:p>FJNKKY636J4</text:p>
          </table:table-cell>
          <table:table-cell table:style-name="ce5" table:formula="of:=DATE(2020;6;27)+TIME(12;37;2)" office:value-type="date" office:date-value="2020-06-27T12:37:02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ra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KYNWJSJHJV2</text:p>
          </table:table-cell>
          <table:table-cell table:style-name="ce5" table:formula="of:=DATE(2020;5;27)+TIME(0;27;12)" office:value-type="date" office:date-value="2020-05-27T00:27:12" calcext:value-type="date">
            <text:p>5/27/2020 0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ra</text:p>
          </table:table-cell>
          <table:table-cell table:style-name="ce2" office:value-type="string" calcext:value-type="string">
            <text:p>Pereira</text:p>
          </table:table-cell>
          <table:table-cell table:style-name="ce2" office:value-type="string" calcext:value-type="string">
            <text:p>GSNGSKWHJDN</text:p>
          </table:table-cell>
          <table:table-cell table:style-name="ce4" table:formula="of:=DATE(2020;6;19)+TIME(8;45;47)" office:value-type="date" office:date-value="2020-06-19T08:45:47" calcext:value-type="date">
            <text:p>6/19/2020 8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ra</text:p>
          </table:table-cell>
          <table:table-cell table:style-name="ce3" office:value-type="string" calcext:value-type="string">
            <text:p>Stratigos</text:p>
          </table:table-cell>
          <table:table-cell table:style-name="ce3" office:value-type="string" calcext:value-type="string">
            <text:p>PVNY6JGDTJ7</text:p>
          </table:table-cell>
          <table:table-cell table:style-name="ce5" table:formula="of:=DATE(2020;6;29)+TIME(10;3;1)" office:value-type="date" office:date-value="2020-06-29T10:03:01" calcext:value-type="date">
            <text:p>6/29/2020 10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ra Nicoleta</text:p>
          </table:table-cell>
          <table:table-cell table:style-name="ce3" office:value-type="string" calcext:value-type="string">
            <text:p>Firica</text:p>
          </table:table-cell>
          <table:table-cell table:style-name="ce3" office:value-type="string" calcext:value-type="string">
            <text:p>J6NCQDSZN97</text:p>
          </table:table-cell>
          <table:table-cell table:style-name="ce5" table:formula="of:=DATE(2020;6;19)+TIME(11;20;2)" office:value-type="date" office:date-value="2020-06-19T11:20:02" calcext:value-type="date">
            <text:p>6/19/2020 11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re</text:p>
          </table:table-cell>
          <table:table-cell table:style-name="ce2" office:value-type="string" calcext:value-type="string">
            <text:p>Belloni</text:p>
          </table:table-cell>
          <table:table-cell table:style-name="ce2" office:value-type="string" calcext:value-type="string">
            <text:p>PTND3KSN3VQ</text:p>
          </table:table-cell>
          <table:table-cell table:style-name="ce4" table:formula="of:=DATE(2020;4;3)+TIME(11;18;33)" office:value-type="date" office:date-value="2020-04-03T11:18:33" calcext:value-type="date">
            <text:p>4/3/2020 11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re</text:p>
          </table:table-cell>
          <table:table-cell table:style-name="ce2" office:value-type="string" calcext:value-type="string">
            <text:p>Létourneau</text:p>
          </table:table-cell>
          <table:table-cell table:style-name="ce2" office:value-type="string" calcext:value-type="string">
            <text:p>MXNHPZ5VJJ2</text:p>
          </table:table-cell>
          <table:table-cell table:style-name="ce4" table:formula="of:=DATE(2020;5;5)+TIME(23;55;50)" office:value-type="date" office:date-value="2020-05-05T23:55:50" calcext:value-type="date">
            <text:p>5/5/2020 23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ria</text:p>
          </table:table-cell>
          <table:table-cell table:style-name="ce3" office:value-type="string" calcext:value-type="string">
            <text:p>Doherty</text:p>
          </table:table-cell>
          <table:table-cell table:style-name="ce3" office:value-type="string" calcext:value-type="string">
            <text:p>XVNMB937Q4J</text:p>
          </table:table-cell>
          <table:table-cell table:style-name="ce5" table:formula="of:=DATE(2020;6;26)+TIME(17;49;57)" office:value-type="date" office:date-value="2020-06-26T17:49:57" calcext:value-type="date">
            <text:p>6/26/2020 17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andros</text:p>
          </table:table-cell>
          <table:table-cell table:style-name="ce2" office:value-type="string" calcext:value-type="string">
            <text:p>Emmanouil</text:p>
          </table:table-cell>
          <table:table-cell table:style-name="ce2" office:value-type="string" calcext:value-type="string">
            <text:p>Z7NM4Q376XF</text:p>
          </table:table-cell>
          <table:table-cell table:style-name="ce4" table:formula="of:=DATE(2020;6;26)+TIME(4;9;51)" office:value-type="date" office:date-value="2020-06-26T04:09:51" calcext:value-type="date">
            <text:p>6/26/2020 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ru</text:p>
          </table:table-cell>
          <table:table-cell table:style-name="ce3" office:value-type="string" calcext:value-type="string">
            <text:p>Radovici</text:p>
          </table:table-cell>
          <table:table-cell table:style-name="ce3" office:value-type="string" calcext:value-type="string">
            <text:p>DTNB6PG6TVQ</text:p>
          </table:table-cell>
          <table:table-cell table:style-name="ce5" table:formula="of:=DATE(2020;4;2)+TIME(8;30;9)" office:value-type="date" office:date-value="2020-04-02T08:30:09" calcext:value-type="date">
            <text:p>4/2/2020 8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ru</text:p>
          </table:table-cell>
          <table:table-cell table:style-name="ce3" office:value-type="string" calcext:value-type="string">
            <text:p>Vochescu</text:p>
          </table:table-cell>
          <table:table-cell table:style-name="ce3" office:value-type="string" calcext:value-type="string">
            <text:p>LBN4LNPTVHL</text:p>
          </table:table-cell>
          <table:table-cell table:style-name="ce5" table:formula="of:=DATE(2020;4;9)+TIME(10;14;22)" office:value-type="date" office:date-value="2020-04-09T10:14:22" calcext:value-type="date">
            <text:p>4/9/2020 10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andru Stefan</text:p>
          </table:table-cell>
          <table:table-cell table:style-name="ce3" office:value-type="string" calcext:value-type="string">
            <text:p>Voicu</text:p>
          </table:table-cell>
          <table:table-cell table:style-name="ce3" office:value-type="string" calcext:value-type="string">
            <text:p>NPN27M87T5X</text:p>
          </table:table-cell>
          <table:table-cell table:style-name="ce5" table:formula="of:=DATE(2020;6;26)+TIME(4;33;24)" office:value-type="date" office:date-value="2020-06-26T04:33:24" calcext:value-type="date">
            <text:p>6/26/2020 4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ey</text:p>
          </table:table-cell>
          <table:table-cell table:style-name="ce3" office:value-type="string" calcext:value-type="string">
            <text:p>Leonov</text:p>
          </table:table-cell>
          <table:table-cell table:style-name="ce3" office:value-type="string" calcext:value-type="string">
            <text:p>NLNDC2PK5YR</text:p>
          </table:table-cell>
          <table:table-cell table:style-name="ce5" table:formula="of:=DATE(2020;6;26)+TIME(16;27;5)" office:value-type="date" office:date-value="2020-06-26T16:27:05" calcext:value-type="date">
            <text:p>6/26/2020 16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ia</text:p>
          </table:table-cell>
          <table:table-cell table:style-name="ce2" office:value-type="string" calcext:value-type="string">
            <text:p>Henrie</text:p>
          </table:table-cell>
          <table:table-cell table:style-name="ce2" office:value-type="string" calcext:value-type="string">
            <text:p>G2NRCRVXJTW</text:p>
          </table:table-cell>
          <table:table-cell table:style-name="ce4" table:formula="of:=DATE(2020;6;29)+TIME(12;5;23)" office:value-type="date" office:date-value="2020-06-29T12:05:23" calcext:value-type="date">
            <text:p>6/29/2020 12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exis</text:p>
          </table:table-cell>
          <table:table-cell table:style-name="ce3" office:value-type="string" calcext:value-type="string">
            <text:p>Gordon</text:p>
          </table:table-cell>
          <table:table-cell table:style-name="ce3" office:value-type="string" calcext:value-type="string">
            <text:p>JHN2FJSLYHF</text:p>
          </table:table-cell>
          <table:table-cell table:style-name="ce5" table:formula="of:=DATE(2020;5;12)+TIME(19;20;53)" office:value-type="date" office:date-value="2020-05-12T19:20:53" calcext:value-type="date">
            <text:p>5/12/2020 19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exis</text:p>
          </table:table-cell>
          <table:table-cell table:style-name="ce2" office:value-type="string" calcext:value-type="string">
            <text:p>Salinas</text:p>
          </table:table-cell>
          <table:table-cell table:style-name="ce2" office:value-type="string" calcext:value-type="string">
            <text:p>GFNYTNT673P</text:p>
          </table:table-cell>
          <table:table-cell table:style-name="ce4" table:formula="of:=DATE(2020;6;17)+TIME(18;59;2)" office:value-type="date" office:date-value="2020-06-17T18:59:02" calcext:value-type="date">
            <text:p>6/17/2020 18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fonso</text:p>
          </table:table-cell>
          <table:table-cell table:style-name="ce3" office:value-type="string" calcext:value-type="string">
            <text:p>Castaldo</text:p>
          </table:table-cell>
          <table:table-cell table:style-name="ce3" office:value-type="string" calcext:value-type="string">
            <text:p>NJN3X4X4H77</text:p>
          </table:table-cell>
          <table:table-cell table:style-name="ce5" table:formula="of:=DATE(2020;6;8)+TIME(2;54;32)" office:value-type="date" office:date-value="2020-06-08T02:54:32" calcext:value-type="date">
            <text:p>6/8/2020 2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FREDO</text:p>
          </table:table-cell>
          <table:table-cell table:style-name="ce3" office:value-type="string" calcext:value-type="string">
            <text:p>DAL AVA JUNIOR</text:p>
          </table:table-cell>
          <table:table-cell table:style-name="ce3" office:value-type="string" calcext:value-type="string">
            <text:p>H6NSQCS8WB6</text:p>
          </table:table-cell>
          <table:table-cell table:style-name="ce5" table:formula="of:=DATE(2020;6;19)+TIME(10;28;42)" office:value-type="date" office:date-value="2020-06-19T10:28:42" calcext:value-type="date">
            <text:p>6/19/2020 10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</text:p>
          </table:table-cell>
          <table:table-cell table:style-name="ce2" office:value-type="string" calcext:value-type="string">
            <text:p>La</text:p>
          </table:table-cell>
          <table:table-cell table:style-name="ce2" office:value-type="string" calcext:value-type="string">
            <text:p>FVNLYGRHG8M</text:p>
          </table:table-cell>
          <table:table-cell table:style-name="ce4" table:formula="of:=DATE(2020;6;1)+TIME(23;12;32)" office:value-type="date" office:date-value="2020-06-01T23:12:32" calcext:value-type="date">
            <text:p>6/1/2020 23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im</text:p>
          </table:table-cell>
          <table:table-cell table:style-name="ce3" office:value-type="string" calcext:value-type="string">
            <text:p>Akhtar</text:p>
          </table:table-cell>
          <table:table-cell table:style-name="ce3" office:value-type="string" calcext:value-type="string">
            <text:p>PFNMVT9679R</text:p>
          </table:table-cell>
          <table:table-cell table:style-name="ce5" table:formula="of:=DATE(2020;6;16)+TIME(9;36;54)" office:value-type="date" office:date-value="2020-06-16T09:36:54" calcext:value-type="date">
            <text:p>6/16/2020 9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na</text:p>
          </table:table-cell>
          <table:table-cell table:style-name="ce2" office:value-type="string" calcext:value-type="string">
            <text:p>Mirion</text:p>
          </table:table-cell>
          <table:table-cell table:style-name="ce2" office:value-type="string" calcext:value-type="string">
            <text:p>LXNB5FNND7T</text:p>
          </table:table-cell>
          <table:table-cell table:style-name="ce4" table:formula="of:=DATE(2020;6;16)+TIME(8;23;53)" office:value-type="date" office:date-value="2020-06-16T08:23:53" calcext:value-type="date">
            <text:p>6/16/2020 8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na</text:p>
          </table:table-cell>
          <table:table-cell table:style-name="ce2" office:value-type="string" calcext:value-type="string">
            <text:p>Geormaneanu</text:p>
          </table:table-cell>
          <table:table-cell table:style-name="ce2" office:value-type="string" calcext:value-type="string">
            <text:p>F3NTZXVMGVC</text:p>
          </table:table-cell>
          <table:table-cell table:style-name="ce4" table:formula="of:=DATE(2020;6;28)+TIME(8;46;23)" office:value-type="date" office:date-value="2020-06-28T08:46:23" calcext:value-type="date">
            <text:p>6/28/2020 8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isa</text:p>
          </table:table-cell>
          <table:table-cell table:style-name="ce3" office:value-type="string" calcext:value-type="string">
            <text:p>Sedneva</text:p>
          </table:table-cell>
          <table:table-cell table:style-name="ce3" office:value-type="string" calcext:value-type="string">
            <text:p>H7N69G84VJZ</text:p>
          </table:table-cell>
          <table:table-cell table:style-name="ce5" table:formula="of:=DATE(2020;5;5)+TIME(15;26;48)" office:value-type="date" office:date-value="2020-05-05T15:26:48" calcext:value-type="date">
            <text:p>5/5/2020 15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son</text:p>
          </table:table-cell>
          <table:table-cell table:style-name="ce2" office:value-type="string" calcext:value-type="string">
            <text:p>Yu</text:p>
          </table:table-cell>
          <table:table-cell table:style-name="ce2" office:value-type="string" calcext:value-type="string">
            <text:p>NGN5J3T37XJ</text:p>
          </table:table-cell>
          <table:table-cell table:style-name="ce4" table:formula="of:=DATE(2020;3;29)+TIME(20;35;30)" office:value-type="date" office:date-value="2020-03-29T20:35:30" calcext:value-type="date">
            <text:p>3/29/2020 2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son</text:p>
          </table:table-cell>
          <table:table-cell table:style-name="ce2" office:value-type="string" calcext:value-type="string">
            <text:p>Coman</text:p>
          </table:table-cell>
          <table:table-cell table:style-name="ce2" office:value-type="string" calcext:value-type="string">
            <text:p>ZQNF2YGGZ22</text:p>
          </table:table-cell>
          <table:table-cell table:style-name="ce4" table:formula="of:=DATE(2020;5;6)+TIME(14;26;40)" office:value-type="date" office:date-value="2020-05-06T14:26:40" calcext:value-type="date">
            <text:p>5/6/2020 14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son</text:p>
          </table:table-cell>
          <table:table-cell table:style-name="ce2" office:value-type="string" calcext:value-type="string">
            <text:p>Chaiken</text:p>
          </table:table-cell>
          <table:table-cell table:style-name="ce2" office:value-type="string" calcext:value-type="string">
            <text:p>PTNVTCRFC9C</text:p>
          </table:table-cell>
          <table:table-cell table:style-name="ce4" table:formula="of:=DATE(2020;5;8)+TIME(13;45;52)" office:value-type="date" office:date-value="2020-05-08T13:45:52" calcext:value-type="date">
            <text:p>5/8/2020 13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son</text:p>
          </table:table-cell>
          <table:table-cell table:style-name="ce2" office:value-type="string" calcext:value-type="string">
            <text:p>Asher</text:p>
          </table:table-cell>
          <table:table-cell table:style-name="ce2" office:value-type="string" calcext:value-type="string">
            <text:p>M4ND6MT8KSV</text:p>
          </table:table-cell>
          <table:table-cell table:style-name="ce4" table:formula="of:=DATE(2020;5;11)+TIME(17;14;51)" office:value-type="date" office:date-value="2020-05-11T17:14:51" calcext:value-type="date">
            <text:p>5/11/2020 17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son</text:p>
          </table:table-cell>
          <table:table-cell table:style-name="ce2" office:value-type="string" calcext:value-type="string">
            <text:p>Rowan</text:p>
          </table:table-cell>
          <table:table-cell table:style-name="ce2" office:value-type="string" calcext:value-type="string">
            <text:p>G3N326XTPRP</text:p>
          </table:table-cell>
          <table:table-cell table:style-name="ce4" table:formula="of:=DATE(2020;6;26)+TIME(12;10;30)" office:value-type="date" office:date-value="2020-06-26T12:10:30" calcext:value-type="date">
            <text:p>6/26/2020 12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istair</text:p>
          </table:table-cell>
          <table:table-cell table:style-name="ce2" office:value-type="string" calcext:value-type="string">
            <text:p>Francis</text:p>
          </table:table-cell>
          <table:table-cell table:style-name="ce2" office:value-type="string" calcext:value-type="string">
            <text:p>JLN7B7YGP7X</text:p>
          </table:table-cell>
          <table:table-cell table:style-name="ce4" table:formula="of:=DATE(2020;5;7)+TIME(14;44;8)" office:value-type="date" office:date-value="2020-05-07T14:44:08" calcext:value-type="date">
            <text:p>5/7/2020 14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istair</text:p>
          </table:table-cell>
          <table:table-cell table:style-name="ce3" office:value-type="string" calcext:value-type="string">
            <text:p>Higgins</text:p>
          </table:table-cell>
          <table:table-cell table:style-name="ce3" office:value-type="string" calcext:value-type="string">
            <text:p>PQNQQLNBRH5</text:p>
          </table:table-cell>
          <table:table-cell table:style-name="ce5" table:formula="of:=DATE(2020;5;26)+TIME(22;24;15)" office:value-type="date" office:date-value="2020-05-26T22:24:15" calcext:value-type="date">
            <text:p>5/26/2020 22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lan</text:p>
          </table:table-cell>
          <table:table-cell table:style-name="ce3" office:value-type="string" calcext:value-type="string">
            <text:p>Lira</text:p>
          </table:table-cell>
          <table:table-cell table:style-name="ce3" office:value-type="string" calcext:value-type="string">
            <text:p>GWNRRX46CNQ</text:p>
          </table:table-cell>
          <table:table-cell table:style-name="ce5" table:formula="of:=DATE(2020;6;12)+TIME(7;32;47)" office:value-type="date" office:date-value="2020-06-12T07:32:47" calcext:value-type="date">
            <text:p>6/12/2020 7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Myrzakhmetov</text:p>
          </table:table-cell>
          <table:table-cell table:style-name="ce3" office:value-type="string" calcext:value-type="string">
            <text:p>FCNLLB92L86</text:p>
          </table:table-cell>
          <table:table-cell table:style-name="ce5" table:formula="of:=DATE(2020;6;23)+TIME(7;12;20)" office:value-type="date" office:date-value="2020-06-23T07:12:20" calcext:value-type="date">
            <text:p>6/23/2020 7:12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allexiusw</text:p>
          </table:table-cell>
          <table:table-cell table:style-name="ce3" office:value-type="string" calcext:value-type="string">
            <text:p>X7NJD9HHW4Q</text:p>
          </table:table-cell>
          <table:table-cell table:style-name="ce5" table:formula="of:=DATE(2020;6;13)+TIME(0;34;38)" office:value-type="date" office:date-value="2020-06-13T00:34:38" calcext:value-type="date">
            <text:p>6/13/2020 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lison</text:p>
          </table:table-cell>
          <table:table-cell table:style-name="ce2" office:value-type="string" calcext:value-type="string">
            <text:p>Mickelson</text:p>
          </table:table-cell>
          <table:table-cell table:style-name="ce2" office:value-type="string" calcext:value-type="string">
            <text:p>KMN5ZYZ534Y</text:p>
          </table:table-cell>
          <table:table-cell table:style-name="ce4" table:formula="of:=DATE(2020;5;8)+TIME(0;27;36)" office:value-type="date" office:date-value="2020-05-08T00:27:36" calcext:value-type="date">
            <text:p>5/8/2020 0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lison</text:p>
          </table:table-cell>
          <table:table-cell table:style-name="ce3" office:value-type="string" calcext:value-type="string">
            <text:p>Rogutich</text:p>
          </table:table-cell>
          <table:table-cell table:style-name="ce3" office:value-type="string" calcext:value-type="string">
            <text:p>FBNNV873L3S</text:p>
          </table:table-cell>
          <table:table-cell table:style-name="ce5" table:formula="of:=DATE(2020;5;28)+TIME(20;24;32)" office:value-type="date" office:date-value="2020-05-28T20:24:32" calcext:value-type="date">
            <text:p>5/28/2020 20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lison</text:p>
          </table:table-cell>
          <table:table-cell table:style-name="ce3" office:value-type="string" calcext:value-type="string">
            <text:p>Naaktgeboren</text:p>
          </table:table-cell>
          <table:table-cell table:style-name="ce3" office:value-type="string" calcext:value-type="string">
            <text:p>VWNTKWFNVVW</text:p>
          </table:table-cell>
          <table:table-cell table:style-name="ce5" table:formula="of:=DATE(2020;6;16)+TIME(23;17;51)" office:value-type="date" office:date-value="2020-06-16T23:17:51" calcext:value-type="date">
            <text:p>6/16/2020 23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ly</text:p>
          </table:table-cell>
          <table:table-cell table:style-name="ce3" office:value-type="string" calcext:value-type="string">
            <text:p>Sillins</text:p>
          </table:table-cell>
          <table:table-cell table:style-name="ce3" office:value-type="string" calcext:value-type="string">
            <text:p>ZXNQPPQTK58</text:p>
          </table:table-cell>
          <table:table-cell table:style-name="ce5" table:formula="of:=DATE(2020;6;4)+TIME(16;33;47)" office:value-type="date" office:date-value="2020-06-04T16:33:47" calcext:value-type="date">
            <text:p>6/4/2020 16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ma LeAnn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VBN2C4BJM3G</text:p>
          </table:table-cell>
          <table:table-cell table:style-name="ce5" table:formula="of:=DATE(2020;5;13)+TIME(21;23;10)" office:value-type="date" office:date-value="2020-05-13T21:23:10" calcext:value-type="date">
            <text:p>5/13/2020 21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lolita</text:p>
          </table:table-cell>
          <table:table-cell table:style-name="ce2" office:value-type="string" calcext:value-type="string">
            <text:p>Sharma</text:p>
          </table:table-cell>
          <table:table-cell table:style-name="ce2" office:value-type="string" calcext:value-type="string">
            <text:p>V5NB5SLDHZN</text:p>
          </table:table-cell>
          <table:table-cell table:style-name="ce4" table:formula="of:=DATE(2020;4;2)+TIME(17;20;32)" office:value-type="date" office:date-value="2020-04-02T17:20:32" calcext:value-type="date">
            <text:p>4/2/2020 17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lpesh</text:p>
          </table:table-cell>
          <table:table-cell table:style-name="ce3" office:value-type="string" calcext:value-type="string">
            <text:p>Patel</text:p>
          </table:table-cell>
          <table:table-cell table:style-name="ce3" office:value-type="string" calcext:value-type="string">
            <text:p>FKNVHN8PR62</text:p>
          </table:table-cell>
          <table:table-cell table:style-name="ce5" table:formula="of:=DATE(2020;6;22)+TIME(19;3;26)" office:value-type="date" office:date-value="2020-06-22T19:03:26" calcext:value-type="date">
            <text:p>6/22/2020 1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an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MHN7ZYVNJ94</text:p>
          </table:table-cell>
          <table:table-cell table:style-name="ce5" table:formula="of:=DATE(2020;6;24)+TIME(9;32;37)" office:value-type="date" office:date-value="2020-06-24T09:32:37" calcext:value-type="date">
            <text:p>6/24/2020 9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an</text:p>
          </table:table-cell>
          <table:table-cell table:style-name="ce3" office:value-type="string" calcext:value-type="string">
            <text:p>Manapure</text:p>
          </table:table-cell>
          <table:table-cell table:style-name="ce3" office:value-type="string" calcext:value-type="string">
            <text:p>J2N2P6RSW3C</text:p>
          </table:table-cell>
          <table:table-cell table:style-name="ce5" table:formula="of:=DATE(2020;6;24)+TIME(13;52;25)" office:value-type="date" office:date-value="2020-06-24T13:52:25" calcext:value-type="date">
            <text:p>6/24/2020 13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anda</text:p>
          </table:table-cell>
          <table:table-cell table:style-name="ce3" office:value-type="string" calcext:value-type="string">
            <text:p>Moran</text:p>
          </table:table-cell>
          <table:table-cell table:style-name="ce3" office:value-type="string" calcext:value-type="string">
            <text:p>VXN5D2BBNB9</text:p>
          </table:table-cell>
          <table:table-cell table:style-name="ce5" table:formula="of:=DATE(2020;3;27)+TIME(18;30;21)" office:value-type="date" office:date-value="2020-03-27T18:30:21" calcext:value-type="date">
            <text:p>3/27/2020 18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Gillihan</text:p>
          </table:table-cell>
          <table:table-cell table:style-name="ce2" office:value-type="string" calcext:value-type="string">
            <text:p>JDNXBDX4T2R</text:p>
          </table:table-cell>
          <table:table-cell table:style-name="ce4" table:formula="of:=DATE(2020;5;20)+TIME(11;59;48)" office:value-type="date" office:date-value="2020-05-20T11:59:48" calcext:value-type="date">
            <text:p>5/20/2020 11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anda</text:p>
          </table:table-cell>
          <table:table-cell table:style-name="ce2" office:value-type="string" calcext:value-type="string">
            <text:p>Cohen</text:p>
          </table:table-cell>
          <table:table-cell table:style-name="ce2" office:value-type="string" calcext:value-type="string">
            <text:p>MPNT299CMBG</text:p>
          </table:table-cell>
          <table:table-cell table:style-name="ce4" table:formula="of:=DATE(2020;6;25)+TIME(16;21;52)" office:value-type="date" office:date-value="2020-06-25T16:21:52" calcext:value-type="date">
            <text:p>6/25/2020 16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anda</text:p>
          </table:table-cell>
          <table:table-cell table:style-name="ce3" office:value-type="string" calcext:value-type="string">
            <text:p>Swenty</text:p>
          </table:table-cell>
          <table:table-cell table:style-name="ce3" office:value-type="string" calcext:value-type="string">
            <text:p>GZNGRBQD6DV</text:p>
          </table:table-cell>
          <table:table-cell table:style-name="ce5" table:formula="of:=DATE(2020;6;28)+TIME(9;34;57)" office:value-type="date" office:date-value="2020-06-28T09:34:57" calcext:value-type="date">
            <text:p>6/28/2020 9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ani</text:p>
          </table:table-cell>
          <table:table-cell table:style-name="ce3" office:value-type="string" calcext:value-type="string">
            <text:p>Algaedi</text:p>
          </table:table-cell>
          <table:table-cell table:style-name="ce3" office:value-type="string" calcext:value-type="string">
            <text:p>Z4NRPX64TQZ</text:p>
          </table:table-cell>
          <table:table-cell table:style-name="ce5" table:formula="of:=DATE(2020;5;14)+TIME(19;50;31)" office:value-type="date" office:date-value="2020-05-14T19:50:31" calcext:value-type="date">
            <text:p>5/14/2020 19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ar</text:p>
          </table:table-cell>
          <table:table-cell table:style-name="ce2" office:value-type="string" calcext:value-type="string">
            <text:p>Gowda</text:p>
          </table:table-cell>
          <table:table-cell table:style-name="ce2" office:value-type="string" calcext:value-type="string">
            <text:p>Z8NZ5VGCWW4</text:p>
          </table:table-cell>
          <table:table-cell table:style-name="ce4" table:formula="of:=DATE(2020;6;25)+TIME(12;15;52)" office:value-type="date" office:date-value="2020-06-25T12:15:52" calcext:value-type="date">
            <text:p>6/25/2020 12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arjit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X8N9K7TT2VZ</text:p>
          </table:table-cell>
          <table:table-cell table:style-name="ce5" table:formula="of:=DATE(2020;4;2)+TIME(20;22;38)" office:value-type="date" office:date-value="2020-04-02T20:22:38" calcext:value-type="date">
            <text:p>4/2/2020 20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arnath</text:p>
          </table:table-cell>
          <table:table-cell table:style-name="ce3" office:value-type="string" calcext:value-type="string">
            <text:p>Cherikuri</text:p>
          </table:table-cell>
          <table:table-cell table:style-name="ce3" office:value-type="string" calcext:value-type="string">
            <text:p>FRNKN5ZVJVW</text:p>
          </table:table-cell>
          <table:table-cell table:style-name="ce5" table:formula="of:=DATE(2020;6;17)+TIME(13;59;46)" office:value-type="date" office:date-value="2020-06-17T13:59:46" calcext:value-type="date">
            <text:p>6/17/2020 13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ber</text:p>
          </table:table-cell>
          <table:table-cell table:style-name="ce3" office:value-type="string" calcext:value-type="string">
            <text:p>Cofell</text:p>
          </table:table-cell>
          <table:table-cell table:style-name="ce3" office:value-type="string" calcext:value-type="string">
            <text:p>ZDNR8NHLDNX</text:p>
          </table:table-cell>
          <table:table-cell table:style-name="ce5" table:formula="of:=DATE(2020;6;25)+TIME(13;21;13)" office:value-type="date" office:date-value="2020-06-25T13:21:13" calcext:value-type="date">
            <text:p>6/25/2020 1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breen</text:p>
          </table:table-cell>
          <table:table-cell table:style-name="ce2" office:value-type="string" calcext:value-type="string">
            <text:p>Jabeen Shah</text:p>
          </table:table-cell>
          <table:table-cell table:style-name="ce2" office:value-type="string" calcext:value-type="string">
            <text:p>HXN57T5NG5V</text:p>
          </table:table-cell>
          <table:table-cell table:style-name="ce4" table:formula="of:=DATE(2020;6;27)+TIME(12;13;59)" office:value-type="date" office:date-value="2020-06-27T12:13:59" calcext:value-type="date">
            <text:p>6/27/2020 12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eer</text:p>
          </table:table-cell>
          <table:table-cell table:style-name="ce2" office:value-type="string" calcext:value-type="string">
            <text:p>Kashani</text:p>
          </table:table-cell>
          <table:table-cell table:style-name="ce2" office:value-type="string" calcext:value-type="string">
            <text:p>HWNG9M5STPD</text:p>
          </table:table-cell>
          <table:table-cell table:style-name="ce4" table:formula="of:=DATE(2020;6;8)+TIME(15;55;0)" office:value-type="date" office:date-value="2020-06-08T15:55:00" calcext:value-type="date">
            <text:p>6/8/2020 15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eya</text:p>
          </table:table-cell>
          <table:table-cell table:style-name="ce2" office:value-type="string" calcext:value-type="string">
            <text:p>Deswandikar</text:p>
          </table:table-cell>
          <table:table-cell table:style-name="ce2" office:value-type="string" calcext:value-type="string">
            <text:p>ZTNDK4PYLRP</text:p>
          </table:table-cell>
          <table:table-cell table:style-name="ce4" table:formula="of:=DATE(2020;6;20)+TIME(14;58;16)" office:value-type="date" office:date-value="2020-06-20T14:58:16" calcext:value-type="date">
            <text:p>6/20/2020 14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n</text:p>
          </table:table-cell>
          <table:table-cell table:style-name="ce3" office:value-type="string" calcext:value-type="string">
            <text:p>Juma</text:p>
          </table:table-cell>
          <table:table-cell table:style-name="ce3" office:value-type="string" calcext:value-type="string">
            <text:p>HHNX9242P6Z</text:p>
          </table:table-cell>
          <table:table-cell table:style-name="ce5" table:formula="of:=DATE(2020;6;17)+TIME(11;17;25)" office:value-type="date" office:date-value="2020-06-17T11:17:25" calcext:value-type="date">
            <text:p>6/17/2020 11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ir</text:p>
          </table:table-cell>
          <table:table-cell table:style-name="ce2" office:value-type="string" calcext:value-type="string">
            <text:p>Leopold</text:p>
          </table:table-cell>
          <table:table-cell table:style-name="ce2" office:value-type="string" calcext:value-type="string">
            <text:p>HHNFSVVSP7H</text:p>
          </table:table-cell>
          <table:table-cell table:style-name="ce4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irul</text:p>
          </table:table-cell>
          <table:table-cell table:style-name="ce2" office:value-type="string" calcext:value-type="string">
            <text:p>Asyraf</text:p>
          </table:table-cell>
          <table:table-cell table:style-name="ce2" office:value-type="string" calcext:value-type="string">
            <text:p>GDNNM8Q9HZ2</text:p>
          </table:table-cell>
          <table:table-cell table:style-name="ce4" table:formula="of:=DATE(2020;6;24)+TIME(8;40;16)" office:value-type="date" office:date-value="2020-06-24T08:40:16" calcext:value-type="date">
            <text:p>6/24/2020 8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t</text:p>
          </table:table-cell>
          <table:table-cell table:style-name="ce3" office:value-type="string" calcext:value-type="string">
            <text:p>Kucheria</text:p>
          </table:table-cell>
          <table:table-cell table:style-name="ce3" office:value-type="string" calcext:value-type="string">
            <text:p>XSN6JCNDF9Z</text:p>
          </table:table-cell>
          <table:table-cell table:style-name="ce5" table:formula="of:=DATE(2020;5;20)+TIME(17;13;52)" office:value-type="date" office:date-value="2020-05-20T17:13:52" calcext:value-type="date">
            <text:p>5/20/2020 17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t</text:p>
          </table:table-cell>
          <table:table-cell table:style-name="ce3" office:value-type="string" calcext:value-type="string">
            <text:p>Raut</text:p>
          </table:table-cell>
          <table:table-cell table:style-name="ce3" office:value-type="string" calcext:value-type="string">
            <text:p>MKNRQF7M395</text:p>
          </table:table-cell>
          <table:table-cell table:style-name="ce5" table:formula="of:=DATE(2020;5;21)+TIME(23;58;38)" office:value-type="date" office:date-value="2020-05-21T23:58:38" calcext:value-type="date">
            <text:p>5/21/2020 23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t</text:p>
          </table:table-cell>
          <table:table-cell table:style-name="ce3" office:value-type="string" calcext:value-type="string">
            <text:p>Dhamne</text:p>
          </table:table-cell>
          <table:table-cell table:style-name="ce3" office:value-type="string" calcext:value-type="string">
            <text:p>DMN38T7CRBN</text:p>
          </table:table-cell>
          <table:table-cell table:style-name="ce5" table:formula="of:=DATE(2020;6;12)+TIME(23;19;51)" office:value-type="date" office:date-value="2020-06-12T23:19:51" calcext:value-type="date">
            <text:p>6/12/2020 2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t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HZN4ZK9J8P8</text:p>
          </table:table-cell>
          <table:table-cell table:style-name="ce5" table:formula="of:=DATE(2020;6;25)+TIME(5;0;20)" office:value-type="date" office:date-value="2020-06-25T05:00:20" calcext:value-type="date">
            <text:p>6/25/2020 5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t</text:p>
          </table:table-cell>
          <table:table-cell table:style-name="ce3" office:value-type="string" calcext:value-type="string">
            <text:p>Bhutani</text:p>
          </table:table-cell>
          <table:table-cell table:style-name="ce3" office:value-type="string" calcext:value-type="string">
            <text:p>MVNPDRZBN2S</text:p>
          </table:table-cell>
          <table:table-cell table:style-name="ce5" table:formula="of:=DATE(2020;6;26)+TIME(12;53;37)" office:value-type="date" office:date-value="2020-06-26T12:53:37" calcext:value-type="date">
            <text:p>6/26/2020 12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itay</text:p>
          </table:table-cell>
          <table:table-cell table:style-name="ce3" office:value-type="string" calcext:value-type="string">
            <text:p>Grinspan</text:p>
          </table:table-cell>
          <table:table-cell table:style-name="ce3" office:value-type="string" calcext:value-type="string">
            <text:p>HNNTT2LXK7B</text:p>
          </table:table-cell>
          <table:table-cell table:style-name="ce5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ol</text:p>
          </table:table-cell>
          <table:table-cell table:style-name="ce2" office:value-type="string" calcext:value-type="string">
            <text:p>Saini</text:p>
          </table:table-cell>
          <table:table-cell table:style-name="ce2" office:value-type="string" calcext:value-type="string">
            <text:p>H8NZV4QY8NM</text:p>
          </table:table-cell>
          <table:table-cell table:style-name="ce4" table:formula="of:=DATE(2020;6;23)+TIME(15;53;1)" office:value-type="date" office:date-value="2020-06-23T15:53:01" calcext:value-type="date">
            <text:p>6/23/2020 15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r</text:p>
          </table:table-cell>
          <table:table-cell table:style-name="ce3" office:value-type="string" calcext:value-type="string">
            <text:p>Abdel-Motaleb</text:p>
          </table:table-cell>
          <table:table-cell table:style-name="ce3" office:value-type="string" calcext:value-type="string">
            <text:p>X6N8Q5LZXNY</text:p>
          </table:table-cell>
          <table:table-cell table:style-name="ce5" table:formula="of:=DATE(2020;6;16)+TIME(10;33;42)" office:value-type="date" office:date-value="2020-06-16T10:33:42" calcext:value-type="date">
            <text:p>6/16/2020 10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r</text:p>
          </table:table-cell>
          <table:table-cell table:style-name="ce2" office:value-type="string" calcext:value-type="string">
            <text:p>Abdelsalam</text:p>
          </table:table-cell>
          <table:table-cell table:style-name="ce2" office:value-type="string" calcext:value-type="string">
            <text:p>LJNXHXQSDQK</text:p>
          </table:table-cell>
          <table:table-cell table:style-name="ce4" table:formula="of:=DATE(2020;6;25)+TIME(1;38;0)" office:value-type="date" office:date-value="2020-06-25T01:38:00" calcext:value-type="date">
            <text:p>6/25/2020 1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rish</text:p>
          </table:table-cell>
          <table:table-cell table:style-name="ce3" office:value-type="string" calcext:value-type="string">
            <text:p>Chopra</text:p>
          </table:table-cell>
          <table:table-cell table:style-name="ce3" office:value-type="string" calcext:value-type="string">
            <text:p>PSNKK6SD54Z</text:p>
          </table:table-cell>
          <table:table-cell table:style-name="ce5" table:formula="of:=DATE(2020;5;13)+TIME(19;6;22)" office:value-type="date" office:date-value="2020-05-13T19:06:22" calcext:value-type="date">
            <text:p>5/13/2020 19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rit</text:p>
          </table:table-cell>
          <table:table-cell table:style-name="ce2" office:value-type="string" calcext:value-type="string">
            <text:p>Mishra</text:p>
          </table:table-cell>
          <table:table-cell table:style-name="ce2" office:value-type="string" calcext:value-type="string">
            <text:p>ZRNKSZDLWRG</text:p>
          </table:table-cell>
          <table:table-cell table:style-name="ce4" table:formula="of:=DATE(2020;6;23)+TIME(11;11;24)" office:value-type="date" office:date-value="2020-06-23T11:11:24" calcext:value-type="date">
            <text:p>6/23/2020 11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mritpal</text:p>
          </table:table-cell>
          <table:table-cell table:style-name="ce3" office:value-type="string" calcext:value-type="string">
            <text:p>Bains</text:p>
          </table:table-cell>
          <table:table-cell table:style-name="ce3" office:value-type="string" calcext:value-type="string">
            <text:p>PTNMVQXMWN4</text:p>
          </table:table-cell>
          <table:table-cell table:style-name="ce5" table:formula="of:=DATE(2020;4;19)+TIME(9;27;8)" office:value-type="date" office:date-value="2020-04-19T09:27:08" calcext:value-type="date">
            <text:p>4/19/2020 9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y</text:p>
          </table:table-cell>
          <table:table-cell table:style-name="ce2" office:value-type="string" calcext:value-type="string">
            <text:p>Benson</text:p>
          </table:table-cell>
          <table:table-cell table:style-name="ce2" office:value-type="string" calcext:value-type="string">
            <text:p>HNNPFZHPDRQ</text:p>
          </table:table-cell>
          <table:table-cell table:style-name="ce4" table:formula="of:=DATE(2020;6;29)+TIME(11;44;59)" office:value-type="date" office:date-value="2020-06-29T11:44:59" calcext:value-type="date">
            <text:p>6/29/2020 11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mye</text:p>
          </table:table-cell>
          <table:table-cell table:style-name="ce2" office:value-type="string" calcext:value-type="string">
            <text:p>Scavarda</text:p>
          </table:table-cell>
          <table:table-cell table:style-name="ce2" office:value-type="string" calcext:value-type="string">
            <text:p>H2NFS73TG4Y</text:p>
          </table:table-cell>
          <table:table-cell table:style-name="ce4" table:formula="of:=DATE(2020;6;16)+TIME(16;57;9)" office:value-type="date" office:date-value="2020-06-16T16:57:09" calcext:value-type="date">
            <text:p>6/16/2020 16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a</text:p>
          </table:table-cell>
          <table:table-cell table:style-name="ce2" office:value-type="string" calcext:value-type="string">
            <text:p>Jimenez Santamaria</text:p>
          </table:table-cell>
          <table:table-cell table:style-name="ce2" office:value-type="string" calcext:value-type="string">
            <text:p>LLNJR3WJ6K4</text:p>
          </table:table-cell>
          <table:table-cell table:style-name="ce4" table:formula="of:=DATE(2020;5;22)+TIME(3;17;51)" office:value-type="date" office:date-value="2020-05-22T03:17:51" calcext:value-type="date">
            <text:p>5/22/2020 3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a Carolina</text:p>
          </table:table-cell>
          <table:table-cell table:style-name="ce2" office:value-type="string" calcext:value-type="string">
            <text:p>Riekstin</text:p>
          </table:table-cell>
          <table:table-cell table:style-name="ce2" office:value-type="string" calcext:value-type="string">
            <text:p>MMNJQ9FRQ29</text:p>
          </table:table-cell>
          <table:table-cell table:style-name="ce4" table:formula="of:=DATE(2020;5;20)+TIME(23;57;45)" office:value-type="date" office:date-value="2020-05-20T23:57:45" calcext:value-type="date">
            <text:p>5/20/2020 23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adi</text:p>
          </table:table-cell>
          <table:table-cell table:style-name="ce3" office:value-type="string" calcext:value-type="string">
            <text:p>sharma</text:p>
          </table:table-cell>
          <table:table-cell table:style-name="ce3" office:value-type="string" calcext:value-type="string">
            <text:p>H7NLY45D45Z</text:p>
          </table:table-cell>
          <table:table-cell table:style-name="ce5" table:formula="of:=DATE(2020;6;25)+TIME(0;44;38)" office:value-type="date" office:date-value="2020-06-25T00:44:38" calcext:value-type="date">
            <text:p>6/25/2020 0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agha</text:p>
          </table:table-cell>
          <table:table-cell table:style-name="ce2" office:value-type="string" calcext:value-type="string">
            <text:p>Sivadas</text:p>
          </table:table-cell>
          <table:table-cell table:style-name="ce2" office:value-type="string" calcext:value-type="string">
            <text:p>J5NTPNCDZK7</text:p>
          </table:table-cell>
          <table:table-cell table:style-name="ce4" table:formula="of:=DATE(2020;6;25)+TIME(0;52;13)" office:value-type="date" office:date-value="2020-06-25T00:52:13" calcext:value-type="date">
            <text:p>6/25/2020 0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and</text:p>
          </table:table-cell>
          <table:table-cell table:style-name="ce3" office:value-type="string" calcext:value-type="string">
            <text:p>Jain</text:p>
          </table:table-cell>
          <table:table-cell table:style-name="ce3" office:value-type="string" calcext:value-type="string">
            <text:p>D3N4PBVZ4R2</text:p>
          </table:table-cell>
          <table:table-cell table:style-name="ce5" table:formula="of:=DATE(2020;5;6)+TIME(4;7;20)" office:value-type="date" office:date-value="2020-05-06T04:07:20" calcext:value-type="date">
            <text:p>5/6/2020 4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and</text:p>
          </table:table-cell>
          <table:table-cell table:style-name="ce3" office:value-type="string" calcext:value-type="string">
            <text:p>Muthurajan</text:p>
          </table:table-cell>
          <table:table-cell table:style-name="ce3" office:value-type="string" calcext:value-type="string">
            <text:p>VDNXQDSNSYY</text:p>
          </table:table-cell>
          <table:table-cell table:style-name="ce5" table:formula="of:=DATE(2020;6;17)+TIME(17;33;16)" office:value-type="date" office:date-value="2020-06-17T17:33:16" calcext:value-type="date">
            <text:p>6/17/2020 17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and</text:p>
          </table:table-cell>
          <table:table-cell table:style-name="ce3" office:value-type="string" calcext:value-type="string">
            <text:p>Prabhakar</text:p>
          </table:table-cell>
          <table:table-cell table:style-name="ce3" office:value-type="string" calcext:value-type="string">
            <text:p>J5NHQTLJQP9</text:p>
          </table:table-cell>
          <table:table-cell table:style-name="ce5" table:formula="of:=DATE(2020;6;23)+TIME(23;20;26)" office:value-type="date" office:date-value="2020-06-23T23:20:26" calcext:value-type="date">
            <text:p>6/23/2020 23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as</text:p>
          </table:table-cell>
          <table:table-cell table:style-name="ce2" office:value-type="string" calcext:value-type="string">
            <text:p>Ayman</text:p>
          </table:table-cell>
          <table:table-cell table:style-name="ce2" office:value-type="string" calcext:value-type="string">
            <text:p>FTNJV5V62F3</text:p>
          </table:table-cell>
          <table:table-cell table:style-name="ce4" table:formula="of:=DATE(2020;6;25)+TIME(23;23;9)" office:value-type="date" office:date-value="2020-06-25T23:23:09" calcext:value-type="date">
            <text:p>6/25/2020 23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astasia</text:p>
          </table:table-cell>
          <table:table-cell table:style-name="ce2" office:value-type="string" calcext:value-type="string">
            <text:p>Dimakopoulou</text:p>
          </table:table-cell>
          <table:table-cell table:style-name="ce2" office:value-type="string" calcext:value-type="string">
            <text:p>F2NQBBT7GF5</text:p>
          </table:table-cell>
          <table:table-cell table:style-name="ce4" table:formula="of:=DATE(2020;6;26)+TIME(8;29;17)" office:value-type="date" office:date-value="2020-06-26T08:29:17" calcext:value-type="date">
            <text:p>6/26/2020 8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ers</text:p>
          </table:table-cell>
          <table:table-cell table:style-name="ce2" office:value-type="string" calcext:value-type="string">
            <text:p>Wirén</text:p>
          </table:table-cell>
          <table:table-cell table:style-name="ce2" office:value-type="string" calcext:value-type="string">
            <text:p>JNNDLCJCLGC</text:p>
          </table:table-cell>
          <table:table-cell table:style-name="ce4" table:formula="of:=DATE(2020;5;5)+TIME(17;4;44)" office:value-type="date" office:date-value="2020-05-05T17:04:44" calcext:value-type="date">
            <text:p>5/5/2020 17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ers</text:p>
          </table:table-cell>
          <table:table-cell table:style-name="ce2" office:value-type="string" calcext:value-type="string">
            <text:p>Roxell</text:p>
          </table:table-cell>
          <table:table-cell table:style-name="ce2" office:value-type="string" calcext:value-type="string">
            <text:p>MWNTVQ83LNW</text:p>
          </table:table-cell>
          <table:table-cell table:style-name="ce4" table:formula="of:=DATE(2020;5;18)+TIME(10;29;42)" office:value-type="date" office:date-value="2020-05-18T10:29:42" calcext:value-type="date">
            <text:p>5/18/2020 10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Duarte Vaz</text:p>
          </table:table-cell>
          <table:table-cell table:style-name="ce2" office:value-type="string" calcext:value-type="string">
            <text:p>JXNJVDHRNRG</text:p>
          </table:table-cell>
          <table:table-cell table:style-name="ce4" table:formula="of:=DATE(2020;5;12)+TIME(5;56;12)" office:value-type="date" office:date-value="2020-05-12T05:56:12" calcext:value-type="date">
            <text:p>5/12/2020 5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a</text:p>
          </table:table-cell>
          <table:table-cell table:style-name="ce2" office:value-type="string" calcext:value-type="string">
            <text:p>Paraschiv</text:p>
          </table:table-cell>
          <table:table-cell table:style-name="ce2" office:value-type="string" calcext:value-type="string">
            <text:p>HRNPGX7S3X8</text:p>
          </table:table-cell>
          <table:table-cell table:style-name="ce4" table:formula="of:=DATE(2020;5;5)+TIME(15;42;52)" office:value-type="date" office:date-value="2020-05-05T15:42:52" calcext:value-type="date">
            <text:p>5/5/2020 15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string" calcext:value-type="string">
            <text:p>DLNN87JDHFX</text:p>
          </table:table-cell>
          <table:table-cell table:style-name="ce5" table:formula="of:=DATE(2020;5;6)+TIME(11;3;46)" office:value-type="date" office:date-value="2020-05-06T11:03:46" calcext:value-type="date">
            <text:p>5/6/2020 1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</text:p>
          </table:table-cell>
          <table:table-cell table:style-name="ce2" office:value-type="string" calcext:value-type="string">
            <text:p>Fernando da Silva</text:p>
          </table:table-cell>
          <table:table-cell table:style-name="ce2" office:value-type="string" calcext:value-type="string">
            <text:p>ZNND28WRR74</text:p>
          </table:table-cell>
          <table:table-cell table:style-name="ce4" table:formula="of:=DATE(2020;6;19)+TIME(12;23;11)" office:value-type="date" office:date-value="2020-06-19T12:23:11" calcext:value-type="date">
            <text:p>6/19/2020 12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</text:p>
          </table:table-cell>
          <table:table-cell table:style-name="ce2" office:value-type="string" calcext:value-type="string">
            <text:p>Hesel</text:p>
          </table:table-cell>
          <table:table-cell table:style-name="ce2" office:value-type="string" calcext:value-type="string">
            <text:p>XKNC42CSL7M</text:p>
          </table:table-cell>
          <table:table-cell table:style-name="ce4" table:formula="of:=DATE(2020;6;28)+TIME(11;58;46)" office:value-type="date" office:date-value="2020-06-28T11:58:46" calcext:value-type="date">
            <text:p>6/28/2020 11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é Luiz Alcântara</text:p>
          </table:table-cell>
          <table:table-cell table:style-name="ce3" office:value-type="string" calcext:value-type="string">
            <text:p>Ostrufka</text:p>
          </table:table-cell>
          <table:table-cell table:style-name="ce3" office:value-type="string" calcext:value-type="string">
            <text:p>XCNWB82JXH8</text:p>
          </table:table-cell>
          <table:table-cell table:style-name="ce5" table:formula="of:=DATE(2020;6;17)+TIME(13;5;4)" office:value-type="date" office:date-value="2020-06-17T13:05:04" calcext:value-type="date">
            <text:p>6/17/2020 13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Laack</text:p>
          </table:table-cell>
          <table:table-cell table:style-name="ce2" office:value-type="string" calcext:value-type="string">
            <text:p>JSNDMX92F73</text:p>
          </table:table-cell>
          <table:table-cell table:style-name="ce4" table:formula="of:=DATE(2020;5;5)+TIME(15;30;23)" office:value-type="date" office:date-value="2020-05-05T15:30:23" calcext:value-type="date">
            <text:p>5/5/2020 15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Rueetschi</text:p>
          </table:table-cell>
          <table:table-cell table:style-name="ce2" office:value-type="string" calcext:value-type="string">
            <text:p>D7NWKWFVP3Q</text:p>
          </table:table-cell>
          <table:table-cell table:style-name="ce4" table:formula="of:=DATE(2020;5;9)+TIME(2;15;29)" office:value-type="date" office:date-value="2020-05-09T02:15:29" calcext:value-type="date">
            <text:p>5/9/2020 2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a</text:p>
          </table:table-cell>
          <table:table-cell table:style-name="ce3" office:value-type="string" calcext:value-type="string">
            <text:p>Gallo</text:p>
          </table:table-cell>
          <table:table-cell table:style-name="ce3" office:value-type="string" calcext:value-type="string">
            <text:p>NJNJ4ZLN3BB</text:p>
          </table:table-cell>
          <table:table-cell table:style-name="ce5" table:formula="of:=DATE(2020;6;5)+TIME(6;6;40)" office:value-type="date" office:date-value="2020-06-05T06:06:40" calcext:value-type="date">
            <text:p>6/5/2020 6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Galbusera</text:p>
          </table:table-cell>
          <table:table-cell table:style-name="ce2" office:value-type="string" calcext:value-type="string">
            <text:p>D2N53HQC637</text:p>
          </table:table-cell>
          <table:table-cell table:style-name="ce4" table:formula="of:=DATE(2020;6;27)+TIME(9;20;19)" office:value-type="date" office:date-value="2020-06-27T09:20:19" calcext:value-type="date">
            <text:p>6/27/2020 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a</text:p>
          </table:table-cell>
          <table:table-cell table:style-name="ce3" office:value-type="string" calcext:value-type="string">
            <text:p>Bernardini</text:p>
          </table:table-cell>
          <table:table-cell table:style-name="ce3" office:value-type="string" calcext:value-type="string">
            <text:p>Z5NMSSLLNWS</text:p>
          </table:table-cell>
          <table:table-cell table:style-name="ce5" table:formula="of:=DATE(2020;6;28)+TIME(12;26;22)" office:value-type="date" office:date-value="2020-06-28T12:26:22" calcext:value-type="date">
            <text:p>6/28/2020 12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Jochens</text:p>
          </table:table-cell>
          <table:table-cell table:style-name="ce2" office:value-type="string" calcext:value-type="string">
            <text:p>PJN5XDRR7WF</text:p>
          </table:table-cell>
          <table:table-cell table:style-name="ce4" table:formula="of:=DATE(2020;1;26)+TIME(6;1;17)" office:value-type="date" office:date-value="2020-01-26T06:01:17" calcext:value-type="date">
            <text:p>1/26/2020 6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Dröscher</text:p>
          </table:table-cell>
          <table:table-cell table:style-name="ce2" office:value-type="string" calcext:value-type="string">
            <text:p>LLNMJRGDVDG</text:p>
          </table:table-cell>
          <table:table-cell table:style-name="ce4" table:formula="of:=DATE(2020;5;6)+TIME(15;49;21)" office:value-type="date" office:date-value="2020-05-06T15:49:21" calcext:value-type="date">
            <text:p>5/6/2020 15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Riedel</text:p>
          </table:table-cell>
          <table:table-cell table:style-name="ce3" office:value-type="string" calcext:value-type="string">
            <text:p>DGNLW8RCYZC</text:p>
          </table:table-cell>
          <table:table-cell table:style-name="ce5" table:formula="of:=DATE(2020;5;11)+TIME(1;8;57)" office:value-type="date" office:date-value="2020-05-11T01:08:57" calcext:value-type="date">
            <text:p>5/11/2020 1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Hermann</text:p>
          </table:table-cell>
          <table:table-cell table:style-name="ce2" office:value-type="string" calcext:value-type="string">
            <text:p>XQNCJP8V99Z</text:p>
          </table:table-cell>
          <table:table-cell table:style-name="ce4" table:formula="of:=DATE(2020;5;28)+TIME(2;29;23)" office:value-type="date" office:date-value="2020-05-28T02:29:23" calcext:value-type="date">
            <text:p>5/28/2020 2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Scheuchl</text:p>
          </table:table-cell>
          <table:table-cell table:style-name="ce3" office:value-type="string" calcext:value-type="string">
            <text:p>FVNQ5MLBVM9</text:p>
          </table:table-cell>
          <table:table-cell table:style-name="ce5" table:formula="of:=DATE(2020;5;30)+TIME(14;44;43)" office:value-type="date" office:date-value="2020-05-30T14:44:43" calcext:value-type="date">
            <text:p>5/30/2020 14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Wallimann</text:p>
          </table:table-cell>
          <table:table-cell table:style-name="ce2" office:value-type="string" calcext:value-type="string">
            <text:p>L8NLFPWV223</text:p>
          </table:table-cell>
          <table:table-cell table:style-name="ce4" table:formula="of:=DATE(2020;6;2)+TIME(6;12;32)" office:value-type="date" office:date-value="2020-06-02T06:12:32" calcext:value-type="date">
            <text:p>6/2/2020 6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as</text:p>
          </table:table-cell>
          <table:table-cell table:style-name="ce2" office:value-type="string" calcext:value-type="string">
            <text:p>Dannenberg</text:p>
          </table:table-cell>
          <table:table-cell table:style-name="ce2" office:value-type="string" calcext:value-type="string">
            <text:p>G9N2SXFVCFZ</text:p>
          </table:table-cell>
          <table:table-cell table:style-name="ce4" table:formula="of:=DATE(2020;6;16)+TIME(13;51;52)" office:value-type="date" office:date-value="2020-06-16T13:51:52" calcext:value-type="date">
            <text:p>6/16/2020 13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Blase</text:p>
          </table:table-cell>
          <table:table-cell table:style-name="ce3" office:value-type="string" calcext:value-type="string">
            <text:p>JRNBZJYXVQZ</text:p>
          </table:table-cell>
          <table:table-cell table:style-name="ce5" table:formula="of:=DATE(2020;6;27)+TIME(5;21;58)" office:value-type="date" office:date-value="2020-06-27T05:21:58" calcext:value-type="date">
            <text:p>6/27/2020 5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Seidl</text:p>
          </table:table-cell>
          <table:table-cell table:style-name="ce3" office:value-type="string" calcext:value-type="string">
            <text:p>V9ND7NHKM8V</text:p>
          </table:table-cell>
          <table:table-cell table:style-name="ce5" table:formula="of:=DATE(2020;6;28)+TIME(18;7;54)" office:value-type="date" office:date-value="2020-06-28T18:07:54" calcext:value-type="date">
            <text:p>6/28/2020 18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as</text:p>
          </table:table-cell>
          <table:table-cell table:style-name="ce3" office:value-type="string" calcext:value-type="string">
            <text:p>Naumann</text:p>
          </table:table-cell>
          <table:table-cell table:style-name="ce3" office:value-type="string" calcext:value-type="string">
            <text:p>HBNKPTHNKFK</text:p>
          </table:table-cell>
          <table:table-cell table:style-name="ce5" table:formula="of:=DATE(2020;6;29)+TIME(8;22;47)" office:value-type="date" office:date-value="2020-06-29T08:22:47" calcext:value-type="date">
            <text:p>6/29/2020 8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i</text:p>
          </table:table-cell>
          <table:table-cell table:style-name="ce3" office:value-type="string" calcext:value-type="string">
            <text:p>Gherghescu</text:p>
          </table:table-cell>
          <table:table-cell table:style-name="ce3" office:value-type="string" calcext:value-type="string">
            <text:p>JJNRWWF7LT7</text:p>
          </table:table-cell>
          <table:table-cell table:style-name="ce5" table:formula="of:=DATE(2020;5;7)+TIME(3;26;6)" office:value-type="date" office:date-value="2020-05-07T03:26:06" calcext:value-type="date">
            <text:p>5/7/2020 3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i</text:p>
          </table:table-cell>
          <table:table-cell table:style-name="ce3" office:value-type="string" calcext:value-type="string">
            <text:p>Simion</text:p>
          </table:table-cell>
          <table:table-cell table:style-name="ce3" office:value-type="string" calcext:value-type="string">
            <text:p>LMNFGSRJ8DK</text:p>
          </table:table-cell>
          <table:table-cell table:style-name="ce5" table:formula="of:=DATE(2020;6;18)+TIME(16;16;49)" office:value-type="date" office:date-value="2020-06-18T16:16:49" calcext:value-type="date">
            <text:p>6/18/2020 16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i</text:p>
          </table:table-cell>
          <table:table-cell table:style-name="ce2" office:value-type="string" calcext:value-type="string">
            <text:p>Kanner</text:p>
          </table:table-cell>
          <table:table-cell table:style-name="ce2" office:value-type="string" calcext:value-type="string">
            <text:p>J8NXWCV3YZZ</text:p>
          </table:table-cell>
          <table:table-cell table:style-name="ce4" table:formula="of:=DATE(2020;6;23)+TIME(19;47;2)" office:value-type="date" office:date-value="2020-06-23T19:47:02" calcext:value-type="date">
            <text:p>6/23/2020 19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i</text:p>
          </table:table-cell>
          <table:table-cell table:style-name="ce3" office:value-type="string" calcext:value-type="string">
            <text:p>danin</text:p>
          </table:table-cell>
          <table:table-cell table:style-name="ce3" office:value-type="string" calcext:value-type="string">
            <text:p>HQNDKKSKFJF</text:p>
          </table:table-cell>
          <table:table-cell table:style-name="ce5" table:formula="of:=DATE(2020;6;24)+TIME(1;4;59)" office:value-type="date" office:date-value="2020-06-24T01:04:59" calcext:value-type="date">
            <text:p>6/24/2020 1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s</text:p>
          </table:table-cell>
          <table:table-cell table:style-name="ce3" office:value-type="string" calcext:value-type="string">
            <text:p>Alvites</text:p>
          </table:table-cell>
          <table:table-cell table:style-name="ce3" office:value-type="string" calcext:value-type="string">
            <text:p>PZNKFDHQML8</text:p>
          </table:table-cell>
          <table:table-cell table:style-name="ce5" table:formula="of:=DATE(2020;5;5)+TIME(19;30;34)" office:value-type="date" office:date-value="2020-05-05T19:30:34" calcext:value-type="date">
            <text:p>5/5/2020 19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s</text:p>
          </table:table-cell>
          <table:table-cell table:style-name="ce2" office:value-type="string" calcext:value-type="string">
            <text:p>Salgado</text:p>
          </table:table-cell>
          <table:table-cell table:style-name="ce2" office:value-type="string" calcext:value-type="string">
            <text:p>LDN93MLYC7H</text:p>
          </table:table-cell>
          <table:table-cell table:style-name="ce4" table:formula="of:=DATE(2020;6;25)+TIME(21;3;46)" office:value-type="date" office:date-value="2020-06-25T21:03:46" calcext:value-type="date">
            <text:p>6/25/2020 2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G2N2ZXD49GK</text:p>
          </table:table-cell>
          <table:table-cell table:style-name="ce4" table:formula="of:=DATE(2020;3;27)+TIME(15;19;13)" office:value-type="date" office:date-value="2020-03-27T15:19:13" calcext:value-type="date">
            <text:p>3/27/2020 15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Hall</text:p>
          </table:table-cell>
          <table:table-cell table:style-name="ce3" office:value-type="string" calcext:value-type="string">
            <text:p>XPNL6Y35L43</text:p>
          </table:table-cell>
          <table:table-cell table:style-name="ce5" table:formula="of:=DATE(2020;5;5)+TIME(19;38;27)" office:value-type="date" office:date-value="2020-05-05T19:38:27" calcext:value-type="date">
            <text:p>5/5/2020 19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Wayner</text:p>
          </table:table-cell>
          <table:table-cell table:style-name="ce3" office:value-type="string" calcext:value-type="string">
            <text:p>XMNB93CRPN3</text:p>
          </table:table-cell>
          <table:table-cell table:style-name="ce5" table:formula="of:=DATE(2020;5;11)+TIME(12;9;31)" office:value-type="date" office:date-value="2020-05-11T12:09:31" calcext:value-type="date">
            <text:p>5/11/2020 12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Stebenné</text:p>
          </table:table-cell>
          <table:table-cell table:style-name="ce3" office:value-type="string" calcext:value-type="string">
            <text:p>V8NL7F67S45</text:p>
          </table:table-cell>
          <table:table-cell table:style-name="ce5" table:formula="of:=DATE(2020;5;29)+TIME(10;45;50)" office:value-type="date" office:date-value="2020-05-29T10:45:50" calcext:value-type="date">
            <text:p>5/29/2020 10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Murray</text:p>
          </table:table-cell>
          <table:table-cell table:style-name="ce2" office:value-type="string" calcext:value-type="string">
            <text:p>PTNGNDHF9KM</text:p>
          </table:table-cell>
          <table:table-cell table:style-name="ce4" table:formula="of:=DATE(2020;6;3)+TIME(0;59;33)" office:value-type="date" office:date-value="2020-06-03T00:59:33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Penner</text:p>
          </table:table-cell>
          <table:table-cell table:style-name="ce2" office:value-type="string" calcext:value-type="string">
            <text:p>JMNMPS2863R</text:p>
          </table:table-cell>
          <table:table-cell table:style-name="ce4" table:formula="of:=DATE(2020;6;8)+TIME(2;54;32)" office:value-type="date" office:date-value="2020-06-08T02:54:32" calcext:value-type="date">
            <text:p>6/8/2020 2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Lutomirski</text:p>
          </table:table-cell>
          <table:table-cell table:style-name="ce3" office:value-type="string" calcext:value-type="string">
            <text:p>JDNMFX3V26J</text:p>
          </table:table-cell>
          <table:table-cell table:style-name="ce5" table:formula="of:=DATE(2020;6;15)+TIME(13;1;56)" office:value-type="date" office:date-value="2020-06-15T13:01:56" calcext:value-type="date">
            <text:p>6/15/2020 1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Kedi</text:p>
          </table:table-cell>
          <table:table-cell table:style-name="ce3" office:value-type="string" calcext:value-type="string">
            <text:p>PNNSP82TJNJ</text:p>
          </table:table-cell>
          <table:table-cell table:style-name="ce5" table:formula="of:=DATE(2020;6;15)+TIME(23;8;19)" office:value-type="date" office:date-value="2020-06-15T23:08:19" calcext:value-type="date">
            <text:p>6/15/2020 2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Halaney</text:p>
          </table:table-cell>
          <table:table-cell table:style-name="ce2" office:value-type="string" calcext:value-type="string">
            <text:p>XGNJ3NQTHTW</text:p>
          </table:table-cell>
          <table:table-cell table:style-name="ce4" table:formula="of:=DATE(2020;6;18)+TIME(11;41;8)" office:value-type="date" office:date-value="2020-06-18T11:41:08" calcext:value-type="date">
            <text:p>6/18/2020 11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Van Uitert</text:p>
          </table:table-cell>
          <table:table-cell table:style-name="ce3" office:value-type="string" calcext:value-type="string">
            <text:p>GMN7ZV824TZ</text:p>
          </table:table-cell>
          <table:table-cell table:style-name="ce5" table:formula="of:=DATE(2020;6;23)+TIME(22;44;42)" office:value-type="date" office:date-value="2020-06-23T22:44:42" calcext:value-type="date">
            <text:p>6/23/2020 22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Ells</text:p>
          </table:table-cell>
          <table:table-cell table:style-name="ce3" office:value-type="string" calcext:value-type="string">
            <text:p>H4NY88CP2HN</text:p>
          </table:table-cell>
          <table:table-cell table:style-name="ce5" table:formula="of:=DATE(2020;6;24)+TIME(10;37;7)" office:value-type="date" office:date-value="2020-06-24T10:37:07" calcext:value-type="date">
            <text:p>6/24/2020 10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Chewning</text:p>
          </table:table-cell>
          <table:table-cell table:style-name="ce2" office:value-type="string" calcext:value-type="string">
            <text:p>MFN278F9DZF</text:p>
          </table:table-cell>
          <table:table-cell table:style-name="ce4" table:formula="of:=DATE(2020;6;24)+TIME(11;18;7)" office:value-type="date" office:date-value="2020-06-24T11:18:07" calcext:value-type="date">
            <text:p>6/24/2020 11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Koh</text:p>
          </table:table-cell>
          <table:table-cell table:style-name="ce3" office:value-type="string" calcext:value-type="string">
            <text:p>LZNG24YPMFB</text:p>
          </table:table-cell>
          <table:table-cell table:style-name="ce5" table:formula="of:=DATE(2020;6;26)+TIME(8;41;9)" office:value-type="date" office:date-value="2020-06-26T08:41:09" calcext:value-type="date">
            <text:p>6/26/2020 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Toth</text:p>
          </table:table-cell>
          <table:table-cell table:style-name="ce2" office:value-type="string" calcext:value-type="string">
            <text:p>J6NL55CLX5W</text:p>
          </table:table-cell>
          <table:table-cell table:style-name="ce4" table:formula="of:=DATE(2020;6;26)+TIME(15;55;14)" office:value-type="date" office:date-value="2020-06-26T15:55:14" calcext:value-type="date">
            <text:p>6/26/2020 15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</text:p>
          </table:table-cell>
          <table:table-cell table:style-name="ce2" office:value-type="string" calcext:value-type="string">
            <text:p>Mulbrook</text:p>
          </table:table-cell>
          <table:table-cell table:style-name="ce2" office:value-type="string" calcext:value-type="string">
            <text:p>G2NB265RMC4</text:p>
          </table:table-cell>
          <table:table-cell table:style-name="ce4" table:formula="of:=DATE(2020;6;29)+TIME(9;48;41)" office:value-type="date" office:date-value="2020-06-29T09:48:41" calcext:value-type="date">
            <text:p>6/29/2020 9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ew</text:p>
          </table:table-cell>
          <table:table-cell table:style-name="ce3" office:value-type="string" calcext:value-type="string">
            <text:p>Schwartzmeyer</text:p>
          </table:table-cell>
          <table:table-cell table:style-name="ce3" office:value-type="string" calcext:value-type="string">
            <text:p>NFNFT49DHCH</text:p>
          </table:table-cell>
          <table:table-cell table:style-name="ce5" table:formula="of:=DATE(2020;6;29)+TIME(13;53;36)" office:value-type="date" office:date-value="2020-06-29T13:53:36" calcext:value-type="date">
            <text:p>6/29/2020 13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ws</text:p>
          </table:table-cell>
          <table:table-cell table:style-name="ce2" office:value-type="string" calcext:value-type="string">
            <text:p>Oppong Jnr</text:p>
          </table:table-cell>
          <table:table-cell table:style-name="ce2" office:value-type="string" calcext:value-type="string">
            <text:p>PGN6P7FSHCL</text:p>
          </table:table-cell>
          <table:table-cell table:style-name="ce4" table:formula="of:=DATE(2020;6;20)+TIME(18;26;6)" office:value-type="date" office:date-value="2020-06-20T18:26:06" calcext:value-type="date">
            <text:p>6/20/2020 18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rey</text:p>
          </table:table-cell>
          <table:table-cell table:style-name="ce2" office:value-type="string" calcext:value-type="string">
            <text:p>Shumkov</text:p>
          </table:table-cell>
          <table:table-cell table:style-name="ce2" office:value-type="string" calcext:value-type="string">
            <text:p>VGNVSF5R3CG</text:p>
          </table:table-cell>
          <table:table-cell table:style-name="ce4" table:formula="of:=DATE(2020;6;29)+TIME(10;21;47)" office:value-type="date" office:date-value="2020-06-29T10:21:47" calcext:value-type="date">
            <text:p>6/29/2020 10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zej</text:p>
          </table:table-cell>
          <table:table-cell table:style-name="ce3" office:value-type="string" calcext:value-type="string">
            <text:p>Wilczyński</text:p>
          </table:table-cell>
          <table:table-cell table:style-name="ce3" office:value-type="string" calcext:value-type="string">
            <text:p>PWN8WTBZ9NQ</text:p>
          </table:table-cell>
          <table:table-cell table:style-name="ce5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rzej</text:p>
          </table:table-cell>
          <table:table-cell table:style-name="ce3" office:value-type="string" calcext:value-type="string">
            <text:p>Szelemetko</text:p>
          </table:table-cell>
          <table:table-cell table:style-name="ce3" office:value-type="string" calcext:value-type="string">
            <text:p>VKNJGHRTXN2</text:p>
          </table:table-cell>
          <table:table-cell table:style-name="ce5" table:formula="of:=DATE(2020;6;28)+TIME(6;53;56)" office:value-type="date" office:date-value="2020-06-28T06:53:56" calcext:value-type="date">
            <text:p>6/28/2020 6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y</text:p>
          </table:table-cell>
          <table:table-cell table:style-name="ce3" office:value-type="string" calcext:value-type="string">
            <text:p>Davidson</text:p>
          </table:table-cell>
          <table:table-cell table:style-name="ce3" office:value-type="string" calcext:value-type="string">
            <text:p>KDNX5H5PCV6</text:p>
          </table:table-cell>
          <table:table-cell table:style-name="ce5" table:formula="of:=DATE(2020;5;8)+TIME(15;38;53)" office:value-type="date" office:date-value="2020-05-08T15:38:53" calcext:value-type="date">
            <text:p>5/8/2020 15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y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VNX54JSXX8</text:p>
          </table:table-cell>
          <table:table-cell table:style-name="ce5" table:formula="of:=DATE(2020;5;13)+TIME(16;27;23)" office:value-type="date" office:date-value="2020-05-13T16:27:23" calcext:value-type="date">
            <text:p>5/13/2020 16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dy</text:p>
          </table:table-cell>
          <table:table-cell table:style-name="ce2" office:value-type="string" calcext:value-type="string">
            <text:p>Gikling</text:p>
          </table:table-cell>
          <table:table-cell table:style-name="ce2" office:value-type="string" calcext:value-type="string">
            <text:p>V6N6QQYZJV9</text:p>
          </table:table-cell>
          <table:table-cell table:style-name="ce4" table:formula="of:=DATE(2020;5;18)+TIME(9;5;28)" office:value-type="date" office:date-value="2020-05-18T09:05:28" calcext:value-type="date">
            <text:p>5/18/2020 9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dy</text:p>
          </table:table-cell>
          <table:table-cell table:style-name="ce3" office:value-type="string" calcext:value-type="string">
            <text:p>Purcell</text:p>
          </table:table-cell>
          <table:table-cell table:style-name="ce3" office:value-type="string" calcext:value-type="string">
            <text:p>XGNV5297R44</text:p>
          </table:table-cell>
          <table:table-cell table:style-name="ce5" table:formula="of:=DATE(2020;6;26)+TIME(9;20;30)" office:value-type="date" office:date-value="2020-06-26T09:20:30" calcext:value-type="date">
            <text:p>6/26/2020 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gel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GGNJPY74LNY</text:p>
          </table:table-cell>
          <table:table-cell table:style-name="ce5" table:formula="of:=DATE(2020;5;6)+TIME(20;53;14)" office:value-type="date" office:date-value="2020-05-06T20:53:14" calcext:value-type="date">
            <text:p>5/6/2020 20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gel</text:p>
          </table:table-cell>
          <table:table-cell table:style-name="ce3" office:value-type="string" calcext:value-type="string">
            <text:p>Shtilianov</text:p>
          </table:table-cell>
          <table:table-cell table:style-name="ce3" office:value-type="string" calcext:value-type="string">
            <text:p>GFNZQ7JFWKQ</text:p>
          </table:table-cell>
          <table:table-cell table:style-name="ce5" table:formula="of:=DATE(2020;5;27)+TIME(5;49;51)" office:value-type="date" office:date-value="2020-05-27T05:49:51" calcext:value-type="date">
            <text:p>5/27/2020 5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Ángel</text:p>
          </table:table-cell>
          <table:table-cell table:style-name="ce2" office:value-type="string" calcext:value-type="string">
            <text:p>Ramos</text:p>
          </table:table-cell>
          <table:table-cell table:style-name="ce2" office:value-type="string" calcext:value-type="string">
            <text:p>V7NZ8XN59D8</text:p>
          </table:table-cell>
          <table:table-cell table:style-name="ce4" table:formula="of:=DATE(2020;6;4)+TIME(17;51;8)" office:value-type="date" office:date-value="2020-06-04T17:51:08" calcext:value-type="date">
            <text:p>6/4/2020 17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gela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ZXN45DS28NK</text:p>
          </table:table-cell>
          <table:table-cell table:style-name="ce4" table:formula="of:=DATE(2020;6;15)+TIME(14;21;38)" office:value-type="date" office:date-value="2020-06-15T14:21:38" calcext:value-type="date">
            <text:p>6/15/2020 14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gelina</text:p>
          </table:table-cell>
          <table:table-cell table:style-name="ce3" office:value-type="string" calcext:value-type="string">
            <text:p>Tsai</text:p>
          </table:table-cell>
          <table:table-cell table:style-name="ce3" office:value-type="string" calcext:value-type="string">
            <text:p>MKN6PHGBYK2</text:p>
          </table:table-cell>
          <table:table-cell table:style-name="ce5" table:formula="of:=DATE(2020;5;7)+TIME(12;15;8)" office:value-type="date" office:date-value="2020-05-07T12:15:08" calcext:value-type="date">
            <text:p>5/7/2020 12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gga Agia</text:p>
          </table:table-cell>
          <table:table-cell table:style-name="ce2" office:value-type="string" calcext:value-type="string">
            <text:p>Wardhana</text:p>
          </table:table-cell>
          <table:table-cell table:style-name="ce2" office:value-type="string" calcext:value-type="string">
            <text:p>G6N8Q7KKNST</text:p>
          </table:table-cell>
          <table:table-cell table:style-name="ce4" table:formula="of:=DATE(2020;6;28)+TIME(23;23;29)" office:value-type="date" office:date-value="2020-06-28T23:23:29" calcext:value-type="date">
            <text:p>6/28/2020 23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gie</text:p>
          </table:table-cell>
          <table:table-cell table:style-name="ce2" office:value-type="string" calcext:value-type="string">
            <text:p>Casarez</text:p>
          </table:table-cell>
          <table:table-cell table:style-name="ce2" office:value-type="string" calcext:value-type="string">
            <text:p>QWN3CWDV3N6</text:p>
          </table:table-cell>
          <table:table-cell table:style-name="ce4" table:formula="of:=DATE(2020;5;27)+TIME(8;30;43)" office:value-type="date" office:date-value="2020-05-27T08:30:43" calcext:value-type="date">
            <text:p>5/27/2020 8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gus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MVNH95YM4HX</text:p>
          </table:table-cell>
          <table:table-cell table:style-name="ce4" table:formula="of:=DATE(2020;6;16)+TIME(15;56;10)" office:value-type="date" office:date-value="2020-06-16T15:56:10" calcext:value-type="date">
            <text:p>6/16/2020 1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gus</text:p>
          </table:table-cell>
          <table:table-cell table:style-name="ce3" office:value-type="string" calcext:value-type="string">
            <text:p>Ainslie</text:p>
          </table:table-cell>
          <table:table-cell table:style-name="ce3" office:value-type="string" calcext:value-type="string">
            <text:p>VQNCZT6NP9P</text:p>
          </table:table-cell>
          <table:table-cell table:style-name="ce5" table:formula="of:=DATE(2020;6;26)+TIME(8;59;38)" office:value-type="date" office:date-value="2020-06-26T08:59:38" calcext:value-type="date">
            <text:p>6/26/2020 8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h-Tuan</text:p>
          </table:table-cell>
          <table:table-cell table:style-name="ce2" office:value-type="string" calcext:value-type="string">
            <text:p>Hoang</text:p>
          </table:table-cell>
          <table:table-cell table:style-name="ce2" office:value-type="string" calcext:value-type="string">
            <text:p>DPNZTYKM6WQ</text:p>
          </table:table-cell>
          <table:table-cell table:style-name="ce4" table:formula="of:=DATE(2020;6;29)+TIME(13;41;49)" office:value-type="date" office:date-value="2020-06-29T13:41:49" calcext:value-type="date">
            <text:p>6/29/2020 13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il</text:p>
          </table:table-cell>
          <table:table-cell table:style-name="ce2" office:value-type="string" calcext:value-type="string">
            <text:p>Vishnoi</text:p>
          </table:table-cell>
          <table:table-cell table:style-name="ce2" office:value-type="string" calcext:value-type="string">
            <text:p>JQN7Z7WN8B3</text:p>
          </table:table-cell>
          <table:table-cell table:style-name="ce4" table:formula="of:=DATE(2020;6;26)+TIME(14;23;18)" office:value-type="date" office:date-value="2020-06-26T14:23:18" calcext:value-type="date">
            <text:p>6/26/2020 14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il</text:p>
          </table:table-cell>
          <table:table-cell table:style-name="ce3" office:value-type="string" calcext:value-type="string">
            <text:p>Belur</text:p>
          </table:table-cell>
          <table:table-cell table:style-name="ce3" office:value-type="string" calcext:value-type="string">
            <text:p>LGNKKRVJP8B</text:p>
          </table:table-cell>
          <table:table-cell table:style-name="ce5" table:formula="of:=DATE(2020;6;28)+TIME(19;41;55)" office:value-type="date" office:date-value="2020-06-28T19:41:55" calcext:value-type="date">
            <text:p>6/28/2020 19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imesh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JCNH4742YM6</text:p>
          </table:table-cell>
          <table:table-cell table:style-name="ce5" table:formula="of:=DATE(2020;6;15)+TIME(12;29;10)" office:value-type="date" office:date-value="2020-06-15T12:29:10" calcext:value-type="date">
            <text:p>6/15/2020 12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ish</text:p>
          </table:table-cell>
          <table:table-cell table:style-name="ce2" office:value-type="string" calcext:value-type="string">
            <text:p>Aney</text:p>
          </table:table-cell>
          <table:table-cell table:style-name="ce2" office:value-type="string" calcext:value-type="string">
            <text:p>FTNHD75PXYW</text:p>
          </table:table-cell>
          <table:table-cell table:style-name="ce4" table:formula="of:=DATE(2020;6;29)+TIME(12;34;25)" office:value-type="date" office:date-value="2020-06-29T12:34:25" calcext:value-type="date">
            <text:p>6/29/2020 12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jali</text:p>
          </table:table-cell>
          <table:table-cell table:style-name="ce2" office:value-type="string" calcext:value-type="string">
            <text:p>Gola</text:p>
          </table:table-cell>
          <table:table-cell table:style-name="ce2" office:value-type="string" calcext:value-type="string">
            <text:p>JYNKD6QMTQQ</text:p>
          </table:table-cell>
          <table:table-cell table:style-name="ce4" table:formula="of:=DATE(2020;5;29)+TIME(19;31;14)" office:value-type="date" office:date-value="2020-05-29T19:31:14" calcext:value-type="date">
            <text:p>5/29/2020 19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janeya "Reddy"</text:p>
          </table:table-cell>
          <table:table-cell table:style-name="ce3" office:value-type="string" calcext:value-type="string">
            <text:p>Chagam</text:p>
          </table:table-cell>
          <table:table-cell table:style-name="ce3" office:value-type="string" calcext:value-type="string">
            <text:p>M4NX7CRJMGZ</text:p>
          </table:table-cell>
          <table:table-cell table:style-name="ce5" table:formula="of:=DATE(2020;6;3)+TIME(12;58;45)" office:value-type="date" office:date-value="2020-06-03T12:58:45" calcext:value-type="date">
            <text:p>6/3/2020 12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jo</text:p>
          </table:table-cell>
          <table:table-cell table:style-name="ce2" office:value-type="string" calcext:value-type="string">
            <text:p>Vahldiek-Oberwagner</text:p>
          </table:table-cell>
          <table:table-cell table:style-name="ce2" office:value-type="string" calcext:value-type="string">
            <text:p>HNNQLBYR5TK</text:p>
          </table:table-cell>
          <table:table-cell table:style-name="ce4" table:formula="of:=DATE(2020;5;19)+TIME(12;16;4)" office:value-type="date" office:date-value="2020-05-19T12:16:04" calcext:value-type="date">
            <text:p>5/19/2020 12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kit</text:p>
          </table:table-cell>
          <table:table-cell table:style-name="ce3" office:value-type="string" calcext:value-type="string">
            <text:p>Ranjan</text:p>
          </table:table-cell>
          <table:table-cell table:style-name="ce3" office:value-type="string" calcext:value-type="string">
            <text:p>J6NX34SL4YX</text:p>
          </table:table-cell>
          <table:table-cell table:style-name="ce5" table:formula="of:=DATE(2020;6;19)+TIME(1;1;29)" office:value-type="date" office:date-value="2020-06-19T01:01:29" calcext:value-type="date">
            <text:p>6/19/2020 1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kit</text:p>
          </table:table-cell>
          <table:table-cell table:style-name="ce3" office:value-type="string" calcext:value-type="string">
            <text:p>Purohit</text:p>
          </table:table-cell>
          <table:table-cell table:style-name="ce3" office:value-type="string" calcext:value-type="string">
            <text:p>KTNZRBS7TSM</text:p>
          </table:table-cell>
          <table:table-cell table:style-name="ce5" table:formula="of:=DATE(2020;6;24)+TIME(3;38;50)" office:value-type="date" office:date-value="2020-06-24T03:38:50" calcext:value-type="date">
            <text:p>6/24/2020 3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kita</text:p>
          </table:table-cell>
          <table:table-cell table:style-name="ce2" office:value-type="string" calcext:value-type="string">
            <text:p>Rafiz</text:p>
          </table:table-cell>
          <table:table-cell table:style-name="ce2" office:value-type="string" calcext:value-type="string">
            <text:p>JLNM228FGWH</text:p>
          </table:table-cell>
          <table:table-cell table:style-name="ce4" table:formula="of:=DATE(2020;6;13)+TIME(0;27;4)" office:value-type="date" office:date-value="2020-06-13T00:27:04" calcext:value-type="date">
            <text:p>6/13/2020 0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kita</text:p>
          </table:table-cell>
          <table:table-cell table:style-name="ce2" office:value-type="string" calcext:value-type="string">
            <text:p>Ghosh</text:p>
          </table:table-cell>
          <table:table-cell table:style-name="ce2" office:value-type="string" calcext:value-type="string">
            <text:p>DDN6L8CJPSG</text:p>
          </table:table-cell>
          <table:table-cell table:style-name="ce4" table:formula="of:=DATE(2020;6;14)+TIME(11;22;33)" office:value-type="date" office:date-value="2020-06-14T11:22:33" calcext:value-type="date">
            <text:p>6/14/2020 11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kur</text:p>
          </table:table-cell>
          <table:table-cell table:style-name="ce2" office:value-type="string" calcext:value-type="string">
            <text:p>Tyagi</text:p>
          </table:table-cell>
          <table:table-cell table:style-name="ce2" office:value-type="string" calcext:value-type="string">
            <text:p>F7NG7V6SBH5</text:p>
          </table:table-cell>
          <table:table-cell table:style-name="ce4" table:formula="of:=DATE(2020;6;1)+TIME(3;19;43)" office:value-type="date" office:date-value="2020-06-01T03:19:43" calcext:value-type="date">
            <text:p>6/1/2020 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kur</text:p>
          </table:table-cell>
          <table:table-cell table:style-name="ce3" office:value-type="string" calcext:value-type="string">
            <text:p>Chowdhary</text:p>
          </table:table-cell>
          <table:table-cell table:style-name="ce3" office:value-type="string" calcext:value-type="string">
            <text:p>M8NSFR3HW2L</text:p>
          </table:table-cell>
          <table:table-cell table:style-name="ce5" table:formula="of:=DATE(2020;6;24)+TIME(2;41;58)" office:value-type="date" office:date-value="2020-06-24T02:41:58" calcext:value-type="date">
            <text:p>6/24/2020 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kur</text:p>
          </table:table-cell>
          <table:table-cell table:style-name="ce2" office:value-type="string" calcext:value-type="string">
            <text:p>Dhakar</text:p>
          </table:table-cell>
          <table:table-cell table:style-name="ce2" office:value-type="string" calcext:value-type="string">
            <text:p>KFNVWL3QX6B</text:p>
          </table:table-cell>
          <table:table-cell table:style-name="ce4" table:formula="of:=DATE(2020;6;24)+TIME(5;42;13)" office:value-type="date" office:date-value="2020-06-24T05:42:13" calcext:value-type="date">
            <text:p>6/24/2020 5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mar</text:p>
          </table:table-cell>
          <table:table-cell table:style-name="ce3" office:value-type="string" calcext:value-type="string">
            <text:p>Oueja</text:p>
          </table:table-cell>
          <table:table-cell table:style-name="ce3" office:value-type="string" calcext:value-type="string">
            <text:p>PGN3XXDJFY8</text:p>
          </table:table-cell>
          <table:table-cell table:style-name="ce5" table:formula="of:=DATE(2020;6;27)+TIME(18;43;29)" office:value-type="date" office:date-value="2020-06-27T18:43:29" calcext:value-type="date">
            <text:p>6/27/2020 18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mol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NQNYXDR3TP3</text:p>
          </table:table-cell>
          <table:table-cell table:style-name="ce5" table:formula="of:=DATE(2020;6;23)+TIME(22;10;11)" office:value-type="date" office:date-value="2020-06-23T22:10:11" calcext:value-type="date">
            <text:p>6/23/2020 22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n</text:p>
          </table:table-cell>
          <table:table-cell table:style-name="ce3" office:value-type="string" calcext:value-type="string">
            <text:p>Davis</text:p>
          </table:table-cell>
          <table:table-cell table:style-name="ce3" office:value-type="string" calcext:value-type="string">
            <text:p>PJNWC8YXHPG</text:p>
          </table:table-cell>
          <table:table-cell table:style-name="ce5" table:formula="of:=DATE(2020;6;15)+TIME(14;47;40)" office:value-type="date" office:date-value="2020-06-15T14:47:40" calcext:value-type="date">
            <text:p>6/15/2020 14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Liao</text:p>
          </table:table-cell>
          <table:table-cell table:style-name="ce2" office:value-type="string" calcext:value-type="string">
            <text:p>MKNPP6JGBVB</text:p>
          </table:table-cell>
          <table:table-cell table:style-name="ce4" table:formula="of:=DATE(2020;5;5)+TIME(15;54;46)" office:value-type="date" office:date-value="2020-05-05T15:54:46" calcext:value-type="date">
            <text:p>5/5/2020 15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Jung</text:p>
          </table:table-cell>
          <table:table-cell table:style-name="ce2" office:value-type="string" calcext:value-type="string">
            <text:p>D2N3D8SL7NX</text:p>
          </table:table-cell>
          <table:table-cell table:style-name="ce4" table:formula="of:=DATE(2020;5;13)+TIME(19;38;52)" office:value-type="date" office:date-value="2020-05-13T19:38:52" calcext:value-type="date">
            <text:p>5/13/2020 19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Philips</text:p>
          </table:table-cell>
          <table:table-cell table:style-name="ce2" office:value-type="string" calcext:value-type="string">
            <text:p>NZNT5KBYFKM</text:p>
          </table:table-cell>
          <table:table-cell table:style-name="ce4" table:formula="of:=DATE(2020;6;12)+TIME(18;36;0)" office:value-type="date" office:date-value="2020-06-12T18:36:00" calcext:value-type="date">
            <text:p>6/12/2020 18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McDermond</text:p>
          </table:table-cell>
          <table:table-cell table:style-name="ce3" office:value-type="string" calcext:value-type="string">
            <text:p>K7NPJM96VT5</text:p>
          </table:table-cell>
          <table:table-cell table:style-name="ce5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a</text:p>
          </table:table-cell>
          <table:table-cell table:style-name="ce2" office:value-type="string" calcext:value-type="string">
            <text:p>e só</text:p>
          </table:table-cell>
          <table:table-cell table:style-name="ce2" office:value-type="string" calcext:value-type="string">
            <text:p>GPNWCRKC7QV</text:p>
          </table:table-cell>
          <table:table-cell table:style-name="ce4" table:formula="of:=DATE(2020;6;23)+TIME(13;32;17)" office:value-type="date" office:date-value="2020-06-23T13:32:17" calcext:value-type="date">
            <text:p>6/23/2020 13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na</text:p>
          </table:table-cell>
          <table:table-cell table:style-name="ce3" office:value-type="string" calcext:value-type="string">
            <text:p>Demidova</text:p>
          </table:table-cell>
          <table:table-cell table:style-name="ce3" office:value-type="string" calcext:value-type="string">
            <text:p>M5N7JJQGM9K</text:p>
          </table:table-cell>
          <table:table-cell table:style-name="ce5" table:formula="of:=DATE(2020;6;26)+TIME(18;17;50)" office:value-type="date" office:date-value="2020-06-26T18:17:50" calcext:value-type="date">
            <text:p>6/26/2020 18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nabelle</text:p>
          </table:table-cell>
          <table:table-cell table:style-name="ce3" office:value-type="string" calcext:value-type="string">
            <text:p>Votaw</text:p>
          </table:table-cell>
          <table:table-cell table:style-name="ce3" office:value-type="string" calcext:value-type="string">
            <text:p>FKNNKFL98WQ</text:p>
          </table:table-cell>
          <table:table-cell table:style-name="ce5" table:formula="of:=DATE(2020;6;27)+TIME(9;34;2)" office:value-type="date" office:date-value="2020-06-27T09:34:02" calcext:value-type="date">
            <text:p>6/27/2020 9:34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Annania</text:p>
          </table:table-cell>
          <table:table-cell table:style-name="ce3" office:value-type="string" calcext:value-type="string">
            <text:p>DFND4ZCR8HR</text:p>
          </table:table-cell>
          <table:table-cell table:style-name="ce5" table:formula="of:=DATE(2020;6;9)+TIME(9;43;48)" office:value-type="date" office:date-value="2020-06-09T09:43:48" calcext:value-type="date">
            <text:p>6/9/2020 9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e</text:p>
          </table:table-cell>
          <table:table-cell table:style-name="ce2" office:value-type="string" calcext:value-type="string">
            <text:p>Dickison</text:p>
          </table:table-cell>
          <table:table-cell table:style-name="ce2" office:value-type="string" calcext:value-type="string">
            <text:p>Z3NHLRMSBHG</text:p>
          </table:table-cell>
          <table:table-cell table:style-name="ce4" table:formula="of:=DATE(2020;6;17)+TIME(9;44;56)" office:value-type="date" office:date-value="2020-06-17T09:44:56" calcext:value-type="date">
            <text:p>6/17/2020 9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e</text:p>
          </table:table-cell>
          <table:table-cell table:style-name="ce2" office:value-type="string" calcext:value-type="string">
            <text:p>Hopkins</text:p>
          </table:table-cell>
          <table:table-cell table:style-name="ce2" office:value-type="string" calcext:value-type="string">
            <text:p>FVN45KSFJGN</text:p>
          </table:table-cell>
          <table:table-cell table:style-name="ce4" table:formula="of:=DATE(2020;6;21)+TIME(2;10;49)" office:value-type="date" office:date-value="2020-06-21T02:10:49" calcext:value-type="date">
            <text:p>6/21/2020 2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Leroux</text:p>
          </table:table-cell>
          <table:table-cell table:style-name="ce3" office:value-type="string" calcext:value-type="string">
            <text:p>ZTNQ2NCNV87</text:p>
          </table:table-cell>
          <table:table-cell table:style-name="ce5" table:formula="of:=DATE(2020;6;22)+TIME(13;5;56)" office:value-type="date" office:date-value="2020-06-22T13:05:56" calcext:value-type="date">
            <text:p>6/22/2020 13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nie</text:p>
          </table:table-cell>
          <table:table-cell table:style-name="ce2" office:value-type="string" calcext:value-type="string">
            <text:p>Lei</text:p>
          </table:table-cell>
          <table:table-cell table:style-name="ce2" office:value-type="string" calcext:value-type="string">
            <text:p>MDNXJCGC4XB</text:p>
          </table:table-cell>
          <table:table-cell table:style-name="ce4" table:formula="of:=DATE(2020;6;23)+TIME(16;14;47)" office:value-type="date" office:date-value="2020-06-23T16:14:47" calcext:value-type="date">
            <text:p>6/23/2020 16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nie</text:p>
          </table:table-cell>
          <table:table-cell table:style-name="ce3" office:value-type="string" calcext:value-type="string">
            <text:p>Huang</text:p>
          </table:table-cell>
          <table:table-cell table:style-name="ce3" office:value-type="string" calcext:value-type="string">
            <text:p>M9NSVYHMCFV</text:p>
          </table:table-cell>
          <table:table-cell table:style-name="ce5" table:formula="of:=DATE(2020;6;24)+TIME(13;2;16)" office:value-type="date" office:date-value="2020-06-24T13:02:16" calcext:value-type="date">
            <text:p>6/24/2020 13:02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Annu</text:p>
          </table:table-cell>
          <table:table-cell table:style-name="ce3" office:value-type="string" calcext:value-type="string">
            <text:p>ZNN8JG8ZZHS</text:p>
          </table:table-cell>
          <table:table-cell table:style-name="ce5" table:formula="of:=DATE(2020;6;29)+TIME(0;53;40)" office:value-type="date" office:date-value="2020-06-29T00:53:40" calcext:value-type="date">
            <text:p>6/29/2020 0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on</text:p>
          </table:table-cell>
          <table:table-cell table:style-name="ce2" office:value-type="string" calcext:value-type="string">
            <text:p>XD</text:p>
          </table:table-cell>
          <table:table-cell table:style-name="ce2" office:value-type="string" calcext:value-type="string">
            <text:p>LWN332VVR88</text:p>
          </table:table-cell>
          <table:table-cell table:style-name="ce4" table:formula="of:=DATE(2020;5;18)+TIME(22;38;28)" office:value-type="date" office:date-value="2020-05-18T22:38:28" calcext:value-type="date">
            <text:p>5/18/2020 22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oop</text:p>
          </table:table-cell>
          <table:table-cell table:style-name="ce2" office:value-type="string" calcext:value-type="string">
            <text:p>Vijayan</text:p>
          </table:table-cell>
          <table:table-cell table:style-name="ce2" office:value-type="string" calcext:value-type="string">
            <text:p>MFN4CHBGV7G</text:p>
          </table:table-cell>
          <table:table-cell table:style-name="ce4" table:formula="of:=DATE(2020;5;14)+TIME(5;14;25)" office:value-type="date" office:date-value="2020-05-14T05:14:25" calcext:value-type="date">
            <text:p>5/14/2020 5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sood</text:p>
          </table:table-cell>
          <table:table-cell table:style-name="ce3" office:value-type="string" calcext:value-type="string">
            <text:p>Anandan</text:p>
          </table:table-cell>
          <table:table-cell table:style-name="ce3" office:value-type="string" calcext:value-type="string">
            <text:p>NCNG6ZP68F4</text:p>
          </table:table-cell>
          <table:table-cell table:style-name="ce5" table:formula="of:=DATE(2020;5;28)+TIME(14;2;2)" office:value-type="date" office:date-value="2020-05-28T14:02:02" calcext:value-type="date">
            <text:p>5/28/2020 14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Carroll</text:p>
          </table:table-cell>
          <table:table-cell table:style-name="ce2" office:value-type="string" calcext:value-type="string">
            <text:p>FDN7DJ68FF2</text:p>
          </table:table-cell>
          <table:table-cell table:style-name="ce4" table:formula="of:=DATE(2020;5;18)+TIME(11;10;5)" office:value-type="date" office:date-value="2020-05-18T11:10:05" calcext:value-type="date">
            <text:p>5/18/2020 11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Critelli</text:p>
          </table:table-cell>
          <table:table-cell table:style-name="ce2" office:value-type="string" calcext:value-type="string">
            <text:p>VZNJWBSTJ4C</text:p>
          </table:table-cell>
          <table:table-cell table:style-name="ce4" table:formula="of:=DATE(2020;5;27)+TIME(13;3;3)" office:value-type="date" office:date-value="2020-05-27T13:03:03" calcext:value-type="date">
            <text:p>5/27/2020 13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Doko</text:p>
          </table:table-cell>
          <table:table-cell table:style-name="ce3" office:value-type="string" calcext:value-type="string">
            <text:p>DNNDZDZNNDW</text:p>
          </table:table-cell>
          <table:table-cell table:style-name="ce5" table:formula="of:=DATE(2020;6;9)+TIME(15;7;55)" office:value-type="date" office:date-value="2020-06-09T15:07:55" calcext:value-type="date">
            <text:p>6/9/2020 15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Krezel</text:p>
          </table:table-cell>
          <table:table-cell table:style-name="ce2" office:value-type="string" calcext:value-type="string">
            <text:p>J6NXZNLYMFG</text:p>
          </table:table-cell>
          <table:table-cell table:style-name="ce4" table:formula="of:=DATE(2020;6;15)+TIME(11;36;28)" office:value-type="date" office:date-value="2020-06-15T11:36:28" calcext:value-type="date">
            <text:p>6/15/2020 11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arber</text:p>
          </table:table-cell>
          <table:table-cell table:style-name="ce3" office:value-type="string" calcext:value-type="string">
            <text:p>ZMNPB5H7KJW</text:p>
          </table:table-cell>
          <table:table-cell table:style-name="ce5" table:formula="of:=DATE(2020;6;22)+TIME(20;7;54)" office:value-type="date" office:date-value="2020-06-22T20:07:54" calcext:value-type="date">
            <text:p>6/22/2020 20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FMNRZYRVHFG</text:p>
          </table:table-cell>
          <table:table-cell table:style-name="ce5" table:formula="of:=DATE(2020;6;23)+TIME(16;42;48)" office:value-type="date" office:date-value="2020-06-23T16:42:48" calcext:value-type="date">
            <text:p>6/23/2020 16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Gillespie</text:p>
          </table:table-cell>
          <table:table-cell table:style-name="ce3" office:value-type="string" calcext:value-type="string">
            <text:p>J5NZPYZN2QM</text:p>
          </table:table-cell>
          <table:table-cell table:style-name="ce5" table:formula="of:=DATE(2020;6;25)+TIME(0;2;14)" office:value-type="date" office:date-value="2020-06-25T00:02:14" calcext:value-type="date">
            <text:p>6/25/2020 0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Borla</text:p>
          </table:table-cell>
          <table:table-cell table:style-name="ce2" office:value-type="string" calcext:value-type="string">
            <text:p>V7N9VXFV9Y6</text:p>
          </table:table-cell>
          <table:table-cell table:style-name="ce4" table:formula="of:=DATE(2020;6;27)+TIME(4;25;23)" office:value-type="date" office:date-value="2020-06-27T04:25:23" calcext:value-type="date">
            <text:p>6/27/2020 4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hony</text:p>
          </table:table-cell>
          <table:table-cell table:style-name="ce2" office:value-type="string" calcext:value-type="string">
            <text:p>Lin</text:p>
          </table:table-cell>
          <table:table-cell table:style-name="ce2" office:value-type="string" calcext:value-type="string">
            <text:p>ZWNCQFN3S66</text:p>
          </table:table-cell>
          <table:table-cell table:style-name="ce4" table:formula="of:=DATE(2020;6;27)+TIME(22;20;55)" office:value-type="date" office:date-value="2020-06-27T22:20:55" calcext:value-type="date">
            <text:p>6/27/2020 22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Craske</text:p>
          </table:table-cell>
          <table:table-cell table:style-name="ce2" office:value-type="string" calcext:value-type="string">
            <text:p>GNNNP7WNCDK</text:p>
          </table:table-cell>
          <table:table-cell table:style-name="ce4" table:formula="of:=DATE(2020;6;5)+TIME(6;21;31)" office:value-type="date" office:date-value="2020-06-05T06:21:31" calcext:value-type="date">
            <text:p>6/5/2020 6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on</text:p>
          </table:table-cell>
          <table:table-cell table:style-name="ce3" office:value-type="string" calcext:value-type="string">
            <text:p>Gerasimov</text:p>
          </table:table-cell>
          <table:table-cell table:style-name="ce3" office:value-type="string" calcext:value-type="string">
            <text:p>DYNQX9CLLPG</text:p>
          </table:table-cell>
          <table:table-cell table:style-name="ce5" table:formula="of:=DATE(2020;5;5)+TIME(15;52;34)" office:value-type="date" office:date-value="2020-05-05T15:52:34" calcext:value-type="date">
            <text:p>5/5/2020 15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on</text:p>
          </table:table-cell>
          <table:table-cell table:style-name="ce3" office:value-type="string" calcext:value-type="string">
            <text:p>Shmagin</text:p>
          </table:table-cell>
          <table:table-cell table:style-name="ce3" office:value-type="string" calcext:value-type="string">
            <text:p>PXN6R25WR4M</text:p>
          </table:table-cell>
          <table:table-cell table:style-name="ce5" table:formula="of:=DATE(2020;6;22)+TIME(15;6;29)" office:value-type="date" office:date-value="2020-06-22T15:06:29" calcext:value-type="date">
            <text:p>6/22/2020 15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on</text:p>
          </table:table-cell>
          <table:table-cell table:style-name="ce3" office:value-type="string" calcext:value-type="string">
            <text:p>Nayshtut</text:p>
          </table:table-cell>
          <table:table-cell table:style-name="ce3" office:value-type="string" calcext:value-type="string">
            <text:p>VTNW9C2J79N</text:p>
          </table:table-cell>
          <table:table-cell table:style-name="ce5" table:formula="of:=DATE(2020;6;28)+TIME(3;39;46)" office:value-type="date" office:date-value="2020-06-28T03:39:46" calcext:value-type="date">
            <text:p>6/28/2020 3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onio</text:p>
          </table:table-cell>
          <table:table-cell table:style-name="ce2" office:value-type="string" calcext:value-type="string">
            <text:p>Gallardo</text:p>
          </table:table-cell>
          <table:table-cell table:style-name="ce2" office:value-type="string" calcext:value-type="string">
            <text:p>Z4NCFMKTVKM</text:p>
          </table:table-cell>
          <table:table-cell table:style-name="ce4" table:formula="of:=DATE(2020;5;28)+TIME(16;46;17)" office:value-type="date" office:date-value="2020-05-28T16:46:17" calcext:value-type="date">
            <text:p>5/28/2020 16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onio</text:p>
          </table:table-cell>
          <table:table-cell table:style-name="ce3" office:value-type="string" calcext:value-type="string">
            <text:p>Bonifacio</text:p>
          </table:table-cell>
          <table:table-cell table:style-name="ce3" office:value-type="string" calcext:value-type="string">
            <text:p>DKN94V3MN3R</text:p>
          </table:table-cell>
          <table:table-cell table:style-name="ce5" table:formula="of:=DATE(2020;6;12)+TIME(3;24;6)" office:value-type="date" office:date-value="2020-06-12T03:24:06" calcext:value-type="date">
            <text:p>6/12/2020 3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tonio</text:p>
          </table:table-cell>
          <table:table-cell table:style-name="ce3" office:value-type="string" calcext:value-type="string">
            <text:p>Gómez</text:p>
          </table:table-cell>
          <table:table-cell table:style-name="ce3" office:value-type="string" calcext:value-type="string">
            <text:p>DVNP7626TP8</text:p>
          </table:table-cell>
          <table:table-cell table:style-name="ce5" table:formula="of:=DATE(2020;6;23)+TIME(18;45;46)" office:value-type="date" office:date-value="2020-06-23T18:45:46" calcext:value-type="date">
            <text:p>6/23/2020 18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tonio Carlo</text:p>
          </table:table-cell>
          <table:table-cell table:style-name="ce2" office:value-type="string" calcext:value-type="string">
            <text:p>Magno</text:p>
          </table:table-cell>
          <table:table-cell table:style-name="ce2" office:value-type="string" calcext:value-type="string">
            <text:p>NZNB24BJHTF</text:p>
          </table:table-cell>
          <table:table-cell table:style-name="ce4" table:formula="of:=DATE(2020;6;29)+TIME(10;35;15)" office:value-type="date" office:date-value="2020-06-29T10:35:15" calcext:value-type="date">
            <text:p>6/29/2020 10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ubhav</text:p>
          </table:table-cell>
          <table:table-cell table:style-name="ce3" office:value-type="string" calcext:value-type="string">
            <text:p>Aeron</text:p>
          </table:table-cell>
          <table:table-cell table:style-name="ce3" office:value-type="string" calcext:value-type="string">
            <text:p>HMNJQDKTVGW</text:p>
          </table:table-cell>
          <table:table-cell table:style-name="ce5" table:formula="of:=DATE(2020;6;17)+TIME(14;52;33)" office:value-type="date" office:date-value="2020-06-17T14:52:33" calcext:value-type="date">
            <text:p>6/17/2020 14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up</text:p>
          </table:table-cell>
          <table:table-cell table:style-name="ce3" office:value-type="string" calcext:value-type="string">
            <text:p>Parajuli</text:p>
          </table:table-cell>
          <table:table-cell table:style-name="ce3" office:value-type="string" calcext:value-type="string">
            <text:p>XCNWMZHPGFP</text:p>
          </table:table-cell>
          <table:table-cell table:style-name="ce5" table:formula="of:=DATE(2020;6;23)+TIME(21;17;28)" office:value-type="date" office:date-value="2020-06-23T21:17:28" calcext:value-type="date">
            <text:p>6/23/2020 21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up Kumar</text:p>
          </table:table-cell>
          <table:table-cell table:style-name="ce2" office:value-type="string" calcext:value-type="string">
            <text:p>Pandey</text:p>
          </table:table-cell>
          <table:table-cell table:style-name="ce2" office:value-type="string" calcext:value-type="string">
            <text:p>JWNNLMTPNTB</text:p>
          </table:table-cell>
          <table:table-cell table:style-name="ce4" table:formula="of:=DATE(2020;6;12)+TIME(23;30;40)" office:value-type="date" office:date-value="2020-06-12T23:30:40" calcext:value-type="date">
            <text:p>6/12/2020 23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nuraj</text:p>
          </table:table-cell>
          <table:table-cell table:style-name="ce3" office:value-type="string" calcext:value-type="string">
            <text:p>Rajendraprakash</text:p>
          </table:table-cell>
          <table:table-cell table:style-name="ce3" office:value-type="string" calcext:value-type="string">
            <text:p>LNNFDQRV78L</text:p>
          </table:table-cell>
          <table:table-cell table:style-name="ce5" table:formula="of:=DATE(2020;6;19)+TIME(4;56;19)" office:value-type="date" office:date-value="2020-06-19T04:56:19" calcext:value-type="date">
            <text:p>6/19/2020 4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ushka</text:p>
          </table:table-cell>
          <table:table-cell table:style-name="ce2" office:value-type="string" calcext:value-type="string">
            <text:p>Bhandari</text:p>
          </table:table-cell>
          <table:table-cell table:style-name="ce2" office:value-type="string" calcext:value-type="string">
            <text:p>LTNNT2L9P8W</text:p>
          </table:table-cell>
          <table:table-cell table:style-name="ce4" table:formula="of:=DATE(2020;6;27)+TIME(13;26;3)" office:value-type="date" office:date-value="2020-06-27T13:26:03" calcext:value-type="date">
            <text:p>6/27/2020 13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nvith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L5NWNCK7662</text:p>
          </table:table-cell>
          <table:table-cell table:style-name="ce4" table:formula="of:=DATE(2020;6;26)+TIME(6;28;26)" office:value-type="date" office:date-value="2020-06-26T06:28:26" calcext:value-type="date">
            <text:p>6/26/2020 6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peksha</text:p>
          </table:table-cell>
          <table:table-cell table:style-name="ce2" office:value-type="string" calcext:value-type="string">
            <text:p>Manchanda</text:p>
          </table:table-cell>
          <table:table-cell table:style-name="ce2" office:value-type="string" calcext:value-type="string">
            <text:p>LYNF8KKZGRZ</text:p>
          </table:table-cell>
          <table:table-cell table:style-name="ce4" table:formula="of:=DATE(2020;6;26)+TIME(20;29;40)" office:value-type="date" office:date-value="2020-06-26T20:29:40" calcext:value-type="date">
            <text:p>6/26/2020 20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pril</text:p>
          </table:table-cell>
          <table:table-cell table:style-name="ce3" office:value-type="string" calcext:value-type="string">
            <text:p>BaSaing</text:p>
          </table:table-cell>
          <table:table-cell table:style-name="ce3" office:value-type="string" calcext:value-type="string">
            <text:p>NPN724HM9F3</text:p>
          </table:table-cell>
          <table:table-cell table:style-name="ce5" table:formula="of:=DATE(2020;6;10)+TIME(0;7;15)" office:value-type="date" office:date-value="2020-06-10T00:07:15" calcext:value-type="date">
            <text:p>6/10/2020 0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pril</text:p>
          </table:table-cell>
          <table:table-cell table:style-name="ce2" office:value-type="string" calcext:value-type="string">
            <text:p>Kyle Nassi</text:p>
          </table:table-cell>
          <table:table-cell table:style-name="ce2" office:value-type="string" calcext:value-type="string">
            <text:p>DHNP52W9MKN</text:p>
          </table:table-cell>
          <table:table-cell table:style-name="ce4" table:formula="of:=DATE(2020;6;24)+TIME(16;27;58)" office:value-type="date" office:date-value="2020-06-24T16:27:58" calcext:value-type="date">
            <text:p>6/24/2020 16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pril Love</text:p>
          </table:table-cell>
          <table:table-cell table:style-name="ce3" office:value-type="string" calcext:value-type="string">
            <text:p>Ituhat</text:p>
          </table:table-cell>
          <table:table-cell table:style-name="ce3" office:value-type="string" calcext:value-type="string">
            <text:p>ZGNKGX5DTWK</text:p>
          </table:table-cell>
          <table:table-cell table:style-name="ce5" table:formula="of:=DATE(2020;6;26)+TIME(3;54;48)" office:value-type="date" office:date-value="2020-06-26T03:54:48" calcext:value-type="date">
            <text:p>6/26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quiles</text:p>
          </table:table-cell>
          <table:table-cell table:style-name="ce3" office:value-type="string" calcext:value-type="string">
            <text:p>Santos</text:p>
          </table:table-cell>
          <table:table-cell table:style-name="ce3" office:value-type="string" calcext:value-type="string">
            <text:p>VPN76CSSLS4</text:p>
          </table:table-cell>
          <table:table-cell table:style-name="ce5" table:formula="of:=DATE(2020;6;24)+TIME(8;40;18)" office:value-type="date" office:date-value="2020-06-24T08:40:18" calcext:value-type="date">
            <text:p>6/24/2020 8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gho</text:p>
          </table:table-cell>
          <table:table-cell table:style-name="ce3" office:value-type="string" calcext:value-type="string">
            <text:p>Chakraborty</text:p>
          </table:table-cell>
          <table:table-cell table:style-name="ce3" office:value-type="string" calcext:value-type="string">
            <text:p>ZLNVSFBRCXG</text:p>
          </table:table-cell>
          <table:table-cell table:style-name="ce5" table:formula="of:=DATE(2020;6;25)+TIME(2;36;10)" office:value-type="date" office:date-value="2020-06-25T02:36:10" calcext:value-type="date">
            <text:p>6/25/2020 2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i</text:p>
          </table:table-cell>
          <table:table-cell table:style-name="ce2" office:value-type="string" calcext:value-type="string">
            <text:p>Tähti</text:p>
          </table:table-cell>
          <table:table-cell table:style-name="ce2" office:value-type="string" calcext:value-type="string">
            <text:p>X4NM55DX5NK</text:p>
          </table:table-cell>
          <table:table-cell table:style-name="ce4" table:formula="of:=DATE(2020;6;26)+TIME(11;24;50)" office:value-type="date" office:date-value="2020-06-26T11:24:50" calcext:value-type="date">
            <text:p>6/26/2020 11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ianna</text:p>
          </table:table-cell>
          <table:table-cell table:style-name="ce3" office:value-type="string" calcext:value-type="string">
            <text:p>Brandstetter</text:p>
          </table:table-cell>
          <table:table-cell table:style-name="ce3" office:value-type="string" calcext:value-type="string">
            <text:p>PSN5LGKKRSS</text:p>
          </table:table-cell>
          <table:table-cell table:style-name="ce5" table:formula="of:=DATE(2020;6;15)+TIME(11;46;15)" office:value-type="date" office:date-value="2020-06-15T11:46:15" calcext:value-type="date">
            <text:p>6/15/2020 1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ie</text:p>
          </table:table-cell>
          <table:table-cell table:style-name="ce3" office:value-type="string" calcext:value-type="string">
            <text:p>Gurkov</text:p>
          </table:table-cell>
          <table:table-cell table:style-name="ce3" office:value-type="string" calcext:value-type="string">
            <text:p>DQNXZPXCHJL</text:p>
          </table:table-cell>
          <table:table-cell table:style-name="ce5" table:formula="of:=DATE(2020;6;1)+TIME(16;59;0)" office:value-type="date" office:date-value="2020-06-01T16:59:00" calcext:value-type="date">
            <text:p>6/1/2020 16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iel</text:p>
          </table:table-cell>
          <table:table-cell table:style-name="ce3" office:value-type="string" calcext:value-type="string">
            <text:p>Jolodovsky</text:p>
          </table:table-cell>
          <table:table-cell table:style-name="ce3" office:value-type="string" calcext:value-type="string">
            <text:p>H6NDB82B7NM</text:p>
          </table:table-cell>
          <table:table-cell table:style-name="ce5" table:formula="of:=DATE(2020;6;13)+TIME(0;22;50)" office:value-type="date" office:date-value="2020-06-13T00:22:50" calcext:value-type="date">
            <text:p>6/13/2020 0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man</text:p>
          </table:table-cell>
          <table:table-cell table:style-name="ce2" office:value-type="string" calcext:value-type="string">
            <text:p>Rozika</text:p>
          </table:table-cell>
          <table:table-cell table:style-name="ce2" office:value-type="string" calcext:value-type="string">
            <text:p>K8N5L5XFR9D</text:p>
          </table:table-cell>
          <table:table-cell table:style-name="ce4" table:formula="of:=DATE(2020;6;25)+TIME(7;53;15)" office:value-type="date" office:date-value="2020-06-25T07:53:15" calcext:value-type="date">
            <text:p>6/25/2020 7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min</text:p>
          </table:table-cell>
          <table:table-cell table:style-name="ce2" office:value-type="string" calcext:value-type="string">
            <text:p>Kuster</text:p>
          </table:table-cell>
          <table:table-cell table:style-name="ce2" office:value-type="string" calcext:value-type="string">
            <text:p>G3NRSDFJNVM</text:p>
          </table:table-cell>
          <table:table-cell table:style-name="ce4" table:formula="of:=DATE(2020;6;9)+TIME(15;37;35)" office:value-type="date" office:date-value="2020-06-09T15:37:35" calcext:value-type="date">
            <text:p>6/9/2020 15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nab</text:p>
          </table:table-cell>
          <table:table-cell table:style-name="ce2" office:value-type="string" calcext:value-type="string">
            <text:p>Saha</text:p>
          </table:table-cell>
          <table:table-cell table:style-name="ce2" office:value-type="string" calcext:value-type="string">
            <text:p>PKNFQNQM9XS</text:p>
          </table:table-cell>
          <table:table-cell table:style-name="ce4" table:formula="of:=DATE(2020;6;23)+TIME(3;21;49)" office:value-type="date" office:date-value="2020-06-23T03:21:49" calcext:value-type="date">
            <text:p>6/23/2020 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nd</text:p>
          </table:table-cell>
          <table:table-cell table:style-name="ce2" office:value-type="string" calcext:value-type="string">
            <text:p>Bergmann</text:p>
          </table:table-cell>
          <table:table-cell table:style-name="ce2" office:value-type="string" calcext:value-type="string">
            <text:p>G6N7Y5H2XQV</text:p>
          </table:table-cell>
          <table:table-cell table:style-name="ce4" table:formula="of:=DATE(2020;6;27)+TIME(18;31;29)" office:value-type="date" office:date-value="2020-06-27T18:31:29" calcext:value-type="date">
            <text:p>6/27/2020 18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o</text:p>
          </table:table-cell>
          <table:table-cell table:style-name="ce3" office:value-type="string" calcext:value-type="string">
            <text:p>Oral</text:p>
          </table:table-cell>
          <table:table-cell table:style-name="ce3" office:value-type="string" calcext:value-type="string">
            <text:p>LSNQXSZ2HNK</text:p>
          </table:table-cell>
          <table:table-cell table:style-name="ce5" table:formula="of:=DATE(2020;5;23)+TIME(15;50;29)" office:value-type="date" office:date-value="2020-05-23T15:50:29" calcext:value-type="date">
            <text:p>5/23/2020 15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oma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DKNXCYWH8HZ</text:p>
          </table:table-cell>
          <table:table-cell table:style-name="ce4" table:formula="of:=DATE(2020;6;26)+TIME(8;59;2)" office:value-type="date" office:date-value="2020-06-26T08:59:02" calcext:value-type="date">
            <text:p>6/26/2020 8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on</text:p>
          </table:table-cell>
          <table:table-cell table:style-name="ce3" office:value-type="string" calcext:value-type="string">
            <text:p>Barker</text:p>
          </table:table-cell>
          <table:table-cell table:style-name="ce3" office:value-type="string" calcext:value-type="string">
            <text:p>ZGN9LXFGB7D</text:p>
          </table:table-cell>
          <table:table-cell table:style-name="ce5" table:formula="of:=DATE(2020;6;23)+TIME(12;30;7)" office:value-type="date" office:date-value="2020-06-23T12:30:07" calcext:value-type="date">
            <text:p>6/23/2020 12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pit</text:p>
          </table:table-cell>
          <table:table-cell table:style-name="ce2" office:value-type="string" calcext:value-type="string">
            <text:p>Joshipura</text:p>
          </table:table-cell>
          <table:table-cell table:style-name="ce2" office:value-type="string" calcext:value-type="string">
            <text:p>HQN335Z87C2</text:p>
          </table:table-cell>
          <table:table-cell table:style-name="ce4" table:formula="of:=DATE(2020;5;6)+TIME(18;10;27)" office:value-type="date" office:date-value="2020-05-06T18:10:27" calcext:value-type="date">
            <text:p>5/6/2020 18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pita</text:p>
          </table:table-cell>
          <table:table-cell table:style-name="ce2" office:value-type="string" calcext:value-type="string">
            <text:p>Srivastava</text:p>
          </table:table-cell>
          <table:table-cell table:style-name="ce2" office:value-type="string" calcext:value-type="string">
            <text:p>KMNCTMMPVFY</text:p>
          </table:table-cell>
          <table:table-cell table:style-name="ce4" table:formula="of:=DATE(2020;6;24)+TIME(9;31;27)" office:value-type="date" office:date-value="2020-06-24T09:31:27" calcext:value-type="date">
            <text:p>6/24/2020 9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pitha</text:p>
          </table:table-cell>
          <table:table-cell table:style-name="ce2" office:value-type="string" calcext:value-type="string">
            <text:p>Raghunandan</text:p>
          </table:table-cell>
          <table:table-cell table:style-name="ce2" office:value-type="string" calcext:value-type="string">
            <text:p>PZNZ8NZ6QXF</text:p>
          </table:table-cell>
          <table:table-cell table:style-name="ce4" table:formula="of:=DATE(2020;6;14)+TIME(1;43;8)" office:value-type="date" office:date-value="2020-06-14T01:43:08" calcext:value-type="date">
            <text:p>6/14/2020 1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t</text:p>
          </table:table-cell>
          <table:table-cell table:style-name="ce3" office:value-type="string" calcext:value-type="string">
            <text:p>Webster</text:p>
          </table:table-cell>
          <table:table-cell table:style-name="ce3" office:value-type="string" calcext:value-type="string">
            <text:p>ZNNGDMWLCPN</text:p>
          </table:table-cell>
          <table:table-cell table:style-name="ce5" table:formula="of:=DATE(2020;6;16)+TIME(15;56;10)" office:value-type="date" office:date-value="2020-06-16T15:56:10" calcext:value-type="date">
            <text:p>6/16/2020 15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t</text:p>
          </table:table-cell>
          <table:table-cell table:style-name="ce2" office:value-type="string" calcext:value-type="string">
            <text:p>Norman</text:p>
          </table:table-cell>
          <table:table-cell table:style-name="ce2" office:value-type="string" calcext:value-type="string">
            <text:p>KDNCWJTYBNH</text:p>
          </table:table-cell>
          <table:table-cell table:style-name="ce4" table:formula="of:=DATE(2020;6;17)+TIME(22;48;15)" office:value-type="date" office:date-value="2020-06-17T22:48:15" calcext:value-type="date">
            <text:p>6/17/2020 22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un</text:p>
          </table:table-cell>
          <table:table-cell table:style-name="ce3" office:value-type="string" calcext:value-type="string">
            <text:p>Mudubagilu</text:p>
          </table:table-cell>
          <table:table-cell table:style-name="ce3" office:value-type="string" calcext:value-type="string">
            <text:p>KBNXSFVVLHP</text:p>
          </table:table-cell>
          <table:table-cell table:style-name="ce5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un</text:p>
          </table:table-cell>
          <table:table-cell table:style-name="ce2" office:value-type="string" calcext:value-type="string">
            <text:p>Viswanathan</text:p>
          </table:table-cell>
          <table:table-cell table:style-name="ce2" office:value-type="string" calcext:value-type="string">
            <text:p>HMN354HDTRR</text:p>
          </table:table-cell>
          <table:table-cell table:style-name="ce4" table:formula="of:=DATE(2020;6;22)+TIME(14;49;33)" office:value-type="date" office:date-value="2020-06-22T14:49:33" calcext:value-type="date">
            <text:p>6/22/2020 14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un Bharath</text:p>
          </table:table-cell>
          <table:table-cell table:style-name="ce3" office:value-type="string" calcext:value-type="string">
            <text:p>Shanmugam</text:p>
          </table:table-cell>
          <table:table-cell table:style-name="ce3" office:value-type="string" calcext:value-type="string">
            <text:p>F8NDPYL67JC</text:p>
          </table:table-cell>
          <table:table-cell table:style-name="ce5" table:formula="of:=DATE(2020;6;26)+TIME(0;22;4)" office:value-type="date" office:date-value="2020-06-26T00:22:04" calcext:value-type="date">
            <text:p>6/26/2020 0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un Kishor</text:p>
          </table:table-cell>
          <table:table-cell table:style-name="ce2" office:value-type="string" calcext:value-type="string">
            <text:p>Sahani</text:p>
          </table:table-cell>
          <table:table-cell table:style-name="ce2" office:value-type="string" calcext:value-type="string">
            <text:p>VXNPXJ69GKZ</text:p>
          </table:table-cell>
          <table:table-cell table:style-name="ce4" table:formula="of:=DATE(2020;6;28)+TIME(0;39;18)" office:value-type="date" office:date-value="2020-06-28T00:39:18" calcext:value-type="date">
            <text:p>6/28/2020 0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runav</text:p>
          </table:table-cell>
          <table:table-cell table:style-name="ce3" office:value-type="string" calcext:value-type="string">
            <text:p>Konwar</text:p>
          </table:table-cell>
          <table:table-cell table:style-name="ce3" office:value-type="string" calcext:value-type="string">
            <text:p>HWNM6MLF8ZT</text:p>
          </table:table-cell>
          <table:table-cell table:style-name="ce5" table:formula="of:=DATE(2020;6;23)+TIME(18;16;58)" office:value-type="date" office:date-value="2020-06-23T18:16:58" calcext:value-type="date">
            <text:p>6/23/2020 18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vind</text:p>
          </table:table-cell>
          <table:table-cell table:style-name="ce2" office:value-type="string" calcext:value-type="string">
            <text:p>Nagarajan</text:p>
          </table:table-cell>
          <table:table-cell table:style-name="ce2" office:value-type="string" calcext:value-type="string">
            <text:p>HRNZVXJ2K5B</text:p>
          </table:table-cell>
          <table:table-cell table:style-name="ce4" table:formula="of:=DATE(2020;6;4)+TIME(17;55;26)" office:value-type="date" office:date-value="2020-06-04T17:55:26" calcext:value-type="date">
            <text:p>6/4/2020 17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rvind</text:p>
          </table:table-cell>
          <table:table-cell table:style-name="ce2" office:value-type="string" calcext:value-type="string">
            <text:p>Salve</text:p>
          </table:table-cell>
          <table:table-cell table:style-name="ce2" office:value-type="string" calcext:value-type="string">
            <text:p>P5NGS4F8HB9</text:p>
          </table:table-cell>
          <table:table-cell table:style-name="ce4" table:formula="of:=DATE(2020;6;13)+TIME(6;56;14)" office:value-type="date" office:date-value="2020-06-13T06:56:14" calcext:value-type="date">
            <text:p>6/13/2020 6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h</text:p>
          </table:table-cell>
          <table:table-cell table:style-name="ce3" office:value-type="string" calcext:value-type="string">
            <text:p>Narkar</text:p>
          </table:table-cell>
          <table:table-cell table:style-name="ce3" office:value-type="string" calcext:value-type="string">
            <text:p>XYNV5XQG8GJ</text:p>
          </table:table-cell>
          <table:table-cell table:style-name="ce5" table:formula="of:=DATE(2020;3;27)+TIME(13;1;26)" office:value-type="date" office:date-value="2020-03-27T13:01:26" calcext:value-type="date">
            <text:p>3/27/2020 1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h</text:p>
          </table:table-cell>
          <table:table-cell table:style-name="ce3" office:value-type="string" calcext:value-type="string">
            <text:p>Fox</text:p>
          </table:table-cell>
          <table:table-cell table:style-name="ce3" office:value-type="string" calcext:value-type="string">
            <text:p>H6NLCRLD8FT</text:p>
          </table:table-cell>
          <table:table-cell table:style-name="ce5" table:formula="of:=DATE(2020;6;17)+TIME(12;20;51)" office:value-type="date" office:date-value="2020-06-17T12:20:51" calcext:value-type="date">
            <text:p>6/17/2020 12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hique</text:p>
          </table:table-cell>
          <table:table-cell table:style-name="ce3" office:value-type="string" calcext:value-type="string">
            <text:p>Bin Iqbal</text:p>
          </table:table-cell>
          <table:table-cell table:style-name="ce3" office:value-type="string" calcext:value-type="string">
            <text:p>ZDNMR6LYN45</text:p>
          </table:table-cell>
          <table:table-cell table:style-name="ce5" table:formula="of:=DATE(2020;6;27)+TIME(4;5;4)" office:value-type="date" office:date-value="2020-06-27T04:05:04" calcext:value-type="date">
            <text:p>6/27/2020 4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hish</text:p>
          </table:table-cell>
          <table:table-cell table:style-name="ce2" office:value-type="string" calcext:value-type="string">
            <text:p>Kashinath</text:p>
          </table:table-cell>
          <table:table-cell table:style-name="ce2" office:value-type="string" calcext:value-type="string">
            <text:p>LGNTFBFBR7F</text:p>
          </table:table-cell>
          <table:table-cell table:style-name="ce4" table:formula="of:=DATE(2020;6;13)+TIME(3;34;42)" office:value-type="date" office:date-value="2020-06-13T03:34:42" calcext:value-type="date">
            <text:p>6/13/2020 3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hish</text:p>
          </table:table-cell>
          <table:table-cell table:style-name="ce2" office:value-type="string" calcext:value-type="string">
            <text:p>Rawat</text:p>
          </table:table-cell>
          <table:table-cell table:style-name="ce2" office:value-type="string" calcext:value-type="string">
            <text:p>MBNGVJGVTWT</text:p>
          </table:table-cell>
          <table:table-cell table:style-name="ce4" table:formula="of:=DATE(2020;6;22)+TIME(15;26;4)" office:value-type="date" office:date-value="2020-06-22T15:26:04" calcext:value-type="date">
            <text:p>6/22/2020 15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hish</text:p>
          </table:table-cell>
          <table:table-cell table:style-name="ce3" office:value-type="string" calcext:value-type="string">
            <text:p>Somvanshi</text:p>
          </table:table-cell>
          <table:table-cell table:style-name="ce3" office:value-type="string" calcext:value-type="string">
            <text:p>KWN6N24PRCK</text:p>
          </table:table-cell>
          <table:table-cell table:style-name="ce5" table:formula="of:=DATE(2020;6;24)+TIME(4;5;9)" office:value-type="date" office:date-value="2020-06-24T04:05:09" calcext:value-type="date">
            <text:p>6/24/2020 4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hit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M3NFCS6QWC8</text:p>
          </table:table-cell>
          <table:table-cell table:style-name="ce4" table:formula="of:=DATE(2020;6;26)+TIME(14;49;35)" office:value-type="date" office:date-value="2020-06-26T14:49:35" calcext:value-type="date">
            <text:p>6/26/2020 14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hley</text:p>
          </table:table-cell>
          <table:table-cell table:style-name="ce3" office:value-type="string" calcext:value-type="string">
            <text:p>Fernandes</text:p>
          </table:table-cell>
          <table:table-cell table:style-name="ce3" office:value-type="string" calcext:value-type="string">
            <text:p>DFN8SS393DG</text:p>
          </table:table-cell>
          <table:table-cell table:style-name="ce5" table:formula="of:=DATE(2020;6;15)+TIME(2;25;16)" office:value-type="date" office:date-value="2020-06-15T02:25:16" calcext:value-type="date">
            <text:p>6/15/2020 2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hley</text:p>
          </table:table-cell>
          <table:table-cell table:style-name="ce3" office:value-type="string" calcext:value-type="string">
            <text:p>Mayra</text:p>
          </table:table-cell>
          <table:table-cell table:style-name="ce3" office:value-type="string" calcext:value-type="string">
            <text:p>FSNJHVWC2CG</text:p>
          </table:table-cell>
          <table:table-cell table:style-name="ce5" table:formula="of:=DATE(2020;6;26)+TIME(10;55;50)" office:value-type="date" office:date-value="2020-06-26T10:55:50" calcext:value-type="date">
            <text:p>6/26/2020 10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hley</text:p>
          </table:table-cell>
          <table:table-cell table:style-name="ce2" office:value-type="string" calcext:value-type="string">
            <text:p>Hromatko</text:p>
          </table:table-cell>
          <table:table-cell table:style-name="ce2" office:value-type="string" calcext:value-type="string">
            <text:p>XZNDFYH6SLR</text:p>
          </table:table-cell>
          <table:table-cell table:style-name="ce4" table:formula="of:=DATE(2020;6;26)+TIME(23;4;29)" office:value-type="date" office:date-value="2020-06-26T23:04:29" calcext:value-type="date">
            <text:p>6/26/2020 23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HUTOSH</text:p>
          </table:table-cell>
          <table:table-cell table:style-name="ce2" office:value-type="string" calcext:value-type="string">
            <text:p>lelouchB</text:p>
          </table:table-cell>
          <table:table-cell table:style-name="ce2" office:value-type="string" calcext:value-type="string">
            <text:p>NCNZ29S7N3B</text:p>
          </table:table-cell>
          <table:table-cell table:style-name="ce4" table:formula="of:=DATE(2020;6;24)+TIME(1;16;58)" office:value-type="date" office:date-value="2020-06-24T01:16:58" calcext:value-type="date">
            <text:p>6/24/2020 1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shwin</text:p>
          </table:table-cell>
          <table:table-cell table:style-name="ce3" office:value-type="string" calcext:value-type="string">
            <text:p>Baliga</text:p>
          </table:table-cell>
          <table:table-cell table:style-name="ce3" office:value-type="string" calcext:value-type="string">
            <text:p>PMN82B82TN8</text:p>
          </table:table-cell>
          <table:table-cell table:style-name="ce5" table:formula="of:=DATE(2020;6;18)+TIME(16;56;31)" office:value-type="date" office:date-value="2020-06-18T16:56:31" calcext:value-type="date">
            <text:p>6/18/2020 16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hwini</text:p>
          </table:table-cell>
          <table:table-cell table:style-name="ce2" office:value-type="string" calcext:value-type="string">
            <text:p>Kammar</text:p>
          </table:table-cell>
          <table:table-cell table:style-name="ce2" office:value-type="string" calcext:value-type="string">
            <text:p>N4NXR9GKDJZ</text:p>
          </table:table-cell>
          <table:table-cell table:style-name="ce4" table:formula="of:=DATE(2020;6;17)+TIME(9;13;39)" office:value-type="date" office:date-value="2020-06-17T09:13:39" calcext:value-type="date">
            <text:p>6/17/2020 9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tor</text:p>
          </table:table-cell>
          <table:table-cell table:style-name="ce2" office:value-type="string" calcext:value-type="string">
            <text:p>Nummelin Carlberg</text:p>
          </table:table-cell>
          <table:table-cell table:style-name="ce2" office:value-type="string" calcext:value-type="string">
            <text:p>L9NT47QDTPW</text:p>
          </table:table-cell>
          <table:table-cell table:style-name="ce4" table:formula="of:=DATE(2020;5;26)+TIME(9;27;31)" office:value-type="date" office:date-value="2020-05-26T09:27:31" calcext:value-type="date">
            <text:p>5/26/2020 9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swani</text:p>
          </table:table-cell>
          <table:table-cell table:style-name="ce2" office:value-type="string" calcext:value-type="string">
            <text:p>Reddy</text:p>
          </table:table-cell>
          <table:table-cell table:style-name="ce2" office:value-type="string" calcext:value-type="string">
            <text:p>FVN2SF5NKS9</text:p>
          </table:table-cell>
          <table:table-cell table:style-name="ce4" table:formula="of:=DATE(2020;6;16)+TIME(9;36;54)" office:value-type="date" office:date-value="2020-06-16T09:36:54" calcext:value-type="date">
            <text:p>6/16/2020 9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harv</text:p>
          </table:table-cell>
          <table:table-cell table:style-name="ce2" office:value-type="string" calcext:value-type="string">
            <text:p>Pandit</text:p>
          </table:table-cell>
          <table:table-cell table:style-name="ce2" office:value-type="string" calcext:value-type="string">
            <text:p>VCNQWNW3T3N</text:p>
          </table:table-cell>
          <table:table-cell table:style-name="ce4" table:formula="of:=DATE(2020;6;25)+TIME(17;43;43)" office:value-type="date" office:date-value="2020-06-25T17:43:43" calcext:value-type="date">
            <text:p>6/25/2020 17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if</text:p>
          </table:table-cell>
          <table:table-cell table:style-name="ce2" office:value-type="string" calcext:value-type="string">
            <text:p>Rahman</text:p>
          </table:table-cell>
          <table:table-cell table:style-name="ce2" office:value-type="string" calcext:value-type="string">
            <text:p>LLNDBH399N3</text:p>
          </table:table-cell>
          <table:table-cell table:style-name="ce4" table:formula="of:=DATE(2020;6;22)+TIME(2;4;10)" office:value-type="date" office:date-value="2020-06-22T02:04:10" calcext:value-type="date">
            <text:p>6/22/2020 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ish</text:p>
          </table:table-cell>
          <table:table-cell table:style-name="ce2" office:value-type="string" calcext:value-type="string">
            <text:p>patra</text:p>
          </table:table-cell>
          <table:table-cell table:style-name="ce2" office:value-type="string" calcext:value-type="string">
            <text:p>FMNVV8JDHJJ</text:p>
          </table:table-cell>
          <table:table-cell table:style-name="ce4" table:formula="of:=DATE(2020;6;29)+TIME(2;2;57)" office:value-type="date" office:date-value="2020-06-29T02:02:57" calcext:value-type="date">
            <text:p>6/29/2020 2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ousa</text:p>
          </table:table-cell>
          <table:table-cell table:style-name="ce3" office:value-type="string" calcext:value-type="string">
            <text:p>Karimi</text:p>
          </table:table-cell>
          <table:table-cell table:style-name="ce3" office:value-type="string" calcext:value-type="string">
            <text:p>ZGN5NBHQZNC</text:p>
          </table:table-cell>
          <table:table-cell table:style-name="ce5" table:formula="of:=DATE(2020;6;19)+TIME(5;13;59)" office:value-type="date" office:date-value="2020-06-19T05:13:59" calcext:value-type="date">
            <text:p>6/19/2020 5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tsuo</text:p>
          </table:table-cell>
          <table:table-cell table:style-name="ce2" office:value-type="string" calcext:value-type="string">
            <text:p>Suzuki</text:p>
          </table:table-cell>
          <table:table-cell table:style-name="ce2" office:value-type="string" calcext:value-type="string">
            <text:p>JRNXY9MLZQK</text:p>
          </table:table-cell>
          <table:table-cell table:style-name="ce4" table:formula="of:=DATE(2020;6;24)+TIME(13;54;59)" office:value-type="date" office:date-value="2020-06-24T13:54:59" calcext:value-type="date">
            <text:p>6/24/2020 1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tsushi</text:p>
          </table:table-cell>
          <table:table-cell table:style-name="ce3" office:value-type="string" calcext:value-type="string">
            <text:p>Neki</text:p>
          </table:table-cell>
          <table:table-cell table:style-name="ce3" office:value-type="string" calcext:value-type="string">
            <text:p>VWN76KJG4QG</text:p>
          </table:table-cell>
          <table:table-cell table:style-name="ce5" table:formula="of:=DATE(2020;6;23)+TIME(20;10;25)" office:value-type="date" office:date-value="2020-06-23T20:10:25" calcext:value-type="date">
            <text:p>6/23/2020 20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ubrey</text:p>
          </table:table-cell>
          <table:table-cell table:style-name="ce3" office:value-type="string" calcext:value-type="string">
            <text:p>Backscheider</text:p>
          </table:table-cell>
          <table:table-cell table:style-name="ce3" office:value-type="string" calcext:value-type="string">
            <text:p>VGN4VLQDC9F</text:p>
          </table:table-cell>
          <table:table-cell table:style-name="ce5" table:formula="of:=DATE(2020;5;16)+TIME(13;30;37)" office:value-type="date" office:date-value="2020-05-16T13:30:37" calcext:value-type="date">
            <text:p>5/16/2020 13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ustin</text:p>
          </table:table-cell>
          <table:table-cell table:style-name="ce3" office:value-type="string" calcext:value-type="string">
            <text:p>Rowell</text:p>
          </table:table-cell>
          <table:table-cell table:style-name="ce3" office:value-type="string" calcext:value-type="string">
            <text:p>HBNCQDG74HH</text:p>
          </table:table-cell>
          <table:table-cell table:style-name="ce5" table:formula="of:=DATE(2020;6;3)+TIME(0;59;32)" office:value-type="date" office:date-value="2020-06-03T00:59:32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ustin</text:p>
          </table:table-cell>
          <table:table-cell table:style-name="ce2" office:value-type="string" calcext:value-type="string">
            <text:p>Buchan</text:p>
          </table:table-cell>
          <table:table-cell table:style-name="ce2" office:value-type="string" calcext:value-type="string">
            <text:p>ZSN5HSST8V2</text:p>
          </table:table-cell>
          <table:table-cell table:style-name="ce4" table:formula="of:=DATE(2020;6;27)+TIME(12;37;1)" office:value-type="date" office:date-value="2020-06-27T12:37:01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eek</text:p>
          </table:table-cell>
          <table:table-cell table:style-name="ce3" office:value-type="string" calcext:value-type="string">
            <text:p>Basu</text:p>
          </table:table-cell>
          <table:table-cell table:style-name="ce3" office:value-type="string" calcext:value-type="string">
            <text:p>JPN4FM9Z4CH</text:p>
          </table:table-cell>
          <table:table-cell table:style-name="ce5" table:formula="of:=DATE(2020;6;14)+TIME(12;45;30)" office:value-type="date" office:date-value="2020-06-14T12:45:30" calcext:value-type="date">
            <text:p>6/14/2020 1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very</text:p>
          </table:table-cell>
          <table:table-cell table:style-name="ce2" office:value-type="string" calcext:value-type="string">
            <text:p>Amerson</text:p>
          </table:table-cell>
          <table:table-cell table:style-name="ce2" office:value-type="string" calcext:value-type="string">
            <text:p>PRNK3VMFCKV</text:p>
          </table:table-cell>
          <table:table-cell table:style-name="ce4" table:formula="of:=DATE(2020;6;19)+TIME(10;54;48)" office:value-type="date" office:date-value="2020-06-19T10:54:48" calcext:value-type="date">
            <text:p>6/19/2020 10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very</text:p>
          </table:table-cell>
          <table:table-cell table:style-name="ce2" office:value-type="string" calcext:value-type="string">
            <text:p>Dorgan</text:p>
          </table:table-cell>
          <table:table-cell table:style-name="ce2" office:value-type="string" calcext:value-type="string">
            <text:p>J4NCSH4KJNX</text:p>
          </table:table-cell>
          <table:table-cell table:style-name="ce4" table:formula="of:=DATE(2020;6;24)+TIME(17;24;28)" office:value-type="date" office:date-value="2020-06-24T17:24:28" calcext:value-type="date">
            <text:p>6/24/2020 17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i</text:p>
          </table:table-cell>
          <table:table-cell table:style-name="ce3" office:value-type="string" calcext:value-type="string">
            <text:p>Negrin</text:p>
          </table:table-cell>
          <table:table-cell table:style-name="ce3" office:value-type="string" calcext:value-type="string">
            <text:p>M5NMRW665HQ</text:p>
          </table:table-cell>
          <table:table-cell table:style-name="ce5" table:formula="of:=DATE(2020;6;26)+TIME(10;50;59)" office:value-type="date" office:date-value="2020-06-26T10:50:59" calcext:value-type="date">
            <text:p>6/26/2020 10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vin</text:p>
          </table:table-cell>
          <table:table-cell table:style-name="ce2" office:value-type="string" calcext:value-type="string">
            <text:p>Datt</text:p>
          </table:table-cell>
          <table:table-cell table:style-name="ce2" office:value-type="string" calcext:value-type="string">
            <text:p>FQNB2S965KV</text:p>
          </table:table-cell>
          <table:table-cell table:style-name="ce4" table:formula="of:=DATE(2020;6;13)+TIME(7;18;14)" office:value-type="date" office:date-value="2020-06-13T07:18:14" calcext:value-type="date">
            <text:p>6/13/2020 7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iv</text:p>
          </table:table-cell>
          <table:table-cell table:style-name="ce3" office:value-type="string" calcext:value-type="string">
            <text:p>Sasson</text:p>
          </table:table-cell>
          <table:table-cell table:style-name="ce3" office:value-type="string" calcext:value-type="string">
            <text:p>ZFN5Y3GP3V6</text:p>
          </table:table-cell>
          <table:table-cell table:style-name="ce5" table:formula="of:=DATE(2020;5;7)+TIME(4;8;27)" office:value-type="date" office:date-value="2020-05-07T04:08:27" calcext:value-type="date">
            <text:p>5/7/2020 4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ni</text:p>
          </table:table-cell>
          <table:table-cell table:style-name="ce3" office:value-type="string" calcext:value-type="string">
            <text:p>Sharma</text:p>
          </table:table-cell>
          <table:table-cell table:style-name="ce3" office:value-type="string" calcext:value-type="string">
            <text:p>XFN7MWY3T6K</text:p>
          </table:table-cell>
          <table:table-cell table:style-name="ce5" table:formula="of:=DATE(2020;3;30)+TIME(6;52;0)" office:value-type="date" office:date-value="2020-03-30T06:52:00" calcext:value-type="date">
            <text:p>3/30/2020 6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vraham</text:p>
          </table:table-cell>
          <table:table-cell table:style-name="ce3" office:value-type="string" calcext:value-type="string">
            <text:p>Shukron</text:p>
          </table:table-cell>
          <table:table-cell table:style-name="ce3" office:value-type="string" calcext:value-type="string">
            <text:p>PGNT3BSV46N</text:p>
          </table:table-cell>
          <table:table-cell table:style-name="ce5" table:formula="of:=DATE(2020;6;25)+TIME(15;8;47)" office:value-type="date" office:date-value="2020-06-25T15:08:47" calcext:value-type="date">
            <text:p>6/25/2020 15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ws</text:p>
          </table:table-cell>
          <table:table-cell table:style-name="ce2" office:value-type="string" calcext:value-type="string">
            <text:p>Ismail</text:p>
          </table:table-cell>
          <table:table-cell table:style-name="ce2" office:value-type="string" calcext:value-type="string">
            <text:p>DMNYNYL6DS9</text:p>
          </table:table-cell>
          <table:table-cell table:style-name="ce4" table:formula="of:=DATE(2020;6;16)+TIME(15;56;10)" office:value-type="date" office:date-value="2020-06-16T15:56:10" calcext:value-type="date">
            <text:p>6/16/2020 15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xel</text:p>
          </table:table-cell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VXN7DRHLK35</text:p>
          </table:table-cell>
          <table:table-cell table:style-name="ce4" table:formula="of:=DATE(2020;6;29)+TIME(10;31;23)" office:value-type="date" office:date-value="2020-06-29T10:31:23" calcext:value-type="date">
            <text:p>6/29/2020 10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yan</text:p>
          </table:table-cell>
          <table:table-cell table:style-name="ce3" office:value-type="string" calcext:value-type="string">
            <text:p>Rakoub</text:p>
          </table:table-cell>
          <table:table-cell table:style-name="ce3" office:value-type="string" calcext:value-type="string">
            <text:p>GQNG5XNWK29</text:p>
          </table:table-cell>
          <table:table-cell table:style-name="ce5" table:formula="of:=DATE(2020;6;24)+TIME(12;0;41)" office:value-type="date" office:date-value="2020-06-24T12:00:41" calcext:value-type="date">
            <text:p>6/24/2020 12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yberk</text:p>
          </table:table-cell>
          <table:table-cell table:style-name="ce2" office:value-type="string" calcext:value-type="string">
            <text:p>Karaakın</text:p>
          </table:table-cell>
          <table:table-cell table:style-name="ce2" office:value-type="string" calcext:value-type="string">
            <text:p>LLNKBYG49BN</text:p>
          </table:table-cell>
          <table:table-cell table:style-name="ce4" table:formula="of:=DATE(2020;6;27)+TIME(2;55;38)" office:value-type="date" office:date-value="2020-06-27T02:55:38" calcext:value-type="date">
            <text:p>6/27/2020 2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yrat</text:p>
          </table:table-cell>
          <table:table-cell table:style-name="ce2" office:value-type="string" calcext:value-type="string">
            <text:p>Khayretdinov</text:p>
          </table:table-cell>
          <table:table-cell table:style-name="ce2" office:value-type="string" calcext:value-type="string">
            <text:p>GTNTMHXJF2V</text:p>
          </table:table-cell>
          <table:table-cell table:style-name="ce4" table:formula="of:=DATE(2020;5;7)+TIME(12;33;58)" office:value-type="date" office:date-value="2020-05-07T12:33:58" calcext:value-type="date">
            <text:p>5/7/2020 12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yush</text:p>
          </table:table-cell>
          <table:table-cell table:style-name="ce3" office:value-type="string" calcext:value-type="string">
            <text:p>Karn</text:p>
          </table:table-cell>
          <table:table-cell table:style-name="ce3" office:value-type="string" calcext:value-type="string">
            <text:p>QWNDL25BS9Q</text:p>
          </table:table-cell>
          <table:table-cell table:style-name="ce5" table:formula="of:=DATE(2020;5;30)+TIME(2;39;1)" office:value-type="date" office:date-value="2020-05-30T02:39:01" calcext:value-type="date">
            <text:p>5/30/2020 2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yush</text:p>
          </table:table-cell>
          <table:table-cell table:style-name="ce2" office:value-type="string" calcext:value-type="string">
            <text:p>das</text:p>
          </table:table-cell>
          <table:table-cell table:style-name="ce2" office:value-type="string" calcext:value-type="string">
            <text:p>H5NBJRTK59N</text:p>
          </table:table-cell>
          <table:table-cell table:style-name="ce4" table:formula="of:=DATE(2020;6;22)+TIME(23;2;3)" office:value-type="date" office:date-value="2020-06-22T23:02:03" calcext:value-type="date">
            <text:p>6/22/2020 23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yush</text:p>
          </table:table-cell>
          <table:table-cell table:style-name="ce2" office:value-type="string" calcext:value-type="string">
            <text:p>Shrivastava</text:p>
          </table:table-cell>
          <table:table-cell table:style-name="ce2" office:value-type="string" calcext:value-type="string">
            <text:p>GRNRYSYGHSS</text:p>
          </table:table-cell>
          <table:table-cell table:style-name="ce4" table:formula="of:=DATE(2020;6;25)+TIME(1;57;47)" office:value-type="date" office:date-value="2020-06-25T01:57:47" calcext:value-type="date">
            <text:p>6/25/2020 1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Azar</text:p>
          </table:table-cell>
          <table:table-cell table:style-name="ce2" office:value-type="string" calcext:value-type="string">
            <text:p>Khansari</text:p>
          </table:table-cell>
          <table:table-cell table:style-name="ce2" office:value-type="string" calcext:value-type="string">
            <text:p>H5NDCRXGX3M</text:p>
          </table:table-cell>
          <table:table-cell table:style-name="ce4" table:formula="of:=DATE(2020;6;26)+TIME(9;33;26)" office:value-type="date" office:date-value="2020-06-26T09:33:26" calcext:value-type="date">
            <text:p>6/26/2020 9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Azeemsha</text:p>
          </table:table-cell>
          <table:table-cell table:style-name="ce3" office:value-type="string" calcext:value-type="string">
            <text:p>Thacham Poyil</text:p>
          </table:table-cell>
          <table:table-cell table:style-name="ce3" office:value-type="string" calcext:value-type="string">
            <text:p>KSNC6DK859B</text:p>
          </table:table-cell>
          <table:table-cell table:style-name="ce5" table:formula="of:=DATE(2020;6;11)+TIME(10;47;28)" office:value-type="date" office:date-value="2020-06-11T10:47:28" calcext:value-type="date">
            <text:p>6/11/2020 10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360</text:p>
          </table:table-cell>
          <table:table-cell table:style-name="ce3" office:value-type="string" calcext:value-type="string">
            <text:p>Viana</text:p>
          </table:table-cell>
          <table:table-cell table:style-name="ce3" office:value-type="string" calcext:value-type="string">
            <text:p>HMNWWYGQMZJ</text:p>
          </table:table-cell>
          <table:table-cell table:style-name="ce5" table:formula="of:=DATE(2020;5;29)+TIME(17;41;33)" office:value-type="date" office:date-value="2020-05-29T17:41:33" calcext:value-type="date">
            <text:p>5/29/2020 17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ba</text:p>
          </table:table-cell>
          <table:table-cell table:style-name="ce3" office:value-type="string" calcext:value-type="string">
            <text:p>Seidu</text:p>
          </table:table-cell>
          <table:table-cell table:style-name="ce3" office:value-type="string" calcext:value-type="string">
            <text:p>VWNCZ7H39LQ</text:p>
          </table:table-cell>
          <table:table-cell table:style-name="ce5" table:formula="of:=DATE(2020;6;5)+TIME(8;56;32)" office:value-type="date" office:date-value="2020-06-05T08:56:32" calcext:value-type="date">
            <text:p>6/5/2020 8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bak</text:p>
          </table:table-cell>
          <table:table-cell table:style-name="ce3" office:value-type="string" calcext:value-type="string">
            <text:p>Nasri</text:p>
          </table:table-cell>
          <table:table-cell table:style-name="ce3" office:value-type="string" calcext:value-type="string">
            <text:p>NGN2VY34653</text:p>
          </table:table-cell>
          <table:table-cell table:style-name="ce5" table:formula="of:=DATE(2020;6;28)+TIME(13;28;15)" office:value-type="date" office:date-value="2020-06-28T13:28:15" calcext:value-type="date">
            <text:p>6/28/2020 13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drinath</text:p>
          </table:table-cell>
          <table:table-cell table:style-name="ce3" office:value-type="string" calcext:value-type="string">
            <text:p>Narasimhan</text:p>
          </table:table-cell>
          <table:table-cell table:style-name="ce3" office:value-type="string" calcext:value-type="string">
            <text:p>KKN7HXPL6BS</text:p>
          </table:table-cell>
          <table:table-cell table:style-name="ce5" table:formula="of:=DATE(2020;6;4)+TIME(21;11;33)" office:value-type="date" office:date-value="2020-06-04T21:11:33" calcext:value-type="date">
            <text:p>6/4/2020 21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hati</text:p>
          </table:table-cell>
          <table:table-cell table:style-name="ce3" office:value-type="string" calcext:value-type="string">
            <text:p>Philbert</text:p>
          </table:table-cell>
          <table:table-cell table:style-name="ce3" office:value-type="string" calcext:value-type="string">
            <text:p>MBNR6MBJZGY</text:p>
          </table:table-cell>
          <table:table-cell table:style-name="ce5" table:formula="of:=DATE(2020;6;29)+TIME(14;19;47)" office:value-type="date" office:date-value="2020-06-29T14:19:47" calcext:value-type="date">
            <text:p>6/29/2020 14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</text:p>
          </table:table-cell>
          <table:table-cell table:style-name="ce3" office:value-type="string" calcext:value-type="string">
            <text:p>Desinghu</text:p>
          </table:table-cell>
          <table:table-cell table:style-name="ce3" office:value-type="string" calcext:value-type="string">
            <text:p>H8NK55MBPDX</text:p>
          </table:table-cell>
          <table:table-cell table:style-name="ce5" table:formula="of:=DATE(2020;5;13)+TIME(7;18;58)" office:value-type="date" office:date-value="2020-05-13T07:18:58" calcext:value-type="date">
            <text:p>5/13/2020 7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</text:p>
          </table:table-cell>
          <table:table-cell table:style-name="ce3" office:value-type="string" calcext:value-type="string">
            <text:p>Mucherla</text:p>
          </table:table-cell>
          <table:table-cell table:style-name="ce3" office:value-type="string" calcext:value-type="string">
            <text:p>VHN95XJ9GWM</text:p>
          </table:table-cell>
          <table:table-cell table:style-name="ce5" table:formula="of:=DATE(2020;5;14)+TIME(12;12;58)" office:value-type="date" office:date-value="2020-05-14T12:12:58" calcext:value-type="date">
            <text:p>5/14/2020 12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 Priya</text:p>
          </table:table-cell>
          <table:table-cell table:style-name="ce3" office:value-type="string" calcext:value-type="string">
            <text:p>.C</text:p>
          </table:table-cell>
          <table:table-cell table:style-name="ce3" office:value-type="string" calcext:value-type="string">
            <text:p>FCNCY667CNX</text:p>
          </table:table-cell>
          <table:table-cell table:style-name="ce5" table:formula="of:=DATE(2020;6;24)+TIME(11;54;42)" office:value-type="date" office:date-value="2020-06-24T11:54:42" calcext:value-type="date">
            <text:p>6/24/2020 11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ji</text:p>
          </table:table-cell>
          <table:table-cell table:style-name="ce3" office:value-type="string" calcext:value-type="string">
            <text:p>Ethirajulu</text:p>
          </table:table-cell>
          <table:table-cell table:style-name="ce3" office:value-type="string" calcext:value-type="string">
            <text:p>LBN43Y963HN</text:p>
          </table:table-cell>
          <table:table-cell table:style-name="ce5" table:formula="of:=DATE(2020;6;12)+TIME(18;11;29)" office:value-type="date" office:date-value="2020-06-12T18:11:29" calcext:value-type="date">
            <text:p>6/12/2020 18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ji</text:p>
          </table:table-cell>
          <table:table-cell table:style-name="ce3" office:value-type="string" calcext:value-type="string">
            <text:p>Vijayaraghavan</text:p>
          </table:table-cell>
          <table:table-cell table:style-name="ce3" office:value-type="string" calcext:value-type="string">
            <text:p>H9N5WBNPFSC</text:p>
          </table:table-cell>
          <table:table-cell table:style-name="ce5" table:formula="of:=DATE(2020;6;24)+TIME(10;2;12)" office:value-type="date" office:date-value="2020-06-24T10:02:12" calcext:value-type="date">
            <text:p>6/24/2020 10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ji</text:p>
          </table:table-cell>
          <table:table-cell table:style-name="ce3" office:value-type="string" calcext:value-type="string">
            <text:p>Nagalamadaka</text:p>
          </table:table-cell>
          <table:table-cell table:style-name="ce3" office:value-type="string" calcext:value-type="string">
            <text:p>LHN2QXZDF8Q</text:p>
          </table:table-cell>
          <table:table-cell table:style-name="ce5" table:formula="of:=DATE(2020;6;26)+TIME(11;38;51)" office:value-type="date" office:date-value="2020-06-26T11:38:51" calcext:value-type="date">
            <text:p>6/26/2020 11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ji</text:p>
          </table:table-cell>
          <table:table-cell table:style-name="ce3" office:value-type="string" calcext:value-type="string">
            <text:p>Varadaraju</text:p>
          </table:table-cell>
          <table:table-cell table:style-name="ce3" office:value-type="string" calcext:value-type="string">
            <text:p>LWNT24TJ7RP</text:p>
          </table:table-cell>
          <table:table-cell table:style-name="ce5" table:formula="of:=DATE(2020;6;26)+TIME(15;34;43)" office:value-type="date" office:date-value="2020-06-26T15:34:43" calcext:value-type="date">
            <text:p>6/26/2020 15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lakanagaram</text:p>
          </table:table-cell>
          <table:table-cell table:style-name="ce3" office:value-type="string" calcext:value-type="string">
            <text:p>Jayaraman</text:p>
          </table:table-cell>
          <table:table-cell table:style-name="ce3" office:value-type="string" calcext:value-type="string">
            <text:p>LWNBNL4WPNZ</text:p>
          </table:table-cell>
          <table:table-cell table:style-name="ce5" table:formula="of:=DATE(2020;5;15)+TIME(16;28;51)" office:value-type="date" office:date-value="2020-05-15T16:28:51" calcext:value-type="date">
            <text:p>5/15/2020 16:28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balongcas.reagan@gmail.com</text:p>
          </table:table-cell>
          <table:table-cell table:style-name="ce3" office:value-type="string" calcext:value-type="string">
            <text:p>KDNGFG6GDJX</text:p>
          </table:table-cell>
          <table:table-cell table:style-name="ce5" table:formula="of:=DATE(2020;6;23)+TIME(14;51;51)" office:value-type="date" office:date-value="2020-06-23T14:51:51" calcext:value-type="date">
            <text:p>6/23/2020 14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NG NTEME</text:p>
          </table:table-cell>
          <table:table-cell table:style-name="ce3" office:value-type="string" calcext:value-type="string">
            <text:p>Jean-Baptiste</text:p>
          </table:table-cell>
          <table:table-cell table:style-name="ce3" office:value-type="string" calcext:value-type="string">
            <text:p>P2NWXLXKJZV</text:p>
          </table:table-cell>
          <table:table-cell table:style-name="ce5" table:formula="of:=DATE(2020;6;25)+TIME(5;23;55)" office:value-type="date" office:date-value="2020-06-25T05:23:55" calcext:value-type="date">
            <text:p>6/25/2020 5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NKOLE</text:p>
          </table:table-cell>
          <table:table-cell table:style-name="ce2" office:value-type="string" calcext:value-type="string">
            <text:p>AYODEJI</text:p>
          </table:table-cell>
          <table:table-cell table:style-name="ce2" office:value-type="string" calcext:value-type="string">
            <text:p>DVN4C9HFYFQ</text:p>
          </table:table-cell>
          <table:table-cell table:style-name="ce4" table:formula="of:=DATE(2020;6;26)+TIME(18;8;39)" office:value-type="date" office:date-value="2020-06-26T18:08:39" calcext:value-type="date">
            <text:p>6/26/2020 18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rak</text:p>
          </table:table-cell>
          <table:table-cell table:style-name="ce2" office:value-type="string" calcext:value-type="string">
            <text:p>Stout</text:p>
          </table:table-cell>
          <table:table-cell table:style-name="ce2" office:value-type="string" calcext:value-type="string">
            <text:p>PCN4PJNBLMV</text:p>
          </table:table-cell>
          <table:table-cell table:style-name="ce4" table:formula="of:=DATE(2020;6;26)+TIME(22;53;42)" office:value-type="date" office:date-value="2020-06-26T22:53:42" calcext:value-type="date">
            <text:p>6/26/2020 22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árbara Gabriella</text:p>
          </table:table-cell>
          <table:table-cell table:style-name="ce2" office:value-type="string" calcext:value-type="string">
            <text:p>da Silva Soares</text:p>
          </table:table-cell>
          <table:table-cell table:style-name="ce2" office:value-type="string" calcext:value-type="string">
            <text:p>LKNGK2S92RP</text:p>
          </table:table-cell>
          <table:table-cell table:style-name="ce4" table:formula="of:=DATE(2020;5;30)+TIME(5;7;26)" office:value-type="date" office:date-value="2020-05-30T05:07:26" calcext:value-type="date">
            <text:p>5/30/2020 5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rna</text:p>
          </table:table-cell>
          <table:table-cell table:style-name="ce2" office:value-type="string" calcext:value-type="string">
            <text:p>Ibrahim</text:p>
          </table:table-cell>
          <table:table-cell table:style-name="ce2" office:value-type="string" calcext:value-type="string">
            <text:p>LVN8N2S4RQ7</text:p>
          </table:table-cell>
          <table:table-cell table:style-name="ce4" table:formula="of:=DATE(2020;6;27)+TIME(2;28;11)" office:value-type="date" office:date-value="2020-06-27T02:28:11" calcext:value-type="date">
            <text:p>6/27/2020 2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rrett</text:p>
          </table:table-cell>
          <table:table-cell table:style-name="ce3" office:value-type="string" calcext:value-type="string">
            <text:p>Hubbard</text:p>
          </table:table-cell>
          <table:table-cell table:style-name="ce3" office:value-type="string" calcext:value-type="string">
            <text:p>MGNMD5D7FFJ</text:p>
          </table:table-cell>
          <table:table-cell table:style-name="ce5" table:formula="of:=DATE(2020;6;25)+TIME(11;15;44)" office:value-type="date" office:date-value="2020-06-25T11:15:44" calcext:value-type="date">
            <text:p>6/25/2020 11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rt</text:p>
          </table:table-cell>
          <table:table-cell table:style-name="ce3" office:value-type="string" calcext:value-type="string">
            <text:p>Smeets</text:p>
          </table:table-cell>
          <table:table-cell table:style-name="ce3" office:value-type="string" calcext:value-type="string">
            <text:p>X6NLXGC7GFS</text:p>
          </table:table-cell>
          <table:table-cell table:style-name="ce5" table:formula="of:=DATE(2020;5;22)+TIME(13;52;3)" office:value-type="date" office:date-value="2020-05-22T13:52:03" calcext:value-type="date">
            <text:p>5/22/2020 13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rtłomiej</text:p>
          </table:table-cell>
          <table:table-cell table:style-name="ce2" office:value-type="string" calcext:value-type="string">
            <text:p>Woźniak</text:p>
          </table:table-cell>
          <table:table-cell table:style-name="ce2" office:value-type="string" calcext:value-type="string">
            <text:p>DLNCDT36RP3</text:p>
          </table:table-cell>
          <table:table-cell table:style-name="ce4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rton</text:p>
          </table:table-cell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KNN7YXJKHGP</text:p>
          </table:table-cell>
          <table:table-cell table:style-name="ce4" table:formula="of:=DATE(2020;4;10)+TIME(11;29;28)" office:value-type="date" office:date-value="2020-04-10T11:29:28" calcext:value-type="date">
            <text:p>4/10/2020 11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Golaszewski</text:p>
          </table:table-cell>
          <table:table-cell table:style-name="ce2" office:value-type="string" calcext:value-type="string">
            <text:p>MTNLMQGL8VL</text:p>
          </table:table-cell>
          <table:table-cell table:style-name="ce4" table:formula="of:=DATE(2020;4;7)+TIME(4;59;17)" office:value-type="date" office:date-value="2020-04-07T04:59:17" calcext:value-type="date">
            <text:p>4/7/2020 4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rtosz</text:p>
          </table:table-cell>
          <table:table-cell table:style-name="ce2" office:value-type="string" calcext:value-type="string">
            <text:p>Zator</text:p>
          </table:table-cell>
          <table:table-cell table:style-name="ce2" office:value-type="string" calcext:value-type="string">
            <text:p>PZNZ3RMPXG9</text:p>
          </table:table-cell>
          <table:table-cell table:style-name="ce4" table:formula="of:=DATE(2020;6;22)+TIME(4;53;28)" office:value-type="date" office:date-value="2020-06-22T04:53:28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shier</text:p>
          </table:table-cell>
          <table:table-cell table:style-name="ce3" office:value-type="string" calcext:value-type="string">
            <text:p>Kaddoura</text:p>
          </table:table-cell>
          <table:table-cell table:style-name="ce3" office:value-type="string" calcext:value-type="string">
            <text:p>LXNRBW3P5D5</text:p>
          </table:table-cell>
          <table:table-cell table:style-name="ce5" table:formula="of:=DATE(2020;6;11)+TIME(12;6;51)" office:value-type="date" office:date-value="2020-06-11T12:06:51" calcext:value-type="date">
            <text:p>6/11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asil</text:p>
          </table:table-cell>
          <table:table-cell table:style-name="ce3" office:value-type="string" calcext:value-type="string">
            <text:p>Poulose</text:p>
          </table:table-cell>
          <table:table-cell table:style-name="ce3" office:value-type="string" calcext:value-type="string">
            <text:p>DHNH2TC7BWR</text:p>
          </table:table-cell>
          <table:table-cell table:style-name="ce5" table:formula="of:=DATE(2020;6;19)+TIME(0;39;0)" office:value-type="date" office:date-value="2020-06-19T00:39:00" calcext:value-type="date">
            <text:p>6/19/2020 0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sil</text:p>
          </table:table-cell>
          <table:table-cell table:style-name="ce2" office:value-type="string" calcext:value-type="string">
            <text:p>Tungekar</text:p>
          </table:table-cell>
          <table:table-cell table:style-name="ce2" office:value-type="string" calcext:value-type="string">
            <text:p>XNN9QG3WN95</text:p>
          </table:table-cell>
          <table:table-cell table:style-name="ce4" table:formula="of:=DATE(2020;6;28)+TIME(17;52;30)" office:value-type="date" office:date-value="2020-06-28T17:52:30" calcext:value-type="date">
            <text:p>6/28/2020 17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atchunag</text:p>
          </table:table-cell>
          <table:table-cell table:style-name="ce2" office:value-type="string" calcext:value-type="string">
            <text:p>Dashdemberel</text:p>
          </table:table-cell>
          <table:table-cell table:style-name="ce2" office:value-type="string" calcext:value-type="string">
            <text:p>DBN6VKVLB4J</text:p>
          </table:table-cell>
          <table:table-cell table:style-name="ce4" table:formula="of:=DATE(2020;6;25)+TIME(16;2;1)" office:value-type="date" office:date-value="2020-06-25T16:02:01" calcext:value-type="date">
            <text:p>6/25/2020 16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atrice</text:p>
          </table:table-cell>
          <table:table-cell table:style-name="ce2" office:value-type="string" calcext:value-type="string">
            <text:p>P.</text:p>
          </table:table-cell>
          <table:table-cell table:style-name="ce2" office:value-type="string" calcext:value-type="string">
            <text:p>J8N62VTF2MF</text:p>
          </table:table-cell>
          <table:table-cell table:style-name="ce4" table:formula="of:=DATE(2020;5;7)+TIME(12;50;19)" office:value-type="date" office:date-value="2020-05-07T12:50:19" calcext:value-type="date">
            <text:p>5/7/2020 12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han</text:p>
          </table:table-cell>
          <table:table-cell table:style-name="ce3" office:value-type="string" calcext:value-type="string">
            <text:p>Webster</text:p>
          </table:table-cell>
          <table:table-cell table:style-name="ce3" office:value-type="string" calcext:value-type="string">
            <text:p>FYNQSZC87FP</text:p>
          </table:table-cell>
          <table:table-cell table:style-name="ce5" table:formula="of:=DATE(2020;5;13)+TIME(19;44;33)" office:value-type="date" office:date-value="2020-05-13T19:44:33" calcext:value-type="date">
            <text:p>5/13/2020 19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la</text:p>
          </table:table-cell>
          <table:table-cell table:style-name="ce3" office:value-type="string" calcext:value-type="string">
            <text:p>Krapfel</text:p>
          </table:table-cell>
          <table:table-cell table:style-name="ce3" office:value-type="string" calcext:value-type="string">
            <text:p>GYNX2YG7HZB</text:p>
          </table:table-cell>
          <table:table-cell table:style-name="ce5" table:formula="of:=DATE(2020;6;24)+TIME(9;21;12)" office:value-type="date" office:date-value="2020-06-24T09:21:12" calcext:value-type="date">
            <text:p>6/24/2020 9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linda</text:p>
          </table:table-cell>
          <table:table-cell table:style-name="ce3" office:value-type="string" calcext:value-type="string">
            <text:p>Vennam</text:p>
          </table:table-cell>
          <table:table-cell table:style-name="ce3" office:value-type="string" calcext:value-type="string">
            <text:p>ZPNPBXYTKC8</text:p>
          </table:table-cell>
          <table:table-cell table:style-name="ce5" table:formula="of:=DATE(2020;6;26)+TIME(15;21;34)" office:value-type="date" office:date-value="2020-06-26T15:21:34" calcext:value-type="date">
            <text:p>6/26/2020 15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Woodring</text:p>
          </table:table-cell>
          <table:table-cell table:style-name="ce2" office:value-type="string" calcext:value-type="string">
            <text:p>XCNT8BYY3LC</text:p>
          </table:table-cell>
          <table:table-cell table:style-name="ce4" table:formula="of:=DATE(2020;3;31)+TIME(17;49;6)" office:value-type="date" office:date-value="2020-03-31T17:49:06" calcext:value-type="date">
            <text:p>3/31/2020 17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</text:p>
          </table:table-cell>
          <table:table-cell table:style-name="ce3" office:value-type="string" calcext:value-type="string">
            <text:p>Gardiner</text:p>
          </table:table-cell>
          <table:table-cell table:style-name="ce3" office:value-type="string" calcext:value-type="string">
            <text:p>LTN49F9J3S7</text:p>
          </table:table-cell>
          <table:table-cell table:style-name="ce5" table:formula="of:=DATE(2020;5;12)+TIME(9;48;40)" office:value-type="date" office:date-value="2020-05-12T09:48:40" calcext:value-type="date">
            <text:p>5/12/2020 9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NGNMDKJX7V8</text:p>
          </table:table-cell>
          <table:table-cell table:style-name="ce5" table:formula="of:=DATE(2020;6;13)+TIME(0;47;18)" office:value-type="date" office:date-value="2020-06-13T00:47:18" calcext:value-type="date">
            <text:p>6/13/2020 0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levinsky</text:p>
          </table:table-cell>
          <table:table-cell table:style-name="ce2" office:value-type="string" calcext:value-type="string">
            <text:p>V9NSVJLY5LV</text:p>
          </table:table-cell>
          <table:table-cell table:style-name="ce4" table:formula="of:=DATE(2020;6;15)+TIME(10;16;1)" office:value-type="date" office:date-value="2020-06-15T10:16:01" calcext:value-type="date">
            <text:p>6/15/2020 10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</text:p>
          </table:table-cell>
          <table:table-cell table:style-name="ce3" office:value-type="string" calcext:value-type="string">
            <text:p>dooks</text:p>
          </table:table-cell>
          <table:table-cell table:style-name="ce3" office:value-type="string" calcext:value-type="string">
            <text:p>H2NPF8BNV4Q</text:p>
          </table:table-cell>
          <table:table-cell table:style-name="ce5" table:formula="of:=DATE(2020;6;15)+TIME(11;10;28)" office:value-type="date" office:date-value="2020-06-15T11:10:28" calcext:value-type="date">
            <text:p>6/15/2020 11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</text:p>
          </table:table-cell>
          <table:table-cell table:style-name="ce3" office:value-type="string" calcext:value-type="string">
            <text:p>Hutchings</text:p>
          </table:table-cell>
          <table:table-cell table:style-name="ce3" office:value-type="string" calcext:value-type="string">
            <text:p>MBNNWRTDDSF</text:p>
          </table:table-cell>
          <table:table-cell table:style-name="ce5" table:formula="of:=DATE(2020;6;17)+TIME(11;49;26)" office:value-type="date" office:date-value="2020-06-17T11:49:26" calcext:value-type="date">
            <text:p>6/17/2020 11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Brewer</text:p>
          </table:table-cell>
          <table:table-cell table:style-name="ce2" office:value-type="string" calcext:value-type="string">
            <text:p>HSND4VWD7KK</text:p>
          </table:table-cell>
          <table:table-cell table:style-name="ce4" table:formula="of:=DATE(2020;6;18)+TIME(7;16;50)" office:value-type="date" office:date-value="2020-06-18T07:16:50" calcext:value-type="date">
            <text:p>6/18/2020 7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n</text:p>
          </table:table-cell>
          <table:table-cell table:style-name="ce2" office:value-type="string" calcext:value-type="string">
            <text:p>Fischer</text:p>
          </table:table-cell>
          <table:table-cell table:style-name="ce2" office:value-type="string" calcext:value-type="string">
            <text:p>LMNWVWL5LGP</text:p>
          </table:table-cell>
          <table:table-cell table:style-name="ce4" table:formula="of:=DATE(2020;6;29)+TIME(1;33;50)" office:value-type="date" office:date-value="2020-06-29T01:33:50" calcext:value-type="date">
            <text:p>6/29/2020 1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</text:p>
          </table:table-cell>
          <table:table-cell table:style-name="ce3" office:value-type="string" calcext:value-type="string">
            <text:p>Hagan</text:p>
          </table:table-cell>
          <table:table-cell table:style-name="ce3" office:value-type="string" calcext:value-type="string">
            <text:p>NMNZSHK2PVX</text:p>
          </table:table-cell>
          <table:table-cell table:style-name="ce5" table:formula="of:=DATE(2020;6;29)+TIME(14;32;24)" office:value-type="date" office:date-value="2020-06-29T14:32:24" calcext:value-type="date">
            <text:p>6/29/2020 14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hur</text:p>
          </table:table-cell>
          <table:table-cell table:style-name="ce3" office:value-type="string" calcext:value-type="string">
            <text:p>Tessele</text:p>
          </table:table-cell>
          <table:table-cell table:style-name="ce3" office:value-type="string" calcext:value-type="string">
            <text:p>NPNCXGY9K3B</text:p>
          </table:table-cell>
          <table:table-cell table:style-name="ce5" table:formula="of:=DATE(2020;6;17)+TIME(13;5;4)" office:value-type="date" office:date-value="2020-06-17T13:05:04" calcext:value-type="date">
            <text:p>6/17/2020 13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jamin</text:p>
          </table:table-cell>
          <table:table-cell table:style-name="ce3" office:value-type="string" calcext:value-type="string">
            <text:p>Hansmann</text:p>
          </table:table-cell>
          <table:table-cell table:style-name="ce3" office:value-type="string" calcext:value-type="string">
            <text:p>J6NC6Q8M7BF</text:p>
          </table:table-cell>
          <table:table-cell table:style-name="ce5" table:formula="of:=DATE(2020;5;15)+TIME(19;9;24)" office:value-type="date" office:date-value="2020-05-15T19:09:24" calcext:value-type="date">
            <text:p>5/15/2020 19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jamin</text:p>
          </table:table-cell>
          <table:table-cell table:style-name="ce3" office:value-type="string" calcext:value-type="string">
            <text:p>Biram</text:p>
          </table:table-cell>
          <table:table-cell table:style-name="ce3" office:value-type="string" calcext:value-type="string">
            <text:p>NWNW8GYZ974</text:p>
          </table:table-cell>
          <table:table-cell table:style-name="ce5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Klein</text:p>
          </table:table-cell>
          <table:table-cell table:style-name="ce2" office:value-type="string" calcext:value-type="string">
            <text:p>M8NX63G7BC5</text:p>
          </table:table-cell>
          <table:table-cell table:style-name="ce4" table:formula="of:=DATE(2020;6;25)+TIME(8;11;21)" office:value-type="date" office:date-value="2020-06-25T08:11:21" calcext:value-type="date">
            <text:p>6/25/2020 8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jamin</text:p>
          </table:table-cell>
          <table:table-cell table:style-name="ce3" office:value-type="string" calcext:value-type="string">
            <text:p>Raskin</text:p>
          </table:table-cell>
          <table:table-cell table:style-name="ce3" office:value-type="string" calcext:value-type="string">
            <text:p>M5NKN8WT82J</text:p>
          </table:table-cell>
          <table:table-cell table:style-name="ce5" table:formula="of:=DATE(2020;6;25)+TIME(10;30;4)" office:value-type="date" office:date-value="2020-06-25T10:30:04" calcext:value-type="date">
            <text:p>6/25/2020 10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jamin</text:p>
          </table:table-cell>
          <table:table-cell table:style-name="ce3" office:value-type="string" calcext:value-type="string">
            <text:p>LaRoque</text:p>
          </table:table-cell>
          <table:table-cell table:style-name="ce3" office:value-type="string" calcext:value-type="string">
            <text:p>MPN9R4KCB87</text:p>
          </table:table-cell>
          <table:table-cell table:style-name="ce5" table:formula="of:=DATE(2020;6;26)+TIME(0;28;27)" office:value-type="date" office:date-value="2020-06-26T00:28:27" calcext:value-type="date">
            <text:p>6/26/2020 0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jamin</text:p>
          </table:table-cell>
          <table:table-cell table:style-name="ce3" office:value-type="string" calcext:value-type="string">
            <text:p>McMahon</text:p>
          </table:table-cell>
          <table:table-cell table:style-name="ce3" office:value-type="string" calcext:value-type="string">
            <text:p>FHNVB3J6XJN</text:p>
          </table:table-cell>
          <table:table-cell table:style-name="ce5" table:formula="of:=DATE(2020;6;26)+TIME(9;18;24)" office:value-type="date" office:date-value="2020-06-26T09:18:24" calcext:value-type="date">
            <text:p>6/26/2020 9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njamin</text:p>
          </table:table-cell>
          <table:table-cell table:style-name="ce2" office:value-type="string" calcext:value-type="string">
            <text:p>Kwao-Mensah</text:p>
          </table:table-cell>
          <table:table-cell table:style-name="ce2" office:value-type="string" calcext:value-type="string">
            <text:p>ZKNZ6FBLYB3</text:p>
          </table:table-cell>
          <table:table-cell table:style-name="ce4" table:formula="of:=DATE(2020;6;27)+TIME(22;40;25)" office:value-type="date" office:date-value="2020-06-27T22:40:25" calcext:value-type="date">
            <text:p>6/27/2020 22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njamin</text:p>
          </table:table-cell>
          <table:table-cell table:style-name="ce3" office:value-type="string" calcext:value-type="string">
            <text:p>Bryant</text:p>
          </table:table-cell>
          <table:table-cell table:style-name="ce3" office:value-type="string" calcext:value-type="string">
            <text:p>NNNYBZV2CWB</text:p>
          </table:table-cell>
          <table:table-cell table:style-name="ce5" table:formula="of:=DATE(2020;6;29)+TIME(10;45;14)" office:value-type="date" office:date-value="2020-06-29T10:45:14" calcext:value-type="date">
            <text:p>6/29/2020 10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nnett</text:p>
          </table:table-cell>
          <table:table-cell table:style-name="ce2" office:value-type="string" calcext:value-type="string">
            <text:p>Gomonda</text:p>
          </table:table-cell>
          <table:table-cell table:style-name="ce2" office:value-type="string" calcext:value-type="string">
            <text:p>HZNXVJ99HFT</text:p>
          </table:table-cell>
          <table:table-cell table:style-name="ce4" table:formula="of:=DATE(2020;6;25)+TIME(8;38;37)" office:value-type="date" office:date-value="2020-06-25T08:38:37" calcext:value-type="date">
            <text:p>6/25/2020 8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rnard</text:p>
          </table:table-cell>
          <table:table-cell table:style-name="ce2" office:value-type="string" calcext:value-type="string">
            <text:p>Craddock</text:p>
          </table:table-cell>
          <table:table-cell table:style-name="ce2" office:value-type="string" calcext:value-type="string">
            <text:p>V7NJZMW5GGW</text:p>
          </table:table-cell>
          <table:table-cell table:style-name="ce4" table:formula="of:=DATE(2020;5;21)+TIME(21;34;38)" office:value-type="date" office:date-value="2020-05-21T21:34:38" calcext:value-type="date">
            <text:p>5/21/2020 21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rnardo</text:p>
          </table:table-cell>
          <table:table-cell table:style-name="ce3" office:value-type="string" calcext:value-type="string">
            <text:p>Gamboa</text:p>
          </table:table-cell>
          <table:table-cell table:style-name="ce3" office:value-type="string" calcext:value-type="string">
            <text:p>NHNZNQZ7C8R</text:p>
          </table:table-cell>
          <table:table-cell table:style-name="ce5" table:formula="of:=DATE(2020;5;13)+TIME(17;12;54)" office:value-type="date" office:date-value="2020-05-13T17:12:54" calcext:value-type="date">
            <text:p>5/13/2020 17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rnhard</text:p>
          </table:table-cell>
          <table:table-cell table:style-name="ce2" office:value-type="string" calcext:value-type="string">
            <text:p>Rosenkränzer</text:p>
          </table:table-cell>
          <table:table-cell table:style-name="ce2" office:value-type="string" calcext:value-type="string">
            <text:p>X7N35YCTFBX</text:p>
          </table:table-cell>
          <table:table-cell table:style-name="ce4" table:formula="of:=DATE(2020;3;27)+TIME(15;46;8)" office:value-type="date" office:date-value="2020-03-27T15:46:08" calcext:value-type="date">
            <text:p>3/27/2020 15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rta</text:p>
          </table:table-cell>
          <table:table-cell table:style-name="ce2" office:value-type="string" calcext:value-type="string">
            <text:p>Rae</text:p>
          </table:table-cell>
          <table:table-cell table:style-name="ce2" office:value-type="string" calcext:value-type="string">
            <text:p>LQN88RB4MJW</text:p>
          </table:table-cell>
          <table:table-cell table:style-name="ce4" table:formula="of:=DATE(2020;6;16)+TIME(15;14;42)" office:value-type="date" office:date-value="2020-06-16T15:14:42" calcext:value-type="date">
            <text:p>6/16/2020 15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eth</text:p>
          </table:table-cell>
          <table:table-cell table:style-name="ce3" office:value-type="string" calcext:value-type="string">
            <text:p>Hall</text:p>
          </table:table-cell>
          <table:table-cell table:style-name="ce3" office:value-type="string" calcext:value-type="string">
            <text:p>GHNYNKMHBL2</text:p>
          </table:table-cell>
          <table:table-cell table:style-name="ce5" table:formula="of:=DATE(2020;6;29)+TIME(10;6;25)" office:value-type="date" office:date-value="2020-06-29T10:06:25" calcext:value-type="date">
            <text:p>6/29/2020 10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eth</text:p>
          </table:table-cell>
          <table:table-cell table:style-name="ce2" office:value-type="string" calcext:value-type="string">
            <text:p>Pariseau</text:p>
          </table:table-cell>
          <table:table-cell table:style-name="ce2" office:value-type="string" calcext:value-type="string">
            <text:p>D5NQ5YN8NL4</text:p>
          </table:table-cell>
          <table:table-cell table:style-name="ce4" table:formula="of:=DATE(2020;6;29)+TIME(12;33;20)" office:value-type="date" office:date-value="2020-06-29T12:33:20" calcext:value-type="date">
            <text:p>6/29/2020 12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haskar</text:p>
          </table:table-cell>
          <table:table-cell table:style-name="ce2" office:value-type="string" calcext:value-type="string">
            <text:p>Chaganti</text:p>
          </table:table-cell>
          <table:table-cell table:style-name="ce2" office:value-type="string" calcext:value-type="string">
            <text:p>FHNX3R4B4KD</text:p>
          </table:table-cell>
          <table:table-cell table:style-name="ce4" table:formula="of:=DATE(2020;5;27)+TIME(16;45;29)" office:value-type="date" office:date-value="2020-05-27T16:45:29" calcext:value-type="date">
            <text:p>5/27/2020 16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ao</text:p>
          </table:table-cell>
          <table:table-cell table:style-name="ce2" office:value-type="string" calcext:value-type="string">
            <text:p>Gao</text:p>
          </table:table-cell>
          <table:table-cell table:style-name="ce2" office:value-type="string" calcext:value-type="string">
            <text:p>MRN36K93W4J</text:p>
          </table:table-cell>
          <table:table-cell table:style-name="ce4" table:formula="of:=DATE(2020;5;25)+TIME(19;45;22)" office:value-type="date" office:date-value="2020-05-25T19:45:22" calcext:value-type="date">
            <text:p>5/25/2020 19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likis</text:p>
          </table:table-cell>
          <table:table-cell table:style-name="ce3" office:value-type="string" calcext:value-type="string">
            <text:p>Balogun</text:p>
          </table:table-cell>
          <table:table-cell table:style-name="ce3" office:value-type="string" calcext:value-type="string">
            <text:p>GLNX64BPFK4</text:p>
          </table:table-cell>
          <table:table-cell table:style-name="ce5" table:formula="of:=DATE(2020;6;16)+TIME(17;29;12)" office:value-type="date" office:date-value="2020-06-16T17:29:12" calcext:value-type="date">
            <text:p>6/16/2020 17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Rainey</text:p>
          </table:table-cell>
          <table:table-cell table:style-name="ce2" office:value-type="string" calcext:value-type="string">
            <text:p>NZN9B84PHB3</text:p>
          </table:table-cell>
          <table:table-cell table:style-name="ce4" table:formula="of:=DATE(2020;5;5)+TIME(21;56;53)" office:value-type="date" office:date-value="2020-05-05T21:56:53" calcext:value-type="date">
            <text:p>5/5/2020 21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Goehrig</text:p>
          </table:table-cell>
          <table:table-cell table:style-name="ce2" office:value-type="string" calcext:value-type="string">
            <text:p>V2NMGTRZ8JH</text:p>
          </table:table-cell>
          <table:table-cell table:style-name="ce4" table:formula="of:=DATE(2020;5;19)+TIME(10;52;53)" office:value-type="date" office:date-value="2020-05-19T10:52:53" calcext:value-type="date">
            <text:p>5/19/2020 10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Sulzen</text:p>
          </table:table-cell>
          <table:table-cell table:style-name="ce2" office:value-type="string" calcext:value-type="string">
            <text:p>KRNX6CSL9MF</text:p>
          </table:table-cell>
          <table:table-cell table:style-name="ce4" table:formula="of:=DATE(2020;6;5)+TIME(10;27;15)" office:value-type="date" office:date-value="2020-06-05T10:27:15" calcext:value-type="date">
            <text:p>6/5/2020 10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KSN5578ZFRW</text:p>
          </table:table-cell>
          <table:table-cell table:style-name="ce4" table:formula="of:=DATE(2020;6;6)+TIME(6;11;59)" office:value-type="date" office:date-value="2020-06-06T06:11:59" calcext:value-type="date">
            <text:p>6/6/2020 6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Fletcher</text:p>
          </table:table-cell>
          <table:table-cell table:style-name="ce3" office:value-type="string" calcext:value-type="string">
            <text:p>HZN6MY9S2VD</text:p>
          </table:table-cell>
          <table:table-cell table:style-name="ce5" table:formula="of:=DATE(2020;6;15)+TIME(4;49;37)" office:value-type="date" office:date-value="2020-06-15T04:49:37" calcext:value-type="date">
            <text:p>6/15/2020 4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Tyler</text:p>
          </table:table-cell>
          <table:table-cell table:style-name="ce3" office:value-type="string" calcext:value-type="string">
            <text:p>ZQNPQMCQV22</text:p>
          </table:table-cell>
          <table:table-cell table:style-name="ce5" table:formula="of:=DATE(2020;6;17)+TIME(11;12;28)" office:value-type="date" office:date-value="2020-06-17T11:12:28" calcext:value-type="date">
            <text:p>6/17/2020 11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Wasserman</text:p>
          </table:table-cell>
          <table:table-cell table:style-name="ce3" office:value-type="string" calcext:value-type="string">
            <text:p>ZLNWJGKFJ86</text:p>
          </table:table-cell>
          <table:table-cell table:style-name="ce5" table:formula="of:=DATE(2020;6;25)+TIME(17;44;52)" office:value-type="date" office:date-value="2020-06-25T17:44:52" calcext:value-type="date">
            <text:p>6/25/2020 17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Traynor</text:p>
          </table:table-cell>
          <table:table-cell table:style-name="ce2" office:value-type="string" calcext:value-type="string">
            <text:p>FSNNZXR65H9</text:p>
          </table:table-cell>
          <table:table-cell table:style-name="ce4" table:formula="of:=DATE(2020;6;26)+TIME(12;47;51)" office:value-type="date" office:date-value="2020-06-26T12:47:51" calcext:value-type="date">
            <text:p>6/26/2020 12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ll</text:p>
          </table:table-cell>
          <table:table-cell table:style-name="ce2" office:value-type="string" calcext:value-type="string">
            <text:p>Pereira</text:p>
          </table:table-cell>
          <table:table-cell table:style-name="ce2" office:value-type="string" calcext:value-type="string">
            <text:p>NGNTVDHRTB3</text:p>
          </table:table-cell>
          <table:table-cell table:style-name="ce4" table:formula="of:=DATE(2020;6;26)+TIME(15;36;39)" office:value-type="date" office:date-value="2020-06-26T15:36:39" calcext:value-type="date">
            <text:p>6/26/2020 15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ll</text:p>
          </table:table-cell>
          <table:table-cell table:style-name="ce3" office:value-type="string" calcext:value-type="string">
            <text:p>Bitner</text:p>
          </table:table-cell>
          <table:table-cell table:style-name="ce3" office:value-type="string" calcext:value-type="string">
            <text:p>DFN648YY467</text:p>
          </table:table-cell>
          <table:table-cell table:style-name="ce5" table:formula="of:=DATE(2020;6;26)+TIME(16;31;30)" office:value-type="date" office:date-value="2020-06-26T16:31:30" calcext:value-type="date">
            <text:p>6/26/2020 16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ndu</text:p>
          </table:table-cell>
          <table:table-cell table:style-name="ce3" office:value-type="string" calcext:value-type="string">
            <text:p>Kanneganti</text:p>
          </table:table-cell>
          <table:table-cell table:style-name="ce3" office:value-type="string" calcext:value-type="string">
            <text:p>K8N92QV2XPQ</text:p>
          </table:table-cell>
          <table:table-cell table:style-name="ce5" table:formula="of:=DATE(2020;5;5)+TIME(18;55;9)" office:value-type="date" office:date-value="2020-05-05T18:55:09" calcext:value-type="date">
            <text:p>5/5/2020 18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nita</text:p>
          </table:table-cell>
          <table:table-cell table:style-name="ce3" office:value-type="string" calcext:value-type="string">
            <text:p>Patel</text:p>
          </table:table-cell>
          <table:table-cell table:style-name="ce3" office:value-type="string" calcext:value-type="string">
            <text:p>VRNDR4D7S2X</text:p>
          </table:table-cell>
          <table:table-cell table:style-name="ce5" table:formula="of:=DATE(2020;6;15)+TIME(16;45;49)" office:value-type="date" office:date-value="2020-06-15T16:45:49" calcext:value-type="date">
            <text:p>6/15/2020 16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irgir</text:p>
          </table:table-cell>
          <table:table-cell table:style-name="ce2" office:value-type="string" calcext:value-type="string">
            <text:p>Stefansson</text:p>
          </table:table-cell>
          <table:table-cell table:style-name="ce2" office:value-type="string" calcext:value-type="string">
            <text:p>GHNGLCHXJ5T</text:p>
          </table:table-cell>
          <table:table-cell table:style-name="ce4" table:formula="of:=DATE(2020;6;28)+TIME(11;39;20)" office:value-type="date" office:date-value="2020-06-28T11:39:20" calcext:value-type="date">
            <text:p>6/28/2020 11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smark</text:p>
          </table:table-cell>
          <table:table-cell table:style-name="ce3" office:value-type="string" calcext:value-type="string">
            <text:p>Nyambane</text:p>
          </table:table-cell>
          <table:table-cell table:style-name="ce3" office:value-type="string" calcext:value-type="string">
            <text:p>LXN6MRT4XR8</text:p>
          </table:table-cell>
          <table:table-cell table:style-name="ce5" table:formula="of:=DATE(2020;6;24)+TIME(13;34;8)" office:value-type="date" office:date-value="2020-06-24T13:34:08" calcext:value-type="date">
            <text:p>6/24/2020 13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isser</text:p>
          </table:table-cell>
          <table:table-cell table:style-name="ce3" office:value-type="string" calcext:value-type="string">
            <text:p>Paskalev</text:p>
          </table:table-cell>
          <table:table-cell table:style-name="ce3" office:value-type="string" calcext:value-type="string">
            <text:p>GXNNT98N7QQ</text:p>
          </table:table-cell>
          <table:table-cell table:style-name="ce5" table:formula="of:=DATE(2020;6;12)+TIME(6;57;48)" office:value-type="date" office:date-value="2020-06-12T06:57:48" calcext:value-type="date">
            <text:p>6/12/2020 6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jorn</text:p>
          </table:table-cell>
          <table:table-cell table:style-name="ce3" office:value-type="string" calcext:value-type="string">
            <text:p>Andersson</text:p>
          </table:table-cell>
          <table:table-cell table:style-name="ce3" office:value-type="string" calcext:value-type="string">
            <text:p>JFN55DX24QL</text:p>
          </table:table-cell>
          <table:table-cell table:style-name="ce5" table:formula="of:=DATE(2020;5;11)+TIME(14;0;3)" office:value-type="date" office:date-value="2020-05-11T14:00:03" calcext:value-type="date">
            <text:p>5/11/2020 14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lair</text:p>
          </table:table-cell>
          <table:table-cell table:style-name="ce3" office:value-type="string" calcext:value-type="string">
            <text:p>Hanley Frank</text:p>
          </table:table-cell>
          <table:table-cell table:style-name="ce3" office:value-type="string" calcext:value-type="string">
            <text:p>D6NF2DPKDYP</text:p>
          </table:table-cell>
          <table:table-cell table:style-name="ce5" table:formula="of:=DATE(2020;6;24)+TIME(18;57;10)" office:value-type="date" office:date-value="2020-06-24T18:57:10" calcext:value-type="date">
            <text:p>6/24/2020 18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lake</text:p>
          </table:table-cell>
          <table:table-cell table:style-name="ce3" office:value-type="string" calcext:value-type="string">
            <text:p>Vermeer</text:p>
          </table:table-cell>
          <table:table-cell table:style-name="ce3" office:value-type="string" calcext:value-type="string">
            <text:p>HHNQQXM8DRN</text:p>
          </table:table-cell>
          <table:table-cell table:style-name="ce5" table:formula="of:=DATE(2020;6;24)+TIME(11;59;31)" office:value-type="date" office:date-value="2020-06-24T11:59:31" calcext:value-type="date">
            <text:p>6/24/2020 11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lanca</text:p>
          </table:table-cell>
          <table:table-cell table:style-name="ce3" office:value-type="string" calcext:value-type="string">
            <text:p>Amigot</text:p>
          </table:table-cell>
          <table:table-cell table:style-name="ce3" office:value-type="string" calcext:value-type="string">
            <text:p>NQNLSKRCM8V</text:p>
          </table:table-cell>
          <table:table-cell table:style-name="ce5" table:formula="of:=DATE(2020;5;19)+TIME(6;43;6)" office:value-type="date" office:date-value="2020-05-19T06:43:06" calcext:value-type="date">
            <text:p>5/19/2020 6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laze</text:p>
          </table:table-cell>
          <table:table-cell table:style-name="ce2" office:value-type="string" calcext:value-type="string">
            <text:p>Hensley</text:p>
          </table:table-cell>
          <table:table-cell table:style-name="ce2" office:value-type="string" calcext:value-type="string">
            <text:p>G7NFWS29VGM</text:p>
          </table:table-cell>
          <table:table-cell table:style-name="ce4" table:formula="of:=DATE(2020;5;29)+TIME(0;56;58)" office:value-type="date" office:date-value="2020-05-29T00:56:58" calcext:value-type="date">
            <text:p>5/29/2020 0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lessing</text:p>
          </table:table-cell>
          <table:table-cell table:style-name="ce3" office:value-type="string" calcext:value-type="string">
            <text:p>Ogunsekan</text:p>
          </table:table-cell>
          <table:table-cell table:style-name="ce3" office:value-type="string" calcext:value-type="string">
            <text:p>FSN5Z74SZ38</text:p>
          </table:table-cell>
          <table:table-cell table:style-name="ce5" table:formula="of:=DATE(2020;6;27)+TIME(6;14;49)" office:value-type="date" office:date-value="2020-06-27T06:14:49" calcext:value-type="date">
            <text:p>6/27/2020 6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oaz</text:p>
          </table:table-cell>
          <table:table-cell table:style-name="ce3" office:value-type="string" calcext:value-type="string">
            <text:p>Harrosh</text:p>
          </table:table-cell>
          <table:table-cell table:style-name="ce3" office:value-type="string" calcext:value-type="string">
            <text:p>L3NFNNW88NK</text:p>
          </table:table-cell>
          <table:table-cell table:style-name="ce5" table:formula="of:=DATE(2020;6;25)+TIME(4;47;58)" office:value-type="date" office:date-value="2020-06-25T04:47:58" calcext:value-type="date">
            <text:p>6/25/2020 4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b</text:p>
          </table:table-cell>
          <table:table-cell table:style-name="ce2" office:value-type="string" calcext:value-type="string">
            <text:p>Clark</text:p>
          </table:table-cell>
          <table:table-cell table:style-name="ce2" office:value-type="string" calcext:value-type="string">
            <text:p>LNNBFFSL77N</text:p>
          </table:table-cell>
          <table:table-cell table:style-name="ce4" table:formula="of:=DATE(2020;6;15)+TIME(14;58;41)" office:value-type="date" office:date-value="2020-06-15T14:58:41" calcext:value-type="date">
            <text:p>6/15/2020 14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Reselman</text:p>
          </table:table-cell>
          <table:table-cell table:style-name="ce3" office:value-type="string" calcext:value-type="string">
            <text:p>DSNT2M5Z7JG</text:p>
          </table:table-cell>
          <table:table-cell table:style-name="ce5" table:formula="of:=DATE(2020;6;24)+TIME(20;19;29)" office:value-type="date" office:date-value="2020-06-24T20:19:29" calcext:value-type="date">
            <text:p>6/24/2020 2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ob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DPN7RTBDD73</text:p>
          </table:table-cell>
          <table:table-cell table:style-name="ce5" table:formula="of:=DATE(2020;6;28)+TIME(11;49;8)" office:value-type="date" office:date-value="2020-06-28T11:49:08" calcext:value-type="date">
            <text:p>6/28/2020 11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obbi</text:p>
          </table:table-cell>
          <table:table-cell table:style-name="ce3" office:value-type="string" calcext:value-type="string">
            <text:p>Wood</text:p>
          </table:table-cell>
          <table:table-cell table:style-name="ce3" office:value-type="string" calcext:value-type="string">
            <text:p>DDNPMCTPGSP</text:p>
          </table:table-cell>
          <table:table-cell table:style-name="ce5" table:formula="of:=DATE(2020;6;24)+TIME(14;43;48)" office:value-type="date" office:date-value="2020-06-24T14:43:48" calcext:value-type="date">
            <text:p>6/24/2020 14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gdan</text:p>
          </table:table-cell>
          <table:table-cell table:style-name="ce2" office:value-type="string" calcext:value-type="string">
            <text:p>Becheriu</text:p>
          </table:table-cell>
          <table:table-cell table:style-name="ce2" office:value-type="string" calcext:value-type="string">
            <text:p>ZQNJ56FSGV7</text:p>
          </table:table-cell>
          <table:table-cell table:style-name="ce4" table:formula="of:=DATE(2020;6;15)+TIME(3;54;55)" office:value-type="date" office:date-value="2020-06-15T03:54:55" calcext:value-type="date">
            <text:p>6/15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netti</text:p>
          </table:table-cell>
          <table:table-cell table:style-name="ce2" office:value-type="string" calcext:value-type="string">
            <text:p>IniterWorker</text:p>
          </table:table-cell>
          <table:table-cell table:style-name="ce2" office:value-type="string" calcext:value-type="string">
            <text:p>XFNG6HJZQ9R</text:p>
          </table:table-cell>
          <table:table-cell table:style-name="ce4" table:formula="of:=DATE(2020;5;26)+TIME(9;19;26)" office:value-type="date" office:date-value="2020-05-26T09:19:26" calcext:value-type="date">
            <text:p>5/26/2020 9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oris</text:p>
          </table:table-cell>
          <table:table-cell table:style-name="ce3" office:value-type="string" calcext:value-type="string">
            <text:p>Petrov</text:p>
          </table:table-cell>
          <table:table-cell table:style-name="ce3" office:value-type="string" calcext:value-type="string">
            <text:p>DBNZ8RM397R</text:p>
          </table:table-cell>
          <table:table-cell table:style-name="ce5" table:formula="of:=DATE(2020;5;14)+TIME(5;26;46)" office:value-type="date" office:date-value="2020-05-14T05:26:46" calcext:value-type="date">
            <text:p>5/14/2020 5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ris</text:p>
          </table:table-cell>
          <table:table-cell table:style-name="ce2" office:value-type="string" calcext:value-type="string">
            <text:p>Polania</text:p>
          </table:table-cell>
          <table:table-cell table:style-name="ce2" office:value-type="string" calcext:value-type="string">
            <text:p>DCNP2QQ3RK6</text:p>
          </table:table-cell>
          <table:table-cell table:style-name="ce4" table:formula="of:=DATE(2020;5;21)+TIME(15;42;21)" office:value-type="date" office:date-value="2020-05-21T15:42:21" calcext:value-type="date">
            <text:p>5/21/2020 15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ris</text:p>
          </table:table-cell>
          <table:table-cell table:style-name="ce2" office:value-type="string" calcext:value-type="string">
            <text:p>Tamba</text:p>
          </table:table-cell>
          <table:table-cell table:style-name="ce2" office:value-type="string" calcext:value-type="string">
            <text:p>MLNW5V68Y5H</text:p>
          </table:table-cell>
          <table:table-cell table:style-name="ce4" table:formula="of:=DATE(2020;6;14)+TIME(17;33;58)" office:value-type="date" office:date-value="2020-06-14T17:33:58" calcext:value-type="date">
            <text:p>6/14/2020 17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ris</text:p>
          </table:table-cell>
          <table:table-cell table:style-name="ce2" office:value-type="string" calcext:value-type="string">
            <text:p>vanhoof</text:p>
          </table:table-cell>
          <table:table-cell table:style-name="ce2" office:value-type="string" calcext:value-type="string">
            <text:p>KDN6H95VLWJ</text:p>
          </table:table-cell>
          <table:table-cell table:style-name="ce4" table:formula="of:=DATE(2020;6;24)+TIME(9;43;53)" office:value-type="date" office:date-value="2020-06-24T09:43:53" calcext:value-type="date">
            <text:p>6/24/2020 9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oris</text:p>
          </table:table-cell>
          <table:table-cell table:style-name="ce2" office:value-type="string" calcext:value-type="string">
            <text:p>Feinstein</text:p>
          </table:table-cell>
          <table:table-cell table:style-name="ce2" office:value-type="string" calcext:value-type="string">
            <text:p>ZPNVMZNT26D</text:p>
          </table:table-cell>
          <table:table-cell table:style-name="ce4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d</text:p>
          </table:table-cell>
          <table:table-cell table:style-name="ce2" office:value-type="string" calcext:value-type="string">
            <text:p>Peters</text:p>
          </table:table-cell>
          <table:table-cell table:style-name="ce2" office:value-type="string" calcext:value-type="string">
            <text:p>M4N7KZHBCHK</text:p>
          </table:table-cell>
          <table:table-cell table:style-name="ce4" table:formula="of:=DATE(2020;5;24)+TIME(23;50;9)" office:value-type="date" office:date-value="2020-05-24T23:50:09" calcext:value-type="date">
            <text:p>5/24/2020 2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LZN6WB5MZ8Y</text:p>
          </table:table-cell>
          <table:table-cell table:style-name="ce5" table:formula="of:=DATE(2020;6;16)+TIME(11;43;15)" office:value-type="date" office:date-value="2020-06-16T11:43:15" calcext:value-type="date">
            <text:p>6/16/2020 11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ad</text:p>
          </table:table-cell>
          <table:table-cell table:style-name="ce3" office:value-type="string" calcext:value-type="string">
            <text:p>Casemore</text:p>
          </table:table-cell>
          <table:table-cell table:style-name="ce3" office:value-type="string" calcext:value-type="string">
            <text:p>JVN4TTTRN9V</text:p>
          </table:table-cell>
          <table:table-cell table:style-name="ce5" table:formula="of:=DATE(2020;6;25)+TIME(14;41;50)" office:value-type="date" office:date-value="2020-06-25T14:41:50" calcext:value-type="date">
            <text:p>6/25/2020 14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Spengler</text:p>
          </table:table-cell>
          <table:table-cell table:style-name="ce3" office:value-type="string" calcext:value-type="string">
            <text:p>D8NSJ2MX6FS</text:p>
          </table:table-cell>
          <table:table-cell table:style-name="ce5" table:formula="of:=DATE(2020;5;22)+TIME(12;31;24)" office:value-type="date" office:date-value="2020-05-22T12:31:24" calcext:value-type="date">
            <text:p>5/22/2020 12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adley</text:p>
          </table:table-cell>
          <table:table-cell table:style-name="ce3" office:value-type="string" calcext:value-type="string">
            <text:p>Kieser</text:p>
          </table:table-cell>
          <table:table-cell table:style-name="ce3" office:value-type="string" calcext:value-type="string">
            <text:p>X4NYKGJ7TGN</text:p>
          </table:table-cell>
          <table:table-cell table:style-name="ce5" table:formula="of:=DATE(2020;5;23)+TIME(18;6;46)" office:value-type="date" office:date-value="2020-05-23T18:06:46" calcext:value-type="date">
            <text:p>5/23/2020 18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ganza</text:p>
          </table:table-cell>
          <table:table-cell table:style-name="ce2" office:value-type="string" calcext:value-type="string">
            <text:p>Roberts</text:p>
          </table:table-cell>
          <table:table-cell table:style-name="ce2" office:value-type="string" calcext:value-type="string">
            <text:p>LGN7294V358</text:p>
          </table:table-cell>
          <table:table-cell table:style-name="ce4" table:formula="of:=DATE(2020;6;17)+TIME(17;29;51)" office:value-type="date" office:date-value="2020-06-17T17:29:51" calcext:value-type="date">
            <text:p>6/17/2020 17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hadambal</text:p>
          </table:table-cell>
          <table:table-cell table:style-name="ce2" office:value-type="string" calcext:value-type="string">
            <text:p>Srinivasan</text:p>
          </table:table-cell>
          <table:table-cell table:style-name="ce2" office:value-type="string" calcext:value-type="string">
            <text:p>DBN76LY7XWR</text:p>
          </table:table-cell>
          <table:table-cell table:style-name="ce4" table:formula="of:=DATE(2020;3;30)+TIME(7;40;40)" office:value-type="date" office:date-value="2020-03-30T07:40:40" calcext:value-type="date">
            <text:p>3/30/2020 7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hma</text:p>
          </table:table-cell>
          <table:table-cell table:style-name="ce2" office:value-type="string" calcext:value-type="string">
            <text:p>Vella</text:p>
          </table:table-cell>
          <table:table-cell table:style-name="ce2" office:value-type="string" calcext:value-type="string">
            <text:p>XWNRYF4DLQT</text:p>
          </table:table-cell>
          <table:table-cell table:style-name="ce4" table:formula="of:=DATE(2020;5;13)+TIME(23;17;17)" office:value-type="date" office:date-value="2020-05-13T23:17:17" calcext:value-type="date">
            <text:p>5/13/2020 23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Streiff</text:p>
          </table:table-cell>
          <table:table-cell table:style-name="ce2" office:value-type="string" calcext:value-type="string">
            <text:p>NSNGSRDNGPF</text:p>
          </table:table-cell>
          <table:table-cell table:style-name="ce4" table:formula="of:=DATE(2020;5;19)+TIME(12;49;27)" office:value-type="date" office:date-value="2020-05-19T12:49:27" calcext:value-type="date">
            <text:p>5/19/2020 12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Bright</text:p>
          </table:table-cell>
          <table:table-cell table:style-name="ce2" office:value-type="string" calcext:value-type="string">
            <text:p>JTNGHJHGN43</text:p>
          </table:table-cell>
          <table:table-cell table:style-name="ce4" table:formula="of:=DATE(2020;6;23)+TIME(16;18;4)" office:value-type="date" office:date-value="2020-06-23T16:18:04" calcext:value-type="date">
            <text:p>6/23/2020 16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Jung</text:p>
          </table:table-cell>
          <table:table-cell table:style-name="ce2" office:value-type="string" calcext:value-type="string">
            <text:p>XGN8DRRNRPR</text:p>
          </table:table-cell>
          <table:table-cell table:style-name="ce4" table:formula="of:=DATE(2020;6;25)+TIME(0;37;51)" office:value-type="date" office:date-value="2020-06-25T00:37:51" calcext:value-type="date">
            <text:p>6/25/2020 0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andon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HNN233KQCY8</text:p>
          </table:table-cell>
          <table:table-cell table:style-name="ce5" table:formula="of:=DATE(2020;6;26)+TIME(16;45;38)" office:value-type="date" office:date-value="2020-06-26T16:45:38" calcext:value-type="date">
            <text:p>6/26/2020 16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Wick</text:p>
          </table:table-cell>
          <table:table-cell table:style-name="ce2" office:value-type="string" calcext:value-type="string">
            <text:p>ZVN8F65ZYQJ</text:p>
          </table:table-cell>
          <table:table-cell table:style-name="ce4" table:formula="of:=DATE(2020;6;29)+TIME(0;15;27)" office:value-type="date" office:date-value="2020-06-29T00:15:27" calcext:value-type="date">
            <text:p>6/29/2020 0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ndon</text:p>
          </table:table-cell>
          <table:table-cell table:style-name="ce2" office:value-type="string" calcext:value-type="string">
            <text:p>Vogel</text:p>
          </table:table-cell>
          <table:table-cell table:style-name="ce2" office:value-type="string" calcext:value-type="string">
            <text:p>HNNQHC6NQZK</text:p>
          </table:table-cell>
          <table:table-cell table:style-name="ce4" table:formula="of:=DATE(2020;6;29)+TIME(7;57;25)" office:value-type="date" office:date-value="2020-06-29T07:57:25" calcext:value-type="date">
            <text:p>6/29/2020 7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unson</text:p>
          </table:table-cell>
          <table:table-cell table:style-name="ce2" office:value-type="string" calcext:value-type="string">
            <text:p>Mazoka</text:p>
          </table:table-cell>
          <table:table-cell table:style-name="ce2" office:value-type="string" calcext:value-type="string">
            <text:p>JBNKYKLHVK7</text:p>
          </table:table-cell>
          <table:table-cell table:style-name="ce4" table:formula="of:=DATE(2020;6;24)+TIME(17;52;54)" office:value-type="date" office:date-value="2020-06-24T17:52:54" calcext:value-type="date">
            <text:p>6/24/2020 17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yan</text:p>
          </table:table-cell>
          <table:table-cell table:style-name="ce2" office:value-type="string" calcext:value-type="string">
            <text:p>Almonte</text:p>
          </table:table-cell>
          <table:table-cell table:style-name="ce2" office:value-type="string" calcext:value-type="string">
            <text:p>VDNN3Z6YQ7F</text:p>
          </table:table-cell>
          <table:table-cell table:style-name="ce4" table:formula="of:=DATE(2020;6;22)+TIME(10;41;43)" office:value-type="date" office:date-value="2020-06-22T10:41:43" calcext:value-type="date">
            <text:p>6/22/2020 10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ayan</text:p>
          </table:table-cell>
          <table:table-cell table:style-name="ce2" office:value-type="string" calcext:value-type="string">
            <text:p>Mora</text:p>
          </table:table-cell>
          <table:table-cell table:style-name="ce2" office:value-type="string" calcext:value-type="string">
            <text:p>DCNNCRKSR62</text:p>
          </table:table-cell>
          <table:table-cell table:style-name="ce4" table:formula="of:=DATE(2020;6;25)+TIME(21;3;46)" office:value-type="date" office:date-value="2020-06-25T21:03:46" calcext:value-type="date">
            <text:p>6/25/2020 2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e</text:p>
          </table:table-cell>
          <table:table-cell table:style-name="ce2" office:value-type="string" calcext:value-type="string">
            <text:p>Hart</text:p>
          </table:table-cell>
          <table:table-cell table:style-name="ce2" office:value-type="string" calcext:value-type="string">
            <text:p>XVNLN8B3962</text:p>
          </table:table-cell>
          <table:table-cell table:style-name="ce4" table:formula="of:=DATE(2020;6;26)+TIME(16;29;24)" office:value-type="date" office:date-value="2020-06-26T16:29:24" calcext:value-type="date">
            <text:p>6/26/2020 16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nda</text:p>
          </table:table-cell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PZNS4XL4N38</text:p>
          </table:table-cell>
          <table:table-cell table:style-name="ce4" table:formula="of:=DATE(2020;6;26)+TIME(3;13;41)" office:value-type="date" office:date-value="2020-06-26T03:13:41" calcext:value-type="date">
            <text:p>6/26/2020 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ndan</text:p>
          </table:table-cell>
          <table:table-cell table:style-name="ce2" office:value-type="string" calcext:value-type="string">
            <text:p>O'Leary</text:p>
          </table:table-cell>
          <table:table-cell table:style-name="ce2" office:value-type="string" calcext:value-type="string">
            <text:p>VJN8X5Y9X7R</text:p>
          </table:table-cell>
          <table:table-cell table:style-name="ce4" table:formula="of:=DATE(2020;6;2)+TIME(11;14;18)" office:value-type="date" office:date-value="2020-06-02T11:14:18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enna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VPNH2K594TL</text:p>
          </table:table-cell>
          <table:table-cell table:style-name="ce5" table:formula="of:=DATE(2020;6;23)+TIME(11;19;0)" office:value-type="date" office:date-value="2020-06-23T11:19:00" calcext:value-type="date">
            <text:p>6/23/2020 11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nnan</text:p>
          </table:table-cell>
          <table:table-cell table:style-name="ce2" office:value-type="string" calcext:value-type="string">
            <text:p>Lamoreaux</text:p>
          </table:table-cell>
          <table:table-cell table:style-name="ce2" office:value-type="string" calcext:value-type="string">
            <text:p>LTN7QVZR27L</text:p>
          </table:table-cell>
          <table:table-cell table:style-name="ce4" table:formula="of:=DATE(2020;6;25)+TIME(14;0;16)" office:value-type="date" office:date-value="2020-06-25T14:00:16" calcext:value-type="date">
            <text:p>6/25/2020 14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nt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JLNT4L4636M</text:p>
          </table:table-cell>
          <table:table-cell table:style-name="ce4" table:formula="of:=DATE(2020;5;11)+TIME(15;26;30)" office:value-type="date" office:date-value="2020-05-11T15:26:30" calcext:value-type="date">
            <text:p>5/11/2020 15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ent</text:p>
          </table:table-cell>
          <table:table-cell table:style-name="ce2" office:value-type="string" calcext:value-type="string">
            <text:p>Bessemer</text:p>
          </table:table-cell>
          <table:table-cell table:style-name="ce2" office:value-type="string" calcext:value-type="string">
            <text:p>DPN8FNCDVGK</text:p>
          </table:table-cell>
          <table:table-cell table:style-name="ce4" table:formula="of:=DATE(2020;6;3)+TIME(0;59;33)" office:value-type="date" office:date-value="2020-06-03T00:59:33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ent</text:p>
          </table:table-cell>
          <table:table-cell table:style-name="ce3" office:value-type="string" calcext:value-type="string">
            <text:p>Generous</text:p>
          </table:table-cell>
          <table:table-cell table:style-name="ce3" office:value-type="string" calcext:value-type="string">
            <text:p>MCNF9KX2ZWQ</text:p>
          </table:table-cell>
          <table:table-cell table:style-name="ce5" table:formula="of:=DATE(2020;6;22)+TIME(14;21;31)" office:value-type="date" office:date-value="2020-06-22T14:21:31" calcext:value-type="date">
            <text:p>6/22/2020 14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et</text:p>
          </table:table-cell>
          <table:table-cell table:style-name="ce3" office:value-type="string" calcext:value-type="string">
            <text:p>Barkelew</text:p>
          </table:table-cell>
          <table:table-cell table:style-name="ce3" office:value-type="string" calcext:value-type="string">
            <text:p>XKNJCB7JT6G</text:p>
          </table:table-cell>
          <table:table-cell table:style-name="ce5" table:formula="of:=DATE(2020;6;9)+TIME(12;47;22)" office:value-type="date" office:date-value="2020-06-09T12:47:22" calcext:value-type="date">
            <text:p>6/9/2020 12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Capoccia</text:p>
          </table:table-cell>
          <table:table-cell table:style-name="ce3" office:value-type="string" calcext:value-type="string">
            <text:p>MNNT2P7CZ57</text:p>
          </table:table-cell>
          <table:table-cell table:style-name="ce5" table:formula="of:=DATE(2020;1;19)+TIME(9;33;10)" office:value-type="date" office:date-value="2020-01-19T09:33:10" calcext:value-type="date">
            <text:p>1/19/2020 9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McDonald</text:p>
          </table:table-cell>
          <table:table-cell table:style-name="ce2" office:value-type="string" calcext:value-type="string">
            <text:p>HPNBM9CFWHX</text:p>
          </table:table-cell>
          <table:table-cell table:style-name="ce4" table:formula="of:=DATE(2020;2;11)+TIME(15;40;23)" office:value-type="date" office:date-value="2020-02-11T15:40:23" calcext:value-type="date">
            <text:p>2/11/2020 15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Douglas</text:p>
          </table:table-cell>
          <table:table-cell table:style-name="ce3" office:value-type="string" calcext:value-type="string">
            <text:p>LPNZGGW96YQ</text:p>
          </table:table-cell>
          <table:table-cell table:style-name="ce5" table:formula="of:=DATE(2020;4;10)+TIME(16;55;7)" office:value-type="date" office:date-value="2020-04-10T16:55:07" calcext:value-type="date">
            <text:p>4/10/2020 16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Tousley</text:p>
          </table:table-cell>
          <table:table-cell table:style-name="ce2" office:value-type="string" calcext:value-type="string">
            <text:p>K4NKLN6P4R6</text:p>
          </table:table-cell>
          <table:table-cell table:style-name="ce4" table:formula="of:=DATE(2020;5;5)+TIME(16;11;52)" office:value-type="date" office:date-value="2020-05-05T16:11:52" calcext:value-type="date">
            <text:p>5/5/2020 16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Schubert</text:p>
          </table:table-cell>
          <table:table-cell table:style-name="ce2" office:value-type="string" calcext:value-type="string">
            <text:p>V9NC37W639T</text:p>
          </table:table-cell>
          <table:table-cell table:style-name="ce4" table:formula="of:=DATE(2020;5;7)+TIME(12;45;2)" office:value-type="date" office:date-value="2020-05-07T12:45:02" calcext:value-type="date">
            <text:p>5/7/2020 12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Behlendorf</text:p>
          </table:table-cell>
          <table:table-cell table:style-name="ce3" office:value-type="string" calcext:value-type="string">
            <text:p>KCNLMZR2RBP</text:p>
          </table:table-cell>
          <table:table-cell table:style-name="ce5" table:formula="of:=DATE(2020;5;8)+TIME(2;38;50)" office:value-type="date" office:date-value="2020-05-08T02:38:50" calcext:value-type="date">
            <text:p>5/8/2020 2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Scharles</text:p>
          </table:table-cell>
          <table:table-cell table:style-name="ce3" office:value-type="string" calcext:value-type="string">
            <text:p>DNNDNXNTB67</text:p>
          </table:table-cell>
          <table:table-cell table:style-name="ce5" table:formula="of:=DATE(2020;5;15)+TIME(8;50;17)" office:value-type="date" office:date-value="2020-05-15T08:50:17" calcext:value-type="date">
            <text:p>5/15/2020 8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McIndoe</text:p>
          </table:table-cell>
          <table:table-cell table:style-name="ce3" office:value-type="string" calcext:value-type="string">
            <text:p>HHN7MKBFGW4</text:p>
          </table:table-cell>
          <table:table-cell table:style-name="ce5" table:formula="of:=DATE(2020;5;19)+TIME(10;22;43)" office:value-type="date" office:date-value="2020-05-19T10:22:43" calcext:value-type="date">
            <text:p>5/19/2020 10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Bassett</text:p>
          </table:table-cell>
          <table:table-cell table:style-name="ce2" office:value-type="string" calcext:value-type="string">
            <text:p>DKN385DXDZB</text:p>
          </table:table-cell>
          <table:table-cell table:style-name="ce4" table:formula="of:=DATE(2020;5;19)+TIME(12;0;34)" office:value-type="date" office:date-value="2020-05-19T12:00:34" calcext:value-type="date">
            <text:p>5/19/2020 12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JQN2LKWTLQQ</text:p>
          </table:table-cell>
          <table:table-cell table:style-name="ce4" table:formula="of:=DATE(2020;5;21)+TIME(16;41;49)" office:value-type="date" office:date-value="2020-05-21T16:41:49" calcext:value-type="date">
            <text:p>5/21/2020 16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Gelly</text:p>
          </table:table-cell>
          <table:table-cell table:style-name="ce3" office:value-type="string" calcext:value-type="string">
            <text:p>FVNVKN6CH6B</text:p>
          </table:table-cell>
          <table:table-cell table:style-name="ce5" table:formula="of:=DATE(2020;6;12)+TIME(11;39;12)" office:value-type="date" office:date-value="2020-06-12T11:39:12" calcext:value-type="date">
            <text:p>6/12/2020 11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Thompson</text:p>
          </table:table-cell>
          <table:table-cell table:style-name="ce2" office:value-type="string" calcext:value-type="string">
            <text:p>KTNR5SK63M2</text:p>
          </table:table-cell>
          <table:table-cell table:style-name="ce4" table:formula="of:=DATE(2020;6;17)+TIME(8;13;42)" office:value-type="date" office:date-value="2020-06-17T08:13:42" calcext:value-type="date">
            <text:p>6/17/2020 8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Bell</text:p>
          </table:table-cell>
          <table:table-cell table:style-name="ce2" office:value-type="string" calcext:value-type="string">
            <text:p>V9NXLMPZX56</text:p>
          </table:table-cell>
          <table:table-cell table:style-name="ce4" table:formula="of:=DATE(2020;6;22)+TIME(14;16;45)" office:value-type="date" office:date-value="2020-06-22T14:16:45" calcext:value-type="date">
            <text:p>6/22/2020 14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Harms</text:p>
          </table:table-cell>
          <table:table-cell table:style-name="ce2" office:value-type="string" calcext:value-type="string">
            <text:p>JZNQ8BFT962</text:p>
          </table:table-cell>
          <table:table-cell table:style-name="ce4" table:formula="of:=DATE(2020;6;23)+TIME(22;23;50)" office:value-type="date" office:date-value="2020-06-23T22:23:50" calcext:value-type="date">
            <text:p>6/23/2020 22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Woods</text:p>
          </table:table-cell>
          <table:table-cell table:style-name="ce2" office:value-type="string" calcext:value-type="string">
            <text:p>ZCNGF2WHVG9</text:p>
          </table:table-cell>
          <table:table-cell table:style-name="ce4" table:formula="of:=DATE(2020;6;24)+TIME(0;52;55)" office:value-type="date" office:date-value="2020-06-24T00:52:55" calcext:value-type="date">
            <text:p>6/24/2020 0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Burgin</text:p>
          </table:table-cell>
          <table:table-cell table:style-name="ce3" office:value-type="string" calcext:value-type="string">
            <text:p>DMNGLLG3VVC</text:p>
          </table:table-cell>
          <table:table-cell table:style-name="ce5" table:formula="of:=DATE(2020;6;24)+TIME(9;29;4)" office:value-type="date" office:date-value="2020-06-24T09:29:04" calcext:value-type="date">
            <text:p>6/24/2020 9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FSNT8F7XG4K</text:p>
          </table:table-cell>
          <table:table-cell table:style-name="ce4" table:formula="of:=DATE(2020;6;26)+TIME(14;8;15)" office:value-type="date" office:date-value="2020-06-26T14:08:15" calcext:value-type="date">
            <text:p>6/26/2020 14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Matheson</text:p>
          </table:table-cell>
          <table:table-cell table:style-name="ce3" office:value-type="string" calcext:value-type="string">
            <text:p>DPNQFQPB74M</text:p>
          </table:table-cell>
          <table:table-cell table:style-name="ce5" table:formula="of:=DATE(2020;6;27)+TIME(15;49;15)" office:value-type="date" office:date-value="2020-06-27T15:49:15" calcext:value-type="date">
            <text:p>6/27/2020 15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an</text:p>
          </table:table-cell>
          <table:table-cell table:style-name="ce3" office:value-type="string" calcext:value-type="string">
            <text:p>Dudek</text:p>
          </table:table-cell>
          <table:table-cell table:style-name="ce3" office:value-type="string" calcext:value-type="string">
            <text:p>HBNPMKWT33F</text:p>
          </table:table-cell>
          <table:table-cell table:style-name="ce5" table:formula="of:=DATE(2020;6;28)+TIME(12;44;29)" office:value-type="date" office:date-value="2020-06-28T12:44:29" calcext:value-type="date">
            <text:p>6/28/2020 12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anna</text:p>
          </table:table-cell>
          <table:table-cell table:style-name="ce2" office:value-type="string" calcext:value-type="string">
            <text:p>Hernandez</text:p>
          </table:table-cell>
          <table:table-cell table:style-name="ce2" office:value-type="string" calcext:value-type="string">
            <text:p>ZDNZ7SVW34T</text:p>
          </table:table-cell>
          <table:table-cell table:style-name="ce4" table:formula="of:=DATE(2020;6;25)+TIME(12;35;13)" office:value-type="date" office:date-value="2020-06-25T12:35:13" calcext:value-type="date">
            <text:p>6/25/2020 12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ce</text:p>
          </table:table-cell>
          <table:table-cell table:style-name="ce2" office:value-type="string" calcext:value-type="string">
            <text:p>Dobry</text:p>
          </table:table-cell>
          <table:table-cell table:style-name="ce2" office:value-type="string" calcext:value-type="string">
            <text:p>G9NTNWSSJ9B</text:p>
          </table:table-cell>
          <table:table-cell table:style-name="ce4" table:formula="of:=DATE(2020;6;22)+TIME(12;33;8)" office:value-type="date" office:date-value="2020-06-22T12:33:08" calcext:value-type="date">
            <text:p>6/22/2020 12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tt</text:p>
          </table:table-cell>
          <table:table-cell table:style-name="ce3" office:value-type="string" calcext:value-type="string">
            <text:p>Luttik</text:p>
          </table:table-cell>
          <table:table-cell table:style-name="ce3" office:value-type="string" calcext:value-type="string">
            <text:p>JBNP76T9B65</text:p>
          </table:table-cell>
          <table:table-cell table:style-name="ce5" table:formula="of:=DATE(2020;6;28)+TIME(10;44;39)" office:value-type="date" office:date-value="2020-06-28T10:44:39" calcext:value-type="date">
            <text:p>6/28/2020 10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ittany</text:p>
          </table:table-cell>
          <table:table-cell table:style-name="ce2" office:value-type="string" calcext:value-type="string">
            <text:p>Istenes</text:p>
          </table:table-cell>
          <table:table-cell table:style-name="ce2" office:value-type="string" calcext:value-type="string">
            <text:p>K6NLW3PB5KM</text:p>
          </table:table-cell>
          <table:table-cell table:style-name="ce4" table:formula="of:=DATE(2020;5;20)+TIME(16;38;55)" office:value-type="date" office:date-value="2020-05-20T16:38:55" calcext:value-type="date">
            <text:p>5/20/2020 16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ittany</text:p>
          </table:table-cell>
          <table:table-cell table:style-name="ce3" office:value-type="string" calcext:value-type="string">
            <text:p>Hermann</text:p>
          </table:table-cell>
          <table:table-cell table:style-name="ce3" office:value-type="string" calcext:value-type="string">
            <text:p>ZCNJXJYB4PY</text:p>
          </table:table-cell>
          <table:table-cell table:style-name="ce5" table:formula="of:=DATE(2020;6;12)+TIME(14;50;16)" office:value-type="date" office:date-value="2020-06-12T14:50:16" calcext:value-type="date">
            <text:p>6/12/2020 14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ock</text:p>
          </table:table-cell>
          <table:table-cell table:style-name="ce3" office:value-type="string" calcext:value-type="string">
            <text:p>Allen</text:p>
          </table:table-cell>
          <table:table-cell table:style-name="ce3" office:value-type="string" calcext:value-type="string">
            <text:p>JJNBCZ7544X</text:p>
          </table:table-cell>
          <table:table-cell table:style-name="ce5" table:formula="of:=DATE(2020;6;17)+TIME(19;17;39)" office:value-type="date" office:date-value="2020-06-17T19:17:39" calcext:value-type="date">
            <text:p>6/17/2020 19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ooke</text:p>
          </table:table-cell>
          <table:table-cell table:style-name="ce2" office:value-type="string" calcext:value-type="string">
            <text:p>Basile</text:p>
          </table:table-cell>
          <table:table-cell table:style-name="ce2" office:value-type="string" calcext:value-type="string">
            <text:p>V3NHNY5LT9P</text:p>
          </table:table-cell>
          <table:table-cell table:style-name="ce4" table:formula="of:=DATE(2020;5;5)+TIME(16;20;40)" office:value-type="date" office:date-value="2020-05-05T16:20:40" calcext:value-type="date">
            <text:p>5/5/2020 16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uce</text:p>
          </table:table-cell>
          <table:table-cell table:style-name="ce3" office:value-type="string" calcext:value-type="string">
            <text:p>McFarland</text:p>
          </table:table-cell>
          <table:table-cell table:style-name="ce3" office:value-type="string" calcext:value-type="string">
            <text:p>F4N9MP6RGZ3</text:p>
          </table:table-cell>
          <table:table-cell table:style-name="ce5" table:formula="of:=DATE(2020;5;15)+TIME(17;28;48)" office:value-type="date" office:date-value="2020-05-15T17:28:48" calcext:value-type="date">
            <text:p>5/15/2020 17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Ashfield</text:p>
          </table:table-cell>
          <table:table-cell table:style-name="ce2" office:value-type="string" calcext:value-type="string">
            <text:p>H6N8TTCJK3G</text:p>
          </table:table-cell>
          <table:table-cell table:style-name="ce4" table:formula="of:=DATE(2020;6;11)+TIME(11;11;47)" office:value-type="date" office:date-value="2020-06-11T11:11:47" calcext:value-type="date">
            <text:p>6/11/2020 11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hanson</text:p>
          </table:table-cell>
          <table:table-cell table:style-name="ce2" office:value-type="string" calcext:value-type="string">
            <text:p>K6NNTTV6P9D</text:p>
          </table:table-cell>
          <table:table-cell table:style-name="ce4" table:formula="of:=DATE(2020;6;14)+TIME(7;44;36)" office:value-type="date" office:date-value="2020-06-14T07:44:36" calcext:value-type="date">
            <text:p>6/14/2020 7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uce</text:p>
          </table:table-cell>
          <table:table-cell table:style-name="ce2" office:value-type="string" calcext:value-type="string">
            <text:p>Prewit</text:p>
          </table:table-cell>
          <table:table-cell table:style-name="ce2" office:value-type="string" calcext:value-type="string">
            <text:p>DZNP6CFYBDS</text:p>
          </table:table-cell>
          <table:table-cell table:style-name="ce4" table:formula="of:=DATE(2020;6;26)+TIME(9;51;12)" office:value-type="date" office:date-value="2020-06-26T09:51:12" calcext:value-type="date">
            <text:p>6/26/2020 9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una</text:p>
          </table:table-cell>
          <table:table-cell table:style-name="ce2" office:value-type="string" calcext:value-type="string">
            <text:p>Lucena</text:p>
          </table:table-cell>
          <table:table-cell table:style-name="ce2" office:value-type="string" calcext:value-type="string">
            <text:p>HGN434BPVYY</text:p>
          </table:table-cell>
          <table:table-cell table:style-name="ce4" table:formula="of:=DATE(2020;6;26)+TIME(9;47;22)" office:value-type="date" office:date-value="2020-06-26T09:47:22" calcext:value-type="date">
            <text:p>6/26/2020 9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uno</text:p>
          </table:table-cell>
          <table:table-cell table:style-name="ce3" office:value-type="string" calcext:value-type="string">
            <text:p>Muniz</text:p>
          </table:table-cell>
          <table:table-cell table:style-name="ce3" office:value-type="string" calcext:value-type="string">
            <text:p>Z4NLSFLNN5B</text:p>
          </table:table-cell>
          <table:table-cell table:style-name="ce5" table:formula="of:=DATE(2020;6;12)+TIME(7;32;47)" office:value-type="date" office:date-value="2020-06-12T07:32:47" calcext:value-type="date">
            <text:p>6/12/2020 7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yan</text:p>
          </table:table-cell>
          <table:table-cell table:style-name="ce2" office:value-type="string" calcext:value-type="string">
            <text:p>Knouse</text:p>
          </table:table-cell>
          <table:table-cell table:style-name="ce2" office:value-type="string" calcext:value-type="string">
            <text:p>QYNGPF73DH2</text:p>
          </table:table-cell>
          <table:table-cell table:style-name="ce4" table:formula="of:=DATE(2020;3;28)+TIME(12;43;29)" office:value-type="date" office:date-value="2020-03-28T12:43:29" calcext:value-type="date">
            <text:p>3/28/2020 12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yan</text:p>
          </table:table-cell>
          <table:table-cell table:style-name="ce3" office:value-type="string" calcext:value-type="string">
            <text:p>Boreham</text:p>
          </table:table-cell>
          <table:table-cell table:style-name="ce3" office:value-type="string" calcext:value-type="string">
            <text:p>X5NNMG7J2XF</text:p>
          </table:table-cell>
          <table:table-cell table:style-name="ce5" table:formula="of:=DATE(2020;5;6)+TIME(9;29;25)" office:value-type="date" office:date-value="2020-05-06T09:29:25" calcext:value-type="date">
            <text:p>5/6/2020 9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yan</text:p>
          </table:table-cell>
          <table:table-cell table:style-name="ce3" office:value-type="string" calcext:value-type="string">
            <text:p>Conrad</text:p>
          </table:table-cell>
          <table:table-cell table:style-name="ce3" office:value-type="string" calcext:value-type="string">
            <text:p>XFNSX6S2L66</text:p>
          </table:table-cell>
          <table:table-cell table:style-name="ce5" table:formula="of:=DATE(2020;6;27)+TIME(1;12;5)" office:value-type="date" office:date-value="2020-06-27T01:12:05" calcext:value-type="date">
            <text:p>6/27/2020 1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ryce</text:p>
          </table:table-cell>
          <table:table-cell table:style-name="ce2" office:value-type="string" calcext:value-type="string">
            <text:p>Hillhouse</text:p>
          </table:table-cell>
          <table:table-cell table:style-name="ce2" office:value-type="string" calcext:value-type="string">
            <text:p>NVNNXGZMRHF</text:p>
          </table:table-cell>
          <table:table-cell table:style-name="ce4" table:formula="of:=DATE(2020;6;22)+TIME(13;21;50)" office:value-type="date" office:date-value="2020-06-22T13:21:50" calcext:value-type="date">
            <text:p>6/22/2020 13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yhan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GPNZPZCBVHQ</text:p>
          </table:table-cell>
          <table:table-cell table:style-name="ce5" table:formula="of:=DATE(2020;6;25)+TIME(21;3;46)" office:value-type="date" office:date-value="2020-06-25T21:03:46" calcext:value-type="date">
            <text:p>6/25/2020 21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ryn</text:p>
          </table:table-cell>
          <table:table-cell table:style-name="ce3" office:value-type="string" calcext:value-type="string">
            <text:p>Schulke</text:p>
          </table:table-cell>
          <table:table-cell table:style-name="ce3" office:value-type="string" calcext:value-type="string">
            <text:p>LKNV3PMS5M3</text:p>
          </table:table-cell>
          <table:table-cell table:style-name="ce5" table:formula="of:=DATE(2020;5;5)+TIME(16;38;47)" office:value-type="date" office:date-value="2020-05-05T16:38:47" calcext:value-type="date">
            <text:p>5/5/2020 16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uddhika Priyashantha</text:p>
          </table:table-cell>
          <table:table-cell table:style-name="ce3" office:value-type="string" calcext:value-type="string">
            <text:p>Kandamulla Arachchige</text:p>
          </table:table-cell>
          <table:table-cell table:style-name="ce3" office:value-type="string" calcext:value-type="string">
            <text:p>JMN7SZDJ4Q5</text:p>
          </table:table-cell>
          <table:table-cell table:style-name="ce5" table:formula="of:=DATE(2020;6;25)+TIME(3;4;41)" office:value-type="date" office:date-value="2020-06-25T03:04:41" calcext:value-type="date">
            <text:p>6/25/2020 3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dimir</text:p>
          </table:table-cell>
          <table:table-cell table:style-name="ce2" office:value-type="string" calcext:value-type="string">
            <text:p>Miljkovic</text:p>
          </table:table-cell>
          <table:table-cell table:style-name="ce2" office:value-type="string" calcext:value-type="string">
            <text:p>DGN8J94VMMM</text:p>
          </table:table-cell>
          <table:table-cell table:style-name="ce4" table:formula="of:=DATE(2020;6;2)+TIME(18;20;20)" office:value-type="date" office:date-value="2020-06-02T18:20:20" calcext:value-type="date">
            <text:p>6/2/2020 18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lent</text:p>
          </table:table-cell>
          <table:table-cell table:style-name="ce2" office:value-type="string" calcext:value-type="string">
            <text:p>Morten</text:p>
          </table:table-cell>
          <table:table-cell table:style-name="ce2" office:value-type="string" calcext:value-type="string">
            <text:p>X4N5H4SGTJF</text:p>
          </table:table-cell>
          <table:table-cell table:style-name="ce4" table:formula="of:=DATE(2020;5;19)+TIME(1;4;25)" office:value-type="date" office:date-value="2020-05-19T01:04:25" calcext:value-type="date">
            <text:p>5/19/2020 1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ulent</text:p>
          </table:table-cell>
          <table:table-cell table:style-name="ce3" office:value-type="string" calcext:value-type="string">
            <text:p>ozlem</text:p>
          </table:table-cell>
          <table:table-cell table:style-name="ce3" office:value-type="string" calcext:value-type="string">
            <text:p>MFNWWK9SZMX</text:p>
          </table:table-cell>
          <table:table-cell table:style-name="ce5" table:formula="of:=DATE(2020;5;21)+TIME(18;56;28)" office:value-type="date" office:date-value="2020-05-21T18:56:28" calcext:value-type="date">
            <text:p>5/21/2020 18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pe</text:p>
          </table:table-cell>
          <table:table-cell table:style-name="ce2" office:value-type="string" calcext:value-type="string">
            <text:p>Mvula</text:p>
          </table:table-cell>
          <table:table-cell table:style-name="ce2" office:value-type="string" calcext:value-type="string">
            <text:p>JXNH739FHRG</text:p>
          </table:table-cell>
          <table:table-cell table:style-name="ce4" table:formula="of:=DATE(2020;6;27)+TIME(6;26;16)" office:value-type="date" office:date-value="2020-06-27T06:26:16" calcext:value-type="date">
            <text:p>6/27/2020 6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urak</text:p>
          </table:table-cell>
          <table:table-cell table:style-name="ce3" office:value-type="string" calcext:value-type="string">
            <text:p>Orpak</text:p>
          </table:table-cell>
          <table:table-cell table:style-name="ce3" office:value-type="string" calcext:value-type="string">
            <text:p>K3NDHGCD856</text:p>
          </table:table-cell>
          <table:table-cell table:style-name="ce5" table:formula="of:=DATE(2020;6;19)+TIME(2;43;51)" office:value-type="date" office:date-value="2020-06-19T02:43:51" calcext:value-type="date">
            <text:p>6/19/2020 2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urhan</text:p>
          </table:table-cell>
          <table:table-cell table:style-name="ce2" office:value-type="string" calcext:value-type="string">
            <text:p>Shaikh</text:p>
          </table:table-cell>
          <table:table-cell table:style-name="ce2" office:value-type="string" calcext:value-type="string">
            <text:p>KGN98JVNV67</text:p>
          </table:table-cell>
          <table:table-cell table:style-name="ce4" table:formula="of:=DATE(2020;6;27)+TIME(10;16;59)" office:value-type="date" office:date-value="2020-06-27T10:16:59" calcext:value-type="date">
            <text:p>6/27/2020 10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urkhard</text:p>
          </table:table-cell>
          <table:table-cell table:style-name="ce3" office:value-type="string" calcext:value-type="string">
            <text:p>bstubert</text:p>
          </table:table-cell>
          <table:table-cell table:style-name="ce3" office:value-type="string" calcext:value-type="string">
            <text:p>JTNFT6NNYPQ</text:p>
          </table:table-cell>
          <table:table-cell table:style-name="ce5" table:formula="of:=DATE(2020;5;21)+TIME(16;43;27)" office:value-type="date" office:date-value="2020-05-21T16:43:27" calcext:value-type="date">
            <text:p>5/21/2020 16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Burton</text:p>
          </table:table-cell>
          <table:table-cell table:style-name="ce3" office:value-type="string" calcext:value-type="string">
            <text:p>Rheutan</text:p>
          </table:table-cell>
          <table:table-cell table:style-name="ce3" office:value-type="string" calcext:value-type="string">
            <text:p>HHNDZRHWKHT</text:p>
          </table:table-cell>
          <table:table-cell table:style-name="ce5" table:formula="of:=DATE(2020;3;30)+TIME(8;59;20)" office:value-type="date" office:date-value="2020-03-30T08:59:20" calcext:value-type="date">
            <text:p>3/30/2020 8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Byron</text:p>
          </table:table-cell>
          <table:table-cell table:style-name="ce2" office:value-type="string" calcext:value-type="string">
            <text:p>Geoffrey</text:p>
          </table:table-cell>
          <table:table-cell table:style-name="ce2" office:value-type="string" calcext:value-type="string">
            <text:p>H2N9F5YFSHF</text:p>
          </table:table-cell>
          <table:table-cell table:style-name="ce4" table:formula="of:=DATE(2020;6;18)+TIME(17;17;36)" office:value-type="date" office:date-value="2020-06-18T17:17:36" calcext:value-type="date">
            <text:p>6/18/2020 17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.</text:p>
          </table:table-cell>
          <table:table-cell table:style-name="ce3" office:value-type="string" calcext:value-type="string">
            <text:p>Ross</text:p>
          </table:table-cell>
          <table:table-cell table:style-name="ce3" office:value-type="string" calcext:value-type="string">
            <text:p>XBNHX7MNQ7W</text:p>
          </table:table-cell>
          <table:table-cell table:style-name="ce5" table:formula="of:=DATE(2020;6;23)+TIME(13;42;55)" office:value-type="date" office:date-value="2020-06-23T13:42:55" calcext:value-type="date">
            <text:p>6/23/2020 13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glar</text:p>
          </table:table-cell>
          <table:table-cell table:style-name="ce2" office:value-type="string" calcext:value-type="string">
            <text:p>Kilimci</text:p>
          </table:table-cell>
          <table:table-cell table:style-name="ce2" office:value-type="string" calcext:value-type="string">
            <text:p>D5N9X95HK7Y</text:p>
          </table:table-cell>
          <table:table-cell table:style-name="ce4" table:formula="of:=DATE(2020;6;27)+TIME(9;25;32)" office:value-type="date" office:date-value="2020-06-27T09:25:32" calcext:value-type="date">
            <text:p>6/27/2020 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io</text:p>
          </table:table-cell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G6N9QZXJ8L3</text:p>
          </table:table-cell>
          <table:table-cell table:style-name="ce4" table:formula="of:=DATE(2020;6;25)+TIME(8;13;27)" office:value-type="date" office:date-value="2020-06-25T08:13:27" calcext:value-type="date">
            <text:p>6/25/2020 8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leb</text:p>
          </table:table-cell>
          <table:table-cell table:style-name="ce2" office:value-type="string" calcext:value-type="string">
            <text:p>calebmshafer</text:p>
          </table:table-cell>
          <table:table-cell table:style-name="ce2" office:value-type="string" calcext:value-type="string">
            <text:p>GNNNDK37YJX</text:p>
          </table:table-cell>
          <table:table-cell table:style-name="ce4" table:formula="of:=DATE(2020;5;20)+TIME(18;41;53)" office:value-type="date" office:date-value="2020-05-20T18:41:53" calcext:value-type="date">
            <text:p>5/20/2020 1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leb</text:p>
          </table:table-cell>
          <table:table-cell table:style-name="ce2" office:value-type="string" calcext:value-type="string">
            <text:p>Knoll</text:p>
          </table:table-cell>
          <table:table-cell table:style-name="ce2" office:value-type="string" calcext:value-type="string">
            <text:p>GJN5NR2RV4R</text:p>
          </table:table-cell>
          <table:table-cell table:style-name="ce4" table:formula="of:=DATE(2020;6;29)+TIME(11;25;37)" office:value-type="date" office:date-value="2020-06-29T11:25:37" calcext:value-type="date">
            <text:p>6/29/2020 11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li</text:p>
          </table:table-cell>
          <table:table-cell table:style-name="ce3" office:value-type="string" calcext:value-type="string">
            <text:p>Dolfi</text:p>
          </table:table-cell>
          <table:table-cell table:style-name="ce3" office:value-type="string" calcext:value-type="string">
            <text:p>VFNJGJSCZNF</text:p>
          </table:table-cell>
          <table:table-cell table:style-name="ce5" table:formula="of:=DATE(2020;6;2)+TIME(10;44;55)" office:value-type="date" office:date-value="2020-06-02T10:44:55" calcext:value-type="date">
            <text:p>6/2/2020 10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CHOU</text:p>
          </table:table-cell>
          <table:table-cell table:style-name="ce3" office:value-type="string" calcext:value-type="string">
            <text:p>VSNQW6L63T3</text:p>
          </table:table-cell>
          <table:table-cell table:style-name="ce5" table:formula="of:=DATE(2020;5;12)+TIME(22;43;9)" office:value-type="date" office:date-value="2020-05-12T22:43:09" calcext:value-type="date">
            <text:p>5/12/2020 22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lvin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ZTNRB9W8B6S</text:p>
          </table:table-cell>
          <table:table-cell table:style-name="ce5" table:formula="of:=DATE(2020;6;8)+TIME(11;42;23)" office:value-type="date" office:date-value="2020-06-08T11:42:23" calcext:value-type="date">
            <text:p>6/8/2020 11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lvin</text:p>
          </table:table-cell>
          <table:table-cell table:style-name="ce2" office:value-type="string" calcext:value-type="string">
            <text:p>Tsang</text:p>
          </table:table-cell>
          <table:table-cell table:style-name="ce2" office:value-type="string" calcext:value-type="string">
            <text:p>K5N3NGDXJ8J</text:p>
          </table:table-cell>
          <table:table-cell table:style-name="ce4" table:formula="of:=DATE(2020;6;29)+TIME(12;21;37)" office:value-type="date" office:date-value="2020-06-29T12:21:37" calcext:value-type="date">
            <text:p>6/29/2020 12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meron</text:p>
          </table:table-cell>
          <table:table-cell table:style-name="ce3" office:value-type="string" calcext:value-type="string">
            <text:p>Pizarro</text:p>
          </table:table-cell>
          <table:table-cell table:style-name="ce3" office:value-type="string" calcext:value-type="string">
            <text:p>PKNJPT26V5V</text:p>
          </table:table-cell>
          <table:table-cell table:style-name="ce5" table:formula="of:=DATE(2020;6;16)+TIME(13;58;39)" office:value-type="date" office:date-value="2020-06-16T13:58:39" calcext:value-type="date">
            <text:p>6/16/2020 13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meron</text:p>
          </table:table-cell>
          <table:table-cell table:style-name="ce2" office:value-type="string" calcext:value-type="string">
            <text:p>Greenburg</text:p>
          </table:table-cell>
          <table:table-cell table:style-name="ce2" office:value-type="string" calcext:value-type="string">
            <text:p>DQNTK9HKZP4</text:p>
          </table:table-cell>
          <table:table-cell table:style-name="ce4" table:formula="of:=DATE(2020;6;26)+TIME(17;19;33)" office:value-type="date" office:date-value="2020-06-26T17:19:33" calcext:value-type="date">
            <text:p>6/26/2020 17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milla</text:p>
          </table:table-cell>
          <table:table-cell table:style-name="ce2" office:value-type="string" calcext:value-type="string">
            <text:p>Sharpe</text:p>
          </table:table-cell>
          <table:table-cell table:style-name="ce2" office:value-type="string" calcext:value-type="string">
            <text:p>G4N75T28VNR</text:p>
          </table:table-cell>
          <table:table-cell table:style-name="ce4" table:formula="of:=DATE(2020;6;26)+TIME(11;24;18)" office:value-type="date" office:date-value="2020-06-26T11:24:18" calcext:value-type="date">
            <text:p>6/26/2020 11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milo</text:p>
          </table:table-cell>
          <table:table-cell table:style-name="ce2" office:value-type="string" calcext:value-type="string">
            <text:p>Bravo</text:p>
          </table:table-cell>
          <table:table-cell table:style-name="ce2" office:value-type="string" calcext:value-type="string">
            <text:p>V8NDQ5HK26Z</text:p>
          </table:table-cell>
          <table:table-cell table:style-name="ce4" table:formula="of:=DATE(2020;6;15)+TIME(11;36;3)" office:value-type="date" office:date-value="2020-06-15T11:36:03" calcext:value-type="date">
            <text:p>6/15/2020 11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nberk</text:p>
          </table:table-cell>
          <table:table-cell table:style-name="ce2" office:value-type="string" calcext:value-type="string">
            <text:p>Duman</text:p>
          </table:table-cell>
          <table:table-cell table:style-name="ce2" office:value-type="string" calcext:value-type="string">
            <text:p>J5NHDYZX9RT</text:p>
          </table:table-cell>
          <table:table-cell table:style-name="ce4" table:formula="of:=DATE(2020;6;16)+TIME(6;6;8)" office:value-type="date" office:date-value="2020-06-16T06:06:08" calcext:value-type="date">
            <text:p>6/16/2020 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l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LTNW5JFFDG9</text:p>
          </table:table-cell>
          <table:table-cell table:style-name="ce5" table:formula="of:=DATE(2020;5;21)+TIME(17;36;51)" office:value-type="date" office:date-value="2020-05-21T17:36:51" calcext:value-type="date">
            <text:p>5/21/2020 17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l</text:p>
          </table:table-cell>
          <table:table-cell table:style-name="ce2" office:value-type="string" calcext:value-type="string">
            <text:p>carlism</text:p>
          </table:table-cell>
          <table:table-cell table:style-name="ce2" office:value-type="string" calcext:value-type="string">
            <text:p>M2N7D22BQJX</text:p>
          </table:table-cell>
          <table:table-cell table:style-name="ce4" table:formula="of:=DATE(2020;6;17)+TIME(13;13;21)" office:value-type="date" office:date-value="2020-06-17T13:13:21" calcext:value-type="date">
            <text:p>6/17/2020 1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la</text:p>
          </table:table-cell>
          <table:table-cell table:style-name="ce2" office:value-type="string" calcext:value-type="string">
            <text:p>Sella</text:p>
          </table:table-cell>
          <table:table-cell table:style-name="ce2" office:value-type="string" calcext:value-type="string">
            <text:p>GXNR6ZBM995</text:p>
          </table:table-cell>
          <table:table-cell table:style-name="ce4" table:formula="of:=DATE(2020;6;5)+TIME(12;53;9)" office:value-type="date" office:date-value="2020-06-05T12:53:09" calcext:value-type="date">
            <text:p>6/5/2020 12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lo J.</text:p>
          </table:table-cell>
          <table:table-cell table:style-name="ce3" office:value-type="string" calcext:value-type="string">
            <text:p>Burgos</text:p>
          </table:table-cell>
          <table:table-cell table:style-name="ce3" office:value-type="string" calcext:value-type="string">
            <text:p>FXND8YLXYNC</text:p>
          </table:table-cell>
          <table:table-cell table:style-name="ce5" table:formula="of:=DATE(2020;6;17)+TIME(9;55;14)" office:value-type="date" office:date-value="2020-06-17T09:55:14" calcext:value-type="date">
            <text:p>6/17/2020 9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Horowicz</text:p>
          </table:table-cell>
          <table:table-cell table:style-name="ce2" office:value-type="string" calcext:value-type="string">
            <text:p>MBNYTDP4QHN</text:p>
          </table:table-cell>
          <table:table-cell table:style-name="ce4" table:formula="of:=DATE(2020;5;5)+TIME(15;23;22)" office:value-type="date" office:date-value="2020-05-05T15:23:22" calcext:value-type="date">
            <text:p>5/5/2020 15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los</text:p>
          </table:table-cell>
          <table:table-cell table:style-name="ce3" office:value-type="string" calcext:value-type="string">
            <text:p>Maltzahn</text:p>
          </table:table-cell>
          <table:table-cell table:style-name="ce3" office:value-type="string" calcext:value-type="string">
            <text:p>P9NG52HD6PJ</text:p>
          </table:table-cell>
          <table:table-cell table:style-name="ce5" table:formula="of:=DATE(2020;5;6)+TIME(18;29;6)" office:value-type="date" office:date-value="2020-05-06T18:29:06" calcext:value-type="date">
            <text:p>5/6/2020 18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los</text:p>
          </table:table-cell>
          <table:table-cell table:style-name="ce3" office:value-type="string" calcext:value-type="string">
            <text:p>Santana</text:p>
          </table:table-cell>
          <table:table-cell table:style-name="ce3" office:value-type="string" calcext:value-type="string">
            <text:p>LXN76V8Z3GT</text:p>
          </table:table-cell>
          <table:table-cell table:style-name="ce5" table:formula="of:=DATE(2020;5;22)+TIME(20;8;30)" office:value-type="date" office:date-value="2020-05-22T20:08:30" calcext:value-type="date">
            <text:p>5/22/2020 20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los</text:p>
          </table:table-cell>
          <table:table-cell table:style-name="ce3" office:value-type="string" calcext:value-type="string">
            <text:p>Caicedo</text:p>
          </table:table-cell>
          <table:table-cell table:style-name="ce3" office:value-type="string" calcext:value-type="string">
            <text:p>LQNGY5BLS2Q</text:p>
          </table:table-cell>
          <table:table-cell table:style-name="ce5" table:formula="of:=DATE(2020;6;22)+TIME(14;10;2)" office:value-type="date" office:date-value="2020-06-22T14:10:02" calcext:value-type="date">
            <text:p>6/22/2020 14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Miguens</text:p>
          </table:table-cell>
          <table:table-cell table:style-name="ce2" office:value-type="string" calcext:value-type="string">
            <text:p>GFN6YBSWL3H</text:p>
          </table:table-cell>
          <table:table-cell table:style-name="ce4" table:formula="of:=DATE(2020;6;23)+TIME(16;33;1)" office:value-type="date" office:date-value="2020-06-23T16:33:01" calcext:value-type="date">
            <text:p>6/23/2020 16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los</text:p>
          </table:table-cell>
          <table:table-cell table:style-name="ce3" office:value-type="string" calcext:value-type="string">
            <text:p>Mendoza-Cardenas</text:p>
          </table:table-cell>
          <table:table-cell table:style-name="ce3" office:value-type="string" calcext:value-type="string">
            <text:p>HWN6S525VL8</text:p>
          </table:table-cell>
          <table:table-cell table:style-name="ce5" table:formula="of:=DATE(2020;6;25)+TIME(11;3;16)" office:value-type="date" office:date-value="2020-06-25T11:03:16" calcext:value-type="date">
            <text:p>6/25/2020 1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los</text:p>
          </table:table-cell>
          <table:table-cell table:style-name="ce2" office:value-type="string" calcext:value-type="string">
            <text:p>Giraldo Rodriguez</text:p>
          </table:table-cell>
          <table:table-cell table:style-name="ce2" office:value-type="string" calcext:value-type="string">
            <text:p>JMN5JCZ7YDQ</text:p>
          </table:table-cell>
          <table:table-cell table:style-name="ce4" table:formula="of:=DATE(2020;6;27)+TIME(4;8;23)" office:value-type="date" office:date-value="2020-06-27T04:08:23" calcext:value-type="date">
            <text:p>6/27/2020 4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los Juan</text:p>
          </table:table-cell>
          <table:table-cell table:style-name="ce2" office:value-type="string" calcext:value-type="string">
            <text:p>Gómez Peñalver</text:p>
          </table:table-cell>
          <table:table-cell table:style-name="ce2" office:value-type="string" calcext:value-type="string">
            <text:p>GKN7LGRXYNJ</text:p>
          </table:table-cell>
          <table:table-cell table:style-name="ce4" table:formula="of:=DATE(2020;6;24)+TIME(17;49;2)" office:value-type="date" office:date-value="2020-06-24T17:49:02" calcext:value-type="date">
            <text:p>6/24/2020 17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los Manuel</text:p>
          </table:table-cell>
          <table:table-cell table:style-name="ce3" office:value-type="string" calcext:value-type="string">
            <text:p>Gutiérrez Galán</text:p>
          </table:table-cell>
          <table:table-cell table:style-name="ce3" office:value-type="string" calcext:value-type="string">
            <text:p>HWNYDXSSJWN</text:p>
          </table:table-cell>
          <table:table-cell table:style-name="ce5" table:formula="of:=DATE(2020;5;14)+TIME(17;17;26)" office:value-type="date" office:date-value="2020-05-14T17:17:26" calcext:value-type="date">
            <text:p>5/14/2020 17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micael</text:p>
          </table:table-cell>
          <table:table-cell table:style-name="ce3" office:value-type="string" calcext:value-type="string">
            <text:p>Domingo</text:p>
          </table:table-cell>
          <table:table-cell table:style-name="ce3" office:value-type="string" calcext:value-type="string">
            <text:p>HFN4CMXJ3R5</text:p>
          </table:table-cell>
          <table:table-cell table:style-name="ce5" table:formula="of:=DATE(2020;6;26)+TIME(3;54;48)" office:value-type="date" office:date-value="2020-06-26T03:54:48" calcext:value-type="date">
            <text:p>6/26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ol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G3NXCGV6CYM</text:p>
          </table:table-cell>
          <table:table-cell table:style-name="ce5" table:formula="of:=DATE(2020;4;3)+TIME(15;3;30)" office:value-type="date" office:date-value="2020-04-03T15:03:30" calcext:value-type="date">
            <text:p>4/3/2020 15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ol</text:p>
          </table:table-cell>
          <table:table-cell table:style-name="ce2" office:value-type="string" calcext:value-type="string">
            <text:p>Wong</text:p>
          </table:table-cell>
          <table:table-cell table:style-name="ce2" office:value-type="string" calcext:value-type="string">
            <text:p>FDN9BK38C8F</text:p>
          </table:table-cell>
          <table:table-cell table:style-name="ce4" table:formula="of:=DATE(2020;5;16)+TIME(23;47;26)" office:value-type="date" office:date-value="2020-05-16T23:47:26" calcext:value-type="date">
            <text:p>5/16/2020 2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oline</text:p>
          </table:table-cell>
          <table:table-cell table:style-name="ce3" office:value-type="string" calcext:value-type="string">
            <text:p>Phung</text:p>
          </table:table-cell>
          <table:table-cell table:style-name="ce3" office:value-type="string" calcext:value-type="string">
            <text:p>DTNZVD6PBXF</text:p>
          </table:table-cell>
          <table:table-cell table:style-name="ce5" table:formula="of:=DATE(2020;6;23)+TIME(17;42;24)" office:value-type="date" office:date-value="2020-06-23T17:42:24" calcext:value-type="date">
            <text:p>6/23/2020 17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oline</text:p>
          </table:table-cell>
          <table:table-cell table:style-name="ce2" office:value-type="string" calcext:value-type="string">
            <text:p>McCrory</text:p>
          </table:table-cell>
          <table:table-cell table:style-name="ce2" office:value-type="string" calcext:value-type="string">
            <text:p>F7NPTLSY7J7</text:p>
          </table:table-cell>
          <table:table-cell table:style-name="ce4" table:formula="of:=DATE(2020;6;29)+TIME(3;31;37)" office:value-type="date" office:date-value="2020-06-29T03:31:37" calcext:value-type="date">
            <text:p>6/29/2020 3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rson</text:p>
          </table:table-cell>
          <table:table-cell table:style-name="ce3" office:value-type="string" calcext:value-type="string">
            <text:p>Dew</text:p>
          </table:table-cell>
          <table:table-cell table:style-name="ce3" office:value-type="string" calcext:value-type="string">
            <text:p>HQNKZ5ZB7BW</text:p>
          </table:table-cell>
          <table:table-cell table:style-name="ce5" table:formula="of:=DATE(2020;6;12)+TIME(11;14;45)" office:value-type="date" office:date-value="2020-06-12T11:14:45" calcext:value-type="date">
            <text:p>6/12/2020 11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rsten</text:p>
          </table:table-cell>
          <table:table-cell table:style-name="ce2" office:value-type="string" calcext:value-type="string">
            <text:p>Meskes</text:p>
          </table:table-cell>
          <table:table-cell table:style-name="ce2" office:value-type="string" calcext:value-type="string">
            <text:p>HJNKG5RVQFX</text:p>
          </table:table-cell>
          <table:table-cell table:style-name="ce4" table:formula="of:=DATE(2020;6;23)+TIME(6;3;44)" office:value-type="date" office:date-value="2020-06-23T06:03:44" calcext:value-type="date">
            <text:p>6/23/2020 6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sey</text:p>
          </table:table-cell>
          <table:table-cell table:style-name="ce2" office:value-type="string" calcext:value-type="string">
            <text:p>Milford</text:p>
          </table:table-cell>
          <table:table-cell table:style-name="ce2" office:value-type="string" calcext:value-type="string">
            <text:p>L8NL4KX2YCS</text:p>
          </table:table-cell>
          <table:table-cell table:style-name="ce4" table:formula="of:=DATE(2020;5;23)+TIME(12;4;40)" office:value-type="date" office:date-value="2020-05-23T12:04:40" calcext:value-type="date">
            <text:p>5/23/2020 12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sey</text:p>
          </table:table-cell>
          <table:table-cell table:style-name="ce3" office:value-type="string" calcext:value-type="string">
            <text:p>Schaufler</text:p>
          </table:table-cell>
          <table:table-cell table:style-name="ce3" office:value-type="string" calcext:value-type="string">
            <text:p>JPNN4T94H6Z</text:p>
          </table:table-cell>
          <table:table-cell table:style-name="ce5" table:formula="of:=DATE(2020;6;17)+TIME(11;12;10)" office:value-type="date" office:date-value="2020-06-17T11:12:10" calcext:value-type="date">
            <text:p>6/17/2020 11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sey</text:p>
          </table:table-cell>
          <table:table-cell table:style-name="ce2" office:value-type="string" calcext:value-type="string">
            <text:p>Preuss</text:p>
          </table:table-cell>
          <table:table-cell table:style-name="ce2" office:value-type="string" calcext:value-type="string">
            <text:p>V5NR8DT2R36</text:p>
          </table:table-cell>
          <table:table-cell table:style-name="ce4" table:formula="of:=DATE(2020;6;26)+TIME(18;53;21)" office:value-type="date" office:date-value="2020-06-26T18:53:21" calcext:value-type="date">
            <text:p>6/26/2020 18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sh</text:p>
          </table:table-cell>
          <table:table-cell table:style-name="ce3" office:value-type="string" calcext:value-type="string">
            <text:p>Lo</text:p>
          </table:table-cell>
          <table:table-cell table:style-name="ce3" office:value-type="string" calcext:value-type="string">
            <text:p>LWNC66LKJ5B</text:p>
          </table:table-cell>
          <table:table-cell table:style-name="ce5" table:formula="of:=DATE(2020;6;25)+TIME(15;57;30)" office:value-type="date" office:date-value="2020-06-25T15:57:30" calcext:value-type="date">
            <text:p>6/25/2020 15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assandra</text:p>
          </table:table-cell>
          <table:table-cell table:style-name="ce2" office:value-type="string" calcext:value-type="string">
            <text:p>Reyes-Jones</text:p>
          </table:table-cell>
          <table:table-cell table:style-name="ce2" office:value-type="string" calcext:value-type="string">
            <text:p>QYNQXM9BNQK</text:p>
          </table:table-cell>
          <table:table-cell table:style-name="ce4" table:formula="of:=DATE(2020;5;5)+TIME(10;19;25)" office:value-type="date" office:date-value="2020-05-05T10:19:25" calcext:value-type="date">
            <text:p>5/5/2020 1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ssandra</text:p>
          </table:table-cell>
          <table:table-cell table:style-name="ce3" office:value-type="string" calcext:value-type="string">
            <text:p>Rodano</text:p>
          </table:table-cell>
          <table:table-cell table:style-name="ce3" office:value-type="string" calcext:value-type="string">
            <text:p>GVNC2QJZF6D</text:p>
          </table:table-cell>
          <table:table-cell table:style-name="ce5" table:formula="of:=DATE(2020;5;12)+TIME(14;7;30)" office:value-type="date" office:date-value="2020-05-12T14:07:30" calcext:value-type="date">
            <text:p>5/12/2020 14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talin</text:p>
          </table:table-cell>
          <table:table-cell table:style-name="ce3" office:value-type="string" calcext:value-type="string">
            <text:p>Patrascu</text:p>
          </table:table-cell>
          <table:table-cell table:style-name="ce3" office:value-type="string" calcext:value-type="string">
            <text:p>VWNGNNQTD45</text:p>
          </table:table-cell>
          <table:table-cell table:style-name="ce5" table:formula="of:=DATE(2020;5;29)+TIME(2;25;48)" office:value-type="date" office:date-value="2020-05-29T02:25:48" calcext:value-type="date">
            <text:p>5/29/2020 2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talin</text:p>
          </table:table-cell>
          <table:table-cell table:style-name="ce3" office:value-type="string" calcext:value-type="string">
            <text:p>Vieru</text:p>
          </table:table-cell>
          <table:table-cell table:style-name="ce3" office:value-type="string" calcext:value-type="string">
            <text:p>MLN8N39WLRR</text:p>
          </table:table-cell>
          <table:table-cell table:style-name="ce5" table:formula="of:=DATE(2020;6;22)+TIME(15;29;54)" office:value-type="date" office:date-value="2020-06-22T15:29:54" calcext:value-type="date">
            <text:p>6/22/2020 15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therine</text:p>
          </table:table-cell>
          <table:table-cell table:style-name="ce3" office:value-type="string" calcext:value-type="string">
            <text:p>Falardeau</text:p>
          </table:table-cell>
          <table:table-cell table:style-name="ce3" office:value-type="string" calcext:value-type="string">
            <text:p>XNNFVBW3LXN</text:p>
          </table:table-cell>
          <table:table-cell table:style-name="ce5" table:formula="of:=DATE(2020;5;31)+TIME(22;54;7)" office:value-type="date" office:date-value="2020-05-31T22:54:07" calcext:value-type="date">
            <text:p>5/31/2020 22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therine</text:p>
          </table:table-cell>
          <table:table-cell table:style-name="ce3" office:value-type="string" calcext:value-type="string">
            <text:p>Blanco</text:p>
          </table:table-cell>
          <table:table-cell table:style-name="ce3" office:value-type="string" calcext:value-type="string">
            <text:p>HVNXCPSX4VG</text:p>
          </table:table-cell>
          <table:table-cell table:style-name="ce5" table:formula="of:=DATE(2020;6;5)+TIME(1;27;27)" office:value-type="date" office:date-value="2020-06-05T01:27:27" calcext:value-type="date">
            <text:p>6/5/2020 1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thy</text:p>
          </table:table-cell>
          <table:table-cell table:style-name="ce3" office:value-type="string" calcext:value-type="string">
            <text:p>Avery</text:p>
          </table:table-cell>
          <table:table-cell table:style-name="ce3" office:value-type="string" calcext:value-type="string">
            <text:p>D5NXLVLYWG2</text:p>
          </table:table-cell>
          <table:table-cell table:style-name="ce5" table:formula="of:=DATE(2020;6;5)+TIME(12;32;8)" office:value-type="date" office:date-value="2020-06-05T12:32:08" calcext:value-type="date">
            <text:p>6/5/2020 1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atrina</text:p>
          </table:table-cell>
          <table:table-cell table:style-name="ce3" office:value-type="string" calcext:value-type="string">
            <text:p>Klossner</text:p>
          </table:table-cell>
          <table:table-cell table:style-name="ce3" office:value-type="string" calcext:value-type="string">
            <text:p>FBNXJKNN66F</text:p>
          </table:table-cell>
          <table:table-cell table:style-name="ce5" table:formula="of:=DATE(2020;5;21)+TIME(15;43;37)" office:value-type="date" office:date-value="2020-05-21T15:43:37" calcext:value-type="date">
            <text:p>5/21/2020 15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ecile</text:p>
          </table:table-cell>
          <table:table-cell table:style-name="ce2" office:value-type="string" calcext:value-type="string">
            <text:p>Leung</text:p>
          </table:table-cell>
          <table:table-cell table:style-name="ce2" office:value-type="string" calcext:value-type="string">
            <text:p>VNNFPKYP5KG</text:p>
          </table:table-cell>
          <table:table-cell table:style-name="ce4" table:formula="of:=DATE(2020;6;15)+TIME(21;8;25)" office:value-type="date" office:date-value="2020-06-15T21:08:25" calcext:value-type="date">
            <text:p>6/15/2020 21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eleste</text:p>
          </table:table-cell>
          <table:table-cell table:style-name="ce3" office:value-type="string" calcext:value-type="string">
            <text:p>Horgan</text:p>
          </table:table-cell>
          <table:table-cell table:style-name="ce3" office:value-type="string" calcext:value-type="string">
            <text:p>K4NYV7FZ5S2</text:p>
          </table:table-cell>
          <table:table-cell table:style-name="ce5" table:formula="of:=DATE(2020;6;29)+TIME(2;23;50)" office:value-type="date" office:date-value="2020-06-29T02:23:50" calcext:value-type="date">
            <text:p>6/29/2020 2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elia</text:p>
          </table:table-cell>
          <table:table-cell table:style-name="ce3" office:value-type="string" calcext:value-type="string">
            <text:p>Stamps</text:p>
          </table:table-cell>
          <table:table-cell table:style-name="ce3" office:value-type="string" calcext:value-type="string">
            <text:p>HLN6J6DKNJF</text:p>
          </table:table-cell>
          <table:table-cell table:style-name="ce5" table:formula="of:=DATE(2020;6;29)+TIME(9;7;55)" office:value-type="date" office:date-value="2020-06-29T09:07:55" calcext:value-type="date">
            <text:p>6/29/2020 9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esar</text:p>
          </table:table-cell>
          <table:table-cell table:style-name="ce3" office:value-type="string" calcext:value-type="string">
            <text:p>Montesinos</text:p>
          </table:table-cell>
          <table:table-cell table:style-name="ce3" office:value-type="string" calcext:value-type="string">
            <text:p>VQNXV6ZNBYP</text:p>
          </table:table-cell>
          <table:table-cell table:style-name="ce5" table:formula="of:=DATE(2020;6;19)+TIME(3;57;19)" office:value-type="date" office:date-value="2020-06-19T03:57:19" calcext:value-type="date">
            <text:p>6/19/2020 3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d</text:p>
          </table:table-cell>
          <table:table-cell table:style-name="ce3" office:value-type="string" calcext:value-type="string">
            <text:p>Rogers</text:p>
          </table:table-cell>
          <table:table-cell table:style-name="ce3" office:value-type="string" calcext:value-type="string">
            <text:p>LBN9TYNCP96</text:p>
          </table:table-cell>
          <table:table-cell table:style-name="ce5" table:formula="of:=DATE(2020;6;22)+TIME(20;9;42)" office:value-type="date" office:date-value="2020-06-22T20:09:42" calcext:value-type="date">
            <text:p>6/22/2020 20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d</text:p>
          </table:table-cell>
          <table:table-cell table:style-name="ce2" office:value-type="string" calcext:value-type="string">
            <text:p>Mayfield</text:p>
          </table:table-cell>
          <table:table-cell table:style-name="ce2" office:value-type="string" calcext:value-type="string">
            <text:p>GFNP9K3PRVQ</text:p>
          </table:table-cell>
          <table:table-cell table:style-name="ce4" table:formula="of:=DATE(2020;6;23)+TIME(18;11;37)" office:value-type="date" office:date-value="2020-06-23T18:11:37" calcext:value-type="date">
            <text:p>6/23/2020 18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d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ZFNV7274HP2</text:p>
          </table:table-cell>
          <table:table-cell table:style-name="ce4" table:formula="of:=DATE(2020;6;26)+TIME(22;30;57)" office:value-type="date" office:date-value="2020-06-26T22:30:57" calcext:value-type="date">
            <text:p>6/26/2020 22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d</text:p>
          </table:table-cell>
          <table:table-cell table:style-name="ce2" office:value-type="string" calcext:value-type="string">
            <text:p>Dupuis</text:p>
          </table:table-cell>
          <table:table-cell table:style-name="ce2" office:value-type="string" calcext:value-type="string">
            <text:p>ZMNB84B5KRV</text:p>
          </table:table-cell>
          <table:table-cell table:style-name="ce4" table:formula="of:=DATE(2020;6;27)+TIME(21;28;26)" office:value-type="date" office:date-value="2020-06-27T21:28:26" calcext:value-type="date">
            <text:p>6/27/2020 21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itanya</text:p>
          </table:table-cell>
          <table:table-cell table:style-name="ce2" office:value-type="string" calcext:value-type="string">
            <text:p>Vadrevu</text:p>
          </table:table-cell>
          <table:table-cell table:style-name="ce2" office:value-type="string" calcext:value-type="string">
            <text:p>H2NNV2KZG4B</text:p>
          </table:table-cell>
          <table:table-cell table:style-name="ce4" table:formula="of:=DATE(2020;5;15)+TIME(15;4;34)" office:value-type="date" office:date-value="2020-05-15T15:04:34" calcext:value-type="date">
            <text:p>5/15/2020 15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itanya</text:p>
          </table:table-cell>
          <table:table-cell table:style-name="ce3" office:value-type="string" calcext:value-type="string">
            <text:p>Gadgil</text:p>
          </table:table-cell>
          <table:table-cell table:style-name="ce3" office:value-type="string" calcext:value-type="string">
            <text:p>LFNY5VP6DRV</text:p>
          </table:table-cell>
          <table:table-cell table:style-name="ce5" table:formula="of:=DATE(2020;6;13)+TIME(0;13;41)" office:value-type="date" office:date-value="2020-06-13T00:13:41" calcext:value-type="date">
            <text:p>6/13/2020 0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n</text:p>
          </table:table-cell>
          <table:table-cell table:style-name="ce2" office:value-type="string" calcext:value-type="string">
            <text:p>Shik Lim</text:p>
          </table:table-cell>
          <table:table-cell table:style-name="ce2" office:value-type="string" calcext:value-type="string">
            <text:p>N2NSFKVGVH2</text:p>
          </table:table-cell>
          <table:table-cell table:style-name="ce4" table:formula="of:=DATE(2020;5;11)+TIME(13;11;14)" office:value-type="date" office:date-value="2020-05-11T13:11:14" calcext:value-type="date">
            <text:p>5/11/2020 13:11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chanafine7@gmail.com</text:p>
          </table:table-cell>
          <table:table-cell table:style-name="ce2" office:value-type="string" calcext:value-type="string">
            <text:p>ZNNTXVM5TPN</text:p>
          </table:table-cell>
          <table:table-cell table:style-name="ce4" table:formula="of:=DATE(2020;6;14)+TIME(2;19;52)" office:value-type="date" office:date-value="2020-06-14T02:19:52" calcext:value-type="date">
            <text:p>6/14/2020 2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ndresh</text:p>
          </table:table-cell>
          <table:table-cell table:style-name="ce3" office:value-type="string" calcext:value-type="string">
            <text:p>Patel</text:p>
          </table:table-cell>
          <table:table-cell table:style-name="ce3" office:value-type="string" calcext:value-type="string">
            <text:p>D9N7N6SP9S5</text:p>
          </table:table-cell>
          <table:table-cell table:style-name="ce5" table:formula="of:=DATE(2020;6;20)+TIME(14;52;32)" office:value-type="date" office:date-value="2020-06-20T14:52:32" calcext:value-type="date">
            <text:p>6/20/2020 14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nghyeok</text:p>
          </table:table-cell>
          <table:table-cell table:style-name="ce3" office:value-type="string" calcext:value-type="string">
            <text:p>Bae</text:p>
          </table:table-cell>
          <table:table-cell table:style-name="ce3" office:value-type="string" calcext:value-type="string">
            <text:p>KCNYBPBQXNH</text:p>
          </table:table-cell>
          <table:table-cell table:style-name="ce5" table:formula="of:=DATE(2020;6;19)+TIME(9;18;19)" office:value-type="date" office:date-value="2020-06-19T09:18:19" calcext:value-type="date">
            <text:p>6/19/2020 9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non</text:p>
          </table:table-cell>
          <table:table-cell table:style-name="ce2" office:value-type="string" calcext:value-type="string">
            <text:p>Khongprasongsiri</text:p>
          </table:table-cell>
          <table:table-cell table:style-name="ce2" office:value-type="string" calcext:value-type="string">
            <text:p>NJNZP8D3N2V</text:p>
          </table:table-cell>
          <table:table-cell table:style-name="ce4" table:formula="of:=DATE(2020;6;21)+TIME(11;1;33)" office:value-type="date" office:date-value="2020-06-21T11:01:33" calcext:value-type="date">
            <text:p>6/21/2020 11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ntelle</text:p>
          </table:table-cell>
          <table:table-cell table:style-name="ce2" office:value-type="string" calcext:value-type="string">
            <text:p>Dubois</text:p>
          </table:table-cell>
          <table:table-cell table:style-name="ce2" office:value-type="string" calcext:value-type="string">
            <text:p>PBNG7VYSK4B</text:p>
          </table:table-cell>
          <table:table-cell table:style-name="ce4" table:formula="of:=DATE(2020;6;23)+TIME(13;42;35)" office:value-type="date" office:date-value="2020-06-23T13:42:35" calcext:value-type="date">
            <text:p>6/23/2020 13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Eckel</text:p>
          </table:table-cell>
          <table:table-cell table:style-name="ce3" office:value-type="string" calcext:value-type="string">
            <text:p>HLNBP6GHZB6</text:p>
          </table:table-cell>
          <table:table-cell table:style-name="ce5" table:formula="of:=DATE(2020;3;27)+TIME(16;23;33)" office:value-type="date" office:date-value="2020-03-27T16:23:33" calcext:value-type="date">
            <text:p>3/27/2020 16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Xie</text:p>
          </table:table-cell>
          <table:table-cell table:style-name="ce2" office:value-type="string" calcext:value-type="string">
            <text:p>M2NKJ88ZS74</text:p>
          </table:table-cell>
          <table:table-cell table:style-name="ce4" table:formula="of:=DATE(2020;3;30)+TIME(22;14;30)" office:value-type="date" office:date-value="2020-03-30T22:14:30" calcext:value-type="date">
            <text:p>3/30/2020 22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von Simson</text:p>
          </table:table-cell>
          <table:table-cell table:style-name="ce3" office:value-type="string" calcext:value-type="string">
            <text:p>DFN8VHDRBV7</text:p>
          </table:table-cell>
          <table:table-cell table:style-name="ce5" table:formula="of:=DATE(2020;4;19)+TIME(11;45;59)" office:value-type="date" office:date-value="2020-04-19T11:45:59" calcext:value-type="date">
            <text:p>4/19/2020 11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rles</text:p>
          </table:table-cell>
          <table:table-cell table:style-name="ce2" office:value-type="string" calcext:value-type="string">
            <text:p>Sibbald</text:p>
          </table:table-cell>
          <table:table-cell table:style-name="ce2" office:value-type="string" calcext:value-type="string">
            <text:p>KPNBYSQGYYJ</text:p>
          </table:table-cell>
          <table:table-cell table:style-name="ce4" table:formula="of:=DATE(2020;5;6)+TIME(9;29;25)" office:value-type="date" office:date-value="2020-05-06T09:29:25" calcext:value-type="date">
            <text:p>5/6/2020 9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Sharp</text:p>
          </table:table-cell>
          <table:table-cell table:style-name="ce3" office:value-type="string" calcext:value-type="string">
            <text:p>J5N9B58WLJF</text:p>
          </table:table-cell>
          <table:table-cell table:style-name="ce5" table:formula="of:=DATE(2020;6;12)+TIME(14;6;47)" office:value-type="date" office:date-value="2020-06-12T14:06:47" calcext:value-type="date">
            <text:p>6/12/2020 14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Simson</text:p>
          </table:table-cell>
          <table:table-cell table:style-name="ce3" office:value-type="string" calcext:value-type="string">
            <text:p>GJNXGTZNCTJ</text:p>
          </table:table-cell>
          <table:table-cell table:style-name="ce5" table:formula="of:=DATE(2020;6;13)+TIME(8;39;32)" office:value-type="date" office:date-value="2020-06-13T08:39:32" calcext:value-type="date">
            <text:p>6/13/2020 8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Rose</text:p>
          </table:table-cell>
          <table:table-cell table:style-name="ce3" office:value-type="string" calcext:value-type="string">
            <text:p>F7NFF84TQJT</text:p>
          </table:table-cell>
          <table:table-cell table:style-name="ce5" table:formula="of:=DATE(2020;6;26)+TIME(13;26;52)" office:value-type="date" office:date-value="2020-06-26T13:26:52" calcext:value-type="date">
            <text:p>6/26/2020 13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arles-Alexis</text:p>
          </table:table-cell>
          <table:table-cell table:style-name="ce3" office:value-type="string" calcext:value-type="string">
            <text:p>Lefebvre</text:p>
          </table:table-cell>
          <table:table-cell table:style-name="ce3" office:value-type="string" calcext:value-type="string">
            <text:p>JRN49VDT4FF</text:p>
          </table:table-cell>
          <table:table-cell table:style-name="ce5" table:formula="of:=DATE(2020;6;29)+TIME(8;34;52)" office:value-type="date" office:date-value="2020-06-29T08:34:52" calcext:value-type="date">
            <text:p>6/29/2020 8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rlie</text:p>
          </table:table-cell>
          <table:table-cell table:style-name="ce2" office:value-type="string" calcext:value-type="string">
            <text:p>Ashton</text:p>
          </table:table-cell>
          <table:table-cell table:style-name="ce2" office:value-type="string" calcext:value-type="string">
            <text:p>MPN7CKJ8LHK</text:p>
          </table:table-cell>
          <table:table-cell table:style-name="ce4" table:formula="of:=DATE(2020;6;16)+TIME(20;56;44)" office:value-type="date" office:date-value="2020-06-16T20:56:44" calcext:value-type="date">
            <text:p>6/16/2020 20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rlotte</text:p>
          </table:table-cell>
          <table:table-cell table:style-name="ce2" office:value-type="string" calcext:value-type="string">
            <text:p>Purdy</text:p>
          </table:table-cell>
          <table:table-cell table:style-name="ce2" office:value-type="string" calcext:value-type="string">
            <text:p>FPN9SBK93N2</text:p>
          </table:table-cell>
          <table:table-cell table:style-name="ce4" table:formula="of:=DATE(2020;5;14)+TIME(16;22;30)" office:value-type="date" office:date-value="2020-05-14T16:22:30" calcext:value-type="date">
            <text:p>5/14/2020 16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ase</text:p>
          </table:table-cell>
          <table:table-cell table:style-name="ce2" office:value-type="string" calcext:value-type="string">
            <text:p>Baker</text:p>
          </table:table-cell>
          <table:table-cell table:style-name="ce2" office:value-type="string" calcext:value-type="string">
            <text:p>J2NZKW8XZPV</text:p>
          </table:table-cell>
          <table:table-cell table:style-name="ce4" table:formula="of:=DATE(2020;5;5)+TIME(17;34;43)" office:value-type="date" office:date-value="2020-05-05T17:34:43" calcext:value-type="date">
            <text:p>5/5/2020 17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erry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XCNX48G7N97</text:p>
          </table:table-cell>
          <table:table-cell table:style-name="ce5" table:formula="of:=DATE(2020;6;2)+TIME(19;14;35)" office:value-type="date" office:date-value="2020-06-02T19:14:35" calcext:value-type="date">
            <text:p>6/2/2020 19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eryl</text:p>
          </table:table-cell>
          <table:table-cell table:style-name="ce2" office:value-type="string" calcext:value-type="string">
            <text:p>Hung</text:p>
          </table:table-cell>
          <table:table-cell table:style-name="ce2" office:value-type="string" calcext:value-type="string">
            <text:p>XRN5MYLP29G</text:p>
          </table:table-cell>
          <table:table-cell table:style-name="ce4" table:formula="of:=DATE(2020;6;29)+TIME(13;54;42)" office:value-type="date" office:date-value="2020-06-29T13:54:42" calcext:value-type="date">
            <text:p>6/29/2020 1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ester</text:p>
          </table:table-cell>
          <table:table-cell table:style-name="ce3" office:value-type="string" calcext:value-type="string">
            <text:p>Hosmer</text:p>
          </table:table-cell>
          <table:table-cell table:style-name="ce3" office:value-type="string" calcext:value-type="string">
            <text:p>DKNDWWJPYFS</text:p>
          </table:table-cell>
          <table:table-cell table:style-name="ce5" table:formula="of:=DATE(2020;6;16)+TIME(14;34;34)" office:value-type="date" office:date-value="2020-06-16T14:34:34" calcext:value-type="date">
            <text:p>6/16/2020 14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etan</text:p>
          </table:table-cell>
          <table:table-cell table:style-name="ce2" office:value-type="string" calcext:value-type="string">
            <text:p>Basutkar</text:p>
          </table:table-cell>
          <table:table-cell table:style-name="ce2" office:value-type="string" calcext:value-type="string">
            <text:p>P3NXW6XSR8H</text:p>
          </table:table-cell>
          <table:table-cell table:style-name="ce4" table:formula="of:=DATE(2020;5;13)+TIME(13;46;47)" office:value-type="date" office:date-value="2020-05-13T13:46:47" calcext:value-type="date">
            <text:p>5/13/2020 13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evy</text:p>
          </table:table-cell>
          <table:table-cell table:style-name="ce2" office:value-type="string" calcext:value-type="string">
            <text:p>Hungerford</text:p>
          </table:table-cell>
          <table:table-cell table:style-name="ce2" office:value-type="string" calcext:value-type="string">
            <text:p>P2ND7Z3Z5VW</text:p>
          </table:table-cell>
          <table:table-cell table:style-name="ce4" table:formula="of:=DATE(2020;6;11)+TIME(0;54;30)" office:value-type="date" office:date-value="2020-06-11T00:54:30" calcext:value-type="date">
            <text:p>6/11/2020 0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i</text:p>
          </table:table-cell>
          <table:table-cell table:style-name="ce3" office:value-type="string" calcext:value-type="string">
            <text:p>Che</text:p>
          </table:table-cell>
          <table:table-cell table:style-name="ce3" office:value-type="string" calcext:value-type="string">
            <text:p>ZPN4WZQFX2K</text:p>
          </table:table-cell>
          <table:table-cell table:style-name="ce5" table:formula="of:=DATE(2020;6;25)+TIME(4;10;35)" office:value-type="date" office:date-value="2020-06-25T04:10:35" calcext:value-type="date">
            <text:p>6/25/2020 4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in Hwee</text:p>
          </table:table-cell>
          <table:table-cell table:style-name="ce2" office:value-type="string" calcext:value-type="string">
            <text:p>Ong</text:p>
          </table:table-cell>
          <table:table-cell table:style-name="ce2" office:value-type="string" calcext:value-type="string">
            <text:p>FRN3P5BCM85</text:p>
          </table:table-cell>
          <table:table-cell table:style-name="ce4" table:formula="of:=DATE(2020;6;27)+TIME(22;46;9)" office:value-type="date" office:date-value="2020-06-27T22:46:09" calcext:value-type="date">
            <text:p>6/27/2020 22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inonye</text:p>
          </table:table-cell>
          <table:table-cell table:style-name="ce2" office:value-type="string" calcext:value-type="string">
            <text:p>Maduka</text:p>
          </table:table-cell>
          <table:table-cell table:style-name="ce2" office:value-type="string" calcext:value-type="string">
            <text:p>FVN9CCWVFQL</text:p>
          </table:table-cell>
          <table:table-cell table:style-name="ce4" table:formula="of:=DATE(2020;6;26)+TIME(20;6;4)" office:value-type="date" office:date-value="2020-06-26T20:06:04" calcext:value-type="date">
            <text:p>6/26/2020 20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ip</text:p>
          </table:table-cell>
          <table:table-cell table:style-name="ce2" office:value-type="string" calcext:value-type="string">
            <text:p>Childers</text:p>
          </table:table-cell>
          <table:table-cell table:style-name="ce2" office:value-type="string" calcext:value-type="string">
            <text:p>V9NRCNYB86Y</text:p>
          </table:table-cell>
          <table:table-cell table:style-name="ce4" table:formula="of:=DATE(2020;6;15)+TIME(16;40;35)" office:value-type="date" office:date-value="2020-06-15T16:40:35" calcext:value-type="date">
            <text:p>6/15/2020 16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irag</text:p>
          </table:table-cell>
          <table:table-cell table:style-name="ce2" office:value-type="string" calcext:value-type="string">
            <text:p>Shah</text:p>
          </table:table-cell>
          <table:table-cell table:style-name="ce2" office:value-type="string" calcext:value-type="string">
            <text:p>M2N8V2Z5XQ2</text:p>
          </table:table-cell>
          <table:table-cell table:style-name="ce4" table:formula="of:=DATE(2020;6;4)+TIME(12;41;5)" office:value-type="date" office:date-value="2020-06-04T12:41:05" calcext:value-type="date">
            <text:p>6/4/2020 1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irag</text:p>
          </table:table-cell>
          <table:table-cell table:style-name="ce2" office:value-type="string" calcext:value-type="string">
            <text:p>Anilkumar</text:p>
          </table:table-cell>
          <table:table-cell table:style-name="ce2" office:value-type="string" calcext:value-type="string">
            <text:p>NDN726HHDBF</text:p>
          </table:table-cell>
          <table:table-cell table:style-name="ce4" table:formula="of:=DATE(2020;6;20)+TIME(12;39;7)" office:value-type="date" office:date-value="2020-06-20T12:39:07" calcext:value-type="date">
            <text:p>6/20/2020 12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Wright</text:p>
          </table:table-cell>
          <table:table-cell table:style-name="ce3" office:value-type="string" calcext:value-type="string">
            <text:p>KVND9P28JKK</text:p>
          </table:table-cell>
          <table:table-cell table:style-name="ce5" table:formula="of:=DATE(2020;4;13)+TIME(19;7;21)" office:value-type="date" office:date-value="2020-04-13T19:07:21" calcext:value-type="date">
            <text:p>4/13/2020 19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osen</text:p>
          </table:table-cell>
          <table:table-cell table:style-name="ce3" office:value-type="string" calcext:value-type="string">
            <text:p>HJN8L4ZZXHJ</text:p>
          </table:table-cell>
          <table:table-cell table:style-name="ce5" table:formula="of:=DATE(2020;5;4)+TIME(12;45;24)" office:value-type="date" office:date-value="2020-05-04T12:45:24" calcext:value-type="date">
            <text:p>5/4/2020 1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Aniszczyk</text:p>
          </table:table-cell>
          <table:table-cell table:style-name="ce2" office:value-type="string" calcext:value-type="string">
            <text:p>PRN5TGFTDXQ</text:p>
          </table:table-cell>
          <table:table-cell table:style-name="ce4" table:formula="of:=DATE(2020;5;8)+TIME(18;39;15)" office:value-type="date" office:date-value="2020-05-08T18:39:15" calcext:value-type="date">
            <text:p>5/8/2020 18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Delaney</text:p>
          </table:table-cell>
          <table:table-cell table:style-name="ce2" office:value-type="string" calcext:value-type="string">
            <text:p>NSN8J62SWG2</text:p>
          </table:table-cell>
          <table:table-cell table:style-name="ce4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Moore</text:p>
          </table:table-cell>
          <table:table-cell table:style-name="ce2" office:value-type="string" calcext:value-type="string">
            <text:p>VYNKTN7FH29</text:p>
          </table:table-cell>
          <table:table-cell table:style-name="ce4" table:formula="of:=DATE(2020;5;12)+TIME(19;43;34)" office:value-type="date" office:date-value="2020-05-12T19:43:34" calcext:value-type="date">
            <text:p>5/12/2020 19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Baughman</text:p>
          </table:table-cell>
          <table:table-cell table:style-name="ce2" office:value-type="string" calcext:value-type="string">
            <text:p>PVN9GTPVBVR</text:p>
          </table:table-cell>
          <table:table-cell table:style-name="ce4" table:formula="of:=DATE(2020;5;13)+TIME(22;8;53)" office:value-type="date" office:date-value="2020-05-13T22:08:53" calcext:value-type="date">
            <text:p>5/13/2020 22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Clark</text:p>
          </table:table-cell>
          <table:table-cell table:style-name="ce3" office:value-type="string" calcext:value-type="string">
            <text:p>J5NYFBCSD3G</text:p>
          </table:table-cell>
          <table:table-cell table:style-name="ce5" table:formula="of:=DATE(2020;5;14)+TIME(1;27;56)" office:value-type="date" office:date-value="2020-05-14T01:27:56" calcext:value-type="date">
            <text:p>5/14/2020 1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Waldon</text:p>
          </table:table-cell>
          <table:table-cell table:style-name="ce3" office:value-type="string" calcext:value-type="string">
            <text:p>VQN3BM7924H</text:p>
          </table:table-cell>
          <table:table-cell table:style-name="ce5" table:formula="of:=DATE(2020;5;21)+TIME(17;32;34)" office:value-type="date" office:date-value="2020-05-21T17:32:34" calcext:value-type="date">
            <text:p>5/21/2020 17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Fair</text:p>
          </table:table-cell>
          <table:table-cell table:style-name="ce3" office:value-type="string" calcext:value-type="string">
            <text:p>L7NF4XR6T4T</text:p>
          </table:table-cell>
          <table:table-cell table:style-name="ce5" table:formula="of:=DATE(2020;5;22)+TIME(16;23;54)" office:value-type="date" office:date-value="2020-05-22T16:23:54" calcext:value-type="date">
            <text:p>5/22/2020 16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FCNVRJRWTK3</text:p>
          </table:table-cell>
          <table:table-cell table:style-name="ce4" table:formula="of:=DATE(2020;5;26)+TIME(17;8;38)" office:value-type="date" office:date-value="2020-05-26T17:08:38" calcext:value-type="date">
            <text:p>5/26/2020 17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McDermott</text:p>
          </table:table-cell>
          <table:table-cell table:style-name="ce3" office:value-type="string" calcext:value-type="string">
            <text:p>LFNRYQX4C8G</text:p>
          </table:table-cell>
          <table:table-cell table:style-name="ce5" table:formula="of:=DATE(2020;5;31)+TIME(16;45;10)" office:value-type="date" office:date-value="2020-05-31T16:45:10" calcext:value-type="date">
            <text:p>5/31/2020 16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Paterson</text:p>
          </table:table-cell>
          <table:table-cell table:style-name="ce3" office:value-type="string" calcext:value-type="string">
            <text:p>PRNCPSTRP96</text:p>
          </table:table-cell>
          <table:table-cell table:style-name="ce5" table:formula="of:=DATE(2020;6;3)+TIME(3;42;32)" office:value-type="date" office:date-value="2020-06-03T03:42:32" calcext:value-type="date">
            <text:p>6/3/2020 3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Steck</text:p>
          </table:table-cell>
          <table:table-cell table:style-name="ce2" office:value-type="string" calcext:value-type="string">
            <text:p>DMN5YPT927V</text:p>
          </table:table-cell>
          <table:table-cell table:style-name="ce4" table:formula="of:=DATE(2020;6;4)+TIME(18;51;53)" office:value-type="date" office:date-value="2020-06-04T18:51:53" calcext:value-type="date">
            <text:p>6/4/2020 18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Kanthan</text:p>
          </table:table-cell>
          <table:table-cell table:style-name="ce3" office:value-type="string" calcext:value-type="string">
            <text:p>JTNQRBXLQCK</text:p>
          </table:table-cell>
          <table:table-cell table:style-name="ce5" table:formula="of:=DATE(2020;6;12)+TIME(10;59;15)" office:value-type="date" office:date-value="2020-06-12T10:59:15" calcext:value-type="date">
            <text:p>6/12/2020 1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McNab</text:p>
          </table:table-cell>
          <table:table-cell table:style-name="ce2" office:value-type="string" calcext:value-type="string">
            <text:p>HZNLG27RYGD</text:p>
          </table:table-cell>
          <table:table-cell table:style-name="ce4" table:formula="of:=DATE(2020;6;16)+TIME(14;4;46)" office:value-type="date" office:date-value="2020-06-16T14:04:46" calcext:value-type="date">
            <text:p>6/16/2020 14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Weiss</text:p>
          </table:table-cell>
          <table:table-cell table:style-name="ce2" office:value-type="string" calcext:value-type="string">
            <text:p>DXNDFWX725L</text:p>
          </table:table-cell>
          <table:table-cell table:style-name="ce4" table:formula="of:=DATE(2020;6;17)+TIME(12;50;21)" office:value-type="date" office:date-value="2020-06-17T12:50:21" calcext:value-type="date">
            <text:p>6/17/2020 12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Doocey</text:p>
          </table:table-cell>
          <table:table-cell table:style-name="ce2" office:value-type="string" calcext:value-type="string">
            <text:p>HVN7CP24WKT</text:p>
          </table:table-cell>
          <table:table-cell table:style-name="ce4" table:formula="of:=DATE(2020;6;19)+TIME(6;57;43)" office:value-type="date" office:date-value="2020-06-19T06:57:43" calcext:value-type="date">
            <text:p>6/19/2020 6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Brand</text:p>
          </table:table-cell>
          <table:table-cell table:style-name="ce3" office:value-type="string" calcext:value-type="string">
            <text:p>DDNGV3VC5SX</text:p>
          </table:table-cell>
          <table:table-cell table:style-name="ce5" table:formula="of:=DATE(2020;6;19)+TIME(13;57;50)" office:value-type="date" office:date-value="2020-06-19T13:57:50" calcext:value-type="date">
            <text:p>6/19/2020 13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Peckham</text:p>
          </table:table-cell>
          <table:table-cell table:style-name="ce2" office:value-type="string" calcext:value-type="string">
            <text:p>VDN9YWVQ48Q</text:p>
          </table:table-cell>
          <table:table-cell table:style-name="ce4" table:formula="of:=DATE(2020;6;22)+TIME(1;41;15)" office:value-type="date" office:date-value="2020-06-22T01:41:15" calcext:value-type="date">
            <text:p>6/22/2020 1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FYNRK3B7GCS</text:p>
          </table:table-cell>
          <table:table-cell table:style-name="ce4" table:formula="of:=DATE(2020;6;22)+TIME(20;5;46)" office:value-type="date" office:date-value="2020-06-22T20:05:46" calcext:value-type="date">
            <text:p>6/22/2020 20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Rhodes</text:p>
          </table:table-cell>
          <table:table-cell table:style-name="ce3" office:value-type="string" calcext:value-type="string">
            <text:p>J5NV4MHYS8Y</text:p>
          </table:table-cell>
          <table:table-cell table:style-name="ce5" table:formula="of:=DATE(2020;6;23)+TIME(11;23;52)" office:value-type="date" office:date-value="2020-06-23T11:23:52" calcext:value-type="date">
            <text:p>6/23/2020 11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Steinke</text:p>
          </table:table-cell>
          <table:table-cell table:style-name="ce3" office:value-type="string" calcext:value-type="string">
            <text:p>VZNNVBYYRPQ</text:p>
          </table:table-cell>
          <table:table-cell table:style-name="ce5" table:formula="of:=DATE(2020;6;24)+TIME(13;0;40)" office:value-type="date" office:date-value="2020-06-24T13:00:40" calcext:value-type="date">
            <text:p>6/24/2020 13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Coulson</text:p>
          </table:table-cell>
          <table:table-cell table:style-name="ce3" office:value-type="string" calcext:value-type="string">
            <text:p>NQNTBZQSXZT</text:p>
          </table:table-cell>
          <table:table-cell table:style-name="ce5" table:formula="of:=DATE(2020;6;25)+TIME(3;56;3)" office:value-type="date" office:date-value="2020-06-25T03:56:03" calcext:value-type="date">
            <text:p>6/25/2020 3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Botha</text:p>
          </table:table-cell>
          <table:table-cell table:style-name="ce3" office:value-type="string" calcext:value-type="string">
            <text:p>PZNGJFXPBH2</text:p>
          </table:table-cell>
          <table:table-cell table:style-name="ce5" table:formula="of:=DATE(2020;6;25)+TIME(12;15;57)" office:value-type="date" office:date-value="2020-06-25T12:15:57" calcext:value-type="date">
            <text:p>6/25/2020 12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Beaudet</text:p>
          </table:table-cell>
          <table:table-cell table:style-name="ce3" office:value-type="string" calcext:value-type="string">
            <text:p>GDNV554F3XV</text:p>
          </table:table-cell>
          <table:table-cell table:style-name="ce5" table:formula="of:=DATE(2020;6;26)+TIME(10;41;17)" office:value-type="date" office:date-value="2020-06-26T10:41:17" calcext:value-type="date">
            <text:p>6/26/2020 10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Francica</text:p>
          </table:table-cell>
          <table:table-cell table:style-name="ce2" office:value-type="string" calcext:value-type="string">
            <text:p>XGN8CJY3ZQ5</text:p>
          </table:table-cell>
          <table:table-cell table:style-name="ce4" table:formula="of:=DATE(2020;6;26)+TIME(11;15;41)" office:value-type="date" office:date-value="2020-06-26T11:15:41" calcext:value-type="date">
            <text:p>6/26/2020 11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Blum</text:p>
          </table:table-cell>
          <table:table-cell table:style-name="ce2" office:value-type="string" calcext:value-type="string">
            <text:p>DCNZS28XQBV</text:p>
          </table:table-cell>
          <table:table-cell table:style-name="ce4" table:formula="of:=DATE(2020;6;26)+TIME(12;19;35)" office:value-type="date" office:date-value="2020-06-26T12:19:35" calcext:value-type="date">
            <text:p>6/26/2020 12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Dailey</text:p>
          </table:table-cell>
          <table:table-cell table:style-name="ce3" office:value-type="string" calcext:value-type="string">
            <text:p>J5NTVSMNJPY</text:p>
          </table:table-cell>
          <table:table-cell table:style-name="ce5" table:formula="of:=DATE(2020;6;26)+TIME(13;8;37)" office:value-type="date" office:date-value="2020-06-26T13:08:37" calcext:value-type="date">
            <text:p>6/26/2020 1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Andrews</text:p>
          </table:table-cell>
          <table:table-cell table:style-name="ce2" office:value-type="string" calcext:value-type="string">
            <text:p>ZGNV5D5MTPP</text:p>
          </table:table-cell>
          <table:table-cell table:style-name="ce4" table:formula="of:=DATE(2020;6;26)+TIME(20;25;0)" office:value-type="date" office:date-value="2020-06-26T20:25:00" calcext:value-type="date">
            <text:p>6/26/2020 20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Mason</text:p>
          </table:table-cell>
          <table:table-cell table:style-name="ce3" office:value-type="string" calcext:value-type="string">
            <text:p>D3NNPSQFHC8</text:p>
          </table:table-cell>
          <table:table-cell table:style-name="ce5" table:formula="of:=DATE(2020;6;29)+TIME(7;30;35)" office:value-type="date" office:date-value="2020-06-29T07:30:35" calcext:value-type="date">
            <text:p>6/29/2020 7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</text:p>
          </table:table-cell>
          <table:table-cell table:style-name="ce2" office:value-type="string" calcext:value-type="string">
            <text:p>Karaplis</text:p>
          </table:table-cell>
          <table:table-cell table:style-name="ce2" office:value-type="string" calcext:value-type="string">
            <text:p>KGNC6PDWY9S</text:p>
          </table:table-cell>
          <table:table-cell table:style-name="ce4" table:formula="of:=DATE(2020;6;29)+TIME(9;58;53)" office:value-type="date" office:date-value="2020-06-29T09:58:53" calcext:value-type="date">
            <text:p>6/29/2020 9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</text:p>
          </table:table-cell>
          <table:table-cell table:style-name="ce3" office:value-type="string" calcext:value-type="string">
            <text:p>Healy</text:p>
          </table:table-cell>
          <table:table-cell table:style-name="ce3" office:value-type="string" calcext:value-type="string">
            <text:p>JKN5LJ9G8VZ</text:p>
          </table:table-cell>
          <table:table-cell table:style-name="ce5" table:formula="of:=DATE(2020;6;29)+TIME(10;7;25)" office:value-type="date" office:date-value="2020-06-29T10:07:25" calcext:value-type="date">
            <text:p>6/29/2020 10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Brauner</text:p>
          </table:table-cell>
          <table:table-cell table:style-name="ce2" office:value-type="string" calcext:value-type="string">
            <text:p>XVNPD2WQFG7</text:p>
          </table:table-cell>
          <table:table-cell table:style-name="ce4" table:formula="of:=DATE(2020;3;29)+TIME(7;15;34)" office:value-type="date" office:date-value="2020-03-29T07:15:34" calcext:value-type="date">
            <text:p>3/29/2020 7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von Stebut</text:p>
          </table:table-cell>
          <table:table-cell table:style-name="ce2" office:value-type="string" calcext:value-type="string">
            <text:p>K4N2SMZGDH7</text:p>
          </table:table-cell>
          <table:table-cell table:style-name="ce4" table:formula="of:=DATE(2020;5;5)+TIME(15;30;57)" office:value-type="date" office:date-value="2020-05-05T15:30:57" calcext:value-type="date">
            <text:p>5/5/2020 15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Charreyre</text:p>
          </table:table-cell>
          <table:table-cell table:style-name="ce2" office:value-type="string" calcext:value-type="string">
            <text:p>PMNY4B8T27D</text:p>
          </table:table-cell>
          <table:table-cell table:style-name="ce4" table:formula="of:=DATE(2020;5;7)+TIME(5;19;9)" office:value-type="date" office:date-value="2020-05-07T05:19:09" calcext:value-type="date">
            <text:p>5/7/2020 5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Pellegrin</text:p>
          </table:table-cell>
          <table:table-cell table:style-name="ce3" office:value-type="string" calcext:value-type="string">
            <text:p>GQNBP7WZBX4</text:p>
          </table:table-cell>
          <table:table-cell table:style-name="ce5" table:formula="of:=DATE(2020;5;7)+TIME(5;41;24)" office:value-type="date" office:date-value="2020-05-07T05:41:24" calcext:value-type="date">
            <text:p>5/7/2020 5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Bechette</text:p>
          </table:table-cell>
          <table:table-cell table:style-name="ce2" office:value-type="string" calcext:value-type="string">
            <text:p>ZCNTC5MKBWQ</text:p>
          </table:table-cell>
          <table:table-cell table:style-name="ce4" table:formula="of:=DATE(2020;5;28)+TIME(13;51;23)" office:value-type="date" office:date-value="2020-05-28T13:51:23" calcext:value-type="date">
            <text:p>5/28/2020 13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Lashover</text:p>
          </table:table-cell>
          <table:table-cell table:style-name="ce2" office:value-type="string" calcext:value-type="string">
            <text:p>QWN4FVD8KLH</text:p>
          </table:table-cell>
          <table:table-cell table:style-name="ce4" table:formula="of:=DATE(2020;6;18)+TIME(11;49;4)" office:value-type="date" office:date-value="2020-06-18T11:49:04" calcext:value-type="date">
            <text:p>6/18/2020 11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Feist</text:p>
          </table:table-cell>
          <table:table-cell table:style-name="ce2" office:value-type="string" calcext:value-type="string">
            <text:p>P4N7FFVTK68</text:p>
          </table:table-cell>
          <table:table-cell table:style-name="ce4" table:formula="of:=DATE(2020;6;26)+TIME(4;11;24)" office:value-type="date" office:date-value="2020-06-26T04:11:24" calcext:value-type="date">
            <text:p>6/26/2020 4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</text:p>
          </table:table-cell>
          <table:table-cell table:style-name="ce2" office:value-type="string" calcext:value-type="string">
            <text:p>Knell</text:p>
          </table:table-cell>
          <table:table-cell table:style-name="ce2" office:value-type="string" calcext:value-type="string">
            <text:p>MMNG6V7V5S7</text:p>
          </table:table-cell>
          <table:table-cell table:style-name="ce4" table:formula="of:=DATE(2020;6;27)+TIME(11;5;41)" office:value-type="date" office:date-value="2020-06-27T11:05:41" calcext:value-type="date">
            <text:p>6/27/2020 11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Daudt</text:p>
          </table:table-cell>
          <table:table-cell table:style-name="ce3" office:value-type="string" calcext:value-type="string">
            <text:p>JDNCW8FTQ45</text:p>
          </table:table-cell>
          <table:table-cell table:style-name="ce5" table:formula="of:=DATE(2020;6;29)+TIME(11;12;11)" office:value-type="date" office:date-value="2020-06-29T11:12:11" calcext:value-type="date">
            <text:p>6/29/2020 11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anna</text:p>
          </table:table-cell>
          <table:table-cell table:style-name="ce2" office:value-type="string" calcext:value-type="string">
            <text:p>Martinou</text:p>
          </table:table-cell>
          <table:table-cell table:style-name="ce2" office:value-type="string" calcext:value-type="string">
            <text:p>KDNMNDH6CJJ</text:p>
          </table:table-cell>
          <table:table-cell table:style-name="ce4" table:formula="of:=DATE(2020;6;22)+TIME(11;13;18)" office:value-type="date" office:date-value="2020-06-22T11:13:18" calcext:value-type="date">
            <text:p>6/22/2020 11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ie</text:p>
          </table:table-cell>
          <table:table-cell table:style-name="ce3" office:value-type="string" calcext:value-type="string">
            <text:p>Davis</text:p>
          </table:table-cell>
          <table:table-cell table:style-name="ce3" office:value-type="string" calcext:value-type="string">
            <text:p>DVN2PHTNSLN</text:p>
          </table:table-cell>
          <table:table-cell table:style-name="ce5" table:formula="of:=DATE(2020;6;26)+TIME(11;38;18)" office:value-type="date" office:date-value="2020-06-26T11:38:18" calcext:value-type="date">
            <text:p>6/26/2020 11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na</text:p>
          </table:table-cell>
          <table:table-cell table:style-name="ce2" office:value-type="string" calcext:value-type="string">
            <text:p>Harter</text:p>
          </table:table-cell>
          <table:table-cell table:style-name="ce2" office:value-type="string" calcext:value-type="string">
            <text:p>Z7NQBW8H2RD</text:p>
          </table:table-cell>
          <table:table-cell table:style-name="ce4" table:formula="of:=DATE(2020;3;5)+TIME(12;23;30)" office:value-type="date" office:date-value="2020-03-05T12:23:30" calcext:value-type="date">
            <text:p>3/5/2020 12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ine</text:p>
          </table:table-cell>
          <table:table-cell table:style-name="ce3" office:value-type="string" calcext:value-type="string">
            <text:p>Savadel</text:p>
          </table:table-cell>
          <table:table-cell table:style-name="ce3" office:value-type="string" calcext:value-type="string">
            <text:p>N3N5L2Z5DR4</text:p>
          </table:table-cell>
          <table:table-cell table:style-name="ce5" table:formula="of:=DATE(2020;5;28)+TIME(15;46;10)" office:value-type="date" office:date-value="2020-05-28T15:46:10" calcext:value-type="date">
            <text:p>5/28/2020 15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ne</text:p>
          </table:table-cell>
          <table:table-cell table:style-name="ce2" office:value-type="string" calcext:value-type="string">
            <text:p>Rehm</text:p>
          </table:table-cell>
          <table:table-cell table:style-name="ce2" office:value-type="string" calcext:value-type="string">
            <text:p>JHNDHPNQDG5</text:p>
          </table:table-cell>
          <table:table-cell table:style-name="ce4" table:formula="of:=DATE(2020;6;26)+TIME(20;41;52)" office:value-type="date" office:date-value="2020-06-26T20:41:52" calcext:value-type="date">
            <text:p>6/26/2020 20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ine</text:p>
          </table:table-cell>
          <table:table-cell table:style-name="ce2" office:value-type="string" calcext:value-type="string">
            <text:p>Savage</text:p>
          </table:table-cell>
          <table:table-cell table:style-name="ce2" office:value-type="string" calcext:value-type="string">
            <text:p>NDNJ5WB4SYH</text:p>
          </table:table-cell>
          <table:table-cell table:style-name="ce4" table:formula="of:=DATE(2020;6;28)+TIME(16;20;23)" office:value-type="date" office:date-value="2020-06-28T16:20:23" calcext:value-type="date">
            <text:p>6/28/2020 16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oph</text:p>
          </table:table-cell>
          <table:table-cell table:style-name="ce2" office:value-type="string" calcext:value-type="string">
            <text:p>Stoidner</text:p>
          </table:table-cell>
          <table:table-cell table:style-name="ce2" office:value-type="string" calcext:value-type="string">
            <text:p>K2N3DFT6JXH</text:p>
          </table:table-cell>
          <table:table-cell table:style-name="ce4" table:formula="of:=DATE(2020;5;6)+TIME(4;28;9)" office:value-type="date" office:date-value="2020-05-06T04:28:09" calcext:value-type="date">
            <text:p>5/6/2020 4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revet-Droguet</text:p>
          </table:table-cell>
          <table:table-cell table:style-name="ce3" office:value-type="string" calcext:value-type="string">
            <text:p>P3NCZSS9M7D</text:p>
          </table:table-cell>
          <table:table-cell table:style-name="ce5" table:formula="of:=DATE(2020;6;23)+TIME(2;30;32)" office:value-type="date" office:date-value="2020-06-23T02:30:32" calcext:value-type="date">
            <text:p>6/23/2020 2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Boczko</text:p>
          </table:table-cell>
          <table:table-cell table:style-name="ce3" office:value-type="string" calcext:value-type="string">
            <text:p>KFNWRNY2LMW</text:p>
          </table:table-cell>
          <table:table-cell table:style-name="ce5" table:formula="of:=DATE(2020;5;6)+TIME(4;21;52)" office:value-type="date" office:date-value="2020-05-06T04:21:52" calcext:value-type="date">
            <text:p>5/6/2020 4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Datsikas</text:p>
          </table:table-cell>
          <table:table-cell table:style-name="ce2" office:value-type="string" calcext:value-type="string">
            <text:p>L8NS794V3FX</text:p>
          </table:table-cell>
          <table:table-cell table:style-name="ce4" table:formula="of:=DATE(2020;5;25)+TIME(0;7;29)" office:value-type="date" office:date-value="2020-05-25T00:07:29" calcext:value-type="date">
            <text:p>5/25/2020 0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Strater</text:p>
          </table:table-cell>
          <table:table-cell table:style-name="ce3" office:value-type="string" calcext:value-type="string">
            <text:p>GDNH3JX4SZ8</text:p>
          </table:table-cell>
          <table:table-cell table:style-name="ce5" table:formula="of:=DATE(2020;5;28)+TIME(14;20;12)" office:value-type="date" office:date-value="2020-05-28T14:20:12" calcext:value-type="date">
            <text:p>5/28/2020 14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Co</text:p>
          </table:table-cell>
          <table:table-cell table:style-name="ce3" office:value-type="string" calcext:value-type="string">
            <text:p>JYNPKN5M6X5</text:p>
          </table:table-cell>
          <table:table-cell table:style-name="ce5" table:formula="of:=DATE(2020;5;29)+TIME(20;47;55)" office:value-type="date" office:date-value="2020-05-29T20:47:55" calcext:value-type="date">
            <text:p>5/29/2020 20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Casebeer</text:p>
          </table:table-cell>
          <table:table-cell table:style-name="ce3" office:value-type="string" calcext:value-type="string">
            <text:p>JBNQ9TQTB9V</text:p>
          </table:table-cell>
          <table:table-cell table:style-name="ce5" table:formula="of:=DATE(2020;6;4)+TIME(9;57;51)" office:value-type="date" office:date-value="2020-06-04T09:57:51" calcext:value-type="date">
            <text:p>6/4/2020 9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Phang</text:p>
          </table:table-cell>
          <table:table-cell table:style-name="ce3" office:value-type="string" calcext:value-type="string">
            <text:p>K9NTFK2DTPF</text:p>
          </table:table-cell>
          <table:table-cell table:style-name="ce5" table:formula="of:=DATE(2020;6;19)+TIME(6;3;36)" office:value-type="date" office:date-value="2020-06-19T06:03:36" calcext:value-type="date">
            <text:p>6/19/2020 6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Obbard</text:p>
          </table:table-cell>
          <table:table-cell table:style-name="ce3" office:value-type="string" calcext:value-type="string">
            <text:p>V7NG8P8NPGC</text:p>
          </table:table-cell>
          <table:table-cell table:style-name="ce5" table:formula="of:=DATE(2020;6;22)+TIME(8;38;26)" office:value-type="date" office:date-value="2020-06-22T08:38:26" calcext:value-type="date">
            <text:p>6/22/2020 8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Smolen</text:p>
          </table:table-cell>
          <table:table-cell table:style-name="ce2" office:value-type="string" calcext:value-type="string">
            <text:p>D7NZWRLGJFZ</text:p>
          </table:table-cell>
          <table:table-cell table:style-name="ce4" table:formula="of:=DATE(2020;6;24)+TIME(9;6;47)" office:value-type="date" office:date-value="2020-06-24T09:06:47" calcext:value-type="date">
            <text:p>6/24/2020 9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Riedl</text:p>
          </table:table-cell>
          <table:table-cell table:style-name="ce3" office:value-type="string" calcext:value-type="string">
            <text:p>LQNKWBB7X3K</text:p>
          </table:table-cell>
          <table:table-cell table:style-name="ce5" table:formula="of:=DATE(2020;6;24)+TIME(18;21;51)" office:value-type="date" office:date-value="2020-06-24T18:21:51" calcext:value-type="date">
            <text:p>6/24/2020 18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Schmidt</text:p>
          </table:table-cell>
          <table:table-cell table:style-name="ce3" office:value-type="string" calcext:value-type="string">
            <text:p>HRNC7H9J76R</text:p>
          </table:table-cell>
          <table:table-cell table:style-name="ce5" table:formula="of:=DATE(2020;6;26)+TIME(12;23;11)" office:value-type="date" office:date-value="2020-06-26T12:23:11" calcext:value-type="date">
            <text:p>6/26/2020 12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Clark</text:p>
          </table:table-cell>
          <table:table-cell table:style-name="ce3" office:value-type="string" calcext:value-type="string">
            <text:p>HMN5MNZPQHC</text:p>
          </table:table-cell>
          <table:table-cell table:style-name="ce5" table:formula="of:=DATE(2020;6;28)+TIME(2;26;55)" office:value-type="date" office:date-value="2020-06-28T02:26:55" calcext:value-type="date">
            <text:p>6/28/2020 2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Lafayette</text:p>
          </table:table-cell>
          <table:table-cell table:style-name="ce3" office:value-type="string" calcext:value-type="string">
            <text:p>FQNQMM6NK95</text:p>
          </table:table-cell>
          <table:table-cell table:style-name="ce5" table:formula="of:=DATE(2020;6;28)+TIME(20;54;44)" office:value-type="date" office:date-value="2020-06-28T20:54:44" calcext:value-type="date">
            <text:p>6/28/2020 20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Irving</text:p>
          </table:table-cell>
          <table:table-cell table:style-name="ce2" office:value-type="string" calcext:value-type="string">
            <text:p>H8NXS8Y39V4</text:p>
          </table:table-cell>
          <table:table-cell table:style-name="ce4" table:formula="of:=DATE(2020;6;29)+TIME(2;45;44)" office:value-type="date" office:date-value="2020-06-29T02:45:44" calcext:value-type="date">
            <text:p>6/29/2020 2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</text:p>
          </table:table-cell>
          <table:table-cell table:style-name="ce3" office:value-type="string" calcext:value-type="string">
            <text:p>Cifra</text:p>
          </table:table-cell>
          <table:table-cell table:style-name="ce3" office:value-type="string" calcext:value-type="string">
            <text:p>HGN7Q3DLNYT</text:p>
          </table:table-cell>
          <table:table-cell table:style-name="ce5" table:formula="of:=DATE(2020;6;29)+TIME(10;13;49)" office:value-type="date" office:date-value="2020-06-29T10:13:49" calcext:value-type="date">
            <text:p>6/29/2020 1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opher Lee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MFNV6JMJS8R</text:p>
          </table:table-cell>
          <table:table-cell table:style-name="ce5" table:formula="of:=DATE(2020;6;24)+TIME(16;41;8)" office:value-type="date" office:date-value="2020-06-24T16:41:08" calcext:value-type="date">
            <text:p>6/24/2020 16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risty</text:p>
          </table:table-cell>
          <table:table-cell table:style-name="ce3" office:value-type="string" calcext:value-type="string">
            <text:p>Consler</text:p>
          </table:table-cell>
          <table:table-cell table:style-name="ce3" office:value-type="string" calcext:value-type="string">
            <text:p>XJNG5YY4QDC</text:p>
          </table:table-cell>
          <table:table-cell table:style-name="ce5" table:formula="of:=DATE(2020;4;20)+TIME(18;30;30)" office:value-type="date" office:date-value="2020-04-20T18:30:30" calcext:value-type="date">
            <text:p>4/20/2020 18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huck</text:p>
          </table:table-cell>
          <table:table-cell table:style-name="ce3" office:value-type="string" calcext:value-type="string">
            <text:p>Reidmiller</text:p>
          </table:table-cell>
          <table:table-cell table:style-name="ce3" office:value-type="string" calcext:value-type="string">
            <text:p>KHNV92SQYQ3</text:p>
          </table:table-cell>
          <table:table-cell table:style-name="ce5" table:formula="of:=DATE(2020;5;5)+TIME(16;5;43)" office:value-type="date" office:date-value="2020-05-05T16:05:43" calcext:value-type="date">
            <text:p>5/5/2020 16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uck</text:p>
          </table:table-cell>
          <table:table-cell table:style-name="ce2" office:value-type="string" calcext:value-type="string">
            <text:p>Lever</text:p>
          </table:table-cell>
          <table:table-cell table:style-name="ce2" office:value-type="string" calcext:value-type="string">
            <text:p>NDN537DC7BX</text:p>
          </table:table-cell>
          <table:table-cell table:style-name="ce4" table:formula="of:=DATE(2020;6;18)+TIME(10;31;17)" office:value-type="date" office:date-value="2020-06-18T10:31:17" calcext:value-type="date">
            <text:p>6/18/2020 10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ul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N8NQ8DL76XB</text:p>
          </table:table-cell>
          <table:table-cell table:style-name="ce4" table:formula="of:=DATE(2020;5;5)+TIME(20;44;14)" office:value-type="date" office:date-value="2020-05-05T20:44:14" calcext:value-type="date">
            <text:p>5/5/2020 20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hungu</text:p>
          </table:table-cell>
          <table:table-cell table:style-name="ce2" office:value-type="string" calcext:value-type="string">
            <text:p>ngolwe</text:p>
          </table:table-cell>
          <table:table-cell table:style-name="ce2" office:value-type="string" calcext:value-type="string">
            <text:p>V3NRPC69GH3</text:p>
          </table:table-cell>
          <table:table-cell table:style-name="ce4" table:formula="of:=DATE(2020;6;29)+TIME(12;17;9)" office:value-type="date" office:date-value="2020-06-29T12:17:09" calcext:value-type="date">
            <text:p>6/29/2020 12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indy</text:p>
          </table:table-cell>
          <table:table-cell table:style-name="ce3" office:value-type="string" calcext:value-type="string">
            <text:p>Xing</text:p>
          </table:table-cell>
          <table:table-cell table:style-name="ce3" office:value-type="string" calcext:value-type="string">
            <text:p>MYND4GP7MSG</text:p>
          </table:table-cell>
          <table:table-cell table:style-name="ce5" table:formula="of:=DATE(2020;6;12)+TIME(20;0;19)" office:value-type="date" office:date-value="2020-06-12T20:00:19" calcext:value-type="date">
            <text:p>6/12/2020 2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iro</text:p>
          </table:table-cell>
          <table:table-cell table:style-name="ce3" office:value-type="string" calcext:value-type="string">
            <text:p>Nishiguchi</text:p>
          </table:table-cell>
          <table:table-cell table:style-name="ce3" office:value-type="string" calcext:value-type="string">
            <text:p>NXN43XR22XG</text:p>
          </table:table-cell>
          <table:table-cell table:style-name="ce5" table:formula="of:=DATE(2020;6;27)+TIME(14;41;1)" office:value-type="date" office:date-value="2020-06-27T14:41:01" calcext:value-type="date">
            <text:p>6/27/2020 14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are</text:p>
          </table:table-cell>
          <table:table-cell table:style-name="ce2" office:value-type="string" calcext:value-type="string">
            <text:p>Kramer</text:p>
          </table:table-cell>
          <table:table-cell table:style-name="ce2" office:value-type="string" calcext:value-type="string">
            <text:p>N2N4G2F6669</text:p>
          </table:table-cell>
          <table:table-cell table:style-name="ce4" table:formula="of:=DATE(2020;6;24)+TIME(15;57;54)" office:value-type="date" office:date-value="2020-06-24T15:57:54" calcext:value-type="date">
            <text:p>6/24/2020 15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ark</text:p>
          </table:table-cell>
          <table:table-cell table:style-name="ce3" office:value-type="string" calcext:value-type="string">
            <text:p>Dunson</text:p>
          </table:table-cell>
          <table:table-cell table:style-name="ce3" office:value-type="string" calcext:value-type="string">
            <text:p>LWNQ5T7L6RB</text:p>
          </table:table-cell>
          <table:table-cell table:style-name="ce5" table:formula="of:=DATE(2020;6;26)+TIME(13;7;16)" office:value-type="date" office:date-value="2020-06-26T13:07:16" calcext:value-type="date">
            <text:p>6/26/2020 13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aude</text:p>
          </table:table-cell>
          <table:table-cell table:style-name="ce3" office:value-type="string" calcext:value-type="string">
            <text:p>Robitaille</text:p>
          </table:table-cell>
          <table:table-cell table:style-name="ce3" office:value-type="string" calcext:value-type="string">
            <text:p>XGNCJVSQ4S4</text:p>
          </table:table-cell>
          <table:table-cell table:style-name="ce5" table:formula="of:=DATE(2020;6;25)+TIME(10;32;36)" office:value-type="date" office:date-value="2020-06-25T10:32:36" calcext:value-type="date">
            <text:p>6/25/2020 10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audia</text:p>
          </table:table-cell>
          <table:table-cell table:style-name="ce3" office:value-type="string" calcext:value-type="string">
            <text:p>Rauch</text:p>
          </table:table-cell>
          <table:table-cell table:style-name="ce3" office:value-type="string" calcext:value-type="string">
            <text:p>ZGN3YCLRHXD</text:p>
          </table:table-cell>
          <table:table-cell table:style-name="ce5" table:formula="of:=DATE(2020;5;28)+TIME(22;44;29)" office:value-type="date" office:date-value="2020-05-28T22:44:29" calcext:value-type="date">
            <text:p>5/28/2020 22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audia</text:p>
          </table:table-cell>
          <table:table-cell table:style-name="ce2" office:value-type="string" calcext:value-type="string">
            <text:p>Hernandez</text:p>
          </table:table-cell>
          <table:table-cell table:style-name="ce2" office:value-type="string" calcext:value-type="string">
            <text:p>ZDNMZHCHV73</text:p>
          </table:table-cell>
          <table:table-cell table:style-name="ce4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audio</text:p>
          </table:table-cell>
          <table:table-cell table:style-name="ce3" office:value-type="string" calcext:value-type="string">
            <text:p>Carvalho</text:p>
          </table:table-cell>
          <table:table-cell table:style-name="ce3" office:value-type="string" calcext:value-type="string">
            <text:p>J4N5567N23J</text:p>
          </table:table-cell>
          <table:table-cell table:style-name="ce5" table:formula="of:=DATE(2020;6;24)+TIME(17;45;2)" office:value-type="date" office:date-value="2020-06-24T17:45:02" calcext:value-type="date">
            <text:p>6/24/2020 17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audius</text:p>
          </table:table-cell>
          <table:table-cell table:style-name="ce2" office:value-type="string" calcext:value-type="string">
            <text:p>Moyo</text:p>
          </table:table-cell>
          <table:table-cell table:style-name="ce2" office:value-type="string" calcext:value-type="string">
            <text:p>FYN258HCG22</text:p>
          </table:table-cell>
          <table:table-cell table:style-name="ce4" table:formula="of:=DATE(2020;6;29)+TIME(12;39;44)" office:value-type="date" office:date-value="2020-06-29T12:39:44" calcext:value-type="date">
            <text:p>6/29/2020 12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ayton</text:p>
          </table:table-cell>
          <table:table-cell table:style-name="ce2" office:value-type="string" calcext:value-type="string">
            <text:p>Shotwell</text:p>
          </table:table-cell>
          <table:table-cell table:style-name="ce2" office:value-type="string" calcext:value-type="string">
            <text:p>JHNZFX2LLHR</text:p>
          </table:table-cell>
          <table:table-cell table:style-name="ce4" table:formula="of:=DATE(2020;6;26)+TIME(17;33;48)" office:value-type="date" office:date-value="2020-06-26T17:33:48" calcext:value-type="date">
            <text:p>6/26/2020 17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eber</text:p>
          </table:table-cell>
          <table:table-cell table:style-name="ce3" office:value-type="string" calcext:value-type="string">
            <text:p>Takahito Kawamorita</text:p>
          </table:table-cell>
          <table:table-cell table:style-name="ce3" office:value-type="string" calcext:value-type="string">
            <text:p>LGN7DY5CFXM</text:p>
          </table:table-cell>
          <table:table-cell table:style-name="ce5" table:formula="of:=DATE(2020;6;23)+TIME(7;29;27)" office:value-type="date" office:date-value="2020-06-23T07:29:27" calcext:value-type="date">
            <text:p>6/23/2020 7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ément</text:p>
          </table:table-cell>
          <table:table-cell table:style-name="ce2" office:value-type="string" calcext:value-type="string">
            <text:p>Jacquemin</text:p>
          </table:table-cell>
          <table:table-cell table:style-name="ce2" office:value-type="string" calcext:value-type="string">
            <text:p>V3N3V4B8F4Z</text:p>
          </table:table-cell>
          <table:table-cell table:style-name="ce4" table:formula="of:=DATE(2020;5;9)+TIME(17;31;36)" office:value-type="date" office:date-value="2020-05-09T17:31:36" calcext:value-type="date">
            <text:p>5/9/2020 17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ever</text:p>
          </table:table-cell>
          <table:table-cell table:style-name="ce3" office:value-type="string" calcext:value-type="string">
            <text:p>Phiri</text:p>
          </table:table-cell>
          <table:table-cell table:style-name="ce3" office:value-type="string" calcext:value-type="string">
            <text:p>NCN6DC7CF24</text:p>
          </table:table-cell>
          <table:table-cell table:style-name="ce5" table:formula="of:=DATE(2020;6;24)+TIME(9;50;2)" office:value-type="date" office:date-value="2020-06-24T09:50:02" calcext:value-type="date">
            <text:p>6/24/2020 9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fton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Z5NQS2RQVPY</text:p>
          </table:table-cell>
          <table:table-cell table:style-name="ce4" table:formula="of:=DATE(2020;5;26)+TIME(19;56;21)" office:value-type="date" office:date-value="2020-05-26T19:56:21" calcext:value-type="date">
            <text:p>5/26/2020 19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lint</text:p>
          </table:table-cell>
          <table:table-cell table:style-name="ce3" office:value-type="string" calcext:value-type="string">
            <text:p>Eckard</text:p>
          </table:table-cell>
          <table:table-cell table:style-name="ce3" office:value-type="string" calcext:value-type="string">
            <text:p>DDNFY6CT7PF</text:p>
          </table:table-cell>
          <table:table-cell table:style-name="ce5" table:formula="of:=DATE(2020;6;15)+TIME(13;31;40)" office:value-type="date" office:date-value="2020-06-15T13:31:40" calcext:value-type="date">
            <text:p>6/15/2020 13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linton</text:p>
          </table:table-cell>
          <table:table-cell table:style-name="ce2" office:value-type="string" calcext:value-type="string">
            <text:p>Roy</text:p>
          </table:table-cell>
          <table:table-cell table:style-name="ce2" office:value-type="string" calcext:value-type="string">
            <text:p>GHNLGM8CQR7</text:p>
          </table:table-cell>
          <table:table-cell table:style-name="ce4" table:formula="of:=DATE(2020;6;18)+TIME(23;54;17)" office:value-type="date" office:date-value="2020-06-18T23:54:17" calcext:value-type="date">
            <text:p>6/18/2020 2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by B</text:p>
          </table:table-cell>
          <table:table-cell table:style-name="ce3" office:value-type="string" calcext:value-type="string">
            <text:p>Stinson</text:p>
          </table:table-cell>
          <table:table-cell table:style-name="ce3" office:value-type="string" calcext:value-type="string">
            <text:p>PMN39BR98ZS</text:p>
          </table:table-cell>
          <table:table-cell table:style-name="ce5" table:formula="of:=DATE(2020;5;8)+TIME(8;16;0)" office:value-type="date" office:date-value="2020-05-08T08:16:00" calcext:value-type="date">
            <text:p>5/8/2020 8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lin</text:p>
          </table:table-cell>
          <table:table-cell table:style-name="ce2" office:value-type="string" calcext:value-type="string">
            <text:p>McAllister</text:p>
          </table:table-cell>
          <table:table-cell table:style-name="ce2" office:value-type="string" calcext:value-type="string">
            <text:p>KSNZVFLNG5J</text:p>
          </table:table-cell>
          <table:table-cell table:style-name="ce4" table:formula="of:=DATE(2020;5;15)+TIME(15;13;25)" office:value-type="date" office:date-value="2020-05-15T15:13:25" calcext:value-type="date">
            <text:p>5/15/2020 15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lin</text:p>
          </table:table-cell>
          <table:table-cell table:style-name="ce2" office:value-type="string" calcext:value-type="string">
            <text:p>McDermott</text:p>
          </table:table-cell>
          <table:table-cell table:style-name="ce2" office:value-type="string" calcext:value-type="string">
            <text:p>VXNKTMVD9QL</text:p>
          </table:table-cell>
          <table:table-cell table:style-name="ce4" table:formula="of:=DATE(2020;6;17)+TIME(8;39;34)" office:value-type="date" office:date-value="2020-06-17T08:39:34" calcext:value-type="date">
            <text:p>6/17/2020 8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lin</text:p>
          </table:table-cell>
          <table:table-cell table:style-name="ce2" office:value-type="string" calcext:value-type="string">
            <text:p>Foster</text:p>
          </table:table-cell>
          <table:table-cell table:style-name="ce2" office:value-type="string" calcext:value-type="string">
            <text:p>HQNSW5HL6GS</text:p>
          </table:table-cell>
          <table:table-cell table:style-name="ce4" table:formula="of:=DATE(2020;6;19)+TIME(13;50;7)" office:value-type="date" office:date-value="2020-06-19T13:50:07" calcext:value-type="date">
            <text:p>6/19/2020 1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lja</text:p>
          </table:table-cell>
          <table:table-cell table:style-name="ce3" office:value-type="string" calcext:value-type="string">
            <text:p>Boennemann</text:p>
          </table:table-cell>
          <table:table-cell table:style-name="ce3" office:value-type="string" calcext:value-type="string">
            <text:p>F8NKJY7WS94</text:p>
          </table:table-cell>
          <table:table-cell table:style-name="ce5" table:formula="of:=DATE(2020;6;24)+TIME(11;14;39)" office:value-type="date" office:date-value="2020-06-24T11:14:39" calcext:value-type="date">
            <text:p>6/24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lleen</text:p>
          </table:table-cell>
          <table:table-cell table:style-name="ce3" office:value-type="string" calcext:value-type="string">
            <text:p>Mickey</text:p>
          </table:table-cell>
          <table:table-cell table:style-name="ce3" office:value-type="string" calcext:value-type="string">
            <text:p>ZZNMK95G7XL</text:p>
          </table:table-cell>
          <table:table-cell table:style-name="ce5" table:formula="of:=DATE(2020;6;26)+TIME(11;49;20)" office:value-type="date" office:date-value="2020-06-26T11:49:20" calcext:value-type="date">
            <text:p>6/26/2020 11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nnor</text:p>
          </table:table-cell>
          <table:table-cell table:style-name="ce2" office:value-type="string" calcext:value-type="string">
            <text:p>Penhale</text:p>
          </table:table-cell>
          <table:table-cell table:style-name="ce2" office:value-type="string" calcext:value-type="string">
            <text:p>G5NFZVY3F83</text:p>
          </table:table-cell>
          <table:table-cell table:style-name="ce4" table:formula="of:=DATE(2020;5;13)+TIME(13;14;18)" office:value-type="date" office:date-value="2020-05-13T13:14:18" calcext:value-type="date">
            <text:p>5/13/2020 13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nnor</text:p>
          </table:table-cell>
          <table:table-cell table:style-name="ce3" office:value-type="string" calcext:value-type="string">
            <text:p>Dack</text:p>
          </table:table-cell>
          <table:table-cell table:style-name="ce3" office:value-type="string" calcext:value-type="string">
            <text:p>P2N23C7FHTT</text:p>
          </table:table-cell>
          <table:table-cell table:style-name="ce5" table:formula="of:=DATE(2020;6;1)+TIME(10;13;21)" office:value-type="date" office:date-value="2020-06-01T10:13:21" calcext:value-type="date">
            <text:p>6/1/2020 1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nstance</text:p>
          </table:table-cell>
          <table:table-cell table:style-name="ce3" office:value-type="string" calcext:value-type="string">
            <text:p>Sieh</text:p>
          </table:table-cell>
          <table:table-cell table:style-name="ce3" office:value-type="string" calcext:value-type="string">
            <text:p>N3NBP8F44BJ</text:p>
          </table:table-cell>
          <table:table-cell table:style-name="ce5" table:formula="of:=DATE(2020;6;19)+TIME(21;57;7)" office:value-type="date" office:date-value="2020-06-19T21:57:07" calcext:value-type="date">
            <text:p>6/19/2020 21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rd</text:p>
          </table:table-cell>
          <table:table-cell table:style-name="ce3" office:value-type="string" calcext:value-type="string">
            <text:p>Elias</text:p>
          </table:table-cell>
          <table:table-cell table:style-name="ce3" office:value-type="string" calcext:value-type="string">
            <text:p>FPNF4LHFC7L</text:p>
          </table:table-cell>
          <table:table-cell table:style-name="ce5" table:formula="of:=DATE(2020;6;28)+TIME(5;8;10)" office:value-type="date" office:date-value="2020-06-28T05:08:10" calcext:value-type="date">
            <text:p>6/28/2020 5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rey</text:p>
          </table:table-cell>
          <table:table-cell table:style-name="ce3" office:value-type="string" calcext:value-type="string">
            <text:p>Ramirez-Gomez</text:p>
          </table:table-cell>
          <table:table-cell table:style-name="ce3" office:value-type="string" calcext:value-type="string">
            <text:p>P2NM2QLVP5C</text:p>
          </table:table-cell>
          <table:table-cell table:style-name="ce5" table:formula="of:=DATE(2020;6;4)+TIME(2;32;13)" office:value-type="date" office:date-value="2020-06-04T02:32:13" calcext:value-type="date">
            <text:p>6/4/2020 2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rey</text:p>
          </table:table-cell>
          <table:table-cell table:style-name="ce2" office:value-type="string" calcext:value-type="string">
            <text:p>Shuman</text:p>
          </table:table-cell>
          <table:table-cell table:style-name="ce2" office:value-type="string" calcext:value-type="string">
            <text:p>G2NHSH64CQC</text:p>
          </table:table-cell>
          <table:table-cell table:style-name="ce4" table:formula="of:=DATE(2020;6;17)+TIME(1;24;2)" office:value-type="date" office:date-value="2020-06-17T01:24:02" calcext:value-type="date">
            <text:p>6/17/2020 1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ornelius</text:p>
          </table:table-cell>
          <table:table-cell table:style-name="ce3" office:value-type="string" calcext:value-type="string">
            <text:p>Schumacher</text:p>
          </table:table-cell>
          <table:table-cell table:style-name="ce3" office:value-type="string" calcext:value-type="string">
            <text:p>NSNJ4YJZRGN</text:p>
          </table:table-cell>
          <table:table-cell table:style-name="ce5" table:formula="of:=DATE(2020;5;12)+TIME(2;14;49)" office:value-type="date" office:date-value="2020-05-12T02:14:49" calcext:value-type="date">
            <text:p>5/12/2020 2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smin-Daniel</text:p>
          </table:table-cell>
          <table:table-cell table:style-name="ce2" office:value-type="string" calcext:value-type="string">
            <text:p>Radu</text:p>
          </table:table-cell>
          <table:table-cell table:style-name="ce2" office:value-type="string" calcext:value-type="string">
            <text:p>LXN98JL9RNL</text:p>
          </table:table-cell>
          <table:table-cell table:style-name="ce4" table:formula="of:=DATE(2020;6;10)+TIME(12;57;1)" office:value-type="date" office:date-value="2020-06-10T12:57:01" calcext:value-type="date">
            <text:p>6/10/2020 12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urtenay</text:p>
          </table:table-cell>
          <table:table-cell table:style-name="ce2" office:value-type="string" calcext:value-type="string">
            <text:p>Pope</text:p>
          </table:table-cell>
          <table:table-cell table:style-name="ce2" office:value-type="string" calcext:value-type="string">
            <text:p>GPN646XCBLQ</text:p>
          </table:table-cell>
          <table:table-cell table:style-name="ce4" table:formula="of:=DATE(2020;6;23)+TIME(11;53;46)" office:value-type="date" office:date-value="2020-06-23T11:53:46" calcext:value-type="date">
            <text:p>6/23/2020 11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</text:p>
          </table:table-cell>
          <table:table-cell table:style-name="ce2" office:value-type="string" calcext:value-type="string">
            <text:p>Zegarra</text:p>
          </table:table-cell>
          <table:table-cell table:style-name="ce2" office:value-type="string" calcext:value-type="string">
            <text:p>HDNH9SRPYBB</text:p>
          </table:table-cell>
          <table:table-cell table:style-name="ce4" table:formula="of:=DATE(2020;6;18)+TIME(23;53;8)" office:value-type="date" office:date-value="2020-06-18T23:53:08" calcext:value-type="date">
            <text:p>6/18/2020 23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aig</text:p>
          </table:table-cell>
          <table:table-cell table:style-name="ce2" office:value-type="string" calcext:value-type="string">
            <text:p>Tinnes</text:p>
          </table:table-cell>
          <table:table-cell table:style-name="ce2" office:value-type="string" calcext:value-type="string">
            <text:p>ZFNLHMB3JYR</text:p>
          </table:table-cell>
          <table:table-cell table:style-name="ce4" table:formula="of:=DATE(2020;5;16)+TIME(19;7;24)" office:value-type="date" office:date-value="2020-05-16T19:07:24" calcext:value-type="date">
            <text:p>5/16/2020 19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aig</text:p>
          </table:table-cell>
          <table:table-cell table:style-name="ce3" office:value-type="string" calcext:value-type="string">
            <text:p>Nuzzo</text:p>
          </table:table-cell>
          <table:table-cell table:style-name="ce3" office:value-type="string" calcext:value-type="string">
            <text:p>VSNV7VGSWST</text:p>
          </table:table-cell>
          <table:table-cell table:style-name="ce5" table:formula="of:=DATE(2020;6;19)+TIME(11;2;4)" office:value-type="date" office:date-value="2020-06-19T11:02:04" calcext:value-type="date">
            <text:p>6/19/2020 1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aig</text:p>
          </table:table-cell>
          <table:table-cell table:style-name="ce2" office:value-type="string" calcext:value-type="string">
            <text:p>Brust</text:p>
          </table:table-cell>
          <table:table-cell table:style-name="ce2" office:value-type="string" calcext:value-type="string">
            <text:p>ZJN3TSV2YPL</text:p>
          </table:table-cell>
          <table:table-cell table:style-name="ce4" table:formula="of:=DATE(2020;6;23)+TIME(11;54;58)" office:value-type="date" office:date-value="2020-06-23T11:54:58" calcext:value-type="date">
            <text:p>6/23/2020 11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aig</text:p>
          </table:table-cell>
          <table:table-cell table:style-name="ce3" office:value-type="string" calcext:value-type="string">
            <text:p>Northway</text:p>
          </table:table-cell>
          <table:table-cell table:style-name="ce3" office:value-type="string" calcext:value-type="string">
            <text:p>J7NL52J49FF</text:p>
          </table:table-cell>
          <table:table-cell table:style-name="ce5" table:formula="of:=DATE(2020;6;23)+TIME(12;49;32)" office:value-type="date" office:date-value="2020-06-23T12:49:32" calcext:value-type="date">
            <text:p>6/23/2020 12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aig</text:p>
          </table:table-cell>
          <table:table-cell table:style-name="ce2" office:value-type="string" calcext:value-type="string">
            <text:p>Sharpe</text:p>
          </table:table-cell>
          <table:table-cell table:style-name="ce2" office:value-type="string" calcext:value-type="string">
            <text:p>XPN68NPM5CN</text:p>
          </table:table-cell>
          <table:table-cell table:style-name="ce4" table:formula="of:=DATE(2020;6;29)+TIME(12;25;58)" office:value-type="date" office:date-value="2020-06-29T12:25:58" calcext:value-type="date">
            <text:p>6/29/2020 12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t</text:p>
          </table:table-cell>
          <table:table-cell table:style-name="ce2" office:value-type="string" calcext:value-type="string">
            <text:p>Mori</text:p>
          </table:table-cell>
          <table:table-cell table:style-name="ce2" office:value-type="string" calcext:value-type="string">
            <text:p>GSNN36W9JYJ</text:p>
          </table:table-cell>
          <table:table-cell table:style-name="ce4" table:formula="of:=DATE(2020;5;23)+TIME(17;1;38)" office:value-type="date" office:date-value="2020-05-23T17:01:38" calcext:value-type="date">
            <text:p>5/23/2020 17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Altidor</text:p>
          </table:table-cell>
          <table:table-cell table:style-name="ce3" office:value-type="string" calcext:value-type="string">
            <text:p>G7NZQWDTQVR</text:p>
          </table:table-cell>
          <table:table-cell table:style-name="ce5" table:formula="of:=DATE(2020;5;11)+TIME(17;14;52)" office:value-type="date" office:date-value="2020-05-11T17:14:52" calcext:value-type="date">
            <text:p>5/11/2020 17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rystal</text:p>
          </table:table-cell>
          <table:table-cell table:style-name="ce3" office:value-type="string" calcext:value-type="string">
            <text:p>zion</text:p>
          </table:table-cell>
          <table:table-cell table:style-name="ce3" office:value-type="string" calcext:value-type="string">
            <text:p>LZNWFWVKKRL</text:p>
          </table:table-cell>
          <table:table-cell table:style-name="ce5" table:formula="of:=DATE(2020;6;25)+TIME(13;18;57)" office:value-type="date" office:date-value="2020-06-25T13:18:57" calcext:value-type="date">
            <text:p>6/25/2020 13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rystal</text:p>
          </table:table-cell>
          <table:table-cell table:style-name="ce2" office:value-type="string" calcext:value-type="string">
            <text:p>Polard</text:p>
          </table:table-cell>
          <table:table-cell table:style-name="ce2" office:value-type="string" calcext:value-type="string">
            <text:p>HYNR4KMQLTY</text:p>
          </table:table-cell>
          <table:table-cell table:style-name="ce4" table:formula="of:=DATE(2020;6;26)+TIME(20;12;56)" office:value-type="date" office:date-value="2020-06-26T20:12:56" calcext:value-type="date">
            <text:p>6/26/2020 20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Curtis</text:p>
          </table:table-cell>
          <table:table-cell table:style-name="ce3" office:value-type="string" calcext:value-type="string">
            <text:p>Hildebrand</text:p>
          </table:table-cell>
          <table:table-cell table:style-name="ce3" office:value-type="string" calcext:value-type="string">
            <text:p>PJNPXF2V7R2</text:p>
          </table:table-cell>
          <table:table-cell table:style-name="ce5" table:formula="of:=DATE(2020;5;22)+TIME(1;25;59)" office:value-type="date" office:date-value="2020-05-22T01:25:59" calcext:value-type="date">
            <text:p>5/22/2020 1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y</text:p>
          </table:table-cell>
          <table:table-cell table:style-name="ce2" office:value-type="string" calcext:value-type="string">
            <text:p>Sinclair</text:p>
          </table:table-cell>
          <table:table-cell table:style-name="ce2" office:value-type="string" calcext:value-type="string">
            <text:p>D7NMDNP2GFC</text:p>
          </table:table-cell>
          <table:table-cell table:style-name="ce4" table:formula="of:=DATE(2020;6;15)+TIME(3;40;8)" office:value-type="date" office:date-value="2020-06-15T03:40:08" calcext:value-type="date">
            <text:p>6/15/2020 3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ynthia</text:p>
          </table:table-cell>
          <table:table-cell table:style-name="ce2" office:value-type="string" calcext:value-type="string">
            <text:p>Grove</text:p>
          </table:table-cell>
          <table:table-cell table:style-name="ce2" office:value-type="string" calcext:value-type="string">
            <text:p>GLNS9J724VV</text:p>
          </table:table-cell>
          <table:table-cell table:style-name="ce4" table:formula="of:=DATE(2020;5;14)+TIME(16;9;36)" office:value-type="date" office:date-value="2020-05-14T16:09:36" calcext:value-type="date">
            <text:p>5/14/2020 16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.</text:p>
          </table:table-cell>
          <table:table-cell table:style-name="ce3" office:value-type="string" calcext:value-type="string">
            <text:p>Hong</text:p>
          </table:table-cell>
          <table:table-cell table:style-name="ce3" office:value-type="string" calcext:value-type="string">
            <text:p>NYNVX9V7ZJ5</text:p>
          </table:table-cell>
          <table:table-cell table:style-name="ce5" table:formula="of:=DATE(2020;6;11)+TIME(14;26;29)" office:value-type="date" office:date-value="2020-06-11T14:26:29" calcext:value-type="date">
            <text:p>6/11/2020 14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</text:p>
          </table:table-cell>
          <table:table-cell table:style-name="ce2" office:value-type="string" calcext:value-type="string">
            <text:p>Xue</text:p>
          </table:table-cell>
          <table:table-cell table:style-name="ce2" office:value-type="string" calcext:value-type="string">
            <text:p>VGN8VZ5TJPM</text:p>
          </table:table-cell>
          <table:table-cell table:style-name="ce4" table:formula="of:=DATE(2020;6;26)+TIME(15;12;54)" office:value-type="date" office:date-value="2020-06-26T15:12:54" calcext:value-type="date">
            <text:p>6/26/2020 15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lal</text:p>
          </table:table-cell>
          <table:table-cell table:style-name="ce3" office:value-type="string" calcext:value-type="string">
            <text:p>Mouani</text:p>
          </table:table-cell>
          <table:table-cell table:style-name="ce3" office:value-type="string" calcext:value-type="string">
            <text:p>GQNBWZT5ZRL</text:p>
          </table:table-cell>
          <table:table-cell table:style-name="ce5" table:formula="of:=DATE(2020;6;28)+TIME(15;52;49)" office:value-type="date" office:date-value="2020-06-28T15:52:49" calcext:value-type="date">
            <text:p>6/28/2020 15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le</text:p>
          </table:table-cell>
          <table:table-cell table:style-name="ce2" office:value-type="string" calcext:value-type="string">
            <text:p>Chizoma</text:p>
          </table:table-cell>
          <table:table-cell table:style-name="ce2" office:value-type="string" calcext:value-type="string">
            <text:p>PMN2TDNPT4B</text:p>
          </table:table-cell>
          <table:table-cell table:style-name="ce4" table:formula="of:=DATE(2020;6;27)+TIME(12;18;58)" office:value-type="date" office:date-value="2020-06-27T12:18:58" calcext:value-type="date">
            <text:p>6/27/2020 12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le D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F2NLB9JMWLB</text:p>
          </table:table-cell>
          <table:table-cell table:style-name="ce4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meon</text:p>
          </table:table-cell>
          <table:table-cell table:style-name="ce3" office:value-type="string" calcext:value-type="string">
            <text:p>Sherman</text:p>
          </table:table-cell>
          <table:table-cell table:style-name="ce3" office:value-type="string" calcext:value-type="string">
            <text:p>DFNFLY2TH25</text:p>
          </table:table-cell>
          <table:table-cell table:style-name="ce5" table:formula="of:=DATE(2020;5;6)+TIME(3;23;25)" office:value-type="date" office:date-value="2020-05-06T03:23:25" calcext:value-type="date">
            <text:p>5/6/2020 3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Dziaduszyński</text:p>
          </table:table-cell>
          <table:table-cell table:style-name="ce3" office:value-type="string" calcext:value-type="string">
            <text:p>V7NZ3WC9G3Q</text:p>
          </table:table-cell>
          <table:table-cell table:style-name="ce5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mla</text:p>
          </table:table-cell>
          <table:table-cell table:style-name="ce2" office:value-type="string" calcext:value-type="string">
            <text:p>Dönderdi</text:p>
          </table:table-cell>
          <table:table-cell table:style-name="ce2" office:value-type="string" calcext:value-type="string">
            <text:p>PBNFZ2D6HPR</text:p>
          </table:table-cell>
          <table:table-cell table:style-name="ce4" table:formula="of:=DATE(2020;6;29)+TIME(3;15;13)" office:value-type="date" office:date-value="2020-06-29T03:15:13" calcext:value-type="date">
            <text:p>6/29/2020 3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Maxim</text:p>
          </table:table-cell>
          <table:table-cell table:style-name="ce3" office:value-type="string" calcext:value-type="string">
            <text:p>LHNG77LJXLC</text:p>
          </table:table-cell>
          <table:table-cell table:style-name="ce5" table:formula="of:=DATE(2020;5;5)+TIME(20;50;52)" office:value-type="date" office:date-value="2020-05-05T20:50:52" calcext:value-type="date">
            <text:p>5/5/2020 20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GZN6MFJXJ3F</text:p>
          </table:table-cell>
          <table:table-cell table:style-name="ce5" table:formula="of:=DATE(2020;5;11)+TIME(11;23;16)" office:value-type="date" office:date-value="2020-05-11T11:23:16" calcext:value-type="date">
            <text:p>5/11/2020 11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Murphy</text:p>
          </table:table-cell>
          <table:table-cell table:style-name="ce2" office:value-type="string" calcext:value-type="string">
            <text:p>DSNRV47Z9H6</text:p>
          </table:table-cell>
          <table:table-cell table:style-name="ce4" table:formula="of:=DATE(2020;5;14)+TIME(12;2;53)" office:value-type="date" office:date-value="2020-05-14T12:02:53" calcext:value-type="date">
            <text:p>5/14/2020 12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Rue</text:p>
          </table:table-cell>
          <table:table-cell table:style-name="ce2" office:value-type="string" calcext:value-type="string">
            <text:p>FJNPGYRMKFN</text:p>
          </table:table-cell>
          <table:table-cell table:style-name="ce4" table:formula="of:=DATE(2020;5;27)+TIME(17;59;31)" office:value-type="date" office:date-value="2020-05-27T17:59:31" calcext:value-type="date">
            <text:p>5/27/2020 17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Mihailescu</text:p>
          </table:table-cell>
          <table:table-cell table:style-name="ce2" office:value-type="string" calcext:value-type="string">
            <text:p>NXNQ35PYR8N</text:p>
          </table:table-cell>
          <table:table-cell table:style-name="ce4" table:formula="of:=DATE(2020;6;5)+TIME(0;58;52)" office:value-type="date" office:date-value="2020-06-05T00:58:52" calcext:value-type="date">
            <text:p>6/5/2020 0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</text:p>
          </table:table-cell>
          <table:table-cell table:style-name="ce2" office:value-type="string" calcext:value-type="string">
            <text:p>Kohn</text:p>
          </table:table-cell>
          <table:table-cell table:style-name="ce2" office:value-type="string" calcext:value-type="string">
            <text:p>KPNMHRFGBFQ</text:p>
          </table:table-cell>
          <table:table-cell table:style-name="ce4" table:formula="of:=DATE(2020;6;17)+TIME(11;24;53)" office:value-type="date" office:date-value="2020-06-17T11:24:53" calcext:value-type="date">
            <text:p>6/17/2020 11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Mihai</text:p>
          </table:table-cell>
          <table:table-cell table:style-name="ce3" office:value-type="string" calcext:value-type="string">
            <text:p>LDNZCWYS45K</text:p>
          </table:table-cell>
          <table:table-cell table:style-name="ce5" table:formula="of:=DATE(2020;6;25)+TIME(16;48;30)" office:value-type="date" office:date-value="2020-06-25T16:48:30" calcext:value-type="date">
            <text:p>6/25/2020 16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Sorensen</text:p>
          </table:table-cell>
          <table:table-cell table:style-name="ce3" office:value-type="string" calcext:value-type="string">
            <text:p>FSNLDT7H7DW</text:p>
          </table:table-cell>
          <table:table-cell table:style-name="ce5" table:formula="of:=DATE(2020;6;26)+TIME(16;7;44)" office:value-type="date" office:date-value="2020-06-26T16:07:44" calcext:value-type="date">
            <text:p>6/26/2020 16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Siemon</text:p>
          </table:table-cell>
          <table:table-cell table:style-name="ce3" office:value-type="string" calcext:value-type="string">
            <text:p>VTNQHRRWJ3X</text:p>
          </table:table-cell>
          <table:table-cell table:style-name="ce5" table:formula="of:=DATE(2020;6;29)+TIME(9;5;58)" office:value-type="date" office:date-value="2020-06-29T09:05:58" calcext:value-type="date">
            <text:p>6/29/2020 9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</text:p>
          </table:table-cell>
          <table:table-cell table:style-name="ce3" office:value-type="string" calcext:value-type="string">
            <text:p>Cauchy</text:p>
          </table:table-cell>
          <table:table-cell table:style-name="ce3" office:value-type="string" calcext:value-type="string">
            <text:p>D4NNX5GYRQD</text:p>
          </table:table-cell>
          <table:table-cell table:style-name="ce5" table:formula="of:=DATE(2020;6;29)+TIME(14;1;2)" office:value-type="date" office:date-value="2020-06-29T14:01:02" calcext:value-type="date">
            <text:p>6/29/2020 14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di</text:p>
          </table:table-cell>
          <table:table-cell table:style-name="ce3" office:value-type="string" calcext:value-type="string">
            <text:p>Barus</text:p>
          </table:table-cell>
          <table:table-cell table:style-name="ce3" office:value-type="string" calcext:value-type="string">
            <text:p>V7NJXZSLCGW</text:p>
          </table:table-cell>
          <table:table-cell table:style-name="ce5" table:formula="of:=DATE(2020;6;27)+TIME(20;4;50)" office:value-type="date" office:date-value="2020-06-27T20:04:50" calcext:value-type="date">
            <text:p>6/27/2020 20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ese</text:p>
          </table:table-cell>
          <table:table-cell table:style-name="ce3" office:value-type="string" calcext:value-type="string">
            <text:p>Cooper</text:p>
          </table:table-cell>
          <table:table-cell table:style-name="ce3" office:value-type="string" calcext:value-type="string">
            <text:p>MZNQ4PNM34S</text:p>
          </table:table-cell>
          <table:table-cell table:style-name="ce5" table:formula="of:=DATE(2020;3;27)+TIME(20;28;15)" office:value-type="date" office:date-value="2020-03-27T20:28:15" calcext:value-type="date">
            <text:p>3/27/2020 20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Berliner</text:p>
          </table:table-cell>
          <table:table-cell table:style-name="ce3" office:value-type="string" calcext:value-type="string">
            <text:p>KSNGMSHC2JP</text:p>
          </table:table-cell>
          <table:table-cell table:style-name="ce5" table:formula="of:=DATE(2020;3;28)+TIME(13;18;7)" office:value-type="date" office:date-value="2020-03-28T13:18:07" calcext:value-type="date">
            <text:p>3/28/2020 13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Krook</text:p>
          </table:table-cell>
          <table:table-cell table:style-name="ce3" office:value-type="string" calcext:value-type="string">
            <text:p>KFNC94S9XB4</text:p>
          </table:table-cell>
          <table:table-cell table:style-name="ce5" table:formula="of:=DATE(2020;3;31)+TIME(12;56;8)" office:value-type="date" office:date-value="2020-03-31T12:56:08" calcext:value-type="date">
            <text:p>3/31/2020 12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Qian</text:p>
          </table:table-cell>
          <table:table-cell table:style-name="ce2" office:value-type="string" calcext:value-type="string">
            <text:p>P7NCMP9BNJB</text:p>
          </table:table-cell>
          <table:table-cell table:style-name="ce4" table:formula="of:=DATE(2020;3;31)+TIME(20;32;51)" office:value-type="date" office:date-value="2020-03-31T20:32:51" calcext:value-type="date">
            <text:p>3/31/2020 20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Schoblocher</text:p>
          </table:table-cell>
          <table:table-cell table:style-name="ce3" office:value-type="string" calcext:value-type="string">
            <text:p>DDNBNGP8Q58</text:p>
          </table:table-cell>
          <table:table-cell table:style-name="ce5" table:formula="of:=DATE(2020;5;6)+TIME(0;15;16)" office:value-type="date" office:date-value="2020-05-06T00:15:16" calcext:value-type="date">
            <text:p>5/6/2020 0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Izquierdo</text:p>
          </table:table-cell>
          <table:table-cell table:style-name="ce2" office:value-type="string" calcext:value-type="string">
            <text:p>ZJNLGSH9STQ</text:p>
          </table:table-cell>
          <table:table-cell table:style-name="ce4" table:formula="of:=DATE(2020;5;7)+TIME(3;20;22)" office:value-type="date" office:date-value="2020-05-07T03:20:22" calcext:value-type="date">
            <text:p>5/7/2020 3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Emmenegger</text:p>
          </table:table-cell>
          <table:table-cell table:style-name="ce3" office:value-type="string" calcext:value-type="string">
            <text:p>F9NKTY6ZHNG</text:p>
          </table:table-cell>
          <table:table-cell table:style-name="ce5" table:formula="of:=DATE(2020;5;7)+TIME(8;58;41)" office:value-type="date" office:date-value="2020-05-07T08:58:41" calcext:value-type="date">
            <text:p>5/7/2020 8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Kionka</text:p>
          </table:table-cell>
          <table:table-cell table:style-name="ce2" office:value-type="string" calcext:value-type="string">
            <text:p>NWNSZS5KSW8</text:p>
          </table:table-cell>
          <table:table-cell table:style-name="ce4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hadeckd</text:p>
          </table:table-cell>
          <table:table-cell table:style-name="ce2" office:value-type="string" calcext:value-type="string">
            <text:p>DQNWZKHTBKP</text:p>
          </table:table-cell>
          <table:table-cell table:style-name="ce4" table:formula="of:=DATE(2020;5;9)+TIME(10;43;31)" office:value-type="date" office:date-value="2020-05-09T10:43:31" calcext:value-type="date">
            <text:p>5/9/2020 10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chaeffer</text:p>
          </table:table-cell>
          <table:table-cell table:style-name="ce2" office:value-type="string" calcext:value-type="string">
            <text:p>FLNQVP3K5HJ</text:p>
          </table:table-cell>
          <table:table-cell table:style-name="ce4" table:formula="of:=DATE(2020;5;11)+TIME(16;17;53)" office:value-type="date" office:date-value="2020-05-11T16:17:53" calcext:value-type="date">
            <text:p>5/11/2020 16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Lázaro Cuadrado</text:p>
          </table:table-cell>
          <table:table-cell table:style-name="ce3" office:value-type="string" calcext:value-type="string">
            <text:p>FZN5YK48ZKW</text:p>
          </table:table-cell>
          <table:table-cell table:style-name="ce5" table:formula="of:=DATE(2020;5;12)+TIME(21;59;20)" office:value-type="date" office:date-value="2020-05-12T21:59:20" calcext:value-type="date">
            <text:p>5/12/2020 21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Wei</text:p>
          </table:table-cell>
          <table:table-cell table:style-name="ce2" office:value-type="string" calcext:value-type="string">
            <text:p>XYN4PMVP5HV</text:p>
          </table:table-cell>
          <table:table-cell table:style-name="ce4" table:formula="of:=DATE(2020;5;13)+TIME(23;8;4)" office:value-type="date" office:date-value="2020-05-13T23:08:04" calcext:value-type="date">
            <text:p>5/13/2020 23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KJN542ZZFQG</text:p>
          </table:table-cell>
          <table:table-cell table:style-name="ce5" table:formula="of:=DATE(2020;5;14)+TIME(3;51;44)" office:value-type="date" office:date-value="2020-05-14T03:51:44" calcext:value-type="date">
            <text:p>5/14/2020 3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rgener</text:p>
          </table:table-cell>
          <table:table-cell table:style-name="ce2" office:value-type="string" calcext:value-type="string">
            <text:p>XNNP4KPKFJ5</text:p>
          </table:table-cell>
          <table:table-cell table:style-name="ce4" table:formula="of:=DATE(2020;5;19)+TIME(12;8;24)" office:value-type="date" office:date-value="2020-05-19T12:08:24" calcext:value-type="date">
            <text:p>5/19/2020 12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MWN763JSL7Z</text:p>
          </table:table-cell>
          <table:table-cell table:style-name="ce5" table:formula="of:=DATE(2020;5;19)+TIME(12;23;34)" office:value-type="date" office:date-value="2020-05-19T12:23:34" calcext:value-type="date">
            <text:p>5/19/2020 12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Oliveira</text:p>
          </table:table-cell>
          <table:table-cell table:style-name="ce2" office:value-type="string" calcext:value-type="string">
            <text:p>DSN5X2SPP73</text:p>
          </table:table-cell>
          <table:table-cell table:style-name="ce4" table:formula="of:=DATE(2020;5;20)+TIME(15;33;5)" office:value-type="date" office:date-value="2020-05-20T15:33:05" calcext:value-type="date">
            <text:p>5/20/2020 15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Lezcano</text:p>
          </table:table-cell>
          <table:table-cell table:style-name="ce3" office:value-type="string" calcext:value-type="string">
            <text:p>ZRN2C2NLQ4Q</text:p>
          </table:table-cell>
          <table:table-cell table:style-name="ce5" table:formula="of:=DATE(2020;5;20)+TIME(16;53;42)" office:value-type="date" office:date-value="2020-05-20T16:53:42" calcext:value-type="date">
            <text:p>5/20/2020 16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Díaz</text:p>
          </table:table-cell>
          <table:table-cell table:style-name="ce2" office:value-type="string" calcext:value-type="string">
            <text:p>PQNXMLHLQP8</text:p>
          </table:table-cell>
          <table:table-cell table:style-name="ce4" table:formula="of:=DATE(2020;5;20)+TIME(19;5;42)" office:value-type="date" office:date-value="2020-05-20T19:05:42" calcext:value-type="date">
            <text:p>5/20/2020 19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Iziourov</text:p>
          </table:table-cell>
          <table:table-cell table:style-name="ce2" office:value-type="string" calcext:value-type="string">
            <text:p>KWN2KCY2NRY</text:p>
          </table:table-cell>
          <table:table-cell table:style-name="ce4" table:formula="of:=DATE(2020;5;24)+TIME(16;28;8)" office:value-type="date" office:date-value="2020-05-24T16:28:08" calcext:value-type="date">
            <text:p>5/24/2020 16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Enderle</text:p>
          </table:table-cell>
          <table:table-cell table:style-name="ce3" office:value-type="string" calcext:value-type="string">
            <text:p>LZN5NLYNNNY</text:p>
          </table:table-cell>
          <table:table-cell table:style-name="ce5" table:formula="of:=DATE(2020;5;27)+TIME(2;40;41)" office:value-type="date" office:date-value="2020-05-27T02:40:41" calcext:value-type="date">
            <text:p>5/27/2020 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McIlvaney</text:p>
          </table:table-cell>
          <table:table-cell table:style-name="ce2" office:value-type="string" calcext:value-type="string">
            <text:p>VRND8GBDK5Q</text:p>
          </table:table-cell>
          <table:table-cell table:style-name="ce4" table:formula="of:=DATE(2020;5;28)+TIME(18;56;19)" office:value-type="date" office:date-value="2020-05-28T18:56:19" calcext:value-type="date">
            <text:p>5/28/2020 18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Gomez</text:p>
          </table:table-cell>
          <table:table-cell table:style-name="ce3" office:value-type="string" calcext:value-type="string">
            <text:p>HHNNCY279HR</text:p>
          </table:table-cell>
          <table:table-cell table:style-name="ce5" table:formula="of:=DATE(2020;5;31)+TIME(13;18;20)" office:value-type="date" office:date-value="2020-05-31T13:18:20" calcext:value-type="date">
            <text:p>5/31/2020 13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errange</text:p>
          </table:table-cell>
          <table:table-cell table:style-name="ce2" office:value-type="string" calcext:value-type="string">
            <text:p>H9N32MTWZS8</text:p>
          </table:table-cell>
          <table:table-cell table:style-name="ce4" table:formula="of:=DATE(2020;6;9)+TIME(12;38;31)" office:value-type="date" office:date-value="2020-06-09T12:38:31" calcext:value-type="date">
            <text:p>6/9/2020 12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Evans</text:p>
          </table:table-cell>
          <table:table-cell table:style-name="ce3" office:value-type="string" calcext:value-type="string">
            <text:p>DKNZMXX7RTH</text:p>
          </table:table-cell>
          <table:table-cell table:style-name="ce5" table:formula="of:=DATE(2020;6;10)+TIME(18;48;24)" office:value-type="date" office:date-value="2020-06-10T18:48:24" calcext:value-type="date">
            <text:p>6/10/2020 18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MZNC7NVRKPZ</text:p>
          </table:table-cell>
          <table:table-cell table:style-name="ce4" table:formula="of:=DATE(2020;6;12)+TIME(21;19;36)" office:value-type="date" office:date-value="2020-06-12T21:19:36" calcext:value-type="date">
            <text:p>6/12/2020 21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HBNG7CMYJ8V</text:p>
          </table:table-cell>
          <table:table-cell table:style-name="ce4" table:formula="of:=DATE(2020;6;16)+TIME(21;36;19)" office:value-type="date" office:date-value="2020-06-16T21:36:19" calcext:value-type="date">
            <text:p>6/16/2020 21:36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Daniel</text:p>
          </table:table-cell>
          <table:table-cell table:style-name="ce2" office:value-type="string" calcext:value-type="string">
            <text:p>G8N7BNG38MT</text:p>
          </table:table-cell>
          <table:table-cell table:style-name="ce4" table:formula="of:=DATE(2020;6;18)+TIME(14;25;21)" office:value-type="date" office:date-value="2020-06-18T14:25:21" calcext:value-type="date">
            <text:p>6/18/2020 14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Wang</text:p>
          </table:table-cell>
          <table:table-cell table:style-name="ce2" office:value-type="string" calcext:value-type="string">
            <text:p>K9N2J855HPZ</text:p>
          </table:table-cell>
          <table:table-cell table:style-name="ce4" table:formula="of:=DATE(2020;6;23)+TIME(15;45;19)" office:value-type="date" office:date-value="2020-06-23T15:45:19" calcext:value-type="date">
            <text:p>6/23/2020 15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9NDB8QWBKQ</text:p>
          </table:table-cell>
          <table:table-cell table:style-name="ce5" table:formula="of:=DATE(2020;6;23)+TIME(17;53;9)" office:value-type="date" office:date-value="2020-06-23T17:53:09" calcext:value-type="date">
            <text:p>6/23/2020 17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De Matos lima</text:p>
          </table:table-cell>
          <table:table-cell table:style-name="ce3" office:value-type="string" calcext:value-type="string">
            <text:p>DMN2LSXSFLW</text:p>
          </table:table-cell>
          <table:table-cell table:style-name="ce5" table:formula="of:=DATE(2020;6;24)+TIME(9;46;50)" office:value-type="date" office:date-value="2020-06-24T09:46:50" calcext:value-type="date">
            <text:p>6/24/2020 9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McKey</text:p>
          </table:table-cell>
          <table:table-cell table:style-name="ce2" office:value-type="string" calcext:value-type="string">
            <text:p>H2N6FN575T5</text:p>
          </table:table-cell>
          <table:table-cell table:style-name="ce4" table:formula="of:=DATE(2020;6;24)+TIME(12;17;12)" office:value-type="date" office:date-value="2020-06-24T12:17:12" calcext:value-type="date">
            <text:p>6/24/2020 12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Ouso</text:p>
          </table:table-cell>
          <table:table-cell table:style-name="ce2" office:value-type="string" calcext:value-type="string">
            <text:p>HDNT69PBMKZ</text:p>
          </table:table-cell>
          <table:table-cell table:style-name="ce4" table:formula="of:=DATE(2020;6;26)+TIME(8;25;56)" office:value-type="date" office:date-value="2020-06-26T08:25:56" calcext:value-type="date">
            <text:p>6/26/2020 8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Dean</text:p>
          </table:table-cell>
          <table:table-cell table:style-name="ce3" office:value-type="string" calcext:value-type="string">
            <text:p>DTNCDCZX2VX</text:p>
          </table:table-cell>
          <table:table-cell table:style-name="ce5" table:formula="of:=DATE(2020;6;26)+TIME(9;14;0)" office:value-type="date" office:date-value="2020-06-26T09:14:00" calcext:value-type="date">
            <text:p>6/26/2020 9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Zimmermann</text:p>
          </table:table-cell>
          <table:table-cell table:style-name="ce2" office:value-type="string" calcext:value-type="string">
            <text:p>HVNJBS6M8YT</text:p>
          </table:table-cell>
          <table:table-cell table:style-name="ce4" table:formula="of:=DATE(2020;6;26)+TIME(15;51;13)" office:value-type="date" office:date-value="2020-06-26T15:51:13" calcext:value-type="date">
            <text:p>6/26/2020 15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Esguerra</text:p>
          </table:table-cell>
          <table:table-cell table:style-name="ce3" office:value-type="string" calcext:value-type="string">
            <text:p>DBNTPBKLR39</text:p>
          </table:table-cell>
          <table:table-cell table:style-name="ce5" table:formula="of:=DATE(2020;6;26)+TIME(16;31;32)" office:value-type="date" office:date-value="2020-06-26T16:31:32" calcext:value-type="date">
            <text:p>6/26/2020 16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McVay</text:p>
          </table:table-cell>
          <table:table-cell table:style-name="ce3" office:value-type="string" calcext:value-type="string">
            <text:p>FXNRMWRWSPV</text:p>
          </table:table-cell>
          <table:table-cell table:style-name="ce5" table:formula="of:=DATE(2020;6;26)+TIME(18;58;37)" office:value-type="date" office:date-value="2020-06-26T18:58:37" calcext:value-type="date">
            <text:p>6/26/2020 18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eerbohm</text:p>
          </table:table-cell>
          <table:table-cell table:style-name="ce2" office:value-type="string" calcext:value-type="string">
            <text:p>VJN9D3SS4WT</text:p>
          </table:table-cell>
          <table:table-cell table:style-name="ce4" table:formula="of:=DATE(2020;6;27)+TIME(17;34;33)" office:value-type="date" office:date-value="2020-06-27T17:34:33" calcext:value-type="date">
            <text:p>6/27/2020 17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Sutton</text:p>
          </table:table-cell>
          <table:table-cell table:style-name="ce3" office:value-type="string" calcext:value-type="string">
            <text:p>V7NVL6L3K4D</text:p>
          </table:table-cell>
          <table:table-cell table:style-name="ce5" table:formula="of:=DATE(2020;6;29)+TIME(4;27;51)" office:value-type="date" office:date-value="2020-06-29T04:27:51" calcext:value-type="date">
            <text:p>6/29/2020 4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Sanchez</text:p>
          </table:table-cell>
          <table:table-cell table:style-name="ce2" office:value-type="string" calcext:value-type="string">
            <text:p>J6NQ9FMPB4S</text:p>
          </table:table-cell>
          <table:table-cell table:style-name="ce4" table:formula="of:=DATE(2020;6;29)+TIME(12;17;14)" office:value-type="date" office:date-value="2020-06-29T12:17:14" calcext:value-type="date">
            <text:p>6/29/2020 12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iela</text:p>
          </table:table-cell>
          <table:table-cell table:style-name="ce2" office:value-type="string" calcext:value-type="string">
            <text:p>Barbosa</text:p>
          </table:table-cell>
          <table:table-cell table:style-name="ce2" office:value-type="string" calcext:value-type="string">
            <text:p>DDNQNGJ9BQH</text:p>
          </table:table-cell>
          <table:table-cell table:style-name="ce4" table:formula="of:=DATE(2020;5;8)+TIME(2;4;56)" office:value-type="date" office:date-value="2020-05-08T02:04:56" calcext:value-type="date">
            <text:p>5/8/2020 2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nielle</text:p>
          </table:table-cell>
          <table:table-cell table:style-name="ce3" office:value-type="string" calcext:value-type="string">
            <text:p>Almeida Watai</text:p>
          </table:table-cell>
          <table:table-cell table:style-name="ce3" office:value-type="string" calcext:value-type="string">
            <text:p>JLNYCT5QDKD</text:p>
          </table:table-cell>
          <table:table-cell table:style-name="ce5" table:formula="of:=DATE(2020;6;22)+TIME(18;16;16)" office:value-type="date" office:date-value="2020-06-22T18:16:16" calcext:value-type="date">
            <text:p>6/22/2020 18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ra</text:p>
          </table:table-cell>
          <table:table-cell table:style-name="ce2" office:value-type="string" calcext:value-type="string">
            <text:p>Higgs</text:p>
          </table:table-cell>
          <table:table-cell table:style-name="ce2" office:value-type="string" calcext:value-type="string">
            <text:p>GCNYVR44DCR</text:p>
          </table:table-cell>
          <table:table-cell table:style-name="ce4" table:formula="of:=DATE(2020;5;28)+TIME(14;24;29)" office:value-type="date" office:date-value="2020-05-28T14:24:29" calcext:value-type="date">
            <text:p>5/28/2020 14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ren</text:p>
          </table:table-cell>
          <table:table-cell table:style-name="ce2" office:value-type="string" calcext:value-type="string">
            <text:p>Wilson</text:p>
          </table:table-cell>
          <table:table-cell table:style-name="ce2" office:value-type="string" calcext:value-type="string">
            <text:p>LCNFTT4D6BT</text:p>
          </table:table-cell>
          <table:table-cell table:style-name="ce4" table:formula="of:=DATE(2020;6;25)+TIME(18;11;7)" office:value-type="date" office:date-value="2020-06-25T18:11:07" calcext:value-type="date">
            <text:p>6/25/2020 18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rio</text:p>
          </table:table-cell>
          <table:table-cell table:style-name="ce2" office:value-type="string" calcext:value-type="string">
            <text:p>Faggioli</text:p>
          </table:table-cell>
          <table:table-cell table:style-name="ce2" office:value-type="string" calcext:value-type="string">
            <text:p>XPNJQR22Y5Q</text:p>
          </table:table-cell>
          <table:table-cell table:style-name="ce4" table:formula="of:=DATE(2020;5;5)+TIME(23;0;35)" office:value-type="date" office:date-value="2020-05-05T23:00:35" calcext:value-type="date">
            <text:p>5/5/2020 23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rren</text:p>
          </table:table-cell>
          <table:table-cell table:style-name="ce3" office:value-type="string" calcext:value-type="string">
            <text:p>Hart</text:p>
          </table:table-cell>
          <table:table-cell table:style-name="ce3" office:value-type="string" calcext:value-type="string">
            <text:p>ZHNNFGHQPCM</text:p>
          </table:table-cell>
          <table:table-cell table:style-name="ce5" table:formula="of:=DATE(2020;2;20)+TIME(18;0;11)" office:value-type="date" office:date-value="2020-02-20T18:00:11" calcext:value-type="date">
            <text:p>2/20/2020 18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rren</text:p>
          </table:table-cell>
          <table:table-cell table:style-name="ce2" office:value-type="string" calcext:value-type="string">
            <text:p>Hart</text:p>
          </table:table-cell>
          <table:table-cell table:style-name="ce2" office:value-type="string" calcext:value-type="string">
            <text:p>L8NTNHSRHNN</text:p>
          </table:table-cell>
          <table:table-cell table:style-name="ce4" table:formula="of:=DATE(2020;3;27)+TIME(18;34;1)" office:value-type="date" office:date-value="2020-03-27T18:34:01" calcext:value-type="date">
            <text:p>3/27/2020 18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rren</text:p>
          </table:table-cell>
          <table:table-cell table:style-name="ce3" office:value-type="string" calcext:value-type="string">
            <text:p>Lissimore</text:p>
          </table:table-cell>
          <table:table-cell table:style-name="ce3" office:value-type="string" calcext:value-type="string">
            <text:p>PZNVM6NKJCB</text:p>
          </table:table-cell>
          <table:table-cell table:style-name="ce5" table:formula="of:=DATE(2020;6;5)+TIME(14;19;20)" office:value-type="date" office:date-value="2020-06-05T14:19:20" calcext:value-type="date">
            <text:p>6/5/2020 14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rren</text:p>
          </table:table-cell>
          <table:table-cell table:style-name="ce2" office:value-type="string" calcext:value-type="string">
            <text:p>Kenny</text:p>
          </table:table-cell>
          <table:table-cell table:style-name="ce2" office:value-type="string" calcext:value-type="string">
            <text:p>G7NNXPTPX5M</text:p>
          </table:table-cell>
          <table:table-cell table:style-name="ce4" table:formula="of:=DATE(2020;6;18)+TIME(8;50;50)" office:value-type="date" office:date-value="2020-06-18T08:50:50" calcext:value-type="date">
            <text:p>6/18/2020 8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rrin</text:p>
          </table:table-cell>
          <table:table-cell table:style-name="ce2" office:value-type="string" calcext:value-type="string">
            <text:p>Scheive</text:p>
          </table:table-cell>
          <table:table-cell table:style-name="ce2" office:value-type="string" calcext:value-type="string">
            <text:p>JDNZNXLX6MB</text:p>
          </table:table-cell>
          <table:table-cell table:style-name="ce4" table:formula="of:=DATE(2020;6;15)+TIME(16;18;8)" office:value-type="date" office:date-value="2020-06-15T16:18:08" calcext:value-type="date">
            <text:p>6/15/2020 16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rryl</text:p>
          </table:table-cell>
          <table:table-cell table:style-name="ce2" office:value-type="string" calcext:value-type="string">
            <text:p>Schnell</text:p>
          </table:table-cell>
          <table:table-cell table:style-name="ce2" office:value-type="string" calcext:value-type="string">
            <text:p>J9NG6XVQ9VT</text:p>
          </table:table-cell>
          <table:table-cell table:style-name="ce4" table:formula="of:=DATE(2020;6;12)+TIME(12;11;30)" office:value-type="date" office:date-value="2020-06-12T12:11:30" calcext:value-type="date">
            <text:p>6/12/2020 12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shi</text:p>
          </table:table-cell>
          <table:table-cell table:style-name="ce3" office:value-type="string" calcext:value-type="string">
            <text:p>Cao</text:p>
          </table:table-cell>
          <table:table-cell table:style-name="ce3" office:value-type="string" calcext:value-type="string">
            <text:p>MKNCP9R6VL9</text:p>
          </table:table-cell>
          <table:table-cell table:style-name="ce5" table:formula="of:=DATE(2020;6;22)+TIME(20;49;24)" office:value-type="date" office:date-value="2020-06-22T20:49:24" calcext:value-type="date">
            <text:p>6/22/2020 20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e</text:p>
          </table:table-cell>
          <table:table-cell table:style-name="ce3" office:value-type="string" calcext:value-type="string">
            <text:p>Thaler</text:p>
          </table:table-cell>
          <table:table-cell table:style-name="ce3" office:value-type="string" calcext:value-type="string">
            <text:p>HHNF2JGKKH2</text:p>
          </table:table-cell>
          <table:table-cell table:style-name="ce5" table:formula="of:=DATE(2020;5;5)+TIME(15;56;39)" office:value-type="date" office:date-value="2020-05-05T15:56:39" calcext:value-type="date">
            <text:p>5/5/2020 1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e</text:p>
          </table:table-cell>
          <table:table-cell table:style-name="ce3" office:value-type="string" calcext:value-type="string">
            <text:p>Stokes</text:p>
          </table:table-cell>
          <table:table-cell table:style-name="ce3" office:value-type="string" calcext:value-type="string">
            <text:p>VPN6ST66WLG</text:p>
          </table:table-cell>
          <table:table-cell table:style-name="ce5" table:formula="of:=DATE(2020;5;6)+TIME(18;54;11)" office:value-type="date" office:date-value="2020-05-06T18:54:11" calcext:value-type="date">
            <text:p>5/6/2020 18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Neary</text:p>
          </table:table-cell>
          <table:table-cell table:style-name="ce2" office:value-type="string" calcext:value-type="string">
            <text:p>N8NMBGCT8DW</text:p>
          </table:table-cell>
          <table:table-cell table:style-name="ce4" table:formula="of:=DATE(2020;6;11)+TIME(11;45;24)" office:value-type="date" office:date-value="2020-06-11T11:45:24" calcext:value-type="date">
            <text:p>6/11/2020 11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Page</text:p>
          </table:table-cell>
          <table:table-cell table:style-name="ce2" office:value-type="string" calcext:value-type="string">
            <text:p>V2NCCYYTJV3</text:p>
          </table:table-cell>
          <table:table-cell table:style-name="ce4" table:formula="of:=DATE(2020;6;18)+TIME(17;12;45)" office:value-type="date" office:date-value="2020-06-18T17:12:45" calcext:value-type="date">
            <text:p>6/18/2020 17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e</text:p>
          </table:table-cell>
          <table:table-cell table:style-name="ce2" office:value-type="string" calcext:value-type="string">
            <text:p>Nugent</text:p>
          </table:table-cell>
          <table:table-cell table:style-name="ce2" office:value-type="string" calcext:value-type="string">
            <text:p>V4NDLNLLMYB</text:p>
          </table:table-cell>
          <table:table-cell table:style-name="ce4" table:formula="of:=DATE(2020;6;25)+TIME(17;56;52)" office:value-type="date" office:date-value="2020-06-25T17:56:52" calcext:value-type="date">
            <text:p>6/25/2020 17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e</text:p>
          </table:table-cell>
          <table:table-cell table:style-name="ce3" office:value-type="string" calcext:value-type="string">
            <text:p>Hewitt</text:p>
          </table:table-cell>
          <table:table-cell table:style-name="ce3" office:value-type="string" calcext:value-type="string">
            <text:p>FVNMHSFK5C4</text:p>
          </table:table-cell>
          <table:table-cell table:style-name="ce5" table:formula="of:=DATE(2020;6;26)+TIME(12;1;20)" office:value-type="date" office:date-value="2020-06-26T12:01:20" calcext:value-type="date">
            <text:p>6/26/2020 12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NVN9PVKWVTZ</text:p>
          </table:table-cell>
          <table:table-cell table:style-name="ce4" table:formula="of:=DATE(2020;3;27)+TIME(16;36;14)" office:value-type="date" office:date-value="2020-03-27T16:36:14" calcext:value-type="date">
            <text:p>3/27/2020 16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Schmitz</text:p>
          </table:table-cell>
          <table:table-cell table:style-name="ce2" office:value-type="string" calcext:value-type="string">
            <text:p>PBNQQ742QCJ</text:p>
          </table:table-cell>
          <table:table-cell table:style-name="ce4" table:formula="of:=DATE(2020;5;5)+TIME(15;53;34)" office:value-type="date" office:date-value="2020-05-05T15:53:34" calcext:value-type="date">
            <text:p>5/5/2020 15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Sperry</text:p>
          </table:table-cell>
          <table:table-cell table:style-name="ce3" office:value-type="string" calcext:value-type="string">
            <text:p>KKNB5TB6DS3</text:p>
          </table:table-cell>
          <table:table-cell table:style-name="ce5" table:formula="of:=DATE(2020;5;5)+TIME(16;27;55)" office:value-type="date" office:date-value="2020-05-05T16:27:55" calcext:value-type="date">
            <text:p>5/5/2020 16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Khouya</text:p>
          </table:table-cell>
          <table:table-cell table:style-name="ce3" office:value-type="string" calcext:value-type="string">
            <text:p>LPNJSQ7NFGT</text:p>
          </table:table-cell>
          <table:table-cell table:style-name="ce5" table:formula="of:=DATE(2020;5;5)+TIME(20;10;28)" office:value-type="date" office:date-value="2020-05-05T20:10:28" calcext:value-type="date">
            <text:p>5/5/2020 20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Brooks</text:p>
          </table:table-cell>
          <table:table-cell table:style-name="ce2" office:value-type="string" calcext:value-type="string">
            <text:p>KZN5CXPB6ZN</text:p>
          </table:table-cell>
          <table:table-cell table:style-name="ce4" table:formula="of:=DATE(2020;5;6)+TIME(8;57;27)" office:value-type="date" office:date-value="2020-05-06T08:57:27" calcext:value-type="date">
            <text:p>5/6/2020 8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Lapchuk</text:p>
          </table:table-cell>
          <table:table-cell table:style-name="ce2" office:value-type="string" calcext:value-type="string">
            <text:p>NVNKHCJ4TPT</text:p>
          </table:table-cell>
          <table:table-cell table:style-name="ce4" table:formula="of:=DATE(2020;5;7)+TIME(15;22;43)" office:value-type="date" office:date-value="2020-05-07T15:22:43" calcext:value-type="date">
            <text:p>5/7/2020 15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Boswell</text:p>
          </table:table-cell>
          <table:table-cell table:style-name="ce2" office:value-type="string" calcext:value-type="string">
            <text:p>FVNM9Q847X3</text:p>
          </table:table-cell>
          <table:table-cell table:style-name="ce4" table:formula="of:=DATE(2020;5;8)+TIME(12;12;37)" office:value-type="date" office:date-value="2020-05-08T12:12:37" calcext:value-type="date">
            <text:p>5/8/2020 12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Stalter</text:p>
          </table:table-cell>
          <table:table-cell table:style-name="ce3" office:value-type="string" calcext:value-type="string">
            <text:p>L9N9RXW2QR9</text:p>
          </table:table-cell>
          <table:table-cell table:style-name="ce5" table:formula="of:=DATE(2020;5;11)+TIME(19;56;41)" office:value-type="date" office:date-value="2020-05-11T19:56:41" calcext:value-type="date">
            <text:p>5/11/2020 19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Kanyinda</text:p>
          </table:table-cell>
          <table:table-cell table:style-name="ce3" office:value-type="string" calcext:value-type="string">
            <text:p>FDNPNLLM3GJ</text:p>
          </table:table-cell>
          <table:table-cell table:style-name="ce5" table:formula="of:=DATE(2020;5;14)+TIME(2;14;55)" office:value-type="date" office:date-value="2020-05-14T02:14:55" calcext:value-type="date">
            <text:p>5/14/2020 2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X8NQ2Z975S2</text:p>
          </table:table-cell>
          <table:table-cell table:style-name="ce4" table:formula="of:=DATE(2020;5;14)+TIME(8;22;13)" office:value-type="date" office:date-value="2020-05-14T08:22:13" calcext:value-type="date">
            <text:p>5/14/2020 8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Stone</text:p>
          </table:table-cell>
          <table:table-cell table:style-name="ce3" office:value-type="string" calcext:value-type="string">
            <text:p>G2NW7G9DWHR</text:p>
          </table:table-cell>
          <table:table-cell table:style-name="ce5" table:formula="of:=DATE(2020;5;16)+TIME(15;34;23)" office:value-type="date" office:date-value="2020-05-16T15:34:23" calcext:value-type="date">
            <text:p>5/16/2020 15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Cherkus</text:p>
          </table:table-cell>
          <table:table-cell table:style-name="ce3" office:value-type="string" calcext:value-type="string">
            <text:p>H3NCCDLFLVJ</text:p>
          </table:table-cell>
          <table:table-cell table:style-name="ce5" table:formula="of:=DATE(2020;5;17)+TIME(12;47;46)" office:value-type="date" office:date-value="2020-05-17T12:47:46" calcext:value-type="date">
            <text:p>5/17/2020 12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Kirwan</text:p>
          </table:table-cell>
          <table:table-cell table:style-name="ce2" office:value-type="string" calcext:value-type="string">
            <text:p>DLNHHGCQXM4</text:p>
          </table:table-cell>
          <table:table-cell table:style-name="ce4" table:formula="of:=DATE(2020;5;19)+TIME(14;26;11)" office:value-type="date" office:date-value="2020-05-19T14:26:11" calcext:value-type="date">
            <text:p>5/19/2020 14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Safford</text:p>
          </table:table-cell>
          <table:table-cell table:style-name="ce3" office:value-type="string" calcext:value-type="string">
            <text:p>PPND7Y6MFWR</text:p>
          </table:table-cell>
          <table:table-cell table:style-name="ce5" table:formula="of:=DATE(2020;5;21)+TIME(14;8;4)" office:value-type="date" office:date-value="2020-05-21T14:08:04" calcext:value-type="date">
            <text:p>5/21/2020 14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Reyna</text:p>
          </table:table-cell>
          <table:table-cell table:style-name="ce2" office:value-type="string" calcext:value-type="string">
            <text:p>J2N3QZV7V32</text:p>
          </table:table-cell>
          <table:table-cell table:style-name="ce4" table:formula="of:=DATE(2020;5;21)+TIME(14;14;6)" office:value-type="date" office:date-value="2020-05-21T14:14:06" calcext:value-type="date">
            <text:p>5/21/2020 14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Freeman</text:p>
          </table:table-cell>
          <table:table-cell table:style-name="ce3" office:value-type="string" calcext:value-type="string">
            <text:p>XCNYFHMGTHK</text:p>
          </table:table-cell>
          <table:table-cell table:style-name="ce5" table:formula="of:=DATE(2020;5;21)+TIME(18;7;12)" office:value-type="date" office:date-value="2020-05-21T18:07:12" calcext:value-type="date">
            <text:p>5/21/2020 18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Both</text:p>
          </table:table-cell>
          <table:table-cell table:style-name="ce3" office:value-type="string" calcext:value-type="string">
            <text:p>VVN8B44P4N9</text:p>
          </table:table-cell>
          <table:table-cell table:style-name="ce5" table:formula="of:=DATE(2020;5;22)+TIME(8;16;30)" office:value-type="date" office:date-value="2020-05-22T08:16:30" calcext:value-type="date">
            <text:p>5/22/2020 8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Aronchick</text:p>
          </table:table-cell>
          <table:table-cell table:style-name="ce3" office:value-type="string" calcext:value-type="string">
            <text:p>MVN4Q4TL76R</text:p>
          </table:table-cell>
          <table:table-cell table:style-name="ce5" table:formula="of:=DATE(2020;5;22)+TIME(17;9;14)" office:value-type="date" office:date-value="2020-05-22T17:09:14" calcext:value-type="date">
            <text:p>5/22/2020 17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Stanford</text:p>
          </table:table-cell>
          <table:table-cell table:style-name="ce3" office:value-type="string" calcext:value-type="string">
            <text:p>PHNK9X39C4P</text:p>
          </table:table-cell>
          <table:table-cell table:style-name="ce5" table:formula="of:=DATE(2020;5;28)+TIME(13;41;0)" office:value-type="date" office:date-value="2020-05-28T13:41:00" calcext:value-type="date">
            <text:p>5/28/2020 13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Vargas</text:p>
          </table:table-cell>
          <table:table-cell table:style-name="ce3" office:value-type="string" calcext:value-type="string">
            <text:p>K2NXKL39KSN</text:p>
          </table:table-cell>
          <table:table-cell table:style-name="ce5" table:formula="of:=DATE(2020;5;28)+TIME(13;55;23)" office:value-type="date" office:date-value="2020-05-28T13:55:23" calcext:value-type="date">
            <text:p>5/28/2020 13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Stanek</text:p>
          </table:table-cell>
          <table:table-cell table:style-name="ce3" office:value-type="string" calcext:value-type="string">
            <text:p>H3N6F55XSHS</text:p>
          </table:table-cell>
          <table:table-cell table:style-name="ce5" table:formula="of:=DATE(2020;5;28)+TIME(16;29;24)" office:value-type="date" office:date-value="2020-05-28T16:29:24" calcext:value-type="date">
            <text:p>5/28/2020 16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Reid</text:p>
          </table:table-cell>
          <table:table-cell table:style-name="ce3" office:value-type="string" calcext:value-type="string">
            <text:p>MSNBVRYBLQH</text:p>
          </table:table-cell>
          <table:table-cell table:style-name="ce5" table:formula="of:=DATE(2020;5;29)+TIME(7;45;54)" office:value-type="date" office:date-value="2020-05-29T07:45:54" calcext:value-type="date">
            <text:p>5/29/2020 7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Roethig</text:p>
          </table:table-cell>
          <table:table-cell table:style-name="ce3" office:value-type="string" calcext:value-type="string">
            <text:p>M3NZHHW5QZS</text:p>
          </table:table-cell>
          <table:table-cell table:style-name="ce5" table:formula="of:=DATE(2020;6;2)+TIME(10;51;29)" office:value-type="date" office:date-value="2020-06-02T10:51:29" calcext:value-type="date">
            <text:p>6/2/2020 10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Langdon</text:p>
          </table:table-cell>
          <table:table-cell table:style-name="ce3" office:value-type="string" calcext:value-type="string">
            <text:p>ZMNCLBBTGK2</text:p>
          </table:table-cell>
          <table:table-cell table:style-name="ce5" table:formula="of:=DATE(2020;6;2)+TIME(11;39;11)" office:value-type="date" office:date-value="2020-06-02T11:39:11" calcext:value-type="date">
            <text:p>6/2/2020 11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Mandala</text:p>
          </table:table-cell>
          <table:table-cell table:style-name="ce3" office:value-type="string" calcext:value-type="string">
            <text:p>DYND7JNTPPL</text:p>
          </table:table-cell>
          <table:table-cell table:style-name="ce5" table:formula="of:=DATE(2020;6;4)+TIME(17;21;27)" office:value-type="date" office:date-value="2020-06-04T17:21:27" calcext:value-type="date">
            <text:p>6/4/2020 17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Edwards</text:p>
          </table:table-cell>
          <table:table-cell table:style-name="ce2" office:value-type="string" calcext:value-type="string">
            <text:p>XYNVBXDPGKX</text:p>
          </table:table-cell>
          <table:table-cell table:style-name="ce4" table:formula="of:=DATE(2020;6;5)+TIME(12;43;14)" office:value-type="date" office:date-value="2020-06-05T12:43:14" calcext:value-type="date">
            <text:p>6/5/2020 12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O'Doherty</text:p>
          </table:table-cell>
          <table:table-cell table:style-name="ce2" office:value-type="string" calcext:value-type="string">
            <text:p>KRNCJK84GLV</text:p>
          </table:table-cell>
          <table:table-cell table:style-name="ce4" table:formula="of:=DATE(2020;6;9)+TIME(5;54;31)" office:value-type="date" office:date-value="2020-06-09T05:54:31" calcext:value-type="date">
            <text:p>6/9/2020 5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Marshall</text:p>
          </table:table-cell>
          <table:table-cell table:style-name="ce3" office:value-type="string" calcext:value-type="string">
            <text:p>Z8NNBMM6BZL</text:p>
          </table:table-cell>
          <table:table-cell table:style-name="ce5" table:formula="of:=DATE(2020;6;12)+TIME(18;33;39)" office:value-type="date" office:date-value="2020-06-12T18:33:39" calcext:value-type="date">
            <text:p>6/12/2020 18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Burch</text:p>
          </table:table-cell>
          <table:table-cell table:style-name="ce3" office:value-type="string" calcext:value-type="string">
            <text:p>XLN6YR6JYRL</text:p>
          </table:table-cell>
          <table:table-cell table:style-name="ce5" table:formula="of:=DATE(2020;6;17)+TIME(8;30;41)" office:value-type="date" office:date-value="2020-06-17T08:30:41" calcext:value-type="date">
            <text:p>6/17/2020 8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Toledo</text:p>
          </table:table-cell>
          <table:table-cell table:style-name="ce2" office:value-type="string" calcext:value-type="string">
            <text:p>PJN53K8C22J</text:p>
          </table:table-cell>
          <table:table-cell table:style-name="ce4" table:formula="of:=DATE(2020;6;17)+TIME(13;28;35)" office:value-type="date" office:date-value="2020-06-17T13:28:35" calcext:value-type="date">
            <text:p>6/17/2020 13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Burch</text:p>
          </table:table-cell>
          <table:table-cell table:style-name="ce2" office:value-type="string" calcext:value-type="string">
            <text:p>D5NWTJWXBKM</text:p>
          </table:table-cell>
          <table:table-cell table:style-name="ce4" table:formula="of:=DATE(2020;6;17)+TIME(19;27;35)" office:value-type="date" office:date-value="2020-06-17T19:27:35" calcext:value-type="date">
            <text:p>6/17/2020 19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Matthews</text:p>
          </table:table-cell>
          <table:table-cell table:style-name="ce2" office:value-type="string" calcext:value-type="string">
            <text:p>VBNL96BQ88X</text:p>
          </table:table-cell>
          <table:table-cell table:style-name="ce4" table:formula="of:=DATE(2020;6;19)+TIME(10;49;18)" office:value-type="date" office:date-value="2020-06-19T10:49:18" calcext:value-type="date">
            <text:p>6/19/2020 10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Lechner</text:p>
          </table:table-cell>
          <table:table-cell table:style-name="ce3" office:value-type="string" calcext:value-type="string">
            <text:p>N9NQHJ5V9M6</text:p>
          </table:table-cell>
          <table:table-cell table:style-name="ce5" table:formula="of:=DATE(2020;6;19)+TIME(12;37;58)" office:value-type="date" office:date-value="2020-06-19T12:37:58" calcext:value-type="date">
            <text:p>6/19/2020 1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de</text:p>
          </table:table-cell>
          <table:table-cell table:style-name="ce2" office:value-type="string" calcext:value-type="string">
            <text:p>GGNLW7KQZQF</text:p>
          </table:table-cell>
          <table:table-cell table:style-name="ce4" table:formula="of:=DATE(2020;6;19)+TIME(14;1;23)" office:value-type="date" office:date-value="2020-06-19T14:01:23" calcext:value-type="date">
            <text:p>6/19/2020 14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Malone</text:p>
          </table:table-cell>
          <table:table-cell table:style-name="ce2" office:value-type="string" calcext:value-type="string">
            <text:p>P9NL93CQ3KL</text:p>
          </table:table-cell>
          <table:table-cell table:style-name="ce4" table:formula="of:=DATE(2020;6;22)+TIME(15;22;16)" office:value-type="date" office:date-value="2020-06-22T15:22:16" calcext:value-type="date">
            <text:p>6/22/2020 15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Copley</text:p>
          </table:table-cell>
          <table:table-cell table:style-name="ce2" office:value-type="string" calcext:value-type="string">
            <text:p>NNNLJVYGB7R</text:p>
          </table:table-cell>
          <table:table-cell table:style-name="ce4" table:formula="of:=DATE(2020;6;23)+TIME(14;12;57)" office:value-type="date" office:date-value="2020-06-23T14:12:57" calcext:value-type="date">
            <text:p>6/23/2020 14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Vekony</text:p>
          </table:table-cell>
          <table:table-cell table:style-name="ce2" office:value-type="string" calcext:value-type="string">
            <text:p>HYNKDYK95RJ</text:p>
          </table:table-cell>
          <table:table-cell table:style-name="ce4" table:formula="of:=DATE(2020;6;24)+TIME(4;35;31)" office:value-type="date" office:date-value="2020-06-24T04:35:31" calcext:value-type="date">
            <text:p>6/24/2020 4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Klann</text:p>
          </table:table-cell>
          <table:table-cell table:style-name="ce2" office:value-type="string" calcext:value-type="string">
            <text:p>LPNYDR7XRFM</text:p>
          </table:table-cell>
          <table:table-cell table:style-name="ce4" table:formula="of:=DATE(2020;6;24)+TIME(8;52;24)" office:value-type="date" office:date-value="2020-06-24T08:52:24" calcext:value-type="date">
            <text:p>6/24/2020 8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Barton</text:p>
          </table:table-cell>
          <table:table-cell table:style-name="ce3" office:value-type="string" calcext:value-type="string">
            <text:p>NBN694FNTRQ</text:p>
          </table:table-cell>
          <table:table-cell table:style-name="ce5" table:formula="of:=DATE(2020;6;24)+TIME(10;10;6)" office:value-type="date" office:date-value="2020-06-24T10:10:06" calcext:value-type="date">
            <text:p>6/24/2020 10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Asem</text:p>
          </table:table-cell>
          <table:table-cell table:style-name="ce3" office:value-type="string" calcext:value-type="string">
            <text:p>M2NQVL6CSLW</text:p>
          </table:table-cell>
          <table:table-cell table:style-name="ce5" table:formula="of:=DATE(2020;6;24)+TIME(11;6;49)" office:value-type="date" office:date-value="2020-06-24T11:06:49" calcext:value-type="date">
            <text:p>6/24/2020 11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Paterson</text:p>
          </table:table-cell>
          <table:table-cell table:style-name="ce2" office:value-type="string" calcext:value-type="string">
            <text:p>DGNY8CZW3LG</text:p>
          </table:table-cell>
          <table:table-cell table:style-name="ce4" table:formula="of:=DATE(2020;6;24)+TIME(14;46;4)" office:value-type="date" office:date-value="2020-06-24T14:46:04" calcext:value-type="date">
            <text:p>6/24/2020 14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Lind</text:p>
          </table:table-cell>
          <table:table-cell table:style-name="ce2" office:value-type="string" calcext:value-type="string">
            <text:p>KCNW6MGCKPY</text:p>
          </table:table-cell>
          <table:table-cell table:style-name="ce4" table:formula="of:=DATE(2020;6;24)+TIME(17;45;19)" office:value-type="date" office:date-value="2020-06-24T17:45:19" calcext:value-type="date">
            <text:p>6/24/2020 17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Turgeon</text:p>
          </table:table-cell>
          <table:table-cell table:style-name="ce2" office:value-type="string" calcext:value-type="string">
            <text:p>K9NXY2ZTP5C</text:p>
          </table:table-cell>
          <table:table-cell table:style-name="ce4" table:formula="of:=DATE(2020;6;26)+TIME(12;4;49)" office:value-type="date" office:date-value="2020-06-26T12:04:49" calcext:value-type="date">
            <text:p>6/26/2020 12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Dai</text:p>
          </table:table-cell>
          <table:table-cell table:style-name="ce3" office:value-type="string" calcext:value-type="string">
            <text:p>KQNGJ34GDG2</text:p>
          </table:table-cell>
          <table:table-cell table:style-name="ce5" table:formula="of:=DATE(2020;6;26)+TIME(15;28;10)" office:value-type="date" office:date-value="2020-06-26T15:28:10" calcext:value-type="date">
            <text:p>6/26/2020 15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GJNS9LR6RJW</text:p>
          </table:table-cell>
          <table:table-cell table:style-name="ce5" table:formula="of:=DATE(2020;6;26)+TIME(17;40;41)" office:value-type="date" office:date-value="2020-06-26T17:40:41" calcext:value-type="date">
            <text:p>6/26/2020 17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Wilkinson</text:p>
          </table:table-cell>
          <table:table-cell table:style-name="ce2" office:value-type="string" calcext:value-type="string">
            <text:p>NQN7FMWSV4R</text:p>
          </table:table-cell>
          <table:table-cell table:style-name="ce4" table:formula="of:=DATE(2020;6;26)+TIME(17;46;53)" office:value-type="date" office:date-value="2020-06-26T17:46:53" calcext:value-type="date">
            <text:p>6/26/2020 17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Alexander</text:p>
          </table:table-cell>
          <table:table-cell table:style-name="ce2" office:value-type="string" calcext:value-type="string">
            <text:p>V4N2VJXL32C</text:p>
          </table:table-cell>
          <table:table-cell table:style-name="ce4" table:formula="of:=DATE(2020;6;27)+TIME(16;54;1)" office:value-type="date" office:date-value="2020-06-27T16:54:01" calcext:value-type="date">
            <text:p>6/27/2020 16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Arroyo</text:p>
          </table:table-cell>
          <table:table-cell table:style-name="ce3" office:value-type="string" calcext:value-type="string">
            <text:p>L9NKBQVLHCF</text:p>
          </table:table-cell>
          <table:table-cell table:style-name="ce5" table:formula="of:=DATE(2020;6;28)+TIME(19;7;17)" office:value-type="date" office:date-value="2020-06-28T19:07:17" calcext:value-type="date">
            <text:p>6/28/2020 19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d</text:p>
          </table:table-cell>
          <table:table-cell table:style-name="ce2" office:value-type="string" calcext:value-type="string">
            <text:p>Abdurachmanov</text:p>
          </table:table-cell>
          <table:table-cell table:style-name="ce2" office:value-type="string" calcext:value-type="string">
            <text:p>X9NV33JLRDJ</text:p>
          </table:table-cell>
          <table:table-cell table:style-name="ce4" table:formula="of:=DATE(2020;6;29)+TIME(4;34;28)" office:value-type="date" office:date-value="2020-06-29T04:34:28" calcext:value-type="date">
            <text:p>6/29/2020 4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</text:p>
          </table:table-cell>
          <table:table-cell table:style-name="ce3" office:value-type="string" calcext:value-type="string">
            <text:p>Leach</text:p>
          </table:table-cell>
          <table:table-cell table:style-name="ce3" office:value-type="string" calcext:value-type="string">
            <text:p>DQNF84NLRVS</text:p>
          </table:table-cell>
          <table:table-cell table:style-name="ce5" table:formula="of:=DATE(2020;6;29)+TIME(13;54;30)" office:value-type="date" office:date-value="2020-06-29T13:54:30" calcext:value-type="date">
            <text:p>6/29/2020 1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íð Freyr</text:p>
          </table:table-cell>
          <table:table-cell table:style-name="ce2" office:value-type="string" calcext:value-type="string">
            <text:p>Jónsson</text:p>
          </table:table-cell>
          <table:table-cell table:style-name="ce2" office:value-type="string" calcext:value-type="string">
            <text:p>FFNV98Q99W4</text:p>
          </table:table-cell>
          <table:table-cell table:style-name="ce4" table:formula="of:=DATE(2020;5;6)+TIME(5;34;29)" office:value-type="date" office:date-value="2020-05-06T05:34:29" calcext:value-type="date">
            <text:p>5/6/2020 5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vide</text:p>
          </table:table-cell>
          <table:table-cell table:style-name="ce3" office:value-type="string" calcext:value-type="string">
            <text:p>Cavalca</text:p>
          </table:table-cell>
          <table:table-cell table:style-name="ce3" office:value-type="string" calcext:value-type="string">
            <text:p>M5NVZ42R3P6</text:p>
          </table:table-cell>
          <table:table-cell table:style-name="ce5" table:formula="of:=DATE(2020;6;23)+TIME(13;13;15)" office:value-type="date" office:date-value="2020-06-23T13:13:15" calcext:value-type="date">
            <text:p>6/23/2020 1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ny</text:p>
          </table:table-cell>
          <table:table-cell table:style-name="ce2" office:value-type="string" calcext:value-type="string">
            <text:p>Vidal</text:p>
          </table:table-cell>
          <table:table-cell table:style-name="ce2" office:value-type="string" calcext:value-type="string">
            <text:p>MGNGQ6LVQ2L</text:p>
          </table:table-cell>
          <table:table-cell table:style-name="ce4" table:formula="of:=DATE(2020;6;27)+TIME(20;29;46)" office:value-type="date" office:date-value="2020-06-27T20:29:46" calcext:value-type="date">
            <text:p>6/27/2020 20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H9N7NHHZ5XM</text:p>
          </table:table-cell>
          <table:table-cell table:style-name="ce4" table:formula="of:=DATE(2020;6;8)+TIME(8;30;4)" office:value-type="date" office:date-value="2020-06-08T08:30:04" calcext:value-type="date">
            <text:p>6/8/2020 8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awn</text:p>
          </table:table-cell>
          <table:table-cell table:style-name="ce3" office:value-type="string" calcext:value-type="string">
            <text:p>Foster</text:p>
          </table:table-cell>
          <table:table-cell table:style-name="ce3" office:value-type="string" calcext:value-type="string">
            <text:p>DLN2Q7NBLW5</text:p>
          </table:table-cell>
          <table:table-cell table:style-name="ce5" table:formula="of:=DATE(2020;3;30)+TIME(3;51;52)" office:value-type="date" office:date-value="2020-03-30T03:51:52" calcext:value-type="date">
            <text:p>3/30/2020 3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an</text:p>
          </table:table-cell>
          <table:table-cell table:style-name="ce2" office:value-type="string" calcext:value-type="string">
            <text:p>Weiten</text:p>
          </table:table-cell>
          <table:table-cell table:style-name="ce2" office:value-type="string" calcext:value-type="string">
            <text:p>HCNK8PS649G</text:p>
          </table:table-cell>
          <table:table-cell table:style-name="ce4" table:formula="of:=DATE(2020;6;26)+TIME(8;49;41)" office:value-type="date" office:date-value="2020-06-26T08:49:41" calcext:value-type="date">
            <text:p>6/26/2020 8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b</text:p>
          </table:table-cell>
          <table:table-cell table:style-name="ce3" office:value-type="string" calcext:value-type="string">
            <text:p>Goodkin</text:p>
          </table:table-cell>
          <table:table-cell table:style-name="ce3" office:value-type="string" calcext:value-type="string">
            <text:p>PPN3TXYHS7L</text:p>
          </table:table-cell>
          <table:table-cell table:style-name="ce5" table:formula="of:=DATE(2020;3;30)+TIME(17;18;42)" office:value-type="date" office:date-value="2020-03-30T17:18:42" calcext:value-type="date">
            <text:p>3/30/2020 17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bashis</text:p>
          </table:table-cell>
          <table:table-cell table:style-name="ce3" office:value-type="string" calcext:value-type="string">
            <text:p>Chatterjee</text:p>
          </table:table-cell>
          <table:table-cell table:style-name="ce3" office:value-type="string" calcext:value-type="string">
            <text:p>VJNKM67YBM7</text:p>
          </table:table-cell>
          <table:table-cell table:style-name="ce5" table:formula="of:=DATE(2020;6;2)+TIME(14;59;8)" office:value-type="date" office:date-value="2020-06-02T14:59:08" calcext:value-type="date">
            <text:p>6/2/2020 14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bora</text:p>
          </table:table-cell>
          <table:table-cell table:style-name="ce3" office:value-type="string" calcext:value-type="string">
            <text:p>Babb</text:p>
          </table:table-cell>
          <table:table-cell table:style-name="ce3" office:value-type="string" calcext:value-type="string">
            <text:p>XQNNJH22NM3</text:p>
          </table:table-cell>
          <table:table-cell table:style-name="ce5" table:formula="of:=DATE(2020;6;24)+TIME(20;33;45)" office:value-type="date" office:date-value="2020-06-24T20:33:45" calcext:value-type="date">
            <text:p>6/24/2020 20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borah</text:p>
          </table:table-cell>
          <table:table-cell table:style-name="ce3" office:value-type="string" calcext:value-type="string">
            <text:p>Giles</text:p>
          </table:table-cell>
          <table:table-cell table:style-name="ce3" office:value-type="string" calcext:value-type="string">
            <text:p>V8NWHJ5JDF3</text:p>
          </table:table-cell>
          <table:table-cell table:style-name="ce5" table:formula="of:=DATE(2020;6;25)+TIME(9;31;20)" office:value-type="date" office:date-value="2020-06-25T09:31:20" calcext:value-type="date">
            <text:p>6/25/2020 9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clan</text:p>
          </table:table-cell>
          <table:table-cell table:style-name="ce2" office:value-type="string" calcext:value-type="string">
            <text:p>Feathr</text:p>
          </table:table-cell>
          <table:table-cell table:style-name="ce2" office:value-type="string" calcext:value-type="string">
            <text:p>XPNLCR2LC23</text:p>
          </table:table-cell>
          <table:table-cell table:style-name="ce4" table:formula="of:=DATE(2020;5;27)+TIME(9;15;3)" office:value-type="date" office:date-value="2020-05-27T09:15:03" calcext:value-type="date">
            <text:p>5/27/2020 9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epak</text:p>
          </table:table-cell>
          <table:table-cell table:style-name="ce2" office:value-type="string" calcext:value-type="string">
            <text:p>Kodihalli</text:p>
          </table:table-cell>
          <table:table-cell table:style-name="ce2" office:value-type="string" calcext:value-type="string">
            <text:p>VXNVBNGCTN9</text:p>
          </table:table-cell>
          <table:table-cell table:style-name="ce4" table:formula="of:=DATE(2020;4;3)+TIME(2;28;4)" office:value-type="date" office:date-value="2020-04-03T02:28:04" calcext:value-type="date">
            <text:p>4/3/2020 2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epak</text:p>
          </table:table-cell>
          <table:table-cell table:style-name="ce2" office:value-type="string" calcext:value-type="string">
            <text:p>Madhiyazhagan</text:p>
          </table:table-cell>
          <table:table-cell table:style-name="ce2" office:value-type="string" calcext:value-type="string">
            <text:p>PQNMX2QSCVK</text:p>
          </table:table-cell>
          <table:table-cell table:style-name="ce4" table:formula="of:=DATE(2020;6;23)+TIME(18;42;32)" office:value-type="date" office:date-value="2020-06-23T18:42:32" calcext:value-type="date">
            <text:p>6/23/2020 18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epak</text:p>
          </table:table-cell>
          <table:table-cell table:style-name="ce3" office:value-type="string" calcext:value-type="string">
            <text:p>Sood</text:p>
          </table:table-cell>
          <table:table-cell table:style-name="ce3" office:value-type="string" calcext:value-type="string">
            <text:p>PKNK2N5YJBV</text:p>
          </table:table-cell>
          <table:table-cell table:style-name="ce5" table:formula="of:=DATE(2020;6;24)+TIME(9;36;24)" office:value-type="date" office:date-value="2020-06-24T09:36:24" calcext:value-type="date">
            <text:p>6/24/2020 9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epu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LFNTHZ8XSGZ</text:p>
          </table:table-cell>
          <table:table-cell table:style-name="ce4" table:formula="of:=DATE(2020;5;20)+TIME(0;38;29)" office:value-type="date" office:date-value="2020-05-20T00:38:29" calcext:value-type="date">
            <text:p>5/20/2020 0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irdre</text:p>
          </table:table-cell>
          <table:table-cell table:style-name="ce2" office:value-type="string" calcext:value-type="string">
            <text:p>Straughan</text:p>
          </table:table-cell>
          <table:table-cell table:style-name="ce2" office:value-type="string" calcext:value-type="string">
            <text:p>JJNQ2VYHHPS</text:p>
          </table:table-cell>
          <table:table-cell table:style-name="ce4" table:formula="of:=DATE(2020;5;11)+TIME(13;8;25)" office:value-type="date" office:date-value="2020-05-11T13:08:25" calcext:value-type="date">
            <text:p>5/11/2020 13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ji</text:p>
          </table:table-cell>
          <table:table-cell table:style-name="ce3" office:value-type="string" calcext:value-type="string">
            <text:p>Aribuki</text:p>
          </table:table-cell>
          <table:table-cell table:style-name="ce3" office:value-type="string" calcext:value-type="string">
            <text:p>VHNZQN29BW5</text:p>
          </table:table-cell>
          <table:table-cell table:style-name="ce5" table:formula="of:=DATE(2020;6;12)+TIME(13;57;44)" office:value-type="date" office:date-value="2020-06-12T13:57:44" calcext:value-type="date">
            <text:p>6/12/2020 13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l</text:p>
          </table:table-cell>
          <table:table-cell table:style-name="ce2" office:value-type="string" calcext:value-type="string">
            <text:p>Tyus</text:p>
          </table:table-cell>
          <table:table-cell table:style-name="ce2" office:value-type="string" calcext:value-type="string">
            <text:p>L6NFQDWL53N</text:p>
          </table:table-cell>
          <table:table-cell table:style-name="ce4" table:formula="of:=DATE(2020;6;29)+TIME(0;46;59)" office:value-type="date" office:date-value="2020-06-29T00:46:59" calcext:value-type="date">
            <text:p>6/29/2020 0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lfim</text:p>
          </table:table-cell>
          <table:table-cell table:style-name="ce2" office:value-type="string" calcext:value-type="string">
            <text:p>Rego</text:p>
          </table:table-cell>
          <table:table-cell table:style-name="ce2" office:value-type="string" calcext:value-type="string">
            <text:p>D5N724Y77DB</text:p>
          </table:table-cell>
          <table:table-cell table:style-name="ce4" table:formula="of:=DATE(2020;6;29)+TIME(3;16;46)" office:value-type="date" office:date-value="2020-06-29T03:16:46" calcext:value-type="date">
            <text:p>6/29/2020 3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nis</text:p>
          </table:table-cell>
          <table:table-cell table:style-name="ce2" office:value-type="string" calcext:value-type="string">
            <text:p>Ciocca</text:p>
          </table:table-cell>
          <table:table-cell table:style-name="ce2" office:value-type="string" calcext:value-type="string">
            <text:p>LTNLMPSHQ6T</text:p>
          </table:table-cell>
          <table:table-cell table:style-name="ce4" table:formula="of:=DATE(2020;5;28)+TIME(14;13;56)" office:value-type="date" office:date-value="2020-05-28T14:13:56" calcext:value-type="date">
            <text:p>5/28/2020 14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nis</text:p>
          </table:table-cell>
          <table:table-cell table:style-name="ce3" office:value-type="string" calcext:value-type="string">
            <text:p>Efremov</text:p>
          </table:table-cell>
          <table:table-cell table:style-name="ce3" office:value-type="string" calcext:value-type="string">
            <text:p>D3N8XSRB6CW</text:p>
          </table:table-cell>
          <table:table-cell table:style-name="ce5" table:formula="of:=DATE(2020;6;24)+TIME(11;1;7)" office:value-type="date" office:date-value="2020-06-24T11:01:07" calcext:value-type="date">
            <text:p>6/24/2020 11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nis</text:p>
          </table:table-cell>
          <table:table-cell table:style-name="ce2" office:value-type="string" calcext:value-type="string">
            <text:p>Nchinda</text:p>
          </table:table-cell>
          <table:table-cell table:style-name="ce2" office:value-type="string" calcext:value-type="string">
            <text:p>KDN5LWDJZ4H</text:p>
          </table:table-cell>
          <table:table-cell table:style-name="ce4" table:formula="of:=DATE(2020;6;28)+TIME(1;31;57)" office:value-type="date" office:date-value="2020-06-28T01:31:57" calcext:value-type="date">
            <text:p>6/28/2020 1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nise</text:p>
          </table:table-cell>
          <table:table-cell table:style-name="ce2" office:value-type="string" calcext:value-type="string">
            <text:p>McMillan</text:p>
          </table:table-cell>
          <table:table-cell table:style-name="ce2" office:value-type="string" calcext:value-type="string">
            <text:p>LWNGCDMZJ9Z</text:p>
          </table:table-cell>
          <table:table-cell table:style-name="ce4" table:formula="of:=DATE(2020;6;29)+TIME(8;54;16)" office:value-type="date" office:date-value="2020-06-29T08:54:16" calcext:value-type="date">
            <text:p>6/29/2020 8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niz</text:p>
          </table:table-cell>
          <table:table-cell table:style-name="ce3" office:value-type="string" calcext:value-type="string">
            <text:p>Caliskan</text:p>
          </table:table-cell>
          <table:table-cell table:style-name="ce3" office:value-type="string" calcext:value-type="string">
            <text:p>PJNM8BCWJSD</text:p>
          </table:table-cell>
          <table:table-cell table:style-name="ce5" table:formula="of:=DATE(2020;6;26)+TIME(9;26;0)" office:value-type="date" office:date-value="2020-06-26T09:26:00" calcext:value-type="date">
            <text:p>6/26/2020 9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nnis</text:p>
          </table:table-cell>
          <table:table-cell table:style-name="ce2" office:value-type="string" calcext:value-type="string">
            <text:p>Chui</text:p>
          </table:table-cell>
          <table:table-cell table:style-name="ce2" office:value-type="string" calcext:value-type="string">
            <text:p>ZRNC52BHLK6</text:p>
          </table:table-cell>
          <table:table-cell table:style-name="ce4" table:formula="of:=DATE(2020;6;17)+TIME(8;4;44)" office:value-type="date" office:date-value="2020-06-17T08:04:44" calcext:value-type="date">
            <text:p>6/17/2020 8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nnis</text:p>
          </table:table-cell>
          <table:table-cell table:style-name="ce3" office:value-type="string" calcext:value-type="string">
            <text:p>Chukwunta</text:p>
          </table:table-cell>
          <table:table-cell table:style-name="ce3" office:value-type="string" calcext:value-type="string">
            <text:p>G8NXX86TQRR</text:p>
          </table:table-cell>
          <table:table-cell table:style-name="ce5" table:formula="of:=DATE(2020;6;24)+TIME(4;57;8)" office:value-type="date" office:date-value="2020-06-24T04:57:08" calcext:value-type="date">
            <text:p>6/24/2020 4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nnis</text:p>
          </table:table-cell>
          <table:table-cell table:style-name="ce2" office:value-type="string" calcext:value-type="string">
            <text:p>Kipkemoi</text:p>
          </table:table-cell>
          <table:table-cell table:style-name="ce2" office:value-type="string" calcext:value-type="string">
            <text:p>ZWNH65R7J9F</text:p>
          </table:table-cell>
          <table:table-cell table:style-name="ce4" table:formula="of:=DATE(2020;6;25)+TIME(10;9;27)" office:value-type="date" office:date-value="2020-06-25T10:09:27" calcext:value-type="date">
            <text:p>6/25/2020 10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nny</text:p>
          </table:table-cell>
          <table:table-cell table:style-name="ce3" office:value-type="string" calcext:value-type="string">
            <text:p>Mathew</text:p>
          </table:table-cell>
          <table:table-cell table:style-name="ce3" office:value-type="string" calcext:value-type="string">
            <text:p>QYNH4RG6WDN</text:p>
          </table:table-cell>
          <table:table-cell table:style-name="ce5" table:formula="of:=DATE(2020;6;19)+TIME(0;10;13)" office:value-type="date" office:date-value="2020-06-19T00:10:13" calcext:value-type="date">
            <text:p>6/19/2020 0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nys</text:p>
          </table:table-cell>
          <table:table-cell table:style-name="ce2" office:value-type="string" calcext:value-type="string">
            <text:p>Dmytriyenko</text:p>
          </table:table-cell>
          <table:table-cell table:style-name="ce2" office:value-type="string" calcext:value-type="string">
            <text:p>GCNQNLM5J4C</text:p>
          </table:table-cell>
          <table:table-cell table:style-name="ce4" table:formula="of:=DATE(2020;6;25)+TIME(19;54;45)" office:value-type="date" office:date-value="2020-06-25T19:54:45" calcext:value-type="date">
            <text:p>6/25/2020 19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nzel</text:p>
          </table:table-cell>
          <table:table-cell table:style-name="ce2" office:value-type="string" calcext:value-type="string">
            <text:p>Richmond</text:p>
          </table:table-cell>
          <table:table-cell table:style-name="ce2" office:value-type="string" calcext:value-type="string">
            <text:p>K7NG2T26SSR</text:p>
          </table:table-cell>
          <table:table-cell table:style-name="ce4" table:formula="of:=DATE(2020;6;18)+TIME(14;55;42)" office:value-type="date" office:date-value="2020-06-18T14:55:42" calcext:value-type="date">
            <text:p>6/18/2020 14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rek</text:p>
          </table:table-cell>
          <table:table-cell table:style-name="ce2" office:value-type="string" calcext:value-type="string">
            <text:p>Teay</text:p>
          </table:table-cell>
          <table:table-cell table:style-name="ce2" office:value-type="string" calcext:value-type="string">
            <text:p>JJN77PZNL4V</text:p>
          </table:table-cell>
          <table:table-cell table:style-name="ce4" table:formula="of:=DATE(2020;5;7)+TIME(14;13;18)" office:value-type="date" office:date-value="2020-05-07T14:13:18" calcext:value-type="date">
            <text:p>5/7/2020 14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rek</text:p>
          </table:table-cell>
          <table:table-cell table:style-name="ce2" office:value-type="string" calcext:value-type="string">
            <text:p>Chamorro</text:p>
          </table:table-cell>
          <table:table-cell table:style-name="ce2" office:value-type="string" calcext:value-type="string">
            <text:p>V5NYH2ST8K8</text:p>
          </table:table-cell>
          <table:table-cell table:style-name="ce4" table:formula="of:=DATE(2020;5;19)+TIME(12;10;21)" office:value-type="date" office:date-value="2020-05-19T12:10:21" calcext:value-type="date">
            <text:p>5/19/2020 12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rek</text:p>
          </table:table-cell>
          <table:table-cell table:style-name="ce2" office:value-type="string" calcext:value-type="string">
            <text:p>Houck</text:p>
          </table:table-cell>
          <table:table-cell table:style-name="ce2" office:value-type="string" calcext:value-type="string">
            <text:p>MYNWW79NGLK</text:p>
          </table:table-cell>
          <table:table-cell table:style-name="ce4" table:formula="of:=DATE(2020;6;24)+TIME(15;48;25)" office:value-type="date" office:date-value="2020-06-24T15:48:25" calcext:value-type="date">
            <text:p>6/24/2020 15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rek</text:p>
          </table:table-cell>
          <table:table-cell table:style-name="ce2" office:value-type="string" calcext:value-type="string">
            <text:p>Arnold</text:p>
          </table:table-cell>
          <table:table-cell table:style-name="ce2" office:value-type="string" calcext:value-type="string">
            <text:p>X3N7P5DY2WK</text:p>
          </table:table-cell>
          <table:table-cell table:style-name="ce4" table:formula="of:=DATE(2020;6;28)+TIME(0;53;0)" office:value-type="date" office:date-value="2020-06-28T00:53:00" calcext:value-type="date">
            <text:p>6/28/2020 0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rrick</text:p>
          </table:table-cell>
          <table:table-cell table:style-name="ce2" office:value-type="string" calcext:value-type="string">
            <text:p>Moseti</text:p>
          </table:table-cell>
          <table:table-cell table:style-name="ce2" office:value-type="string" calcext:value-type="string">
            <text:p>MDNJWG4CYFC</text:p>
          </table:table-cell>
          <table:table-cell table:style-name="ce4" table:formula="of:=DATE(2020;6;24)+TIME(18;54;53)" office:value-type="date" office:date-value="2020-06-24T18:54:53" calcext:value-type="date">
            <text:p>6/24/2020 18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sislava</text:p>
          </table:table-cell>
          <table:table-cell table:style-name="ce3" office:value-type="string" calcext:value-type="string">
            <text:p>Ivanova</text:p>
          </table:table-cell>
          <table:table-cell table:style-name="ce3" office:value-type="string" calcext:value-type="string">
            <text:p>DBNQL2CSQDV</text:p>
          </table:table-cell>
          <table:table-cell table:style-name="ce5" table:formula="of:=DATE(2020;6;24)+TIME(19;1;24)" office:value-type="date" office:date-value="2020-06-24T19:01:24" calcext:value-type="date">
            <text:p>6/24/2020 19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v</text:p>
          </table:table-cell>
          <table:table-cell table:style-name="ce2" office:value-type="string" calcext:value-type="string">
            <text:p>Prakash</text:p>
          </table:table-cell>
          <table:table-cell table:style-name="ce2" office:value-type="string" calcext:value-type="string">
            <text:p>VQN4QB5XYY8</text:p>
          </table:table-cell>
          <table:table-cell table:style-name="ce4" table:formula="of:=DATE(2020;6;17)+TIME(1;39;5)" office:value-type="date" office:date-value="2020-06-17T01:39:05" calcext:value-type="date">
            <text:p>6/17/2020 1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van</text:p>
          </table:table-cell>
          <table:table-cell table:style-name="ce2" office:value-type="string" calcext:value-type="string">
            <text:p>Adams</text:p>
          </table:table-cell>
          <table:table-cell table:style-name="ce2" office:value-type="string" calcext:value-type="string">
            <text:p>DMN28YXCWNX</text:p>
          </table:table-cell>
          <table:table-cell table:style-name="ce4" table:formula="of:=DATE(2020;6;12)+TIME(8;9;44)" office:value-type="date" office:date-value="2020-06-12T08:09:44" calcext:value-type="date">
            <text:p>6/12/2020 8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vansh</text:p>
          </table:table-cell>
          <table:table-cell table:style-name="ce2" office:value-type="string" calcext:value-type="string">
            <text:p>Aggarwal</text:p>
          </table:table-cell>
          <table:table-cell table:style-name="ce2" office:value-type="string" calcext:value-type="string">
            <text:p>K6NWMTCTRDW</text:p>
          </table:table-cell>
          <table:table-cell table:style-name="ce4" table:formula="of:=DATE(2020;6;27)+TIME(14;25;50)" office:value-type="date" office:date-value="2020-06-27T14:25:50" calcext:value-type="date">
            <text:p>6/27/2020 14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ven</text:p>
          </table:table-cell>
          <table:table-cell table:style-name="ce3" office:value-type="string" calcext:value-type="string">
            <text:p>Bowers</text:p>
          </table:table-cell>
          <table:table-cell table:style-name="ce3" office:value-type="string" calcext:value-type="string">
            <text:p>G2NMXLGR6T9</text:p>
          </table:table-cell>
          <table:table-cell table:style-name="ce5" table:formula="of:=DATE(2020;5;19)+TIME(12;5;49)" office:value-type="date" office:date-value="2020-05-19T12:05:49" calcext:value-type="date">
            <text:p>5/19/2020 12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vinder</text:p>
          </table:table-cell>
          <table:table-cell table:style-name="ce3" office:value-type="string" calcext:value-type="string">
            <text:p>Sodhi</text:p>
          </table:table-cell>
          <table:table-cell table:style-name="ce3" office:value-type="string" calcext:value-type="string">
            <text:p>PKNMK3N72GZ</text:p>
          </table:table-cell>
          <table:table-cell table:style-name="ce5" table:formula="of:=DATE(2020;6;24)+TIME(15;5;20)" office:value-type="date" office:date-value="2020-06-24T15:05:20" calcext:value-type="date">
            <text:p>6/24/2020 15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Witt</text:p>
          </table:table-cell>
          <table:table-cell table:style-name="ce3" office:value-type="string" calcext:value-type="string">
            <text:p>Gibson</text:p>
          </table:table-cell>
          <table:table-cell table:style-name="ce3" office:value-type="string" calcext:value-type="string">
            <text:p>PPNHF5N2TSY</text:p>
          </table:table-cell>
          <table:table-cell table:style-name="ce5" table:formula="of:=DATE(2020;6;28)+TIME(18;6;20)" office:value-type="date" office:date-value="2020-06-28T18:06:20" calcext:value-type="date">
            <text:p>6/28/2020 18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xter</text:p>
          </table:table-cell>
          <table:table-cell table:style-name="ce3" office:value-type="string" calcext:value-type="string">
            <text:p>Travis</text:p>
          </table:table-cell>
          <table:table-cell table:style-name="ce3" office:value-type="string" calcext:value-type="string">
            <text:p>K3N4GHZYYG9</text:p>
          </table:table-cell>
          <table:table-cell table:style-name="ce5" table:formula="of:=DATE(2020;3;27)+TIME(15;47;22)" office:value-type="date" office:date-value="2020-03-27T15:47:22" calcext:value-type="date">
            <text:p>3/27/2020 15:47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dharmeshpoddar3@gmail.com</text:p>
          </table:table-cell>
          <table:table-cell table:style-name="ce3" office:value-type="string" calcext:value-type="string">
            <text:p>DTNDS5B5XNW</text:p>
          </table:table-cell>
          <table:table-cell table:style-name="ce5" table:formula="of:=DATE(2020;6;29)+TIME(10;31;12)" office:value-type="date" office:date-value="2020-06-29T10:31:12" calcext:value-type="date">
            <text:p>6/29/2020 10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hinakar</text:p>
          </table:table-cell>
          <table:table-cell table:style-name="ce3" office:value-type="string" calcext:value-type="string">
            <text:p>Kalyanasundaram</text:p>
          </table:table-cell>
          <table:table-cell table:style-name="ce3" office:value-type="string" calcext:value-type="string">
            <text:p>ZPN6Y5FBYJQ</text:p>
          </table:table-cell>
          <table:table-cell table:style-name="ce5" table:formula="of:=DATE(2020;6;16)+TIME(9;36;54)" office:value-type="date" office:date-value="2020-06-16T09:36:54" calcext:value-type="date">
            <text:p>6/16/2020 9:36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dhphadke@microsoft.com</text:p>
          </table:table-cell>
          <table:table-cell table:style-name="ce3" office:value-type="string" calcext:value-type="string">
            <text:p>MRNQWFXTZJR</text:p>
          </table:table-cell>
          <table:table-cell table:style-name="ce5" table:formula="of:=DATE(2020;6;17)+TIME(19;36;40)" office:value-type="date" office:date-value="2020-06-17T19:36:40" calcext:value-type="date">
            <text:p>6/17/2020 19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an</text:p>
          </table:table-cell>
          <table:table-cell table:style-name="ce2" office:value-type="string" calcext:value-type="string">
            <text:p>Swanepoel</text:p>
          </table:table-cell>
          <table:table-cell table:style-name="ce2" office:value-type="string" calcext:value-type="string">
            <text:p>GLNY927H54B</text:p>
          </table:table-cell>
          <table:table-cell table:style-name="ce4" table:formula="of:=DATE(2020;6;24)+TIME(11;32;45)" office:value-type="date" office:date-value="2020-06-24T11:32:45" calcext:value-type="date">
            <text:p>6/24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ana</text:p>
          </table:table-cell>
          <table:table-cell table:style-name="ce3" office:value-type="string" calcext:value-type="string">
            <text:p>Ruiz-Olvera</text:p>
          </table:table-cell>
          <table:table-cell table:style-name="ce3" office:value-type="string" calcext:value-type="string">
            <text:p>KSN37775WX9</text:p>
          </table:table-cell>
          <table:table-cell table:style-name="ce5" table:formula="of:=DATE(2020;6;27)+TIME(13;23;48)" office:value-type="date" office:date-value="2020-06-27T13:23:48" calcext:value-type="date">
            <text:p>6/27/2020 13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anne</text:p>
          </table:table-cell>
          <table:table-cell table:style-name="ce3" office:value-type="string" calcext:value-type="string">
            <text:p>Sealey</text:p>
          </table:table-cell>
          <table:table-cell table:style-name="ce3" office:value-type="string" calcext:value-type="string">
            <text:p>M4N7YJPDHV4</text:p>
          </table:table-cell>
          <table:table-cell table:style-name="ce5" table:formula="of:=DATE(2020;6;28)+TIME(5;49;33)" office:value-type="date" office:date-value="2020-06-28T05:49:33" calcext:value-type="date">
            <text:p>6/28/2020 5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dier</text:p>
          </table:table-cell>
          <table:table-cell table:style-name="ce3" office:value-type="string" calcext:value-type="string">
            <text:p>Criss</text:p>
          </table:table-cell>
          <table:table-cell table:style-name="ce3" office:value-type="string" calcext:value-type="string">
            <text:p>H7NZ78HWK2L</text:p>
          </table:table-cell>
          <table:table-cell table:style-name="ce5" table:formula="of:=DATE(2020;6;26)+TIME(4;34;12)" office:value-type="date" office:date-value="2020-06-26T04:34:12" calcext:value-type="date">
            <text:p>6/26/2020 4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Jorquera</text:p>
          </table:table-cell>
          <table:table-cell table:style-name="ce2" office:value-type="string" calcext:value-type="string">
            <text:p>VNNXYLV855N</text:p>
          </table:table-cell>
          <table:table-cell table:style-name="ce4" table:formula="of:=DATE(2020;5;5)+TIME(19;13;59)" office:value-type="date" office:date-value="2020-05-05T19:13:59" calcext:value-type="date">
            <text:p>5/5/2020 19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Carrillo</text:p>
          </table:table-cell>
          <table:table-cell table:style-name="ce2" office:value-type="string" calcext:value-type="string">
            <text:p>H5NFBVW66WM</text:p>
          </table:table-cell>
          <table:table-cell table:style-name="ce4" table:formula="of:=DATE(2020;6;12)+TIME(7;32;47)" office:value-type="date" office:date-value="2020-06-12T07:32:47" calcext:value-type="date">
            <text:p>6/12/2020 7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Hurtado de Mendoza</text:p>
          </table:table-cell>
          <table:table-cell table:style-name="ce2" office:value-type="string" calcext:value-type="string">
            <text:p>ZBNHZ3449WQ</text:p>
          </table:table-cell>
          <table:table-cell table:style-name="ce4" table:formula="of:=DATE(2020;6;17)+TIME(5;24;9)" office:value-type="date" office:date-value="2020-06-17T05:24:09" calcext:value-type="date">
            <text:p>6/17/2020 5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Pinheiro</text:p>
          </table:table-cell>
          <table:table-cell table:style-name="ce2" office:value-type="string" calcext:value-type="string">
            <text:p>KVNCGFTYRC5</text:p>
          </table:table-cell>
          <table:table-cell table:style-name="ce4" table:formula="of:=DATE(2020;6;23)+TIME(9;49;38)" office:value-type="date" office:date-value="2020-06-23T09:49:38" calcext:value-type="date">
            <text:p>6/23/2020 9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ego</text:p>
          </table:table-cell>
          <table:table-cell table:style-name="ce2" office:value-type="string" calcext:value-type="string">
            <text:p>Rondini</text:p>
          </table:table-cell>
          <table:table-cell table:style-name="ce2" office:value-type="string" calcext:value-type="string">
            <text:p>Z3N73RJJLQJ</text:p>
          </table:table-cell>
          <table:table-cell table:style-name="ce4" table:formula="of:=DATE(2020;6;29)+TIME(3;21;40)" office:value-type="date" office:date-value="2020-06-29T03:21:40" calcext:value-type="date">
            <text:p>6/29/2020 3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ego</text:p>
          </table:table-cell>
          <table:table-cell table:style-name="ce3" office:value-type="string" calcext:value-type="string">
            <text:p>Santa Cruz</text:p>
          </table:table-cell>
          <table:table-cell table:style-name="ce3" office:value-type="string" calcext:value-type="string">
            <text:p>HTNCN59KX5Q</text:p>
          </table:table-cell>
          <table:table-cell table:style-name="ce5" table:formula="of:=DATE(2020;6;29)+TIME(3;27;38)" office:value-type="date" office:date-value="2020-06-29T03:27:38" calcext:value-type="date">
            <text:p>6/29/2020 3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llon</text:p>
          </table:table-cell>
          <table:table-cell table:style-name="ce2" office:value-type="string" calcext:value-type="string">
            <text:p>LeDoux</text:p>
          </table:table-cell>
          <table:table-cell table:style-name="ce2" office:value-type="string" calcext:value-type="string">
            <text:p>DNN33578CDZ</text:p>
          </table:table-cell>
          <table:table-cell table:style-name="ce4" table:formula="of:=DATE(2020;6;26)+TIME(14;36;56)" office:value-type="date" office:date-value="2020-06-26T14:36:56" calcext:value-type="date">
            <text:p>6/26/2020 14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mitre</text:p>
          </table:table-cell>
          <table:table-cell table:style-name="ce3" office:value-type="string" calcext:value-type="string">
            <text:p>Staykov</text:p>
          </table:table-cell>
          <table:table-cell table:style-name="ce3" office:value-type="string" calcext:value-type="string">
            <text:p>HJNJYRCLGLS</text:p>
          </table:table-cell>
          <table:table-cell table:style-name="ce5" table:formula="of:=DATE(2020;5;21)+TIME(13;1;19)" office:value-type="date" office:date-value="2020-05-21T13:01:19" calcext:value-type="date">
            <text:p>5/21/2020 1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mitris</text:p>
          </table:table-cell>
          <table:table-cell table:style-name="ce3" office:value-type="string" calcext:value-type="string">
            <text:p>Chaintinis</text:p>
          </table:table-cell>
          <table:table-cell table:style-name="ce3" office:value-type="string" calcext:value-type="string">
            <text:p>H2NLTK2MZSG</text:p>
          </table:table-cell>
          <table:table-cell table:style-name="ce5" table:formula="of:=DATE(2020;6;27)+TIME(9;3;10)" office:value-type="date" office:date-value="2020-06-27T09:03:10" calcext:value-type="date">
            <text:p>6/27/2020 9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nesh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LMNJJMK8HLN</text:p>
          </table:table-cell>
          <table:table-cell table:style-name="ce4" table:formula="of:=DATE(2020;6;15)+TIME(1;26;44)" office:value-type="date" office:date-value="2020-06-15T01:26:44" calcext:value-type="date">
            <text:p>6/15/2020 1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onym</text:p>
          </table:table-cell>
          <table:table-cell table:style-name="ce3" office:value-type="string" calcext:value-type="string">
            <text:p>Medrano</text:p>
          </table:table-cell>
          <table:table-cell table:style-name="ce3" office:value-type="string" calcext:value-type="string">
            <text:p>G6N4YRRFYFF</text:p>
          </table:table-cell>
          <table:table-cell table:style-name="ce5" table:formula="of:=DATE(2020;6;26)+TIME(14;56;53)" office:value-type="date" office:date-value="2020-06-26T14:56:53" calcext:value-type="date">
            <text:p>6/26/2020 14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rk</text:p>
          </table:table-cell>
          <table:table-cell table:style-name="ce3" office:value-type="string" calcext:value-type="string">
            <text:p>Mueller</text:p>
          </table:table-cell>
          <table:table-cell table:style-name="ce3" office:value-type="string" calcext:value-type="string">
            <text:p>H7NZ49PF4YZ</text:p>
          </table:table-cell>
          <table:table-cell table:style-name="ce5" table:formula="of:=DATE(2020;5;5)+TIME(16;22;57)" office:value-type="date" office:date-value="2020-05-05T16:22:57" calcext:value-type="date">
            <text:p>5/5/2020 16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rk</text:p>
          </table:table-cell>
          <table:table-cell table:style-name="ce2" office:value-type="string" calcext:value-type="string">
            <text:p>Van Slyke</text:p>
          </table:table-cell>
          <table:table-cell table:style-name="ce2" office:value-type="string" calcext:value-type="string">
            <text:p>FDNM87ZNLPQ</text:p>
          </table:table-cell>
          <table:table-cell table:style-name="ce4" table:formula="of:=DATE(2020;5;5)+TIME(18;1;34)" office:value-type="date" office:date-value="2020-05-05T18:01:34" calcext:value-type="date">
            <text:p>5/5/2020 18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rk</text:p>
          </table:table-cell>
          <table:table-cell table:style-name="ce2" office:value-type="string" calcext:value-type="string">
            <text:p>Hohndel</text:p>
          </table:table-cell>
          <table:table-cell table:style-name="ce2" office:value-type="string" calcext:value-type="string">
            <text:p>FLNXG5BWG6K</text:p>
          </table:table-cell>
          <table:table-cell table:style-name="ce4" table:formula="of:=DATE(2020;6;15)+TIME(9;17;42)" office:value-type="date" office:date-value="2020-06-15T09:17:42" calcext:value-type="date">
            <text:p>6/15/2020 9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sha</text:p>
          </table:table-cell>
          <table:table-cell table:style-name="ce2" office:value-type="string" calcext:value-type="string">
            <text:p>Patel</text:p>
          </table:table-cell>
          <table:table-cell table:style-name="ce2" office:value-type="string" calcext:value-type="string">
            <text:p>HWNGC77XVPB</text:p>
          </table:table-cell>
          <table:table-cell table:style-name="ce4" table:formula="of:=DATE(2020;6;28)+TIME(3;11;41)" office:value-type="date" office:date-value="2020-06-28T03:11:41" calcext:value-type="date">
            <text:p>6/28/2020 3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ya</text:p>
          </table:table-cell>
          <table:table-cell table:style-name="ce3" office:value-type="string" calcext:value-type="string">
            <text:p>JSReddy</text:p>
          </table:table-cell>
          <table:table-cell table:style-name="ce3" office:value-type="string" calcext:value-type="string">
            <text:p>MBNX3QC6QFR</text:p>
          </table:table-cell>
          <table:table-cell table:style-name="ce5" table:formula="of:=DATE(2020;5;12)+TIME(13;9;55)" office:value-type="date" office:date-value="2020-05-12T13:09:55" calcext:value-type="date">
            <text:p>5/12/2020 13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ivya</text:p>
          </table:table-cell>
          <table:table-cell table:style-name="ce2" office:value-type="string" calcext:value-type="string">
            <text:p>Natesan</text:p>
          </table:table-cell>
          <table:table-cell table:style-name="ce2" office:value-type="string" calcext:value-type="string">
            <text:p>GXNH9PTJHWD</text:p>
          </table:table-cell>
          <table:table-cell table:style-name="ce4" table:formula="of:=DATE(2020;6;10)+TIME(14;27;46)" office:value-type="date" office:date-value="2020-06-10T14:27:46" calcext:value-type="date">
            <text:p>6/10/2020 14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ivya</text:p>
          </table:table-cell>
          <table:table-cell table:style-name="ce3" office:value-type="string" calcext:value-type="string">
            <text:p>Shivakumar</text:p>
          </table:table-cell>
          <table:table-cell table:style-name="ce3" office:value-type="string" calcext:value-type="string">
            <text:p>P4N252229D6</text:p>
          </table:table-cell>
          <table:table-cell table:style-name="ce5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j</text:p>
          </table:table-cell>
          <table:table-cell table:style-name="ce2" office:value-type="string" calcext:value-type="string">
            <text:p>spry</text:p>
          </table:table-cell>
          <table:table-cell table:style-name="ce2" office:value-type="string" calcext:value-type="string">
            <text:p>HMNR7J7PWQT</text:p>
          </table:table-cell>
          <table:table-cell table:style-name="ce4" table:formula="of:=DATE(2020;5;21)+TIME(15;38;49)" office:value-type="date" office:date-value="2020-05-21T15:38:49" calcext:value-type="date">
            <text:p>5/21/2020 15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jifa</text:p>
          </table:table-cell>
          <table:table-cell table:style-name="ce2" office:value-type="string" calcext:value-type="string">
            <text:p>Tchala</text:p>
          </table:table-cell>
          <table:table-cell table:style-name="ce2" office:value-type="string" calcext:value-type="string">
            <text:p>DPNCSFFHCFN</text:p>
          </table:table-cell>
          <table:table-cell table:style-name="ce4" table:formula="of:=DATE(2020;6;24)+TIME(6;30;28)" office:value-type="date" office:date-value="2020-06-24T06:30:28" calcext:value-type="date">
            <text:p>6/24/2020 6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mitri</text:p>
          </table:table-cell>
          <table:table-cell table:style-name="ce2" office:value-type="string" calcext:value-type="string">
            <text:p>Fedorov</text:p>
          </table:table-cell>
          <table:table-cell table:style-name="ce2" office:value-type="string" calcext:value-type="string">
            <text:p>DXN2V49JC28</text:p>
          </table:table-cell>
          <table:table-cell table:style-name="ce4" table:formula="of:=DATE(2020;6;26)+TIME(14;20;55)" office:value-type="date" office:date-value="2020-06-26T14:20:55" calcext:value-type="date">
            <text:p>6/26/2020 14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mitrii</text:p>
          </table:table-cell>
          <table:table-cell table:style-name="ce2" office:value-type="string" calcext:value-type="string">
            <text:p>Loginov</text:p>
          </table:table-cell>
          <table:table-cell table:style-name="ce2" office:value-type="string" calcext:value-type="string">
            <text:p>V3NTYM7SYCK</text:p>
          </table:table-cell>
          <table:table-cell table:style-name="ce4" table:formula="of:=DATE(2020;5;15)+TIME(10;50;49)" office:value-type="date" office:date-value="2020-05-15T10:50:49" calcext:value-type="date">
            <text:p>5/15/2020 10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MITRII</text:p>
          </table:table-cell>
          <table:table-cell table:style-name="ce2" office:value-type="string" calcext:value-type="string">
            <text:p>VIUKOV</text:p>
          </table:table-cell>
          <table:table-cell table:style-name="ce2" office:value-type="string" calcext:value-type="string">
            <text:p>L9NBH5S9VCN</text:p>
          </table:table-cell>
          <table:table-cell table:style-name="ce4" table:formula="of:=DATE(2020;6;24)+TIME(20;56;1)" office:value-type="date" office:date-value="2020-06-24T20:56:01" calcext:value-type="date">
            <text:p>6/24/2020 20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mitrii</text:p>
          </table:table-cell>
          <table:table-cell table:style-name="ce2" office:value-type="string" calcext:value-type="string">
            <text:p>Kuvaiskii</text:p>
          </table:table-cell>
          <table:table-cell table:style-name="ce2" office:value-type="string" calcext:value-type="string">
            <text:p>GBNHN4LX9XV</text:p>
          </table:table-cell>
          <table:table-cell table:style-name="ce4" table:formula="of:=DATE(2020;6;24)+TIME(21;6;31)" office:value-type="date" office:date-value="2020-06-24T21:06:31" calcext:value-type="date">
            <text:p>6/24/2020 21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itry</text:p>
          </table:table-cell>
          <table:table-cell table:style-name="ce3" office:value-type="string" calcext:value-type="string">
            <text:p>Torokhov</text:p>
          </table:table-cell>
          <table:table-cell table:style-name="ce3" office:value-type="string" calcext:value-type="string">
            <text:p>XDNZ6PL7Y5M</text:p>
          </table:table-cell>
          <table:table-cell table:style-name="ce5" table:formula="of:=DATE(2020;1;24)+TIME(19;45;50)" office:value-type="date" office:date-value="2020-01-24T19:45:50" calcext:value-type="date">
            <text:p>1/24/2020 19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itry</text:p>
          </table:table-cell>
          <table:table-cell table:style-name="ce3" office:value-type="string" calcext:value-type="string">
            <text:p>Shmidt</text:p>
          </table:table-cell>
          <table:table-cell table:style-name="ce3" office:value-type="string" calcext:value-type="string">
            <text:p>GTN584CHBCL</text:p>
          </table:table-cell>
          <table:table-cell table:style-name="ce5" table:formula="of:=DATE(2020;5;5)+TIME(18;10;57)" office:value-type="date" office:date-value="2020-05-05T18:10:57" calcext:value-type="date">
            <text:p>5/5/2020 18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itry</text:p>
          </table:table-cell>
          <table:table-cell table:style-name="ce3" office:value-type="string" calcext:value-type="string">
            <text:p>Antipov</text:p>
          </table:table-cell>
          <table:table-cell table:style-name="ce3" office:value-type="string" calcext:value-type="string">
            <text:p>XVNNRF8RX3M</text:p>
          </table:table-cell>
          <table:table-cell table:style-name="ce5" table:formula="of:=DATE(2020;5;8)+TIME(14;20;15)" office:value-type="date" office:date-value="2020-05-08T14:20:15" calcext:value-type="date">
            <text:p>5/8/2020 14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itry</text:p>
          </table:table-cell>
          <table:table-cell table:style-name="ce3" office:value-type="string" calcext:value-type="string">
            <text:p>Surin</text:p>
          </table:table-cell>
          <table:table-cell table:style-name="ce3" office:value-type="string" calcext:value-type="string">
            <text:p>F4ND52M5Z7X</text:p>
          </table:table-cell>
          <table:table-cell table:style-name="ce5" table:formula="of:=DATE(2020;5;21)+TIME(16;6;55)" office:value-type="date" office:date-value="2020-05-21T16:06:55" calcext:value-type="date">
            <text:p>5/21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itry</text:p>
          </table:table-cell>
          <table:table-cell table:style-name="ce3" office:value-type="string" calcext:value-type="string">
            <text:p>Vyukov</text:p>
          </table:table-cell>
          <table:table-cell table:style-name="ce3" office:value-type="string" calcext:value-type="string">
            <text:p>MSNFZFMBCCJ</text:p>
          </table:table-cell>
          <table:table-cell table:style-name="ce5" table:formula="of:=DATE(2020;6;23)+TIME(12;32;25)" office:value-type="date" office:date-value="2020-06-23T12:32:25" calcext:value-type="date">
            <text:p>6/23/2020 1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mytro</text:p>
          </table:table-cell>
          <table:table-cell table:style-name="ce3" office:value-type="string" calcext:value-type="string">
            <text:p>Korolov</text:p>
          </table:table-cell>
          <table:table-cell table:style-name="ce3" office:value-type="string" calcext:value-type="string">
            <text:p>GPN82YYQNY9</text:p>
          </table:table-cell>
          <table:table-cell table:style-name="ce5" table:formula="of:=DATE(2020;5;23)+TIME(16;17;25)" office:value-type="date" office:date-value="2020-05-23T16:17:25" calcext:value-type="date">
            <text:p>5/23/2020 16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angJoo</text:p>
          </table:table-cell>
          <table:table-cell table:style-name="ce2" office:value-type="string" calcext:value-type="string">
            <text:p>Synn</text:p>
          </table:table-cell>
          <table:table-cell table:style-name="ce2" office:value-type="string" calcext:value-type="string">
            <text:p>LMNFDWNP4FR</text:p>
          </table:table-cell>
          <table:table-cell table:style-name="ce4" table:formula="of:=DATE(2020;6;27)+TIME(14;4;40)" office:value-type="date" office:date-value="2020-06-27T14:04:40" calcext:value-type="date">
            <text:p>6/27/2020 14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dy</text:p>
          </table:table-cell>
          <table:table-cell table:style-name="ce3" office:value-type="string" calcext:value-type="string">
            <text:p>Suratman</text:p>
          </table:table-cell>
          <table:table-cell table:style-name="ce3" office:value-type="string" calcext:value-type="string">
            <text:p>GYN9DWRGHR5</text:p>
          </table:table-cell>
          <table:table-cell table:style-name="ce5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menico</text:p>
          </table:table-cell>
          <table:table-cell table:style-name="ce3" office:value-type="string" calcext:value-type="string">
            <text:p>Pace</text:p>
          </table:table-cell>
          <table:table-cell table:style-name="ce3" office:value-type="string" calcext:value-type="string">
            <text:p>J8NSB2SJDXD</text:p>
          </table:table-cell>
          <table:table-cell table:style-name="ce5" table:formula="of:=DATE(2020;6;23)+TIME(9;29;44)" office:value-type="date" office:date-value="2020-06-23T09:29:44" calcext:value-type="date">
            <text:p>6/23/2020 9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minick</text:p>
          </table:table-cell>
          <table:table-cell table:style-name="ce2" office:value-type="string" calcext:value-type="string">
            <text:p>Ropella</text:p>
          </table:table-cell>
          <table:table-cell table:style-name="ce2" office:value-type="string" calcext:value-type="string">
            <text:p>P5NXWYW3SS7</text:p>
          </table:table-cell>
          <table:table-cell table:style-name="ce4" table:formula="of:=DATE(2020;5;13)+TIME(13;1;13)" office:value-type="date" office:date-value="2020-05-13T13:01:13" calcext:value-type="date">
            <text:p>5/13/2020 13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minik</text:p>
          </table:table-cell>
          <table:table-cell table:style-name="ce2" office:value-type="string" calcext:value-type="string">
            <text:p>Adamski</text:p>
          </table:table-cell>
          <table:table-cell table:style-name="ce2" office:value-type="string" calcext:value-type="string">
            <text:p>NCNLZQJVZTG</text:p>
          </table:table-cell>
          <table:table-cell table:style-name="ce4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Tu</text:p>
          </table:table-cell>
          <table:table-cell table:style-name="ce2" office:value-type="string" calcext:value-type="string">
            <text:p>LVNRDTYR5KV</text:p>
          </table:table-cell>
          <table:table-cell table:style-name="ce4" table:formula="of:=DATE(2020;6;13)+TIME(22;7;58)" office:value-type="date" office:date-value="2020-06-13T22:07:58" calcext:value-type="date">
            <text:p>6/13/2020 22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n</text:p>
          </table:table-cell>
          <table:table-cell table:style-name="ce2" office:value-type="string" calcext:value-type="string">
            <text:p>Sudduth</text:p>
          </table:table-cell>
          <table:table-cell table:style-name="ce2" office:value-type="string" calcext:value-type="string">
            <text:p>L8NNY997DKL</text:p>
          </table:table-cell>
          <table:table-cell table:style-name="ce4" table:formula="of:=DATE(2020;6;17)+TIME(16;53;27)" office:value-type="date" office:date-value="2020-06-17T16:53:27" calcext:value-type="date">
            <text:p>6/17/2020 16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n</text:p>
          </table:table-cell>
          <table:table-cell table:style-name="ce3" office:value-type="string" calcext:value-type="string">
            <text:p>Sauer</text:p>
          </table:table-cell>
          <table:table-cell table:style-name="ce3" office:value-type="string" calcext:value-type="string">
            <text:p>DGN5ZY2YGW4</text:p>
          </table:table-cell>
          <table:table-cell table:style-name="ce5" table:formula="of:=DATE(2020;6;26)+TIME(10;6;1)" office:value-type="date" office:date-value="2020-06-26T10:06:01" calcext:value-type="date">
            <text:p>6/26/2020 10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n</text:p>
          </table:table-cell>
          <table:table-cell table:style-name="ce3" office:value-type="string" calcext:value-type="string">
            <text:p>Harbin</text:p>
          </table:table-cell>
          <table:table-cell table:style-name="ce3" office:value-type="string" calcext:value-type="string">
            <text:p>HKNVYVR4NFT</text:p>
          </table:table-cell>
          <table:table-cell table:style-name="ce5" table:formula="of:=DATE(2020;6;26)+TIME(13;11;3)" office:value-type="date" office:date-value="2020-06-26T13:11:03" calcext:value-type="date">
            <text:p>6/26/2020 13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nald</text:p>
          </table:table-cell>
          <table:table-cell table:style-name="ce2" office:value-type="string" calcext:value-type="string">
            <text:p>Hardaway</text:p>
          </table:table-cell>
          <table:table-cell table:style-name="ce2" office:value-type="string" calcext:value-type="string">
            <text:p>F4NVW4WMB97</text:p>
          </table:table-cell>
          <table:table-cell table:style-name="ce4" table:formula="of:=DATE(2020;2;6)+TIME(12;40;21)" office:value-type="date" office:date-value="2020-02-06T12:40:21" calcext:value-type="date">
            <text:p>2/6/2020 1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ngjin</text:p>
          </table:table-cell>
          <table:table-cell table:style-name="ce2" office:value-type="string" calcext:value-type="string">
            <text:p>Suh</text:p>
          </table:table-cell>
          <table:table-cell table:style-name="ce2" office:value-type="string" calcext:value-type="string">
            <text:p>N2N9PKF3L4M</text:p>
          </table:table-cell>
          <table:table-cell table:style-name="ce4" table:formula="of:=DATE(2020;6;18)+TIME(14;49;4)" office:value-type="date" office:date-value="2020-06-18T14:49:04" calcext:value-type="date">
            <text:p>6/18/2020 14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ngsheng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X7NKFDCB3XC</text:p>
          </table:table-cell>
          <table:table-cell table:style-name="ce5" table:formula="of:=DATE(2020;6;22)+TIME(15;6;22)" office:value-type="date" office:date-value="2020-06-22T15:06:22" calcext:value-type="date">
            <text:p>6/22/2020 15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nna</text:p>
          </table:table-cell>
          <table:table-cell table:style-name="ce3" office:value-type="string" calcext:value-type="string">
            <text:p>Wehan</text:p>
          </table:table-cell>
          <table:table-cell table:style-name="ce3" office:value-type="string" calcext:value-type="string">
            <text:p>NKNYHCGJ68C</text:p>
          </table:table-cell>
          <table:table-cell table:style-name="ce5" table:formula="of:=DATE(2020;5;28)+TIME(14;9;9)" office:value-type="date" office:date-value="2020-05-28T14:09:09" calcext:value-type="date">
            <text:p>5/28/2020 1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nnie</text:p>
          </table:table-cell>
          <table:table-cell table:style-name="ce3" office:value-type="string" calcext:value-type="string">
            <text:p>Berkholz</text:p>
          </table:table-cell>
          <table:table-cell table:style-name="ce3" office:value-type="string" calcext:value-type="string">
            <text:p>Z2NJVYMQHGK</text:p>
          </table:table-cell>
          <table:table-cell table:style-name="ce5" table:formula="of:=DATE(2020;6;26)+TIME(20;18;39)" office:value-type="date" office:date-value="2020-06-26T20:18:39" calcext:value-type="date">
            <text:p>6/26/2020 20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novan</text:p>
          </table:table-cell>
          <table:table-cell table:style-name="ce2" office:value-type="string" calcext:value-type="string">
            <text:p>Buck</text:p>
          </table:table-cell>
          <table:table-cell table:style-name="ce2" office:value-type="string" calcext:value-type="string">
            <text:p>ZKNH22HV36P</text:p>
          </table:table-cell>
          <table:table-cell table:style-name="ce4" table:formula="of:=DATE(2020;6;17)+TIME(10;17;53)" office:value-type="date" office:date-value="2020-06-17T10:17:53" calcext:value-type="date">
            <text:p>6/17/2020 10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ug</text:p>
          </table:table-cell>
          <table:table-cell table:style-name="ce3" office:value-type="string" calcext:value-type="string">
            <text:p>Whitfield</text:p>
          </table:table-cell>
          <table:table-cell table:style-name="ce3" office:value-type="string" calcext:value-type="string">
            <text:p>PMN4FFZ34J7</text:p>
          </table:table-cell>
          <table:table-cell table:style-name="ce5" table:formula="of:=DATE(2020;5;13)+TIME(13;14;18)" office:value-type="date" office:date-value="2020-05-13T13:14:18" calcext:value-type="date">
            <text:p>5/13/2020 13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ug</text:p>
          </table:table-cell>
          <table:table-cell table:style-name="ce2" office:value-type="string" calcext:value-type="string">
            <text:p>Konkin</text:p>
          </table:table-cell>
          <table:table-cell table:style-name="ce2" office:value-type="string" calcext:value-type="string">
            <text:p>XJN375DKWDR</text:p>
          </table:table-cell>
          <table:table-cell table:style-name="ce4" table:formula="of:=DATE(2020;6;18)+TIME(12;56;14)" office:value-type="date" office:date-value="2020-06-18T12:56:14" calcext:value-type="date">
            <text:p>6/18/2020 12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ug</text:p>
          </table:table-cell>
          <table:table-cell table:style-name="ce2" office:value-type="string" calcext:value-type="string">
            <text:p>Rady</text:p>
          </table:table-cell>
          <table:table-cell table:style-name="ce2" office:value-type="string" calcext:value-type="string">
            <text:p>ZRNZ233ZVBY</text:p>
          </table:table-cell>
          <table:table-cell table:style-name="ce4" table:formula="of:=DATE(2020;6;23)+TIME(19;15;3)" office:value-type="date" office:date-value="2020-06-23T19:15:03" calcext:value-type="date">
            <text:p>6/23/2020 19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ug</text:p>
          </table:table-cell>
          <table:table-cell table:style-name="ce2" office:value-type="string" calcext:value-type="string">
            <text:p>Berger</text:p>
          </table:table-cell>
          <table:table-cell table:style-name="ce2" office:value-type="string" calcext:value-type="string">
            <text:p>VJN6244JWV7</text:p>
          </table:table-cell>
          <table:table-cell table:style-name="ce4" table:formula="of:=DATE(2020;6;27)+TIME(17;44;8)" office:value-type="date" office:date-value="2020-06-27T17:44:08" calcext:value-type="date">
            <text:p>6/27/2020 17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ouglas</text:p>
          </table:table-cell>
          <table:table-cell table:style-name="ce3" office:value-type="string" calcext:value-type="string">
            <text:p>Moffatt</text:p>
          </table:table-cell>
          <table:table-cell table:style-name="ce3" office:value-type="string" calcext:value-type="string">
            <text:p>X9NWJHKK7CR</text:p>
          </table:table-cell>
          <table:table-cell table:style-name="ce5" table:formula="of:=DATE(2020;5;29)+TIME(11;8;4)" office:value-type="date" office:date-value="2020-05-29T11:08:04" calcext:value-type="date">
            <text:p>5/29/2020 11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ragos</text:p>
          </table:table-cell>
          <table:table-cell table:style-name="ce2" office:value-type="string" calcext:value-type="string">
            <text:p>Crintea</text:p>
          </table:table-cell>
          <table:table-cell table:style-name="ce2" office:value-type="string" calcext:value-type="string">
            <text:p>NCN4BS9TV78</text:p>
          </table:table-cell>
          <table:table-cell table:style-name="ce4" table:formula="of:=DATE(2020;6;17)+TIME(8;58;23)" office:value-type="date" office:date-value="2020-06-17T08:58:23" calcext:value-type="date">
            <text:p>6/17/2020 8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rew</text:p>
          </table:table-cell>
          <table:table-cell table:style-name="ce2" office:value-type="string" calcext:value-type="string">
            <text:p>Fustini</text:p>
          </table:table-cell>
          <table:table-cell table:style-name="ce2" office:value-type="string" calcext:value-type="string">
            <text:p>DPNKGTD7CYJ</text:p>
          </table:table-cell>
          <table:table-cell table:style-name="ce4" table:formula="of:=DATE(2020;3;31)+TIME(13;28;47)" office:value-type="date" office:date-value="2020-03-31T13:28:47" calcext:value-type="date">
            <text:p>3/31/2020 13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uncan</text:p>
          </table:table-cell>
          <table:table-cell table:style-name="ce2" office:value-type="string" calcext:value-type="string">
            <text:p>MacDougall</text:p>
          </table:table-cell>
          <table:table-cell table:style-name="ce2" office:value-type="string" calcext:value-type="string">
            <text:p>HTNHHV87P4J</text:p>
          </table:table-cell>
          <table:table-cell table:style-name="ce4" table:formula="of:=DATE(2020;6;24)+TIME(22;11;46)" office:value-type="date" office:date-value="2020-06-24T22:11:46" calcext:value-type="date">
            <text:p>6/24/2020 22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uncan</text:p>
          </table:table-cell>
          <table:table-cell table:style-name="ce3" office:value-type="string" calcext:value-type="string">
            <text:p>Omani</text:p>
          </table:table-cell>
          <table:table-cell table:style-name="ce3" office:value-type="string" calcext:value-type="string">
            <text:p>VFNTQ6XTKN2</text:p>
          </table:table-cell>
          <table:table-cell table:style-name="ce5" table:formula="of:=DATE(2020;6;29)+TIME(5;52;38)" office:value-type="date" office:date-value="2020-06-29T05:52:38" calcext:value-type="date">
            <text:p>6/29/2020 5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ustin</text:p>
          </table:table-cell>
          <table:table-cell table:style-name="ce2" office:value-type="string" calcext:value-type="string">
            <text:p>Dejesus</text:p>
          </table:table-cell>
          <table:table-cell table:style-name="ce2" office:value-type="string" calcext:value-type="string">
            <text:p>N4NGNQD9TCW</text:p>
          </table:table-cell>
          <table:table-cell table:style-name="ce4" table:formula="of:=DATE(2020;6;18)+TIME(20;24;26)" office:value-type="date" office:date-value="2020-06-18T20:24:26" calcext:value-type="date">
            <text:p>6/18/2020 20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ustin</text:p>
          </table:table-cell>
          <table:table-cell table:style-name="ce2" office:value-type="string" calcext:value-type="string">
            <text:p>Szpaicher</text:p>
          </table:table-cell>
          <table:table-cell table:style-name="ce2" office:value-type="string" calcext:value-type="string">
            <text:p>F6NJ72N43VM</text:p>
          </table:table-cell>
          <table:table-cell table:style-name="ce4" table:formula="of:=DATE(2020;6;29)+TIME(9;32;39)" office:value-type="date" office:date-value="2020-06-29T09:32:39" calcext:value-type="date">
            <text:p>6/29/2020 9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W</text:p>
          </table:table-cell>
          <table:table-cell table:style-name="ce3" office:value-type="string" calcext:value-type="string">
            <text:p>Talton</text:p>
          </table:table-cell>
          <table:table-cell table:style-name="ce3" office:value-type="string" calcext:value-type="string">
            <text:p>DMN3F3BYSHM</text:p>
          </table:table-cell>
          <table:table-cell table:style-name="ce5" table:formula="of:=DATE(2020;6;25)+TIME(13;32;22)" office:value-type="date" office:date-value="2020-06-25T13:32:22" calcext:value-type="date">
            <text:p>6/25/2020 13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wayne</text:p>
          </table:table-cell>
          <table:table-cell table:style-name="ce3" office:value-type="string" calcext:value-type="string">
            <text:p>Ifill</text:p>
          </table:table-cell>
          <table:table-cell table:style-name="ce3" office:value-type="string" calcext:value-type="string">
            <text:p>D6NC7TWG3ZF</text:p>
          </table:table-cell>
          <table:table-cell table:style-name="ce5" table:formula="of:=DATE(2020;6;12)+TIME(8;4;19)" office:value-type="date" office:date-value="2020-06-12T08:04:19" calcext:value-type="date">
            <text:p>6/12/2020 8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ylan</text:p>
          </table:table-cell>
          <table:table-cell table:style-name="ce3" office:value-type="string" calcext:value-type="string">
            <text:p>Wickham</text:p>
          </table:table-cell>
          <table:table-cell table:style-name="ce3" office:value-type="string" calcext:value-type="string">
            <text:p>LBN2TKTP5HR</text:p>
          </table:table-cell>
          <table:table-cell table:style-name="ce5" table:formula="of:=DATE(2020;6;1)+TIME(10;13;21)" office:value-type="date" office:date-value="2020-06-01T10:13:21" calcext:value-type="date">
            <text:p>6/1/2020 1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ylan</text:p>
          </table:table-cell>
          <table:table-cell table:style-name="ce3" office:value-type="string" calcext:value-type="string">
            <text:p>Yip</text:p>
          </table:table-cell>
          <table:table-cell table:style-name="ce3" office:value-type="string" calcext:value-type="string">
            <text:p>M2NT22ZZ6G8</text:p>
          </table:table-cell>
          <table:table-cell table:style-name="ce5" table:formula="of:=DATE(2020;6;10)+TIME(21;33;14)" office:value-type="date" office:date-value="2020-06-10T21:33:14" calcext:value-type="date">
            <text:p>6/10/2020 21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ylan</text:p>
          </table:table-cell>
          <table:table-cell table:style-name="ce2" office:value-type="string" calcext:value-type="string">
            <text:p>Marcy</text:p>
          </table:table-cell>
          <table:table-cell table:style-name="ce2" office:value-type="string" calcext:value-type="string">
            <text:p>KDNPNTN3BJB</text:p>
          </table:table-cell>
          <table:table-cell table:style-name="ce4" table:formula="of:=DATE(2020;6;15)+TIME(22;12;23)" office:value-type="date" office:date-value="2020-06-15T22:12:23" calcext:value-type="date">
            <text:p>6/15/2020 22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ylan</text:p>
          </table:table-cell>
          <table:table-cell table:style-name="ce2" office:value-type="string" calcext:value-type="string">
            <text:p>Mathews</text:p>
          </table:table-cell>
          <table:table-cell table:style-name="ce2" office:value-type="string" calcext:value-type="string">
            <text:p>MFNXYBSCP6H</text:p>
          </table:table-cell>
          <table:table-cell table:style-name="ce4" table:formula="of:=DATE(2020;6;26)+TIME(16;31;45)" office:value-type="date" office:date-value="2020-06-26T16:31:45" calcext:value-type="date">
            <text:p>6/26/2020 16:31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DynamicPacific</text:p>
          </table:table-cell>
          <table:table-cell table:style-name="ce2" office:value-type="string" calcext:value-type="string">
            <text:p>GCN922PNFPQ</text:p>
          </table:table-cell>
          <table:table-cell table:style-name="ce4" table:formula="of:=DATE(2020;6;25)+TIME(10;48;13)" office:value-type="date" office:date-value="2020-06-25T10:48:13" calcext:value-type="date">
            <text:p>6/25/2020 10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arl</text:p>
          </table:table-cell>
          <table:table-cell table:style-name="ce2" office:value-type="string" calcext:value-type="string">
            <text:p>Potters</text:p>
          </table:table-cell>
          <table:table-cell table:style-name="ce2" office:value-type="string" calcext:value-type="string">
            <text:p>XRNGRPFHZ8P</text:p>
          </table:table-cell>
          <table:table-cell table:style-name="ce4" table:formula="of:=DATE(2020;6;27)+TIME(20;35;5)" office:value-type="date" office:date-value="2020-06-27T20:35:05" calcext:value-type="date">
            <text:p>6/27/2020 2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arle</text:p>
          </table:table-cell>
          <table:table-cell table:style-name="ce2" office:value-type="string" calcext:value-type="string">
            <text:p>Stokes</text:p>
          </table:table-cell>
          <table:table-cell table:style-name="ce2" office:value-type="string" calcext:value-type="string">
            <text:p>KCNTFQ3LFYY</text:p>
          </table:table-cell>
          <table:table-cell table:style-name="ce4" table:formula="of:=DATE(2020;6;22)+TIME(19;20;59)" office:value-type="date" office:date-value="2020-06-22T19:20:59" calcext:value-type="date">
            <text:p>6/22/2020 1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aswar</text:p>
          </table:table-cell>
          <table:table-cell table:style-name="ce3" office:value-type="string" calcext:value-type="string">
            <text:p>Hariharan</text:p>
          </table:table-cell>
          <table:table-cell table:style-name="ce3" office:value-type="string" calcext:value-type="string">
            <text:p>QWNQL9P2ZM3</text:p>
          </table:table-cell>
          <table:table-cell table:style-name="ce5" table:formula="of:=DATE(2020;5;8)+TIME(14;42;27)" office:value-type="date" office:date-value="2020-05-08T14:42:27" calcext:value-type="date">
            <text:p>5/8/2020 14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H6NSL7TVPLK</text:p>
          </table:table-cell>
          <table:table-cell table:style-name="ce5" table:formula="of:=DATE(2020;5;7)+TIME(10;2;10)" office:value-type="date" office:date-value="2020-05-07T10:02:10" calcext:value-type="date">
            <text:p>5/7/2020 10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</text:p>
          </table:table-cell>
          <table:table-cell table:style-name="ce2" office:value-type="string" calcext:value-type="string">
            <text:p>Gonzalez</text:p>
          </table:table-cell>
          <table:table-cell table:style-name="ce2" office:value-type="string" calcext:value-type="string">
            <text:p>JCN47YKTJ9T</text:p>
          </table:table-cell>
          <table:table-cell table:style-name="ce4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</text:p>
          </table:table-cell>
          <table:table-cell table:style-name="ce3" office:value-type="string" calcext:value-type="string">
            <text:p>Vernon</text:p>
          </table:table-cell>
          <table:table-cell table:style-name="ce3" office:value-type="string" calcext:value-type="string">
            <text:p>MJNT6XTH3W4</text:p>
          </table:table-cell>
          <table:table-cell table:style-name="ce5" table:formula="of:=DATE(2020;6;22)+TIME(9;31;54)" office:value-type="date" office:date-value="2020-06-22T09:31:54" calcext:value-type="date">
            <text:p>6/22/2020 9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d</text:p>
          </table:table-cell>
          <table:table-cell table:style-name="ce3" office:value-type="string" calcext:value-type="string">
            <text:p>Wilder-James</text:p>
          </table:table-cell>
          <table:table-cell table:style-name="ce3" office:value-type="string" calcext:value-type="string">
            <text:p>LQN4LGYVD7F</text:p>
          </table:table-cell>
          <table:table-cell table:style-name="ce5" table:formula="of:=DATE(2020;6;8)+TIME(13;35;45)" office:value-type="date" office:date-value="2020-06-08T13:35:45" calcext:value-type="date">
            <text:p>6/8/2020 13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die</text:p>
          </table:table-cell>
          <table:table-cell table:style-name="ce2" office:value-type="string" calcext:value-type="string">
            <text:p>Tejeda</text:p>
          </table:table-cell>
          <table:table-cell table:style-name="ce2" office:value-type="string" calcext:value-type="string">
            <text:p>GMN7HWNQCKW</text:p>
          </table:table-cell>
          <table:table-cell table:style-name="ce4" table:formula="of:=DATE(2020;5;21)+TIME(15;5;55)" office:value-type="date" office:date-value="2020-05-21T15:05:55" calcext:value-type="date">
            <text:p>5/21/2020 15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en</text:p>
          </table:table-cell>
          <table:table-cell table:style-name="ce3" office:value-type="string" calcext:value-type="string">
            <text:p>afek</text:p>
          </table:table-cell>
          <table:table-cell table:style-name="ce3" office:value-type="string" calcext:value-type="string">
            <text:p>VSNL7HF2FMR</text:p>
          </table:table-cell>
          <table:table-cell table:style-name="ce5" table:formula="of:=DATE(2020;6;16)+TIME(10;50;42)" office:value-type="date" office:date-value="2020-06-16T10:50:42" calcext:value-type="date">
            <text:p>6/16/2020 10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gar</text:p>
          </table:table-cell>
          <table:table-cell table:style-name="ce2" office:value-type="string" calcext:value-type="string">
            <text:p>Tolentino</text:p>
          </table:table-cell>
          <table:table-cell table:style-name="ce2" office:value-type="string" calcext:value-type="string">
            <text:p>GXNVCFMS3YD</text:p>
          </table:table-cell>
          <table:table-cell table:style-name="ce4" table:formula="of:=DATE(2020;5;11)+TIME(13;30;18)" office:value-type="date" office:date-value="2020-05-11T13:30:18" calcext:value-type="date">
            <text:p>5/11/2020 13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inei</text:p>
          </table:table-cell>
          <table:table-cell table:style-name="ce3" office:value-type="string" calcext:value-type="string">
            <text:p>dal bem</text:p>
          </table:table-cell>
          <table:table-cell table:style-name="ce3" office:value-type="string" calcext:value-type="string">
            <text:p>FZNDV8R6P2D</text:p>
          </table:table-cell>
          <table:table-cell table:style-name="ce5" table:formula="of:=DATE(2020;6;18)+TIME(11;22;33)" office:value-type="date" office:date-value="2020-06-18T11:22:33" calcext:value-type="date">
            <text:p>6/18/2020 11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mund</text:p>
          </table:table-cell>
          <table:table-cell table:style-name="ce3" office:value-type="string" calcext:value-type="string">
            <text:p>Huber</text:p>
          </table:table-cell>
          <table:table-cell table:style-name="ce3" office:value-type="string" calcext:value-type="string">
            <text:p>DQNBBKXVQS5</text:p>
          </table:table-cell>
          <table:table-cell table:style-name="ce5" table:formula="of:=DATE(2020;6;23)+TIME(20;20;16)" office:value-type="date" office:date-value="2020-06-23T20:20:16" calcext:value-type="date">
            <text:p>6/23/2020 20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mundo</text:p>
          </table:table-cell>
          <table:table-cell table:style-name="ce2" office:value-type="string" calcext:value-type="string">
            <text:p>Ferreira</text:p>
          </table:table-cell>
          <table:table-cell table:style-name="ce2" office:value-type="string" calcext:value-type="string">
            <text:p>F4NNNNHF75R</text:p>
          </table:table-cell>
          <table:table-cell table:style-name="ce4" table:formula="of:=DATE(2020;5;6)+TIME(8;5;8)" office:value-type="date" office:date-value="2020-05-06T08:05:08" calcext:value-type="date">
            <text:p>5/6/2020 8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ard</text:p>
          </table:table-cell>
          <table:table-cell table:style-name="ce2" office:value-type="string" calcext:value-type="string">
            <text:p>Ionescu</text:p>
          </table:table-cell>
          <table:table-cell table:style-name="ce2" office:value-type="string" calcext:value-type="string">
            <text:p>DSN39BF4YT6</text:p>
          </table:table-cell>
          <table:table-cell table:style-name="ce4" table:formula="of:=DATE(2020;6;17)+TIME(10;8;21)" office:value-type="date" office:date-value="2020-06-17T10:08:21" calcext:value-type="date">
            <text:p>6/17/2020 10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uardo</text:p>
          </table:table-cell>
          <table:table-cell table:style-name="ce3" office:value-type="string" calcext:value-type="string">
            <text:p>Barretto</text:p>
          </table:table-cell>
          <table:table-cell table:style-name="ce3" office:value-type="string" calcext:value-type="string">
            <text:p>P4NDR5DJ9QB</text:p>
          </table:table-cell>
          <table:table-cell table:style-name="ce5" table:formula="of:=DATE(2020;5;28)+TIME(14;6;13)" office:value-type="date" office:date-value="2020-05-28T14:06:13" calcext:value-type="date">
            <text:p>5/28/2020 14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ardo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MFNLHB73TKF</text:p>
          </table:table-cell>
          <table:table-cell table:style-name="ce4" table:formula="of:=DATE(2020;5;29)+TIME(10;27;57)" office:value-type="date" office:date-value="2020-05-29T10:27:57" calcext:value-type="date">
            <text:p>5/29/2020 10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ARDO</text:p>
          </table:table-cell>
          <table:table-cell table:style-name="ce2" office:value-type="string" calcext:value-type="string">
            <text:p>FERREIRA BARBOSA</text:p>
          </table:table-cell>
          <table:table-cell table:style-name="ce2" office:value-type="string" calcext:value-type="string">
            <text:p>J8NT2YK27TY</text:p>
          </table:table-cell>
          <table:table-cell table:style-name="ce4" table:formula="of:=DATE(2020;6;19)+TIME(14;54;55)" office:value-type="date" office:date-value="2020-06-19T14:54:55" calcext:value-type="date">
            <text:p>6/19/2020 14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ardo</text:p>
          </table:table-cell>
          <table:table-cell table:style-name="ce2" office:value-type="string" calcext:value-type="string">
            <text:p>Lima</text:p>
          </table:table-cell>
          <table:table-cell table:style-name="ce2" office:value-type="string" calcext:value-type="string">
            <text:p>JPNCN2HK9LV</text:p>
          </table:table-cell>
          <table:table-cell table:style-name="ce4" table:formula="of:=DATE(2020;6;22)+TIME(23;7;24)" office:value-type="date" office:date-value="2020-06-22T23:07:24" calcext:value-type="date">
            <text:p>6/22/2020 23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ardo</text:p>
          </table:table-cell>
          <table:table-cell table:style-name="ce2" office:value-type="string" calcext:value-type="string">
            <text:p>Silva</text:p>
          </table:table-cell>
          <table:table-cell table:style-name="ce2" office:value-type="string" calcext:value-type="string">
            <text:p>PSNLXFMBFT4</text:p>
          </table:table-cell>
          <table:table-cell table:style-name="ce4" table:formula="of:=DATE(2020;6;28)+TIME(18;36;3)" office:value-type="date" office:date-value="2020-06-28T18:36:03" calcext:value-type="date">
            <text:p>6/28/2020 18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urne</text:p>
          </table:table-cell>
          <table:table-cell table:style-name="ce2" office:value-type="string" calcext:value-type="string">
            <text:p>Palacio</text:p>
          </table:table-cell>
          <table:table-cell table:style-name="ce2" office:value-type="string" calcext:value-type="string">
            <text:p>KRNXZNKYSGQ</text:p>
          </table:table-cell>
          <table:table-cell table:style-name="ce4" table:formula="of:=DATE(2020;6;29)+TIME(8;24;14)" office:value-type="date" office:date-value="2020-06-29T08:24:14" calcext:value-type="date">
            <text:p>6/29/2020 8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Peralta</text:p>
          </table:table-cell>
          <table:table-cell table:style-name="ce3" office:value-type="string" calcext:value-type="string">
            <text:p>FSNPPDD8RKH</text:p>
          </table:table-cell>
          <table:table-cell table:style-name="ce5" table:formula="of:=DATE(2020;5;29)+TIME(13;47;12)" office:value-type="date" office:date-value="2020-05-29T13:47:12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dward</text:p>
          </table:table-cell>
          <table:table-cell table:style-name="ce3" office:value-type="string" calcext:value-type="string">
            <text:p>Krueger</text:p>
          </table:table-cell>
          <table:table-cell table:style-name="ce3" office:value-type="string" calcext:value-type="string">
            <text:p>NSNLS9MNH5V</text:p>
          </table:table-cell>
          <table:table-cell table:style-name="ce5" table:formula="of:=DATE(2020;6;16)+TIME(19;54;12)" office:value-type="date" office:date-value="2020-06-16T19:54:12" calcext:value-type="date">
            <text:p>6/16/2020 19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dward</text:p>
          </table:table-cell>
          <table:table-cell table:style-name="ce2" office:value-type="string" calcext:value-type="string">
            <text:p>Crowley</text:p>
          </table:table-cell>
          <table:table-cell table:style-name="ce2" office:value-type="string" calcext:value-type="string">
            <text:p>L8N98PH8C5J</text:p>
          </table:table-cell>
          <table:table-cell table:style-name="ce4" table:formula="of:=DATE(2020;6;29)+TIME(13;50;40)" office:value-type="date" office:date-value="2020-06-29T13:50:40" calcext:value-type="date">
            <text:p>6/29/2020 1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fraim</text:p>
          </table:table-cell>
          <table:table-cell table:style-name="ce3" office:value-type="string" calcext:value-type="string">
            <text:p>MARQUEZ-ARREAZA</text:p>
          </table:table-cell>
          <table:table-cell table:style-name="ce3" office:value-type="string" calcext:value-type="string">
            <text:p>JBNZD8QH72F</text:p>
          </table:table-cell>
          <table:table-cell table:style-name="ce5" table:formula="of:=DATE(2020;6;9)+TIME(10;23;26)" office:value-type="date" office:date-value="2020-06-09T10:23:26" calcext:value-type="date">
            <text:p>6/9/2020 10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gil</text:p>
          </table:table-cell>
          <table:table-cell table:style-name="ce3" office:value-type="string" calcext:value-type="string">
            <text:p>Ølberg</text:p>
          </table:table-cell>
          <table:table-cell table:style-name="ce3" office:value-type="string" calcext:value-type="string">
            <text:p>XYN5K4VTJSD</text:p>
          </table:table-cell>
          <table:table-cell table:style-name="ce5" table:formula="of:=DATE(2020;6;26)+TIME(8;32;49)" office:value-type="date" office:date-value="2020-06-26T08:32:49" calcext:value-type="date">
            <text:p>6/26/2020 8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gor</text:p>
          </table:table-cell>
          <table:table-cell table:style-name="ce3" office:value-type="string" calcext:value-type="string">
            <text:p>Re</text:p>
          </table:table-cell>
          <table:table-cell table:style-name="ce3" office:value-type="string" calcext:value-type="string">
            <text:p>PGNRX2WQ8RL</text:p>
          </table:table-cell>
          <table:table-cell table:style-name="ce5" table:formula="of:=DATE(2020;6;8)+TIME(15;34;28)" office:value-type="date" office:date-value="2020-06-08T15:34:28" calcext:value-type="date">
            <text:p>6/8/2020 15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gor</text:p>
          </table:table-cell>
          <table:table-cell table:style-name="ce2" office:value-type="string" calcext:value-type="string">
            <text:p>Podgornov</text:p>
          </table:table-cell>
          <table:table-cell table:style-name="ce2" office:value-type="string" calcext:value-type="string">
            <text:p>XPNFN63FRMB</text:p>
          </table:table-cell>
          <table:table-cell table:style-name="ce4" table:formula="of:=DATE(2020;6;28)+TIME(18;17;32)" office:value-type="date" office:date-value="2020-06-28T18:17:32" calcext:value-type="date">
            <text:p>6/28/2020 18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ike</text:p>
          </table:table-cell>
          <table:table-cell table:style-name="ce3" office:value-type="string" calcext:value-type="string">
            <text:p>Thaden</text:p>
          </table:table-cell>
          <table:table-cell table:style-name="ce3" office:value-type="string" calcext:value-type="string">
            <text:p>XPN8VJ6TD9B</text:p>
          </table:table-cell>
          <table:table-cell table:style-name="ce5" table:formula="of:=DATE(2020;6;18)+TIME(11;4;2)" office:value-type="date" office:date-value="2020-06-18T11:04:02" calcext:value-type="date">
            <text:p>6/18/2020 11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irini</text:p>
          </table:table-cell>
          <table:table-cell table:style-name="ce3" office:value-type="string" calcext:value-type="string">
            <text:p>Spanopoulou</text:p>
          </table:table-cell>
          <table:table-cell table:style-name="ce3" office:value-type="string" calcext:value-type="string">
            <text:p>VMNJHVWJZW5</text:p>
          </table:table-cell>
          <table:table-cell table:style-name="ce5" table:formula="of:=DATE(2020;6;25)+TIME(3;9;11)" office:value-type="date" office:date-value="2020-06-25T03:09:11" calcext:value-type="date">
            <text:p>6/25/2020 3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ana</text:p>
          </table:table-cell>
          <table:table-cell table:style-name="ce3" office:value-type="string" calcext:value-type="string">
            <text:p>Copperman</text:p>
          </table:table-cell>
          <table:table-cell table:style-name="ce3" office:value-type="string" calcext:value-type="string">
            <text:p>JYN3XQ4PGSD</text:p>
          </table:table-cell>
          <table:table-cell table:style-name="ce5" table:formula="of:=DATE(2020;3;28)+TIME(16;35;59)" office:value-type="date" office:date-value="2020-03-28T16:35:59" calcext:value-type="date">
            <text:p>3/28/2020 16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ana</text:p>
          </table:table-cell>
          <table:table-cell table:style-name="ce3" office:value-type="string" calcext:value-type="string">
            <text:p>Hashman</text:p>
          </table:table-cell>
          <table:table-cell table:style-name="ce3" office:value-type="string" calcext:value-type="string">
            <text:p>MTNBLWKWLD4</text:p>
          </table:table-cell>
          <table:table-cell table:style-name="ce5" table:formula="of:=DATE(2020;6;16)+TIME(19;54;9)" office:value-type="date" office:date-value="2020-06-16T19:54:09" calcext:value-type="date">
            <text:p>6/16/2020 19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ang</text:p>
          </table:table-cell>
          <table:table-cell table:style-name="ce2" office:value-type="string" calcext:value-type="string">
            <text:p>Swa Buana Putra</text:p>
          </table:table-cell>
          <table:table-cell table:style-name="ce2" office:value-type="string" calcext:value-type="string">
            <text:p>J4NQL8MS5BZ</text:p>
          </table:table-cell>
          <table:table-cell table:style-name="ce4" table:formula="of:=DATE(2020;6;24)+TIME(3;5;39)" office:value-type="date" office:date-value="2020-06-24T03:05:39" calcext:value-type="date">
            <text:p>6/24/2020 3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Reshetova</text:p>
          </table:table-cell>
          <table:table-cell table:style-name="ce2" office:value-type="string" calcext:value-type="string">
            <text:p>ZKN49ZSW5XL</text:p>
          </table:table-cell>
          <table:table-cell table:style-name="ce4" table:formula="of:=DATE(2020;6;10)+TIME(2;8;2)" office:value-type="date" office:date-value="2020-06-10T02:08:02" calcext:value-type="date">
            <text:p>6/10/2020 2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Ufimtseva</text:p>
          </table:table-cell>
          <table:table-cell table:style-name="ce2" office:value-type="string" calcext:value-type="string">
            <text:p>MTNBSNNQSFG</text:p>
          </table:table-cell>
          <table:table-cell table:style-name="ce4" table:formula="of:=DATE(2020;6;26)+TIME(14;0;32)" office:value-type="date" office:date-value="2020-06-26T14:00:32" calcext:value-type="date">
            <text:p>6/26/2020 14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ena</text:p>
          </table:table-cell>
          <table:table-cell table:style-name="ce2" office:value-type="string" calcext:value-type="string">
            <text:p>Reshetova</text:p>
          </table:table-cell>
          <table:table-cell table:style-name="ce2" office:value-type="string" calcext:value-type="string">
            <text:p>JMNZQPJYXV3</text:p>
          </table:table-cell>
          <table:table-cell table:style-name="ce4" table:formula="of:=DATE(2020;6;28)+TIME(20;57;33)" office:value-type="date" office:date-value="2020-06-28T20:57:33" calcext:value-type="date">
            <text:p>6/28/2020 20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i</text:p>
          </table:table-cell>
          <table:table-cell table:style-name="ce3" office:value-type="string" calcext:value-type="string">
            <text:p>berry</text:p>
          </table:table-cell>
          <table:table-cell table:style-name="ce3" office:value-type="string" calcext:value-type="string">
            <text:p>VKNYJ2V6B7G</text:p>
          </table:table-cell>
          <table:table-cell table:style-name="ce5" table:formula="of:=DATE(2020;6;4)+TIME(11;19;55)" office:value-type="date" office:date-value="2020-06-04T11:19:55" calcext:value-type="date">
            <text:p>6/4/2020 11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if</text:p>
          </table:table-cell>
          <table:table-cell table:style-name="ce3" office:value-type="string" calcext:value-type="string">
            <text:p>Samedin</text:p>
          </table:table-cell>
          <table:table-cell table:style-name="ce3" office:value-type="string" calcext:value-type="string">
            <text:p>VVNHD9MKCK9</text:p>
          </table:table-cell>
          <table:table-cell table:style-name="ce5" table:formula="of:=DATE(2020;6;24)+TIME(4;8;46)" office:value-type="date" office:date-value="2020-06-24T04:08:46" calcext:value-type="date">
            <text:p>6/24/2020 4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ijah</text:p>
          </table:table-cell>
          <table:table-cell table:style-name="ce2" office:value-type="string" calcext:value-type="string">
            <text:p>Houle</text:p>
          </table:table-cell>
          <table:table-cell table:style-name="ce2" office:value-type="string" calcext:value-type="string">
            <text:p>GFN2J7MJQHX</text:p>
          </table:table-cell>
          <table:table-cell table:style-name="ce4" table:formula="of:=DATE(2020;5;28)+TIME(13;0;48)" office:value-type="date" office:date-value="2020-05-28T13:00:48" calcext:value-type="date">
            <text:p>5/28/2020 13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isha</text:p>
          </table:table-cell>
          <table:table-cell table:style-name="ce2" office:value-type="string" calcext:value-type="string">
            <text:p>Chitsenga</text:p>
          </table:table-cell>
          <table:table-cell table:style-name="ce2" office:value-type="string" calcext:value-type="string">
            <text:p>MLNQ55PVP4F</text:p>
          </table:table-cell>
          <table:table-cell table:style-name="ce4" table:formula="of:=DATE(2020;4;3)+TIME(13;8;57)" office:value-type="date" office:date-value="2020-04-03T13:08:57" calcext:value-type="date">
            <text:p>4/3/2020 1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Vasquez</text:p>
          </table:table-cell>
          <table:table-cell table:style-name="ce2" office:value-type="string" calcext:value-type="string">
            <text:p>VNNDWG7CKL3</text:p>
          </table:table-cell>
          <table:table-cell table:style-name="ce4" table:formula="of:=DATE(2020;5;15)+TIME(12;45;11)" office:value-type="date" office:date-value="2020-05-15T12:45:11" calcext:value-type="date">
            <text:p>5/15/2020 1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Z7NLH9N6MCB</text:p>
          </table:table-cell>
          <table:table-cell table:style-name="ce4" table:formula="of:=DATE(2020;5;21)+TIME(12;33;18)" office:value-type="date" office:date-value="2020-05-21T12:33:18" calcext:value-type="date">
            <text:p>5/21/2020 12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izabeth</text:p>
          </table:table-cell>
          <table:table-cell table:style-name="ce2" office:value-type="string" calcext:value-type="string">
            <text:p>Fox Anvick</text:p>
          </table:table-cell>
          <table:table-cell table:style-name="ce2" office:value-type="string" calcext:value-type="string">
            <text:p>ZDNG4HBDLB6</text:p>
          </table:table-cell>
          <table:table-cell table:style-name="ce4" table:formula="of:=DATE(2020;6;25)+TIME(10;37;58)" office:value-type="date" office:date-value="2020-06-25T10:37:58" calcext:value-type="date">
            <text:p>6/25/2020 10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izabeth</text:p>
          </table:table-cell>
          <table:table-cell table:style-name="ce3" office:value-type="string" calcext:value-type="string">
            <text:p>Barron</text:p>
          </table:table-cell>
          <table:table-cell table:style-name="ce3" office:value-type="string" calcext:value-type="string">
            <text:p>LJN3TTMLVRB</text:p>
          </table:table-cell>
          <table:table-cell table:style-name="ce5" table:formula="of:=DATE(2020;6;29)+TIME(11;29;36)" office:value-type="date" office:date-value="2020-06-29T11:29:36" calcext:value-type="date">
            <text:p>6/29/2020 11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l</text:p>
          </table:table-cell>
          <table:table-cell table:style-name="ce2" office:value-type="string" calcext:value-type="string">
            <text:p>Marquez</text:p>
          </table:table-cell>
          <table:table-cell table:style-name="ce2" office:value-type="string" calcext:value-type="string">
            <text:p>X4NJ4STKWBN</text:p>
          </table:table-cell>
          <table:table-cell table:style-name="ce4" table:formula="of:=DATE(2020;4;3)+TIME(10;10;14)" office:value-type="date" office:date-value="2020-04-03T10:10:14" calcext:value-type="date">
            <text:p>4/3/2020 10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lie</text:p>
          </table:table-cell>
          <table:table-cell table:style-name="ce2" office:value-type="string" calcext:value-type="string">
            <text:p>Shivers</text:p>
          </table:table-cell>
          <table:table-cell table:style-name="ce2" office:value-type="string" calcext:value-type="string">
            <text:p>D5NZP62CXK2</text:p>
          </table:table-cell>
          <table:table-cell table:style-name="ce4" table:formula="of:=DATE(2020;6;16)+TIME(13;37;31)" office:value-type="date" office:date-value="2020-06-16T13:37:31" calcext:value-type="date">
            <text:p>6/16/2020 13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na</text:p>
          </table:table-cell>
          <table:table-cell table:style-name="ce3" office:value-type="string" calcext:value-type="string">
            <text:p>Vogel</text:p>
          </table:table-cell>
          <table:table-cell table:style-name="ce3" office:value-type="string" calcext:value-type="string">
            <text:p>LQN9RYV7P66</text:p>
          </table:table-cell>
          <table:table-cell table:style-name="ce5" table:formula="of:=DATE(2020;6;24)+TIME(21;50;17)" office:value-type="date" office:date-value="2020-06-24T21:50:17" calcext:value-type="date">
            <text:p>6/24/2020 21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loi</text:p>
          </table:table-cell>
          <table:table-cell table:style-name="ce3" office:value-type="string" calcext:value-type="string">
            <text:p>bail</text:p>
          </table:table-cell>
          <table:table-cell table:style-name="ce3" office:value-type="string" calcext:value-type="string">
            <text:p>H7NZXW54W2F</text:p>
          </table:table-cell>
          <table:table-cell table:style-name="ce5" table:formula="of:=DATE(2020;6;25)+TIME(16;53;8)" office:value-type="date" office:date-value="2020-06-25T16:53:08" calcext:value-type="date">
            <text:p>6/25/2020 16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loy</text:p>
          </table:table-cell>
          <table:table-cell table:style-name="ce2" office:value-type="string" calcext:value-type="string">
            <text:p>Ontiveros</text:p>
          </table:table-cell>
          <table:table-cell table:style-name="ce2" office:value-type="string" calcext:value-type="string">
            <text:p>DJN3KVQLT2G</text:p>
          </table:table-cell>
          <table:table-cell table:style-name="ce4" table:formula="of:=DATE(2020;6;25)+TIME(17;48;27)" office:value-type="date" office:date-value="2020-06-25T17:48:27" calcext:value-type="date">
            <text:p>6/25/2020 17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il</text:p>
          </table:table-cell>
          <table:table-cell table:style-name="ce2" office:value-type="string" calcext:value-type="string">
            <text:p>Giladov</text:p>
          </table:table-cell>
          <table:table-cell table:style-name="ce2" office:value-type="string" calcext:value-type="string">
            <text:p>V9N9TJKXQPX</text:p>
          </table:table-cell>
          <table:table-cell table:style-name="ce4" table:formula="of:=DATE(2020;6;16)+TIME(15;56;9)" office:value-type="date" office:date-value="2020-06-16T15:56:09" calcext:value-type="date">
            <text:p>6/16/2020 15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ILIO</text:p>
          </table:table-cell>
          <table:table-cell table:style-name="ce2" office:value-type="string" calcext:value-type="string">
            <text:p>CACERES</text:p>
          </table:table-cell>
          <table:table-cell table:style-name="ce2" office:value-type="string" calcext:value-type="string">
            <text:p>PHNC4TYK57N</text:p>
          </table:table-cell>
          <table:table-cell table:style-name="ce4" table:formula="of:=DATE(2020;5;28)+TIME(19;36;31)" office:value-type="date" office:date-value="2020-05-28T19:36:31" calcext:value-type="date">
            <text:p>5/28/2020 19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ily</text:p>
          </table:table-cell>
          <table:table-cell table:style-name="ce3" office:value-type="string" calcext:value-type="string">
            <text:p>Shaffer</text:p>
          </table:table-cell>
          <table:table-cell table:style-name="ce3" office:value-type="string" calcext:value-type="string">
            <text:p>VJNW92FQHGY</text:p>
          </table:table-cell>
          <table:table-cell table:style-name="ce5" table:formula="of:=DATE(2020;3;27)+TIME(17;10;38)" office:value-type="date" office:date-value="2020-03-27T17:10:38" calcext:value-type="date">
            <text:p>3/27/2020 17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ily</text:p>
          </table:table-cell>
          <table:table-cell table:style-name="ce3" office:value-type="string" calcext:value-type="string">
            <text:p>Ratliff</text:p>
          </table:table-cell>
          <table:table-cell table:style-name="ce3" office:value-type="string" calcext:value-type="string">
            <text:p>VMNG3T3CQSK</text:p>
          </table:table-cell>
          <table:table-cell table:style-name="ce5" table:formula="of:=DATE(2020;5;7)+TIME(16;54;40)" office:value-type="date" office:date-value="2020-05-07T16:54:40" calcext:value-type="date">
            <text:p>5/7/2020 16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ily</text:p>
          </table:table-cell>
          <table:table-cell table:style-name="ce3" office:value-type="string" calcext:value-type="string">
            <text:p>Ruf</text:p>
          </table:table-cell>
          <table:table-cell table:style-name="ce3" office:value-type="string" calcext:value-type="string">
            <text:p>PLND2HMRG4Z</text:p>
          </table:table-cell>
          <table:table-cell table:style-name="ce5" table:formula="of:=DATE(2020;5;11)+TIME(22;10;25)" office:value-type="date" office:date-value="2020-05-11T22:10:25" calcext:value-type="date">
            <text:p>5/11/2020 22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ily</text:p>
          </table:table-cell>
          <table:table-cell table:style-name="ce3" office:value-type="string" calcext:value-type="string">
            <text:p>Olin</text:p>
          </table:table-cell>
          <table:table-cell table:style-name="ce3" office:value-type="string" calcext:value-type="string">
            <text:p>NKNVBY2QF5B</text:p>
          </table:table-cell>
          <table:table-cell table:style-name="ce5" table:formula="of:=DATE(2020;5;22)+TIME(20;40;37)" office:value-type="date" office:date-value="2020-05-22T20:40:37" calcext:value-type="date">
            <text:p>5/22/2020 20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ily</text:p>
          </table:table-cell>
          <table:table-cell table:style-name="ce3" office:value-type="string" calcext:value-type="string">
            <text:p>Ratliff</text:p>
          </table:table-cell>
          <table:table-cell table:style-name="ce3" office:value-type="string" calcext:value-type="string">
            <text:p>GJNBG39V2LC</text:p>
          </table:table-cell>
          <table:table-cell table:style-name="ce5" table:formula="of:=DATE(2020;6;29)+TIME(11;9;8)" office:value-type="date" office:date-value="2020-06-29T11:09:08" calcext:value-type="date">
            <text:p>6/29/2020 11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ily Kaslin</text:p>
          </table:table-cell>
          <table:table-cell table:style-name="ce2" office:value-type="string" calcext:value-type="string">
            <text:p>Fields</text:p>
          </table:table-cell>
          <table:table-cell table:style-name="ce2" office:value-type="string" calcext:value-type="string">
            <text:p>LFNVM8RFL8F</text:p>
          </table:table-cell>
          <table:table-cell table:style-name="ce4" table:formula="of:=DATE(2020;6;23)+TIME(14;15;57)" office:value-type="date" office:date-value="2020-06-23T14:15:57" calcext:value-type="date">
            <text:p>6/23/2020 14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malee</text:p>
          </table:table-cell>
          <table:table-cell table:style-name="ce2" office:value-type="string" calcext:value-type="string">
            <text:p>Duffen</text:p>
          </table:table-cell>
          <table:table-cell table:style-name="ce2" office:value-type="string" calcext:value-type="string">
            <text:p>KNNWZRMKZ8Q</text:p>
          </table:table-cell>
          <table:table-cell table:style-name="ce4" table:formula="of:=DATE(2020;6;23)+TIME(13;21;11)" office:value-type="date" office:date-value="2020-06-23T13:21:11" calcext:value-type="date">
            <text:p>6/23/2020 1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Nwolisa</text:p>
          </table:table-cell>
          <table:table-cell table:style-name="ce2" office:value-type="string" calcext:value-type="string">
            <text:p>LPNCYRNNG2P</text:p>
          </table:table-cell>
          <table:table-cell table:style-name="ce4" table:formula="of:=DATE(2020;5;29)+TIME(16;29;39)" office:value-type="date" office:date-value="2020-05-29T16:29:39" calcext:value-type="date">
            <text:p>5/29/2020 16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string" calcext:value-type="string">
            <text:p>HZNG9W4T7GN</text:p>
          </table:table-cell>
          <table:table-cell table:style-name="ce4" table:formula="of:=DATE(2020;6;3)+TIME(10;19;11)" office:value-type="date" office:date-value="2020-06-03T10:19:11" calcext:value-type="date">
            <text:p>6/3/2020 1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manuel</text:p>
          </table:table-cell>
          <table:table-cell table:style-name="ce3" office:value-type="string" calcext:value-type="string">
            <text:p>Bakare</text:p>
          </table:table-cell>
          <table:table-cell table:style-name="ce3" office:value-type="string" calcext:value-type="string">
            <text:p>KBNT5JYDDCF</text:p>
          </table:table-cell>
          <table:table-cell table:style-name="ce5" table:formula="of:=DATE(2020;6;23)+TIME(16;21;37)" office:value-type="date" office:date-value="2020-06-23T16:21:37" calcext:value-type="date">
            <text:p>6/23/2020 16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manuel</text:p>
          </table:table-cell>
          <table:table-cell table:style-name="ce3" office:value-type="string" calcext:value-type="string">
            <text:p>Robidas</text:p>
          </table:table-cell>
          <table:table-cell table:style-name="ce3" office:value-type="string" calcext:value-type="string">
            <text:p>MMNVXNYSF4G</text:p>
          </table:table-cell>
          <table:table-cell table:style-name="ce5" table:formula="of:=DATE(2020;6;24)+TIME(14;2;49)" office:value-type="date" office:date-value="2020-06-24T14:02:49" calcext:value-type="date">
            <text:p>6/24/2020 14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met</text:p>
          </table:table-cell>
          <table:table-cell table:style-name="ce3" office:value-type="string" calcext:value-type="string">
            <text:p>Hikory</text:p>
          </table:table-cell>
          <table:table-cell table:style-name="ce3" office:value-type="string" calcext:value-type="string">
            <text:p>NLNS75FGH7P</text:p>
          </table:table-cell>
          <table:table-cell table:style-name="ce5" table:formula="of:=DATE(2020;6;23)+TIME(7;45;14)" office:value-type="date" office:date-value="2020-06-23T07:45:14" calcext:value-type="date">
            <text:p>6/23/2020 7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mre</text:p>
          </table:table-cell>
          <table:table-cell table:style-name="ce3" office:value-type="string" calcext:value-type="string">
            <text:p>Girgin</text:p>
          </table:table-cell>
          <table:table-cell table:style-name="ce3" office:value-type="string" calcext:value-type="string">
            <text:p>ZSN2CSZP7PM</text:p>
          </table:table-cell>
          <table:table-cell table:style-name="ce5" table:formula="of:=DATE(2020;5;31)+TIME(5;2;43)" office:value-type="date" office:date-value="2020-05-31T05:02:43" calcext:value-type="date">
            <text:p>5/31/2020 5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mre</text:p>
          </table:table-cell>
          <table:table-cell table:style-name="ce2" office:value-type="string" calcext:value-type="string">
            <text:p>Bayram</text:p>
          </table:table-cell>
          <table:table-cell table:style-name="ce2" office:value-type="string" calcext:value-type="string">
            <text:p>DVNRFZNG7HM</text:p>
          </table:table-cell>
          <table:table-cell table:style-name="ce4" table:formula="of:=DATE(2020;6;29)+TIME(2;48;35)" office:value-type="date" office:date-value="2020-06-29T02:48:35" calcext:value-type="date">
            <text:p>6/29/2020 2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nrico</text:p>
          </table:table-cell>
          <table:table-cell table:style-name="ce2" office:value-type="string" calcext:value-type="string">
            <text:p>Conte</text:p>
          </table:table-cell>
          <table:table-cell table:style-name="ce2" office:value-type="string" calcext:value-type="string">
            <text:p>L9N7VKX468Q</text:p>
          </table:table-cell>
          <table:table-cell table:style-name="ce4" table:formula="of:=DATE(2020;5;29)+TIME(5;8;44)" office:value-type="date" office:date-value="2020-05-29T05:08:44" calcext:value-type="date">
            <text:p>5/29/2020 5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nrico</text:p>
          </table:table-cell>
          <table:table-cell table:style-name="ce3" office:value-type="string" calcext:value-type="string">
            <text:p>Jörns</text:p>
          </table:table-cell>
          <table:table-cell table:style-name="ce3" office:value-type="string" calcext:value-type="string">
            <text:p>MRNKL7G58NW</text:p>
          </table:table-cell>
          <table:table-cell table:style-name="ce5" table:formula="of:=DATE(2020;6;23)+TIME(3;58;43)" office:value-type="date" office:date-value="2020-06-23T03:58:43" calcext:value-type="date">
            <text:p>6/23/2020 3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phraim</text:p>
          </table:table-cell>
          <table:table-cell table:style-name="ce3" office:value-type="string" calcext:value-type="string">
            <text:p>Efison</text:p>
          </table:table-cell>
          <table:table-cell table:style-name="ce3" office:value-type="string" calcext:value-type="string">
            <text:p>GKN34WWDXJC</text:p>
          </table:table-cell>
          <table:table-cell table:style-name="ce5" table:formula="of:=DATE(2020;6;26)+TIME(9;56;46)" office:value-type="date" office:date-value="2020-06-26T09:56:46" calcext:value-type="date">
            <text:p>6/26/2020 9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an</text:p>
          </table:table-cell>
          <table:table-cell table:style-name="ce2" office:value-type="string" calcext:value-type="string">
            <text:p>Haggiag</text:p>
          </table:table-cell>
          <table:table-cell table:style-name="ce2" office:value-type="string" calcext:value-type="string">
            <text:p>H9N5BTYB7RM</text:p>
          </table:table-cell>
          <table:table-cell table:style-name="ce4" table:formula="of:=DATE(2020;5;25)+TIME(11;32;54)" office:value-type="date" office:date-value="2020-05-25T11:32:54" calcext:value-type="date">
            <text:p>5/25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an</text:p>
          </table:table-cell>
          <table:table-cell table:style-name="ce3" office:value-type="string" calcext:value-type="string">
            <text:p>Barak</text:p>
          </table:table-cell>
          <table:table-cell table:style-name="ce3" office:value-type="string" calcext:value-type="string">
            <text:p>VNNJVYGT9PK</text:p>
          </table:table-cell>
          <table:table-cell table:style-name="ce5" table:formula="of:=DATE(2020;6;1)+TIME(22;33;3)" office:value-type="date" office:date-value="2020-06-01T22:33:03" calcext:value-type="date">
            <text:p>6/1/2020 22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an</text:p>
          </table:table-cell>
          <table:table-cell table:style-name="ce2" office:value-type="string" calcext:value-type="string">
            <text:p>Mann</text:p>
          </table:table-cell>
          <table:table-cell table:style-name="ce2" office:value-type="string" calcext:value-type="string">
            <text:p>X7NDW8VC66V</text:p>
          </table:table-cell>
          <table:table-cell table:style-name="ce4" table:formula="of:=DATE(2020;6;8)+TIME(3;3;15)" office:value-type="date" office:date-value="2020-06-08T03:03:15" calcext:value-type="date">
            <text:p>6/8/2020 3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en</text:p>
          </table:table-cell>
          <table:table-cell table:style-name="ce2" office:value-type="string" calcext:value-type="string">
            <text:p>Rodriguez</text:p>
          </table:table-cell>
          <table:table-cell table:style-name="ce2" office:value-type="string" calcext:value-type="string">
            <text:p>P7N36MC3V8Y</text:p>
          </table:table-cell>
          <table:table-cell table:style-name="ce4" table:formula="of:=DATE(2020;5;15)+TIME(16;49;48)" office:value-type="date" office:date-value="2020-05-15T16:49:48" calcext:value-type="date">
            <text:p>5/15/2020 16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en</text:p>
          </table:table-cell>
          <table:table-cell table:style-name="ce2" office:value-type="string" calcext:value-type="string">
            <text:p>Akbaba</text:p>
          </table:table-cell>
          <table:table-cell table:style-name="ce2" office:value-type="string" calcext:value-type="string">
            <text:p>ZYNKQPYDJM8</text:p>
          </table:table-cell>
          <table:table-cell table:style-name="ce4" table:formula="of:=DATE(2020;6;29)+TIME(5;29;54)" office:value-type="date" office:date-value="2020-06-29T05:29:54" calcext:value-type="date">
            <text:p>6/29/2020 5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Crenshaw</text:p>
          </table:table-cell>
          <table:table-cell table:style-name="ce3" office:value-type="string" calcext:value-type="string">
            <text:p>NKN7548YG3V</text:p>
          </table:table-cell>
          <table:table-cell table:style-name="ce5" table:formula="of:=DATE(2020;5;5)+TIME(15;20;53)" office:value-type="date" office:date-value="2020-05-05T15:20:53" calcext:value-type="date">
            <text:p>5/5/2020 15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Marshall</text:p>
          </table:table-cell>
          <table:table-cell table:style-name="ce3" office:value-type="string" calcext:value-type="string">
            <text:p>GLNNQ8D55N3</text:p>
          </table:table-cell>
          <table:table-cell table:style-name="ce5" table:formula="of:=DATE(2020;5;12)+TIME(14;33;6)" office:value-type="date" office:date-value="2020-05-12T14:33:06" calcext:value-type="date">
            <text:p>5/12/2020 14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Laurin</text:p>
          </table:table-cell>
          <table:table-cell table:style-name="ce2" office:value-type="string" calcext:value-type="string">
            <text:p>VKN8DCS3GL6</text:p>
          </table:table-cell>
          <table:table-cell table:style-name="ce4" table:formula="of:=DATE(2020;5;13)+TIME(19;22;5)" office:value-type="date" office:date-value="2020-05-13T19:22:05" calcext:value-type="date">
            <text:p>5/13/2020 19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Markowicz</text:p>
          </table:table-cell>
          <table:table-cell table:style-name="ce3" office:value-type="string" calcext:value-type="string">
            <text:p>GJN73CHLTKH</text:p>
          </table:table-cell>
          <table:table-cell table:style-name="ce5" table:formula="of:=DATE(2020;5;14)+TIME(12;2;34)" office:value-type="date" office:date-value="2020-05-14T12:02:34" calcext:value-type="date">
            <text:p>5/14/2020 12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Pereira</text:p>
          </table:table-cell>
          <table:table-cell table:style-name="ce2" office:value-type="string" calcext:value-type="string">
            <text:p>HFN97XSL5RQ</text:p>
          </table:table-cell>
          <table:table-cell table:style-name="ce4" table:formula="of:=DATE(2020;5;24)+TIME(18;4;9)" office:value-type="date" office:date-value="2020-05-24T18:04:09" calcext:value-type="date">
            <text:p>5/24/2020 18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Lee</text:p>
          </table:table-cell>
          <table:table-cell table:style-name="ce3" office:value-type="string" calcext:value-type="string">
            <text:p>ZRN98QR965M</text:p>
          </table:table-cell>
          <table:table-cell table:style-name="ce5" table:formula="of:=DATE(2020;5;25)+TIME(20;29;17)" office:value-type="date" office:date-value="2020-05-25T20:29:17" calcext:value-type="date">
            <text:p>5/25/2020 20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Zhong</text:p>
          </table:table-cell>
          <table:table-cell table:style-name="ce2" office:value-type="string" calcext:value-type="string">
            <text:p>PZNCD566Y8S</text:p>
          </table:table-cell>
          <table:table-cell table:style-name="ce4" table:formula="of:=DATE(2020;6;3)+TIME(18;15;35)" office:value-type="date" office:date-value="2020-06-03T18:15:35" calcext:value-type="date">
            <text:p>6/3/2020 18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Trevino</text:p>
          </table:table-cell>
          <table:table-cell table:style-name="ce2" office:value-type="string" calcext:value-type="string">
            <text:p>X4NRZN93N5Y</text:p>
          </table:table-cell>
          <table:table-cell table:style-name="ce4" table:formula="of:=DATE(2020;6;16)+TIME(12;26;43)" office:value-type="date" office:date-value="2020-06-16T12:26:43" calcext:value-type="date">
            <text:p>6/16/2020 12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Hu</text:p>
          </table:table-cell>
          <table:table-cell table:style-name="ce3" office:value-type="string" calcext:value-type="string">
            <text:p>Z6N88ZK4YSD</text:p>
          </table:table-cell>
          <table:table-cell table:style-name="ce5" table:formula="of:=DATE(2020;6;18)+TIME(14;33;16)" office:value-type="date" office:date-value="2020-06-18T14:33:16" calcext:value-type="date">
            <text:p>6/18/2020 14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Gediman</text:p>
          </table:table-cell>
          <table:table-cell table:style-name="ce3" office:value-type="string" calcext:value-type="string">
            <text:p>HTN2WYHJ4NG</text:p>
          </table:table-cell>
          <table:table-cell table:style-name="ce5" table:formula="of:=DATE(2020;6;19)+TIME(15;14;27)" office:value-type="date" office:date-value="2020-06-19T15:14:27" calcext:value-type="date">
            <text:p>6/19/2020 15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Maheo</text:p>
          </table:table-cell>
          <table:table-cell table:style-name="ce3" office:value-type="string" calcext:value-type="string">
            <text:p>H2N5M6QX3MF</text:p>
          </table:table-cell>
          <table:table-cell table:style-name="ce5" table:formula="of:=DATE(2020;6;19)+TIME(16;28;56)" office:value-type="date" office:date-value="2020-06-19T16:28:56" calcext:value-type="date">
            <text:p>6/19/2020 16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Chang</text:p>
          </table:table-cell>
          <table:table-cell table:style-name="ce2" office:value-type="string" calcext:value-type="string">
            <text:p>F3NBW3VRHWF</text:p>
          </table:table-cell>
          <table:table-cell table:style-name="ce4" table:formula="of:=DATE(2020;6;23)+TIME(19;24;29)" office:value-type="date" office:date-value="2020-06-23T19:24:29" calcext:value-type="date">
            <text:p>6/23/2020 19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Schneider</text:p>
          </table:table-cell>
          <table:table-cell table:style-name="ce3" office:value-type="string" calcext:value-type="string">
            <text:p>DFNHD682S5B</text:p>
          </table:table-cell>
          <table:table-cell table:style-name="ce5" table:formula="of:=DATE(2020;6;24)+TIME(12;30;25)" office:value-type="date" office:date-value="2020-06-24T12:30:25" calcext:value-type="date">
            <text:p>6/24/2020 12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X5NJV5G6S2Z</text:p>
          </table:table-cell>
          <table:table-cell table:style-name="ce5" table:formula="of:=DATE(2020;6;24)+TIME(18;25;13)" office:value-type="date" office:date-value="2020-06-24T18:25:13" calcext:value-type="date">
            <text:p>6/24/2020 18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Richter</text:p>
          </table:table-cell>
          <table:table-cell table:style-name="ce2" office:value-type="string" calcext:value-type="string">
            <text:p>P4N64C8KQ6Z</text:p>
          </table:table-cell>
          <table:table-cell table:style-name="ce4" table:formula="of:=DATE(2020;6;25)+TIME(10;34;59)" office:value-type="date" office:date-value="2020-06-25T10:34:59" calcext:value-type="date">
            <text:p>6/25/2020 1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Herbrandson</text:p>
          </table:table-cell>
          <table:table-cell table:style-name="ce2" office:value-type="string" calcext:value-type="string">
            <text:p>L5N8W8F85W5</text:p>
          </table:table-cell>
          <table:table-cell table:style-name="ce4" table:formula="of:=DATE(2020;6;25)+TIME(15;45;28)" office:value-type="date" office:date-value="2020-06-25T15:45:28" calcext:value-type="date">
            <text:p>6/25/2020 15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WALLENGREN</text:p>
          </table:table-cell>
          <table:table-cell table:style-name="ce2" office:value-type="string" calcext:value-type="string">
            <text:p>NGN8HQYQSC2</text:p>
          </table:table-cell>
          <table:table-cell table:style-name="ce4" table:formula="of:=DATE(2020;6;25)+TIME(19;32;40)" office:value-type="date" office:date-value="2020-06-25T19:32:40" calcext:value-type="date">
            <text:p>6/25/2020 19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Fahey</text:p>
          </table:table-cell>
          <table:table-cell table:style-name="ce2" office:value-type="string" calcext:value-type="string">
            <text:p>GRN4ZVFYKD7</text:p>
          </table:table-cell>
          <table:table-cell table:style-name="ce4" table:formula="of:=DATE(2020;6;26)+TIME(10;19;58)" office:value-type="date" office:date-value="2020-06-26T10:19:58" calcext:value-type="date">
            <text:p>6/26/2020 1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Adams</text:p>
          </table:table-cell>
          <table:table-cell table:style-name="ce3" office:value-type="string" calcext:value-type="string">
            <text:p>KJND5GX669S</text:p>
          </table:table-cell>
          <table:table-cell table:style-name="ce5" table:formula="of:=DATE(2020;6;26)+TIME(13;36;12)" office:value-type="date" office:date-value="2020-06-26T13:36:12" calcext:value-type="date">
            <text:p>6/26/2020 13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Snowberg</text:p>
          </table:table-cell>
          <table:table-cell table:style-name="ce2" office:value-type="string" calcext:value-type="string">
            <text:p>PWNRKC3K8VL</text:p>
          </table:table-cell>
          <table:table-cell table:style-name="ce4" table:formula="of:=DATE(2020;6;26)+TIME(17;25;53)" office:value-type="date" office:date-value="2020-06-26T17:25:53" calcext:value-type="date">
            <text:p>6/26/2020 17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</text:p>
          </table:table-cell>
          <table:table-cell table:style-name="ce3" office:value-type="string" calcext:value-type="string">
            <text:p>Anderson</text:p>
          </table:table-cell>
          <table:table-cell table:style-name="ce3" office:value-type="string" calcext:value-type="string">
            <text:p>XRNHGB4WQS2</text:p>
          </table:table-cell>
          <table:table-cell table:style-name="ce5" table:formula="of:=DATE(2020;6;29)+TIME(9;38;1)" office:value-type="date" office:date-value="2020-06-29T09:38:01" calcext:value-type="date">
            <text:p>6/29/2020 9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</text:p>
          </table:table-cell>
          <table:table-cell table:style-name="ce2" office:value-type="string" calcext:value-type="string">
            <text:p>Johnson</text:p>
          </table:table-cell>
          <table:table-cell table:style-name="ce2" office:value-type="string" calcext:value-type="string">
            <text:p>NXN9BNPZVYX</text:p>
          </table:table-cell>
          <table:table-cell table:style-name="ce4" table:formula="of:=DATE(2020;6;29)+TIME(10;45;3)" office:value-type="date" office:date-value="2020-06-29T10:45:03" calcext:value-type="date">
            <text:p>6/29/2020 10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ca</text:p>
          </table:table-cell>
          <table:table-cell table:style-name="ce2" office:value-type="string" calcext:value-type="string">
            <text:p>Barry</text:p>
          </table:table-cell>
          <table:table-cell table:style-name="ce2" office:value-type="string" calcext:value-type="string">
            <text:p>MLNZ5BFK4DV</text:p>
          </table:table-cell>
          <table:table-cell table:style-name="ce4" table:formula="of:=DATE(2020;5;28)+TIME(15;8;20)" office:value-type="date" office:date-value="2020-05-28T15:08:20" calcext:value-type="date">
            <text:p>5/28/2020 15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k</text:p>
          </table:table-cell>
          <table:table-cell table:style-name="ce3" office:value-type="string" calcext:value-type="string">
            <text:p>Carty</text:p>
          </table:table-cell>
          <table:table-cell table:style-name="ce3" office:value-type="string" calcext:value-type="string">
            <text:p>D4NSZHW5RJD</text:p>
          </table:table-cell>
          <table:table-cell table:style-name="ce5" table:formula="of:=DATE(2020;5;26)+TIME(7;23;31)" office:value-type="date" office:date-value="2020-05-26T07:23:31" calcext:value-type="date">
            <text:p>5/26/2020 7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k</text:p>
          </table:table-cell>
          <table:table-cell table:style-name="ce3" office:value-type="string" calcext:value-type="string">
            <text:p>Van Dam</text:p>
          </table:table-cell>
          <table:table-cell table:style-name="ce3" office:value-type="string" calcext:value-type="string">
            <text:p>LYNG9Z4TF57</text:p>
          </table:table-cell>
          <table:table-cell table:style-name="ce5" table:formula="of:=DATE(2020;6;3)+TIME(0;59;32)" office:value-type="date" office:date-value="2020-06-03T00:59:32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ck</text:p>
          </table:table-cell>
          <table:table-cell table:style-name="ce3" office:value-type="string" calcext:value-type="string">
            <text:p>Poppe</text:p>
          </table:table-cell>
          <table:table-cell table:style-name="ce3" office:value-type="string" calcext:value-type="string">
            <text:p>ZSNTV5FNGNH</text:p>
          </table:table-cell>
          <table:table-cell table:style-name="ce5" table:formula="of:=DATE(2020;6;23)+TIME(13;57;27)" office:value-type="date" office:date-value="2020-06-23T13:57:27" calcext:value-type="date">
            <text:p>6/23/2020 13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j</text:p>
          </table:table-cell>
          <table:table-cell table:style-name="ce3" office:value-type="string" calcext:value-type="string">
            <text:p>Bentej</text:p>
          </table:table-cell>
          <table:table-cell table:style-name="ce3" office:value-type="string" calcext:value-type="string">
            <text:p>DXNZ3NSGPWZ</text:p>
          </table:table-cell>
          <table:table-cell table:style-name="ce5" table:formula="of:=DATE(2020;6;23)+TIME(13;16;53)" office:value-type="date" office:date-value="2020-06-23T13:16:53" calcext:value-type="date">
            <text:p>6/23/2020 13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k</text:p>
          </table:table-cell>
          <table:table-cell table:style-name="ce3" office:value-type="string" calcext:value-type="string">
            <text:p>Peterson</text:p>
          </table:table-cell>
          <table:table-cell table:style-name="ce3" office:value-type="string" calcext:value-type="string">
            <text:p>KQNMVH5XSNL</text:p>
          </table:table-cell>
          <table:table-cell table:style-name="ce5" table:formula="of:=DATE(2020;5;13)+TIME(15;49;21)" office:value-type="date" office:date-value="2020-05-13T15:49:21" calcext:value-type="date">
            <text:p>5/13/2020 15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k</text:p>
          </table:table-cell>
          <table:table-cell table:style-name="ce3" office:value-type="string" calcext:value-type="string">
            <text:p>Michaud</text:p>
          </table:table-cell>
          <table:table-cell table:style-name="ce3" office:value-type="string" calcext:value-type="string">
            <text:p>VDNCTQMBJM3</text:p>
          </table:table-cell>
          <table:table-cell table:style-name="ce5" table:formula="of:=DATE(2020;5;16)+TIME(18;28;12)" office:value-type="date" office:date-value="2020-05-16T18:28:12" calcext:value-type="date">
            <text:p>5/16/2020 18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k</text:p>
          </table:table-cell>
          <table:table-cell table:style-name="ce3" office:value-type="string" calcext:value-type="string">
            <text:p>Ziegenbalg</text:p>
          </table:table-cell>
          <table:table-cell table:style-name="ce3" office:value-type="string" calcext:value-type="string">
            <text:p>FFNY7X78G4J</text:p>
          </table:table-cell>
          <table:table-cell table:style-name="ce5" table:formula="of:=DATE(2020;6;26)+TIME(9;42;39)" office:value-type="date" office:date-value="2020-06-26T09:42:39" calcext:value-type="date">
            <text:p>6/26/2020 9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k</text:p>
          </table:table-cell>
          <table:table-cell table:style-name="ce3" office:value-type="string" calcext:value-type="string">
            <text:p>Riedel</text:p>
          </table:table-cell>
          <table:table-cell table:style-name="ce3" office:value-type="string" calcext:value-type="string">
            <text:p>ZLN4TG3NM4G</text:p>
          </table:table-cell>
          <table:table-cell table:style-name="ce5" table:formula="of:=DATE(2020;6;29)+TIME(6;45;21)" office:value-type="date" office:date-value="2020-06-29T06:45:21" calcext:value-type="date">
            <text:p>6/29/2020 6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ka</text:p>
          </table:table-cell>
          <table:table-cell table:style-name="ce2" office:value-type="string" calcext:value-type="string">
            <text:p>Feldman</text:p>
          </table:table-cell>
          <table:table-cell table:style-name="ce2" office:value-type="string" calcext:value-type="string">
            <text:p>ZJNNWLJ9VX4</text:p>
          </table:table-cell>
          <table:table-cell table:style-name="ce4" table:formula="of:=DATE(2020;5;5)+TIME(15;37;13)" office:value-type="date" office:date-value="2020-05-05T15:37:13" calcext:value-type="date">
            <text:p>5/5/2020 15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in</text:p>
          </table:table-cell>
          <table:table-cell table:style-name="ce3" office:value-type="string" calcext:value-type="string">
            <text:p>Atkinson</text:p>
          </table:table-cell>
          <table:table-cell table:style-name="ce3" office:value-type="string" calcext:value-type="string">
            <text:p>P4NSQ55DQFT</text:p>
          </table:table-cell>
          <table:table-cell table:style-name="ce5" table:formula="of:=DATE(2020;5;12)+TIME(19;52;31)" office:value-type="date" office:date-value="2020-05-12T19:52:31" calcext:value-type="date">
            <text:p>5/12/2020 19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n</text:p>
          </table:table-cell>
          <table:table-cell table:style-name="ce2" office:value-type="string" calcext:value-type="string">
            <text:p>Fitzgerald</text:p>
          </table:table-cell>
          <table:table-cell table:style-name="ce2" office:value-type="string" calcext:value-type="string">
            <text:p>P3NDXDP434T</text:p>
          </table:table-cell>
          <table:table-cell table:style-name="ce4" table:formula="of:=DATE(2020;5;29)+TIME(21;12;57)" office:value-type="date" office:date-value="2020-05-29T21:12:57" calcext:value-type="date">
            <text:p>5/29/2020 21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iol</text:p>
          </table:table-cell>
          <table:table-cell table:style-name="ce2" office:value-type="string" calcext:value-type="string">
            <text:p>Fox</text:p>
          </table:table-cell>
          <table:table-cell table:style-name="ce2" office:value-type="string" calcext:value-type="string">
            <text:p>FPN9VYKWTGL</text:p>
          </table:table-cell>
          <table:table-cell table:style-name="ce4" table:formula="of:=DATE(2020;6;29)+TIME(4;40;4)" office:value-type="date" office:date-value="2020-06-29T04:40:04" calcext:value-type="date">
            <text:p>6/29/2020 4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kan</text:p>
          </table:table-cell>
          <table:table-cell table:style-name="ce2" office:value-type="string" calcext:value-type="string">
            <text:p>Karagöz</text:p>
          </table:table-cell>
          <table:table-cell table:style-name="ce2" office:value-type="string" calcext:value-type="string">
            <text:p>N5NWSZPFF9F</text:p>
          </table:table-cell>
          <table:table-cell table:style-name="ce4" table:formula="of:=DATE(2020;6;13)+TIME(4;36;4)" office:value-type="date" office:date-value="2020-06-13T04:36:04" calcext:value-type="date">
            <text:p>6/13/2020 4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rnesto</text:p>
          </table:table-cell>
          <table:table-cell table:style-name="ce3" office:value-type="string" calcext:value-type="string">
            <text:p>Jímenez</text:p>
          </table:table-cell>
          <table:table-cell table:style-name="ce3" office:value-type="string" calcext:value-type="string">
            <text:p>NBN9M797DZK</text:p>
          </table:table-cell>
          <table:table-cell table:style-name="ce5" table:formula="of:=DATE(2020;6;17)+TIME(19;13;13)" office:value-type="date" office:date-value="2020-06-17T19:13:13" calcext:value-type="date">
            <text:p>6/17/2020 19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rnie</text:p>
          </table:table-cell>
          <table:table-cell table:style-name="ce2" office:value-type="string" calcext:value-type="string">
            <text:p>Hadley</text:p>
          </table:table-cell>
          <table:table-cell table:style-name="ce2" office:value-type="string" calcext:value-type="string">
            <text:p>M5NDJ8G8LCW</text:p>
          </table:table-cell>
          <table:table-cell table:style-name="ce4" table:formula="of:=DATE(2020;6;29)+TIME(0;53;11)" office:value-type="date" office:date-value="2020-06-29T00:53:11" calcext:value-type="date">
            <text:p>6/29/2020 0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born</text:p>
          </table:table-cell>
          <table:table-cell table:style-name="ce2" office:value-type="string" calcext:value-type="string">
            <text:p>Okero</text:p>
          </table:table-cell>
          <table:table-cell table:style-name="ce2" office:value-type="string" calcext:value-type="string">
            <text:p>FZNTGXL9M3D</text:p>
          </table:table-cell>
          <table:table-cell table:style-name="ce4" table:formula="of:=DATE(2020;6;26)+TIME(17;46;47)" office:value-type="date" office:date-value="2020-06-26T17:46:47" calcext:value-type="date">
            <text:p>6/26/2020 17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sme Xuan</text:p>
          </table:table-cell>
          <table:table-cell table:style-name="ce2" office:value-type="string" calcext:value-type="string">
            <text:p>Lim</text:p>
          </table:table-cell>
          <table:table-cell table:style-name="ce2" office:value-type="string" calcext:value-type="string">
            <text:p>F3NTXFRDTDX</text:p>
          </table:table-cell>
          <table:table-cell table:style-name="ce4" table:formula="of:=DATE(2020;6;23)+TIME(15;27;11)" office:value-type="date" office:date-value="2020-06-23T15:27:11" calcext:value-type="date">
            <text:p>6/23/2020 15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than</text:p>
          </table:table-cell>
          <table:table-cell table:style-name="ce3" office:value-type="string" calcext:value-type="string">
            <text:p>Waldman</text:p>
          </table:table-cell>
          <table:table-cell table:style-name="ce3" office:value-type="string" calcext:value-type="string">
            <text:p>JRNCNPSVHFC</text:p>
          </table:table-cell>
          <table:table-cell table:style-name="ce5" table:formula="of:=DATE(2020;5;6)+TIME(2;42;26)" office:value-type="date" office:date-value="2020-05-06T02:42:26" calcext:value-type="date">
            <text:p>5/6/2020 2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than</text:p>
          </table:table-cell>
          <table:table-cell table:style-name="ce2" office:value-type="string" calcext:value-type="string">
            <text:p>Sayre</text:p>
          </table:table-cell>
          <table:table-cell table:style-name="ce2" office:value-type="string" calcext:value-type="string">
            <text:p>GWNL3FV7BSB</text:p>
          </table:table-cell>
          <table:table-cell table:style-name="ce4" table:formula="of:=DATE(2020;6;20)+TIME(12;17;32)" office:value-type="date" office:date-value="2020-06-20T12:17:32" calcext:value-type="date">
            <text:p>6/20/2020 12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than</text:p>
          </table:table-cell>
          <table:table-cell table:style-name="ce2" office:value-type="string" calcext:value-type="string">
            <text:p>Ludba</text:p>
          </table:table-cell>
          <table:table-cell table:style-name="ce2" office:value-type="string" calcext:value-type="string">
            <text:p>HTNL7CJRPC7</text:p>
          </table:table-cell>
          <table:table-cell table:style-name="ce4" table:formula="of:=DATE(2020;6;25)+TIME(16;53;13)" office:value-type="date" office:date-value="2020-06-25T16:53:13" calcext:value-type="date">
            <text:p>6/25/2020 16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uclides</text:p>
          </table:table-cell>
          <table:table-cell table:style-name="ce3" office:value-type="string" calcext:value-type="string">
            <text:p>Chauque</text:p>
          </table:table-cell>
          <table:table-cell table:style-name="ce3" office:value-type="string" calcext:value-type="string">
            <text:p>NWN4NJF2DMX</text:p>
          </table:table-cell>
          <table:table-cell table:style-name="ce5" table:formula="of:=DATE(2020;6;28)+TIME(3;46;46)" office:value-type="date" office:date-value="2020-06-28T03:46:46" calcext:value-type="date">
            <text:p>6/28/2020 3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ufrat</text:p>
          </table:table-cell>
          <table:table-cell table:style-name="ce3" office:value-type="string" calcext:value-type="string">
            <text:p>Tsaqib</text:p>
          </table:table-cell>
          <table:table-cell table:style-name="ce3" office:value-type="string" calcext:value-type="string">
            <text:p>KFN36YDLNJV</text:p>
          </table:table-cell>
          <table:table-cell table:style-name="ce5" table:formula="of:=DATE(2020;6;15)+TIME(11;46;30)" office:value-type="date" office:date-value="2020-06-15T11:46:30" calcext:value-type="date">
            <text:p>6/15/2020 1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ugen</text:p>
          </table:table-cell>
          <table:table-cell table:style-name="ce3" office:value-type="string" calcext:value-type="string">
            <text:p>C.</text:p>
          </table:table-cell>
          <table:table-cell table:style-name="ce3" office:value-type="string" calcext:value-type="string">
            <text:p>N5NJKF8KPQJ</text:p>
          </table:table-cell>
          <table:table-cell table:style-name="ce5" table:formula="of:=DATE(2020;6;18)+TIME(20;17;43)" office:value-type="date" office:date-value="2020-06-18T20:17:43" calcext:value-type="date">
            <text:p>6/18/2020 20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ugene</text:p>
          </table:table-cell>
          <table:table-cell table:style-name="ce2" office:value-type="string" calcext:value-type="string">
            <text:p>Dupler</text:p>
          </table:table-cell>
          <table:table-cell table:style-name="ce2" office:value-type="string" calcext:value-type="string">
            <text:p>FNN6R3BPTTZ</text:p>
          </table:table-cell>
          <table:table-cell table:style-name="ce4" table:formula="of:=DATE(2020;6;29)+TIME(8;19;7)" office:value-type="date" office:date-value="2020-06-29T08:19:07" calcext:value-type="date">
            <text:p>6/29/2020 8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unice</text:p>
          </table:table-cell>
          <table:table-cell table:style-name="ce2" office:value-type="string" calcext:value-type="string">
            <text:p>Chendjou</text:p>
          </table:table-cell>
          <table:table-cell table:style-name="ce2" office:value-type="string" calcext:value-type="string">
            <text:p>G8NF75XMYS8</text:p>
          </table:table-cell>
          <table:table-cell table:style-name="ce4" table:formula="of:=DATE(2020;6;22)+TIME(15;53;35)" office:value-type="date" office:date-value="2020-06-22T15:53:35" calcext:value-type="date">
            <text:p>6/22/2020 15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va</text:p>
          </table:table-cell>
          <table:table-cell table:style-name="ce3" office:value-type="string" calcext:value-type="string">
            <text:p>Rio</text:p>
          </table:table-cell>
          <table:table-cell table:style-name="ce3" office:value-type="string" calcext:value-type="string">
            <text:p>J3N54XNGBCN</text:p>
          </table:table-cell>
          <table:table-cell table:style-name="ce5" table:formula="of:=DATE(2020;5;8)+TIME(1;31;36)" office:value-type="date" office:date-value="2020-05-08T01:31:36" calcext:value-type="date">
            <text:p>5/8/2020 1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van</text:p>
          </table:table-cell>
          <table:table-cell table:style-name="ce2" office:value-type="string" calcext:value-type="string">
            <text:p>Hammer</text:p>
          </table:table-cell>
          <table:table-cell table:style-name="ce2" office:value-type="string" calcext:value-type="string">
            <text:p>X2NL7P5N4S7</text:p>
          </table:table-cell>
          <table:table-cell table:style-name="ce4" table:formula="of:=DATE(2020;6;27)+TIME(12;27;58)" office:value-type="date" office:date-value="2020-06-27T12:27:58" calcext:value-type="date">
            <text:p>6/27/2020 12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veline</text:p>
          </table:table-cell>
          <table:table-cell table:style-name="ce2" office:value-type="string" calcext:value-type="string">
            <text:p>Oehrlich</text:p>
          </table:table-cell>
          <table:table-cell table:style-name="ce2" office:value-type="string" calcext:value-type="string">
            <text:p>VRNTJPQBG8R</text:p>
          </table:table-cell>
          <table:table-cell table:style-name="ce4" table:formula="of:=DATE(2020;6;5)+TIME(3;25;44)" office:value-type="date" office:date-value="2020-06-05T03:25:44" calcext:value-type="date">
            <text:p>6/5/2020 3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verardo</text:p>
          </table:table-cell>
          <table:table-cell table:style-name="ce2" office:value-type="string" calcext:value-type="string">
            <text:p>Garcia</text:p>
          </table:table-cell>
          <table:table-cell table:style-name="ce2" office:value-type="string" calcext:value-type="string">
            <text:p>L9NJZLTLL4W</text:p>
          </table:table-cell>
          <table:table-cell table:style-name="ce4" table:formula="of:=DATE(2020;6;4)+TIME(16;44;48)" office:value-type="date" office:date-value="2020-06-04T16:44:48" calcext:value-type="date">
            <text:p>6/4/2020 16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Evgenii</text:p>
          </table:table-cell>
          <table:table-cell table:style-name="ce2" office:value-type="string" calcext:value-type="string">
            <text:p>Babichev</text:p>
          </table:table-cell>
          <table:table-cell table:style-name="ce2" office:value-type="string" calcext:value-type="string">
            <text:p>P7NB4PD8VRJ</text:p>
          </table:table-cell>
          <table:table-cell table:style-name="ce4" table:formula="of:=DATE(2020;6;14)+TIME(21;31;4)" office:value-type="date" office:date-value="2020-06-14T21:31:04" calcext:value-type="date">
            <text:p>6/14/2020 21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vgeniy</text:p>
          </table:table-cell>
          <table:table-cell table:style-name="ce3" office:value-type="string" calcext:value-type="string">
            <text:p>Paltsev</text:p>
          </table:table-cell>
          <table:table-cell table:style-name="ce3" office:value-type="string" calcext:value-type="string">
            <text:p>GTN6F8YNPRB</text:p>
          </table:table-cell>
          <table:table-cell table:style-name="ce5" table:formula="of:=DATE(2020;6;29)+TIME(8;48;27)" office:value-type="date" office:date-value="2020-06-29T08:48:27" calcext:value-type="date">
            <text:p>6/29/2020 8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Ewa</text:p>
          </table:table-cell>
          <table:table-cell table:style-name="ce3" office:value-type="string" calcext:value-type="string">
            <text:p>Wiman</text:p>
          </table:table-cell>
          <table:table-cell table:style-name="ce3" office:value-type="string" calcext:value-type="string">
            <text:p>D5NQQ6ZFXJ7</text:p>
          </table:table-cell>
          <table:table-cell table:style-name="ce5" table:formula="of:=DATE(2020;6;2)+TIME(13;46;9)" office:value-type="date" office:date-value="2020-06-02T13:46:09" calcext:value-type="date">
            <text:p>6/2/2020 13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.J.</text:p>
          </table:table-cell>
          <table:table-cell table:style-name="ce2" office:value-type="string" calcext:value-type="string">
            <text:p>Genus</text:p>
          </table:table-cell>
          <table:table-cell table:style-name="ce2" office:value-type="string" calcext:value-type="string">
            <text:p>F5NPQZ4KYZ7</text:p>
          </table:table-cell>
          <table:table-cell table:style-name="ce4" table:formula="of:=DATE(2020;6;18)+TIME(18;3;47)" office:value-type="date" office:date-value="2020-06-18T18:03:47" calcext:value-type="date">
            <text:p>6/18/2020 18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bian</text:p>
          </table:table-cell>
          <table:table-cell table:style-name="ce3" office:value-type="string" calcext:value-type="string">
            <text:p>Müller</text:p>
          </table:table-cell>
          <table:table-cell table:style-name="ce3" office:value-type="string" calcext:value-type="string">
            <text:p>PDNZMS4VVDJ</text:p>
          </table:table-cell>
          <table:table-cell table:style-name="ce5" table:formula="of:=DATE(2020;6;10)+TIME(9;24;41)" office:value-type="date" office:date-value="2020-06-10T09:24:41" calcext:value-type="date">
            <text:p>6/10/2020 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bian</text:p>
          </table:table-cell>
          <table:table-cell table:style-name="ce2" office:value-type="string" calcext:value-type="string">
            <text:p>Pichardo</text:p>
          </table:table-cell>
          <table:table-cell table:style-name="ce2" office:value-type="string" calcext:value-type="string">
            <text:p>VXN8FKDKN74</text:p>
          </table:table-cell>
          <table:table-cell table:style-name="ce4" table:formula="of:=DATE(2020;6;29)+TIME(11;27;57)" office:value-type="date" office:date-value="2020-06-29T11:27:57" calcext:value-type="date">
            <text:p>6/29/2020 11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bio</text:p>
          </table:table-cell>
          <table:table-cell table:style-name="ce3" office:value-type="string" calcext:value-type="string">
            <text:p>Mathias</text:p>
          </table:table-cell>
          <table:table-cell table:style-name="ce3" office:value-type="string" calcext:value-type="string">
            <text:p>MDN3TTV3985</text:p>
          </table:table-cell>
          <table:table-cell table:style-name="ce5" table:formula="of:=DATE(2020;5;5)+TIME(23;22;45)" office:value-type="date" office:date-value="2020-05-05T23:22:45" calcext:value-type="date">
            <text:p>5/5/2020 23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bio</text:p>
          </table:table-cell>
          <table:table-cell table:style-name="ce2" office:value-type="string" calcext:value-type="string">
            <text:p>Pagani</text:p>
          </table:table-cell>
          <table:table-cell table:style-name="ce2" office:value-type="string" calcext:value-type="string">
            <text:p>NLNH2NZTVDC</text:p>
          </table:table-cell>
          <table:table-cell table:style-name="ce4" table:formula="of:=DATE(2020;6;15)+TIME(22;7;53)" office:value-type="date" office:date-value="2020-06-15T22:07:53" calcext:value-type="date">
            <text:p>6/15/2020 22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ábio</text:p>
          </table:table-cell>
          <table:table-cell table:style-name="ce3" office:value-type="string" calcext:value-type="string">
            <text:p>Pacheco</text:p>
          </table:table-cell>
          <table:table-cell table:style-name="ce3" office:value-type="string" calcext:value-type="string">
            <text:p>K3NKR5WC54N</text:p>
          </table:table-cell>
          <table:table-cell table:style-name="ce5" table:formula="of:=DATE(2020;6;23)+TIME(23;41;38)" office:value-type="date" office:date-value="2020-06-23T23:41:38" calcext:value-type="date">
            <text:p>6/23/2020 23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biola</text:p>
          </table:table-cell>
          <table:table-cell table:style-name="ce2" office:value-type="string" calcext:value-type="string">
            <text:p>Jimenez</text:p>
          </table:table-cell>
          <table:table-cell table:style-name="ce2" office:value-type="string" calcext:value-type="string">
            <text:p>F3NJQW4PVTN</text:p>
          </table:table-cell>
          <table:table-cell table:style-name="ce4" table:formula="of:=DATE(2020;6;24)+TIME(9;7;17)" office:value-type="date" office:date-value="2020-06-24T09:07:17" calcext:value-type="date">
            <text:p>6/24/2020 9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abrice</text:p>
          </table:table-cell>
          <table:table-cell table:style-name="ce3" office:value-type="string" calcext:value-type="string">
            <text:p>Marcelin</text:p>
          </table:table-cell>
          <table:table-cell table:style-name="ce3" office:value-type="string" calcext:value-type="string">
            <text:p>J9NJJJBSGYL</text:p>
          </table:table-cell>
          <table:table-cell table:style-name="ce5" table:formula="of:=DATE(2020;6;2)+TIME(13;54;7)" office:value-type="date" office:date-value="2020-06-02T13:54:07" calcext:value-type="date">
            <text:p>6/2/2020 1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cu</text:p>
          </table:table-cell>
          <table:table-cell table:style-name="ce2" office:value-type="string" calcext:value-type="string">
            <text:p>Keller</text:p>
          </table:table-cell>
          <table:table-cell table:style-name="ce2" office:value-type="string" calcext:value-type="string">
            <text:p>J8N6PN8VJG2</text:p>
          </table:table-cell>
          <table:table-cell table:style-name="ce4" table:formula="of:=DATE(2020;6;24)+TIME(14;55;35)" office:value-type="date" office:date-value="2020-06-24T14:55:35" calcext:value-type="date">
            <text:p>6/24/2020 14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jun</text:p>
          </table:table-cell>
          <table:table-cell table:style-name="ce2" office:value-type="string" calcext:value-type="string">
            <text:p>Chen</text:p>
          </table:table-cell>
          <table:table-cell table:style-name="ce2" office:value-type="string" calcext:value-type="string">
            <text:p>JWN9LNTZCR4</text:p>
          </table:table-cell>
          <table:table-cell table:style-name="ce4" table:formula="of:=DATE(2020;6;12)+TIME(18;6;54)" office:value-type="date" office:date-value="2020-06-12T18:06:54" calcext:value-type="date">
            <text:p>6/12/2020 18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rshid</text:p>
          </table:table-cell>
          <table:table-cell table:style-name="ce2" office:value-type="string" calcext:value-type="string">
            <text:p>Monhaseri</text:p>
          </table:table-cell>
          <table:table-cell table:style-name="ce2" office:value-type="string" calcext:value-type="string">
            <text:p>XHNJFJW3LXK</text:p>
          </table:table-cell>
          <table:table-cell table:style-name="ce4" table:formula="of:=DATE(2020;5;31)+TIME(4;23;25)" office:value-type="date" office:date-value="2020-05-31T04:23:25" calcext:value-type="date">
            <text:p>5/31/2020 4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rzad</text:p>
          </table:table-cell>
          <table:table-cell table:style-name="ce2" office:value-type="string" calcext:value-type="string">
            <text:p>Lak</text:p>
          </table:table-cell>
          <table:table-cell table:style-name="ce2" office:value-type="string" calcext:value-type="string">
            <text:p>K7N6YBXGPVP</text:p>
          </table:table-cell>
          <table:table-cell table:style-name="ce4" table:formula="of:=DATE(2020;5;5)+TIME(15;26;50)" office:value-type="date" office:date-value="2020-05-05T15:26:50" calcext:value-type="date">
            <text:p>5/5/2020 15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aye</text:p>
          </table:table-cell>
          <table:table-cell table:style-name="ce2" office:value-type="string" calcext:value-type="string">
            <text:p>Tandog</text:p>
          </table:table-cell>
          <table:table-cell table:style-name="ce2" office:value-type="string" calcext:value-type="string">
            <text:p>PGN8JD6KTN2</text:p>
          </table:table-cell>
          <table:table-cell table:style-name="ce4" table:formula="of:=DATE(2020;6;25)+TIME(4;24;1)" office:value-type="date" office:date-value="2020-06-25T04:24:01" calcext:value-type="date">
            <text:p>6/25/2020 4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derico</text:p>
          </table:table-cell>
          <table:table-cell table:style-name="ce3" office:value-type="string" calcext:value-type="string">
            <text:p>Lucifredi</text:p>
          </table:table-cell>
          <table:table-cell table:style-name="ce3" office:value-type="string" calcext:value-type="string">
            <text:p>JLNZH4TY75K</text:p>
          </table:table-cell>
          <table:table-cell table:style-name="ce5" table:formula="of:=DATE(2020;5;22)+TIME(22;5;29)" office:value-type="date" office:date-value="2020-05-22T22:05:29" calcext:value-type="date">
            <text:p>5/22/2020 22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derico</text:p>
          </table:table-cell>
          <table:table-cell table:style-name="ce2" office:value-type="string" calcext:value-type="string">
            <text:p>Sogaro</text:p>
          </table:table-cell>
          <table:table-cell table:style-name="ce2" office:value-type="string" calcext:value-type="string">
            <text:p>K8NYFTFRLVL</text:p>
          </table:table-cell>
          <table:table-cell table:style-name="ce4" table:formula="of:=DATE(2020;6;25)+TIME(19;23;6)" office:value-type="date" office:date-value="2020-06-25T19:23:06" calcext:value-type="date">
            <text:p>6/25/2020 19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imin</text:p>
          </table:table-cell>
          <table:table-cell table:style-name="ce3" office:value-type="string" calcext:value-type="string">
            <text:p>Yuan</text:p>
          </table:table-cell>
          <table:table-cell table:style-name="ce3" office:value-type="string" calcext:value-type="string">
            <text:p>JWNZLYYV7WP</text:p>
          </table:table-cell>
          <table:table-cell table:style-name="ce5" table:formula="of:=DATE(2020;5;22)+TIME(2;53;23)" office:value-type="date" office:date-value="2020-05-22T02:53:23" calcext:value-type="date">
            <text:p>5/22/2020 2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Souza Tanios</text:p>
          </table:table-cell>
          <table:table-cell table:style-name="ce2" office:value-type="string" calcext:value-type="string">
            <text:p>GDNJMHKVCP5</text:p>
          </table:table-cell>
          <table:table-cell table:style-name="ce4" table:formula="of:=DATE(2020;6;24)+TIME(16;42;22)" office:value-type="date" office:date-value="2020-06-24T16:42:22" calcext:value-type="date">
            <text:p>6/24/2020 16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lipe</text:p>
          </table:table-cell>
          <table:table-cell table:style-name="ce2" office:value-type="string" calcext:value-type="string">
            <text:p>Camargo</text:p>
          </table:table-cell>
          <table:table-cell table:style-name="ce2" office:value-type="string" calcext:value-type="string">
            <text:p>J4NFX5J3J7F</text:p>
          </table:table-cell>
          <table:table-cell table:style-name="ce4" table:formula="of:=DATE(2020;6;29)+TIME(13;38;12)" office:value-type="date" office:date-value="2020-06-29T13:38:12" calcext:value-type="date">
            <text:p>6/29/2020 13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lix</text:p>
          </table:table-cell>
          <table:table-cell table:style-name="ce3" office:value-type="string" calcext:value-type="string">
            <text:p>Schuette</text:p>
          </table:table-cell>
          <table:table-cell table:style-name="ce3" office:value-type="string" calcext:value-type="string">
            <text:p>H7NL9WJ6DK9</text:p>
          </table:table-cell>
          <table:table-cell table:style-name="ce5" table:formula="of:=DATE(2020;5;6)+TIME(5;5;25)" office:value-type="date" office:date-value="2020-05-06T05:05:25" calcext:value-type="date">
            <text:p>5/6/2020 5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rdi</text:p>
          </table:table-cell>
          <table:table-cell table:style-name="ce2" office:value-type="string" calcext:value-type="string">
            <text:p>Bak</text:p>
          </table:table-cell>
          <table:table-cell table:style-name="ce2" office:value-type="string" calcext:value-type="string">
            <text:p>PSNM5X9NHRS</text:p>
          </table:table-cell>
          <table:table-cell table:style-name="ce4" table:formula="of:=DATE(2020;5;14)+TIME(3;5;35)" office:value-type="date" office:date-value="2020-05-14T03:05:35" calcext:value-type="date">
            <text:p>5/14/2020 3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ECKHARDT VALLE</text:p>
          </table:table-cell>
          <table:table-cell table:style-name="ce3" office:value-type="string" calcext:value-type="string">
            <text:p>V6NWDSZCV73</text:p>
          </table:table-cell>
          <table:table-cell table:style-name="ce5" table:formula="of:=DATE(2020;6;19)+TIME(15;55;6)" office:value-type="date" office:date-value="2020-06-19T15:55:06" calcext:value-type="date">
            <text:p>6/19/2020 15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Pedraza</text:p>
          </table:table-cell>
          <table:table-cell table:style-name="ce3" office:value-type="string" calcext:value-type="string">
            <text:p>LBNSSWQC87S</text:p>
          </table:table-cell>
          <table:table-cell table:style-name="ce5" table:formula="of:=DATE(2020;6;23)+TIME(12;59;13)" office:value-type="date" office:date-value="2020-06-23T12:59:13" calcext:value-type="date">
            <text:p>6/23/2020 12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rnando</text:p>
          </table:table-cell>
          <table:table-cell table:style-name="ce2" office:value-type="string" calcext:value-type="string">
            <text:p>Karnagi</text:p>
          </table:table-cell>
          <table:table-cell table:style-name="ce2" office:value-type="string" calcext:value-type="string">
            <text:p>P6NWZKJ5NCS</text:p>
          </table:table-cell>
          <table:table-cell table:style-name="ce4" table:formula="of:=DATE(2020;6;24)+TIME(20;36;55)" office:value-type="date" office:date-value="2020-06-24T20:36:55" calcext:value-type="date">
            <text:p>6/24/2020 20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Berra Kossik</text:p>
          </table:table-cell>
          <table:table-cell table:style-name="ce3" office:value-type="string" calcext:value-type="string">
            <text:p>LDN7YZN37V5</text:p>
          </table:table-cell>
          <table:table-cell table:style-name="ce5" table:formula="of:=DATE(2020;6;24)+TIME(22;28;32)" office:value-type="date" office:date-value="2020-06-24T22:28:32" calcext:value-type="date">
            <text:p>6/24/2020 22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rnando</text:p>
          </table:table-cell>
          <table:table-cell table:style-name="ce2" office:value-type="string" calcext:value-type="string">
            <text:p>Ike</text:p>
          </table:table-cell>
          <table:table-cell table:style-name="ce2" office:value-type="string" calcext:value-type="string">
            <text:p>P8NHP65S2CG</text:p>
          </table:table-cell>
          <table:table-cell table:style-name="ce4" table:formula="of:=DATE(2020;6;25)+TIME(8;22;43)" office:value-type="date" office:date-value="2020-06-25T08:22:43" calcext:value-type="date">
            <text:p>6/25/2020 8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rnando</text:p>
          </table:table-cell>
          <table:table-cell table:style-name="ce3" office:value-type="string" calcext:value-type="string">
            <text:p>Montenegro</text:p>
          </table:table-cell>
          <table:table-cell table:style-name="ce3" office:value-type="string" calcext:value-type="string">
            <text:p>J5NPVNV8D9Y</text:p>
          </table:table-cell>
          <table:table-cell table:style-name="ce5" table:formula="of:=DATE(2020;6;25)+TIME(8;46;57)" office:value-type="date" office:date-value="2020-06-25T08:46:57" calcext:value-type="date">
            <text:p>6/25/2020 8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ernando Federico</text:p>
          </table:table-cell>
          <table:table-cell table:style-name="ce3" office:value-type="string" calcext:value-type="string">
            <text:p>Pinillos Pérez</text:p>
          </table:table-cell>
          <table:table-cell table:style-name="ce3" office:value-type="string" calcext:value-type="string">
            <text:p>FSNK5V6K9YL</text:p>
          </table:table-cell>
          <table:table-cell table:style-name="ce5" table:formula="of:=DATE(2020;6;27)+TIME(20;45;10)" office:value-type="date" office:date-value="2020-06-27T20:45:10" calcext:value-type="date">
            <text:p>6/27/2020 20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ernando Javier</text:p>
          </table:table-cell>
          <table:table-cell table:style-name="ce2" office:value-type="string" calcext:value-type="string">
            <text:p>Cerna Herrera</text:p>
          </table:table-cell>
          <table:table-cell table:style-name="ce2" office:value-type="string" calcext:value-type="string">
            <text:p>N4NKSXK938W</text:p>
          </table:table-cell>
          <table:table-cell table:style-name="ce4" table:formula="of:=DATE(2020;5;28)+TIME(14;27;55)" office:value-type="date" office:date-value="2020-05-28T14:27:55" calcext:value-type="date">
            <text:p>5/28/2020 14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ilipe</text:p>
          </table:table-cell>
          <table:table-cell table:style-name="ce3" office:value-type="string" calcext:value-type="string">
            <text:p>Laíns</text:p>
          </table:table-cell>
          <table:table-cell table:style-name="ce3" office:value-type="string" calcext:value-type="string">
            <text:p>D4NXFMJGLPD</text:p>
          </table:table-cell>
          <table:table-cell table:style-name="ce5" table:formula="of:=DATE(2020;6;23)+TIME(18;41;0)" office:value-type="date" office:date-value="2020-06-23T18:41:00" calcext:value-type="date">
            <text:p>6/23/2020 1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lipe</text:p>
          </table:table-cell>
          <table:table-cell table:style-name="ce2" office:value-type="string" calcext:value-type="string">
            <text:p>Azevedo</text:p>
          </table:table-cell>
          <table:table-cell table:style-name="ce2" office:value-type="string" calcext:value-type="string">
            <text:p>DHNGM46J39W</text:p>
          </table:table-cell>
          <table:table-cell table:style-name="ce4" table:formula="of:=DATE(2020;6;24)+TIME(8;34;52)" office:value-type="date" office:date-value="2020-06-24T08:34:52" calcext:value-type="date">
            <text:p>6/24/2020 8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lza</text:p>
          </table:table-cell>
          <table:table-cell table:style-name="ce2" office:value-type="string" calcext:value-type="string">
            <text:p>Tariq</text:p>
          </table:table-cell>
          <table:table-cell table:style-name="ce2" office:value-type="string" calcext:value-type="string">
            <text:p>L9NKCN43J8F</text:p>
          </table:table-cell>
          <table:table-cell table:style-name="ce4" table:formula="of:=DATE(2020;6;24)+TIME(5;30;21)" office:value-type="date" office:date-value="2020-06-24T05:30:21" calcext:value-type="date">
            <text:p>6/24/2020 5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indlay</text:p>
          </table:table-cell>
          <table:table-cell table:style-name="ce2" office:value-type="string" calcext:value-type="string">
            <text:p>shearer</text:p>
          </table:table-cell>
          <table:table-cell table:style-name="ce2" office:value-type="string" calcext:value-type="string">
            <text:p>FRNYTW7HMV5</text:p>
          </table:table-cell>
          <table:table-cell table:style-name="ce4" table:formula="of:=DATE(2020;6;26)+TIME(15;11;45)" office:value-type="date" office:date-value="2020-06-26T15:11:45" calcext:value-type="date">
            <text:p>6/26/2020 15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iona</text:p>
          </table:table-cell>
          <table:table-cell table:style-name="ce3" office:value-type="string" calcext:value-type="string">
            <text:p>Trahe</text:p>
          </table:table-cell>
          <table:table-cell table:style-name="ce3" office:value-type="string" calcext:value-type="string">
            <text:p>L5N9HJPHX5L</text:p>
          </table:table-cell>
          <table:table-cell table:style-name="ce5" table:formula="of:=DATE(2020;6;16)+TIME(9;35;52)" office:value-type="date" office:date-value="2020-06-16T09:35:52" calcext:value-type="date">
            <text:p>6/16/2020 9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lavia</text:p>
          </table:table-cell>
          <table:table-cell table:style-name="ce3" office:value-type="string" calcext:value-type="string">
            <text:p>Cioanca</text:p>
          </table:table-cell>
          <table:table-cell table:style-name="ce3" office:value-type="string" calcext:value-type="string">
            <text:p>MMNT6HM9Y38</text:p>
          </table:table-cell>
          <table:table-cell table:style-name="ce5" table:formula="of:=DATE(2020;6;29)+TIME(11;12;47)" office:value-type="date" office:date-value="2020-06-29T11:12:47" calcext:value-type="date">
            <text:p>6/29/2020 11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lavio</text:p>
          </table:table-cell>
          <table:table-cell table:style-name="ce2" office:value-type="string" calcext:value-type="string">
            <text:p>Lombardi</text:p>
          </table:table-cell>
          <table:table-cell table:style-name="ce2" office:value-type="string" calcext:value-type="string">
            <text:p>HMNK7SLYKJT</text:p>
          </table:table-cell>
          <table:table-cell table:style-name="ce4" table:formula="of:=DATE(2020;6;11)+TIME(8;49;24)" office:value-type="date" office:date-value="2020-06-11T08:49:24" calcext:value-type="date">
            <text:p>6/11/2020 8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lorian</text:p>
          </table:table-cell>
          <table:table-cell table:style-name="ce3" office:value-type="string" calcext:value-type="string">
            <text:p>Berndl</text:p>
          </table:table-cell>
          <table:table-cell table:style-name="ce3" office:value-type="string" calcext:value-type="string">
            <text:p>H6NYC3F8J22</text:p>
          </table:table-cell>
          <table:table-cell table:style-name="ce5" table:formula="of:=DATE(2020;5;14)+TIME(7;52;30)" office:value-type="date" office:date-value="2020-05-14T07:52:30" calcext:value-type="date">
            <text:p>5/14/2020 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lorian</text:p>
          </table:table-cell>
          <table:table-cell table:style-name="ce3" office:value-type="string" calcext:value-type="string">
            <text:p>Schaupp</text:p>
          </table:table-cell>
          <table:table-cell table:style-name="ce3" office:value-type="string" calcext:value-type="string">
            <text:p>NMNDD93C3Q9</text:p>
          </table:table-cell>
          <table:table-cell table:style-name="ce5" table:formula="of:=DATE(2020;5;20)+TIME(16;6;10)" office:value-type="date" office:date-value="2020-05-20T16:06:10" calcext:value-type="date">
            <text:p>5/20/2020 16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lorian</text:p>
          </table:table-cell>
          <table:table-cell table:style-name="ce2" office:value-type="string" calcext:value-type="string">
            <text:p>Eckert</text:p>
          </table:table-cell>
          <table:table-cell table:style-name="ce2" office:value-type="string" calcext:value-type="string">
            <text:p>LPNZYYPWQW8</text:p>
          </table:table-cell>
          <table:table-cell table:style-name="ce4" table:formula="of:=DATE(2020;5;28)+TIME(1;55;52)" office:value-type="date" office:date-value="2020-05-28T01:55:52" calcext:value-type="date">
            <text:p>5/28/2020 1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lorian</text:p>
          </table:table-cell>
          <table:table-cell table:style-name="ce2" office:value-type="string" calcext:value-type="string">
            <text:p>Mösch</text:p>
          </table:table-cell>
          <table:table-cell table:style-name="ce2" office:value-type="string" calcext:value-type="string">
            <text:p>NVN9MC87GN6</text:p>
          </table:table-cell>
          <table:table-cell table:style-name="ce4" table:formula="of:=DATE(2020;6;8)+TIME(9;3;53)" office:value-type="date" office:date-value="2020-06-08T09:03:53" calcext:value-type="date">
            <text:p>6/8/2020 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lorian</text:p>
          </table:table-cell>
          <table:table-cell table:style-name="ce3" office:value-type="string" calcext:value-type="string">
            <text:p>Oevermann</text:p>
          </table:table-cell>
          <table:table-cell table:style-name="ce3" office:value-type="string" calcext:value-type="string">
            <text:p>FFNL3F8ZNFC</text:p>
          </table:table-cell>
          <table:table-cell table:style-name="ce5" table:formula="of:=DATE(2020;6;17)+TIME(16;21;39)" office:value-type="date" office:date-value="2020-06-17T16:21:39" calcext:value-type="date">
            <text:p>6/17/2020 16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oko</text:p>
          </table:table-cell>
          <table:table-cell table:style-name="ce2" office:value-type="string" calcext:value-type="string">
            <text:p>Valdes</text:p>
          </table:table-cell>
          <table:table-cell table:style-name="ce2" office:value-type="string" calcext:value-type="string">
            <text:p>N9N9R58PGLP</text:p>
          </table:table-cell>
          <table:table-cell table:style-name="ce4" table:formula="of:=DATE(2020;6;28)+TIME(6;56;14)" office:value-type="date" office:date-value="2020-06-28T06:56:14" calcext:value-type="date">
            <text:p>6/28/2020 6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oster</text:p>
          </table:table-cell>
          <table:table-cell table:style-name="ce3" office:value-type="string" calcext:value-type="string">
            <text:p>Gorman</text:p>
          </table:table-cell>
          <table:table-cell table:style-name="ce3" office:value-type="string" calcext:value-type="string">
            <text:p>NTNHR9P7N2K</text:p>
          </table:table-cell>
          <table:table-cell table:style-name="ce5" table:formula="of:=DATE(2020;3;11)+TIME(13;8;21)" office:value-type="date" office:date-value="2020-03-11T13:08:21" calcext:value-type="date">
            <text:p>3/11/2020 1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</text:p>
          </table:table-cell>
          <table:table-cell table:style-name="ce2" office:value-type="string" calcext:value-type="string">
            <text:p>RAMOS</text:p>
          </table:table-cell>
          <table:table-cell table:style-name="ce2" office:value-type="string" calcext:value-type="string">
            <text:p>NDNHLKF8MSY</text:p>
          </table:table-cell>
          <table:table-cell table:style-name="ce4" table:formula="of:=DATE(2020;6;9)+TIME(20;23;36)" office:value-type="date" office:date-value="2020-06-09T20:23:36" calcext:value-type="date">
            <text:p>6/9/2020 20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Leone</text:p>
          </table:table-cell>
          <table:table-cell table:style-name="ce2" office:value-type="string" calcext:value-type="string">
            <text:p>XPNXJHZDLDV</text:p>
          </table:table-cell>
          <table:table-cell table:style-name="ce4" table:formula="of:=DATE(2020;5;9)+TIME(9;10;42)" office:value-type="date" office:date-value="2020-05-09T09:10:42" calcext:value-type="date">
            <text:p>5/9/2020 9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cesco</text:p>
          </table:table-cell>
          <table:table-cell table:style-name="ce2" office:value-type="string" calcext:value-type="string">
            <text:p>Russo</text:p>
          </table:table-cell>
          <table:table-cell table:style-name="ce2" office:value-type="string" calcext:value-type="string">
            <text:p>MGNPSLDP2ZK</text:p>
          </table:table-cell>
          <table:table-cell table:style-name="ce4" table:formula="of:=DATE(2020;6;26)+TIME(3;3;54)" office:value-type="date" office:date-value="2020-06-26T03:03:54" calcext:value-type="date">
            <text:p>6/26/2020 3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Iglesias</text:p>
          </table:table-cell>
          <table:table-cell table:style-name="ce2" office:value-type="string" calcext:value-type="string">
            <text:p>L4NKHN48ND8</text:p>
          </table:table-cell>
          <table:table-cell table:style-name="ce4" table:formula="of:=DATE(2020;6;10)+TIME(14;12;40)" office:value-type="date" office:date-value="2020-06-10T14:12:40" calcext:value-type="date">
            <text:p>6/10/2020 14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Cabrera</text:p>
          </table:table-cell>
          <table:table-cell table:style-name="ce2" office:value-type="string" calcext:value-type="string">
            <text:p>HKNY49BZP8Q</text:p>
          </table:table-cell>
          <table:table-cell table:style-name="ce4" table:formula="of:=DATE(2020;6;15)+TIME(22;34;43)" office:value-type="date" office:date-value="2020-06-15T22:34:43" calcext:value-type="date">
            <text:p>6/15/2020 22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Ruiz</text:p>
          </table:table-cell>
          <table:table-cell table:style-name="ce2" office:value-type="string" calcext:value-type="string">
            <text:p>NDNDL8GF958</text:p>
          </table:table-cell>
          <table:table-cell table:style-name="ce4" table:formula="of:=DATE(2020;6;26)+TIME(17;14;15)" office:value-type="date" office:date-value="2020-06-26T17:14:15" calcext:value-type="date">
            <text:p>6/26/2020 17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Pedraza</text:p>
          </table:table-cell>
          <table:table-cell table:style-name="ce2" office:value-type="string" calcext:value-type="string">
            <text:p>N2NKYQK5QZ9</text:p>
          </table:table-cell>
          <table:table-cell table:style-name="ce4" table:formula="of:=DATE(2020;6;29)+TIME(12;32;4)" office:value-type="date" office:date-value="2020-06-29T12:32:04" calcext:value-type="date">
            <text:p>6/29/2020 1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ancisco Javier</text:p>
          </table:table-cell>
          <table:table-cell table:style-name="ce3" office:value-type="string" calcext:value-type="string">
            <text:p>Tsao Santín</text:p>
          </table:table-cell>
          <table:table-cell table:style-name="ce3" office:value-type="string" calcext:value-type="string">
            <text:p>FSNCDRX4PFK</text:p>
          </table:table-cell>
          <table:table-cell table:style-name="ce5" table:formula="of:=DATE(2020;5;6)+TIME(14;14;41)" office:value-type="date" office:date-value="2020-05-06T14:14:41" calcext:value-type="date">
            <text:p>5/6/2020 14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ancisco Javier</text:p>
          </table:table-cell>
          <table:table-cell table:style-name="ce3" office:value-type="string" calcext:value-type="string">
            <text:p>Moran Rua</text:p>
          </table:table-cell>
          <table:table-cell table:style-name="ce3" office:value-type="string" calcext:value-type="string">
            <text:p>VBN8X2FXG45</text:p>
          </table:table-cell>
          <table:table-cell table:style-name="ce5" table:formula="of:=DATE(2020;6;26)+TIME(11;7;28)" office:value-type="date" office:date-value="2020-06-26T11:07:28" calcext:value-type="date">
            <text:p>6/26/2020 11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cisco Jose</text:p>
          </table:table-cell>
          <table:table-cell table:style-name="ce2" office:value-type="string" calcext:value-type="string">
            <text:p>Perez Jimenez</text:p>
          </table:table-cell>
          <table:table-cell table:style-name="ce2" office:value-type="string" calcext:value-type="string">
            <text:p>LYNR9T3STMW</text:p>
          </table:table-cell>
          <table:table-cell table:style-name="ce4" table:formula="of:=DATE(2020;6;25)+TIME(3;27;27)" office:value-type="date" office:date-value="2020-06-25T03:27:27" calcext:value-type="date">
            <text:p>6/25/2020 3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ancois</text:p>
          </table:table-cell>
          <table:table-cell table:style-name="ce3" office:value-type="string" calcext:value-type="string">
            <text:p>massot-pellet</text:p>
          </table:table-cell>
          <table:table-cell table:style-name="ce3" office:value-type="string" calcext:value-type="string">
            <text:p>ZSNT3K2TN5T</text:p>
          </table:table-cell>
          <table:table-cell table:style-name="ce5" table:formula="of:=DATE(2020;5;7)+TIME(8;27;14)" office:value-type="date" office:date-value="2020-05-07T08:27:14" calcext:value-type="date">
            <text:p>5/7/2020 8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ancois</text:p>
          </table:table-cell>
          <table:table-cell table:style-name="ce3" office:value-type="string" calcext:value-type="string">
            <text:p>Charron</text:p>
          </table:table-cell>
          <table:table-cell table:style-name="ce3" office:value-type="string" calcext:value-type="string">
            <text:p>V3NNY7V9ZJ5</text:p>
          </table:table-cell>
          <table:table-cell table:style-name="ce5" table:formula="of:=DATE(2020;6;24)+TIME(10;10;6)" office:value-type="date" office:date-value="2020-06-24T10:10:06" calcext:value-type="date">
            <text:p>6/24/2020 10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çois</text:p>
          </table:table-cell>
          <table:table-cell table:style-name="ce2" office:value-type="string" calcext:value-type="string">
            <text:p>Dugast</text:p>
          </table:table-cell>
          <table:table-cell table:style-name="ce2" office:value-type="string" calcext:value-type="string">
            <text:p>D5NM79XC4TR</text:p>
          </table:table-cell>
          <table:table-cell table:style-name="ce4" table:formula="of:=DATE(2020;6;18)+TIME(3;56;12)" office:value-type="date" office:date-value="2020-06-18T03:56:12" calcext:value-type="date">
            <text:p>6/18/2020 3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ançois-Frédéric</text:p>
          </table:table-cell>
          <table:table-cell table:style-name="ce3" office:value-type="string" calcext:value-type="string">
            <text:p>Ozog</text:p>
          </table:table-cell>
          <table:table-cell table:style-name="ce3" office:value-type="string" calcext:value-type="string">
            <text:p>FKNG9CQVB9C</text:p>
          </table:table-cell>
          <table:table-cell table:style-name="ce5" table:formula="of:=DATE(2020;6;29)+TIME(12;46;39)" office:value-type="date" office:date-value="2020-06-29T12:46:39" calcext:value-type="date">
            <text:p>6/29/2020 12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ank</text:p>
          </table:table-cell>
          <table:table-cell table:style-name="ce3" office:value-type="string" calcext:value-type="string">
            <text:p>Ritchie</text:p>
          </table:table-cell>
          <table:table-cell table:style-name="ce3" office:value-type="string" calcext:value-type="string">
            <text:p>MDNKWBM9XG4</text:p>
          </table:table-cell>
          <table:table-cell table:style-name="ce5" table:formula="of:=DATE(2020;5;15)+TIME(13;18;27)" office:value-type="date" office:date-value="2020-05-15T13:18:27" calcext:value-type="date">
            <text:p>5/15/2020 13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k</text:p>
          </table:table-cell>
          <table:table-cell table:style-name="ce2" office:value-type="string" calcext:value-type="string">
            <text:p>Rowand</text:p>
          </table:table-cell>
          <table:table-cell table:style-name="ce2" office:value-type="string" calcext:value-type="string">
            <text:p>GTNHJMMR697</text:p>
          </table:table-cell>
          <table:table-cell table:style-name="ce4" table:formula="of:=DATE(2020;6;8)+TIME(13;6;28)" office:value-type="date" office:date-value="2020-06-08T13:06:28" calcext:value-type="date">
            <text:p>6/8/2020 13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ankie</text:p>
          </table:table-cell>
          <table:table-cell table:style-name="ce3" office:value-type="string" calcext:value-type="string">
            <text:p>Lai</text:p>
          </table:table-cell>
          <table:table-cell table:style-name="ce3" office:value-type="string" calcext:value-type="string">
            <text:p>XBNKYLD63VQ</text:p>
          </table:table-cell>
          <table:table-cell table:style-name="ce5" table:formula="of:=DATE(2020;6;4)+TIME(7;2;41)" office:value-type="date" office:date-value="2020-06-04T07:02:41" calcext:value-type="date">
            <text:p>6/4/2020 7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klin</text:p>
          </table:table-cell>
          <table:table-cell table:style-name="ce2" office:value-type="string" calcext:value-type="string">
            <text:p>Ramírez</text:p>
          </table:table-cell>
          <table:table-cell table:style-name="ce2" office:value-type="string" calcext:value-type="string">
            <text:p>PFNMBC5XWQJ</text:p>
          </table:table-cell>
          <table:table-cell table:style-name="ce4" table:formula="of:=DATE(2020;6;23)+TIME(13;48;7)" office:value-type="date" office:date-value="2020-06-23T13:48:07" calcext:value-type="date">
            <text:p>6/23/2020 13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anklin Ricardo</text:p>
          </table:table-cell>
          <table:table-cell table:style-name="ce2" office:value-type="string" calcext:value-type="string">
            <text:p>Centeno</text:p>
          </table:table-cell>
          <table:table-cell table:style-name="ce2" office:value-type="string" calcext:value-type="string">
            <text:p>GHNJQDD7N4G</text:p>
          </table:table-cell>
          <table:table-cell table:style-name="ce4" table:formula="of:=DATE(2020;6;23)+TIME(18;55;0)" office:value-type="date" office:date-value="2020-06-23T18:55:00" calcext:value-type="date">
            <text:p>6/23/2020 18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ederic</text:p>
          </table:table-cell>
          <table:table-cell table:style-name="ce3" office:value-type="string" calcext:value-type="string">
            <text:p>Branczyk</text:p>
          </table:table-cell>
          <table:table-cell table:style-name="ce3" office:value-type="string" calcext:value-type="string">
            <text:p>FPNPZFLMP5V</text:p>
          </table:table-cell>
          <table:table-cell table:style-name="ce5" table:formula="of:=DATE(2020;4;9)+TIME(7;58;47)" office:value-type="date" office:date-value="2020-04-09T07:58:47" calcext:value-type="date">
            <text:p>4/9/2020 7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édéric</text:p>
          </table:table-cell>
          <table:table-cell table:style-name="ce3" office:value-type="string" calcext:value-type="string">
            <text:p>Desbiens</text:p>
          </table:table-cell>
          <table:table-cell table:style-name="ce3" office:value-type="string" calcext:value-type="string">
            <text:p>FYNHQNCKVY3</text:p>
          </table:table-cell>
          <table:table-cell table:style-name="ce5" table:formula="of:=DATE(2020;4;8)+TIME(16;15;29)" office:value-type="date" office:date-value="2020-04-08T16:15:29" calcext:value-type="date">
            <text:p>4/8/2020 16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derick</text:p>
          </table:table-cell>
          <table:table-cell table:style-name="ce2" office:value-type="string" calcext:value-type="string">
            <text:p>Borden</text:p>
          </table:table-cell>
          <table:table-cell table:style-name="ce2" office:value-type="string" calcext:value-type="string">
            <text:p>PDNYZSXHTRW</text:p>
          </table:table-cell>
          <table:table-cell table:style-name="ce4" table:formula="of:=DATE(2020;5;5)+TIME(16;5;43)" office:value-type="date" office:date-value="2020-05-05T16:05:43" calcext:value-type="date">
            <text:p>5/5/2020 16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derick</text:p>
          </table:table-cell>
          <table:table-cell table:style-name="ce2" office:value-type="string" calcext:value-type="string">
            <text:p>MacHado</text:p>
          </table:table-cell>
          <table:table-cell table:style-name="ce2" office:value-type="string" calcext:value-type="string">
            <text:p>D2NNVHWD2KV</text:p>
          </table:table-cell>
          <table:table-cell table:style-name="ce4" table:formula="of:=DATE(2020;5;22)+TIME(18;50;43)" office:value-type="date" office:date-value="2020-05-22T18:50:43" calcext:value-type="date">
            <text:p>5/22/2020 18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ederick</text:p>
          </table:table-cell>
          <table:table-cell table:style-name="ce3" office:value-type="string" calcext:value-type="string">
            <text:p>Kautz</text:p>
          </table:table-cell>
          <table:table-cell table:style-name="ce3" office:value-type="string" calcext:value-type="string">
            <text:p>P4NMJPSS9H8</text:p>
          </table:table-cell>
          <table:table-cell table:style-name="ce5" table:formula="of:=DATE(2020;6;27)+TIME(15;54;49)" office:value-type="date" office:date-value="2020-06-27T15:54:49" calcext:value-type="date">
            <text:p>6/27/2020 15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ederico</text:p>
          </table:table-cell>
          <table:table-cell table:style-name="ce3" office:value-type="string" calcext:value-type="string">
            <text:p>Augusto de Mello Prado</text:p>
          </table:table-cell>
          <table:table-cell table:style-name="ce3" office:value-type="string" calcext:value-type="string">
            <text:p>N9NDC7RLSJJ</text:p>
          </table:table-cell>
          <table:table-cell table:style-name="ce5" table:formula="of:=DATE(2020;6;24)+TIME(17;44;35)" office:value-type="date" office:date-value="2020-06-24T17:44:35" calcext:value-type="date">
            <text:p>6/24/2020 17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ederik</text:p>
          </table:table-cell>
          <table:table-cell table:style-name="ce2" office:value-type="string" calcext:value-type="string">
            <text:p>Timmermann</text:p>
          </table:table-cell>
          <table:table-cell table:style-name="ce2" office:value-type="string" calcext:value-type="string">
            <text:p>X2NZ6MKYZQF</text:p>
          </table:table-cell>
          <table:table-cell table:style-name="ce4" table:formula="of:=DATE(2020;6;10)+TIME(4;16;34)" office:value-type="date" office:date-value="2020-06-10T04:16:34" calcext:value-type="date">
            <text:p>6/10/2020 4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edrik</text:p>
          </table:table-cell>
          <table:table-cell table:style-name="ce3" office:value-type="string" calcext:value-type="string">
            <text:p>Svensson</text:p>
          </table:table-cell>
          <table:table-cell table:style-name="ce3" office:value-type="string" calcext:value-type="string">
            <text:p>MBNNHX4CP8L</text:p>
          </table:table-cell>
          <table:table-cell table:style-name="ce5" table:formula="of:=DATE(2020;6;3)+TIME(1;46;0)" office:value-type="date" office:date-value="2020-06-03T01:46:00" calcext:value-type="date">
            <text:p>6/3/2020 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riedrich</text:p>
          </table:table-cell>
          <table:table-cell table:style-name="ce3" office:value-type="string" calcext:value-type="string">
            <text:p>Ensslin</text:p>
          </table:table-cell>
          <table:table-cell table:style-name="ce3" office:value-type="string" calcext:value-type="string">
            <text:p>P3NPQ2JZQML</text:p>
          </table:table-cell>
          <table:table-cell table:style-name="ce5" table:formula="of:=DATE(2020;6;5)+TIME(8;48;27)" office:value-type="date" office:date-value="2020-06-05T08:48:27" calcext:value-type="date">
            <text:p>6/5/2020 8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itz</text:p>
          </table:table-cell>
          <table:table-cell table:style-name="ce2" office:value-type="string" calcext:value-type="string">
            <text:p>Engebretsen</text:p>
          </table:table-cell>
          <table:table-cell table:style-name="ce2" office:value-type="string" calcext:value-type="string">
            <text:p>JWNL7H926DH</text:p>
          </table:table-cell>
          <table:table-cell table:style-name="ce4" table:formula="of:=DATE(2020;6;25)+TIME(14;25;39)" office:value-type="date" office:date-value="2020-06-25T14:25:39" calcext:value-type="date">
            <text:p>6/25/2020 14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Frodo</text:p>
          </table:table-cell>
          <table:table-cell table:style-name="ce2" office:value-type="string" calcext:value-type="string">
            <text:p>Lai</text:p>
          </table:table-cell>
          <table:table-cell table:style-name="ce2" office:value-type="string" calcext:value-type="string">
            <text:p>MFNJ7RVDMG9</text:p>
          </table:table-cell>
          <table:table-cell table:style-name="ce4" table:formula="of:=DATE(2020;5;22)+TIME(14;3;30)" office:value-type="date" office:date-value="2020-05-22T14:03:30" calcext:value-type="date">
            <text:p>5/22/2020 14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Furquan</text:p>
          </table:table-cell>
          <table:table-cell table:style-name="ce3" office:value-type="string" calcext:value-type="string">
            <text:p>Shaikh</text:p>
          </table:table-cell>
          <table:table-cell table:style-name="ce3" office:value-type="string" calcext:value-type="string">
            <text:p>DQNQ87QF52Z</text:p>
          </table:table-cell>
          <table:table-cell table:style-name="ce5" table:formula="of:=DATE(2020;6;22)+TIME(0;18;38)" office:value-type="date" office:date-value="2020-06-22T00:18:38" calcext:value-type="date">
            <text:p>6/22/2020 0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briel</text:p>
          </table:table-cell>
          <table:table-cell table:style-name="ce3" office:value-type="string" calcext:value-type="string">
            <text:p>Caldwell</text:p>
          </table:table-cell>
          <table:table-cell table:style-name="ce3" office:value-type="string" calcext:value-type="string">
            <text:p>G7NBGRWF5M2</text:p>
          </table:table-cell>
          <table:table-cell table:style-name="ce5" table:formula="of:=DATE(2020;3;31)+TIME(1;14;42)" office:value-type="date" office:date-value="2020-03-31T01:14:42" calcext:value-type="date">
            <text:p>3/31/2020 1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Martins</text:p>
          </table:table-cell>
          <table:table-cell table:style-name="ce2" office:value-type="string" calcext:value-type="string">
            <text:p>LSNTX8HTXT8</text:p>
          </table:table-cell>
          <table:table-cell table:style-name="ce4" table:formula="of:=DATE(2020;5;14)+TIME(16;6;6)" office:value-type="date" office:date-value="2020-05-14T16:06:06" calcext:value-type="date">
            <text:p>5/14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briel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X5NKN6FDX8H</text:p>
          </table:table-cell>
          <table:table-cell table:style-name="ce5" table:formula="of:=DATE(2020;5;29)+TIME(13;47;12)" office:value-type="date" office:date-value="2020-05-29T13:47:12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von Winckler</text:p>
          </table:table-cell>
          <table:table-cell table:style-name="ce2" office:value-type="string" calcext:value-type="string">
            <text:p>PCN3VQDDNBT</text:p>
          </table:table-cell>
          <table:table-cell table:style-name="ce4" table:formula="of:=DATE(2020;6;15)+TIME(9;33;5)" office:value-type="date" office:date-value="2020-06-15T09:33:05" calcext:value-type="date">
            <text:p>6/15/2020 9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Onifade</text:p>
          </table:table-cell>
          <table:table-cell table:style-name="ce2" office:value-type="string" calcext:value-type="string">
            <text:p>ZYNV2G9P7P2</text:p>
          </table:table-cell>
          <table:table-cell table:style-name="ce4" table:formula="of:=DATE(2020;6;22)+TIME(14;22;0)" office:value-type="date" office:date-value="2020-06-22T14:22:00" calcext:value-type="date">
            <text:p>6/22/2020 14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Suazo</text:p>
          </table:table-cell>
          <table:table-cell table:style-name="ce2" office:value-type="string" calcext:value-type="string">
            <text:p>F6N9MWXZRJ6</text:p>
          </table:table-cell>
          <table:table-cell table:style-name="ce4" table:formula="of:=DATE(2020;6;23)+TIME(17;47;43)" office:value-type="date" office:date-value="2020-06-23T17:47:43" calcext:value-type="date">
            <text:p>6/23/2020 17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Nagatomo Tutui</text:p>
          </table:table-cell>
          <table:table-cell table:style-name="ce2" office:value-type="string" calcext:value-type="string">
            <text:p>DYNXHSZ2SQ5</text:p>
          </table:table-cell>
          <table:table-cell table:style-name="ce4" table:formula="of:=DATE(2020;6;24)+TIME(8;40;47)" office:value-type="date" office:date-value="2020-06-24T08:40:47" calcext:value-type="date">
            <text:p>6/24/2020 8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Cerioni</text:p>
          </table:table-cell>
          <table:table-cell table:style-name="ce2" office:value-type="string" calcext:value-type="string">
            <text:p>VWNRNY7JVWP</text:p>
          </table:table-cell>
          <table:table-cell table:style-name="ce4" table:formula="of:=DATE(2020;6;24)+TIME(15;10;57)" office:value-type="date" office:date-value="2020-06-24T15:10:57" calcext:value-type="date">
            <text:p>6/24/2020 15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briel</text:p>
          </table:table-cell>
          <table:table-cell table:style-name="ce3" office:value-type="string" calcext:value-type="string">
            <text:p>Ware</text:p>
          </table:table-cell>
          <table:table-cell table:style-name="ce3" office:value-type="string" calcext:value-type="string">
            <text:p>PFN6BN65Z2W</text:p>
          </table:table-cell>
          <table:table-cell table:style-name="ce5" table:formula="of:=DATE(2020;6;29)+TIME(0;8;54)" office:value-type="date" office:date-value="2020-06-29T00:08:54" calcext:value-type="date">
            <text:p>6/29/2020 0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briela</text:p>
          </table:table-cell>
          <table:table-cell table:style-name="ce3" office:value-type="string" calcext:value-type="string">
            <text:p>Markette</text:p>
          </table:table-cell>
          <table:table-cell table:style-name="ce3" office:value-type="string" calcext:value-type="string">
            <text:p>FJNT3QNBBBM</text:p>
          </table:table-cell>
          <table:table-cell table:style-name="ce5" table:formula="of:=DATE(2020;6;26)+TIME(19;12;59)" office:value-type="date" office:date-value="2020-06-26T19:12:59" calcext:value-type="date">
            <text:p>6/26/2020 19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briele</text:p>
          </table:table-cell>
          <table:table-cell table:style-name="ce2" office:value-type="string" calcext:value-type="string">
            <text:p>Columbo</text:p>
          </table:table-cell>
          <table:table-cell table:style-name="ce2" office:value-type="string" calcext:value-type="string">
            <text:p>LZNJMVS5PVV</text:p>
          </table:table-cell>
          <table:table-cell table:style-name="ce4" table:formula="of:=DATE(2020;6;27)+TIME(23;9;33)" office:value-type="date" office:date-value="2020-06-27T23:09:33" calcext:value-type="date">
            <text:p>6/27/2020 23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d</text:p>
          </table:table-cell>
          <table:table-cell table:style-name="ce3" office:value-type="string" calcext:value-type="string">
            <text:p>Kashany</text:p>
          </table:table-cell>
          <table:table-cell table:style-name="ce3" office:value-type="string" calcext:value-type="string">
            <text:p>F8NRMCKJJ9V</text:p>
          </table:table-cell>
          <table:table-cell table:style-name="ce5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el</text:p>
          </table:table-cell>
          <table:table-cell table:style-name="ce3" office:value-type="string" calcext:value-type="string">
            <text:p>Feliciant</text:p>
          </table:table-cell>
          <table:table-cell table:style-name="ce3" office:value-type="string" calcext:value-type="string">
            <text:p>X4NNJNG9KCZ</text:p>
          </table:table-cell>
          <table:table-cell table:style-name="ce5" table:formula="of:=DATE(2020;6;5)+TIME(9;26;19)" office:value-type="date" office:date-value="2020-06-05T09:26:19" calcext:value-type="date">
            <text:p>6/5/2020 9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le</text:p>
          </table:table-cell>
          <table:table-cell table:style-name="ce3" office:value-type="string" calcext:value-type="string">
            <text:p>McCommons</text:p>
          </table:table-cell>
          <table:table-cell table:style-name="ce3" office:value-type="string" calcext:value-type="string">
            <text:p>X4NNTSQ74P6</text:p>
          </table:table-cell>
          <table:table-cell table:style-name="ce5" table:formula="of:=DATE(2020;5;11)+TIME(10;41;26)" office:value-type="date" office:date-value="2020-05-11T10:41:26" calcext:value-type="date">
            <text:p>5/11/2020 1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len</text:p>
          </table:table-cell>
          <table:table-cell table:style-name="ce3" office:value-type="string" calcext:value-type="string">
            <text:p>Collier</text:p>
          </table:table-cell>
          <table:table-cell table:style-name="ce3" office:value-type="string" calcext:value-type="string">
            <text:p>XFNW45Y9MFP</text:p>
          </table:table-cell>
          <table:table-cell table:style-name="ce5" table:formula="of:=DATE(2020;5;12)+TIME(13;8;52)" office:value-type="date" office:date-value="2020-05-12T13:08:52" calcext:value-type="date">
            <text:p>5/12/2020 13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nesh</text:p>
          </table:table-cell>
          <table:table-cell table:style-name="ce3" office:value-type="string" calcext:value-type="string">
            <text:p>Raju</text:p>
          </table:table-cell>
          <table:table-cell table:style-name="ce3" office:value-type="string" calcext:value-type="string">
            <text:p>DYNMV979G9Y</text:p>
          </table:table-cell>
          <table:table-cell table:style-name="ce5" table:formula="of:=DATE(2020;6;16)+TIME(10;2;13)" office:value-type="date" office:date-value="2020-06-16T10:02:13" calcext:value-type="date">
            <text:p>6/16/2020 10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rgi</text:p>
          </table:table-cell>
          <table:table-cell table:style-name="ce2" office:value-type="string" calcext:value-type="string">
            <text:p>Jaiswal</text:p>
          </table:table-cell>
          <table:table-cell table:style-name="ce2" office:value-type="string" calcext:value-type="string">
            <text:p>FRN2Y88MRCZ</text:p>
          </table:table-cell>
          <table:table-cell table:style-name="ce4" table:formula="of:=DATE(2020;6;24)+TIME(15;16;53)" office:value-type="date" office:date-value="2020-06-24T15:16:53" calcext:value-type="date">
            <text:p>6/24/2020 15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uransh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FKNGYTD2F4B</text:p>
          </table:table-cell>
          <table:table-cell table:style-name="ce5" table:formula="of:=DATE(2020;6;24)+TIME(21;25;10)" office:value-type="date" office:date-value="2020-06-24T21:25:10" calcext:value-type="date">
            <text:p>6/24/2020 21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urav</text:p>
          </table:table-cell>
          <table:table-cell table:style-name="ce3" office:value-type="string" calcext:value-type="string">
            <text:p>Shah</text:p>
          </table:table-cell>
          <table:table-cell table:style-name="ce3" office:value-type="string" calcext:value-type="string">
            <text:p>N2N7JKTKKC7</text:p>
          </table:table-cell>
          <table:table-cell table:style-name="ce5" table:formula="of:=DATE(2020;5;28)+TIME(18;38;37)" office:value-type="date" office:date-value="2020-05-28T18:38:37" calcext:value-type="date">
            <text:p>5/28/2020 18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UTAM</text:p>
          </table:table-cell>
          <table:table-cell table:style-name="ce2" office:value-type="string" calcext:value-type="string">
            <text:p>MGM</text:p>
          </table:table-cell>
          <table:table-cell table:style-name="ce2" office:value-type="string" calcext:value-type="string">
            <text:p>KLNWBBN5S9C</text:p>
          </table:table-cell>
          <table:table-cell table:style-name="ce4" table:formula="of:=DATE(2020;6;25)+TIME(0;17;18)" office:value-type="date" office:date-value="2020-06-25T00:17:18" calcext:value-type="date">
            <text:p>6/25/2020 0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uthier</text:p>
          </table:table-cell>
          <table:table-cell table:style-name="ce2" office:value-type="string" calcext:value-type="string">
            <text:p>de Valensart</text:p>
          </table:table-cell>
          <table:table-cell table:style-name="ce2" office:value-type="string" calcext:value-type="string">
            <text:p>VMNVDN6H9LW</text:p>
          </table:table-cell>
          <table:table-cell table:style-name="ce4" table:formula="of:=DATE(2020;6;24)+TIME(9;2;57)" office:value-type="date" office:date-value="2020-06-24T09:02:57" calcext:value-type="date">
            <text:p>6/24/2020 9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vin</text:p>
          </table:table-cell>
          <table:table-cell table:style-name="ce3" office:value-type="string" calcext:value-type="string">
            <text:p>Acquroff</text:p>
          </table:table-cell>
          <table:table-cell table:style-name="ce3" office:value-type="string" calcext:value-type="string">
            <text:p>F9NPKCF5JZ6</text:p>
          </table:table-cell>
          <table:table-cell table:style-name="ce5" table:formula="of:=DATE(2020;6;16)+TIME(1;10;29)" office:value-type="date" office:date-value="2020-06-16T01:10:29" calcext:value-type="date">
            <text:p>6/16/2020 1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vin</text:p>
          </table:table-cell>
          <table:table-cell table:style-name="ce2" office:value-type="string" calcext:value-type="string">
            <text:p>Adams</text:p>
          </table:table-cell>
          <table:table-cell table:style-name="ce2" office:value-type="string" calcext:value-type="string">
            <text:p>LWN8DNX6P8C</text:p>
          </table:table-cell>
          <table:table-cell table:style-name="ce4" table:formula="of:=DATE(2020;6;26)+TIME(14;45;4)" office:value-type="date" office:date-value="2020-06-26T14:45:04" calcext:value-type="date">
            <text:p>6/26/2020 14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ayane</text:p>
          </table:table-cell>
          <table:table-cell table:style-name="ce2" office:value-type="string" calcext:value-type="string">
            <text:p>Osipyan</text:p>
          </table:table-cell>
          <table:table-cell table:style-name="ce2" office:value-type="string" calcext:value-type="string">
            <text:p>N2NDV6GXW35</text:p>
          </table:table-cell>
          <table:table-cell table:style-name="ce4" table:formula="of:=DATE(2020;6;24)+TIME(9;52;0)" office:value-type="date" office:date-value="2020-06-24T09:52:00" calcext:value-type="date">
            <text:p>6/24/2020 9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ayatri</text:p>
          </table:table-cell>
          <table:table-cell table:style-name="ce3" office:value-type="string" calcext:value-type="string">
            <text:p>Mestry</text:p>
          </table:table-cell>
          <table:table-cell table:style-name="ce3" office:value-type="string" calcext:value-type="string">
            <text:p>M9N3R48WKTY</text:p>
          </table:table-cell>
          <table:table-cell table:style-name="ce5" table:formula="of:=DATE(2020;5;15)+TIME(14;53;2)" office:value-type="date" office:date-value="2020-05-15T14:53:02" calcext:value-type="date">
            <text:p>5/15/2020 14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ck</text:p>
          </table:table-cell>
          <table:table-cell table:style-name="ce2" office:value-type="string" calcext:value-type="string">
            <text:p>Hong</text:p>
          </table:table-cell>
          <table:table-cell table:style-name="ce2" office:value-type="string" calcext:value-type="string">
            <text:p>XPN95G74RKH</text:p>
          </table:table-cell>
          <table:table-cell table:style-name="ce4" table:formula="of:=DATE(2020;6;1)+TIME(22;48;40)" office:value-type="date" office:date-value="2020-06-01T22:48:40" calcext:value-type="date">
            <text:p>6/1/2020 22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ert</text:p>
          </table:table-cell>
          <table:table-cell table:style-name="ce3" office:value-type="string" calcext:value-type="string">
            <text:p>Uytterhoeven</text:p>
          </table:table-cell>
          <table:table-cell table:style-name="ce3" office:value-type="string" calcext:value-type="string">
            <text:p>FRNMK8599LV</text:p>
          </table:table-cell>
          <table:table-cell table:style-name="ce5" table:formula="of:=DATE(2020;5;11)+TIME(11;51;53)" office:value-type="date" office:date-value="2020-05-11T11:51:53" calcext:value-type="date">
            <text:p>5/11/2020 11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nc</text:p>
          </table:table-cell>
          <table:table-cell table:style-name="ce3" office:value-type="string" calcext:value-type="string">
            <text:p>Shuteriqi</text:p>
          </table:table-cell>
          <table:table-cell table:style-name="ce3" office:value-type="string" calcext:value-type="string">
            <text:p>VRNZSXNNG2J</text:p>
          </table:table-cell>
          <table:table-cell table:style-name="ce5" table:formula="of:=DATE(2020;5;31)+TIME(17;37;33)" office:value-type="date" office:date-value="2020-05-31T17:37:33" calcext:value-type="date">
            <text:p>5/31/2020 17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ntian</text:p>
          </table:table-cell>
          <table:table-cell table:style-name="ce2" office:value-type="string" calcext:value-type="string">
            <text:p>Dauti</text:p>
          </table:table-cell>
          <table:table-cell table:style-name="ce2" office:value-type="string" calcext:value-type="string">
            <text:p>F7NTPF6D7MZ</text:p>
          </table:table-cell>
          <table:table-cell table:style-name="ce4" table:formula="of:=DATE(2020;6;25)+TIME(20;39;6)" office:value-type="date" office:date-value="2020-06-25T20:39:06" calcext:value-type="date">
            <text:p>6/25/2020 20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ff</text:p>
          </table:table-cell>
          <table:table-cell table:style-name="ce3" office:value-type="string" calcext:value-type="string">
            <text:p>Holt</text:p>
          </table:table-cell>
          <table:table-cell table:style-name="ce3" office:value-type="string" calcext:value-type="string">
            <text:p>PTNXGMY8F4L</text:p>
          </table:table-cell>
          <table:table-cell table:style-name="ce5" table:formula="of:=DATE(2020;6;11)+TIME(22;7;46)" office:value-type="date" office:date-value="2020-06-11T22:07:46" calcext:value-type="date">
            <text:p>6/11/2020 22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rg</text:p>
          </table:table-cell>
          <table:table-cell table:style-name="ce3" office:value-type="string" calcext:value-type="string">
            <text:p>Link</text:p>
          </table:table-cell>
          <table:table-cell table:style-name="ce3" office:value-type="string" calcext:value-type="string">
            <text:p>P4N7Z6JLQB2</text:p>
          </table:table-cell>
          <table:table-cell table:style-name="ce5" table:formula="of:=DATE(2020;3;27)+TIME(17;21;56)" office:value-type="date" office:date-value="2020-03-27T17:21:56" calcext:value-type="date">
            <text:p>3/27/2020 17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Talusan</text:p>
          </table:table-cell>
          <table:table-cell table:style-name="ce3" office:value-type="string" calcext:value-type="string">
            <text:p>JZN67KSSLHW</text:p>
          </table:table-cell>
          <table:table-cell table:style-name="ce5" table:formula="of:=DATE(2020;5;7)+TIME(15;22;43)" office:value-type="date" office:date-value="2020-05-07T15:22:43" calcext:value-type="date">
            <text:p>5/7/2020 15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Guimaraes</text:p>
          </table:table-cell>
          <table:table-cell table:style-name="ce3" office:value-type="string" calcext:value-type="string">
            <text:p>MRNGVZSZVF7</text:p>
          </table:table-cell>
          <table:table-cell table:style-name="ce5" table:formula="of:=DATE(2020;5;18)+TIME(11;32;44)" office:value-type="date" office:date-value="2020-05-18T11:32:44" calcext:value-type="date">
            <text:p>5/18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Moore</text:p>
          </table:table-cell>
          <table:table-cell table:style-name="ce3" office:value-type="string" calcext:value-type="string">
            <text:p>FXNHC22LVLM</text:p>
          </table:table-cell>
          <table:table-cell table:style-name="ce5" table:formula="of:=DATE(2020;5;30)+TIME(12;16;57)" office:value-type="date" office:date-value="2020-05-30T12:16:57" calcext:value-type="date">
            <text:p>5/30/2020 12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Lathrop</text:p>
          </table:table-cell>
          <table:table-cell table:style-name="ce2" office:value-type="string" calcext:value-type="string">
            <text:p>H4N7DLM23F8</text:p>
          </table:table-cell>
          <table:table-cell table:style-name="ce4" table:formula="of:=DATE(2020;6;2)+TIME(11;14;4)" office:value-type="date" office:date-value="2020-06-02T11:14:04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HRNL8WQHDBK</text:p>
          </table:table-cell>
          <table:table-cell table:style-name="ce5" table:formula="of:=DATE(2020;6;16)+TIME(18;44;22)" office:value-type="date" office:date-value="2020-06-16T18:44:22" calcext:value-type="date">
            <text:p>6/16/2020 18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orge</text:p>
          </table:table-cell>
          <table:table-cell table:style-name="ce2" office:value-type="string" calcext:value-type="string">
            <text:p>McCollister</text:p>
          </table:table-cell>
          <table:table-cell table:style-name="ce2" office:value-type="string" calcext:value-type="string">
            <text:p>XDN7T2VJGD3</text:p>
          </table:table-cell>
          <table:table-cell table:style-name="ce4" table:formula="of:=DATE(2020;6;29)+TIME(9;19;55)" office:value-type="date" office:date-value="2020-06-29T09:19:55" calcext:value-type="date">
            <text:p>6/29/2020 9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orgi</text:p>
          </table:table-cell>
          <table:table-cell table:style-name="ce2" office:value-type="string" calcext:value-type="string">
            <text:p>Stoykov</text:p>
          </table:table-cell>
          <table:table-cell table:style-name="ce2" office:value-type="string" calcext:value-type="string">
            <text:p>MWNBDSC55PG</text:p>
          </table:table-cell>
          <table:table-cell table:style-name="ce4" table:formula="of:=DATE(2020;6;15)+TIME(10;38;24)" office:value-type="date" office:date-value="2020-06-15T10:38:24" calcext:value-type="date">
            <text:p>6/15/2020 10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rgi</text:p>
          </table:table-cell>
          <table:table-cell table:style-name="ce3" office:value-type="string" calcext:value-type="string">
            <text:p>Yanev</text:p>
          </table:table-cell>
          <table:table-cell table:style-name="ce3" office:value-type="string" calcext:value-type="string">
            <text:p>V3NRMGVLQ46</text:p>
          </table:table-cell>
          <table:table-cell table:style-name="ce5" table:formula="of:=DATE(2020;6;17)+TIME(14;0;18)" office:value-type="date" office:date-value="2020-06-17T14:00:18" calcext:value-type="date">
            <text:p>6/17/2020 14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orgios</text:p>
          </table:table-cell>
          <table:table-cell table:style-name="ce3" office:value-type="string" calcext:value-type="string">
            <text:p>Katsanakis</text:p>
          </table:table-cell>
          <table:table-cell table:style-name="ce3" office:value-type="string" calcext:value-type="string">
            <text:p>LJNTJKHN3JF</text:p>
          </table:table-cell>
          <table:table-cell table:style-name="ce5" table:formula="of:=DATE(2020;6;23)+TIME(15;33;48)" office:value-type="date" office:date-value="2020-06-23T15:33:48" calcext:value-type="date">
            <text:p>6/23/2020 15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rald</text:p>
          </table:table-cell>
          <table:table-cell table:style-name="ce2" office:value-type="string" calcext:value-type="string">
            <text:p>Weiler</text:p>
          </table:table-cell>
          <table:table-cell table:style-name="ce2" office:value-type="string" calcext:value-type="string">
            <text:p>VBNWDXKQCMT</text:p>
          </table:table-cell>
          <table:table-cell table:style-name="ce4" table:formula="of:=DATE(2020;5;29)+TIME(8;57;1)" office:value-type="date" office:date-value="2020-05-29T08:57:01" calcext:value-type="date">
            <text:p>5/29/2020 8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rardo</text:p>
          </table:table-cell>
          <table:table-cell table:style-name="ce3" office:value-type="string" calcext:value-type="string">
            <text:p>Garcia</text:p>
          </table:table-cell>
          <table:table-cell table:style-name="ce3" office:value-type="string" calcext:value-type="string">
            <text:p>L9NP5TQPRRL</text:p>
          </table:table-cell>
          <table:table-cell table:style-name="ce5" table:formula="of:=DATE(2020;6;24)+TIME(8;41;44)" office:value-type="date" office:date-value="2020-06-24T08:41:44" calcext:value-type="date">
            <text:p>6/24/2020 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rardo</text:p>
          </table:table-cell>
          <table:table-cell table:style-name="ce2" office:value-type="string" calcext:value-type="string">
            <text:p>Moreno Lankenau</text:p>
          </table:table-cell>
          <table:table-cell table:style-name="ce2" office:value-type="string" calcext:value-type="string">
            <text:p>PFN9RZ66MYY</text:p>
          </table:table-cell>
          <table:table-cell table:style-name="ce4" table:formula="of:=DATE(2020;6;24)+TIME(15;26;43)" office:value-type="date" office:date-value="2020-06-24T15:26:43" calcext:value-type="date">
            <text:p>6/24/2020 15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rasimos</text:p>
          </table:table-cell>
          <table:table-cell table:style-name="ce3" office:value-type="string" calcext:value-type="string">
            <text:p>Dimitriadis</text:p>
          </table:table-cell>
          <table:table-cell table:style-name="ce3" office:value-type="string" calcext:value-type="string">
            <text:p>XBNSM7SBJF2</text:p>
          </table:table-cell>
          <table:table-cell table:style-name="ce5" table:formula="of:=DATE(2020;6;28)+TIME(17;17;44)" office:value-type="date" office:date-value="2020-06-28T17:17:44" calcext:value-type="date">
            <text:p>6/28/2020 17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rd</text:p>
          </table:table-cell>
          <table:table-cell table:style-name="ce3" office:value-type="string" calcext:value-type="string">
            <text:p>Hoffmann</text:p>
          </table:table-cell>
          <table:table-cell table:style-name="ce3" office:value-type="string" calcext:value-type="string">
            <text:p>HWN3MFT4PZ3</text:p>
          </table:table-cell>
          <table:table-cell table:style-name="ce5" table:formula="of:=DATE(2020;6;26)+TIME(2;36;5)" office:value-type="date" office:date-value="2020-06-26T02:36:05" calcext:value-type="date">
            <text:p>6/26/2020 2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rgely</text:p>
          </table:table-cell>
          <table:table-cell table:style-name="ce2" office:value-type="string" calcext:value-type="string">
            <text:p>Csatari</text:p>
          </table:table-cell>
          <table:table-cell table:style-name="ce2" office:value-type="string" calcext:value-type="string">
            <text:p>KTNWJCG2BTC</text:p>
          </table:table-cell>
          <table:table-cell table:style-name="ce4" table:formula="of:=DATE(2020;5;18)+TIME(9;54;34)" office:value-type="date" office:date-value="2020-05-18T09:54:34" calcext:value-type="date">
            <text:p>5/18/2020 9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rman</text:p>
          </table:table-cell>
          <table:table-cell table:style-name="ce3" office:value-type="string" calcext:value-type="string">
            <text:p>Molleda</text:p>
          </table:table-cell>
          <table:table-cell table:style-name="ce3" office:value-type="string" calcext:value-type="string">
            <text:p>PSNS5R92BGP</text:p>
          </table:table-cell>
          <table:table-cell table:style-name="ce5" table:formula="of:=DATE(2020;6;4)+TIME(16;44;48)" office:value-type="date" office:date-value="2020-06-04T16:44:48" calcext:value-type="date">
            <text:p>6/4/2020 16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ermán</text:p>
          </table:table-cell>
          <table:table-cell table:style-name="ce3" office:value-type="string" calcext:value-type="string">
            <text:p>Poo-Caamaño</text:p>
          </table:table-cell>
          <table:table-cell table:style-name="ce3" office:value-type="string" calcext:value-type="string">
            <text:p>NFNWS6RNF52</text:p>
          </table:table-cell>
          <table:table-cell table:style-name="ce5" table:formula="of:=DATE(2020;6;26)+TIME(11;13;13)" office:value-type="date" office:date-value="2020-06-26T11:13:13" calcext:value-type="date">
            <text:p>6/26/2020 11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rrit</text:p>
          </table:table-cell>
          <table:table-cell table:style-name="ce2" office:value-type="string" calcext:value-type="string">
            <text:p>Pannek</text:p>
          </table:table-cell>
          <table:table-cell table:style-name="ce2" office:value-type="string" calcext:value-type="string">
            <text:p>P2NC6QBRJZ6</text:p>
          </table:table-cell>
          <table:table-cell table:style-name="ce4" table:formula="of:=DATE(2020;5;19)+TIME(2;34;12)" office:value-type="date" office:date-value="2020-05-19T02:34:12" calcext:value-type="date">
            <text:p>5/19/2020 2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erson Fernando</text:p>
          </table:table-cell>
          <table:table-cell table:style-name="ce2" office:value-type="string" calcext:value-type="string">
            <text:p>Budke</text:p>
          </table:table-cell>
          <table:table-cell table:style-name="ce2" office:value-type="string" calcext:value-type="string">
            <text:p>N5N49NCQC7B</text:p>
          </table:table-cell>
          <table:table-cell table:style-name="ce4" table:formula="of:=DATE(2020;5;15)+TIME(15;48;47)" office:value-type="date" office:date-value="2020-05-15T15:48:47" calcext:value-type="date">
            <text:p>5/15/2020 15:48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getuabdissa@gmail.com</text:p>
          </table:table-cell>
          <table:table-cell table:style-name="ce2" office:value-type="string" calcext:value-type="string">
            <text:p>PRN8F286X7B</text:p>
          </table:table-cell>
          <table:table-cell table:style-name="ce4" table:formula="of:=DATE(2020;6;22)+TIME(4;33;0)" office:value-type="date" office:date-value="2020-06-22T04:33:00" calcext:value-type="date">
            <text:p>6/22/2020 4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hanshyam</text:p>
          </table:table-cell>
          <table:table-cell table:style-name="ce3" office:value-type="string" calcext:value-type="string">
            <text:p>khetan</text:p>
          </table:table-cell>
          <table:table-cell table:style-name="ce3" office:value-type="string" calcext:value-type="string">
            <text:p>JFNLBXNVYC9</text:p>
          </table:table-cell>
          <table:table-cell table:style-name="ce5" table:formula="of:=DATE(2020;6;25)+TIME(2;22;14)" office:value-type="date" office:date-value="2020-06-25T02:22:14" calcext:value-type="date">
            <text:p>6/25/2020 2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bbs</text:p>
          </table:table-cell>
          <table:table-cell table:style-name="ce3" office:value-type="string" calcext:value-type="string">
            <text:p>Cullen</text:p>
          </table:table-cell>
          <table:table-cell table:style-name="ce3" office:value-type="string" calcext:value-type="string">
            <text:p>LTN6M2C5C3Y</text:p>
          </table:table-cell>
          <table:table-cell table:style-name="ce5" table:formula="of:=DATE(2020;6;18)+TIME(10;40;58)" office:value-type="date" office:date-value="2020-06-18T10:40:58" calcext:value-type="date">
            <text:p>6/18/2020 10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bson</text:p>
          </table:table-cell>
          <table:table-cell table:style-name="ce2" office:value-type="string" calcext:value-type="string">
            <text:p>zulu</text:p>
          </table:table-cell>
          <table:table-cell table:style-name="ce2" office:value-type="string" calcext:value-type="string">
            <text:p>DDNXC86DXJ3</text:p>
          </table:table-cell>
          <table:table-cell table:style-name="ce4" table:formula="of:=DATE(2020;6;24)+TIME(12;56;32)" office:value-type="date" office:date-value="2020-06-24T12:56:32" calcext:value-type="date">
            <text:p>6/24/2020 12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lbert</text:p>
          </table:table-cell>
          <table:table-cell table:style-name="ce3" office:value-type="string" calcext:value-type="string">
            <text:p>Swinkels</text:p>
          </table:table-cell>
          <table:table-cell table:style-name="ce3" office:value-type="string" calcext:value-type="string">
            <text:p>KHN99JG54LT</text:p>
          </table:table-cell>
          <table:table-cell table:style-name="ce5" table:formula="of:=DATE(2020;5;14)+TIME(4;28;32)" office:value-type="date" office:date-value="2020-05-14T04:28:32" calcext:value-type="date">
            <text:p>5/14/2020 4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LBERT</text:p>
          </table:table-cell>
          <table:table-cell table:style-name="ce3" office:value-type="string" calcext:value-type="string">
            <text:p>IMBAYI</text:p>
          </table:table-cell>
          <table:table-cell table:style-name="ce3" office:value-type="string" calcext:value-type="string">
            <text:p>MFNYGJK2CK6</text:p>
          </table:table-cell>
          <table:table-cell table:style-name="ce5" table:formula="of:=DATE(2020;6;12)+TIME(19;43;18)" office:value-type="date" office:date-value="2020-06-12T19:43:18" calcext:value-type="date">
            <text:p>6/12/2020 19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lbert</text:p>
          </table:table-cell>
          <table:table-cell table:style-name="ce3" office:value-type="string" calcext:value-type="string">
            <text:p>Prakosa</text:p>
          </table:table-cell>
          <table:table-cell table:style-name="ce3" office:value-type="string" calcext:value-type="string">
            <text:p>FRNDZHLR4LL</text:p>
          </table:table-cell>
          <table:table-cell table:style-name="ce5" table:formula="of:=DATE(2020;6;24)+TIME(0;42;0)" office:value-type="date" office:date-value="2020-06-24T00:42:00" calcext:value-type="date">
            <text:p>6/24/2020 0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lbert</text:p>
          </table:table-cell>
          <table:table-cell table:style-name="ce3" office:value-type="string" calcext:value-type="string">
            <text:p>Mwiinga</text:p>
          </table:table-cell>
          <table:table-cell table:style-name="ce3" office:value-type="string" calcext:value-type="string">
            <text:p>M4N8XHQMLY6</text:p>
          </table:table-cell>
          <table:table-cell table:style-name="ce5" table:formula="of:=DATE(2020;6;25)+TIME(2;46;19)" office:value-type="date" office:date-value="2020-06-25T02:46:19" calcext:value-type="date">
            <text:p>6/25/2020 2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lberto</text:p>
          </table:table-cell>
          <table:table-cell table:style-name="ce2" office:value-type="string" calcext:value-type="string">
            <text:p>Müller</text:p>
          </table:table-cell>
          <table:table-cell table:style-name="ce2" office:value-type="string" calcext:value-type="string">
            <text:p>FNNNP3K5CP2</text:p>
          </table:table-cell>
          <table:table-cell table:style-name="ce4" table:formula="of:=DATE(2020;5;5)+TIME(15;29;53)" office:value-type="date" office:date-value="2020-05-05T15:29:53" calcext:value-type="date">
            <text:p>5/5/2020 15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lles</text:p>
          </table:table-cell>
          <table:table-cell table:style-name="ce3" office:value-type="string" calcext:value-type="string">
            <text:p>Chervy</text:p>
          </table:table-cell>
          <table:table-cell table:style-name="ce3" office:value-type="string" calcext:value-type="string">
            <text:p>KRNHNH6ZK26</text:p>
          </table:table-cell>
          <table:table-cell table:style-name="ce5" table:formula="of:=DATE(2020;6;18)+TIME(7;26;15)" office:value-type="date" office:date-value="2020-06-18T07:26:15" calcext:value-type="date">
            <text:p>6/18/2020 7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lles</text:p>
          </table:table-cell>
          <table:table-cell table:style-name="ce2" office:value-type="string" calcext:value-type="string">
            <text:p>doffe</text:p>
          </table:table-cell>
          <table:table-cell table:style-name="ce2" office:value-type="string" calcext:value-type="string">
            <text:p>KHNY4Q8SY5V</text:p>
          </table:table-cell>
          <table:table-cell table:style-name="ce4" table:formula="of:=DATE(2020;6;26)+TIME(15;21;51)" office:value-type="date" office:date-value="2020-06-26T15:21:51" calcext:value-type="date">
            <text:p>6/26/2020 15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na</text:p>
          </table:table-cell>
          <table:table-cell table:style-name="ce3" office:value-type="string" calcext:value-type="string">
            <text:p>Helfrich</text:p>
          </table:table-cell>
          <table:table-cell table:style-name="ce3" office:value-type="string" calcext:value-type="string">
            <text:p>F9NYR8R2F27</text:p>
          </table:table-cell>
          <table:table-cell table:style-name="ce5" table:formula="of:=DATE(2020;5;15)+TIME(16;54;9)" office:value-type="date" office:date-value="2020-05-15T16:54:09" calcext:value-type="date">
            <text:p>5/15/2020 16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no</text:p>
          </table:table-cell>
          <table:table-cell table:style-name="ce2" office:value-type="string" calcext:value-type="string">
            <text:p>Avanzini</text:p>
          </table:table-cell>
          <table:table-cell table:style-name="ce2" office:value-type="string" calcext:value-type="string">
            <text:p>PGNKYZ7C37N</text:p>
          </table:table-cell>
          <table:table-cell table:style-name="ce4" table:formula="of:=DATE(2020;6;19)+TIME(4;21;53)" office:value-type="date" office:date-value="2020-06-19T04:21:53" calcext:value-type="date">
            <text:p>6/19/2020 4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ovanni</text:p>
          </table:table-cell>
          <table:table-cell table:style-name="ce2" office:value-type="string" calcext:value-type="string">
            <text:p>Dicanio</text:p>
          </table:table-cell>
          <table:table-cell table:style-name="ce2" office:value-type="string" calcext:value-type="string">
            <text:p>K4NDQ9FQHTZ</text:p>
          </table:table-cell>
          <table:table-cell table:style-name="ce4" table:formula="of:=DATE(2020;5;22)+TIME(7;30;32)" office:value-type="date" office:date-value="2020-05-22T07:30:32" calcext:value-type="date">
            <text:p>5/22/2020 7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ri</text:p>
          </table:table-cell>
          <table:table-cell table:style-name="ce3" office:value-type="string" calcext:value-type="string">
            <text:p>Kuncoro</text:p>
          </table:table-cell>
          <table:table-cell table:style-name="ce3" office:value-type="string" calcext:value-type="string">
            <text:p>LHNGC79RQTT</text:p>
          </table:table-cell>
          <table:table-cell table:style-name="ce5" table:formula="of:=DATE(2020;5;7)+TIME(2;52;23)" office:value-type="date" office:date-value="2020-05-07T02:52:23" calcext:value-type="date">
            <text:p>5/7/2020 2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rish</text:p>
          </table:table-cell>
          <table:table-cell table:style-name="ce3" office:value-type="string" calcext:value-type="string">
            <text:p>Mahadevan</text:p>
          </table:table-cell>
          <table:table-cell table:style-name="ce3" office:value-type="string" calcext:value-type="string">
            <text:p>QYNJMRVCGGG</text:p>
          </table:table-cell>
          <table:table-cell table:style-name="ce5" table:formula="of:=DATE(2020;5;6)+TIME(7;37;22)" office:value-type="date" office:date-value="2020-05-06T07:37:22" calcext:value-type="date">
            <text:p>5/6/2020 7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itesh</text:p>
          </table:table-cell>
          <table:table-cell table:style-name="ce3" office:value-type="string" calcext:value-type="string">
            <text:p>Kulkarni</text:p>
          </table:table-cell>
          <table:table-cell table:style-name="ce3" office:value-type="string" calcext:value-type="string">
            <text:p>LTN2X7XTKH6</text:p>
          </table:table-cell>
          <table:table-cell table:style-name="ce5" table:formula="of:=DATE(2020;6;25)+TIME(14;0;53)" office:value-type="date" office:date-value="2020-06-25T14:00:53" calcext:value-type="date">
            <text:p>6/25/2020 14:00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github.com@koumanos.com</text:p>
          </table:table-cell>
          <table:table-cell table:style-name="ce3" office:value-type="string" calcext:value-type="string">
            <text:p>ZCN2SG2SVST</text:p>
          </table:table-cell>
          <table:table-cell table:style-name="ce5" table:formula="of:=DATE(2020;6;19)+TIME(10;25;10)" office:value-type="date" office:date-value="2020-06-19T10:25:10" calcext:value-type="date">
            <text:p>6/19/2020 10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uliano</text:p>
          </table:table-cell>
          <table:table-cell table:style-name="ce2" office:value-type="string" calcext:value-type="string">
            <text:p>Panzironi</text:p>
          </table:table-cell>
          <table:table-cell table:style-name="ce2" office:value-type="string" calcext:value-type="string">
            <text:p>G3NLQY7CH78</text:p>
          </table:table-cell>
          <table:table-cell table:style-name="ce4" table:formula="of:=DATE(2020;6;23)+TIME(17;0;58)" office:value-type="date" office:date-value="2020-06-23T17:00:58" calcext:value-type="date">
            <text:p>6/23/2020 17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iuseppe</text:p>
          </table:table-cell>
          <table:table-cell table:style-name="ce2" office:value-type="string" calcext:value-type="string">
            <text:p>Candia</text:p>
          </table:table-cell>
          <table:table-cell table:style-name="ce2" office:value-type="string" calcext:value-type="string">
            <text:p>ZBN2YYZFDL6</text:p>
          </table:table-cell>
          <table:table-cell table:style-name="ce4" table:formula="of:=DATE(2020;6;17)+TIME(11;44;27)" office:value-type="date" office:date-value="2020-06-17T11:44:27" calcext:value-type="date">
            <text:p>6/17/2020 11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LEN</text:p>
          </table:table-cell>
          <table:table-cell table:style-name="ce2" office:value-type="string" calcext:value-type="string">
            <text:p>NEWELL</text:p>
          </table:table-cell>
          <table:table-cell table:style-name="ce2" office:value-type="string" calcext:value-type="string">
            <text:p>MFNKLSRP98J</text:p>
          </table:table-cell>
          <table:table-cell table:style-name="ce4" table:formula="of:=DATE(2020;5;6)+TIME(13;12;48)" office:value-type="date" office:date-value="2020-05-06T13:12:48" calcext:value-type="date">
            <text:p>5/6/2020 13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lenn</text:p>
          </table:table-cell>
          <table:table-cell table:style-name="ce2" office:value-type="string" calcext:value-type="string">
            <text:p>Orlic</text:p>
          </table:table-cell>
          <table:table-cell table:style-name="ce2" office:value-type="string" calcext:value-type="string">
            <text:p>FJN7CJKHTR6</text:p>
          </table:table-cell>
          <table:table-cell table:style-name="ce4" table:formula="of:=DATE(2020;5;13)+TIME(21;42;12)" office:value-type="date" office:date-value="2020-05-13T21:42:12" calcext:value-type="date">
            <text:p>5/13/2020 21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lenn</text:p>
          </table:table-cell>
          <table:table-cell table:style-name="ce2" office:value-type="string" calcext:value-type="string">
            <text:p>Orlic</text:p>
          </table:table-cell>
          <table:table-cell table:style-name="ce2" office:value-type="string" calcext:value-type="string">
            <text:p>XBNDRTN2D4J</text:p>
          </table:table-cell>
          <table:table-cell table:style-name="ce4" table:formula="of:=DATE(2020;6;13)+TIME(12;31;33)" office:value-type="date" office:date-value="2020-06-13T12:31:33" calcext:value-type="date">
            <text:p>6/13/2020 12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lenn</text:p>
          </table:table-cell>
          <table:table-cell table:style-name="ce3" office:value-type="string" calcext:value-type="string">
            <text:p>Stroz</text:p>
          </table:table-cell>
          <table:table-cell table:style-name="ce3" office:value-type="string" calcext:value-type="string">
            <text:p>NFN7RGXB73X</text:p>
          </table:table-cell>
          <table:table-cell table:style-name="ce5" table:formula="of:=DATE(2020;6;23)+TIME(11;19;33)" office:value-type="date" office:date-value="2020-06-23T11:19:33" calcext:value-type="date">
            <text:p>6/23/2020 11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lenn</text:p>
          </table:table-cell>
          <table:table-cell table:style-name="ce2" office:value-type="string" calcext:value-type="string">
            <text:p>Clapp</text:p>
          </table:table-cell>
          <table:table-cell table:style-name="ce2" office:value-type="string" calcext:value-type="string">
            <text:p>D2NB4RVJN72</text:p>
          </table:table-cell>
          <table:table-cell table:style-name="ce4" table:formula="of:=DATE(2020;6;24)+TIME(12;23;19)" office:value-type="date" office:date-value="2020-06-24T12:23:19" calcext:value-type="date">
            <text:p>6/24/2020 12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lenn</text:p>
          </table:table-cell>
          <table:table-cell table:style-name="ce2" office:value-type="string" calcext:value-type="string">
            <text:p>FABIA</text:p>
          </table:table-cell>
          <table:table-cell table:style-name="ce2" office:value-type="string" calcext:value-type="string">
            <text:p>H5NSY3VMZWK</text:p>
          </table:table-cell>
          <table:table-cell table:style-name="ce4" table:formula="of:=DATE(2020;6;25)+TIME(0;19;53)" office:value-type="date" office:date-value="2020-06-25T00:19:53" calcext:value-type="date">
            <text:p>6/25/2020 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lenn</text:p>
          </table:table-cell>
          <table:table-cell table:style-name="ce2" office:value-type="string" calcext:value-type="string">
            <text:p>Larson</text:p>
          </table:table-cell>
          <table:table-cell table:style-name="ce2" office:value-type="string" calcext:value-type="string">
            <text:p>V2NHNHX99J8</text:p>
          </table:table-cell>
          <table:table-cell table:style-name="ce4" table:formula="of:=DATE(2020;6;27)+TIME(23;54;45)" office:value-type="date" office:date-value="2020-06-27T23:54:45" calcext:value-type="date">
            <text:p>6/27/2020 2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loria</text:p>
          </table:table-cell>
          <table:table-cell table:style-name="ce2" office:value-type="string" calcext:value-type="string">
            <text:p>Vazquez</text:p>
          </table:table-cell>
          <table:table-cell table:style-name="ce2" office:value-type="string" calcext:value-type="string">
            <text:p>L4NXLYZ8K6Q</text:p>
          </table:table-cell>
          <table:table-cell table:style-name="ce4" table:formula="of:=DATE(2020;6;18)+TIME(23;43;55)" office:value-type="date" office:date-value="2020-06-18T23:43:55" calcext:value-type="date">
            <text:p>6/18/2020 23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ksel</text:p>
          </table:table-cell>
          <table:table-cell table:style-name="ce2" office:value-type="string" calcext:value-type="string">
            <text:p>Dedeoglu</text:p>
          </table:table-cell>
          <table:table-cell table:style-name="ce2" office:value-type="string" calcext:value-type="string">
            <text:p>MTNV4HRS592</text:p>
          </table:table-cell>
          <table:table-cell table:style-name="ce4" table:formula="of:=DATE(2020;5;5)+TIME(22;58;2)" office:value-type="date" office:date-value="2020-05-05T22:58:02" calcext:value-type="date">
            <text:p>5/5/2020 22:58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goleniyati6.ng@gmail.com</text:p>
          </table:table-cell>
          <table:table-cell table:style-name="ce2" office:value-type="string" calcext:value-type="string">
            <text:p>MWNTN27T23T</text:p>
          </table:table-cell>
          <table:table-cell table:style-name="ce4" table:formula="of:=DATE(2020;6;23)+TIME(15;21;16)" office:value-type="date" office:date-value="2020-06-23T15:21:16" calcext:value-type="date">
            <text:p>6/23/2020 15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nzalo</text:p>
          </table:table-cell>
          <table:table-cell table:style-name="ce2" office:value-type="string" calcext:value-type="string">
            <text:p>Delgado</text:p>
          </table:table-cell>
          <table:table-cell table:style-name="ce2" office:value-type="string" calcext:value-type="string">
            <text:p>XPNWQ4ZYQ8V</text:p>
          </table:table-cell>
          <table:table-cell table:style-name="ce4" table:formula="of:=DATE(2020;5;5)+TIME(16;15;51)" office:value-type="date" office:date-value="2020-05-05T16:15:51" calcext:value-type="date">
            <text:p>5/5/2020 16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nzalo</text:p>
          </table:table-cell>
          <table:table-cell table:style-name="ce2" office:value-type="string" calcext:value-type="string">
            <text:p>Fernández</text:p>
          </table:table-cell>
          <table:table-cell table:style-name="ce2" office:value-type="string" calcext:value-type="string">
            <text:p>XBNVRK28G3X</text:p>
          </table:table-cell>
          <table:table-cell table:style-name="ce4" table:formula="of:=DATE(2020;6;26)+TIME(1;45;15)" office:value-type="date" office:date-value="2020-06-26T01:45:15" calcext:value-type="date">
            <text:p>6/26/2020 1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ran</text:p>
          </table:table-cell>
          <table:table-cell table:style-name="ce3" office:value-type="string" calcext:value-type="string">
            <text:p>Martic</text:p>
          </table:table-cell>
          <table:table-cell table:style-name="ce3" office:value-type="string" calcext:value-type="string">
            <text:p>XPN3LVC955M</text:p>
          </table:table-cell>
          <table:table-cell table:style-name="ce5" table:formula="of:=DATE(2020;6;20)+TIME(5;8;30)" office:value-type="date" office:date-value="2020-06-20T05:08:30" calcext:value-type="date">
            <text:p>6/20/2020 5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rdon</text:p>
          </table:table-cell>
          <table:table-cell table:style-name="ce2" office:value-type="string" calcext:value-type="string">
            <text:p>Waidhofer</text:p>
          </table:table-cell>
          <table:table-cell table:style-name="ce2" office:value-type="string" calcext:value-type="string">
            <text:p>NMN5L2BM3RC</text:p>
          </table:table-cell>
          <table:table-cell table:style-name="ce4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rdon</text:p>
          </table:table-cell>
          <table:table-cell table:style-name="ce3" office:value-type="string" calcext:value-type="string">
            <text:p>Haff</text:p>
          </table:table-cell>
          <table:table-cell table:style-name="ce3" office:value-type="string" calcext:value-type="string">
            <text:p>NNNV64QN563</text:p>
          </table:table-cell>
          <table:table-cell table:style-name="ce5" table:formula="of:=DATE(2020;6;10)+TIME(19;15;19)" office:value-type="date" office:date-value="2020-06-10T19:15:19" calcext:value-type="date">
            <text:p>6/10/2020 19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rdon</text:p>
          </table:table-cell>
          <table:table-cell table:style-name="ce2" office:value-type="string" calcext:value-type="string">
            <text:p>Saylor</text:p>
          </table:table-cell>
          <table:table-cell table:style-name="ce2" office:value-type="string" calcext:value-type="string">
            <text:p>XSNS8QL79QG</text:p>
          </table:table-cell>
          <table:table-cell table:style-name="ce4" table:formula="of:=DATE(2020;6;23)+TIME(13;38;15)" office:value-type="date" office:date-value="2020-06-23T13:38:15" calcext:value-type="date">
            <text:p>6/23/2020 13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ordon</text:p>
          </table:table-cell>
          <table:table-cell table:style-name="ce3" office:value-type="string" calcext:value-type="string">
            <text:p>Lee</text:p>
          </table:table-cell>
          <table:table-cell table:style-name="ce3" office:value-type="string" calcext:value-type="string">
            <text:p>JRNHMG4SHRH</text:p>
          </table:table-cell>
          <table:table-cell table:style-name="ce5" table:formula="of:=DATE(2020;6;26)+TIME(13;20;58)" office:value-type="date" office:date-value="2020-06-26T13:20:58" calcext:value-type="date">
            <text:p>6/26/2020 13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ttfried</text:p>
          </table:table-cell>
          <table:table-cell table:style-name="ce2" office:value-type="string" calcext:value-type="string">
            <text:p>Schipfer</text:p>
          </table:table-cell>
          <table:table-cell table:style-name="ce2" office:value-type="string" calcext:value-type="string">
            <text:p>FPNNTB2X8TZ</text:p>
          </table:table-cell>
          <table:table-cell table:style-name="ce4" table:formula="of:=DATE(2020;5;14)+TIME(4;19;9)" office:value-type="date" office:date-value="2020-05-14T04:19:09" calcext:value-type="date">
            <text:p>5/14/2020 4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ovinda</text:p>
          </table:table-cell>
          <table:table-cell table:style-name="ce2" office:value-type="string" calcext:value-type="string">
            <text:p>Tatti</text:p>
          </table:table-cell>
          <table:table-cell table:style-name="ce2" office:value-type="string" calcext:value-type="string">
            <text:p>KHNQ5B6CXL6</text:p>
          </table:table-cell>
          <table:table-cell table:style-name="ce4" table:formula="of:=DATE(2020;5;6)+TIME(10;33;27)" office:value-type="date" office:date-value="2020-05-06T10:33:27" calcext:value-type="date">
            <text:p>5/6/2020 10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Francisco</text:p>
          </table:table-cell>
          <table:table-cell table:style-name="ce2" office:value-type="string" calcext:value-type="string">
            <text:p>HVND8DFRJLQ</text:p>
          </table:table-cell>
          <table:table-cell table:style-name="ce4" table:formula="of:=DATE(2020;2;6)+TIME(15;34;1)" office:value-type="date" office:date-value="2020-02-06T15:34:01" calcext:value-type="date">
            <text:p>2/6/2020 15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Hwang</text:p>
          </table:table-cell>
          <table:table-cell table:style-name="ce2" office:value-type="string" calcext:value-type="string">
            <text:p>GDNVMD7DG6G</text:p>
          </table:table-cell>
          <table:table-cell table:style-name="ce4" table:formula="of:=DATE(2020;3;30)+TIME(14;28;46)" office:value-type="date" office:date-value="2020-03-30T14:28:46" calcext:value-type="date">
            <text:p>3/30/2020 14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ace</text:p>
          </table:table-cell>
          <table:table-cell table:style-name="ce2" office:value-type="string" calcext:value-type="string">
            <text:p>Lo</text:p>
          </table:table-cell>
          <table:table-cell table:style-name="ce2" office:value-type="string" calcext:value-type="string">
            <text:p>DFNPRJQPTWS</text:p>
          </table:table-cell>
          <table:table-cell table:style-name="ce4" table:formula="of:=DATE(2020;6;26)+TIME(12;41;47)" office:value-type="date" office:date-value="2020-06-26T12:41:47" calcext:value-type="date">
            <text:p>6/26/2020 1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aeme</text:p>
          </table:table-cell>
          <table:table-cell table:style-name="ce2" office:value-type="string" calcext:value-type="string">
            <text:p>Hay</text:p>
          </table:table-cell>
          <table:table-cell table:style-name="ce2" office:value-type="string" calcext:value-type="string">
            <text:p>GDNH3R96JFH</text:p>
          </table:table-cell>
          <table:table-cell table:style-name="ce4" table:formula="of:=DATE(2020;5;5)+TIME(19;29;33)" office:value-type="date" office:date-value="2020-05-05T19:29:33" calcext:value-type="date">
            <text:p>5/5/2020 19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aham</text:p>
          </table:table-cell>
          <table:table-cell table:style-name="ce3" office:value-type="string" calcext:value-type="string">
            <text:p>Bury</text:p>
          </table:table-cell>
          <table:table-cell table:style-name="ce3" office:value-type="string" calcext:value-type="string">
            <text:p>VGN4GQ7DG3B</text:p>
          </table:table-cell>
          <table:table-cell table:style-name="ce5" table:formula="of:=DATE(2020;6;29)+TIME(13;3;18)" office:value-type="date" office:date-value="2020-06-29T13:03:18" calcext:value-type="date">
            <text:p>6/29/2020 13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ant</text:p>
          </table:table-cell>
          <table:table-cell table:style-name="ce3" office:value-type="string" calcext:value-type="string">
            <text:p>Likely</text:p>
          </table:table-cell>
          <table:table-cell table:style-name="ce3" office:value-type="string" calcext:value-type="string">
            <text:p>N3NS5BYQLJX</text:p>
          </table:table-cell>
          <table:table-cell table:style-name="ce5" table:formula="of:=DATE(2020;6;25)+TIME(10;58;31)" office:value-type="date" office:date-value="2020-06-25T10:58:31" calcext:value-type="date">
            <text:p>6/25/2020 10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atian</text:p>
          </table:table-cell>
          <table:table-cell table:style-name="ce3" office:value-type="string" calcext:value-type="string">
            <text:p>Crisan</text:p>
          </table:table-cell>
          <table:table-cell table:style-name="ce3" office:value-type="string" calcext:value-type="string">
            <text:p>XYNMRRPKR53</text:p>
          </table:table-cell>
          <table:table-cell table:style-name="ce5" table:formula="of:=DATE(2020;5;14)+TIME(16;59;37)" office:value-type="date" office:date-value="2020-05-14T16:59:37" calcext:value-type="date">
            <text:p>5/14/2020 16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Drake</text:p>
          </table:table-cell>
          <table:table-cell table:style-name="ce2" office:value-type="string" calcext:value-type="string">
            <text:p>Z4NWLBXPJWW</text:p>
          </table:table-cell>
          <table:table-cell table:style-name="ce4" table:formula="of:=DATE(2020;5;5)+TIME(15;44;59)" office:value-type="date" office:date-value="2020-05-05T15:44:59" calcext:value-type="date">
            <text:p>5/5/2020 15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Farnsworth</text:p>
          </table:table-cell>
          <table:table-cell table:style-name="ce3" office:value-type="string" calcext:value-type="string">
            <text:p>PVNCM79C56K</text:p>
          </table:table-cell>
          <table:table-cell table:style-name="ce5" table:formula="of:=DATE(2020;5;5)+TIME(16;31;23)" office:value-type="date" office:date-value="2020-05-05T16:31:23" calcext:value-type="date">
            <text:p>5/5/2020 16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Gallagher</text:p>
          </table:table-cell>
          <table:table-cell table:style-name="ce2" office:value-type="string" calcext:value-type="string">
            <text:p>GXN88NH4CBZ</text:p>
          </table:table-cell>
          <table:table-cell table:style-name="ce4" table:formula="of:=DATE(2020;5;13)+TIME(12;55;46)" office:value-type="date" office:date-value="2020-05-13T12:55:46" calcext:value-type="date">
            <text:p>5/13/2020 12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Kroah-Hartman</text:p>
          </table:table-cell>
          <table:table-cell table:style-name="ce2" office:value-type="string" calcext:value-type="string">
            <text:p>HPNWQT3LTYJ</text:p>
          </table:table-cell>
          <table:table-cell table:style-name="ce4" table:formula="of:=DATE(2020;5;15)+TIME(10;48;9)" office:value-type="date" office:date-value="2020-05-15T10:48:09" calcext:value-type="date">
            <text:p>5/15/2020 10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Hargis</text:p>
          </table:table-cell>
          <table:table-cell table:style-name="ce2" office:value-type="string" calcext:value-type="string">
            <text:p>HSNDQKP8CYR</text:p>
          </table:table-cell>
          <table:table-cell table:style-name="ce4" table:formula="of:=DATE(2020;5;26)+TIME(15;28;48)" office:value-type="date" office:date-value="2020-05-26T15:28:48" calcext:value-type="date">
            <text:p>5/26/2020 15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Myers</text:p>
          </table:table-cell>
          <table:table-cell table:style-name="ce3" office:value-type="string" calcext:value-type="string">
            <text:p>X9NNLG7DM4T</text:p>
          </table:table-cell>
          <table:table-cell table:style-name="ce5" table:formula="of:=DATE(2020;5;28)+TIME(18;0;59)" office:value-type="date" office:date-value="2020-05-28T18:00:59" calcext:value-type="date">
            <text:p>5/28/2020 18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Koprowski</text:p>
          </table:table-cell>
          <table:table-cell table:style-name="ce3" office:value-type="string" calcext:value-type="string">
            <text:p>KJNQL89HJWZ</text:p>
          </table:table-cell>
          <table:table-cell table:style-name="ce5" table:formula="of:=DATE(2020;6;3)+TIME(0;59;33)" office:value-type="date" office:date-value="2020-06-03T00:59:33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Salvatoriello</text:p>
          </table:table-cell>
          <table:table-cell table:style-name="ce3" office:value-type="string" calcext:value-type="string">
            <text:p>DMN2QTLV3ZW</text:p>
          </table:table-cell>
          <table:table-cell table:style-name="ce5" table:formula="of:=DATE(2020;6;11)+TIME(14;57;22)" office:value-type="date" office:date-value="2020-06-11T14:57:22" calcext:value-type="date">
            <text:p>6/11/2020 14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PLNYTJB4TF8</text:p>
          </table:table-cell>
          <table:table-cell table:style-name="ce5" table:formula="of:=DATE(2020;6;25)+TIME(7;30;38)" office:value-type="date" office:date-value="2020-06-25T07:30:38" calcext:value-type="date">
            <text:p>6/25/2020 7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</text:p>
          </table:table-cell>
          <table:table-cell table:style-name="ce2" office:value-type="string" calcext:value-type="string">
            <text:p>Dowd</text:p>
          </table:table-cell>
          <table:table-cell table:style-name="ce2" office:value-type="string" calcext:value-type="string">
            <text:p>VCNH2J89398</text:p>
          </table:table-cell>
          <table:table-cell table:style-name="ce4" table:formula="of:=DATE(2020;6;25)+TIME(10;41;0)" office:value-type="date" office:date-value="2020-06-25T10:41:00" calcext:value-type="date">
            <text:p>6/25/2020 1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</text:p>
          </table:table-cell>
          <table:table-cell table:style-name="ce3" office:value-type="string" calcext:value-type="string">
            <text:p>Pack</text:p>
          </table:table-cell>
          <table:table-cell table:style-name="ce3" office:value-type="string" calcext:value-type="string">
            <text:p>ZYNNCSLXJJK</text:p>
          </table:table-cell>
          <table:table-cell table:style-name="ce5" table:formula="of:=DATE(2020;6;25)+TIME(10;41;24)" office:value-type="date" office:date-value="2020-06-25T10:41:24" calcext:value-type="date">
            <text:p>6/25/2020 1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g</text:p>
          </table:table-cell>
          <table:table-cell table:style-name="ce3" office:value-type="string" calcext:value-type="string">
            <text:p>Ward</text:p>
          </table:table-cell>
          <table:table-cell table:style-name="ce3" office:value-type="string" calcext:value-type="string">
            <text:p>PBNNQN3HH6D</text:p>
          </table:table-cell>
          <table:table-cell table:style-name="ce5" table:formula="of:=DATE(2020;6;14)+TIME(17;33;58)" office:value-type="date" office:date-value="2020-06-14T17:33:58" calcext:value-type="date">
            <text:p>6/14/2020 17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or</text:p>
          </table:table-cell>
          <table:table-cell table:style-name="ce2" office:value-type="string" calcext:value-type="string">
            <text:p>Larson</text:p>
          </table:table-cell>
          <table:table-cell table:style-name="ce2" office:value-type="string" calcext:value-type="string">
            <text:p>VWNZ84WZQWF</text:p>
          </table:table-cell>
          <table:table-cell table:style-name="ce4" table:formula="of:=DATE(2020;6;25)+TIME(18;38;13)" office:value-type="date" office:date-value="2020-06-25T18:38:13" calcext:value-type="date">
            <text:p>6/25/2020 18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regory</text:p>
          </table:table-cell>
          <table:table-cell table:style-name="ce3" office:value-type="string" calcext:value-type="string">
            <text:p>Veys</text:p>
          </table:table-cell>
          <table:table-cell table:style-name="ce3" office:value-type="string" calcext:value-type="string">
            <text:p>PDND5X7Z2CZ</text:p>
          </table:table-cell>
          <table:table-cell table:style-name="ce5" table:formula="of:=DATE(2020;5;28)+TIME(15;41;30)" office:value-type="date" office:date-value="2020-05-28T15:41:30" calcext:value-type="date">
            <text:p>5/28/2020 15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ory</text:p>
          </table:table-cell>
          <table:table-cell table:style-name="ce2" office:value-type="string" calcext:value-type="string">
            <text:p>Franco</text:p>
          </table:table-cell>
          <table:table-cell table:style-name="ce2" office:value-type="string" calcext:value-type="string">
            <text:p>VYNHBJTTD3Y</text:p>
          </table:table-cell>
          <table:table-cell table:style-name="ce4" table:formula="of:=DATE(2020;6;22)+TIME(16;33;57)" office:value-type="date" office:date-value="2020-06-22T16:33:57" calcext:value-type="date">
            <text:p>6/22/2020 16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ory</text:p>
          </table:table-cell>
          <table:table-cell table:style-name="ce2" office:value-type="string" calcext:value-type="string">
            <text:p>Kehoe</text:p>
          </table:table-cell>
          <table:table-cell table:style-name="ce2" office:value-type="string" calcext:value-type="string">
            <text:p>X3N5GNPHRCQ</text:p>
          </table:table-cell>
          <table:table-cell table:style-name="ce4" table:formula="of:=DATE(2020;6;27)+TIME(12;37;2)" office:value-type="date" office:date-value="2020-06-27T12:37:02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egory</text:p>
          </table:table-cell>
          <table:table-cell table:style-name="ce2" office:value-type="string" calcext:value-type="string">
            <text:p>Chan</text:p>
          </table:table-cell>
          <table:table-cell table:style-name="ce2" office:value-type="string" calcext:value-type="string">
            <text:p>J6N43NP46NV</text:p>
          </table:table-cell>
          <table:table-cell table:style-name="ce4" table:formula="of:=DATE(2020;6;29)+TIME(14;32;26)" office:value-type="date" office:date-value="2020-06-29T14:32:26" calcext:value-type="date">
            <text:p>6/29/2020 14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rimandbearit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ZVNNLFL87S3</text:p>
          </table:table-cell>
          <table:table-cell table:style-name="ce4" table:formula="of:=DATE(2020;5;14)+TIME(11;3;5)" office:value-type="date" office:date-value="2020-05-14T11:03:05" calcext:value-type="date">
            <text:p>5/14/2020 11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edis</text:p>
          </table:table-cell>
          <table:table-cell table:style-name="ce3" office:value-type="string" calcext:value-type="string">
            <text:p>Cardenas</text:p>
          </table:table-cell>
          <table:table-cell table:style-name="ce3" office:value-type="string" calcext:value-type="string">
            <text:p>NDNHYPPJQCC</text:p>
          </table:table-cell>
          <table:table-cell table:style-name="ce5" table:formula="of:=DATE(2020;4;4)+TIME(22;50;32)" office:value-type="date" office:date-value="2020-04-04T22:50:32" calcext:value-type="date">
            <text:p>4/4/2020 22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evenc</text:p>
          </table:table-cell>
          <table:table-cell table:style-name="ce3" office:value-type="string" calcext:value-type="string">
            <text:p>Guelce</text:p>
          </table:table-cell>
          <table:table-cell table:style-name="ce3" office:value-type="string" calcext:value-type="string">
            <text:p>VSN4V7K4V34</text:p>
          </table:table-cell>
          <table:table-cell table:style-name="ce5" table:formula="of:=DATE(2020;6;24)+TIME(8;55;4)" office:value-type="date" office:date-value="2020-06-24T08:55:04" calcext:value-type="date">
            <text:p>6/24/2020 8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gan</text:p>
          </table:table-cell>
          <table:table-cell table:style-name="ce2" office:value-type="string" calcext:value-type="string">
            <text:p>Sellamuthu</text:p>
          </table:table-cell>
          <table:table-cell table:style-name="ce2" office:value-type="string" calcext:value-type="string">
            <text:p>LDNQL87H8WX</text:p>
          </table:table-cell>
          <table:table-cell table:style-name="ce4" table:formula="of:=DATE(2020;6;27)+TIME(1;26;51)" office:value-type="date" office:date-value="2020-06-27T01:26:51" calcext:value-type="date">
            <text:p>6/27/2020 1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ilhem</text:p>
          </table:table-cell>
          <table:table-cell table:style-name="ce2" office:value-type="string" calcext:value-type="string">
            <text:p>Tesseyre</text:p>
          </table:table-cell>
          <table:table-cell table:style-name="ce2" office:value-type="string" calcext:value-type="string">
            <text:p>P5NDXL8LVDV</text:p>
          </table:table-cell>
          <table:table-cell table:style-name="ce4" table:formula="of:=DATE(2020;5;5)+TIME(19;7;13)" office:value-type="date" office:date-value="2020-05-05T19:07:13" calcext:value-type="date">
            <text:p>5/5/2020 19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Champagne</text:p>
          </table:table-cell>
          <table:table-cell table:style-name="ce2" office:value-type="string" calcext:value-type="string">
            <text:p>H6NC425SXVD</text:p>
          </table:table-cell>
          <table:table-cell table:style-name="ce4" table:formula="of:=DATE(2020;5;8)+TIME(16;24;21)" office:value-type="date" office:date-value="2020-05-08T16:24:21" calcext:value-type="date">
            <text:p>5/8/2020 16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illaume</text:p>
          </table:table-cell>
          <table:table-cell table:style-name="ce2" office:value-type="string" calcext:value-type="string">
            <text:p>Duthu</text:p>
          </table:table-cell>
          <table:table-cell table:style-name="ce2" office:value-type="string" calcext:value-type="string">
            <text:p>LSNDHKN6SMM</text:p>
          </table:table-cell>
          <table:table-cell table:style-name="ce4" table:formula="of:=DATE(2020;5;8)+TIME(16;24;21)" office:value-type="date" office:date-value="2020-05-08T16:24:21" calcext:value-type="date">
            <text:p>5/8/2020 16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illaume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J3NVFVK37MB</text:p>
          </table:table-cell>
          <table:table-cell table:style-name="ce5" table:formula="of:=DATE(2020;6;26)+TIME(8;45;15)" office:value-type="date" office:date-value="2020-06-26T08:45:15" calcext:value-type="date">
            <text:p>6/26/2020 8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illermo</text:p>
          </table:table-cell>
          <table:table-cell table:style-name="ce2" office:value-type="string" calcext:value-type="string">
            <text:p>Cordon</text:p>
          </table:table-cell>
          <table:table-cell table:style-name="ce2" office:value-type="string" calcext:value-type="string">
            <text:p>JGNWF8355R2</text:p>
          </table:table-cell>
          <table:table-cell table:style-name="ce4" table:formula="of:=DATE(2020;6;29)+TIME(10;34;56)" office:value-type="date" office:date-value="2020-06-29T10:34:56" calcext:value-type="date">
            <text:p>6/29/2020 1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inevere</text:p>
          </table:table-cell>
          <table:table-cell table:style-name="ce2" office:value-type="string" calcext:value-type="string">
            <text:p>Saenger</text:p>
          </table:table-cell>
          <table:table-cell table:style-name="ce2" office:value-type="string" calcext:value-type="string">
            <text:p>XBNFX4DXZ5V</text:p>
          </table:table-cell>
          <table:table-cell table:style-name="ce4" table:formula="of:=DATE(2020;5;6)+TIME(20;47;59)" office:value-type="date" office:date-value="2020-05-06T20:47:59" calcext:value-type="date">
            <text:p>5/6/2020 20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l</text:p>
          </table:table-cell>
          <table:table-cell table:style-name="ce2" office:value-type="string" calcext:value-type="string">
            <text:p>Jain</text:p>
          </table:table-cell>
          <table:table-cell table:style-name="ce2" office:value-type="string" calcext:value-type="string">
            <text:p>N7NQXKBYRJ9</text:p>
          </table:table-cell>
          <table:table-cell table:style-name="ce4" table:formula="of:=DATE(2020;6;27)+TIME(3;9;6)" office:value-type="date" office:date-value="2020-06-27T03:09:06" calcext:value-type="date">
            <text:p>6/27/2020 3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lzat</text:p>
          </table:table-cell>
          <table:table-cell table:style-name="ce2" office:value-type="string" calcext:value-type="string">
            <text:p>Perry</text:p>
          </table:table-cell>
          <table:table-cell table:style-name="ce2" office:value-type="string" calcext:value-type="string">
            <text:p>MCNVWRZRYMY</text:p>
          </table:table-cell>
          <table:table-cell table:style-name="ce4" table:formula="of:=DATE(2020;6;24)+TIME(10;39;37)" office:value-type="date" office:date-value="2020-06-24T10:39:37" calcext:value-type="date">
            <text:p>6/24/2020 10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rsimran</text:p>
          </table:table-cell>
          <table:table-cell table:style-name="ce2" office:value-type="string" calcext:value-type="string">
            <text:p>Kaur</text:p>
          </table:table-cell>
          <table:table-cell table:style-name="ce2" office:value-type="string" calcext:value-type="string">
            <text:p>GXN2PTGYYMK</text:p>
          </table:table-cell>
          <table:table-cell table:style-name="ce4" table:formula="of:=DATE(2020;6;29)+TIME(6;1;34)" office:value-type="date" office:date-value="2020-06-29T06:01:34" calcext:value-type="date">
            <text:p>6/29/2020 6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stav</text:p>
          </table:table-cell>
          <table:table-cell table:style-name="ce2" office:value-type="string" calcext:value-type="string">
            <text:p>Voigt</text:p>
          </table:table-cell>
          <table:table-cell table:style-name="ce2" office:value-type="string" calcext:value-type="string">
            <text:p>G3N45MT5X85</text:p>
          </table:table-cell>
          <table:table-cell table:style-name="ce4" table:formula="of:=DATE(2020;6;24)+TIME(14;10;50)" office:value-type="date" office:date-value="2020-06-24T14:10:50" calcext:value-type="date">
            <text:p>6/24/2020 14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stavo A.</text:p>
          </table:table-cell>
          <table:table-cell table:style-name="ce2" office:value-type="string" calcext:value-type="string">
            <text:p>R. Silva</text:p>
          </table:table-cell>
          <table:table-cell table:style-name="ce2" office:value-type="string" calcext:value-type="string">
            <text:p>MHNYQ57YYQ3</text:p>
          </table:table-cell>
          <table:table-cell table:style-name="ce4" table:formula="of:=DATE(2020;6;18)+TIME(12;28;53)" office:value-type="date" office:date-value="2020-06-18T12:28:53" calcext:value-type="date">
            <text:p>6/18/2020 12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vanch</text:p>
          </table:table-cell>
          <table:table-cell table:style-name="ce3" office:value-type="string" calcext:value-type="string">
            <text:p>Nurgeldiyev</text:p>
          </table:table-cell>
          <table:table-cell table:style-name="ce3" office:value-type="string" calcext:value-type="string">
            <text:p>ZGNX8MM99KZ</text:p>
          </table:table-cell>
          <table:table-cell table:style-name="ce5" table:formula="of:=DATE(2020;6;29)+TIME(10;4;34)" office:value-type="date" office:date-value="2020-06-29T10:04:34" calcext:value-type="date">
            <text:p>6/29/2020 10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y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XHNVKTF23HR</text:p>
          </table:table-cell>
          <table:table-cell table:style-name="ce4" table:formula="of:=DATE(2020;5;18)+TIME(16;30;17)" office:value-type="date" office:date-value="2020-05-18T16:30:17" calcext:value-type="date">
            <text:p>5/18/2020 16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y</text:p>
          </table:table-cell>
          <table:table-cell table:style-name="ce2" office:value-type="string" calcext:value-type="string">
            <text:p>Harriman</text:p>
          </table:table-cell>
          <table:table-cell table:style-name="ce2" office:value-type="string" calcext:value-type="string">
            <text:p>ZWN3N62CKMN</text:p>
          </table:table-cell>
          <table:table-cell table:style-name="ce4" table:formula="of:=DATE(2020;5;27)+TIME(15;8;9)" office:value-type="date" office:date-value="2020-05-27T15:08:09" calcext:value-type="date">
            <text:p>5/27/2020 15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y</text:p>
          </table:table-cell>
          <table:table-cell table:style-name="ce2" office:value-type="string" calcext:value-type="string">
            <text:p>Barrette</text:p>
          </table:table-cell>
          <table:table-cell table:style-name="ce2" office:value-type="string" calcext:value-type="string">
            <text:p>PBN94WKSVDB</text:p>
          </table:table-cell>
          <table:table-cell table:style-name="ce4" table:formula="of:=DATE(2020;6;1)+TIME(17;36;44)" office:value-type="date" office:date-value="2020-06-01T17:36:44" calcext:value-type="date">
            <text:p>6/1/2020 17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y</text:p>
          </table:table-cell>
          <table:table-cell table:style-name="ce2" office:value-type="string" calcext:value-type="string">
            <text:p>Starner</text:p>
          </table:table-cell>
          <table:table-cell table:style-name="ce2" office:value-type="string" calcext:value-type="string">
            <text:p>KSN7BGYLXSL</text:p>
          </table:table-cell>
          <table:table-cell table:style-name="ce4" table:formula="of:=DATE(2020;6;10)+TIME(11;47;58)" office:value-type="date" office:date-value="2020-06-10T11:47:58" calcext:value-type="date">
            <text:p>6/10/2020 11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y</text:p>
          </table:table-cell>
          <table:table-cell table:style-name="ce3" office:value-type="string" calcext:value-type="string">
            <text:p>(GP2)</text:p>
          </table:table-cell>
          <table:table-cell table:style-name="ce3" office:value-type="string" calcext:value-type="string">
            <text:p>PLNW8QHX752</text:p>
          </table:table-cell>
          <table:table-cell table:style-name="ce5" table:formula="of:=DATE(2020;6;22)+TIME(12;49;21)" office:value-type="date" office:date-value="2020-06-22T12:49:21" calcext:value-type="date">
            <text:p>6/22/2020 12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uy</text:p>
          </table:table-cell>
          <table:table-cell table:style-name="ce3" office:value-type="string" calcext:value-type="string">
            <text:p>Lunardi</text:p>
          </table:table-cell>
          <table:table-cell table:style-name="ce3" office:value-type="string" calcext:value-type="string">
            <text:p>VVNBYSKQSVH</text:p>
          </table:table-cell>
          <table:table-cell table:style-name="ce5" table:formula="of:=DATE(2020;6;26)+TIME(22;28;38)" office:value-type="date" office:date-value="2020-06-26T22:28:38" calcext:value-type="date">
            <text:p>6/26/2020 22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Guzmán</text:p>
          </table:table-cell>
          <table:table-cell table:style-name="ce2" office:value-type="string" calcext:value-type="string">
            <text:p>Monné</text:p>
          </table:table-cell>
          <table:table-cell table:style-name="ce2" office:value-type="string" calcext:value-type="string">
            <text:p>L8NC3FGFDBS</text:p>
          </table:table-cell>
          <table:table-cell table:style-name="ce4" table:formula="of:=DATE(2020;6;26)+TIME(8;22;15)" office:value-type="date" office:date-value="2020-06-26T08:22:15" calcext:value-type="date">
            <text:p>6/26/2020 8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Gwyn</text:p>
          </table:table-cell>
          <table:table-cell table:style-name="ce3" office:value-type="string" calcext:value-type="string">
            <text:p>Murray</text:p>
          </table:table-cell>
          <table:table-cell table:style-name="ce3" office:value-type="string" calcext:value-type="string">
            <text:p>K3NYL4DHR8K</text:p>
          </table:table-cell>
          <table:table-cell table:style-name="ce5" table:formula="of:=DATE(2020;5;5)+TIME(22;9;8)" office:value-type="date" office:date-value="2020-05-05T22:09:08" calcext:value-type="date">
            <text:p>5/5/2020 22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hn</text:p>
          </table:table-cell>
          <table:table-cell table:style-name="ce3" office:value-type="string" calcext:value-type="string">
            <text:p>Norden</text:p>
          </table:table-cell>
          <table:table-cell table:style-name="ce3" office:value-type="string" calcext:value-type="string">
            <text:p>MXN5RTJWF56</text:p>
          </table:table-cell>
          <table:table-cell table:style-name="ce5" table:formula="of:=DATE(2020;1;27)+TIME(9;54;19)" office:value-type="date" office:date-value="2020-01-27T09:54:19" calcext:value-type="date">
            <text:p>1/27/2020 9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iyang</text:p>
          </table:table-cell>
          <table:table-cell table:style-name="ce2" office:value-type="string" calcext:value-type="string">
            <text:p>Zhang</text:p>
          </table:table-cell>
          <table:table-cell table:style-name="ce2" office:value-type="string" calcext:value-type="string">
            <text:p>VVN27JBR3SS</text:p>
          </table:table-cell>
          <table:table-cell table:style-name="ce4" table:formula="of:=DATE(2020;5;12)+TIME(11;22;3)" office:value-type="date" office:date-value="2020-05-12T11:22:03" calcext:value-type="date">
            <text:p>5/12/2020 11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li</text:p>
          </table:table-cell>
          <table:table-cell table:style-name="ce2" office:value-type="string" calcext:value-type="string">
            <text:p>Tsang</text:p>
          </table:table-cell>
          <table:table-cell table:style-name="ce2" office:value-type="string" calcext:value-type="string">
            <text:p>XTN86VXZVKR</text:p>
          </table:table-cell>
          <table:table-cell table:style-name="ce4" table:formula="of:=DATE(2020;6;26)+TIME(14;30;39)" office:value-type="date" office:date-value="2020-06-26T14:30:39" calcext:value-type="date">
            <text:p>6/26/2020 14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mza</text:p>
          </table:table-cell>
          <table:table-cell table:style-name="ce2" office:value-type="string" calcext:value-type="string">
            <text:p>Boukabache</text:p>
          </table:table-cell>
          <table:table-cell table:style-name="ce2" office:value-type="string" calcext:value-type="string">
            <text:p>D4NC85H6GMP</text:p>
          </table:table-cell>
          <table:table-cell table:style-name="ce4" table:formula="of:=DATE(2020;6;26)+TIME(5;34;21)" office:value-type="date" office:date-value="2020-06-26T05:34:21" calcext:value-type="date">
            <text:p>6/26/2020 5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ni</text:p>
          </table:table-cell>
          <table:table-cell table:style-name="ce2" office:value-type="string" calcext:value-type="string">
            <text:p>Nemati</text:p>
          </table:table-cell>
          <table:table-cell table:style-name="ce2" office:value-type="string" calcext:value-type="string">
            <text:p>JTNYWVMWVLY</text:p>
          </table:table-cell>
          <table:table-cell table:style-name="ce4" table:formula="of:=DATE(2020;5;21)+TIME(16;48;33)" office:value-type="date" office:date-value="2020-05-21T16:48:33" calcext:value-type="date">
            <text:p>5/21/2020 16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nif</text:p>
          </table:table-cell>
          <table:table-cell table:style-name="ce3" office:value-type="string" calcext:value-type="string">
            <text:p>Bharmal</text:p>
          </table:table-cell>
          <table:table-cell table:style-name="ce3" office:value-type="string" calcext:value-type="string">
            <text:p>DQNKKNML8CY</text:p>
          </table:table-cell>
          <table:table-cell table:style-name="ce5" table:formula="of:=DATE(2020;6;29)+TIME(7;38;15)" office:value-type="date" office:date-value="2020-06-29T07:38:15" calcext:value-type="date">
            <text:p>6/29/2020 7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nik</text:p>
          </table:table-cell>
          <table:table-cell table:style-name="ce2" office:value-type="string" calcext:value-type="string">
            <text:p>fhanik</text:p>
          </table:table-cell>
          <table:table-cell table:style-name="ce2" office:value-type="string" calcext:value-type="string">
            <text:p>N7NGB2J97JH</text:p>
          </table:table-cell>
          <table:table-cell table:style-name="ce4" table:formula="of:=DATE(2020;5;25)+TIME(13;33;0)" office:value-type="date" office:date-value="2020-05-25T13:33:00" calcext:value-type="date">
            <text:p>5/25/2020 13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ns</text:p>
          </table:table-cell>
          <table:table-cell table:style-name="ce2" office:value-type="string" calcext:value-type="string">
            <text:p>Scharler</text:p>
          </table:table-cell>
          <table:table-cell table:style-name="ce2" office:value-type="string" calcext:value-type="string">
            <text:p>HQN56FT2VWC</text:p>
          </table:table-cell>
          <table:table-cell table:style-name="ce4" table:formula="of:=DATE(2020;6;26)+TIME(10;16;30)" office:value-type="date" office:date-value="2020-06-26T10:16:30" calcext:value-type="date">
            <text:p>6/26/2020 10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ns-Edgar</text:p>
          </table:table-cell>
          <table:table-cell table:style-name="ce3" office:value-type="string" calcext:value-type="string">
            <text:p>Koechling</text:p>
          </table:table-cell>
          <table:table-cell table:style-name="ce3" office:value-type="string" calcext:value-type="string">
            <text:p>VHNSRTMVZQH</text:p>
          </table:table-cell>
          <table:table-cell table:style-name="ce5" table:formula="of:=DATE(2020;6;24)+TIME(8;0;37)" office:value-type="date" office:date-value="2020-06-24T08:00:37" calcext:value-type="date">
            <text:p>6/24/2020 8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ns-Wolfgang</text:p>
          </table:table-cell>
          <table:table-cell table:style-name="ce3" office:value-type="string" calcext:value-type="string">
            <text:p>Loidl</text:p>
          </table:table-cell>
          <table:table-cell table:style-name="ce3" office:value-type="string" calcext:value-type="string">
            <text:p>PPN33BH7X3S</text:p>
          </table:table-cell>
          <table:table-cell table:style-name="ce5" table:formula="of:=DATE(2020;6;8)+TIME(9;42;29)" office:value-type="date" office:date-value="2020-06-08T09:42:29" calcext:value-type="date">
            <text:p>6/8/2020 9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numan</text:p>
          </table:table-cell>
          <table:table-cell table:style-name="ce3" office:value-type="string" calcext:value-type="string">
            <text:p>Vakalapudi</text:p>
          </table:table-cell>
          <table:table-cell table:style-name="ce3" office:value-type="string" calcext:value-type="string">
            <text:p>XMNRTXDSJSQ</text:p>
          </table:table-cell>
          <table:table-cell table:style-name="ce5" table:formula="of:=DATE(2020;5;24)+TIME(8;16;45)" office:value-type="date" office:date-value="2020-05-24T08:16:45" calcext:value-type="date">
            <text:p>5/24/2020 8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o</text:p>
          </table:table-cell>
          <table:table-cell table:style-name="ce3" office:value-type="string" calcext:value-type="string">
            <text:p>Wei</text:p>
          </table:table-cell>
          <table:table-cell table:style-name="ce3" office:value-type="string" calcext:value-type="string">
            <text:p>FSNWW3ST3VY</text:p>
          </table:table-cell>
          <table:table-cell table:style-name="ce5" table:formula="of:=DATE(2020;6;24)+TIME(10;7;42)" office:value-type="date" office:date-value="2020-06-24T10:07:42" calcext:value-type="date">
            <text:p>6/24/2020 10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rald</text:p>
          </table:table-cell>
          <table:table-cell table:style-name="ce2" office:value-type="string" calcext:value-type="string">
            <text:p>Voit</text:p>
          </table:table-cell>
          <table:table-cell table:style-name="ce2" office:value-type="string" calcext:value-type="string">
            <text:p>XLNMS7SPHPR</text:p>
          </table:table-cell>
          <table:table-cell table:style-name="ce4" table:formula="of:=DATE(2020;5;28)+TIME(2;12;25)" office:value-type="date" office:date-value="2020-05-28T02:12:25" calcext:value-type="date">
            <text:p>5/28/2020 2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rald</text:p>
          </table:table-cell>
          <table:table-cell table:style-name="ce3" office:value-type="string" calcext:value-type="string">
            <text:p>König</text:p>
          </table:table-cell>
          <table:table-cell table:style-name="ce3" office:value-type="string" calcext:value-type="string">
            <text:p>PYN8GK4CWPX</text:p>
          </table:table-cell>
          <table:table-cell table:style-name="ce5" table:formula="of:=DATE(2020;6;17)+TIME(4;36;30)" office:value-type="date" office:date-value="2020-06-17T04:36:30" calcext:value-type="date">
            <text:p>6/17/2020 4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ri</text:p>
          </table:table-cell>
          <table:table-cell table:style-name="ce2" office:value-type="string" calcext:value-type="string">
            <text:p>Sirigibathina</text:p>
          </table:table-cell>
          <table:table-cell table:style-name="ce2" office:value-type="string" calcext:value-type="string">
            <text:p>XRNMLSS69VR</text:p>
          </table:table-cell>
          <table:table-cell table:style-name="ce4" table:formula="of:=DATE(2020;6;17)+TIME(9;48;56)" office:value-type="date" office:date-value="2020-06-17T09:48:56" calcext:value-type="date">
            <text:p>6/17/2020 9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ri</text:p>
          </table:table-cell>
          <table:table-cell table:style-name="ce3" office:value-type="string" calcext:value-type="string">
            <text:p>Govind</text:p>
          </table:table-cell>
          <table:table-cell table:style-name="ce3" office:value-type="string" calcext:value-type="string">
            <text:p>L5NJJP3BYPL</text:p>
          </table:table-cell>
          <table:table-cell table:style-name="ce5" table:formula="of:=DATE(2020;6;26)+TIME(12;36;40)" office:value-type="date" office:date-value="2020-06-26T12:36:40" calcext:value-type="date">
            <text:p>6/26/2020 12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riprasath</text:p>
          </table:table-cell>
          <table:table-cell table:style-name="ce2" office:value-type="string" calcext:value-type="string">
            <text:p>Devarajan</text:p>
          </table:table-cell>
          <table:table-cell table:style-name="ce2" office:value-type="string" calcext:value-type="string">
            <text:p>J2N3MCBJTKH</text:p>
          </table:table-cell>
          <table:table-cell table:style-name="ce4" table:formula="of:=DATE(2020;6;20)+TIME(8;26;14)" office:value-type="date" office:date-value="2020-06-20T08:26:14" calcext:value-type="date">
            <text:p>6/20/2020 8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ris</text:p>
          </table:table-cell>
          <table:table-cell table:style-name="ce2" office:value-type="string" calcext:value-type="string">
            <text:p>Okanovic</text:p>
          </table:table-cell>
          <table:table-cell table:style-name="ce2" office:value-type="string" calcext:value-type="string">
            <text:p>FPNXRCZ99WY</text:p>
          </table:table-cell>
          <table:table-cell table:style-name="ce4" table:formula="of:=DATE(2020;5;7)+TIME(13;6;11)" office:value-type="date" office:date-value="2020-05-07T13:06:11" calcext:value-type="date">
            <text:p>5/7/2020 13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rish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M3NLKZKMDYV</text:p>
          </table:table-cell>
          <table:table-cell table:style-name="ce5" table:formula="of:=DATE(2020;6;26)+TIME(2;21;5)" office:value-type="date" office:date-value="2020-06-26T02:21:05" calcext:value-type="date">
            <text:p>6/26/2020 2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rold</text:p>
          </table:table-cell>
          <table:table-cell table:style-name="ce3" office:value-type="string" calcext:value-type="string">
            <text:p>Schultz</text:p>
          </table:table-cell>
          <table:table-cell table:style-name="ce3" office:value-type="string" calcext:value-type="string">
            <text:p>V2N8GWB8X9C</text:p>
          </table:table-cell>
          <table:table-cell table:style-name="ce5" table:formula="of:=DATE(2020;3;3)+TIME(11;21;18)" office:value-type="date" office:date-value="2020-03-03T11:21:18" calcext:value-type="date">
            <text:p>3/3/2020 11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rry</text:p>
          </table:table-cell>
          <table:table-cell table:style-name="ce2" office:value-type="string" calcext:value-type="string">
            <text:p>Sitorus</text:p>
          </table:table-cell>
          <table:table-cell table:style-name="ce2" office:value-type="string" calcext:value-type="string">
            <text:p>MCNMLWKHXQF</text:p>
          </table:table-cell>
          <table:table-cell table:style-name="ce4" table:formula="of:=DATE(2020;6;12)+TIME(11;53;51)" office:value-type="date" office:date-value="2020-06-12T11:53:51" calcext:value-type="date">
            <text:p>6/12/2020 11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rry</text:p>
          </table:table-cell>
          <table:table-cell table:style-name="ce2" office:value-type="string" calcext:value-type="string">
            <text:p>Sleeper</text:p>
          </table:table-cell>
          <table:table-cell table:style-name="ce2" office:value-type="string" calcext:value-type="string">
            <text:p>MRNRT7WPTZ5</text:p>
          </table:table-cell>
          <table:table-cell table:style-name="ce4" table:formula="of:=DATE(2020;6;17)+TIME(14;9;28)" office:value-type="date" office:date-value="2020-06-17T14:09:28" calcext:value-type="date">
            <text:p>6/17/2020 1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rsh</text:p>
          </table:table-cell>
          <table:table-cell table:style-name="ce3" office:value-type="string" calcext:value-type="string">
            <text:p>Mittal</text:p>
          </table:table-cell>
          <table:table-cell table:style-name="ce3" office:value-type="string" calcext:value-type="string">
            <text:p>VFNT6553GKV</text:p>
          </table:table-cell>
          <table:table-cell table:style-name="ce5" table:formula="of:=DATE(2020;5;30)+TIME(3;7;8)" office:value-type="date" office:date-value="2020-05-30T03:07:08" calcext:value-type="date">
            <text:p>5/30/2020 3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rshit</text:p>
          </table:table-cell>
          <table:table-cell table:style-name="ce2" office:value-type="string" calcext:value-type="string">
            <text:p>Soni</text:p>
          </table:table-cell>
          <table:table-cell table:style-name="ce2" office:value-type="string" calcext:value-type="string">
            <text:p>ZPNC4WV6T98</text:p>
          </table:table-cell>
          <table:table-cell table:style-name="ce4" table:formula="of:=DATE(2020;6;27)+TIME(1;8;4)" office:value-type="date" office:date-value="2020-06-27T01:08:04" calcext:value-type="date">
            <text:p>6/27/2020 1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san</text:p>
          </table:table-cell>
          <table:table-cell table:style-name="ce3" office:value-type="string" calcext:value-type="string">
            <text:p>Türken</text:p>
          </table:table-cell>
          <table:table-cell table:style-name="ce3" office:value-type="string" calcext:value-type="string">
            <text:p>MDN9JM6656D</text:p>
          </table:table-cell>
          <table:table-cell table:style-name="ce5" table:formula="of:=DATE(2020;3;31)+TIME(10;34;22)" office:value-type="date" office:date-value="2020-03-31T10:34:22" calcext:value-type="date">
            <text:p>3/31/2020 1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ayley</text:p>
          </table:table-cell>
          <table:table-cell table:style-name="ce2" office:value-type="string" calcext:value-type="string">
            <text:p>Boynton</text:p>
          </table:table-cell>
          <table:table-cell table:style-name="ce2" office:value-type="string" calcext:value-type="string">
            <text:p>MJNWL3XBDYJ</text:p>
          </table:table-cell>
          <table:table-cell table:style-name="ce4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ather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L6NL324Z28W</text:p>
          </table:table-cell>
          <table:table-cell table:style-name="ce5" table:formula="of:=DATE(2020;6;15)+TIME(9;33;22)" office:value-type="date" office:date-value="2020-06-15T09:33:22" calcext:value-type="date">
            <text:p>6/15/2020 9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ather</text:p>
          </table:table-cell>
          <table:table-cell table:style-name="ce2" office:value-type="string" calcext:value-type="string">
            <text:p>Chester</text:p>
          </table:table-cell>
          <table:table-cell table:style-name="ce2" office:value-type="string" calcext:value-type="string">
            <text:p>Z3NMLF82CH8</text:p>
          </table:table-cell>
          <table:table-cell table:style-name="ce4" table:formula="of:=DATE(2020;6;24)+TIME(19;5;23)" office:value-type="date" office:date-value="2020-06-24T19:05:23" calcext:value-type="date">
            <text:p>6/24/2020 19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ather</text:p>
          </table:table-cell>
          <table:table-cell table:style-name="ce3" office:value-type="string" calcext:value-type="string">
            <text:p>Hughes</text:p>
          </table:table-cell>
          <table:table-cell table:style-name="ce3" office:value-type="string" calcext:value-type="string">
            <text:p>J4N48DBFT4N</text:p>
          </table:table-cell>
          <table:table-cell table:style-name="ce5" table:formula="of:=DATE(2020;6;29)+TIME(12;17;43)" office:value-type="date" office:date-value="2020-06-29T12:17:43" calcext:value-type="date">
            <text:p>6/29/2020 12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iko</text:p>
          </table:table-cell>
          <table:table-cell table:style-name="ce3" office:value-type="string" calcext:value-type="string">
            <text:p>Pohlmann</text:p>
          </table:table-cell>
          <table:table-cell table:style-name="ce3" office:value-type="string" calcext:value-type="string">
            <text:p>JXNGL5JS5B9</text:p>
          </table:table-cell>
          <table:table-cell table:style-name="ce5" table:formula="of:=DATE(2020;5;14)+TIME(17;51;59)" office:value-type="date" office:date-value="2020-05-14T17:51:59" calcext:value-type="date">
            <text:p>5/14/2020 17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iko</text:p>
          </table:table-cell>
          <table:table-cell table:style-name="ce2" office:value-type="string" calcext:value-type="string">
            <text:p>Stübner</text:p>
          </table:table-cell>
          <table:table-cell table:style-name="ce2" office:value-type="string" calcext:value-type="string">
            <text:p>P2N7B45XY2H</text:p>
          </table:table-cell>
          <table:table-cell table:style-name="ce4" table:formula="of:=DATE(2020;6;9)+TIME(5;40;29)" office:value-type="date" office:date-value="2020-06-09T05:40:29" calcext:value-type="date">
            <text:p>6/9/2020 5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inrich</text:p>
          </table:table-cell>
          <table:table-cell table:style-name="ce3" office:value-type="string" calcext:value-type="string">
            <text:p>Schuchardt</text:p>
          </table:table-cell>
          <table:table-cell table:style-name="ce3" office:value-type="string" calcext:value-type="string">
            <text:p>LMNT72W2489</text:p>
          </table:table-cell>
          <table:table-cell table:style-name="ce5" table:formula="of:=DATE(2020;5;29)+TIME(16;50;33)" office:value-type="date" office:date-value="2020-05-29T16:50:33" calcext:value-type="date">
            <text:p>5/29/2020 16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en</text:p>
          </table:table-cell>
          <table:table-cell table:style-name="ce3" office:value-type="string" calcext:value-type="string">
            <text:p>Koike</text:p>
          </table:table-cell>
          <table:table-cell table:style-name="ce3" office:value-type="string" calcext:value-type="string">
            <text:p>XXNNVV3QQH6</text:p>
          </table:table-cell>
          <table:table-cell table:style-name="ce5" table:formula="of:=DATE(2020;5;19)+TIME(10;22;24)" office:value-type="date" office:date-value="2020-05-19T10:22:24" calcext:value-type="date">
            <text:p>5/19/2020 10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lena</text:p>
          </table:table-cell>
          <table:table-cell table:style-name="ce2" office:value-type="string" calcext:value-type="string">
            <text:p>Marvin</text:p>
          </table:table-cell>
          <table:table-cell table:style-name="ce2" office:value-type="string" calcext:value-type="string">
            <text:p>XXNKN7VTSDB</text:p>
          </table:table-cell>
          <table:table-cell table:style-name="ce4" table:formula="of:=DATE(2020;6;29)+TIME(13;56;51)" office:value-type="date" office:date-value="2020-06-29T13:56:51" calcext:value-type="date">
            <text:p>6/29/2020 13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lge</text:p>
          </table:table-cell>
          <table:table-cell table:style-name="ce3" office:value-type="string" calcext:value-type="string">
            <text:p>Mader</text:p>
          </table:table-cell>
          <table:table-cell table:style-name="ce3" office:value-type="string" calcext:value-type="string">
            <text:p>KSNMKD8MXDS</text:p>
          </table:table-cell>
          <table:table-cell table:style-name="ce5" table:formula="of:=DATE(2020;5;28)+TIME(1;55;53)" office:value-type="date" office:date-value="2020-05-28T01:55:53" calcext:value-type="date">
            <text:p>5/28/2020 1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manth</text:p>
          </table:table-cell>
          <table:table-cell table:style-name="ce2" office:value-type="string" calcext:value-type="string">
            <text:p>Kollipara</text:p>
          </table:table-cell>
          <table:table-cell table:style-name="ce2" office:value-type="string" calcext:value-type="string">
            <text:p>JKNVTPHHFX7</text:p>
          </table:table-cell>
          <table:table-cell table:style-name="ce4" table:formula="of:=DATE(2020;6;25)+TIME(1;7;56)" office:value-type="date" office:date-value="2020-06-25T01:07:56" calcext:value-type="date">
            <text:p>6/25/2020 1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mshree</text:p>
          </table:table-cell>
          <table:table-cell table:style-name="ce2" office:value-type="string" calcext:value-type="string">
            <text:p>Madaan</text:p>
          </table:table-cell>
          <table:table-cell table:style-name="ce2" office:value-type="string" calcext:value-type="string">
            <text:p>P3N9JZGXCQ7</text:p>
          </table:table-cell>
          <table:table-cell table:style-name="ce4" table:formula="of:=DATE(2020;6;28)+TIME(13;56;32)" office:value-type="date" office:date-value="2020-06-28T13:56:32" calcext:value-type="date">
            <text:p>6/28/2020 13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ndrik</text:p>
          </table:table-cell>
          <table:table-cell table:style-name="ce2" office:value-type="string" calcext:value-type="string">
            <text:p>Lehmkuhl</text:p>
          </table:table-cell>
          <table:table-cell table:style-name="ce2" office:value-type="string" calcext:value-type="string">
            <text:p>H4NSZPN8L8D</text:p>
          </table:table-cell>
          <table:table-cell table:style-name="ce4" table:formula="of:=DATE(2020;6;26)+TIME(4;59;50)" office:value-type="date" office:date-value="2020-06-26T04:59:50" calcext:value-type="date">
            <text:p>6/26/2020 4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nning</text:p>
          </table:table-cell>
          <table:table-cell table:style-name="ce3" office:value-type="string" calcext:value-type="string">
            <text:p>Larsen</text:p>
          </table:table-cell>
          <table:table-cell table:style-name="ce3" office:value-type="string" calcext:value-type="string">
            <text:p>M3NR8DVNGWV</text:p>
          </table:table-cell>
          <table:table-cell table:style-name="ce5" table:formula="of:=DATE(2020;6;15)+TIME(17;51;2)" office:value-type="date" office:date-value="2020-06-15T17:51:02" calcext:value-type="date">
            <text:p>6/15/2020 17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nrique</text:p>
          </table:table-cell>
          <table:table-cell table:style-name="ce3" office:value-type="string" calcext:value-type="string">
            <text:p>Canto Duarte</text:p>
          </table:table-cell>
          <table:table-cell table:style-name="ce3" office:value-type="string" calcext:value-type="string">
            <text:p>K9NRYKR464X</text:p>
          </table:table-cell>
          <table:table-cell table:style-name="ce5" table:formula="of:=DATE(2020;6;24)+TIME(14;22;44)" office:value-type="date" office:date-value="2020-06-24T14:22:44" calcext:value-type="date">
            <text:p>6/24/2020 14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nrique</text:p>
          </table:table-cell>
          <table:table-cell table:style-name="ce2" office:value-type="string" calcext:value-type="string">
            <text:p>Gontijo</text:p>
          </table:table-cell>
          <table:table-cell table:style-name="ce2" office:value-type="string" calcext:value-type="string">
            <text:p>L3NDVGVV8MQ</text:p>
          </table:table-cell>
          <table:table-cell table:style-name="ce4" table:formula="of:=DATE(2020;6;27)+TIME(1;47;8)" office:value-type="date" office:date-value="2020-06-27T01:47:08" calcext:value-type="date">
            <text:p>6/27/2020 1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Nash</text:p>
          </table:table-cell>
          <table:table-cell table:style-name="ce2" office:value-type="string" calcext:value-type="string">
            <text:p>ZPNS2Y7J6NF</text:p>
          </table:table-cell>
          <table:table-cell table:style-name="ce4" table:formula="of:=DATE(2020;4;1)+TIME(7;31;42)" office:value-type="date" office:date-value="2020-04-01T07:31:42" calcext:value-type="date">
            <text:p>4/1/2020 7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Griffiths</text:p>
          </table:table-cell>
          <table:table-cell table:style-name="ce3" office:value-type="string" calcext:value-type="string">
            <text:p>NSNRYZD8TZ4</text:p>
          </table:table-cell>
          <table:table-cell table:style-name="ce5" table:formula="of:=DATE(2020;5;8)+TIME(17;14;21)" office:value-type="date" office:date-value="2020-05-08T17:14:21" calcext:value-type="date">
            <text:p>5/8/2020 17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Beberman</text:p>
          </table:table-cell>
          <table:table-cell table:style-name="ce3" office:value-type="string" calcext:value-type="string">
            <text:p>J7N93GVYQT8</text:p>
          </table:table-cell>
          <table:table-cell table:style-name="ce5" table:formula="of:=DATE(2020;5;28)+TIME(18;37;11)" office:value-type="date" office:date-value="2020-05-28T18:37:11" calcext:value-type="date">
            <text:p>5/28/2020 18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Badgery</text:p>
          </table:table-cell>
          <table:table-cell table:style-name="ce2" office:value-type="string" calcext:value-type="string">
            <text:p>KCNBB5NCDJD</text:p>
          </table:table-cell>
          <table:table-cell table:style-name="ce4" table:formula="of:=DATE(2020;6;22)+TIME(15;48;53)" office:value-type="date" office:date-value="2020-06-22T15:48:53" calcext:value-type="date">
            <text:p>6/22/2020 15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nry</text:p>
          </table:table-cell>
          <table:table-cell table:style-name="ce2" office:value-type="string" calcext:value-type="string">
            <text:p>Torres</text:p>
          </table:table-cell>
          <table:table-cell table:style-name="ce2" office:value-type="string" calcext:value-type="string">
            <text:p>MWNRBWR8WTD</text:p>
          </table:table-cell>
          <table:table-cell table:style-name="ce4" table:formula="of:=DATE(2020;6;26)+TIME(10;9;19)" office:value-type="date" office:date-value="2020-06-26T10:09:19" calcext:value-type="date">
            <text:p>6/26/2020 10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ernan</text:p>
          </table:table-cell>
          <table:table-cell table:style-name="ce2" office:value-type="string" calcext:value-type="string">
            <text:p>Gutierrez</text:p>
          </table:table-cell>
          <table:table-cell table:style-name="ce2" office:value-type="string" calcext:value-type="string">
            <text:p>VGN94ZPL5H4</text:p>
          </table:table-cell>
          <table:table-cell table:style-name="ce4" table:formula="of:=DATE(2020;6;26)+TIME(10;41;30)" office:value-type="date" office:date-value="2020-06-26T10:41:30" calcext:value-type="date">
            <text:p>6/26/2020 1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iamal</text:p>
          </table:table-cell>
          <table:table-cell table:style-name="ce3" office:value-type="string" calcext:value-type="string">
            <text:p>Llanos</text:p>
          </table:table-cell>
          <table:table-cell table:style-name="ce3" office:value-type="string" calcext:value-type="string">
            <text:p>N3N67Q94TLW</text:p>
          </table:table-cell>
          <table:table-cell table:style-name="ce5" table:formula="of:=DATE(2020;5;28)+TIME(9;42;15)" office:value-type="date" office:date-value="2020-05-28T09:42:15" calcext:value-type="date">
            <text:p>5/28/2020 9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dehiro</text:p>
          </table:table-cell>
          <table:table-cell table:style-name="ce2" office:value-type="string" calcext:value-type="string">
            <text:p>Kawai</text:p>
          </table:table-cell>
          <table:table-cell table:style-name="ce2" office:value-type="string" calcext:value-type="string">
            <text:p>MVNCTL3NCTL</text:p>
          </table:table-cell>
          <table:table-cell table:style-name="ce4" table:formula="of:=DATE(2020;6;4)+TIME(20;38;40)" office:value-type="date" office:date-value="2020-06-04T20:38:40" calcext:value-type="date">
            <text:p>6/4/2020 20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eu</text:p>
          </table:table-cell>
          <table:table-cell table:style-name="ce2" office:value-type="string" calcext:value-type="string">
            <text:p>Pham Van</text:p>
          </table:table-cell>
          <table:table-cell table:style-name="ce2" office:value-type="string" calcext:value-type="string">
            <text:p>G2NY78SHDWR</text:p>
          </table:table-cell>
          <table:table-cell table:style-name="ce4" table:formula="of:=DATE(2020;6;17)+TIME(4;3;35)" office:value-type="date" office:date-value="2020-06-17T04:03:35" calcext:value-type="date">
            <text:p>6/17/2020 4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eu</text:p>
          </table:table-cell>
          <table:table-cell table:style-name="ce2" office:value-type="string" calcext:value-type="string">
            <text:p>nguyen</text:p>
          </table:table-cell>
          <table:table-cell table:style-name="ce2" office:value-type="string" calcext:value-type="string">
            <text:p>VXN53PKKHTM</text:p>
          </table:table-cell>
          <table:table-cell table:style-name="ce4" table:formula="of:=DATE(2020;6;17)+TIME(5;16;22)" office:value-type="date" office:date-value="2020-06-17T05:16:22" calcext:value-type="date">
            <text:p>6/17/2020 5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mank</text:p>
          </table:table-cell>
          <table:table-cell table:style-name="ce2" office:value-type="string" calcext:value-type="string">
            <text:p>Chaturvedi</text:p>
          </table:table-cell>
          <table:table-cell table:style-name="ce2" office:value-type="string" calcext:value-type="string">
            <text:p>N8N8NWKC5ZB</text:p>
          </table:table-cell>
          <table:table-cell table:style-name="ce4" table:formula="of:=DATE(2020;6;29)+TIME(4;32;18)" office:value-type="date" office:date-value="2020-06-29T04:32:18" calcext:value-type="date">
            <text:p>6/29/2020 4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manshu</text:p>
          </table:table-cell>
          <table:table-cell table:style-name="ce2" office:value-type="string" calcext:value-type="string">
            <text:p>Srivastava</text:p>
          </table:table-cell>
          <table:table-cell table:style-name="ce2" office:value-type="string" calcext:value-type="string">
            <text:p>QYNDJXFBPQT</text:p>
          </table:table-cell>
          <table:table-cell table:style-name="ce4" table:formula="of:=DATE(2020;6;23)+TIME(14;56;57)" office:value-type="date" office:date-value="2020-06-23T14:56:57" calcext:value-type="date">
            <text:p>6/23/2020 14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imanshu</text:p>
          </table:table-cell>
          <table:table-cell table:style-name="ce3" office:value-type="string" calcext:value-type="string">
            <text:p>Srivastava</text:p>
          </table:table-cell>
          <table:table-cell table:style-name="ce3" office:value-type="string" calcext:value-type="string">
            <text:p>K4NGMDD4KPC</text:p>
          </table:table-cell>
          <table:table-cell table:style-name="ce5" table:formula="of:=DATE(2020;6;26)+TIME(10;7;18)" office:value-type="date" office:date-value="2020-06-26T10:07:18" calcext:value-type="date">
            <text:p>6/26/2020 10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manshu</text:p>
          </table:table-cell>
          <table:table-cell table:style-name="ce2" office:value-type="string" calcext:value-type="string">
            <text:p>Varshney</text:p>
          </table:table-cell>
          <table:table-cell table:style-name="ce2" office:value-type="string" calcext:value-type="string">
            <text:p>LJNDDM7PYBT</text:p>
          </table:table-cell>
          <table:table-cell table:style-name="ce4" table:formula="of:=DATE(2020;6;29)+TIME(2;52;20)" office:value-type="date" office:date-value="2020-06-29T02:52:20" calcext:value-type="date">
            <text:p>6/29/2020 2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ironobu</text:p>
          </table:table-cell>
          <table:table-cell table:style-name="ce3" office:value-type="string" calcext:value-type="string">
            <text:p>Ishii</text:p>
          </table:table-cell>
          <table:table-cell table:style-name="ce3" office:value-type="string" calcext:value-type="string">
            <text:p>J3N8PCTBMSB</text:p>
          </table:table-cell>
          <table:table-cell table:style-name="ce5" table:formula="of:=DATE(2020;6;18)+TIME(7;45;25)" office:value-type="date" office:date-value="2020-06-18T07:45:25" calcext:value-type="date">
            <text:p>6/18/2020 7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roshi</text:p>
          </table:table-cell>
          <table:table-cell table:style-name="ce2" office:value-type="string" calcext:value-type="string">
            <text:p>Kosaka</text:p>
          </table:table-cell>
          <table:table-cell table:style-name="ce2" office:value-type="string" calcext:value-type="string">
            <text:p>GTN436C4TVZ</text:p>
          </table:table-cell>
          <table:table-cell table:style-name="ce4" table:formula="of:=DATE(2020;6;19)+TIME(1;29;21)" office:value-type="date" office:date-value="2020-06-19T01:29:21" calcext:value-type="date">
            <text:p>6/19/2020 1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iroyuki</text:p>
          </table:table-cell>
          <table:table-cell table:style-name="ce3" office:value-type="string" calcext:value-type="string">
            <text:p>Fukuchi</text:p>
          </table:table-cell>
          <table:table-cell table:style-name="ce3" office:value-type="string" calcext:value-type="string">
            <text:p>D5NPZNJCY3F</text:p>
          </table:table-cell>
          <table:table-cell table:style-name="ce5" table:formula="of:=DATE(2020;5;6)+TIME(22;44;4)" office:value-type="date" office:date-value="2020-05-06T22:44:04" calcext:value-type="date">
            <text:p>5/6/2020 22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isao</text:p>
          </table:table-cell>
          <table:table-cell table:style-name="ce2" office:value-type="string" calcext:value-type="string">
            <text:p>munakata</text:p>
          </table:table-cell>
          <table:table-cell table:style-name="ce2" office:value-type="string" calcext:value-type="string">
            <text:p>ZYNGM5ZV5JD</text:p>
          </table:table-cell>
          <table:table-cell table:style-name="ce4" table:formula="of:=DATE(2020;5;10)+TIME(22;9;12)" office:value-type="date" office:date-value="2020-05-10T22:09:12" calcext:value-type="date">
            <text:p>5/10/2020 22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itomi</text:p>
          </table:table-cell>
          <table:table-cell table:style-name="ce3" office:value-type="string" calcext:value-type="string">
            <text:p>Hasegawa</text:p>
          </table:table-cell>
          <table:table-cell table:style-name="ce3" office:value-type="string" calcext:value-type="string">
            <text:p>GHNP6XD5DB4</text:p>
          </table:table-cell>
          <table:table-cell table:style-name="ce5" table:formula="of:=DATE(2020;6;16)+TIME(23;19;44)" office:value-type="date" office:date-value="2020-06-16T23:19:44" calcext:value-type="date">
            <text:p>6/16/2020 2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a</text:p>
          </table:table-cell>
          <table:table-cell table:style-name="ce3" office:value-type="string" calcext:value-type="string">
            <text:p>Dang</text:p>
          </table:table-cell>
          <table:table-cell table:style-name="ce3" office:value-type="string" calcext:value-type="string">
            <text:p>FKNTFVLC4QP</text:p>
          </table:table-cell>
          <table:table-cell table:style-name="ce5" table:formula="of:=DATE(2020;6;26)+TIME(5;52;50)" office:value-type="date" office:date-value="2020-06-26T05:52:50" calcext:value-type="date">
            <text:p>6/26/2020 5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ngji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N3NRNFXX339</text:p>
          </table:table-cell>
          <table:table-cell table:style-name="ce5" table:formula="of:=DATE(2020;5;7)+TIME(14;15;12)" office:value-type="date" office:date-value="2020-05-07T14:15:12" calcext:value-type="date">
            <text:p>5/7/2020 14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ngta</text:p>
          </table:table-cell>
          <table:table-cell table:style-name="ce3" office:value-type="string" calcext:value-type="string">
            <text:p>Wu</text:p>
          </table:table-cell>
          <table:table-cell table:style-name="ce3" office:value-type="string" calcext:value-type="string">
            <text:p>M8N83X3T4FS</text:p>
          </table:table-cell>
          <table:table-cell table:style-name="ce5" table:formula="of:=DATE(2020;6;27)+TIME(22;43;56)" office:value-type="date" office:date-value="2020-06-27T22:43:56" calcext:value-type="date">
            <text:p>6/27/2020 22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oman</text:p>
          </table:table-cell>
          <table:table-cell table:style-name="ce3" office:value-type="string" calcext:value-type="string">
            <text:p>Parta</text:p>
          </table:table-cell>
          <table:table-cell table:style-name="ce3" office:value-type="string" calcext:value-type="string">
            <text:p>GMNFK9Q55MV</text:p>
          </table:table-cell>
          <table:table-cell table:style-name="ce5" table:formula="of:=DATE(2020;5;31)+TIME(0;19;53)" office:value-type="date" office:date-value="2020-05-31T00:19:53" calcext:value-type="date">
            <text:p>5/31/2020 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psin</text:p>
          </table:table-cell>
          <table:table-cell table:style-name="ce3" office:value-type="string" calcext:value-type="string">
            <text:p>&gt;</text:p>
          </table:table-cell>
          <table:table-cell table:style-name="ce3" office:value-type="string" calcext:value-type="string">
            <text:p>JRN9B8HVRHV</text:p>
          </table:table-cell>
          <table:table-cell table:style-name="ce5" table:formula="of:=DATE(2020;6;28)+TIME(14;49;35)" office:value-type="date" office:date-value="2020-06-28T14:49:35" calcext:value-type="date">
            <text:p>6/28/2020 14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oria</text:p>
          </table:table-cell>
          <table:table-cell table:style-name="ce2" office:value-type="string" calcext:value-type="string">
            <text:p>Geantă</text:p>
          </table:table-cell>
          <table:table-cell table:style-name="ce2" office:value-type="string" calcext:value-type="string">
            <text:p>ZXNF6XDP42W</text:p>
          </table:table-cell>
          <table:table-cell table:style-name="ce4" table:formula="of:=DATE(2020;6;29)+TIME(0;28;5)" office:value-type="date" office:date-value="2020-06-29T00:28:05" calcext:value-type="date">
            <text:p>6/29/2020 0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rst</text:p>
          </table:table-cell>
          <table:table-cell table:style-name="ce3" office:value-type="string" calcext:value-type="string">
            <text:p>Graf</text:p>
          </table:table-cell>
          <table:table-cell table:style-name="ce3" office:value-type="string" calcext:value-type="string">
            <text:p>GNNR6CXHJ4F</text:p>
          </table:table-cell>
          <table:table-cell table:style-name="ce5" table:formula="of:=DATE(2020;5;27)+TIME(7;52;13)" office:value-type="date" office:date-value="2020-05-27T07:52:13" calcext:value-type="date">
            <text:p>5/27/2020 7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oward</text:p>
          </table:table-cell>
          <table:table-cell table:style-name="ce2" office:value-type="string" calcext:value-type="string">
            <text:p>Sheen</text:p>
          </table:table-cell>
          <table:table-cell table:style-name="ce2" office:value-type="string" calcext:value-type="string">
            <text:p>FNNPN39H2W3</text:p>
          </table:table-cell>
          <table:table-cell table:style-name="ce4" table:formula="of:=DATE(2020;5;13)+TIME(21;42;51)" office:value-type="date" office:date-value="2020-05-13T21:42:51" calcext:value-type="date">
            <text:p>5/13/2020 21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Vihon</text:p>
          </table:table-cell>
          <table:table-cell table:style-name="ce3" office:value-type="string" calcext:value-type="string">
            <text:p>FMNFMVDVMQ5</text:p>
          </table:table-cell>
          <table:table-cell table:style-name="ce5" table:formula="of:=DATE(2020;5;18)+TIME(22;51;6)" office:value-type="date" office:date-value="2020-05-18T22:51:06" calcext:value-type="date">
            <text:p>5/18/2020 22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alyne</text:p>
          </table:table-cell>
          <table:table-cell table:style-name="ce3" office:value-type="string" calcext:value-type="string">
            <text:p>MKNXT8Z3YHK</text:p>
          </table:table-cell>
          <table:table-cell table:style-name="ce5" table:formula="of:=DATE(2020;6;8)+TIME(13;13;27)" office:value-type="date" office:date-value="2020-06-08T13:13:27" calcext:value-type="date">
            <text:p>6/8/2020 1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uang</text:p>
          </table:table-cell>
          <table:table-cell table:style-name="ce2" office:value-type="string" calcext:value-type="string">
            <text:p>Jin</text:p>
          </table:table-cell>
          <table:table-cell table:style-name="ce2" office:value-type="string" calcext:value-type="string">
            <text:p>JJN4KGMS3HQ</text:p>
          </table:table-cell>
          <table:table-cell table:style-name="ce4" table:formula="of:=DATE(2020;5;24)+TIME(17;27;11)" office:value-type="date" office:date-value="2020-05-24T17:27:11" calcext:value-type="date">
            <text:p>5/24/2020 17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ugh</text:p>
          </table:table-cell>
          <table:table-cell table:style-name="ce3" office:value-type="string" calcext:value-type="string">
            <text:p>Blemings</text:p>
          </table:table-cell>
          <table:table-cell table:style-name="ce3" office:value-type="string" calcext:value-type="string">
            <text:p>M9NWR6VXBJ3</text:p>
          </table:table-cell>
          <table:table-cell table:style-name="ce5" table:formula="of:=DATE(2020;5;28)+TIME(21;9;11)" office:value-type="date" office:date-value="2020-05-28T21:09:11" calcext:value-type="date">
            <text:p>5/28/2020 21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ugh</text:p>
          </table:table-cell>
          <table:table-cell table:style-name="ce3" office:value-type="string" calcext:value-type="string">
            <text:p>Tipping</text:p>
          </table:table-cell>
          <table:table-cell table:style-name="ce3" office:value-type="string" calcext:value-type="string">
            <text:p>J5NWVNJ76TS</text:p>
          </table:table-cell>
          <table:table-cell table:style-name="ce5" table:formula="of:=DATE(2020;6;24)+TIME(10;38;51)" office:value-type="date" office:date-value="2020-06-24T10:38:51" calcext:value-type="date">
            <text:p>6/24/2020 10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ugo</text:p>
          </table:table-cell>
          <table:table-cell table:style-name="ce3" office:value-type="string" calcext:value-type="string">
            <text:p>Vasconcelos Saldanha</text:p>
          </table:table-cell>
          <table:table-cell table:style-name="ce3" office:value-type="string" calcext:value-type="string">
            <text:p>G5N7GQCJSFB</text:p>
          </table:table-cell>
          <table:table-cell table:style-name="ce5" table:formula="of:=DATE(2020;6;24)+TIME(9;25;31)" office:value-type="date" office:date-value="2020-06-24T09:25:31" calcext:value-type="date">
            <text:p>6/24/2020 9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ugo</text:p>
          </table:table-cell>
          <table:table-cell table:style-name="ce3" office:value-type="string" calcext:value-type="string">
            <text:p>Tulio Maximiliano Secreto</text:p>
          </table:table-cell>
          <table:table-cell table:style-name="ce3" office:value-type="string" calcext:value-type="string">
            <text:p>V5NWZPHMH9X</text:p>
          </table:table-cell>
          <table:table-cell table:style-name="ce5" table:formula="of:=DATE(2020;6;24)+TIME(13;37;57)" office:value-type="date" office:date-value="2020-06-24T13:37:57" calcext:value-type="date">
            <text:p>6/24/2020 13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Matus</text:p>
          </table:table-cell>
          <table:table-cell table:style-name="ce2" office:value-type="string" calcext:value-type="string">
            <text:p>KLNJ9ZL4VCY</text:p>
          </table:table-cell>
          <table:table-cell table:style-name="ce4" table:formula="of:=DATE(2020;6;29)+TIME(11;25;16)" office:value-type="date" office:date-value="2020-06-29T11:25:16" calcext:value-type="date">
            <text:p>6/29/2020 11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ui Ling</text:p>
          </table:table-cell>
          <table:table-cell table:style-name="ce2" office:value-type="string" calcext:value-type="string">
            <text:p>Thung</text:p>
          </table:table-cell>
          <table:table-cell table:style-name="ce2" office:value-type="string" calcext:value-type="string">
            <text:p>DHNJC7XRX4D</text:p>
          </table:table-cell>
          <table:table-cell table:style-name="ce4" table:formula="of:=DATE(2020;6;24)+TIME(8;52;5)" office:value-type="date" office:date-value="2020-06-24T08:52:05" calcext:value-type="date">
            <text:p>6/24/2020 8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ulya</text:p>
          </table:table-cell>
          <table:table-cell table:style-name="ce2" office:value-type="string" calcext:value-type="string">
            <text:p>Karakaya</text:p>
          </table:table-cell>
          <table:table-cell table:style-name="ce2" office:value-type="string" calcext:value-type="string">
            <text:p>XLNBWNGP8W8</text:p>
          </table:table-cell>
          <table:table-cell table:style-name="ce4" table:formula="of:=DATE(2020;6;23)+TIME(14;27;6)" office:value-type="date" office:date-value="2020-06-23T14:27:06" calcext:value-type="date">
            <text:p>6/23/2020 14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umam</text:p>
          </table:table-cell>
          <table:table-cell table:style-name="ce3" office:value-type="string" calcext:value-type="string">
            <text:p>Alkinani</text:p>
          </table:table-cell>
          <table:table-cell table:style-name="ce3" office:value-type="string" calcext:value-type="string">
            <text:p>GLN2BCFJ2T9</text:p>
          </table:table-cell>
          <table:table-cell table:style-name="ce5" table:formula="of:=DATE(2020;6;29)+TIME(1;36;54)" office:value-type="date" office:date-value="2020-06-29T01:36:54" calcext:value-type="date">
            <text:p>6/29/2020 1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useyin</text:p>
          </table:table-cell>
          <table:table-cell table:style-name="ce3" office:value-type="string" calcext:value-type="string">
            <text:p>Kandir</text:p>
          </table:table-cell>
          <table:table-cell table:style-name="ce3" office:value-type="string" calcext:value-type="string">
            <text:p>MGN2NDC62JP</text:p>
          </table:table-cell>
          <table:table-cell table:style-name="ce5" table:formula="of:=DATE(2020;6;28)+TIME(13;17;25)" office:value-type="date" office:date-value="2020-06-28T13:17:25" calcext:value-type="date">
            <text:p>6/28/2020 13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uy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XTNHTTQKGH7</text:p>
          </table:table-cell>
          <table:table-cell table:style-name="ce5" table:formula="of:=DATE(2020;6;25)+TIME(4;1;42)" office:value-type="date" office:date-value="2020-06-25T04:01:42" calcext:value-type="date">
            <text:p>6/25/2020 4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Huynh</text:p>
          </table:table-cell>
          <table:table-cell table:style-name="ce2" office:value-type="string" calcext:value-type="string">
            <text:p>Dang</text:p>
          </table:table-cell>
          <table:table-cell table:style-name="ce2" office:value-type="string" calcext:value-type="string">
            <text:p>Z6NZFQSR5VW</text:p>
          </table:table-cell>
          <table:table-cell table:style-name="ce4" table:formula="of:=DATE(2020;5;28)+TIME(14;32;44)" office:value-type="date" office:date-value="2020-05-28T14:32:44" calcext:value-type="date">
            <text:p>5/28/2020 14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an</text:p>
          </table:table-cell>
          <table:table-cell table:style-name="ce2" office:value-type="string" calcext:value-type="string">
            <text:p>Egland</text:p>
          </table:table-cell>
          <table:table-cell table:style-name="ce2" office:value-type="string" calcext:value-type="string">
            <text:p>XSN5H8W5GL8</text:p>
          </table:table-cell>
          <table:table-cell table:style-name="ce4" table:formula="of:=DATE(2020;5;5)+TIME(16;31;23)" office:value-type="date" office:date-value="2020-05-05T16:31:23" calcext:value-type="date">
            <text:p>5/5/2020 16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an</text:p>
          </table:table-cell>
          <table:table-cell table:style-name="ce3" office:value-type="string" calcext:value-type="string">
            <text:p>Coffey</text:p>
          </table:table-cell>
          <table:table-cell table:style-name="ce3" office:value-type="string" calcext:value-type="string">
            <text:p>MFNR75Z78Y5</text:p>
          </table:table-cell>
          <table:table-cell table:style-name="ce5" table:formula="of:=DATE(2020;6;3)+TIME(12;4;9)" office:value-type="date" office:date-value="2020-06-03T12:04:09" calcext:value-type="date">
            <text:p>6/3/2020 12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an</text:p>
          </table:table-cell>
          <table:table-cell table:style-name="ce3" office:value-type="string" calcext:value-type="string">
            <text:p>Merrick</text:p>
          </table:table-cell>
          <table:table-cell table:style-name="ce3" office:value-type="string" calcext:value-type="string">
            <text:p>L9NL4P24VFT</text:p>
          </table:table-cell>
          <table:table-cell table:style-name="ce5" table:formula="of:=DATE(2020;6;4)+TIME(17;52;47)" office:value-type="date" office:date-value="2020-06-04T17:52:47" calcext:value-type="date">
            <text:p>6/4/2020 17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bai</text:p>
          </table:table-cell>
          <table:table-cell table:style-name="ce2" office:value-type="string" calcext:value-type="string">
            <text:p>Erkiaga</text:p>
          </table:table-cell>
          <table:table-cell table:style-name="ce2" office:value-type="string" calcext:value-type="string">
            <text:p>JZNQJ8JCTPW</text:p>
          </table:table-cell>
          <table:table-cell table:style-name="ce4" table:formula="of:=DATE(2020;5;11)+TIME(5;7;53)" office:value-type="date" office:date-value="2020-05-11T05:07:53" calcext:value-type="date">
            <text:p>5/11/2020 5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brahim</text:p>
          </table:table-cell>
          <table:table-cell table:style-name="ce2" office:value-type="string" calcext:value-type="string">
            <text:p>Haddad</text:p>
          </table:table-cell>
          <table:table-cell table:style-name="ce2" office:value-type="string" calcext:value-type="string">
            <text:p>NWNNYJPLPTV</text:p>
          </table:table-cell>
          <table:table-cell table:style-name="ce4" table:formula="of:=DATE(2020;2;8)+TIME(22;46;16)" office:value-type="date" office:date-value="2020-02-08T22:46:16" calcext:value-type="date">
            <text:p>2/8/2020 22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brahim</text:p>
          </table:table-cell>
          <table:table-cell table:style-name="ce2" office:value-type="string" calcext:value-type="string">
            <text:p>Haddad</text:p>
          </table:table-cell>
          <table:table-cell table:style-name="ce2" office:value-type="string" calcext:value-type="string">
            <text:p>N4N8FLBLFH3</text:p>
          </table:table-cell>
          <table:table-cell table:style-name="ce4" table:formula="of:=DATE(2020;5;8)+TIME(19;30;38)" office:value-type="date" office:date-value="2020-05-08T19:30:38" calcext:value-type="date">
            <text:p>5/8/2020 19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brahim</text:p>
          </table:table-cell>
          <table:table-cell table:style-name="ce2" office:value-type="string" calcext:value-type="string">
            <text:p>Aqel</text:p>
          </table:table-cell>
          <table:table-cell table:style-name="ce2" office:value-type="string" calcext:value-type="string">
            <text:p>D9NM9HM8D8M</text:p>
          </table:table-cell>
          <table:table-cell table:style-name="ce4" table:formula="of:=DATE(2020;6;19)+TIME(8;52;6)" office:value-type="date" office:date-value="2020-06-19T08:52:06" calcext:value-type="date">
            <text:p>6/19/2020 8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brahim</text:p>
          </table:table-cell>
          <table:table-cell table:style-name="ce3" office:value-type="string" calcext:value-type="string">
            <text:p>Ismail</text:p>
          </table:table-cell>
          <table:table-cell table:style-name="ce3" office:value-type="string" calcext:value-type="string">
            <text:p>Z4NHKZQM38G</text:p>
          </table:table-cell>
          <table:table-cell table:style-name="ce5" table:formula="of:=DATE(2020;6;19)+TIME(15;42;27)" office:value-type="date" office:date-value="2020-06-19T15:42:27" calcext:value-type="date">
            <text:p>6/19/2020 15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feanyi</text:p>
          </table:table-cell>
          <table:table-cell table:style-name="ce3" office:value-type="string" calcext:value-type="string">
            <text:p>Azubuike</text:p>
          </table:table-cell>
          <table:table-cell table:style-name="ce3" office:value-type="string" calcext:value-type="string">
            <text:p>JNNM3Y5D3VY</text:p>
          </table:table-cell>
          <table:table-cell table:style-name="ce5" table:formula="of:=DATE(2020;6;14)+TIME(7;3;8)" office:value-type="date" office:date-value="2020-06-14T07:03:08" calcext:value-type="date">
            <text:p>6/14/2020 7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gnacio</text:p>
          </table:table-cell>
          <table:table-cell table:style-name="ce2" office:value-type="string" calcext:value-type="string">
            <text:p>Herranz</text:p>
          </table:table-cell>
          <table:table-cell table:style-name="ce2" office:value-type="string" calcext:value-type="string">
            <text:p>Z4NKBW7G56S</text:p>
          </table:table-cell>
          <table:table-cell table:style-name="ce4" table:formula="of:=DATE(2020;5;6)+TIME(1;30;49)" office:value-type="date" office:date-value="2020-05-06T01:30:49" calcext:value-type="date">
            <text:p>5/6/2020 1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gnacio</text:p>
          </table:table-cell>
          <table:table-cell table:style-name="ce2" office:value-type="string" calcext:value-type="string">
            <text:p>Riesgo</text:p>
          </table:table-cell>
          <table:table-cell table:style-name="ce2" office:value-type="string" calcext:value-type="string">
            <text:p>MDNWPNYLJS8</text:p>
          </table:table-cell>
          <table:table-cell table:style-name="ce4" table:formula="of:=DATE(2020;6;17)+TIME(22;1;41)" office:value-type="date" office:date-value="2020-06-17T22:01:41" calcext:value-type="date">
            <text:p>6/17/2020 22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gnat</text:p>
          </table:table-cell>
          <table:table-cell table:style-name="ce2" office:value-type="string" calcext:value-type="string">
            <text:p>Korchagin</text:p>
          </table:table-cell>
          <table:table-cell table:style-name="ce2" office:value-type="string" calcext:value-type="string">
            <text:p>LNNNY9X53Z9</text:p>
          </table:table-cell>
          <table:table-cell table:style-name="ce4" table:formula="of:=DATE(2020;3;27)+TIME(15;28;54)" office:value-type="date" office:date-value="2020-03-27T15:28:54" calcext:value-type="date">
            <text:p>3/27/2020 15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gor</text:p>
          </table:table-cell>
          <table:table-cell table:style-name="ce2" office:value-type="string" calcext:value-type="string">
            <text:p>Mitsyanko</text:p>
          </table:table-cell>
          <table:table-cell table:style-name="ce2" office:value-type="string" calcext:value-type="string">
            <text:p>NBN5PP82HT9</text:p>
          </table:table-cell>
          <table:table-cell table:style-name="ce4" table:formula="of:=DATE(2020;6;15)+TIME(3;37;8)" office:value-type="date" office:date-value="2020-06-15T03:37:08" calcext:value-type="date">
            <text:p>6/15/2020 3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gor</text:p>
          </table:table-cell>
          <table:table-cell table:style-name="ce3" office:value-type="string" calcext:value-type="string">
            <text:p>Maniuk</text:p>
          </table:table-cell>
          <table:table-cell table:style-name="ce3" office:value-type="string" calcext:value-type="string">
            <text:p>FFNYZCYS6DP</text:p>
          </table:table-cell>
          <table:table-cell table:style-name="ce5" table:formula="of:=DATE(2020;6;23)+TIME(14;25;22)" office:value-type="date" office:date-value="2020-06-23T14:25:22" calcext:value-type="date">
            <text:p>6/23/2020 14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hor</text:p>
          </table:table-cell>
          <table:table-cell table:style-name="ce3" office:value-type="string" calcext:value-type="string">
            <text:p>Dvoretskyi</text:p>
          </table:table-cell>
          <table:table-cell table:style-name="ce3" office:value-type="string" calcext:value-type="string">
            <text:p>V6NQFN7Z9HG</text:p>
          </table:table-cell>
          <table:table-cell table:style-name="ce5" table:formula="of:=DATE(2020;6;24)+TIME(14;57;26)" office:value-type="date" office:date-value="2020-06-24T14:57:26" calcext:value-type="date">
            <text:p>6/24/2020 14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kechukwu</text:p>
          </table:table-cell>
          <table:table-cell table:style-name="ce2" office:value-type="string" calcext:value-type="string">
            <text:p>Ogbuchi</text:p>
          </table:table-cell>
          <table:table-cell table:style-name="ce2" office:value-type="string" calcext:value-type="string">
            <text:p>K7NKM47VJB3</text:p>
          </table:table-cell>
          <table:table-cell table:style-name="ce4" table:formula="of:=DATE(2020;6;27)+TIME(9;55;57)" office:value-type="date" office:date-value="2020-06-27T09:55:57" calcext:value-type="date">
            <text:p>6/27/2020 9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kenna</text:p>
          </table:table-cell>
          <table:table-cell table:style-name="ce3" office:value-type="string" calcext:value-type="string">
            <text:p>Odiakosa</text:p>
          </table:table-cell>
          <table:table-cell table:style-name="ce3" office:value-type="string" calcext:value-type="string">
            <text:p>GRNQBVRWD83</text:p>
          </table:table-cell>
          <table:table-cell table:style-name="ce5" table:formula="of:=DATE(2020;6;23)+TIME(15;41;17)" office:value-type="date" office:date-value="2020-06-23T15:41:17" calcext:value-type="date">
            <text:p>6/23/2020 15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ldiko</text:p>
          </table:table-cell>
          <table:table-cell table:style-name="ce2" office:value-type="string" calcext:value-type="string">
            <text:p>Vancsa</text:p>
          </table:table-cell>
          <table:table-cell table:style-name="ce2" office:value-type="string" calcext:value-type="string">
            <text:p>F6N5S8VV6V5</text:p>
          </table:table-cell>
          <table:table-cell table:style-name="ce4" table:formula="of:=DATE(2020;6;24)+TIME(8;7;41)" office:value-type="date" office:date-value="2020-06-24T08:07:41" calcext:value-type="date">
            <text:p>6/24/2020 8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leana</text:p>
          </table:table-cell>
          <table:table-cell table:style-name="ce3" office:value-type="string" calcext:value-type="string">
            <text:p>Petrisor</text:p>
          </table:table-cell>
          <table:table-cell table:style-name="ce3" office:value-type="string" calcext:value-type="string">
            <text:p>H9NJJNF9TN3</text:p>
          </table:table-cell>
          <table:table-cell table:style-name="ce5" table:formula="of:=DATE(2020;6;23)+TIME(6;6;10)" office:value-type="date" office:date-value="2020-06-23T06:06:10" calcext:value-type="date">
            <text:p>6/23/2020 6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lhan</text:p>
          </table:table-cell>
          <table:table-cell table:style-name="ce2" office:value-type="string" calcext:value-type="string">
            <text:p>Gurel</text:p>
          </table:table-cell>
          <table:table-cell table:style-name="ce2" office:value-type="string" calcext:value-type="string">
            <text:p>JSNCFLZKJMQ</text:p>
          </table:table-cell>
          <table:table-cell table:style-name="ce4" table:formula="of:=DATE(2020;6;26)+TIME(15;55;59)" office:value-type="date" office:date-value="2020-06-26T15:55:59" calcext:value-type="date">
            <text:p>6/26/2020 15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ljun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K4NBTQSGCK3</text:p>
          </table:table-cell>
          <table:table-cell table:style-name="ce4" table:formula="of:=DATE(2020;6;17)+TIME(19;3;52)" office:value-type="date" office:date-value="2020-06-17T19:03:52" calcext:value-type="date">
            <text:p>6/17/2020 1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lya</text:p>
          </table:table-cell>
          <table:table-cell table:style-name="ce3" office:value-type="string" calcext:value-type="string">
            <text:p>Tagunov</text:p>
          </table:table-cell>
          <table:table-cell table:style-name="ce3" office:value-type="string" calcext:value-type="string">
            <text:p>J3NZ25YXC8M</text:p>
          </table:table-cell>
          <table:table-cell table:style-name="ce5" table:formula="of:=DATE(2020;6;17)+TIME(12;42;20)" office:value-type="date" office:date-value="2020-06-17T12:42:20" calcext:value-type="date">
            <text:p>6/17/2020 12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nol</text:p>
          </table:table-cell>
          <table:table-cell table:style-name="ce2" office:value-type="string" calcext:value-type="string">
            <text:p>Mugarza</text:p>
          </table:table-cell>
          <table:table-cell table:style-name="ce2" office:value-type="string" calcext:value-type="string">
            <text:p>JCNDM5ZVBGP</text:p>
          </table:table-cell>
          <table:table-cell table:style-name="ce4" table:formula="of:=DATE(2020;6;29)+TIME(8;15;4)" office:value-type="date" office:date-value="2020-06-29T08:15:04" calcext:value-type="date">
            <text:p>6/29/2020 8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nol</text:p>
          </table:table-cell>
          <table:table-cell table:style-name="ce2" office:value-type="string" calcext:value-type="string">
            <text:p>Allende</text:p>
          </table:table-cell>
          <table:table-cell table:style-name="ce2" office:value-type="string" calcext:value-type="string">
            <text:p>KNN8NTMFRR5</text:p>
          </table:table-cell>
          <table:table-cell table:style-name="ce4" table:formula="of:=DATE(2020;6;29)+TIME(9;1;17)" office:value-type="date" office:date-value="2020-06-29T09:01:17" calcext:value-type="date">
            <text:p>6/29/2020 9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me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NCNR728P9R3</text:p>
          </table:table-cell>
          <table:table-cell table:style-name="ce5" table:formula="of:=DATE(2020;6;24)+TIME(8;59;13)" office:value-type="date" office:date-value="2020-06-24T08:59:13" calcext:value-type="date">
            <text:p>6/24/2020 8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nbal</text:p>
          </table:table-cell>
          <table:table-cell table:style-name="ce3" office:value-type="string" calcext:value-type="string">
            <text:p>Levi</text:p>
          </table:table-cell>
          <table:table-cell table:style-name="ce3" office:value-type="string" calcext:value-type="string">
            <text:p>ZKNTGSVPM3S</text:p>
          </table:table-cell>
          <table:table-cell table:style-name="ce5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ngo</text:p>
          </table:table-cell>
          <table:table-cell table:style-name="ce3" office:value-type="string" calcext:value-type="string">
            <text:p>Penetti</text:p>
          </table:table-cell>
          <table:table-cell table:style-name="ce3" office:value-type="string" calcext:value-type="string">
            <text:p>L4N4MDWMGXN</text:p>
          </table:table-cell>
          <table:table-cell table:style-name="ce5" table:formula="of:=DATE(2020;5;27)+TIME(2;50;20)" office:value-type="date" office:date-value="2020-05-27T02:50:20" calcext:value-type="date">
            <text:p>5/27/2020 2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nsop</text:p>
          </table:table-cell>
          <table:table-cell table:style-name="ce2" office:value-type="string" calcext:value-type="string">
            <text:p>Song</text:p>
          </table:table-cell>
          <table:table-cell table:style-name="ce2" office:value-type="string" calcext:value-type="string">
            <text:p>NXNGX9D44SM</text:p>
          </table:table-cell>
          <table:table-cell table:style-name="ce4" table:formula="of:=DATE(2020;6;28)+TIME(18;4;36)" office:value-type="date" office:date-value="2020-06-28T18:04:36" calcext:value-type="date">
            <text:p>6/28/2020 18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ana</text:p>
          </table:table-cell>
          <table:table-cell table:style-name="ce3" office:value-type="string" calcext:value-type="string">
            <text:p>Culic</text:p>
          </table:table-cell>
          <table:table-cell table:style-name="ce3" office:value-type="string" calcext:value-type="string">
            <text:p>VQNJWPQYRF7</text:p>
          </table:table-cell>
          <table:table-cell table:style-name="ce5" table:formula="of:=DATE(2020;4;2)+TIME(8;31;36)" office:value-type="date" office:date-value="2020-04-02T08:31:36" calcext:value-type="date">
            <text:p>4/2/2020 8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annis</text:p>
          </table:table-cell>
          <table:table-cell table:style-name="ce3" office:value-type="string" calcext:value-type="string">
            <text:p>Valasakis</text:p>
          </table:table-cell>
          <table:table-cell table:style-name="ce3" office:value-type="string" calcext:value-type="string">
            <text:p>X5NCV4GCLPP</text:p>
          </table:table-cell>
          <table:table-cell table:style-name="ce5" table:formula="of:=DATE(2020;5;29)+TIME(19;8;52)" office:value-type="date" office:date-value="2020-05-29T19:08:52" calcext:value-type="date">
            <text:p>5/29/2020 19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onut</text:p>
          </table:table-cell>
          <table:table-cell table:style-name="ce3" office:value-type="string" calcext:value-type="string">
            <text:p>Ilie</text:p>
          </table:table-cell>
          <table:table-cell table:style-name="ce3" office:value-type="string" calcext:value-type="string">
            <text:p>M9NT398BSRG</text:p>
          </table:table-cell>
          <table:table-cell table:style-name="ce5" table:formula="of:=DATE(2020;6;16)+TIME(5;53;39)" office:value-type="date" office:date-value="2020-06-16T05:53:39" calcext:value-type="date">
            <text:p>6/16/2020 5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OURI</text:p>
          </table:table-cell>
          <table:table-cell table:style-name="ce2" office:value-type="string" calcext:value-type="string">
            <text:p>GORDON</text:p>
          </table:table-cell>
          <table:table-cell table:style-name="ce2" office:value-type="string" calcext:value-type="string">
            <text:p>DZNBLD327W8</text:p>
          </table:table-cell>
          <table:table-cell table:style-name="ce4" table:formula="of:=DATE(2020;3;31)+TIME(14;58;14)" office:value-type="date" office:date-value="2020-03-31T14:58:14" calcext:value-type="date">
            <text:p>3/31/2020 14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ra</text:p>
          </table:table-cell>
          <table:table-cell table:style-name="ce2" office:value-type="string" calcext:value-type="string">
            <text:p>McDonald</text:p>
          </table:table-cell>
          <table:table-cell table:style-name="ce2" office:value-type="string" calcext:value-type="string">
            <text:p>ZDNFCXJD39Z</text:p>
          </table:table-cell>
          <table:table-cell table:style-name="ce4" table:formula="of:=DATE(2020;6;17)+TIME(8;18;57)" office:value-type="date" office:date-value="2020-06-17T08:18:57" calcext:value-type="date">
            <text:p>6/17/2020 8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ra</text:p>
          </table:table-cell>
          <table:table-cell table:style-name="ce2" office:value-type="string" calcext:value-type="string">
            <text:p>Iryanti</text:p>
          </table:table-cell>
          <table:table-cell table:style-name="ce2" office:value-type="string" calcext:value-type="string">
            <text:p>FLN3Z5DZ747</text:p>
          </table:table-cell>
          <table:table-cell table:style-name="ce4" table:formula="of:=DATE(2020;6;24)+TIME(9;32;4)" office:value-type="date" office:date-value="2020-06-24T09:32:04" calcext:value-type="date">
            <text:p>6/24/2020 9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raj</text:p>
          </table:table-cell>
          <table:table-cell table:style-name="ce2" office:value-type="string" calcext:value-type="string">
            <text:p>Taghlidi</text:p>
          </table:table-cell>
          <table:table-cell table:style-name="ce2" office:value-type="string" calcext:value-type="string">
            <text:p>Z4NQWZ8JP5Y</text:p>
          </table:table-cell>
          <table:table-cell table:style-name="ce4" table:formula="of:=DATE(2020;6;24)+TIME(15;58;9)" office:value-type="date" office:date-value="2020-06-24T15:58:09" calcext:value-type="date">
            <text:p>6/24/2020 15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rena</text:p>
          </table:table-cell>
          <table:table-cell table:style-name="ce3" office:value-type="string" calcext:value-type="string">
            <text:p>Berezovsky</text:p>
          </table:table-cell>
          <table:table-cell table:style-name="ce3" office:value-type="string" calcext:value-type="string">
            <text:p>LYNMPLHBPQX</text:p>
          </table:table-cell>
          <table:table-cell table:style-name="ce5" table:formula="of:=DATE(2020;6;25)+TIME(9;21;52)" office:value-type="date" office:date-value="2020-06-25T09:21:52" calcext:value-type="date">
            <text:p>6/25/2020 9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renge Jules</text:p>
          </table:table-cell>
          <table:table-cell table:style-name="ce3" office:value-type="string" calcext:value-type="string">
            <text:p>Bashizi</text:p>
          </table:table-cell>
          <table:table-cell table:style-name="ce3" office:value-type="string" calcext:value-type="string">
            <text:p>HVN2RFM8WF9</text:p>
          </table:table-cell>
          <table:table-cell table:style-name="ce5" table:formula="of:=DATE(2020;6;22)+TIME(15;35;38)" office:value-type="date" office:date-value="2020-06-22T15:35:38" calcext:value-type="date">
            <text:p>6/22/2020 15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saac</text:p>
          </table:table-cell>
          <table:table-cell table:style-name="ce3" office:value-type="string" calcext:value-type="string">
            <text:p>Egermier</text:p>
          </table:table-cell>
          <table:table-cell table:style-name="ce3" office:value-type="string" calcext:value-type="string">
            <text:p>VNN7VTHB628</text:p>
          </table:table-cell>
          <table:table-cell table:style-name="ce5" table:formula="of:=DATE(2020;6;24)+TIME(18;23;34)" office:value-type="date" office:date-value="2020-06-24T18:23:34" calcext:value-type="date">
            <text:p>6/24/2020 18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saac</text:p>
          </table:table-cell>
          <table:table-cell table:style-name="ce2" office:value-type="string" calcext:value-type="string">
            <text:p>Hillard</text:p>
          </table:table-cell>
          <table:table-cell table:style-name="ce2" office:value-type="string" calcext:value-type="string">
            <text:p>LNNZ9RX5WTB</text:p>
          </table:table-cell>
          <table:table-cell table:style-name="ce4" table:formula="of:=DATE(2020;6;24)+TIME(18;38;25)" office:value-type="date" office:date-value="2020-06-24T18:38:25" calcext:value-type="date">
            <text:p>6/24/2020 18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saac</text:p>
          </table:table-cell>
          <table:table-cell table:style-name="ce3" office:value-type="string" calcext:value-type="string">
            <text:p>Manjarres</text:p>
          </table:table-cell>
          <table:table-cell table:style-name="ce3" office:value-type="string" calcext:value-type="string">
            <text:p>FZNWPKZ4R23</text:p>
          </table:table-cell>
          <table:table-cell table:style-name="ce5" table:formula="of:=DATE(2020;6;24)+TIME(21;42;55)" office:value-type="date" office:date-value="2020-06-24T21:42:55" calcext:value-type="date">
            <text:p>6/24/2020 21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SABEL CAMILA</text:p>
          </table:table-cell>
          <table:table-cell table:style-name="ce3" office:value-type="string" calcext:value-type="string">
            <text:p>HURTADO POLEO</text:p>
          </table:table-cell>
          <table:table-cell table:style-name="ce3" office:value-type="string" calcext:value-type="string">
            <text:p>XYN24PNFLH3</text:p>
          </table:table-cell>
          <table:table-cell table:style-name="ce5" table:formula="of:=DATE(2020;6;23)+TIME(14;45;41)" office:value-type="date" office:date-value="2020-06-23T14:45:41" calcext:value-type="date">
            <text:p>6/23/2020 14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sah</text:p>
          </table:table-cell>
          <table:table-cell table:style-name="ce3" office:value-type="string" calcext:value-type="string">
            <text:p>Idris</text:p>
          </table:table-cell>
          <table:table-cell table:style-name="ce3" office:value-type="string" calcext:value-type="string">
            <text:p>Z5NKZYS98YF</text:p>
          </table:table-cell>
          <table:table-cell table:style-name="ce5" table:formula="of:=DATE(2020;6;23)+TIME(15;8;23)" office:value-type="date" office:date-value="2020-06-23T15:08:23" calcext:value-type="date">
            <text:p>6/23/2020 15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saku</text:p>
          </table:table-cell>
          <table:table-cell table:style-name="ce2" office:value-type="string" calcext:value-type="string">
            <text:p>Yamahata</text:p>
          </table:table-cell>
          <table:table-cell table:style-name="ce2" office:value-type="string" calcext:value-type="string">
            <text:p>JDNTTKLJJ2V</text:p>
          </table:table-cell>
          <table:table-cell table:style-name="ce4" table:formula="of:=DATE(2020;6;19)+TIME(12;52;11)" office:value-type="date" office:date-value="2020-06-19T12:52:11" calcext:value-type="date">
            <text:p>6/19/2020 12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slam</text:p>
          </table:table-cell>
          <table:table-cell table:style-name="ce2" office:value-type="string" calcext:value-type="string">
            <text:p>Musleh</text:p>
          </table:table-cell>
          <table:table-cell table:style-name="ce2" office:value-type="string" calcext:value-type="string">
            <text:p>FRN9GWCGRZX</text:p>
          </table:table-cell>
          <table:table-cell table:style-name="ce4" table:formula="of:=DATE(2020;6;12)+TIME(18;8;56)" office:value-type="date" office:date-value="2020-06-12T18:08:56" calcext:value-type="date">
            <text:p>6/12/2020 18:08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Ismael</text:p>
          </table:table-cell>
          <table:table-cell table:style-name="ce3" office:value-type="string" calcext:value-type="string">
            <text:p>DGNPTXJX67R</text:p>
          </table:table-cell>
          <table:table-cell table:style-name="ce5" table:formula="of:=DATE(2020;6;29)+TIME(12;47;19)" office:value-type="date" office:date-value="2020-06-29T12:47:19" calcext:value-type="date">
            <text:p>6/29/2020 12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talo</text:p>
          </table:table-cell>
          <table:table-cell table:style-name="ce3" office:value-type="string" calcext:value-type="string">
            <text:p>Yeltsin</text:p>
          </table:table-cell>
          <table:table-cell table:style-name="ce3" office:value-type="string" calcext:value-type="string">
            <text:p>FKN3HCHQDC3</text:p>
          </table:table-cell>
          <table:table-cell table:style-name="ce5" table:formula="of:=DATE(2020;6;12)+TIME(7;32;47)" office:value-type="date" office:date-value="2020-06-12T07:32:47" calcext:value-type="date">
            <text:p>6/12/2020 7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Grimaldi</text:p>
          </table:table-cell>
          <table:table-cell table:style-name="ce3" office:value-type="string" calcext:value-type="string">
            <text:p>FJNRPJ7T98K</text:p>
          </table:table-cell>
          <table:table-cell table:style-name="ce5" table:formula="of:=DATE(2020;5;7)+TIME(13;5;30)" office:value-type="date" office:date-value="2020-05-07T13:05:30" calcext:value-type="date">
            <text:p>5/7/2020 13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Ivanov</text:p>
          </table:table-cell>
          <table:table-cell table:style-name="ce3" office:value-type="string" calcext:value-type="string">
            <text:p>H3NK8HRTZ8H</text:p>
          </table:table-cell>
          <table:table-cell table:style-name="ce5" table:formula="of:=DATE(2020;5;14)+TIME(1;46;16)" office:value-type="date" office:date-value="2020-05-14T01:46:16" calcext:value-type="date">
            <text:p>5/14/2020 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Debelec</text:p>
          </table:table-cell>
          <table:table-cell table:style-name="ce3" office:value-type="string" calcext:value-type="string">
            <text:p>NYNJYNRK2GD</text:p>
          </table:table-cell>
          <table:table-cell table:style-name="ce5" table:formula="of:=DATE(2020;5;14)+TIME(4;29;52)" office:value-type="date" office:date-value="2020-05-14T04:29:52" calcext:value-type="date">
            <text:p>5/14/2020 4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van</text:p>
          </table:table-cell>
          <table:table-cell table:style-name="ce2" office:value-type="string" calcext:value-type="string">
            <text:p>Portilla</text:p>
          </table:table-cell>
          <table:table-cell table:style-name="ce2" office:value-type="string" calcext:value-type="string">
            <text:p>JMNNCNFRC65</text:p>
          </table:table-cell>
          <table:table-cell table:style-name="ce4" table:formula="of:=DATE(2020;6;13)+TIME(16;29;5)" office:value-type="date" office:date-value="2020-06-13T16:29:05" calcext:value-type="date">
            <text:p>6/13/2020 16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XKNXTFB5L6B</text:p>
          </table:table-cell>
          <table:table-cell table:style-name="ce5" table:formula="of:=DATE(2020;6;17)+TIME(19;59;51)" office:value-type="date" office:date-value="2020-06-17T19:59:51" calcext:value-type="date">
            <text:p>6/17/2020 19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Tchoub</text:p>
          </table:table-cell>
          <table:table-cell table:style-name="ce3" office:value-type="string" calcext:value-type="string">
            <text:p>H6NYGJC8FPT</text:p>
          </table:table-cell>
          <table:table-cell table:style-name="ce5" table:formula="of:=DATE(2020;6;26)+TIME(6;29;5)" office:value-type="date" office:date-value="2020-06-26T06:29:05" calcext:value-type="date">
            <text:p>6/26/2020 6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an</text:p>
          </table:table-cell>
          <table:table-cell table:style-name="ce3" office:value-type="string" calcext:value-type="string">
            <text:p>Damnjanovic</text:p>
          </table:table-cell>
          <table:table-cell table:style-name="ce3" office:value-type="string" calcext:value-type="string">
            <text:p>XTNYZL6RWQW</text:p>
          </table:table-cell>
          <table:table-cell table:style-name="ce5" table:formula="of:=DATE(2020;6;27)+TIME(20;20;49)" office:value-type="date" office:date-value="2020-06-27T20:20:49" calcext:value-type="date">
            <text:p>6/27/2020 20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an Kasvan</text:p>
          </table:table-cell>
          <table:table-cell table:style-name="ce3" office:value-type="string" calcext:value-type="string">
            <text:p>Opio</text:p>
          </table:table-cell>
          <table:table-cell table:style-name="ce3" office:value-type="string" calcext:value-type="string">
            <text:p>DCN4ZC4V2D6</text:p>
          </table:table-cell>
          <table:table-cell table:style-name="ce5" table:formula="of:=DATE(2020;6;23)+TIME(15;50;10)" office:value-type="date" office:date-value="2020-06-23T15:50:10" calcext:value-type="date">
            <text:p>6/23/2020 15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elin</text:p>
          </table:table-cell>
          <table:table-cell table:style-name="ce3" office:value-type="string" calcext:value-type="string">
            <text:p>ivelin</text:p>
          </table:table-cell>
          <table:table-cell table:style-name="ce3" office:value-type="string" calcext:value-type="string">
            <text:p>PQNF5JLG4SD</text:p>
          </table:table-cell>
          <table:table-cell table:style-name="ce5" table:formula="of:=DATE(2020;6;10)+TIME(11;40;8)" office:value-type="date" office:date-value="2020-06-10T11:40:08" calcext:value-type="date">
            <text:p>6/10/2020 11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vica</text:p>
          </table:table-cell>
          <table:table-cell table:style-name="ce2" office:value-type="string" calcext:value-type="string">
            <text:p>Anđelić</text:p>
          </table:table-cell>
          <table:table-cell table:style-name="ce2" office:value-type="string" calcext:value-type="string">
            <text:p>HGNHBSLKR97</text:p>
          </table:table-cell>
          <table:table-cell table:style-name="ce4" table:formula="of:=DATE(2020;5;5)+TIME(15;22;14)" office:value-type="date" office:date-value="2020-05-05T15:22:14" calcext:value-type="date">
            <text:p>5/5/2020 15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o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X2NPK8G3BKY</text:p>
          </table:table-cell>
          <table:table-cell table:style-name="ce5" table:formula="of:=DATE(2020;5;8)+TIME(13;50;34)" office:value-type="date" office:date-value="2020-05-08T13:50:34" calcext:value-type="date">
            <text:p>5/8/2020 1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vo</text:p>
          </table:table-cell>
          <table:table-cell table:style-name="ce3" office:value-type="string" calcext:value-type="string">
            <text:p>Stoyanov</text:p>
          </table:table-cell>
          <table:table-cell table:style-name="ce3" office:value-type="string" calcext:value-type="string">
            <text:p>JZN7LB8M6HV</text:p>
          </table:table-cell>
          <table:table-cell table:style-name="ce5" table:formula="of:=DATE(2020;5;18)+TIME(9;53;17)" office:value-type="date" office:date-value="2020-05-18T09:53:17" calcext:value-type="date">
            <text:p>5/18/2020 9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vo</text:p>
          </table:table-cell>
          <table:table-cell table:style-name="ce2" office:value-type="string" calcext:value-type="string">
            <text:p>schindler</text:p>
          </table:table-cell>
          <table:table-cell table:style-name="ce2" office:value-type="string" calcext:value-type="string">
            <text:p>GSNKS7XBLK4</text:p>
          </table:table-cell>
          <table:table-cell table:style-name="ce4" table:formula="of:=DATE(2020;6;17)+TIME(16;33;46)" office:value-type="date" office:date-value="2020-06-17T16:33:46" calcext:value-type="date">
            <text:p>6/17/2020 16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zabelle</text:p>
          </table:table-cell>
          <table:table-cell table:style-name="ce3" office:value-type="string" calcext:value-type="string">
            <text:p>Schaivianto</text:p>
          </table:table-cell>
          <table:table-cell table:style-name="ce3" office:value-type="string" calcext:value-type="string">
            <text:p>KMN8DMXZZJ8</text:p>
          </table:table-cell>
          <table:table-cell table:style-name="ce5" table:formula="of:=DATE(2020;6;25)+TIME(9;46;31)" office:value-type="date" office:date-value="2020-06-25T09:46:31" calcext:value-type="date">
            <text:p>6/25/2020 9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Izumi</text:p>
          </table:table-cell>
          <table:table-cell table:style-name="ce3" office:value-type="string" calcext:value-type="string">
            <text:p>Miki</text:p>
          </table:table-cell>
          <table:table-cell table:style-name="ce3" office:value-type="string" calcext:value-type="string">
            <text:p>D3N4ST3767Q</text:p>
          </table:table-cell>
          <table:table-cell table:style-name="ce5" table:formula="of:=DATE(2020;6;18)+TIME(2;47;1)" office:value-type="date" office:date-value="2020-06-18T02:47:01" calcext:value-type="date">
            <text:p>6/18/2020 2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Mir</text:p>
          </table:table-cell>
          <table:table-cell table:style-name="ce2" office:value-type="string" calcext:value-type="string">
            <text:p>G8NZJSQ7LTL</text:p>
          </table:table-cell>
          <table:table-cell table:style-name="ce4" table:formula="of:=DATE(2020;5;7)+TIME(16;54;43)" office:value-type="date" office:date-value="2020-05-07T16:54:43" calcext:value-type="date">
            <text:p>5/7/2020 16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.R.</text:p>
          </table:table-cell>
          <table:table-cell table:style-name="ce3" office:value-type="string" calcext:value-type="string">
            <text:p>Storment</text:p>
          </table:table-cell>
          <table:table-cell table:style-name="ce3" office:value-type="string" calcext:value-type="string">
            <text:p>NBNH3JNW4VJ</text:p>
          </table:table-cell>
          <table:table-cell table:style-name="ce5" table:formula="of:=DATE(2020;6;26)+TIME(23;1;50)" office:value-type="date" office:date-value="2020-06-26T23:01:50" calcext:value-type="date">
            <text:p>6/26/2020 2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bbar</text:p>
          </table:table-cell>
          <table:table-cell table:style-name="ce3" office:value-type="string" calcext:value-type="string">
            <text:p>Bazal</text:p>
          </table:table-cell>
          <table:table-cell table:style-name="ce3" office:value-type="string" calcext:value-type="string">
            <text:p>JSNBJNHLCKZ</text:p>
          </table:table-cell>
          <table:table-cell table:style-name="ce5" table:formula="of:=DATE(2020;6;28)+TIME(20;36;45)" office:value-type="date" office:date-value="2020-06-28T20:36:45" calcext:value-type="date">
            <text:p>6/28/2020 20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ck</text:p>
          </table:table-cell>
          <table:table-cell table:style-name="ce2" office:value-type="string" calcext:value-type="string">
            <text:p>.</text:p>
          </table:table-cell>
          <table:table-cell table:style-name="ce2" office:value-type="string" calcext:value-type="string">
            <text:p>KJNNZNQPGF7</text:p>
          </table:table-cell>
          <table:table-cell table:style-name="ce4" table:formula="of:=DATE(2020;5;18)+TIME(17;34;34)" office:value-type="date" office:date-value="2020-05-18T17:34:34" calcext:value-type="date">
            <text:p>5/18/2020 17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k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8N6L4GVG2D</text:p>
          </table:table-cell>
          <table:table-cell table:style-name="ce5" table:formula="of:=DATE(2020;6;4)+TIME(17;31;22)" office:value-type="date" office:date-value="2020-06-04T17:31:22" calcext:value-type="date">
            <text:p>6/4/2020 17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ck</text:p>
          </table:table-cell>
          <table:table-cell table:style-name="ce2" office:value-type="string" calcext:value-type="string">
            <text:p>Germain</text:p>
          </table:table-cell>
          <table:table-cell table:style-name="ce2" office:value-type="string" calcext:value-type="string">
            <text:p>GJNWYMZVM83</text:p>
          </table:table-cell>
          <table:table-cell table:style-name="ce4" table:formula="of:=DATE(2020;6;17)+TIME(23;26;39)" office:value-type="date" office:date-value="2020-06-17T23:26:39" calcext:value-type="date">
            <text:p>6/17/2020 23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ck</text:p>
          </table:table-cell>
          <table:table-cell table:style-name="ce2" office:value-type="string" calcext:value-type="string">
            <text:p>Gallagher</text:p>
          </table:table-cell>
          <table:table-cell table:style-name="ce2" office:value-type="string" calcext:value-type="string">
            <text:p>K8N6DKWCVFQ</text:p>
          </table:table-cell>
          <table:table-cell table:style-name="ce4" table:formula="of:=DATE(2020;6;23)+TIME(15;44;24)" office:value-type="date" office:date-value="2020-06-23T15:44:24" calcext:value-type="date">
            <text:p>6/23/2020 15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kie</text:p>
          </table:table-cell>
          <table:table-cell table:style-name="ce3" office:value-type="string" calcext:value-type="string">
            <text:p>Sumner</text:p>
          </table:table-cell>
          <table:table-cell table:style-name="ce3" office:value-type="string" calcext:value-type="string">
            <text:p>FZNT58HQF9M</text:p>
          </table:table-cell>
          <table:table-cell table:style-name="ce5" table:formula="of:=DATE(2020;4;20)+TIME(11;1;5)" office:value-type="date" office:date-value="2020-04-20T11:01:05" calcext:value-type="date">
            <text:p>4/20/2020 11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cob</text:p>
          </table:table-cell>
          <table:table-cell table:style-name="ce2" office:value-type="string" calcext:value-type="string">
            <text:p>Pelchat</text:p>
          </table:table-cell>
          <table:table-cell table:style-name="ce2" office:value-type="string" calcext:value-type="string">
            <text:p>GNNYCHGBX5M</text:p>
          </table:table-cell>
          <table:table-cell table:style-name="ce4" table:formula="of:=DATE(2020;6;11)+TIME(12;6;51)" office:value-type="date" office:date-value="2020-06-11T12:06:51" calcext:value-type="date">
            <text:p>6/11/2020 12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cob</text:p>
          </table:table-cell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QYN7VVKH94L</text:p>
          </table:table-cell>
          <table:table-cell table:style-name="ce4" table:formula="of:=DATE(2020;6;12)+TIME(10;49;27)" office:value-type="date" office:date-value="2020-06-12T10:49:27" calcext:value-type="date">
            <text:p>6/12/2020 10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ob</text:p>
          </table:table-cell>
          <table:table-cell table:style-name="ce3" office:value-type="string" calcext:value-type="string">
            <text:p>Rutherford</text:p>
          </table:table-cell>
          <table:table-cell table:style-name="ce3" office:value-type="string" calcext:value-type="string">
            <text:p>N9NPBD3JMLZ</text:p>
          </table:table-cell>
          <table:table-cell table:style-name="ce5" table:formula="of:=DATE(2020;6;22)+TIME(20;0;3)" office:value-type="date" office:date-value="2020-06-22T20:00:03" calcext:value-type="date">
            <text:p>6/22/2020 2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ob</text:p>
          </table:table-cell>
          <table:table-cell table:style-name="ce3" office:value-type="string" calcext:value-type="string">
            <text:p>Chappell</text:p>
          </table:table-cell>
          <table:table-cell table:style-name="ce3" office:value-type="string" calcext:value-type="string">
            <text:p>P7N4QRYVTJZ</text:p>
          </table:table-cell>
          <table:table-cell table:style-name="ce5" table:formula="of:=DATE(2020;6;24)+TIME(17;17;11)" office:value-type="date" office:date-value="2020-06-24T17:17:11" calcext:value-type="date">
            <text:p>6/24/2020 17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ob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VTNBWJFMF8B</text:p>
          </table:table-cell>
          <table:table-cell table:style-name="ce5" table:formula="of:=DATE(2020;6;29)+TIME(11;34;43)" office:value-type="date" office:date-value="2020-06-29T11:34:43" calcext:value-type="date">
            <text:p>6/29/2020 11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cqueline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M7NBKGXS76K</text:p>
          </table:table-cell>
          <table:table-cell table:style-name="ce4" table:formula="of:=DATE(2020;2;28)+TIME(11;51;8)" office:value-type="date" office:date-value="2020-02-28T11:51:08" calcext:value-type="date">
            <text:p>2/28/2020 11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Serafin</text:p>
          </table:table-cell>
          <table:table-cell table:style-name="ce3" office:value-type="string" calcext:value-type="string">
            <text:p>V3N4SCWWH5B</text:p>
          </table:table-cell>
          <table:table-cell table:style-name="ce5" table:formula="of:=DATE(2020;5;11)+TIME(14;3;38)" office:value-type="date" office:date-value="2020-05-11T14:03:38" calcext:value-type="date">
            <text:p>5/11/2020 14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queline</text:p>
          </table:table-cell>
          <table:table-cell table:style-name="ce3" office:value-type="string" calcext:value-type="string">
            <text:p>Ore</text:p>
          </table:table-cell>
          <table:table-cell table:style-name="ce3" office:value-type="string" calcext:value-type="string">
            <text:p>LPNWS9RWDCL</text:p>
          </table:table-cell>
          <table:table-cell table:style-name="ce5" table:formula="of:=DATE(2020;6;27)+TIME(7;50;2)" office:value-type="date" office:date-value="2020-06-27T07:50:02" calcext:value-type="date">
            <text:p>6/27/2020 7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ques</text:p>
          </table:table-cell>
          <table:table-cell table:style-name="ce3" office:value-type="string" calcext:value-type="string">
            <text:p>Botha</text:p>
          </table:table-cell>
          <table:table-cell table:style-name="ce3" office:value-type="string" calcext:value-type="string">
            <text:p>PHNDNG7FLKK</text:p>
          </table:table-cell>
          <table:table-cell table:style-name="ce5" table:formula="of:=DATE(2020;5;28)+TIME(16;8;30)" office:value-type="date" office:date-value="2020-05-28T16:08:30" calcext:value-type="date">
            <text:p>5/28/2020 16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cques</text:p>
          </table:table-cell>
          <table:table-cell table:style-name="ce2" office:value-type="string" calcext:value-type="string">
            <text:p>Marchildon</text:p>
          </table:table-cell>
          <table:table-cell table:style-name="ce2" office:value-type="string" calcext:value-type="string">
            <text:p>KFNQMLXC32V</text:p>
          </table:table-cell>
          <table:table-cell table:style-name="ce4" table:formula="of:=DATE(2020;6;16)+TIME(15;56;9)" office:value-type="date" office:date-value="2020-06-16T15:56:09" calcext:value-type="date">
            <text:p>6/16/2020 1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ques</text:p>
          </table:table-cell>
          <table:table-cell table:style-name="ce3" office:value-type="string" calcext:value-type="string">
            <text:p>Coulombe</text:p>
          </table:table-cell>
          <table:table-cell table:style-name="ce3" office:value-type="string" calcext:value-type="string">
            <text:p>X3N3VK7R796</text:p>
          </table:table-cell>
          <table:table-cell table:style-name="ce5" table:formula="of:=DATE(2020;6;24)+TIME(12;18;35)" office:value-type="date" office:date-value="2020-06-24T12:18:35" calcext:value-type="date">
            <text:p>6/24/2020 12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cynth</text:p>
          </table:table-cell>
          <table:table-cell table:style-name="ce3" office:value-type="string" calcext:value-type="string">
            <text:p>Roberts</text:p>
          </table:table-cell>
          <table:table-cell table:style-name="ce3" office:value-type="string" calcext:value-type="string">
            <text:p>JQNW3LF87GN</text:p>
          </table:table-cell>
          <table:table-cell table:style-name="ce5" table:formula="of:=DATE(2020;5;6)+TIME(20;4;41)" office:value-type="date" office:date-value="2020-05-06T20:04:41" calcext:value-type="date">
            <text:p>5/6/2020 20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feth</text:p>
          </table:table-cell>
          <table:table-cell table:style-name="ce2" office:value-type="string" calcext:value-type="string">
            <text:p>Zuniga</text:p>
          </table:table-cell>
          <table:table-cell table:style-name="ce2" office:value-type="string" calcext:value-type="string">
            <text:p>HBNFZ8YQL32</text:p>
          </table:table-cell>
          <table:table-cell table:style-name="ce4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iju</text:p>
          </table:table-cell>
          <table:table-cell table:style-name="ce2" office:value-type="string" calcext:value-type="string">
            <text:p>yesudasan</text:p>
          </table:table-cell>
          <table:table-cell table:style-name="ce2" office:value-type="string" calcext:value-type="string">
            <text:p>GQN3PYKH7NB</text:p>
          </table:table-cell>
          <table:table-cell table:style-name="ce4" table:formula="of:=DATE(2020;6;17)+TIME(20;52;59)" office:value-type="date" office:date-value="2020-06-17T20:52:59" calcext:value-type="date">
            <text:p>6/17/2020 20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ime</text:p>
          </table:table-cell>
          <table:table-cell table:style-name="ce2" office:value-type="string" calcext:value-type="string">
            <text:p>Parra</text:p>
          </table:table-cell>
          <table:table-cell table:style-name="ce2" office:value-type="string" calcext:value-type="string">
            <text:p>V4NB4XF4TJ5</text:p>
          </table:table-cell>
          <table:table-cell table:style-name="ce4" table:formula="of:=DATE(2020;6;23)+TIME(23;41;58)" office:value-type="date" office:date-value="2020-06-23T23:41:58" calcext:value-type="date">
            <text:p>6/23/2020 23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ke</text:p>
          </table:table-cell>
          <table:table-cell table:style-name="ce3" office:value-type="string" calcext:value-type="string">
            <text:p>Edge</text:p>
          </table:table-cell>
          <table:table-cell table:style-name="ce3" office:value-type="string" calcext:value-type="string">
            <text:p>X3NSZKMS8KD</text:p>
          </table:table-cell>
          <table:table-cell table:style-name="ce5" table:formula="of:=DATE(2020;6;11)+TIME(13;3;54)" office:value-type="date" office:date-value="2020-06-11T13:03:54" calcext:value-type="date">
            <text:p>6/11/2020 13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kub</text:p>
          </table:table-cell>
          <table:table-cell table:style-name="ce2" office:value-type="string" calcext:value-type="string">
            <text:p>Linstaedt</text:p>
          </table:table-cell>
          <table:table-cell table:style-name="ce2" office:value-type="string" calcext:value-type="string">
            <text:p>NLN54XWZX9K</text:p>
          </table:table-cell>
          <table:table-cell table:style-name="ce4" table:formula="of:=DATE(2020;6;12)+TIME(14;31;53)" office:value-type="date" office:date-value="2020-06-12T14:31:53" calcext:value-type="date">
            <text:p>6/12/2020 14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kub</text:p>
          </table:table-cell>
          <table:table-cell table:style-name="ce3" office:value-type="string" calcext:value-type="string">
            <text:p>Niedzwiecki</text:p>
          </table:table-cell>
          <table:table-cell table:style-name="ce3" office:value-type="string" calcext:value-type="string">
            <text:p>LYNK8W8NG8T</text:p>
          </table:table-cell>
          <table:table-cell table:style-name="ce5" table:formula="of:=DATE(2020;6;22)+TIME(4;53;28)" office:value-type="date" office:date-value="2020-06-22T04:53:28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kub</text:p>
          </table:table-cell>
          <table:table-cell table:style-name="ce3" office:value-type="string" calcext:value-type="string">
            <text:p>Dzúrik</text:p>
          </table:table-cell>
          <table:table-cell table:style-name="ce3" office:value-type="string" calcext:value-type="string">
            <text:p>JKNB2TSFFL3</text:p>
          </table:table-cell>
          <table:table-cell table:style-name="ce5" table:formula="of:=DATE(2020;6;25)+TIME(10;31;1)" office:value-type="date" office:date-value="2020-06-25T10:31:01" calcext:value-type="date">
            <text:p>6/25/2020 10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al</text:p>
          </table:table-cell>
          <table:table-cell table:style-name="ce2" office:value-type="string" calcext:value-type="string">
            <text:p>Anjum</text:p>
          </table:table-cell>
          <table:table-cell table:style-name="ce2" office:value-type="string" calcext:value-type="string">
            <text:p>F4NGLNDD8KR</text:p>
          </table:table-cell>
          <table:table-cell table:style-name="ce4" table:formula="of:=DATE(2020;6;24)+TIME(6;36;10)" office:value-type="date" office:date-value="2020-06-24T06:36:10" calcext:value-type="date">
            <text:p>6/24/2020 6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Tsai</text:p>
          </table:table-cell>
          <table:table-cell table:style-name="ce2" office:value-type="string" calcext:value-type="string">
            <text:p>X5NQQ7Q9CY4</text:p>
          </table:table-cell>
          <table:table-cell table:style-name="ce4" table:formula="of:=DATE(2020;3;30)+TIME(14;28;46)" office:value-type="date" office:date-value="2020-03-30T14:28:46" calcext:value-type="date">
            <text:p>3/30/2020 14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Godwin</text:p>
          </table:table-cell>
          <table:table-cell table:style-name="ce3" office:value-type="string" calcext:value-type="string">
            <text:p>KWNX43WDM9L</text:p>
          </table:table-cell>
          <table:table-cell table:style-name="ce5" table:formula="of:=DATE(2020;5;5)+TIME(19;26;39)" office:value-type="date" office:date-value="2020-05-05T19:26:39" calcext:value-type="date">
            <text:p>5/5/2020 19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Hui</text:p>
          </table:table-cell>
          <table:table-cell table:style-name="ce2" office:value-type="string" calcext:value-type="string">
            <text:p>F8N38LNF6FW</text:p>
          </table:table-cell>
          <table:table-cell table:style-name="ce4" table:formula="of:=DATE(2020;5;13)+TIME(17;36;44)" office:value-type="date" office:date-value="2020-05-13T17:36:44" calcext:value-type="date">
            <text:p>5/13/2020 17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LJNCN272GPW</text:p>
          </table:table-cell>
          <table:table-cell table:style-name="ce5" table:formula="of:=DATE(2020;5;18)+TIME(10;40;46)" office:value-type="date" office:date-value="2020-05-18T10:40:46" calcext:value-type="date">
            <text:p>5/18/2020 10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Perkins</text:p>
          </table:table-cell>
          <table:table-cell table:style-name="ce3" office:value-type="string" calcext:value-type="string">
            <text:p>G7N5RMKD3ZK</text:p>
          </table:table-cell>
          <table:table-cell table:style-name="ce5" table:formula="of:=DATE(2020;5;20)+TIME(14;47;53)" office:value-type="date" office:date-value="2020-05-20T14:47:53" calcext:value-type="date">
            <text:p>5/20/2020 14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Minor</text:p>
          </table:table-cell>
          <table:table-cell table:style-name="ce3" office:value-type="string" calcext:value-type="string">
            <text:p>V9N6C8M2GQW</text:p>
          </table:table-cell>
          <table:table-cell table:style-name="ce5" table:formula="of:=DATE(2020;5;20)+TIME(14;48;34)" office:value-type="date" office:date-value="2020-05-20T14:48:34" calcext:value-type="date">
            <text:p>5/20/2020 14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Kempf</text:p>
          </table:table-cell>
          <table:table-cell table:style-name="ce2" office:value-type="string" calcext:value-type="string">
            <text:p>F7NGHJTNBTF</text:p>
          </table:table-cell>
          <table:table-cell table:style-name="ce4" table:formula="of:=DATE(2020;5;22)+TIME(23;6;34)" office:value-type="date" office:date-value="2020-05-22T23:06:34" calcext:value-type="date">
            <text:p>5/22/2020 23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Ledwith</text:p>
          </table:table-cell>
          <table:table-cell table:style-name="ce2" office:value-type="string" calcext:value-type="string">
            <text:p>DYNX58FVL4Q</text:p>
          </table:table-cell>
          <table:table-cell table:style-name="ce4" table:formula="of:=DATE(2020;5;26)+TIME(8;41;31)" office:value-type="date" office:date-value="2020-05-26T08:41:31" calcext:value-type="date">
            <text:p>5/26/2020 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Wheatley</text:p>
          </table:table-cell>
          <table:table-cell table:style-name="ce2" office:value-type="string" calcext:value-type="string">
            <text:p>KVNS9ZJ2JT5</text:p>
          </table:table-cell>
          <table:table-cell table:style-name="ce4" table:formula="of:=DATE(2020;5;29)+TIME(8;30;8)" office:value-type="date" office:date-value="2020-05-29T08:30:08" calcext:value-type="date">
            <text:p>5/29/2020 8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chege</text:p>
          </table:table-cell>
          <table:table-cell table:style-name="ce2" office:value-type="string" calcext:value-type="string">
            <text:p>D2NBZ7CXZB9</text:p>
          </table:table-cell>
          <table:table-cell table:style-name="ce4" table:formula="of:=DATE(2020;5;30)+TIME(15;18;19)" office:value-type="date" office:date-value="2020-05-30T15:18:19" calcext:value-type="date">
            <text:p>5/30/2020 15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Cabrera</text:p>
          </table:table-cell>
          <table:table-cell table:style-name="ce2" office:value-type="string" calcext:value-type="string">
            <text:p>V3NR34SSB6J</text:p>
          </table:table-cell>
          <table:table-cell table:style-name="ce4" table:formula="of:=DATE(2020;6;12)+TIME(19;11;33)" office:value-type="date" office:date-value="2020-06-12T19:11:33" calcext:value-type="date">
            <text:p>6/12/2020 19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Kulina</text:p>
          </table:table-cell>
          <table:table-cell table:style-name="ce2" office:value-type="string" calcext:value-type="string">
            <text:p>MVN3TJYPYRG</text:p>
          </table:table-cell>
          <table:table-cell table:style-name="ce4" table:formula="of:=DATE(2020;6;15)+TIME(16;14;3)" office:value-type="date" office:date-value="2020-06-15T16:14:03" calcext:value-type="date">
            <text:p>6/15/2020 16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Werra</text:p>
          </table:table-cell>
          <table:table-cell table:style-name="ce3" office:value-type="string" calcext:value-type="string">
            <text:p>PXNXRG537SZ</text:p>
          </table:table-cell>
          <table:table-cell table:style-name="ce5" table:formula="of:=DATE(2020;6;18)+TIME(15;48;52)" office:value-type="date" office:date-value="2020-06-18T15:48:52" calcext:value-type="date">
            <text:p>6/18/2020 15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Bishop</text:p>
          </table:table-cell>
          <table:table-cell table:style-name="ce2" office:value-type="string" calcext:value-type="string">
            <text:p>VPNJTYPLFQJ</text:p>
          </table:table-cell>
          <table:table-cell table:style-name="ce4" table:formula="of:=DATE(2020;6;24)+TIME(18;4;8)" office:value-type="date" office:date-value="2020-06-24T18:04:08" calcext:value-type="date">
            <text:p>6/24/2020 18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Morris</text:p>
          </table:table-cell>
          <table:table-cell table:style-name="ce2" office:value-type="string" calcext:value-type="string">
            <text:p>LKNV7QBH5FC</text:p>
          </table:table-cell>
          <table:table-cell table:style-name="ce4" table:formula="of:=DATE(2020;6;24)+TIME(21;4;2)" office:value-type="date" office:date-value="2020-06-24T21:04:02" calcext:value-type="date">
            <text:p>6/24/2020 21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Choa</text:p>
          </table:table-cell>
          <table:table-cell table:style-name="ce3" office:value-type="string" calcext:value-type="string">
            <text:p>H6NV2ZKNG5X</text:p>
          </table:table-cell>
          <table:table-cell table:style-name="ce5" table:formula="of:=DATE(2020;6;25)+TIME(10;1;42)" office:value-type="date" office:date-value="2020-06-25T10:01:42" calcext:value-type="date">
            <text:p>6/25/2020 10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Houston</text:p>
          </table:table-cell>
          <table:table-cell table:style-name="ce3" office:value-type="string" calcext:value-type="string">
            <text:p>JXNSVXTXH6F</text:p>
          </table:table-cell>
          <table:table-cell table:style-name="ce5" table:formula="of:=DATE(2020;6;26)+TIME(13;32;4)" office:value-type="date" office:date-value="2020-06-26T13:32:04" calcext:value-type="date">
            <text:p>6/26/2020 13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McLeod</text:p>
          </table:table-cell>
          <table:table-cell table:style-name="ce2" office:value-type="string" calcext:value-type="string">
            <text:p>VCN6VR4CYR6</text:p>
          </table:table-cell>
          <table:table-cell table:style-name="ce4" table:formula="of:=DATE(2020;6;26)+TIME(14;14;39)" office:value-type="date" office:date-value="2020-06-26T14:14:39" calcext:value-type="date">
            <text:p>6/26/2020 14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Brummer</text:p>
          </table:table-cell>
          <table:table-cell table:style-name="ce2" office:value-type="string" calcext:value-type="string">
            <text:p>H3NMV5V7TZ8</text:p>
          </table:table-cell>
          <table:table-cell table:style-name="ce4" table:formula="of:=DATE(2020;6;26)+TIME(15;3;39)" office:value-type="date" office:date-value="2020-06-26T15:03:39" calcext:value-type="date">
            <text:p>6/26/2020 15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Zhu</text:p>
          </table:table-cell>
          <table:table-cell table:style-name="ce2" office:value-type="string" calcext:value-type="string">
            <text:p>V4NH2TZHJWH</text:p>
          </table:table-cell>
          <table:table-cell table:style-name="ce4" table:formula="of:=DATE(2020;6;29)+TIME(9;28;27)" office:value-type="date" office:date-value="2020-06-29T09:28:27" calcext:value-type="date">
            <text:p>6/29/2020 9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Martino</text:p>
          </table:table-cell>
          <table:table-cell table:style-name="ce2" office:value-type="string" calcext:value-type="string">
            <text:p>MVNZW2QXHDS</text:p>
          </table:table-cell>
          <table:table-cell table:style-name="ce4" table:formula="of:=DATE(2020;6;29)+TIME(9;46;24)" office:value-type="date" office:date-value="2020-06-29T09:46:24" calcext:value-type="date">
            <text:p>6/29/2020 9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es</text:p>
          </table:table-cell>
          <table:table-cell table:style-name="ce3" office:value-type="string" calcext:value-type="string">
            <text:p>Gaul</text:p>
          </table:table-cell>
          <table:table-cell table:style-name="ce3" office:value-type="string" calcext:value-type="string">
            <text:p>Z2NVZSLDS35</text:p>
          </table:table-cell>
          <table:table-cell table:style-name="ce5" table:formula="of:=DATE(2020;6;29)+TIME(13;2;25)" office:value-type="date" office:date-value="2020-06-29T13:02:25" calcext:value-type="date">
            <text:p>6/29/2020 13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ie</text:p>
          </table:table-cell>
          <table:table-cell table:style-name="ce3" office:value-type="string" calcext:value-type="string">
            <text:p>Santos</text:p>
          </table:table-cell>
          <table:table-cell table:style-name="ce3" office:value-type="string" calcext:value-type="string">
            <text:p>LPNYVRWS234</text:p>
          </table:table-cell>
          <table:table-cell table:style-name="ce5" table:formula="of:=DATE(2020;3;30)+TIME(14;28;46)" office:value-type="date" office:date-value="2020-03-30T14:28:46" calcext:value-type="date">
            <text:p>3/30/2020 14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ie</text:p>
          </table:table-cell>
          <table:table-cell table:style-name="ce2" office:value-type="string" calcext:value-type="string">
            <text:p>Duncan</text:p>
          </table:table-cell>
          <table:table-cell table:style-name="ce2" office:value-type="string" calcext:value-type="string">
            <text:p>LYN8J9YTMB4</text:p>
          </table:table-cell>
          <table:table-cell table:style-name="ce4" table:formula="of:=DATE(2020;4;9)+TIME(12;40;16)" office:value-type="date" office:date-value="2020-04-09T12:40:16" calcext:value-type="date">
            <text:p>4/9/2020 1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mie</text:p>
          </table:table-cell>
          <table:table-cell table:style-name="ce2" office:value-type="string" calcext:value-type="string">
            <text:p>O'Sullivan</text:p>
          </table:table-cell>
          <table:table-cell table:style-name="ce2" office:value-type="string" calcext:value-type="string">
            <text:p>G4NC9DBWPLQ</text:p>
          </table:table-cell>
          <table:table-cell table:style-name="ce4" table:formula="of:=DATE(2020;5;7)+TIME(15;22;43)" office:value-type="date" office:date-value="2020-05-07T15:22:43" calcext:value-type="date">
            <text:p>5/7/2020 15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iny</text:p>
          </table:table-cell>
          <table:table-cell table:style-name="ce3" office:value-type="string" calcext:value-type="string">
            <text:p>Prabaharan</text:p>
          </table:table-cell>
          <table:table-cell table:style-name="ce3" office:value-type="string" calcext:value-type="string">
            <text:p>J6NZ3SDHY6H</text:p>
          </table:table-cell>
          <table:table-cell table:style-name="ce5" table:formula="of:=DATE(2020;6;15)+TIME(22;8;22)" office:value-type="date" office:date-value="2020-06-15T22:08:22" calcext:value-type="date">
            <text:p>6/15/2020 22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mmy</text:p>
          </table:table-cell>
          <table:table-cell table:style-name="ce3" office:value-type="string" calcext:value-type="string">
            <text:p>Zhou</text:p>
          </table:table-cell>
          <table:table-cell table:style-name="ce3" office:value-type="string" calcext:value-type="string">
            <text:p>JQNF2PJNCNX</text:p>
          </table:table-cell>
          <table:table-cell table:style-name="ce5" table:formula="of:=DATE(2020;6;27)+TIME(18;34;40)" office:value-type="date" office:date-value="2020-06-27T18:34:40" calcext:value-type="date">
            <text:p>6/27/2020 18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Kiszka</text:p>
          </table:table-cell>
          <table:table-cell table:style-name="ce3" office:value-type="string" calcext:value-type="string">
            <text:p>DDN7QZ2NFSY</text:p>
          </table:table-cell>
          <table:table-cell table:style-name="ce5" table:formula="of:=DATE(2020;4;13)+TIME(2;8;39)" office:value-type="date" office:date-value="2020-04-13T02:08:39" calcext:value-type="date">
            <text:p>4/13/2020 2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Luebbe</text:p>
          </table:table-cell>
          <table:table-cell table:style-name="ce2" office:value-type="string" calcext:value-type="string">
            <text:p>JTNQ6RBS5GL</text:p>
          </table:table-cell>
          <table:table-cell table:style-name="ce4" table:formula="of:=DATE(2020;6;23)+TIME(3;58;43)" office:value-type="date" office:date-value="2020-06-23T03:58:43" calcext:value-type="date">
            <text:p>6/23/2020 3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n</text:p>
          </table:table-cell>
          <table:table-cell table:style-name="ce2" office:value-type="string" calcext:value-type="string">
            <text:p>Petrous</text:p>
          </table:table-cell>
          <table:table-cell table:style-name="ce2" office:value-type="string" calcext:value-type="string">
            <text:p>VMNVV5XSRZG</text:p>
          </table:table-cell>
          <table:table-cell table:style-name="ce4" table:formula="of:=DATE(2020;6;26)+TIME(12;16;14)" office:value-type="date" office:date-value="2020-06-26T12:16:14" calcext:value-type="date">
            <text:p>6/26/2020 12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svensson</text:p>
          </table:table-cell>
          <table:table-cell table:style-name="ce3" office:value-type="string" calcext:value-type="string">
            <text:p>DYNVBF539RZ</text:p>
          </table:table-cell>
          <table:table-cell table:style-name="ce5" table:formula="of:=DATE(2020;6;28)+TIME(2;42;42)" office:value-type="date" office:date-value="2020-06-28T02:42:42" calcext:value-type="date">
            <text:p>6/28/2020 2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n Erik</text:p>
          </table:table-cell>
          <table:table-cell table:style-name="ce2" office:value-type="string" calcext:value-type="string">
            <text:p>Aase</text:p>
          </table:table-cell>
          <table:table-cell table:style-name="ce2" office:value-type="string" calcext:value-type="string">
            <text:p>NSNJJT9YY8X</text:p>
          </table:table-cell>
          <table:table-cell table:style-name="ce4" table:formula="of:=DATE(2020;6;10)+TIME(21;12;25)" office:value-type="date" office:date-value="2020-06-10T21:12:25" calcext:value-type="date">
            <text:p>6/10/2020 21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n-Simon</text:p>
          </table:table-cell>
          <table:table-cell table:style-name="ce3" office:value-type="string" calcext:value-type="string">
            <text:p>Moeller</text:p>
          </table:table-cell>
          <table:table-cell table:style-name="ce3" office:value-type="string" calcext:value-type="string">
            <text:p>VTNNC2NPC23</text:p>
          </table:table-cell>
          <table:table-cell table:style-name="ce5" table:formula="of:=DATE(2020;5;11)+TIME(10;50;16)" office:value-type="date" office:date-value="2020-05-11T10:50:16" calcext:value-type="date">
            <text:p>5/11/2020 10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nn</text:p>
          </table:table-cell>
          <table:table-cell table:style-name="ce2" office:value-type="string" calcext:value-type="string">
            <text:p>Horn</text:p>
          </table:table-cell>
          <table:table-cell table:style-name="ce2" office:value-type="string" calcext:value-type="string">
            <text:p>ZTNR8M76D78</text:p>
          </table:table-cell>
          <table:table-cell table:style-name="ce4" table:formula="of:=DATE(2020;5;19)+TIME(12;13;36)" office:value-type="date" office:date-value="2020-05-19T12:13:36" calcext:value-type="date">
            <text:p>5/19/2020 12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red</text:p>
          </table:table-cell>
          <table:table-cell table:style-name="ce3" office:value-type="string" calcext:value-type="string">
            <text:p>Seminoff</text:p>
          </table:table-cell>
          <table:table-cell table:style-name="ce3" office:value-type="string" calcext:value-type="string">
            <text:p>DZNTYH5GFZT</text:p>
          </table:table-cell>
          <table:table-cell table:style-name="ce5" table:formula="of:=DATE(2020;5;17)+TIME(18;11;15)" office:value-type="date" office:date-value="2020-05-17T18:11:15" calcext:value-type="date">
            <text:p>5/17/2020 18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red</text:p>
          </table:table-cell>
          <table:table-cell table:style-name="ce3" office:value-type="string" calcext:value-type="string">
            <text:p>Spraguer</text:p>
          </table:table-cell>
          <table:table-cell table:style-name="ce3" office:value-type="string" calcext:value-type="string">
            <text:p>LPNY3CPT6M8</text:p>
          </table:table-cell>
          <table:table-cell table:style-name="ce5" table:formula="of:=DATE(2020;6;17)+TIME(13;59;33)" office:value-type="date" office:date-value="2020-06-17T13:59:33" calcext:value-type="date">
            <text:p>6/17/2020 13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ri</text:p>
          </table:table-cell>
          <table:table-cell table:style-name="ce2" office:value-type="string" calcext:value-type="string">
            <text:p>Honkanen</text:p>
          </table:table-cell>
          <table:table-cell table:style-name="ce2" office:value-type="string" calcext:value-type="string">
            <text:p>ZTNJG56DJ6N</text:p>
          </table:table-cell>
          <table:table-cell table:style-name="ce4" table:formula="of:=DATE(2020;5;6)+TIME(2;27;21)" office:value-type="date" office:date-value="2020-05-06T02:27:21" calcext:value-type="date">
            <text:p>5/6/2020 2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haswimalya</text:p>
          </table:table-cell>
          <table:table-cell table:style-name="ce3" office:value-type="string" calcext:value-type="string">
            <text:p>Acharjee</text:p>
          </table:table-cell>
          <table:table-cell table:style-name="ce3" office:value-type="string" calcext:value-type="string">
            <text:p>FPNLJJD9DTY</text:p>
          </table:table-cell>
          <table:table-cell table:style-name="ce5" table:formula="of:=DATE(2020;6;23)+TIME(13;37;40)" office:value-type="date" office:date-value="2020-06-23T13:37:40" calcext:value-type="date">
            <text:p>6/23/2020 13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karan</text:p>
          </table:table-cell>
          <table:table-cell table:style-name="ce2" office:value-type="string" calcext:value-type="string">
            <text:p>Khurana</text:p>
          </table:table-cell>
          <table:table-cell table:style-name="ce2" office:value-type="string" calcext:value-type="string">
            <text:p>FCNS3P7HTSY</text:p>
          </table:table-cell>
          <table:table-cell table:style-name="ce4" table:formula="of:=DATE(2020;5;19)+TIME(15;23;9)" office:value-type="date" office:date-value="2020-05-19T15:23:09" calcext:value-type="date">
            <text:p>5/19/2020 15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string" calcext:value-type="string">
            <text:p>LYN7JLHNVF9</text:p>
          </table:table-cell>
          <table:table-cell table:style-name="ce4" table:formula="of:=DATE(2020;2;4)+TIME(15;39;58)" office:value-type="date" office:date-value="2020-02-04T15:39:58" calcext:value-type="date">
            <text:p>2/4/2020 15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Hibbets</text:p>
          </table:table-cell>
          <table:table-cell table:style-name="ce3" office:value-type="string" calcext:value-type="string">
            <text:p>VTNXHLB4T7X</text:p>
          </table:table-cell>
          <table:table-cell table:style-name="ce5" table:formula="of:=DATE(2020;3;27)+TIME(18;2;6)" office:value-type="date" office:date-value="2020-03-27T18:02:06" calcext:value-type="date">
            <text:p>3/27/2020 18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Plum</text:p>
          </table:table-cell>
          <table:table-cell table:style-name="ce3" office:value-type="string" calcext:value-type="string">
            <text:p>VQNL7TDGC9S</text:p>
          </table:table-cell>
          <table:table-cell table:style-name="ce5" table:formula="of:=DATE(2020;4;17)+TIME(23;30;37)" office:value-type="date" office:date-value="2020-04-17T23:30:37" calcext:value-type="date">
            <text:p>4/17/2020 23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Cooper</text:p>
          </table:table-cell>
          <table:table-cell table:style-name="ce3" office:value-type="string" calcext:value-type="string">
            <text:p>FWN4SBN2NGT</text:p>
          </table:table-cell>
          <table:table-cell table:style-name="ce5" table:formula="of:=DATE(2020;5;5)+TIME(17;12;47)" office:value-type="date" office:date-value="2020-05-05T17:12:47" calcext:value-type="date">
            <text:p>5/5/2020 17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Nemeth</text:p>
          </table:table-cell>
          <table:table-cell table:style-name="ce2" office:value-type="string" calcext:value-type="string">
            <text:p>HZNQGS8YP6P</text:p>
          </table:table-cell>
          <table:table-cell table:style-name="ce4" table:formula="of:=DATE(2020;5;5)+TIME(22;16;49)" office:value-type="date" office:date-value="2020-05-05T22:16:49" calcext:value-type="date">
            <text:p>5/5/2020 22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Talley</text:p>
          </table:table-cell>
          <table:table-cell table:style-name="ce3" office:value-type="string" calcext:value-type="string">
            <text:p>MFNMWJ5Q65N</text:p>
          </table:table-cell>
          <table:table-cell table:style-name="ce5" table:formula="of:=DATE(2020;5;6)+TIME(10;59;7)" office:value-type="date" office:date-value="2020-05-06T10:59:07" calcext:value-type="date">
            <text:p>5/6/2020 1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Gu</text:p>
          </table:table-cell>
          <table:table-cell table:style-name="ce2" office:value-type="string" calcext:value-type="string">
            <text:p>GTNLQMBXKRW</text:p>
          </table:table-cell>
          <table:table-cell table:style-name="ce4" table:formula="of:=DATE(2020;5;7)+TIME(1;34;30)" office:value-type="date" office:date-value="2020-05-07T01:34:30" calcext:value-type="date">
            <text:p>5/7/2020 1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Shepherd</text:p>
          </table:table-cell>
          <table:table-cell table:style-name="ce2" office:value-type="string" calcext:value-type="string">
            <text:p>XCNF4ZCZZ7K</text:p>
          </table:table-cell>
          <table:table-cell table:style-name="ce4" table:formula="of:=DATE(2020;5;14)+TIME(10;34;42)" office:value-type="date" office:date-value="2020-05-14T10:34:42" calcext:value-type="date">
            <text:p>5/14/2020 10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Tarasovic</text:p>
          </table:table-cell>
          <table:table-cell table:style-name="ce3" office:value-type="string" calcext:value-type="string">
            <text:p>P8NFLVZ9PHS</text:p>
          </table:table-cell>
          <table:table-cell table:style-name="ce5" table:formula="of:=DATE(2020;5;21)+TIME(16;21;1)" office:value-type="date" office:date-value="2020-05-21T16:21:01" calcext:value-type="date">
            <text:p>5/21/2020 16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Z.</text:p>
          </table:table-cell>
          <table:table-cell table:style-name="ce3" office:value-type="string" calcext:value-type="string">
            <text:p>DTNW8VBWVXT</text:p>
          </table:table-cell>
          <table:table-cell table:style-name="ce5" table:formula="of:=DATE(2020;5;21)+TIME(16;31;22)" office:value-type="date" office:date-value="2020-05-21T16:31:22" calcext:value-type="date">
            <text:p>5/21/2020 16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Kridner</text:p>
          </table:table-cell>
          <table:table-cell table:style-name="ce2" office:value-type="string" calcext:value-type="string">
            <text:p>M8N2TC65F8J</text:p>
          </table:table-cell>
          <table:table-cell table:style-name="ce4" table:formula="of:=DATE(2020;5;22)+TIME(20;25;24)" office:value-type="date" office:date-value="2020-05-22T20:25:24" calcext:value-type="date">
            <text:p>5/22/2020 20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Bartz</text:p>
          </table:table-cell>
          <table:table-cell table:style-name="ce3" office:value-type="string" calcext:value-type="string">
            <text:p>MNN2FZR52SW</text:p>
          </table:table-cell>
          <table:table-cell table:style-name="ce5" table:formula="of:=DATE(2020;5;28)+TIME(16;37;14)" office:value-type="date" office:date-value="2020-05-28T16:37:14" calcext:value-type="date">
            <text:p>5/28/2020 16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Chagas</text:p>
          </table:table-cell>
          <table:table-cell table:style-name="ce3" office:value-type="string" calcext:value-type="string">
            <text:p>GGNK2R82ZV7</text:p>
          </table:table-cell>
          <table:table-cell table:style-name="ce5" table:formula="of:=DATE(2020;6;8)+TIME(19;4;4)" office:value-type="date" office:date-value="2020-06-08T19:04:04" calcext:value-type="date">
            <text:p>6/8/2020 19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Ku</text:p>
          </table:table-cell>
          <table:table-cell table:style-name="ce3" office:value-type="string" calcext:value-type="string">
            <text:p>V2NMQ2QKVHZ</text:p>
          </table:table-cell>
          <table:table-cell table:style-name="ce5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Baietto</text:p>
          </table:table-cell>
          <table:table-cell table:style-name="ce3" office:value-type="string" calcext:value-type="string">
            <text:p>JSNCN77ZV8S</text:p>
          </table:table-cell>
          <table:table-cell table:style-name="ce5" table:formula="of:=DATE(2020;6;18)+TIME(9;16;15)" office:value-type="date" office:date-value="2020-06-18T09:16:15" calcext:value-type="date">
            <text:p>6/18/2020 9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Perlow</text:p>
          </table:table-cell>
          <table:table-cell table:style-name="ce3" office:value-type="string" calcext:value-type="string">
            <text:p>Z2NBL2PMV3W</text:p>
          </table:table-cell>
          <table:table-cell table:style-name="ce5" table:formula="of:=DATE(2020;6;19)+TIME(11;1;59)" office:value-type="date" office:date-value="2020-06-19T11:01:59" calcext:value-type="date">
            <text:p>6/19/2020 11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Wangsadinata</text:p>
          </table:table-cell>
          <table:table-cell table:style-name="ce2" office:value-type="string" calcext:value-type="string">
            <text:p>XGNPWFMJ6CZ</text:p>
          </table:table-cell>
          <table:table-cell table:style-name="ce4" table:formula="of:=DATE(2020;6;23)+TIME(13;33;22)" office:value-type="date" office:date-value="2020-06-23T13:33:22" calcext:value-type="date">
            <text:p>6/23/2020 13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Wallwork</text:p>
          </table:table-cell>
          <table:table-cell table:style-name="ce2" office:value-type="string" calcext:value-type="string">
            <text:p>P9N92DFZ66Q</text:p>
          </table:table-cell>
          <table:table-cell table:style-name="ce4" table:formula="of:=DATE(2020;6;23)+TIME(23;21;17)" office:value-type="date" office:date-value="2020-06-23T23:21:17" calcext:value-type="date">
            <text:p>6/23/2020 2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</text:p>
          </table:table-cell>
          <table:table-cell table:style-name="ce2" office:value-type="string" calcext:value-type="string">
            <text:p>Goscinski</text:p>
          </table:table-cell>
          <table:table-cell table:style-name="ce2" office:value-type="string" calcext:value-type="string">
            <text:p>N4N7J2G3RQ2</text:p>
          </table:table-cell>
          <table:table-cell table:style-name="ce4" table:formula="of:=DATE(2020;6;25)+TIME(14;43;38)" office:value-type="date" office:date-value="2020-06-25T14:43:38" calcext:value-type="date">
            <text:p>6/25/2020 14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son</text:p>
          </table:table-cell>
          <table:table-cell table:style-name="ce3" office:value-type="string" calcext:value-type="string">
            <text:p>Quick</text:p>
          </table:table-cell>
          <table:table-cell table:style-name="ce3" office:value-type="string" calcext:value-type="string">
            <text:p>JVNB9NMQ85C</text:p>
          </table:table-cell>
          <table:table-cell table:style-name="ce5" table:formula="of:=DATE(2020;6;28)+TIME(20;19;20)" office:value-type="date" office:date-value="2020-06-28T20:19:20" calcext:value-type="date">
            <text:p>6/28/2020 2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son Sigfred</text:p>
          </table:table-cell>
          <table:table-cell table:style-name="ce2" office:value-type="string" calcext:value-type="string">
            <text:p>Seril</text:p>
          </table:table-cell>
          <table:table-cell table:style-name="ce2" office:value-type="string" calcext:value-type="string">
            <text:p>JSN9W2BD59F</text:p>
          </table:table-cell>
          <table:table-cell table:style-name="ce4" table:formula="of:=DATE(2020;6;19)+TIME(1;4;35)" office:value-type="date" office:date-value="2020-06-19T01:04:35" calcext:value-type="date">
            <text:p>6/19/2020 1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te</text:p>
          </table:table-cell>
          <table:table-cell table:style-name="ce3" office:value-type="string" calcext:value-type="string">
            <text:p>Sujjavanich</text:p>
          </table:table-cell>
          <table:table-cell table:style-name="ce3" office:value-type="string" calcext:value-type="string">
            <text:p>H2NRDZ2TYY3</text:p>
          </table:table-cell>
          <table:table-cell table:style-name="ce5" table:formula="of:=DATE(2020;6;17)+TIME(14;41;48)" office:value-type="date" office:date-value="2020-06-17T14:41:48" calcext:value-type="date">
            <text:p>6/17/2020 14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vid</text:p>
          </table:table-cell>
          <table:table-cell table:style-name="ce2" office:value-type="string" calcext:value-type="string">
            <text:p>Mitchell</text:p>
          </table:table-cell>
          <table:table-cell table:style-name="ce2" office:value-type="string" calcext:value-type="string">
            <text:p>V3NNZD5J982</text:p>
          </table:table-cell>
          <table:table-cell table:style-name="ce4" table:formula="of:=DATE(2020;6;25)+TIME(10;5;4)" office:value-type="date" office:date-value="2020-06-25T10:05:04" calcext:value-type="date">
            <text:p>6/25/2020 10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vid</text:p>
          </table:table-cell>
          <table:table-cell table:style-name="ce3" office:value-type="string" calcext:value-type="string">
            <text:p>Mitchell</text:p>
          </table:table-cell>
          <table:table-cell table:style-name="ce3" office:value-type="string" calcext:value-type="string">
            <text:p>FLNKYVYC6Q7</text:p>
          </table:table-cell>
          <table:table-cell table:style-name="ce5" table:formula="of:=DATE(2020;6;29)+TIME(10;9;55)" office:value-type="date" office:date-value="2020-06-29T10:09:55" calcext:value-type="date">
            <text:p>6/29/2020 10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Luraschi</text:p>
          </table:table-cell>
          <table:table-cell table:style-name="ce2" office:value-type="string" calcext:value-type="string">
            <text:p>VPNXC84XHPF</text:p>
          </table:table-cell>
          <table:table-cell table:style-name="ce4" table:formula="of:=DATE(2020;3;27)+TIME(12;39;24)" office:value-type="date" office:date-value="2020-03-27T12:39:24" calcext:value-type="date">
            <text:p>3/27/2020 12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Ramirez</text:p>
          </table:table-cell>
          <table:table-cell table:style-name="ce3" office:value-type="string" calcext:value-type="string">
            <text:p>GGNQ46J8GVK</text:p>
          </table:table-cell>
          <table:table-cell table:style-name="ce5" table:formula="of:=DATE(2020;6;4)+TIME(21;2;49)" office:value-type="date" office:date-value="2020-06-04T21:02:49" calcext:value-type="date">
            <text:p>6/4/2020 21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vier</text:p>
          </table:table-cell>
          <table:table-cell table:style-name="ce3" office:value-type="string" calcext:value-type="string">
            <text:p>Diaz</text:p>
          </table:table-cell>
          <table:table-cell table:style-name="ce3" office:value-type="string" calcext:value-type="string">
            <text:p>MTNDFBCSZ6V</text:p>
          </table:table-cell>
          <table:table-cell table:style-name="ce5" table:formula="of:=DATE(2020;6;17)+TIME(15;59;36)" office:value-type="date" office:date-value="2020-06-17T15:59:36" calcext:value-type="date">
            <text:p>6/17/2020 15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vier</text:p>
          </table:table-cell>
          <table:table-cell table:style-name="ce2" office:value-type="string" calcext:value-type="string">
            <text:p>Perez</text:p>
          </table:table-cell>
          <table:table-cell table:style-name="ce2" office:value-type="string" calcext:value-type="string">
            <text:p>J4NJ7J2P9W7</text:p>
          </table:table-cell>
          <table:table-cell table:style-name="ce4" table:formula="of:=DATE(2020;6;25)+TIME(15;39;55)" office:value-type="date" office:date-value="2020-06-25T15:39:55" calcext:value-type="date">
            <text:p>6/25/2020 15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wy Andres</text:p>
          </table:table-cell>
          <table:table-cell table:style-name="ce2" office:value-type="string" calcext:value-type="string">
            <text:p>Romero Pinto</text:p>
          </table:table-cell>
          <table:table-cell table:style-name="ce2" office:value-type="string" calcext:value-type="string">
            <text:p>P7NRVRK3FMS</text:p>
          </table:table-cell>
          <table:table-cell table:style-name="ce4" table:formula="of:=DATE(2020;6;19)+TIME(22;48;9)" office:value-type="date" office:date-value="2020-06-19T22:48:09" calcext:value-type="date">
            <text:p>6/19/2020 22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</text:p>
          </table:table-cell>
          <table:table-cell table:style-name="ce3" office:value-type="string" calcext:value-type="string">
            <text:p>Beale</text:p>
          </table:table-cell>
          <table:table-cell table:style-name="ce3" office:value-type="string" calcext:value-type="string">
            <text:p>XKNZ44XQCWP</text:p>
          </table:table-cell>
          <table:table-cell table:style-name="ce5" table:formula="of:=DATE(2020;5;5)+TIME(16;44;11)" office:value-type="date" office:date-value="2020-05-05T16:44:11" calcext:value-type="date">
            <text:p>5/5/2020 16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</text:p>
          </table:table-cell>
          <table:table-cell table:style-name="ce3" office:value-type="string" calcext:value-type="string">
            <text:p>Ramachandran</text:p>
          </table:table-cell>
          <table:table-cell table:style-name="ce3" office:value-type="string" calcext:value-type="string">
            <text:p>PRNSFRHRPT7</text:p>
          </table:table-cell>
          <table:table-cell table:style-name="ce5" table:formula="of:=DATE(2020;5;6)+TIME(11;15;33)" office:value-type="date" office:date-value="2020-05-06T11:15:33" calcext:value-type="date">
            <text:p>5/6/2020 11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</text:p>
          </table:table-cell>
          <table:table-cell table:style-name="ce3" office:value-type="string" calcext:value-type="string">
            <text:p>jiayali-ms</text:p>
          </table:table-cell>
          <table:table-cell table:style-name="ce3" office:value-type="string" calcext:value-type="string">
            <text:p>PGN9H6WBLRF</text:p>
          </table:table-cell>
          <table:table-cell table:style-name="ce5" table:formula="of:=DATE(2020;6;1)+TIME(16;54;13)" office:value-type="date" office:date-value="2020-06-01T16:54:13" calcext:value-type="date">
            <text:p>6/1/2020 16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</text:p>
          </table:table-cell>
          <table:table-cell table:style-name="ce3" office:value-type="string" calcext:value-type="string">
            <text:p>Zach</text:p>
          </table:table-cell>
          <table:table-cell table:style-name="ce3" office:value-type="string" calcext:value-type="string">
            <text:p>GXNBYM7YM82</text:p>
          </table:table-cell>
          <table:table-cell table:style-name="ce5" table:formula="of:=DATE(2020;6;24)+TIME(11;21;11)" office:value-type="date" office:date-value="2020-06-24T11:21:11" calcext:value-type="date">
            <text:p>6/24/2020 11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</text:p>
          </table:table-cell>
          <table:table-cell table:style-name="ce3" office:value-type="string" calcext:value-type="string">
            <text:p>Nair</text:p>
          </table:table-cell>
          <table:table-cell table:style-name="ce3" office:value-type="string" calcext:value-type="string">
            <text:p>NGNF2CQM46K</text:p>
          </table:table-cell>
          <table:table-cell table:style-name="ce5" table:formula="of:=DATE(2020;6;26)+TIME(10;51;54)" office:value-type="date" office:date-value="2020-06-26T10:51:54" calcext:value-type="date">
            <text:p>6/26/2020 10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y</text:p>
          </table:table-cell>
          <table:table-cell table:style-name="ce2" office:value-type="string" calcext:value-type="string">
            <text:p>Mistry</text:p>
          </table:table-cell>
          <table:table-cell table:style-name="ce2" office:value-type="string" calcext:value-type="string">
            <text:p>ZHNL75ZNLJD</text:p>
          </table:table-cell>
          <table:table-cell table:style-name="ce4" table:formula="of:=DATE(2020;6;27)+TIME(12;37;2)" office:value-type="date" office:date-value="2020-06-27T12:37:02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a</text:p>
          </table:table-cell>
          <table:table-cell table:style-name="ce3" office:value-type="string" calcext:value-type="string">
            <text:p>Mandava</text:p>
          </table:table-cell>
          <table:table-cell table:style-name="ce3" office:value-type="string" calcext:value-type="string">
            <text:p>MPNZV5XWQCG</text:p>
          </table:table-cell>
          <table:table-cell table:style-name="ce5" table:formula="of:=DATE(2020;5;27)+TIME(15;46;47)" office:value-type="date" office:date-value="2020-05-27T15:46:47" calcext:value-type="date">
            <text:p>5/27/2020 15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a</text:p>
          </table:table-cell>
          <table:table-cell table:style-name="ce3" office:value-type="string" calcext:value-type="string">
            <text:p>Shankar</text:p>
          </table:table-cell>
          <table:table-cell table:style-name="ce3" office:value-type="string" calcext:value-type="string">
            <text:p>NNNFM9SKFTP</text:p>
          </table:table-cell>
          <table:table-cell table:style-name="ce5" table:formula="of:=DATE(2020;6;23)+TIME(23;11;15)" office:value-type="date" office:date-value="2020-06-23T23:11:15" calcext:value-type="date">
            <text:p>6/23/2020 23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yakanthan</text:p>
          </table:table-cell>
          <table:table-cell table:style-name="ce2" office:value-type="string" calcext:value-type="string">
            <text:p>Palani</text:p>
          </table:table-cell>
          <table:table-cell table:style-name="ce2" office:value-type="string" calcext:value-type="string">
            <text:p>N7NY5GB2XGB</text:p>
          </table:table-cell>
          <table:table-cell table:style-name="ce4" table:formula="of:=DATE(2020;6;29)+TIME(10;12;7)" office:value-type="date" office:date-value="2020-06-29T10:12:07" calcext:value-type="date">
            <text:p>6/29/2020 10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aydeep</text:p>
          </table:table-cell>
          <table:table-cell table:style-name="ce2" office:value-type="string" calcext:value-type="string">
            <text:p>Rajpurohit</text:p>
          </table:table-cell>
          <table:table-cell table:style-name="ce2" office:value-type="string" calcext:value-type="string">
            <text:p>PLNPGG8X3MN</text:p>
          </table:table-cell>
          <table:table-cell table:style-name="ce4" table:formula="of:=DATE(2020;6;24)+TIME(11;58;0)" office:value-type="date" office:date-value="2020-06-24T11:58:00" calcext:value-type="date">
            <text:p>6/24/2020 11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ayson</text:p>
          </table:table-cell>
          <table:table-cell table:style-name="ce3" office:value-type="string" calcext:value-type="string">
            <text:p>Cofell</text:p>
          </table:table-cell>
          <table:table-cell table:style-name="ce3" office:value-type="string" calcext:value-type="string">
            <text:p>HSNN2GP5Q9G</text:p>
          </table:table-cell>
          <table:table-cell table:style-name="ce5" table:formula="of:=DATE(2020;6;25)+TIME(13;21;13)" office:value-type="date" office:date-value="2020-06-25T13:21:13" calcext:value-type="date">
            <text:p>6/25/2020 1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D</text:p>
          </table:table-cell>
          <table:table-cell table:style-name="ce2" office:value-type="string" calcext:value-type="string">
            <text:p>SCHROEDER</text:p>
          </table:table-cell>
          <table:table-cell table:style-name="ce2" office:value-type="string" calcext:value-type="string">
            <text:p>Z4NM45J59JJ</text:p>
          </table:table-cell>
          <table:table-cell table:style-name="ce4" table:formula="of:=DATE(2020;6;26)+TIME(14;23;46)" office:value-type="date" office:date-value="2020-06-26T14:23:46" calcext:value-type="date">
            <text:p>6/26/2020 14:23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jdrewspencer@gmail.com</text:p>
          </table:table-cell>
          <table:table-cell table:style-name="ce3" office:value-type="string" calcext:value-type="string">
            <text:p>ZVNX46J9MF5</text:p>
          </table:table-cell>
          <table:table-cell table:style-name="ce5" table:formula="of:=DATE(2020;5;28)+TIME(18;46;0)" office:value-type="date" office:date-value="2020-05-28T18:46:00" calcext:value-type="date">
            <text:p>5/28/2020 18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an</text:p>
          </table:table-cell>
          <table:table-cell table:style-name="ce3" office:value-type="string" calcext:value-type="string">
            <text:p>khawand</text:p>
          </table:table-cell>
          <table:table-cell table:style-name="ce3" office:value-type="string" calcext:value-type="string">
            <text:p>GLNVPF4WBN4</text:p>
          </table:table-cell>
          <table:table-cell table:style-name="ce5" table:formula="of:=DATE(2020;6;18)+TIME(13;50;38)" office:value-type="date" office:date-value="2020-06-18T13:50:38" calcext:value-type="date">
            <text:p>6/18/2020 1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an Yves</text:p>
          </table:table-cell>
          <table:table-cell table:style-name="ce3" office:value-type="string" calcext:value-type="string">
            <text:p>RANDRIANIAINA</text:p>
          </table:table-cell>
          <table:table-cell table:style-name="ce3" office:value-type="string" calcext:value-type="string">
            <text:p>V8N6RN9N2QP</text:p>
          </table:table-cell>
          <table:table-cell table:style-name="ce5" table:formula="of:=DATE(2020;6;23)+TIME(15;25;28)" office:value-type="date" office:date-value="2020-06-23T15:25:28" calcext:value-type="date">
            <text:p>6/23/2020 15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an-Denis</text:p>
          </table:table-cell>
          <table:table-cell table:style-name="ce3" office:value-type="string" calcext:value-type="string">
            <text:p>Girard</text:p>
          </table:table-cell>
          <table:table-cell table:style-name="ce3" office:value-type="string" calcext:value-type="string">
            <text:p>JZNX5GXNKDW</text:p>
          </table:table-cell>
          <table:table-cell table:style-name="ce5" table:formula="of:=DATE(2020;5;14)+TIME(13;53;24)" office:value-type="date" office:date-value="2020-05-14T13:53:24" calcext:value-type="date">
            <text:p>5/14/2020 13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an-Francois</text:p>
          </table:table-cell>
          <table:table-cell table:style-name="ce2" office:value-type="string" calcext:value-type="string">
            <text:p>Pelletier</text:p>
          </table:table-cell>
          <table:table-cell table:style-name="ce2" office:value-type="string" calcext:value-type="string">
            <text:p>HHN3PYN5NZJ</text:p>
          </table:table-cell>
          <table:table-cell table:style-name="ce4" table:formula="of:=DATE(2020;6;8)+TIME(10;37;31)" office:value-type="date" office:date-value="2020-06-08T10:37:31" calcext:value-type="date">
            <text:p>6/8/2020 10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an-François</text:p>
          </table:table-cell>
          <table:table-cell table:style-name="ce3" office:value-type="string" calcext:value-type="string">
            <text:p>Dagenais</text:p>
          </table:table-cell>
          <table:table-cell table:style-name="ce3" office:value-type="string" calcext:value-type="string">
            <text:p>HVNFXYLK76Z</text:p>
          </table:table-cell>
          <table:table-cell table:style-name="ce5" table:formula="of:=DATE(2020;5;8)+TIME(16;24;21)" office:value-type="date" office:date-value="2020-05-08T16:24:21" calcext:value-type="date">
            <text:p>5/8/2020 16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an-Marie</text:p>
          </table:table-cell>
          <table:table-cell table:style-name="ce3" office:value-type="string" calcext:value-type="string">
            <text:p>VERDUN</text:p>
          </table:table-cell>
          <table:table-cell table:style-name="ce3" office:value-type="string" calcext:value-type="string">
            <text:p>JNNDFD49PXN</text:p>
          </table:table-cell>
          <table:table-cell table:style-name="ce5" table:formula="of:=DATE(2020;2;21)+TIME(9;9;28)" office:value-type="date" office:date-value="2020-02-21T09:09:28" calcext:value-type="date">
            <text:p>2/21/2020 9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ferson</text:p>
          </table:table-cell>
          <table:table-cell table:style-name="ce2" office:value-type="string" calcext:value-type="string">
            <text:p>Moreira</text:p>
          </table:table-cell>
          <table:table-cell table:style-name="ce2" office:value-type="string" calcext:value-type="string">
            <text:p>JNN7GDBRNDP</text:p>
          </table:table-cell>
          <table:table-cell table:style-name="ce4" table:formula="of:=DATE(2020;6;29)+TIME(9;19;18)" office:value-type="date" office:date-value="2020-06-29T09:19:18" calcext:value-type="date">
            <text:p>6/29/2020 9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LaBundy</text:p>
          </table:table-cell>
          <table:table-cell table:style-name="ce2" office:value-type="string" calcext:value-type="string">
            <text:p>F7N9PT5ZZSG</text:p>
          </table:table-cell>
          <table:table-cell table:style-name="ce4" table:formula="of:=DATE(2020;3;6)+TIME(16;4;6)" office:value-type="date" office:date-value="2020-03-06T16:04:06" calcext:value-type="date">
            <text:p>3/6/2020 16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</text:p>
          </table:table-cell>
          <table:table-cell table:style-name="ce3" office:value-type="string" calcext:value-type="string">
            <text:p>LeFevre</text:p>
          </table:table-cell>
          <table:table-cell table:style-name="ce3" office:value-type="string" calcext:value-type="string">
            <text:p>KNNZFGSMHPN</text:p>
          </table:table-cell>
          <table:table-cell table:style-name="ce5" table:formula="of:=DATE(2020;5;8)+TIME(14;23;24)" office:value-type="date" office:date-value="2020-05-08T14:23:24" calcext:value-type="date">
            <text:p>5/8/2020 14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Dileo</text:p>
          </table:table-cell>
          <table:table-cell table:style-name="ce2" office:value-type="string" calcext:value-type="string">
            <text:p>VLNTTVYHMNN</text:p>
          </table:table-cell>
          <table:table-cell table:style-name="ce4" table:formula="of:=DATE(2020;5;8)+TIME(23;37;45)" office:value-type="date" office:date-value="2020-05-08T23:37:45" calcext:value-type="date">
            <text:p>5/8/2020 23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</text:p>
          </table:table-cell>
          <table:table-cell table:style-name="ce3" office:value-type="string" calcext:value-type="string">
            <text:p>Pautler</text:p>
          </table:table-cell>
          <table:table-cell table:style-name="ce3" office:value-type="string" calcext:value-type="string">
            <text:p>H8N4K9NGZGS</text:p>
          </table:table-cell>
          <table:table-cell table:style-name="ce5" table:formula="of:=DATE(2020;5;20)+TIME(17;19;44)" office:value-type="date" office:date-value="2020-05-20T17:19:44" calcext:value-type="date">
            <text:p>5/20/2020 17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hewett</text:p>
          </table:table-cell>
          <table:table-cell table:style-name="ce2" office:value-type="string" calcext:value-type="string">
            <text:p>MRN9FTXHSSH</text:p>
          </table:table-cell>
          <table:table-cell table:style-name="ce4" table:formula="of:=DATE(2020;6;3)+TIME(23;18;55)" office:value-type="date" office:date-value="2020-06-03T23:18:55" calcext:value-type="date">
            <text:p>6/3/2020 23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</text:p>
          </table:table-cell>
          <table:table-cell table:style-name="ce3" office:value-type="string" calcext:value-type="string">
            <text:p>Zhu</text:p>
          </table:table-cell>
          <table:table-cell table:style-name="ce3" office:value-type="string" calcext:value-type="string">
            <text:p>ZSNZ7YDW9G3</text:p>
          </table:table-cell>
          <table:table-cell table:style-name="ce5" table:formula="of:=DATE(2020;6;9)+TIME(13;49;49)" office:value-type="date" office:date-value="2020-06-09T13:49:49" calcext:value-type="date">
            <text:p>6/9/2020 13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</text:p>
          </table:table-cell>
          <table:table-cell table:style-name="ce3" office:value-type="string" calcext:value-type="string">
            <text:p>Burns</text:p>
          </table:table-cell>
          <table:table-cell table:style-name="ce3" office:value-type="string" calcext:value-type="string">
            <text:p>F9NT3N3V6SC</text:p>
          </table:table-cell>
          <table:table-cell table:style-name="ce5" table:formula="of:=DATE(2020;6;26)+TIME(14;19;1)" office:value-type="date" office:date-value="2020-06-26T14:19:01" calcext:value-type="date">
            <text:p>6/26/2020 14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</text:p>
          </table:table-cell>
          <table:table-cell table:style-name="ce3" office:value-type="string" calcext:value-type="string">
            <text:p>Majka</text:p>
          </table:table-cell>
          <table:table-cell table:style-name="ce3" office:value-type="string" calcext:value-type="string">
            <text:p>V9NSBP3HZ8W</text:p>
          </table:table-cell>
          <table:table-cell table:style-name="ce5" table:formula="of:=DATE(2020;6;26)+TIME(16;36;7)" office:value-type="date" office:date-value="2020-06-26T16:36:07" calcext:value-type="date">
            <text:p>6/26/2020 16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Reser</text:p>
          </table:table-cell>
          <table:table-cell table:style-name="ce2" office:value-type="string" calcext:value-type="string">
            <text:p>HFN7WF4C3GC</text:p>
          </table:table-cell>
          <table:table-cell table:style-name="ce4" table:formula="of:=DATE(2020;6;29)+TIME(14;0;45)" office:value-type="date" office:date-value="2020-06-29T14:00:45" calcext:value-type="date">
            <text:p>6/29/2020 14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erson</text:p>
          </table:table-cell>
          <table:table-cell table:style-name="ce3" office:value-type="string" calcext:value-type="string">
            <text:p>Rodrigo Capovilla</text:p>
          </table:table-cell>
          <table:table-cell table:style-name="ce3" office:value-type="string" calcext:value-type="string">
            <text:p>DQN7988WNP6</text:p>
          </table:table-cell>
          <table:table-cell table:style-name="ce5" table:formula="of:=DATE(2020;6;19)+TIME(18;17;9)" office:value-type="date" office:date-value="2020-06-19T18:17:09" calcext:value-type="date">
            <text:p>6/19/2020 18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Caplan</text:p>
          </table:table-cell>
          <table:table-cell table:style-name="ce2" office:value-type="string" calcext:value-type="string">
            <text:p>DCN6C6YNP7Z</text:p>
          </table:table-cell>
          <table:table-cell table:style-name="ce4" table:formula="of:=DATE(2020;5;21)+TIME(15;46;44)" office:value-type="date" office:date-value="2020-05-21T15:46:44" calcext:value-type="date">
            <text:p>5/21/2020 15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ffrey</text:p>
          </table:table-cell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NHN3CXQ4WX4</text:p>
          </table:table-cell>
          <table:table-cell table:style-name="ce4" table:formula="of:=DATE(2020;6;19)+TIME(23;6;58)" office:value-type="date" office:date-value="2020-06-19T23:06:58" calcext:value-type="date">
            <text:p>6/19/2020 23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Osier-Mixon</text:p>
          </table:table-cell>
          <table:table-cell table:style-name="ce3" office:value-type="string" calcext:value-type="string">
            <text:p>VDN9HSMC8F6</text:p>
          </table:table-cell>
          <table:table-cell table:style-name="ce5" table:formula="of:=DATE(2020;6;23)+TIME(17;31;49)" office:value-type="date" office:date-value="2020-06-23T17:31:49" calcext:value-type="date">
            <text:p>6/23/2020 17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ffrey</text:p>
          </table:table-cell>
          <table:table-cell table:style-name="ce3" office:value-type="string" calcext:value-type="string">
            <text:p>moat</text:p>
          </table:table-cell>
          <table:table-cell table:style-name="ce3" office:value-type="string" calcext:value-type="string">
            <text:p>KMN3DG652K4</text:p>
          </table:table-cell>
          <table:table-cell table:style-name="ce5" table:formula="of:=DATE(2020;6;29)+TIME(9;25;40)" office:value-type="date" office:date-value="2020-06-29T09:25:40" calcext:value-type="date">
            <text:p>6/29/2020 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ni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JRNZ8N7MCXS</text:p>
          </table:table-cell>
          <table:table-cell table:style-name="ce4" table:formula="of:=DATE(2020;6;24)+TIME(12;49;24)" office:value-type="date" office:date-value="2020-06-24T12:49:24" calcext:value-type="date">
            <text:p>6/24/2020 12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nnifer</text:p>
          </table:table-cell>
          <table:table-cell table:style-name="ce2" office:value-type="string" calcext:value-type="string">
            <text:p>Crowley</text:p>
          </table:table-cell>
          <table:table-cell table:style-name="ce2" office:value-type="string" calcext:value-type="string">
            <text:p>ZXNXBFXF5VP</text:p>
          </table:table-cell>
          <table:table-cell table:style-name="ce4" table:formula="of:=DATE(2020;5;4)+TIME(20;20;22)" office:value-type="date" office:date-value="2020-05-04T20:20:22" calcext:value-type="date">
            <text:p>5/4/2020 20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Crowley</text:p>
          </table:table-cell>
          <table:table-cell table:style-name="ce3" office:value-type="string" calcext:value-type="string">
            <text:p>GTNTR3LYD5M</text:p>
          </table:table-cell>
          <table:table-cell table:style-name="ce5" table:formula="of:=DATE(2020;5;5)+TIME(12;34;16)" office:value-type="date" office:date-value="2020-05-05T12:34:16" calcext:value-type="date">
            <text:p>5/5/2020 12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nnifer</text:p>
          </table:table-cell>
          <table:table-cell table:style-name="ce3" office:value-type="string" calcext:value-type="string">
            <text:p>Tucker</text:p>
          </table:table-cell>
          <table:table-cell table:style-name="ce3" office:value-type="string" calcext:value-type="string">
            <text:p>NZNZCTJQ6W3</text:p>
          </table:table-cell>
          <table:table-cell table:style-name="ce5" table:formula="of:=DATE(2020;6;24)+TIME(11;16;50)" office:value-type="date" office:date-value="2020-06-24T11:16:50" calcext:value-type="date">
            <text:p>6/24/2020 11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nnifer</text:p>
          </table:table-cell>
          <table:table-cell table:style-name="ce2" office:value-type="string" calcext:value-type="string">
            <text:p>Madriaga</text:p>
          </table:table-cell>
          <table:table-cell table:style-name="ce2" office:value-type="string" calcext:value-type="string">
            <text:p>P9NBHR92QPV</text:p>
          </table:table-cell>
          <table:table-cell table:style-name="ce4" table:formula="of:=DATE(2020;6;25)+TIME(13;14;19)" office:value-type="date" office:date-value="2020-06-25T13:14:19" calcext:value-type="date">
            <text:p>6/25/2020 13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nny</text:p>
          </table:table-cell>
          <table:table-cell table:style-name="ce3" office:value-type="string" calcext:value-type="string">
            <text:p>Foust</text:p>
          </table:table-cell>
          <table:table-cell table:style-name="ce3" office:value-type="string" calcext:value-type="string">
            <text:p>J9NDTPFDZDR</text:p>
          </table:table-cell>
          <table:table-cell table:style-name="ce5" table:formula="of:=DATE(2020;6;22)+TIME(13;27;12)" office:value-type="date" office:date-value="2020-06-22T13:27:12" calcext:value-type="date">
            <text:p>6/22/2020 13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ns</text:p>
          </table:table-cell>
          <table:table-cell table:style-name="ce2" office:value-type="string" calcext:value-type="string">
            <text:p>Ogniewski</text:p>
          </table:table-cell>
          <table:table-cell table:style-name="ce2" office:value-type="string" calcext:value-type="string">
            <text:p>KKN8MD3P7NW</text:p>
          </table:table-cell>
          <table:table-cell table:style-name="ce4" table:formula="of:=DATE(2020;6;2)+TIME(2;3;28)" office:value-type="date" office:date-value="2020-06-02T02:03:28" calcext:value-type="date">
            <text:p>6/2/2020 2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ns</text:p>
          </table:table-cell>
          <table:table-cell table:style-name="ce2" office:value-type="string" calcext:value-type="string">
            <text:p>Fisseler</text:p>
          </table:table-cell>
          <table:table-cell table:style-name="ce2" office:value-type="string" calcext:value-type="string">
            <text:p>K4NWN2H36QM</text:p>
          </table:table-cell>
          <table:table-cell table:style-name="ce4" table:formula="of:=DATE(2020;6;5)+TIME(7;41;11)" office:value-type="date" office:date-value="2020-06-05T07:41:11" calcext:value-type="date">
            <text:p>6/5/2020 7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ns-Christoph</text:p>
          </table:table-cell>
          <table:table-cell table:style-name="ce2" office:value-type="string" calcext:value-type="string">
            <text:p>Brendel</text:p>
          </table:table-cell>
          <table:table-cell table:style-name="ce2" office:value-type="string" calcext:value-type="string">
            <text:p>FBNWQ49DZSG</text:p>
          </table:table-cell>
          <table:table-cell table:style-name="ce4" table:formula="of:=DATE(2020;5;22)+TIME(11;26;58)" office:value-type="date" office:date-value="2020-05-22T11:26:58" calcext:value-type="date">
            <text:p>5/22/2020 11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iah</text:p>
          </table:table-cell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DZNSTCC3PPR</text:p>
          </table:table-cell>
          <table:table-cell table:style-name="ce4" table:formula="of:=DATE(2020;6;16)+TIME(13;1;53)" office:value-type="date" office:date-value="2020-06-16T13:01:53" calcext:value-type="date">
            <text:p>6/16/2020 13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iah</text:p>
          </table:table-cell>
          <table:table-cell table:style-name="ce2" office:value-type="string" calcext:value-type="string">
            <text:p>Foster</text:p>
          </table:table-cell>
          <table:table-cell table:style-name="ce2" office:value-type="string" calcext:value-type="string">
            <text:p>HJN4H6WQHLH</text:p>
          </table:table-cell>
          <table:table-cell table:style-name="ce4" table:formula="of:=DATE(2020;6;24)+TIME(10;33;43)" office:value-type="date" office:date-value="2020-06-24T10:33:43" calcext:value-type="date">
            <text:p>6/24/2020 10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Pallotta</text:p>
          </table:table-cell>
          <table:table-cell table:style-name="ce2" office:value-type="string" calcext:value-type="string">
            <text:p>LFNTMBF6JHB</text:p>
          </table:table-cell>
          <table:table-cell table:style-name="ce4" table:formula="of:=DATE(2020;3;3)+TIME(10;19;2)" office:value-type="date" office:date-value="2020-03-03T10:19:02" calcext:value-type="date">
            <text:p>3/3/2020 1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Hayes</text:p>
          </table:table-cell>
          <table:table-cell table:style-name="ce2" office:value-type="string" calcext:value-type="string">
            <text:p>DBNX8SFFQJC</text:p>
          </table:table-cell>
          <table:table-cell table:style-name="ce4" table:formula="of:=DATE(2020;3;27)+TIME(15;2;6)" office:value-type="date" office:date-value="2020-03-27T15:02:06" calcext:value-type="date">
            <text:p>3/27/2020 15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remy</text:p>
          </table:table-cell>
          <table:table-cell table:style-name="ce3" office:value-type="string" calcext:value-type="string">
            <text:p>Garcia</text:p>
          </table:table-cell>
          <table:table-cell table:style-name="ce3" office:value-type="string" calcext:value-type="string">
            <text:p>J3NM3MBHQXS</text:p>
          </table:table-cell>
          <table:table-cell table:style-name="ce5" table:formula="of:=DATE(2020;4;13)+TIME(18;21;34)" office:value-type="date" office:date-value="2020-04-13T18:21:34" calcext:value-type="date">
            <text:p>4/13/2020 18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Puhlman</text:p>
          </table:table-cell>
          <table:table-cell table:style-name="ce2" office:value-type="string" calcext:value-type="string">
            <text:p>J7NW4VHHRF6</text:p>
          </table:table-cell>
          <table:table-cell table:style-name="ce4" table:formula="of:=DATE(2020;5;30)+TIME(0;0;51)" office:value-type="date" office:date-value="2020-05-30T00:00:51" calcext:value-type="date">
            <text:p>5/30/2020 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remy</text:p>
          </table:table-cell>
          <table:table-cell table:style-name="ce3" office:value-type="string" calcext:value-type="string">
            <text:p>Jameson</text:p>
          </table:table-cell>
          <table:table-cell table:style-name="ce3" office:value-type="string" calcext:value-type="string">
            <text:p>F9NPWVD8D85</text:p>
          </table:table-cell>
          <table:table-cell table:style-name="ce5" table:formula="of:=DATE(2020;6;14)+TIME(0;43;45)" office:value-type="date" office:date-value="2020-06-14T00:43:45" calcext:value-type="date">
            <text:p>6/14/2020 0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Meiss</text:p>
          </table:table-cell>
          <table:table-cell table:style-name="ce2" office:value-type="string" calcext:value-type="string">
            <text:p>PNNV74TXRZ7</text:p>
          </table:table-cell>
          <table:table-cell table:style-name="ce4" table:formula="of:=DATE(2020;6;17)+TIME(15;17;42)" office:value-type="date" office:date-value="2020-06-17T15:17:42" calcext:value-type="date">
            <text:p>6/17/2020 15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Leon</text:p>
          </table:table-cell>
          <table:table-cell table:style-name="ce2" office:value-type="string" calcext:value-type="string">
            <text:p>LQNWR3RLJ5P</text:p>
          </table:table-cell>
          <table:table-cell table:style-name="ce4" table:formula="of:=DATE(2020;6;22)+TIME(10;41;43)" office:value-type="date" office:date-value="2020-06-22T10:41:43" calcext:value-type="date">
            <text:p>6/22/2020 1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remy</text:p>
          </table:table-cell>
          <table:table-cell table:style-name="ce3" office:value-type="string" calcext:value-type="string">
            <text:p>Solt</text:p>
          </table:table-cell>
          <table:table-cell table:style-name="ce3" office:value-type="string" calcext:value-type="string">
            <text:p>XCNYNFM99G4</text:p>
          </table:table-cell>
          <table:table-cell table:style-name="ce5" table:formula="of:=DATE(2020;6;26)+TIME(8;52;11)" office:value-type="date" office:date-value="2020-06-26T08:52:11" calcext:value-type="date">
            <text:p>6/26/2020 8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emy</text:p>
          </table:table-cell>
          <table:table-cell table:style-name="ce2" office:value-type="string" calcext:value-type="string">
            <text:p>Twete</text:p>
          </table:table-cell>
          <table:table-cell table:style-name="ce2" office:value-type="string" calcext:value-type="string">
            <text:p>NCNYVNM5N4F</text:p>
          </table:table-cell>
          <table:table-cell table:style-name="ce4" table:formula="of:=DATE(2020;6;29)+TIME(9;36;43)" office:value-type="date" office:date-value="2020-06-29T09:36:43" calcext:value-type="date">
            <text:p>6/29/2020 9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érémy</text:p>
          </table:table-cell>
          <table:table-cell table:style-name="ce3" office:value-type="string" calcext:value-type="string">
            <text:p>Barascut</text:p>
          </table:table-cell>
          <table:table-cell table:style-name="ce3" office:value-type="string" calcext:value-type="string">
            <text:p>J7N2GCTXFXD</text:p>
          </table:table-cell>
          <table:table-cell table:style-name="ce5" table:formula="of:=DATE(2020;6;24)+TIME(8;33;41)" office:value-type="date" office:date-value="2020-06-24T08:33:41" calcext:value-type="date">
            <text:p>6/24/2020 8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richo</text:p>
          </table:table-cell>
          <table:table-cell table:style-name="ce3" office:value-type="string" calcext:value-type="string">
            <text:p>Guzman</text:p>
          </table:table-cell>
          <table:table-cell table:style-name="ce3" office:value-type="string" calcext:value-type="string">
            <text:p>GXNLV4QWCL7</text:p>
          </table:table-cell>
          <table:table-cell table:style-name="ce5" table:formula="of:=DATE(2020;6;20)+TIME(18;23;3)" office:value-type="date" office:date-value="2020-06-20T18:23:03" calcext:value-type="date">
            <text:p>6/20/2020 18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oen</text:p>
          </table:table-cell>
          <table:table-cell table:style-name="ce2" office:value-type="string" calcext:value-type="string">
            <text:p>Baten</text:p>
          </table:table-cell>
          <table:table-cell table:style-name="ce2" office:value-type="string" calcext:value-type="string">
            <text:p>MQNPWVDKSS5</text:p>
          </table:table-cell>
          <table:table-cell table:style-name="ce4" table:formula="of:=DATE(2020;5;6)+TIME(2;44;42)" office:value-type="date" office:date-value="2020-05-06T02:44:42" calcext:value-type="date">
            <text:p>5/6/2020 2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rome</text:p>
          </table:table-cell>
          <table:table-cell table:style-name="ce3" office:value-type="string" calcext:value-type="string">
            <text:p>Wegwerth</text:p>
          </table:table-cell>
          <table:table-cell table:style-name="ce3" office:value-type="string" calcext:value-type="string">
            <text:p>PLNXCCWLXXX</text:p>
          </table:table-cell>
          <table:table-cell table:style-name="ce5" table:formula="of:=DATE(2020;6;23)+TIME(14;50;51)" office:value-type="date" office:date-value="2020-06-23T14:50:51" calcext:value-type="date">
            <text:p>6/23/2020 14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érome</text:p>
          </table:table-cell>
          <table:table-cell table:style-name="ce3" office:value-type="string" calcext:value-type="string">
            <text:p>oufella</text:p>
          </table:table-cell>
          <table:table-cell table:style-name="ce3" office:value-type="string" calcext:value-type="string">
            <text:p>V3NPTTM5L8S</text:p>
          </table:table-cell>
          <table:table-cell table:style-name="ce5" table:formula="of:=DATE(2020;6;25)+TIME(17;11;6)" office:value-type="date" office:date-value="2020-06-25T17:11:06" calcext:value-type="date">
            <text:p>6/25/2020 17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érôme</text:p>
          </table:table-cell>
          <table:table-cell table:style-name="ce3" office:value-type="string" calcext:value-type="string">
            <text:p>GUEUNIER</text:p>
          </table:table-cell>
          <table:table-cell table:style-name="ce3" office:value-type="string" calcext:value-type="string">
            <text:p>H5N24D8B8ZH</text:p>
          </table:table-cell>
          <table:table-cell table:style-name="ce5" table:formula="of:=DATE(2020;6;25)+TIME(4;9;48)" office:value-type="date" office:date-value="2020-06-25T04:09:48" calcext:value-type="date">
            <text:p>6/25/2020 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Tan</text:p>
          </table:table-cell>
          <table:table-cell table:style-name="ce3" office:value-type="string" calcext:value-type="string">
            <text:p>L4NBXTSJHL8</text:p>
          </table:table-cell>
          <table:table-cell table:style-name="ce5" table:formula="of:=DATE(2020;3;30)+TIME(20;33;40)" office:value-type="date" office:date-value="2020-03-30T20:33:40" calcext:value-type="date">
            <text:p>3/30/2020 20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rry</text:p>
          </table:table-cell>
          <table:table-cell table:style-name="ce2" office:value-type="string" calcext:value-type="string">
            <text:p>Cooperstein</text:p>
          </table:table-cell>
          <table:table-cell table:style-name="ce2" office:value-type="string" calcext:value-type="string">
            <text:p>D4NG92RT424</text:p>
          </table:table-cell>
          <table:table-cell table:style-name="ce4" table:formula="of:=DATE(2020;5;8)+TIME(18;42;3)" office:value-type="date" office:date-value="2020-05-08T18:42:03" calcext:value-type="date">
            <text:p>5/8/2020 18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rry</text:p>
          </table:table-cell>
          <table:table-cell table:style-name="ce3" office:value-type="string" calcext:value-type="string">
            <text:p>Xie</text:p>
          </table:table-cell>
          <table:table-cell table:style-name="ce3" office:value-type="string" calcext:value-type="string">
            <text:p>LGNH9Y2D472</text:p>
          </table:table-cell>
          <table:table-cell table:style-name="ce5" table:formula="of:=DATE(2020;6;26)+TIME(19;12;45)" office:value-type="date" office:date-value="2020-06-26T19:12:45" calcext:value-type="date">
            <text:p>6/26/2020 19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sca</text:p>
          </table:table-cell>
          <table:table-cell table:style-name="ce3" office:value-type="string" calcext:value-type="string">
            <text:p>Kabagomoka</text:p>
          </table:table-cell>
          <table:table-cell table:style-name="ce3" office:value-type="string" calcext:value-type="string">
            <text:p>Z7NW9FS974W</text:p>
          </table:table-cell>
          <table:table-cell table:style-name="ce5" table:formula="of:=DATE(2020;6;19)+TIME(1;12;17)" office:value-type="date" office:date-value="2020-06-19T01:12:17" calcext:value-type="date">
            <text:p>6/19/2020 1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ss</text:p>
          </table:table-cell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P7NGMBKY8YX</text:p>
          </table:table-cell>
          <table:table-cell table:style-name="ce4" table:formula="of:=DATE(2020;5;5)+TIME(15;24;45)" office:value-type="date" office:date-value="2020-05-05T15:24:45" calcext:value-type="date">
            <text:p>5/5/2020 15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sse</text:p>
          </table:table-cell>
          <table:table-cell table:style-name="ce2" office:value-type="string" calcext:value-type="string">
            <text:p>Greer</text:p>
          </table:table-cell>
          <table:table-cell table:style-name="ce2" office:value-type="string" calcext:value-type="string">
            <text:p>NRN8W9TZLZZ</text:p>
          </table:table-cell>
          <table:table-cell table:style-name="ce4" table:formula="of:=DATE(2020;5;21)+TIME(16;57;49)" office:value-type="date" office:date-value="2020-05-21T16:57:49" calcext:value-type="date">
            <text:p>5/21/2020 16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sse</text:p>
          </table:table-cell>
          <table:table-cell table:style-name="ce3" office:value-type="string" calcext:value-type="string">
            <text:p>Cureton</text:p>
          </table:table-cell>
          <table:table-cell table:style-name="ce3" office:value-type="string" calcext:value-type="string">
            <text:p>F8N7R5PY5RH</text:p>
          </table:table-cell>
          <table:table-cell table:style-name="ce5" table:formula="of:=DATE(2020;6;23)+TIME(11;19;33)" office:value-type="date" office:date-value="2020-06-23T11:19:33" calcext:value-type="date">
            <text:p>6/23/2020 11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sse</text:p>
          </table:table-cell>
          <table:table-cell table:style-name="ce3" office:value-type="string" calcext:value-type="string">
            <text:p>Schrater</text:p>
          </table:table-cell>
          <table:table-cell table:style-name="ce3" office:value-type="string" calcext:value-type="string">
            <text:p>HVNH228FMRQ</text:p>
          </table:table-cell>
          <table:table-cell table:style-name="ce5" table:formula="of:=DATE(2020;6;29)+TIME(11;8;24)" office:value-type="date" office:date-value="2020-06-29T11:08:24" calcext:value-type="date">
            <text:p>6/29/2020 11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ssica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L7N86VNQ9MZ</text:p>
          </table:table-cell>
          <table:table-cell table:style-name="ce4" table:formula="of:=DATE(2020;6;9)+TIME(13;44;38)" office:value-type="date" office:date-value="2020-06-09T13:44:38" calcext:value-type="date">
            <text:p>6/9/2020 13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ssica</text:p>
          </table:table-cell>
          <table:table-cell table:style-name="ce3" office:value-type="string" calcext:value-type="string">
            <text:p>DeBord</text:p>
          </table:table-cell>
          <table:table-cell table:style-name="ce3" office:value-type="string" calcext:value-type="string">
            <text:p>ZXNX6J3XT44</text:p>
          </table:table-cell>
          <table:table-cell table:style-name="ce5" table:formula="of:=DATE(2020;6;29)+TIME(12;13;36)" office:value-type="date" office:date-value="2020-06-29T12:13:36" calcext:value-type="date">
            <text:p>6/29/2020 12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ssy</text:p>
          </table:table-cell>
          <table:table-cell table:style-name="ce3" office:value-type="string" calcext:value-type="string">
            <text:p>Exum</text:p>
          </table:table-cell>
          <table:table-cell table:style-name="ce3" office:value-type="string" calcext:value-type="string">
            <text:p>MQNDL77WNSV</text:p>
          </table:table-cell>
          <table:table-cell table:style-name="ce5" table:formula="of:=DATE(2020;6;28)+TIME(16;23;22)" office:value-type="date" office:date-value="2020-06-28T16:23:22" calcext:value-type="date">
            <text:p>6/28/2020 16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sus</text:p>
          </table:table-cell>
          <table:table-cell table:style-name="ce2" office:value-type="string" calcext:value-type="string">
            <text:p>Flores Acuña</text:p>
          </table:table-cell>
          <table:table-cell table:style-name="ce2" office:value-type="string" calcext:value-type="string">
            <text:p>N7NGTWNPJN7</text:p>
          </table:table-cell>
          <table:table-cell table:style-name="ce4" table:formula="of:=DATE(2020;5;21)+TIME(20;50;47)" office:value-type="date" office:date-value="2020-05-21T20:50:47" calcext:value-type="date">
            <text:p>5/21/2020 20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sus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string" calcext:value-type="string">
            <text:p>DVNF4G9BSK8</text:p>
          </table:table-cell>
          <table:table-cell table:style-name="ce5" table:formula="of:=DATE(2020;6;15)+TIME(11;36;3)" office:value-type="date" office:date-value="2020-06-15T11:36:03" calcext:value-type="date">
            <text:p>6/15/2020 11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esus Adriel</text:p>
          </table:table-cell>
          <table:table-cell table:style-name="ce2" office:value-type="string" calcext:value-type="string">
            <text:p>Lazalde Martinez</text:p>
          </table:table-cell>
          <table:table-cell table:style-name="ce2" office:value-type="string" calcext:value-type="string">
            <text:p>NVNG3M64WCS</text:p>
          </table:table-cell>
          <table:table-cell table:style-name="ce4" table:formula="of:=DATE(2020;6;25)+TIME(0;30;51)" office:value-type="date" office:date-value="2020-06-25T00:30:51" calcext:value-type="date">
            <text:p>6/25/2020 0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ethro</text:p>
          </table:table-cell>
          <table:table-cell table:style-name="ce3" office:value-type="string" calcext:value-type="string">
            <text:p>Beekman</text:p>
          </table:table-cell>
          <table:table-cell table:style-name="ce3" office:value-type="string" calcext:value-type="string">
            <text:p>G7NGKZM53CJ</text:p>
          </table:table-cell>
          <table:table-cell table:style-name="ce5" table:formula="of:=DATE(2020;6;29)+TIME(5;48;39)" office:value-type="date" office:date-value="2020-06-29T05:48:39" calcext:value-type="date">
            <text:p>6/29/2020 5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han Carlos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string" calcext:value-type="string">
            <text:p>P8NJL9NK9KQ</text:p>
          </table:table-cell>
          <table:table-cell table:style-name="ce5" table:formula="of:=DATE(2020;6;23)+TIME(14;6;5)" office:value-type="date" office:date-value="2020-06-23T14:06:05" calcext:value-type="date">
            <text:p>6/23/2020 14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</text:p>
          </table:table-cell>
          <table:table-cell table:style-name="ce2" office:value-type="string" calcext:value-type="string">
            <text:p>Chen</text:p>
          </table:table-cell>
          <table:table-cell table:style-name="ce2" office:value-type="string" calcext:value-type="string">
            <text:p>PFNM8CWZ4MG</text:p>
          </table:table-cell>
          <table:table-cell table:style-name="ce4" table:formula="of:=DATE(2020;6;9)+TIME(20;56;24)" office:value-type="date" office:date-value="2020-06-09T20:56:24" calcext:value-type="date">
            <text:p>6/9/2020 20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a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GVNB6D5ZCS3</text:p>
          </table:table-cell>
          <table:table-cell table:style-name="ce5" table:formula="of:=DATE(2020;6;12)+TIME(22;14;55)" office:value-type="date" office:date-value="2020-06-12T22:14:55" calcext:value-type="date">
            <text:p>6/12/2020 22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an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PPN7FK4FB3L</text:p>
          </table:table-cell>
          <table:table-cell table:style-name="ce5" table:formula="of:=DATE(2020;6;8)+TIME(17;54;46)" office:value-type="date" office:date-value="2020-06-08T17:54:46" calcext:value-type="date">
            <text:p>6/8/2020 17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an Yi</text:p>
          </table:table-cell>
          <table:table-cell table:style-name="ce2" office:value-type="string" calcext:value-type="string">
            <text:p>Kok</text:p>
          </table:table-cell>
          <table:table-cell table:style-name="ce2" office:value-type="string" calcext:value-type="string">
            <text:p>KFNNRHQS2JT</text:p>
          </table:table-cell>
          <table:table-cell table:style-name="ce4" table:formula="of:=DATE(2020;6;25)+TIME(2;53;15)" office:value-type="date" office:date-value="2020-06-25T02:53:15" calcext:value-type="date">
            <text:p>6/25/2020 2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anqia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PRNW534XYH4</text:p>
          </table:table-cell>
          <table:table-cell table:style-name="ce5" table:formula="of:=DATE(2020;6;10)+TIME(21;26;59)" office:value-type="date" office:date-value="2020-06-10T21:26:59" calcext:value-type="date">
            <text:p>6/10/2020 21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anxiong</text:p>
          </table:table-cell>
          <table:table-cell table:style-name="ce2" office:value-type="string" calcext:value-type="string">
            <text:p>Gao</text:p>
          </table:table-cell>
          <table:table-cell table:style-name="ce2" office:value-type="string" calcext:value-type="string">
            <text:p>JDN899TLWGG</text:p>
          </table:table-cell>
          <table:table-cell table:style-name="ce4" table:formula="of:=DATE(2020;6;26)+TIME(14;40;10)" office:value-type="date" office:date-value="2020-06-26T14:40:10" calcext:value-type="date">
            <text:p>6/26/2020 14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anzhu</text:p>
          </table:table-cell>
          <table:table-cell table:style-name="ce3" office:value-type="string" calcext:value-type="string">
            <text:p>Zhang</text:p>
          </table:table-cell>
          <table:table-cell table:style-name="ce3" office:value-type="string" calcext:value-type="string">
            <text:p>K9NPJTV82S4</text:p>
          </table:table-cell>
          <table:table-cell table:style-name="ce5" table:formula="of:=DATE(2020;6;26)+TIME(15;58;9)" office:value-type="date" office:date-value="2020-06-26T15:58:09" calcext:value-type="date">
            <text:p>6/26/2020 15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layne</text:p>
          </table:table-cell>
          <table:table-cell table:style-name="ce2" office:value-type="string" calcext:value-type="string">
            <text:p>Lovejoy</text:p>
          </table:table-cell>
          <table:table-cell table:style-name="ce2" office:value-type="string" calcext:value-type="string">
            <text:p>H5N4Q6D49TW</text:p>
          </table:table-cell>
          <table:table-cell table:style-name="ce4" table:formula="of:=DATE(2020;6;29)+TIME(12;13;42)" office:value-type="date" office:date-value="2020-06-29T12:13:42" calcext:value-type="date">
            <text:p>6/29/2020 12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ll</text:p>
          </table:table-cell>
          <table:table-cell table:style-name="ce2" office:value-type="string" calcext:value-type="string">
            <text:p>Lovato</text:p>
          </table:table-cell>
          <table:table-cell table:style-name="ce2" office:value-type="string" calcext:value-type="string">
            <text:p>FFN3BN3RBDT</text:p>
          </table:table-cell>
          <table:table-cell table:style-name="ce4" table:formula="of:=DATE(2020;6;29)+TIME(14;32;30)" office:value-type="date" office:date-value="2020-06-29T14:32:30" calcext:value-type="date">
            <text:p>6/29/2020 14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llian</text:p>
          </table:table-cell>
          <table:table-cell table:style-name="ce3" office:value-type="string" calcext:value-type="string">
            <text:p>Hall</text:p>
          </table:table-cell>
          <table:table-cell table:style-name="ce3" office:value-type="string" calcext:value-type="string">
            <text:p>KPN2SJFFZKP</text:p>
          </table:table-cell>
          <table:table-cell table:style-name="ce5" table:formula="of:=DATE(2020;5;5)+TIME(12;22;55)" office:value-type="date" office:date-value="2020-05-05T12:22:55" calcext:value-type="date">
            <text:p>5/5/2020 12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llian</text:p>
          </table:table-cell>
          <table:table-cell table:style-name="ce2" office:value-type="string" calcext:value-type="string">
            <text:p>Connolly Hall</text:p>
          </table:table-cell>
          <table:table-cell table:style-name="ce2" office:value-type="string" calcext:value-type="string">
            <text:p>JKN9RJTCNMM</text:p>
          </table:table-cell>
          <table:table-cell table:style-name="ce4" table:formula="of:=DATE(2020;5;5)+TIME(13;54;8)" office:value-type="date" office:date-value="2020-05-05T13:54:08" calcext:value-type="date">
            <text:p>5/5/2020 1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llian</text:p>
          </table:table-cell>
          <table:table-cell table:style-name="ce3" office:value-type="string" calcext:value-type="string">
            <text:p>Ke</text:p>
          </table:table-cell>
          <table:table-cell table:style-name="ce3" office:value-type="string" calcext:value-type="string">
            <text:p>DLN57JTDZKM</text:p>
          </table:table-cell>
          <table:table-cell table:style-name="ce5" table:formula="of:=DATE(2020;6;26)+TIME(14;25;21)" office:value-type="date" office:date-value="2020-06-26T14:25:21" calcext:value-type="date">
            <text:p>6/26/2020 14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PCNQJ2Q6D7G</text:p>
          </table:table-cell>
          <table:table-cell table:style-name="ce4" table:formula="of:=DATE(2020;3;27)+TIME(17;4;18)" office:value-type="date" office:date-value="2020-03-27T17:04:18" calcext:value-type="date">
            <text:p>3/27/2020 17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Spohrer</text:p>
          </table:table-cell>
          <table:table-cell table:style-name="ce3" office:value-type="string" calcext:value-type="string">
            <text:p>HZN2B29HND9</text:p>
          </table:table-cell>
          <table:table-cell table:style-name="ce5" table:formula="of:=DATE(2020;4;15)+TIME(12;52;40)" office:value-type="date" office:date-value="2020-04-15T12:52:40" calcext:value-type="date">
            <text:p>4/15/2020 12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Chamings</text:p>
          </table:table-cell>
          <table:table-cell table:style-name="ce2" office:value-type="string" calcext:value-type="string">
            <text:p>DVN576Z67TG</text:p>
          </table:table-cell>
          <table:table-cell table:style-name="ce4" table:formula="of:=DATE(2020;5;11)+TIME(13;19;9)" office:value-type="date" office:date-value="2020-05-11T13:19:09" calcext:value-type="date">
            <text:p>5/11/2020 1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Ing</text:p>
          </table:table-cell>
          <table:table-cell table:style-name="ce3" office:value-type="string" calcext:value-type="string">
            <text:p>QYNBQ2Q678C</text:p>
          </table:table-cell>
          <table:table-cell table:style-name="ce5" table:formula="of:=DATE(2020;5;14)+TIME(9;8;39)" office:value-type="date" office:date-value="2020-05-14T09:08:39" calcext:value-type="date">
            <text:p>5/14/2020 9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Xu</text:p>
          </table:table-cell>
          <table:table-cell table:style-name="ce3" office:value-type="string" calcext:value-type="string">
            <text:p>PYNMW536B96</text:p>
          </table:table-cell>
          <table:table-cell table:style-name="ce5" table:formula="of:=DATE(2020;5;22)+TIME(17;13;18)" office:value-type="date" office:date-value="2020-05-22T17:13:18" calcext:value-type="date">
            <text:p>5/22/2020 17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Gallagher</text:p>
          </table:table-cell>
          <table:table-cell table:style-name="ce3" office:value-type="string" calcext:value-type="string">
            <text:p>FKN24VT9JXF</text:p>
          </table:table-cell>
          <table:table-cell table:style-name="ce5" table:formula="of:=DATE(2020;6;4)+TIME(17;41;53)" office:value-type="date" office:date-value="2020-06-04T17:41:53" calcext:value-type="date">
            <text:p>6/4/2020 17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Zemlin</text:p>
          </table:table-cell>
          <table:table-cell table:style-name="ce2" office:value-type="string" calcext:value-type="string">
            <text:p>X2NHNYQK7XT</text:p>
          </table:table-cell>
          <table:table-cell table:style-name="ce4" table:formula="of:=DATE(2020;6;15)+TIME(8;54;52)" office:value-type="date" office:date-value="2020-06-15T08:54:52" calcext:value-type="date">
            <text:p>6/15/2020 8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Adams</text:p>
          </table:table-cell>
          <table:table-cell table:style-name="ce3" office:value-type="string" calcext:value-type="string">
            <text:p>JXNG5ZRSFTH</text:p>
          </table:table-cell>
          <table:table-cell table:style-name="ce5" table:formula="of:=DATE(2020;6;22)+TIME(12;49;25)" office:value-type="date" office:date-value="2020-06-22T12:49:25" calcext:value-type="date">
            <text:p>6/22/2020 12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Perrin</text:p>
          </table:table-cell>
          <table:table-cell table:style-name="ce3" office:value-type="string" calcext:value-type="string">
            <text:p>D6NZP9GKY7P</text:p>
          </table:table-cell>
          <table:table-cell table:style-name="ce5" table:formula="of:=DATE(2020;6;25)+TIME(12;15;49)" office:value-type="date" office:date-value="2020-06-25T12:15:49" calcext:value-type="date">
            <text:p>6/25/2020 12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Blevins</text:p>
          </table:table-cell>
          <table:table-cell table:style-name="ce2" office:value-type="string" calcext:value-type="string">
            <text:p>G9NGQXLQLS8</text:p>
          </table:table-cell>
          <table:table-cell table:style-name="ce4" table:formula="of:=DATE(2020;6;25)+TIME(17;43;19)" office:value-type="date" office:date-value="2020-06-25T17:43:19" calcext:value-type="date">
            <text:p>6/25/2020 17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ZBN5L746W9B</text:p>
          </table:table-cell>
          <table:table-cell table:style-name="ce4" table:formula="of:=DATE(2020;6;26)+TIME(10;56;18)" office:value-type="date" office:date-value="2020-06-26T10:56:18" calcext:value-type="date">
            <text:p>6/26/2020 10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m</text:p>
          </table:table-cell>
          <table:table-cell table:style-name="ce3" office:value-type="string" calcext:value-type="string">
            <text:p>Lodes</text:p>
          </table:table-cell>
          <table:table-cell table:style-name="ce3" office:value-type="string" calcext:value-type="string">
            <text:p>ZHN76KSQ6DJ</text:p>
          </table:table-cell>
          <table:table-cell table:style-name="ce5" table:formula="of:=DATE(2020;6;26)+TIME(13;36;18)" office:value-type="date" office:date-value="2020-06-26T13:36:18" calcext:value-type="date">
            <text:p>6/26/2020 13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Mignano</text:p>
          </table:table-cell>
          <table:table-cell table:style-name="ce2" office:value-type="string" calcext:value-type="string">
            <text:p>NLNJW9B6V3C</text:p>
          </table:table-cell>
          <table:table-cell table:style-name="ce4" table:formula="of:=DATE(2020;6;28)+TIME(12;48;56)" office:value-type="date" office:date-value="2020-06-28T12:48:56" calcext:value-type="date">
            <text:p>6/28/2020 12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im</text:p>
          </table:table-cell>
          <table:table-cell table:style-name="ce2" office:value-type="string" calcext:value-type="string">
            <text:p>Jagielski</text:p>
          </table:table-cell>
          <table:table-cell table:style-name="ce2" office:value-type="string" calcext:value-type="string">
            <text:p>Z5N5NLJ9Q2G</text:p>
          </table:table-cell>
          <table:table-cell table:style-name="ce4" table:formula="of:=DATE(2020;6;28)+TIME(20;58;49)" office:value-type="date" office:date-value="2020-06-28T20:58:49" calcext:value-type="date">
            <text:p>6/28/2020 20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inesh</text:p>
          </table:table-cell>
          <table:table-cell table:style-name="ce3" office:value-type="string" calcext:value-type="string">
            <text:p>Jayakumar</text:p>
          </table:table-cell>
          <table:table-cell table:style-name="ce3" office:value-type="string" calcext:value-type="string">
            <text:p>P3NQKBYMDSH</text:p>
          </table:table-cell>
          <table:table-cell table:style-name="ce5" table:formula="of:=DATE(2020;6;4)+TIME(12;4;53)" office:value-type="date" office:date-value="2020-06-04T12:04:53" calcext:value-type="date">
            <text:p>6/4/2020 1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M</text:p>
          </table:table-cell>
          <table:table-cell table:style-name="ce2" office:value-type="string" calcext:value-type="string">
            <text:p>Lopez</text:p>
          </table:table-cell>
          <table:table-cell table:style-name="ce2" office:value-type="string" calcext:value-type="string">
            <text:p>VLNLM44P46W</text:p>
          </table:table-cell>
          <table:table-cell table:style-name="ce4" table:formula="of:=DATE(2020;6;4)+TIME(21;2;48)" office:value-type="date" office:date-value="2020-06-04T21:02:48" calcext:value-type="date">
            <text:p>6/4/2020 21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akim</text:p>
          </table:table-cell>
          <table:table-cell table:style-name="ce3" office:value-type="string" calcext:value-type="string">
            <text:p>Bech</text:p>
          </table:table-cell>
          <table:table-cell table:style-name="ce3" office:value-type="string" calcext:value-type="string">
            <text:p>NZNJWY7HSYR</text:p>
          </table:table-cell>
          <table:table-cell table:style-name="ce5" table:formula="of:=DATE(2020;6;27)+TIME(18;40;35)" office:value-type="date" office:date-value="2020-06-27T18:40:35" calcext:value-type="date">
            <text:p>6/27/2020 18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an</text:p>
          </table:table-cell>
          <table:table-cell table:style-name="ce3" office:value-type="string" calcext:value-type="string">
            <text:p>Masmitja</text:p>
          </table:table-cell>
          <table:table-cell table:style-name="ce3" office:value-type="string" calcext:value-type="string">
            <text:p>X9N8YC8P9ZY</text:p>
          </table:table-cell>
          <table:table-cell table:style-name="ce5" table:formula="of:=DATE(2020;6;2)+TIME(6;48;42)" office:value-type="date" office:date-value="2020-06-02T06:48:42" calcext:value-type="date">
            <text:p>6/2/2020 6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Farley</text:p>
          </table:table-cell>
          <table:table-cell table:style-name="ce2" office:value-type="string" calcext:value-type="string">
            <text:p>X7NQSN9562W</text:p>
          </table:table-cell>
          <table:table-cell table:style-name="ce4" table:formula="of:=DATE(2020;4;7)+TIME(9;25;38)" office:value-type="date" office:date-value="2020-04-07T09:25:38" calcext:value-type="date">
            <text:p>4/7/2020 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anna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DGN7GMTMJSB</text:p>
          </table:table-cell>
          <table:table-cell table:style-name="ce4" table:formula="of:=DATE(2020;6;29)+TIME(12;51;7)" office:value-type="date" office:date-value="2020-06-29T12:51:07" calcext:value-type="date">
            <text:p>6/29/2020 12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freitas</text:p>
          </table:table-cell>
          <table:table-cell table:style-name="ce2" office:value-type="string" calcext:value-type="string">
            <text:p>KSN53C7JHLN</text:p>
          </table:table-cell>
          <table:table-cell table:style-name="ce4" table:formula="of:=DATE(2020;5;26)+TIME(14;15;1)" office:value-type="date" office:date-value="2020-05-26T14:15:01" calcext:value-type="date">
            <text:p>5/26/2020 14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ao</text:p>
          </table:table-cell>
          <table:table-cell table:style-name="ce2" office:value-type="string" calcext:value-type="string">
            <text:p>Moreira</text:p>
          </table:table-cell>
          <table:table-cell table:style-name="ce2" office:value-type="string" calcext:value-type="string">
            <text:p>Z6N434RFGHP</text:p>
          </table:table-cell>
          <table:table-cell table:style-name="ce4" table:formula="of:=DATE(2020;6;17)+TIME(14;50;36)" office:value-type="date" office:date-value="2020-06-17T14:50:36" calcext:value-type="date">
            <text:p>6/17/2020 14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ao Marcos</text:p>
          </table:table-cell>
          <table:table-cell table:style-name="ce3" office:value-type="string" calcext:value-type="string">
            <text:p>Costa</text:p>
          </table:table-cell>
          <table:table-cell table:style-name="ce3" office:value-type="string" calcext:value-type="string">
            <text:p>Z2N2SKNQRYF</text:p>
          </table:table-cell>
          <table:table-cell table:style-name="ce5" table:formula="of:=DATE(2020;6;15)+TIME(2;26;39)" office:value-type="date" office:date-value="2020-06-15T02:26:39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aquim</text:p>
          </table:table-cell>
          <table:table-cell table:style-name="ce2" office:value-type="string" calcext:value-type="string">
            <text:p>Moraes</text:p>
          </table:table-cell>
          <table:table-cell table:style-name="ce2" office:value-type="string" calcext:value-type="string">
            <text:p>H7NZR6P7QLN</text:p>
          </table:table-cell>
          <table:table-cell table:style-name="ce4" table:formula="of:=DATE(2020;6;14)+TIME(14;18;42)" office:value-type="date" office:date-value="2020-06-14T14:18:42" calcext:value-type="date">
            <text:p>6/14/2020 14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celyn</text:p>
          </table:table-cell>
          <table:table-cell table:style-name="ce2" office:value-type="string" calcext:value-type="string">
            <text:p>Matthews</text:p>
          </table:table-cell>
          <table:table-cell table:style-name="ce2" office:value-type="string" calcext:value-type="string">
            <text:p>XDNHT6SM3VQ</text:p>
          </table:table-cell>
          <table:table-cell table:style-name="ce4" table:formula="of:=DATE(2020;1;8)+TIME(11;54;58)" office:value-type="date" office:date-value="2020-01-08T11:54:58" calcext:value-type="date">
            <text:p>1/8/2020 11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di</text:p>
          </table:table-cell>
          <table:table-cell table:style-name="ce3" office:value-type="string" calcext:value-type="string">
            <text:p>Starkman</text:p>
          </table:table-cell>
          <table:table-cell table:style-name="ce3" office:value-type="string" calcext:value-type="string">
            <text:p>GTNMP9SZ7JC</text:p>
          </table:table-cell>
          <table:table-cell table:style-name="ce5" table:formula="of:=DATE(2020;6;29)+TIME(0;13;12)" office:value-type="date" office:date-value="2020-06-29T00:13:12" calcext:value-type="date">
            <text:p>6/29/2020 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dy</text:p>
          </table:table-cell>
          <table:table-cell table:style-name="ce3" office:value-type="string" calcext:value-type="string">
            <text:p>Hietpas</text:p>
          </table:table-cell>
          <table:table-cell table:style-name="ce3" office:value-type="string" calcext:value-type="string">
            <text:p>H2NKLV9XYWR</text:p>
          </table:table-cell>
          <table:table-cell table:style-name="ce5" table:formula="of:=DATE(2020;6;16)+TIME(14;38;58)" office:value-type="date" office:date-value="2020-06-16T14:38:58" calcext:value-type="date">
            <text:p>6/16/2020 14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Winchester</text:p>
          </table:table-cell>
          <table:table-cell table:style-name="ce3" office:value-type="string" calcext:value-type="string">
            <text:p>V4NCGPHWMZ4</text:p>
          </table:table-cell>
          <table:table-cell table:style-name="ce5" table:formula="of:=DATE(2020;3;30)+TIME(4;6;55)" office:value-type="date" office:date-value="2020-03-30T04:06:55" calcext:value-type="date">
            <text:p>3/30/2020 4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Cook</text:p>
          </table:table-cell>
          <table:table-cell table:style-name="ce3" office:value-type="string" calcext:value-type="string">
            <text:p>JMN633FWNWT</text:p>
          </table:table-cell>
          <table:table-cell table:style-name="ce5" table:formula="of:=DATE(2020;5;22)+TIME(10;6;4)" office:value-type="date" office:date-value="2020-05-22T10:06:04" calcext:value-type="date">
            <text:p>5/22/2020 10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Bowser</text:p>
          </table:table-cell>
          <table:table-cell table:style-name="ce2" office:value-type="string" calcext:value-type="string">
            <text:p>FBNZD8FHFKV</text:p>
          </table:table-cell>
          <table:table-cell table:style-name="ce4" table:formula="of:=DATE(2020;5;26)+TIME(21;26;58)" office:value-type="date" office:date-value="2020-05-26T21:26:58" calcext:value-type="date">
            <text:p>5/26/2020 21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Schmitt</text:p>
          </table:table-cell>
          <table:table-cell table:style-name="ce2" office:value-type="string" calcext:value-type="string">
            <text:p>GZNCTQDFVKP</text:p>
          </table:table-cell>
          <table:table-cell table:style-name="ce4" table:formula="of:=DATE(2020;5;29)+TIME(11;44;10)" office:value-type="date" office:date-value="2020-05-29T11:44:10" calcext:value-type="date">
            <text:p>5/29/2020 11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Furno</text:p>
          </table:table-cell>
          <table:table-cell table:style-name="ce3" office:value-type="string" calcext:value-type="string">
            <text:p>G9N62R7FV6H</text:p>
          </table:table-cell>
          <table:table-cell table:style-name="ce5" table:formula="of:=DATE(2020;6;2)+TIME(11;14;4)" office:value-type="date" office:date-value="2020-06-02T11:14:04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Brandt</text:p>
          </table:table-cell>
          <table:table-cell table:style-name="ce3" office:value-type="string" calcext:value-type="string">
            <text:p>L4NC9W275XF</text:p>
          </table:table-cell>
          <table:table-cell table:style-name="ce5" table:formula="of:=DATE(2020;6;5)+TIME(9;29;5)" office:value-type="date" office:date-value="2020-06-05T09:29:05" calcext:value-type="date">
            <text:p>6/5/2020 9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Moorman</text:p>
          </table:table-cell>
          <table:table-cell table:style-name="ce2" office:value-type="string" calcext:value-type="string">
            <text:p>FVNK4G7LXNX</text:p>
          </table:table-cell>
          <table:table-cell table:style-name="ce4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Leong</text:p>
          </table:table-cell>
          <table:table-cell table:style-name="ce2" office:value-type="string" calcext:value-type="string">
            <text:p>GHN2D2FCKCD</text:p>
          </table:table-cell>
          <table:table-cell table:style-name="ce4" table:formula="of:=DATE(2020;6;15)+TIME(17;16;19)" office:value-type="date" office:date-value="2020-06-15T17:16:19" calcext:value-type="date">
            <text:p>6/15/2020 17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Fleishman</text:p>
          </table:table-cell>
          <table:table-cell table:style-name="ce3" office:value-type="string" calcext:value-type="string">
            <text:p>NVNFCRFNSQM</text:p>
          </table:table-cell>
          <table:table-cell table:style-name="ce5" table:formula="of:=DATE(2020;6;17)+TIME(10;18;20)" office:value-type="date" office:date-value="2020-06-17T10:18:20" calcext:value-type="date">
            <text:p>6/17/2020 10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Hershberger</text:p>
          </table:table-cell>
          <table:table-cell table:style-name="ce2" office:value-type="string" calcext:value-type="string">
            <text:p>GNNDWKT3CP2</text:p>
          </table:table-cell>
          <table:table-cell table:style-name="ce4" table:formula="of:=DATE(2020;6;18)+TIME(1;44;42)" office:value-type="date" office:date-value="2020-06-18T01:44:42" calcext:value-type="date">
            <text:p>6/18/2020 1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Hamman</text:p>
          </table:table-cell>
          <table:table-cell table:style-name="ce3" office:value-type="string" calcext:value-type="string">
            <text:p>ZTN26HWVWQ5</text:p>
          </table:table-cell>
          <table:table-cell table:style-name="ce5" table:formula="of:=DATE(2020;6;18)+TIME(13;50;12)" office:value-type="date" office:date-value="2020-06-18T13:50:12" calcext:value-type="date">
            <text:p>6/18/2020 13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Watza</text:p>
          </table:table-cell>
          <table:table-cell table:style-name="ce2" office:value-type="string" calcext:value-type="string">
            <text:p>FWNYT74BGLT</text:p>
          </table:table-cell>
          <table:table-cell table:style-name="ce4" table:formula="of:=DATE(2020;6;22)+TIME(13;13;51)" office:value-type="date" office:date-value="2020-06-22T13:13:51" calcext:value-type="date">
            <text:p>6/22/2020 1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Feocco</text:p>
          </table:table-cell>
          <table:table-cell table:style-name="ce2" office:value-type="string" calcext:value-type="string">
            <text:p>MZNRG5VG7GC</text:p>
          </table:table-cell>
          <table:table-cell table:style-name="ce4" table:formula="of:=DATE(2020;6;23)+TIME(9;51;27)" office:value-type="date" office:date-value="2020-06-23T09:51:27" calcext:value-type="date">
            <text:p>6/23/2020 9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Komlodi</text:p>
          </table:table-cell>
          <table:table-cell table:style-name="ce2" office:value-type="string" calcext:value-type="string">
            <text:p>GGN49D5BY9Y</text:p>
          </table:table-cell>
          <table:table-cell table:style-name="ce4" table:formula="of:=DATE(2020;6;25)+TIME(13;49;2)" office:value-type="date" office:date-value="2020-06-25T13:49:02" calcext:value-type="date">
            <text:p>6/25/2020 13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</text:p>
          </table:table-cell>
          <table:table-cell table:style-name="ce3" office:value-type="string" calcext:value-type="string">
            <text:p>Giustizia</text:p>
          </table:table-cell>
          <table:table-cell table:style-name="ce3" office:value-type="string" calcext:value-type="string">
            <text:p>DMNKDCHDL39</text:p>
          </table:table-cell>
          <table:table-cell table:style-name="ce5" table:formula="of:=DATE(2020;6;25)+TIME(17;30;30)" office:value-type="date" office:date-value="2020-06-25T17:30:30" calcext:value-type="date">
            <text:p>6/25/2020 17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K9N6FVNP2KF</text:p>
          </table:table-cell>
          <table:table-cell table:style-name="ce4" table:formula="of:=DATE(2020;6;25)+TIME(17;52;25)" office:value-type="date" office:date-value="2020-06-25T17:52:25" calcext:value-type="date">
            <text:p>6/25/2020 17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NTNZ29KYLJQ</text:p>
          </table:table-cell>
          <table:table-cell table:style-name="ce4" table:formula="of:=DATE(2020;6;26)+TIME(2;47;54)" office:value-type="date" office:date-value="2020-06-26T02:47:54" calcext:value-type="date">
            <text:p>6/26/2020 2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Gomes</text:p>
          </table:table-cell>
          <table:table-cell table:style-name="ce2" office:value-type="string" calcext:value-type="string">
            <text:p>L5N8P482B9F</text:p>
          </table:table-cell>
          <table:table-cell table:style-name="ce4" table:formula="of:=DATE(2020;6;26)+TIME(13;58;32)" office:value-type="date" office:date-value="2020-06-26T13:58:32" calcext:value-type="date">
            <text:p>6/26/2020 13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Slater</text:p>
          </table:table-cell>
          <table:table-cell table:style-name="ce2" office:value-type="string" calcext:value-type="string">
            <text:p>N7NGHBLNBWZ</text:p>
          </table:table-cell>
          <table:table-cell table:style-name="ce4" table:formula="of:=DATE(2020;6;26)+TIME(19;6;40)" office:value-type="date" office:date-value="2020-06-26T19:06:40" calcext:value-type="date">
            <text:p>6/26/2020 19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Nall</text:p>
          </table:table-cell>
          <table:table-cell table:style-name="ce2" office:value-type="string" calcext:value-type="string">
            <text:p>VQNP9HZR52X</text:p>
          </table:table-cell>
          <table:table-cell table:style-name="ce4" table:formula="of:=DATE(2020;6;28)+TIME(23;26;26)" office:value-type="date" office:date-value="2020-06-28T23:26:26" calcext:value-type="date">
            <text:p>6/28/2020 23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</text:p>
          </table:table-cell>
          <table:table-cell table:style-name="ce2" office:value-type="string" calcext:value-type="string">
            <text:p>Kale</text:p>
          </table:table-cell>
          <table:table-cell table:style-name="ce2" office:value-type="string" calcext:value-type="string">
            <text:p>MJN7HRT8X86</text:p>
          </table:table-cell>
          <table:table-cell table:style-name="ce4" table:formula="of:=DATE(2020;6;29)+TIME(13;16;59)" office:value-type="date" office:date-value="2020-06-29T13:16:59" calcext:value-type="date">
            <text:p>6/29/2020 13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Fernandes</text:p>
          </table:table-cell>
          <table:table-cell table:style-name="ce3" office:value-type="string" calcext:value-type="string">
            <text:p>FPNZVMPS6MF</text:p>
          </table:table-cell>
          <table:table-cell table:style-name="ce5" table:formula="of:=DATE(2020;1;30)+TIME(19;3;34)" office:value-type="date" office:date-value="2020-01-30T19:03:34" calcext:value-type="date">
            <text:p>1/30/2020 1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Markham</text:p>
          </table:table-cell>
          <table:table-cell table:style-name="ce3" office:value-type="string" calcext:value-type="string">
            <text:p>NPNLGN75F9Y</text:p>
          </table:table-cell>
          <table:table-cell table:style-name="ce5" table:formula="of:=DATE(2020;5;5)+TIME(22;44;6)" office:value-type="date" office:date-value="2020-05-05T22:44:06" calcext:value-type="date">
            <text:p>5/5/2020 22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l</text:p>
          </table:table-cell>
          <table:table-cell table:style-name="ce3" office:value-type="string" calcext:value-type="string">
            <text:p>Winarske</text:p>
          </table:table-cell>
          <table:table-cell table:style-name="ce3" office:value-type="string" calcext:value-type="string">
            <text:p>KRNWSCBVDZK</text:p>
          </table:table-cell>
          <table:table-cell table:style-name="ce5" table:formula="of:=DATE(2020;5;6)+TIME(9;9;6)" office:value-type="date" office:date-value="2020-05-06T09:09:06" calcext:value-type="date">
            <text:p>5/6/2020 9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l</text:p>
          </table:table-cell>
          <table:table-cell table:style-name="ce2" office:value-type="string" calcext:value-type="string">
            <text:p>Lehman</text:p>
          </table:table-cell>
          <table:table-cell table:style-name="ce2" office:value-type="string" calcext:value-type="string">
            <text:p>VRNFLXMRC97</text:p>
          </table:table-cell>
          <table:table-cell table:style-name="ce4" table:formula="of:=DATE(2020;6;1)+TIME(11;38;5)" office:value-type="date" office:date-value="2020-06-01T11:38:05" calcext:value-type="date">
            <text:p>6/1/2020 11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rg</text:p>
          </table:table-cell>
          <table:table-cell table:style-name="ce2" office:value-type="string" calcext:value-type="string">
            <text:p>Bertholdt</text:p>
          </table:table-cell>
          <table:table-cell table:style-name="ce2" office:value-type="string" calcext:value-type="string">
            <text:p>G3NKV5JWT3T</text:p>
          </table:table-cell>
          <table:table-cell table:style-name="ce4" table:formula="of:=DATE(2020;5;7)+TIME(11;21;9)" office:value-type="date" office:date-value="2020-05-07T11:21:09" calcext:value-type="date">
            <text:p>5/7/2020 11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rg</text:p>
          </table:table-cell>
          <table:table-cell table:style-name="ce2" office:value-type="string" calcext:value-type="string">
            <text:p>Kuenstner</text:p>
          </table:table-cell>
          <table:table-cell table:style-name="ce2" office:value-type="string" calcext:value-type="string">
            <text:p>F2NDGFBFHFT</text:p>
          </table:table-cell>
          <table:table-cell table:style-name="ce4" table:formula="of:=DATE(2020;6;3)+TIME(13;1;13)" office:value-type="date" office:date-value="2020-06-03T13:01:13" calcext:value-type="date">
            <text:p>6/3/2020 1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rg</text:p>
          </table:table-cell>
          <table:table-cell table:style-name="ce3" office:value-type="string" calcext:value-type="string">
            <text:p>Bartel</text:p>
          </table:table-cell>
          <table:table-cell table:style-name="ce3" office:value-type="string" calcext:value-type="string">
            <text:p>PVNL6D9DRJ8</text:p>
          </table:table-cell>
          <table:table-cell table:style-name="ce5" table:formula="of:=DATE(2020;6;7)+TIME(10;35;49)" office:value-type="date" office:date-value="2020-06-07T10:35:49" calcext:value-type="date">
            <text:p>6/7/2020 1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erg</text:p>
          </table:table-cell>
          <table:table-cell table:style-name="ce2" office:value-type="string" calcext:value-type="string">
            <text:p>Lehmann</text:p>
          </table:table-cell>
          <table:table-cell table:style-name="ce2" office:value-type="string" calcext:value-type="string">
            <text:p>X5NDZPCNCL4</text:p>
          </table:table-cell>
          <table:table-cell table:style-name="ce4" table:formula="of:=DATE(2020;6;17)+TIME(8;53;15)" office:value-type="date" office:date-value="2020-06-17T08:53:15" calcext:value-type="date">
            <text:p>6/17/2020 8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ey</text:p>
          </table:table-cell>
          <table:table-cell table:style-name="ce3" office:value-type="string" calcext:value-type="string">
            <text:p>Looney</text:p>
          </table:table-cell>
          <table:table-cell table:style-name="ce3" office:value-type="string" calcext:value-type="string">
            <text:p>LLNN4SZNG3Q</text:p>
          </table:table-cell>
          <table:table-cell table:style-name="ce5" table:formula="of:=DATE(2020;6;18)+TIME(9;8;26)" office:value-type="date" office:date-value="2020-06-18T09:08:26" calcext:value-type="date">
            <text:p>6/18/2020 9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an</text:p>
          </table:table-cell>
          <table:table-cell table:style-name="ce2" office:value-type="string" calcext:value-type="string">
            <text:p>Davidsson</text:p>
          </table:table-cell>
          <table:table-cell table:style-name="ce2" office:value-type="string" calcext:value-type="string">
            <text:p>KPNTV9RBNTQ</text:p>
          </table:table-cell>
          <table:table-cell table:style-name="ce4" table:formula="of:=DATE(2020;6;15)+TIME(8;51;29)" office:value-type="date" office:date-value="2020-06-15T08:51:29" calcext:value-type="date">
            <text:p>6/15/2020 8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ann</text:p>
          </table:table-cell>
          <table:table-cell table:style-name="ce3" office:value-type="string" calcext:value-type="string">
            <text:p>Pfefferl</text:p>
          </table:table-cell>
          <table:table-cell table:style-name="ce3" office:value-type="string" calcext:value-type="string">
            <text:p>JSNJSR62YVW</text:p>
          </table:table-cell>
          <table:table-cell table:style-name="ce5" table:formula="of:=DATE(2020;6;25)+TIME(10;56;5)" office:value-type="date" office:date-value="2020-06-25T10:56:05" calcext:value-type="date">
            <text:p>6/25/2020 10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annes</text:p>
          </table:table-cell>
          <table:table-cell table:style-name="ce2" office:value-type="string" calcext:value-type="string">
            <text:p>Obermüller</text:p>
          </table:table-cell>
          <table:table-cell table:style-name="ce2" office:value-type="string" calcext:value-type="string">
            <text:p>LQNXG6RQKK6</text:p>
          </table:table-cell>
          <table:table-cell table:style-name="ce4" table:formula="of:=DATE(2020;6;18)+TIME(5;27;24)" office:value-type="date" office:date-value="2020-06-18T05:27:24" calcext:value-type="date">
            <text:p>6/18/2020 5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Mertic</text:p>
          </table:table-cell>
          <table:table-cell table:style-name="ce3" office:value-type="string" calcext:value-type="string">
            <text:p>M2NSDL46X64</text:p>
          </table:table-cell>
          <table:table-cell table:style-name="ce5" table:formula="of:=DATE(2020;3;29)+TIME(23;36;0)" office:value-type="date" office:date-value="2020-03-29T23:36:00" calcext:value-type="date">
            <text:p>3/29/2020 23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MacGregor</text:p>
          </table:table-cell>
          <table:table-cell table:style-name="ce3" office:value-type="string" calcext:value-type="string">
            <text:p>JZN98JVKDM2</text:p>
          </table:table-cell>
          <table:table-cell table:style-name="ce5" table:formula="of:=DATE(2020;4;10)+TIME(11;37;9)" office:value-type="date" office:date-value="2020-04-10T11:37:09" calcext:value-type="date">
            <text:p>4/10/2020 11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Kelly</text:p>
          </table:table-cell>
          <table:table-cell table:style-name="ce2" office:value-type="string" calcext:value-type="string">
            <text:p>L6NM3F6T3T5</text:p>
          </table:table-cell>
          <table:table-cell table:style-name="ce4" table:formula="of:=DATE(2020;5;5)+TIME(17;29;58)" office:value-type="date" office:date-value="2020-05-05T17:29:58" calcext:value-type="date">
            <text:p>5/5/2020 17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tultz</text:p>
          </table:table-cell>
          <table:table-cell table:style-name="ce2" office:value-type="string" calcext:value-type="string">
            <text:p>DRNS67YL37Q</text:p>
          </table:table-cell>
          <table:table-cell table:style-name="ce4" table:formula="of:=DATE(2020;5;5)+TIME(18;19;25)" office:value-type="date" office:date-value="2020-05-05T18:19:25" calcext:value-type="date">
            <text:p>5/5/2020 18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Kinsella</text:p>
          </table:table-cell>
          <table:table-cell table:style-name="ce2" office:value-type="string" calcext:value-type="string">
            <text:p>VPNPKHKHQTY</text:p>
          </table:table-cell>
          <table:table-cell table:style-name="ce4" table:formula="of:=DATE(2020;5;5)+TIME(21;1;32)" office:value-type="date" office:date-value="2020-05-05T21:01:32" calcext:value-type="date">
            <text:p>5/5/2020 21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Tepley</text:p>
          </table:table-cell>
          <table:table-cell table:style-name="ce3" office:value-type="string" calcext:value-type="string">
            <text:p>FMNJ7M2GBTG</text:p>
          </table:table-cell>
          <table:table-cell table:style-name="ce5" table:formula="of:=DATE(2020;5;5)+TIME(22;50;9)" office:value-type="date" office:date-value="2020-05-05T22:50:09" calcext:value-type="date">
            <text:p>5/5/2020 22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Hawley</text:p>
          </table:table-cell>
          <table:table-cell table:style-name="ce2" office:value-type="string" calcext:value-type="string">
            <text:p>FPN5BXYL5TM</text:p>
          </table:table-cell>
          <table:table-cell table:style-name="ce4" table:formula="of:=DATE(2020;5;6)+TIME(19;42;24)" office:value-type="date" office:date-value="2020-05-06T19:42:24" calcext:value-type="date">
            <text:p>5/6/2020 19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Konwat</text:p>
          </table:table-cell>
          <table:table-cell table:style-name="ce3" office:value-type="string" calcext:value-type="string">
            <text:p>FVNHCGQ47QP</text:p>
          </table:table-cell>
          <table:table-cell table:style-name="ce5" table:formula="of:=DATE(2020;5;7)+TIME(15;22;43)" office:value-type="date" office:date-value="2020-05-07T15:22:43" calcext:value-type="date">
            <text:p>5/7/2020 15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nyder</text:p>
          </table:table-cell>
          <table:table-cell table:style-name="ce2" office:value-type="string" calcext:value-type="string">
            <text:p>FMNS8QSN4PY</text:p>
          </table:table-cell>
          <table:table-cell table:style-name="ce4" table:formula="of:=DATE(2020;5;8)+TIME(6;51;45)" office:value-type="date" office:date-value="2020-05-08T06:51:45" calcext:value-type="date">
            <text:p>5/8/2020 6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Westover</text:p>
          </table:table-cell>
          <table:table-cell table:style-name="ce2" office:value-type="string" calcext:value-type="string">
            <text:p>DQNZ8XX37DP</text:p>
          </table:table-cell>
          <table:table-cell table:style-name="ce4" table:formula="of:=DATE(2020;5;13)+TIME(22;54;1)" office:value-type="date" office:date-value="2020-05-13T22:54:01" calcext:value-type="date">
            <text:p>5/13/2020 22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DMNWVB8KZRX</text:p>
          </table:table-cell>
          <table:table-cell table:style-name="ce5" table:formula="of:=DATE(2020;5;24)+TIME(21;55;29)" office:value-type="date" office:date-value="2020-05-24T21:55:29" calcext:value-type="date">
            <text:p>5/24/2020 21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Strunk</text:p>
          </table:table-cell>
          <table:table-cell table:style-name="ce3" office:value-type="string" calcext:value-type="string">
            <text:p>NVNB2T5QNH5</text:p>
          </table:table-cell>
          <table:table-cell table:style-name="ce5" table:formula="of:=DATE(2020;5;26)+TIME(15;47;1)" office:value-type="date" office:date-value="2020-05-26T15:47:01" calcext:value-type="date">
            <text:p>5/26/2020 15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Mayfield</text:p>
          </table:table-cell>
          <table:table-cell table:style-name="ce3" office:value-type="string" calcext:value-type="string">
            <text:p>Z4NSCJBVX76</text:p>
          </table:table-cell>
          <table:table-cell table:style-name="ce5" table:formula="of:=DATE(2020;6;4)+TIME(15;34;11)" office:value-type="date" office:date-value="2020-06-04T15:34:11" calcext:value-type="date">
            <text:p>6/4/2020 15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McKinney</text:p>
          </table:table-cell>
          <table:table-cell table:style-name="ce3" office:value-type="string" calcext:value-type="string">
            <text:p>DFND7G2BLKB</text:p>
          </table:table-cell>
          <table:table-cell table:style-name="ce5" table:formula="of:=DATE(2020;6;9)+TIME(14;17;28)" office:value-type="date" office:date-value="2020-06-09T14:17:28" calcext:value-type="date">
            <text:p>6/9/2020 14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Johansen</text:p>
          </table:table-cell>
          <table:table-cell table:style-name="ce2" office:value-type="string" calcext:value-type="string">
            <text:p>PFNLVK4T29C</text:p>
          </table:table-cell>
          <table:table-cell table:style-name="ce4" table:formula="of:=DATE(2020;6;10)+TIME(9;10;6)" office:value-type="date" office:date-value="2020-06-10T09:10:06" calcext:value-type="date">
            <text:p>6/10/2020 9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Linton</text:p>
          </table:table-cell>
          <table:table-cell table:style-name="ce2" office:value-type="string" calcext:value-type="string">
            <text:p>XWN3K5XS3WF</text:p>
          </table:table-cell>
          <table:table-cell table:style-name="ce4" table:formula="of:=DATE(2020;6;12)+TIME(11;26;21)" office:value-type="date" office:date-value="2020-06-12T11:26:21" calcext:value-type="date">
            <text:p>6/12/2020 11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Coggeshall</text:p>
          </table:table-cell>
          <table:table-cell table:style-name="ce3" office:value-type="string" calcext:value-type="string">
            <text:p>NLNK72LXXS4</text:p>
          </table:table-cell>
          <table:table-cell table:style-name="ce5" table:formula="of:=DATE(2020;6;15)+TIME(0;2;56)" office:value-type="date" office:date-value="2020-06-15T00:02:56" calcext:value-type="date">
            <text:p>6/15/2020 0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DTND5B2YFPD</text:p>
          </table:table-cell>
          <table:table-cell table:style-name="ce4" table:formula="of:=DATE(2020;6;17)+TIME(8;28;15)" office:value-type="date" office:date-value="2020-06-17T08:28:15" calcext:value-type="date">
            <text:p>6/17/2020 8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Lehmann</text:p>
          </table:table-cell>
          <table:table-cell table:style-name="ce2" office:value-type="string" calcext:value-type="string">
            <text:p>N3N2TWGJCHS</text:p>
          </table:table-cell>
          <table:table-cell table:style-name="ce4" table:formula="of:=DATE(2020;6;17)+TIME(22;4;57)" office:value-type="date" office:date-value="2020-06-17T22:04:57" calcext:value-type="date">
            <text:p>6/17/2020 2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GFNYW65M963</text:p>
          </table:table-cell>
          <table:table-cell table:style-name="ce4" table:formula="of:=DATE(2020;6;19)+TIME(9;15;56)" office:value-type="date" office:date-value="2020-06-19T09:15:56" calcext:value-type="date">
            <text:p>6/19/2020 9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Sedig</text:p>
          </table:table-cell>
          <table:table-cell table:style-name="ce3" office:value-type="string" calcext:value-type="string">
            <text:p>HTNY664G522</text:p>
          </table:table-cell>
          <table:table-cell table:style-name="ce5" table:formula="of:=DATE(2020;6;19)+TIME(11;29;4)" office:value-type="date" office:date-value="2020-06-19T11:29:04" calcext:value-type="date">
            <text:p>6/19/2020 11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Dineen</text:p>
          </table:table-cell>
          <table:table-cell table:style-name="ce3" office:value-type="string" calcext:value-type="string">
            <text:p>DVNTVRYC667</text:p>
          </table:table-cell>
          <table:table-cell table:style-name="ce5" table:formula="of:=DATE(2020;6;20)+TIME(9;59;7)" office:value-type="date" office:date-value="2020-06-20T09:59:07" calcext:value-type="date">
            <text:p>6/20/2020 9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Martinez</text:p>
          </table:table-cell>
          <table:table-cell table:style-name="ce2" office:value-type="string" calcext:value-type="string">
            <text:p>XLN29QLZLML</text:p>
          </table:table-cell>
          <table:table-cell table:style-name="ce4" table:formula="of:=DATE(2020;6;23)+TIME(18;5;41)" office:value-type="date" office:date-value="2020-06-23T18:05:41" calcext:value-type="date">
            <text:p>6/23/2020 18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Jawed</text:p>
          </table:table-cell>
          <table:table-cell table:style-name="ce2" office:value-type="string" calcext:value-type="string">
            <text:p>M7NW89TYZRW</text:p>
          </table:table-cell>
          <table:table-cell table:style-name="ce4" table:formula="of:=DATE(2020;6;24)+TIME(13;56;12)" office:value-type="date" office:date-value="2020-06-24T13:56:12" calcext:value-type="date">
            <text:p>6/24/2020 13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Haroian</text:p>
          </table:table-cell>
          <table:table-cell table:style-name="ce3" office:value-type="string" calcext:value-type="string">
            <text:p>XXNXNKHTWRH</text:p>
          </table:table-cell>
          <table:table-cell table:style-name="ce5" table:formula="of:=DATE(2020;6;24)+TIME(16;43;25)" office:value-type="date" office:date-value="2020-06-24T16:43:25" calcext:value-type="date">
            <text:p>6/24/2020 16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Walicki</text:p>
          </table:table-cell>
          <table:table-cell table:style-name="ce2" office:value-type="string" calcext:value-type="string">
            <text:p>HFNMKJSKYRG</text:p>
          </table:table-cell>
          <table:table-cell table:style-name="ce4" table:formula="of:=DATE(2020;6;25)+TIME(10;36;0)" office:value-type="date" office:date-value="2020-06-25T10:36:00" calcext:value-type="date">
            <text:p>6/25/2020 10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Cromartie</text:p>
          </table:table-cell>
          <table:table-cell table:style-name="ce2" office:value-type="string" calcext:value-type="string">
            <text:p>MZN82X2PNNM</text:p>
          </table:table-cell>
          <table:table-cell table:style-name="ce4" table:formula="of:=DATE(2020;6;26)+TIME(9;24;58)" office:value-type="date" office:date-value="2020-06-26T09:24:58" calcext:value-type="date">
            <text:p>6/26/2020 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meisner</text:p>
          </table:table-cell>
          <table:table-cell table:style-name="ce2" office:value-type="string" calcext:value-type="string">
            <text:p>KFNRQBWQXML</text:p>
          </table:table-cell>
          <table:table-cell table:style-name="ce4" table:formula="of:=DATE(2020;6;26)+TIME(16;11;18)" office:value-type="date" office:date-value="2020-06-26T16:11:18" calcext:value-type="date">
            <text:p>6/26/2020 16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Gleeson</text:p>
          </table:table-cell>
          <table:table-cell table:style-name="ce2" office:value-type="string" calcext:value-type="string">
            <text:p>K6NG5YLCY6X</text:p>
          </table:table-cell>
          <table:table-cell table:style-name="ce4" table:formula="of:=DATE(2020;6;26)+TIME(16;19;16)" office:value-type="date" office:date-value="2020-06-26T16:19:16" calcext:value-type="date">
            <text:p>6/26/2020 16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Devereaux</text:p>
          </table:table-cell>
          <table:table-cell table:style-name="ce3" office:value-type="string" calcext:value-type="string">
            <text:p>KYNWNKDPG2T</text:p>
          </table:table-cell>
          <table:table-cell table:style-name="ce5" table:formula="of:=DATE(2020;6;26)+TIME(16;32;28)" office:value-type="date" office:date-value="2020-06-26T16:32:28" calcext:value-type="date">
            <text:p>6/26/2020 16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Preston</text:p>
          </table:table-cell>
          <table:table-cell table:style-name="ce2" office:value-type="string" calcext:value-type="string">
            <text:p>LXNZFCZW2QP</text:p>
          </table:table-cell>
          <table:table-cell table:style-name="ce4" table:formula="of:=DATE(2020;6;28)+TIME(9;31;36)" office:value-type="date" office:date-value="2020-06-28T09:31:36" calcext:value-type="date">
            <text:p>6/28/2020 9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Sheehy</text:p>
          </table:table-cell>
          <table:table-cell table:style-name="ce2" office:value-type="string" calcext:value-type="string">
            <text:p>GSN3NR7S2ML</text:p>
          </table:table-cell>
          <table:table-cell table:style-name="ce4" table:formula="of:=DATE(2020;6;28)+TIME(20;48;9)" office:value-type="date" office:date-value="2020-06-28T20:48:09" calcext:value-type="date">
            <text:p>6/28/2020 20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Faith</text:p>
          </table:table-cell>
          <table:table-cell table:style-name="ce2" office:value-type="string" calcext:value-type="string">
            <text:p>ZZNNFSMCJYC</text:p>
          </table:table-cell>
          <table:table-cell table:style-name="ce4" table:formula="of:=DATE(2020;6;29)+TIME(13;32;29)" office:value-type="date" office:date-value="2020-06-29T13:32:29" calcext:value-type="date">
            <text:p>6/29/2020 13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 Lornel</text:p>
          </table:table-cell>
          <table:table-cell table:style-name="ce3" office:value-type="string" calcext:value-type="string">
            <text:p>Villanueva</text:p>
          </table:table-cell>
          <table:table-cell table:style-name="ce3" office:value-type="string" calcext:value-type="string">
            <text:p>JHNKYNWCFBD</text:p>
          </table:table-cell>
          <table:table-cell table:style-name="ce5" table:formula="of:=DATE(2020;6;19)+TIME(6;10;55)" office:value-type="date" office:date-value="2020-06-19T06:10:55" calcext:value-type="date">
            <text:p>6/19/2020 6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hn Oliver</text:p>
          </table:table-cell>
          <table:table-cell table:style-name="ce3" office:value-type="string" calcext:value-type="string">
            <text:p>Amurao</text:p>
          </table:table-cell>
          <table:table-cell table:style-name="ce3" office:value-type="string" calcext:value-type="string">
            <text:p>HQN6LCGBTSV</text:p>
          </table:table-cell>
          <table:table-cell table:style-name="ce5" table:formula="of:=DATE(2020;6;17)+TIME(12;0;9)" office:value-type="date" office:date-value="2020-06-17T12:00:09" calcext:value-type="date">
            <text:p>6/17/2020 12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ko Sarjono</text:p>
          </table:table-cell>
          <table:table-cell table:style-name="ce2" office:value-type="string" calcext:value-type="string">
            <text:p>Slameto</text:p>
          </table:table-cell>
          <table:table-cell table:style-name="ce2" office:value-type="string" calcext:value-type="string">
            <text:p>JLNQV92V5QK</text:p>
          </table:table-cell>
          <table:table-cell table:style-name="ce4" table:formula="of:=DATE(2020;6;12)+TIME(21;57;12)" office:value-type="date" office:date-value="2020-06-12T21:57:12" calcext:value-type="date">
            <text:p>6/12/2020 21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man</text:p>
          </table:table-cell>
          <table:table-cell table:style-name="ce2" office:value-type="string" calcext:value-type="string">
            <text:p>Chu</text:p>
          </table:table-cell>
          <table:table-cell table:style-name="ce2" office:value-type="string" calcext:value-type="string">
            <text:p>PMNMJ93S4P7</text:p>
          </table:table-cell>
          <table:table-cell table:style-name="ce4" table:formula="of:=DATE(2020;6;25)+TIME(18;54;52)" office:value-type="date" office:date-value="2020-06-25T18:54:52" calcext:value-type="date">
            <text:p>6/25/2020 18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mar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string" calcext:value-type="string">
            <text:p>LQNQMHN8D3L</text:p>
          </table:table-cell>
          <table:table-cell table:style-name="ce5" table:formula="of:=DATE(2020;6;25)+TIME(10;25;20)" office:value-type="date" office:date-value="2020-06-25T10:25:20" calcext:value-type="date">
            <text:p>6/25/2020 10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</text:p>
          </table:table-cell>
          <table:table-cell table:style-name="ce3" office:value-type="string" calcext:value-type="string">
            <text:p>Worley</text:p>
          </table:table-cell>
          <table:table-cell table:style-name="ce3" office:value-type="string" calcext:value-type="string">
            <text:p>KHN4TQG6MBP</text:p>
          </table:table-cell>
          <table:table-cell table:style-name="ce5" table:formula="of:=DATE(2020;5;6)+TIME(10;59;7)" office:value-type="date" office:date-value="2020-05-06T10:59:07" calcext:value-type="date">
            <text:p>5/6/2020 1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</text:p>
          </table:table-cell>
          <table:table-cell table:style-name="ce3" office:value-type="string" calcext:value-type="string">
            <text:p>Mason</text:p>
          </table:table-cell>
          <table:table-cell table:style-name="ce3" office:value-type="string" calcext:value-type="string">
            <text:p>F3NPJKJ3BJN</text:p>
          </table:table-cell>
          <table:table-cell table:style-name="ce5" table:formula="of:=DATE(2020;5;15)+TIME(11;35;48)" office:value-type="date" office:date-value="2020-05-15T11:35:48" calcext:value-type="date">
            <text:p>5/15/2020 11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Masters</text:p>
          </table:table-cell>
          <table:table-cell table:style-name="ce2" office:value-type="string" calcext:value-type="string">
            <text:p>DKNRNF273Q6</text:p>
          </table:table-cell>
          <table:table-cell table:style-name="ce4" table:formula="of:=DATE(2020;5;21)+TIME(23;20;34)" office:value-type="date" office:date-value="2020-05-21T23:20:34" calcext:value-type="date">
            <text:p>5/21/2020 23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Piccola</text:p>
          </table:table-cell>
          <table:table-cell table:style-name="ce2" office:value-type="string" calcext:value-type="string">
            <text:p>V3N4WXJYYT8</text:p>
          </table:table-cell>
          <table:table-cell table:style-name="ce4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Trossbach</text:p>
          </table:table-cell>
          <table:table-cell table:style-name="ce2" office:value-type="string" calcext:value-type="string">
            <text:p>JZNQL9XKDC4</text:p>
          </table:table-cell>
          <table:table-cell table:style-name="ce4" table:formula="of:=DATE(2020;6;1)+TIME(19;23;38)" office:value-type="date" office:date-value="2020-06-01T19:23:38" calcext:value-type="date">
            <text:p>6/1/2020 19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McDonough</text:p>
          </table:table-cell>
          <table:table-cell table:style-name="ce2" office:value-type="string" calcext:value-type="string">
            <text:p>P7NFKR24DMC</text:p>
          </table:table-cell>
          <table:table-cell table:style-name="ce4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</text:p>
          </table:table-cell>
          <table:table-cell table:style-name="ce3" office:value-type="string" calcext:value-type="string">
            <text:p>Smaller</text:p>
          </table:table-cell>
          <table:table-cell table:style-name="ce3" office:value-type="string" calcext:value-type="string">
            <text:p>FYNWGV8SQT9</text:p>
          </table:table-cell>
          <table:table-cell table:style-name="ce5" table:formula="of:=DATE(2020;6;8)+TIME(23;12;0)" office:value-type="date" office:date-value="2020-06-08T23:12:00" calcext:value-type="date">
            <text:p>6/8/2020 23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</text:p>
          </table:table-cell>
          <table:table-cell table:style-name="ce2" office:value-type="string" calcext:value-type="string">
            <text:p>Shaffer</text:p>
          </table:table-cell>
          <table:table-cell table:style-name="ce2" office:value-type="string" calcext:value-type="string">
            <text:p>HLNXBY3DFX5</text:p>
          </table:table-cell>
          <table:table-cell table:style-name="ce4" table:formula="of:=DATE(2020;6;12)+TIME(21;2;39)" office:value-type="date" office:date-value="2020-06-12T21:02:39" calcext:value-type="date">
            <text:p>6/12/2020 21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</text:p>
          </table:table-cell>
          <table:table-cell table:style-name="ce3" office:value-type="string" calcext:value-type="string">
            <text:p>Schimpke</text:p>
          </table:table-cell>
          <table:table-cell table:style-name="ce3" office:value-type="string" calcext:value-type="string">
            <text:p>NNNP3FQLHBB</text:p>
          </table:table-cell>
          <table:table-cell table:style-name="ce5" table:formula="of:=DATE(2020;6;18)+TIME(14;51;23)" office:value-type="date" office:date-value="2020-06-18T14:51:23" calcext:value-type="date">
            <text:p>6/18/2020 14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</text:p>
          </table:table-cell>
          <table:table-cell table:style-name="ce3" office:value-type="string" calcext:value-type="string">
            <text:p>Gold</text:p>
          </table:table-cell>
          <table:table-cell table:style-name="ce3" office:value-type="string" calcext:value-type="string">
            <text:p>DHN4K6N3ZJ6</text:p>
          </table:table-cell>
          <table:table-cell table:style-name="ce5" table:formula="of:=DATE(2020;6;29)+TIME(10;4;8)" office:value-type="date" office:date-value="2020-06-29T10:04:08" calcext:value-type="date">
            <text:p>6/29/2020 10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athan</text:p>
          </table:table-cell>
          <table:table-cell table:style-name="ce3" office:value-type="string" calcext:value-type="string">
            <text:p>Berkhahn</text:p>
          </table:table-cell>
          <table:table-cell table:style-name="ce3" office:value-type="string" calcext:value-type="string">
            <text:p>KLNZJRD3N8P</text:p>
          </table:table-cell>
          <table:table-cell table:style-name="ce5" table:formula="of:=DATE(2020;4;2)+TIME(16;9;2)" office:value-type="date" office:date-value="2020-04-02T16:09:02" calcext:value-type="date">
            <text:p>4/2/2020 16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athan</text:p>
          </table:table-cell>
          <table:table-cell table:style-name="ce3" office:value-type="string" calcext:value-type="string">
            <text:p>Slobodzian</text:p>
          </table:table-cell>
          <table:table-cell table:style-name="ce3" office:value-type="string" calcext:value-type="string">
            <text:p>QYNMGG57QFD</text:p>
          </table:table-cell>
          <table:table-cell table:style-name="ce5" table:formula="of:=DATE(2020;5;20)+TIME(23;1;38)" office:value-type="date" office:date-value="2020-05-20T23:01:38" calcext:value-type="date">
            <text:p>5/20/2020 23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Wexler</text:p>
          </table:table-cell>
          <table:table-cell table:style-name="ce2" office:value-type="string" calcext:value-type="string">
            <text:p>FDND5K4GXFK</text:p>
          </table:table-cell>
          <table:table-cell table:style-name="ce4" table:formula="of:=DATE(2020;5;28)+TIME(13;41;10)" office:value-type="date" office:date-value="2020-05-28T13:41:10" calcext:value-type="date">
            <text:p>5/28/2020 13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Schenk</text:p>
          </table:table-cell>
          <table:table-cell table:style-name="ce2" office:value-type="string" calcext:value-type="string">
            <text:p>XHNM573RGGV</text:p>
          </table:table-cell>
          <table:table-cell table:style-name="ce4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athan</text:p>
          </table:table-cell>
          <table:table-cell table:style-name="ce3" office:value-type="string" calcext:value-type="string">
            <text:p>Hearn</text:p>
          </table:table-cell>
          <table:table-cell table:style-name="ce3" office:value-type="string" calcext:value-type="string">
            <text:p>ZFNDZ4DXV4K</text:p>
          </table:table-cell>
          <table:table-cell table:style-name="ce5" table:formula="of:=DATE(2020;6;3)+TIME(11;27;34)" office:value-type="date" office:date-value="2020-06-03T11:27:34" calcext:value-type="date">
            <text:p>6/3/2020 11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Goldin</text:p>
          </table:table-cell>
          <table:table-cell table:style-name="ce2" office:value-type="string" calcext:value-type="string">
            <text:p>HVNS9CDFL5T</text:p>
          </table:table-cell>
          <table:table-cell table:style-name="ce4" table:formula="of:=DATE(2020;6;10)+TIME(10;35;43)" office:value-type="date" office:date-value="2020-06-10T10:35:43" calcext:value-type="date">
            <text:p>6/10/2020 1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Beri</text:p>
          </table:table-cell>
          <table:table-cell table:style-name="ce2" office:value-type="string" calcext:value-type="string">
            <text:p>GJNK5VCW6YY</text:p>
          </table:table-cell>
          <table:table-cell table:style-name="ce4" table:formula="of:=DATE(2020;6;12)+TIME(13;32;27)" office:value-type="date" office:date-value="2020-06-12T13:32:27" calcext:value-type="date">
            <text:p>6/12/2020 13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athan</text:p>
          </table:table-cell>
          <table:table-cell table:style-name="ce2" office:value-type="string" calcext:value-type="string">
            <text:p>Boley</text:p>
          </table:table-cell>
          <table:table-cell table:style-name="ce2" office:value-type="string" calcext:value-type="string">
            <text:p>ZYN53VSHYT2</text:p>
          </table:table-cell>
          <table:table-cell table:style-name="ce4" table:formula="of:=DATE(2020;6;20)+TIME(2;24;42)" office:value-type="date" office:date-value="2020-06-20T02:24:42" calcext:value-type="date">
            <text:p>6/20/2020 2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athan</text:p>
          </table:table-cell>
          <table:table-cell table:style-name="ce3" office:value-type="string" calcext:value-type="string">
            <text:p>Odgis</text:p>
          </table:table-cell>
          <table:table-cell table:style-name="ce3" office:value-type="string" calcext:value-type="string">
            <text:p>Z4NXJQ7J6JS</text:p>
          </table:table-cell>
          <table:table-cell table:style-name="ce5" table:formula="of:=DATE(2020;6;22)+TIME(10;41;44)" office:value-type="date" office:date-value="2020-06-22T10:41:44" calcext:value-type="date">
            <text:p>6/22/2020 1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athan</text:p>
          </table:table-cell>
          <table:table-cell table:style-name="ce3" office:value-type="string" calcext:value-type="string">
            <text:p>Corbet</text:p>
          </table:table-cell>
          <table:table-cell table:style-name="ce3" office:value-type="string" calcext:value-type="string">
            <text:p>DCNLPLSHRPH</text:p>
          </table:table-cell>
          <table:table-cell table:style-name="ce5" table:formula="of:=DATE(2020;6;25)+TIME(17;25;28)" office:value-type="date" office:date-value="2020-06-25T17:25:28" calcext:value-type="date">
            <text:p>6/25/2020 17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athan</text:p>
          </table:table-cell>
          <table:table-cell table:style-name="ce3" office:value-type="string" calcext:value-type="string">
            <text:p>Knudsen</text:p>
          </table:table-cell>
          <table:table-cell table:style-name="ce3" office:value-type="string" calcext:value-type="string">
            <text:p>FQNL54MPGQ3</text:p>
          </table:table-cell>
          <table:table-cell table:style-name="ce5" table:formula="of:=DATE(2020;6;26)+TIME(16;17;24)" office:value-type="date" office:date-value="2020-06-26T16:17:24" calcext:value-type="date">
            <text:p>6/26/2020 16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athan</text:p>
          </table:table-cell>
          <table:table-cell table:style-name="ce3" office:value-type="string" calcext:value-type="string">
            <text:p>Valdebenito</text:p>
          </table:table-cell>
          <table:table-cell table:style-name="ce3" office:value-type="string" calcext:value-type="string">
            <text:p>K6NSZ3LWHW8</text:p>
          </table:table-cell>
          <table:table-cell table:style-name="ce5" table:formula="of:=DATE(2020;6;28)+TIME(14;32;33)" office:value-type="date" office:date-value="2020-06-28T14:32:33" calcext:value-type="date">
            <text:p>6/28/2020 14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nne</text:p>
          </table:table-cell>
          <table:table-cell table:style-name="ce3" office:value-type="string" calcext:value-type="string">
            <text:p>Soininen</text:p>
          </table:table-cell>
          <table:table-cell table:style-name="ce3" office:value-type="string" calcext:value-type="string">
            <text:p>GJNH22S2R5C</text:p>
          </table:table-cell>
          <table:table-cell table:style-name="ce5" table:formula="of:=DATE(2020;6;26)+TIME(3;21;5)" office:value-type="date" office:date-value="2020-06-26T03:21:05" calcext:value-type="date">
            <text:p>6/26/2020 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no</text:p>
          </table:table-cell>
          <table:table-cell table:style-name="ce2" office:value-type="string" calcext:value-type="string">
            <text:p>Bacon</text:p>
          </table:table-cell>
          <table:table-cell table:style-name="ce2" office:value-type="string" calcext:value-type="string">
            <text:p>N6NXQVGTS3J</text:p>
          </table:table-cell>
          <table:table-cell table:style-name="ce4" table:formula="of:=DATE(2020;5;22)+TIME(11;46;20)" office:value-type="date" office:date-value="2020-05-22T11:46:20" calcext:value-type="date">
            <text:p>5/22/2020 1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Hand</text:p>
          </table:table-cell>
          <table:table-cell table:style-name="ce3" office:value-type="string" calcext:value-type="string">
            <text:p>ZSNBLXZTKBP</text:p>
          </table:table-cell>
          <table:table-cell table:style-name="ce5" table:formula="of:=DATE(2020;3;27)+TIME(15;22;51)" office:value-type="date" office:date-value="2020-03-27T15:22:51" calcext:value-type="date">
            <text:p>3/27/2020 15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Conway</text:p>
          </table:table-cell>
          <table:table-cell table:style-name="ce2" office:value-type="string" calcext:value-type="string">
            <text:p>NBNL8QBPYCL</text:p>
          </table:table-cell>
          <table:table-cell table:style-name="ce4" table:formula="of:=DATE(2020;6;16)+TIME(10;7;46)" office:value-type="date" office:date-value="2020-06-16T10:07:46" calcext:value-type="date">
            <text:p>6/16/2020 10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rdan</text:p>
          </table:table-cell>
          <table:table-cell table:style-name="ce3" office:value-type="string" calcext:value-type="string">
            <text:p>Morris</text:p>
          </table:table-cell>
          <table:table-cell table:style-name="ce3" office:value-type="string" calcext:value-type="string">
            <text:p>MDNPVDYTXD8</text:p>
          </table:table-cell>
          <table:table-cell table:style-name="ce5" table:formula="of:=DATE(2020;6;27)+TIME(12;37;2)" office:value-type="date" office:date-value="2020-06-27T12:37:02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rdan</text:p>
          </table:table-cell>
          <table:table-cell table:style-name="ce2" office:value-type="string" calcext:value-type="string">
            <text:p>Montgomery</text:p>
          </table:table-cell>
          <table:table-cell table:style-name="ce2" office:value-type="string" calcext:value-type="string">
            <text:p>VFNK6T8KF65</text:p>
          </table:table-cell>
          <table:table-cell table:style-name="ce4" table:formula="of:=DATE(2020;6;27)+TIME(12;37;2)" office:value-type="date" office:date-value="2020-06-27T12:37:02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örg</text:p>
          </table:table-cell>
          <table:table-cell table:style-name="ce3" office:value-type="string" calcext:value-type="string">
            <text:p>Hofrichter</text:p>
          </table:table-cell>
          <table:table-cell table:style-name="ce3" office:value-type="string" calcext:value-type="string">
            <text:p>Z3N2ZHJVXM9</text:p>
          </table:table-cell>
          <table:table-cell table:style-name="ce5" table:formula="of:=DATE(2020;6;3)+TIME(5;47;1)" office:value-type="date" office:date-value="2020-06-03T05:47:01" calcext:value-type="date">
            <text:p>6/3/2020 5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Nunez</text:p>
          </table:table-cell>
          <table:table-cell table:style-name="ce2" office:value-type="string" calcext:value-type="string">
            <text:p>LJNWZHX2CBJ</text:p>
          </table:table-cell>
          <table:table-cell table:style-name="ce4" table:formula="of:=DATE(2020;6;25)+TIME(3;39;20)" office:value-type="date" office:date-value="2020-06-25T03:39:20" calcext:value-type="date">
            <text:p>6/25/2020 3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rge</text:p>
          </table:table-cell>
          <table:table-cell table:style-name="ce3" office:value-type="string" calcext:value-type="string">
            <text:p>Quintana</text:p>
          </table:table-cell>
          <table:table-cell table:style-name="ce3" office:value-type="string" calcext:value-type="string">
            <text:p>M9N7YFP6YMT</text:p>
          </table:table-cell>
          <table:table-cell table:style-name="ce5" table:formula="of:=DATE(2020;6;25)+TIME(17;16;50)" office:value-type="date" office:date-value="2020-06-25T17:16:50" calcext:value-type="date">
            <text:p>6/25/2020 17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rge</text:p>
          </table:table-cell>
          <table:table-cell table:style-name="ce2" office:value-type="string" calcext:value-type="string">
            <text:p>Muñoz</text:p>
          </table:table-cell>
          <table:table-cell table:style-name="ce2" office:value-type="string" calcext:value-type="string">
            <text:p>LWNPRG3KQNL</text:p>
          </table:table-cell>
          <table:table-cell table:style-name="ce4" table:formula="of:=DATE(2020;6;27)+TIME(4;8;23)" office:value-type="date" office:date-value="2020-06-27T04:08:23" calcext:value-type="date">
            <text:p>6/27/2020 4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rge E</text:p>
          </table:table-cell>
          <table:table-cell table:style-name="ce3" office:value-type="string" calcext:value-type="string">
            <text:p>Haros</text:p>
          </table:table-cell>
          <table:table-cell table:style-name="ce3" office:value-type="string" calcext:value-type="string">
            <text:p>FLNK3D9SK5L</text:p>
          </table:table-cell>
          <table:table-cell table:style-name="ce5" table:formula="of:=DATE(2020;6;26)+TIME(2;1;27)" office:value-type="date" office:date-value="2020-06-26T02:01:27" calcext:value-type="date">
            <text:p>6/26/2020 2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rk</text:p>
          </table:table-cell>
          <table:table-cell table:style-name="ce3" office:value-type="string" calcext:value-type="string">
            <text:p>Loeser</text:p>
          </table:table-cell>
          <table:table-cell table:style-name="ce3" office:value-type="string" calcext:value-type="string">
            <text:p>KBNRQSPN2RZ</text:p>
          </table:table-cell>
          <table:table-cell table:style-name="ce5" table:formula="of:=DATE(2020;5;8)+TIME(12;35;6)" office:value-type="date" office:date-value="2020-05-08T12:35:06" calcext:value-type="date">
            <text:p>5/8/2020 12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Duarte</text:p>
          </table:table-cell>
          <table:table-cell table:style-name="ce2" office:value-type="string" calcext:value-type="string">
            <text:p>J5NW7MVQ667</text:p>
          </table:table-cell>
          <table:table-cell table:style-name="ce4" table:formula="of:=DATE(2020;5;14)+TIME(12;27;33)" office:value-type="date" office:date-value="2020-05-14T12:27:33" calcext:value-type="date">
            <text:p>5/14/2020 12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Colmenares</text:p>
          </table:table-cell>
          <table:table-cell table:style-name="ce2" office:value-type="string" calcext:value-type="string">
            <text:p>PMNF23MDNSN</text:p>
          </table:table-cell>
          <table:table-cell table:style-name="ce4" table:formula="of:=DATE(2020;5;18)+TIME(14;44;15)" office:value-type="date" office:date-value="2020-05-18T14:44:15" calcext:value-type="date">
            <text:p>5/18/2020 14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</text:p>
          </table:table-cell>
          <table:table-cell table:style-name="ce3" office:value-type="string" calcext:value-type="string">
            <text:p>Ceñal</text:p>
          </table:table-cell>
          <table:table-cell table:style-name="ce3" office:value-type="string" calcext:value-type="string">
            <text:p>GXNLWVWV3Q2</text:p>
          </table:table-cell>
          <table:table-cell table:style-name="ce5" table:formula="of:=DATE(2020;6;4)+TIME(16;44;48)" office:value-type="date" office:date-value="2020-06-04T16:44:48" calcext:value-type="date">
            <text:p>6/4/2020 16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</text:p>
          </table:table-cell>
          <table:table-cell table:style-name="ce3" office:value-type="string" calcext:value-type="string">
            <text:p>Vazquez</text:p>
          </table:table-cell>
          <table:table-cell table:style-name="ce3" office:value-type="string" calcext:value-type="string">
            <text:p>MPNY22PL5DH</text:p>
          </table:table-cell>
          <table:table-cell table:style-name="ce5" table:formula="of:=DATE(2020;6;15)+TIME(9;59;54)" office:value-type="date" office:date-value="2020-06-15T09:59:54" calcext:value-type="date">
            <text:p>6/15/2020 9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</text:p>
          </table:table-cell>
          <table:table-cell table:style-name="ce2" office:value-type="string" calcext:value-type="string">
            <text:p>Moises</text:p>
          </table:table-cell>
          <table:table-cell table:style-name="ce2" office:value-type="string" calcext:value-type="string">
            <text:p>ZLNT2GD6KR4</text:p>
          </table:table-cell>
          <table:table-cell table:style-name="ce4" table:formula="of:=DATE(2020;6;17)+TIME(19;45;45)" office:value-type="date" office:date-value="2020-06-17T19:45:45" calcext:value-type="date">
            <text:p>6/17/2020 19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</text:p>
          </table:table-cell>
          <table:table-cell table:style-name="ce3" office:value-type="string" calcext:value-type="string">
            <text:p>Villalobos</text:p>
          </table:table-cell>
          <table:table-cell table:style-name="ce3" office:value-type="string" calcext:value-type="string">
            <text:p>K7N33VNCM7H</text:p>
          </table:table-cell>
          <table:table-cell table:style-name="ce5" table:formula="of:=DATE(2020;6;25)+TIME(21;3;46)" office:value-type="date" office:date-value="2020-06-25T21:03:46" calcext:value-type="date">
            <text:p>6/25/2020 2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é</text:p>
          </table:table-cell>
          <table:table-cell table:style-name="ce2" office:value-type="string" calcext:value-type="string">
            <text:p>Hernández</text:p>
          </table:table-cell>
          <table:table-cell table:style-name="ce2" office:value-type="string" calcext:value-type="string">
            <text:p>LJNDXPFM5J8</text:p>
          </table:table-cell>
          <table:table-cell table:style-name="ce4" table:formula="of:=DATE(2020;5;14)+TIME(16;3;15)" office:value-type="date" office:date-value="2020-05-14T16:03:15" calcext:value-type="date">
            <text:p>5/14/2020 16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 Alejandro</text:p>
          </table:table-cell>
          <table:table-cell table:style-name="ce3" office:value-type="string" calcext:value-type="string">
            <text:p>Balderas Figueroa</text:p>
          </table:table-cell>
          <table:table-cell table:style-name="ce3" office:value-type="string" calcext:value-type="string">
            <text:p>KQN6VS37FM8</text:p>
          </table:table-cell>
          <table:table-cell table:style-name="ce5" table:formula="of:=DATE(2020;6;27)+TIME(21;2;29)" office:value-type="date" office:date-value="2020-06-27T21:02:29" calcext:value-type="date">
            <text:p>6/27/2020 2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é Luis</text:p>
          </table:table-cell>
          <table:table-cell table:style-name="ce2" office:value-type="string" calcext:value-type="string">
            <text:p>Anaya Calvete</text:p>
          </table:table-cell>
          <table:table-cell table:style-name="ce2" office:value-type="string" calcext:value-type="string">
            <text:p>N9N3TJJBQT9</text:p>
          </table:table-cell>
          <table:table-cell table:style-name="ce4" table:formula="of:=DATE(2020;6;17)+TIME(0;48;6)" office:value-type="date" office:date-value="2020-06-17T00:48:06" calcext:value-type="date">
            <text:p>6/17/2020 0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 Manuel</text:p>
          </table:table-cell>
          <table:table-cell table:style-name="ce3" office:value-type="string" calcext:value-type="string">
            <text:p>Garcia</text:p>
          </table:table-cell>
          <table:table-cell table:style-name="ce3" office:value-type="string" calcext:value-type="string">
            <text:p>QWNKJQQW3B5</text:p>
          </table:table-cell>
          <table:table-cell table:style-name="ce5" table:formula="of:=DATE(2020;5;14)+TIME(2;16;36)" office:value-type="date" office:date-value="2020-05-14T02:16:36" calcext:value-type="date">
            <text:p>5/14/2020 2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f</text:p>
          </table:table-cell>
          <table:table-cell table:style-name="ce3" office:value-type="string" calcext:value-type="string">
            <text:p>Bacik</text:p>
          </table:table-cell>
          <table:table-cell table:style-name="ce3" office:value-type="string" calcext:value-type="string">
            <text:p>ZYN4365YW5X</text:p>
          </table:table-cell>
          <table:table-cell table:style-name="ce5" table:formula="of:=DATE(2020;4;2)+TIME(15;57;29)" office:value-type="date" office:date-value="2020-04-02T15:57:29" calcext:value-type="date">
            <text:p>4/2/2020 15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f</text:p>
          </table:table-cell>
          <table:table-cell table:style-name="ce2" office:value-type="string" calcext:value-type="string">
            <text:p>Holzmayr-Khosh Amoz</text:p>
          </table:table-cell>
          <table:table-cell table:style-name="ce2" office:value-type="string" calcext:value-type="string">
            <text:p>G9NZ5HMLH8N</text:p>
          </table:table-cell>
          <table:table-cell table:style-name="ce4" table:formula="of:=DATE(2020;5;29)+TIME(7;13;0)" office:value-type="date" office:date-value="2020-05-29T07:13:00" calcext:value-type="date">
            <text:p>5/29/2020 7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f</text:p>
          </table:table-cell>
          <table:table-cell table:style-name="ce3" office:value-type="string" calcext:value-type="string">
            <text:p>Ceritelli</text:p>
          </table:table-cell>
          <table:table-cell table:style-name="ce3" office:value-type="string" calcext:value-type="string">
            <text:p>FFNR5MB2LHW</text:p>
          </table:table-cell>
          <table:table-cell table:style-name="ce5" table:formula="of:=DATE(2020;6;22)+TIME(20;0;4)" office:value-type="date" office:date-value="2020-06-22T20:00:04" calcext:value-type="date">
            <text:p>6/22/2020 2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Naghdi</text:p>
          </table:table-cell>
          <table:table-cell table:style-name="ce3" office:value-type="string" calcext:value-type="string">
            <text:p>V7NS2QQMMDH</text:p>
          </table:table-cell>
          <table:table-cell table:style-name="ce5" table:formula="of:=DATE(2020;5;6)+TIME(6;42;26)" office:value-type="date" office:date-value="2020-05-06T06:42:26" calcext:value-type="date">
            <text:p>5/6/2020 6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Wenninger</text:p>
          </table:table-cell>
          <table:table-cell table:style-name="ce2" office:value-type="string" calcext:value-type="string">
            <text:p>JPN69FPNMXX</text:p>
          </table:table-cell>
          <table:table-cell table:style-name="ce4" table:formula="of:=DATE(2020;5;9)+TIME(3;17;51)" office:value-type="date" office:date-value="2020-05-09T03:17:51" calcext:value-type="date">
            <text:p>5/9/2020 3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Woolfrey</text:p>
          </table:table-cell>
          <table:table-cell table:style-name="ce3" office:value-type="string" calcext:value-type="string">
            <text:p>XDN2FBTCXP6</text:p>
          </table:table-cell>
          <table:table-cell table:style-name="ce5" table:formula="of:=DATE(2020;5;23)+TIME(13;18;42)" office:value-type="date" office:date-value="2020-05-23T13:18:42" calcext:value-type="date">
            <text:p>5/23/2020 13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Szep</text:p>
          </table:table-cell>
          <table:table-cell table:style-name="ce3" office:value-type="string" calcext:value-type="string">
            <text:p>G3N864HGG3R</text:p>
          </table:table-cell>
          <table:table-cell table:style-name="ce5" table:formula="of:=DATE(2020;6;2)+TIME(10;6;33)" office:value-type="date" office:date-value="2020-06-02T10:06:33" calcext:value-type="date">
            <text:p>6/2/2020 10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Chestnut</text:p>
          </table:table-cell>
          <table:table-cell table:style-name="ce2" office:value-type="string" calcext:value-type="string">
            <text:p>N5NB8GTP9J6</text:p>
          </table:table-cell>
          <table:table-cell table:style-name="ce4" table:formula="of:=DATE(2020;6;11)+TIME(15;36;57)" office:value-type="date" office:date-value="2020-06-11T15:36:57" calcext:value-type="date">
            <text:p>6/11/2020 15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Young</text:p>
          </table:table-cell>
          <table:table-cell table:style-name="ce3" office:value-type="string" calcext:value-type="string">
            <text:p>H5N5WVZXQLX</text:p>
          </table:table-cell>
          <table:table-cell table:style-name="ce5" table:formula="of:=DATE(2020;6;17)+TIME(10;18;11)" office:value-type="date" office:date-value="2020-06-17T10:18:11" calcext:value-type="date">
            <text:p>6/17/2020 10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Bessette-Denwood</text:p>
          </table:table-cell>
          <table:table-cell table:style-name="ce2" office:value-type="string" calcext:value-type="string">
            <text:p>DQNRC2RNQ72</text:p>
          </table:table-cell>
          <table:table-cell table:style-name="ce4" table:formula="of:=DATE(2020;6;18)+TIME(13;55;13)" office:value-type="date" office:date-value="2020-06-18T13:55:13" calcext:value-type="date">
            <text:p>6/18/2020 13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Grigoletti</text:p>
          </table:table-cell>
          <table:table-cell table:style-name="ce3" office:value-type="string" calcext:value-type="string">
            <text:p>FZNQ9THZQJX</text:p>
          </table:table-cell>
          <table:table-cell table:style-name="ce5" table:formula="of:=DATE(2020;6;18)+TIME(23;50;35)" office:value-type="date" office:date-value="2020-06-18T23:50:35" calcext:value-type="date">
            <text:p>6/18/2020 23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eph</text:p>
          </table:table-cell>
          <table:table-cell table:style-name="ce2" office:value-type="string" calcext:value-type="string">
            <text:p>O'Banion</text:p>
          </table:table-cell>
          <table:table-cell table:style-name="ce2" office:value-type="string" calcext:value-type="string">
            <text:p>JZNQJMDX394</text:p>
          </table:table-cell>
          <table:table-cell table:style-name="ce4" table:formula="of:=DATE(2020;6;26)+TIME(20;4;53)" office:value-type="date" office:date-value="2020-06-26T20:04:53" calcext:value-type="date">
            <text:p>6/26/2020 20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eph</text:p>
          </table:table-cell>
          <table:table-cell table:style-name="ce3" office:value-type="string" calcext:value-type="string">
            <text:p>Broderick</text:p>
          </table:table-cell>
          <table:table-cell table:style-name="ce3" office:value-type="string" calcext:value-type="string">
            <text:p>MYNNXLG9VDG</text:p>
          </table:table-cell>
          <table:table-cell table:style-name="ce5" table:formula="of:=DATE(2020;6;29)+TIME(10;42;4)" office:value-type="date" office:date-value="2020-06-29T10:42:04" calcext:value-type="date">
            <text:p>6/29/2020 10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Lawless</text:p>
          </table:table-cell>
          <table:table-cell table:style-name="ce2" office:value-type="string" calcext:value-type="string">
            <text:p>PYN5Y9WQ5MX</text:p>
          </table:table-cell>
          <table:table-cell table:style-name="ce4" table:formula="of:=DATE(2020;5;5)+TIME(17;34;43)" office:value-type="date" office:date-value="2020-05-05T17:34:43" calcext:value-type="date">
            <text:p>5/5/2020 17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h</text:p>
          </table:table-cell>
          <table:table-cell table:style-name="ce3" office:value-type="string" calcext:value-type="string">
            <text:p>kent</text:p>
          </table:table-cell>
          <table:table-cell table:style-name="ce3" office:value-type="string" calcext:value-type="string">
            <text:p>FLNMF833B28</text:p>
          </table:table-cell>
          <table:table-cell table:style-name="ce5" table:formula="of:=DATE(2020;5;11)+TIME(15;3;6)" office:value-type="date" office:date-value="2020-05-11T15:03:06" calcext:value-type="date">
            <text:p>5/11/2020 15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h</text:p>
          </table:table-cell>
          <table:table-cell table:style-name="ce3" office:value-type="string" calcext:value-type="string">
            <text:p>Whetton</text:p>
          </table:table-cell>
          <table:table-cell table:style-name="ce3" office:value-type="string" calcext:value-type="string">
            <text:p>XTNWT3W49VM</text:p>
          </table:table-cell>
          <table:table-cell table:style-name="ce5" table:formula="of:=DATE(2020;5;21)+TIME(15;3;56)" office:value-type="date" office:date-value="2020-05-21T15:03:56" calcext:value-type="date">
            <text:p>5/21/2020 15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Costa</text:p>
          </table:table-cell>
          <table:table-cell table:style-name="ce2" office:value-type="string" calcext:value-type="string">
            <text:p>KJN343M3PMS</text:p>
          </table:table-cell>
          <table:table-cell table:style-name="ce4" table:formula="of:=DATE(2020;6;9)+TIME(11;18;21)" office:value-type="date" office:date-value="2020-06-09T11:18:21" calcext:value-type="date">
            <text:p>6/9/2020 11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U.</text:p>
          </table:table-cell>
          <table:table-cell table:style-name="ce2" office:value-type="string" calcext:value-type="string">
            <text:p>ZFNQN6HRZDD</text:p>
          </table:table-cell>
          <table:table-cell table:style-name="ce4" table:formula="of:=DATE(2020;6;19)+TIME(7;57;49)" office:value-type="date" office:date-value="2020-06-19T07:57:49" calcext:value-type="date">
            <text:p>6/19/2020 7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</text:p>
          </table:table-cell>
          <table:table-cell table:style-name="ce2" office:value-type="string" calcext:value-type="string">
            <text:p>Gaweda</text:p>
          </table:table-cell>
          <table:table-cell table:style-name="ce2" office:value-type="string" calcext:value-type="string">
            <text:p>DNNJMCKMSDW</text:p>
          </table:table-cell>
          <table:table-cell table:style-name="ce4" table:formula="of:=DATE(2020;6;25)+TIME(14;17;2)" office:value-type="date" office:date-value="2020-06-25T14:17:02" calcext:value-type="date">
            <text:p>6/25/2020 14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h</text:p>
          </table:table-cell>
          <table:table-cell table:style-name="ce3" office:value-type="string" calcext:value-type="string">
            <text:p>Berkus</text:p>
          </table:table-cell>
          <table:table-cell table:style-name="ce3" office:value-type="string" calcext:value-type="string">
            <text:p>ZYNBP3WYSG7</text:p>
          </table:table-cell>
          <table:table-cell table:style-name="ce5" table:formula="of:=DATE(2020;6;25)+TIME(14;45;48)" office:value-type="date" office:date-value="2020-06-25T14:45:48" calcext:value-type="date">
            <text:p>6/25/2020 14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2" office:value-type="string" calcext:value-type="string">
            <text:p>Dow</text:p>
          </table:table-cell>
          <table:table-cell table:style-name="ce2" office:value-type="string" calcext:value-type="string">
            <text:p>JLNNMTBTXFN</text:p>
          </table:table-cell>
          <table:table-cell table:style-name="ce4" table:formula="of:=DATE(2020;5;7)+TIME(15;36;42)" office:value-type="date" office:date-value="2020-05-07T15:36:42" calcext:value-type="date">
            <text:p>5/7/2020 15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2" office:value-type="string" calcext:value-type="string">
            <text:p>Watt</text:p>
          </table:table-cell>
          <table:table-cell table:style-name="ce2" office:value-type="string" calcext:value-type="string">
            <text:p>PFN2DH67X9Z</text:p>
          </table:table-cell>
          <table:table-cell table:style-name="ce4" table:formula="of:=DATE(2020;5;11)+TIME(14;16;16)" office:value-type="date" office:date-value="2020-05-11T14:16:16" calcext:value-type="date">
            <text:p>5/11/2020 14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2" office:value-type="string" calcext:value-type="string">
            <text:p>Urlaub</text:p>
          </table:table-cell>
          <table:table-cell table:style-name="ce2" office:value-type="string" calcext:value-type="string">
            <text:p>X9NQ3FDLPYF</text:p>
          </table:table-cell>
          <table:table-cell table:style-name="ce4" table:formula="of:=DATE(2020;5;21)+TIME(14;16;43)" office:value-type="date" office:date-value="2020-05-21T14:16:43" calcext:value-type="date">
            <text:p>5/21/2020 14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2" office:value-type="string" calcext:value-type="string">
            <text:p>Lasseigne</text:p>
          </table:table-cell>
          <table:table-cell table:style-name="ce2" office:value-type="string" calcext:value-type="string">
            <text:p>KGN2LCLRKLJ</text:p>
          </table:table-cell>
          <table:table-cell table:style-name="ce4" table:formula="of:=DATE(2020;5;22)+TIME(18;22;40)" office:value-type="date" office:date-value="2020-05-22T18:22:40" calcext:value-type="date">
            <text:p>5/22/2020 18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2" office:value-type="string" calcext:value-type="string">
            <text:p>Kwan</text:p>
          </table:table-cell>
          <table:table-cell table:style-name="ce2" office:value-type="string" calcext:value-type="string">
            <text:p>V4NCNDZRKRL</text:p>
          </table:table-cell>
          <table:table-cell table:style-name="ce4" table:formula="of:=DATE(2020;6;17)+TIME(15;9;43)" office:value-type="date" office:date-value="2020-06-17T15:09:43" calcext:value-type="date">
            <text:p>6/17/2020 15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LPN2L9JRQ95</text:p>
          </table:table-cell>
          <table:table-cell table:style-name="ce5" table:formula="of:=DATE(2020;6;18)+TIME(7;58;24)" office:value-type="date" office:date-value="2020-06-18T07:58:24" calcext:value-type="date">
            <text:p>6/18/2020 7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McKown</text:p>
          </table:table-cell>
          <table:table-cell table:style-name="ce3" office:value-type="string" calcext:value-type="string">
            <text:p>FRNZ2D3WDRC</text:p>
          </table:table-cell>
          <table:table-cell table:style-name="ce5" table:formula="of:=DATE(2020;6;24)+TIME(21;55;15)" office:value-type="date" office:date-value="2020-06-24T21:55:15" calcext:value-type="date">
            <text:p>6/24/2020 21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2" office:value-type="string" calcext:value-type="string">
            <text:p>Brindle</text:p>
          </table:table-cell>
          <table:table-cell table:style-name="ce2" office:value-type="string" calcext:value-type="string">
            <text:p>LGNMPZM3Z8C</text:p>
          </table:table-cell>
          <table:table-cell table:style-name="ce4" table:formula="of:=DATE(2020;6;26)+TIME(9;25;0)" office:value-type="date" office:date-value="2020-06-26T09:25:00" calcext:value-type="date">
            <text:p>6/26/2020 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hua</text:p>
          </table:table-cell>
          <table:table-cell table:style-name="ce2" office:value-type="string" calcext:value-type="string">
            <text:p>Ng</text:p>
          </table:table-cell>
          <table:table-cell table:style-name="ce2" office:value-type="string" calcext:value-type="string">
            <text:p>MSNZX5XDJN6</text:p>
          </table:table-cell>
          <table:table-cell table:style-name="ce4" table:formula="of:=DATE(2020;6;29)+TIME(9;44;25)" office:value-type="date" office:date-value="2020-06-29T09:44:25" calcext:value-type="date">
            <text:p>6/29/2020 9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ip</text:p>
          </table:table-cell>
          <table:table-cell table:style-name="ce2" office:value-type="string" calcext:value-type="string">
            <text:p>Barbić</text:p>
          </table:table-cell>
          <table:table-cell table:style-name="ce2" office:value-type="string" calcext:value-type="string">
            <text:p>HPNVBCJJPXZ</text:p>
          </table:table-cell>
          <table:table-cell table:style-name="ce4" table:formula="of:=DATE(2020;5;14)+TIME(6;23;5)" office:value-type="date" office:date-value="2020-05-14T06:23:05" calcext:value-type="date">
            <text:p>5/14/2020 6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ip</text:p>
          </table:table-cell>
          <table:table-cell table:style-name="ce3" office:value-type="string" calcext:value-type="string">
            <text:p>Sagaj</text:p>
          </table:table-cell>
          <table:table-cell table:style-name="ce3" office:value-type="string" calcext:value-type="string">
            <text:p>FKNTR26GZFS</text:p>
          </table:table-cell>
          <table:table-cell table:style-name="ce5" table:formula="of:=DATE(2020;6;23)+TIME(12;26;51)" office:value-type="date" office:date-value="2020-06-23T12:26:51" calcext:value-type="date">
            <text:p>6/23/2020 12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ue</text:p>
          </table:table-cell>
          <table:table-cell table:style-name="ce3" office:value-type="string" calcext:value-type="string">
            <text:p>Hernandez</text:p>
          </table:table-cell>
          <table:table-cell table:style-name="ce3" office:value-type="string" calcext:value-type="string">
            <text:p>JRN8CNF7VJG</text:p>
          </table:table-cell>
          <table:table-cell table:style-name="ce5" table:formula="of:=DATE(2020;5;20)+TIME(20;16;18)" office:value-type="date" office:date-value="2020-05-20T20:16:18" calcext:value-type="date">
            <text:p>5/20/2020 20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sue</text:p>
          </table:table-cell>
          <table:table-cell table:style-name="ce3" office:value-type="string" calcext:value-type="string">
            <text:p>Villanueva</text:p>
          </table:table-cell>
          <table:table-cell table:style-name="ce3" office:value-type="string" calcext:value-type="string">
            <text:p>PSNRG6QFNRJ</text:p>
          </table:table-cell>
          <table:table-cell table:style-name="ce5" table:formula="of:=DATE(2020;6;24)+TIME(19;44;25)" office:value-type="date" office:date-value="2020-06-24T19:44:25" calcext:value-type="date">
            <text:p>6/24/2020 19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sué</text:p>
          </table:table-cell>
          <table:table-cell table:style-name="ce2" office:value-type="string" calcext:value-type="string">
            <text:p>Dias</text:p>
          </table:table-cell>
          <table:table-cell table:style-name="ce2" office:value-type="string" calcext:value-type="string">
            <text:p>JKNFPDC9J4P</text:p>
          </table:table-cell>
          <table:table-cell table:style-name="ce4" table:formula="of:=DATE(2020;6;17)+TIME(13;5;5)" office:value-type="date" office:date-value="2020-06-17T13:05:05" calcext:value-type="date">
            <text:p>6/17/2020 13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y</text:p>
          </table:table-cell>
          <table:table-cell table:style-name="ce3" office:value-type="string" calcext:value-type="string">
            <text:p>Latten</text:p>
          </table:table-cell>
          <table:table-cell table:style-name="ce3" office:value-type="string" calcext:value-type="string">
            <text:p>LMN9PD486N6</text:p>
          </table:table-cell>
          <table:table-cell table:style-name="ce5" table:formula="of:=DATE(2020;5;28)+TIME(13;54;53)" office:value-type="date" office:date-value="2020-05-28T13:54:53" calcext:value-type="date">
            <text:p>5/28/2020 1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y</text:p>
          </table:table-cell>
          <table:table-cell table:style-name="ce3" office:value-type="string" calcext:value-type="string">
            <text:p>osive</text:p>
          </table:table-cell>
          <table:table-cell table:style-name="ce3" office:value-type="string" calcext:value-type="string">
            <text:p>LPNWGWNVNBP</text:p>
          </table:table-cell>
          <table:table-cell table:style-name="ce5" table:formula="of:=DATE(2020;6;26)+TIME(2;15;17)" office:value-type="date" office:date-value="2020-06-26T02:15:17" calcext:value-type="date">
            <text:p>6/26/2020 2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oyabrata</text:p>
          </table:table-cell>
          <table:table-cell table:style-name="ce2" office:value-type="string" calcext:value-type="string">
            <text:p>Ghosh</text:p>
          </table:table-cell>
          <table:table-cell table:style-name="ce2" office:value-type="string" calcext:value-type="string">
            <text:p>NBNYGYFCNC3</text:p>
          </table:table-cell>
          <table:table-cell table:style-name="ce4" table:formula="of:=DATE(2020;5;5)+TIME(17;39;4)" office:value-type="date" office:date-value="2020-05-05T17:39:04" calcext:value-type="date">
            <text:p>5/5/2020 17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oyce</text:p>
          </table:table-cell>
          <table:table-cell table:style-name="ce3" office:value-type="string" calcext:value-type="string">
            <text:p>Welkenhuysen</text:p>
          </table:table-cell>
          <table:table-cell table:style-name="ce3" office:value-type="string" calcext:value-type="string">
            <text:p>LRN5635SNCM</text:p>
          </table:table-cell>
          <table:table-cell table:style-name="ce5" table:formula="of:=DATE(2020;6;29)+TIME(5;18;11)" office:value-type="date" office:date-value="2020-06-29T05:18:11" calcext:value-type="date">
            <text:p>6/29/2020 5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P</text:p>
          </table:table-cell>
          <table:table-cell table:style-name="ce3" office:value-type="string" calcext:value-type="string">
            <text:p>Kobryn</text:p>
          </table:table-cell>
          <table:table-cell table:style-name="ce3" office:value-type="string" calcext:value-type="string">
            <text:p>N5NBDXCS828</text:p>
          </table:table-cell>
          <table:table-cell table:style-name="ce5" table:formula="of:=DATE(2020;6;23)+TIME(19;19;42)" office:value-type="date" office:date-value="2020-06-23T19:19:42" calcext:value-type="date">
            <text:p>6/23/2020 19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Peredo</text:p>
          </table:table-cell>
          <table:table-cell table:style-name="ce3" office:value-type="string" calcext:value-type="string">
            <text:p>V5N68WQNKFR</text:p>
          </table:table-cell>
          <table:table-cell table:style-name="ce5" table:formula="of:=DATE(2020;5;8)+TIME(14;13;41)" office:value-type="date" office:date-value="2020-05-08T14:13:41" calcext:value-type="date">
            <text:p>5/8/2020 14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Flores,</text:p>
          </table:table-cell>
          <table:table-cell table:style-name="ce2" office:value-type="string" calcext:value-type="string">
            <text:p>V9NK9LLTBG8</text:p>
          </table:table-cell>
          <table:table-cell table:style-name="ce4" table:formula="of:=DATE(2020;5;28)+TIME(14;3;40)" office:value-type="date" office:date-value="2020-05-28T14:03:40" calcext:value-type="date">
            <text:p>5/28/2020 14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Jimenez</text:p>
          </table:table-cell>
          <table:table-cell table:style-name="ce2" office:value-type="string" calcext:value-type="string">
            <text:p>ZSN6MJXW34F</text:p>
          </table:table-cell>
          <table:table-cell table:style-name="ce4" table:formula="of:=DATE(2020;6;4)+TIME(23;30;8)" office:value-type="date" office:date-value="2020-06-04T23:30:08" calcext:value-type="date">
            <text:p>6/4/2020 23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Cespedes</text:p>
          </table:table-cell>
          <table:table-cell table:style-name="ce3" office:value-type="string" calcext:value-type="string">
            <text:p>KPNMDX9GDJH</text:p>
          </table:table-cell>
          <table:table-cell table:style-name="ce5" table:formula="of:=DATE(2020;6;19)+TIME(13;58;11)" office:value-type="date" office:date-value="2020-06-19T13:58:11" calcext:value-type="date">
            <text:p>6/19/2020 13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an</text:p>
          </table:table-cell>
          <table:table-cell table:style-name="ce2" office:value-type="string" calcext:value-type="string">
            <text:p>Penas</text:p>
          </table:table-cell>
          <table:table-cell table:style-name="ce2" office:value-type="string" calcext:value-type="string">
            <text:p>ZLN6NV939RX</text:p>
          </table:table-cell>
          <table:table-cell table:style-name="ce4" table:formula="of:=DATE(2020;6;25)+TIME(19;36;56)" office:value-type="date" office:date-value="2020-06-25T19:36:56" calcext:value-type="date">
            <text:p>6/25/2020 19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an</text:p>
          </table:table-cell>
          <table:table-cell table:style-name="ce3" office:value-type="string" calcext:value-type="string">
            <text:p>Capilla</text:p>
          </table:table-cell>
          <table:table-cell table:style-name="ce3" office:value-type="string" calcext:value-type="string">
            <text:p>ZKNPBNQ5VBV</text:p>
          </table:table-cell>
          <table:table-cell table:style-name="ce5" table:formula="of:=DATE(2020;6;29)+TIME(0;43;5)" office:value-type="date" office:date-value="2020-06-29T00:43:05" calcext:value-type="date">
            <text:p>6/29/2020 0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an A.</text:p>
          </table:table-cell>
          <table:table-cell table:style-name="ce3" office:value-type="string" calcext:value-type="string">
            <text:p>Rubio</text:p>
          </table:table-cell>
          <table:table-cell table:style-name="ce3" office:value-type="string" calcext:value-type="string">
            <text:p>H7NTSXR9PVM</text:p>
          </table:table-cell>
          <table:table-cell table:style-name="ce5" table:formula="of:=DATE(2020;6;23)+TIME(7;16;27)" office:value-type="date" office:date-value="2020-06-23T07:16:27" calcext:value-type="date">
            <text:p>6/23/2020 7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an Pablo</text:p>
          </table:table-cell>
          <table:table-cell table:style-name="ce3" office:value-type="string" calcext:value-type="string">
            <text:p>Mateos</text:p>
          </table:table-cell>
          <table:table-cell table:style-name="ce3" office:value-type="string" calcext:value-type="string">
            <text:p>L4NY79GBPDD</text:p>
          </table:table-cell>
          <table:table-cell table:style-name="ce5" table:formula="of:=DATE(2020;6;4)+TIME(21;18;54)" office:value-type="date" office:date-value="2020-06-04T21:18:54" calcext:value-type="date">
            <text:p>6/4/2020 21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bin</text:p>
          </table:table-cell>
          <table:table-cell table:style-name="ce2" office:value-type="string" calcext:value-type="string">
            <text:p>Mehta</text:p>
          </table:table-cell>
          <table:table-cell table:style-name="ce2" office:value-type="string" calcext:value-type="string">
            <text:p>JTNB7MYTLDN</text:p>
          </table:table-cell>
          <table:table-cell table:style-name="ce4" table:formula="of:=DATE(2020;6;16)+TIME(19;48;26)" office:value-type="date" office:date-value="2020-06-16T19:48:26" calcext:value-type="date">
            <text:p>6/16/2020 19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dicael</text:p>
          </table:table-cell>
          <table:table-cell table:style-name="ce3" office:value-type="string" calcext:value-type="string">
            <text:p>Tombo</text:p>
          </table:table-cell>
          <table:table-cell table:style-name="ce3" office:value-type="string" calcext:value-type="string">
            <text:p>H2NCQR6ZXFN</text:p>
          </table:table-cell>
          <table:table-cell table:style-name="ce5" table:formula="of:=DATE(2020;5;29)+TIME(13;47;12)" office:value-type="date" office:date-value="2020-05-29T13:47:12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dy</text:p>
          </table:table-cell>
          <table:table-cell table:style-name="ce3" office:value-type="string" calcext:value-type="string">
            <text:p>Barkal</text:p>
          </table:table-cell>
          <table:table-cell table:style-name="ce3" office:value-type="string" calcext:value-type="string">
            <text:p>LPNC6TRKSPP</text:p>
          </table:table-cell>
          <table:table-cell table:style-name="ce5" table:formula="of:=DATE(2020;6;15)+TIME(21;50;35)" office:value-type="date" office:date-value="2020-06-15T21:50:35" calcext:value-type="date">
            <text:p>6/15/2020 21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DY</text:p>
          </table:table-cell>
          <table:table-cell table:style-name="ce2" office:value-type="string" calcext:value-type="string">
            <text:p>AMOROSO</text:p>
          </table:table-cell>
          <table:table-cell table:style-name="ce2" office:value-type="string" calcext:value-type="string">
            <text:p>JHNJ6SGJZ54</text:p>
          </table:table-cell>
          <table:table-cell table:style-name="ce4" table:formula="of:=DATE(2020;6;19)+TIME(0;57;58)" office:value-type="date" office:date-value="2020-06-19T00:57:58" calcext:value-type="date">
            <text:p>6/19/2020 0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dy</text:p>
          </table:table-cell>
          <table:table-cell table:style-name="ce2" office:value-type="string" calcext:value-type="string">
            <text:p>Muriithi</text:p>
          </table:table-cell>
          <table:table-cell table:style-name="ce2" office:value-type="string" calcext:value-type="string">
            <text:p>KDNRS7YYKZK</text:p>
          </table:table-cell>
          <table:table-cell table:style-name="ce4" table:formula="of:=DATE(2020;6;25)+TIME(11;57;49)" office:value-type="date" office:date-value="2020-06-25T11:57:49" calcext:value-type="date">
            <text:p>6/25/2020 11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ergen</text:p>
          </table:table-cell>
          <table:table-cell table:style-name="ce3" office:value-type="string" calcext:value-type="string">
            <text:p>Altfeld</text:p>
          </table:table-cell>
          <table:table-cell table:style-name="ce3" office:value-type="string" calcext:value-type="string">
            <text:p>Z2NYW4S8C3V</text:p>
          </table:table-cell>
          <table:table-cell table:style-name="ce5" table:formula="of:=DATE(2020;5;14)+TIME(3;48;53)" office:value-type="date" office:date-value="2020-05-14T03:48:53" calcext:value-type="date">
            <text:p>5/14/2020 3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fianto</text:p>
          </table:table-cell>
          <table:table-cell table:style-name="ce3" office:value-type="string" calcext:value-type="string">
            <text:p>Henri</text:p>
          </table:table-cell>
          <table:table-cell table:style-name="ce3" office:value-type="string" calcext:value-type="string">
            <text:p>PRNT5LD4QKZ</text:p>
          </table:table-cell>
          <table:table-cell table:style-name="ce5" table:formula="of:=DATE(2020;6;25)+TIME(21;39;56)" office:value-type="date" office:date-value="2020-06-25T21:39:56" calcext:value-type="date">
            <text:p>6/25/2020 21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lia</text:p>
          </table:table-cell>
          <table:table-cell table:style-name="ce2" office:value-type="string" calcext:value-type="string">
            <text:p>Lawall</text:p>
          </table:table-cell>
          <table:table-cell table:style-name="ce2" office:value-type="string" calcext:value-type="string">
            <text:p>N8NZFCF5NSJ</text:p>
          </table:table-cell>
          <table:table-cell table:style-name="ce4" table:formula="of:=DATE(2020;5;9)+TIME(16;55;14)" office:value-type="date" office:date-value="2020-05-09T16:55:14" calcext:value-type="date">
            <text:p>5/9/2020 16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a</text:p>
          </table:table-cell>
          <table:table-cell table:style-name="ce3" office:value-type="string" calcext:value-type="string">
            <text:p>Christie</text:p>
          </table:table-cell>
          <table:table-cell table:style-name="ce3" office:value-type="string" calcext:value-type="string">
            <text:p>LRN3CZ4MJ9S</text:p>
          </table:table-cell>
          <table:table-cell table:style-name="ce5" table:formula="of:=DATE(2020;6;28)+TIME(17;31;47)" office:value-type="date" office:date-value="2020-06-28T17:31:47" calcext:value-type="date">
            <text:p>6/28/2020 17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an</text:p>
          </table:table-cell>
          <table:table-cell table:style-name="ce3" office:value-type="string" calcext:value-type="string">
            <text:p>Bouzas</text:p>
          </table:table-cell>
          <table:table-cell table:style-name="ce3" office:value-type="string" calcext:value-type="string">
            <text:p>VQNJTWQKX2X</text:p>
          </table:table-cell>
          <table:table-cell table:style-name="ce5" table:formula="of:=DATE(2020;3;27)+TIME(15;18;51)" office:value-type="date" office:date-value="2020-03-27T15:18:51" calcext:value-type="date">
            <text:p>3/27/2020 15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an</text:p>
          </table:table-cell>
          <table:table-cell table:style-name="ce3" office:value-type="string" calcext:value-type="string">
            <text:p>Gordon</text:p>
          </table:table-cell>
          <table:table-cell table:style-name="ce3" office:value-type="string" calcext:value-type="string">
            <text:p>KFN8PBSXTDN</text:p>
          </table:table-cell>
          <table:table-cell table:style-name="ce5" table:formula="of:=DATE(2020;5;8)+TIME(2;59;6)" office:value-type="date" office:date-value="2020-05-08T02:59:06" calcext:value-type="date">
            <text:p>5/8/2020 2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an</text:p>
          </table:table-cell>
          <table:table-cell table:style-name="ce3" office:value-type="string" calcext:value-type="string">
            <text:p>Grajkowski</text:p>
          </table:table-cell>
          <table:table-cell table:style-name="ce3" office:value-type="string" calcext:value-type="string">
            <text:p>JKNZQ2F3KWF</text:p>
          </table:table-cell>
          <table:table-cell table:style-name="ce5" table:formula="of:=DATE(2020;5;13)+TIME(3;54;27)" office:value-type="date" office:date-value="2020-05-13T03:54:27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lian</text:p>
          </table:table-cell>
          <table:table-cell table:style-name="ce2" office:value-type="string" calcext:value-type="string">
            <text:p>Schauder</text:p>
          </table:table-cell>
          <table:table-cell table:style-name="ce2" office:value-type="string" calcext:value-type="string">
            <text:p>FCN4GYLKBKL</text:p>
          </table:table-cell>
          <table:table-cell table:style-name="ce4" table:formula="of:=DATE(2020;6;28)+TIME(17;15;33)" office:value-type="date" office:date-value="2020-06-28T17:15:33" calcext:value-type="date">
            <text:p>6/28/2020 17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en</text:p>
          </table:table-cell>
          <table:table-cell table:style-name="ce3" office:value-type="string" calcext:value-type="string">
            <text:p>Sobrier</text:p>
          </table:table-cell>
          <table:table-cell table:style-name="ce3" office:value-type="string" calcext:value-type="string">
            <text:p>F5NQ87VVPSW</text:p>
          </table:table-cell>
          <table:table-cell table:style-name="ce5" table:formula="of:=DATE(2020;3;27)+TIME(14;35;25)" office:value-type="date" office:date-value="2020-03-27T14:35:25" calcext:value-type="date">
            <text:p>3/27/2020 14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o</text:p>
          </table:table-cell>
          <table:table-cell table:style-name="ce3" office:value-type="string" calcext:value-type="string">
            <text:p>Tencio</text:p>
          </table:table-cell>
          <table:table-cell table:style-name="ce3" office:value-type="string" calcext:value-type="string">
            <text:p>NNN86BRK7FM</text:p>
          </table:table-cell>
          <table:table-cell table:style-name="ce5" table:formula="of:=DATE(2020;6;23)+TIME(14;6;32)" office:value-type="date" office:date-value="2020-06-23T14:06:32" calcext:value-type="date">
            <text:p>6/23/2020 14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o</text:p>
          </table:table-cell>
          <table:table-cell table:style-name="ce3" office:value-type="string" calcext:value-type="string">
            <text:p>Morales</text:p>
          </table:table-cell>
          <table:table-cell table:style-name="ce3" office:value-type="string" calcext:value-type="string">
            <text:p>F6N535VGCWN</text:p>
          </table:table-cell>
          <table:table-cell table:style-name="ce5" table:formula="of:=DATE(2020;6;25)+TIME(21;14;57)" office:value-type="date" office:date-value="2020-06-25T21:14:57" calcext:value-type="date">
            <text:p>6/25/2020 2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us</text:p>
          </table:table-cell>
          <table:table-cell table:style-name="ce3" office:value-type="string" calcext:value-type="string">
            <text:p>Rueckert</text:p>
          </table:table-cell>
          <table:table-cell table:style-name="ce3" office:value-type="string" calcext:value-type="string">
            <text:p>V7N3Z3SCYZB</text:p>
          </table:table-cell>
          <table:table-cell table:style-name="ce5" table:formula="of:=DATE(2020;6;15)+TIME(3;43;28)" office:value-type="date" office:date-value="2020-06-15T03:43:28" calcext:value-type="date">
            <text:p>6/15/2020 3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lius Hemanth</text:p>
          </table:table-cell>
          <table:table-cell table:style-name="ce3" office:value-type="string" calcext:value-type="string">
            <text:p>Pitti</text:p>
          </table:table-cell>
          <table:table-cell table:style-name="ce3" office:value-type="string" calcext:value-type="string">
            <text:p>X7N4Q42P9WL</text:p>
          </table:table-cell>
          <table:table-cell table:style-name="ce5" table:formula="of:=DATE(2020;5;5)+TIME(18;8;46)" office:value-type="date" office:date-value="2020-05-05T18:08:46" calcext:value-type="date">
            <text:p>5/5/2020 18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Kong</text:p>
          </table:table-cell>
          <table:table-cell table:style-name="ce3" office:value-type="string" calcext:value-type="string">
            <text:p>DPN3ZMVHQ69</text:p>
          </table:table-cell>
          <table:table-cell table:style-name="ce5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N HO</text:p>
          </table:table-cell>
          <table:table-cell table:style-name="ce2" office:value-type="string" calcext:value-type="string">
            <text:p>JUNG</text:p>
          </table:table-cell>
          <table:table-cell table:style-name="ce2" office:value-type="string" calcext:value-type="string">
            <text:p>ZGNNKTRKLXB</text:p>
          </table:table-cell>
          <table:table-cell table:style-name="ce4" table:formula="of:=DATE(2020;6;13)+TIME(20;13;10)" office:value-type="date" office:date-value="2020-06-13T20:13:10" calcext:value-type="date">
            <text:p>6/13/2020 2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nghwan</text:p>
          </table:table-cell>
          <table:table-cell table:style-name="ce3" office:value-type="string" calcext:value-type="string">
            <text:p>Kang</text:p>
          </table:table-cell>
          <table:table-cell table:style-name="ce3" office:value-type="string" calcext:value-type="string">
            <text:p>XXNXM5GFGQ4</text:p>
          </table:table-cell>
          <table:table-cell table:style-name="ce5" table:formula="of:=DATE(2020;3;31)+TIME(21;44;27)" office:value-type="date" office:date-value="2020-03-31T21:44:27" calcext:value-type="date">
            <text:p>3/31/2020 21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nji</text:p>
          </table:table-cell>
          <table:table-cell table:style-name="ce3" office:value-type="string" calcext:value-type="string">
            <text:p>Katto</text:p>
          </table:table-cell>
          <table:table-cell table:style-name="ce3" office:value-type="string" calcext:value-type="string">
            <text:p>MLNTFSVM23V</text:p>
          </table:table-cell>
          <table:table-cell table:style-name="ce5" table:formula="of:=DATE(2020;6;11)+TIME(13;12;18)" office:value-type="date" office:date-value="2020-06-11T13:12:18" calcext:value-type="date">
            <text:p>6/11/2020 13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Lang</text:p>
          </table:table-cell>
          <table:table-cell table:style-name="ce2" office:value-type="string" calcext:value-type="string">
            <text:p>KTNRW9R2Y5L</text:p>
          </table:table-cell>
          <table:table-cell table:style-name="ce4" table:formula="of:=DATE(2020;5;27)+TIME(5;44;42)" office:value-type="date" office:date-value="2020-05-27T05:44:42" calcext:value-type="date">
            <text:p>5/27/2020 5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ürgen</text:p>
          </table:table-cell>
          <table:table-cell table:style-name="ce3" office:value-type="string" calcext:value-type="string">
            <text:p>Fey</text:p>
          </table:table-cell>
          <table:table-cell table:style-name="ce3" office:value-type="string" calcext:value-type="string">
            <text:p>KYNJRS9CTSC</text:p>
          </table:table-cell>
          <table:table-cell table:style-name="ce5" table:formula="of:=DATE(2020;6;5)+TIME(12;43;9)" office:value-type="date" office:date-value="2020-06-05T12:43:09" calcext:value-type="date">
            <text:p>6/5/2020 12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ürgen</text:p>
          </table:table-cell>
          <table:table-cell table:style-name="ce2" office:value-type="string" calcext:value-type="string">
            <text:p>Galler</text:p>
          </table:table-cell>
          <table:table-cell table:style-name="ce2" office:value-type="string" calcext:value-type="string">
            <text:p>MXN6NKWD5N6</text:p>
          </table:table-cell>
          <table:table-cell table:style-name="ce4" table:formula="of:=DATE(2020;6;18)+TIME(5;27;25)" office:value-type="date" office:date-value="2020-06-18T05:27:25" calcext:value-type="date">
            <text:p>6/18/2020 5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stin</text:p>
          </table:table-cell>
          <table:table-cell table:style-name="ce3" office:value-type="string" calcext:value-type="string">
            <text:p>Chao</text:p>
          </table:table-cell>
          <table:table-cell table:style-name="ce3" office:value-type="string" calcext:value-type="string">
            <text:p>J6NKKQGLLYN</text:p>
          </table:table-cell>
          <table:table-cell table:style-name="ce5" table:formula="of:=DATE(2020;4;8)+TIME(14;12;37)" office:value-type="date" office:date-value="2020-04-08T14:12:37" calcext:value-type="date">
            <text:p>4/8/2020 14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Miller</text:p>
          </table:table-cell>
          <table:table-cell table:style-name="ce2" office:value-type="string" calcext:value-type="string">
            <text:p>MWNTPMP9DTV</text:p>
          </table:table-cell>
          <table:table-cell table:style-name="ce4" table:formula="of:=DATE(2020;5;5)+TIME(15;40;56)" office:value-type="date" office:date-value="2020-05-05T15:40:56" calcext:value-type="date">
            <text:p>5/5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Reock</text:p>
          </table:table-cell>
          <table:table-cell table:style-name="ce2" office:value-type="string" calcext:value-type="string">
            <text:p>G3N5XLC9NJT</text:p>
          </table:table-cell>
          <table:table-cell table:style-name="ce4" table:formula="of:=DATE(2020;5;13)+TIME(13;21;47)" office:value-type="date" office:date-value="2020-05-13T13:21:47" calcext:value-type="date">
            <text:p>5/13/2020 1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Cook</text:p>
          </table:table-cell>
          <table:table-cell table:style-name="ce2" office:value-type="string" calcext:value-type="string">
            <text:p>ZQNBNBDH4CT</text:p>
          </table:table-cell>
          <table:table-cell table:style-name="ce4" table:formula="of:=DATE(2020;5;20)+TIME(15;31;14)" office:value-type="date" office:date-value="2020-05-20T15:31:14" calcext:value-type="date">
            <text:p>5/20/2020 15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Hanney</text:p>
          </table:table-cell>
          <table:table-cell table:style-name="ce2" office:value-type="string" calcext:value-type="string">
            <text:p>VLN34W7FMTS</text:p>
          </table:table-cell>
          <table:table-cell table:style-name="ce4" table:formula="of:=DATE(2020;5;21)+TIME(16;27;33)" office:value-type="date" office:date-value="2020-05-21T16:27:33" calcext:value-type="date">
            <text:p>5/21/2020 16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Hadella</text:p>
          </table:table-cell>
          <table:table-cell table:style-name="ce2" office:value-type="string" calcext:value-type="string">
            <text:p>N6N39CV2F65</text:p>
          </table:table-cell>
          <table:table-cell table:style-name="ce4" table:formula="of:=DATE(2020;6;4)+TIME(9;54;42)" office:value-type="date" office:date-value="2020-06-04T09:54:42" calcext:value-type="date">
            <text:p>6/4/2020 9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St. Marie</text:p>
          </table:table-cell>
          <table:table-cell table:style-name="ce2" office:value-type="string" calcext:value-type="string">
            <text:p>XCN5CCRTSGX</text:p>
          </table:table-cell>
          <table:table-cell table:style-name="ce4" table:formula="of:=DATE(2020;6;12)+TIME(11;41;21)" office:value-type="date" office:date-value="2020-06-12T11:41:21" calcext:value-type="date">
            <text:p>6/12/2020 11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Standring</text:p>
          </table:table-cell>
          <table:table-cell table:style-name="ce2" office:value-type="string" calcext:value-type="string">
            <text:p>G9N296VBRGN</text:p>
          </table:table-cell>
          <table:table-cell table:style-name="ce4" table:formula="of:=DATE(2020;6;15)+TIME(22;54;17)" office:value-type="date" office:date-value="2020-06-15T22:54:17" calcext:value-type="date">
            <text:p>6/15/2020 22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Bauer</text:p>
          </table:table-cell>
          <table:table-cell table:style-name="ce2" office:value-type="string" calcext:value-type="string">
            <text:p>L4N2TFBHPHZ</text:p>
          </table:table-cell>
          <table:table-cell table:style-name="ce4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stin</text:p>
          </table:table-cell>
          <table:table-cell table:style-name="ce3" office:value-type="string" calcext:value-type="string">
            <text:p>Rackliffe</text:p>
          </table:table-cell>
          <table:table-cell table:style-name="ce3" office:value-type="string" calcext:value-type="string">
            <text:p>JQNCV3V5RVS</text:p>
          </table:table-cell>
          <table:table-cell table:style-name="ce5" table:formula="of:=DATE(2020;6;17)+TIME(13;8;38)" office:value-type="date" office:date-value="2020-06-17T13:08:38" calcext:value-type="date">
            <text:p>6/17/2020 1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Waters</text:p>
          </table:table-cell>
          <table:table-cell table:style-name="ce2" office:value-type="string" calcext:value-type="string">
            <text:p>LQN3WCL54HK</text:p>
          </table:table-cell>
          <table:table-cell table:style-name="ce4" table:formula="of:=DATE(2020;6;23)+TIME(11;19;33)" office:value-type="date" office:date-value="2020-06-23T11:19:33" calcext:value-type="date">
            <text:p>6/23/2020 11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Beckwith</text:p>
          </table:table-cell>
          <table:table-cell table:style-name="ce2" office:value-type="string" calcext:value-type="string">
            <text:p>HKNHH5S2MK9</text:p>
          </table:table-cell>
          <table:table-cell table:style-name="ce4" table:formula="of:=DATE(2020;6;23)+TIME(12;1;2)" office:value-type="date" office:date-value="2020-06-23T12:01:02" calcext:value-type="date">
            <text:p>6/23/2020 12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Justin</text:p>
          </table:table-cell>
          <table:table-cell table:style-name="ce3" office:value-type="string" calcext:value-type="string">
            <text:p>Hempsey</text:p>
          </table:table-cell>
          <table:table-cell table:style-name="ce3" office:value-type="string" calcext:value-type="string">
            <text:p>XNNC23GG2KP</text:p>
          </table:table-cell>
          <table:table-cell table:style-name="ce5" table:formula="of:=DATE(2020;6;24)+TIME(14;1;39)" office:value-type="date" office:date-value="2020-06-24T14:01:39" calcext:value-type="date">
            <text:p>6/24/2020 14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</text:p>
          </table:table-cell>
          <table:table-cell table:style-name="ce2" office:value-type="string" calcext:value-type="string">
            <text:p>Hart</text:p>
          </table:table-cell>
          <table:table-cell table:style-name="ce2" office:value-type="string" calcext:value-type="string">
            <text:p>DCN6FXGDJFV</text:p>
          </table:table-cell>
          <table:table-cell table:style-name="ce4" table:formula="of:=DATE(2020;6;27)+TIME(17;9;24)" office:value-type="date" office:date-value="2020-06-27T17:09:24" calcext:value-type="date">
            <text:p>6/27/2020 17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ustine</text:p>
          </table:table-cell>
          <table:table-cell table:style-name="ce2" office:value-type="string" calcext:value-type="string">
            <text:p>Friedman</text:p>
          </table:table-cell>
          <table:table-cell table:style-name="ce2" office:value-type="string" calcext:value-type="string">
            <text:p>HMNBY643ZSG</text:p>
          </table:table-cell>
          <table:table-cell table:style-name="ce4" table:formula="of:=DATE(2020;5;8)+TIME(18;43;34)" office:value-type="date" office:date-value="2020-05-08T18:43:34" calcext:value-type="date">
            <text:p>5/8/2020 18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Jyotsna</text:p>
          </table:table-cell>
          <table:table-cell table:style-name="ce2" office:value-type="string" calcext:value-type="string">
            <text:p>Penumaka</text:p>
          </table:table-cell>
          <table:table-cell table:style-name="ce2" office:value-type="string" calcext:value-type="string">
            <text:p>NGNF4VJWVPS</text:p>
          </table:table-cell>
          <table:table-cell table:style-name="ce4" table:formula="of:=DATE(2020;6;27)+TIME(18;2;37)" office:value-type="date" office:date-value="2020-06-27T18:02:37" calcext:value-type="date">
            <text:p>6/27/2020 18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i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LMN7NP93989</text:p>
          </table:table-cell>
          <table:table-cell table:style-name="ce5" table:formula="of:=DATE(2020;6;24)+TIME(13;0;56)" office:value-type="date" office:date-value="2020-06-24T13:00:56" calcext:value-type="date">
            <text:p>6/24/2020 13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itlyn</text:p>
          </table:table-cell>
          <table:table-cell table:style-name="ce3" office:value-type="string" calcext:value-type="string">
            <text:p>Barnard</text:p>
          </table:table-cell>
          <table:table-cell table:style-name="ce3" office:value-type="string" calcext:value-type="string">
            <text:p>G4NHVJ9R3LR</text:p>
          </table:table-cell>
          <table:table-cell table:style-name="ce5" table:formula="of:=DATE(2020;5;21)+TIME(15;45;4)" office:value-type="date" office:date-value="2020-05-21T15:45:04" calcext:value-type="date">
            <text:p>5/21/2020 15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leel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PQNRDPPSHMC</text:p>
          </table:table-cell>
          <table:table-cell table:style-name="ce5" table:formula="of:=DATE(2020;6;18)+TIME(23;19;39)" office:value-type="date" office:date-value="2020-06-18T23:19:39" calcext:value-type="date">
            <text:p>6/18/2020 23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m</text:p>
          </table:table-cell>
          <table:table-cell table:style-name="ce2" office:value-type="string" calcext:value-type="string">
            <text:p>Bains</text:p>
          </table:table-cell>
          <table:table-cell table:style-name="ce2" office:value-type="string" calcext:value-type="string">
            <text:p>GFNQ45QBNQM</text:p>
          </table:table-cell>
          <table:table-cell table:style-name="ce4" table:formula="of:=DATE(2020;6;19)+TIME(9;16;33)" office:value-type="date" office:date-value="2020-06-19T09:16:33" calcext:value-type="date">
            <text:p>6/19/2020 9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mel</text:p>
          </table:table-cell>
          <table:table-cell table:style-name="ce3" office:value-type="string" calcext:value-type="string">
            <text:p>Bouhara</text:p>
          </table:table-cell>
          <table:table-cell table:style-name="ce3" office:value-type="string" calcext:value-type="string">
            <text:p>LSNH7F5MTZL</text:p>
          </table:table-cell>
          <table:table-cell table:style-name="ce5" table:formula="of:=DATE(2020;6;15)+TIME(2;26;39)" office:value-type="date" office:date-value="2020-06-15T02:26:39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mil</text:p>
          </table:table-cell>
          <table:table-cell table:style-name="ce2" office:value-type="string" calcext:value-type="string">
            <text:p>Lewandowski</text:p>
          </table:table-cell>
          <table:table-cell table:style-name="ce2" office:value-type="string" calcext:value-type="string">
            <text:p>ZHNL9ZXFLL3</text:p>
          </table:table-cell>
          <table:table-cell table:style-name="ce4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mrul</text:p>
          </table:table-cell>
          <table:table-cell table:style-name="ce3" office:value-type="string" calcext:value-type="string">
            <text:p>Hasan</text:p>
          </table:table-cell>
          <table:table-cell table:style-name="ce3" office:value-type="string" calcext:value-type="string">
            <text:p>J2NTD4K7VD4</text:p>
          </table:table-cell>
          <table:table-cell table:style-name="ce5" table:formula="of:=DATE(2020;6;29)+TIME(10;32;33)" office:value-type="date" office:date-value="2020-06-29T10:32:33" calcext:value-type="date">
            <text:p>6/29/2020 10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ndan</text:p>
          </table:table-cell>
          <table:table-cell table:style-name="ce3" office:value-type="string" calcext:value-type="string">
            <text:p>Kathirvel</text:p>
          </table:table-cell>
          <table:table-cell table:style-name="ce3" office:value-type="string" calcext:value-type="string">
            <text:p>FQNBBPPLGKG</text:p>
          </table:table-cell>
          <table:table-cell table:style-name="ce5" table:formula="of:=DATE(2020;6;22)+TIME(16;15;44)" office:value-type="date" office:date-value="2020-06-22T16:15:44" calcext:value-type="date">
            <text:p>6/22/2020 16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ngkang</text:p>
          </table:table-cell>
          <table:table-cell table:style-name="ce2" office:value-type="string" calcext:value-type="string">
            <text:p>Shen</text:p>
          </table:table-cell>
          <table:table-cell table:style-name="ce2" office:value-type="string" calcext:value-type="string">
            <text:p>QWNBSXLYCZ3</text:p>
          </table:table-cell>
          <table:table-cell table:style-name="ce4" table:formula="of:=DATE(2020;5;5)+TIME(17;54;47)" office:value-type="date" office:date-value="2020-05-05T17:54:47" calcext:value-type="date">
            <text:p>5/5/2020 17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nika</text:p>
          </table:table-cell>
          <table:table-cell table:style-name="ce3" office:value-type="string" calcext:value-type="string">
            <text:p>agrawal</text:p>
          </table:table-cell>
          <table:table-cell table:style-name="ce3" office:value-type="string" calcext:value-type="string">
            <text:p>GHNH87XJJBC</text:p>
          </table:table-cell>
          <table:table-cell table:style-name="ce5" table:formula="of:=DATE(2020;6;24)+TIME(9;16;41)" office:value-type="date" office:date-value="2020-06-24T09:16:41" calcext:value-type="date">
            <text:p>6/24/2020 9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nnan</text:p>
          </table:table-cell>
          <table:table-cell table:style-name="ce2" office:value-type="string" calcext:value-type="string">
            <text:p>Devarajan</text:p>
          </table:table-cell>
          <table:table-cell table:style-name="ce2" office:value-type="string" calcext:value-type="string">
            <text:p>NLNRVMTDJKR</text:p>
          </table:table-cell>
          <table:table-cell table:style-name="ce4" table:formula="of:=DATE(2020;5;30)+TIME(13;55;32)" office:value-type="date" office:date-value="2020-05-30T13:55:32" calcext:value-type="date">
            <text:p>5/30/2020 13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oru</text:p>
          </table:table-cell>
          <table:table-cell table:style-name="ce3" office:value-type="string" calcext:value-type="string">
            <text:p>Masuyama</text:p>
          </table:table-cell>
          <table:table-cell table:style-name="ce3" office:value-type="string" calcext:value-type="string">
            <text:p>MBN4TSFTTVQ</text:p>
          </table:table-cell>
          <table:table-cell table:style-name="ce5" table:formula="of:=DATE(2020;6;29)+TIME(10;46;7)" office:value-type="date" office:date-value="2020-06-29T10:46:07" calcext:value-type="date">
            <text:p>6/29/2020 10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 Hin</text:p>
          </table:table-cell>
          <table:table-cell table:style-name="ce3" office:value-type="string" calcext:value-type="string">
            <text:p>Ong</text:p>
          </table:table-cell>
          <table:table-cell table:style-name="ce3" office:value-type="string" calcext:value-type="string">
            <text:p>M2NLPCVGV58</text:p>
          </table:table-cell>
          <table:table-cell table:style-name="ce5" table:formula="of:=DATE(2020;6;28)+TIME(22;29;28)" office:value-type="date" office:date-value="2020-06-28T22:29:28" calcext:value-type="date">
            <text:p>6/28/2020 22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an</text:p>
          </table:table-cell>
          <table:table-cell table:style-name="ce2" office:value-type="string" calcext:value-type="string">
            <text:p>Suthar</text:p>
          </table:table-cell>
          <table:table-cell table:style-name="ce2" office:value-type="string" calcext:value-type="string">
            <text:p>PSN3WQYLW4S</text:p>
          </table:table-cell>
          <table:table-cell table:style-name="ce4" table:formula="of:=DATE(2020;6;9)+TIME(17;22;34)" office:value-type="date" office:date-value="2020-06-09T17:22:34" calcext:value-type="date">
            <text:p>6/9/2020 17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en</text:p>
          </table:table-cell>
          <table:table-cell table:style-name="ce3" office:value-type="string" calcext:value-type="string">
            <text:p>Catlin</text:p>
          </table:table-cell>
          <table:table-cell table:style-name="ce3" office:value-type="string" calcext:value-type="string">
            <text:p>P4N3WLRGCZ9</text:p>
          </table:table-cell>
          <table:table-cell table:style-name="ce5" table:formula="of:=DATE(2020;1;30)+TIME(12;22;54)" office:value-type="date" office:date-value="2020-01-30T12:22:54" calcext:value-type="date">
            <text:p>1/30/2020 12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en</text:p>
          </table:table-cell>
          <table:table-cell table:style-name="ce3" office:value-type="string" calcext:value-type="string">
            <text:p>Ottoni</text:p>
          </table:table-cell>
          <table:table-cell table:style-name="ce3" office:value-type="string" calcext:value-type="string">
            <text:p>K2N4WSQ97MB</text:p>
          </table:table-cell>
          <table:table-cell table:style-name="ce5" table:formula="of:=DATE(2020;5;8)+TIME(10;14;50)" office:value-type="date" office:date-value="2020-05-08T10:14:50" calcext:value-type="date">
            <text:p>5/8/2020 10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en</text:p>
          </table:table-cell>
          <table:table-cell table:style-name="ce3" office:value-type="string" calcext:value-type="string">
            <text:p>Noel</text:p>
          </table:table-cell>
          <table:table-cell table:style-name="ce3" office:value-type="string" calcext:value-type="string">
            <text:p>MVN37RBQDLL</text:p>
          </table:table-cell>
          <table:table-cell table:style-name="ce5" table:formula="of:=DATE(2020;6;9)+TIME(13;43;32)" office:value-type="date" office:date-value="2020-06-09T13:43:32" calcext:value-type="date">
            <text:p>6/9/2020 13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en</text:p>
          </table:table-cell>
          <table:table-cell table:style-name="ce2" office:value-type="string" calcext:value-type="string">
            <text:p>goh</text:p>
          </table:table-cell>
          <table:table-cell table:style-name="ce2" office:value-type="string" calcext:value-type="string">
            <text:p>KRNX525YZC4</text:p>
          </table:table-cell>
          <table:table-cell table:style-name="ce4" table:formula="of:=DATE(2020;6;20)+TIME(0;40;41)" office:value-type="date" office:date-value="2020-06-20T00:40:41" calcext:value-type="date">
            <text:p>6/20/2020 0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en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K8NQ8FK6S8C</text:p>
          </table:table-cell>
          <table:table-cell table:style-name="ce5" table:formula="of:=DATE(2020;6;26)+TIME(11;2;33)" office:value-type="date" office:date-value="2020-06-26T11:02:33" calcext:value-type="date">
            <text:p>6/26/2020 1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im</text:p>
          </table:table-cell>
          <table:table-cell table:style-name="ce2" office:value-type="string" calcext:value-type="string">
            <text:p>Yaghmour</text:p>
          </table:table-cell>
          <table:table-cell table:style-name="ce2" office:value-type="string" calcext:value-type="string">
            <text:p>JRNHBTG78J5</text:p>
          </table:table-cell>
          <table:table-cell table:style-name="ce4" table:formula="of:=DATE(2020;6;26)+TIME(17;34;52)" office:value-type="date" office:date-value="2020-06-26T17:34:52" calcext:value-type="date">
            <text:p>6/26/2020 17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l</text:p>
          </table:table-cell>
          <table:table-cell table:style-name="ce3" office:value-type="string" calcext:value-type="string">
            <text:p>Weinmeister</text:p>
          </table:table-cell>
          <table:table-cell table:style-name="ce3" office:value-type="string" calcext:value-type="string">
            <text:p>L3NM7WZTB5R</text:p>
          </table:table-cell>
          <table:table-cell table:style-name="ce5" table:formula="of:=DATE(2020;3;30)+TIME(13;19;21)" office:value-type="date" office:date-value="2020-03-30T13:19:21" calcext:value-type="date">
            <text:p>3/30/2020 1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l</text:p>
          </table:table-cell>
          <table:table-cell table:style-name="ce3" office:value-type="string" calcext:value-type="string">
            <text:p>Nordstrom</text:p>
          </table:table-cell>
          <table:table-cell table:style-name="ce3" office:value-type="string" calcext:value-type="string">
            <text:p>L5ND2X2XL65</text:p>
          </table:table-cell>
          <table:table-cell table:style-name="ce5" table:formula="of:=DATE(2020;6;17)+TIME(10;19;40)" office:value-type="date" office:date-value="2020-06-17T10:19:40" calcext:value-type="date">
            <text:p>6/17/2020 1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l</text:p>
          </table:table-cell>
          <table:table-cell table:style-name="ce2" office:value-type="string" calcext:value-type="string">
            <text:p>schlauch</text:p>
          </table:table-cell>
          <table:table-cell table:style-name="ce2" office:value-type="string" calcext:value-type="string">
            <text:p>K5NWD46K8W3</text:p>
          </table:table-cell>
          <table:table-cell table:style-name="ce4" table:formula="of:=DATE(2020;6;26)+TIME(9;45;50)" office:value-type="date" office:date-value="2020-06-26T09:45:50" calcext:value-type="date">
            <text:p>6/26/2020 9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lo</text:p>
          </table:table-cell>
          <table:table-cell table:style-name="ce2" office:value-type="string" calcext:value-type="string">
            <text:p>Del Mundo</text:p>
          </table:table-cell>
          <table:table-cell table:style-name="ce2" office:value-type="string" calcext:value-type="string">
            <text:p>XVN9KVDG6BS</text:p>
          </table:table-cell>
          <table:table-cell table:style-name="ce4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ma</text:p>
          </table:table-cell>
          <table:table-cell table:style-name="ce2" office:value-type="string" calcext:value-type="string">
            <text:p>Dolkar</text:p>
          </table:table-cell>
          <table:table-cell table:style-name="ce2" office:value-type="string" calcext:value-type="string">
            <text:p>M2NDRN7CV9M</text:p>
          </table:table-cell>
          <table:table-cell table:style-name="ce4" table:formula="of:=DATE(2020;6;27)+TIME(9;35;4)" office:value-type="date" office:date-value="2020-06-27T09:35:04" calcext:value-type="date">
            <text:p>6/27/2020 9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sten</text:p>
          </table:table-cell>
          <table:table-cell table:style-name="ce3" office:value-type="string" calcext:value-type="string">
            <text:p>Wade</text:p>
          </table:table-cell>
          <table:table-cell table:style-name="ce3" office:value-type="string" calcext:value-type="string">
            <text:p>Z9NRJPYK7WH</text:p>
          </table:table-cell>
          <table:table-cell table:style-name="ce5" table:formula="of:=DATE(2020;6;25)+TIME(14;25;54)" office:value-type="date" office:date-value="2020-06-25T14:25:54" calcext:value-type="date">
            <text:p>6/25/2020 14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thick</text:p>
          </table:table-cell>
          <table:table-cell table:style-name="ce3" office:value-type="string" calcext:value-type="string">
            <text:p>Kumaran</text:p>
          </table:table-cell>
          <table:table-cell table:style-name="ce3" office:value-type="string" calcext:value-type="string">
            <text:p>NCNPNTQZ7KQ</text:p>
          </table:table-cell>
          <table:table-cell table:style-name="ce5" table:formula="of:=DATE(2020;6;25)+TIME(2;1;8)" office:value-type="date" office:date-value="2020-06-25T02:01:08" calcext:value-type="date">
            <text:p>6/25/2020 2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rthik</text:p>
          </table:table-cell>
          <table:table-cell table:style-name="ce3" office:value-type="string" calcext:value-type="string">
            <text:p>Alur</text:p>
          </table:table-cell>
          <table:table-cell table:style-name="ce3" office:value-type="string" calcext:value-type="string">
            <text:p>NNNXP4C6J2S</text:p>
          </table:table-cell>
          <table:table-cell table:style-name="ce5" table:formula="of:=DATE(2020;5;12)+TIME(20;50;28)" office:value-type="date" office:date-value="2020-05-12T20:50:28" calcext:value-type="date">
            <text:p>5/12/2020 20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thik</text:p>
          </table:table-cell>
          <table:table-cell table:style-name="ce2" office:value-type="string" calcext:value-type="string">
            <text:p>poduval</text:p>
          </table:table-cell>
          <table:table-cell table:style-name="ce2" office:value-type="string" calcext:value-type="string">
            <text:p>J4N67C5P6KT</text:p>
          </table:table-cell>
          <table:table-cell table:style-name="ce4" table:formula="of:=DATE(2020;6;10)+TIME(10;59;57)" office:value-type="date" office:date-value="2020-06-10T10:59:57" calcext:value-type="date">
            <text:p>6/10/2020 1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thik</text:p>
          </table:table-cell>
          <table:table-cell table:style-name="ce2" office:value-type="string" calcext:value-type="string">
            <text:p>Ranjan</text:p>
          </table:table-cell>
          <table:table-cell table:style-name="ce2" office:value-type="string" calcext:value-type="string">
            <text:p>DMN93Y8D8B4</text:p>
          </table:table-cell>
          <table:table-cell table:style-name="ce4" table:formula="of:=DATE(2020;6;22)+TIME(15;9;49)" office:value-type="date" office:date-value="2020-06-22T15:09:49" calcext:value-type="date">
            <text:p>6/22/2020 15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rthikeyan</text:p>
          </table:table-cell>
          <table:table-cell table:style-name="ce2" office:value-type="string" calcext:value-type="string">
            <text:p>Ramaswamy</text:p>
          </table:table-cell>
          <table:table-cell table:style-name="ce2" office:value-type="string" calcext:value-type="string">
            <text:p>H5N8LBMV79B</text:p>
          </table:table-cell>
          <table:table-cell table:style-name="ce4" table:formula="of:=DATE(2020;3;5)+TIME(23;54;32)" office:value-type="date" office:date-value="2020-03-05T23:54:32" calcext:value-type="date">
            <text:p>3/5/2020 2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shyap</text:p>
          </table:table-cell>
          <table:table-cell table:style-name="ce3" office:value-type="string" calcext:value-type="string">
            <text:p>Chamarthy</text:p>
          </table:table-cell>
          <table:table-cell table:style-name="ce3" office:value-type="string" calcext:value-type="string">
            <text:p>XKNWRVTGW5T</text:p>
          </table:table-cell>
          <table:table-cell table:style-name="ce5" table:formula="of:=DATE(2020;5;18)+TIME(9;25;42)" office:value-type="date" office:date-value="2020-05-18T09:25:42" calcext:value-type="date">
            <text:p>5/18/2020 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sia</text:p>
          </table:table-cell>
          <table:table-cell table:style-name="ce2" office:value-type="string" calcext:value-type="string">
            <text:p>Tuszynska</text:p>
          </table:table-cell>
          <table:table-cell table:style-name="ce2" office:value-type="string" calcext:value-type="string">
            <text:p>F5NQ5PBK6JF</text:p>
          </table:table-cell>
          <table:table-cell table:style-name="ce4" table:formula="of:=DATE(2020;5;7)+TIME(13;4;21)" office:value-type="date" office:date-value="2020-05-07T13:04:21" calcext:value-type="date">
            <text:p>5/7/2020 13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siviswanadh</text:p>
          </table:table-cell>
          <table:table-cell table:style-name="ce2" office:value-type="string" calcext:value-type="string">
            <text:p>Pasam</text:p>
          </table:table-cell>
          <table:table-cell table:style-name="ce2" office:value-type="string" calcext:value-type="string">
            <text:p>FZN5RN8CNQ8</text:p>
          </table:table-cell>
          <table:table-cell table:style-name="ce4" table:formula="of:=DATE(2020;6;24)+TIME(9;18;2)" office:value-type="date" office:date-value="2020-06-24T09:18:02" calcext:value-type="date">
            <text:p>6/24/2020 9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ssandra</text:p>
          </table:table-cell>
          <table:table-cell table:style-name="ce3" office:value-type="string" calcext:value-type="string">
            <text:p>Dhillon</text:p>
          </table:table-cell>
          <table:table-cell table:style-name="ce3" office:value-type="string" calcext:value-type="string">
            <text:p>LZNJ6WXR9SQ</text:p>
          </table:table-cell>
          <table:table-cell table:style-name="ce5" table:formula="of:=DATE(2020;6;17)+TIME(13;59;31)" office:value-type="date" office:date-value="2020-06-17T13:59:31" calcext:value-type="date">
            <text:p>6/17/2020 13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e</text:p>
          </table:table-cell>
          <table:table-cell table:style-name="ce2" office:value-type="string" calcext:value-type="string">
            <text:p>Qiu</text:p>
          </table:table-cell>
          <table:table-cell table:style-name="ce2" office:value-type="string" calcext:value-type="string">
            <text:p>GCN4WG9GK85</text:p>
          </table:table-cell>
          <table:table-cell table:style-name="ce4" table:formula="of:=DATE(2020;6;26)+TIME(10;15;30)" office:value-type="date" office:date-value="2020-06-26T10:15:30" calcext:value-type="date">
            <text:p>6/26/2020 10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e</text:p>
          </table:table-cell>
          <table:table-cell table:style-name="ce2" office:value-type="string" calcext:value-type="string">
            <text:p>Stewart</text:p>
          </table:table-cell>
          <table:table-cell table:style-name="ce2" office:value-type="string" calcext:value-type="string">
            <text:p>VTNH85SLHDH</text:p>
          </table:table-cell>
          <table:table-cell table:style-name="ce4" table:formula="of:=DATE(2020;6;26)+TIME(23;22;49)" office:value-type="date" office:date-value="2020-06-26T23:22:49" calcext:value-type="date">
            <text:p>6/26/2020 23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elin</text:p>
          </table:table-cell>
          <table:table-cell table:style-name="ce2" office:value-type="string" calcext:value-type="string">
            <text:p>Ramer</text:p>
          </table:table-cell>
          <table:table-cell table:style-name="ce2" office:value-type="string" calcext:value-type="string">
            <text:p>GSNPBX3RQ7F</text:p>
          </table:table-cell>
          <table:table-cell table:style-name="ce4" table:formula="of:=DATE(2020;5;11)+TIME(12;1;28)" office:value-type="date" office:date-value="2020-05-11T12:01:28" calcext:value-type="date">
            <text:p>5/11/2020 12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tharina</text:p>
          </table:table-cell>
          <table:table-cell table:style-name="ce3" office:value-type="string" calcext:value-type="string">
            <text:p>Ceesay-Seitz</text:p>
          </table:table-cell>
          <table:table-cell table:style-name="ce3" office:value-type="string" calcext:value-type="string">
            <text:p>PCNMPXQH42F</text:p>
          </table:table-cell>
          <table:table-cell table:style-name="ce5" table:formula="of:=DATE(2020;6;26)+TIME(3;28;36)" office:value-type="date" office:date-value="2020-06-26T03:28:36" calcext:value-type="date">
            <text:p>6/26/2020 3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herine</text:p>
          </table:table-cell>
          <table:table-cell table:style-name="ce2" office:value-type="string" calcext:value-type="string">
            <text:p>Perez</text:p>
          </table:table-cell>
          <table:table-cell table:style-name="ce2" office:value-type="string" calcext:value-type="string">
            <text:p>DNN36WY849K</text:p>
          </table:table-cell>
          <table:table-cell table:style-name="ce4" table:formula="of:=DATE(2020;5;8)+TIME(12;44;11)" office:value-type="date" office:date-value="2020-05-08T12:44:11" calcext:value-type="date">
            <text:p>5/8/2020 12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herine</text:p>
          </table:table-cell>
          <table:table-cell table:style-name="ce2" office:value-type="string" calcext:value-type="string">
            <text:p>Wang</text:p>
          </table:table-cell>
          <table:table-cell table:style-name="ce2" office:value-type="string" calcext:value-type="string">
            <text:p>ZYNRMDRZM9Z</text:p>
          </table:table-cell>
          <table:table-cell table:style-name="ce4" table:formula="of:=DATE(2020;5;14)+TIME(16;13;49)" office:value-type="date" office:date-value="2020-05-14T16:13:49" calcext:value-type="date">
            <text:p>5/14/2020 16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thleen</text:p>
          </table:table-cell>
          <table:table-cell table:style-name="ce3" office:value-type="string" calcext:value-type="string">
            <text:p>Chiu</text:p>
          </table:table-cell>
          <table:table-cell table:style-name="ce3" office:value-type="string" calcext:value-type="string">
            <text:p>X8N3F32STHK</text:p>
          </table:table-cell>
          <table:table-cell table:style-name="ce5" table:formula="of:=DATE(2020;5;21)+TIME(17;17;46)" office:value-type="date" office:date-value="2020-05-21T17:17:46" calcext:value-type="date">
            <text:p>5/21/2020 17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thryn</text:p>
          </table:table-cell>
          <table:table-cell table:style-name="ce3" office:value-type="string" calcext:value-type="string">
            <text:p>Majka</text:p>
          </table:table-cell>
          <table:table-cell table:style-name="ce3" office:value-type="string" calcext:value-type="string">
            <text:p>XLNPQ38MYBP</text:p>
          </table:table-cell>
          <table:table-cell table:style-name="ce5" table:formula="of:=DATE(2020;5;14)+TIME(11;57;4)" office:value-type="date" office:date-value="2020-05-14T11:57:04" calcext:value-type="date">
            <text:p>5/14/2020 11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hy</text:p>
          </table:table-cell>
          <table:table-cell table:style-name="ce2" office:value-type="string" calcext:value-type="string">
            <text:p>Giori</text:p>
          </table:table-cell>
          <table:table-cell table:style-name="ce2" office:value-type="string" calcext:value-type="string">
            <text:p>M3NSK822JMB</text:p>
          </table:table-cell>
          <table:table-cell table:style-name="ce4" table:formula="of:=DATE(2020;3;27)+TIME(18;37;1)" office:value-type="date" office:date-value="2020-03-27T18:37:01" calcext:value-type="date">
            <text:p>3/27/2020 18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thy</text:p>
          </table:table-cell>
          <table:table-cell table:style-name="ce3" office:value-type="string" calcext:value-type="string">
            <text:p>Osweiler</text:p>
          </table:table-cell>
          <table:table-cell table:style-name="ce3" office:value-type="string" calcext:value-type="string">
            <text:p>FVN7ND3DG9R</text:p>
          </table:table-cell>
          <table:table-cell table:style-name="ce5" table:formula="of:=DATE(2020;6;29)+TIME(11;10;46)" office:value-type="date" office:date-value="2020-06-29T11:10:46" calcext:value-type="date">
            <text:p>6/29/2020 11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ie</text:p>
          </table:table-cell>
          <table:table-cell table:style-name="ce2" office:value-type="string" calcext:value-type="string">
            <text:p>Fejer</text:p>
          </table:table-cell>
          <table:table-cell table:style-name="ce2" office:value-type="string" calcext:value-type="string">
            <text:p>FRNRXDC4BPW</text:p>
          </table:table-cell>
          <table:table-cell table:style-name="ce4" table:formula="of:=DATE(2020;6;3)+TIME(0;59;33)" office:value-type="date" office:date-value="2020-06-03T00:59:33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ie</text:p>
          </table:table-cell>
          <table:table-cell table:style-name="ce2" office:value-type="string" calcext:value-type="string">
            <text:p>Schultz</text:p>
          </table:table-cell>
          <table:table-cell table:style-name="ce2" office:value-type="string" calcext:value-type="string">
            <text:p>LMNJWBBTHVT</text:p>
          </table:table-cell>
          <table:table-cell table:style-name="ce4" table:formula="of:=DATE(2020;6;26)+TIME(14;56;20)" office:value-type="date" office:date-value="2020-06-26T14:56:20" calcext:value-type="date">
            <text:p>6/26/2020 14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tie</text:p>
          </table:table-cell>
          <table:table-cell table:style-name="ce3" office:value-type="string" calcext:value-type="string">
            <text:p>Greenley</text:p>
          </table:table-cell>
          <table:table-cell table:style-name="ce3" office:value-type="string" calcext:value-type="string">
            <text:p>XNN9CBHT73D</text:p>
          </table:table-cell>
          <table:table-cell table:style-name="ce5" table:formula="of:=DATE(2020;6;29)+TIME(11;17;54)" office:value-type="date" office:date-value="2020-06-29T11:17:54" calcext:value-type="date">
            <text:p>6/29/2020 11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trina</text:p>
          </table:table-cell>
          <table:table-cell table:style-name="ce2" office:value-type="string" calcext:value-type="string">
            <text:p>Prosise</text:p>
          </table:table-cell>
          <table:table-cell table:style-name="ce2" office:value-type="string" calcext:value-type="string">
            <text:p>VPNLHNPGD23</text:p>
          </table:table-cell>
          <table:table-cell table:style-name="ce4" table:formula="of:=DATE(2020;6;8)+TIME(12;33;11)" office:value-type="date" office:date-value="2020-06-08T12:33:11" calcext:value-type="date">
            <text:p>6/8/2020 12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ty</text:p>
          </table:table-cell>
          <table:table-cell table:style-name="ce3" office:value-type="string" calcext:value-type="string">
            <text:p>Farmer</text:p>
          </table:table-cell>
          <table:table-cell table:style-name="ce3" office:value-type="string" calcext:value-type="string">
            <text:p>XNNZV65FK65</text:p>
          </table:table-cell>
          <table:table-cell table:style-name="ce5" table:formula="of:=DATE(2020;6;17)+TIME(15;19;49)" office:value-type="date" office:date-value="2020-06-17T15:19:49" calcext:value-type="date">
            <text:p>6/17/2020 15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umini</text:p>
          </table:table-cell>
          <table:table-cell table:style-name="ce3" office:value-type="string" calcext:value-type="string">
            <text:p>Hansika</text:p>
          </table:table-cell>
          <table:table-cell table:style-name="ce3" office:value-type="string" calcext:value-type="string">
            <text:p>HKNWB7693K4</text:p>
          </table:table-cell>
          <table:table-cell table:style-name="ce5" table:formula="of:=DATE(2020;6;13)+TIME(4;33;19)" office:value-type="date" office:date-value="2020-06-13T04:33:19" calcext:value-type="date">
            <text:p>6/13/2020 4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avin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2NS4YVGL37</text:p>
          </table:table-cell>
          <table:table-cell table:style-name="ce5" table:formula="of:=DATE(2020;6;23)+TIME(22;20;22)" office:value-type="date" office:date-value="2020-06-23T22:20:22" calcext:value-type="date">
            <text:p>6/23/2020 22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avya</text:p>
          </table:table-cell>
          <table:table-cell table:style-name="ce2" office:value-type="string" calcext:value-type="string">
            <text:p>Pillutla</text:p>
          </table:table-cell>
          <table:table-cell table:style-name="ce2" office:value-type="string" calcext:value-type="string">
            <text:p>H2NMNL9BG93</text:p>
          </table:table-cell>
          <table:table-cell table:style-name="ce4" table:formula="of:=DATE(2020;6;25)+TIME(14;8;19)" office:value-type="date" office:date-value="2020-06-25T14:08:19" calcext:value-type="date">
            <text:p>6/25/2020 14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erock</text:p>
          </table:table-cell>
          <table:table-cell table:style-name="ce3" office:value-type="string" calcext:value-type="string">
            <text:p>Lee</text:p>
          </table:table-cell>
          <table:table-cell table:style-name="ce3" office:value-type="string" calcext:value-type="string">
            <text:p>P9N5TPDVTFC</text:p>
          </table:table-cell>
          <table:table-cell table:style-name="ce5" table:formula="of:=DATE(2020;5;5)+TIME(17;10;27)" office:value-type="date" office:date-value="2020-05-05T17:10:27" calcext:value-type="date">
            <text:p>5/5/2020 17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es</text:p>
          </table:table-cell>
          <table:table-cell table:style-name="ce2" office:value-type="string" calcext:value-type="string">
            <text:p>Cook</text:p>
          </table:table-cell>
          <table:table-cell table:style-name="ce2" office:value-type="string" calcext:value-type="string">
            <text:p>XFNT2LBVZJ5</text:p>
          </table:table-cell>
          <table:table-cell table:style-name="ce4" table:formula="of:=DATE(2020;5;19)+TIME(12;11;58)" office:value-type="date" office:date-value="2020-05-19T12:11:58" calcext:value-type="date">
            <text:p>5/19/2020 12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es</text:p>
          </table:table-cell>
          <table:table-cell table:style-name="ce3" office:value-type="string" calcext:value-type="string">
            <text:p>Cook</text:p>
          </table:table-cell>
          <table:table-cell table:style-name="ce3" office:value-type="string" calcext:value-type="string">
            <text:p>PMNRXHMP6JL</text:p>
          </table:table-cell>
          <table:table-cell table:style-name="ce5" table:formula="of:=DATE(2020;6;26)+TIME(17;12;57)" office:value-type="date" office:date-value="2020-06-26T17:12:57" calcext:value-type="date">
            <text:p>6/26/2020 17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iichi</text:p>
          </table:table-cell>
          <table:table-cell table:style-name="ce3" office:value-type="string" calcext:value-type="string">
            <text:p>Seki</text:p>
          </table:table-cell>
          <table:table-cell table:style-name="ce3" office:value-type="string" calcext:value-type="string">
            <text:p>FLNVMG939Z4</text:p>
          </table:table-cell>
          <table:table-cell table:style-name="ce5" table:formula="of:=DATE(2020;6;28)+TIME(19;19;27)" office:value-type="date" office:date-value="2020-06-28T19:19:27" calcext:value-type="date">
            <text:p>6/28/2020 19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iji</text:p>
          </table:table-cell>
          <table:table-cell table:style-name="ce3" office:value-type="string" calcext:value-type="string">
            <text:p>Sasaki</text:p>
          </table:table-cell>
          <table:table-cell table:style-name="ce3" office:value-type="string" calcext:value-type="string">
            <text:p>D3NQTLHBLTN</text:p>
          </table:table-cell>
          <table:table-cell table:style-name="ce5" table:formula="of:=DATE(2020;6;1)+TIME(21;28;32)" office:value-type="date" office:date-value="2020-06-01T21:28:32" calcext:value-type="date">
            <text:p>6/1/2020 21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iko</text:p>
          </table:table-cell>
          <table:table-cell table:style-name="ce3" office:value-type="string" calcext:value-type="string">
            <text:p>Higuchi</text:p>
          </table:table-cell>
          <table:table-cell table:style-name="ce3" office:value-type="string" calcext:value-type="string">
            <text:p>ZTNLXPDJQVX</text:p>
          </table:table-cell>
          <table:table-cell table:style-name="ce5" table:formula="of:=DATE(2020;6;26)+TIME(10;18;17)" office:value-type="date" office:date-value="2020-06-26T10:18:17" calcext:value-type="date">
            <text:p>6/26/2020 10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Herrington</text:p>
          </table:table-cell>
          <table:table-cell table:style-name="ce2" office:value-type="string" calcext:value-type="string">
            <text:p>G7N6C57RVTB</text:p>
          </table:table-cell>
          <table:table-cell table:style-name="ce4" table:formula="of:=DATE(2020;6;22)+TIME(16;2;56)" office:value-type="date" office:date-value="2020-06-22T16:02:56" calcext:value-type="date">
            <text:p>6/22/2020 16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ith</text:p>
          </table:table-cell>
          <table:table-cell table:style-name="ce2" office:value-type="string" calcext:value-type="string">
            <text:p>bottrill</text:p>
          </table:table-cell>
          <table:table-cell table:style-name="ce2" office:value-type="string" calcext:value-type="string">
            <text:p>DNN7FNCSZ8V</text:p>
          </table:table-cell>
          <table:table-cell table:style-name="ce4" table:formula="of:=DATE(2020;6;24)+TIME(10;55;12)" office:value-type="date" office:date-value="2020-06-24T10:55:12" calcext:value-type="date">
            <text:p>6/24/2020 10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iya</text:p>
          </table:table-cell>
          <table:table-cell table:style-name="ce3" office:value-type="string" calcext:value-type="string">
            <text:p>nobuta</text:p>
          </table:table-cell>
          <table:table-cell table:style-name="ce3" office:value-type="string" calcext:value-type="string">
            <text:p>JHNZ8MR396X</text:p>
          </table:table-cell>
          <table:table-cell table:style-name="ce5" table:formula="of:=DATE(2020;6;16)+TIME(6;43;56)" office:value-type="date" office:date-value="2020-06-16T06:43:56" calcext:value-type="date">
            <text:p>6/16/2020 6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jia</text:p>
          </table:table-cell>
          <table:table-cell table:style-name="ce2" office:value-type="string" calcext:value-type="string">
            <text:p>hu</text:p>
          </table:table-cell>
          <table:table-cell table:style-name="ce2" office:value-type="string" calcext:value-type="string">
            <text:p>KPNHMVH2FFS</text:p>
          </table:table-cell>
          <table:table-cell table:style-name="ce4" table:formula="of:=DATE(2020;6;4)+TIME(11;13;31)" office:value-type="date" office:date-value="2020-06-04T11:13:31" calcext:value-type="date">
            <text:p>6/4/2020 11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llyAnn</text:p>
          </table:table-cell>
          <table:table-cell table:style-name="ce2" office:value-type="string" calcext:value-type="string">
            <text:p>Fitzpatrick</text:p>
          </table:table-cell>
          <table:table-cell table:style-name="ce2" office:value-type="string" calcext:value-type="string">
            <text:p>QYNPL4T93CN</text:p>
          </table:table-cell>
          <table:table-cell table:style-name="ce4" table:formula="of:=DATE(2020;6;15)+TIME(17;9;37)" office:value-type="date" office:date-value="2020-06-15T17:09:37" calcext:value-type="date">
            <text:p>6/15/2020 17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lsey</text:p>
          </table:table-cell>
          <table:table-cell table:style-name="ce2" office:value-type="string" calcext:value-type="string">
            <text:p>Skunberg</text:p>
          </table:table-cell>
          <table:table-cell table:style-name="ce2" office:value-type="string" calcext:value-type="string">
            <text:p>ZYNGYHJGXXH</text:p>
          </table:table-cell>
          <table:table-cell table:style-name="ce4" table:formula="of:=DATE(2020;6;29)+TIME(12;24;9)" office:value-type="date" office:date-value="2020-06-29T12:24:09" calcext:value-type="date">
            <text:p>6/29/2020 12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lvin</text:p>
          </table:table-cell>
          <table:table-cell table:style-name="ce3" office:value-type="string" calcext:value-type="string">
            <text:p>Vanderlip</text:p>
          </table:table-cell>
          <table:table-cell table:style-name="ce3" office:value-type="string" calcext:value-type="string">
            <text:p>VDN9KRB2GZ9</text:p>
          </table:table-cell>
          <table:table-cell table:style-name="ce5" table:formula="of:=DATE(2020;6;22)+TIME(13;58;1)" office:value-type="date" office:date-value="2020-06-22T13:58:01" calcext:value-type="date">
            <text:p>6/22/2020 13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lvin</text:p>
          </table:table-cell>
          <table:table-cell table:style-name="ce2" office:value-type="string" calcext:value-type="string">
            <text:p>Galabuzi</text:p>
          </table:table-cell>
          <table:table-cell table:style-name="ce2" office:value-type="string" calcext:value-type="string">
            <text:p>FRN88SYV4JC</text:p>
          </table:table-cell>
          <table:table-cell table:style-name="ce4" table:formula="of:=DATE(2020;6;23)+TIME(13;42;30)" office:value-type="date" office:date-value="2020-06-23T13:42:30" calcext:value-type="date">
            <text:p>6/23/2020 13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KJNWWZJ3BX9</text:p>
          </table:table-cell>
          <table:table-cell table:style-name="ce5" table:formula="of:=DATE(2020;5;8)+TIME(14;43;34)" office:value-type="date" office:date-value="2020-05-08T14:43:34" calcext:value-type="date">
            <text:p>5/8/2020 14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Tough</text:p>
          </table:table-cell>
          <table:table-cell table:style-name="ce2" office:value-type="string" calcext:value-type="string">
            <text:p>VPNGWMHLLLP</text:p>
          </table:table-cell>
          <table:table-cell table:style-name="ce4" table:formula="of:=DATE(2020;5;25)+TIME(12;4;44)" office:value-type="date" office:date-value="2020-05-25T12:04:44" calcext:value-type="date">
            <text:p>5/25/2020 1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Hillier</text:p>
          </table:table-cell>
          <table:table-cell table:style-name="ce2" office:value-type="string" calcext:value-type="string">
            <text:p>NNN7999H75X</text:p>
          </table:table-cell>
          <table:table-cell table:style-name="ce4" table:formula="of:=DATE(2020;5;28)+TIME(14;24;28)" office:value-type="date" office:date-value="2020-05-28T14:24:28" calcext:value-type="date">
            <text:p>5/28/2020 14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</text:p>
          </table:table-cell>
          <table:table-cell table:style-name="ce3" office:value-type="string" calcext:value-type="string">
            <text:p>George</text:p>
          </table:table-cell>
          <table:table-cell table:style-name="ce3" office:value-type="string" calcext:value-type="string">
            <text:p>LPNFLD4VYC2</text:p>
          </table:table-cell>
          <table:table-cell table:style-name="ce5" table:formula="of:=DATE(2020;6;19)+TIME(8;32;58)" office:value-type="date" office:date-value="2020-06-19T08:32:58" calcext:value-type="date">
            <text:p>6/19/2020 8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Kowaliuk</text:p>
          </table:table-cell>
          <table:table-cell table:style-name="ce2" office:value-type="string" calcext:value-type="string">
            <text:p>NLN7FGZ98JF</text:p>
          </table:table-cell>
          <table:table-cell table:style-name="ce4" table:formula="of:=DATE(2020;6;25)+TIME(14;30;16)" office:value-type="date" office:date-value="2020-06-25T14:30:16" calcext:value-type="date">
            <text:p>6/25/2020 14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</text:p>
          </table:table-cell>
          <table:table-cell table:style-name="ce3" office:value-type="string" calcext:value-type="string">
            <text:p>Mayhew</text:p>
          </table:table-cell>
          <table:table-cell table:style-name="ce3" office:value-type="string" calcext:value-type="string">
            <text:p>PQNNK24VYXB</text:p>
          </table:table-cell>
          <table:table-cell table:style-name="ce5" table:formula="of:=DATE(2020;6;26)+TIME(15;22;14)" office:value-type="date" office:date-value="2020-06-26T15:22:14" calcext:value-type="date">
            <text:p>6/26/2020 15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n Swee Caleb</text:p>
          </table:table-cell>
          <table:table-cell table:style-name="ce2" office:value-type="string" calcext:value-type="string">
            <text:p>Khor</text:p>
          </table:table-cell>
          <table:table-cell table:style-name="ce2" office:value-type="string" calcext:value-type="string">
            <text:p>PBNYYH99Z2L</text:p>
          </table:table-cell>
          <table:table-cell table:style-name="ce4" table:formula="of:=DATE(2020;6;7)+TIME(10;59;18)" office:value-type="date" office:date-value="2020-06-07T10:59:18" calcext:value-type="date">
            <text:p>6/7/2020 1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dall</text:p>
          </table:table-cell>
          <table:table-cell table:style-name="ce3" office:value-type="string" calcext:value-type="string">
            <text:p>Nelson</text:p>
          </table:table-cell>
          <table:table-cell table:style-name="ce3" office:value-type="string" calcext:value-type="string">
            <text:p>PFNDVMBL5RF</text:p>
          </table:table-cell>
          <table:table-cell table:style-name="ce5" table:formula="of:=DATE(2020;5;21)+TIME(14;58;13)" office:value-type="date" office:date-value="2020-05-21T14:58:13" calcext:value-type="date">
            <text:p>5/21/2020 14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ichi</text:p>
          </table:table-cell>
          <table:table-cell table:style-name="ce3" office:value-type="string" calcext:value-type="string">
            <text:p>Nagai</text:p>
          </table:table-cell>
          <table:table-cell table:style-name="ce3" office:value-type="string" calcext:value-type="string">
            <text:p>JDNH7C8N2XG</text:p>
          </table:table-cell>
          <table:table-cell table:style-name="ce5" table:formula="of:=DATE(2020;6;26)+TIME(8;40;15)" office:value-type="date" office:date-value="2020-06-26T08:40:15" calcext:value-type="date">
            <text:p>6/26/2020 8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nnie</text:p>
          </table:table-cell>
          <table:table-cell table:style-name="ce2" office:value-type="string" calcext:value-type="string">
            <text:p>Cruz</text:p>
          </table:table-cell>
          <table:table-cell table:style-name="ce2" office:value-type="string" calcext:value-type="string">
            <text:p>K2NJGY8X4LL</text:p>
          </table:table-cell>
          <table:table-cell table:style-name="ce4" table:formula="of:=DATE(2020;5;7)+TIME(8;35;38)" office:value-type="date" office:date-value="2020-05-07T08:35:38" calcext:value-type="date">
            <text:p>5/7/2020 8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t</text:p>
          </table:table-cell>
          <table:table-cell table:style-name="ce3" office:value-type="string" calcext:value-type="string">
            <text:p>Headley</text:p>
          </table:table-cell>
          <table:table-cell table:style-name="ce3" office:value-type="string" calcext:value-type="string">
            <text:p>HSNFKVGQXXS</text:p>
          </table:table-cell>
          <table:table-cell table:style-name="ce5" table:formula="of:=DATE(2020;5;14)+TIME(12;49;5)" office:value-type="date" office:date-value="2020-05-14T12:49:05" calcext:value-type="date">
            <text:p>5/14/2020 12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t</text:p>
          </table:table-cell>
          <table:table-cell table:style-name="ce3" office:value-type="string" calcext:value-type="string">
            <text:p>Wimmer</text:p>
          </table:table-cell>
          <table:table-cell table:style-name="ce3" office:value-type="string" calcext:value-type="string">
            <text:p>H5NYB54GGCB</text:p>
          </table:table-cell>
          <table:table-cell table:style-name="ce5" table:formula="of:=DATE(2020;6;29)+TIME(12;55;48)" office:value-type="date" office:date-value="2020-06-29T12:55:48" calcext:value-type="date">
            <text:p>6/29/2020 12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ta</text:p>
          </table:table-cell>
          <table:table-cell table:style-name="ce3" office:value-type="string" calcext:value-type="string">
            <text:p>Nakase</text:p>
          </table:table-cell>
          <table:table-cell table:style-name="ce3" office:value-type="string" calcext:value-type="string">
            <text:p>G9NSDMPGR9D</text:p>
          </table:table-cell>
          <table:table-cell table:style-name="ce5" table:formula="of:=DATE(2020;6;24)+TIME(10;37;37)" office:value-type="date" office:date-value="2020-06-24T10:37:37" calcext:value-type="date">
            <text:p>6/24/2020 10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nto</text:p>
          </table:table-cell>
          <table:table-cell table:style-name="ce3" office:value-type="string" calcext:value-type="string">
            <text:p>Yoshida</text:p>
          </table:table-cell>
          <table:table-cell table:style-name="ce3" office:value-type="string" calcext:value-type="string">
            <text:p>M6N5WFJGNY9</text:p>
          </table:table-cell>
          <table:table-cell table:style-name="ce5" table:formula="of:=DATE(2020;6;8)+TIME(22;4;22)" office:value-type="date" office:date-value="2020-06-08T22:04:22" calcext:value-type="date">
            <text:p>6/8/2020 2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nton</text:p>
          </table:table-cell>
          <table:table-cell table:style-name="ce2" office:value-type="string" calcext:value-type="string">
            <text:p>Brazelle</text:p>
          </table:table-cell>
          <table:table-cell table:style-name="ce2" office:value-type="string" calcext:value-type="string">
            <text:p>XLN7T36N3LM</text:p>
          </table:table-cell>
          <table:table-cell table:style-name="ce4" table:formula="of:=DATE(2020;6;3)+TIME(0;59;33)" office:value-type="date" office:date-value="2020-06-03T00:59:33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tan</text:p>
          </table:table-cell>
          <table:table-cell table:style-name="ce2" office:value-type="string" calcext:value-type="string">
            <text:p>Umare</text:p>
          </table:table-cell>
          <table:table-cell table:style-name="ce2" office:value-type="string" calcext:value-type="string">
            <text:p>XFNH3QCPFP4</text:p>
          </table:table-cell>
          <table:table-cell table:style-name="ce4" table:formula="of:=DATE(2020;5;20)+TIME(22;12;33)" office:value-type="date" office:date-value="2020-05-20T22:12:33" calcext:value-type="date">
            <text:p>5/20/2020 22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Zhao</text:p>
          </table:table-cell>
          <table:table-cell table:style-name="ce2" office:value-type="string" calcext:value-type="string">
            <text:p>KDNHJJ6S8HV</text:p>
          </table:table-cell>
          <table:table-cell table:style-name="ce4" table:formula="of:=DATE(2020;3;29)+TIME(21;26;23)" office:value-type="date" office:date-value="2020-03-29T21:26:23" calcext:value-type="date">
            <text:p>3/29/2020 21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Nelson</text:p>
          </table:table-cell>
          <table:table-cell table:style-name="ce3" office:value-type="string" calcext:value-type="string">
            <text:p>JHNNZHRTJYS</text:p>
          </table:table-cell>
          <table:table-cell table:style-name="ce5" table:formula="of:=DATE(2020;3;31)+TIME(12;36;28)" office:value-type="date" office:date-value="2020-03-31T12:36:28" calcext:value-type="date">
            <text:p>3/31/2020 12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Hilman</text:p>
          </table:table-cell>
          <table:table-cell table:style-name="ce2" office:value-type="string" calcext:value-type="string">
            <text:p>PTNMBS2P7VW</text:p>
          </table:table-cell>
          <table:table-cell table:style-name="ce4" table:formula="of:=DATE(2020;5;5)+TIME(15;44;9)" office:value-type="date" office:date-value="2020-05-05T15:44:09" calcext:value-type="date">
            <text:p>5/5/2020 15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Ansberry</text:p>
          </table:table-cell>
          <table:table-cell table:style-name="ce3" office:value-type="string" calcext:value-type="string">
            <text:p>MSN7SZSY2BF</text:p>
          </table:table-cell>
          <table:table-cell table:style-name="ce5" table:formula="of:=DATE(2020;5;5)+TIME(16;5;43)" office:value-type="date" office:date-value="2020-05-05T16:05:43" calcext:value-type="date">
            <text:p>5/5/2020 16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Lemay</text:p>
          </table:table-cell>
          <table:table-cell table:style-name="ce2" office:value-type="string" calcext:value-type="string">
            <text:p>G9N6VS8NHW7</text:p>
          </table:table-cell>
          <table:table-cell table:style-name="ce4" table:formula="of:=DATE(2020;5;6)+TIME(0;26;30)" office:value-type="date" office:date-value="2020-05-06T00:26:30" calcext:value-type="date">
            <text:p>5/6/2020 0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Liao</text:p>
          </table:table-cell>
          <table:table-cell table:style-name="ce3" office:value-type="string" calcext:value-type="string">
            <text:p>DNNLVC99R2V</text:p>
          </table:table-cell>
          <table:table-cell table:style-name="ce5" table:formula="of:=DATE(2020;5;14)+TIME(0;9;36)" office:value-type="date" office:date-value="2020-05-14T00:09:36" calcext:value-type="date">
            <text:p>5/14/2020 0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Gonzalez</text:p>
          </table:table-cell>
          <table:table-cell table:style-name="ce2" office:value-type="string" calcext:value-type="string">
            <text:p>DRNBPXXFMVW</text:p>
          </table:table-cell>
          <table:table-cell table:style-name="ce4" table:formula="of:=DATE(2020;5;28)+TIME(13;21;20)" office:value-type="date" office:date-value="2020-05-28T13:21:20" calcext:value-type="date">
            <text:p>5/28/2020 13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Tang</text:p>
          </table:table-cell>
          <table:table-cell table:style-name="ce3" office:value-type="string" calcext:value-type="string">
            <text:p>XMNQ8HL9NPM</text:p>
          </table:table-cell>
          <table:table-cell table:style-name="ce5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Wolf</text:p>
          </table:table-cell>
          <table:table-cell table:style-name="ce2" office:value-type="string" calcext:value-type="string">
            <text:p>M4NBWSW9M4Z</text:p>
          </table:table-cell>
          <table:table-cell table:style-name="ce4" table:formula="of:=DATE(2020;6;9)+TIME(9;7;37)" office:value-type="date" office:date-value="2020-06-09T09:07:37" calcext:value-type="date">
            <text:p>6/9/2020 9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K.</text:p>
          </table:table-cell>
          <table:table-cell table:style-name="ce3" office:value-type="string" calcext:value-type="string">
            <text:p>DKNQPZ245N5</text:p>
          </table:table-cell>
          <table:table-cell table:style-name="ce5" table:formula="of:=DATE(2020;6;10)+TIME(14;6;53)" office:value-type="date" office:date-value="2020-06-10T14:06:53" calcext:value-type="date">
            <text:p>6/10/2020 14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Wang</text:p>
          </table:table-cell>
          <table:table-cell table:style-name="ce2" office:value-type="string" calcext:value-type="string">
            <text:p>GDNXS4QKYZF</text:p>
          </table:table-cell>
          <table:table-cell table:style-name="ce4" table:formula="of:=DATE(2020;6;11)+TIME(16;13;26)" office:value-type="date" office:date-value="2020-06-11T16:13:26" calcext:value-type="date">
            <text:p>6/11/2020 16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Gangi</text:p>
          </table:table-cell>
          <table:table-cell table:style-name="ce2" office:value-type="string" calcext:value-type="string">
            <text:p>LNNDDPWV787</text:p>
          </table:table-cell>
          <table:table-cell table:style-name="ce4" table:formula="of:=DATE(2020;6;12)+TIME(11;29;46)" office:value-type="date" office:date-value="2020-06-12T11:29:46" calcext:value-type="date">
            <text:p>6/12/2020 11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Fox</text:p>
          </table:table-cell>
          <table:table-cell table:style-name="ce3" office:value-type="string" calcext:value-type="string">
            <text:p>J5NTW79GV68</text:p>
          </table:table-cell>
          <table:table-cell table:style-name="ce5" table:formula="of:=DATE(2020;6;12)+TIME(11;34;34)" office:value-type="date" office:date-value="2020-06-12T11:34:34" calcext:value-type="date">
            <text:p>6/12/2020 11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Lhopital</text:p>
          </table:table-cell>
          <table:table-cell table:style-name="ce3" office:value-type="string" calcext:value-type="string">
            <text:p>XJN4ZSWX9FC</text:p>
          </table:table-cell>
          <table:table-cell table:style-name="ce5" table:formula="of:=DATE(2020;6;15)+TIME(2;26;39)" office:value-type="date" office:date-value="2020-06-15T02:26:39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Vasilik</text:p>
          </table:table-cell>
          <table:table-cell table:style-name="ce2" office:value-type="string" calcext:value-type="string">
            <text:p>XRN922W5X83</text:p>
          </table:table-cell>
          <table:table-cell table:style-name="ce4" table:formula="of:=DATE(2020;6;16)+TIME(15;11;31)" office:value-type="date" office:date-value="2020-06-16T15:11:31" calcext:value-type="date">
            <text:p>6/16/2020 15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Wijesekera</text:p>
          </table:table-cell>
          <table:table-cell table:style-name="ce2" office:value-type="string" calcext:value-type="string">
            <text:p>FJNKTK7DSBM</text:p>
          </table:table-cell>
          <table:table-cell table:style-name="ce4" table:formula="of:=DATE(2020;6;17)+TIME(13;25;54)" office:value-type="date" office:date-value="2020-06-17T13:25:54" calcext:value-type="date">
            <text:p>6/17/2020 13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Spring</text:p>
          </table:table-cell>
          <table:table-cell table:style-name="ce2" office:value-type="string" calcext:value-type="string">
            <text:p>KZNP5J653XJ</text:p>
          </table:table-cell>
          <table:table-cell table:style-name="ce4" table:formula="of:=DATE(2020;6;24)+TIME(10;24;11)" office:value-type="date" office:date-value="2020-06-24T10:24:11" calcext:value-type="date">
            <text:p>6/24/2020 10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Zamora</text:p>
          </table:table-cell>
          <table:table-cell table:style-name="ce2" office:value-type="string" calcext:value-type="string">
            <text:p>JHNX64W2T99</text:p>
          </table:table-cell>
          <table:table-cell table:style-name="ce4" table:formula="of:=DATE(2020;6;24)+TIME(11;40;17)" office:value-type="date" office:date-value="2020-06-24T11:40:17" calcext:value-type="date">
            <text:p>6/24/2020 11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Townsend</text:p>
          </table:table-cell>
          <table:table-cell table:style-name="ce3" office:value-type="string" calcext:value-type="string">
            <text:p>Z6NSGB742QX</text:p>
          </table:table-cell>
          <table:table-cell table:style-name="ce5" table:formula="of:=DATE(2020;6;26)+TIME(6;49;28)" office:value-type="date" office:date-value="2020-06-26T06:49:28" calcext:value-type="date">
            <text:p>6/26/2020 6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Herbert</text:p>
          </table:table-cell>
          <table:table-cell table:style-name="ce3" office:value-type="string" calcext:value-type="string">
            <text:p>VHN729B77DF</text:p>
          </table:table-cell>
          <table:table-cell table:style-name="ce5" table:formula="of:=DATE(2020;6;26)+TIME(13;28;17)" office:value-type="date" office:date-value="2020-06-26T13:28:17" calcext:value-type="date">
            <text:p>6/26/2020 13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Newman</text:p>
          </table:table-cell>
          <table:table-cell table:style-name="ce3" office:value-type="string" calcext:value-type="string">
            <text:p>MLNSVZRQ4XG</text:p>
          </table:table-cell>
          <table:table-cell table:style-name="ce5" table:formula="of:=DATE(2020;6;26)+TIME(15;39;31)" office:value-type="date" office:date-value="2020-06-26T15:39:31" calcext:value-type="date">
            <text:p>6/26/2020 15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Leffew</text:p>
          </table:table-cell>
          <table:table-cell table:style-name="ce2" office:value-type="string" calcext:value-type="string">
            <text:p>M5NSRDXTFY9</text:p>
          </table:table-cell>
          <table:table-cell table:style-name="ce4" table:formula="of:=DATE(2020;6;26)+TIME(16;24;33)" office:value-type="date" office:date-value="2020-06-26T16:24:33" calcext:value-type="date">
            <text:p>6/26/2020 16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Townsend</text:p>
          </table:table-cell>
          <table:table-cell table:style-name="ce3" office:value-type="string" calcext:value-type="string">
            <text:p>P2NMBLVNNKZ</text:p>
          </table:table-cell>
          <table:table-cell table:style-name="ce5" table:formula="of:=DATE(2020;6;27)+TIME(18;58;57)" office:value-type="date" office:date-value="2020-06-27T18:58:57" calcext:value-type="date">
            <text:p>6/27/2020 18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in</text:p>
          </table:table-cell>
          <table:table-cell table:style-name="ce3" office:value-type="string" calcext:value-type="string">
            <text:p>Fenzi</text:p>
          </table:table-cell>
          <table:table-cell table:style-name="ce3" office:value-type="string" calcext:value-type="string">
            <text:p>VWNG599NFNG</text:p>
          </table:table-cell>
          <table:table-cell table:style-name="ce5" table:formula="of:=DATE(2020;6;28)+TIME(15;42;37)" office:value-type="date" office:date-value="2020-06-28T15:42:37" calcext:value-type="date">
            <text:p>6/28/2020 15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Breitenstein</text:p>
          </table:table-cell>
          <table:table-cell table:style-name="ce2" office:value-type="string" calcext:value-type="string">
            <text:p>PZNG7CSQNBB</text:p>
          </table:table-cell>
          <table:table-cell table:style-name="ce4" table:formula="of:=DATE(2020;6;29)+TIME(9;35;28)" office:value-type="date" office:date-value="2020-06-29T09:35:28" calcext:value-type="date">
            <text:p>6/29/2020 9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vin</text:p>
          </table:table-cell>
          <table:table-cell table:style-name="ce2" office:value-type="string" calcext:value-type="string">
            <text:p>Myers</text:p>
          </table:table-cell>
          <table:table-cell table:style-name="ce2" office:value-type="string" calcext:value-type="string">
            <text:p>FXNH8WDF6H4</text:p>
          </table:table-cell>
          <table:table-cell table:style-name="ce4" table:formula="of:=DATE(2020;6;29)+TIME(11;17;27)" office:value-type="date" office:date-value="2020-06-29T11:17:27" calcext:value-type="date">
            <text:p>6/29/2020 11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evyn-Alexandre</text:p>
          </table:table-cell>
          <table:table-cell table:style-name="ce3" office:value-type="string" calcext:value-type="string">
            <text:p>Pare</text:p>
          </table:table-cell>
          <table:table-cell table:style-name="ce3" office:value-type="string" calcext:value-type="string">
            <text:p>LLNGXYZM9TT</text:p>
          </table:table-cell>
          <table:table-cell table:style-name="ce5" table:formula="of:=DATE(2020;6;26)+TIME(9;3;10)" office:value-type="date" office:date-value="2020-06-26T09:03:10" calcext:value-type="date">
            <text:p>6/26/2020 9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eyur</text:p>
          </table:table-cell>
          <table:table-cell table:style-name="ce2" office:value-type="string" calcext:value-type="string">
            <text:p>Patel</text:p>
          </table:table-cell>
          <table:table-cell table:style-name="ce2" office:value-type="string" calcext:value-type="string">
            <text:p>DCNJNKYZ2QL</text:p>
          </table:table-cell>
          <table:table-cell table:style-name="ce4" table:formula="of:=DATE(2020;6;24)+TIME(0;21;33)" office:value-type="date" office:date-value="2020-06-24T00:21:33" calcext:value-type="date">
            <text:p>6/24/2020 0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haled</text:p>
          </table:table-cell>
          <table:table-cell table:style-name="ce3" office:value-type="string" calcext:value-type="string">
            <text:p>Baqer</text:p>
          </table:table-cell>
          <table:table-cell table:style-name="ce3" office:value-type="string" calcext:value-type="string">
            <text:p>DMNJPDQJ58M</text:p>
          </table:table-cell>
          <table:table-cell table:style-name="ce5" table:formula="of:=DATE(2020;6;16)+TIME(5;45;39)" office:value-type="date" office:date-value="2020-06-16T05:45:39" calcext:value-type="date">
            <text:p>6/16/2020 5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hem</text:p>
          </table:table-cell>
          <table:table-cell table:style-name="ce2" office:value-type="string" calcext:value-type="string">
            <text:p>Raj</text:p>
          </table:table-cell>
          <table:table-cell table:style-name="ce2" office:value-type="string" calcext:value-type="string">
            <text:p>P3NFRVGZ7SD</text:p>
          </table:table-cell>
          <table:table-cell table:style-name="ce4" table:formula="of:=DATE(2020;5;20)+TIME(16;38;14)" office:value-type="date" office:date-value="2020-05-20T16:38:14" calcext:value-type="date">
            <text:p>5/20/2020 16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hoa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PWNH9XLM88P</text:p>
          </table:table-cell>
          <table:table-cell table:style-name="ce4" table:formula="of:=DATE(2020;6;18)+TIME(20;4;16)" office:value-type="date" office:date-value="2020-06-18T20:04:16" calcext:value-type="date">
            <text:p>6/18/2020 20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hoa</text:p>
          </table:table-cell>
          <table:table-cell table:style-name="ce2" office:value-type="string" calcext:value-type="string">
            <text:p>Bui</text:p>
          </table:table-cell>
          <table:table-cell table:style-name="ce2" office:value-type="string" calcext:value-type="string">
            <text:p>VBNZHQCJ2CL</text:p>
          </table:table-cell>
          <table:table-cell table:style-name="ce4" table:formula="of:=DATE(2020;6;25)+TIME(23;20;28)" office:value-type="date" office:date-value="2020-06-25T23:20:28" calcext:value-type="date">
            <text:p>6/25/2020 23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hoi</text:p>
          </table:table-cell>
          <table:table-cell table:style-name="ce3" office:value-type="string" calcext:value-type="string">
            <text:p>Tran</text:p>
          </table:table-cell>
          <table:table-cell table:style-name="ce3" office:value-type="string" calcext:value-type="string">
            <text:p>FLNL4TLQCG7</text:p>
          </table:table-cell>
          <table:table-cell table:style-name="ce5" table:formula="of:=DATE(2020;5;5)+TIME(14;55;49)" office:value-type="date" office:date-value="2020-05-05T14:55:49" calcext:value-type="date">
            <text:p>5/5/2020 14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houloud</text:p>
          </table:table-cell>
          <table:table-cell table:style-name="ce3" office:value-type="string" calcext:value-type="string">
            <text:p>touil</text:p>
          </table:table-cell>
          <table:table-cell table:style-name="ce3" office:value-type="string" calcext:value-type="string">
            <text:p>D8NT9JLGL9F</text:p>
          </table:table-cell>
          <table:table-cell table:style-name="ce5" table:formula="of:=DATE(2020;4;2)+TIME(6;30;46)" office:value-type="date" office:date-value="2020-04-02T06:30:46" calcext:value-type="date">
            <text:p>4/2/2020 6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ieran</text:p>
          </table:table-cell>
          <table:table-cell table:style-name="ce3" office:value-type="string" calcext:value-type="string">
            <text:p>Zylstra</text:p>
          </table:table-cell>
          <table:table-cell table:style-name="ce3" office:value-type="string" calcext:value-type="string">
            <text:p>DVNHGWYQPP9</text:p>
          </table:table-cell>
          <table:table-cell table:style-name="ce5" table:formula="of:=DATE(2020;6;29)+TIME(2;14;58)" office:value-type="date" office:date-value="2020-06-29T02:14:58" calcext:value-type="date">
            <text:p>6/29/2020 2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Gokce</text:p>
          </table:table-cell>
          <table:table-cell table:style-name="ce2" office:value-type="string" calcext:value-type="string">
            <text:p>V4NKLTMMKKL</text:p>
          </table:table-cell>
          <table:table-cell table:style-name="ce4" table:formula="of:=DATE(2020;5;13)+TIME(23;39;4)" office:value-type="date" office:date-value="2020-05-13T23:39:04" calcext:value-type="date">
            <text:p>5/13/2020 23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Garshol</text:p>
          </table:table-cell>
          <table:table-cell table:style-name="ce3" office:value-type="string" calcext:value-type="string">
            <text:p>MWNL2FR7R39</text:p>
          </table:table-cell>
          <table:table-cell table:style-name="ce5" table:formula="of:=DATE(2020;6;17)+TIME(15;8;47)" office:value-type="date" office:date-value="2020-06-17T15:08:47" calcext:value-type="date">
            <text:p>6/17/2020 15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im</text:p>
          </table:table-cell>
          <table:table-cell table:style-name="ce3" office:value-type="string" calcext:value-type="string">
            <text:p>McMahon</text:p>
          </table:table-cell>
          <table:table-cell table:style-name="ce3" office:value-type="string" calcext:value-type="string">
            <text:p>NXNMB8VCD6Q</text:p>
          </table:table-cell>
          <table:table-cell table:style-name="ce5" table:formula="of:=DATE(2020;6;25)+TIME(10;26;34)" office:value-type="date" office:date-value="2020-06-25T10:26:34" calcext:value-type="date">
            <text:p>6/25/2020 10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mberleigh</text:p>
          </table:table-cell>
          <table:table-cell table:style-name="ce2" office:value-type="string" calcext:value-type="string">
            <text:p>Breen</text:p>
          </table:table-cell>
          <table:table-cell table:style-name="ce2" office:value-type="string" calcext:value-type="string">
            <text:p>MTNQX7NSW3F</text:p>
          </table:table-cell>
          <table:table-cell table:style-name="ce4" table:formula="of:=DATE(2020;6;29)+TIME(1;52;26)" office:value-type="date" office:date-value="2020-06-29T01:52:26" calcext:value-type="date">
            <text:p>6/29/2020 1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mberly</text:p>
          </table:table-cell>
          <table:table-cell table:style-name="ce2" office:value-type="string" calcext:value-type="string">
            <text:p>Andrews</text:p>
          </table:table-cell>
          <table:table-cell table:style-name="ce2" office:value-type="string" calcext:value-type="string">
            <text:p>VSNX6DT7FVY</text:p>
          </table:table-cell>
          <table:table-cell table:style-name="ce4" table:formula="of:=DATE(2020;5;8)+TIME(18;48;51)" office:value-type="date" office:date-value="2020-05-08T18:48:51" calcext:value-type="date">
            <text:p>5/8/2020 18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mberly</text:p>
          </table:table-cell>
          <table:table-cell table:style-name="ce2" office:value-type="string" calcext:value-type="string">
            <text:p>Nester</text:p>
          </table:table-cell>
          <table:table-cell table:style-name="ce2" office:value-type="string" calcext:value-type="string">
            <text:p>D9NX33YS9QF</text:p>
          </table:table-cell>
          <table:table-cell table:style-name="ce4" table:formula="of:=DATE(2020;6;24)+TIME(17;25;15)" office:value-type="date" office:date-value="2020-06-24T17:25:15" calcext:value-type="date">
            <text:p>6/24/2020 17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ran</text:p>
          </table:table-cell>
          <table:table-cell table:style-name="ce2" office:value-type="string" calcext:value-type="string">
            <text:p>gopalan</text:p>
          </table:table-cell>
          <table:table-cell table:style-name="ce2" office:value-type="string" calcext:value-type="string">
            <text:p>NFNSZVMVSBW</text:p>
          </table:table-cell>
          <table:table-cell table:style-name="ce4" table:formula="of:=DATE(2020;5;14)+TIME(1;13;39)" office:value-type="date" office:date-value="2020-05-14T01:13:39" calcext:value-type="date">
            <text:p>5/14/2020 1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ran</text:p>
          </table:table-cell>
          <table:table-cell table:style-name="ce2" office:value-type="string" calcext:value-type="string">
            <text:p>Mova</text:p>
          </table:table-cell>
          <table:table-cell table:style-name="ce2" office:value-type="string" calcext:value-type="string">
            <text:p>PQNT2LFJ73L</text:p>
          </table:table-cell>
          <table:table-cell table:style-name="ce4" table:formula="of:=DATE(2020;6;22)+TIME(23;28;14)" office:value-type="date" office:date-value="2020-06-22T23:28:14" calcext:value-type="date">
            <text:p>6/22/2020 23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iril</text:p>
          </table:table-cell>
          <table:table-cell table:style-name="ce3" office:value-type="string" calcext:value-type="string">
            <text:p>Aleksovski</text:p>
          </table:table-cell>
          <table:table-cell table:style-name="ce3" office:value-type="string" calcext:value-type="string">
            <text:p>MLN49TLWS9L</text:p>
          </table:table-cell>
          <table:table-cell table:style-name="ce5" table:formula="of:=DATE(2020;6;26)+TIME(17;7;24)" office:value-type="date" office:date-value="2020-06-26T17:07:24" calcext:value-type="date">
            <text:p>6/26/2020 17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irti</text:p>
          </table:table-cell>
          <table:table-cell table:style-name="ce3" office:value-type="string" calcext:value-type="string">
            <text:p>Wankhede</text:p>
          </table:table-cell>
          <table:table-cell table:style-name="ce3" office:value-type="string" calcext:value-type="string">
            <text:p>JYN6JT39YH8</text:p>
          </table:table-cell>
          <table:table-cell table:style-name="ce5" table:formula="of:=DATE(2020;6;11)+TIME(15;21;30)" office:value-type="date" office:date-value="2020-06-11T15:21:30" calcext:value-type="date">
            <text:p>6/11/2020 15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shore Kumar</text:p>
          </table:table-cell>
          <table:table-cell table:style-name="ce2" office:value-type="string" calcext:value-type="string">
            <text:p>Boddu</text:p>
          </table:table-cell>
          <table:table-cell table:style-name="ce2" office:value-type="string" calcext:value-type="string">
            <text:p>LCNHVSCH8JQ</text:p>
          </table:table-cell>
          <table:table-cell table:style-name="ce4" table:formula="of:=DATE(2020;6;28)+TIME(13;34;6)" office:value-type="date" office:date-value="2020-06-28T13:34:06" calcext:value-type="date">
            <text:p>6/28/2020 13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iyoshi</text:p>
          </table:table-cell>
          <table:table-cell table:style-name="ce2" office:value-type="string" calcext:value-type="string">
            <text:p>Mine</text:p>
          </table:table-cell>
          <table:table-cell table:style-name="ce2" office:value-type="string" calcext:value-type="string">
            <text:p>NWNQ7JJ7GZC</text:p>
          </table:table-cell>
          <table:table-cell table:style-name="ce4" table:formula="of:=DATE(2020;6;27)+TIME(2;42;42)" office:value-type="date" office:date-value="2020-06-27T02:42:42" calcext:value-type="date">
            <text:p>6/27/2020 2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jell</text:p>
          </table:table-cell>
          <table:table-cell table:style-name="ce2" office:value-type="string" calcext:value-type="string">
            <text:p>Enblom</text:p>
          </table:table-cell>
          <table:table-cell table:style-name="ce2" office:value-type="string" calcext:value-type="string">
            <text:p>ZVN769C8LQX</text:p>
          </table:table-cell>
          <table:table-cell table:style-name="ce4" table:formula="of:=DATE(2020;5;5)+TIME(15;42;53)" office:value-type="date" office:date-value="2020-05-05T15:42:53" calcext:value-type="date">
            <text:p>5/5/2020 15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laus</text:p>
          </table:table-cell>
          <table:table-cell table:style-name="ce3" office:value-type="string" calcext:value-type="string">
            <text:p>Rentel</text:p>
          </table:table-cell>
          <table:table-cell table:style-name="ce3" office:value-type="string" calcext:value-type="string">
            <text:p>H5NNGRLF38K</text:p>
          </table:table-cell>
          <table:table-cell table:style-name="ce5" table:formula="of:=DATE(2020;6;29)+TIME(11;43;56)" office:value-type="date" office:date-value="2020-06-29T11:43:56" calcext:value-type="date">
            <text:p>6/29/2020 11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ohei</text:p>
          </table:table-cell>
          <table:table-cell table:style-name="ce3" office:value-type="string" calcext:value-type="string">
            <text:p>sekine</text:p>
          </table:table-cell>
          <table:table-cell table:style-name="ce3" office:value-type="string" calcext:value-type="string">
            <text:p>NXN5FM5JCPR</text:p>
          </table:table-cell>
          <table:table-cell table:style-name="ce5" table:formula="of:=DATE(2020;5;24)+TIME(19;33;5)" office:value-type="date" office:date-value="2020-05-24T19:33:05" calcext:value-type="date">
            <text:p>5/24/2020 19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hsuke</text:p>
          </table:table-cell>
          <table:table-cell table:style-name="ce2" office:value-type="string" calcext:value-type="string">
            <text:p>Kawaguchi</text:p>
          </table:table-cell>
          <table:table-cell table:style-name="ce2" office:value-type="string" calcext:value-type="string">
            <text:p>DGNWZSZV562</text:p>
          </table:table-cell>
          <table:table-cell table:style-name="ce4" table:formula="of:=DATE(2020;2;3)+TIME(11;22;35)" office:value-type="date" office:date-value="2020-02-03T11:22:35" calcext:value-type="date">
            <text:p>2/3/2020 11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ki</text:p>
          </table:table-cell>
          <table:table-cell table:style-name="ce2" office:value-type="string" calcext:value-type="string">
            <text:p>Hama</text:p>
          </table:table-cell>
          <table:table-cell table:style-name="ce2" office:value-type="string" calcext:value-type="string">
            <text:p>VLNSWL2F8VP</text:p>
          </table:table-cell>
          <table:table-cell table:style-name="ce4" table:formula="of:=DATE(2020;5;27)+TIME(22;37;45)" office:value-type="date" office:date-value="2020-05-27T22:37:45" calcext:value-type="date">
            <text:p>5/27/2020 2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oko</text:p>
          </table:table-cell>
          <table:table-cell table:style-name="ce3" office:value-type="string" calcext:value-type="string">
            <text:p>Koffie-Lart</text:p>
          </table:table-cell>
          <table:table-cell table:style-name="ce3" office:value-type="string" calcext:value-type="string">
            <text:p>JLNXH9BQTXP</text:p>
          </table:table-cell>
          <table:table-cell table:style-name="ce5" table:formula="of:=DATE(2020;6;24)+TIME(9;3;59)" office:value-type="date" office:date-value="2020-06-24T09:03:59" calcext:value-type="date">
            <text:p>6/24/2020 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omal</text:p>
          </table:table-cell>
          <table:table-cell table:style-name="ce3" office:value-type="string" calcext:value-type="string">
            <text:p>Pal</text:p>
          </table:table-cell>
          <table:table-cell table:style-name="ce3" office:value-type="string" calcext:value-type="string">
            <text:p>NYNZ4X7QXX2</text:p>
          </table:table-cell>
          <table:table-cell table:style-name="ce5" table:formula="of:=DATE(2020;6;5)+TIME(3;3;56)" office:value-type="date" office:date-value="2020-06-05T03:03:56" calcext:value-type="date">
            <text:p>6/5/2020 3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mla</text:p>
          </table:table-cell>
          <table:table-cell table:style-name="ce2" office:value-type="string" calcext:value-type="string">
            <text:p>Adzam</text:p>
          </table:table-cell>
          <table:table-cell table:style-name="ce2" office:value-type="string" calcext:value-type="string">
            <text:p>ZSNXGD8WXVR</text:p>
          </table:table-cell>
          <table:table-cell table:style-name="ce4" table:formula="of:=DATE(2020;6;23)+TIME(13;32;54)" office:value-type="date" office:date-value="2020-06-23T13:32:54" calcext:value-type="date">
            <text:p>6/23/2020 13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ngwu</text:p>
          </table:table-cell>
          <table:table-cell table:style-name="ce2" office:value-type="string" calcext:value-type="string">
            <text:p>1993</text:p>
          </table:table-cell>
          <table:table-cell table:style-name="ce2" office:value-type="string" calcext:value-type="string">
            <text:p>PYNFXWJ7CQT</text:p>
          </table:table-cell>
          <table:table-cell table:style-name="ce4" table:formula="of:=DATE(2020;5;31)+TIME(6;51;38)" office:value-type="date" office:date-value="2020-05-31T06:51:38" calcext:value-type="date">
            <text:p>5/31/2020 6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nrad</text:p>
          </table:table-cell>
          <table:table-cell table:style-name="ce2" office:value-type="string" calcext:value-type="string">
            <text:p>Scherer</text:p>
          </table:table-cell>
          <table:table-cell table:style-name="ce2" office:value-type="string" calcext:value-type="string">
            <text:p>MBN648HR8CW</text:p>
          </table:table-cell>
          <table:table-cell table:style-name="ce4" table:formula="of:=DATE(2020;3;9)+TIME(9;16;5)" office:value-type="date" office:date-value="2020-03-09T09:16:05" calcext:value-type="date">
            <text:p>3/9/2020 9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nrad</text:p>
          </table:table-cell>
          <table:table-cell table:style-name="ce2" office:value-type="string" calcext:value-type="string">
            <text:p>Kreitmair</text:p>
          </table:table-cell>
          <table:table-cell table:style-name="ce2" office:value-type="string" calcext:value-type="string">
            <text:p>MRNDFQ2266Q</text:p>
          </table:table-cell>
          <table:table-cell table:style-name="ce4" table:formula="of:=DATE(2020;5;28)+TIME(2;8;13)" office:value-type="date" office:date-value="2020-05-28T02:08:13" calcext:value-type="date">
            <text:p>5/28/2020 2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onrad</text:p>
          </table:table-cell>
          <table:table-cell table:style-name="ce3" office:value-type="string" calcext:value-type="string">
            <text:p>Wilk</text:p>
          </table:table-cell>
          <table:table-cell table:style-name="ce3" office:value-type="string" calcext:value-type="string">
            <text:p>F8N56G4X9JS</text:p>
          </table:table-cell>
          <table:table-cell table:style-name="ce5" table:formula="of:=DATE(2020;6;26)+TIME(13;45;34)" office:value-type="date" office:date-value="2020-06-26T13:45:34" calcext:value-type="date">
            <text:p>6/26/2020 13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onstantin</text:p>
          </table:table-cell>
          <table:table-cell table:style-name="ce3" office:value-type="string" calcext:value-type="string">
            <text:p>Boyanov</text:p>
          </table:table-cell>
          <table:table-cell table:style-name="ce3" office:value-type="string" calcext:value-type="string">
            <text:p>GCNX3VNGWCZ</text:p>
          </table:table-cell>
          <table:table-cell table:style-name="ce5" table:formula="of:=DATE(2020;5;17)+TIME(9;41;14)" office:value-type="date" office:date-value="2020-05-17T09:41:14" calcext:value-type="date">
            <text:p>5/17/2020 9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ral</text:p>
          </table:table-cell>
          <table:table-cell table:style-name="ce2" office:value-type="string" calcext:value-type="string">
            <text:p>ilgun</text:p>
          </table:table-cell>
          <table:table-cell table:style-name="ce2" office:value-type="string" calcext:value-type="string">
            <text:p>VZNXFNC5VYC</text:p>
          </table:table-cell>
          <table:table-cell table:style-name="ce4" table:formula="of:=DATE(2020;5;29)+TIME(20;2;6)" office:value-type="date" office:date-value="2020-05-29T20:02:06" calcext:value-type="date">
            <text:p>5/29/2020 20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ory</text:p>
          </table:table-cell>
          <table:table-cell table:style-name="ce2" office:value-type="string" calcext:value-type="string">
            <text:p>maincent</text:p>
          </table:table-cell>
          <table:table-cell table:style-name="ce2" office:value-type="string" calcext:value-type="string">
            <text:p>PDNXFBFPBZZ</text:p>
          </table:table-cell>
          <table:table-cell table:style-name="ce4" table:formula="of:=DATE(2020;6;15)+TIME(2;26;39)" office:value-type="date" office:date-value="2020-06-15T02:26:39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P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KNNFHZ76W9Z</text:p>
          </table:table-cell>
          <table:table-cell table:style-name="ce5" table:formula="of:=DATE(2020;5;25)+TIME(11;32;48)" office:value-type="date" office:date-value="2020-05-25T11:32:48" calcext:value-type="date">
            <text:p>5/25/2020 11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</text:p>
          </table:table-cell>
          <table:table-cell table:style-name="ce2" office:value-type="string" calcext:value-type="string">
            <text:p>Chaplin</text:p>
          </table:table-cell>
          <table:table-cell table:style-name="ce2" office:value-type="string" calcext:value-type="string">
            <text:p>MKNM68JNT94</text:p>
          </table:table-cell>
          <table:table-cell table:style-name="ce4" table:formula="of:=DATE(2020;5;14)+TIME(5;7;18)" office:value-type="date" office:date-value="2020-05-14T05:07:18" calcext:value-type="date">
            <text:p>5/14/2020 5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ris</text:p>
          </table:table-cell>
          <table:table-cell table:style-name="ce3" office:value-type="string" calcext:value-type="string">
            <text:p>Ward</text:p>
          </table:table-cell>
          <table:table-cell table:style-name="ce3" office:value-type="string" calcext:value-type="string">
            <text:p>NHN3DG4JXY2</text:p>
          </table:table-cell>
          <table:table-cell table:style-name="ce5" table:formula="of:=DATE(2020;6;13)+TIME(14;25;35)" office:value-type="date" office:date-value="2020-06-13T14:25:35" calcext:value-type="date">
            <text:p>6/13/2020 14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ris</text:p>
          </table:table-cell>
          <table:table-cell table:style-name="ce3" office:value-type="string" calcext:value-type="string">
            <text:p>Bowman</text:p>
          </table:table-cell>
          <table:table-cell table:style-name="ce3" office:value-type="string" calcext:value-type="string">
            <text:p>MQNXWV9ZSYJ</text:p>
          </table:table-cell>
          <table:table-cell table:style-name="ce5" table:formula="of:=DATE(2020;6;22)+TIME(8;22;25)" office:value-type="date" office:date-value="2020-06-22T08:22:25" calcext:value-type="date">
            <text:p>6/22/2020 8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hna</text:p>
          </table:table-cell>
          <table:table-cell table:style-name="ce2" office:value-type="string" calcext:value-type="string">
            <text:p>Ganugapati</text:p>
          </table:table-cell>
          <table:table-cell table:style-name="ce2" office:value-type="string" calcext:value-type="string">
            <text:p>GKNZ4JN9L9N</text:p>
          </table:table-cell>
          <table:table-cell table:style-name="ce4" table:formula="of:=DATE(2020;5;12)+TIME(12;58;10)" office:value-type="date" office:date-value="2020-05-12T12:58:10" calcext:value-type="date">
            <text:p>5/12/2020 12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hna</text:p>
          </table:table-cell>
          <table:table-cell table:style-name="ce2" office:value-type="string" calcext:value-type="string">
            <text:p>Elango</text:p>
          </table:table-cell>
          <table:table-cell table:style-name="ce2" office:value-type="string" calcext:value-type="string">
            <text:p>LHNCYWW5GYK</text:p>
          </table:table-cell>
          <table:table-cell table:style-name="ce4" table:formula="of:=DATE(2020;6;8)+TIME(19;49;22)" office:value-type="date" office:date-value="2020-06-08T19:49:22" calcext:value-type="date">
            <text:p>6/8/2020 19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rishna Kireeti</text:p>
          </table:table-cell>
          <table:table-cell table:style-name="ce3" office:value-type="string" calcext:value-type="string">
            <text:p>Somesula</text:p>
          </table:table-cell>
          <table:table-cell table:style-name="ce3" office:value-type="string" calcext:value-type="string">
            <text:p>HBN89XQ6WDT</text:p>
          </table:table-cell>
          <table:table-cell table:style-name="ce5" table:formula="of:=DATE(2020;6;29)+TIME(10;21;23)" office:value-type="date" office:date-value="2020-06-29T10:21:23" calcext:value-type="date">
            <text:p>6/29/2020 10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ta</text:p>
          </table:table-cell>
          <table:table-cell table:style-name="ce2" office:value-type="string" calcext:value-type="string">
            <text:p>Khare</text:p>
          </table:table-cell>
          <table:table-cell table:style-name="ce2" office:value-type="string" calcext:value-type="string">
            <text:p>F8NWNTF479C</text:p>
          </table:table-cell>
          <table:table-cell table:style-name="ce4" table:formula="of:=DATE(2020;5;6)+TIME(9;49;11)" office:value-type="date" office:date-value="2020-05-06T09:49:11" calcext:value-type="date">
            <text:p>5/6/2020 9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tin</text:p>
          </table:table-cell>
          <table:table-cell table:style-name="ce2" office:value-type="string" calcext:value-type="string">
            <text:p>O'Connell</text:p>
          </table:table-cell>
          <table:table-cell table:style-name="ce2" office:value-type="string" calcext:value-type="string">
            <text:p>KBNGNWZCMCW</text:p>
          </table:table-cell>
          <table:table-cell table:style-name="ce4" table:formula="of:=DATE(2020;5;12)+TIME(16;24;31)" office:value-type="date" office:date-value="2020-05-12T16:24:31" calcext:value-type="date">
            <text:p>5/12/2020 16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tin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KMNW37P5SLJ</text:p>
          </table:table-cell>
          <table:table-cell table:style-name="ce4" table:formula="of:=DATE(2020;6;25)+TIME(11;25;44)" office:value-type="date" office:date-value="2020-06-25T11:25:44" calcext:value-type="date">
            <text:p>6/25/2020 11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ristine</text:p>
          </table:table-cell>
          <table:table-cell table:style-name="ce3" office:value-type="string" calcext:value-type="string">
            <text:p>Dill</text:p>
          </table:table-cell>
          <table:table-cell table:style-name="ce3" office:value-type="string" calcext:value-type="string">
            <text:p>M6NKLX4JWNG</text:p>
          </table:table-cell>
          <table:table-cell table:style-name="ce5" table:formula="of:=DATE(2020;6;26)+TIME(12;43;0)" office:value-type="date" office:date-value="2020-06-26T12:43:00" calcext:value-type="date">
            <text:p>6/26/2020 12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tjan</text:p>
          </table:table-cell>
          <table:table-cell table:style-name="ce2" office:value-type="string" calcext:value-type="string">
            <text:p>Jonsson</text:p>
          </table:table-cell>
          <table:table-cell table:style-name="ce2" office:value-type="string" calcext:value-type="string">
            <text:p>P7N7MHNH8B6</text:p>
          </table:table-cell>
          <table:table-cell table:style-name="ce4" table:formula="of:=DATE(2020;6;15)+TIME(18;48;43)" office:value-type="date" office:date-value="2020-06-15T18:48:43" calcext:value-type="date">
            <text:p>6/15/2020 18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ristopher</text:p>
          </table:table-cell>
          <table:table-cell table:style-name="ce3" office:value-type="string" calcext:value-type="string">
            <text:p>Wolff</text:p>
          </table:table-cell>
          <table:table-cell table:style-name="ce3" office:value-type="string" calcext:value-type="string">
            <text:p>XWNRL69Z7XQ</text:p>
          </table:table-cell>
          <table:table-cell table:style-name="ce5" table:formula="of:=DATE(2020;6;15)+TIME(13;7;51)" office:value-type="date" office:date-value="2020-06-15T13:07:51" calcext:value-type="date">
            <text:p>6/15/2020 13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isztián</text:p>
          </table:table-cell>
          <table:table-cell table:style-name="ce2" office:value-type="string" calcext:value-type="string">
            <text:p>Kobler</text:p>
          </table:table-cell>
          <table:table-cell table:style-name="ce2" office:value-type="string" calcext:value-type="string">
            <text:p>FWNQGX8LMD2</text:p>
          </table:table-cell>
          <table:table-cell table:style-name="ce4" table:formula="of:=DATE(2020;6;29)+TIME(5;15;39)" office:value-type="date" office:date-value="2020-06-29T05:15:39" calcext:value-type="date">
            <text:p>6/29/2020 5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rste</text:p>
          </table:table-cell>
          <table:table-cell table:style-name="ce3" office:value-type="string" calcext:value-type="string">
            <text:p>Asanovic</text:p>
          </table:table-cell>
          <table:table-cell table:style-name="ce3" office:value-type="string" calcext:value-type="string">
            <text:p>XLN2QS7N5KV</text:p>
          </table:table-cell>
          <table:table-cell table:style-name="ce5" table:formula="of:=DATE(2020;6;27)+TIME(22;4;51)" office:value-type="date" office:date-value="2020-06-27T22:04:51" calcext:value-type="date">
            <text:p>6/27/2020 2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ystian</text:p>
          </table:table-cell>
          <table:table-cell table:style-name="ce2" office:value-type="string" calcext:value-type="string">
            <text:p>Lewandowski</text:p>
          </table:table-cell>
          <table:table-cell table:style-name="ce2" office:value-type="string" calcext:value-type="string">
            <text:p>HQN8QQPRJ65</text:p>
          </table:table-cell>
          <table:table-cell table:style-name="ce4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ystian</text:p>
          </table:table-cell>
          <table:table-cell table:style-name="ce2" office:value-type="string" calcext:value-type="string">
            <text:p>Kieczka</text:p>
          </table:table-cell>
          <table:table-cell table:style-name="ce2" office:value-type="string" calcext:value-type="string">
            <text:p>XWN8FRN45BC</text:p>
          </table:table-cell>
          <table:table-cell table:style-name="ce4" table:formula="of:=DATE(2020;6;22)+TIME(4;53;29)" office:value-type="date" office:date-value="2020-06-22T04:53:29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rzysztof</text:p>
          </table:table-cell>
          <table:table-cell table:style-name="ce3" office:value-type="string" calcext:value-type="string">
            <text:p>Gątarski</text:p>
          </table:table-cell>
          <table:table-cell table:style-name="ce3" office:value-type="string" calcext:value-type="string">
            <text:p>GNN4MFK9W5Z</text:p>
          </table:table-cell>
          <table:table-cell table:style-name="ce5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rzysztof</text:p>
          </table:table-cell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DCN26JZCFFG</text:p>
          </table:table-cell>
          <table:table-cell table:style-name="ce4" table:formula="of:=DATE(2020;6;5)+TIME(4;41;39)" office:value-type="date" office:date-value="2020-06-05T04:41:39" calcext:value-type="date">
            <text:p>6/5/2020 4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shitij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N8NC7BHMJXH</text:p>
          </table:table-cell>
          <table:table-cell table:style-name="ce5" table:formula="of:=DATE(2020;6;17)+TIME(16;6;20)" office:value-type="date" office:date-value="2020-06-17T16:06:20" calcext:value-type="date">
            <text:p>6/17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ei-Hsuan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FPN6FMSLFYN</text:p>
          </table:table-cell>
          <table:table-cell table:style-name="ce5" table:formula="of:=DATE(2020;5;14)+TIME(2;24;35)" office:value-type="date" office:date-value="2020-05-14T02:24:35" calcext:value-type="date">
            <text:p>5/14/2020 2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ei-Ti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HQNSVYHHK57</text:p>
          </table:table-cell>
          <table:table-cell table:style-name="ce5" table:formula="of:=DATE(2020;5;11)+TIME(17;12;25)" office:value-type="date" office:date-value="2020-05-11T17:12:25" calcext:value-type="date">
            <text:p>5/11/2020 17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landai anand</text:p>
          </table:table-cell>
          <table:table-cell table:style-name="ce3" office:value-type="string" calcext:value-type="string">
            <text:p>Rajagopalan</text:p>
          </table:table-cell>
          <table:table-cell table:style-name="ce3" office:value-type="string" calcext:value-type="string">
            <text:p>DLNBJDJDH6P</text:p>
          </table:table-cell>
          <table:table-cell table:style-name="ce5" table:formula="of:=DATE(2020;6;28)+TIME(21;57;25)" office:value-type="date" office:date-value="2020-06-28T21:57:25" calcext:value-type="date">
            <text:p>6/28/2020 21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LDEEP</text:p>
          </table:table-cell>
          <table:table-cell table:style-name="ce3" office:value-type="string" calcext:value-type="string">
            <text:p>PATEL</text:p>
          </table:table-cell>
          <table:table-cell table:style-name="ce3" office:value-type="string" calcext:value-type="string">
            <text:p>GBNKTNLFTTH</text:p>
          </table:table-cell>
          <table:table-cell table:style-name="ce5" table:formula="of:=DATE(2020;6;15)+TIME(22;52;43)" office:value-type="date" office:date-value="2020-06-15T22:52:43" calcext:value-type="date">
            <text:p>6/15/2020 22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Gala</text:p>
          </table:table-cell>
          <table:table-cell table:style-name="ce3" office:value-type="string" calcext:value-type="string">
            <text:p>ZPNBFGQ9SDN</text:p>
          </table:table-cell>
          <table:table-cell table:style-name="ce5" table:formula="of:=DATE(2020;6;27)+TIME(18;54;47)" office:value-type="date" office:date-value="2020-06-27T18:54:47" calcext:value-type="date">
            <text:p>6/27/2020 18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mar Saurabh</text:p>
          </table:table-cell>
          <table:table-cell table:style-name="ce3" office:value-type="string" calcext:value-type="string">
            <text:p>Raj</text:p>
          </table:table-cell>
          <table:table-cell table:style-name="ce3" office:value-type="string" calcext:value-type="string">
            <text:p>HLN7RMMS2MQ</text:p>
          </table:table-cell>
          <table:table-cell table:style-name="ce5" table:formula="of:=DATE(2020;6;27)+TIME(12;45;0)" office:value-type="date" office:date-value="2020-06-27T12:45:00" calcext:value-type="date">
            <text:p>6/27/2020 12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nal</text:p>
          </table:table-cell>
          <table:table-cell table:style-name="ce3" office:value-type="string" calcext:value-type="string">
            <text:p>Patel</text:p>
          </table:table-cell>
          <table:table-cell table:style-name="ce3" office:value-type="string" calcext:value-type="string">
            <text:p>VDNZJN8M974</text:p>
          </table:table-cell>
          <table:table-cell table:style-name="ce5" table:formula="of:=DATE(2020;5;8)+TIME(14;32;34)" office:value-type="date" office:date-value="2020-05-08T14:32:34" calcext:value-type="date">
            <text:p>5/8/2020 14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unal</text:p>
          </table:table-cell>
          <table:table-cell table:style-name="ce2" office:value-type="string" calcext:value-type="string">
            <text:p>Kushwaha</text:p>
          </table:table-cell>
          <table:table-cell table:style-name="ce2" office:value-type="string" calcext:value-type="string">
            <text:p>PLNRXXDPQQD</text:p>
          </table:table-cell>
          <table:table-cell table:style-name="ce4" table:formula="of:=DATE(2020;6;24)+TIME(6;40;8)" office:value-type="date" office:date-value="2020-06-24T06:40:08" calcext:value-type="date">
            <text:p>6/24/2020 6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uo-Lang</text:p>
          </table:table-cell>
          <table:table-cell table:style-name="ce2" office:value-type="string" calcext:value-type="string">
            <text:p>Tseng</text:p>
          </table:table-cell>
          <table:table-cell table:style-name="ce2" office:value-type="string" calcext:value-type="string">
            <text:p>X8NFR299QN7</text:p>
          </table:table-cell>
          <table:table-cell table:style-name="ce4" table:formula="of:=DATE(2020;5;5)+TIME(19;6;24)" office:value-type="date" office:date-value="2020-05-05T19:06:24" calcext:value-type="date">
            <text:p>5/5/2020 19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usunoki</text:p>
          </table:table-cell>
          <table:table-cell table:style-name="ce3" office:value-type="string" calcext:value-type="string">
            <text:p>Kei</text:p>
          </table:table-cell>
          <table:table-cell table:style-name="ce3" office:value-type="string" calcext:value-type="string">
            <text:p>MBNGYT8GTN5</text:p>
          </table:table-cell>
          <table:table-cell table:style-name="ce5" table:formula="of:=DATE(2020;6;5)+TIME(4;55;0)" office:value-type="date" office:date-value="2020-06-05T04:55:00" calcext:value-type="date">
            <text:p>6/5/2020 4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Roeschley</text:p>
          </table:table-cell>
          <table:table-cell table:style-name="ce3" office:value-type="string" calcext:value-type="string">
            <text:p>DDNRFJTX65P</text:p>
          </table:table-cell>
          <table:table-cell table:style-name="ce5" table:formula="of:=DATE(2020;6;1)+TIME(18;19;36)" office:value-type="date" office:date-value="2020-06-01T18:19:36" calcext:value-type="date">
            <text:p>6/1/2020 18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Kyle</text:p>
          </table:table-cell>
          <table:table-cell table:style-name="ce2" office:value-type="string" calcext:value-type="string">
            <text:p>Rivers</text:p>
          </table:table-cell>
          <table:table-cell table:style-name="ce2" office:value-type="string" calcext:value-type="string">
            <text:p>JPNS8PNW8QY</text:p>
          </table:table-cell>
          <table:table-cell table:style-name="ce4" table:formula="of:=DATE(2020;6;12)+TIME(11;32;27)" office:value-type="date" office:date-value="2020-06-12T11:32:27" calcext:value-type="date">
            <text:p>6/12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Graden</text:p>
          </table:table-cell>
          <table:table-cell table:style-name="ce3" office:value-type="string" calcext:value-type="string">
            <text:p>VNN9QVBFY5T</text:p>
          </table:table-cell>
          <table:table-cell table:style-name="ce5" table:formula="of:=DATE(2020;6;19)+TIME(7;41;22)" office:value-type="date" office:date-value="2020-06-19T07:41:22" calcext:value-type="date">
            <text:p>6/19/2020 7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GXN6LW78SJV</text:p>
          </table:table-cell>
          <table:table-cell table:style-name="ce5" table:formula="of:=DATE(2020;6;24)+TIME(16;34;51)" office:value-type="date" office:date-value="2020-06-24T16:34:51" calcext:value-type="date">
            <text:p>6/24/2020 16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Kyle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HNNLDMPPQJZ</text:p>
          </table:table-cell>
          <table:table-cell table:style-name="ce5" table:formula="of:=DATE(2020;6;26)+TIME(23;32;8)" office:value-type="date" office:date-value="2020-06-26T23:32:08" calcext:value-type="date">
            <text:p>6/26/2020 23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hcen</text:p>
          </table:table-cell>
          <table:table-cell table:style-name="ce2" office:value-type="string" calcext:value-type="string">
            <text:p>Zbair</text:p>
          </table:table-cell>
          <table:table-cell table:style-name="ce2" office:value-type="string" calcext:value-type="string">
            <text:p>X2NZS3JKFKL</text:p>
          </table:table-cell>
          <table:table-cell table:style-name="ce4" table:formula="of:=DATE(2020;5;5)+TIME(19;51;39)" office:value-type="date" office:date-value="2020-05-05T19:51:39" calcext:value-type="date">
            <text:p>5/5/2020 19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isa</text:p>
          </table:table-cell>
          <table:table-cell table:style-name="ce2" office:value-type="string" calcext:value-type="string">
            <text:p>Barros</text:p>
          </table:table-cell>
          <table:table-cell table:style-name="ce2" office:value-type="string" calcext:value-type="string">
            <text:p>LLNTCCVG68D</text:p>
          </table:table-cell>
          <table:table-cell table:style-name="ce4" table:formula="of:=DATE(2020;6;27)+TIME(16;5;18)" office:value-type="date" office:date-value="2020-06-27T16:05:18" calcext:value-type="date">
            <text:p>6/27/2020 16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nce</text:p>
          </table:table-cell>
          <table:table-cell table:style-name="ce3" office:value-type="string" calcext:value-type="string">
            <text:p>Albertson</text:p>
          </table:table-cell>
          <table:table-cell table:style-name="ce3" office:value-type="string" calcext:value-type="string">
            <text:p>JPNHWHQHSFR</text:p>
          </table:table-cell>
          <table:table-cell table:style-name="ce5" table:formula="of:=DATE(2020;3;30)+TIME(11;43;59)" office:value-type="date" office:date-value="2020-03-30T11:43:59" calcext:value-type="date">
            <text:p>3/30/2020 11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rissa</text:p>
          </table:table-cell>
          <table:table-cell table:style-name="ce3" office:value-type="string" calcext:value-type="string">
            <text:p>Escaliante</text:p>
          </table:table-cell>
          <table:table-cell table:style-name="ce3" office:value-type="string" calcext:value-type="string">
            <text:p>MFN9VL5355J</text:p>
          </table:table-cell>
          <table:table-cell table:style-name="ce5" table:formula="of:=DATE(2020;5;14)+TIME(16;6;6)" office:value-type="date" office:date-value="2020-05-14T16:06:06" calcext:value-type="date">
            <text:p>5/14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rry</text:p>
          </table:table-cell>
          <table:table-cell table:style-name="ce3" office:value-type="string" calcext:value-type="string">
            <text:p>Grigley</text:p>
          </table:table-cell>
          <table:table-cell table:style-name="ce3" office:value-type="string" calcext:value-type="string">
            <text:p>H4NX3HLM4N4</text:p>
          </table:table-cell>
          <table:table-cell table:style-name="ce5" table:formula="of:=DATE(2020;5;6)+TIME(14;46;49)" office:value-type="date" office:date-value="2020-05-06T14:46:49" calcext:value-type="date">
            <text:p>5/6/2020 14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Lai</text:p>
          </table:table-cell>
          <table:table-cell table:style-name="ce2" office:value-type="string" calcext:value-type="string">
            <text:p>LTN9ZNLXLLK</text:p>
          </table:table-cell>
          <table:table-cell table:style-name="ce4" table:formula="of:=DATE(2020;6;11)+TIME(19;47;34)" office:value-type="date" office:date-value="2020-06-11T19:47:34" calcext:value-type="date">
            <text:p>6/11/2020 19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rry</text:p>
          </table:table-cell>
          <table:table-cell table:style-name="ce3" office:value-type="string" calcext:value-type="string">
            <text:p>Wallace</text:p>
          </table:table-cell>
          <table:table-cell table:style-name="ce3" office:value-type="string" calcext:value-type="string">
            <text:p>HVNB9MY33B9</text:p>
          </table:table-cell>
          <table:table-cell table:style-name="ce5" table:formula="of:=DATE(2020;6;12)+TIME(19;4;15)" office:value-type="date" office:date-value="2020-06-12T19:04:15" calcext:value-type="date">
            <text:p>6/12/2020 19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Reeves</text:p>
          </table:table-cell>
          <table:table-cell table:style-name="ce2" office:value-type="string" calcext:value-type="string">
            <text:p>G8N3ZQBRKB4</text:p>
          </table:table-cell>
          <table:table-cell table:style-name="ce4" table:formula="of:=DATE(2020;6;24)+TIME(12;53;55)" office:value-type="date" office:date-value="2020-06-24T12:53:55" calcext:value-type="date">
            <text:p>6/24/2020 12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rry</text:p>
          </table:table-cell>
          <table:table-cell table:style-name="ce2" office:value-type="string" calcext:value-type="string">
            <text:p>Morris</text:p>
          </table:table-cell>
          <table:table-cell table:style-name="ce2" office:value-type="string" calcext:value-type="string">
            <text:p>HLN3VNFYRFQ</text:p>
          </table:table-cell>
          <table:table-cell table:style-name="ce4" table:formula="of:=DATE(2020;6;25)+TIME(10;57;56)" office:value-type="date" office:date-value="2020-06-25T10:57:56" calcext:value-type="date">
            <text:p>6/25/2020 10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szlo</text:p>
          </table:table-cell>
          <table:table-cell table:style-name="ce2" office:value-type="string" calcext:value-type="string">
            <text:p>Toth</text:p>
          </table:table-cell>
          <table:table-cell table:style-name="ce2" office:value-type="string" calcext:value-type="string">
            <text:p>F8NPLPM45DD</text:p>
          </table:table-cell>
          <table:table-cell table:style-name="ce4" table:formula="of:=DATE(2020;6;25)+TIME(8;36;7)" office:value-type="date" office:date-value="2020-06-25T08:36:07" calcext:value-type="date">
            <text:p>6/25/2020 8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Santamaria</text:p>
          </table:table-cell>
          <table:table-cell table:style-name="ce2" office:value-type="string" calcext:value-type="string">
            <text:p>FRNFMDYHK8Z</text:p>
          </table:table-cell>
          <table:table-cell table:style-name="ce4" table:formula="of:=DATE(2020;2;24)+TIME(12;46;9)" office:value-type="date" office:date-value="2020-02-24T12:46:09" calcext:value-type="date">
            <text:p>2/24/2020 12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ura</text:p>
          </table:table-cell>
          <table:table-cell table:style-name="ce3" office:value-type="string" calcext:value-type="string">
            <text:p>Pothier</text:p>
          </table:table-cell>
          <table:table-cell table:style-name="ce3" office:value-type="string" calcext:value-type="string">
            <text:p>V3NXCDGFTCS</text:p>
          </table:table-cell>
          <table:table-cell table:style-name="ce5" table:formula="of:=DATE(2020;6;15)+TIME(14;54;35)" office:value-type="date" office:date-value="2020-06-15T14:54:35" calcext:value-type="date">
            <text:p>6/15/2020 14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Kautz</text:p>
          </table:table-cell>
          <table:table-cell table:style-name="ce2" office:value-type="string" calcext:value-type="string">
            <text:p>F2N26SLBDH6</text:p>
          </table:table-cell>
          <table:table-cell table:style-name="ce4" table:formula="of:=DATE(2020;6;23)+TIME(1;25;57)" office:value-type="date" office:date-value="2020-06-23T01:25:57" calcext:value-type="date">
            <text:p>6/23/2020 1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Choy</text:p>
          </table:table-cell>
          <table:table-cell table:style-name="ce2" office:value-type="string" calcext:value-type="string">
            <text:p>HFN4Z2C2HNC</text:p>
          </table:table-cell>
          <table:table-cell table:style-name="ce4" table:formula="of:=DATE(2020;6;24)+TIME(10;34;18)" office:value-type="date" office:date-value="2020-06-24T10:34:18" calcext:value-type="date">
            <text:p>6/24/2020 1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ura</text:p>
          </table:table-cell>
          <table:table-cell table:style-name="ce2" office:value-type="string" calcext:value-type="string">
            <text:p>nayman</text:p>
          </table:table-cell>
          <table:table-cell table:style-name="ce2" office:value-type="string" calcext:value-type="string">
            <text:p>NNN79RM2MY3</text:p>
          </table:table-cell>
          <table:table-cell table:style-name="ce4" table:formula="of:=DATE(2020;6;27)+TIME(14;57;20)" office:value-type="date" office:date-value="2020-06-27T14:57:20" calcext:value-type="date">
            <text:p>6/27/2020 14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uren</text:p>
          </table:table-cell>
          <table:table-cell table:style-name="ce3" office:value-type="string" calcext:value-type="string">
            <text:p>Britton</text:p>
          </table:table-cell>
          <table:table-cell table:style-name="ce3" office:value-type="string" calcext:value-type="string">
            <text:p>XLNWCGLFXZ5</text:p>
          </table:table-cell>
          <table:table-cell table:style-name="ce5" table:formula="of:=DATE(2020;6;8)+TIME(22;32;42)" office:value-type="date" office:date-value="2020-06-08T22:32:42" calcext:value-type="date">
            <text:p>6/8/2020 2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urent</text:p>
          </table:table-cell>
          <table:table-cell table:style-name="ce3" office:value-type="string" calcext:value-type="string">
            <text:p>Cremmer</text:p>
          </table:table-cell>
          <table:table-cell table:style-name="ce3" office:value-type="string" calcext:value-type="string">
            <text:p>P2NFSNFCKCV</text:p>
          </table:table-cell>
          <table:table-cell table:style-name="ce5" table:formula="of:=DATE(2020;6;26)+TIME(7;46;40)" office:value-type="date" office:date-value="2020-06-26T07:46:40" calcext:value-type="date">
            <text:p>6/26/2020 7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avi</text:p>
          </table:table-cell>
          <table:table-cell table:style-name="ce3" office:value-type="string" calcext:value-type="string">
            <text:p>Lazarovitz</text:p>
          </table:table-cell>
          <table:table-cell table:style-name="ce3" office:value-type="string" calcext:value-type="string">
            <text:p>H9NBBZWVRYJ</text:p>
          </table:table-cell>
          <table:table-cell table:style-name="ce5" table:formula="of:=DATE(2020;6;18)+TIME(4;13;13)" office:value-type="date" office:date-value="2020-06-18T04:13:13" calcext:value-type="date">
            <text:p>6/18/2020 4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awrence</text:p>
          </table:table-cell>
          <table:table-cell table:style-name="ce2" office:value-type="string" calcext:value-type="string">
            <text:p>Hoffman</text:p>
          </table:table-cell>
          <table:table-cell table:style-name="ce2" office:value-type="string" calcext:value-type="string">
            <text:p>X3NH5YVWRYX</text:p>
          </table:table-cell>
          <table:table-cell table:style-name="ce4" table:formula="of:=DATE(2020;6;22)+TIME(20;0;3)" office:value-type="date" office:date-value="2020-06-22T20:00:03" calcext:value-type="date">
            <text:p>6/22/2020 2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.</text:p>
          </table:table-cell>
          <table:table-cell table:style-name="ce3" office:value-type="string" calcext:value-type="string">
            <text:p>Nielsen</text:p>
          </table:table-cell>
          <table:table-cell table:style-name="ce3" office:value-type="string" calcext:value-type="string">
            <text:p>J4NX4YM4ZWW</text:p>
          </table:table-cell>
          <table:table-cell table:style-name="ce5" table:formula="of:=DATE(2020;6;29)+TIME(9;0;26)" office:value-type="date" office:date-value="2020-06-29T09:00:26" calcext:value-type="date">
            <text:p>6/29/2020 9:00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LEANDRO</text:p>
          </table:table-cell>
          <table:table-cell table:style-name="ce3" office:value-type="string" calcext:value-type="string">
            <text:p>RODRIGUES MAGALHAES DE MARCO</text:p>
          </table:table-cell>
          <table:table-cell table:style-name="ce3" office:value-type="string" calcext:value-type="string">
            <text:p>X3NY5VWWGQQ</text:p>
          </table:table-cell>
          <table:table-cell table:style-name="ce5" table:formula="of:=DATE(2020;6;19)+TIME(19;8;15)" office:value-type="date" office:date-value="2020-06-19T19:08:15" calcext:value-type="date">
            <text:p>6/19/2020 19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ata</text:p>
          </table:table-cell>
          <table:table-cell table:style-name="ce3" office:value-type="string" calcext:value-type="string">
            <text:p>Byers</text:p>
          </table:table-cell>
          <table:table-cell table:style-name="ce3" office:value-type="string" calcext:value-type="string">
            <text:p>NMNQMYR5LZB</text:p>
          </table:table-cell>
          <table:table-cell table:style-name="ce5" table:formula="of:=DATE(2020;6;24)+TIME(13;14;53)" office:value-type="date" office:date-value="2020-06-24T13:14:53" calcext:value-type="date">
            <text:p>6/24/2020 13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ch</text:p>
          </table:table-cell>
          <table:table-cell table:style-name="ce2" office:value-type="string" calcext:value-type="string">
            <text:p>Betlej</text:p>
          </table:table-cell>
          <table:table-cell table:style-name="ce2" office:value-type="string" calcext:value-type="string">
            <text:p>V5NVV976SCB</text:p>
          </table:table-cell>
          <table:table-cell table:style-name="ce4" table:formula="of:=DATE(2020;5;19)+TIME(6;54;34)" office:value-type="date" office:date-value="2020-05-19T06:54:34" calcext:value-type="date">
            <text:p>5/19/2020 6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Elston</text:p>
          </table:table-cell>
          <table:table-cell table:style-name="ce2" office:value-type="string" calcext:value-type="string">
            <text:p>X8NSZ2R5V26</text:p>
          </table:table-cell>
          <table:table-cell table:style-name="ce4" table:formula="of:=DATE(2020;5;6)+TIME(21;20;31)" office:value-type="date" office:date-value="2020-05-06T21:20:31" calcext:value-type="date">
            <text:p>5/6/2020 21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Gibson</text:p>
          </table:table-cell>
          <table:table-cell table:style-name="ce2" office:value-type="string" calcext:value-type="string">
            <text:p>FTN4F6XPHS7</text:p>
          </table:table-cell>
          <table:table-cell table:style-name="ce4" table:formula="of:=DATE(2020;6;26)+TIME(8;37;4)" office:value-type="date" office:date-value="2020-06-26T08:37:04" calcext:value-type="date">
            <text:p>6/26/2020 8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ela</text:p>
          </table:table-cell>
          <table:table-cell table:style-name="ce2" office:value-type="string" calcext:value-type="string">
            <text:p>Krishna</text:p>
          </table:table-cell>
          <table:table-cell table:style-name="ce2" office:value-type="string" calcext:value-type="string">
            <text:p>GGN9PV4JT9D</text:p>
          </table:table-cell>
          <table:table-cell table:style-name="ce4" table:formula="of:=DATE(2020;6;28)+TIME(17;42;6)" office:value-type="date" office:date-value="2020-06-28T17:42:06" calcext:value-type="date">
            <text:p>6/28/2020 17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n</text:p>
          </table:table-cell>
          <table:table-cell table:style-name="ce3" office:value-type="string" calcext:value-type="string">
            <text:p>Santalucia</text:p>
          </table:table-cell>
          <table:table-cell table:style-name="ce3" office:value-type="string" calcext:value-type="string">
            <text:p>X8NH6T23W37</text:p>
          </table:table-cell>
          <table:table-cell table:style-name="ce5" table:formula="of:=DATE(2020;6;26)+TIME(21;52;43)" office:value-type="date" office:date-value="2020-06-26T21:52:43" calcext:value-type="date">
            <text:p>6/26/2020 21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na</text:p>
          </table:table-cell>
          <table:table-cell table:style-name="ce3" office:value-type="string" calcext:value-type="string">
            <text:p>Ellfeldt</text:p>
          </table:table-cell>
          <table:table-cell table:style-name="ce3" office:value-type="string" calcext:value-type="string">
            <text:p>J8NKSG3F9L2</text:p>
          </table:table-cell>
          <table:table-cell table:style-name="ce5" table:formula="of:=DATE(2020;6;26)+TIME(11;40;26)" office:value-type="date" office:date-value="2020-06-26T11:40:26" calcext:value-type="date">
            <text:p>6/26/2020 11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nka</text:p>
          </table:table-cell>
          <table:table-cell table:style-name="ce3" office:value-type="string" calcext:value-type="string">
            <text:p>Kosková Třísková</text:p>
          </table:table-cell>
          <table:table-cell table:style-name="ce3" office:value-type="string" calcext:value-type="string">
            <text:p>HTN9KNZ4PRD</text:p>
          </table:table-cell>
          <table:table-cell table:style-name="ce5" table:formula="of:=DATE(2020;6;17)+TIME(7;32;0)" office:value-type="date" office:date-value="2020-06-17T07:32:00" calcext:value-type="date">
            <text:p>6/17/2020 7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obardo</text:p>
          </table:table-cell>
          <table:table-cell table:style-name="ce3" office:value-type="string" calcext:value-type="string">
            <text:p>Gómez</text:p>
          </table:table-cell>
          <table:table-cell table:style-name="ce3" office:value-type="string" calcext:value-type="string">
            <text:p>FVNVF5VFXCH</text:p>
          </table:table-cell>
          <table:table-cell table:style-name="ce5" table:formula="of:=DATE(2020;6;24)+TIME(14;23;30)" office:value-type="date" office:date-value="2020-06-24T14:23:30" calcext:value-type="date">
            <text:p>6/24/2020 14:23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Leon</text:p>
          </table:table-cell>
          <table:table-cell table:style-name="ce3" office:value-type="string" calcext:value-type="string">
            <text:p>PHNL6D83LRQ</text:p>
          </table:table-cell>
          <table:table-cell table:style-name="ce5" table:formula="of:=DATE(2020;5;31)+TIME(21;17;51)" office:value-type="date" office:date-value="2020-05-31T21:17:51" calcext:value-type="date">
            <text:p>5/31/2020 21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on</text:p>
          </table:table-cell>
          <table:table-cell table:style-name="ce3" office:value-type="string" calcext:value-type="string">
            <text:p>Anavi</text:p>
          </table:table-cell>
          <table:table-cell table:style-name="ce3" office:value-type="string" calcext:value-type="string">
            <text:p>KFN87LQR7MK</text:p>
          </table:table-cell>
          <table:table-cell table:style-name="ce5" table:formula="of:=DATE(2020;6;4)+TIME(17;11;52)" office:value-type="date" office:date-value="2020-06-04T17:11:52" calcext:value-type="date">
            <text:p>6/4/2020 17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on</text:p>
          </table:table-cell>
          <table:table-cell table:style-name="ce2" office:value-type="string" calcext:value-type="string">
            <text:p>Kiriliuk</text:p>
          </table:table-cell>
          <table:table-cell table:style-name="ce2" office:value-type="string" calcext:value-type="string">
            <text:p>VWN6Y72QQ76</text:p>
          </table:table-cell>
          <table:table-cell table:style-name="ce4" table:formula="of:=DATE(2020;6;26)+TIME(11;16;39)" office:value-type="date" office:date-value="2020-06-26T11:16:39" calcext:value-type="date">
            <text:p>6/26/2020 11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onard</text:p>
          </table:table-cell>
          <table:table-cell table:style-name="ce2" office:value-type="string" calcext:value-type="string">
            <text:p>boyle</text:p>
          </table:table-cell>
          <table:table-cell table:style-name="ce2" office:value-type="string" calcext:value-type="string">
            <text:p>NPN98JDBRSN</text:p>
          </table:table-cell>
          <table:table-cell table:style-name="ce4" table:formula="of:=DATE(2020;6;5)+TIME(0;17;34)" office:value-type="date" office:date-value="2020-06-05T00:17:34" calcext:value-type="date">
            <text:p>6/5/2020 0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onardo</text:p>
          </table:table-cell>
          <table:table-cell table:style-name="ce3" office:value-type="string" calcext:value-type="string">
            <text:p>Rossetti</text:p>
          </table:table-cell>
          <table:table-cell table:style-name="ce3" office:value-type="string" calcext:value-type="string">
            <text:p>F7NYYJPBTWV</text:p>
          </table:table-cell>
          <table:table-cell table:style-name="ce5" table:formula="of:=DATE(2020;5;18)+TIME(10;48;11)" office:value-type="date" office:date-value="2020-05-18T10:48:11" calcext:value-type="date">
            <text:p>5/18/2020 10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onardo</text:p>
          </table:table-cell>
          <table:table-cell table:style-name="ce3" office:value-type="string" calcext:value-type="string">
            <text:p>Murillo</text:p>
          </table:table-cell>
          <table:table-cell table:style-name="ce3" office:value-type="string" calcext:value-type="string">
            <text:p>X9NGTNC4CC6</text:p>
          </table:table-cell>
          <table:table-cell table:style-name="ce5" table:formula="of:=DATE(2020;5;22)+TIME(10;29;25)" office:value-type="date" office:date-value="2020-05-22T10:29:25" calcext:value-type="date">
            <text:p>5/22/2020 10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onardo</text:p>
          </table:table-cell>
          <table:table-cell table:style-name="ce2" office:value-type="string" calcext:value-type="string">
            <text:p>Rangel Augusto</text:p>
          </table:table-cell>
          <table:table-cell table:style-name="ce2" office:value-type="string" calcext:value-type="string">
            <text:p>KLN5C2M65YF</text:p>
          </table:table-cell>
          <table:table-cell table:style-name="ce4" table:formula="of:=DATE(2020;6;26)+TIME(15;1;22)" office:value-type="date" office:date-value="2020-06-26T15:01:22" calcext:value-type="date">
            <text:p>6/26/2020 15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onidas</text:p>
          </table:table-cell>
          <table:table-cell table:style-name="ce3" office:value-type="string" calcext:value-type="string">
            <text:p>Barbosa</text:p>
          </table:table-cell>
          <table:table-cell table:style-name="ce3" office:value-type="string" calcext:value-type="string">
            <text:p>JSND4LRX2B4</text:p>
          </table:table-cell>
          <table:table-cell table:style-name="ce5" table:formula="of:=DATE(2020;5;28)+TIME(13;9;31)" office:value-type="date" office:date-value="2020-05-28T13:09:31" calcext:value-type="date">
            <text:p>5/28/2020 13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otus</text:p>
          </table:table-cell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LJN45P8BCHZ</text:p>
          </table:table-cell>
          <table:table-cell table:style-name="ce5" table:formula="of:=DATE(2020;6;24)+TIME(10;46;20)" office:value-type="date" office:date-value="2020-06-24T10:46:20" calcext:value-type="date">
            <text:p>6/24/2020 10:46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leozjchn@gmail.com</text:p>
          </table:table-cell>
          <table:table-cell table:style-name="ce3" office:value-type="string" calcext:value-type="string">
            <text:p>XLNK2RGQ4FX</text:p>
          </table:table-cell>
          <table:table-cell table:style-name="ce5" table:formula="of:=DATE(2020;6;26)+TIME(9;7;30)" office:value-type="date" office:date-value="2020-06-26T09:07:30" calcext:value-type="date">
            <text:p>6/26/2020 9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sley</text:p>
          </table:table-cell>
          <table:table-cell table:style-name="ce3" office:value-type="string" calcext:value-type="string">
            <text:p>Nuttall</text:p>
          </table:table-cell>
          <table:table-cell table:style-name="ce3" office:value-type="string" calcext:value-type="string">
            <text:p>MSNVBNNXD4G</text:p>
          </table:table-cell>
          <table:table-cell table:style-name="ce5" table:formula="of:=DATE(2020;4;8)+TIME(5;37;0)" office:value-type="date" office:date-value="2020-04-08T05:37:00" calcext:value-type="date">
            <text:p>4/8/2020 5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slie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KNNY3TXQTHH</text:p>
          </table:table-cell>
          <table:table-cell table:style-name="ce4" table:formula="of:=DATE(2020;6;25)+TIME(11;7;12)" office:value-type="date" office:date-value="2020-06-25T11:07:12" calcext:value-type="date">
            <text:p>6/25/2020 11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ticia</text:p>
          </table:table-cell>
          <table:table-cell table:style-name="ce2" office:value-type="string" calcext:value-type="string">
            <text:p>Pautasio</text:p>
          </table:table-cell>
          <table:table-cell table:style-name="ce2" office:value-type="string" calcext:value-type="string">
            <text:p>J9NHZZQZKV2</text:p>
          </table:table-cell>
          <table:table-cell table:style-name="ce4" table:formula="of:=DATE(2020;6;16)+TIME(9;3;34)" office:value-type="date" office:date-value="2020-06-16T09:03:34" calcext:value-type="date">
            <text:p>6/16/2020 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v</text:p>
          </table:table-cell>
          <table:table-cell table:style-name="ce3" office:value-type="string" calcext:value-type="string">
            <text:p>Iserovich</text:p>
          </table:table-cell>
          <table:table-cell table:style-name="ce3" office:value-type="string" calcext:value-type="string">
            <text:p>NDN6FJ93QHZ</text:p>
          </table:table-cell>
          <table:table-cell table:style-name="ce5" table:formula="of:=DATE(2020;4;8)+TIME(18;3;7)" office:value-type="date" office:date-value="2020-04-08T18:03:07" calcext:value-type="date">
            <text:p>4/8/2020 18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vison</text:p>
          </table:table-cell>
          <table:table-cell table:style-name="ce2" office:value-type="string" calcext:value-type="string">
            <text:p>Daka</text:p>
          </table:table-cell>
          <table:table-cell table:style-name="ce2" office:value-type="string" calcext:value-type="string">
            <text:p>KCNNFMGNNLZ</text:p>
          </table:table-cell>
          <table:table-cell table:style-name="ce4" table:formula="of:=DATE(2020;6;26)+TIME(2;1;50)" office:value-type="date" office:date-value="2020-06-26T02:01:50" calcext:value-type="date">
            <text:p>6/26/2020 2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ewi</text:p>
          </table:table-cell>
          <table:table-cell table:style-name="ce3" office:value-type="string" calcext:value-type="string">
            <text:p>Kristianto</text:p>
          </table:table-cell>
          <table:table-cell table:style-name="ce3" office:value-type="string" calcext:value-type="string">
            <text:p>ZSN5ZHNZSHR</text:p>
          </table:table-cell>
          <table:table-cell table:style-name="ce5" table:formula="of:=DATE(2020;5;6)+TIME(10;37;58)" office:value-type="date" office:date-value="2020-05-06T10:37:58" calcext:value-type="date">
            <text:p>5/6/2020 10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Tanguhwar</text:p>
          </table:table-cell>
          <table:table-cell table:style-name="ce2" office:value-type="string" calcext:value-type="string">
            <text:p>VYN6KY8PCDH</text:p>
          </table:table-cell>
          <table:table-cell table:style-name="ce4" table:formula="of:=DATE(2020;6;24)+TIME(17;59;7)" office:value-type="date" office:date-value="2020-06-24T17:59:07" calcext:value-type="date">
            <text:p>6/24/2020 17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guang</text:p>
          </table:table-cell>
          <table:table-cell table:style-name="ce2" office:value-type="string" calcext:value-type="string">
            <text:p>Xie</text:p>
          </table:table-cell>
          <table:table-cell table:style-name="ce2" office:value-type="string" calcext:value-type="string">
            <text:p>KZNZB44VMFY</text:p>
          </table:table-cell>
          <table:table-cell table:style-name="ce4" table:formula="of:=DATE(2020;6;26)+TIME(17;42;14)" office:value-type="date" office:date-value="2020-06-26T17:42:14" calcext:value-type="date">
            <text:p>6/26/2020 17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li</text:p>
          </table:table-cell>
          <table:table-cell table:style-name="ce2" office:value-type="string" calcext:value-type="string">
            <text:p>Cosic</text:p>
          </table:table-cell>
          <table:table-cell table:style-name="ce2" office:value-type="string" calcext:value-type="string">
            <text:p>GYNJSCGLZ9Z</text:p>
          </table:table-cell>
          <table:table-cell table:style-name="ce4" table:formula="of:=DATE(2020;4;9)+TIME(5;19;45)" office:value-type="date" office:date-value="2020-04-09T05:19:45" calcext:value-type="date">
            <text:p>4/9/2020 5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nda</text:p>
          </table:table-cell>
          <table:table-cell table:style-name="ce2" office:value-type="string" calcext:value-type="string">
            <text:p>laviera</text:p>
          </table:table-cell>
          <table:table-cell table:style-name="ce2" office:value-type="string" calcext:value-type="string">
            <text:p>P7NBXQH76LB</text:p>
          </table:table-cell>
          <table:table-cell table:style-name="ce4" table:formula="of:=DATE(2020;6;22)+TIME(10;41;43)" office:value-type="date" office:date-value="2020-06-22T10:41:43" calcext:value-type="date">
            <text:p>6/22/2020 10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NDOLFO</text:p>
          </table:table-cell>
          <table:table-cell table:style-name="ce2" office:value-type="string" calcext:value-type="string">
            <text:p>REINERT</text:p>
          </table:table-cell>
          <table:table-cell table:style-name="ce2" office:value-type="string" calcext:value-type="string">
            <text:p>NNN5DV45489</text:p>
          </table:table-cell>
          <table:table-cell table:style-name="ce4" table:formula="of:=DATE(2020;5;30)+TIME(13;15;52)" office:value-type="date" office:date-value="2020-05-30T13:15:52" calcext:value-type="date">
            <text:p>5/30/2020 13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ndsey</text:p>
          </table:table-cell>
          <table:table-cell table:style-name="ce3" office:value-type="string" calcext:value-type="string">
            <text:p>Thorne</text:p>
          </table:table-cell>
          <table:table-cell table:style-name="ce3" office:value-type="string" calcext:value-type="string">
            <text:p>F8NZKD9SB5Q</text:p>
          </table:table-cell>
          <table:table-cell table:style-name="ce5" table:formula="of:=DATE(2020;6;9)+TIME(8;24;1)" office:value-type="date" office:date-value="2020-06-09T08:24:01" calcext:value-type="date">
            <text:p>6/9/2020 8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ngling</text:p>
          </table:table-cell>
          <table:table-cell table:style-name="ce3" office:value-type="string" calcext:value-type="string">
            <text:p>Dong</text:p>
          </table:table-cell>
          <table:table-cell table:style-name="ce3" office:value-type="string" calcext:value-type="string">
            <text:p>PFNGDNSF843</text:p>
          </table:table-cell>
          <table:table-cell table:style-name="ce5" table:formula="of:=DATE(2020;6;11)+TIME(13;37;59)" office:value-type="date" office:date-value="2020-06-11T13:37:59" calcext:value-type="date">
            <text:p>6/11/2020 13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njia</text:p>
          </table:table-cell>
          <table:table-cell table:style-name="ce3" office:value-type="string" calcext:value-type="string">
            <text:p>Chang</text:p>
          </table:table-cell>
          <table:table-cell table:style-name="ce3" office:value-type="string" calcext:value-type="string">
            <text:p>P7NLNDXGJD6</text:p>
          </table:table-cell>
          <table:table-cell table:style-name="ce5" table:formula="of:=DATE(2020;6;29)+TIME(14;17;47)" office:value-type="date" office:date-value="2020-06-29T14:17:47" calcext:value-type="date">
            <text:p>6/29/2020 14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no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L6NNT3GXBMK</text:p>
          </table:table-cell>
          <table:table-cell table:style-name="ce5" table:formula="of:=DATE(2020;6;25)+TIME(6;28;46)" office:value-type="date" office:date-value="2020-06-25T06:28:46" calcext:value-type="date">
            <text:p>6/25/2020 6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nus</text:p>
          </table:table-cell>
          <table:table-cell table:style-name="ce3" office:value-type="string" calcext:value-type="string">
            <text:p>Torvalds</text:p>
          </table:table-cell>
          <table:table-cell table:style-name="ce3" office:value-type="string" calcext:value-type="string">
            <text:p>DDN2THFLV5Z</text:p>
          </table:table-cell>
          <table:table-cell table:style-name="ce5" table:formula="of:=DATE(2020;6;15)+TIME(9;19;3)" office:value-type="date" office:date-value="2020-06-15T09:19:03" calcext:value-type="date">
            <text:p>6/15/2020 9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P9NCVMWRQBK</text:p>
          </table:table-cell>
          <table:table-cell table:style-name="ce4" table:formula="of:=DATE(2020;6;5)+TIME(7;32;57)" office:value-type="date" office:date-value="2020-06-05T07:32:57" calcext:value-type="date">
            <text:p>6/5/2020 7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nux</text:p>
          </table:table-cell>
          <table:table-cell table:style-name="ce2" office:value-type="string" calcext:value-type="string">
            <text:p>Foundation</text:p>
          </table:table-cell>
          <table:table-cell table:style-name="ce2" office:value-type="string" calcext:value-type="string">
            <text:p>NRNV2PBGJ26</text:p>
          </table:table-cell>
          <table:table-cell table:style-name="ce4" table:formula="of:=DATE(2020;6;23)+TIME(10;50;39)" office:value-type="date" office:date-value="2020-06-23T10:50:39" calcext:value-type="date">
            <text:p>6/23/2020 10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or</text:p>
          </table:table-cell>
          <table:table-cell table:style-name="ce3" office:value-type="string" calcext:value-type="string">
            <text:p>Komanski</text:p>
          </table:table-cell>
          <table:table-cell table:style-name="ce3" office:value-type="string" calcext:value-type="string">
            <text:p>M6N49SWTR23</text:p>
          </table:table-cell>
          <table:table-cell table:style-name="ce5" table:formula="of:=DATE(2020;5;22)+TIME(20;23;59)" office:value-type="date" office:date-value="2020-05-22T20:23:59" calcext:value-type="date">
            <text:p>5/22/2020 20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sa</text:p>
          </table:table-cell>
          <table:table-cell table:style-name="ce3" office:value-type="string" calcext:value-type="string">
            <text:p>Ralph</text:p>
          </table:table-cell>
          <table:table-cell table:style-name="ce3" office:value-type="string" calcext:value-type="string">
            <text:p>JYNCX5NRDZ5</text:p>
          </table:table-cell>
          <table:table-cell table:style-name="ce5" table:formula="of:=DATE(2020;6;1)+TIME(11;5;43)" office:value-type="date" office:date-value="2020-06-01T11:05:43" calcext:value-type="date">
            <text:p>6/1/2020 11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Forde</text:p>
          </table:table-cell>
          <table:table-cell table:style-name="ce2" office:value-type="string" calcext:value-type="string">
            <text:p>MWNJ4XHGHM6</text:p>
          </table:table-cell>
          <table:table-cell table:style-name="ce4" table:formula="of:=DATE(2020;6;18)+TIME(15;29;48)" office:value-type="date" office:date-value="2020-06-18T15:29:48" calcext:value-type="date">
            <text:p>6/18/2020 15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Bryngelson</text:p>
          </table:table-cell>
          <table:table-cell table:style-name="ce2" office:value-type="string" calcext:value-type="string">
            <text:p>D3NXNYMFW6G</text:p>
          </table:table-cell>
          <table:table-cell table:style-name="ce4" table:formula="of:=DATE(2020;6;26)+TIME(15;57;46)" office:value-type="date" office:date-value="2020-06-26T15:57:46" calcext:value-type="date">
            <text:p>6/26/2020 15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sa</text:p>
          </table:table-cell>
          <table:table-cell table:style-name="ce3" office:value-type="string" calcext:value-type="string">
            <text:p>Cao</text:p>
          </table:table-cell>
          <table:table-cell table:style-name="ce3" office:value-type="string" calcext:value-type="string">
            <text:p>F3NY928DS45</text:p>
          </table:table-cell>
          <table:table-cell table:style-name="ce5" table:formula="of:=DATE(2020;6;26)+TIME(21;19;8)" office:value-type="date" office:date-value="2020-06-26T21:19:08" calcext:value-type="date">
            <text:p>6/26/2020 21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sandro</text:p>
          </table:table-cell>
          <table:table-cell table:style-name="ce3" office:value-type="string" calcext:value-type="string">
            <text:p>Monsalve</text:p>
          </table:table-cell>
          <table:table-cell table:style-name="ce3" office:value-type="string" calcext:value-type="string">
            <text:p>JZNTBGQB433</text:p>
          </table:table-cell>
          <table:table-cell table:style-name="ce5" table:formula="of:=DATE(2020;6;29)+TIME(8;13;11)" office:value-type="date" office:date-value="2020-06-29T08:13:11" calcext:value-type="date">
            <text:p>6/29/2020 8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VINGSTONE</text:p>
          </table:table-cell>
          <table:table-cell table:style-name="ce2" office:value-type="string" calcext:value-type="string">
            <text:p>OKERO</text:p>
          </table:table-cell>
          <table:table-cell table:style-name="ce2" office:value-type="string" calcext:value-type="string">
            <text:p>MYNXWRVZJKC</text:p>
          </table:table-cell>
          <table:table-cell table:style-name="ce4" table:formula="of:=DATE(2020;6;29)+TIME(4;51;47)" office:value-type="date" office:date-value="2020-06-29T04:51:47" calcext:value-type="date">
            <text:p>6/29/2020 4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iz</text:p>
          </table:table-cell>
          <table:table-cell table:style-name="ce3" office:value-type="string" calcext:value-type="string">
            <text:p>Rice</text:p>
          </table:table-cell>
          <table:table-cell table:style-name="ce3" office:value-type="string" calcext:value-type="string">
            <text:p>DJNZC7MD8XJ</text:p>
          </table:table-cell>
          <table:table-cell table:style-name="ce5" table:formula="of:=DATE(2020;6;26)+TIME(5;14;5)" office:value-type="date" office:date-value="2020-06-26T05:14:05" calcext:value-type="date">
            <text:p>6/26/2020 5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iz</text:p>
          </table:table-cell>
          <table:table-cell table:style-name="ce2" office:value-type="string" calcext:value-type="string">
            <text:p>Lonsbrough</text:p>
          </table:table-cell>
          <table:table-cell table:style-name="ce2" office:value-type="string" calcext:value-type="string">
            <text:p>NDNNDP7BL8Z</text:p>
          </table:table-cell>
          <table:table-cell table:style-name="ce4" table:formula="of:=DATE(2020;6;26)+TIME(8;35;48)" office:value-type="date" office:date-value="2020-06-26T08:35:48" calcext:value-type="date">
            <text:p>6/26/2020 8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ogesh</text:p>
          </table:table-cell>
          <table:table-cell table:style-name="ce3" office:value-type="string" calcext:value-type="string">
            <text:p>Govindarajulu</text:p>
          </table:table-cell>
          <table:table-cell table:style-name="ce3" office:value-type="string" calcext:value-type="string">
            <text:p>PWNF6P3B69T</text:p>
          </table:table-cell>
          <table:table-cell table:style-name="ce5" table:formula="of:=DATE(2020;6;12)+TIME(14;6;37)" office:value-type="date" office:date-value="2020-06-12T14:06:37" calcext:value-type="date">
            <text:p>6/12/2020 14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on</text:p>
          </table:table-cell>
          <table:table-cell table:style-name="ce3" office:value-type="string" calcext:value-type="string">
            <text:p>Sullivan</text:p>
          </table:table-cell>
          <table:table-cell table:style-name="ce3" office:value-type="string" calcext:value-type="string">
            <text:p>PGNNDKLY8FH</text:p>
          </table:table-cell>
          <table:table-cell table:style-name="ce5" table:formula="of:=DATE(2020;6;1)+TIME(1;31;25)" office:value-type="date" office:date-value="2020-06-01T01:31:25" calcext:value-type="date">
            <text:p>6/1/2020 1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renzo</text:p>
          </table:table-cell>
          <table:table-cell table:style-name="ce2" office:value-type="string" calcext:value-type="string">
            <text:p>Boldarino</text:p>
          </table:table-cell>
          <table:table-cell table:style-name="ce2" office:value-type="string" calcext:value-type="string">
            <text:p>H6NG7V8PFFD</text:p>
          </table:table-cell>
          <table:table-cell table:style-name="ce4" table:formula="of:=DATE(2020;5;5)+TIME(16;4;34)" office:value-type="date" office:date-value="2020-05-05T16:04:34" calcext:value-type="date">
            <text:p>5/5/2020 16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orenzo</text:p>
          </table:table-cell>
          <table:table-cell table:style-name="ce3" office:value-type="string" calcext:value-type="string">
            <text:p>Giuliani</text:p>
          </table:table-cell>
          <table:table-cell table:style-name="ce3" office:value-type="string" calcext:value-type="string">
            <text:p>VFNK69ZW8MP</text:p>
          </table:table-cell>
          <table:table-cell table:style-name="ce5" table:formula="of:=DATE(2020;6;26)+TIME(6;2;43)" office:value-type="date" office:date-value="2020-06-26T06:02:43" calcext:value-type="date">
            <text:p>6/26/2020 6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orie</text:p>
          </table:table-cell>
          <table:table-cell table:style-name="ce3" office:value-type="string" calcext:value-type="string">
            <text:p>dubasky</text:p>
          </table:table-cell>
          <table:table-cell table:style-name="ce3" office:value-type="string" calcext:value-type="string">
            <text:p>DMNK9J676GK</text:p>
          </table:table-cell>
          <table:table-cell table:style-name="ce5" table:formula="of:=DATE(2020;5;11)+TIME(8;38;14)" office:value-type="date" office:date-value="2020-05-11T08:38:14" calcext:value-type="date">
            <text:p>5/11/2020 8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rinc</text:p>
          </table:table-cell>
          <table:table-cell table:style-name="ce2" office:value-type="string" calcext:value-type="string">
            <text:p>Pato</text:p>
          </table:table-cell>
          <table:table-cell table:style-name="ce2" office:value-type="string" calcext:value-type="string">
            <text:p>VBNS6BMR2L8</text:p>
          </table:table-cell>
          <table:table-cell table:style-name="ce4" table:formula="of:=DATE(2020;5;6)+TIME(4;34;10)" office:value-type="date" office:date-value="2020-05-06T04:34:10" calcext:value-type="date">
            <text:p>5/6/2020 4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othar</text:p>
          </table:table-cell>
          <table:table-cell table:style-name="ce3" office:value-type="string" calcext:value-type="string">
            <text:p>Krause</text:p>
          </table:table-cell>
          <table:table-cell table:style-name="ce3" office:value-type="string" calcext:value-type="string">
            <text:p>VCNGTGT4GD7</text:p>
          </table:table-cell>
          <table:table-cell table:style-name="ce5" table:formula="of:=DATE(2020;6;26)+TIME(6;21;0)" office:value-type="date" office:date-value="2020-06-26T06:21:00" calcext:value-type="date">
            <text:p>6/26/2020 6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uis-Martin</text:p>
          </table:table-cell>
          <table:table-cell table:style-name="ce2" office:value-type="string" calcext:value-type="string">
            <text:p>Cote</text:p>
          </table:table-cell>
          <table:table-cell table:style-name="ce2" office:value-type="string" calcext:value-type="string">
            <text:p>J3NXSKQFGL7</text:p>
          </table:table-cell>
          <table:table-cell table:style-name="ce4" table:formula="of:=DATE(2020;6;27)+TIME(7;48;47)" office:value-type="date" office:date-value="2020-06-27T07:48:47" calcext:value-type="date">
            <text:p>6/27/2020 7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ouis-Philippe</text:p>
          </table:table-cell>
          <table:table-cell table:style-name="ce2" office:value-type="string" calcext:value-type="string">
            <text:p>Brais</text:p>
          </table:table-cell>
          <table:table-cell table:style-name="ce2" office:value-type="string" calcext:value-type="string">
            <text:p>F8NY3C8TPPJ</text:p>
          </table:table-cell>
          <table:table-cell table:style-name="ce4" table:formula="of:=DATE(2020;5;23)+TIME(11;19;23)" office:value-type="date" office:date-value="2020-05-23T11:19:23" calcext:value-type="date">
            <text:p>5/23/2020 11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c</text:p>
          </table:table-cell>
          <table:table-cell table:style-name="ce3" office:value-type="string" calcext:value-type="string">
            <text:p>Smolders</text:p>
          </table:table-cell>
          <table:table-cell table:style-name="ce3" office:value-type="string" calcext:value-type="string">
            <text:p>JQN9DJ62RHT</text:p>
          </table:table-cell>
          <table:table-cell table:style-name="ce5" table:formula="of:=DATE(2020;5;19)+TIME(16;36;29)" office:value-type="date" office:date-value="2020-05-19T16:36:29" calcext:value-type="date">
            <text:p>5/19/2020 16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Gonze</text:p>
          </table:table-cell>
          <table:table-cell table:style-name="ce2" office:value-type="string" calcext:value-type="string">
            <text:p>NDN4QG7P59M</text:p>
          </table:table-cell>
          <table:table-cell table:style-name="ce4" table:formula="of:=DATE(2020;5;8)+TIME(16;0;40)" office:value-type="date" office:date-value="2020-05-08T16:00:40" calcext:value-type="date">
            <text:p>5/8/2020 16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Galvanini</text:p>
          </table:table-cell>
          <table:table-cell table:style-name="ce2" office:value-type="string" calcext:value-type="string">
            <text:p>M3NGJPQYDQZ</text:p>
          </table:table-cell>
          <table:table-cell table:style-name="ce4" table:formula="of:=DATE(2020;6;12)+TIME(7;32;47)" office:value-type="date" office:date-value="2020-06-12T07:32:47" calcext:value-type="date">
            <text:p>6/12/2020 7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Schroeder</text:p>
          </table:table-cell>
          <table:table-cell table:style-name="ce2" office:value-type="string" calcext:value-type="string">
            <text:p>VPNK6TYHTWX</text:p>
          </table:table-cell>
          <table:table-cell table:style-name="ce4" table:formula="of:=DATE(2020;6;17)+TIME(3;25;55)" office:value-type="date" office:date-value="2020-06-17T03:25:55" calcext:value-type="date">
            <text:p>6/17/2020 3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cas</text:p>
          </table:table-cell>
          <table:table-cell table:style-name="ce2" office:value-type="string" calcext:value-type="string">
            <text:p>Queiroz Corrêa</text:p>
          </table:table-cell>
          <table:table-cell table:style-name="ce2" office:value-type="string" calcext:value-type="string">
            <text:p>MSNSRMDL6N3</text:p>
          </table:table-cell>
          <table:table-cell table:style-name="ce4" table:formula="of:=DATE(2020;6;23)+TIME(17;55;53)" office:value-type="date" office:date-value="2020-06-23T17:55:53" calcext:value-type="date">
            <text:p>6/23/2020 17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cas</text:p>
          </table:table-cell>
          <table:table-cell table:style-name="ce3" office:value-type="string" calcext:value-type="string">
            <text:p>Käldström</text:p>
          </table:table-cell>
          <table:table-cell table:style-name="ce3" office:value-type="string" calcext:value-type="string">
            <text:p>PNN8ZPN7TFX</text:p>
          </table:table-cell>
          <table:table-cell table:style-name="ce5" table:formula="of:=DATE(2020;6;26)+TIME(2;57;36)" office:value-type="date" office:date-value="2020-06-26T02:57:36" calcext:value-type="date">
            <text:p>6/26/2020 2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cia</text:p>
          </table:table-cell>
          <table:table-cell table:style-name="ce3" office:value-type="string" calcext:value-type="string">
            <text:p>Carrillo</text:p>
          </table:table-cell>
          <table:table-cell table:style-name="ce3" office:value-type="string" calcext:value-type="string">
            <text:p>NSNGLJGG649</text:p>
          </table:table-cell>
          <table:table-cell table:style-name="ce5" table:formula="of:=DATE(2020;6;25)+TIME(13;37;16)" office:value-type="date" office:date-value="2020-06-25T13:37:16" calcext:value-type="date">
            <text:p>6/25/2020 13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cien</text:p>
          </table:table-cell>
          <table:table-cell table:style-name="ce3" office:value-type="string" calcext:value-type="string">
            <text:p>Etoga</text:p>
          </table:table-cell>
          <table:table-cell table:style-name="ce3" office:value-type="string" calcext:value-type="string">
            <text:p>M6NM3QYVGDT</text:p>
          </table:table-cell>
          <table:table-cell table:style-name="ce5" table:formula="of:=DATE(2020;6;25)+TIME(6;52;25)" office:value-type="date" office:date-value="2020-06-25T06:52:25" calcext:value-type="date">
            <text:p>6/25/2020 6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cina</text:p>
          </table:table-cell>
          <table:table-cell table:style-name="ce3" office:value-type="string" calcext:value-type="string">
            <text:p>Stricko</text:p>
          </table:table-cell>
          <table:table-cell table:style-name="ce3" office:value-type="string" calcext:value-type="string">
            <text:p>Z5NTWKMFC5H</text:p>
          </table:table-cell>
          <table:table-cell table:style-name="ce5" table:formula="of:=DATE(2020;3;30)+TIME(11;24;29)" office:value-type="date" office:date-value="2020-03-30T11:24:29" calcext:value-type="date">
            <text:p>3/30/2020 11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dovic</text:p>
          </table:table-cell>
          <table:table-cell table:style-name="ce3" office:value-type="string" calcext:value-type="string">
            <text:p>Gasc</text:p>
          </table:table-cell>
          <table:table-cell table:style-name="ce3" office:value-type="string" calcext:value-type="string">
            <text:p>NRN97TR9RDP</text:p>
          </table:table-cell>
          <table:table-cell table:style-name="ce5" table:formula="of:=DATE(2020;6;25)+TIME(3;56;13)" office:value-type="date" office:date-value="2020-06-25T03:56:13" calcext:value-type="date">
            <text:p>6/25/2020 3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Sanabria-Russo</text:p>
          </table:table-cell>
          <table:table-cell table:style-name="ce2" office:value-type="string" calcext:value-type="string">
            <text:p>HFNMD2JDTY9</text:p>
          </table:table-cell>
          <table:table-cell table:style-name="ce4" table:formula="of:=DATE(2020;5;12)+TIME(3;57;52)" office:value-type="date" office:date-value="2020-05-12T03:57:52" calcext:value-type="date">
            <text:p>5/12/2020 3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Figueroa</text:p>
          </table:table-cell>
          <table:table-cell table:style-name="ce2" office:value-type="string" calcext:value-type="string">
            <text:p>LJNJ59W4W2C</text:p>
          </table:table-cell>
          <table:table-cell table:style-name="ce4" table:formula="of:=DATE(2020;5;14)+TIME(1;7;33)" office:value-type="date" office:date-value="2020-05-14T01:07:33" calcext:value-type="date">
            <text:p>5/14/2020 1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Capacho</text:p>
          </table:table-cell>
          <table:table-cell table:style-name="ce2" office:value-type="string" calcext:value-type="string">
            <text:p>F7NVQTH3PXK</text:p>
          </table:table-cell>
          <table:table-cell table:style-name="ce4" table:formula="of:=DATE(2020;5;14)+TIME(13;54;22)" office:value-type="date" office:date-value="2020-05-14T13:54:22" calcext:value-type="date">
            <text:p>5/14/2020 1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Silva</text:p>
          </table:table-cell>
          <table:table-cell table:style-name="ce3" office:value-type="string" calcext:value-type="string">
            <text:p>N6NDSB6W8WT</text:p>
          </table:table-cell>
          <table:table-cell table:style-name="ce5" table:formula="of:=DATE(2020;5;18)+TIME(12;17;12)" office:value-type="date" office:date-value="2020-05-18T12:17:12" calcext:value-type="date">
            <text:p>5/18/2020 12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Bravo</text:p>
          </table:table-cell>
          <table:table-cell table:style-name="ce2" office:value-type="string" calcext:value-type="string">
            <text:p>GJNZFLPDQVM</text:p>
          </table:table-cell>
          <table:table-cell table:style-name="ce4" table:formula="of:=DATE(2020;5;21)+TIME(16;16;2)" office:value-type="date" office:date-value="2020-05-21T16:16:02" calcext:value-type="date">
            <text:p>5/21/2020 16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Mello</text:p>
          </table:table-cell>
          <table:table-cell table:style-name="ce3" office:value-type="string" calcext:value-type="string">
            <text:p>QYNV95J3ZZG</text:p>
          </table:table-cell>
          <table:table-cell table:style-name="ce5" table:formula="of:=DATE(2020;5;22)+TIME(1;12;49)" office:value-type="date" office:date-value="2020-05-22T01:12:49" calcext:value-type="date">
            <text:p>5/22/2020 1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Gracia</text:p>
          </table:table-cell>
          <table:table-cell table:style-name="ce3" office:value-type="string" calcext:value-type="string">
            <text:p>F2N9DHHX3BT</text:p>
          </table:table-cell>
          <table:table-cell table:style-name="ce5" table:formula="of:=DATE(2020;6;1)+TIME(12;17;38)" office:value-type="date" office:date-value="2020-06-01T12:17:38" calcext:value-type="date">
            <text:p>6/1/2020 12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Lopez</text:p>
          </table:table-cell>
          <table:table-cell table:style-name="ce3" office:value-type="string" calcext:value-type="string">
            <text:p>F3N97DTXGWT</text:p>
          </table:table-cell>
          <table:table-cell table:style-name="ce5" table:formula="of:=DATE(2020;6;14)+TIME(1;5;2)" office:value-type="date" office:date-value="2020-06-14T01:05:02" calcext:value-type="date">
            <text:p>6/14/2020 1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is</text:p>
          </table:table-cell>
          <table:table-cell table:style-name="ce3" office:value-type="string" calcext:value-type="string">
            <text:p>Alcaide</text:p>
          </table:table-cell>
          <table:table-cell table:style-name="ce3" office:value-type="string" calcext:value-type="string">
            <text:p>GVNQ7SCTPLP</text:p>
          </table:table-cell>
          <table:table-cell table:style-name="ce5" table:formula="of:=DATE(2020;6;19)+TIME(4;26;12)" office:value-type="date" office:date-value="2020-06-19T04:26:12" calcext:value-type="date">
            <text:p>6/19/2020 4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Contreras</text:p>
          </table:table-cell>
          <table:table-cell table:style-name="ce2" office:value-type="string" calcext:value-type="string">
            <text:p>H3NM7K6RSCR</text:p>
          </table:table-cell>
          <table:table-cell table:style-name="ce4" table:formula="of:=DATE(2020;6;23)+TIME(14;14;43)" office:value-type="date" office:date-value="2020-06-23T14:14:43" calcext:value-type="date">
            <text:p>6/23/2020 14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Alomoto</text:p>
          </table:table-cell>
          <table:table-cell table:style-name="ce2" office:value-type="string" calcext:value-type="string">
            <text:p>J3N7SB6XMNW</text:p>
          </table:table-cell>
          <table:table-cell table:style-name="ce4" table:formula="of:=DATE(2020;6;26)+TIME(12;45;51)" office:value-type="date" office:date-value="2020-06-26T12:45:51" calcext:value-type="date">
            <text:p>6/26/2020 1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</text:p>
          </table:table-cell>
          <table:table-cell table:style-name="ce2" office:value-type="string" calcext:value-type="string">
            <text:p>Vieira</text:p>
          </table:table-cell>
          <table:table-cell table:style-name="ce2" office:value-type="string" calcext:value-type="string">
            <text:p>F9NJLTX4ZC6</text:p>
          </table:table-cell>
          <table:table-cell table:style-name="ce4" table:formula="of:=DATE(2020;6;28)+TIME(15;0;36)" office:value-type="date" office:date-value="2020-06-28T15:00:36" calcext:value-type="date">
            <text:p>6/28/2020 15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ís</text:p>
          </table:table-cell>
          <table:table-cell table:style-name="ce2" office:value-type="string" calcext:value-type="string">
            <text:p>Sousa</text:p>
          </table:table-cell>
          <table:table-cell table:style-name="ce2" office:value-type="string" calcext:value-type="string">
            <text:p>J5NBB7F8CCV</text:p>
          </table:table-cell>
          <table:table-cell table:style-name="ce4" table:formula="of:=DATE(2020;5;12)+TIME(9;51;21)" office:value-type="date" office:date-value="2020-05-12T09:51:21" calcext:value-type="date">
            <text:p>5/12/2020 9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is Alberto</text:p>
          </table:table-cell>
          <table:table-cell table:style-name="ce3" office:value-type="string" calcext:value-type="string">
            <text:p>Meza Ruiz</text:p>
          </table:table-cell>
          <table:table-cell table:style-name="ce3" office:value-type="string" calcext:value-type="string">
            <text:p>K2N9XM6W6X3</text:p>
          </table:table-cell>
          <table:table-cell table:style-name="ce5" table:formula="of:=DATE(2020;6;28)+TIME(14;51;22)" office:value-type="date" office:date-value="2020-06-28T14:51:22" calcext:value-type="date">
            <text:p>6/28/2020 14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is Antonio</text:p>
          </table:table-cell>
          <table:table-cell table:style-name="ce2" office:value-type="string" calcext:value-type="string">
            <text:p>Galindo Castro</text:p>
          </table:table-cell>
          <table:table-cell table:style-name="ce2" office:value-type="string" calcext:value-type="string">
            <text:p>KFNMRNGKFBS</text:p>
          </table:table-cell>
          <table:table-cell table:style-name="ce4" table:formula="of:=DATE(2020;6;17)+TIME(18;53;44)" office:value-type="date" office:date-value="2020-06-17T18:53:44" calcext:value-type="date">
            <text:p>6/17/2020 18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iz</text:p>
          </table:table-cell>
          <table:table-cell table:style-name="ce3" office:value-type="string" calcext:value-type="string">
            <text:p>Eduardo Mendes Matheus</text:p>
          </table:table-cell>
          <table:table-cell table:style-name="ce3" office:value-type="string" calcext:value-type="string">
            <text:p>Z9N9TJS99MH</text:p>
          </table:table-cell>
          <table:table-cell table:style-name="ce5" table:formula="of:=DATE(2020;6;24)+TIME(10;35;41)" office:value-type="date" office:date-value="2020-06-24T10:35:41" calcext:value-type="date">
            <text:p>6/24/2020 1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kas</text:p>
          </table:table-cell>
          <table:table-cell table:style-name="ce2" office:value-type="string" calcext:value-type="string">
            <text:p>Fittl</text:p>
          </table:table-cell>
          <table:table-cell table:style-name="ce2" office:value-type="string" calcext:value-type="string">
            <text:p>K3NSVYZMPDB</text:p>
          </table:table-cell>
          <table:table-cell table:style-name="ce4" table:formula="of:=DATE(2020;3;29)+TIME(5;56;6)" office:value-type="date" office:date-value="2020-03-29T05:56:06" calcext:value-type="date">
            <text:p>3/29/2020 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kas</text:p>
          </table:table-cell>
          <table:table-cell table:style-name="ce3" office:value-type="string" calcext:value-type="string">
            <text:p>Bulwahn</text:p>
          </table:table-cell>
          <table:table-cell table:style-name="ce3" office:value-type="string" calcext:value-type="string">
            <text:p>QWNFRY76LYT</text:p>
          </table:table-cell>
          <table:table-cell table:style-name="ce5" table:formula="of:=DATE(2020;6;27)+TIME(2;22;50)" office:value-type="date" office:date-value="2020-06-27T02:22:50" calcext:value-type="date">
            <text:p>6/27/2020 2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kas</text:p>
          </table:table-cell>
          <table:table-cell table:style-name="ce3" office:value-type="string" calcext:value-type="string">
            <text:p>Woodtli</text:p>
          </table:table-cell>
          <table:table-cell table:style-name="ce3" office:value-type="string" calcext:value-type="string">
            <text:p>MHN2N874W5L</text:p>
          </table:table-cell>
          <table:table-cell table:style-name="ce5" table:formula="of:=DATE(2020;6;29)+TIME(3;53;31)" office:value-type="date" office:date-value="2020-06-29T03:53:31" calcext:value-type="date">
            <text:p>6/29/2020 3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kasz</text:p>
          </table:table-cell>
          <table:table-cell table:style-name="ce2" office:value-type="string" calcext:value-type="string">
            <text:p>Sawicki</text:p>
          </table:table-cell>
          <table:table-cell table:style-name="ce2" office:value-type="string" calcext:value-type="string">
            <text:p>VFNVQHLF6MQ</text:p>
          </table:table-cell>
          <table:table-cell table:style-name="ce4" table:formula="of:=DATE(2020;5;7)+TIME(12;18;52)" office:value-type="date" office:date-value="2020-05-07T12:18:52" calcext:value-type="date">
            <text:p>5/7/2020 12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ukasz</text:p>
          </table:table-cell>
          <table:table-cell table:style-name="ce3" office:value-type="string" calcext:value-type="string">
            <text:p>Kulas</text:p>
          </table:table-cell>
          <table:table-cell table:style-name="ce3" office:value-type="string" calcext:value-type="string">
            <text:p>XLNNDZ4ZJ6Y</text:p>
          </table:table-cell>
          <table:table-cell table:style-name="ce5" table:formula="of:=DATE(2020;6;8)+TIME(2;54;33)" office:value-type="date" office:date-value="2020-06-08T02:54:33" calcext:value-type="date">
            <text:p>6/8/2020 2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ke</text:p>
          </table:table-cell>
          <table:table-cell table:style-name="ce2" office:value-type="string" calcext:value-type="string">
            <text:p>Livingstone</text:p>
          </table:table-cell>
          <table:table-cell table:style-name="ce2" office:value-type="string" calcext:value-type="string">
            <text:p>K7NTZY9HT44</text:p>
          </table:table-cell>
          <table:table-cell table:style-name="ce4" table:formula="of:=DATE(2020;5;12)+TIME(8;56;54)" office:value-type="date" office:date-value="2020-05-12T08:56:54" calcext:value-type="date">
            <text:p>5/12/2020 8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ke</text:p>
          </table:table-cell>
          <table:table-cell table:style-name="ce2" office:value-type="string" calcext:value-type="string">
            <text:p>Kuenneke</text:p>
          </table:table-cell>
          <table:table-cell table:style-name="ce2" office:value-type="string" calcext:value-type="string">
            <text:p>JKNV8TPKNN2</text:p>
          </table:table-cell>
          <table:table-cell table:style-name="ce4" table:formula="of:=DATE(2020;5;14)+TIME(9;23;54)" office:value-type="date" office:date-value="2020-05-14T09:23:54" calcext:value-type="date">
            <text:p>5/14/2020 9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ke</text:p>
          </table:table-cell>
          <table:table-cell table:style-name="ce2" office:value-type="string" calcext:value-type="string">
            <text:p>McKay</text:p>
          </table:table-cell>
          <table:table-cell table:style-name="ce2" office:value-type="string" calcext:value-type="string">
            <text:p>LGN2MQVYVYL</text:p>
          </table:table-cell>
          <table:table-cell table:style-name="ce4" table:formula="of:=DATE(2020;5;14)+TIME(19;19;34)" office:value-type="date" office:date-value="2020-05-14T19:19:34" calcext:value-type="date">
            <text:p>5/14/2020 19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uke</text:p>
          </table:table-cell>
          <table:table-cell table:style-name="ce2" office:value-type="string" calcext:value-type="string">
            <text:p>Gagnon</text:p>
          </table:table-cell>
          <table:table-cell table:style-name="ce2" office:value-type="string" calcext:value-type="string">
            <text:p>DKNTZMHSRK4</text:p>
          </table:table-cell>
          <table:table-cell table:style-name="ce4" table:formula="of:=DATE(2020;6;15)+TIME(15;0;18)" office:value-type="date" office:date-value="2020-06-15T15:00:18" calcext:value-type="date">
            <text:p>6/15/2020 15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Ly</text:p>
          </table:table-cell>
          <table:table-cell table:style-name="ce2" office:value-type="string" calcext:value-type="string">
            <text:p>Lam</text:p>
          </table:table-cell>
          <table:table-cell table:style-name="ce2" office:value-type="string" calcext:value-type="string">
            <text:p>KRNHXTCCJCD</text:p>
          </table:table-cell>
          <table:table-cell table:style-name="ce4" table:formula="of:=DATE(2020;6;5)+TIME(11;58;30)" office:value-type="date" office:date-value="2020-06-05T11:58:30" calcext:value-type="date">
            <text:p>6/5/2020 11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Lynn</text:p>
          </table:table-cell>
          <table:table-cell table:style-name="ce3" office:value-type="string" calcext:value-type="string">
            <text:p>Burke</text:p>
          </table:table-cell>
          <table:table-cell table:style-name="ce3" office:value-type="string" calcext:value-type="string">
            <text:p>X8NFPFTYWZJ</text:p>
          </table:table-cell>
          <table:table-cell table:style-name="ce5" table:formula="of:=DATE(2020;6;25)+TIME(21;53;8)" office:value-type="date" office:date-value="2020-06-25T21:53:08" calcext:value-type="date">
            <text:p>6/25/2020 21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ilal</text:p>
          </table:table-cell>
          <table:table-cell table:style-name="ce2" office:value-type="string" calcext:value-type="string">
            <text:p>XXNM9DG4Y3C</text:p>
          </table:table-cell>
          <table:table-cell table:style-name="ce4" table:formula="of:=DATE(2020;6;23)+TIME(18;32;11)" office:value-type="date" office:date-value="2020-06-23T18:32:11" calcext:value-type="date">
            <text:p>6/23/2020 18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.</text:p>
          </table:table-cell>
          <table:table-cell table:style-name="ce3" office:value-type="string" calcext:value-type="string">
            <text:p>DJNCMMMHWFC</text:p>
          </table:table-cell>
          <table:table-cell table:style-name="ce5" table:formula="of:=DATE(2020;6;24)+TIME(13;1;30)" office:value-type="date" office:date-value="2020-06-24T13:01:30" calcext:value-type="date">
            <text:p>6/24/2020 1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.O</text:p>
          </table:table-cell>
          <table:table-cell table:style-name="ce3" office:value-type="string" calcext:value-type="string">
            <text:p>Akindayo</text:p>
          </table:table-cell>
          <table:table-cell table:style-name="ce3" office:value-type="string" calcext:value-type="string">
            <text:p>V6NR2CD76BK</text:p>
          </table:table-cell>
          <table:table-cell table:style-name="ce5" table:formula="of:=DATE(2020;6;13)+TIME(0;16;22)" office:value-type="date" office:date-value="2020-06-13T00:16:22" calcext:value-type="date">
            <text:p>6/13/2020 0:16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m.spandiel@gmail.com</text:p>
          </table:table-cell>
          <table:table-cell table:style-name="ce3" office:value-type="string" calcext:value-type="string">
            <text:p>M4NKBQ9CPWM</text:p>
          </table:table-cell>
          <table:table-cell table:style-name="ce5" table:formula="of:=DATE(2020;6;28)+TIME(12;48;32)" office:value-type="date" office:date-value="2020-06-28T12:48:32" calcext:value-type="date">
            <text:p>6/28/2020 12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</text:p>
          </table:table-cell>
          <table:table-cell table:style-name="ce3" office:value-type="string" calcext:value-type="string">
            <text:p>Howard</text:p>
          </table:table-cell>
          <table:table-cell table:style-name="ce3" office:value-type="string" calcext:value-type="string">
            <text:p>X7NZL7ZS86L</text:p>
          </table:table-cell>
          <table:table-cell table:style-name="ce5" table:formula="of:=DATE(2020;6;5)+TIME(8;14;29)" office:value-type="date" office:date-value="2020-06-05T08:14:29" calcext:value-type="date">
            <text:p>6/5/2020 8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ciej</text:p>
          </table:table-cell>
          <table:table-cell table:style-name="ce3" office:value-type="string" calcext:value-type="string">
            <text:p>Owczarek</text:p>
          </table:table-cell>
          <table:table-cell table:style-name="ce3" office:value-type="string" calcext:value-type="string">
            <text:p>DCN9BDHPLT2</text:p>
          </table:table-cell>
          <table:table-cell table:style-name="ce5" table:formula="of:=DATE(2020;6;22)+TIME(4;53;29)" office:value-type="date" office:date-value="2020-06-22T04:53:29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dalin</text:p>
          </table:table-cell>
          <table:table-cell table:style-name="ce3" office:value-type="string" calcext:value-type="string">
            <text:p>Bucur</text:p>
          </table:table-cell>
          <table:table-cell table:style-name="ce3" office:value-type="string" calcext:value-type="string">
            <text:p>HHNPWWSB57B</text:p>
          </table:table-cell>
          <table:table-cell table:style-name="ce5" table:formula="of:=DATE(2020;5;6)+TIME(3;2;36)" office:value-type="date" office:date-value="2020-05-06T03:02:36" calcext:value-type="date">
            <text:p>5/6/2020 3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deline</text:p>
          </table:table-cell>
          <table:table-cell table:style-name="ce3" office:value-type="string" calcext:value-type="string">
            <text:p>Peck</text:p>
          </table:table-cell>
          <table:table-cell table:style-name="ce3" office:value-type="string" calcext:value-type="string">
            <text:p>PPNTFRY3TY9</text:p>
          </table:table-cell>
          <table:table-cell table:style-name="ce5" table:formula="of:=DATE(2020;6;15)+TIME(13;39;4)" office:value-type="date" office:date-value="2020-06-15T13:39:04" calcext:value-type="date">
            <text:p>6/15/2020 13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dhuparna</text:p>
          </table:table-cell>
          <table:table-cell table:style-name="ce2" office:value-type="string" calcext:value-type="string">
            <text:p>Bhowmik</text:p>
          </table:table-cell>
          <table:table-cell table:style-name="ce2" office:value-type="string" calcext:value-type="string">
            <text:p>HNNY9L83NGQ</text:p>
          </table:table-cell>
          <table:table-cell table:style-name="ce4" table:formula="of:=DATE(2020;6;23)+TIME(16;13;58)" office:value-type="date" office:date-value="2020-06-23T16:13:58" calcext:value-type="date">
            <text:p>6/23/2020 16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dhuri</text:p>
          </table:table-cell>
          <table:table-cell table:style-name="ce3" office:value-type="string" calcext:value-type="string">
            <text:p>Javiya</text:p>
          </table:table-cell>
          <table:table-cell table:style-name="ce3" office:value-type="string" calcext:value-type="string">
            <text:p>D8NZDCF49PY</text:p>
          </table:table-cell>
          <table:table-cell table:style-name="ce5" table:formula="of:=DATE(2020;6;25)+TIME(12;49;27)" office:value-type="date" office:date-value="2020-06-25T12:49:27" calcext:value-type="date">
            <text:p>6/25/2020 12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dhusudanan</text:p>
          </table:table-cell>
          <table:table-cell table:style-name="ce3" office:value-type="string" calcext:value-type="string">
            <text:p>GK</text:p>
          </table:table-cell>
          <table:table-cell table:style-name="ce3" office:value-type="string" calcext:value-type="string">
            <text:p>V7NLW66CFTB</text:p>
          </table:table-cell>
          <table:table-cell table:style-name="ce5" table:formula="of:=DATE(2020;6;24)+TIME(13;16;30)" office:value-type="date" office:date-value="2020-06-24T13:16:30" calcext:value-type="date">
            <text:p>6/24/2020 13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emalynn</text:p>
          </table:table-cell>
          <table:table-cell table:style-name="ce2" office:value-type="string" calcext:value-type="string">
            <text:p>Meanor</text:p>
          </table:table-cell>
          <table:table-cell table:style-name="ce2" office:value-type="string" calcext:value-type="string">
            <text:p>LLN8VDYVZ8L</text:p>
          </table:table-cell>
          <table:table-cell table:style-name="ce4" table:formula="of:=DATE(2020;5;12)+TIME(23;41;24)" office:value-type="date" office:date-value="2020-05-12T23:41:24" calcext:value-type="date">
            <text:p>5/12/2020 23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fany Tande</text:p>
          </table:table-cell>
          <table:table-cell table:style-name="ce2" office:value-type="string" calcext:value-type="string">
            <text:p>Myles Bilong</text:p>
          </table:table-cell>
          <table:table-cell table:style-name="ce2" office:value-type="string" calcext:value-type="string">
            <text:p>M3N9DYFN9NW</text:p>
          </table:table-cell>
          <table:table-cell table:style-name="ce4" table:formula="of:=DATE(2020;6;23)+TIME(14;40;46)" office:value-type="date" office:date-value="2020-06-23T14:40:46" calcext:value-type="date">
            <text:p>6/23/2020 14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CABRERA</text:p>
          </table:table-cell>
          <table:table-cell table:style-name="ce2" office:value-type="string" calcext:value-type="string">
            <text:p>VDN4C7P8379</text:p>
          </table:table-cell>
          <table:table-cell table:style-name="ce4" table:formula="of:=DATE(2020;6;19)+TIME(3;46;18)" office:value-type="date" office:date-value="2020-06-19T03:46:18" calcext:value-type="date">
            <text:p>6/19/2020 3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gdalena</text:p>
          </table:table-cell>
          <table:table-cell table:style-name="ce2" office:value-type="string" calcext:value-type="string">
            <text:p>Stepien</text:p>
          </table:table-cell>
          <table:table-cell table:style-name="ce2" office:value-type="string" calcext:value-type="string">
            <text:p>PTNG7CB7Y2D</text:p>
          </table:table-cell>
          <table:table-cell table:style-name="ce4" table:formula="of:=DATE(2020;6;24)+TIME(10;58;16)" office:value-type="date" office:date-value="2020-06-24T10:58:16" calcext:value-type="date">
            <text:p>6/24/2020 10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ggie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ZPN8BN3N7XG</text:p>
          </table:table-cell>
          <table:table-cell table:style-name="ce5" table:formula="of:=DATE(2020;6;26)+TIME(23;0;22)" office:value-type="date" office:date-value="2020-06-26T23:00:22" calcext:value-type="date">
            <text:p>6/26/2020 23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ggie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DCNZV6HXYQG</text:p>
          </table:table-cell>
          <table:table-cell table:style-name="ce4" table:formula="of:=DATE(2020;6;29)+TIME(4;30;46)" office:value-type="date" office:date-value="2020-06-29T04:30:46" calcext:value-type="date">
            <text:p>6/29/2020 4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gnus</text:p>
          </table:table-cell>
          <table:table-cell table:style-name="ce2" office:value-type="string" calcext:value-type="string">
            <text:p>Damm</text:p>
          </table:table-cell>
          <table:table-cell table:style-name="ce2" office:value-type="string" calcext:value-type="string">
            <text:p>Z6NL78FGLFL</text:p>
          </table:table-cell>
          <table:table-cell table:style-name="ce4" table:formula="of:=DATE(2020;6;25)+TIME(7;22;0)" office:value-type="date" office:date-value="2020-06-25T07:22:00" calcext:value-type="date">
            <text:p>6/25/2020 7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han</text:p>
          </table:table-cell>
          <table:table-cell table:style-name="ce3" office:value-type="string" calcext:value-type="string">
            <text:p>Agha Zahedi</text:p>
          </table:table-cell>
          <table:table-cell table:style-name="ce3" office:value-type="string" calcext:value-type="string">
            <text:p>ZKNWH8SKL3B</text:p>
          </table:table-cell>
          <table:table-cell table:style-name="ce5" table:formula="of:=DATE(2020;6;18)+TIME(21;3;24)" office:value-type="date" office:date-value="2020-06-18T21:03:24" calcext:value-type="date">
            <text:p>6/18/2020 2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hendra</text:p>
          </table:table-cell>
          <table:table-cell table:style-name="ce2" office:value-type="string" calcext:value-type="string">
            <text:p>Tailor</text:p>
          </table:table-cell>
          <table:table-cell table:style-name="ce2" office:value-type="string" calcext:value-type="string">
            <text:p>NBNLGDLWBY5</text:p>
          </table:table-cell>
          <table:table-cell table:style-name="ce4" table:formula="of:=DATE(2020;6;23)+TIME(4;21;9)" office:value-type="date" office:date-value="2020-06-23T04:21:09" calcext:value-type="date">
            <text:p>6/23/2020 4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hesh</text:p>
          </table:table-cell>
          <table:table-cell table:style-name="ce2" office:value-type="string" calcext:value-type="string">
            <text:p>Palakodety</text:p>
          </table:table-cell>
          <table:table-cell table:style-name="ce2" office:value-type="string" calcext:value-type="string">
            <text:p>KQN6PVMLNPS</text:p>
          </table:table-cell>
          <table:table-cell table:style-name="ce4" table:formula="of:=DATE(2020;5;20)+TIME(12;21;38)" office:value-type="date" office:date-value="2020-05-20T12:21:38" calcext:value-type="date">
            <text:p>5/20/2020 12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hima</text:p>
          </table:table-cell>
          <table:table-cell table:style-name="ce3" office:value-type="string" calcext:value-type="string">
            <text:p>Sharma</text:p>
          </table:table-cell>
          <table:table-cell table:style-name="ce3" office:value-type="string" calcext:value-type="string">
            <text:p>KTNYHZYQN8S</text:p>
          </table:table-cell>
          <table:table-cell table:style-name="ce5" table:formula="of:=DATE(2020;6;25)+TIME(0;42;23)" office:value-type="date" office:date-value="2020-06-25T00:42:23" calcext:value-type="date">
            <text:p>6/25/2020 0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hmoud</text:p>
          </table:table-cell>
          <table:table-cell table:style-name="ce2" office:value-type="string" calcext:value-type="string">
            <text:p>Saada</text:p>
          </table:table-cell>
          <table:table-cell table:style-name="ce2" office:value-type="string" calcext:value-type="string">
            <text:p>V7NW2S4VJZM</text:p>
          </table:table-cell>
          <table:table-cell table:style-name="ce4" table:formula="of:=DATE(2020;5;6)+TIME(9;29;25)" office:value-type="date" office:date-value="2020-05-06T09:29:25" calcext:value-type="date">
            <text:p>5/6/2020 9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ia</text:p>
          </table:table-cell>
          <table:table-cell table:style-name="ce2" office:value-type="string" calcext:value-type="string">
            <text:p>Kelner</text:p>
          </table:table-cell>
          <table:table-cell table:style-name="ce2" office:value-type="string" calcext:value-type="string">
            <text:p>FMN6C63MRY4</text:p>
          </table:table-cell>
          <table:table-cell table:style-name="ce4" table:formula="of:=DATE(2020;5;21)+TIME(16;46;55)" office:value-type="date" office:date-value="2020-05-21T16:46:55" calcext:value-type="date">
            <text:p>5/21/2020 16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ika</text:p>
          </table:table-cell>
          <table:table-cell table:style-name="ce2" office:value-type="string" calcext:value-type="string">
            <text:p>Raymond</text:p>
          </table:table-cell>
          <table:table-cell table:style-name="ce2" office:value-type="string" calcext:value-type="string">
            <text:p>D3N8CLMM8SD</text:p>
          </table:table-cell>
          <table:table-cell table:style-name="ce4" table:formula="of:=DATE(2020;5;21)+TIME(10;29;53)" office:value-type="date" office:date-value="2020-05-21T10:29:53" calcext:value-type="date">
            <text:p>5/21/2020 10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inaki</text:p>
          </table:table-cell>
          <table:table-cell table:style-name="ce3" office:value-type="string" calcext:value-type="string">
            <text:p>saraf</text:p>
          </table:table-cell>
          <table:table-cell table:style-name="ce3" office:value-type="string" calcext:value-type="string">
            <text:p>GMN3K3GYBGM</text:p>
          </table:table-cell>
          <table:table-cell table:style-name="ce5" table:formula="of:=DATE(2020;6;17)+TIME(9;37;1)" office:value-type="date" office:date-value="2020-06-17T09:37:01" calcext:value-type="date">
            <text:p>6/17/2020 9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ksim</text:p>
          </table:table-cell>
          <table:table-cell table:style-name="ce3" office:value-type="string" calcext:value-type="string">
            <text:p>Masalski</text:p>
          </table:table-cell>
          <table:table-cell table:style-name="ce3" office:value-type="string" calcext:value-type="string">
            <text:p>NKNYRT6C4B9</text:p>
          </table:table-cell>
          <table:table-cell table:style-name="ce5" table:formula="of:=DATE(2020;3;31)+TIME(3;13;38)" office:value-type="date" office:date-value="2020-03-31T03:13:38" calcext:value-type="date">
            <text:p>3/31/2020 3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ksym</text:p>
          </table:table-cell>
          <table:table-cell table:style-name="ce3" office:value-type="string" calcext:value-type="string">
            <text:p>Mikhalov</text:p>
          </table:table-cell>
          <table:table-cell table:style-name="ce3" office:value-type="string" calcext:value-type="string">
            <text:p>GBNKJNDYZF5</text:p>
          </table:table-cell>
          <table:table-cell table:style-name="ce5" table:formula="of:=DATE(2020;5;21)+TIME(15;50;46)" office:value-type="date" office:date-value="2020-05-21T15:50:46" calcext:value-type="date">
            <text:p>5/21/2020 15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lini</text:p>
          </table:table-cell>
          <table:table-cell table:style-name="ce3" office:value-type="string" calcext:value-type="string">
            <text:p>Bhandaru</text:p>
          </table:table-cell>
          <table:table-cell table:style-name="ce3" office:value-type="string" calcext:value-type="string">
            <text:p>DVNR3FVTSK8</text:p>
          </table:table-cell>
          <table:table-cell table:style-name="ce5" table:formula="of:=DATE(2020;6;29)+TIME(11;38;17)" office:value-type="date" office:date-value="2020-06-29T11:38:17" calcext:value-type="date">
            <text:p>6/29/2020 11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llikarjun</text:p>
          </table:table-cell>
          <table:table-cell table:style-name="ce3" office:value-type="string" calcext:value-type="string">
            <text:p>Avula</text:p>
          </table:table-cell>
          <table:table-cell table:style-name="ce3" office:value-type="string" calcext:value-type="string">
            <text:p>G7NLTJQNST7</text:p>
          </table:table-cell>
          <table:table-cell table:style-name="ce5" table:formula="of:=DATE(2020;5;14)+TIME(12;2;17)" office:value-type="date" office:date-value="2020-05-14T12:02:17" calcext:value-type="date">
            <text:p>5/14/2020 12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luki</text:p>
          </table:table-cell>
          <table:table-cell table:style-name="ce2" office:value-type="string" calcext:value-type="string">
            <text:p>Muthusi</text:p>
          </table:table-cell>
          <table:table-cell table:style-name="ce2" office:value-type="string" calcext:value-type="string">
            <text:p>FGNCVLDJ97Q</text:p>
          </table:table-cell>
          <table:table-cell table:style-name="ce4" table:formula="of:=DATE(2020;6;23)+TIME(15;2;9)" office:value-type="date" office:date-value="2020-06-23T15:02:09" calcext:value-type="date">
            <text:p>6/23/2020 15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mta</text:p>
          </table:table-cell>
          <table:table-cell table:style-name="ce2" office:value-type="string" calcext:value-type="string">
            <text:p>Shukla</text:p>
          </table:table-cell>
          <table:table-cell table:style-name="ce2" office:value-type="string" calcext:value-type="string">
            <text:p>ZJNGYS9KLNM</text:p>
          </table:table-cell>
          <table:table-cell table:style-name="ce4" table:formula="of:=DATE(2020;6;24)+TIME(8;46;11)" office:value-type="date" office:date-value="2020-06-24T08:46:11" calcext:value-type="date">
            <text:p>6/24/2020 8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ank</text:p>
          </table:table-cell>
          <table:table-cell table:style-name="ce3" office:value-type="string" calcext:value-type="string">
            <text:p>Patni</text:p>
          </table:table-cell>
          <table:table-cell table:style-name="ce3" office:value-type="string" calcext:value-type="string">
            <text:p>XVNY4VZRYM3</text:p>
          </table:table-cell>
          <table:table-cell table:style-name="ce5" table:formula="of:=DATE(2020;6;24)+TIME(9;14;56)" office:value-type="date" office:date-value="2020-06-24T09:14:56" calcext:value-type="date">
            <text:p>6/24/2020 9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as</text:p>
          </table:table-cell>
          <table:table-cell table:style-name="ce3" office:value-type="string" calcext:value-type="string">
            <text:p>Dash</text:p>
          </table:table-cell>
          <table:table-cell table:style-name="ce3" office:value-type="string" calcext:value-type="string">
            <text:p>LFNWNSMTPXW</text:p>
          </table:table-cell>
          <table:table-cell table:style-name="ce5" table:formula="of:=DATE(2020;6;29)+TIME(9;1;10)" office:value-type="date" office:date-value="2020-06-29T09:01:10" calcext:value-type="date">
            <text:p>6/29/2020 9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dar</text:p>
          </table:table-cell>
          <table:table-cell table:style-name="ce2" office:value-type="string" calcext:value-type="string">
            <text:p>Patil</text:p>
          </table:table-cell>
          <table:table-cell table:style-name="ce2" office:value-type="string" calcext:value-type="string">
            <text:p>KMNL9CYGGNR</text:p>
          </table:table-cell>
          <table:table-cell table:style-name="ce4" table:formula="of:=DATE(2020;6;2)+TIME(17;0;52)" office:value-type="date" office:date-value="2020-06-02T17:00:52" calcext:value-type="date">
            <text:p>6/2/2020 17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deep</text:p>
          </table:table-cell>
          <table:table-cell table:style-name="ce3" office:value-type="string" calcext:value-type="string">
            <text:p>Gandhi</text:p>
          </table:table-cell>
          <table:table-cell table:style-name="ce3" office:value-type="string" calcext:value-type="string">
            <text:p>MYNY9ZN5VBK</text:p>
          </table:table-cell>
          <table:table-cell table:style-name="ce5" table:formula="of:=DATE(2020;6;15)+TIME(6;29;16)" office:value-type="date" office:date-value="2020-06-15T06:29:16" calcext:value-type="date">
            <text:p>6/15/2020 6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deep</text:p>
          </table:table-cell>
          <table:table-cell table:style-name="ce3" office:value-type="string" calcext:value-type="string">
            <text:p>Bahra</text:p>
          </table:table-cell>
          <table:table-cell table:style-name="ce3" office:value-type="string" calcext:value-type="string">
            <text:p>QYN2D8TGNF2</text:p>
          </table:table-cell>
          <table:table-cell table:style-name="ce5" table:formula="of:=DATE(2020;6;25)+TIME(10;19;36)" office:value-type="date" office:date-value="2020-06-25T10:19:36" calcext:value-type="date">
            <text:p>6/25/2020 1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do</text:p>
          </table:table-cell>
          <table:table-cell table:style-name="ce2" office:value-type="string" calcext:value-type="string">
            <text:p>Chishimba</text:p>
          </table:table-cell>
          <table:table-cell table:style-name="ce2" office:value-type="string" calcext:value-type="string">
            <text:p>N4NXMFBGPNT</text:p>
          </table:table-cell>
          <table:table-cell table:style-name="ce4" table:formula="of:=DATE(2020;6;19)+TIME(4;20;31)" office:value-type="date" office:date-value="2020-06-19T04:20:31" calcext:value-type="date">
            <text:p>6/19/2020 4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dy</text:p>
          </table:table-cell>
          <table:table-cell table:style-name="ce3" office:value-type="string" calcext:value-type="string">
            <text:p>Chessell</text:p>
          </table:table-cell>
          <table:table-cell table:style-name="ce3" office:value-type="string" calcext:value-type="string">
            <text:p>FFNH98G8HSY</text:p>
          </table:table-cell>
          <table:table-cell table:style-name="ce5" table:formula="of:=DATE(2020;3;31)+TIME(15;47;34)" office:value-type="date" office:date-value="2020-03-31T15:47:34" calcext:value-type="date">
            <text:p>3/31/2020 15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fred</text:p>
          </table:table-cell>
          <table:table-cell table:style-name="ce2" office:value-type="string" calcext:value-type="string">
            <text:p>Reysser</text:p>
          </table:table-cell>
          <table:table-cell table:style-name="ce2" office:value-type="string" calcext:value-type="string">
            <text:p>VRN2N5RLRJD</text:p>
          </table:table-cell>
          <table:table-cell table:style-name="ce4" table:formula="of:=DATE(2020;6;18)+TIME(10;36;2)" office:value-type="date" office:date-value="2020-06-18T10:36:02" calcext:value-type="date">
            <text:p>6/18/2020 10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iraj</text:p>
          </table:table-cell>
          <table:table-cell table:style-name="ce3" office:value-type="string" calcext:value-type="string">
            <text:p>gautam</text:p>
          </table:table-cell>
          <table:table-cell table:style-name="ce3" office:value-type="string" calcext:value-type="string">
            <text:p>J3NFQ57STQC</text:p>
          </table:table-cell>
          <table:table-cell table:style-name="ce5" table:formula="of:=DATE(2020;6;18)+TIME(23;45;35)" office:value-type="date" office:date-value="2020-06-18T23:45:35" calcext:value-type="date">
            <text:p>6/18/2020 23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ish</text:p>
          </table:table-cell>
          <table:table-cell table:style-name="ce3" office:value-type="string" calcext:value-type="string">
            <text:p>Mahajan</text:p>
          </table:table-cell>
          <table:table-cell table:style-name="ce3" office:value-type="string" calcext:value-type="string">
            <text:p>ZYNKYYNHG8Q</text:p>
          </table:table-cell>
          <table:table-cell table:style-name="ce5" table:formula="of:=DATE(2020;6;24)+TIME(12;55;2)" office:value-type="date" office:date-value="2020-06-24T12:55:02" calcext:value-type="date">
            <text:p>6/24/2020 12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jit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QYNGTBFVYKG</text:p>
          </table:table-cell>
          <table:table-cell table:style-name="ce4" table:formula="of:=DATE(2020;5;5)+TIME(15;32;31)" office:value-type="date" office:date-value="2020-05-05T15:32:31" calcext:value-type="date">
            <text:p>5/5/2020 15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jula</text:p>
          </table:table-cell>
          <table:table-cell table:style-name="ce2" office:value-type="string" calcext:value-type="string">
            <text:p>Dharmaraj</text:p>
          </table:table-cell>
          <table:table-cell table:style-name="ce2" office:value-type="string" calcext:value-type="string">
            <text:p>FXNC868Q3JV</text:p>
          </table:table-cell>
          <table:table-cell table:style-name="ce4" table:formula="of:=DATE(2020;6;18)+TIME(19;17;53)" office:value-type="date" office:date-value="2020-06-18T19:17:53" calcext:value-type="date">
            <text:p>6/18/2020 19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oel</text:p>
          </table:table-cell>
          <table:table-cell table:style-name="ce2" office:value-type="string" calcext:value-type="string">
            <text:p>Cortes Mendez</text:p>
          </table:table-cell>
          <table:table-cell table:style-name="ce2" office:value-type="string" calcext:value-type="string">
            <text:p>HNNC6594SLL</text:p>
          </table:table-cell>
          <table:table-cell table:style-name="ce4" table:formula="of:=DATE(2020;6;26)+TIME(5;3;20)" office:value-type="date" office:date-value="2020-06-26T05:03:20" calcext:value-type="date">
            <text:p>6/26/2020 5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oj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LPNFBC9YSDW</text:p>
          </table:table-cell>
          <table:table-cell table:style-name="ce5" table:formula="of:=DATE(2020;6;13)+TIME(16;27;29)" office:value-type="date" office:date-value="2020-06-13T16:27:29" calcext:value-type="date">
            <text:p>6/13/2020 16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sun</text:p>
          </table:table-cell>
          <table:table-cell table:style-name="ce2" office:value-type="string" calcext:value-type="string">
            <text:p>Lui</text:p>
          </table:table-cell>
          <table:table-cell table:style-name="ce2" office:value-type="string" calcext:value-type="string">
            <text:p>H4NLTVXLXXM</text:p>
          </table:table-cell>
          <table:table-cell table:style-name="ce4" table:formula="of:=DATE(2020;5;12)+TIME(19;20;53)" office:value-type="date" office:date-value="2020-05-12T19:20:53" calcext:value-type="date">
            <text:p>5/12/2020 19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than</text:p>
          </table:table-cell>
          <table:table-cell table:style-name="ce2" office:value-type="string" calcext:value-type="string">
            <text:p>Keim</text:p>
          </table:table-cell>
          <table:table-cell table:style-name="ce2" office:value-type="string" calcext:value-type="string">
            <text:p>P9NWSVLYHRN</text:p>
          </table:table-cell>
          <table:table-cell table:style-name="ce4" table:formula="of:=DATE(2020;6;29)+TIME(2;31;55)" office:value-type="date" office:date-value="2020-06-29T02:31:55" calcext:value-type="date">
            <text:p>6/29/2020 2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Rodriguez</text:p>
          </table:table-cell>
          <table:table-cell table:style-name="ce2" office:value-type="string" calcext:value-type="string">
            <text:p>MTNZJK7SVCN</text:p>
          </table:table-cell>
          <table:table-cell table:style-name="ce4" table:formula="of:=DATE(2020;5;21)+TIME(17;32;12)" office:value-type="date" office:date-value="2020-05-21T17:32:12" calcext:value-type="date">
            <text:p>5/21/2020 17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ontreras</text:p>
          </table:table-cell>
          <table:table-cell table:style-name="ce3" office:value-type="string" calcext:value-type="string">
            <text:p>FHNSSDCS8HV</text:p>
          </table:table-cell>
          <table:table-cell table:style-name="ce5" table:formula="of:=DATE(2020;6;4)+TIME(16;44;48)" office:value-type="date" office:date-value="2020-06-04T16:44:48" calcext:value-type="date">
            <text:p>6/4/2020 16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Poot</text:p>
          </table:table-cell>
          <table:table-cell table:style-name="ce2" office:value-type="string" calcext:value-type="string">
            <text:p>P9NF8RQM6LM</text:p>
          </table:table-cell>
          <table:table-cell table:style-name="ce4" table:formula="of:=DATE(2020;6;4)+TIME(16;44;49)" office:value-type="date" office:date-value="2020-06-04T16:44:49" calcext:value-type="date">
            <text:p>6/4/2020 16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uel</text:p>
          </table:table-cell>
          <table:table-cell table:style-name="ce3" office:value-type="string" calcext:value-type="string">
            <text:p>Cabrera Vivo</text:p>
          </table:table-cell>
          <table:table-cell table:style-name="ce3" office:value-type="string" calcext:value-type="string">
            <text:p>JBNYMZD74NZ</text:p>
          </table:table-cell>
          <table:table-cell table:style-name="ce5" table:formula="of:=DATE(2020;6;29)+TIME(4;9;21)" office:value-type="date" office:date-value="2020-06-29T04:09:21" calcext:value-type="date">
            <text:p>6/29/2020 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nuel Alejandro</text:p>
          </table:table-cell>
          <table:table-cell table:style-name="ce3" office:value-type="string" calcext:value-type="string">
            <text:p>Gutierrez</text:p>
          </table:table-cell>
          <table:table-cell table:style-name="ce3" office:value-type="string" calcext:value-type="string">
            <text:p>PBNVN6MRXVB</text:p>
          </table:table-cell>
          <table:table-cell table:style-name="ce5" table:formula="of:=DATE(2020;6;27)+TIME(20;33;46)" office:value-type="date" office:date-value="2020-06-27T20:33:46" calcext:value-type="date">
            <text:p>6/27/2020 20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a</text:p>
          </table:table-cell>
          <table:table-cell table:style-name="ce3" office:value-type="string" calcext:value-type="string">
            <text:p>Ruvalcaba</text:p>
          </table:table-cell>
          <table:table-cell table:style-name="ce3" office:value-type="string" calcext:value-type="string">
            <text:p>K2N3KKX4BHL</text:p>
          </table:table-cell>
          <table:table-cell table:style-name="ce5" table:formula="of:=DATE(2020;6;19)+TIME(20;24;19)" office:value-type="date" office:date-value="2020-06-19T20:24:19" calcext:value-type="date">
            <text:p>6/19/2020 20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c</text:p>
          </table:table-cell>
          <table:table-cell table:style-name="ce3" office:value-type="string" calcext:value-type="string">
            <text:p>Poitras</text:p>
          </table:table-cell>
          <table:table-cell table:style-name="ce3" office:value-type="string" calcext:value-type="string">
            <text:p>F3NFF2ZKW55</text:p>
          </table:table-cell>
          <table:table-cell table:style-name="ce5" table:formula="of:=DATE(2020;5;6)+TIME(9;27;15)" office:value-type="date" office:date-value="2020-05-06T09:27:15" calcext:value-type="date">
            <text:p>5/6/2020 9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</text:p>
          </table:table-cell>
          <table:table-cell table:style-name="ce2" office:value-type="string" calcext:value-type="string">
            <text:p>Matthiensen</text:p>
          </table:table-cell>
          <table:table-cell table:style-name="ce2" office:value-type="string" calcext:value-type="string">
            <text:p>G9NP8SGX6D2</text:p>
          </table:table-cell>
          <table:table-cell table:style-name="ce4" table:formula="of:=DATE(2020;6;27)+TIME(21;24;4)" office:value-type="date" office:date-value="2020-06-27T21:24:04" calcext:value-type="date">
            <text:p>6/27/2020 21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-Antoine</text:p>
          </table:table-cell>
          <table:table-cell table:style-name="ce2" office:value-type="string" calcext:value-type="string">
            <text:p>Ross</text:p>
          </table:table-cell>
          <table:table-cell table:style-name="ce2" office:value-type="string" calcext:value-type="string">
            <text:p>HWNXVNN6NWX</text:p>
          </table:table-cell>
          <table:table-cell table:style-name="ce4" table:formula="of:=DATE(2020;6;18)+TIME(14;1;22)" office:value-type="date" office:date-value="2020-06-18T14:01:22" calcext:value-type="date">
            <text:p>6/18/2020 14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el</text:p>
          </table:table-cell>
          <table:table-cell table:style-name="ce2" office:value-type="string" calcext:value-type="string">
            <text:p>Ziswiler</text:p>
          </table:table-cell>
          <table:table-cell table:style-name="ce2" office:value-type="string" calcext:value-type="string">
            <text:p>XMNP25YM7KM</text:p>
          </table:table-cell>
          <table:table-cell table:style-name="ce4" table:formula="of:=DATE(2020;3;27)+TIME(16;41;19)" office:value-type="date" office:date-value="2020-03-27T16:41:19" calcext:value-type="date">
            <text:p>3/27/2020 16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el</text:p>
          </table:table-cell>
          <table:table-cell table:style-name="ce2" office:value-type="string" calcext:value-type="string">
            <text:p>Scholze</text:p>
          </table:table-cell>
          <table:table-cell table:style-name="ce2" office:value-type="string" calcext:value-type="string">
            <text:p>NLNKJ7VQKJW</text:p>
          </table:table-cell>
          <table:table-cell table:style-name="ce4" table:formula="of:=DATE(2020;6;22)+TIME(14;55;10)" office:value-type="date" office:date-value="2020-06-22T14:55:10" calcext:value-type="date">
            <text:p>6/22/2020 14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ello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NZNM3K7BH2L</text:p>
          </table:table-cell>
          <table:table-cell table:style-name="ce4" table:formula="of:=DATE(2020;5;21)+TIME(16;15;47)" office:value-type="date" office:date-value="2020-05-21T16:15:47" calcext:value-type="date">
            <text:p>5/21/2020 16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elo</text:p>
          </table:table-cell>
          <table:table-cell table:style-name="ce2" office:value-type="string" calcext:value-type="string">
            <text:p>dos Reis Mansano</text:p>
          </table:table-cell>
          <table:table-cell table:style-name="ce2" office:value-type="string" calcext:value-type="string">
            <text:p>ZQN3N3TV92L</text:p>
          </table:table-cell>
          <table:table-cell table:style-name="ce4" table:formula="of:=DATE(2020;6;11)+TIME(9;44;24)" office:value-type="date" office:date-value="2020-06-11T09:44:24" calcext:value-type="date">
            <text:p>6/11/2020 9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celo</text:p>
          </table:table-cell>
          <table:table-cell table:style-name="ce3" office:value-type="string" calcext:value-type="string">
            <text:p>Ca</text:p>
          </table:table-cell>
          <table:table-cell table:style-name="ce3" office:value-type="string" calcext:value-type="string">
            <text:p>ZHNYW98RDX2</text:p>
          </table:table-cell>
          <table:table-cell table:style-name="ce5" table:formula="of:=DATE(2020;6;24)+TIME(8;20;31)" office:value-type="date" office:date-value="2020-06-24T08:20:31" calcext:value-type="date">
            <text:p>6/24/2020 8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celo</text:p>
          </table:table-cell>
          <table:table-cell table:style-name="ce3" office:value-type="string" calcext:value-type="string">
            <text:p>Bandeira Condotta</text:p>
          </table:table-cell>
          <table:table-cell table:style-name="ce3" office:value-type="string" calcext:value-type="string">
            <text:p>J2NCXYL5VFV</text:p>
          </table:table-cell>
          <table:table-cell table:style-name="ce5" table:formula="of:=DATE(2020;6;29)+TIME(10;35;43)" office:value-type="date" office:date-value="2020-06-29T10:35:43" calcext:value-type="date">
            <text:p>6/29/2020 1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Danilewicz</text:p>
          </table:table-cell>
          <table:table-cell table:style-name="ce2" office:value-type="string" calcext:value-type="string">
            <text:p>NFNLB5QVLCQ</text:p>
          </table:table-cell>
          <table:table-cell table:style-name="ce4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cin</text:p>
          </table:table-cell>
          <table:table-cell table:style-name="ce3" office:value-type="string" calcext:value-type="string">
            <text:p>Mąka</text:p>
          </table:table-cell>
          <table:table-cell table:style-name="ce3" office:value-type="string" calcext:value-type="string">
            <text:p>V3NGB6YLXCX</text:p>
          </table:table-cell>
          <table:table-cell table:style-name="ce5" table:formula="of:=DATE(2020;5;19)+TIME(8;5;22)" office:value-type="date" office:date-value="2020-05-19T08:05:22" calcext:value-type="date">
            <text:p>5/19/2020 8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in</text:p>
          </table:table-cell>
          <table:table-cell table:style-name="ce2" office:value-type="string" calcext:value-type="string">
            <text:p>Glinski</text:p>
          </table:table-cell>
          <table:table-cell table:style-name="ce2" office:value-type="string" calcext:value-type="string">
            <text:p>DMN4ZLN4FG7</text:p>
          </table:table-cell>
          <table:table-cell table:style-name="ce4" table:formula="of:=DATE(2020;6;22)+TIME(4;53;29)" office:value-type="date" office:date-value="2020-06-22T04:53:29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Palladino</text:p>
          </table:table-cell>
          <table:table-cell table:style-name="ce2" office:value-type="string" calcext:value-type="string">
            <text:p>MVNZ563FFHG</text:p>
          </table:table-cell>
          <table:table-cell table:style-name="ce4" table:formula="of:=DATE(2020;3;31)+TIME(13;51;57)" office:value-type="date" office:date-value="2020-03-31T13:51:57" calcext:value-type="date">
            <text:p>3/31/2020 13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Massenzio</text:p>
          </table:table-cell>
          <table:table-cell table:style-name="ce2" office:value-type="string" calcext:value-type="string">
            <text:p>VWNLDTWWPCK</text:p>
          </table:table-cell>
          <table:table-cell table:style-name="ce4" table:formula="of:=DATE(2020;5;26)+TIME(19;32;52)" office:value-type="date" office:date-value="2020-05-26T19:32:52" calcext:value-type="date">
            <text:p>5/26/2020 19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Antonio</text:p>
          </table:table-cell>
          <table:table-cell table:style-name="ce2" office:value-type="string" calcext:value-type="string">
            <text:p>GXNNTQXRCZ6</text:p>
          </table:table-cell>
          <table:table-cell table:style-name="ce4" table:formula="of:=DATE(2020;6;24)+TIME(2;21;51)" office:value-type="date" office:date-value="2020-06-24T02:21:51" calcext:value-type="date">
            <text:p>6/24/2020 2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co</text:p>
          </table:table-cell>
          <table:table-cell table:style-name="ce3" office:value-type="string" calcext:value-type="string">
            <text:p>Pantaleoni</text:p>
          </table:table-cell>
          <table:table-cell table:style-name="ce3" office:value-type="string" calcext:value-type="string">
            <text:p>FFNT7KS8B95</text:p>
          </table:table-cell>
          <table:table-cell table:style-name="ce5" table:formula="of:=DATE(2020;6;24)+TIME(12;41;42)" office:value-type="date" office:date-value="2020-06-24T12:41:42" calcext:value-type="date">
            <text:p>6/24/2020 12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co</text:p>
          </table:table-cell>
          <table:table-cell table:style-name="ce3" office:value-type="string" calcext:value-type="string">
            <text:p>Panepinto</text:p>
          </table:table-cell>
          <table:table-cell table:style-name="ce3" office:value-type="string" calcext:value-type="string">
            <text:p>LDNRFKRCT44</text:p>
          </table:table-cell>
          <table:table-cell table:style-name="ce5" table:formula="of:=DATE(2020;6;26)+TIME(3;38;49)" office:value-type="date" office:date-value="2020-06-26T03:38:49" calcext:value-type="date">
            <text:p>6/26/2020 3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os Antonio</text:p>
          </table:table-cell>
          <table:table-cell table:style-name="ce2" office:value-type="string" calcext:value-type="string">
            <text:p>de Jesus Filho</text:p>
          </table:table-cell>
          <table:table-cell table:style-name="ce2" office:value-type="string" calcext:value-type="string">
            <text:p>NDNLKZS2F3F</text:p>
          </table:table-cell>
          <table:table-cell table:style-name="ce4" table:formula="of:=DATE(2020;6;12)+TIME(22;1;39)" office:value-type="date" office:date-value="2020-06-12T22:01:39" calcext:value-type="date">
            <text:p>6/12/2020 22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us</text:p>
          </table:table-cell>
          <table:table-cell table:style-name="ce2" office:value-type="string" calcext:value-type="string">
            <text:p>Edel</text:p>
          </table:table-cell>
          <table:table-cell table:style-name="ce2" office:value-type="string" calcext:value-type="string">
            <text:p>LMNPC74DKGW</text:p>
          </table:table-cell>
          <table:table-cell table:style-name="ce4" table:formula="of:=DATE(2020;5;6)+TIME(18;46;21)" office:value-type="date" office:date-value="2020-05-06T18:46:21" calcext:value-type="date">
            <text:p>5/6/2020 18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cus</text:p>
          </table:table-cell>
          <table:table-cell table:style-name="ce2" office:value-type="string" calcext:value-type="string">
            <text:p>Holthaus</text:p>
          </table:table-cell>
          <table:table-cell table:style-name="ce2" office:value-type="string" calcext:value-type="string">
            <text:p>NTNQ58F7QN4</text:p>
          </table:table-cell>
          <table:table-cell table:style-name="ce4" table:formula="of:=DATE(2020;6;5)+TIME(11;12;55)" office:value-type="date" office:date-value="2020-06-05T11:12:55" calcext:value-type="date">
            <text:p>6/5/2020 11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ek</text:p>
          </table:table-cell>
          <table:table-cell table:style-name="ce3" office:value-type="string" calcext:value-type="string">
            <text:p>Borowski</text:p>
          </table:table-cell>
          <table:table-cell table:style-name="ce3" office:value-type="string" calcext:value-type="string">
            <text:p>JDN69276GQR</text:p>
          </table:table-cell>
          <table:table-cell table:style-name="ce5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ek</text:p>
          </table:table-cell>
          <table:table-cell table:style-name="ce3" office:value-type="string" calcext:value-type="string">
            <text:p>Skrobacki</text:p>
          </table:table-cell>
          <table:table-cell table:style-name="ce3" office:value-type="string" calcext:value-type="string">
            <text:p>K3N5F5QXR5S</text:p>
          </table:table-cell>
          <table:table-cell table:style-name="ce5" table:formula="of:=DATE(2020;6;17)+TIME(16;15;46)" office:value-type="date" office:date-value="2020-06-17T16:15:46" calcext:value-type="date">
            <text:p>6/17/2020 16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ek</text:p>
          </table:table-cell>
          <table:table-cell table:style-name="ce3" office:value-type="string" calcext:value-type="string">
            <text:p>Kuhn</text:p>
          </table:table-cell>
          <table:table-cell table:style-name="ce3" office:value-type="string" calcext:value-type="string">
            <text:p>GDNQ4V88FZM</text:p>
          </table:table-cell>
          <table:table-cell table:style-name="ce5" table:formula="of:=DATE(2020;6;24)+TIME(16;37;13)" office:value-type="date" office:date-value="2020-06-24T16:37:13" calcext:value-type="date">
            <text:p>6/24/2020 16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esa</text:p>
          </table:table-cell>
          <table:table-cell table:style-name="ce3" office:value-type="string" calcext:value-type="string">
            <text:p>Fowler</text:p>
          </table:table-cell>
          <table:table-cell table:style-name="ce3" office:value-type="string" calcext:value-type="string">
            <text:p>V9N5QGFPVJQ</text:p>
          </table:table-cell>
          <table:table-cell table:style-name="ce5" table:formula="of:=DATE(2020;5;4)+TIME(21;4;3)" office:value-type="date" office:date-value="2020-05-04T21:04:03" calcext:value-type="date">
            <text:p>5/4/2020 21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go</text:p>
          </table:table-cell>
          <table:table-cell table:style-name="ce2" office:value-type="string" calcext:value-type="string">
            <text:p>Kelly</text:p>
          </table:table-cell>
          <table:table-cell table:style-name="ce2" office:value-type="string" calcext:value-type="string">
            <text:p>JPNLVYV4CNP</text:p>
          </table:table-cell>
          <table:table-cell table:style-name="ce4" table:formula="of:=DATE(2020;6;25)+TIME(10;19;40)" office:value-type="date" office:date-value="2020-06-25T10:19:40" calcext:value-type="date">
            <text:p>6/25/2020 1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got</text:p>
          </table:table-cell>
          <table:table-cell table:style-name="ce2" office:value-type="string" calcext:value-type="string">
            <text:p>LaPanse</text:p>
          </table:table-cell>
          <table:table-cell table:style-name="ce2" office:value-type="string" calcext:value-type="string">
            <text:p>DRN6MPN3WVG</text:p>
          </table:table-cell>
          <table:table-cell table:style-name="ce4" table:formula="of:=DATE(2020;6;26)+TIME(16;0;10)" office:value-type="date" office:date-value="2020-06-26T16:00:10" calcext:value-type="date">
            <text:p>6/26/2020 16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a</text:p>
          </table:table-cell>
          <table:table-cell table:style-name="ce3" office:value-type="string" calcext:value-type="string">
            <text:p>Boyer</text:p>
          </table:table-cell>
          <table:table-cell table:style-name="ce3" office:value-type="string" calcext:value-type="string">
            <text:p>NBNMRSXVH4G</text:p>
          </table:table-cell>
          <table:table-cell table:style-name="ce5" table:formula="of:=DATE(2020;5;27)+TIME(11;34;57)" office:value-type="date" office:date-value="2020-05-27T11:34:57" calcext:value-type="date">
            <text:p>5/27/2020 11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ía</text:p>
          </table:table-cell>
          <table:table-cell table:style-name="ce2" office:value-type="string" calcext:value-type="string">
            <text:p>Cruz</text:p>
          </table:table-cell>
          <table:table-cell table:style-name="ce2" office:value-type="string" calcext:value-type="string">
            <text:p>PYN9SC5J2DH</text:p>
          </table:table-cell>
          <table:table-cell table:style-name="ce4" table:formula="of:=DATE(2020;5;8)+TIME(14;24;1)" office:value-type="date" office:date-value="2020-05-08T14:24:01" calcext:value-type="date">
            <text:p>5/8/2020 14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a Andrea</text:p>
          </table:table-cell>
          <table:table-cell table:style-name="ce2" office:value-type="string" calcext:value-type="string">
            <text:p>Vignau</text:p>
          </table:table-cell>
          <table:table-cell table:style-name="ce2" office:value-type="string" calcext:value-type="string">
            <text:p>LWNVQH3Q4QR</text:p>
          </table:table-cell>
          <table:table-cell table:style-name="ce4" table:formula="of:=DATE(2020;6;26)+TIME(18;17;2)" office:value-type="date" office:date-value="2020-06-26T18:17:02" calcext:value-type="date">
            <text:p>6/26/2020 18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a Emilia</text:p>
          </table:table-cell>
          <table:table-cell table:style-name="ce3" office:value-type="string" calcext:value-type="string">
            <text:p>Torino</text:p>
          </table:table-cell>
          <table:table-cell table:style-name="ce3" office:value-type="string" calcext:value-type="string">
            <text:p>JLN4QTFYX5B</text:p>
          </table:table-cell>
          <table:table-cell table:style-name="ce5" table:formula="of:=DATE(2020;5;28)+TIME(15;32;10)" office:value-type="date" office:date-value="2020-05-28T15:32:10" calcext:value-type="date">
            <text:p>5/28/2020 15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a Paula</text:p>
          </table:table-cell>
          <table:table-cell table:style-name="ce2" office:value-type="string" calcext:value-type="string">
            <text:p>Dias Rosa</text:p>
          </table:table-cell>
          <table:table-cell table:style-name="ce2" office:value-type="string" calcext:value-type="string">
            <text:p>JHN5GM5QNNK</text:p>
          </table:table-cell>
          <table:table-cell table:style-name="ce4" table:formula="of:=DATE(2020;6;12)+TIME(19;19;16)" office:value-type="date" office:date-value="2020-06-12T19:19:16" calcext:value-type="date">
            <text:p>6/12/2020 19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an</text:p>
          </table:table-cell>
          <table:table-cell table:style-name="ce3" office:value-type="string" calcext:value-type="string">
            <text:p>Marinov</text:p>
          </table:table-cell>
          <table:table-cell table:style-name="ce3" office:value-type="string" calcext:value-type="string">
            <text:p>F9NJFGK7QQ9</text:p>
          </table:table-cell>
          <table:table-cell table:style-name="ce5" table:formula="of:=DATE(2020;5;14)+TIME(3;22;21)" office:value-type="date" office:date-value="2020-05-14T03:22:21" calcext:value-type="date">
            <text:p>5/14/2020 3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an</text:p>
          </table:table-cell>
          <table:table-cell table:style-name="ce2" office:value-type="string" calcext:value-type="string">
            <text:p>Szabo</text:p>
          </table:table-cell>
          <table:table-cell table:style-name="ce2" office:value-type="string" calcext:value-type="string">
            <text:p>M4NX82KY2C6</text:p>
          </table:table-cell>
          <table:table-cell table:style-name="ce4" table:formula="of:=DATE(2020;6;28)+TIME(17;36;12)" office:value-type="date" office:date-value="2020-06-28T17:36:12" calcext:value-type="date">
            <text:p>6/28/2020 17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anne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H3N9YKFLSMX</text:p>
          </table:table-cell>
          <table:table-cell table:style-name="ce4" table:formula="of:=DATE(2020;6;17)+TIME(14;31;22)" office:value-type="date" office:date-value="2020-06-17T14:31:22" calcext:value-type="date">
            <text:p>6/17/2020 14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e</text:p>
          </table:table-cell>
          <table:table-cell table:style-name="ce2" office:value-type="string" calcext:value-type="string">
            <text:p>Nordin</text:p>
          </table:table-cell>
          <table:table-cell table:style-name="ce2" office:value-type="string" calcext:value-type="string">
            <text:p>FKN96BX8F9G</text:p>
          </table:table-cell>
          <table:table-cell table:style-name="ce4" table:formula="of:=DATE(2020;6;15)+TIME(16;4;59)" office:value-type="date" office:date-value="2020-06-15T16:04:59" calcext:value-type="date">
            <text:p>6/15/2020 16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ja</text:p>
          </table:table-cell>
          <table:table-cell table:style-name="ce2" office:value-type="string" calcext:value-type="string">
            <text:p>Grueva</text:p>
          </table:table-cell>
          <table:table-cell table:style-name="ce2" office:value-type="string" calcext:value-type="string">
            <text:p>MBNYNBPC323</text:p>
          </table:table-cell>
          <table:table-cell table:style-name="ce4" table:formula="of:=DATE(2020;5;14)+TIME(12;38;46)" office:value-type="date" office:date-value="2020-05-14T12:38:46" calcext:value-type="date">
            <text:p>5/14/2020 12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Loria</text:p>
          </table:table-cell>
          <table:table-cell table:style-name="ce2" office:value-type="string" calcext:value-type="string">
            <text:p>FHN5JR345C5</text:p>
          </table:table-cell>
          <table:table-cell table:style-name="ce4" table:formula="of:=DATE(2020;5;12)+TIME(20;51;47)" office:value-type="date" office:date-value="2020-05-12T20:51:47" calcext:value-type="date">
            <text:p>5/12/2020 20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o</text:p>
          </table:table-cell>
          <table:table-cell table:style-name="ce3" office:value-type="string" calcext:value-type="string">
            <text:p>Vazquez</text:p>
          </table:table-cell>
          <table:table-cell table:style-name="ce3" office:value-type="string" calcext:value-type="string">
            <text:p>J7NMWZJQR8Y</text:p>
          </table:table-cell>
          <table:table-cell table:style-name="ce5" table:formula="of:=DATE(2020;5;13)+TIME(10;35;15)" office:value-type="date" office:date-value="2020-05-13T10:35:15" calcext:value-type="date">
            <text:p>5/13/2020 1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o</text:p>
          </table:table-cell>
          <table:table-cell table:style-name="ce2" office:value-type="string" calcext:value-type="string">
            <text:p>Almeida</text:p>
          </table:table-cell>
          <table:table-cell table:style-name="ce2" office:value-type="string" calcext:value-type="string">
            <text:p>HQNVLQVZ42C</text:p>
          </table:table-cell>
          <table:table-cell table:style-name="ce4" table:formula="of:=DATE(2020;6;11)+TIME(16;14;0)" office:value-type="date" office:date-value="2020-06-11T16:14:00" calcext:value-type="date">
            <text:p>6/11/2020 16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o</text:p>
          </table:table-cell>
          <table:table-cell table:style-name="ce3" office:value-type="string" calcext:value-type="string">
            <text:p>Pavlov</text:p>
          </table:table-cell>
          <table:table-cell table:style-name="ce3" office:value-type="string" calcext:value-type="string">
            <text:p>PNNXQMHJZ35</text:p>
          </table:table-cell>
          <table:table-cell table:style-name="ce5" table:formula="of:=DATE(2020;6;18)+TIME(9;30;10)" office:value-type="date" office:date-value="2020-06-18T09:30:10" calcext:value-type="date">
            <text:p>6/18/2020 9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o</text:p>
          </table:table-cell>
          <table:table-cell table:style-name="ce3" office:value-type="string" calcext:value-type="string">
            <text:p>Cormier</text:p>
          </table:table-cell>
          <table:table-cell table:style-name="ce3" office:value-type="string" calcext:value-type="string">
            <text:p>VRNBKR9R7KG</text:p>
          </table:table-cell>
          <table:table-cell table:style-name="ce5" table:formula="of:=DATE(2020;6;24)+TIME(10;10;6)" office:value-type="date" office:date-value="2020-06-24T10:10:06" calcext:value-type="date">
            <text:p>6/24/2020 10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o Alberto</text:p>
          </table:table-cell>
          <table:table-cell table:style-name="ce3" office:value-type="string" calcext:value-type="string">
            <text:p>Leal de Alejandro</text:p>
          </table:table-cell>
          <table:table-cell table:style-name="ce3" office:value-type="string" calcext:value-type="string">
            <text:p>FBN8F73F2WQ</text:p>
          </table:table-cell>
          <table:table-cell table:style-name="ce5" table:formula="of:=DATE(2020;6;2)+TIME(17;31;21)" office:value-type="date" office:date-value="2020-06-02T17:31:21" calcext:value-type="date">
            <text:p>6/2/2020 17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on</text:p>
          </table:table-cell>
          <table:table-cell table:style-name="ce2" office:value-type="string" calcext:value-type="string">
            <text:p>Deveaud</text:p>
          </table:table-cell>
          <table:table-cell table:style-name="ce2" office:value-type="string" calcext:value-type="string">
            <text:p>MZNTVLVC3KG</text:p>
          </table:table-cell>
          <table:table-cell table:style-name="ce4" table:formula="of:=DATE(2020;6;26)+TIME(8;40;56)" office:value-type="date" office:date-value="2020-06-26T08:40:56" calcext:value-type="date">
            <text:p>6/26/2020 8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sa</text:p>
          </table:table-cell>
          <table:table-cell table:style-name="ce3" office:value-type="string" calcext:value-type="string">
            <text:p>Viveros</text:p>
          </table:table-cell>
          <table:table-cell table:style-name="ce3" office:value-type="string" calcext:value-type="string">
            <text:p>MBNKW27VT94</text:p>
          </table:table-cell>
          <table:table-cell table:style-name="ce5" table:formula="of:=DATE(2020;6;26)+TIME(12;15;48)" office:value-type="date" office:date-value="2020-06-26T12:15:48" calcext:value-type="date">
            <text:p>6/26/2020 12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ius</text:p>
          </table:table-cell>
          <table:table-cell table:style-name="ce2" office:value-type="string" calcext:value-type="string">
            <text:p>Rugan</text:p>
          </table:table-cell>
          <table:table-cell table:style-name="ce2" office:value-type="string" calcext:value-type="string">
            <text:p>N2NX7XCVKQG</text:p>
          </table:table-cell>
          <table:table-cell table:style-name="ce4" table:formula="of:=DATE(2020;6;26)+TIME(15;23;47)" office:value-type="date" office:date-value="2020-06-26T15:23:47" calcext:value-type="date">
            <text:p>6/26/2020 15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iusz</text:p>
          </table:table-cell>
          <table:table-cell table:style-name="ce3" office:value-type="string" calcext:value-type="string">
            <text:p>Drost</text:p>
          </table:table-cell>
          <table:table-cell table:style-name="ce3" office:value-type="string" calcext:value-type="string">
            <text:p>HYN8PGNWH6C</text:p>
          </table:table-cell>
          <table:table-cell table:style-name="ce5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Hatle</text:p>
          </table:table-cell>
          <table:table-cell table:style-name="ce2" office:value-type="string" calcext:value-type="string">
            <text:p>J2NTGC26FD5</text:p>
          </table:table-cell>
          <table:table-cell table:style-name="ce4" table:formula="of:=DATE(2020;4;6)+TIME(14;22;3)" office:value-type="date" office:date-value="2020-04-06T14:22:03" calcext:value-type="date">
            <text:p>4/6/2020 14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Burwinkel</text:p>
          </table:table-cell>
          <table:table-cell table:style-name="ce2" office:value-type="string" calcext:value-type="string">
            <text:p>JCNX2QQ6Q4R</text:p>
          </table:table-cell>
          <table:table-cell table:style-name="ce4" table:formula="of:=DATE(2020;5;5)+TIME(16;5;43)" office:value-type="date" office:date-value="2020-05-05T16:05:43" calcext:value-type="date">
            <text:p>5/5/2020 16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Durbin</text:p>
          </table:table-cell>
          <table:table-cell table:style-name="ce3" office:value-type="string" calcext:value-type="string">
            <text:p>JQNZ6CLXBN8</text:p>
          </table:table-cell>
          <table:table-cell table:style-name="ce5" table:formula="of:=DATE(2020;5;6)+TIME(6;11;23)" office:value-type="date" office:date-value="2020-05-06T06:11:23" calcext:value-type="date">
            <text:p>5/6/2020 6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weisser</text:p>
          </table:table-cell>
          <table:table-cell table:style-name="ce3" office:value-type="string" calcext:value-type="string">
            <text:p>VNN2QLLC6TC</text:p>
          </table:table-cell>
          <table:table-cell table:style-name="ce5" table:formula="of:=DATE(2020;5;6)+TIME(10;45;3)" office:value-type="date" office:date-value="2020-05-06T10:45:03" calcext:value-type="date">
            <text:p>5/6/2020 10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Weitzel</text:p>
          </table:table-cell>
          <table:table-cell table:style-name="ce2" office:value-type="string" calcext:value-type="string">
            <text:p>JGNNLN5T4RH</text:p>
          </table:table-cell>
          <table:table-cell table:style-name="ce4" table:formula="of:=DATE(2020;5;6)+TIME(11;52;49)" office:value-type="date" office:date-value="2020-05-06T11:52:49" calcext:value-type="date">
            <text:p>5/6/2020 11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Henry</text:p>
          </table:table-cell>
          <table:table-cell table:style-name="ce3" office:value-type="string" calcext:value-type="string">
            <text:p>V2NMQD23P3K</text:p>
          </table:table-cell>
          <table:table-cell table:style-name="ce5" table:formula="of:=DATE(2020;5;6)+TIME(12;50;36)" office:value-type="date" office:date-value="2020-05-06T12:50:36" calcext:value-type="date">
            <text:p>5/6/2020 12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Manning</text:p>
          </table:table-cell>
          <table:table-cell table:style-name="ce3" office:value-type="string" calcext:value-type="string">
            <text:p>L2NTCMJKH2S</text:p>
          </table:table-cell>
          <table:table-cell table:style-name="ce5" table:formula="of:=DATE(2020;5;6)+TIME(18;31;3)" office:value-type="date" office:date-value="2020-05-06T18:31:03" calcext:value-type="date">
            <text:p>5/6/2020 18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Pearson</text:p>
          </table:table-cell>
          <table:table-cell table:style-name="ce2" office:value-type="string" calcext:value-type="string">
            <text:p>LBN4GJHM4QW</text:p>
          </table:table-cell>
          <table:table-cell table:style-name="ce4" table:formula="of:=DATE(2020;5;15)+TIME(16;1;8)" office:value-type="date" office:date-value="2020-05-15T16:01:08" calcext:value-type="date">
            <text:p>5/15/2020 16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Ruppert</text:p>
          </table:table-cell>
          <table:table-cell table:style-name="ce3" office:value-type="string" calcext:value-type="string">
            <text:p>PMN65NBVHYV</text:p>
          </table:table-cell>
          <table:table-cell table:style-name="ce5" table:formula="of:=DATE(2020;5;17)+TIME(22;9;10)" office:value-type="date" office:date-value="2020-05-17T22:09:10" calcext:value-type="date">
            <text:p>5/17/2020 22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Wollschlager</text:p>
          </table:table-cell>
          <table:table-cell table:style-name="ce2" office:value-type="string" calcext:value-type="string">
            <text:p>D7NWZ7SBWSR</text:p>
          </table:table-cell>
          <table:table-cell table:style-name="ce4" table:formula="of:=DATE(2020;5;27)+TIME(8;24;45)" office:value-type="date" office:date-value="2020-05-27T08:24:45" calcext:value-type="date">
            <text:p>5/27/2020 8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Thornton</text:p>
          </table:table-cell>
          <table:table-cell table:style-name="ce3" office:value-type="string" calcext:value-type="string">
            <text:p>LQNQMBTYHPQ</text:p>
          </table:table-cell>
          <table:table-cell table:style-name="ce5" table:formula="of:=DATE(2020;5;28)+TIME(20;9;41)" office:value-type="date" office:date-value="2020-05-28T20:09:41" calcext:value-type="date">
            <text:p>5/28/2020 20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Wagner</text:p>
          </table:table-cell>
          <table:table-cell table:style-name="ce2" office:value-type="string" calcext:value-type="string">
            <text:p>HVN2R4TC7KX</text:p>
          </table:table-cell>
          <table:table-cell table:style-name="ce4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McCain</text:p>
          </table:table-cell>
          <table:table-cell table:style-name="ce2" office:value-type="string" calcext:value-type="string">
            <text:p>ZTN5B87GFH3</text:p>
          </table:table-cell>
          <table:table-cell table:style-name="ce4" table:formula="of:=DATE(2020;6;17)+TIME(9;44;26)" office:value-type="date" office:date-value="2020-06-17T09:44:26" calcext:value-type="date">
            <text:p>6/17/2020 9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Matyas</text:p>
          </table:table-cell>
          <table:table-cell table:style-name="ce3" office:value-type="string" calcext:value-type="string">
            <text:p>X3N8JFLZCLC</text:p>
          </table:table-cell>
          <table:table-cell table:style-name="ce5" table:formula="of:=DATE(2020;6;17)+TIME(12;56;8)" office:value-type="date" office:date-value="2020-06-17T12:56:08" calcext:value-type="date">
            <text:p>6/17/2020 12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Soelman</text:p>
          </table:table-cell>
          <table:table-cell table:style-name="ce2" office:value-type="string" calcext:value-type="string">
            <text:p>LGNMNM4KT67</text:p>
          </table:table-cell>
          <table:table-cell table:style-name="ce4" table:formula="of:=DATE(2020;6;19)+TIME(3;23;45)" office:value-type="date" office:date-value="2020-06-19T03:23:45" calcext:value-type="date">
            <text:p>6/19/2020 3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Sanderson</text:p>
          </table:table-cell>
          <table:table-cell table:style-name="ce3" office:value-type="string" calcext:value-type="string">
            <text:p>XXNY5HHQ3G8</text:p>
          </table:table-cell>
          <table:table-cell table:style-name="ce5" table:formula="of:=DATE(2020;6;19)+TIME(11;8;18)" office:value-type="date" office:date-value="2020-06-19T11:08:18" calcext:value-type="date">
            <text:p>6/19/2020 11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Stanislawek</text:p>
          </table:table-cell>
          <table:table-cell table:style-name="ce3" office:value-type="string" calcext:value-type="string">
            <text:p>VXNFXPM64SB</text:p>
          </table:table-cell>
          <table:table-cell table:style-name="ce5" table:formula="of:=DATE(2020;6;22)+TIME(9;28;54)" office:value-type="date" office:date-value="2020-06-22T09:28:54" calcext:value-type="date">
            <text:p>6/22/2020 9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JDNF263TSHW</text:p>
          </table:table-cell>
          <table:table-cell table:style-name="ce4" table:formula="of:=DATE(2020;6;22)+TIME(22;46;16)" office:value-type="date" office:date-value="2020-06-22T22:46:16" calcext:value-type="date">
            <text:p>6/22/2020 22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Saiia</text:p>
          </table:table-cell>
          <table:table-cell table:style-name="ce2" office:value-type="string" calcext:value-type="string">
            <text:p>J5NMRL43829</text:p>
          </table:table-cell>
          <table:table-cell table:style-name="ce4" table:formula="of:=DATE(2020;6;23)+TIME(19;19;42)" office:value-type="date" office:date-value="2020-06-23T19:19:42" calcext:value-type="date">
            <text:p>6/23/2020 19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Filion</text:p>
          </table:table-cell>
          <table:table-cell table:style-name="ce2" office:value-type="string" calcext:value-type="string">
            <text:p>XPNBCV4VQ9W</text:p>
          </table:table-cell>
          <table:table-cell table:style-name="ce4" table:formula="of:=DATE(2020;6;23)+TIME(19;43;1)" office:value-type="date" office:date-value="2020-06-23T19:43:01" calcext:value-type="date">
            <text:p>6/23/2020 19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Glaisher</text:p>
          </table:table-cell>
          <table:table-cell table:style-name="ce2" office:value-type="string" calcext:value-type="string">
            <text:p>PDNDZQRH5DX</text:p>
          </table:table-cell>
          <table:table-cell table:style-name="ce4" table:formula="of:=DATE(2020;6;24)+TIME(10;10;6)" office:value-type="date" office:date-value="2020-06-24T10:10:06" calcext:value-type="date">
            <text:p>6/24/2020 10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Mandel</text:p>
          </table:table-cell>
          <table:table-cell table:style-name="ce3" office:value-type="string" calcext:value-type="string">
            <text:p>KCN7VNVGV24</text:p>
          </table:table-cell>
          <table:table-cell table:style-name="ce5" table:formula="of:=DATE(2020;6;24)+TIME(12;31;38)" office:value-type="date" office:date-value="2020-06-24T12:31:38" calcext:value-type="date">
            <text:p>6/24/2020 12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himelstein</text:p>
          </table:table-cell>
          <table:table-cell table:style-name="ce2" office:value-type="string" calcext:value-type="string">
            <text:p>HKNWKYT6GGP</text:p>
          </table:table-cell>
          <table:table-cell table:style-name="ce4" table:formula="of:=DATE(2020;6;24)+TIME(12;42;31)" office:value-type="date" office:date-value="2020-06-24T12:42:31" calcext:value-type="date">
            <text:p>6/24/2020 12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Jenkins</text:p>
          </table:table-cell>
          <table:table-cell table:style-name="ce3" office:value-type="string" calcext:value-type="string">
            <text:p>M4N588P4NST</text:p>
          </table:table-cell>
          <table:table-cell table:style-name="ce5" table:formula="of:=DATE(2020;6;25)+TIME(11;46;35)" office:value-type="date" office:date-value="2020-06-25T11:46:35" calcext:value-type="date">
            <text:p>6/25/2020 11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Pare</text:p>
          </table:table-cell>
          <table:table-cell table:style-name="ce2" office:value-type="string" calcext:value-type="string">
            <text:p>GLNLK4NG5TV</text:p>
          </table:table-cell>
          <table:table-cell table:style-name="ce4" table:formula="of:=DATE(2020;6;26)+TIME(9;22;40)" office:value-type="date" office:date-value="2020-06-26T09:22:40" calcext:value-type="date">
            <text:p>6/26/2020 9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k</text:p>
          </table:table-cell>
          <table:table-cell table:style-name="ce2" office:value-type="string" calcext:value-type="string">
            <text:p>Eyer</text:p>
          </table:table-cell>
          <table:table-cell table:style-name="ce2" office:value-type="string" calcext:value-type="string">
            <text:p>PSN56QQ9RPS</text:p>
          </table:table-cell>
          <table:table-cell table:style-name="ce4" table:formula="of:=DATE(2020;6;26)+TIME(16;59;12)" office:value-type="date" office:date-value="2020-06-26T16:59:12" calcext:value-type="date">
            <text:p>6/26/2020 16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Bonicillo</text:p>
          </table:table-cell>
          <table:table-cell table:style-name="ce3" office:value-type="string" calcext:value-type="string">
            <text:p>JXNBM2VHKK4</text:p>
          </table:table-cell>
          <table:table-cell table:style-name="ce5" table:formula="of:=DATE(2020;6;26)+TIME(20;59;10)" office:value-type="date" office:date-value="2020-06-26T20:59:10" calcext:value-type="date">
            <text:p>6/26/2020 2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Gisi</text:p>
          </table:table-cell>
          <table:table-cell table:style-name="ce3" office:value-type="string" calcext:value-type="string">
            <text:p>FBN9W3W23WX</text:p>
          </table:table-cell>
          <table:table-cell table:style-name="ce5" table:formula="of:=DATE(2020;6;26)+TIME(22;56;19)" office:value-type="date" office:date-value="2020-06-26T22:56:19" calcext:value-type="date">
            <text:p>6/26/2020 22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kus</text:p>
          </table:table-cell>
          <table:table-cell table:style-name="ce3" office:value-type="string" calcext:value-type="string">
            <text:p>Falkner</text:p>
          </table:table-cell>
          <table:table-cell table:style-name="ce3" office:value-type="string" calcext:value-type="string">
            <text:p>NHNG3X94KNS</text:p>
          </table:table-cell>
          <table:table-cell table:style-name="ce5" table:formula="of:=DATE(2020;6;7)+TIME(10;4;49)" office:value-type="date" office:date-value="2020-06-07T10:04:49" calcext:value-type="date">
            <text:p>6/7/2020 10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la</text:p>
          </table:table-cell>
          <table:table-cell table:style-name="ce2" office:value-type="string" calcext:value-type="string">
            <text:p>Guanga</text:p>
          </table:table-cell>
          <table:table-cell table:style-name="ce2" office:value-type="string" calcext:value-type="string">
            <text:p>NPNWLH4BPZZ</text:p>
          </table:table-cell>
          <table:table-cell table:style-name="ce4" table:formula="of:=DATE(2020;6;18)+TIME(14;33;56)" office:value-type="date" office:date-value="2020-06-18T14:33:56" calcext:value-type="date">
            <text:p>6/18/2020 14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s</text:p>
          </table:table-cell>
          <table:table-cell table:style-name="ce3" office:value-type="string" calcext:value-type="string">
            <text:p>Toktonaliev</text:p>
          </table:table-cell>
          <table:table-cell table:style-name="ce3" office:value-type="string" calcext:value-type="string">
            <text:p>ZRN3CWWZDBY</text:p>
          </table:table-cell>
          <table:table-cell table:style-name="ce5" table:formula="of:=DATE(2020;6;25)+TIME(0;24;1)" office:value-type="date" office:date-value="2020-06-25T00:24:01" calcext:value-type="date">
            <text:p>6/25/2020 0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shall</text:p>
          </table:table-cell>
          <table:table-cell table:style-name="ce3" office:value-type="string" calcext:value-type="string">
            <text:p>Massengill</text:p>
          </table:table-cell>
          <table:table-cell table:style-name="ce3" office:value-type="string" calcext:value-type="string">
            <text:p>X9NSXFP2QZ7</text:p>
          </table:table-cell>
          <table:table-cell table:style-name="ce5" table:formula="of:=DATE(2020;5;17)+TIME(18;13;44)" office:value-type="date" office:date-value="2020-05-17T18:13:44" calcext:value-type="date">
            <text:p>5/17/2020 18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a</text:p>
          </table:table-cell>
          <table:table-cell table:style-name="ce2" office:value-type="string" calcext:value-type="string">
            <text:p>Rybczynska</text:p>
          </table:table-cell>
          <table:table-cell table:style-name="ce2" office:value-type="string" calcext:value-type="string">
            <text:p>MZNNRR28G3C</text:p>
          </table:table-cell>
          <table:table-cell table:style-name="ce4" table:formula="of:=DATE(2020;5;19)+TIME(0;42;22)" office:value-type="date" office:date-value="2020-05-19T00:42:22" calcext:value-type="date">
            <text:p>5/19/2020 0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A</text:p>
          </table:table-cell>
          <table:table-cell table:style-name="ce3" office:value-type="string" calcext:value-type="string">
            <text:p>Opalinska</text:p>
          </table:table-cell>
          <table:table-cell table:style-name="ce3" office:value-type="string" calcext:value-type="string">
            <text:p>P2NWQJNM7BK</text:p>
          </table:table-cell>
          <table:table-cell table:style-name="ce5" table:formula="of:=DATE(2020;6;2)+TIME(10;39;25)" office:value-type="date" office:date-value="2020-06-02T10:39:25" calcext:value-type="date">
            <text:p>6/2/2020 10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a</text:p>
          </table:table-cell>
          <table:table-cell table:style-name="ce3" office:value-type="string" calcext:value-type="string">
            <text:p>Piekarska</text:p>
          </table:table-cell>
          <table:table-cell table:style-name="ce3" office:value-type="string" calcext:value-type="string">
            <text:p>HQN3H9VRXY2</text:p>
          </table:table-cell>
          <table:table-cell table:style-name="ce5" table:formula="of:=DATE(2020;6;15)+TIME(12;36;55)" office:value-type="date" office:date-value="2020-06-15T12:36:55" calcext:value-type="date">
            <text:p>6/15/2020 12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i</text:p>
          </table:table-cell>
          <table:table-cell table:style-name="ce3" office:value-type="string" calcext:value-type="string">
            <text:p>Bolivar</text:p>
          </table:table-cell>
          <table:table-cell table:style-name="ce3" office:value-type="string" calcext:value-type="string">
            <text:p>P4N5GT93LCF</text:p>
          </table:table-cell>
          <table:table-cell table:style-name="ce5" table:formula="of:=DATE(2020;6;15)+TIME(14;38;44)" office:value-type="date" office:date-value="2020-06-15T14:38:44" calcext:value-type="date">
            <text:p>6/15/2020 14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ijn</text:p>
          </table:table-cell>
          <table:table-cell table:style-name="ce2" office:value-type="string" calcext:value-type="string">
            <text:p>Sluijtman</text:p>
          </table:table-cell>
          <table:table-cell table:style-name="ce2" office:value-type="string" calcext:value-type="string">
            <text:p>P6N94TWB87W</text:p>
          </table:table-cell>
          <table:table-cell table:style-name="ce4" table:formula="of:=DATE(2020;6;23)+TIME(17;32;46)" office:value-type="date" office:date-value="2020-06-23T17:32:46" calcext:value-type="date">
            <text:p>6/23/2020 17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Schiller</text:p>
          </table:table-cell>
          <table:table-cell table:style-name="ce3" office:value-type="string" calcext:value-type="string">
            <text:p>V5NFCT7MYSC</text:p>
          </table:table-cell>
          <table:table-cell table:style-name="ce5" table:formula="of:=DATE(2020;5;28)+TIME(1;55;52)" office:value-type="date" office:date-value="2020-05-28T01:55:52" calcext:value-type="date">
            <text:p>5/28/2020 1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Hansson</text:p>
          </table:table-cell>
          <table:table-cell table:style-name="ce3" office:value-type="string" calcext:value-type="string">
            <text:p>JBNFPX8SRPJ</text:p>
          </table:table-cell>
          <table:table-cell table:style-name="ce5" table:formula="of:=DATE(2020;6;2)+TIME(2;21;44)" office:value-type="date" office:date-value="2020-06-02T02:21:44" calcext:value-type="date">
            <text:p>6/2/2020 2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Gach</text:p>
          </table:table-cell>
          <table:table-cell table:style-name="ce3" office:value-type="string" calcext:value-type="string">
            <text:p>H9NKCN4FDW2</text:p>
          </table:table-cell>
          <table:table-cell table:style-name="ce5" table:formula="of:=DATE(2020;6;5)+TIME(17;24;18)" office:value-type="date" office:date-value="2020-06-05T17:24:18" calcext:value-type="date">
            <text:p>6/5/2020 17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Thaler</text:p>
          </table:table-cell>
          <table:table-cell table:style-name="ce2" office:value-type="string" calcext:value-type="string">
            <text:p>KQNXJMDTC57</text:p>
          </table:table-cell>
          <table:table-cell table:style-name="ce4" table:formula="of:=DATE(2020;6;9)+TIME(11;2;21)" office:value-type="date" office:date-value="2020-06-09T11:02:21" calcext:value-type="date">
            <text:p>6/9/2020 1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Woolley</text:p>
          </table:table-cell>
          <table:table-cell table:style-name="ce2" office:value-type="string" calcext:value-type="string">
            <text:p>GZNJXYH4V3S</text:p>
          </table:table-cell>
          <table:table-cell table:style-name="ce4" table:formula="of:=DATE(2020;6;15)+TIME(10;35;51)" office:value-type="date" office:date-value="2020-06-15T10:35:51" calcext:value-type="date">
            <text:p>6/15/2020 1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DeWitt</text:p>
          </table:table-cell>
          <table:table-cell table:style-name="ce2" office:value-type="string" calcext:value-type="string">
            <text:p>N2NWZP9F3H5</text:p>
          </table:table-cell>
          <table:table-cell table:style-name="ce4" table:formula="of:=DATE(2020;6;16)+TIME(14;5;2)" office:value-type="date" office:date-value="2020-06-16T14:05:02" calcext:value-type="date">
            <text:p>6/16/2020 14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Jäger</text:p>
          </table:table-cell>
          <table:table-cell table:style-name="ce3" office:value-type="string" calcext:value-type="string">
            <text:p>K8N7ZS77M2D</text:p>
          </table:table-cell>
          <table:table-cell table:style-name="ce5" table:formula="of:=DATE(2020;6;23)+TIME(16;57;2)" office:value-type="date" office:date-value="2020-06-23T16:57:02" calcext:value-type="date">
            <text:p>6/23/2020 16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tin</text:p>
          </table:table-cell>
          <table:table-cell table:style-name="ce3" office:value-type="string" calcext:value-type="string">
            <text:p>Mao</text:p>
          </table:table-cell>
          <table:table-cell table:style-name="ce3" office:value-type="string" calcext:value-type="string">
            <text:p>XVNCVJJYS6M</text:p>
          </table:table-cell>
          <table:table-cell table:style-name="ce5" table:formula="of:=DATE(2020;6;24)+TIME(0;13;18)" office:value-type="date" office:date-value="2020-06-24T00:13:18" calcext:value-type="date">
            <text:p>6/24/2020 0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Rioux</text:p>
          </table:table-cell>
          <table:table-cell table:style-name="ce2" office:value-type="string" calcext:value-type="string">
            <text:p>L8NQQVPV6BK</text:p>
          </table:table-cell>
          <table:table-cell table:style-name="ce4" table:formula="of:=DATE(2020;6;24)+TIME(10;11;34)" office:value-type="date" office:date-value="2020-06-24T10:11:34" calcext:value-type="date">
            <text:p>6/24/2020 10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Dengler</text:p>
          </table:table-cell>
          <table:table-cell table:style-name="ce2" office:value-type="string" calcext:value-type="string">
            <text:p>JVNLHBPDSDV</text:p>
          </table:table-cell>
          <table:table-cell table:style-name="ce4" table:formula="of:=DATE(2020;6;24)+TIME(15;22;38)" office:value-type="date" office:date-value="2020-06-24T15:22:38" calcext:value-type="date">
            <text:p>6/24/2020 15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tine</text:p>
          </table:table-cell>
          <table:table-cell table:style-name="ce2" office:value-type="string" calcext:value-type="string">
            <text:p>Celestin</text:p>
          </table:table-cell>
          <table:table-cell table:style-name="ce2" office:value-type="string" calcext:value-type="string">
            <text:p>DKNZ3PHJYHN</text:p>
          </table:table-cell>
          <table:table-cell table:style-name="ce4" table:formula="of:=DATE(2020;6;25)+TIME(19;38;44)" office:value-type="date" office:date-value="2020-06-25T19:38:44" calcext:value-type="date">
            <text:p>6/25/2020 19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vin</text:p>
          </table:table-cell>
          <table:table-cell table:style-name="ce3" office:value-type="string" calcext:value-type="string">
            <text:p>Rudde</text:p>
          </table:table-cell>
          <table:table-cell table:style-name="ce3" office:value-type="string" calcext:value-type="string">
            <text:p>GVN3WF9T6VF</text:p>
          </table:table-cell>
          <table:table-cell table:style-name="ce5" table:formula="of:=DATE(2020;6;10)+TIME(10;9;33)" office:value-type="date" office:date-value="2020-06-10T10:09:33" calcext:value-type="date">
            <text:p>6/10/2020 10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vin</text:p>
          </table:table-cell>
          <table:table-cell table:style-name="ce3" office:value-type="string" calcext:value-type="string">
            <text:p>Krattenmacher</text:p>
          </table:table-cell>
          <table:table-cell table:style-name="ce3" office:value-type="string" calcext:value-type="string">
            <text:p>GLN6SLFP466</text:p>
          </table:table-cell>
          <table:table-cell table:style-name="ce5" table:formula="of:=DATE(2020;6;19)+TIME(7;14;8)" office:value-type="date" office:date-value="2020-06-19T07:14:08" calcext:value-type="date">
            <text:p>6/19/2020 7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vin-Rouven</text:p>
          </table:table-cell>
          <table:table-cell table:style-name="ce2" office:value-type="string" calcext:value-type="string">
            <text:p>Entz</text:p>
          </table:table-cell>
          <table:table-cell table:style-name="ce2" office:value-type="string" calcext:value-type="string">
            <text:p>K4NB6W2KHBM</text:p>
          </table:table-cell>
          <table:table-cell table:style-name="ce4" table:formula="of:=DATE(2020;6;21)+TIME(16;54;55)" office:value-type="date" office:date-value="2020-06-21T16:54:55" calcext:value-type="date">
            <text:p>6/21/2020 16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Campbell</text:p>
          </table:table-cell>
          <table:table-cell table:style-name="ce3" office:value-type="string" calcext:value-type="string">
            <text:p>JSN7D6CZ7H2</text:p>
          </table:table-cell>
          <table:table-cell table:style-name="ce5" table:formula="of:=DATE(2020;5;11)+TIME(14;11;22)" office:value-type="date" office:date-value="2020-05-11T14:11:22" calcext:value-type="date">
            <text:p>5/11/2020 14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y</text:p>
          </table:table-cell>
          <table:table-cell table:style-name="ce3" office:value-type="string" calcext:value-type="string">
            <text:p>Moreno</text:p>
          </table:table-cell>
          <table:table-cell table:style-name="ce3" office:value-type="string" calcext:value-type="string">
            <text:p>NCNB89KT5LL</text:p>
          </table:table-cell>
          <table:table-cell table:style-name="ce5" table:formula="of:=DATE(2020;6;5)+TIME(17;38;58)" office:value-type="date" office:date-value="2020-06-05T17:38:58" calcext:value-type="date">
            <text:p>6/5/2020 17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y</text:p>
          </table:table-cell>
          <table:table-cell table:style-name="ce2" office:value-type="string" calcext:value-type="string">
            <text:p>Radomile</text:p>
          </table:table-cell>
          <table:table-cell table:style-name="ce2" office:value-type="string" calcext:value-type="string">
            <text:p>DRNDTJYKB2J</text:p>
          </table:table-cell>
          <table:table-cell table:style-name="ce4" table:formula="of:=DATE(2020;6;23)+TIME(17;56;29)" office:value-type="date" office:date-value="2020-06-23T17:56:29" calcext:value-type="date">
            <text:p>6/23/2020 17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rylyn</text:p>
          </table:table-cell>
          <table:table-cell table:style-name="ce3" office:value-type="string" calcext:value-type="string">
            <text:p>Harris</text:p>
          </table:table-cell>
          <table:table-cell table:style-name="ce3" office:value-type="string" calcext:value-type="string">
            <text:p>P8NJ6MQDWT3</text:p>
          </table:table-cell>
          <table:table-cell table:style-name="ce5" table:formula="of:=DATE(2020;6;13)+TIME(9;58;58)" office:value-type="date" office:date-value="2020-06-13T09:58:58" calcext:value-type="date">
            <text:p>6/13/2020 9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rysol</text:p>
          </table:table-cell>
          <table:table-cell table:style-name="ce2" office:value-type="string" calcext:value-type="string">
            <text:p>losada</text:p>
          </table:table-cell>
          <table:table-cell table:style-name="ce2" office:value-type="string" calcext:value-type="string">
            <text:p>LTNJPRGHHJR</text:p>
          </table:table-cell>
          <table:table-cell table:style-name="ce4" table:formula="of:=DATE(2020;6;19)+TIME(12;33;30)" office:value-type="date" office:date-value="2020-06-19T12:33:30" calcext:value-type="date">
            <text:p>6/19/2020 12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safumi</text:p>
          </table:table-cell>
          <table:table-cell table:style-name="ce2" office:value-type="string" calcext:value-type="string">
            <text:p>Ohta</text:p>
          </table:table-cell>
          <table:table-cell table:style-name="ce2" office:value-type="string" calcext:value-type="string">
            <text:p>KFN59TKXWWF</text:p>
          </table:table-cell>
          <table:table-cell table:style-name="ce4" table:formula="of:=DATE(2020;5;29)+TIME(6;35;51)" office:value-type="date" office:date-value="2020-05-29T06:35:51" calcext:value-type="date">
            <text:p>5/29/2020 6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ami</text:p>
          </table:table-cell>
          <table:table-cell table:style-name="ce3" office:value-type="string" calcext:value-type="string">
            <text:p>Ichikawa</text:p>
          </table:table-cell>
          <table:table-cell table:style-name="ce3" office:value-type="string" calcext:value-type="string">
            <text:p>HXNF2TN9DCQ</text:p>
          </table:table-cell>
          <table:table-cell table:style-name="ce5" table:formula="of:=DATE(2020;6;28)+TIME(21;3;32)" office:value-type="date" office:date-value="2020-06-28T21:03:32" calcext:value-type="date">
            <text:p>6/28/2020 2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saru</text:p>
          </table:table-cell>
          <table:table-cell table:style-name="ce2" office:value-type="string" calcext:value-type="string">
            <text:p>ISHIKAWA</text:p>
          </table:table-cell>
          <table:table-cell table:style-name="ce2" office:value-type="string" calcext:value-type="string">
            <text:p>NCNHJV875XM</text:p>
          </table:table-cell>
          <table:table-cell table:style-name="ce4" table:formula="of:=DATE(2020;6;26)+TIME(9;18;26)" office:value-type="date" office:date-value="2020-06-26T09:18:26" calcext:value-type="date">
            <text:p>6/26/2020 9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sashi</text:p>
          </table:table-cell>
          <table:table-cell table:style-name="ce2" office:value-type="string" calcext:value-type="string">
            <text:p>Kudo</text:p>
          </table:table-cell>
          <table:table-cell table:style-name="ce2" office:value-type="string" calcext:value-type="string">
            <text:p>PMNJ6K59HV3</text:p>
          </table:table-cell>
          <table:table-cell table:style-name="ce4" table:formula="of:=DATE(2020;3;29)+TIME(0;0;37)" office:value-type="date" office:date-value="2020-03-29T00:00:37" calcext:value-type="date">
            <text:p>3/29/2020 0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sato</text:p>
          </table:table-cell>
          <table:table-cell table:style-name="ce2" office:value-type="string" calcext:value-type="string">
            <text:p>Yoshii</text:p>
          </table:table-cell>
          <table:table-cell table:style-name="ce2" office:value-type="string" calcext:value-type="string">
            <text:p>NBN8MRWFMY2</text:p>
          </table:table-cell>
          <table:table-cell table:style-name="ce4" table:formula="of:=DATE(2020;6;26)+TIME(9;20;5)" office:value-type="date" office:date-value="2020-06-26T09:20:05" calcext:value-type="date">
            <text:p>6/26/2020 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ayoshi</text:p>
          </table:table-cell>
          <table:table-cell table:style-name="ce3" office:value-type="string" calcext:value-type="string">
            <text:p>Mizuma</text:p>
          </table:table-cell>
          <table:table-cell table:style-name="ce3" office:value-type="string" calcext:value-type="string">
            <text:p>MBNNQNCRV6W</text:p>
          </table:table-cell>
          <table:table-cell table:style-name="ce5" table:formula="of:=DATE(2020;6;13)+TIME(10;12;8)" office:value-type="date" office:date-value="2020-06-13T10:12:08" calcext:value-type="date">
            <text:p>6/13/2020 10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son</text:p>
          </table:table-cell>
          <table:table-cell table:style-name="ce3" office:value-type="string" calcext:value-type="string">
            <text:p>Egger</text:p>
          </table:table-cell>
          <table:table-cell table:style-name="ce3" office:value-type="string" calcext:value-type="string">
            <text:p>ZXNDXKC5JJ2</text:p>
          </table:table-cell>
          <table:table-cell table:style-name="ce5" table:formula="of:=DATE(2020;3;27)+TIME(12;37;19)" office:value-type="date" office:date-value="2020-03-27T12:37:19" calcext:value-type="date">
            <text:p>3/27/2020 1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son</text:p>
          </table:table-cell>
          <table:table-cell table:style-name="ce2" office:value-type="string" calcext:value-type="string">
            <text:p>Woessner</text:p>
          </table:table-cell>
          <table:table-cell table:style-name="ce2" office:value-type="string" calcext:value-type="string">
            <text:p>MNNSDXSM8Z8</text:p>
          </table:table-cell>
          <table:table-cell table:style-name="ce4" table:formula="of:=DATE(2020;6;5)+TIME(15;40;47)" office:value-type="date" office:date-value="2020-06-05T15:40:47" calcext:value-type="date">
            <text:p>6/5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ssyl yacine</text:p>
          </table:table-cell>
          <table:table-cell table:style-name="ce2" office:value-type="string" calcext:value-type="string">
            <text:p>KHELIL</text:p>
          </table:table-cell>
          <table:table-cell table:style-name="ce2" office:value-type="string" calcext:value-type="string">
            <text:p>NKN7GTJNWKZ</text:p>
          </table:table-cell>
          <table:table-cell table:style-name="ce4" table:formula="of:=DATE(2020;6;23)+TIME(17;25;19)" office:value-type="date" office:date-value="2020-06-23T17:25:19" calcext:value-type="date">
            <text:p>6/23/2020 17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ek</text:p>
          </table:table-cell>
          <table:table-cell table:style-name="ce2" office:value-type="string" calcext:value-type="string">
            <text:p>Zalfressso-Jundziłło</text:p>
          </table:table-cell>
          <table:table-cell table:style-name="ce2" office:value-type="string" calcext:value-type="string">
            <text:p>V9NFRVN36WY</text:p>
          </table:table-cell>
          <table:table-cell table:style-name="ce4" table:formula="of:=DATE(2020;5;6)+TIME(3;11;46)" office:value-type="date" office:date-value="2020-05-06T03:11:46" calcext:value-type="date">
            <text:p>5/6/2020 3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Dzierzecki</text:p>
          </table:table-cell>
          <table:table-cell table:style-name="ce2" office:value-type="string" calcext:value-type="string">
            <text:p>FWNNV3JQJLC</text:p>
          </table:table-cell>
          <table:table-cell table:style-name="ce4" table:formula="of:=DATE(2020;5;7)+TIME(12;18;52)" office:value-type="date" office:date-value="2020-05-07T12:18:52" calcext:value-type="date">
            <text:p>5/7/2020 12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eusz</text:p>
          </table:table-cell>
          <table:table-cell table:style-name="ce3" office:value-type="string" calcext:value-type="string">
            <text:p>Polrola</text:p>
          </table:table-cell>
          <table:table-cell table:style-name="ce3" office:value-type="string" calcext:value-type="string">
            <text:p>V6N8H458RFQ</text:p>
          </table:table-cell>
          <table:table-cell table:style-name="ce5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eusz</text:p>
          </table:table-cell>
          <table:table-cell table:style-name="ce3" office:value-type="string" calcext:value-type="string">
            <text:p>Włudarski</text:p>
          </table:table-cell>
          <table:table-cell table:style-name="ce3" office:value-type="string" calcext:value-type="string">
            <text:p>PJN9FVKBKKW</text:p>
          </table:table-cell>
          <table:table-cell table:style-name="ce5" table:formula="of:=DATE(2020;6;12)+TIME(5;23;46)" office:value-type="date" office:date-value="2020-06-12T05:23:46" calcext:value-type="date">
            <text:p>6/12/2020 5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Manko</text:p>
          </table:table-cell>
          <table:table-cell table:style-name="ce2" office:value-type="string" calcext:value-type="string">
            <text:p>FDNN9BFNRFW</text:p>
          </table:table-cell>
          <table:table-cell table:style-name="ce4" table:formula="of:=DATE(2020;6;22)+TIME(4;53;29)" office:value-type="date" office:date-value="2020-06-22T04:53:29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eusz</text:p>
          </table:table-cell>
          <table:table-cell table:style-name="ce2" office:value-type="string" calcext:value-type="string">
            <text:p>Malisz</text:p>
          </table:table-cell>
          <table:table-cell table:style-name="ce2" office:value-type="string" calcext:value-type="string">
            <text:p>V3NTMM3PN5V</text:p>
          </table:table-cell>
          <table:table-cell table:style-name="ce4" table:formula="of:=DATE(2020;6;23)+TIME(2;30;39)" office:value-type="date" office:date-value="2020-06-23T02:30:39" calcext:value-type="date">
            <text:p>6/23/2020 2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hias</text:p>
          </table:table-cell>
          <table:table-cell table:style-name="ce3" office:value-type="string" calcext:value-type="string">
            <text:p>Brossard</text:p>
          </table:table-cell>
          <table:table-cell table:style-name="ce3" office:value-type="string" calcext:value-type="string">
            <text:p>FMNQ6KSBQHJ</text:p>
          </table:table-cell>
          <table:table-cell table:style-name="ce5" table:formula="of:=DATE(2020;6;19)+TIME(17;24;49)" office:value-type="date" office:date-value="2020-06-19T17:24:49" calcext:value-type="date">
            <text:p>6/19/2020 17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hieu</text:p>
          </table:table-cell>
          <table:table-cell table:style-name="ce3" office:value-type="string" calcext:value-type="string">
            <text:p>Tetreault</text:p>
          </table:table-cell>
          <table:table-cell table:style-name="ce3" office:value-type="string" calcext:value-type="string">
            <text:p>VQN78MQRN6G</text:p>
          </table:table-cell>
          <table:table-cell table:style-name="ce5" table:formula="of:=DATE(2020;5;26)+TIME(8;45;47)" office:value-type="date" office:date-value="2020-05-26T08:45:47" calcext:value-type="date">
            <text:p>5/26/2020 8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hur sainath</text:p>
          </table:table-cell>
          <table:table-cell table:style-name="ce3" office:value-type="string" calcext:value-type="string">
            <text:p>P N</text:p>
          </table:table-cell>
          <table:table-cell table:style-name="ce3" office:value-type="string" calcext:value-type="string">
            <text:p>N6NZSWLKFWK</text:p>
          </table:table-cell>
          <table:table-cell table:style-name="ce5" table:formula="of:=DATE(2020;6;29)+TIME(10;37;18)" office:value-type="date" office:date-value="2020-06-29T10:37:18" calcext:value-type="date">
            <text:p>6/29/2020 10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jaka</text:p>
          </table:table-cell>
          <table:table-cell table:style-name="ce3" office:value-type="string" calcext:value-type="string">
            <text:p>Ketsi</text:p>
          </table:table-cell>
          <table:table-cell table:style-name="ce3" office:value-type="string" calcext:value-type="string">
            <text:p>N5NF2WCZRMV</text:p>
          </table:table-cell>
          <table:table-cell table:style-name="ce5" table:formula="of:=DATE(2020;6;19)+TIME(0;19;6)" office:value-type="date" office:date-value="2020-06-19T00:19:06" calcext:value-type="date">
            <text:p>6/19/2020 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Persson</text:p>
          </table:table-cell>
          <table:table-cell table:style-name="ce2" office:value-type="string" calcext:value-type="string">
            <text:p>D5NM8WZYKRP</text:p>
          </table:table-cell>
          <table:table-cell table:style-name="ce4" table:formula="of:=DATE(2020;6;25)+TIME(9;58;35)" office:value-type="date" office:date-value="2020-06-25T09:58:35" calcext:value-type="date">
            <text:p>6/25/2020 9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s</text:p>
          </table:table-cell>
          <table:table-cell table:style-name="ce2" office:value-type="string" calcext:value-type="string">
            <text:p>Wichmann</text:p>
          </table:table-cell>
          <table:table-cell table:style-name="ce2" office:value-type="string" calcext:value-type="string">
            <text:p>NGNPJCL6PD4</text:p>
          </table:table-cell>
          <table:table-cell table:style-name="ce4" table:formula="of:=DATE(2020;6;25)+TIME(17;4;49)" office:value-type="date" office:date-value="2020-06-25T17:04:49" calcext:value-type="date">
            <text:p>6/25/2020 17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Fornero</text:p>
          </table:table-cell>
          <table:table-cell table:style-name="ce3" office:value-type="string" calcext:value-type="string">
            <text:p>FFNCRSQGVXL</text:p>
          </table:table-cell>
          <table:table-cell table:style-name="ce5" table:formula="of:=DATE(2020;4;9)+TIME(1;20;6)" office:value-type="date" office:date-value="2020-04-09T01:20:06" calcext:value-type="date">
            <text:p>4/9/2020 1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Germonprez</text:p>
          </table:table-cell>
          <table:table-cell table:style-name="ce3" office:value-type="string" calcext:value-type="string">
            <text:p>MBN3WZ8W6HN</text:p>
          </table:table-cell>
          <table:table-cell table:style-name="ce5" table:formula="of:=DATE(2020;5;6)+TIME(12;6;3)" office:value-type="date" office:date-value="2020-05-06T12:06:03" calcext:value-type="date">
            <text:p>5/6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Dorn</text:p>
          </table:table-cell>
          <table:table-cell table:style-name="ce3" office:value-type="string" calcext:value-type="string">
            <text:p>QWNPB7Q9GC2</text:p>
          </table:table-cell>
          <table:table-cell table:style-name="ce5" table:formula="of:=DATE(2020;5;6)+TIME(18;14;15)" office:value-type="date" office:date-value="2020-05-06T18:14:15" calcext:value-type="date">
            <text:p>5/6/2020 18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Snell</text:p>
          </table:table-cell>
          <table:table-cell table:style-name="ce2" office:value-type="string" calcext:value-type="string">
            <text:p>HTN59PZZW7W</text:p>
          </table:table-cell>
          <table:table-cell table:style-name="ce4" table:formula="of:=DATE(2020;5;6)+TIME(18;26;49)" office:value-type="date" office:date-value="2020-05-06T18:26:49" calcext:value-type="date">
            <text:p>5/6/2020 18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string" calcext:value-type="string">
            <text:p>JTN9SS7VBQ7</text:p>
          </table:table-cell>
          <table:table-cell table:style-name="ce4" table:formula="of:=DATE(2020;5;22)+TIME(20;22;16)" office:value-type="date" office:date-value="2020-05-22T20:22:16" calcext:value-type="date">
            <text:p>5/22/2020 20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Ranostay</text:p>
          </table:table-cell>
          <table:table-cell table:style-name="ce3" office:value-type="string" calcext:value-type="string">
            <text:p>N3N56CCDVYJ</text:p>
          </table:table-cell>
          <table:table-cell table:style-name="ce5" table:formula="of:=DATE(2020;6;10)+TIME(0;27;44)" office:value-type="date" office:date-value="2020-06-10T00:27:44" calcext:value-type="date">
            <text:p>6/10/2020 0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ODonnell</text:p>
          </table:table-cell>
          <table:table-cell table:style-name="ce3" office:value-type="string" calcext:value-type="string">
            <text:p>KJNQPDX2ZY6</text:p>
          </table:table-cell>
          <table:table-cell table:style-name="ce5" table:formula="of:=DATE(2020;6;19)+TIME(14;40;40)" office:value-type="date" office:date-value="2020-06-19T14:40:40" calcext:value-type="date">
            <text:p>6/19/2020 14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Miller</text:p>
          </table:table-cell>
          <table:table-cell table:style-name="ce3" office:value-type="string" calcext:value-type="string">
            <text:p>VDN3LVX4639</text:p>
          </table:table-cell>
          <table:table-cell table:style-name="ce5" table:formula="of:=DATE(2020;6;25)+TIME(12;29;55)" office:value-type="date" office:date-value="2020-06-25T12:29:55" calcext:value-type="date">
            <text:p>6/25/2020 12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</text:p>
          </table:table-cell>
          <table:table-cell table:style-name="ce2" office:value-type="string" calcext:value-type="string">
            <text:p>Plant</text:p>
          </table:table-cell>
          <table:table-cell table:style-name="ce2" office:value-type="string" calcext:value-type="string">
            <text:p>Z9N58LKP4RP</text:p>
          </table:table-cell>
          <table:table-cell table:style-name="ce4" table:formula="of:=DATE(2020;6;27)+TIME(20;41;2)" office:value-type="date" office:date-value="2020-06-27T20:41:02" calcext:value-type="date">
            <text:p>6/27/2020 2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Trifiro</text:p>
          </table:table-cell>
          <table:table-cell table:style-name="ce3" office:value-type="string" calcext:value-type="string">
            <text:p>DMNX5M8FR5Q</text:p>
          </table:table-cell>
          <table:table-cell table:style-name="ce5" table:formula="of:=DATE(2020;6;28)+TIME(21;10;50)" office:value-type="date" office:date-value="2020-06-28T21:10:50" calcext:value-type="date">
            <text:p>6/28/2020 21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Zimmer</text:p>
          </table:table-cell>
          <table:table-cell table:style-name="ce3" office:value-type="string" calcext:value-type="string">
            <text:p>G4NKGRVCDP8</text:p>
          </table:table-cell>
          <table:table-cell table:style-name="ce5" table:formula="of:=DATE(2020;6;29)+TIME(8;44;4)" office:value-type="date" office:date-value="2020-06-29T08:44:04" calcext:value-type="date">
            <text:p>6/29/2020 8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</text:p>
          </table:table-cell>
          <table:table-cell table:style-name="ce3" office:value-type="string" calcext:value-type="string">
            <text:p>Asay</text:p>
          </table:table-cell>
          <table:table-cell table:style-name="ce3" office:value-type="string" calcext:value-type="string">
            <text:p>J6NH46JB7CK</text:p>
          </table:table-cell>
          <table:table-cell table:style-name="ce5" table:formula="of:=DATE(2020;6;29)+TIME(11;3;23)" office:value-type="date" office:date-value="2020-06-29T11:03:23" calcext:value-type="date">
            <text:p>6/29/2020 11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eo</text:p>
          </table:table-cell>
          <table:table-cell table:style-name="ce3" office:value-type="string" calcext:value-type="string">
            <text:p>Vit</text:p>
          </table:table-cell>
          <table:table-cell table:style-name="ce3" office:value-type="string" calcext:value-type="string">
            <text:p>XJNZNKQHGN9</text:p>
          </table:table-cell>
          <table:table-cell table:style-name="ce5" table:formula="of:=DATE(2020;5;22)+TIME(5;47;41)" office:value-type="date" office:date-value="2020-05-22T05:47:41" calcext:value-type="date">
            <text:p>5/22/2020 5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McKee</text:p>
          </table:table-cell>
          <table:table-cell table:style-name="ce3" office:value-type="string" calcext:value-type="string">
            <text:p>DLNBL25LHGF</text:p>
          </table:table-cell>
          <table:table-cell table:style-name="ce5" table:formula="of:=DATE(2020;3;30)+TIME(14;28;46)" office:value-type="date" office:date-value="2020-03-30T14:28:46" calcext:value-type="date">
            <text:p>3/30/2020 14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Frederickson</text:p>
          </table:table-cell>
          <table:table-cell table:style-name="ce3" office:value-type="string" calcext:value-type="string">
            <text:p>QWNVS4MS988</text:p>
          </table:table-cell>
          <table:table-cell table:style-name="ce5" table:formula="of:=DATE(2020;5;5)+TIME(15;21;38)" office:value-type="date" office:date-value="2020-05-05T15:21:38" calcext:value-type="date">
            <text:p>5/5/2020 15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Madison</text:p>
          </table:table-cell>
          <table:table-cell table:style-name="ce3" office:value-type="string" calcext:value-type="string">
            <text:p>KFNT2CR8NY5</text:p>
          </table:table-cell>
          <table:table-cell table:style-name="ce5" table:formula="of:=DATE(2020;5;5)+TIME(15;35;54)" office:value-type="date" office:date-value="2020-05-05T15:35:54" calcext:value-type="date">
            <text:p>5/5/2020 15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Duffy</text:p>
          </table:table-cell>
          <table:table-cell table:style-name="ce2" office:value-type="string" calcext:value-type="string">
            <text:p>HPN6MMGQPCL</text:p>
          </table:table-cell>
          <table:table-cell table:style-name="ce4" table:formula="of:=DATE(2020;5;13)+TIME(22;56;39)" office:value-type="date" office:date-value="2020-05-13T22:56:39" calcext:value-type="date">
            <text:p>5/13/2020 22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Leon</text:p>
          </table:table-cell>
          <table:table-cell table:style-name="ce2" office:value-type="string" calcext:value-type="string">
            <text:p>VHNXQYP5QW2</text:p>
          </table:table-cell>
          <table:table-cell table:style-name="ce4" table:formula="of:=DATE(2020;5;13)+TIME(23;59;58)" office:value-type="date" office:date-value="2020-05-13T23:59:58" calcext:value-type="date">
            <text:p>5/13/2020 23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Tung</text:p>
          </table:table-cell>
          <table:table-cell table:style-name="ce3" office:value-type="string" calcext:value-type="string">
            <text:p>L4NBGB5QWJJ</text:p>
          </table:table-cell>
          <table:table-cell table:style-name="ce5" table:formula="of:=DATE(2020;6;11)+TIME(12;6;51)" office:value-type="date" office:date-value="2020-06-11T12:06:51" calcext:value-type="date">
            <text:p>6/11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Emond</text:p>
          </table:table-cell>
          <table:table-cell table:style-name="ce3" office:value-type="string" calcext:value-type="string">
            <text:p>PTNTDCHS6JW</text:p>
          </table:table-cell>
          <table:table-cell table:style-name="ce5" table:formula="of:=DATE(2020;6;12)+TIME(10;39;2)" office:value-type="date" office:date-value="2020-06-12T10:39:02" calcext:value-type="date">
            <text:p>6/12/2020 10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Perez</text:p>
          </table:table-cell>
          <table:table-cell table:style-name="ce2" office:value-type="string" calcext:value-type="string">
            <text:p>KQN5M828MB3</text:p>
          </table:table-cell>
          <table:table-cell table:style-name="ce4" table:formula="of:=DATE(2020;6;13)+TIME(16;55;21)" office:value-type="date" office:date-value="2020-06-13T16:55:21" calcext:value-type="date">
            <text:p>6/13/2020 16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hew</text:p>
          </table:table-cell>
          <table:table-cell table:style-name="ce2" office:value-type="string" calcext:value-type="string">
            <text:p>Beisser</text:p>
          </table:table-cell>
          <table:table-cell table:style-name="ce2" office:value-type="string" calcext:value-type="string">
            <text:p>KMNB5KQPGQQ</text:p>
          </table:table-cell>
          <table:table-cell table:style-name="ce4" table:formula="of:=DATE(2020;6;16)+TIME(14;4;47)" office:value-type="date" office:date-value="2020-06-16T14:04:47" calcext:value-type="date">
            <text:p>6/16/2020 14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Starr</text:p>
          </table:table-cell>
          <table:table-cell table:style-name="ce3" office:value-type="string" calcext:value-type="string">
            <text:p>ZWNNB7KB747</text:p>
          </table:table-cell>
          <table:table-cell table:style-name="ce5" table:formula="of:=DATE(2020;6;18)+TIME(16;28;27)" office:value-type="date" office:date-value="2020-06-18T16:28:27" calcext:value-type="date">
            <text:p>6/18/2020 16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Stanlake</text:p>
          </table:table-cell>
          <table:table-cell table:style-name="ce3" office:value-type="string" calcext:value-type="string">
            <text:p>XCNCYJJFHTN</text:p>
          </table:table-cell>
          <table:table-cell table:style-name="ce5" table:formula="of:=DATE(2020;6;25)+TIME(12;56;36)" office:value-type="date" office:date-value="2020-06-25T12:56:36" calcext:value-type="date">
            <text:p>6/25/2020 12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Gosling</text:p>
          </table:table-cell>
          <table:table-cell table:style-name="ce3" office:value-type="string" calcext:value-type="string">
            <text:p>MHNFSFC97SV</text:p>
          </table:table-cell>
          <table:table-cell table:style-name="ce5" table:formula="of:=DATE(2020;6;27)+TIME(6;5;10)" office:value-type="date" office:date-value="2020-06-27T06:05:10" calcext:value-type="date">
            <text:p>6/27/2020 6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ew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GKN5XNYFGNX</text:p>
          </table:table-cell>
          <table:table-cell table:style-name="ce5" table:formula="of:=DATE(2020;6;28)+TIME(21;15;59)" office:value-type="date" office:date-value="2020-06-28T21:15:59" calcext:value-type="date">
            <text:p>6/28/2020 21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hias</text:p>
          </table:table-cell>
          <table:table-cell table:style-name="ce2" office:value-type="string" calcext:value-type="string">
            <text:p>Haeussler</text:p>
          </table:table-cell>
          <table:table-cell table:style-name="ce2" office:value-type="string" calcext:value-type="string">
            <text:p>MSNGQWT2RL2</text:p>
          </table:table-cell>
          <table:table-cell table:style-name="ce4" table:formula="of:=DATE(2020;4;3)+TIME(14;0;50)" office:value-type="date" office:date-value="2020-04-03T14:00:50" calcext:value-type="date">
            <text:p>4/3/2020 14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ias</text:p>
          </table:table-cell>
          <table:table-cell table:style-name="ce3" office:value-type="string" calcext:value-type="string">
            <text:p>Bühler</text:p>
          </table:table-cell>
          <table:table-cell table:style-name="ce3" office:value-type="string" calcext:value-type="string">
            <text:p>PYNYGXSWSS2</text:p>
          </table:table-cell>
          <table:table-cell table:style-name="ce5" table:formula="of:=DATE(2020;5;6)+TIME(1;17;44)" office:value-type="date" office:date-value="2020-05-06T01:17:44" calcext:value-type="date">
            <text:p>5/6/2020 1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tthias</text:p>
          </table:table-cell>
          <table:table-cell table:style-name="ce2" office:value-type="string" calcext:value-type="string">
            <text:p>Haeussler</text:p>
          </table:table-cell>
          <table:table-cell table:style-name="ce2" office:value-type="string" calcext:value-type="string">
            <text:p>XYNJT42PHGV</text:p>
          </table:table-cell>
          <table:table-cell table:style-name="ce4" table:formula="of:=DATE(2020;5;15)+TIME(5;10;31)" office:value-type="date" office:date-value="2020-05-15T05:10:31" calcext:value-type="date">
            <text:p>5/15/2020 5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ias</text:p>
          </table:table-cell>
          <table:table-cell table:style-name="ce3" office:value-type="string" calcext:value-type="string">
            <text:p>Schoepfer</text:p>
          </table:table-cell>
          <table:table-cell table:style-name="ce3" office:value-type="string" calcext:value-type="string">
            <text:p>FYNFGQJRPP7</text:p>
          </table:table-cell>
          <table:table-cell table:style-name="ce5" table:formula="of:=DATE(2020;5;18)+TIME(10;18;30)" office:value-type="date" office:date-value="2020-05-18T10:18:30" calcext:value-type="date">
            <text:p>5/18/2020 10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ias</text:p>
          </table:table-cell>
          <table:table-cell table:style-name="ce3" office:value-type="string" calcext:value-type="string">
            <text:p>Konnerth</text:p>
          </table:table-cell>
          <table:table-cell table:style-name="ce3" office:value-type="string" calcext:value-type="string">
            <text:p>VPN6QCKPSL2</text:p>
          </table:table-cell>
          <table:table-cell table:style-name="ce5" table:formula="of:=DATE(2020;6;11)+TIME(16;3;35)" office:value-type="date" office:date-value="2020-06-11T16:03:35" calcext:value-type="date">
            <text:p>6/11/2020 16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ias</text:p>
          </table:table-cell>
          <table:table-cell table:style-name="ce3" office:value-type="string" calcext:value-type="string">
            <text:p>Kaehlcke</text:p>
          </table:table-cell>
          <table:table-cell table:style-name="ce3" office:value-type="string" calcext:value-type="string">
            <text:p>D9NWLYW2CK8</text:p>
          </table:table-cell>
          <table:table-cell table:style-name="ce5" table:formula="of:=DATE(2020;6;19)+TIME(17;11;26)" office:value-type="date" office:date-value="2020-06-19T17:11:26" calcext:value-type="date">
            <text:p>6/19/2020 17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tthias</text:p>
          </table:table-cell>
          <table:table-cell table:style-name="ce3" office:value-type="string" calcext:value-type="string">
            <text:p>Holzer</text:p>
          </table:table-cell>
          <table:table-cell table:style-name="ce3" office:value-type="string" calcext:value-type="string">
            <text:p>DZN67CJN8G8</text:p>
          </table:table-cell>
          <table:table-cell table:style-name="ce5" table:formula="of:=DATE(2020;6;23)+TIME(9;7;7)" office:value-type="date" office:date-value="2020-06-23T09:07:07" calcext:value-type="date">
            <text:p>6/23/2020 9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ureen</text:p>
          </table:table-cell>
          <table:table-cell table:style-name="ce2" office:value-type="string" calcext:value-type="string">
            <text:p>Helm</text:p>
          </table:table-cell>
          <table:table-cell table:style-name="ce2" office:value-type="string" calcext:value-type="string">
            <text:p>DGNXHGQ7TSG</text:p>
          </table:table-cell>
          <table:table-cell table:style-name="ce4" table:formula="of:=DATE(2020;5;13)+TIME(13;41;1)" office:value-type="date" office:date-value="2020-05-13T13:41:01" calcext:value-type="date">
            <text:p>5/13/2020 13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urice</text:p>
          </table:table-cell>
          <table:table-cell table:style-name="ce2" office:value-type="string" calcext:value-type="string">
            <text:p>Makaay</text:p>
          </table:table-cell>
          <table:table-cell table:style-name="ce2" office:value-type="string" calcext:value-type="string">
            <text:p>P8N72LHWPF3</text:p>
          </table:table-cell>
          <table:table-cell table:style-name="ce4" table:formula="of:=DATE(2020;6;17)+TIME(8;9;56)" office:value-type="date" office:date-value="2020-06-17T08:09:56" calcext:value-type="date">
            <text:p>6/17/2020 8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uricio</text:p>
          </table:table-cell>
          <table:table-cell table:style-name="ce2" office:value-type="string" calcext:value-type="string">
            <text:p>Caamano</text:p>
          </table:table-cell>
          <table:table-cell table:style-name="ce2" office:value-type="string" calcext:value-type="string">
            <text:p>QYN6V78D6HT</text:p>
          </table:table-cell>
          <table:table-cell table:style-name="ce4" table:formula="of:=DATE(2020;5;14)+TIME(13;57;16)" office:value-type="date" office:date-value="2020-05-14T13:57:16" calcext:value-type="date">
            <text:p>5/14/2020 13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uricio</text:p>
          </table:table-cell>
          <table:table-cell table:style-name="ce3" office:value-type="string" calcext:value-type="string">
            <text:p>Quijada</text:p>
          </table:table-cell>
          <table:table-cell table:style-name="ce3" office:value-type="string" calcext:value-type="string">
            <text:p>HWNSS77JGDC</text:p>
          </table:table-cell>
          <table:table-cell table:style-name="ce5" table:formula="of:=DATE(2020;6;9)+TIME(0;55;15)" office:value-type="date" office:date-value="2020-06-09T00:55:15" calcext:value-type="date">
            <text:p>6/9/2020 0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URICIO</text:p>
          </table:table-cell>
          <table:table-cell table:style-name="ce3" office:value-type="string" calcext:value-type="string">
            <text:p>THOMSEN</text:p>
          </table:table-cell>
          <table:table-cell table:style-name="ce3" office:value-type="string" calcext:value-type="string">
            <text:p>F2NY9MLQVBS</text:p>
          </table:table-cell>
          <table:table-cell table:style-name="ce5" table:formula="of:=DATE(2020;6;19)+TIME(19;21;19)" office:value-type="date" office:date-value="2020-06-19T19:21:19" calcext:value-type="date">
            <text:p>6/19/2020 19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uritz</text:p>
          </table:table-cell>
          <table:table-cell table:style-name="ce2" office:value-type="string" calcext:value-type="string">
            <text:p>Mälzer</text:p>
          </table:table-cell>
          <table:table-cell table:style-name="ce2" office:value-type="string" calcext:value-type="string">
            <text:p>JGN7YGZ8QVZ</text:p>
          </table:table-cell>
          <table:table-cell table:style-name="ce4" table:formula="of:=DATE(2020;6;26)+TIME(7;32;38)" office:value-type="date" office:date-value="2020-06-26T07:32:38" calcext:value-type="date">
            <text:p>6/26/2020 7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Zhang</text:p>
          </table:table-cell>
          <table:table-cell table:style-name="ce3" office:value-type="string" calcext:value-type="string">
            <text:p>JGN2SSZ37VN</text:p>
          </table:table-cell>
          <table:table-cell table:style-name="ce5" table:formula="of:=DATE(2020;5;14)+TIME(16;49;46)" office:value-type="date" office:date-value="2020-05-14T16:49:46" calcext:value-type="date">
            <text:p>5/14/2020 16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Tomago</text:p>
          </table:table-cell>
          <table:table-cell table:style-name="ce3" office:value-type="string" calcext:value-type="string">
            <text:p>VQND9QTT9WD</text:p>
          </table:table-cell>
          <table:table-cell table:style-name="ce5" table:formula="of:=DATE(2020;6;19)+TIME(6;57;52)" office:value-type="date" office:date-value="2020-06-19T06:57:52" calcext:value-type="date">
            <text:p>6/19/2020 6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Körbächer</text:p>
          </table:table-cell>
          <table:table-cell table:style-name="ce3" office:value-type="string" calcext:value-type="string">
            <text:p>GZNDYN3NS3C</text:p>
          </table:table-cell>
          <table:table-cell table:style-name="ce5" table:formula="of:=DATE(2020;6;28)+TIME(16;47;26)" office:value-type="date" office:date-value="2020-06-28T16:47:26" calcext:value-type="date">
            <text:p>6/28/2020 16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Roussin-Bélanger</text:p>
          </table:table-cell>
          <table:table-cell table:style-name="ce2" office:value-type="string" calcext:value-type="string">
            <text:p>FMN4CTSFZP3</text:p>
          </table:table-cell>
          <table:table-cell table:style-name="ce4" table:formula="of:=DATE(2020;5;8)+TIME(16;24;21)" office:value-type="date" office:date-value="2020-05-08T16:24:21" calcext:value-type="date">
            <text:p>5/8/2020 16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axime</text:p>
          </table:table-cell>
          <table:table-cell table:style-name="ce3" office:value-type="string" calcext:value-type="string">
            <text:p>Bittan</text:p>
          </table:table-cell>
          <table:table-cell table:style-name="ce3" office:value-type="string" calcext:value-type="string">
            <text:p>VJNZ4RKSJR8</text:p>
          </table:table-cell>
          <table:table-cell table:style-name="ce5" table:formula="of:=DATE(2020;5;29)+TIME(16;21;17)" office:value-type="date" office:date-value="2020-05-29T16:21:17" calcext:value-type="date">
            <text:p>5/29/2020 16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xime</text:p>
          </table:table-cell>
          <table:table-cell table:style-name="ce2" office:value-type="string" calcext:value-type="string">
            <text:p>Chevallier</text:p>
          </table:table-cell>
          <table:table-cell table:style-name="ce2" office:value-type="string" calcext:value-type="string">
            <text:p>Z4NPYKQJKPT</text:p>
          </table:table-cell>
          <table:table-cell table:style-name="ce4" table:formula="of:=DATE(2020;6;15)+TIME(2;26;39)" office:value-type="date" office:date-value="2020-06-15T02:26:39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xwell</text:p>
          </table:table-cell>
          <table:table-cell table:style-name="ce2" office:value-type="string" calcext:value-type="string">
            <text:p>dezdel</text:p>
          </table:table-cell>
          <table:table-cell table:style-name="ce2" office:value-type="string" calcext:value-type="string">
            <text:p>P5N6YVG7B2F</text:p>
          </table:table-cell>
          <table:table-cell table:style-name="ce4" table:formula="of:=DATE(2020;6;15)+TIME(14;49;33)" office:value-type="date" office:date-value="2020-06-15T14:49:33" calcext:value-type="date">
            <text:p>6/15/2020 14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aya</text:p>
          </table:table-cell>
          <table:table-cell table:style-name="ce2" office:value-type="string" calcext:value-type="string">
            <text:p>Tampi</text:p>
          </table:table-cell>
          <table:table-cell table:style-name="ce2" office:value-type="string" calcext:value-type="string">
            <text:p>MPNZNR2DTZS</text:p>
          </table:table-cell>
          <table:table-cell table:style-name="ce4" table:formula="of:=DATE(2020;5;5)+TIME(19;30;33)" office:value-type="date" office:date-value="2020-05-05T19:30:33" calcext:value-type="date">
            <text:p>5/5/2020 19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FARVEZ</text:p>
          </table:table-cell>
          <table:table-cell table:style-name="ce2" office:value-type="string" calcext:value-type="string">
            <text:p>VSNPYG58DB6</text:p>
          </table:table-cell>
          <table:table-cell table:style-name="ce4" table:formula="of:=DATE(2020;6;23)+TIME(14;44;26)" office:value-type="date" office:date-value="2020-06-23T14:44:26" calcext:value-type="date">
            <text:p>6/23/2020 14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d</text:p>
          </table:table-cell>
          <table:table-cell table:style-name="ce2" office:value-type="string" calcext:value-type="string">
            <text:p>Aamir</text:p>
          </table:table-cell>
          <table:table-cell table:style-name="ce2" office:value-type="string" calcext:value-type="string">
            <text:p>J4NJLFNT47M</text:p>
          </table:table-cell>
          <table:table-cell table:style-name="ce4" table:formula="of:=DATE(2020;6;24)+TIME(13;37;9)" office:value-type="date" office:date-value="2020-06-24T13:37:09" calcext:value-type="date">
            <text:p>6/24/2020 13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d. Golam</text:p>
          </table:table-cell>
          <table:table-cell table:style-name="ce3" office:value-type="string" calcext:value-type="string">
            <text:p>Mostafa</text:p>
          </table:table-cell>
          <table:table-cell table:style-name="ce3" office:value-type="string" calcext:value-type="string">
            <text:p>NZN2N847B8W</text:p>
          </table:table-cell>
          <table:table-cell table:style-name="ce5" table:formula="of:=DATE(2020;6;26)+TIME(2;34;30)" office:value-type="date" office:date-value="2020-06-26T02:34:30" calcext:value-type="date">
            <text:p>6/26/2020 2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d. Imad</text:p>
          </table:table-cell>
          <table:table-cell table:style-name="ce3" office:value-type="string" calcext:value-type="string">
            <text:p>Uddin</text:p>
          </table:table-cell>
          <table:table-cell table:style-name="ce3" office:value-type="string" calcext:value-type="string">
            <text:p>GKNWJRX88RY</text:p>
          </table:table-cell>
          <table:table-cell table:style-name="ce5" table:formula="of:=DATE(2020;6;24)+TIME(15;1;42)" office:value-type="date" office:date-value="2020-06-24T15:01:42" calcext:value-type="date">
            <text:p>6/24/2020 15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er</text:p>
          </table:table-cell>
          <table:table-cell table:style-name="ce3" office:value-type="string" calcext:value-type="string">
            <text:p>Alam</text:p>
          </table:table-cell>
          <table:table-cell table:style-name="ce3" office:value-type="string" calcext:value-type="string">
            <text:p>PVNM4B3L8RZ</text:p>
          </table:table-cell>
          <table:table-cell table:style-name="ce5" table:formula="of:=DATE(2020;5;8)+TIME(18;34;15)" office:value-type="date" office:date-value="2020-05-08T18:34:15" calcext:value-type="date">
            <text:p>5/8/2020 18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gan</text:p>
          </table:table-cell>
          <table:table-cell table:style-name="ce3" office:value-type="string" calcext:value-type="string">
            <text:p>Byrd-Sanicki</text:p>
          </table:table-cell>
          <table:table-cell table:style-name="ce3" office:value-type="string" calcext:value-type="string">
            <text:p>FRN52T5XY59</text:p>
          </table:table-cell>
          <table:table-cell table:style-name="ce5" table:formula="of:=DATE(2020;3;30)+TIME(13;25;7)" office:value-type="date" office:date-value="2020-03-30T13:25:07" calcext:value-type="date">
            <text:p>3/30/2020 13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gan</text:p>
          </table:table-cell>
          <table:table-cell table:style-name="ce3" office:value-type="string" calcext:value-type="string">
            <text:p>Phillips</text:p>
          </table:table-cell>
          <table:table-cell table:style-name="ce3" office:value-type="string" calcext:value-type="string">
            <text:p>HZN868MVV2M</text:p>
          </table:table-cell>
          <table:table-cell table:style-name="ce5" table:formula="of:=DATE(2020;5;6)+TIME(19;51;56)" office:value-type="date" office:date-value="2020-05-06T19:51:56" calcext:value-type="date">
            <text:p>5/6/2020 19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gan</text:p>
          </table:table-cell>
          <table:table-cell table:style-name="ce3" office:value-type="string" calcext:value-type="string">
            <text:p>Lehn</text:p>
          </table:table-cell>
          <table:table-cell table:style-name="ce3" office:value-type="string" calcext:value-type="string">
            <text:p>DJN5JHBGYRK</text:p>
          </table:table-cell>
          <table:table-cell table:style-name="ce5" table:formula="of:=DATE(2020;6;26)+TIME(15;49;34)" office:value-type="date" office:date-value="2020-06-26T15:49:34" calcext:value-type="date">
            <text:p>6/26/2020 15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hmet</text:p>
          </table:table-cell>
          <table:table-cell table:style-name="ce2" office:value-type="string" calcext:value-type="string">
            <text:p>Bulut</text:p>
          </table:table-cell>
          <table:table-cell table:style-name="ce2" office:value-type="string" calcext:value-type="string">
            <text:p>HSNRDRPPKWF</text:p>
          </table:table-cell>
          <table:table-cell table:style-name="ce4" table:formula="of:=DATE(2020;6;8)+TIME(2;54;33)" office:value-type="date" office:date-value="2020-06-08T02:54:33" calcext:value-type="date">
            <text:p>6/8/2020 2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ikeerthi</text:p>
          </table:table-cell>
          <table:table-cell table:style-name="ce2" office:value-type="string" calcext:value-type="string">
            <text:p>Chinnasamy</text:p>
          </table:table-cell>
          <table:table-cell table:style-name="ce2" office:value-type="string" calcext:value-type="string">
            <text:p>L4NK74LJB63</text:p>
          </table:table-cell>
          <table:table-cell table:style-name="ce4" table:formula="of:=DATE(2020;6;26)+TIME(18;47;55)" office:value-type="date" office:date-value="2020-06-26T18:47:55" calcext:value-type="date">
            <text:p>6/26/2020 18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l</text:p>
          </table:table-cell>
          <table:table-cell table:style-name="ce2" office:value-type="string" calcext:value-type="string">
            <text:p>Irizarry</text:p>
          </table:table-cell>
          <table:table-cell table:style-name="ce2" office:value-type="string" calcext:value-type="string">
            <text:p>MHNKZ7L2WQN</text:p>
          </table:table-cell>
          <table:table-cell table:style-name="ce4" table:formula="of:=DATE(2020;6;2)+TIME(12;39;19)" office:value-type="date" office:date-value="2020-06-02T12:39:19" calcext:value-type="date">
            <text:p>6/2/2020 12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lanie</text:p>
          </table:table-cell>
          <table:table-cell table:style-name="ce3" office:value-type="string" calcext:value-type="string">
            <text:p>Harlow</text:p>
          </table:table-cell>
          <table:table-cell table:style-name="ce3" office:value-type="string" calcext:value-type="string">
            <text:p>Z6NG42KRNMZ</text:p>
          </table:table-cell>
          <table:table-cell table:style-name="ce5" table:formula="of:=DATE(2020;5;6)+TIME(11;39;40)" office:value-type="date" office:date-value="2020-05-06T11:39:40" calcext:value-type="date">
            <text:p>5/6/2020 11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linda</text:p>
          </table:table-cell>
          <table:table-cell table:style-name="ce2" office:value-type="string" calcext:value-type="string">
            <text:p>Shore</text:p>
          </table:table-cell>
          <table:table-cell table:style-name="ce2" office:value-type="string" calcext:value-type="string">
            <text:p>HRNWPHLXLHX</text:p>
          </table:table-cell>
          <table:table-cell table:style-name="ce4" table:formula="of:=DATE(2020;6;26)+TIME(13;37;47)" office:value-type="date" office:date-value="2020-06-26T13:37:47" calcext:value-type="date">
            <text:p>6/26/2020 13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lissa</text:p>
          </table:table-cell>
          <table:table-cell table:style-name="ce2" office:value-type="string" calcext:value-type="string">
            <text:p>Klein</text:p>
          </table:table-cell>
          <table:table-cell table:style-name="ce2" office:value-type="string" calcext:value-type="string">
            <text:p>QWN7C7WSX52</text:p>
          </table:table-cell>
          <table:table-cell table:style-name="ce4" table:formula="of:=DATE(2020;6;16)+TIME(16;26;5)" office:value-type="date" office:date-value="2020-06-16T16:26:05" calcext:value-type="date">
            <text:p>6/16/2020 16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Auclaire</text:p>
          </table:table-cell>
          <table:table-cell table:style-name="ce3" office:value-type="string" calcext:value-type="string">
            <text:p>LJNDRVFKSZH</text:p>
          </table:table-cell>
          <table:table-cell table:style-name="ce5" table:formula="of:=DATE(2020;6;18)+TIME(6;24;5)" office:value-type="date" office:date-value="2020-06-18T06:24:05" calcext:value-type="date">
            <text:p>6/18/2020 6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lissa</text:p>
          </table:table-cell>
          <table:table-cell table:style-name="ce3" office:value-type="string" calcext:value-type="string">
            <text:p>Walker</text:p>
          </table:table-cell>
          <table:table-cell table:style-name="ce3" office:value-type="string" calcext:value-type="string">
            <text:p>Z5NWGP75TJC</text:p>
          </table:table-cell>
          <table:table-cell table:style-name="ce5" table:formula="of:=DATE(2020;6;24)+TIME(13;55;59)" office:value-type="date" office:date-value="2020-06-24T13:55:59" calcext:value-type="date">
            <text:p>6/24/2020 13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ltem</text:p>
          </table:table-cell>
          <table:table-cell table:style-name="ce2" office:value-type="string" calcext:value-type="string">
            <text:p>Ozsoy</text:p>
          </table:table-cell>
          <table:table-cell table:style-name="ce2" office:value-type="string" calcext:value-type="string">
            <text:p>KRNH9HWH9M4</text:p>
          </table:table-cell>
          <table:table-cell table:style-name="ce4" table:formula="of:=DATE(2020;6;19)+TIME(18;47;58)" office:value-type="date" office:date-value="2020-06-19T18:47:58" calcext:value-type="date">
            <text:p>6/19/2020 18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ndi</text:p>
          </table:table-cell>
          <table:table-cell table:style-name="ce2" office:value-type="string" calcext:value-type="string">
            <text:p>Jackson</text:p>
          </table:table-cell>
          <table:table-cell table:style-name="ce2" office:value-type="string" calcext:value-type="string">
            <text:p>MWN7BYMR54B</text:p>
          </table:table-cell>
          <table:table-cell table:style-name="ce4" table:formula="of:=DATE(2020;6;23)+TIME(11;34;28)" office:value-type="date" office:date-value="2020-06-23T11:34:28" calcext:value-type="date">
            <text:p>6/23/2020 11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ndy</text:p>
          </table:table-cell>
          <table:table-cell table:style-name="ce3" office:value-type="string" calcext:value-type="string">
            <text:p>Furmanek</text:p>
          </table:table-cell>
          <table:table-cell table:style-name="ce3" office:value-type="string" calcext:value-type="string">
            <text:p>DNNVJZR5PDK</text:p>
          </table:table-cell>
          <table:table-cell table:style-name="ce5" table:formula="of:=DATE(2020;6;17)+TIME(11;6;8)" office:value-type="date" office:date-value="2020-06-17T11:06:08" calcext:value-type="date">
            <text:p>6/17/2020 11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eng</text:p>
          </table:table-cell>
          <table:table-cell table:style-name="ce3" office:value-type="string" calcext:value-type="string">
            <text:p>Chow</text:p>
          </table:table-cell>
          <table:table-cell table:style-name="ce3" office:value-type="string" calcext:value-type="string">
            <text:p>HVNQJ7QWGSB</text:p>
          </table:table-cell>
          <table:table-cell table:style-name="ce5" table:formula="of:=DATE(2020;6;12)+TIME(3;13;53)" office:value-type="date" office:date-value="2020-06-12T03:13:53" calcext:value-type="date">
            <text:p>6/12/2020 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rcy</text:p>
          </table:table-cell>
          <table:table-cell table:style-name="ce2" office:value-type="string" calcext:value-type="string">
            <text:p>Tum</text:p>
          </table:table-cell>
          <table:table-cell table:style-name="ce2" office:value-type="string" calcext:value-type="string">
            <text:p>LCNRVRPY6V6</text:p>
          </table:table-cell>
          <table:table-cell table:style-name="ce4" table:formula="of:=DATE(2020;6;23)+TIME(15;15;12)" office:value-type="date" office:date-value="2020-06-23T15:15:12" calcext:value-type="date">
            <text:p>6/23/2020 15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erlin</text:p>
          </table:table-cell>
          <table:table-cell table:style-name="ce2" office:value-type="string" calcext:value-type="string">
            <text:p>Mathesius</text:p>
          </table:table-cell>
          <table:table-cell table:style-name="ce2" office:value-type="string" calcext:value-type="string">
            <text:p>KZNJ346P94K</text:p>
          </table:table-cell>
          <table:table-cell table:style-name="ce4" table:formula="of:=DATE(2020;5;8)+TIME(11;35;30)" office:value-type="date" office:date-value="2020-05-08T11:35:30" calcext:value-type="date">
            <text:p>5/8/2020 11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Lilja</text:p>
          </table:table-cell>
          <table:table-cell table:style-name="ce3" office:value-type="string" calcext:value-type="string">
            <text:p>ZMN6DWZRNGN</text:p>
          </table:table-cell>
          <table:table-cell table:style-name="ce5" table:formula="of:=DATE(2020;1;9)+TIME(10;36;3)" office:value-type="date" office:date-value="2020-01-09T10:36:03" calcext:value-type="date">
            <text:p>1/9/2020 10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Meskes</text:p>
          </table:table-cell>
          <table:table-cell table:style-name="ce3" office:value-type="string" calcext:value-type="string">
            <text:p>JZNWYTF246F</text:p>
          </table:table-cell>
          <table:table-cell table:style-name="ce5" table:formula="of:=DATE(2020;2;12)+TIME(6;37;15)" office:value-type="date" office:date-value="2020-02-12T06:37:15" calcext:value-type="date">
            <text:p>2/12/2020 6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Auchter</text:p>
          </table:table-cell>
          <table:table-cell table:style-name="ce2" office:value-type="string" calcext:value-type="string">
            <text:p>L3N5B88X9D6</text:p>
          </table:table-cell>
          <table:table-cell table:style-name="ce4" table:formula="of:=DATE(2020;3;5)+TIME(12;2;19)" office:value-type="date" office:date-value="2020-03-05T12:02:19" calcext:value-type="date">
            <text:p>3/5/2020 12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Jaeger</text:p>
          </table:table-cell>
          <table:table-cell table:style-name="ce3" office:value-type="string" calcext:value-type="string">
            <text:p>V3NY77JWL6K</text:p>
          </table:table-cell>
          <table:table-cell table:style-name="ce5" table:formula="of:=DATE(2020;3;27)+TIME(18;53;7)" office:value-type="date" office:date-value="2020-03-27T18:53:07" calcext:value-type="date">
            <text:p>3/27/2020 18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Smith</text:p>
          </table:table-cell>
          <table:table-cell table:style-name="ce3" office:value-type="string" calcext:value-type="string">
            <text:p>HFN29HPC9ZP</text:p>
          </table:table-cell>
          <table:table-cell table:style-name="ce5" table:formula="of:=DATE(2020;4;13)+TIME(14;4;34)" office:value-type="date" office:date-value="2020-04-13T14:04:34" calcext:value-type="date">
            <text:p>4/13/2020 14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Downey</text:p>
          </table:table-cell>
          <table:table-cell table:style-name="ce2" office:value-type="string" calcext:value-type="string">
            <text:p>N4NKLCXSB25</text:p>
          </table:table-cell>
          <table:table-cell table:style-name="ce4" table:formula="of:=DATE(2020;5;6)+TIME(18;15;43)" office:value-type="date" office:date-value="2020-05-06T18:15:43" calcext:value-type="date">
            <text:p>5/6/2020 18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Welling</text:p>
          </table:table-cell>
          <table:table-cell table:style-name="ce3" office:value-type="string" calcext:value-type="string">
            <text:p>Z6NX46NL59C</text:p>
          </table:table-cell>
          <table:table-cell table:style-name="ce5" table:formula="of:=DATE(2020;5;11)+TIME(4;34;11)" office:value-type="date" office:date-value="2020-05-11T04:34:11" calcext:value-type="date">
            <text:p>5/11/2020 4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Phillips</text:p>
          </table:table-cell>
          <table:table-cell table:style-name="ce3" office:value-type="string" calcext:value-type="string">
            <text:p>VNNYMFVLS2W</text:p>
          </table:table-cell>
          <table:table-cell table:style-name="ce5" table:formula="of:=DATE(2020;5;12)+TIME(15;42;25)" office:value-type="date" office:date-value="2020-05-12T15:42:25" calcext:value-type="date">
            <text:p>5/12/2020 15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Williams</text:p>
          </table:table-cell>
          <table:table-cell table:style-name="ce2" office:value-type="string" calcext:value-type="string">
            <text:p>D8NHD6SB4GH</text:p>
          </table:table-cell>
          <table:table-cell table:style-name="ce4" table:formula="of:=DATE(2020;5;15)+TIME(11;38;22)" office:value-type="date" office:date-value="2020-05-15T11:38:22" calcext:value-type="date">
            <text:p>5/15/2020 11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McCann</text:p>
          </table:table-cell>
          <table:table-cell table:style-name="ce3" office:value-type="string" calcext:value-type="string">
            <text:p>ZCNXL94ZQ44</text:p>
          </table:table-cell>
          <table:table-cell table:style-name="ce5" table:formula="of:=DATE(2020;5;16)+TIME(10;0;52)" office:value-type="date" office:date-value="2020-05-16T10:00:52" calcext:value-type="date">
            <text:p>5/16/2020 1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Rumph</text:p>
          </table:table-cell>
          <table:table-cell table:style-name="ce3" office:value-type="string" calcext:value-type="string">
            <text:p>KSNFPL3KJ5W</text:p>
          </table:table-cell>
          <table:table-cell table:style-name="ce5" table:formula="of:=DATE(2020;5;18)+TIME(12;33;14)" office:value-type="date" office:date-value="2020-05-18T12:33:14" calcext:value-type="date">
            <text:p>5/18/2020 12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Furtado</text:p>
          </table:table-cell>
          <table:table-cell table:style-name="ce2" office:value-type="string" calcext:value-type="string">
            <text:p>MRNZ9GD8W6C</text:p>
          </table:table-cell>
          <table:table-cell table:style-name="ce4" table:formula="of:=DATE(2020;5;18)+TIME(13;29;29)" office:value-type="date" office:date-value="2020-05-18T13:29:29" calcext:value-type="date">
            <text:p>5/18/2020 13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Fox</text:p>
          </table:table-cell>
          <table:table-cell table:style-name="ce3" office:value-type="string" calcext:value-type="string">
            <text:p>DHNBW25B8ZZ</text:p>
          </table:table-cell>
          <table:table-cell table:style-name="ce5" table:formula="of:=DATE(2020;5;20)+TIME(11;2;56)" office:value-type="date" office:date-value="2020-05-20T11:02:56" calcext:value-type="date">
            <text:p>5/20/2020 1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Lacroce</text:p>
          </table:table-cell>
          <table:table-cell table:style-name="ce2" office:value-type="string" calcext:value-type="string">
            <text:p>MFNX6755QW3</text:p>
          </table:table-cell>
          <table:table-cell table:style-name="ce4" table:formula="of:=DATE(2020;5;20)+TIME(16;38;46)" office:value-type="date" office:date-value="2020-05-20T16:38:46" calcext:value-type="date">
            <text:p>5/20/2020 16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Hrivnak</text:p>
          </table:table-cell>
          <table:table-cell table:style-name="ce3" office:value-type="string" calcext:value-type="string">
            <text:p>FKNTMXBHHRD</text:p>
          </table:table-cell>
          <table:table-cell table:style-name="ce5" table:formula="of:=DATE(2020;5;20)+TIME(17;40;44)" office:value-type="date" office:date-value="2020-05-20T17:40:44" calcext:value-type="date">
            <text:p>5/20/2020 17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Herzog</text:p>
          </table:table-cell>
          <table:table-cell table:style-name="ce2" office:value-type="string" calcext:value-type="string">
            <text:p>HJNQSFSSPGB</text:p>
          </table:table-cell>
          <table:table-cell table:style-name="ce4" table:formula="of:=DATE(2020;5;21)+TIME(13;8;46)" office:value-type="date" office:date-value="2020-05-21T13:08:46" calcext:value-type="date">
            <text:p>5/21/2020 1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Shulman</text:p>
          </table:table-cell>
          <table:table-cell table:style-name="ce2" office:value-type="string" calcext:value-type="string">
            <text:p>JXNS3FHJYGQ</text:p>
          </table:table-cell>
          <table:table-cell table:style-name="ce4" table:formula="of:=DATE(2020;5;24)+TIME(8;19;45)" office:value-type="date" office:date-value="2020-05-24T08:19:45" calcext:value-type="date">
            <text:p>5/24/2020 8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Stuart</text:p>
          </table:table-cell>
          <table:table-cell table:style-name="ce2" office:value-type="string" calcext:value-type="string">
            <text:p>ZWNBR68VZ93</text:p>
          </table:table-cell>
          <table:table-cell table:style-name="ce4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Hansen</text:p>
          </table:table-cell>
          <table:table-cell table:style-name="ce3" office:value-type="string" calcext:value-type="string">
            <text:p>M6NRX485K28</text:p>
          </table:table-cell>
          <table:table-cell table:style-name="ce5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Schreg</text:p>
          </table:table-cell>
          <table:table-cell table:style-name="ce3" office:value-type="string" calcext:value-type="string">
            <text:p>PTNMKS8LTYM</text:p>
          </table:table-cell>
          <table:table-cell table:style-name="ce5" table:formula="of:=DATE(2020;6;3)+TIME(6;22;53)" office:value-type="date" office:date-value="2020-06-03T06:22:53" calcext:value-type="date">
            <text:p>6/3/2020 6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Hess</text:p>
          </table:table-cell>
          <table:table-cell table:style-name="ce3" office:value-type="string" calcext:value-type="string">
            <text:p>LXN8RF8NK2V</text:p>
          </table:table-cell>
          <table:table-cell table:style-name="ce5" table:formula="of:=DATE(2020;6;4)+TIME(13;5;22)" office:value-type="date" office:date-value="2020-06-04T13:05:22" calcext:value-type="date">
            <text:p>6/4/2020 13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Gielda</text:p>
          </table:table-cell>
          <table:table-cell table:style-name="ce2" office:value-type="string" calcext:value-type="string">
            <text:p>PRNDZWJGSYT</text:p>
          </table:table-cell>
          <table:table-cell table:style-name="ce4" table:formula="of:=DATE(2020;6;8)+TIME(3;43;18)" office:value-type="date" office:date-value="2020-06-08T03:43:18" calcext:value-type="date">
            <text:p>6/8/2020 3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Schlecht</text:p>
          </table:table-cell>
          <table:table-cell table:style-name="ce3" office:value-type="string" calcext:value-type="string">
            <text:p>XXN4PV7ZF55</text:p>
          </table:table-cell>
          <table:table-cell table:style-name="ce5" table:formula="of:=DATE(2020;6;10)+TIME(4;15;34)" office:value-type="date" office:date-value="2020-06-10T04:15:34" calcext:value-type="date">
            <text:p>6/10/2020 4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Horsch</text:p>
          </table:table-cell>
          <table:table-cell table:style-name="ce3" office:value-type="string" calcext:value-type="string">
            <text:p>VLN3N4N9TT7</text:p>
          </table:table-cell>
          <table:table-cell table:style-name="ce5" table:formula="of:=DATE(2020;6;10)+TIME(10;9;33)" office:value-type="date" office:date-value="2020-06-10T10:09:33" calcext:value-type="date">
            <text:p>6/10/2020 10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Opdenacker</text:p>
          </table:table-cell>
          <table:table-cell table:style-name="ce3" office:value-type="string" calcext:value-type="string">
            <text:p>M9NSFPTB3RG</text:p>
          </table:table-cell>
          <table:table-cell table:style-name="ce5" table:formula="of:=DATE(2020;6;15)+TIME(2;26;39)" office:value-type="date" office:date-value="2020-06-15T02:26:39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FPNZBS4W4CK</text:p>
          </table:table-cell>
          <table:table-cell table:style-name="ce4" table:formula="of:=DATE(2020;6;15)+TIME(10;0;36)" office:value-type="date" office:date-value="2020-06-15T10:00:36" calcext:value-type="date">
            <text:p>6/15/2020 10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Womack</text:p>
          </table:table-cell>
          <table:table-cell table:style-name="ce2" office:value-type="string" calcext:value-type="string">
            <text:p>PSN8DNF3PMG</text:p>
          </table:table-cell>
          <table:table-cell table:style-name="ce4" table:formula="of:=DATE(2020;6;16)+TIME(14;29;1)" office:value-type="date" office:date-value="2020-06-16T14:29:01" calcext:value-type="date">
            <text:p>6/16/2020 14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Robinson</text:p>
          </table:table-cell>
          <table:table-cell table:style-name="ce2" office:value-type="string" calcext:value-type="string">
            <text:p>GTNFP23V74C</text:p>
          </table:table-cell>
          <table:table-cell table:style-name="ce4" table:formula="of:=DATE(2020;6;17)+TIME(11;4;39)" office:value-type="date" office:date-value="2020-06-17T11:04:39" calcext:value-type="date">
            <text:p>6/17/2020 11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Weiss</text:p>
          </table:table-cell>
          <table:table-cell table:style-name="ce3" office:value-type="string" calcext:value-type="string">
            <text:p>KPN6W2NHLCL</text:p>
          </table:table-cell>
          <table:table-cell table:style-name="ce5" table:formula="of:=DATE(2020;6;17)+TIME(12;8;12)" office:value-type="date" office:date-value="2020-06-17T12:08:12" calcext:value-type="date">
            <text:p>6/17/2020 12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Rhoden</text:p>
          </table:table-cell>
          <table:table-cell table:style-name="ce2" office:value-type="string" calcext:value-type="string">
            <text:p>Z2NHX7M4DQM</text:p>
          </table:table-cell>
          <table:table-cell table:style-name="ce4" table:formula="of:=DATE(2020;6;18)+TIME(20;7;47)" office:value-type="date" office:date-value="2020-06-18T20:07:47" calcext:value-type="date">
            <text:p>6/18/2020 20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Watson</text:p>
          </table:table-cell>
          <table:table-cell table:style-name="ce3" office:value-type="string" calcext:value-type="string">
            <text:p>VKND6R6YFZ2</text:p>
          </table:table-cell>
          <table:table-cell table:style-name="ce5" table:formula="of:=DATE(2020;6;18)+TIME(22;45;57)" office:value-type="date" office:date-value="2020-06-18T22:45:57" calcext:value-type="date">
            <text:p>6/18/2020 2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Dolan</text:p>
          </table:table-cell>
          <table:table-cell table:style-name="ce2" office:value-type="string" calcext:value-type="string">
            <text:p>GGN66RD3P89</text:p>
          </table:table-cell>
          <table:table-cell table:style-name="ce4" table:formula="of:=DATE(2020;6;19)+TIME(11;19;10)" office:value-type="date" office:date-value="2020-06-19T11:19:10" calcext:value-type="date">
            <text:p>6/19/2020 11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Eager</text:p>
          </table:table-cell>
          <table:table-cell table:style-name="ce2" office:value-type="string" calcext:value-type="string">
            <text:p>XCNZZ9TCBCN</text:p>
          </table:table-cell>
          <table:table-cell table:style-name="ce4" table:formula="of:=DATE(2020;6;21)+TIME(19;26;22)" office:value-type="date" office:date-value="2020-06-21T19:26:22" calcext:value-type="date">
            <text:p>6/21/2020 19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Skeffington</text:p>
          </table:table-cell>
          <table:table-cell table:style-name="ce3" office:value-type="string" calcext:value-type="string">
            <text:p>Z3N68YXG5Y8</text:p>
          </table:table-cell>
          <table:table-cell table:style-name="ce5" table:formula="of:=DATE(2020;6;22)+TIME(10;41;43)" office:value-type="date" office:date-value="2020-06-22T10:41:43" calcext:value-type="date">
            <text:p>6/22/2020 10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Richardson</text:p>
          </table:table-cell>
          <table:table-cell table:style-name="ce2" office:value-type="string" calcext:value-type="string">
            <text:p>P5NJXPD344J</text:p>
          </table:table-cell>
          <table:table-cell table:style-name="ce4" table:formula="of:=DATE(2020;6;23)+TIME(12;31;13)" office:value-type="date" office:date-value="2020-06-23T12:31:13" calcext:value-type="date">
            <text:p>6/23/2020 12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Cai</text:p>
          </table:table-cell>
          <table:table-cell table:style-name="ce2" office:value-type="string" calcext:value-type="string">
            <text:p>VSN8HPTLST9</text:p>
          </table:table-cell>
          <table:table-cell table:style-name="ce4" table:formula="of:=DATE(2020;6;23)+TIME(21;27;36)" office:value-type="date" office:date-value="2020-06-23T21:27:36" calcext:value-type="date">
            <text:p>6/23/2020 21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Nduati</text:p>
          </table:table-cell>
          <table:table-cell table:style-name="ce2" office:value-type="string" calcext:value-type="string">
            <text:p>N2NGTLW3MR3</text:p>
          </table:table-cell>
          <table:table-cell table:style-name="ce4" table:formula="of:=DATE(2020;6;24)+TIME(13;53;55)" office:value-type="date" office:date-value="2020-06-24T13:53:55" calcext:value-type="date">
            <text:p>6/24/2020 13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KVNK84F4TPS</text:p>
          </table:table-cell>
          <table:table-cell table:style-name="ce5" table:formula="of:=DATE(2020;6;24)+TIME(16;49;49)" office:value-type="date" office:date-value="2020-06-24T16:49:49" calcext:value-type="date">
            <text:p>6/24/2020 16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Escott</text:p>
          </table:table-cell>
          <table:table-cell table:style-name="ce2" office:value-type="string" calcext:value-type="string">
            <text:p>DXN3ZH95423</text:p>
          </table:table-cell>
          <table:table-cell table:style-name="ce4" table:formula="of:=DATE(2020;6;25)+TIME(17;54;17)" office:value-type="date" office:date-value="2020-06-25T17:54:17" calcext:value-type="date">
            <text:p>6/25/2020 17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Welte</text:p>
          </table:table-cell>
          <table:table-cell table:style-name="ce2" office:value-type="string" calcext:value-type="string">
            <text:p>JJNCFV9W2V6</text:p>
          </table:table-cell>
          <table:table-cell table:style-name="ce4" table:formula="of:=DATE(2020;6;26)+TIME(0;41;54)" office:value-type="date" office:date-value="2020-06-26T00:41:54" calcext:value-type="date">
            <text:p>6/26/2020 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Adler</text:p>
          </table:table-cell>
          <table:table-cell table:style-name="ce3" office:value-type="string" calcext:value-type="string">
            <text:p>NJNDJ2R5LFS</text:p>
          </table:table-cell>
          <table:table-cell table:style-name="ce5" table:formula="of:=DATE(2020;6;26)+TIME(2;12;33)" office:value-type="date" office:date-value="2020-06-26T02:12:33" calcext:value-type="date">
            <text:p>6/26/2020 2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Hammel</text:p>
          </table:table-cell>
          <table:table-cell table:style-name="ce3" office:value-type="string" calcext:value-type="string">
            <text:p>DZNMG5BQWTN</text:p>
          </table:table-cell>
          <table:table-cell table:style-name="ce5" table:formula="of:=DATE(2020;6;26)+TIME(13;1;21)" office:value-type="date" office:date-value="2020-06-26T13:01:21" calcext:value-type="date">
            <text:p>6/26/2020 1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Barker</text:p>
          </table:table-cell>
          <table:table-cell table:style-name="ce3" office:value-type="string" calcext:value-type="string">
            <text:p>P3N7ZC7NV7Y</text:p>
          </table:table-cell>
          <table:table-cell table:style-name="ce5" table:formula="of:=DATE(2020;6;26)+TIME(17;8;12)" office:value-type="date" office:date-value="2020-06-26T17:08:12" calcext:value-type="date">
            <text:p>6/26/2020 17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Guo</text:p>
          </table:table-cell>
          <table:table-cell table:style-name="ce3" office:value-type="string" calcext:value-type="string">
            <text:p>LMN2ZPZM3GH</text:p>
          </table:table-cell>
          <table:table-cell table:style-name="ce5" table:formula="of:=DATE(2020;6;29)+TIME(11;23;52)" office:value-type="date" office:date-value="2020-06-29T11:23:52" calcext:value-type="date">
            <text:p>6/29/2020 11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ael</text:p>
          </table:table-cell>
          <table:table-cell table:style-name="ce3" office:value-type="string" calcext:value-type="string">
            <text:p>Mansfield</text:p>
          </table:table-cell>
          <table:table-cell table:style-name="ce3" office:value-type="string" calcext:value-type="string">
            <text:p>L6NC87JYHDQ</text:p>
          </table:table-cell>
          <table:table-cell table:style-name="ce5" table:formula="of:=DATE(2020;6;29)+TIME(11;45;38)" office:value-type="date" office:date-value="2020-06-29T11:45:38" calcext:value-type="date">
            <text:p>6/29/2020 11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Millsap</text:p>
          </table:table-cell>
          <table:table-cell table:style-name="ce2" office:value-type="string" calcext:value-type="string">
            <text:p>LHNDPJL9ZKW</text:p>
          </table:table-cell>
          <table:table-cell table:style-name="ce4" table:formula="of:=DATE(2020;6;29)+TIME(12;16;5)" office:value-type="date" office:date-value="2020-06-29T12:16:05" calcext:value-type="date">
            <text:p>6/29/2020 12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EL</text:p>
          </table:table-cell>
          <table:table-cell table:style-name="ce2" office:value-type="string" calcext:value-type="string">
            <text:p>MCREYNOLDS</text:p>
          </table:table-cell>
          <table:table-cell table:style-name="ce2" office:value-type="string" calcext:value-type="string">
            <text:p>KLNCY7899W2</text:p>
          </table:table-cell>
          <table:table-cell table:style-name="ce4" table:formula="of:=DATE(2020;6;29)+TIME(13;35;25)" office:value-type="date" office:date-value="2020-06-29T13:35:25" calcext:value-type="date">
            <text:p>6/29/2020 13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l</text:p>
          </table:table-cell>
          <table:table-cell table:style-name="ce2" office:value-type="string" calcext:value-type="string">
            <text:p>Jakubek</text:p>
          </table:table-cell>
          <table:table-cell table:style-name="ce2" office:value-type="string" calcext:value-type="string">
            <text:p>JVN55FSXCSS</text:p>
          </table:table-cell>
          <table:table-cell table:style-name="ce4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Janiszewski</text:p>
          </table:table-cell>
          <table:table-cell table:style-name="ce2" office:value-type="string" calcext:value-type="string">
            <text:p>GKN9JZCXPNR</text:p>
          </table:table-cell>
          <table:table-cell table:style-name="ce4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ał</text:p>
          </table:table-cell>
          <table:table-cell table:style-name="ce2" office:value-type="string" calcext:value-type="string">
            <text:p>Orzeł</text:p>
          </table:table-cell>
          <table:table-cell table:style-name="ce2" office:value-type="string" calcext:value-type="string">
            <text:p>MTN2YVG4FDY</text:p>
          </table:table-cell>
          <table:table-cell table:style-name="ce4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el</text:p>
          </table:table-cell>
          <table:table-cell table:style-name="ce3" office:value-type="string" calcext:value-type="string">
            <text:p>Beaulieu</text:p>
          </table:table-cell>
          <table:table-cell table:style-name="ce3" office:value-type="string" calcext:value-type="string">
            <text:p>VFNFFQFNKQ9</text:p>
          </table:table-cell>
          <table:table-cell table:style-name="ce5" table:formula="of:=DATE(2020;6;12)+TIME(11;38;54)" office:value-type="date" office:date-value="2020-06-12T11:38:54" calcext:value-type="date">
            <text:p>6/12/2020 11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el</text:p>
          </table:table-cell>
          <table:table-cell table:style-name="ce3" office:value-type="string" calcext:value-type="string">
            <text:p>NIYOYITA</text:p>
          </table:table-cell>
          <table:table-cell table:style-name="ce3" office:value-type="string" calcext:value-type="string">
            <text:p>PDN869NGL2K</text:p>
          </table:table-cell>
          <table:table-cell table:style-name="ce5" table:formula="of:=DATE(2020;6;24)+TIME(11;34;56)" office:value-type="date" office:date-value="2020-06-24T11:34:56" calcext:value-type="date">
            <text:p>6/24/2020 11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ele</text:p>
          </table:table-cell>
          <table:table-cell table:style-name="ce3" office:value-type="string" calcext:value-type="string">
            <text:p>Pallaro</text:p>
          </table:table-cell>
          <table:table-cell table:style-name="ce3" office:value-type="string" calcext:value-type="string">
            <text:p>DBNWDBX8V2Z</text:p>
          </table:table-cell>
          <table:table-cell table:style-name="ce5" table:formula="of:=DATE(2020;5;6)+TIME(11;13;43)" office:value-type="date" office:date-value="2020-05-06T11:13:43" calcext:value-type="date">
            <text:p>5/6/2020 11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chele Jr</text:p>
          </table:table-cell>
          <table:table-cell table:style-name="ce2" office:value-type="string" calcext:value-type="string">
            <text:p>De Candia</text:p>
          </table:table-cell>
          <table:table-cell table:style-name="ce2" office:value-type="string" calcext:value-type="string">
            <text:p>VKN5XXFFNT8</text:p>
          </table:table-cell>
          <table:table-cell table:style-name="ce4" table:formula="of:=DATE(2020;5;12)+TIME(3;53;8)" office:value-type="date" office:date-value="2020-05-12T03:53:08" calcext:value-type="date">
            <text:p>5/12/2020 3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chelle</text:p>
          </table:table-cell>
          <table:table-cell table:style-name="ce3" office:value-type="string" calcext:value-type="string">
            <text:p>Ruscetta</text:p>
          </table:table-cell>
          <table:table-cell table:style-name="ce3" office:value-type="string" calcext:value-type="string">
            <text:p>NGNKN6PLM68</text:p>
          </table:table-cell>
          <table:table-cell table:style-name="ce5" table:formula="of:=DATE(2020;5;15)+TIME(19;34;21)" office:value-type="date" office:date-value="2020-05-15T19:34:21" calcext:value-type="date">
            <text:p>5/15/2020 19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guel</text:p>
          </table:table-cell>
          <table:table-cell table:style-name="ce2" office:value-type="string" calcext:value-type="string">
            <text:p>Sierra</text:p>
          </table:table-cell>
          <table:table-cell table:style-name="ce2" office:value-type="string" calcext:value-type="string">
            <text:p>M6NRXC7S67S</text:p>
          </table:table-cell>
          <table:table-cell table:style-name="ce4" table:formula="of:=DATE(2020;5;22)+TIME(10;3;54)" office:value-type="date" office:date-value="2020-05-22T10:03:54" calcext:value-type="date">
            <text:p>5/22/2020 10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guel</text:p>
          </table:table-cell>
          <table:table-cell table:style-name="ce3" office:value-type="string" calcext:value-type="string">
            <text:p>Molina</text:p>
          </table:table-cell>
          <table:table-cell table:style-name="ce3" office:value-type="string" calcext:value-type="string">
            <text:p>J7NZM9YGKKV</text:p>
          </table:table-cell>
          <table:table-cell table:style-name="ce5" table:formula="of:=DATE(2020;6;10)+TIME(11;16;27)" office:value-type="date" office:date-value="2020-06-10T11:16:27" calcext:value-type="date">
            <text:p>6/10/2020 11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GUEL</text:p>
          </table:table-cell>
          <table:table-cell table:style-name="ce2" office:value-type="string" calcext:value-type="string">
            <text:p>MURGUIA</text:p>
          </table:table-cell>
          <table:table-cell table:style-name="ce2" office:value-type="string" calcext:value-type="string">
            <text:p>PMNNLGRMV45</text:p>
          </table:table-cell>
          <table:table-cell table:style-name="ce4" table:formula="of:=DATE(2020;6;15)+TIME(12;17;21)" office:value-type="date" office:date-value="2020-06-15T12:17:21" calcext:value-type="date">
            <text:p>6/15/2020 12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a</text:p>
          </table:table-cell>
          <table:table-cell table:style-name="ce3" office:value-type="string" calcext:value-type="string">
            <text:p>Aleksandroff</text:p>
          </table:table-cell>
          <table:table-cell table:style-name="ce3" office:value-type="string" calcext:value-type="string">
            <text:p>DZNJT2498DN</text:p>
          </table:table-cell>
          <table:table-cell table:style-name="ce5" table:formula="of:=DATE(2020;6;15)+TIME(3;2;21)" office:value-type="date" office:date-value="2020-06-15T03:02:21" calcext:value-type="date">
            <text:p>6/15/2020 3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ael</text:p>
          </table:table-cell>
          <table:table-cell table:style-name="ce3" office:value-type="string" calcext:value-type="string">
            <text:p>Eriksson</text:p>
          </table:table-cell>
          <table:table-cell table:style-name="ce3" office:value-type="string" calcext:value-type="string">
            <text:p>MGNK2Y67TBW</text:p>
          </table:table-cell>
          <table:table-cell table:style-name="ce5" table:formula="of:=DATE(2020;6;12)+TIME(13;29;33)" office:value-type="date" office:date-value="2020-06-12T13:29:33" calcext:value-type="date">
            <text:p>6/12/2020 13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Bursell</text:p>
          </table:table-cell>
          <table:table-cell table:style-name="ce2" office:value-type="string" calcext:value-type="string">
            <text:p>KWNNSC97N5Z</text:p>
          </table:table-cell>
          <table:table-cell table:style-name="ce4" table:formula="of:=DATE(2020;3;27)+TIME(17;36;41)" office:value-type="date" office:date-value="2020-03-27T17:36:41" calcext:value-type="date">
            <text:p>3/27/2020 17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e</text:p>
          </table:table-cell>
          <table:table-cell table:style-name="ce3" office:value-type="string" calcext:value-type="string">
            <text:p>Jang</text:p>
          </table:table-cell>
          <table:table-cell table:style-name="ce3" office:value-type="string" calcext:value-type="string">
            <text:p>PFNRV3L2S52</text:p>
          </table:table-cell>
          <table:table-cell table:style-name="ce5" table:formula="of:=DATE(2020;4;7)+TIME(13;41;50)" office:value-type="date" office:date-value="2020-04-07T13:41:50" calcext:value-type="date">
            <text:p>4/7/2020 13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Bunch</text:p>
          </table:table-cell>
          <table:table-cell table:style-name="ce2" office:value-type="string" calcext:value-type="string">
            <text:p>HJN7JC9ZB6M</text:p>
          </table:table-cell>
          <table:table-cell table:style-name="ce4" table:formula="of:=DATE(2020;5;18)+TIME(15;1;17)" office:value-type="date" office:date-value="2020-05-18T15:01:17" calcext:value-type="date">
            <text:p>5/18/2020 15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e</text:p>
          </table:table-cell>
          <table:table-cell table:style-name="ce3" office:value-type="string" calcext:value-type="string">
            <text:p>Salvatore</text:p>
          </table:table-cell>
          <table:table-cell table:style-name="ce3" office:value-type="string" calcext:value-type="string">
            <text:p>HQN6SYPC9SK</text:p>
          </table:table-cell>
          <table:table-cell table:style-name="ce5" table:formula="of:=DATE(2020;5;28)+TIME(17;1;3)" office:value-type="date" office:date-value="2020-05-28T17:01:03" calcext:value-type="date">
            <text:p>5/28/2020 17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e</text:p>
          </table:table-cell>
          <table:table-cell table:style-name="ce3" office:value-type="string" calcext:value-type="string">
            <text:p>Perez</text:p>
          </table:table-cell>
          <table:table-cell table:style-name="ce3" office:value-type="string" calcext:value-type="string">
            <text:p>FDN7BZRDVRX</text:p>
          </table:table-cell>
          <table:table-cell table:style-name="ce5" table:formula="of:=DATE(2020;6;10)+TIME(11;0;26)" office:value-type="date" office:date-value="2020-06-10T11:00:26" calcext:value-type="date">
            <text:p>6/10/2020 11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Efroimson</text:p>
          </table:table-cell>
          <table:table-cell table:style-name="ce2" office:value-type="string" calcext:value-type="string">
            <text:p>DQNL3LCPQ9N</text:p>
          </table:table-cell>
          <table:table-cell table:style-name="ce4" table:formula="of:=DATE(2020;6;22)+TIME(10;41;44)" office:value-type="date" office:date-value="2020-06-22T10:41:44" calcext:value-type="date">
            <text:p>6/22/2020 10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Garcia</text:p>
          </table:table-cell>
          <table:table-cell table:style-name="ce2" office:value-type="string" calcext:value-type="string">
            <text:p>H5N8FPG5FTX</text:p>
          </table:table-cell>
          <table:table-cell table:style-name="ce4" table:formula="of:=DATE(2020;6;24)+TIME(18;13;49)" office:value-type="date" office:date-value="2020-06-24T18:13:49" calcext:value-type="date">
            <text:p>6/24/2020 18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e</text:p>
          </table:table-cell>
          <table:table-cell table:style-name="ce3" office:value-type="string" calcext:value-type="string">
            <text:p>Fuller</text:p>
          </table:table-cell>
          <table:table-cell table:style-name="ce3" office:value-type="string" calcext:value-type="string">
            <text:p>VPNJYDMN94C</text:p>
          </table:table-cell>
          <table:table-cell table:style-name="ce5" table:formula="of:=DATE(2020;6;26)+TIME(23;3;18)" office:value-type="date" office:date-value="2020-06-26T23:03:18" calcext:value-type="date">
            <text:p>6/26/2020 23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Brown</text:p>
          </table:table-cell>
          <table:table-cell table:style-name="ce2" office:value-type="string" calcext:value-type="string">
            <text:p>FYNGLQNZN2R</text:p>
          </table:table-cell>
          <table:table-cell table:style-name="ce4" table:formula="of:=DATE(2020;6;27)+TIME(12;30;32)" office:value-type="date" office:date-value="2020-06-27T12:30:32" calcext:value-type="date">
            <text:p>6/27/2020 12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e</text:p>
          </table:table-cell>
          <table:table-cell table:style-name="ce2" office:value-type="string" calcext:value-type="string">
            <text:p>Wellington</text:p>
          </table:table-cell>
          <table:table-cell table:style-name="ce2" office:value-type="string" calcext:value-type="string">
            <text:p>D6N9JCYK8B2</text:p>
          </table:table-cell>
          <table:table-cell table:style-name="ce4" table:formula="of:=DATE(2020;6;29)+TIME(1;50;7)" office:value-type="date" office:date-value="2020-06-29T01:50:07" calcext:value-type="date">
            <text:p>6/29/2020 1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e</text:p>
          </table:table-cell>
          <table:table-cell table:style-name="ce3" office:value-type="string" calcext:value-type="string">
            <text:p>Ranweiler</text:p>
          </table:table-cell>
          <table:table-cell table:style-name="ce3" office:value-type="string" calcext:value-type="string">
            <text:p>M3NND6P7FK9</text:p>
          </table:table-cell>
          <table:table-cell table:style-name="ce5" table:formula="of:=DATE(2020;6;29)+TIME(3;26;11)" office:value-type="date" office:date-value="2020-06-29T03:26:11" calcext:value-type="date">
            <text:p>6/29/2020 3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khail</text:p>
          </table:table-cell>
          <table:table-cell table:style-name="ce3" office:value-type="string" calcext:value-type="string">
            <text:p>Nikitin</text:p>
          </table:table-cell>
          <table:table-cell table:style-name="ce3" office:value-type="string" calcext:value-type="string">
            <text:p>VVN7HRWGNQ4</text:p>
          </table:table-cell>
          <table:table-cell table:style-name="ce5" table:formula="of:=DATE(2020;6;25)+TIME(0;9;54)" office:value-type="date" office:date-value="2020-06-25T00:09:54" calcext:value-type="date">
            <text:p>6/25/2020 0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khail</text:p>
          </table:table-cell>
          <table:table-cell table:style-name="ce2" office:value-type="string" calcext:value-type="string">
            <text:p>Malygin</text:p>
          </table:table-cell>
          <table:table-cell table:style-name="ce2" office:value-type="string" calcext:value-type="string">
            <text:p>KRNLRJRGQ8X</text:p>
          </table:table-cell>
          <table:table-cell table:style-name="ce4" table:formula="of:=DATE(2020;6;29)+TIME(10;30;27)" office:value-type="date" office:date-value="2020-06-29T10:30:27" calcext:value-type="date">
            <text:p>6/29/2020 10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lan</text:p>
          </table:table-cell>
          <table:table-cell table:style-name="ce2" office:value-type="string" calcext:value-type="string">
            <text:p>Stevanovic</text:p>
          </table:table-cell>
          <table:table-cell table:style-name="ce2" office:value-type="string" calcext:value-type="string">
            <text:p>NYNRTB7D8YY</text:p>
          </table:table-cell>
          <table:table-cell table:style-name="ce4" table:formula="of:=DATE(2020;5;7)+TIME(8;39;48)" office:value-type="date" office:date-value="2020-05-07T08:39:48" calcext:value-type="date">
            <text:p>5/7/2020 8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lan</text:p>
          </table:table-cell>
          <table:table-cell table:style-name="ce2" office:value-type="string" calcext:value-type="string">
            <text:p>Mažec</text:p>
          </table:table-cell>
          <table:table-cell table:style-name="ce2" office:value-type="string" calcext:value-type="string">
            <text:p>FVN4LD9DPWB</text:p>
          </table:table-cell>
          <table:table-cell table:style-name="ce4" table:formula="of:=DATE(2020;6;22)+TIME(10;7;45)" office:value-type="date" office:date-value="2020-06-22T10:07:45" calcext:value-type="date">
            <text:p>6/22/2020 10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lena</text:p>
          </table:table-cell>
          <table:table-cell table:style-name="ce2" office:value-type="string" calcext:value-type="string">
            <text:p>Milenkovic</text:p>
          </table:table-cell>
          <table:table-cell table:style-name="ce2" office:value-type="string" calcext:value-type="string">
            <text:p>L4NR7SN2F22</text:p>
          </table:table-cell>
          <table:table-cell table:style-name="ce4" table:formula="of:=DATE(2020;5;7)+TIME(11;52;38)" office:value-type="date" office:date-value="2020-05-07T11:52:38" calcext:value-type="date">
            <text:p>5/7/2020 11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losz</text:p>
          </table:table-cell>
          <table:table-cell table:style-name="ce3" office:value-type="string" calcext:value-type="string">
            <text:p>Kowal</text:p>
          </table:table-cell>
          <table:table-cell table:style-name="ce3" office:value-type="string" calcext:value-type="string">
            <text:p>XVNFTLNBGBL</text:p>
          </table:table-cell>
          <table:table-cell table:style-name="ce5" table:formula="of:=DATE(2020;6;19)+TIME(14;44;50)" office:value-type="date" office:date-value="2020-06-19T14:44:50" calcext:value-type="date">
            <text:p>6/19/2020 14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m</text:p>
          </table:table-cell>
          <table:table-cell table:style-name="ce2" office:value-type="string" calcext:value-type="string">
            <text:p>Armand</text:p>
          </table:table-cell>
          <table:table-cell table:style-name="ce2" office:value-type="string" calcext:value-type="string">
            <text:p>HDNF9MWH8VX</text:p>
          </table:table-cell>
          <table:table-cell table:style-name="ce4" table:formula="of:=DATE(2020;5;14)+TIME(14;36;57)" office:value-type="date" office:date-value="2020-05-14T14:36:57" calcext:value-type="date">
            <text:p>5/14/2020 14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mi</text:p>
          </table:table-cell>
          <table:table-cell table:style-name="ce3" office:value-type="string" calcext:value-type="string">
            <text:p>Zohar</text:p>
          </table:table-cell>
          <table:table-cell table:style-name="ce3" office:value-type="string" calcext:value-type="string">
            <text:p>JXNRR7RCG9R</text:p>
          </table:table-cell>
          <table:table-cell table:style-name="ce5" table:formula="of:=DATE(2020;6;24)+TIME(20;59;43)" office:value-type="date" office:date-value="2020-06-24T20:59:43" calcext:value-type="date">
            <text:p>6/24/2020 2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DGNB7NMSCJZ</text:p>
          </table:table-cell>
          <table:table-cell table:style-name="ce5" table:formula="of:=DATE(2020;5;8)+TIME(9;24;32)" office:value-type="date" office:date-value="2020-05-08T09:24:32" calcext:value-type="date">
            <text:p>5/8/2020 9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nase</text:p>
          </table:table-cell>
          <table:table-cell table:style-name="ce3" office:value-type="string" calcext:value-type="string">
            <text:p>Faye</text:p>
          </table:table-cell>
          <table:table-cell table:style-name="ce3" office:value-type="string" calcext:value-type="string">
            <text:p>HSNSWFJ99SS</text:p>
          </table:table-cell>
          <table:table-cell table:style-name="ce5" table:formula="of:=DATE(2020;6;25)+TIME(0;27;58)" office:value-type="date" office:date-value="2020-06-25T00:27:58" calcext:value-type="date">
            <text:p>6/25/2020 0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ng-Wei</text:p>
          </table:table-cell>
          <table:table-cell table:style-name="ce3" office:value-type="string" calcext:value-type="string">
            <text:p>Shih</text:p>
          </table:table-cell>
          <table:table-cell table:style-name="ce3" office:value-type="string" calcext:value-type="string">
            <text:p>KNN9WS2FWH8</text:p>
          </table:table-cell>
          <table:table-cell table:style-name="ce5" table:formula="of:=DATE(2020;6;29)+TIME(13;14;41)" office:value-type="date" office:date-value="2020-06-29T13:14:41" calcext:value-type="date">
            <text:p>6/29/2020 13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ngdao</text:p>
          </table:table-cell>
          <table:table-cell table:style-name="ce3" office:value-type="string" calcext:value-type="string">
            <text:p>Yang</text:p>
          </table:table-cell>
          <table:table-cell table:style-name="ce3" office:value-type="string" calcext:value-type="string">
            <text:p>VTN5FG7LDL2</text:p>
          </table:table-cell>
          <table:table-cell table:style-name="ce5" table:formula="of:=DATE(2020;6;24)+TIME(4;30;43)" office:value-type="date" office:date-value="2020-06-24T04:30:43" calcext:value-type="date">
            <text:p>6/24/2020 4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ngde</text:p>
          </table:table-cell>
          <table:table-cell table:style-name="ce2" office:value-type="string" calcext:value-type="string">
            <text:p>Zeng</text:p>
          </table:table-cell>
          <table:table-cell table:style-name="ce2" office:value-type="string" calcext:value-type="string">
            <text:p>Z8NZL9H5M79</text:p>
          </table:table-cell>
          <table:table-cell table:style-name="ce4" table:formula="of:=DATE(2020;5;15)+TIME(11;33;38)" office:value-type="date" office:date-value="2020-05-15T11:33:38" calcext:value-type="date">
            <text:p>5/15/2020 11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nh</text:p>
          </table:table-cell>
          <table:table-cell table:style-name="ce2" office:value-type="string" calcext:value-type="string">
            <text:p>Tran</text:p>
          </table:table-cell>
          <table:table-cell table:style-name="ce2" office:value-type="string" calcext:value-type="string">
            <text:p>HQNWTRVYRYD</text:p>
          </table:table-cell>
          <table:table-cell table:style-name="ce4" table:formula="of:=DATE(2020;6;15)+TIME(23;1;58)" office:value-type="date" office:date-value="2020-06-15T23:01:58" calcext:value-type="date">
            <text:p>6/15/2020 23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NJAE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XRNPND8S56R</text:p>
          </table:table-cell>
          <table:table-cell table:style-name="ce4" table:formula="of:=DATE(2020;6;28)+TIME(20;24;39)" office:value-type="date" office:date-value="2020-06-28T20:24:39" calcext:value-type="date">
            <text:p>6/28/2020 20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quel</text:p>
          </table:table-cell>
          <table:table-cell table:style-name="ce3" office:value-type="string" calcext:value-type="string">
            <text:p>Raynal</text:p>
          </table:table-cell>
          <table:table-cell table:style-name="ce3" office:value-type="string" calcext:value-type="string">
            <text:p>H7NL99NCQLZ</text:p>
          </table:table-cell>
          <table:table-cell table:style-name="ce5" table:formula="of:=DATE(2020;6;15)+TIME(2;26;39)" office:value-type="date" office:date-value="2020-06-15T02:26:39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ra</text:p>
          </table:table-cell>
          <table:table-cell table:style-name="ce3" office:value-type="string" calcext:value-type="string">
            <text:p>Franke</text:p>
          </table:table-cell>
          <table:table-cell table:style-name="ce3" office:value-type="string" calcext:value-type="string">
            <text:p>V3NBT8QSHHH</text:p>
          </table:table-cell>
          <table:table-cell table:style-name="ce5" table:formula="of:=DATE(2020;5;12)+TIME(11;52;59)" office:value-type="date" office:date-value="2020-05-12T11:52:59" calcext:value-type="date">
            <text:p>5/12/2020 11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riam</text:p>
          </table:table-cell>
          <table:table-cell table:style-name="ce3" office:value-type="string" calcext:value-type="string">
            <text:p>Ballhausen</text:p>
          </table:table-cell>
          <table:table-cell table:style-name="ce3" office:value-type="string" calcext:value-type="string">
            <text:p>MPNY5Y2CH6B</text:p>
          </table:table-cell>
          <table:table-cell table:style-name="ce5" table:formula="of:=DATE(2020;6;26)+TIME(22;58;15)" office:value-type="date" office:date-value="2020-06-26T22:58:15" calcext:value-type="date">
            <text:p>6/26/2020 22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roslav</text:p>
          </table:table-cell>
          <table:table-cell table:style-name="ce2" office:value-type="string" calcext:value-type="string">
            <text:p>Řezanina</text:p>
          </table:table-cell>
          <table:table-cell table:style-name="ce2" office:value-type="string" calcext:value-type="string">
            <text:p>XVNM7R5QXKZ</text:p>
          </table:table-cell>
          <table:table-cell table:style-name="ce4" table:formula="of:=DATE(2020;6;1)+TIME(13;13;17)" office:value-type="date" office:date-value="2020-06-01T13:13:17" calcext:value-type="date">
            <text:p>6/1/2020 1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sty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LTN5SXXHXJR</text:p>
          </table:table-cell>
          <table:table-cell table:style-name="ce4" table:formula="of:=DATE(2020;6;25)+TIME(17;47;39)" office:value-type="date" office:date-value="2020-06-25T17:47:39" calcext:value-type="date">
            <text:p>6/25/2020 17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tali</text:p>
          </table:table-cell>
          <table:table-cell table:style-name="ce2" office:value-type="string" calcext:value-type="string">
            <text:p>Chauhan</text:p>
          </table:table-cell>
          <table:table-cell table:style-name="ce2" office:value-type="string" calcext:value-type="string">
            <text:p>ZDN9Q4CZRJG</text:p>
          </table:table-cell>
          <table:table-cell table:style-name="ce4" table:formula="of:=DATE(2020;6;27)+TIME(11;31;11)" office:value-type="date" office:date-value="2020-06-27T11:31:11" calcext:value-type="date">
            <text:p>6/27/2020 11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itch</text:p>
          </table:table-cell>
          <table:table-cell table:style-name="ce3" office:value-type="string" calcext:value-type="string">
            <text:p>Souders</text:p>
          </table:table-cell>
          <table:table-cell table:style-name="ce3" office:value-type="string" calcext:value-type="string">
            <text:p>ZBNHDP4S4P9</text:p>
          </table:table-cell>
          <table:table-cell table:style-name="ce5" table:formula="of:=DATE(2020;6;3)+TIME(0;59;32)" office:value-type="date" office:date-value="2020-06-03T00:59:32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tchell</text:p>
          </table:table-cell>
          <table:table-cell table:style-name="ce2" office:value-type="string" calcext:value-type="string">
            <text:p>Tasman</text:p>
          </table:table-cell>
          <table:table-cell table:style-name="ce2" office:value-type="string" calcext:value-type="string">
            <text:p>PLNMRFL8ZPV</text:p>
          </table:table-cell>
          <table:table-cell table:style-name="ce4" table:formula="of:=DATE(2020;6;28)+TIME(17;23;17)" office:value-type="date" office:date-value="2020-06-28T17:23:17" calcext:value-type="date">
            <text:p>6/28/2020 17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itesh</text:p>
          </table:table-cell>
          <table:table-cell table:style-name="ce2" office:value-type="string" calcext:value-type="string">
            <text:p>goplani</text:p>
          </table:table-cell>
          <table:table-cell table:style-name="ce2" office:value-type="string" calcext:value-type="string">
            <text:p>NVND8ZMZ8BL</text:p>
          </table:table-cell>
          <table:table-cell table:style-name="ce4" table:formula="of:=DATE(2020;6;25)+TIME(8;4;34)" office:value-type="date" office:date-value="2020-06-25T08:04:34" calcext:value-type="date">
            <text:p>6/25/2020 8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F2N4WBHDX8B</text:p>
          </table:table-cell>
          <table:table-cell table:style-name="ce4" table:formula="of:=DATE(2020;6;2)+TIME(0;34;31)" office:value-type="date" office:date-value="2020-06-02T00:34:31" calcext:value-type="date">
            <text:p>6/2/2020 0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bin</text:p>
          </table:table-cell>
          <table:table-cell table:style-name="ce3" office:value-type="string" calcext:value-type="string">
            <text:p>Shaikh</text:p>
          </table:table-cell>
          <table:table-cell table:style-name="ce3" office:value-type="string" calcext:value-type="string">
            <text:p>GMNRVB9TFN3</text:p>
          </table:table-cell>
          <table:table-cell table:style-name="ce5" table:formula="of:=DATE(2020;6;29)+TIME(11;48;31)" office:value-type="date" office:date-value="2020-06-29T11:48:31" calcext:value-type="date">
            <text:p>6/29/2020 11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hamed</text:p>
          </table:table-cell>
          <table:table-cell table:style-name="ce2" office:value-type="string" calcext:value-type="string">
            <text:p>Ghoneimy</text:p>
          </table:table-cell>
          <table:table-cell table:style-name="ce2" office:value-type="string" calcext:value-type="string">
            <text:p>NNNZW2MJ6YT</text:p>
          </table:table-cell>
          <table:table-cell table:style-name="ce4" table:formula="of:=DATE(2020;6;25)+TIME(12;32;6)" office:value-type="date" office:date-value="2020-06-25T12:32:06" calcext:value-type="date">
            <text:p>6/25/2020 1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hamed ilyes</text:p>
          </table:table-cell>
          <table:table-cell table:style-name="ce3" office:value-type="string" calcext:value-type="string">
            <text:p>EL AJROUD</text:p>
          </table:table-cell>
          <table:table-cell table:style-name="ce3" office:value-type="string" calcext:value-type="string">
            <text:p>H9NGVDLP4G2</text:p>
          </table:table-cell>
          <table:table-cell table:style-name="ce5" table:formula="of:=DATE(2020;6;24)+TIME(8;46;33)" office:value-type="date" office:date-value="2020-06-24T08:46:33" calcext:value-type="date">
            <text:p>6/24/2020 8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hammad</text:p>
          </table:table-cell>
          <table:table-cell table:style-name="ce2" office:value-type="string" calcext:value-type="string">
            <text:p>Shojaei</text:p>
          </table:table-cell>
          <table:table-cell table:style-name="ce2" office:value-type="string" calcext:value-type="string">
            <text:p>LNNQHSJ4BF2</text:p>
          </table:table-cell>
          <table:table-cell table:style-name="ce4" table:formula="of:=DATE(2020;5;12)+TIME(19;20;53)" office:value-type="date" office:date-value="2020-05-12T19:20:53" calcext:value-type="date">
            <text:p>5/12/2020 1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hammad</text:p>
          </table:table-cell>
          <table:table-cell table:style-name="ce3" office:value-type="string" calcext:value-type="string">
            <text:p>Siddiqui</text:p>
          </table:table-cell>
          <table:table-cell table:style-name="ce3" office:value-type="string" calcext:value-type="string">
            <text:p>FQND7DD9XPZ</text:p>
          </table:table-cell>
          <table:table-cell table:style-name="ce5" table:formula="of:=DATE(2020;6;29)+TIME(5;14;25)" office:value-type="date" office:date-value="2020-06-29T05:14:25" calcext:value-type="date">
            <text:p>6/29/2020 5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hammadreza</text:p>
          </table:table-cell>
          <table:table-cell table:style-name="ce3" office:value-type="string" calcext:value-type="string">
            <text:p>Rostam</text:p>
          </table:table-cell>
          <table:table-cell table:style-name="ce3" office:value-type="string" calcext:value-type="string">
            <text:p>ZCN753KTW4N</text:p>
          </table:table-cell>
          <table:table-cell table:style-name="ce5" table:formula="of:=DATE(2020;6;23)+TIME(14;4;17)" office:value-type="date" office:date-value="2020-06-23T14:04:17" calcext:value-type="date">
            <text:p>6/23/2020 14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hammed</text:p>
          </table:table-cell>
          <table:table-cell table:style-name="ce3" office:value-type="string" calcext:value-type="string">
            <text:p>Billoo</text:p>
          </table:table-cell>
          <table:table-cell table:style-name="ce3" office:value-type="string" calcext:value-type="string">
            <text:p>GTN86K93JKL</text:p>
          </table:table-cell>
          <table:table-cell table:style-name="ce5" table:formula="of:=DATE(2020;6;18)+TIME(18;27;49)" office:value-type="date" office:date-value="2020-06-18T18:27:49" calcext:value-type="date">
            <text:p>6/18/2020 18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hammed Elwardi</text:p>
          </table:table-cell>
          <table:table-cell table:style-name="ce2" office:value-type="string" calcext:value-type="string">
            <text:p>Fadeli</text:p>
          </table:table-cell>
          <table:table-cell table:style-name="ce2" office:value-type="string" calcext:value-type="string">
            <text:p>H2N6X9V6DF2</text:p>
          </table:table-cell>
          <table:table-cell table:style-name="ce4" table:formula="of:=DATE(2020;6;24)+TIME(6;30;31)" office:value-type="date" office:date-value="2020-06-24T06:30:31" calcext:value-type="date">
            <text:p>6/24/2020 6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hammed Rayan</text:p>
          </table:table-cell>
          <table:table-cell table:style-name="ce3" office:value-type="string" calcext:value-type="string">
            <text:p>Baig</text:p>
          </table:table-cell>
          <table:table-cell table:style-name="ce3" office:value-type="string" calcext:value-type="string">
            <text:p>NSN54ZHJVNL</text:p>
          </table:table-cell>
          <table:table-cell table:style-name="ce5" table:formula="of:=DATE(2020;6;19)+TIME(5;27;10)" office:value-type="date" office:date-value="2020-06-19T05:27:10" calcext:value-type="date">
            <text:p>6/19/2020 5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han</text:p>
          </table:table-cell>
          <table:table-cell table:style-name="ce2" office:value-type="string" calcext:value-type="string">
            <text:p>Parthasarathy</text:p>
          </table:table-cell>
          <table:table-cell table:style-name="ce2" office:value-type="string" calcext:value-type="string">
            <text:p>XSN2YC9JL2X</text:p>
          </table:table-cell>
          <table:table-cell table:style-name="ce4" table:formula="of:=DATE(2020;6;25)+TIME(7;5;48)" office:value-type="date" office:date-value="2020-06-25T07:05:48" calcext:value-type="date">
            <text:p>6/25/2020 7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hana Datta</text:p>
          </table:table-cell>
          <table:table-cell table:style-name="ce2" office:value-type="string" calcext:value-type="string">
            <text:p>Yelugoti</text:p>
          </table:table-cell>
          <table:table-cell table:style-name="ce2" office:value-type="string" calcext:value-type="string">
            <text:p>D6NR83KNN4X</text:p>
          </table:table-cell>
          <table:table-cell table:style-name="ce4" table:formula="of:=DATE(2020;6;28)+TIME(23;59;59)" office:value-type="date" office:date-value="2020-06-28T23:59:59" calcext:value-type="date">
            <text:p>6/28/2020 23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hd</text:p>
          </table:table-cell>
          <table:table-cell table:style-name="ce3" office:value-type="string" calcext:value-type="string">
            <text:p>Faisal</text:p>
          </table:table-cell>
          <table:table-cell table:style-name="ce3" office:value-type="string" calcext:value-type="string">
            <text:p>DPNDCYG56G6</text:p>
          </table:table-cell>
          <table:table-cell table:style-name="ce5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hd. Aftab</text:p>
          </table:table-cell>
          <table:table-cell table:style-name="ce2" office:value-type="string" calcext:value-type="string">
            <text:p>Alam</text:p>
          </table:table-cell>
          <table:table-cell table:style-name="ce2" office:value-type="string" calcext:value-type="string">
            <text:p>M7NT4ZSLCBV</text:p>
          </table:table-cell>
          <table:table-cell table:style-name="ce4" table:formula="of:=DATE(2020;6;27)+TIME(1;18;4)" office:value-type="date" office:date-value="2020-06-27T01:18:04" calcext:value-type="date">
            <text:p>6/27/2020 1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hit</text:p>
          </table:table-cell>
          <table:table-cell table:style-name="ce2" office:value-type="string" calcext:value-type="string">
            <text:p>pant</text:p>
          </table:table-cell>
          <table:table-cell table:style-name="ce2" office:value-type="string" calcext:value-type="string">
            <text:p>V4NQJW2SQMS</text:p>
          </table:table-cell>
          <table:table-cell table:style-name="ce4" table:formula="of:=DATE(2020;6;24)+TIME(0;28;49)" office:value-type="date" office:date-value="2020-06-24T00:28:49" calcext:value-type="date">
            <text:p>6/24/2020 0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iez</text:p>
          </table:table-cell>
          <table:table-cell table:style-name="ce3" office:value-type="string" calcext:value-type="string">
            <text:p>Hasnain</text:p>
          </table:table-cell>
          <table:table-cell table:style-name="ce3" office:value-type="string" calcext:value-type="string">
            <text:p>P7N57LMMY6B</text:p>
          </table:table-cell>
          <table:table-cell table:style-name="ce5" table:formula="of:=DATE(2020;5;7)+TIME(15;22;43)" office:value-type="date" office:date-value="2020-05-07T15:22:43" calcext:value-type="date">
            <text:p>5/7/2020 15:22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momokat.kinder@gmail.com</text:p>
          </table:table-cell>
          <table:table-cell table:style-name="ce3" office:value-type="string" calcext:value-type="string">
            <text:p>P8N9YLTXL8M</text:p>
          </table:table-cell>
          <table:table-cell table:style-name="ce5" table:formula="of:=DATE(2020;6;13)+TIME(0;42;38)" office:value-type="date" office:date-value="2020-06-13T00:42:38" calcext:value-type="date">
            <text:p>6/13/2020 0:42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monica@unwisegeek.net</text:p>
          </table:table-cell>
          <table:table-cell table:style-name="ce2" office:value-type="string" calcext:value-type="string">
            <text:p>LFN5KFTPSY5</text:p>
          </table:table-cell>
          <table:table-cell table:style-name="ce4" table:formula="of:=DATE(2020;6;25)+TIME(22;26;26)" office:value-type="date" office:date-value="2020-06-25T22:26:26" calcext:value-type="date">
            <text:p>6/25/2020 22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nte</text:p>
          </table:table-cell>
          <table:table-cell table:style-name="ce3" office:value-type="string" calcext:value-type="string">
            <text:p>McGuire</text:p>
          </table:table-cell>
          <table:table-cell table:style-name="ce3" office:value-type="string" calcext:value-type="string">
            <text:p>FNNQVMZD3SP</text:p>
          </table:table-cell>
          <table:table-cell table:style-name="ce5" table:formula="of:=DATE(2020;6;4)+TIME(10;31;44)" office:value-type="date" office:date-value="2020-06-04T10:31:44" calcext:value-type="date">
            <text:p>6/4/2020 10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ntiean</text:p>
          </table:table-cell>
          <table:table-cell table:style-name="ce3" office:value-type="string" calcext:value-type="string">
            <text:p>Noktes</text:p>
          </table:table-cell>
          <table:table-cell table:style-name="ce3" office:value-type="string" calcext:value-type="string">
            <text:p>PFNQTTL763M</text:p>
          </table:table-cell>
          <table:table-cell table:style-name="ce5" table:formula="of:=DATE(2020;6;24)+TIME(17;34;18)" office:value-type="date" office:date-value="2020-06-24T17:34:18" calcext:value-type="date">
            <text:p>6/24/2020 17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reno</text:p>
          </table:table-cell>
          <table:table-cell table:style-name="ce2" office:value-type="string" calcext:value-type="string">
            <text:p>Ambrosin</text:p>
          </table:table-cell>
          <table:table-cell table:style-name="ce2" office:value-type="string" calcext:value-type="string">
            <text:p>XDNCJH5XTRS</text:p>
          </table:table-cell>
          <table:table-cell table:style-name="ce4" table:formula="of:=DATE(2020;6;23)+TIME(13;57;2)" office:value-type="date" office:date-value="2020-06-23T13:57:02" calcext:value-type="date">
            <text:p>6/23/2020 13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oses</text:p>
          </table:table-cell>
          <table:table-cell table:style-name="ce2" office:value-type="string" calcext:value-type="string">
            <text:p>Yang</text:p>
          </table:table-cell>
          <table:table-cell table:style-name="ce2" office:value-type="string" calcext:value-type="string">
            <text:p>LLNX2Y2LWKG</text:p>
          </table:table-cell>
          <table:table-cell table:style-name="ce4" table:formula="of:=DATE(2020;5;21)+TIME(18;24;28)" office:value-type="date" office:date-value="2020-05-21T18:24:28" calcext:value-type="date">
            <text:p>5/21/2020 18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ses</text:p>
          </table:table-cell>
          <table:table-cell table:style-name="ce3" office:value-type="string" calcext:value-type="string">
            <text:p>Ukaoma</text:p>
          </table:table-cell>
          <table:table-cell table:style-name="ce3" office:value-type="string" calcext:value-type="string">
            <text:p>HJNQYRFHL5X</text:p>
          </table:table-cell>
          <table:table-cell table:style-name="ce5" table:formula="of:=DATE(2020;6;25)+TIME(9;46;1)" office:value-type="date" office:date-value="2020-06-25T09:46:01" calcext:value-type="date">
            <text:p>6/25/2020 9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ostafa</text:p>
          </table:table-cell>
          <table:table-cell table:style-name="ce3" office:value-type="string" calcext:value-type="string">
            <text:p>Qolinezhad</text:p>
          </table:table-cell>
          <table:table-cell table:style-name="ce3" office:value-type="string" calcext:value-type="string">
            <text:p>VCN39LC4NRF</text:p>
          </table:table-cell>
          <table:table-cell table:style-name="ce5" table:formula="of:=DATE(2020;6;25)+TIME(4;25;18)" office:value-type="date" office:date-value="2020-06-25T04:25:18" calcext:value-type="date">
            <text:p>6/25/2020 4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ritunjay</text:p>
          </table:table-cell>
          <table:table-cell table:style-name="ce2" office:value-type="string" calcext:value-type="string">
            <text:p>Sharma</text:p>
          </table:table-cell>
          <table:table-cell table:style-name="ce2" office:value-type="string" calcext:value-type="string">
            <text:p>PNN2V6QX3FQ</text:p>
          </table:table-cell>
          <table:table-cell table:style-name="ce4" table:formula="of:=DATE(2020;6;23)+TIME(13;47;44)" office:value-type="date" office:date-value="2020-06-23T13:47:44" calcext:value-type="date">
            <text:p>6/23/2020 13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tl</text:p>
          </table:table-cell>
          <table:table-cell table:style-name="ce2" office:value-type="string" calcext:value-type="string">
            <text:p>lola</text:p>
          </table:table-cell>
          <table:table-cell table:style-name="ce2" office:value-type="string" calcext:value-type="string">
            <text:p>ZSNH3F6ZG8W</text:p>
          </table:table-cell>
          <table:table-cell table:style-name="ce4" table:formula="of:=DATE(2020;5;28)+TIME(14;35;7)" office:value-type="date" office:date-value="2020-05-28T14:35:07" calcext:value-type="date">
            <text:p>5/28/2020 14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hammad</text:p>
          </table:table-cell>
          <table:table-cell table:style-name="ce2" office:value-type="string" calcext:value-type="string">
            <text:p>Ikbal</text:p>
          </table:table-cell>
          <table:table-cell table:style-name="ce2" office:value-type="string" calcext:value-type="string">
            <text:p>P4NCN85DSKC</text:p>
          </table:table-cell>
          <table:table-cell table:style-name="ce4" table:formula="of:=DATE(2020;6;23)+TIME(15;32;49)" office:value-type="date" office:date-value="2020-06-23T15:32:49" calcext:value-type="date">
            <text:p>6/23/2020 15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hammad</text:p>
          </table:table-cell>
          <table:table-cell table:style-name="ce2" office:value-type="string" calcext:value-type="string">
            <text:p>Haris</text:p>
          </table:table-cell>
          <table:table-cell table:style-name="ce2" office:value-type="string" calcext:value-type="string">
            <text:p>GMN7Z6JLXVD</text:p>
          </table:table-cell>
          <table:table-cell table:style-name="ce4" table:formula="of:=DATE(2020;6;24)+TIME(13;37;4)" office:value-type="date" office:date-value="2020-06-24T13:37:04" calcext:value-type="date">
            <text:p>6/24/2020 13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HAMMAD</text:p>
          </table:table-cell>
          <table:table-cell table:style-name="ce2" office:value-type="string" calcext:value-type="string">
            <text:p>ALI</text:p>
          </table:table-cell>
          <table:table-cell table:style-name="ce2" office:value-type="string" calcext:value-type="string">
            <text:p>GPNNGWS6H4R</text:p>
          </table:table-cell>
          <table:table-cell table:style-name="ce4" table:formula="of:=DATE(2020;6;24)+TIME(18;0;46)" office:value-type="date" office:date-value="2020-06-24T18:00:46" calcext:value-type="date">
            <text:p>6/24/2020 18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hammad</text:p>
          </table:table-cell>
          <table:table-cell table:style-name="ce3" office:value-type="string" calcext:value-type="string">
            <text:p>Ahmad</text:p>
          </table:table-cell>
          <table:table-cell table:style-name="ce3" office:value-type="string" calcext:value-type="string">
            <text:p>MKNW82BHDZF</text:p>
          </table:table-cell>
          <table:table-cell table:style-name="ce5" table:formula="of:=DATE(2020;6;26)+TIME(18;7;21)" office:value-type="date" office:date-value="2020-06-26T18:07:21" calcext:value-type="date">
            <text:p>6/26/2020 18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hammad</text:p>
          </table:table-cell>
          <table:table-cell table:style-name="ce3" office:value-type="string" calcext:value-type="string">
            <text:p>Suleman</text:p>
          </table:table-cell>
          <table:table-cell table:style-name="ce3" office:value-type="string" calcext:value-type="string">
            <text:p>XQNJFMXXPH3</text:p>
          </table:table-cell>
          <table:table-cell table:style-name="ce5" table:formula="of:=DATE(2020;6;26)+TIME(20;17;31)" office:value-type="date" office:date-value="2020-06-26T20:17:31" calcext:value-type="date">
            <text:p>6/26/2020 20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hammad Adeel</text:p>
          </table:table-cell>
          <table:table-cell table:style-name="ce3" office:value-type="string" calcext:value-type="string">
            <text:p>Malik</text:p>
          </table:table-cell>
          <table:table-cell table:style-name="ce3" office:value-type="string" calcext:value-type="string">
            <text:p>JLNVPL5SX4F</text:p>
          </table:table-cell>
          <table:table-cell table:style-name="ce5" table:formula="of:=DATE(2020;6;24)+TIME(8;41;24)" office:value-type="date" office:date-value="2020-06-24T08:41:24" calcext:value-type="date">
            <text:p>6/24/2020 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hammad Emillul</text:p>
          </table:table-cell>
          <table:table-cell table:style-name="ce2" office:value-type="string" calcext:value-type="string">
            <text:p>Fata</text:p>
          </table:table-cell>
          <table:table-cell table:style-name="ce2" office:value-type="string" calcext:value-type="string">
            <text:p>L6NQTGF2HBW</text:p>
          </table:table-cell>
          <table:table-cell table:style-name="ce4" table:formula="of:=DATE(2020;6;28)+TIME(22;31;46)" office:value-type="date" office:date-value="2020-06-28T22:31:46" calcext:value-type="date">
            <text:p>6/28/2020 22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hammad Ilham</text:p>
          </table:table-cell>
          <table:table-cell table:style-name="ce3" office:value-type="string" calcext:value-type="string">
            <text:p>Syarifuddin</text:p>
          </table:table-cell>
          <table:table-cell table:style-name="ce3" office:value-type="string" calcext:value-type="string">
            <text:p>XZNPP7TYSLS</text:p>
          </table:table-cell>
          <table:table-cell table:style-name="ce5" table:formula="of:=DATE(2020;6;23)+TIME(13;33;50)" office:value-type="date" office:date-value="2020-06-23T13:33:50" calcext:value-type="date">
            <text:p>6/23/2020 13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hammad Usama</text:p>
          </table:table-cell>
          <table:table-cell table:style-name="ce3" office:value-type="string" calcext:value-type="string">
            <text:p>Anjum</text:p>
          </table:table-cell>
          <table:table-cell table:style-name="ce3" office:value-type="string" calcext:value-type="string">
            <text:p>PLNZ6GQ6STT</text:p>
          </table:table-cell>
          <table:table-cell table:style-name="ce5" table:formula="of:=DATE(2020;6;15)+TIME(3;20;24)" office:value-type="date" office:date-value="2020-06-15T03:20:24" calcext:value-type="date">
            <text:p>6/15/2020 3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hammad Usman</text:p>
          </table:table-cell>
          <table:table-cell table:style-name="ce2" office:value-type="string" calcext:value-type="string">
            <text:p>Shamas</text:p>
          </table:table-cell>
          <table:table-cell table:style-name="ce2" office:value-type="string" calcext:value-type="string">
            <text:p>XBN6C3HZNJH</text:p>
          </table:table-cell>
          <table:table-cell table:style-name="ce4" table:formula="of:=DATE(2020;6;23)+TIME(14;17;5)" office:value-type="date" office:date-value="2020-06-23T14:17:05" calcext:value-type="date">
            <text:p>6/23/2020 14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hammed Mustafa</text:p>
          </table:table-cell>
          <table:table-cell table:style-name="ce2" office:value-type="string" calcext:value-type="string">
            <text:p>Akdeniz</text:p>
          </table:table-cell>
          <table:table-cell table:style-name="ce2" office:value-type="string" calcext:value-type="string">
            <text:p>ZFNHMK5FGXM</text:p>
          </table:table-cell>
          <table:table-cell table:style-name="ce4" table:formula="of:=DATE(2020;6;27)+TIME(3;17;38)" office:value-type="date" office:date-value="2020-06-27T03:17:38" calcext:value-type="date">
            <text:p>6/27/2020 3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iruri</text:p>
          </table:table-cell>
          <table:table-cell table:style-name="ce2" office:value-type="string" calcext:value-type="string">
            <text:p>Ngugi</text:p>
          </table:table-cell>
          <table:table-cell table:style-name="ce2" office:value-type="string" calcext:value-type="string">
            <text:p>ZMNBTQGPR9G</text:p>
          </table:table-cell>
          <table:table-cell table:style-name="ce4" table:formula="of:=DATE(2020;6;23)+TIME(14;42;45)" office:value-type="date" office:date-value="2020-06-23T14:42:45" calcext:value-type="date">
            <text:p>6/23/2020 14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kesh</text:p>
          </table:table-cell>
          <table:table-cell table:style-name="ce3" office:value-type="string" calcext:value-type="string">
            <text:p>Arethiya</text:p>
          </table:table-cell>
          <table:table-cell table:style-name="ce3" office:value-type="string" calcext:value-type="string">
            <text:p>GFN3NXQHP9J</text:p>
          </table:table-cell>
          <table:table-cell table:style-name="ce5" table:formula="of:=DATE(2020;6;23)+TIME(14;35;24)" office:value-type="date" office:date-value="2020-06-23T14:35:24" calcext:value-type="date">
            <text:p>6/23/2020 14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ki</text:p>
          </table:table-cell>
          <table:table-cell table:style-name="ce3" office:value-type="string" calcext:value-type="string">
            <text:p>V S</text:p>
          </table:table-cell>
          <table:table-cell table:style-name="ce3" office:value-type="string" calcext:value-type="string">
            <text:p>ZGNH9238PP2</text:p>
          </table:table-cell>
          <table:table-cell table:style-name="ce5" table:formula="of:=DATE(2020;5;30)+TIME(6;53;38)" office:value-type="date" office:date-value="2020-05-30T06:53:38" calcext:value-type="date">
            <text:p>5/30/2020 6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kul</text:p>
          </table:table-cell>
          <table:table-cell table:style-name="ce3" office:value-type="string" calcext:value-type="string">
            <text:p>Maheshwari</text:p>
          </table:table-cell>
          <table:table-cell table:style-name="ce3" office:value-type="string" calcext:value-type="string">
            <text:p>JBNS6F7C72Y</text:p>
          </table:table-cell>
          <table:table-cell table:style-name="ce5" table:formula="of:=DATE(2020;6;23)+TIME(13;36;16)" office:value-type="date" office:date-value="2020-06-23T13:36:16" calcext:value-type="date">
            <text:p>6/23/2020 13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kund</text:p>
          </table:table-cell>
          <table:table-cell table:style-name="ce3" office:value-type="string" calcext:value-type="string">
            <text:p>Ajmera</text:p>
          </table:table-cell>
          <table:table-cell table:style-name="ce3" office:value-type="string" calcext:value-type="string">
            <text:p>D5N2GGHCPCM</text:p>
          </table:table-cell>
          <table:table-cell table:style-name="ce5" table:formula="of:=DATE(2020;6;29)+TIME(7;53;53)" office:value-type="date" office:date-value="2020-06-29T07:53:53" calcext:value-type="date">
            <text:p>6/29/2020 7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kunda</text:p>
          </table:table-cell>
          <table:table-cell table:style-name="ce3" office:value-type="string" calcext:value-type="string">
            <text:p>Madhava</text:p>
          </table:table-cell>
          <table:table-cell table:style-name="ce3" office:value-type="string" calcext:value-type="string">
            <text:p>KYN7GS3CLT8</text:p>
          </table:table-cell>
          <table:table-cell table:style-name="ce5" table:formula="of:=DATE(2020;6;25)+TIME(0;33;56)" office:value-type="date" office:date-value="2020-06-25T00:33:56" calcext:value-type="date">
            <text:p>6/25/2020 0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ralidhar</text:p>
          </table:table-cell>
          <table:table-cell table:style-name="ce3" office:value-type="string" calcext:value-type="string">
            <text:p>Vakkalagadda</text:p>
          </table:table-cell>
          <table:table-cell table:style-name="ce3" office:value-type="string" calcext:value-type="string">
            <text:p>XZNXWWFSW3C</text:p>
          </table:table-cell>
          <table:table-cell table:style-name="ce5" table:formula="of:=DATE(2020;6;12)+TIME(5;10;15)" office:value-type="date" office:date-value="2020-06-12T05:10:15" calcext:value-type="date">
            <text:p>6/12/2020 5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rilo</text:p>
          </table:table-cell>
          <table:table-cell table:style-name="ce3" office:value-type="string" calcext:value-type="string">
            <text:p>Opsfelder Araújo</text:p>
          </table:table-cell>
          <table:table-cell table:style-name="ce3" office:value-type="string" calcext:value-type="string">
            <text:p>NZNQ9SJVWYV</text:p>
          </table:table-cell>
          <table:table-cell table:style-name="ce5" table:formula="of:=DATE(2020;6;26)+TIME(10;11;29)" office:value-type="date" office:date-value="2020-06-26T10:11:29" calcext:value-type="date">
            <text:p>6/26/2020 10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SODIQ</text:p>
          </table:table-cell>
          <table:table-cell table:style-name="ce2" office:value-type="string" calcext:value-type="string">
            <text:p>BELLO</text:p>
          </table:table-cell>
          <table:table-cell table:style-name="ce2" office:value-type="string" calcext:value-type="string">
            <text:p>GDNJ88TH6YZ</text:p>
          </table:table-cell>
          <table:table-cell table:style-name="ce4" table:formula="of:=DATE(2020;6;26)+TIME(22;27;52)" office:value-type="date" office:date-value="2020-06-26T22:27:52" calcext:value-type="date">
            <text:p>6/26/2020 22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ustafa</text:p>
          </table:table-cell>
          <table:table-cell table:style-name="ce2" office:value-type="string" calcext:value-type="string">
            <text:p>Kayer</text:p>
          </table:table-cell>
          <table:table-cell table:style-name="ce2" office:value-type="string" calcext:value-type="string">
            <text:p>MRNBYZ3BX4Z</text:p>
          </table:table-cell>
          <table:table-cell table:style-name="ce4" table:formula="of:=DATE(2020;5;22)+TIME(13;19;15)" office:value-type="date" office:date-value="2020-05-22T13:19:15" calcext:value-type="date">
            <text:p>5/22/2020 1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stafa</text:p>
          </table:table-cell>
          <table:table-cell table:style-name="ce3" office:value-type="string" calcext:value-type="string">
            <text:p>KIYAR</text:p>
          </table:table-cell>
          <table:table-cell table:style-name="ce3" office:value-type="string" calcext:value-type="string">
            <text:p>JRNQ75WYB7B</text:p>
          </table:table-cell>
          <table:table-cell table:style-name="ce5" table:formula="of:=DATE(2020;5;27)+TIME(9;54;53)" office:value-type="date" office:date-value="2020-05-27T09:54:53" calcext:value-type="date">
            <text:p>5/27/2020 9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stafa</text:p>
          </table:table-cell>
          <table:table-cell table:style-name="ce3" office:value-type="string" calcext:value-type="string">
            <text:p>Arif</text:p>
          </table:table-cell>
          <table:table-cell table:style-name="ce3" office:value-type="string" calcext:value-type="string">
            <text:p>DZNP5G7XGL3</text:p>
          </table:table-cell>
          <table:table-cell table:style-name="ce5" table:formula="of:=DATE(2020;6;26)+TIME(17;15;6)" office:value-type="date" office:date-value="2020-06-26T17:15:06" calcext:value-type="date">
            <text:p>6/26/2020 17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stafa Kutsal</text:p>
          </table:table-cell>
          <table:table-cell table:style-name="ce3" office:value-type="string" calcext:value-type="string">
            <text:p>Ay</text:p>
          </table:table-cell>
          <table:table-cell table:style-name="ce3" office:value-type="string" calcext:value-type="string">
            <text:p>FTNHL264QDW</text:p>
          </table:table-cell>
          <table:table-cell table:style-name="ce5" table:formula="of:=DATE(2020;6;1)+TIME(8;25;23)" office:value-type="date" office:date-value="2020-06-01T08:25:23" calcext:value-type="date">
            <text:p>6/1/2020 8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ustapha</text:p>
          </table:table-cell>
          <table:table-cell table:style-name="ce3" office:value-type="string" calcext:value-type="string">
            <text:p>AISSAT</text:p>
          </table:table-cell>
          <table:table-cell table:style-name="ce3" office:value-type="string" calcext:value-type="string">
            <text:p>K4NLPFBM97D</text:p>
          </table:table-cell>
          <table:table-cell table:style-name="ce5" table:formula="of:=DATE(2020;6;28)+TIME(18;50;36)" office:value-type="date" office:date-value="2020-06-28T18:50:36" calcext:value-type="date">
            <text:p>6/28/2020 18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Mylène</text:p>
          </table:table-cell>
          <table:table-cell table:style-name="ce3" office:value-type="string" calcext:value-type="string">
            <text:p>Josserand</text:p>
          </table:table-cell>
          <table:table-cell table:style-name="ce3" office:value-type="string" calcext:value-type="string">
            <text:p>DLNNKD6QFBX</text:p>
          </table:table-cell>
          <table:table-cell table:style-name="ce5" table:formula="of:=DATE(2020;6;10)+TIME(2;57;43)" office:value-type="date" office:date-value="2020-06-10T02:57:43" calcext:value-type="date">
            <text:p>6/10/2020 2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yles</text:p>
          </table:table-cell>
          <table:table-cell table:style-name="ce2" office:value-type="string" calcext:value-type="string">
            <text:p>Grindon</text:p>
          </table:table-cell>
          <table:table-cell table:style-name="ce2" office:value-type="string" calcext:value-type="string">
            <text:p>JLNJ283LZYV</text:p>
          </table:table-cell>
          <table:table-cell table:style-name="ce4" table:formula="of:=DATE(2020;3;14)+TIME(0;43;8)" office:value-type="date" office:date-value="2020-03-14T00:43:08" calcext:value-type="date">
            <text:p>3/14/2020 0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Myles</text:p>
          </table:table-cell>
          <table:table-cell table:style-name="ce2" office:value-type="string" calcext:value-type="string">
            <text:p>Bulla</text:p>
          </table:table-cell>
          <table:table-cell table:style-name="ce2" office:value-type="string" calcext:value-type="string">
            <text:p>LHNRTSCKPX8</text:p>
          </table:table-cell>
          <table:table-cell table:style-name="ce4" table:formula="of:=DATE(2020;6;20)+TIME(1;27;40)" office:value-type="date" office:date-value="2020-06-20T01:27:40" calcext:value-type="date">
            <text:p>6/20/2020 1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cho</text:p>
          </table:table-cell>
          <table:table-cell table:style-name="ce3" office:value-type="string" calcext:value-type="string">
            <text:p>Cursos</text:p>
          </table:table-cell>
          <table:table-cell table:style-name="ce3" office:value-type="string" calcext:value-type="string">
            <text:p>LPN7LGGB9Z6</text:p>
          </table:table-cell>
          <table:table-cell table:style-name="ce5" table:formula="of:=DATE(2020;6;21)+TIME(18;0;47)" office:value-type="date" office:date-value="2020-06-21T18:00:47" calcext:value-type="date">
            <text:p>6/21/2020 18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deem</text:p>
          </table:table-cell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L8N27DW6K8T</text:p>
          </table:table-cell>
          <table:table-cell table:style-name="ce4" table:formula="of:=DATE(2020;6;19)+TIME(6;3;16)" office:value-type="date" office:date-value="2020-06-19T06:03:16" calcext:value-type="date">
            <text:p>6/19/2020 6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dia</text:p>
          </table:table-cell>
          <table:table-cell table:style-name="ce2" office:value-type="string" calcext:value-type="string">
            <text:p>Yudina</text:p>
          </table:table-cell>
          <table:table-cell table:style-name="ce2" office:value-type="string" calcext:value-type="string">
            <text:p>VKN7GHVLGWX</text:p>
          </table:table-cell>
          <table:table-cell table:style-name="ce4" table:formula="of:=DATE(2020;5;13)+TIME(19;5;35)" office:value-type="date" office:date-value="2020-05-13T19:05:35" calcext:value-type="date">
            <text:p>5/13/2020 19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eem</text:p>
          </table:table-cell>
          <table:table-cell table:style-name="ce2" office:value-type="string" calcext:value-type="string">
            <text:p>Maqsud</text:p>
          </table:table-cell>
          <table:table-cell table:style-name="ce2" office:value-type="string" calcext:value-type="string">
            <text:p>HTNZ4L4DGYG</text:p>
          </table:table-cell>
          <table:table-cell table:style-name="ce4" table:formula="of:=DATE(2020;5;13)+TIME(14;28;12)" office:value-type="date" office:date-value="2020-05-13T14:28:12" calcext:value-type="date">
            <text:p>5/13/2020 14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gendra Kumar</text:p>
          </table:table-cell>
          <table:table-cell table:style-name="ce2" office:value-type="string" calcext:value-type="string">
            <text:p>Nainar</text:p>
          </table:table-cell>
          <table:table-cell table:style-name="ce2" office:value-type="string" calcext:value-type="string">
            <text:p>JQN6J2JBG22</text:p>
          </table:table-cell>
          <table:table-cell table:style-name="ce4" table:formula="of:=DATE(2020;5;6)+TIME(11;0;20)" office:value-type="date" office:date-value="2020-05-06T11:00:20" calcext:value-type="date">
            <text:p>5/6/2020 11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issa</text:p>
          </table:table-cell>
          <table:table-cell table:style-name="ce2" office:value-type="string" calcext:value-type="string">
            <text:p>Conde</text:p>
          </table:table-cell>
          <table:table-cell table:style-name="ce2" office:value-type="string" calcext:value-type="string">
            <text:p>M7NHYXKQT95</text:p>
          </table:table-cell>
          <table:table-cell table:style-name="ce4" table:formula="of:=DATE(2020;6;19)+TIME(13;45;50)" office:value-type="date" office:date-value="2020-06-19T13:45:50" calcext:value-type="date">
            <text:p>6/19/2020 13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jmudheen</text:p>
          </table:table-cell>
          <table:table-cell table:style-name="ce2" office:value-type="string" calcext:value-type="string">
            <text:p>Cheeran</text:p>
          </table:table-cell>
          <table:table-cell table:style-name="ce2" office:value-type="string" calcext:value-type="string">
            <text:p>LVND2Q3SMBH</text:p>
          </table:table-cell>
          <table:table-cell table:style-name="ce4" table:formula="of:=DATE(2020;6;29)+TIME(2;4;13)" office:value-type="date" office:date-value="2020-06-29T02:04:13" calcext:value-type="date">
            <text:p>6/29/2020 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mratha</text:p>
          </table:table-cell>
          <table:table-cell table:style-name="ce2" office:value-type="string" calcext:value-type="string">
            <text:p>Kothapalli</text:p>
          </table:table-cell>
          <table:table-cell table:style-name="ce2" office:value-type="string" calcext:value-type="string">
            <text:p>H8N572G9TTH</text:p>
          </table:table-cell>
          <table:table-cell table:style-name="ce4" table:formula="of:=DATE(2020;5;29)+TIME(6;34;41)" office:value-type="date" office:date-value="2020-05-29T06:34:41" calcext:value-type="date">
            <text:p>5/29/2020 6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nci</text:p>
          </table:table-cell>
          <table:table-cell table:style-name="ce3" office:value-type="string" calcext:value-type="string">
            <text:p>Lancaster</text:p>
          </table:table-cell>
          <table:table-cell table:style-name="ce3" office:value-type="string" calcext:value-type="string">
            <text:p>XCNMCLYF7NR</text:p>
          </table:table-cell>
          <table:table-cell table:style-name="ce5" table:formula="of:=DATE(2020;6;29)+TIME(12;36;16)" office:value-type="date" office:date-value="2020-06-29T12:36:16" calcext:value-type="date">
            <text:p>6/29/2020 12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ohito</text:p>
          </table:table-cell>
          <table:table-cell table:style-name="ce2" office:value-type="string" calcext:value-type="string">
            <text:p>Taga</text:p>
          </table:table-cell>
          <table:table-cell table:style-name="ce2" office:value-type="string" calcext:value-type="string">
            <text:p>FHN2LWFF9F4</text:p>
          </table:table-cell>
          <table:table-cell table:style-name="ce4" table:formula="of:=DATE(2020;6;16)+TIME(7;3;38)" office:value-type="date" office:date-value="2020-06-16T07:03:38" calcext:value-type="date">
            <text:p>6/16/2020 7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omi</text:p>
          </table:table-cell>
          <table:table-cell table:style-name="ce3" office:value-type="string" calcext:value-type="string">
            <text:p>Washington</text:p>
          </table:table-cell>
          <table:table-cell table:style-name="ce3" office:value-type="string" calcext:value-type="string">
            <text:p>DJNVC4KWX7V</text:p>
          </table:table-cell>
          <table:table-cell table:style-name="ce5" table:formula="of:=DATE(2020;6;25)+TIME(16;48;30)" office:value-type="date" office:date-value="2020-06-25T16:48:30" calcext:value-type="date">
            <text:p>6/25/2020 16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rendra</text:p>
          </table:table-cell>
          <table:table-cell table:style-name="ce2" office:value-type="string" calcext:value-type="string">
            <text:p>Chauhan</text:p>
          </table:table-cell>
          <table:table-cell table:style-name="ce2" office:value-type="string" calcext:value-type="string">
            <text:p>HRN5P26RKQN</text:p>
          </table:table-cell>
          <table:table-cell table:style-name="ce4" table:formula="of:=DATE(2020;6;19)+TIME(10;8;37)" office:value-type="date" office:date-value="2020-06-19T10:08:37" calcext:value-type="date">
            <text:p>6/19/2020 10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resh</text:p>
          </table:table-cell>
          <table:table-cell table:style-name="ce2" office:value-type="string" calcext:value-type="string">
            <text:p>kamboju</text:p>
          </table:table-cell>
          <table:table-cell table:style-name="ce2" office:value-type="string" calcext:value-type="string">
            <text:p>MLNWS5PRNDN</text:p>
          </table:table-cell>
          <table:table-cell table:style-name="ce4" table:formula="of:=DATE(2020;5;12)+TIME(12;32;6)" office:value-type="date" office:date-value="2020-05-12T12:32:06" calcext:value-type="date">
            <text:p>5/12/2020 1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rin</text:p>
          </table:table-cell>
          <table:table-cell table:style-name="ce3" office:value-type="string" calcext:value-type="string">
            <text:p>Suphasindhu</text:p>
          </table:table-cell>
          <table:table-cell table:style-name="ce3" office:value-type="string" calcext:value-type="string">
            <text:p>NNN6VX3QNR4</text:p>
          </table:table-cell>
          <table:table-cell table:style-name="ce5" table:formula="of:=DATE(2020;6;25)+TIME(13;49;31)" office:value-type="date" office:date-value="2020-06-25T13:49:31" calcext:value-type="date">
            <text:p>6/25/2020 13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arajan (Nat)</text:p>
          </table:table-cell>
          <table:table-cell table:style-name="ce2" office:value-type="string" calcext:value-type="string">
            <text:p>Subramanian</text:p>
          </table:table-cell>
          <table:table-cell table:style-name="ce2" office:value-type="string" calcext:value-type="string">
            <text:p>DDNLY9PYV5L</text:p>
          </table:table-cell>
          <table:table-cell table:style-name="ce4" table:formula="of:=DATE(2020;5;22)+TIME(11;2;17)" office:value-type="date" office:date-value="2020-05-22T11:02:17" calcext:value-type="date">
            <text:p>5/22/2020 1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asha</text:p>
          </table:table-cell>
          <table:table-cell table:style-name="ce2" office:value-type="string" calcext:value-type="string">
            <text:p>Murashkina</text:p>
          </table:table-cell>
          <table:table-cell table:style-name="ce2" office:value-type="string" calcext:value-type="string">
            <text:p>VKNSTZKB3NX</text:p>
          </table:table-cell>
          <table:table-cell table:style-name="ce4" table:formula="of:=DATE(2020;6;24)+TIME(6;32;11)" office:value-type="date" office:date-value="2020-06-24T06:32:11" calcext:value-type="date">
            <text:p>6/24/2020 6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e</text:p>
          </table:table-cell>
          <table:table-cell table:style-name="ce2" office:value-type="string" calcext:value-type="string">
            <text:p>Getrich</text:p>
          </table:table-cell>
          <table:table-cell table:style-name="ce2" office:value-type="string" calcext:value-type="string">
            <text:p>KLN59JWX5CD</text:p>
          </table:table-cell>
          <table:table-cell table:style-name="ce4" table:formula="of:=DATE(2020;1;24)+TIME(16;10;5)" office:value-type="date" office:date-value="2020-01-24T16:10:05" calcext:value-type="date">
            <text:p>1/24/2020 16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e</text:p>
          </table:table-cell>
          <table:table-cell table:style-name="ce2" office:value-type="string" calcext:value-type="string">
            <text:p>Schneweis</text:p>
          </table:table-cell>
          <table:table-cell table:style-name="ce2" office:value-type="string" calcext:value-type="string">
            <text:p>HTNVJN8GSBL</text:p>
          </table:table-cell>
          <table:table-cell table:style-name="ce4" table:formula="of:=DATE(2020;6;15)+TIME(21;54;13)" office:value-type="date" office:date-value="2020-06-15T21:54:13" calcext:value-type="date">
            <text:p>6/15/2020 21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te</text:p>
          </table:table-cell>
          <table:table-cell table:style-name="ce3" office:value-type="string" calcext:value-type="string">
            <text:p>Swenson</text:p>
          </table:table-cell>
          <table:table-cell table:style-name="ce3" office:value-type="string" calcext:value-type="string">
            <text:p>MWNBPR9H2ZR</text:p>
          </table:table-cell>
          <table:table-cell table:style-name="ce5" table:formula="of:=DATE(2020;6;24)+TIME(9;12;17)" office:value-type="date" office:date-value="2020-06-24T09:12:17" calcext:value-type="date">
            <text:p>6/24/2020 9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halie</text:p>
          </table:table-cell>
          <table:table-cell table:style-name="ce2" office:value-type="string" calcext:value-type="string">
            <text:p>Chan King Choy</text:p>
          </table:table-cell>
          <table:table-cell table:style-name="ce2" office:value-type="string" calcext:value-type="string">
            <text:p>D3NZTQVJMLL</text:p>
          </table:table-cell>
          <table:table-cell table:style-name="ce4" table:formula="of:=DATE(2020;4;8)+TIME(17;27;34)" office:value-type="date" office:date-value="2020-04-08T17:27:34" calcext:value-type="date">
            <text:p>4/8/2020 17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thalie</text:p>
          </table:table-cell>
          <table:table-cell table:style-name="ce3" office:value-type="string" calcext:value-type="string">
            <text:p>D'Amours</text:p>
          </table:table-cell>
          <table:table-cell table:style-name="ce3" office:value-type="string" calcext:value-type="string">
            <text:p>PBNYHTYBLHQ</text:p>
          </table:table-cell>
          <table:table-cell table:style-name="ce5" table:formula="of:=DATE(2020;5;15)+TIME(19;44;49)" office:value-type="date" office:date-value="2020-05-15T19:44:49" calcext:value-type="date">
            <text:p>5/15/2020 19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Miller</text:p>
          </table:table-cell>
          <table:table-cell table:style-name="ce2" office:value-type="string" calcext:value-type="string">
            <text:p>NGNZWHV3XH9</text:p>
          </table:table-cell>
          <table:table-cell table:style-name="ce4" table:formula="of:=DATE(2020;5;5)+TIME(17;34;43)" office:value-type="date" office:date-value="2020-05-05T17:34:43" calcext:value-type="date">
            <text:p>5/5/2020 17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B.</text:p>
          </table:table-cell>
          <table:table-cell table:style-name="ce2" office:value-type="string" calcext:value-type="string">
            <text:p>HTNL6ZL94YQ</text:p>
          </table:table-cell>
          <table:table-cell table:style-name="ce4" table:formula="of:=DATE(2020;5;6)+TIME(3;45;42)" office:value-type="date" office:date-value="2020-05-06T03:45:42" calcext:value-type="date">
            <text:p>5/6/2020 3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Genetzky</text:p>
          </table:table-cell>
          <table:table-cell table:style-name="ce2" office:value-type="string" calcext:value-type="string">
            <text:p>FMNX37LFF79</text:p>
          </table:table-cell>
          <table:table-cell table:style-name="ce4" table:formula="of:=DATE(2020;5;31)+TIME(18;42;45)" office:value-type="date" office:date-value="2020-05-31T18:42:45" calcext:value-type="date">
            <text:p>5/31/2020 18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than</text:p>
          </table:table-cell>
          <table:table-cell table:style-name="ce3" office:value-type="string" calcext:value-type="string">
            <text:p>Rutherford</text:p>
          </table:table-cell>
          <table:table-cell table:style-name="ce3" office:value-type="string" calcext:value-type="string">
            <text:p>XMNDXML4FLH</text:p>
          </table:table-cell>
          <table:table-cell table:style-name="ce5" table:formula="of:=DATE(2020;6;15)+TIME(6;42;50)" office:value-type="date" office:date-value="2020-06-15T06:42:50" calcext:value-type="date">
            <text:p>6/15/2020 6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Elger</text:p>
          </table:table-cell>
          <table:table-cell table:style-name="ce2" office:value-type="string" calcext:value-type="string">
            <text:p>NJN59ZTNYGX</text:p>
          </table:table-cell>
          <table:table-cell table:style-name="ce4" table:formula="of:=DATE(2020;6;17)+TIME(14;46;9)" office:value-type="date" office:date-value="2020-06-17T14:46:09" calcext:value-type="date">
            <text:p>6/17/2020 14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Moos</text:p>
          </table:table-cell>
          <table:table-cell table:style-name="ce2" office:value-type="string" calcext:value-type="string">
            <text:p>DGNRN3G2QKQ</text:p>
          </table:table-cell>
          <table:table-cell table:style-name="ce4" table:formula="of:=DATE(2020;6;28)+TIME(18;2;58)" office:value-type="date" office:date-value="2020-06-28T18:02:58" calcext:value-type="date">
            <text:p>6/28/2020 18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than</text:p>
          </table:table-cell>
          <table:table-cell table:style-name="ce2" office:value-type="string" calcext:value-type="string">
            <text:p>Pipe</text:p>
          </table:table-cell>
          <table:table-cell table:style-name="ce2" office:value-type="string" calcext:value-type="string">
            <text:p>FBN9N57QPJF</text:p>
          </table:table-cell>
          <table:table-cell table:style-name="ce4" table:formula="of:=DATE(2020;6;29)+TIME(13;9;7)" office:value-type="date" office:date-value="2020-06-29T13:09:07" calcext:value-type="date">
            <text:p>6/29/2020 13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thaniel</text:p>
          </table:table-cell>
          <table:table-cell table:style-name="ce3" office:value-type="string" calcext:value-type="string">
            <text:p>McCallum</text:p>
          </table:table-cell>
          <table:table-cell table:style-name="ce3" office:value-type="string" calcext:value-type="string">
            <text:p>V5NW44JMST6</text:p>
          </table:table-cell>
          <table:table-cell table:style-name="ce5" table:formula="of:=DATE(2020;5;22)+TIME(17;19;25)" office:value-type="date" office:date-value="2020-05-22T17:19:25" calcext:value-type="date">
            <text:p>5/22/2020 17:19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nauris.sadovskis@king.com</text:p>
          </table:table-cell>
          <table:table-cell table:style-name="ce3" office:value-type="string" calcext:value-type="string">
            <text:p>MSN434JS7F6</text:p>
          </table:table-cell>
          <table:table-cell table:style-name="ce5" table:formula="of:=DATE(2020;6;12)+TIME(5;12;37)" office:value-type="date" office:date-value="2020-06-12T05:12:37" calcext:value-type="date">
            <text:p>6/12/2020 5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veen</text:p>
          </table:table-cell>
          <table:table-cell table:style-name="ce3" office:value-type="string" calcext:value-type="string">
            <text:p>Vijay Kumar</text:p>
          </table:table-cell>
          <table:table-cell table:style-name="ce3" office:value-type="string" calcext:value-type="string">
            <text:p>G9NVKBZ7WVN</text:p>
          </table:table-cell>
          <table:table-cell table:style-name="ce5" table:formula="of:=DATE(2020;6;24)+TIME(10;15;11)" office:value-type="date" office:date-value="2020-06-24T10:15:11" calcext:value-type="date">
            <text:p>6/24/2020 10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vid</text:p>
          </table:table-cell>
          <table:table-cell table:style-name="ce3" office:value-type="string" calcext:value-type="string">
            <text:p>Naghdi</text:p>
          </table:table-cell>
          <table:table-cell table:style-name="ce3" office:value-type="string" calcext:value-type="string">
            <text:p>KLNHR2LTLYY</text:p>
          </table:table-cell>
          <table:table-cell table:style-name="ce5" table:formula="of:=DATE(2020;1;14)+TIME(7;27;20)" office:value-type="date" office:date-value="2020-01-14T07:27:20" calcext:value-type="date">
            <text:p>1/14/2020 7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yan</text:p>
          </table:table-cell>
          <table:table-cell table:style-name="ce2" office:value-type="string" calcext:value-type="string">
            <text:p>sharma</text:p>
          </table:table-cell>
          <table:table-cell table:style-name="ce2" office:value-type="string" calcext:value-type="string">
            <text:p>PLNR48MKJPZ</text:p>
          </table:table-cell>
          <table:table-cell table:style-name="ce4" table:formula="of:=DATE(2020;6;28)+TIME(4;33;9)" office:value-type="date" office:date-value="2020-06-28T04:33:09" calcext:value-type="date">
            <text:p>6/28/2020 4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yna</text:p>
          </table:table-cell>
          <table:table-cell table:style-name="ce3" office:value-type="string" calcext:value-type="string">
            <text:p>Jain</text:p>
          </table:table-cell>
          <table:table-cell table:style-name="ce3" office:value-type="string" calcext:value-type="string">
            <text:p>PLN56LWT3YY</text:p>
          </table:table-cell>
          <table:table-cell table:style-name="ce5" table:formula="of:=DATE(2020;6;24)+TIME(20;53;56)" office:value-type="date" office:date-value="2020-06-24T20:53:56" calcext:value-type="date">
            <text:p>6/24/2020 20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azmul</text:p>
          </table:table-cell>
          <table:table-cell table:style-name="ce3" office:value-type="string" calcext:value-type="string">
            <text:p>Ahmed</text:p>
          </table:table-cell>
          <table:table-cell table:style-name="ce3" office:value-type="string" calcext:value-type="string">
            <text:p>VNNF4WHTYGG</text:p>
          </table:table-cell>
          <table:table-cell table:style-name="ce5" table:formula="of:=DATE(2020;6;19)+TIME(15;16;39)" office:value-type="date" office:date-value="2020-06-19T15:16:39" calcext:value-type="date">
            <text:p>6/19/2020 15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azmus</text:p>
          </table:table-cell>
          <table:table-cell table:style-name="ce2" office:value-type="string" calcext:value-type="string">
            <text:p>Sakib</text:p>
          </table:table-cell>
          <table:table-cell table:style-name="ce2" office:value-type="string" calcext:value-type="string">
            <text:p>NXNRZFFJG2S</text:p>
          </table:table-cell>
          <table:table-cell table:style-name="ce4" table:formula="of:=DATE(2020;6;17)+TIME(13;39;40)" office:value-type="date" office:date-value="2020-06-17T13:39:40" calcext:value-type="date">
            <text:p>6/17/2020 13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al</text:p>
          </table:table-cell>
          <table:table-cell table:style-name="ce3" office:value-type="string" calcext:value-type="string">
            <text:p>Caidin</text:p>
          </table:table-cell>
          <table:table-cell table:style-name="ce3" office:value-type="string" calcext:value-type="string">
            <text:p>PDNQ9G2V5C6</text:p>
          </table:table-cell>
          <table:table-cell table:style-name="ce5" table:formula="of:=DATE(2020;5;11)+TIME(11;34;11)" office:value-type="date" office:date-value="2020-05-11T11:34:11" calcext:value-type="date">
            <text:p>5/11/2020 11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al</text:p>
          </table:table-cell>
          <table:table-cell table:style-name="ce3" office:value-type="string" calcext:value-type="string">
            <text:p>Roessler</text:p>
          </table:table-cell>
          <table:table-cell table:style-name="ce3" office:value-type="string" calcext:value-type="string">
            <text:p>ZTNQDZZRT2G</text:p>
          </table:table-cell>
          <table:table-cell table:style-name="ce5" table:formula="of:=DATE(2020;6;22)+TIME(9;22;47)" office:value-type="date" office:date-value="2020-06-22T09:22:47" calcext:value-type="date">
            <text:p>6/22/2020 9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al</text:p>
          </table:table-cell>
          <table:table-cell table:style-name="ce2" office:value-type="string" calcext:value-type="string">
            <text:p>Buchmeyer</text:p>
          </table:table-cell>
          <table:table-cell table:style-name="ce2" office:value-type="string" calcext:value-type="string">
            <text:p>LJNVLP2GNFC</text:p>
          </table:table-cell>
          <table:table-cell table:style-name="ce4" table:formula="of:=DATE(2020;6;26)+TIME(18;1;53)" office:value-type="date" office:date-value="2020-06-26T18:01:53" calcext:value-type="date">
            <text:p>6/26/2020 18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al</text:p>
          </table:table-cell>
          <table:table-cell table:style-name="ce3" office:value-type="string" calcext:value-type="string">
            <text:p>Gompa</text:p>
          </table:table-cell>
          <table:table-cell table:style-name="ce3" office:value-type="string" calcext:value-type="string">
            <text:p>PNNN3KKRZML</text:p>
          </table:table-cell>
          <table:table-cell table:style-name="ce5" table:formula="of:=DATE(2020;6;29)+TIME(12;46;0)" office:value-type="date" office:date-value="2020-06-29T12:46:00" calcext:value-type="date">
            <text:p>6/29/2020 12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bojša</text:p>
          </table:table-cell>
          <table:table-cell table:style-name="ce2" office:value-type="string" calcext:value-type="string">
            <text:p>Ćosić</text:p>
          </table:table-cell>
          <table:table-cell table:style-name="ce2" office:value-type="string" calcext:value-type="string">
            <text:p>LVN9H638KHN</text:p>
          </table:table-cell>
          <table:table-cell table:style-name="ce4" table:formula="of:=DATE(2020;6;23)+TIME(7;53;50)" office:value-type="date" office:date-value="2020-06-23T07:53:50" calcext:value-type="date">
            <text:p>6/23/2020 7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d</text:p>
          </table:table-cell>
          <table:table-cell table:style-name="ce3" office:value-type="string" calcext:value-type="string">
            <text:p>Jamieson</text:p>
          </table:table-cell>
          <table:table-cell table:style-name="ce3" office:value-type="string" calcext:value-type="string">
            <text:p>F4NSWSWB5BD</text:p>
          </table:table-cell>
          <table:table-cell table:style-name="ce5" table:formula="of:=DATE(2020;4;9)+TIME(20;49;19)" office:value-type="date" office:date-value="2020-04-09T20:49:19" calcext:value-type="date">
            <text:p>4/9/2020 20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el</text:p>
          </table:table-cell>
          <table:table-cell table:style-name="ce3" office:value-type="string" calcext:value-type="string">
            <text:p>Mitra</text:p>
          </table:table-cell>
          <table:table-cell table:style-name="ce3" office:value-type="string" calcext:value-type="string">
            <text:p>Z8N3GLGC26Y</text:p>
          </table:table-cell>
          <table:table-cell table:style-name="ce5" table:formula="of:=DATE(2020;6;22)+TIME(15;15;41)" office:value-type="date" office:date-value="2020-06-22T15:15:41" calcext:value-type="date">
            <text:p>6/22/2020 15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el</text:p>
          </table:table-cell>
          <table:table-cell table:style-name="ce2" office:value-type="string" calcext:value-type="string">
            <text:p>Sendas</text:p>
          </table:table-cell>
          <table:table-cell table:style-name="ce2" office:value-type="string" calcext:value-type="string">
            <text:p>HCNK57ZBMZS</text:p>
          </table:table-cell>
          <table:table-cell table:style-name="ce4" table:formula="of:=DATE(2020;6;22)+TIME(15;32;46)" office:value-type="date" office:date-value="2020-06-22T15:32:46" calcext:value-type="date">
            <text:p>6/22/2020 15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elaksh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K7N256H9ZT3</text:p>
          </table:table-cell>
          <table:table-cell table:style-name="ce4" table:formula="of:=DATE(2020;6;13)+TIME(0;32;19)" office:value-type="date" office:date-value="2020-06-13T00:32:19" calcext:value-type="date">
            <text:p>6/13/2020 0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etu</text:p>
          </table:table-cell>
          <table:table-cell table:style-name="ce3" office:value-type="string" calcext:value-type="string">
            <text:p>Jain</text:p>
          </table:table-cell>
          <table:table-cell table:style-name="ce3" office:value-type="string" calcext:value-type="string">
            <text:p>JWNLYVJ7PVT</text:p>
          </table:table-cell>
          <table:table-cell table:style-name="ce5" table:formula="of:=DATE(2020;3;27)+TIME(22;40;50)" office:value-type="date" office:date-value="2020-03-27T22:40:50" calcext:value-type="date">
            <text:p>3/27/2020 2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il</text:p>
          </table:table-cell>
          <table:table-cell table:style-name="ce2" office:value-type="string" calcext:value-type="string">
            <text:p>Armstrong</text:p>
          </table:table-cell>
          <table:table-cell table:style-name="ce2" office:value-type="string" calcext:value-type="string">
            <text:p>N6NFL9BS628</text:p>
          </table:table-cell>
          <table:table-cell table:style-name="ce4" table:formula="of:=DATE(2020;3;27)+TIME(16;52;42)" office:value-type="date" office:date-value="2020-03-27T16:52:42" calcext:value-type="date">
            <text:p>3/27/2020 16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il</text:p>
          </table:table-cell>
          <table:table-cell table:style-name="ce3" office:value-type="string" calcext:value-type="string">
            <text:p>Turnley</text:p>
          </table:table-cell>
          <table:table-cell table:style-name="ce3" office:value-type="string" calcext:value-type="string">
            <text:p>MSNQ7BNTYX3</text:p>
          </table:table-cell>
          <table:table-cell table:style-name="ce5" table:formula="of:=DATE(2020;5;26)+TIME(16;43;26)" office:value-type="date" office:date-value="2020-05-26T16:43:26" calcext:value-type="date">
            <text:p>5/26/2020 16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il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GTNK6WMJYDL</text:p>
          </table:table-cell>
          <table:table-cell table:style-name="ce5" table:formula="of:=DATE(2020;6;17)+TIME(11;44;23)" office:value-type="date" office:date-value="2020-06-17T11:44:23" calcext:value-type="date">
            <text:p>6/17/2020 11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IL LOHIT</text:p>
          </table:table-cell>
          <table:table-cell table:style-name="ce3" office:value-type="string" calcext:value-type="string">
            <text:p>BOSE</text:p>
          </table:table-cell>
          <table:table-cell table:style-name="ce3" office:value-type="string" calcext:value-type="string">
            <text:p>PDNYQ3P8F65</text:p>
          </table:table-cell>
          <table:table-cell table:style-name="ce5" table:formula="of:=DATE(2020;6;23)+TIME(13;50;52)" office:value-type="date" office:date-value="2020-06-23T13:50:52" calcext:value-type="date">
            <text:p>6/23/2020 13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lia</text:p>
          </table:table-cell>
          <table:table-cell table:style-name="ce2" office:value-type="string" calcext:value-type="string">
            <text:p>Nunes</text:p>
          </table:table-cell>
          <table:table-cell table:style-name="ce2" office:value-type="string" calcext:value-type="string">
            <text:p>XQNDJLKMMFS</text:p>
          </table:table-cell>
          <table:table-cell table:style-name="ce4" table:formula="of:=DATE(2020;6;24)+TIME(17;44;12)" office:value-type="date" office:date-value="2020-06-24T17:44:12" calcext:value-type="date">
            <text:p>6/24/2020 17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ls</text:p>
          </table:table-cell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FKN95CLVB6S</text:p>
          </table:table-cell>
          <table:table-cell table:style-name="ce4" table:formula="of:=DATE(2020;5;21)+TIME(16;42;0)" office:value-type="date" office:date-value="2020-05-21T16:42:00" calcext:value-type="date">
            <text:p>5/21/2020 16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lson</text:p>
          </table:table-cell>
          <table:table-cell table:style-name="ce2" office:value-type="string" calcext:value-type="string">
            <text:p>DSouza</text:p>
          </table:table-cell>
          <table:table-cell table:style-name="ce2" office:value-type="string" calcext:value-type="string">
            <text:p>XLNYBD2QNKJ</text:p>
          </table:table-cell>
          <table:table-cell table:style-name="ce4" table:formula="of:=DATE(2020;6;22)+TIME(14;16;6)" office:value-type="date" office:date-value="2020-06-22T14:16:06" calcext:value-type="date">
            <text:p>6/22/2020 14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lson</text:p>
          </table:table-cell>
          <table:table-cell table:style-name="ce2" office:value-type="string" calcext:value-type="string">
            <text:p>Guedes Paulo Junior</text:p>
          </table:table-cell>
          <table:table-cell table:style-name="ce2" office:value-type="string" calcext:value-type="string">
            <text:p>KJN6RRF8FM4</text:p>
          </table:table-cell>
          <table:table-cell table:style-name="ce4" table:formula="of:=DATE(2020;6;24)+TIME(15;0;11)" office:value-type="date" office:date-value="2020-06-24T15:00:11" calcext:value-type="date">
            <text:p>6/24/2020 15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stor</text:p>
          </table:table-cell>
          <table:table-cell table:style-name="ce3" office:value-type="string" calcext:value-type="string">
            <text:p>Campos</text:p>
          </table:table-cell>
          <table:table-cell table:style-name="ce3" office:value-type="string" calcext:value-type="string">
            <text:p>GVNY4SYHP6L</text:p>
          </table:table-cell>
          <table:table-cell table:style-name="ce5" table:formula="of:=DATE(2020;6;24)+TIME(10;3;20)" office:value-type="date" office:date-value="2020-06-24T10:03:20" calcext:value-type="date">
            <text:p>6/24/2020 10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eukum</text:p>
          </table:table-cell>
          <table:table-cell table:style-name="ce3" office:value-type="string" calcext:value-type="string">
            <text:p>geneukum</text:p>
          </table:table-cell>
          <table:table-cell table:style-name="ce3" office:value-type="string" calcext:value-type="string">
            <text:p>N8NDJB9CLTN</text:p>
          </table:table-cell>
          <table:table-cell table:style-name="ce5" table:formula="of:=DATE(2020;6;11)+TIME(12;44;56)" office:value-type="date" office:date-value="2020-06-11T12:44:56" calcext:value-type="date">
            <text:p>6/11/2020 12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ewton</text:p>
          </table:table-cell>
          <table:table-cell table:style-name="ce2" office:value-type="string" calcext:value-type="string">
            <text:p>Simbeye</text:p>
          </table:table-cell>
          <table:table-cell table:style-name="ce2" office:value-type="string" calcext:value-type="string">
            <text:p>FTNXYF84VMG</text:p>
          </table:table-cell>
          <table:table-cell table:style-name="ce4" table:formula="of:=DATE(2020;6;24)+TIME(2;42;14)" office:value-type="date" office:date-value="2020-06-24T02:42:14" calcext:value-type="date">
            <text:p>6/24/2020 2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guyen</text:p>
          </table:table-cell>
          <table:table-cell table:style-name="ce3" office:value-type="string" calcext:value-type="string">
            <text:p>Thi Huong</text:p>
          </table:table-cell>
          <table:table-cell table:style-name="ce3" office:value-type="string" calcext:value-type="string">
            <text:p>NMNJRRD9BDG</text:p>
          </table:table-cell>
          <table:table-cell table:style-name="ce5" table:formula="of:=DATE(2020;6;17)+TIME(4;51;22)" office:value-type="date" office:date-value="2020-06-17T04:51:22" calcext:value-type="date">
            <text:p>6/17/2020 4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guyen</text:p>
          </table:table-cell>
          <table:table-cell table:style-name="ce3" office:value-type="string" calcext:value-type="string">
            <text:p>Phuong Nam</text:p>
          </table:table-cell>
          <table:table-cell table:style-name="ce3" office:value-type="string" calcext:value-type="string">
            <text:p>KBNQVPLMC95</text:p>
          </table:table-cell>
          <table:table-cell table:style-name="ce5" table:formula="of:=DATE(2020;6;17)+TIME(5;21;50)" office:value-type="date" office:date-value="2020-06-17T05:21:50" calcext:value-type="date">
            <text:p>6/17/2020 5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guyen Dat</text:p>
          </table:table-cell>
          <table:table-cell table:style-name="ce2" office:value-type="string" calcext:value-type="string">
            <text:p>Tho</text:p>
          </table:table-cell>
          <table:table-cell table:style-name="ce2" office:value-type="string" calcext:value-type="string">
            <text:p>JFNN5WLDLF7</text:p>
          </table:table-cell>
          <table:table-cell table:style-name="ce4" table:formula="of:=DATE(2020;6;17)+TIME(5;8;20)" office:value-type="date" office:date-value="2020-06-17T05:08:20" calcext:value-type="date">
            <text:p>6/17/2020 5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Yep</text:p>
          </table:table-cell>
          <table:table-cell table:style-name="ce2" office:value-type="string" calcext:value-type="string">
            <text:p>VPNM8QMHN42</text:p>
          </table:table-cell>
          <table:table-cell table:style-name="ce4" table:formula="of:=DATE(2020;6;4)+TIME(21;2;49)" office:value-type="date" office:date-value="2020-06-04T21:02:49" calcext:value-type="date">
            <text:p>6/4/2020 21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</text:p>
          </table:table-cell>
          <table:table-cell table:style-name="ce3" office:value-type="string" calcext:value-type="string">
            <text:p>Bernstein</text:p>
          </table:table-cell>
          <table:table-cell table:style-name="ce3" office:value-type="string" calcext:value-type="string">
            <text:p>H2NSWM9XXDX</text:p>
          </table:table-cell>
          <table:table-cell table:style-name="ce5" table:formula="of:=DATE(2020;5;21)+TIME(9;40;11)" office:value-type="date" office:date-value="2020-05-21T09:40:11" calcext:value-type="date">
            <text:p>5/21/2020 9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holas</text:p>
          </table:table-cell>
          <table:table-cell table:style-name="ce2" office:value-type="string" calcext:value-type="string">
            <text:p>Tramp</text:p>
          </table:table-cell>
          <table:table-cell table:style-name="ce2" office:value-type="string" calcext:value-type="string">
            <text:p>DTND3MGJTXZ</text:p>
          </table:table-cell>
          <table:table-cell table:style-name="ce4" table:formula="of:=DATE(2020;5;5)+TIME(17;41;47)" office:value-type="date" office:date-value="2020-05-05T17:41:47" calcext:value-type="date">
            <text:p>5/5/2020 17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holas</text:p>
          </table:table-cell>
          <table:table-cell table:style-name="ce3" office:value-type="string" calcext:value-type="string">
            <text:p>Carroll</text:p>
          </table:table-cell>
          <table:table-cell table:style-name="ce3" office:value-type="string" calcext:value-type="string">
            <text:p>L6NGFKFPMYK</text:p>
          </table:table-cell>
          <table:table-cell table:style-name="ce5" table:formula="of:=DATE(2020;5;14)+TIME(9;15;16)" office:value-type="date" office:date-value="2020-05-14T09:15:16" calcext:value-type="date">
            <text:p>5/14/2020 9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holas</text:p>
          </table:table-cell>
          <table:table-cell table:style-name="ce2" office:value-type="string" calcext:value-type="string">
            <text:p>Graumann</text:p>
          </table:table-cell>
          <table:table-cell table:style-name="ce2" office:value-type="string" calcext:value-type="string">
            <text:p>LTNP6JSGJ7J</text:p>
          </table:table-cell>
          <table:table-cell table:style-name="ce4" table:formula="of:=DATE(2020;5;21)+TIME(17;46;8)" office:value-type="date" office:date-value="2020-05-21T17:46:08" calcext:value-type="date">
            <text:p>5/21/2020 17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holas</text:p>
          </table:table-cell>
          <table:table-cell table:style-name="ce3" office:value-type="string" calcext:value-type="string">
            <text:p>Duffy</text:p>
          </table:table-cell>
          <table:table-cell table:style-name="ce3" office:value-type="string" calcext:value-type="string">
            <text:p>NWNW3ZKNV55</text:p>
          </table:table-cell>
          <table:table-cell table:style-name="ce5" table:formula="of:=DATE(2020;5;23)+TIME(10;12;40)" office:value-type="date" office:date-value="2020-05-23T10:12:40" calcext:value-type="date">
            <text:p>5/23/2020 10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holas</text:p>
          </table:table-cell>
          <table:table-cell table:style-name="ce2" office:value-type="string" calcext:value-type="string">
            <text:p>Omann</text:p>
          </table:table-cell>
          <table:table-cell table:style-name="ce2" office:value-type="string" calcext:value-type="string">
            <text:p>HBNRQ52F9GK</text:p>
          </table:table-cell>
          <table:table-cell table:style-name="ce4" table:formula="of:=DATE(2020;6;8)+TIME(15;59;26)" office:value-type="date" office:date-value="2020-06-08T15:59:26" calcext:value-type="date">
            <text:p>6/8/2020 15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holas</text:p>
          </table:table-cell>
          <table:table-cell table:style-name="ce3" office:value-type="string" calcext:value-type="string">
            <text:p>Karimi</text:p>
          </table:table-cell>
          <table:table-cell table:style-name="ce3" office:value-type="string" calcext:value-type="string">
            <text:p>GKN77WCXP64</text:p>
          </table:table-cell>
          <table:table-cell table:style-name="ce5" table:formula="of:=DATE(2020;6;24)+TIME(7;4;24)" office:value-type="date" office:date-value="2020-06-24T07:04:24" calcext:value-type="date">
            <text:p>6/24/2020 7:04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nicholas.cook@arm.com</text:p>
          </table:table-cell>
          <table:table-cell table:style-name="ce2" office:value-type="string" calcext:value-type="string">
            <text:p>MGNYYD6S9FZ</text:p>
          </table:table-cell>
          <table:table-cell table:style-name="ce4" table:formula="of:=DATE(2020;6;26)+TIME(3;44;24)" office:value-type="date" office:date-value="2020-06-26T03:44:24" calcext:value-type="date">
            <text:p>6/26/2020 3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holaus</text:p>
          </table:table-cell>
          <table:table-cell table:style-name="ce2" office:value-type="string" calcext:value-type="string">
            <text:p>Pongratz</text:p>
          </table:table-cell>
          <table:table-cell table:style-name="ce2" office:value-type="string" calcext:value-type="string">
            <text:p>KCNH8VF2HVV</text:p>
          </table:table-cell>
          <table:table-cell table:style-name="ce4" table:formula="of:=DATE(2020;6;29)+TIME(10;20;17)" office:value-type="date" office:date-value="2020-06-29T10:20:17" calcext:value-type="date">
            <text:p>6/29/2020 10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k</text:p>
          </table:table-cell>
          <table:table-cell table:style-name="ce3" office:value-type="string" calcext:value-type="string">
            <text:p>Pentreath</text:p>
          </table:table-cell>
          <table:table-cell table:style-name="ce3" office:value-type="string" calcext:value-type="string">
            <text:p>X4NDHDGZZVS</text:p>
          </table:table-cell>
          <table:table-cell table:style-name="ce5" table:formula="of:=DATE(2020;5;7)+TIME(4;51;30)" office:value-type="date" office:date-value="2020-05-07T04:51:30" calcext:value-type="date">
            <text:p>5/7/2020 4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Neisen</text:p>
          </table:table-cell>
          <table:table-cell table:style-name="ce2" office:value-type="string" calcext:value-type="string">
            <text:p>GQNDPLPL2SN</text:p>
          </table:table-cell>
          <table:table-cell table:style-name="ce4" table:formula="of:=DATE(2020;5;28)+TIME(13;22;40)" office:value-type="date" office:date-value="2020-05-28T13:22:40" calcext:value-type="date">
            <text:p>5/28/2020 13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Samson</text:p>
          </table:table-cell>
          <table:table-cell table:style-name="ce2" office:value-type="string" calcext:value-type="string">
            <text:p>HZNN5RBLTNB</text:p>
          </table:table-cell>
          <table:table-cell table:style-name="ce4" table:formula="of:=DATE(2020;5;29)+TIME(15;27;42)" office:value-type="date" office:date-value="2020-05-29T15:27:42" calcext:value-type="date">
            <text:p>5/29/2020 15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Degilio</text:p>
          </table:table-cell>
          <table:table-cell table:style-name="ce2" office:value-type="string" calcext:value-type="string">
            <text:p>LFN4P5C8SX9</text:p>
          </table:table-cell>
          <table:table-cell table:style-name="ce4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Eldred</text:p>
          </table:table-cell>
          <table:table-cell table:style-name="ce2" office:value-type="string" calcext:value-type="string">
            <text:p>HVN33F5G7PC</text:p>
          </table:table-cell>
          <table:table-cell table:style-name="ce4" table:formula="of:=DATE(2020;6;15)+TIME(11;20;14)" office:value-type="date" office:date-value="2020-06-15T11:20:14" calcext:value-type="date">
            <text:p>6/15/2020 11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Riley</text:p>
          </table:table-cell>
          <table:table-cell table:style-name="ce2" office:value-type="string" calcext:value-type="string">
            <text:p>K6NJVGM6X9S</text:p>
          </table:table-cell>
          <table:table-cell table:style-name="ce4" table:formula="of:=DATE(2020;6;26)+TIME(12;13;38)" office:value-type="date" office:date-value="2020-06-26T12:13:38" calcext:value-type="date">
            <text:p>6/26/2020 12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k</text:p>
          </table:table-cell>
          <table:table-cell table:style-name="ce3" office:value-type="string" calcext:value-type="string">
            <text:p>lynch-jonely</text:p>
          </table:table-cell>
          <table:table-cell table:style-name="ce3" office:value-type="string" calcext:value-type="string">
            <text:p>XZNJM3RC6HD</text:p>
          </table:table-cell>
          <table:table-cell table:style-name="ce5" table:formula="of:=DATE(2020;6;26)+TIME(15;24;58)" office:value-type="date" office:date-value="2020-06-26T15:24:58" calcext:value-type="date">
            <text:p>6/26/2020 15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k</text:p>
          </table:table-cell>
          <table:table-cell table:style-name="ce2" office:value-type="string" calcext:value-type="string">
            <text:p>Rea</text:p>
          </table:table-cell>
          <table:table-cell table:style-name="ce2" office:value-type="string" calcext:value-type="string">
            <text:p>NTNCFKSG68S</text:p>
          </table:table-cell>
          <table:table-cell table:style-name="ce4" table:formula="of:=DATE(2020;6;26)+TIME(17;13;56)" office:value-type="date" office:date-value="2020-06-26T17:13:56" calcext:value-type="date">
            <text:p>6/26/2020 17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las</text:p>
          </table:table-cell>
          <table:table-cell table:style-name="ce3" office:value-type="string" calcext:value-type="string">
            <text:p>Grande</text:p>
          </table:table-cell>
          <table:table-cell table:style-name="ce3" office:value-type="string" calcext:value-type="string">
            <text:p>PBNFJ9334Y8</text:p>
          </table:table-cell>
          <table:table-cell table:style-name="ce5" table:formula="of:=DATE(2020;5;27)+TIME(2;19;43)" office:value-type="date" office:date-value="2020-05-27T02:19:43" calcext:value-type="date">
            <text:p>5/27/2020 2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o</text:p>
          </table:table-cell>
          <table:table-cell table:style-name="ce2" office:value-type="string" calcext:value-type="string">
            <text:p>Boehr</text:p>
          </table:table-cell>
          <table:table-cell table:style-name="ce2" office:value-type="string" calcext:value-type="string">
            <text:p>HWN38FSBL8J</text:p>
          </table:table-cell>
          <table:table-cell table:style-name="ce4" table:formula="of:=DATE(2020;6;18)+TIME(3;33;31)" office:value-type="date" office:date-value="2020-06-18T03:33:31" calcext:value-type="date">
            <text:p>6/18/2020 3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OLAE</text:p>
          </table:table-cell>
          <table:table-cell table:style-name="ce2" office:value-type="string" calcext:value-type="string">
            <text:p>IOTU</text:p>
          </table:table-cell>
          <table:table-cell table:style-name="ce2" office:value-type="string" calcext:value-type="string">
            <text:p>PVNZNN459R4</text:p>
          </table:table-cell>
          <table:table-cell table:style-name="ce4" table:formula="of:=DATE(2020;6;23)+TIME(15;39;55)" office:value-type="date" office:date-value="2020-06-23T15:39:55" calcext:value-type="date">
            <text:p>6/23/2020 15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olas</text:p>
          </table:table-cell>
          <table:table-cell table:style-name="ce2" office:value-type="string" calcext:value-type="string">
            <text:p>Pettiaux</text:p>
          </table:table-cell>
          <table:table-cell table:style-name="ce2" office:value-type="string" calcext:value-type="string">
            <text:p>LNNBCZ9GNG9</text:p>
          </table:table-cell>
          <table:table-cell table:style-name="ce4" table:formula="of:=DATE(2020;5;5)+TIME(16;14;31)" office:value-type="date" office:date-value="2020-05-05T16:14:31" calcext:value-type="date">
            <text:p>5/5/2020 16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olas</text:p>
          </table:table-cell>
          <table:table-cell table:style-name="ce3" office:value-type="string" calcext:value-type="string">
            <text:p>dechesne</text:p>
          </table:table-cell>
          <table:table-cell table:style-name="ce3" office:value-type="string" calcext:value-type="string">
            <text:p>V2N8DKTCLG2</text:p>
          </table:table-cell>
          <table:table-cell table:style-name="ce5" table:formula="of:=DATE(2020;5;6)+TIME(2;33;40)" office:value-type="date" office:date-value="2020-05-06T02:33:40" calcext:value-type="date">
            <text:p>5/6/2020 2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olas</text:p>
          </table:table-cell>
          <table:table-cell table:style-name="ce3" office:value-type="string" calcext:value-type="string">
            <text:p>Dufresne</text:p>
          </table:table-cell>
          <table:table-cell table:style-name="ce3" office:value-type="string" calcext:value-type="string">
            <text:p>LCN6BZGFYSP</text:p>
          </table:table-cell>
          <table:table-cell table:style-name="ce5" table:formula="of:=DATE(2020;5;20)+TIME(16;45;42)" office:value-type="date" office:date-value="2020-05-20T16:45:42" calcext:value-type="date">
            <text:p>5/20/2020 16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olas</text:p>
          </table:table-cell>
          <table:table-cell table:style-name="ce2" office:value-type="string" calcext:value-type="string">
            <text:p>Ontiveros</text:p>
          </table:table-cell>
          <table:table-cell table:style-name="ce2" office:value-type="string" calcext:value-type="string">
            <text:p>J4NLRJWWZR6</text:p>
          </table:table-cell>
          <table:table-cell table:style-name="ce4" table:formula="of:=DATE(2020;6;1)+TIME(19;45;33)" office:value-type="date" office:date-value="2020-06-01T19:45:33" calcext:value-type="date">
            <text:p>6/1/2020 19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colas</text:p>
          </table:table-cell>
          <table:table-cell table:style-name="ce2" office:value-type="string" calcext:value-type="string">
            <text:p>Flores-Herr</text:p>
          </table:table-cell>
          <table:table-cell table:style-name="ce2" office:value-type="string" calcext:value-type="string">
            <text:p>JQN27JW9T8D</text:p>
          </table:table-cell>
          <table:table-cell table:style-name="ce4" table:formula="of:=DATE(2020;6;5)+TIME(7;41;11)" office:value-type="date" office:date-value="2020-06-05T07:41:11" calcext:value-type="date">
            <text:p>6/5/2020 7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olas</text:p>
          </table:table-cell>
          <table:table-cell table:style-name="ce3" office:value-type="string" calcext:value-type="string">
            <text:p>Riebesel</text:p>
          </table:table-cell>
          <table:table-cell table:style-name="ce3" office:value-type="string" calcext:value-type="string">
            <text:p>JZN6GQ8B2QK</text:p>
          </table:table-cell>
          <table:table-cell table:style-name="ce5" table:formula="of:=DATE(2020;6;8)+TIME(2;54;33)" office:value-type="date" office:date-value="2020-06-08T02:54:33" calcext:value-type="date">
            <text:p>6/8/2020 2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olas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string" calcext:value-type="string">
            <text:p>KMN9NBQ7N2W</text:p>
          </table:table-cell>
          <table:table-cell table:style-name="ce5" table:formula="of:=DATE(2020;6;10)+TIME(9;19;9)" office:value-type="date" office:date-value="2020-06-10T09:19:09" calcext:value-type="date">
            <text:p>6/10/2020 9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olas</text:p>
          </table:table-cell>
          <table:table-cell table:style-name="ce3" office:value-type="string" calcext:value-type="string">
            <text:p>Franco Rufino Almeida Prado</text:p>
          </table:table-cell>
          <table:table-cell table:style-name="ce3" office:value-type="string" calcext:value-type="string">
            <text:p>XPNJNSGTZPK</text:p>
          </table:table-cell>
          <table:table-cell table:style-name="ce5" table:formula="of:=DATE(2020;6;22)+TIME(8;35;17)" office:value-type="date" office:date-value="2020-06-22T08:35:17" calcext:value-type="date">
            <text:p>6/22/2020 8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cole</text:p>
          </table:table-cell>
          <table:table-cell table:style-name="ce3" office:value-type="string" calcext:value-type="string">
            <text:p>Puopolo</text:p>
          </table:table-cell>
          <table:table-cell table:style-name="ce3" office:value-type="string" calcext:value-type="string">
            <text:p>XJNBM2QT6MK</text:p>
          </table:table-cell>
          <table:table-cell table:style-name="ce5" table:formula="of:=DATE(2020;5;11)+TIME(11;58;57)" office:value-type="date" office:date-value="2020-05-11T11:58:57" calcext:value-type="date">
            <text:p>5/11/2020 11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k</text:p>
          </table:table-cell>
          <table:table-cell table:style-name="ce2" office:value-type="string" calcext:value-type="string">
            <text:p>Livic</text:p>
          </table:table-cell>
          <table:table-cell table:style-name="ce2" office:value-type="string" calcext:value-type="string">
            <text:p>L3NW7FS4BHN</text:p>
          </table:table-cell>
          <table:table-cell table:style-name="ce4" table:formula="of:=DATE(2020;6;18)+TIME(1;0;26)" office:value-type="date" office:date-value="2020-06-18T01:00:26" calcext:value-type="date">
            <text:p>6/18/2020 1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khil</text:p>
          </table:table-cell>
          <table:table-cell table:style-name="ce2" office:value-type="string" calcext:value-type="string">
            <text:p>Hari</text:p>
          </table:table-cell>
          <table:table-cell table:style-name="ce2" office:value-type="string" calcext:value-type="string">
            <text:p>XRNWF46JFR2</text:p>
          </table:table-cell>
          <table:table-cell table:style-name="ce4" table:formula="of:=DATE(2020;6;26)+TIME(3;45;29)" office:value-type="date" office:date-value="2020-06-26T03:45:29" calcext:value-type="date">
            <text:p>6/26/2020 3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kita</text:p>
          </table:table-cell>
          <table:table-cell table:style-name="ce3" office:value-type="string" calcext:value-type="string">
            <text:p>Kamaraj</text:p>
          </table:table-cell>
          <table:table-cell table:style-name="ce3" office:value-type="string" calcext:value-type="string">
            <text:p>K8NZB9GXXP9</text:p>
          </table:table-cell>
          <table:table-cell table:style-name="ce5" table:formula="of:=DATE(2020;5;8)+TIME(6;51;45)" office:value-type="date" office:date-value="2020-05-08T06:51:45" calcext:value-type="date">
            <text:p>5/8/2020 6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kita</text:p>
          </table:table-cell>
          <table:table-cell table:style-name="ce2" office:value-type="string" calcext:value-type="string">
            <text:p>Galki</text:p>
          </table:table-cell>
          <table:table-cell table:style-name="ce2" office:value-type="string" calcext:value-type="string">
            <text:p>H5NFKLYBZPJ</text:p>
          </table:table-cell>
          <table:table-cell table:style-name="ce4" table:formula="of:=DATE(2020;6;25)+TIME(10;3;30)" office:value-type="date" office:date-value="2020-06-25T10:03:30" calcext:value-type="date">
            <text:p>6/25/2020 10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kola</text:p>
          </table:table-cell>
          <table:table-cell table:style-name="ce2" office:value-type="string" calcext:value-type="string">
            <text:p>Trajic</text:p>
          </table:table-cell>
          <table:table-cell table:style-name="ce2" office:value-type="string" calcext:value-type="string">
            <text:p>NSNC3K4JBNC</text:p>
          </table:table-cell>
          <table:table-cell table:style-name="ce4" table:formula="of:=DATE(2020;6;28)+TIME(14;10;46)" office:value-type="date" office:date-value="2020-06-28T14:10:46" calcext:value-type="date">
            <text:p>6/28/2020 14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kolas</text:p>
          </table:table-cell>
          <table:table-cell table:style-name="ce3" office:value-type="string" calcext:value-type="string">
            <text:p>Lecce</text:p>
          </table:table-cell>
          <table:table-cell table:style-name="ce3" office:value-type="string" calcext:value-type="string">
            <text:p>J5NLXR9VPXN</text:p>
          </table:table-cell>
          <table:table-cell table:style-name="ce5" table:formula="of:=DATE(2020;5;21)+TIME(13;44;25)" office:value-type="date" office:date-value="2020-05-21T13:44:25" calcext:value-type="date">
            <text:p>5/21/2020 13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kolay</text:p>
          </table:table-cell>
          <table:table-cell table:style-name="ce2" office:value-type="string" calcext:value-type="string">
            <text:p>Papazov</text:p>
          </table:table-cell>
          <table:table-cell table:style-name="ce2" office:value-type="string" calcext:value-type="string">
            <text:p>MRN2P9HY8YL</text:p>
          </table:table-cell>
          <table:table-cell table:style-name="ce4" table:formula="of:=DATE(2020;6;12)+TIME(4;24;31)" office:value-type="date" office:date-value="2020-06-12T04:24:31" calcext:value-type="date">
            <text:p>6/12/2020 4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kunj</text:p>
          </table:table-cell>
          <table:table-cell table:style-name="ce2" office:value-type="string" calcext:value-type="string">
            <text:p>Kela</text:p>
          </table:table-cell>
          <table:table-cell table:style-name="ce2" office:value-type="string" calcext:value-type="string">
            <text:p>LVNCHR7ZXKY</text:p>
          </table:table-cell>
          <table:table-cell table:style-name="ce4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kunj</text:p>
          </table:table-cell>
          <table:table-cell table:style-name="ce3" office:value-type="string" calcext:value-type="string">
            <text:p>Doshi</text:p>
          </table:table-cell>
          <table:table-cell table:style-name="ce3" office:value-type="string" calcext:value-type="string">
            <text:p>DCN3QQ4HL4F</text:p>
          </table:table-cell>
          <table:table-cell table:style-name="ce5" table:formula="of:=DATE(2020;6;2)+TIME(13;8;0)" office:value-type="date" office:date-value="2020-06-02T13:08:00" calcext:value-type="date">
            <text:p>6/2/2020 13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misha</text:p>
          </table:table-cell>
          <table:table-cell table:style-name="ce3" office:value-type="string" calcext:value-type="string">
            <text:p>Goel</text:p>
          </table:table-cell>
          <table:table-cell table:style-name="ce3" office:value-type="string" calcext:value-type="string">
            <text:p>GHNWN5NLJ6Z</text:p>
          </table:table-cell>
          <table:table-cell table:style-name="ce5" table:formula="of:=DATE(2020;6;19)+TIME(2;47;52)" office:value-type="date" office:date-value="2020-06-19T02:47:52" calcext:value-type="date">
            <text:p>6/19/2020 2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na</text:p>
          </table:table-cell>
          <table:table-cell table:style-name="ce2" office:value-type="string" calcext:value-type="string">
            <text:p>Sverdlenko</text:p>
          </table:table-cell>
          <table:table-cell table:style-name="ce2" office:value-type="string" calcext:value-type="string">
            <text:p>G8NJJQJRH4M</text:p>
          </table:table-cell>
          <table:table-cell table:style-name="ce4" table:formula="of:=DATE(2020;5;22)+TIME(14;47;34)" office:value-type="date" office:date-value="2020-05-22T14:47:34" calcext:value-type="date">
            <text:p>5/22/2020 14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ranjan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FWNDR3DN6FW</text:p>
          </table:table-cell>
          <table:table-cell table:style-name="ce5" table:formula="of:=DATE(2020;6;11)+TIME(12;19;39)" office:value-type="date" office:date-value="2020-06-11T12:19:39" calcext:value-type="date">
            <text:p>6/11/2020 12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shant</text:p>
          </table:table-cell>
          <table:table-cell table:style-name="ce3" office:value-type="string" calcext:value-type="string">
            <text:p>Malpani</text:p>
          </table:table-cell>
          <table:table-cell table:style-name="ce3" office:value-type="string" calcext:value-type="string">
            <text:p>PXN4MYN8XV3</text:p>
          </table:table-cell>
          <table:table-cell table:style-name="ce5" table:formula="of:=DATE(2020;6;23)+TIME(14;46;3)" office:value-type="date" office:date-value="2020-06-23T14:46:03" calcext:value-type="date">
            <text:p>6/23/2020 14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shanth</text:p>
          </table:table-cell>
          <table:table-cell table:style-name="ce2" office:value-type="string" calcext:value-type="string">
            <text:p>Menon</text:p>
          </table:table-cell>
          <table:table-cell table:style-name="ce2" office:value-type="string" calcext:value-type="string">
            <text:p>FQND7VJGCMJ</text:p>
          </table:table-cell>
          <table:table-cell table:style-name="ce4" table:formula="of:=DATE(2020;6;16)+TIME(13;5;15)" office:value-type="date" office:date-value="2020-06-16T13:05:15" calcext:value-type="date">
            <text:p>6/16/2020 13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shin</text:p>
          </table:table-cell>
          <table:table-cell table:style-name="ce3" office:value-type="string" calcext:value-type="string">
            <text:p>Vasu</text:p>
          </table:table-cell>
          <table:table-cell table:style-name="ce3" office:value-type="string" calcext:value-type="string">
            <text:p>MQNMZC8TNT3</text:p>
          </table:table-cell>
          <table:table-cell table:style-name="ce5" table:formula="of:=DATE(2020;5;14)+TIME(22;7;35)" office:value-type="date" office:date-value="2020-05-14T22:07:35" calcext:value-type="date">
            <text:p>5/14/2020 22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teesh</text:p>
          </table:table-cell>
          <table:table-cell table:style-name="ce3" office:value-type="string" calcext:value-type="string">
            <text:p>Babu</text:p>
          </table:table-cell>
          <table:table-cell table:style-name="ce3" office:value-type="string" calcext:value-type="string">
            <text:p>FSNKB9HZFDX</text:p>
          </table:table-cell>
          <table:table-cell table:style-name="ce5" table:formula="of:=DATE(2020;6;19)+TIME(0;11;38)" office:value-type="date" office:date-value="2020-06-19T00:11:38" calcext:value-type="date">
            <text:p>6/19/2020 0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thya</text:p>
          </table:table-cell>
          <table:table-cell table:style-name="ce2" office:value-type="string" calcext:value-type="string">
            <text:p>Ruff</text:p>
          </table:table-cell>
          <table:table-cell table:style-name="ce2" office:value-type="string" calcext:value-type="string">
            <text:p>FYNNJ3NB6WB</text:p>
          </table:table-cell>
          <table:table-cell table:style-name="ce4" table:formula="of:=DATE(2020;5;7)+TIME(9;40;25)" office:value-type="date" office:date-value="2020-05-07T09:40:25" calcext:value-type="date">
            <text:p>5/7/2020 9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itin</text:p>
          </table:table-cell>
          <table:table-cell table:style-name="ce2" office:value-type="string" calcext:value-type="string">
            <text:p>Pasricha</text:p>
          </table:table-cell>
          <table:table-cell table:style-name="ce2" office:value-type="string" calcext:value-type="string">
            <text:p>LSN3RCHR2G2</text:p>
          </table:table-cell>
          <table:table-cell table:style-name="ce4" table:formula="of:=DATE(2020;6;9)+TIME(2;16;58)" office:value-type="date" office:date-value="2020-06-09T02:16:58" calcext:value-type="date">
            <text:p>6/9/2020 2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tin</text:p>
          </table:table-cell>
          <table:table-cell table:style-name="ce3" office:value-type="string" calcext:value-type="string">
            <text:p>Chauhan</text:p>
          </table:table-cell>
          <table:table-cell table:style-name="ce3" office:value-type="string" calcext:value-type="string">
            <text:p>VYNYZVLQRYW</text:p>
          </table:table-cell>
          <table:table-cell table:style-name="ce5" table:formula="of:=DATE(2020;6;26)+TIME(14;30;23)" office:value-type="date" office:date-value="2020-06-26T14:30:23" calcext:value-type="date">
            <text:p>6/26/2020 14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van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VPN2JXYW6ZV</text:p>
          </table:table-cell>
          <table:table-cell table:style-name="ce5" table:formula="of:=DATE(2020;6;27)+TIME(3;53;56)" office:value-type="date" office:date-value="2020-06-27T03:53:56" calcext:value-type="date">
            <text:p>6/27/2020 3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izam</text:p>
          </table:table-cell>
          <table:table-cell table:style-name="ce3" office:value-type="string" calcext:value-type="string">
            <text:p>uddin</text:p>
          </table:table-cell>
          <table:table-cell table:style-name="ce3" office:value-type="string" calcext:value-type="string">
            <text:p>VTN8MGRQDVB</text:p>
          </table:table-cell>
          <table:table-cell table:style-name="ce5" table:formula="of:=DATE(2020;6;23)+TIME(15;3;54)" office:value-type="date" office:date-value="2020-06-23T15:03:54" calcext:value-type="date">
            <text:p>6/23/2020 15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naemeka</text:p>
          </table:table-cell>
          <table:table-cell table:style-name="ce2" office:value-type="string" calcext:value-type="string">
            <text:p>Okpallannuozo</text:p>
          </table:table-cell>
          <table:table-cell table:style-name="ce2" office:value-type="string" calcext:value-type="string">
            <text:p>F9NFG76MVVR</text:p>
          </table:table-cell>
          <table:table-cell table:style-name="ce4" table:formula="of:=DATE(2020;6;24)+TIME(14;23;59)" office:value-type="date" office:date-value="2020-06-24T14:23:59" calcext:value-type="date">
            <text:p>6/24/2020 14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buyoshi</text:p>
          </table:table-cell>
          <table:table-cell table:style-name="ce2" office:value-type="string" calcext:value-type="string">
            <text:p>Nishi</text:p>
          </table:table-cell>
          <table:table-cell table:style-name="ce2" office:value-type="string" calcext:value-type="string">
            <text:p>V8NWDJ35WTL</text:p>
          </table:table-cell>
          <table:table-cell table:style-name="ce4" table:formula="of:=DATE(2020;6;2)+TIME(22;25;26)" office:value-type="date" office:date-value="2020-06-02T22:25:26" calcext:value-type="date">
            <text:p>6/2/2020 22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buyuki</text:p>
          </table:table-cell>
          <table:table-cell table:style-name="ce3" office:value-type="string" calcext:value-type="string">
            <text:p>Tanaka</text:p>
          </table:table-cell>
          <table:table-cell table:style-name="ce3" office:value-type="string" calcext:value-type="string">
            <text:p>XZNTJSGYMGW</text:p>
          </table:table-cell>
          <table:table-cell table:style-name="ce5" table:formula="of:=DATE(2020;5;6)+TIME(1;51;25)" office:value-type="date" office:date-value="2020-05-06T01:51:25" calcext:value-type="date">
            <text:p>5/6/2020 1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oel</text:p>
          </table:table-cell>
          <table:table-cell table:style-name="ce3" office:value-type="string" calcext:value-type="string">
            <text:p>McLoughlin</text:p>
          </table:table-cell>
          <table:table-cell table:style-name="ce3" office:value-type="string" calcext:value-type="string">
            <text:p>KHNHNDL5SKQ</text:p>
          </table:table-cell>
          <table:table-cell table:style-name="ce5" table:formula="of:=DATE(2020;5;6)+TIME(11;7;34)" office:value-type="date" office:date-value="2020-05-06T11:07:34" calcext:value-type="date">
            <text:p>5/6/2020 11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riaki</text:p>
          </table:table-cell>
          <table:table-cell table:style-name="ce2" office:value-type="string" calcext:value-type="string">
            <text:p>Fukuyasu</text:p>
          </table:table-cell>
          <table:table-cell table:style-name="ce2" office:value-type="string" calcext:value-type="string">
            <text:p>HXNH6RPKCY7</text:p>
          </table:table-cell>
          <table:table-cell table:style-name="ce4" table:formula="of:=DATE(2020;5;10)+TIME(19;24;56)" office:value-type="date" office:date-value="2020-05-10T19:24:56" calcext:value-type="date">
            <text:p>5/10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riko</text:p>
          </table:table-cell>
          <table:table-cell table:style-name="ce2" office:value-type="string" calcext:value-type="string">
            <text:p>Otake</text:p>
          </table:table-cell>
          <table:table-cell table:style-name="ce2" office:value-type="string" calcext:value-type="string">
            <text:p>P5NBSHQ6V3S</text:p>
          </table:table-cell>
          <table:table-cell table:style-name="ce4" table:formula="of:=DATE(2020;5;10)+TIME(21;0;59)" office:value-type="date" office:date-value="2020-05-10T21:00:59" calcext:value-type="date">
            <text:p>5/10/2020 21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rio</text:p>
          </table:table-cell>
          <table:table-cell table:style-name="ce2" office:value-type="string" calcext:value-type="string">
            <text:p>Kobota</text:p>
          </table:table-cell>
          <table:table-cell table:style-name="ce2" office:value-type="string" calcext:value-type="string">
            <text:p>J7N62QXZBK5</text:p>
          </table:table-cell>
          <table:table-cell table:style-name="ce4" table:formula="of:=DATE(2020;5;6)+TIME(21;32;49)" office:value-type="date" office:date-value="2020-05-06T21:32:49" calcext:value-type="date">
            <text:p>5/6/2020 21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rman</text:p>
          </table:table-cell>
          <table:table-cell table:style-name="ce2" office:value-type="string" calcext:value-type="string">
            <text:p>Abramovitz</text:p>
          </table:table-cell>
          <table:table-cell table:style-name="ce2" office:value-type="string" calcext:value-type="string">
            <text:p>NXN4ZN7NHYT</text:p>
          </table:table-cell>
          <table:table-cell table:style-name="ce4" table:formula="of:=DATE(2020;5;13)+TIME(15;43;13)" office:value-type="date" office:date-value="2020-05-13T15:43:13" calcext:value-type="date">
            <text:p>5/13/2020 15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rman</text:p>
          </table:table-cell>
          <table:table-cell table:style-name="ce2" office:value-type="string" calcext:value-type="string">
            <text:p>Lorrain</text:p>
          </table:table-cell>
          <table:table-cell table:style-name="ce2" office:value-type="string" calcext:value-type="string">
            <text:p>J6N46NZNNY3</text:p>
          </table:table-cell>
          <table:table-cell table:style-name="ce4" table:formula="of:=DATE(2020;5;25)+TIME(8;46;41)" office:value-type="date" office:date-value="2020-05-25T08:46:41" calcext:value-type="date">
            <text:p>5/25/2020 8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rman</text:p>
          </table:table-cell>
          <table:table-cell table:style-name="ce2" office:value-type="string" calcext:value-type="string">
            <text:p>Scroggins</text:p>
          </table:table-cell>
          <table:table-cell table:style-name="ce2" office:value-type="string" calcext:value-type="string">
            <text:p>GTNWMCFHVFC</text:p>
          </table:table-cell>
          <table:table-cell table:style-name="ce4" table:formula="of:=DATE(2020;6;24)+TIME(15;27;29)" office:value-type="date" office:date-value="2020-06-24T15:27:29" calcext:value-type="date">
            <text:p>6/24/2020 15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oveck</text:p>
          </table:table-cell>
          <table:table-cell table:style-name="ce2" office:value-type="string" calcext:value-type="string">
            <text:p>Gowandan</text:p>
          </table:table-cell>
          <table:table-cell table:style-name="ce2" office:value-type="string" calcext:value-type="string">
            <text:p>XNNVXJMY2R9</text:p>
          </table:table-cell>
          <table:table-cell table:style-name="ce4" table:formula="of:=DATE(2020;5;14)+TIME(10;50;50)" office:value-type="date" office:date-value="2020-05-14T10:50:50" calcext:value-type="date">
            <text:p>5/14/2020 10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urettin</text:p>
          </table:table-cell>
          <table:table-cell table:style-name="ce2" office:value-type="string" calcext:value-type="string">
            <text:p>AYDOGAN</text:p>
          </table:table-cell>
          <table:table-cell table:style-name="ce2" office:value-type="string" calcext:value-type="string">
            <text:p>J8NW2YSZNHF</text:p>
          </table:table-cell>
          <table:table-cell table:style-name="ce4" table:formula="of:=DATE(2020;6;1)+TIME(21;33;58)" office:value-type="date" office:date-value="2020-06-01T21:33:58" calcext:value-type="date">
            <text:p>6/1/2020 21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Nuritzi</text:p>
          </table:table-cell>
          <table:table-cell table:style-name="ce2" office:value-type="string" calcext:value-type="string">
            <text:p>Sanchez</text:p>
          </table:table-cell>
          <table:table-cell table:style-name="ce2" office:value-type="string" calcext:value-type="string">
            <text:p>MCN3QRLFZB4</text:p>
          </table:table-cell>
          <table:table-cell table:style-name="ce4" table:formula="of:=DATE(2020;6;9)+TIME(19;51;47)" office:value-type="date" office:date-value="2020-06-09T19:51:47" calcext:value-type="date">
            <text:p>6/9/2020 19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Nuwan</text:p>
          </table:table-cell>
          <table:table-cell table:style-name="ce3" office:value-type="string" calcext:value-type="string">
            <text:p>Bambarabotuwa</text:p>
          </table:table-cell>
          <table:table-cell table:style-name="ce3" office:value-type="string" calcext:value-type="string">
            <text:p>FSNZJJ6H36M</text:p>
          </table:table-cell>
          <table:table-cell table:style-name="ce5" table:formula="of:=DATE(2020;6;12)+TIME(20;44;25)" office:value-type="date" office:date-value="2020-06-12T20:44:25" calcext:value-type="date">
            <text:p>6/12/2020 20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'Ryan</text:p>
          </table:table-cell>
          <table:table-cell table:style-name="ce3" office:value-type="string" calcext:value-type="string">
            <text:p>Kelch</text:p>
          </table:table-cell>
          <table:table-cell table:style-name="ce3" office:value-type="string" calcext:value-type="string">
            <text:p>ZSNHPKFCW58</text:p>
          </table:table-cell>
          <table:table-cell table:style-name="ce5" table:formula="of:=DATE(2020;5;21)+TIME(16;25;20)" office:value-type="date" office:date-value="2020-05-21T16:25:20" calcext:value-type="date">
            <text:p>5/21/2020 16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binna Chinenye</text:p>
          </table:table-cell>
          <table:table-cell table:style-name="ce2" office:value-type="string" calcext:value-type="string">
            <text:p>Ibemere-Okenze</text:p>
          </table:table-cell>
          <table:table-cell table:style-name="ce2" office:value-type="string" calcext:value-type="string">
            <text:p>JYNLB4D5K3G</text:p>
          </table:table-cell>
          <table:table-cell table:style-name="ce4" table:formula="of:=DATE(2020;6;22)+TIME(10;36;56)" office:value-type="date" office:date-value="2020-06-22T10:36:56" calcext:value-type="date">
            <text:p>6/22/2020 10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jasvi</text:p>
          </table:table-cell>
          <table:table-cell table:style-name="ce3" office:value-type="string" calcext:value-type="string">
            <text:p>Khurana</text:p>
          </table:table-cell>
          <table:table-cell table:style-name="ce3" office:value-type="string" calcext:value-type="string">
            <text:p>D6NCF8C2NJQ</text:p>
          </table:table-cell>
          <table:table-cell table:style-name="ce5" table:formula="of:=DATE(2020;6;25)+TIME(7;37;37)" office:value-type="date" office:date-value="2020-06-25T07:37:37" calcext:value-type="date">
            <text:p>6/25/2020 7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ka</text:p>
          </table:table-cell>
          <table:table-cell table:style-name="ce2" office:value-type="string" calcext:value-type="string">
            <text:p>gartria</text:p>
          </table:table-cell>
          <table:table-cell table:style-name="ce2" office:value-type="string" calcext:value-type="string">
            <text:p>L5NKW23CZ8P</text:p>
          </table:table-cell>
          <table:table-cell table:style-name="ce4" table:formula="of:=DATE(2020;6;25)+TIME(22;22;34)" office:value-type="date" office:date-value="2020-06-25T22:22:34" calcext:value-type="date">
            <text:p>6/25/2020 22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af</text:p>
          </table:table-cell>
          <table:table-cell table:style-name="ce2" office:value-type="string" calcext:value-type="string">
            <text:p>Renner</text:p>
          </table:table-cell>
          <table:table-cell table:style-name="ce2" office:value-type="string" calcext:value-type="string">
            <text:p>DLNMD5RQRND</text:p>
          </table:table-cell>
          <table:table-cell table:style-name="ce4" table:formula="of:=DATE(2020;6;26)+TIME(8;38;37)" office:value-type="date" office:date-value="2020-06-26T08:38:37" calcext:value-type="date">
            <text:p>6/26/2020 8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ajide</text:p>
          </table:table-cell>
          <table:table-cell table:style-name="ce2" office:value-type="string" calcext:value-type="string">
            <text:p>Obasan</text:p>
          </table:table-cell>
          <table:table-cell table:style-name="ce2" office:value-type="string" calcext:value-type="string">
            <text:p>DGNLG74SBX8</text:p>
          </table:table-cell>
          <table:table-cell table:style-name="ce4" table:formula="of:=DATE(2020;6;26)+TIME(15;28;35)" office:value-type="date" office:date-value="2020-06-26T15:28:35" calcext:value-type="date">
            <text:p>6/26/2020 15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lajuwon</text:p>
          </table:table-cell>
          <table:table-cell table:style-name="ce3" office:value-type="string" calcext:value-type="string">
            <text:p>Owoseni</text:p>
          </table:table-cell>
          <table:table-cell table:style-name="ce3" office:value-type="string" calcext:value-type="string">
            <text:p>HYNT88BCDB5</text:p>
          </table:table-cell>
          <table:table-cell table:style-name="ce5" table:formula="of:=DATE(2020;6;25)+TIME(22;31;28)" office:value-type="date" office:date-value="2020-06-25T22:31:28" calcext:value-type="date">
            <text:p>6/25/2020 22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eg</text:p>
          </table:table-cell>
          <table:table-cell table:style-name="ce2" office:value-type="string" calcext:value-type="string">
            <text:p>Polyakov</text:p>
          </table:table-cell>
          <table:table-cell table:style-name="ce2" office:value-type="string" calcext:value-type="string">
            <text:p>D6NL68S3Q9W</text:p>
          </table:table-cell>
          <table:table-cell table:style-name="ce4" table:formula="of:=DATE(2020;6;5)+TIME(12;58;34)" office:value-type="date" office:date-value="2020-06-05T12:58:34" calcext:value-type="date">
            <text:p>6/5/2020 12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eksandr</text:p>
          </table:table-cell>
          <table:table-cell table:style-name="ce2" office:value-type="string" calcext:value-type="string">
            <text:p>Tymoshenko</text:p>
          </table:table-cell>
          <table:table-cell table:style-name="ce2" office:value-type="string" calcext:value-type="string">
            <text:p>ZYN4QT8VQ4D</text:p>
          </table:table-cell>
          <table:table-cell table:style-name="ce4" table:formula="of:=DATE(2020;6;26)+TIME(15;41;57)" office:value-type="date" office:date-value="2020-06-26T15:41:57" calcext:value-type="date">
            <text:p>6/26/2020 15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eksandra</text:p>
          </table:table-cell>
          <table:table-cell table:style-name="ce2" office:value-type="string" calcext:value-type="string">
            <text:p>Romanovska</text:p>
          </table:table-cell>
          <table:table-cell table:style-name="ce2" office:value-type="string" calcext:value-type="string">
            <text:p>V4NY97VSKCM</text:p>
          </table:table-cell>
          <table:table-cell table:style-name="ce4" table:formula="of:=DATE(2020;5;12)+TIME(19;20;53)" office:value-type="date" office:date-value="2020-05-12T19:20:53" calcext:value-type="date">
            <text:p>5/12/2020 19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K3NPZS5ZLYF</text:p>
          </table:table-cell>
          <table:table-cell table:style-name="ce4" table:formula="of:=DATE(2020;5;15)+TIME(1;49;44)" office:value-type="date" office:date-value="2020-05-15T01:49:44" calcext:value-type="date">
            <text:p>5/15/2020 1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liver</text:p>
          </table:table-cell>
          <table:table-cell table:style-name="ce3" office:value-type="string" calcext:value-type="string">
            <text:p>Kraitschy</text:p>
          </table:table-cell>
          <table:table-cell table:style-name="ce3" office:value-type="string" calcext:value-type="string">
            <text:p>ZHNCRPX323L</text:p>
          </table:table-cell>
          <table:table-cell table:style-name="ce5" table:formula="of:=DATE(2020;5;28)+TIME(1;55;53)" office:value-type="date" office:date-value="2020-05-28T01:55:53" calcext:value-type="date">
            <text:p>5/28/2020 1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Oliverio</text:p>
          </table:table-cell>
          <table:table-cell table:style-name="ce2" office:value-type="string" calcext:value-type="string">
            <text:p>MVN2VDHDZG8</text:p>
          </table:table-cell>
          <table:table-cell table:style-name="ce4" table:formula="of:=DATE(2020;6;12)+TIME(12;58;12)" office:value-type="date" office:date-value="2020-06-12T12:58:12" calcext:value-type="date">
            <text:p>6/12/2020 12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liver</text:p>
          </table:table-cell>
          <table:table-cell table:style-name="ce3" office:value-type="string" calcext:value-type="string">
            <text:p>Lohmann</text:p>
          </table:table-cell>
          <table:table-cell table:style-name="ce3" office:value-type="string" calcext:value-type="string">
            <text:p>PGNR6T6BT38</text:p>
          </table:table-cell>
          <table:table-cell table:style-name="ce5" table:formula="of:=DATE(2020;6;24)+TIME(14;39;23)" office:value-type="date" office:date-value="2020-06-24T14:39:23" calcext:value-type="date">
            <text:p>6/24/2020 14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iver</text:p>
          </table:table-cell>
          <table:table-cell table:style-name="ce2" office:value-type="string" calcext:value-type="string">
            <text:p>Wendt</text:p>
          </table:table-cell>
          <table:table-cell table:style-name="ce2" office:value-type="string" calcext:value-type="string">
            <text:p>XBN6N5WN5BD</text:p>
          </table:table-cell>
          <table:table-cell table:style-name="ce4" table:formula="of:=DATE(2020;6;27)+TIME(9;3;30)" office:value-type="date" office:date-value="2020-06-27T09:03:30" calcext:value-type="date">
            <text:p>6/27/2020 9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ivia</text:p>
          </table:table-cell>
          <table:table-cell table:style-name="ce2" office:value-type="string" calcext:value-type="string">
            <text:p>Lorimor</text:p>
          </table:table-cell>
          <table:table-cell table:style-name="ce2" office:value-type="string" calcext:value-type="string">
            <text:p>MWNSR63G49G</text:p>
          </table:table-cell>
          <table:table-cell table:style-name="ce4" table:formula="of:=DATE(2020;5;21)+TIME(15;41;5)" office:value-type="date" office:date-value="2020-05-21T15:41:05" calcext:value-type="date">
            <text:p>5/21/2020 15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livier</text:p>
          </table:table-cell>
          <table:table-cell table:style-name="ce3" office:value-type="string" calcext:value-type="string">
            <text:p>Crête</text:p>
          </table:table-cell>
          <table:table-cell table:style-name="ce3" office:value-type="string" calcext:value-type="string">
            <text:p>FBN3GDZQBRX</text:p>
          </table:table-cell>
          <table:table-cell table:style-name="ce5" table:formula="of:=DATE(2020;3;27)+TIME(17;17;43)" office:value-type="date" office:date-value="2020-03-27T17:17:43" calcext:value-type="date">
            <text:p>3/27/2020 17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livier</text:p>
          </table:table-cell>
          <table:table-cell table:style-name="ce2" office:value-type="string" calcext:value-type="string">
            <text:p>beyler</text:p>
          </table:table-cell>
          <table:table-cell table:style-name="ce2" office:value-type="string" calcext:value-type="string">
            <text:p>DHNBNBRBF5C</text:p>
          </table:table-cell>
          <table:table-cell table:style-name="ce4" table:formula="of:=DATE(2020;5;14)+TIME(3;22;57)" office:value-type="date" office:date-value="2020-05-14T03:22:57" calcext:value-type="date">
            <text:p>5/14/2020 3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livier</text:p>
          </table:table-cell>
          <table:table-cell table:style-name="ce3" office:value-type="string" calcext:value-type="string">
            <text:p>Bacon</text:p>
          </table:table-cell>
          <table:table-cell table:style-name="ce3" office:value-type="string" calcext:value-type="string">
            <text:p>DKNMQKSQ9MR</text:p>
          </table:table-cell>
          <table:table-cell table:style-name="ce5" table:formula="of:=DATE(2020;6;16)+TIME(16;58;8)" office:value-type="date" office:date-value="2020-06-16T16:58:08" calcext:value-type="date">
            <text:p>6/16/2020 16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lle E</text:p>
          </table:table-cell>
          <table:table-cell table:style-name="ce3" office:value-type="string" calcext:value-type="string">
            <text:p>Johansson</text:p>
          </table:table-cell>
          <table:table-cell table:style-name="ce3" office:value-type="string" calcext:value-type="string">
            <text:p>MLNVFWY9X34</text:p>
          </table:table-cell>
          <table:table-cell table:style-name="ce5" table:formula="of:=DATE(2020;5;6)+TIME(3;8;45)" office:value-type="date" office:date-value="2020-05-06T03:08:45" calcext:value-type="date">
            <text:p>5/6/2020 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mar</text:p>
          </table:table-cell>
          <table:table-cell table:style-name="ce2" office:value-type="string" calcext:value-type="string">
            <text:p>Elshal</text:p>
          </table:table-cell>
          <table:table-cell table:style-name="ce2" office:value-type="string" calcext:value-type="string">
            <text:p>LNN46MCQLC5</text:p>
          </table:table-cell>
          <table:table-cell table:style-name="ce4" table:formula="of:=DATE(2020;5;27)+TIME(12;0;13)" office:value-type="date" office:date-value="2020-05-27T12:00:13" calcext:value-type="date">
            <text:p>5/27/2020 12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me</text:p>
          </table:table-cell>
          <table:table-cell table:style-name="ce2" office:value-type="string" calcext:value-type="string">
            <text:p>chukwuemeka</text:p>
          </table:table-cell>
          <table:table-cell table:style-name="ce2" office:value-type="string" calcext:value-type="string">
            <text:p>JSNFWXZ8V6F</text:p>
          </table:table-cell>
          <table:table-cell table:style-name="ce4" table:formula="of:=DATE(2020;6;23)+TIME(14;8;25)" office:value-type="date" office:date-value="2020-06-23T14:08:25" calcext:value-type="date">
            <text:p>6/23/2020 14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mowunmi</text:p>
          </table:table-cell>
          <table:table-cell table:style-name="ce3" office:value-type="string" calcext:value-type="string">
            <text:p>Lawal</text:p>
          </table:table-cell>
          <table:table-cell table:style-name="ce3" office:value-type="string" calcext:value-type="string">
            <text:p>X4NQC2YDHNH</text:p>
          </table:table-cell>
          <table:table-cell table:style-name="ce5" table:formula="of:=DATE(2020;6;23)+TIME(17;36;50)" office:value-type="date" office:date-value="2020-06-23T17:36:50" calcext:value-type="date">
            <text:p>6/23/2020 17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nyejiaku</text:p>
          </table:table-cell>
          <table:table-cell table:style-name="ce3" office:value-type="string" calcext:value-type="string">
            <text:p>Kelechukwu</text:p>
          </table:table-cell>
          <table:table-cell table:style-name="ce3" office:value-type="string" calcext:value-type="string">
            <text:p>MMN6T8WRCRN</text:p>
          </table:table-cell>
          <table:table-cell table:style-name="ce5" table:formula="of:=DATE(2020;6;24)+TIME(16;39;50)" office:value-type="date" office:date-value="2020-06-24T16:39:50" calcext:value-type="date">
            <text:p>6/24/2020 16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re-Aruwaji</text:p>
          </table:table-cell>
          <table:table-cell table:style-name="ce2" office:value-type="string" calcext:value-type="string">
            <text:p>Tola</text:p>
          </table:table-cell>
          <table:table-cell table:style-name="ce2" office:value-type="string" calcext:value-type="string">
            <text:p>VTNT73MLXF8</text:p>
          </table:table-cell>
          <table:table-cell table:style-name="ce4" table:formula="of:=DATE(2020;6;18)+TIME(10;6;58)" office:value-type="date" office:date-value="2020-06-18T10:06:58" calcext:value-type="date">
            <text:p>6/18/2020 10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rit</text:p>
          </table:table-cell>
          <table:table-cell table:style-name="ce3" office:value-type="string" calcext:value-type="string">
            <text:p>gruber</text:p>
          </table:table-cell>
          <table:table-cell table:style-name="ce3" office:value-type="string" calcext:value-type="string">
            <text:p>J8NH99F3VSC</text:p>
          </table:table-cell>
          <table:table-cell table:style-name="ce5" table:formula="of:=DATE(2020;6;24)+TIME(17;26;21)" office:value-type="date" office:date-value="2020-06-24T17:26:21" calcext:value-type="date">
            <text:p>6/24/2020 17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rlin</text:p>
          </table:table-cell>
          <table:table-cell table:style-name="ce3" office:value-type="string" calcext:value-type="string">
            <text:p>asenov</text:p>
          </table:table-cell>
          <table:table-cell table:style-name="ce3" office:value-type="string" calcext:value-type="string">
            <text:p>DJN9993YPP4</text:p>
          </table:table-cell>
          <table:table-cell table:style-name="ce5" table:formula="of:=DATE(2020;6;25)+TIME(5;5;19)" office:value-type="date" office:date-value="2020-06-25T05:05:19" calcext:value-type="date">
            <text:p>6/25/2020 5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rvil</text:p>
          </table:table-cell>
          <table:table-cell table:style-name="ce2" office:value-type="string" calcext:value-type="string">
            <text:p>Juarez</text:p>
          </table:table-cell>
          <table:table-cell table:style-name="ce2" office:value-type="string" calcext:value-type="string">
            <text:p>PFNX9NGTJWH</text:p>
          </table:table-cell>
          <table:table-cell table:style-name="ce4" table:formula="of:=DATE(2020;6;6)+TIME(15;14;30)" office:value-type="date" office:date-value="2020-06-06T15:14:30" calcext:value-type="date">
            <text:p>6/6/2020 15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sama</text:p>
          </table:table-cell>
          <table:table-cell table:style-name="ce2" office:value-type="string" calcext:value-type="string">
            <text:p>Ibrahim</text:p>
          </table:table-cell>
          <table:table-cell table:style-name="ce2" office:value-type="string" calcext:value-type="string">
            <text:p>H4N5MMBGR5K</text:p>
          </table:table-cell>
          <table:table-cell table:style-name="ce4" table:formula="of:=DATE(2020;6;20)+TIME(12;37;15)" office:value-type="date" office:date-value="2020-06-20T12:37:15" calcext:value-type="date">
            <text:p>6/20/2020 1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Lara</text:p>
          </table:table-cell>
          <table:table-cell table:style-name="ce2" office:value-type="string" calcext:value-type="string">
            <text:p>GDNVS6FBGKM</text:p>
          </table:table-cell>
          <table:table-cell table:style-name="ce4" table:formula="of:=DATE(2020;6;8)+TIME(2;54;32)" office:value-type="date" office:date-value="2020-06-08T02:54:32" calcext:value-type="date">
            <text:p>6/8/2020 2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scar</text:p>
          </table:table-cell>
          <table:table-cell table:style-name="ce2" office:value-type="string" calcext:value-type="string">
            <text:p>Pouwels</text:p>
          </table:table-cell>
          <table:table-cell table:style-name="ce2" office:value-type="string" calcext:value-type="string">
            <text:p>H2NRYQXTRDJ</text:p>
          </table:table-cell>
          <table:table-cell table:style-name="ce4" table:formula="of:=DATE(2020;6;26)+TIME(10;34;6)" office:value-type="date" office:date-value="2020-06-26T10:34:06" calcext:value-type="date">
            <text:p>6/26/2020 1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scar Eduardo</text:p>
          </table:table-cell>
          <table:table-cell table:style-name="ce2" office:value-type="string" calcext:value-type="string">
            <text:p>Fonseca Gomez</text:p>
          </table:table-cell>
          <table:table-cell table:style-name="ce2" office:value-type="string" calcext:value-type="string">
            <text:p>MDNFS8GFM29</text:p>
          </table:table-cell>
          <table:table-cell table:style-name="ce4" table:formula="of:=DATE(2020;6;26)+TIME(0;41;38)" office:value-type="date" office:date-value="2020-06-26T00:41:38" calcext:value-type="date">
            <text:p>6/26/2020 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sman</text:p>
          </table:table-cell>
          <table:table-cell table:style-name="ce3" office:value-type="string" calcext:value-type="string">
            <text:p>Ismael</text:p>
          </table:table-cell>
          <table:table-cell table:style-name="ce3" office:value-type="string" calcext:value-type="string">
            <text:p>JKNFP3ZBJFL</text:p>
          </table:table-cell>
          <table:table-cell table:style-name="ce5" table:formula="of:=DATE(2020;6;17)+TIME(8;19;46)" office:value-type="date" office:date-value="2020-06-17T08:19:46" calcext:value-type="date">
            <text:p>6/17/2020 8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smiller Christian</text:p>
          </table:table-cell>
          <table:table-cell table:style-name="ce3" office:value-type="string" calcext:value-type="string">
            <text:p>Guimaraes</text:p>
          </table:table-cell>
          <table:table-cell table:style-name="ce3" office:value-type="string" calcext:value-type="string">
            <text:p>KQN9BTMXNK4</text:p>
          </table:table-cell>
          <table:table-cell table:style-name="ce5" table:formula="of:=DATE(2020;5;6)+TIME(5;40;2)" office:value-type="date" office:date-value="2020-05-06T05:40:02" calcext:value-type="date">
            <text:p>5/6/2020 5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usmane</text:p>
          </table:table-cell>
          <table:table-cell table:style-name="ce3" office:value-type="string" calcext:value-type="string">
            <text:p>Thiam</text:p>
          </table:table-cell>
          <table:table-cell table:style-name="ce3" office:value-type="string" calcext:value-type="string">
            <text:p>MHN4GJ4W54R</text:p>
          </table:table-cell>
          <table:table-cell table:style-name="ce5" table:formula="of:=DATE(2020;6;12)+TIME(18;51;32)" office:value-type="date" office:date-value="2020-06-12T18:51:32" calcext:value-type="date">
            <text:p>6/12/2020 18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over</text:p>
          </table:table-cell>
          <table:table-cell table:style-name="ce2" office:value-type="string" calcext:value-type="string">
            <text:p>monos</text:p>
          </table:table-cell>
          <table:table-cell table:style-name="ce2" office:value-type="string" calcext:value-type="string">
            <text:p>ZZN855Y7WSM</text:p>
          </table:table-cell>
          <table:table-cell table:style-name="ce4" table:formula="of:=DATE(2020;5;14)+TIME(11;2;17)" office:value-type="date" office:date-value="2020-05-14T11:02:17" calcext:value-type="date">
            <text:p>5/14/2020 11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owen</text:p>
          </table:table-cell>
          <table:table-cell table:style-name="ce3" office:value-type="string" calcext:value-type="string">
            <text:p>kent</text:p>
          </table:table-cell>
          <table:table-cell table:style-name="ce3" office:value-type="string" calcext:value-type="string">
            <text:p>VLNGZGMDMPX</text:p>
          </table:table-cell>
          <table:table-cell table:style-name="ce5" table:formula="of:=DATE(2020;6;25)+TIME(23;0;16)" office:value-type="date" office:date-value="2020-06-25T23:00:16" calcext:value-type="date">
            <text:p>6/25/2020 23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blo</text:p>
          </table:table-cell>
          <table:table-cell table:style-name="ce2" office:value-type="string" calcext:value-type="string">
            <text:p>Puente</text:p>
          </table:table-cell>
          <table:table-cell table:style-name="ce2" office:value-type="string" calcext:value-type="string">
            <text:p>H9N8494BSMT</text:p>
          </table:table-cell>
          <table:table-cell table:style-name="ce4" table:formula="of:=DATE(2020;5;7)+TIME(6;1;51)" office:value-type="date" office:date-value="2020-05-07T06:01:51" calcext:value-type="date">
            <text:p>5/7/2020 6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blo</text:p>
          </table:table-cell>
          <table:table-cell table:style-name="ce3" office:value-type="string" calcext:value-type="string">
            <text:p>Rodríguez</text:p>
          </table:table-cell>
          <table:table-cell table:style-name="ce3" office:value-type="string" calcext:value-type="string">
            <text:p>NCN5BC2BL67</text:p>
          </table:table-cell>
          <table:table-cell table:style-name="ce5" table:formula="of:=DATE(2020;5;11)+TIME(10;58;50)" office:value-type="date" office:date-value="2020-05-11T10:58:50" calcext:value-type="date">
            <text:p>5/11/2020 10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blo Ariel</text:p>
          </table:table-cell>
          <table:table-cell table:style-name="ce3" office:value-type="string" calcext:value-type="string">
            <text:p>Gonzalez</text:p>
          </table:table-cell>
          <table:table-cell table:style-name="ce3" office:value-type="string" calcext:value-type="string">
            <text:p>NLNFFBGW7SL</text:p>
          </table:table-cell>
          <table:table-cell table:style-name="ce5" table:formula="of:=DATE(2020;6;25)+TIME(17;6;39)" office:value-type="date" office:date-value="2020-06-25T17:06:39" calcext:value-type="date">
            <text:p>6/25/2020 17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blo Henry</text:p>
          </table:table-cell>
          <table:table-cell table:style-name="ce2" office:value-type="string" calcext:value-type="string">
            <text:p>Williams Gatica</text:p>
          </table:table-cell>
          <table:table-cell table:style-name="ce2" office:value-type="string" calcext:value-type="string">
            <text:p>HMN3BKDFK7T</text:p>
          </table:table-cell>
          <table:table-cell table:style-name="ce4" table:formula="of:=DATE(2020;6;24)+TIME(9;3;37)" office:value-type="date" office:date-value="2020-06-24T09:03:37" calcext:value-type="date">
            <text:p>6/24/2020 9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DMANABHAN</text:p>
          </table:table-cell>
          <table:table-cell table:style-name="ce2" office:value-type="string" calcext:value-type="string">
            <text:p>NARAYANAN</text:p>
          </table:table-cell>
          <table:table-cell table:style-name="ce2" office:value-type="string" calcext:value-type="string">
            <text:p>ZFND2GTSCVF</text:p>
          </table:table-cell>
          <table:table-cell table:style-name="ce4" table:formula="of:=DATE(2020;5;24)+TIME(16;1;45)" office:value-type="date" office:date-value="2020-05-24T16:01:45" calcext:value-type="date">
            <text:p>5/24/2020 16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l</text:p>
          </table:table-cell>
          <table:table-cell table:style-name="ce2" office:value-type="string" calcext:value-type="string">
            <text:p>Tobias</text:p>
          </table:table-cell>
          <table:table-cell table:style-name="ce2" office:value-type="string" calcext:value-type="string">
            <text:p>HRNC8GLFTJQ</text:p>
          </table:table-cell>
          <table:table-cell table:style-name="ce4" table:formula="of:=DATE(2020;5;7)+TIME(2;29;25)" office:value-type="date" office:date-value="2020-05-07T02:29:25" calcext:value-type="date">
            <text:p>5/7/2020 2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li</text:p>
          </table:table-cell>
          <table:table-cell table:style-name="ce3" office:value-type="string" calcext:value-type="string">
            <text:p>Surdhar</text:p>
          </table:table-cell>
          <table:table-cell table:style-name="ce3" office:value-type="string" calcext:value-type="string">
            <text:p>ZZNC33W78MW</text:p>
          </table:table-cell>
          <table:table-cell table:style-name="ce5" table:formula="of:=DATE(2020;6;8)+TIME(11;42;4)" office:value-type="date" office:date-value="2020-06-08T11:42:04" calcext:value-type="date">
            <text:p>6/8/2020 11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llav</text:p>
          </table:table-cell>
          <table:table-cell table:style-name="ce3" office:value-type="string" calcext:value-type="string">
            <text:p>Joshi</text:p>
          </table:table-cell>
          <table:table-cell table:style-name="ce3" office:value-type="string" calcext:value-type="string">
            <text:p>JMNN5QCR3MK</text:p>
          </table:table-cell>
          <table:table-cell table:style-name="ce5" table:formula="of:=DATE(2020;6;10)+TIME(19;37;56)" office:value-type="date" office:date-value="2020-06-10T19:37:56" calcext:value-type="date">
            <text:p>6/10/2020 19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m</text:p>
          </table:table-cell>
          <table:table-cell table:style-name="ce2" office:value-type="string" calcext:value-type="string">
            <text:p>Moore</text:p>
          </table:table-cell>
          <table:table-cell table:style-name="ce2" office:value-type="string" calcext:value-type="string">
            <text:p>MCNP7T33DQ2</text:p>
          </table:table-cell>
          <table:table-cell table:style-name="ce4" table:formula="of:=DATE(2020;6;29)+TIME(11;46;46)" office:value-type="date" office:date-value="2020-06-29T11:46:46" calcext:value-type="date">
            <text:p>6/29/2020 1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mela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LPNTYD85GBH</text:p>
          </table:table-cell>
          <table:table-cell table:style-name="ce5" table:formula="of:=DATE(2020;6;27)+TIME(14;26;15)" office:value-type="date" office:date-value="2020-06-27T14:26:15" calcext:value-type="date">
            <text:p>6/27/2020 14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nkaj</text:p>
          </table:table-cell>
          <table:table-cell table:style-name="ce3" office:value-type="string" calcext:value-type="string">
            <text:p>Dubey</text:p>
          </table:table-cell>
          <table:table-cell table:style-name="ce3" office:value-type="string" calcext:value-type="string">
            <text:p>F5N4RFS84G2</text:p>
          </table:table-cell>
          <table:table-cell table:style-name="ce5" table:formula="of:=DATE(2020;6;16)+TIME(9;36;54)" office:value-type="date" office:date-value="2020-06-16T09:36:54" calcext:value-type="date">
            <text:p>6/16/2020 9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nkhuri</text:p>
          </table:table-cell>
          <table:table-cell table:style-name="ce3" office:value-type="string" calcext:value-type="string">
            <text:p>Bhatnagar</text:p>
          </table:table-cell>
          <table:table-cell table:style-name="ce3" office:value-type="string" calcext:value-type="string">
            <text:p>G2N5DX5MT9D</text:p>
          </table:table-cell>
          <table:table-cell table:style-name="ce5" table:formula="of:=DATE(2020;6;25)+TIME(5;34;28)" office:value-type="date" office:date-value="2020-06-25T05:34:28" calcext:value-type="date">
            <text:p>6/25/2020 5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nkil</text:p>
          </table:table-cell>
          <table:table-cell table:style-name="ce3" office:value-type="string" calcext:value-type="string">
            <text:p>Shah</text:p>
          </table:table-cell>
          <table:table-cell table:style-name="ce3" office:value-type="string" calcext:value-type="string">
            <text:p>J6NVX6XBGHZ</text:p>
          </table:table-cell>
          <table:table-cell table:style-name="ce5" table:formula="of:=DATE(2020;6;29)+TIME(1;37;27)" office:value-type="date" office:date-value="2020-06-29T01:37:27" calcext:value-type="date">
            <text:p>6/29/2020 1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rag</text:p>
          </table:table-cell>
          <table:table-cell table:style-name="ce3" office:value-type="string" calcext:value-type="string">
            <text:p>Patel</text:p>
          </table:table-cell>
          <table:table-cell table:style-name="ce3" office:value-type="string" calcext:value-type="string">
            <text:p>NZNQGQ8CLC3</text:p>
          </table:table-cell>
          <table:table-cell table:style-name="ce5" table:formula="of:=DATE(2020;6;27)+TIME(11;2;39)" office:value-type="date" office:date-value="2020-06-27T11:02:39" calcext:value-type="date">
            <text:p>6/27/2020 1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ras</text:p>
          </table:table-cell>
          <table:table-cell table:style-name="ce2" office:value-type="string" calcext:value-type="string">
            <text:p>Mamgain</text:p>
          </table:table-cell>
          <table:table-cell table:style-name="ce2" office:value-type="string" calcext:value-type="string">
            <text:p>MGN3WMFJKC7</text:p>
          </table:table-cell>
          <table:table-cell table:style-name="ce4" table:formula="of:=DATE(2020;3;29)+TIME(6;50;24)" office:value-type="date" office:date-value="2020-03-29T06:50:24" calcext:value-type="date">
            <text:p>3/29/2020 6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rijat</text:p>
          </table:table-cell>
          <table:table-cell table:style-name="ce3" office:value-type="string" calcext:value-type="string">
            <text:p>Kalita</text:p>
          </table:table-cell>
          <table:table-cell table:style-name="ce3" office:value-type="string" calcext:value-type="string">
            <text:p>KLNTLL7BBNZ</text:p>
          </table:table-cell>
          <table:table-cell table:style-name="ce5" table:formula="of:=DATE(2020;6;19)+TIME(6;58;22)" office:value-type="date" office:date-value="2020-06-19T06:58:22" calcext:value-type="date">
            <text:p>6/19/2020 6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rth</text:p>
          </table:table-cell>
          <table:table-cell table:style-name="ce2" office:value-type="string" calcext:value-type="string">
            <text:p>Jeet</text:p>
          </table:table-cell>
          <table:table-cell table:style-name="ce2" office:value-type="string" calcext:value-type="string">
            <text:p>DHNY79B68L7</text:p>
          </table:table-cell>
          <table:table-cell table:style-name="ce4" table:formula="of:=DATE(2020;6;19)+TIME(2;44;45)" office:value-type="date" office:date-value="2020-06-19T02:44:45" calcext:value-type="date">
            <text:p>6/19/2020 2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rthiban</text:p>
          </table:table-cell>
          <table:table-cell table:style-name="ce3" office:value-type="string" calcext:value-type="string">
            <text:p>Nallathambi</text:p>
          </table:table-cell>
          <table:table-cell table:style-name="ce3" office:value-type="string" calcext:value-type="string">
            <text:p>KCNKS73K9KK</text:p>
          </table:table-cell>
          <table:table-cell table:style-name="ce5" table:formula="of:=DATE(2020;3;28)+TIME(6;45;1)" office:value-type="date" office:date-value="2020-03-28T06:45:01" calcext:value-type="date">
            <text:p>3/28/2020 6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icia</text:p>
          </table:table-cell>
          <table:table-cell table:style-name="ce3" office:value-type="string" calcext:value-type="string">
            <text:p>Moura</text:p>
          </table:table-cell>
          <table:table-cell table:style-name="ce3" office:value-type="string" calcext:value-type="string">
            <text:p>ZKNWL7V3DPH</text:p>
          </table:table-cell>
          <table:table-cell table:style-name="ce5" table:formula="of:=DATE(2020;6;24)+TIME(10;19;37)" office:value-type="date" office:date-value="2020-06-24T10:19:37" calcext:value-type="date">
            <text:p>6/24/2020 1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ick</text:p>
          </table:table-cell>
          <table:table-cell table:style-name="ce3" office:value-type="string" calcext:value-type="string">
            <text:p>Kelso</text:p>
          </table:table-cell>
          <table:table-cell table:style-name="ce3" office:value-type="string" calcext:value-type="string">
            <text:p>GRNQGCVTB8N</text:p>
          </table:table-cell>
          <table:table-cell table:style-name="ce5" table:formula="of:=DATE(2020;5;5)+TIME(16;32;1)" office:value-type="date" office:date-value="2020-05-05T16:32:01" calcext:value-type="date">
            <text:p>5/5/2020 16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ick</text:p>
          </table:table-cell>
          <table:table-cell table:style-name="ce3" office:value-type="string" calcext:value-type="string">
            <text:p>Doherty</text:p>
          </table:table-cell>
          <table:table-cell table:style-name="ce3" office:value-type="string" calcext:value-type="string">
            <text:p>NKNC57W2PYN</text:p>
          </table:table-cell>
          <table:table-cell table:style-name="ce5" table:formula="of:=DATE(2020;5;14)+TIME(1;40;52)" office:value-type="date" office:date-value="2020-05-14T01:40:52" calcext:value-type="date">
            <text:p>5/14/2020 1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ick</text:p>
          </table:table-cell>
          <table:table-cell table:style-name="ce3" office:value-type="string" calcext:value-type="string">
            <text:p>zysset</text:p>
          </table:table-cell>
          <table:table-cell table:style-name="ce3" office:value-type="string" calcext:value-type="string">
            <text:p>VXNBXZFCV6C</text:p>
          </table:table-cell>
          <table:table-cell table:style-name="ce5" table:formula="of:=DATE(2020;6;16)+TIME(8;51;33)" office:value-type="date" office:date-value="2020-06-16T08:51:33" calcext:value-type="date">
            <text:p>6/16/2020 8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Raymond</text:p>
          </table:table-cell>
          <table:table-cell table:style-name="ce2" office:value-type="string" calcext:value-type="string">
            <text:p>HYNPGFVNYKS</text:p>
          </table:table-cell>
          <table:table-cell table:style-name="ce4" table:formula="of:=DATE(2020;6;17)+TIME(15;13;15)" office:value-type="date" office:date-value="2020-06-17T15:13:15" calcext:value-type="date">
            <text:p>6/17/2020 15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trick</text:p>
          </table:table-cell>
          <table:table-cell table:style-name="ce2" office:value-type="string" calcext:value-type="string">
            <text:p>Dwyer</text:p>
          </table:table-cell>
          <table:table-cell table:style-name="ce2" office:value-type="string" calcext:value-type="string">
            <text:p>PHNBTP85JGJ</text:p>
          </table:table-cell>
          <table:table-cell table:style-name="ce4" table:formula="of:=DATE(2020;6;23)+TIME(13;22;57)" office:value-type="date" office:date-value="2020-06-23T13:22:57" calcext:value-type="date">
            <text:p>6/23/2020 13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ick</text:p>
          </table:table-cell>
          <table:table-cell table:style-name="ce3" office:value-type="string" calcext:value-type="string">
            <text:p>Boylan</text:p>
          </table:table-cell>
          <table:table-cell table:style-name="ce3" office:value-type="string" calcext:value-type="string">
            <text:p>XDN3V4SWB5Z</text:p>
          </table:table-cell>
          <table:table-cell table:style-name="ce5" table:formula="of:=DATE(2020;6;25)+TIME(17;18;54)" office:value-type="date" office:date-value="2020-06-25T17:18:54" calcext:value-type="date">
            <text:p>6/25/2020 17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ick</text:p>
          </table:table-cell>
          <table:table-cell table:style-name="ce3" office:value-type="string" calcext:value-type="string">
            <text:p>Titzler</text:p>
          </table:table-cell>
          <table:table-cell table:style-name="ce3" office:value-type="string" calcext:value-type="string">
            <text:p>LKNSTPSCLQ6</text:p>
          </table:table-cell>
          <table:table-cell table:style-name="ce5" table:formula="of:=DATE(2020;6;26)+TIME(11;19;47)" office:value-type="date" office:date-value="2020-06-26T11:19:47" calcext:value-type="date">
            <text:p>6/26/2020 11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ick</text:p>
          </table:table-cell>
          <table:table-cell table:style-name="ce3" office:value-type="string" calcext:value-type="string">
            <text:p>Chapman</text:p>
          </table:table-cell>
          <table:table-cell table:style-name="ce3" office:value-type="string" calcext:value-type="string">
            <text:p>HPN8DDRW8F8</text:p>
          </table:table-cell>
          <table:table-cell table:style-name="ce5" table:formula="of:=DATE(2020;6;29)+TIME(11;40;37)" office:value-type="date" office:date-value="2020-06-29T11:40:37" calcext:value-type="date">
            <text:p>6/29/2020 11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tryk</text:p>
          </table:table-cell>
          <table:table-cell table:style-name="ce3" office:value-type="string" calcext:value-type="string">
            <text:p>Gralewicz</text:p>
          </table:table-cell>
          <table:table-cell table:style-name="ce3" office:value-type="string" calcext:value-type="string">
            <text:p>MYNKPJMBFVC</text:p>
          </table:table-cell>
          <table:table-cell table:style-name="ce5" table:formula="of:=DATE(2020;6;22)+TIME(4;53;29)" office:value-type="date" office:date-value="2020-06-22T04:53:29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Czarkowski</text:p>
          </table:table-cell>
          <table:table-cell table:style-name="ce2" office:value-type="string" calcext:value-type="string">
            <text:p>DTN9CH8KQZS</text:p>
          </table:table-cell>
          <table:table-cell table:style-name="ce4" table:formula="of:=DATE(2020;3;27)+TIME(16;21;37)" office:value-type="date" office:date-value="2020-03-27T16:21:37" calcext:value-type="date">
            <text:p>3/27/2020 16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Eggleton</text:p>
          </table:table-cell>
          <table:table-cell table:style-name="ce2" office:value-type="string" calcext:value-type="string">
            <text:p>FRN2PQ87MGZ</text:p>
          </table:table-cell>
          <table:table-cell table:style-name="ce4" table:formula="of:=DATE(2020;5;6)+TIME(15;21;42)" office:value-type="date" office:date-value="2020-05-06T15:21:42" calcext:value-type="date">
            <text:p>5/6/2020 15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Frate</text:p>
          </table:table-cell>
          <table:table-cell table:style-name="ce2" office:value-type="string" calcext:value-type="string">
            <text:p>FQNMK6Y59BF</text:p>
          </table:table-cell>
          <table:table-cell table:style-name="ce4" table:formula="of:=DATE(2020;5;7)+TIME(12;22;41)" office:value-type="date" office:date-value="2020-05-07T12:22:41" calcext:value-type="date">
            <text:p>5/7/2020 12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Lassa</text:p>
          </table:table-cell>
          <table:table-cell table:style-name="ce2" office:value-type="string" calcext:value-type="string">
            <text:p>FBNSX3LZ9D7</text:p>
          </table:table-cell>
          <table:table-cell table:style-name="ce4" table:formula="of:=DATE(2020;5;13)+TIME(16;21;12)" office:value-type="date" office:date-value="2020-05-13T16:21:12" calcext:value-type="date">
            <text:p>5/13/2020 16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Parkinson</text:p>
          </table:table-cell>
          <table:table-cell table:style-name="ce3" office:value-type="string" calcext:value-type="string">
            <text:p>LDNXJP8LDN4</text:p>
          </table:table-cell>
          <table:table-cell table:style-name="ce5" table:formula="of:=DATE(2020;5;14)+TIME(6;51;33)" office:value-type="date" office:date-value="2020-05-14T06:51:33" calcext:value-type="date">
            <text:p>5/14/2020 6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Plavetzki</text:p>
          </table:table-cell>
          <table:table-cell table:style-name="ce3" office:value-type="string" calcext:value-type="string">
            <text:p>K7NFC3DM2GG</text:p>
          </table:table-cell>
          <table:table-cell table:style-name="ce5" table:formula="of:=DATE(2020;5;14)+TIME(21;40;58)" office:value-type="date" office:date-value="2020-05-14T21:40:58" calcext:value-type="date">
            <text:p>5/14/2020 21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Kohout</text:p>
          </table:table-cell>
          <table:table-cell table:style-name="ce3" office:value-type="string" calcext:value-type="string">
            <text:p>GNNPLWNZ27Q</text:p>
          </table:table-cell>
          <table:table-cell table:style-name="ce5" table:formula="of:=DATE(2020;5;17)+TIME(11;28;6)" office:value-type="date" office:date-value="2020-05-17T11:28:06" calcext:value-type="date">
            <text:p>5/17/2020 11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onson</text:p>
          </table:table-cell>
          <table:table-cell table:style-name="ce3" office:value-type="string" calcext:value-type="string">
            <text:p>KQN3QV6FKRR</text:p>
          </table:table-cell>
          <table:table-cell table:style-name="ce5" table:formula="of:=DATE(2020;6;5)+TIME(18;12;14)" office:value-type="date" office:date-value="2020-06-05T18:12:14" calcext:value-type="date">
            <text:p>6/5/2020 18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Stauffer</text:p>
          </table:table-cell>
          <table:table-cell table:style-name="ce3" office:value-type="string" calcext:value-type="string">
            <text:p>V4NXLTL2M3J</text:p>
          </table:table-cell>
          <table:table-cell table:style-name="ce5" table:formula="of:=DATE(2020;6;8)+TIME(14;42;38)" office:value-type="date" office:date-value="2020-06-08T14:42:38" calcext:value-type="date">
            <text:p>6/8/2020 14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oore</text:p>
          </table:table-cell>
          <table:table-cell table:style-name="ce3" office:value-type="string" calcext:value-type="string">
            <text:p>PJNCKLMMPBS</text:p>
          </table:table-cell>
          <table:table-cell table:style-name="ce5" table:formula="of:=DATE(2020;6;12)+TIME(14;23;47)" office:value-type="date" office:date-value="2020-06-12T14:23:47" calcext:value-type="date">
            <text:p>6/12/2020 14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Kocialkowski</text:p>
          </table:table-cell>
          <table:table-cell table:style-name="ce3" office:value-type="string" calcext:value-type="string">
            <text:p>GSNRL8DN2TZ</text:p>
          </table:table-cell>
          <table:table-cell table:style-name="ce5" table:formula="of:=DATE(2020;6;15)+TIME(2;26;40)" office:value-type="date" office:date-value="2020-06-15T02:26:40" calcext:value-type="date">
            <text:p>6/15/2020 2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Czarkowski</text:p>
          </table:table-cell>
          <table:table-cell table:style-name="ce2" office:value-type="string" calcext:value-type="string">
            <text:p>DMN7R3Z45QJ</text:p>
          </table:table-cell>
          <table:table-cell table:style-name="ce4" table:formula="of:=DATE(2020;6;16)+TIME(14;39;48)" office:value-type="date" office:date-value="2020-06-16T14:39:48" calcext:value-type="date">
            <text:p>6/16/2020 14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Muzungu</text:p>
          </table:table-cell>
          <table:table-cell table:style-name="ce3" office:value-type="string" calcext:value-type="string">
            <text:p>LHNGQG6G7FN</text:p>
          </table:table-cell>
          <table:table-cell table:style-name="ce5" table:formula="of:=DATE(2020;6;17)+TIME(1;42;7)" office:value-type="date" office:date-value="2020-06-17T01:42:07" calcext:value-type="date">
            <text:p>6/17/2020 1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Ceely</text:p>
          </table:table-cell>
          <table:table-cell table:style-name="ce3" office:value-type="string" calcext:value-type="string">
            <text:p>DPNN3VZ4JKR</text:p>
          </table:table-cell>
          <table:table-cell table:style-name="ce5" table:formula="of:=DATE(2020;6;17)+TIME(16;1;16)" office:value-type="date" office:date-value="2020-06-17T16:01:16" calcext:value-type="date">
            <text:p>6/17/2020 16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Meharg</text:p>
          </table:table-cell>
          <table:table-cell table:style-name="ce2" office:value-type="string" calcext:value-type="string">
            <text:p>PDNN7TF38V6</text:p>
          </table:table-cell>
          <table:table-cell table:style-name="ce4" table:formula="of:=DATE(2020;6;18)+TIME(16;18;29)" office:value-type="date" office:date-value="2020-06-18T16:18:29" calcext:value-type="date">
            <text:p>6/18/2020 16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Harvey</text:p>
          </table:table-cell>
          <table:table-cell table:style-name="ce2" office:value-type="string" calcext:value-type="string">
            <text:p>L3NCMS77QQP</text:p>
          </table:table-cell>
          <table:table-cell table:style-name="ce4" table:formula="of:=DATE(2020;6;22)+TIME(5;54;43)" office:value-type="date" office:date-value="2020-06-22T05:54:43" calcext:value-type="date">
            <text:p>6/22/2020 5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Szabo</text:p>
          </table:table-cell>
          <table:table-cell table:style-name="ce3" office:value-type="string" calcext:value-type="string">
            <text:p>P5NQCK9WDGC</text:p>
          </table:table-cell>
          <table:table-cell table:style-name="ce5" table:formula="of:=DATE(2020;6;24)+TIME(8;13;57)" office:value-type="date" office:date-value="2020-06-24T08:13:57" calcext:value-type="date">
            <text:p>6/24/2020 8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Brewer</text:p>
          </table:table-cell>
          <table:table-cell table:style-name="ce2" office:value-type="string" calcext:value-type="string">
            <text:p>PVNW5C2CGMV</text:p>
          </table:table-cell>
          <table:table-cell table:style-name="ce4" table:formula="of:=DATE(2020;6;25)+TIME(16;17;12)" office:value-type="date" office:date-value="2020-06-25T16:17:12" calcext:value-type="date">
            <text:p>6/25/2020 16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Ford</text:p>
          </table:table-cell>
          <table:table-cell table:style-name="ce3" office:value-type="string" calcext:value-type="string">
            <text:p>DVN2GHTKF42</text:p>
          </table:table-cell>
          <table:table-cell table:style-name="ce5" table:formula="of:=DATE(2020;6;26)+TIME(16;17;9)" office:value-type="date" office:date-value="2020-06-26T16:17:09" calcext:value-type="date">
            <text:p>6/26/2020 16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Robinson</text:p>
          </table:table-cell>
          <table:table-cell table:style-name="ce2" office:value-type="string" calcext:value-type="string">
            <text:p>NZN5Q8NS3S4</text:p>
          </table:table-cell>
          <table:table-cell table:style-name="ce4" table:formula="of:=DATE(2020;6;26)+TIME(16;26;58)" office:value-type="date" office:date-value="2020-06-26T16:26:58" calcext:value-type="date">
            <text:p>6/26/2020 16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Mindeman</text:p>
          </table:table-cell>
          <table:table-cell table:style-name="ce2" office:value-type="string" calcext:value-type="string">
            <text:p>J2NC6G88YJ2</text:p>
          </table:table-cell>
          <table:table-cell table:style-name="ce4" table:formula="of:=DATE(2020;6;29)+TIME(9;36;43)" office:value-type="date" office:date-value="2020-06-29T09:36:43" calcext:value-type="date">
            <text:p>6/29/2020 9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</text:p>
          </table:table-cell>
          <table:table-cell table:style-name="ce3" office:value-type="string" calcext:value-type="string">
            <text:p>Irwin</text:p>
          </table:table-cell>
          <table:table-cell table:style-name="ce3" office:value-type="string" calcext:value-type="string">
            <text:p>JMND553XBLN</text:p>
          </table:table-cell>
          <table:table-cell table:style-name="ce5" table:formula="of:=DATE(2020;6;29)+TIME(12;57;55)" office:value-type="date" office:date-value="2020-06-29T12:57:55" calcext:value-type="date">
            <text:p>6/29/2020 12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Rujak</text:p>
          </table:table-cell>
          <table:table-cell table:style-name="ce2" office:value-type="string" calcext:value-type="string">
            <text:p>ZKNPWGCQCCX</text:p>
          </table:table-cell>
          <table:table-cell table:style-name="ce4" table:formula="of:=DATE(2020;6;3)+TIME(3;18;30)" office:value-type="date" office:date-value="2020-06-03T03:18:30" calcext:value-type="date">
            <text:p>6/3/2020 3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Guzman</text:p>
          </table:table-cell>
          <table:table-cell table:style-name="ce2" office:value-type="string" calcext:value-type="string">
            <text:p>D4NKM3X28GQ</text:p>
          </table:table-cell>
          <table:table-cell table:style-name="ce4" table:formula="of:=DATE(2020;6;22)+TIME(12;7;10)" office:value-type="date" office:date-value="2020-06-22T12:07:10" calcext:value-type="date">
            <text:p>6/22/2020 12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a</text:p>
          </table:table-cell>
          <table:table-cell table:style-name="ce2" office:value-type="string" calcext:value-type="string">
            <text:p>Rajnauth</text:p>
          </table:table-cell>
          <table:table-cell table:style-name="ce2" office:value-type="string" calcext:value-type="string">
            <text:p>G9NWV93Y5NZ</text:p>
          </table:table-cell>
          <table:table-cell table:style-name="ce4" table:formula="of:=DATE(2020;6;28)+TIME(14;47;37)" office:value-type="date" office:date-value="2020-06-28T14:47:37" calcext:value-type="date">
            <text:p>6/28/2020 14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o</text:p>
          </table:table-cell>
          <table:table-cell table:style-name="ce3" office:value-type="string" calcext:value-type="string">
            <text:p>Zulato</text:p>
          </table:table-cell>
          <table:table-cell table:style-name="ce3" office:value-type="string" calcext:value-type="string">
            <text:p>LCNPM7VQXNV</text:p>
          </table:table-cell>
          <table:table-cell table:style-name="ce5" table:formula="of:=DATE(2020;5;14)+TIME(16;6;6)" office:value-type="date" office:date-value="2020-05-14T16:06:06" calcext:value-type="date">
            <text:p>5/14/2020 16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o</text:p>
          </table:table-cell>
          <table:table-cell table:style-name="ce2" office:value-type="string" calcext:value-type="string">
            <text:p>Smorigo</text:p>
          </table:table-cell>
          <table:table-cell table:style-name="ce2" office:value-type="string" calcext:value-type="string">
            <text:p>XNNQYC666FQ</text:p>
          </table:table-cell>
          <table:table-cell table:style-name="ce4" table:formula="of:=DATE(2020;5;28)+TIME(14;48;46)" office:value-type="date" office:date-value="2020-05-28T14:48:46" calcext:value-type="date">
            <text:p>5/28/2020 14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o</text:p>
          </table:table-cell>
          <table:table-cell table:style-name="ce2" office:value-type="string" calcext:value-type="string">
            <text:p>Passos Junior</text:p>
          </table:table-cell>
          <table:table-cell table:style-name="ce2" office:value-type="string" calcext:value-type="string">
            <text:p>ZPNCFV2KNQF</text:p>
          </table:table-cell>
          <table:table-cell table:style-name="ce4" table:formula="of:=DATE(2020;6;19)+TIME(17;44;36)" office:value-type="date" office:date-value="2020-06-19T17:44:36" calcext:value-type="date">
            <text:p>6/19/2020 17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ulo</text:p>
          </table:table-cell>
          <table:table-cell table:style-name="ce2" office:value-type="string" calcext:value-type="string">
            <text:p>pjbgf</text:p>
          </table:table-cell>
          <table:table-cell table:style-name="ce2" office:value-type="string" calcext:value-type="string">
            <text:p>N2NZ74HXHCC</text:p>
          </table:table-cell>
          <table:table-cell table:style-name="ce4" table:formula="of:=DATE(2020;6;25)+TIME(2;47;59)" office:value-type="date" office:date-value="2020-06-25T02:47:59" calcext:value-type="date">
            <text:p>6/25/2020 2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ulo Alberto</text:p>
          </table:table-cell>
          <table:table-cell table:style-name="ce3" office:value-type="string" calcext:value-type="string">
            <text:p>Simoes dos Santos</text:p>
          </table:table-cell>
          <table:table-cell table:style-name="ce3" office:value-type="string" calcext:value-type="string">
            <text:p>VFNT2272KFN</text:p>
          </table:table-cell>
          <table:table-cell table:style-name="ce5" table:formula="of:=DATE(2020;5;22)+TIME(1;46;16)" office:value-type="date" office:date-value="2020-05-22T01:46:16" calcext:value-type="date">
            <text:p>5/22/2020 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vel</text:p>
          </table:table-cell>
          <table:table-cell table:style-name="ce3" office:value-type="string" calcext:value-type="string">
            <text:p>Pavlov</text:p>
          </table:table-cell>
          <table:table-cell table:style-name="ce3" office:value-type="string" calcext:value-type="string">
            <text:p>PWNSSZNM54F</text:p>
          </table:table-cell>
          <table:table-cell table:style-name="ce5" table:formula="of:=DATE(2020;5;25)+TIME(6;3;13)" office:value-type="date" office:date-value="2020-05-25T06:03:13" calcext:value-type="date">
            <text:p>5/25/2020 6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vel</text:p>
          </table:table-cell>
          <table:table-cell table:style-name="ce2" office:value-type="string" calcext:value-type="string">
            <text:p>Saenko</text:p>
          </table:table-cell>
          <table:table-cell table:style-name="ce2" office:value-type="string" calcext:value-type="string">
            <text:p>GLNQ6MPBVGV</text:p>
          </table:table-cell>
          <table:table-cell table:style-name="ce4" table:formula="of:=DATE(2020;6;3)+TIME(11;44;33)" office:value-type="date" office:date-value="2020-06-03T11:44:33" calcext:value-type="date">
            <text:p>6/3/2020 11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vel</text:p>
          </table:table-cell>
          <table:table-cell table:style-name="ce3" office:value-type="string" calcext:value-type="string">
            <text:p>Machek</text:p>
          </table:table-cell>
          <table:table-cell table:style-name="ce3" office:value-type="string" calcext:value-type="string">
            <text:p>KCNFDSS529D</text:p>
          </table:table-cell>
          <table:table-cell table:style-name="ce5" table:formula="of:=DATE(2020;6;16)+TIME(10;31;43)" office:value-type="date" office:date-value="2020-06-16T10:31:43" calcext:value-type="date">
            <text:p>6/16/2020 10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vle</text:p>
          </table:table-cell>
          <table:table-cell table:style-name="ce2" office:value-type="string" calcext:value-type="string">
            <text:p>Trmcic</text:p>
          </table:table-cell>
          <table:table-cell table:style-name="ce2" office:value-type="string" calcext:value-type="string">
            <text:p>ZSNH7PKNQD6</text:p>
          </table:table-cell>
          <table:table-cell table:style-name="ce4" table:formula="of:=DATE(2020;6;19)+TIME(0;48;46)" office:value-type="date" office:date-value="2020-06-19T00:48:46" calcext:value-type="date">
            <text:p>6/19/2020 0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awan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VCNLWC9CCYM</text:p>
          </table:table-cell>
          <table:table-cell table:style-name="ce5" table:formula="of:=DATE(2020;6;23)+TIME(20;17;3)" office:value-type="date" office:date-value="2020-06-23T20:17:03" calcext:value-type="date">
            <text:p>6/23/2020 20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wel</text:p>
          </table:table-cell>
          <table:table-cell table:style-name="ce2" office:value-type="string" calcext:value-type="string">
            <text:p>Winogrodzki</text:p>
          </table:table-cell>
          <table:table-cell table:style-name="ce2" office:value-type="string" calcext:value-type="string">
            <text:p>N8NB6MDBWZW</text:p>
          </table:table-cell>
          <table:table-cell table:style-name="ce4" table:formula="of:=DATE(2020;6;21)+TIME(1;10;41)" office:value-type="date" office:date-value="2020-06-21T01:10:41" calcext:value-type="date">
            <text:p>6/21/2020 1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wel</text:p>
          </table:table-cell>
          <table:table-cell table:style-name="ce2" office:value-type="string" calcext:value-type="string">
            <text:p>Szafranski</text:p>
          </table:table-cell>
          <table:table-cell table:style-name="ce2" office:value-type="string" calcext:value-type="string">
            <text:p>M7NLZF3YL8N</text:p>
          </table:table-cell>
          <table:table-cell table:style-name="ce4" table:formula="of:=DATE(2020;6;22)+TIME(4;53;29)" office:value-type="date" office:date-value="2020-06-22T04:53:29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yam</text:p>
          </table:table-cell>
          <table:table-cell table:style-name="ce2" office:value-type="string" calcext:value-type="string">
            <text:p>Samimi</text:p>
          </table:table-cell>
          <table:table-cell table:style-name="ce2" office:value-type="string" calcext:value-type="string">
            <text:p>MXNZLDL7JDK</text:p>
          </table:table-cell>
          <table:table-cell table:style-name="ce4" table:formula="of:=DATE(2020;5;6)+TIME(4;43;4)" office:value-type="date" office:date-value="2020-05-06T04:43:04" calcext:value-type="date">
            <text:p>5/6/2020 4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ayam</text:p>
          </table:table-cell>
          <table:table-cell table:style-name="ce2" office:value-type="string" calcext:value-type="string">
            <text:p>Mohajeri</text:p>
          </table:table-cell>
          <table:table-cell table:style-name="ce2" office:value-type="string" calcext:value-type="string">
            <text:p>FVNZFXT9TLZ</text:p>
          </table:table-cell>
          <table:table-cell table:style-name="ce4" table:formula="of:=DATE(2020;6;24)+TIME(9;0;35)" office:value-type="date" office:date-value="2020-06-24T09:00:35" calcext:value-type="date">
            <text:p>6/24/2020 9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Piçarra</text:p>
          </table:table-cell>
          <table:table-cell table:style-name="ce2" office:value-type="string" calcext:value-type="string">
            <text:p>MDNL28DFPFH</text:p>
          </table:table-cell>
          <table:table-cell table:style-name="ce4" table:formula="of:=DATE(2020;5;11)+TIME(13;50;16)" office:value-type="date" office:date-value="2020-05-11T13:50:16" calcext:value-type="date">
            <text:p>5/11/2020 13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dro</text:p>
          </table:table-cell>
          <table:table-cell table:style-name="ce2" office:value-type="string" calcext:value-type="string">
            <text:p>Frutuoso</text:p>
          </table:table-cell>
          <table:table-cell table:style-name="ce2" office:value-type="string" calcext:value-type="string">
            <text:p>XTNFRQVMKLH</text:p>
          </table:table-cell>
          <table:table-cell table:style-name="ce4" table:formula="of:=DATE(2020;6;29)+TIME(7;22;26)" office:value-type="date" office:date-value="2020-06-29T07:22:26" calcext:value-type="date">
            <text:p>6/29/2020 7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io</text:p>
          </table:table-cell>
          <table:table-cell table:style-name="ce3" office:value-type="string" calcext:value-type="string">
            <text:p>Onaindia</text:p>
          </table:table-cell>
          <table:table-cell table:style-name="ce3" office:value-type="string" calcext:value-type="string">
            <text:p>NZN242YVRV8</text:p>
          </table:table-cell>
          <table:table-cell table:style-name="ce5" table:formula="of:=DATE(2020;6;29)+TIME(9;14;28)" office:value-type="date" office:date-value="2020-06-29T09:14:28" calcext:value-type="date">
            <text:p>6/29/2020 9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ixin</text:p>
          </table:table-cell>
          <table:table-cell table:style-name="ce3" office:value-type="string" calcext:value-type="string">
            <text:p>Hou</text:p>
          </table:table-cell>
          <table:table-cell table:style-name="ce3" office:value-type="string" calcext:value-type="string">
            <text:p>K8NQ7P6X58D</text:p>
          </table:table-cell>
          <table:table-cell table:style-name="ce5" table:formula="of:=DATE(2020;6;21)+TIME(21;51;58)" office:value-type="date" office:date-value="2020-06-21T21:51:58" calcext:value-type="date">
            <text:p>6/21/2020 21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r</text:p>
          </table:table-cell>
          <table:table-cell table:style-name="ce2" office:value-type="string" calcext:value-type="string">
            <text:p>Dalén</text:p>
          </table:table-cell>
          <table:table-cell table:style-name="ce2" office:value-type="string" calcext:value-type="string">
            <text:p>MBNZ4B75V3Z</text:p>
          </table:table-cell>
          <table:table-cell table:style-name="ce4" table:formula="of:=DATE(2020;6;26)+TIME(10;6;43)" office:value-type="date" office:date-value="2020-06-26T10:06:43" calcext:value-type="date">
            <text:p>6/26/2020 10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</text:p>
          </table:table-cell>
          <table:table-cell table:style-name="ce3" office:value-type="string" calcext:value-type="string">
            <text:p>Runion</text:p>
          </table:table-cell>
          <table:table-cell table:style-name="ce3" office:value-type="string" calcext:value-type="string">
            <text:p>GJNK8W8HNV5</text:p>
          </table:table-cell>
          <table:table-cell table:style-name="ce5" table:formula="of:=DATE(2020;5;21)+TIME(19;17;8)" office:value-type="date" office:date-value="2020-05-21T19:17:08" calcext:value-type="date">
            <text:p>5/21/2020 19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Pouliot</text:p>
          </table:table-cell>
          <table:table-cell table:style-name="ce2" office:value-type="string" calcext:value-type="string">
            <text:p>LZNKVBJPNCB</text:p>
          </table:table-cell>
          <table:table-cell table:style-name="ce4" table:formula="of:=DATE(2020;3;30)+TIME(8;53;3)" office:value-type="date" office:date-value="2020-03-30T08:53:03" calcext:value-type="date">
            <text:p>3/30/2020 8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Panburana</text:p>
          </table:table-cell>
          <table:table-cell table:style-name="ce2" office:value-type="string" calcext:value-type="string">
            <text:p>ZTNCQ5648Y8</text:p>
          </table:table-cell>
          <table:table-cell table:style-name="ce4" table:formula="of:=DATE(2020;5;19)+TIME(12;48;31)" office:value-type="date" office:date-value="2020-05-19T12:48:31" calcext:value-type="date">
            <text:p>5/19/2020 12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Thayer</text:p>
          </table:table-cell>
          <table:table-cell table:style-name="ce2" office:value-type="string" calcext:value-type="string">
            <text:p>ZYN9MJ6GJ8X</text:p>
          </table:table-cell>
          <table:table-cell table:style-name="ce4" table:formula="of:=DATE(2020;5;26)+TIME(13;9;22)" office:value-type="date" office:date-value="2020-05-26T13:09:22" calcext:value-type="date">
            <text:p>5/26/2020 13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Leven</text:p>
          </table:table-cell>
          <table:table-cell table:style-name="ce2" office:value-type="string" calcext:value-type="string">
            <text:p>HQNTNHCV43P</text:p>
          </table:table-cell>
          <table:table-cell table:style-name="ce4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Gielda</text:p>
          </table:table-cell>
          <table:table-cell table:style-name="ce3" office:value-type="string" calcext:value-type="string">
            <text:p>P3NCSNZ27SS</text:p>
          </table:table-cell>
          <table:table-cell table:style-name="ce5" table:formula="of:=DATE(2020;6;8)+TIME(3;43;18)" office:value-type="date" office:date-value="2020-06-08T03:43:18" calcext:value-type="date">
            <text:p>6/8/2020 3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Heath</text:p>
          </table:table-cell>
          <table:table-cell table:style-name="ce2" office:value-type="string" calcext:value-type="string">
            <text:p>J9NC6WZRL5R</text:p>
          </table:table-cell>
          <table:table-cell table:style-name="ce4" table:formula="of:=DATE(2020;6;11)+TIME(12;6;51)" office:value-type="date" office:date-value="2020-06-11T12:06:51" calcext:value-type="date">
            <text:p>6/11/2020 12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Poljak</text:p>
          </table:table-cell>
          <table:table-cell table:style-name="ce2" office:value-type="string" calcext:value-type="string">
            <text:p>NGNW9W5V5TB</text:p>
          </table:table-cell>
          <table:table-cell table:style-name="ce4" table:formula="of:=DATE(2020;6;16)+TIME(8;8;48)" office:value-type="date" office:date-value="2020-06-16T08:08:48" calcext:value-type="date">
            <text:p>6/16/2020 8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Jones</text:p>
          </table:table-cell>
          <table:table-cell table:style-name="ce2" office:value-type="string" calcext:value-type="string">
            <text:p>XBNSQ82FS66</text:p>
          </table:table-cell>
          <table:table-cell table:style-name="ce4" table:formula="of:=DATE(2020;6;19)+TIME(14;13;48)" office:value-type="date" office:date-value="2020-06-19T14:13:48" calcext:value-type="date">
            <text:p>6/19/2020 14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Swain</text:p>
          </table:table-cell>
          <table:table-cell table:style-name="ce2" office:value-type="string" calcext:value-type="string">
            <text:p>VQNGZBJQ6N3</text:p>
          </table:table-cell>
          <table:table-cell table:style-name="ce4" table:formula="of:=DATE(2020;6;19)+TIME(15;15;15)" office:value-type="date" office:date-value="2020-06-19T15:15:15" calcext:value-type="date">
            <text:p>6/19/2020 15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Gonda</text:p>
          </table:table-cell>
          <table:table-cell table:style-name="ce3" office:value-type="string" calcext:value-type="string">
            <text:p>LTNF7VJYV24</text:p>
          </table:table-cell>
          <table:table-cell table:style-name="ce5" table:formula="of:=DATE(2020;6;23)+TIME(16;24;25)" office:value-type="date" office:date-value="2020-06-23T16:24:25" calcext:value-type="date">
            <text:p>6/23/2020 16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Brezani</text:p>
          </table:table-cell>
          <table:table-cell table:style-name="ce3" office:value-type="string" calcext:value-type="string">
            <text:p>LPN5DSXDH2F</text:p>
          </table:table-cell>
          <table:table-cell table:style-name="ce5" table:formula="of:=DATE(2020;6;24)+TIME(8;52;11)" office:value-type="date" office:date-value="2020-06-24T08:52:11" calcext:value-type="date">
            <text:p>6/24/2020 8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Bergin</text:p>
          </table:table-cell>
          <table:table-cell table:style-name="ce3" office:value-type="string" calcext:value-type="string">
            <text:p>V9NNP2G8P3L</text:p>
          </table:table-cell>
          <table:table-cell table:style-name="ce5" table:formula="of:=DATE(2020;6;24)+TIME(12;49;30)" office:value-type="date" office:date-value="2020-06-24T12:49:30" calcext:value-type="date">
            <text:p>6/24/2020 12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Scheie</text:p>
          </table:table-cell>
          <table:table-cell table:style-name="ce3" office:value-type="string" calcext:value-type="string">
            <text:p>FNNCQF3CRXJ</text:p>
          </table:table-cell>
          <table:table-cell table:style-name="ce5" table:formula="of:=DATE(2020;6;24)+TIME(14;41;46)" office:value-type="date" office:date-value="2020-06-24T14:41:46" calcext:value-type="date">
            <text:p>6/24/2020 14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Popov</text:p>
          </table:table-cell>
          <table:table-cell table:style-name="ce2" office:value-type="string" calcext:value-type="string">
            <text:p>FZNFGW5MNRS</text:p>
          </table:table-cell>
          <table:table-cell table:style-name="ce4" table:formula="of:=DATE(2020;6;26)+TIME(8;31;46)" office:value-type="date" office:date-value="2020-06-26T08:31:46" calcext:value-type="date">
            <text:p>6/26/2020 8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r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ZYN8YHHMM7J</text:p>
          </table:table-cell>
          <table:table-cell table:style-name="ce5" table:formula="of:=DATE(2020;6;26)+TIME(12;1;28)" office:value-type="date" office:date-value="2020-06-26T12:01:28" calcext:value-type="date">
            <text:p>6/26/2020 12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</text:p>
          </table:table-cell>
          <table:table-cell table:style-name="ce2" office:value-type="string" calcext:value-type="string">
            <text:p>Wiggers</text:p>
          </table:table-cell>
          <table:table-cell table:style-name="ce2" office:value-type="string" calcext:value-type="string">
            <text:p>JCNRT9H8VB6</text:p>
          </table:table-cell>
          <table:table-cell table:style-name="ce4" table:formula="of:=DATE(2020;6;26)+TIME(13;10;18)" office:value-type="date" office:date-value="2020-06-26T13:10:18" calcext:value-type="date">
            <text:p>6/26/2020 13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éter</text:p>
          </table:table-cell>
          <table:table-cell table:style-name="ce3" office:value-type="string" calcext:value-type="string">
            <text:p>Vágány</text:p>
          </table:table-cell>
          <table:table-cell table:style-name="ce3" office:value-type="string" calcext:value-type="string">
            <text:p>XGNVVYYNQ4D</text:p>
          </table:table-cell>
          <table:table-cell table:style-name="ce5" table:formula="of:=DATE(2020;6;24)+TIME(12;18;58)" office:value-type="date" office:date-value="2020-06-24T12:18:58" calcext:value-type="date">
            <text:p>6/24/2020 12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er J.</text:p>
          </table:table-cell>
          <table:table-cell table:style-name="ce2" office:value-type="string" calcext:value-type="string">
            <text:p>Fullen, CPA</text:p>
          </table:table-cell>
          <table:table-cell table:style-name="ce2" office:value-type="string" calcext:value-type="string">
            <text:p>K3N4WJFY3FV</text:p>
          </table:table-cell>
          <table:table-cell table:style-name="ce4" table:formula="of:=DATE(2020;5;14)+TIME(8;30;24)" office:value-type="date" office:date-value="2020-05-14T08:30:24" calcext:value-type="date">
            <text:p>5/14/2020 8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eris</text:p>
          </table:table-cell>
          <table:table-cell table:style-name="ce3" office:value-type="string" calcext:value-type="string">
            <text:p>Rudzusiks</text:p>
          </table:table-cell>
          <table:table-cell table:style-name="ce3" office:value-type="string" calcext:value-type="string">
            <text:p>FYNBZ9NZQ2X</text:p>
          </table:table-cell>
          <table:table-cell table:style-name="ce5" table:formula="of:=DATE(2020;5;8)+TIME(7;28;16)" office:value-type="date" office:date-value="2020-05-08T07:28:16" calcext:value-type="date">
            <text:p>5/8/2020 7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r</text:p>
          </table:table-cell>
          <table:table-cell table:style-name="ce3" office:value-type="string" calcext:value-type="string">
            <text:p>Bokoc</text:p>
          </table:table-cell>
          <table:table-cell table:style-name="ce3" office:value-type="string" calcext:value-type="string">
            <text:p>GSN74B3MHK4</text:p>
          </table:table-cell>
          <table:table-cell table:style-name="ce5" table:formula="of:=DATE(2020;6;8)+TIME(7;51;48)" office:value-type="date" office:date-value="2020-06-08T07:51:48" calcext:value-type="date">
            <text:p>6/8/2020 7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r</text:p>
          </table:table-cell>
          <table:table-cell table:style-name="ce3" office:value-type="string" calcext:value-type="string">
            <text:p>Moravek</text:p>
          </table:table-cell>
          <table:table-cell table:style-name="ce3" office:value-type="string" calcext:value-type="string">
            <text:p>MSNTS4NYWQ7</text:p>
          </table:table-cell>
          <table:table-cell table:style-name="ce5" table:formula="of:=DATE(2020;6;23)+TIME(3;57;26)" office:value-type="date" office:date-value="2020-06-23T03:57:26" calcext:value-type="date">
            <text:p>6/23/2020 3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etra</text:p>
          </table:table-cell>
          <table:table-cell table:style-name="ce2" office:value-type="string" calcext:value-type="string">
            <text:p>Fahrenwald</text:p>
          </table:table-cell>
          <table:table-cell table:style-name="ce2" office:value-type="string" calcext:value-type="string">
            <text:p>XFNPT7MCJM2</text:p>
          </table:table-cell>
          <table:table-cell table:style-name="ce4" table:formula="of:=DATE(2020;5;7)+TIME(14;37;26)" office:value-type="date" office:date-value="2020-05-07T14:37:26" calcext:value-type="date">
            <text:p>5/7/2020 14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etrica</text:p>
          </table:table-cell>
          <table:table-cell table:style-name="ce3" office:value-type="string" calcext:value-type="string">
            <text:p>Ruta</text:p>
          </table:table-cell>
          <table:table-cell table:style-name="ce3" office:value-type="string" calcext:value-type="string">
            <text:p>MYN8YL743J6</text:p>
          </table:table-cell>
          <table:table-cell table:style-name="ce5" table:formula="of:=DATE(2020;5;13)+TIME(22;25;13)" office:value-type="date" office:date-value="2020-05-13T22:25:13" calcext:value-type="date">
            <text:p>5/13/2020 22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am</text:p>
          </table:table-cell>
          <table:table-cell table:style-name="ce3" office:value-type="string" calcext:value-type="string">
            <text:p>Trung</text:p>
          </table:table-cell>
          <table:table-cell table:style-name="ce3" office:value-type="string" calcext:value-type="string">
            <text:p>JWN7N5JH4SW</text:p>
          </table:table-cell>
          <table:table-cell table:style-name="ce5" table:formula="of:=DATE(2020;6;17)+TIME(5;3;41)" office:value-type="date" office:date-value="2020-06-17T05:03:41" calcext:value-type="date">
            <text:p>6/17/2020 5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</text:p>
          </table:table-cell>
          <table:table-cell table:style-name="ce3" office:value-type="string" calcext:value-type="string">
            <text:p>Hochstetler</text:p>
          </table:table-cell>
          <table:table-cell table:style-name="ce3" office:value-type="string" calcext:value-type="string">
            <text:p>JQNKNL728MG</text:p>
          </table:table-cell>
          <table:table-cell table:style-name="ce5" table:formula="of:=DATE(2020;6;5)+TIME(11;26;2)" office:value-type="date" office:date-value="2020-06-05T11:26:02" calcext:value-type="date">
            <text:p>6/5/2020 11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</text:p>
          </table:table-cell>
          <table:table-cell table:style-name="ce3" office:value-type="string" calcext:value-type="string">
            <text:p>Rasori</text:p>
          </table:table-cell>
          <table:table-cell table:style-name="ce3" office:value-type="string" calcext:value-type="string">
            <text:p>HLNBK37XX9J</text:p>
          </table:table-cell>
          <table:table-cell table:style-name="ce5" table:formula="of:=DATE(2020;6;12)+TIME(14;19;35)" office:value-type="date" office:date-value="2020-06-12T14:19:35" calcext:value-type="date">
            <text:p>6/12/2020 14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</text:p>
          </table:table-cell>
          <table:table-cell table:style-name="ce3" office:value-type="string" calcext:value-type="string">
            <text:p>Tran</text:p>
          </table:table-cell>
          <table:table-cell table:style-name="ce3" office:value-type="string" calcext:value-type="string">
            <text:p>NSNVJZXTRHV</text:p>
          </table:table-cell>
          <table:table-cell table:style-name="ce5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</text:p>
          </table:table-cell>
          <table:table-cell table:style-name="ce2" office:value-type="string" calcext:value-type="string">
            <text:p>White</text:p>
          </table:table-cell>
          <table:table-cell table:style-name="ce2" office:value-type="string" calcext:value-type="string">
            <text:p>JNN5PYVKLLN</text:p>
          </table:table-cell>
          <table:table-cell table:style-name="ce4" table:formula="of:=DATE(2020;6;15)+TIME(10;27;59)" office:value-type="date" office:date-value="2020-06-15T10:27:59" calcext:value-type="date">
            <text:p>6/15/2020 10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</text:p>
          </table:table-cell>
          <table:table-cell table:style-name="ce3" office:value-type="string" calcext:value-type="string">
            <text:p>Estes</text:p>
          </table:table-cell>
          <table:table-cell table:style-name="ce3" office:value-type="string" calcext:value-type="string">
            <text:p>PVN5Y3XV526</text:p>
          </table:table-cell>
          <table:table-cell table:style-name="ce5" table:formula="of:=DATE(2020;6;15)+TIME(10;49;13)" office:value-type="date" office:date-value="2020-06-15T10:49:13" calcext:value-type="date">
            <text:p>6/15/2020 10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</text:p>
          </table:table-cell>
          <table:table-cell table:style-name="ce2" office:value-type="string" calcext:value-type="string">
            <text:p>Chan</text:p>
          </table:table-cell>
          <table:table-cell table:style-name="ce2" office:value-type="string" calcext:value-type="string">
            <text:p>PKNDRLFGPW9</text:p>
          </table:table-cell>
          <table:table-cell table:style-name="ce4" table:formula="of:=DATE(2020;6;23)+TIME(19;19;42)" office:value-type="date" office:date-value="2020-06-23T19:19:42" calcext:value-type="date">
            <text:p>6/23/2020 19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</text:p>
          </table:table-cell>
          <table:table-cell table:style-name="ce3" office:value-type="string" calcext:value-type="string">
            <text:p>Manning</text:p>
          </table:table-cell>
          <table:table-cell table:style-name="ce3" office:value-type="string" calcext:value-type="string">
            <text:p>J2NJFV2CK8P</text:p>
          </table:table-cell>
          <table:table-cell table:style-name="ce5" table:formula="of:=DATE(2020;6;27)+TIME(1;29;13)" office:value-type="date" office:date-value="2020-06-27T01:29:13" calcext:value-type="date">
            <text:p>6/27/2020 1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</text:p>
          </table:table-cell>
          <table:table-cell table:style-name="ce3" office:value-type="string" calcext:value-type="string">
            <text:p>Auld</text:p>
          </table:table-cell>
          <table:table-cell table:style-name="ce3" office:value-type="string" calcext:value-type="string">
            <text:p>FZNKPSJJHZS</text:p>
          </table:table-cell>
          <table:table-cell table:style-name="ce5" table:formula="of:=DATE(2020;5;6)+TIME(16;45;13)" office:value-type="date" office:date-value="2020-05-06T16:45:13" calcext:value-type="date">
            <text:p>5/6/2020 16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</text:p>
          </table:table-cell>
          <table:table-cell table:style-name="ce3" office:value-type="string" calcext:value-type="string">
            <text:p>Rothbauer</text:p>
          </table:table-cell>
          <table:table-cell table:style-name="ce3" office:value-type="string" calcext:value-type="string">
            <text:p>GNNLCXH6XDK</text:p>
          </table:table-cell>
          <table:table-cell table:style-name="ce5" table:formula="of:=DATE(2020;5;14)+TIME(0;20;22)" office:value-type="date" office:date-value="2020-05-14T00:20:22" calcext:value-type="date">
            <text:p>5/14/2020 0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</text:p>
          </table:table-cell>
          <table:table-cell table:style-name="ce3" office:value-type="string" calcext:value-type="string">
            <text:p>Kasiecki</text:p>
          </table:table-cell>
          <table:table-cell table:style-name="ce3" office:value-type="string" calcext:value-type="string">
            <text:p>FZNFCYTJZY7</text:p>
          </table:table-cell>
          <table:table-cell table:style-name="ce5" table:formula="of:=DATE(2020;5;16)+TIME(21;56;38)" office:value-type="date" office:date-value="2020-05-16T21:56:38" calcext:value-type="date">
            <text:p>5/16/2020 21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</text:p>
          </table:table-cell>
          <table:table-cell table:style-name="ce3" office:value-type="string" calcext:value-type="string">
            <text:p>Balister</text:p>
          </table:table-cell>
          <table:table-cell table:style-name="ce3" office:value-type="string" calcext:value-type="string">
            <text:p>FPNK5KC6X4Z</text:p>
          </table:table-cell>
          <table:table-cell table:style-name="ce5" table:formula="of:=DATE(2020;5;20)+TIME(16;37;7)" office:value-type="date" office:date-value="2020-05-20T16:37:07" calcext:value-type="date">
            <text:p>5/20/2020 16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</text:p>
          </table:table-cell>
          <table:table-cell table:style-name="ce3" office:value-type="string" calcext:value-type="string">
            <text:p>Yuan</text:p>
          </table:table-cell>
          <table:table-cell table:style-name="ce3" office:value-type="string" calcext:value-type="string">
            <text:p>X3NLC79Q2N8</text:p>
          </table:table-cell>
          <table:table-cell table:style-name="ce5" table:formula="of:=DATE(2020;5;28)+TIME(14;13;25)" office:value-type="date" office:date-value="2020-05-28T14:13:25" calcext:value-type="date">
            <text:p>5/28/2020 14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ip</text:p>
          </table:table-cell>
          <table:table-cell table:style-name="ce2" office:value-type="string" calcext:value-type="string">
            <text:p>Roberts</text:p>
          </table:table-cell>
          <table:table-cell table:style-name="ce2" office:value-type="string" calcext:value-type="string">
            <text:p>MRNXM95XMCQ</text:p>
          </table:table-cell>
          <table:table-cell table:style-name="ce4" table:formula="of:=DATE(2020;6;2)+TIME(7;50;10)" office:value-type="date" office:date-value="2020-06-02T07:50:10" calcext:value-type="date">
            <text:p>6/2/2020 7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ip</text:p>
          </table:table-cell>
          <table:table-cell table:style-name="ce2" office:value-type="string" calcext:value-type="string">
            <text:p>Farris</text:p>
          </table:table-cell>
          <table:table-cell table:style-name="ce2" office:value-type="string" calcext:value-type="string">
            <text:p>KWNXBYMQHPN</text:p>
          </table:table-cell>
          <table:table-cell table:style-name="ce4" table:formula="of:=DATE(2020;6;29)+TIME(11;44;21)" office:value-type="date" office:date-value="2020-06-29T11:44:21" calcext:value-type="date">
            <text:p>6/29/2020 11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ipp</text:p>
          </table:table-cell>
          <table:table-cell table:style-name="ce2" office:value-type="string" calcext:value-type="string">
            <text:p>Wollermann</text:p>
          </table:table-cell>
          <table:table-cell table:style-name="ce2" office:value-type="string" calcext:value-type="string">
            <text:p>PZNSCFF7RCD</text:p>
          </table:table-cell>
          <table:table-cell table:style-name="ce4" table:formula="of:=DATE(2020;6;22)+TIME(17;45;20)" office:value-type="date" office:date-value="2020-06-22T17:45:20" calcext:value-type="date">
            <text:p>6/22/2020 17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p</text:p>
          </table:table-cell>
          <table:table-cell table:style-name="ce3" office:value-type="string" calcext:value-type="string">
            <text:p>Tomsich</text:p>
          </table:table-cell>
          <table:table-cell table:style-name="ce3" office:value-type="string" calcext:value-type="string">
            <text:p>X6NKGVSFDL3</text:p>
          </table:table-cell>
          <table:table-cell table:style-name="ce5" table:formula="of:=DATE(2020;6;29)+TIME(5;3;0)" office:value-type="date" office:date-value="2020-06-29T05:03:00" calcext:value-type="date">
            <text:p>6/29/2020 5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ippe</text:p>
          </table:table-cell>
          <table:table-cell table:style-name="ce2" office:value-type="string" calcext:value-type="string">
            <text:p>Ombredanne</text:p>
          </table:table-cell>
          <table:table-cell table:style-name="ce2" office:value-type="string" calcext:value-type="string">
            <text:p>JVN2JVQS6LD</text:p>
          </table:table-cell>
          <table:table-cell table:style-name="ce4" table:formula="of:=DATE(2020;4;3)+TIME(7;12;54)" office:value-type="date" office:date-value="2020-04-03T07:12:54" calcext:value-type="date">
            <text:p>4/3/2020 7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ippe</text:p>
          </table:table-cell>
          <table:table-cell table:style-name="ce2" office:value-type="string" calcext:value-type="string">
            <text:p>Lin</text:p>
          </table:table-cell>
          <table:table-cell table:style-name="ce2" office:value-type="string" calcext:value-type="string">
            <text:p>XKNRSYSXM2T</text:p>
          </table:table-cell>
          <table:table-cell table:style-name="ce4" table:formula="of:=DATE(2020;5;6)+TIME(3;47;45)" office:value-type="date" office:date-value="2020-05-06T03:47:45" calcext:value-type="date">
            <text:p>5/6/2020 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pe</text:p>
          </table:table-cell>
          <table:table-cell table:style-name="ce3" office:value-type="string" calcext:value-type="string">
            <text:p>Moisan</text:p>
          </table:table-cell>
          <table:table-cell table:style-name="ce3" office:value-type="string" calcext:value-type="string">
            <text:p>LSNDYRQ47CJ</text:p>
          </table:table-cell>
          <table:table-cell table:style-name="ce5" table:formula="of:=DATE(2020;5;28)+TIME(15;4;56)" office:value-type="date" office:date-value="2020-05-28T15:04:56" calcext:value-type="date">
            <text:p>5/28/2020 15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ippe</text:p>
          </table:table-cell>
          <table:table-cell table:style-name="ce3" office:value-type="string" calcext:value-type="string">
            <text:p>CARRE</text:p>
          </table:table-cell>
          <table:table-cell table:style-name="ce3" office:value-type="string" calcext:value-type="string">
            <text:p>VYNNFR3KFKN</text:p>
          </table:table-cell>
          <table:table-cell table:style-name="ce5" table:formula="of:=DATE(2020;6;5)+TIME(7;4;2)" office:value-type="date" office:date-value="2020-06-05T07:04:02" calcext:value-type="date">
            <text:p>6/5/2020 7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ilippe</text:p>
          </table:table-cell>
          <table:table-cell table:style-name="ce2" office:value-type="string" calcext:value-type="string">
            <text:p>Normand</text:p>
          </table:table-cell>
          <table:table-cell table:style-name="ce2" office:value-type="string" calcext:value-type="string">
            <text:p>ZQNN5GQ6CNQ</text:p>
          </table:table-cell>
          <table:table-cell table:style-name="ce4" table:formula="of:=DATE(2020;6;28)+TIME(5;20;57)" office:value-type="date" office:date-value="2020-06-28T05:20:57" calcext:value-type="date">
            <text:p>6/28/2020 5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hillip</text:p>
          </table:table-cell>
          <table:table-cell table:style-name="ce3" office:value-type="string" calcext:value-type="string">
            <text:p>Peters</text:p>
          </table:table-cell>
          <table:table-cell table:style-name="ce3" office:value-type="string" calcext:value-type="string">
            <text:p>GTNHGM6QDQP</text:p>
          </table:table-cell>
          <table:table-cell table:style-name="ce5" table:formula="of:=DATE(2020;6;23)+TIME(13;44;24)" office:value-type="date" office:date-value="2020-06-23T13:44:24" calcext:value-type="date">
            <text:p>6/23/2020 13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uoc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PDNSQXMJZ75</text:p>
          </table:table-cell>
          <table:table-cell table:style-name="ce4" table:formula="of:=DATE(2020;6;18)+TIME(13;59;26)" office:value-type="date" office:date-value="2020-06-18T13:59:26" calcext:value-type="date">
            <text:p>6/18/2020 13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huong</text:p>
          </table:table-cell>
          <table:table-cell table:style-name="ce2" office:value-type="string" calcext:value-type="string">
            <text:p>Pham</text:p>
          </table:table-cell>
          <table:table-cell table:style-name="ce2" office:value-type="string" calcext:value-type="string">
            <text:p>VZN6Y5GSFZT</text:p>
          </table:table-cell>
          <table:table-cell table:style-name="ce4" table:formula="of:=DATE(2020;5;26)+TIME(2;7;48)" office:value-type="date" office:date-value="2020-05-26T02:07:48" calcext:value-type="date">
            <text:p>5/26/2020 2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Sangouard</text:p>
          </table:table-cell>
          <table:table-cell table:style-name="ce2" office:value-type="string" calcext:value-type="string">
            <text:p>MBNTD9QHFVV</text:p>
          </table:table-cell>
          <table:table-cell table:style-name="ce4" table:formula="of:=DATE(2020;5;18)+TIME(7;56;39)" office:value-type="date" office:date-value="2020-05-18T07:56:39" calcext:value-type="date">
            <text:p>5/18/2020 7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Larsson</text:p>
          </table:table-cell>
          <table:table-cell table:style-name="ce2" office:value-type="string" calcext:value-type="string">
            <text:p>D6NZRRT3L4K</text:p>
          </table:table-cell>
          <table:table-cell table:style-name="ce4" table:formula="of:=DATE(2020;6;29)+TIME(3;45;57)" office:value-type="date" office:date-value="2020-06-29T03:45:57" calcext:value-type="date">
            <text:p>6/29/2020 3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erre-Jean</text:p>
          </table:table-cell>
          <table:table-cell table:style-name="ce2" office:value-type="string" calcext:value-type="string">
            <text:p>Douillard</text:p>
          </table:table-cell>
          <table:table-cell table:style-name="ce2" office:value-type="string" calcext:value-type="string">
            <text:p>NPNGFMSW8CY</text:p>
          </table:table-cell>
          <table:table-cell table:style-name="ce4" table:formula="of:=DATE(2020;5;28)+TIME(16;48;44)" office:value-type="date" office:date-value="2020-05-28T16:48:44" calcext:value-type="date">
            <text:p>5/28/2020 16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ietro</text:p>
          </table:table-cell>
          <table:table-cell table:style-name="ce3" office:value-type="string" calcext:value-type="string">
            <text:p>Marini</text:p>
          </table:table-cell>
          <table:table-cell table:style-name="ce3" office:value-type="string" calcext:value-type="string">
            <text:p>LCN278DRSR5</text:p>
          </table:table-cell>
          <table:table-cell table:style-name="ce5" table:formula="of:=DATE(2020;5;14)+TIME(16;42;51)" office:value-type="date" office:date-value="2020-05-14T16:42:51" calcext:value-type="date">
            <text:p>5/14/2020 16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inte</text:p>
          </table:table-cell>
          <table:table-cell table:style-name="ce3" office:value-type="string" calcext:value-type="string">
            <text:p>Laurentiu</text:p>
          </table:table-cell>
          <table:table-cell table:style-name="ce3" office:value-type="string" calcext:value-type="string">
            <text:p>K8NN8WNG7Y3</text:p>
          </table:table-cell>
          <table:table-cell table:style-name="ce5" table:formula="of:=DATE(2020;6;23)+TIME(15;13;59)" office:value-type="date" office:date-value="2020-06-23T15:13:59" calcext:value-type="date">
            <text:p>6/23/2020 15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iotr</text:p>
          </table:table-cell>
          <table:table-cell table:style-name="ce3" office:value-type="string" calcext:value-type="string">
            <text:p>Kasierski</text:p>
          </table:table-cell>
          <table:table-cell table:style-name="ce3" office:value-type="string" calcext:value-type="string">
            <text:p>M4NFDLTDJZT</text:p>
          </table:table-cell>
          <table:table-cell table:style-name="ce5" table:formula="of:=DATE(2020;5;13)+TIME(3;54;27)" office:value-type="date" office:date-value="2020-05-13T03:54:27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Kmieciński</text:p>
          </table:table-cell>
          <table:table-cell table:style-name="ce2" office:value-type="string" calcext:value-type="string">
            <text:p>D3NHHDLWDCT</text:p>
          </table:table-cell>
          <table:table-cell table:style-name="ce4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otr</text:p>
          </table:table-cell>
          <table:table-cell table:style-name="ce2" office:value-type="string" calcext:value-type="string">
            <text:p>Maziarz</text:p>
          </table:table-cell>
          <table:table-cell table:style-name="ce2" office:value-type="string" calcext:value-type="string">
            <text:p>X3NDMY4XDZS</text:p>
          </table:table-cell>
          <table:table-cell table:style-name="ce4" table:formula="of:=DATE(2020;6;29)+TIME(10;42;21)" office:value-type="date" office:date-value="2020-06-29T10:42:21" calcext:value-type="date">
            <text:p>6/29/2020 10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tichai</text:p>
          </table:table-cell>
          <table:table-cell table:style-name="ce2" office:value-type="string" calcext:value-type="string">
            <text:p>Pitimaneeyakul</text:p>
          </table:table-cell>
          <table:table-cell table:style-name="ce2" office:value-type="string" calcext:value-type="string">
            <text:p>ZMNN89M3DFV</text:p>
          </table:table-cell>
          <table:table-cell table:style-name="ce4" table:formula="of:=DATE(2020;6;17)+TIME(23;5;20)" office:value-type="date" office:date-value="2020-06-17T23:05:20" calcext:value-type="date">
            <text:p>6/17/2020 23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ttalis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K2NKGW9PLSC</text:p>
          </table:table-cell>
          <table:table-cell table:style-name="ce4" table:formula="of:=DATE(2020;6;19)+TIME(14;30;58)" office:value-type="date" office:date-value="2020-06-19T14:30:58" calcext:value-type="date">
            <text:p>6/19/2020 14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IYUSH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DGNV5L3XSND</text:p>
          </table:table-cell>
          <table:table-cell table:style-name="ce5" table:formula="of:=DATE(2020;6;19)+TIME(4;34;16)" office:value-type="date" office:date-value="2020-06-19T04:34:16" calcext:value-type="date">
            <text:p>6/19/2020 4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iyush</text:p>
          </table:table-cell>
          <table:table-cell table:style-name="ce2" office:value-type="string" calcext:value-type="string">
            <text:p>Thange</text:p>
          </table:table-cell>
          <table:table-cell table:style-name="ce2" office:value-type="string" calcext:value-type="string">
            <text:p>GSNZ6CMC2YD</text:p>
          </table:table-cell>
          <table:table-cell table:style-name="ce4" table:formula="of:=DATE(2020;6;19)+TIME(13;53;31)" office:value-type="date" office:date-value="2020-06-19T13:53:31" calcext:value-type="date">
            <text:p>6/19/2020 13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lamen</text:p>
          </table:table-cell>
          <table:table-cell table:style-name="ce2" office:value-type="string" calcext:value-type="string">
            <text:p>Balzhiev</text:p>
          </table:table-cell>
          <table:table-cell table:style-name="ce2" office:value-type="string" calcext:value-type="string">
            <text:p>ZNNWYRHPVWC</text:p>
          </table:table-cell>
          <table:table-cell table:style-name="ce4" table:formula="of:=DATE(2020;6;16)+TIME(2;41;54)" office:value-type="date" office:date-value="2020-06-16T02:41:54" calcext:value-type="date">
            <text:p>6/16/2020 2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men</text:p>
          </table:table-cell>
          <table:table-cell table:style-name="ce3" office:value-type="string" calcext:value-type="string">
            <text:p>Dzhelepov</text:p>
          </table:table-cell>
          <table:table-cell table:style-name="ce3" office:value-type="string" calcext:value-type="string">
            <text:p>Z7NXP5JV2D8</text:p>
          </table:table-cell>
          <table:table-cell table:style-name="ce5" table:formula="of:=DATE(2020;6;27)+TIME(9;25;11)" office:value-type="date" office:date-value="2020-06-27T09:25:11" calcext:value-type="date">
            <text:p>6/27/2020 9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laton</text:p>
          </table:table-cell>
          <table:table-cell table:style-name="ce3" office:value-type="string" calcext:value-type="string">
            <text:p>Efstathiadis</text:p>
          </table:table-cell>
          <table:table-cell table:style-name="ce3" office:value-type="string" calcext:value-type="string">
            <text:p>P8ND7VFKZNX</text:p>
          </table:table-cell>
          <table:table-cell table:style-name="ce5" table:formula="of:=DATE(2020;6;4)+TIME(9;20;0)" office:value-type="date" office:date-value="2020-06-04T09:20:00" calcext:value-type="date">
            <text:p>6/4/2020 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oonam</text:p>
          </table:table-cell>
          <table:table-cell table:style-name="ce3" office:value-type="string" calcext:value-type="string">
            <text:p>Upadhyay</text:p>
          </table:table-cell>
          <table:table-cell table:style-name="ce3" office:value-type="string" calcext:value-type="string">
            <text:p>D9NW5M26YCF</text:p>
          </table:table-cell>
          <table:table-cell table:style-name="ce5" table:formula="of:=DATE(2020;5;21)+TIME(15;55;48)" office:value-type="date" office:date-value="2020-05-21T15:55:48" calcext:value-type="date">
            <text:p>5/21/2020 15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onam</text:p>
          </table:table-cell>
          <table:table-cell table:style-name="ce2" office:value-type="string" calcext:value-type="string">
            <text:p>Shidlyali</text:p>
          </table:table-cell>
          <table:table-cell table:style-name="ce2" office:value-type="string" calcext:value-type="string">
            <text:p>QYNT83CH5R2</text:p>
          </table:table-cell>
          <table:table-cell table:style-name="ce4" table:formula="of:=DATE(2020;5;21)+TIME(19;9;53)" office:value-type="date" office:date-value="2020-05-21T19:09:53" calcext:value-type="date">
            <text:p>5/21/2020 19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onam</text:p>
          </table:table-cell>
          <table:table-cell table:style-name="ce2" office:value-type="string" calcext:value-type="string">
            <text:p>Aggrwal</text:p>
          </table:table-cell>
          <table:table-cell table:style-name="ce2" office:value-type="string" calcext:value-type="string">
            <text:p>XPN5L7SQ8VT</text:p>
          </table:table-cell>
          <table:table-cell table:style-name="ce4" table:formula="of:=DATE(2020;6;24)+TIME(22;30;8)" office:value-type="date" office:date-value="2020-06-24T22:30:08" calcext:value-type="date">
            <text:p>6/24/2020 22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bir</text:p>
          </table:table-cell>
          <table:table-cell table:style-name="ce2" office:value-type="string" calcext:value-type="string">
            <text:p>Bishnu</text:p>
          </table:table-cell>
          <table:table-cell table:style-name="ce2" office:value-type="string" calcext:value-type="string">
            <text:p>MDNW3P49NQB</text:p>
          </table:table-cell>
          <table:table-cell table:style-name="ce4" table:formula="of:=DATE(2020;6;18)+TIME(14;59;45)" office:value-type="date" office:date-value="2020-06-18T14:59:45" calcext:value-type="date">
            <text:p>6/18/2020 14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buddh Kumar</text:p>
          </table:table-cell>
          <table:table-cell table:style-name="ce3" office:value-type="string" calcext:value-type="string">
            <text:p>Ashok</text:p>
          </table:table-cell>
          <table:table-cell table:style-name="ce3" office:value-type="string" calcext:value-type="string">
            <text:p>LNN2NDTYR6S</text:p>
          </table:table-cell>
          <table:table-cell table:style-name="ce5" table:formula="of:=DATE(2020;6;26)+TIME(14;39;59)" office:value-type="date" office:date-value="2020-06-26T14:39:59" calcext:value-type="date">
            <text:p>6/26/2020 14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DEEP</text:p>
          </table:table-cell>
          <table:table-cell table:style-name="ce3" office:value-type="string" calcext:value-type="string">
            <text:p>BHATI</text:p>
          </table:table-cell>
          <table:table-cell table:style-name="ce3" office:value-type="string" calcext:value-type="string">
            <text:p>JGNJQKFR8CP</text:p>
          </table:table-cell>
          <table:table-cell table:style-name="ce5" table:formula="of:=DATE(2020;6;27)+TIME(23;39;52)" office:value-type="date" office:date-value="2020-06-27T23:39:52" calcext:value-type="date">
            <text:p>6/27/2020 23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geeth</text:p>
          </table:table-cell>
          <table:table-cell table:style-name="ce2" office:value-type="string" calcext:value-type="string">
            <text:p>KS</text:p>
          </table:table-cell>
          <table:table-cell table:style-name="ce2" office:value-type="string" calcext:value-type="string">
            <text:p>K3NKTZL4C8Z</text:p>
          </table:table-cell>
          <table:table-cell table:style-name="ce4" table:formula="of:=DATE(2020;5;22)+TIME(7;50;3)" office:value-type="date" office:date-value="2020-05-22T07:50:03" calcext:value-type="date">
            <text:p>5/22/2020 7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jwal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GYN2HC9VBTV</text:p>
          </table:table-cell>
          <table:table-cell table:style-name="ce5" table:formula="of:=DATE(2020;6;12)+TIME(19;3;0)" office:value-type="date" office:date-value="2020-06-12T19:03:00" calcext:value-type="date">
            <text:p>6/12/2020 1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kash</text:p>
          </table:table-cell>
          <table:table-cell table:style-name="ce3" office:value-type="string" calcext:value-type="string">
            <text:p>Jagwani</text:p>
          </table:table-cell>
          <table:table-cell table:style-name="ce3" office:value-type="string" calcext:value-type="string">
            <text:p>VSNN75FF24W</text:p>
          </table:table-cell>
          <table:table-cell table:style-name="ce5" table:formula="of:=DATE(2020;5;5)+TIME(17;16;17)" office:value-type="date" office:date-value="2020-05-05T17:16:17" calcext:value-type="date">
            <text:p>5/5/2020 17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kash</text:p>
          </table:table-cell>
          <table:table-cell table:style-name="ce3" office:value-type="string" calcext:value-type="string">
            <text:p>Ayyagari</text:p>
          </table:table-cell>
          <table:table-cell table:style-name="ce3" office:value-type="string" calcext:value-type="string">
            <text:p>DHNKG4JV73X</text:p>
          </table:table-cell>
          <table:table-cell table:style-name="ce5" table:formula="of:=DATE(2020;5;22)+TIME(6;51;39)" office:value-type="date" office:date-value="2020-05-22T06:51:39" calcext:value-type="date">
            <text:p>5/22/2020 6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kash</text:p>
          </table:table-cell>
          <table:table-cell table:style-name="ce2" office:value-type="string" calcext:value-type="string">
            <text:p>Ramchandran</text:p>
          </table:table-cell>
          <table:table-cell table:style-name="ce2" office:value-type="string" calcext:value-type="string">
            <text:p>N2N6VTZDRXF</text:p>
          </table:table-cell>
          <table:table-cell table:style-name="ce4" table:formula="of:=DATE(2020;6;24)+TIME(11;28;1)" office:value-type="date" office:date-value="2020-06-24T11:28:01" calcext:value-type="date">
            <text:p>6/24/2020 11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khar</text:p>
          </table:table-cell>
          <table:table-cell table:style-name="ce2" office:value-type="string" calcext:value-type="string">
            <text:p>Srivastava</text:p>
          </table:table-cell>
          <table:table-cell table:style-name="ce2" office:value-type="string" calcext:value-type="string">
            <text:p>HBNYZXLN9D3</text:p>
          </table:table-cell>
          <table:table-cell table:style-name="ce4" table:formula="of:=DATE(2020;6;26)+TIME(19;41;44)" office:value-type="date" office:date-value="2020-06-26T19:41:44" calcext:value-type="date">
            <text:p>6/26/2020 19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mod Raghavendra</text:p>
          </table:table-cell>
          <table:table-cell table:style-name="ce2" office:value-type="string" calcext:value-type="string">
            <text:p>Jayathirth</text:p>
          </table:table-cell>
          <table:table-cell table:style-name="ce2" office:value-type="string" calcext:value-type="string">
            <text:p>JRNJTH3CMRQ</text:p>
          </table:table-cell>
          <table:table-cell table:style-name="ce4" table:formula="of:=DATE(2020;6;2)+TIME(20;36;6)" office:value-type="date" office:date-value="2020-06-02T20:36:06" calcext:value-type="date">
            <text:p>6/2/2020 20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namika</text:p>
          </table:table-cell>
          <table:table-cell table:style-name="ce2" office:value-type="string" calcext:value-type="string">
            <text:p>Pandey</text:p>
          </table:table-cell>
          <table:table-cell table:style-name="ce2" office:value-type="string" calcext:value-type="string">
            <text:p>VDNSM5TH5TV</text:p>
          </table:table-cell>
          <table:table-cell table:style-name="ce4" table:formula="of:=DATE(2020;6;22)+TIME(3;12;27)" office:value-type="date" office:date-value="2020-06-22T03:12:27" calcext:value-type="date">
            <text:p>6/22/2020 3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njal</text:p>
          </table:table-cell>
          <table:table-cell table:style-name="ce3" office:value-type="string" calcext:value-type="string">
            <text:p>Bhardwaj</text:p>
          </table:table-cell>
          <table:table-cell table:style-name="ce3" office:value-type="string" calcext:value-type="string">
            <text:p>Z8N2RZ8F9HH</text:p>
          </table:table-cell>
          <table:table-cell table:style-name="ce5" table:formula="of:=DATE(2020;6;18)+TIME(23;13;1)" office:value-type="date" office:date-value="2020-06-18T23:13:01" calcext:value-type="date">
            <text:p>6/18/2020 2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sad</text:p>
          </table:table-cell>
          <table:table-cell table:style-name="ce2" office:value-type="string" calcext:value-type="string">
            <text:p>TVR</text:p>
          </table:table-cell>
          <table:table-cell table:style-name="ce2" office:value-type="string" calcext:value-type="string">
            <text:p>PFN3954B8MG</text:p>
          </table:table-cell>
          <table:table-cell table:style-name="ce4" table:formula="of:=DATE(2020;6;12)+TIME(5;48;41)" office:value-type="date" office:date-value="2020-06-12T05:48:41" calcext:value-type="date">
            <text:p>6/12/2020 5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santh</text:p>
          </table:table-cell>
          <table:table-cell table:style-name="ce2" office:value-type="string" calcext:value-type="string">
            <text:p>Pulavarthi</text:p>
          </table:table-cell>
          <table:table-cell table:style-name="ce2" office:value-type="string" calcext:value-type="string">
            <text:p>XCN5285JQZY</text:p>
          </table:table-cell>
          <table:table-cell table:style-name="ce4" table:formula="of:=DATE(2020;3;28)+TIME(16;14;24)" office:value-type="date" office:date-value="2020-03-28T16:14:24" calcext:value-type="date">
            <text:p>3/28/2020 16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sath</text:p>
          </table:table-cell>
          <table:table-cell table:style-name="ce2" office:value-type="string" calcext:value-type="string">
            <text:p>Thangaraj</text:p>
          </table:table-cell>
          <table:table-cell table:style-name="ce2" office:value-type="string" calcext:value-type="string">
            <text:p>VJNK3ZYLRCX</text:p>
          </table:table-cell>
          <table:table-cell table:style-name="ce4" table:formula="of:=DATE(2020;6;20)+TIME(19;34;29)" office:value-type="date" office:date-value="2020-06-20T19:34:29" calcext:value-type="date">
            <text:p>6/20/2020 19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shant</text:p>
          </table:table-cell>
          <table:table-cell table:style-name="ce2" office:value-type="string" calcext:value-type="string">
            <text:p>Advani</text:p>
          </table:table-cell>
          <table:table-cell table:style-name="ce2" office:value-type="string" calcext:value-type="string">
            <text:p>DGNSL6BXFKG</text:p>
          </table:table-cell>
          <table:table-cell table:style-name="ce4" table:formula="of:=DATE(2020;5;7)+TIME(6;15;57)" office:value-type="date" office:date-value="2020-05-07T06:15:57" calcext:value-type="date">
            <text:p>5/7/2020 6:15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Prashanto</text:p>
          </table:table-cell>
          <table:table-cell table:style-name="ce2" office:value-type="string" calcext:value-type="string">
            <text:p>P8NT4TFHX2Y</text:p>
          </table:table-cell>
          <table:table-cell table:style-name="ce4" table:formula="of:=DATE(2020;6;19)+TIME(5;30;33)" office:value-type="date" office:date-value="2020-06-19T05:30:33" calcext:value-type="date">
            <text:p>6/19/2020 5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teek</text:p>
          </table:table-cell>
          <table:table-cell table:style-name="ce3" office:value-type="string" calcext:value-type="string">
            <text:p>Mishra</text:p>
          </table:table-cell>
          <table:table-cell table:style-name="ce3" office:value-type="string" calcext:value-type="string">
            <text:p>N2NRM8F8W8S</text:p>
          </table:table-cell>
          <table:table-cell table:style-name="ce5" table:formula="of:=DATE(2020;6;12)+TIME(22;19;53)" office:value-type="date" office:date-value="2020-06-12T22:19:53" calcext:value-type="date">
            <text:p>6/12/2020 22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tik</text:p>
          </table:table-cell>
          <table:table-cell table:style-name="ce3" office:value-type="string" calcext:value-type="string">
            <text:p>Patil</text:p>
          </table:table-cell>
          <table:table-cell table:style-name="ce3" office:value-type="string" calcext:value-type="string">
            <text:p>P7NJMS7RF9S</text:p>
          </table:table-cell>
          <table:table-cell table:style-name="ce5" table:formula="of:=DATE(2020;6;11)+TIME(21;50;4)" office:value-type="date" office:date-value="2020-06-11T21:50:04" calcext:value-type="date">
            <text:p>6/11/2020 21:50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Pratik</text:p>
          </table:table-cell>
          <table:table-cell table:style-name="ce2" office:value-type="string" calcext:value-type="string">
            <text:p>GVN83WDNXZG</text:p>
          </table:table-cell>
          <table:table-cell table:style-name="ce4" table:formula="of:=DATE(2020;6;20)+TIME(19;32;47)" office:value-type="date" office:date-value="2020-06-20T19:32:47" calcext:value-type="date">
            <text:p>6/20/2020 19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atyush</text:p>
          </table:table-cell>
          <table:table-cell table:style-name="ce3" office:value-type="string" calcext:value-type="string">
            <text:p>Bhatnagar</text:p>
          </table:table-cell>
          <table:table-cell table:style-name="ce3" office:value-type="string" calcext:value-type="string">
            <text:p>VCNLZ7CJTHH</text:p>
          </table:table-cell>
          <table:table-cell table:style-name="ce5" table:formula="of:=DATE(2020;6;25)+TIME(5;11;38)" office:value-type="date" office:date-value="2020-06-25T05:11:38" calcext:value-type="date">
            <text:p>6/25/2020 5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raveen</text:p>
          </table:table-cell>
          <table:table-cell table:style-name="ce2" office:value-type="string" calcext:value-type="string">
            <text:p>Balasubramanian</text:p>
          </table:table-cell>
          <table:table-cell table:style-name="ce2" office:value-type="string" calcext:value-type="string">
            <text:p>P2NHZWHR827</text:p>
          </table:table-cell>
          <table:table-cell table:style-name="ce4" table:formula="of:=DATE(2020;6;15)+TIME(13;36;8)" office:value-type="date" office:date-value="2020-06-15T13:36:08" calcext:value-type="date">
            <text:p>6/15/2020 13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itam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FCNF6BCJ399</text:p>
          </table:table-cell>
          <table:table-cell table:style-name="ce5" table:formula="of:=DATE(2020;6;23)+TIME(13;29;21)" office:value-type="date" office:date-value="2020-06-23T13:29:21" calcext:value-type="date">
            <text:p>6/23/2020 13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iyanka</text:p>
          </table:table-cell>
          <table:table-cell table:style-name="ce3" office:value-type="string" calcext:value-type="string">
            <text:p>Sharma</text:p>
          </table:table-cell>
          <table:table-cell table:style-name="ce3" office:value-type="string" calcext:value-type="string">
            <text:p>ZJNDTW8N65W</text:p>
          </table:table-cell>
          <table:table-cell table:style-name="ce5" table:formula="of:=DATE(2020;6;22)+TIME(18;36;56)" office:value-type="date" office:date-value="2020-06-22T18:36:56" calcext:value-type="date">
            <text:p>6/22/2020 18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rosper</text:p>
          </table:table-cell>
          <table:table-cell table:style-name="ce3" office:value-type="string" calcext:value-type="string">
            <text:p>Opara</text:p>
          </table:table-cell>
          <table:table-cell table:style-name="ce3" office:value-type="string" calcext:value-type="string">
            <text:p>P4NW5SDWNR8</text:p>
          </table:table-cell>
          <table:table-cell table:style-name="ce5" table:formula="of:=DATE(2020;6;23)+TIME(15;38;18)" office:value-type="date" office:date-value="2020-06-23T15:38:18" calcext:value-type="date">
            <text:p>6/23/2020 15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uclla</text:p>
          </table:table-cell>
          <table:table-cell table:style-name="ce2" office:value-type="string" calcext:value-type="string">
            <text:p>Pareja</text:p>
          </table:table-cell>
          <table:table-cell table:style-name="ce2" office:value-type="string" calcext:value-type="string">
            <text:p>QYNH46NLRCJ</text:p>
          </table:table-cell>
          <table:table-cell table:style-name="ce4" table:formula="of:=DATE(2020;6;24)+TIME(12;31;57)" office:value-type="date" office:date-value="2020-06-24T12:31:57" calcext:value-type="date">
            <text:p>6/24/2020 12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lkit</text:p>
          </table:table-cell>
          <table:table-cell table:style-name="ce3" office:value-type="string" calcext:value-type="string">
            <text:p>Prajapati</text:p>
          </table:table-cell>
          <table:table-cell table:style-name="ce3" office:value-type="string" calcext:value-type="string">
            <text:p>L8NPHXQXM82</text:p>
          </table:table-cell>
          <table:table-cell table:style-name="ce5" table:formula="of:=DATE(2020;6;27)+TIME(2;11;58)" office:value-type="date" office:date-value="2020-06-27T02:11:58" calcext:value-type="date">
            <text:p>6/27/2020 2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neet</text:p>
          </table:table-cell>
          <table:table-cell table:style-name="ce3" office:value-type="string" calcext:value-type="string">
            <text:p>saxena</text:p>
          </table:table-cell>
          <table:table-cell table:style-name="ce3" office:value-type="string" calcext:value-type="string">
            <text:p>ZWNJ4XQVKM8</text:p>
          </table:table-cell>
          <table:table-cell table:style-name="ce5" table:formula="of:=DATE(2020;6;28)+TIME(11;56;0)" office:value-type="date" office:date-value="2020-06-28T11:56:00" calcext:value-type="date">
            <text:p>6/28/2020 11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rshottam</text:p>
          </table:table-cell>
          <table:table-cell table:style-name="ce3" office:value-type="string" calcext:value-type="string">
            <text:p>Tyagi</text:p>
          </table:table-cell>
          <table:table-cell table:style-name="ce3" office:value-type="string" calcext:value-type="string">
            <text:p>M8NCJHVCTTZ</text:p>
          </table:table-cell>
          <table:table-cell table:style-name="ce5" table:formula="of:=DATE(2020;5;6)+TIME(8;25;33)" office:value-type="date" office:date-value="2020-05-06T08:25:33" calcext:value-type="date">
            <text:p>5/6/2020 8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Pushpinder Pal</text:p>
          </table:table-cell>
          <table:table-cell table:style-name="ce3" office:value-type="string" calcext:value-type="string">
            <text:p>Singh</text:p>
          </table:table-cell>
          <table:table-cell table:style-name="ce3" office:value-type="string" calcext:value-type="string">
            <text:p>KTNDRBHCT8Y</text:p>
          </table:table-cell>
          <table:table-cell table:style-name="ce5" table:formula="of:=DATE(2020;6;25)+TIME(2;4;58)" office:value-type="date" office:date-value="2020-06-25T02:04:58" calcext:value-type="date">
            <text:p>6/25/2020 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endresa</text:p>
          </table:table-cell>
          <table:table-cell table:style-name="ce2" office:value-type="string" calcext:value-type="string">
            <text:p>Hoti</text:p>
          </table:table-cell>
          <table:table-cell table:style-name="ce2" office:value-type="string" calcext:value-type="string">
            <text:p>XHNQKRTJT2G</text:p>
          </table:table-cell>
          <table:table-cell table:style-name="ce4" table:formula="of:=DATE(2020;3;29)+TIME(17;56;34)" office:value-type="date" office:date-value="2020-03-29T17:56:34" calcext:value-type="date">
            <text:p>3/29/2020 17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iong</text:p>
          </table:table-cell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GQNRLBFZ32B</text:p>
          </table:table-cell>
          <table:table-cell table:style-name="ce5" table:formula="of:=DATE(2020;5;6)+TIME(16;47;5)" office:value-type="date" office:date-value="2020-05-06T16:47:05" calcext:value-type="date">
            <text:p>5/6/2020 16:47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Qswain2@gmail.com</text:p>
          </table:table-cell>
          <table:table-cell table:style-name="ce2" office:value-type="string" calcext:value-type="string">
            <text:p>G7N6NK9PQJX</text:p>
          </table:table-cell>
          <table:table-cell table:style-name="ce4" table:formula="of:=DATE(2020;6;23)+TIME(19;35;25)" office:value-type="date" office:date-value="2020-06-23T19:35:25" calcext:value-type="date">
            <text:p>6/23/2020 19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an</text:p>
          </table:table-cell>
          <table:table-cell table:style-name="ce2" office:value-type="string" calcext:value-type="string">
            <text:p>Thai</text:p>
          </table:table-cell>
          <table:table-cell table:style-name="ce2" office:value-type="string" calcext:value-type="string">
            <text:p>M7ND8LBQS7K</text:p>
          </table:table-cell>
          <table:table-cell table:style-name="ce4" table:formula="of:=DATE(2020;5;18)+TIME(16;6;24)" office:value-type="date" office:date-value="2020-05-18T16:06:24" calcext:value-type="date">
            <text:p>5/18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an</text:p>
          </table:table-cell>
          <table:table-cell table:style-name="ce3" office:value-type="string" calcext:value-type="string">
            <text:p>Dao Quang</text:p>
          </table:table-cell>
          <table:table-cell table:style-name="ce3" office:value-type="string" calcext:value-type="string">
            <text:p>DHNG7TYF92Z</text:p>
          </table:table-cell>
          <table:table-cell table:style-name="ce5" table:formula="of:=DATE(2020;6;25)+TIME(4;58;5)" office:value-type="date" office:date-value="2020-06-25T04:58:05" calcext:value-type="date">
            <text:p>6/25/2020 4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ang Hiệp</text:p>
          </table:table-cell>
          <table:table-cell table:style-name="ce2" office:value-type="string" calcext:value-type="string">
            <text:p>Mai</text:p>
          </table:table-cell>
          <table:table-cell table:style-name="ce2" office:value-type="string" calcext:value-type="string">
            <text:p>D3N8Z8S5Y4D</text:p>
          </table:table-cell>
          <table:table-cell table:style-name="ce4" table:formula="of:=DATE(2020;6;24)+TIME(3;32;31)" office:value-type="date" office:date-value="2020-06-24T03:32:31" calcext:value-type="date">
            <text:p>6/24/2020 3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ntin</text:p>
          </table:table-cell>
          <table:table-cell table:style-name="ce2" office:value-type="string" calcext:value-type="string">
            <text:p>Barnes</text:p>
          </table:table-cell>
          <table:table-cell table:style-name="ce2" office:value-type="string" calcext:value-type="string">
            <text:p>MGNFYKL259G</text:p>
          </table:table-cell>
          <table:table-cell table:style-name="ce4" table:formula="of:=DATE(2020;6;26)+TIME(10;29;57)" office:value-type="date" office:date-value="2020-06-26T10:29:57" calcext:value-type="date">
            <text:p>6/26/2020 10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inn</text:p>
          </table:table-cell>
          <table:table-cell table:style-name="ce3" office:value-type="string" calcext:value-type="string">
            <text:p>Jensen</text:p>
          </table:table-cell>
          <table:table-cell table:style-name="ce3" office:value-type="string" calcext:value-type="string">
            <text:p>ZDN5XFFSMKS</text:p>
          </table:table-cell>
          <table:table-cell table:style-name="ce5" table:formula="of:=DATE(2020;5;12)+TIME(15;37;17)" office:value-type="date" office:date-value="2020-05-12T15:37:17" calcext:value-type="date">
            <text:p>5/12/2020 15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QUOC HOAI</text:p>
          </table:table-cell>
          <table:table-cell table:style-name="ce3" office:value-type="string" calcext:value-type="string">
            <text:p>TRAN</text:p>
          </table:table-cell>
          <table:table-cell table:style-name="ce3" office:value-type="string" calcext:value-type="string">
            <text:p>VFNJHSQP2YV</text:p>
          </table:table-cell>
          <table:table-cell table:style-name="ce5" table:formula="of:=DATE(2020;5;14)+TIME(20;36;44)" office:value-type="date" office:date-value="2020-05-14T20:36:44" calcext:value-type="date">
            <text:p>5/14/2020 20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Perry</text:p>
          </table:table-cell>
          <table:table-cell table:style-name="ce3" office:value-type="string" calcext:value-type="string">
            <text:p>F3NT9SDVDDC</text:p>
          </table:table-cell>
          <table:table-cell table:style-name="ce5" table:formula="of:=DATE(2020;5;26)+TIME(9;52;22)" office:value-type="date" office:date-value="2020-05-26T09:52:22" calcext:value-type="date">
            <text:p>5/26/2020 9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.</text:p>
          </table:table-cell>
          <table:table-cell table:style-name="ce2" office:value-type="string" calcext:value-type="string">
            <text:p>T.</text:p>
          </table:table-cell>
          <table:table-cell table:style-name="ce2" office:value-type="string" calcext:value-type="string">
            <text:p>DBNCMLXQH6F</text:p>
          </table:table-cell>
          <table:table-cell table:style-name="ce4" table:formula="of:=DATE(2020;6;5)+TIME(18;9;0)" office:value-type="date" office:date-value="2020-06-05T18:09:00" calcext:value-type="date">
            <text:p>6/5/2020 18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. D.</text:p>
          </table:table-cell>
          <table:table-cell table:style-name="ce3" office:value-type="string" calcext:value-type="string">
            <text:p>Childers</text:p>
          </table:table-cell>
          <table:table-cell table:style-name="ce3" office:value-type="string" calcext:value-type="string">
            <text:p>K7N9RYZ54KQ</text:p>
          </table:table-cell>
          <table:table-cell table:style-name="ce5" table:formula="of:=DATE(2020;5;28)+TIME(16;30;26)" office:value-type="date" office:date-value="2020-05-28T16:30:26" calcext:value-type="date">
            <text:p>5/28/2020 16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bia</text:p>
          </table:table-cell>
          <table:table-cell table:style-name="ce3" office:value-type="string" calcext:value-type="string">
            <text:p>Nadjib</text:p>
          </table:table-cell>
          <table:table-cell table:style-name="ce3" office:value-type="string" calcext:value-type="string">
            <text:p>VFN49ZRKZS3</text:p>
          </table:table-cell>
          <table:table-cell table:style-name="ce5" table:formula="of:=DATE(2020;5;14)+TIME(17;13;11)" office:value-type="date" office:date-value="2020-05-14T17:13:11" calcext:value-type="date">
            <text:p>5/14/2020 17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hael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SNBCC77ZTV</text:p>
          </table:table-cell>
          <table:table-cell table:style-name="ce5" table:formula="of:=DATE(2020;5;5)+TIME(20;53;12)" office:value-type="date" office:date-value="2020-05-05T20:53:12" calcext:value-type="date">
            <text:p>5/5/2020 20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chana</text:p>
          </table:table-cell>
          <table:table-cell table:style-name="ce2" office:value-type="string" calcext:value-type="string">
            <text:p>Patel</text:p>
          </table:table-cell>
          <table:table-cell table:style-name="ce2" office:value-type="string" calcext:value-type="string">
            <text:p>ZGN78FB877Z</text:p>
          </table:table-cell>
          <table:table-cell table:style-name="ce4" table:formula="of:=DATE(2020;6;16)+TIME(22;11;28)" office:value-type="date" office:date-value="2020-06-16T22:11:28" calcext:value-type="date">
            <text:p>6/16/2020 22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chel</text:p>
          </table:table-cell>
          <table:table-cell table:style-name="ce2" office:value-type="string" calcext:value-type="string">
            <text:p>Leekin</text:p>
          </table:table-cell>
          <table:table-cell table:style-name="ce2" office:value-type="string" calcext:value-type="string">
            <text:p>XBN96ZBCRLZ</text:p>
          </table:table-cell>
          <table:table-cell table:style-name="ce4" table:formula="of:=DATE(2020;4;9)+TIME(12;41;34)" office:value-type="date" office:date-value="2020-04-09T12:41:34" calcext:value-type="date">
            <text:p>4/9/2020 1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chel</text:p>
          </table:table-cell>
          <table:table-cell table:style-name="ce2" office:value-type="string" calcext:value-type="string">
            <text:p>Beltran</text:p>
          </table:table-cell>
          <table:table-cell table:style-name="ce2" office:value-type="string" calcext:value-type="string">
            <text:p>VBNS37RZL8F</text:p>
          </table:table-cell>
          <table:table-cell table:style-name="ce4" table:formula="of:=DATE(2020;5;14)+TIME(11;42;4)" office:value-type="date" office:date-value="2020-05-14T11:42:04" calcext:value-type="date">
            <text:p>5/14/2020 11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hel</text:p>
          </table:table-cell>
          <table:table-cell table:style-name="ce3" office:value-type="string" calcext:value-type="string">
            <text:p>Diong</text:p>
          </table:table-cell>
          <table:table-cell table:style-name="ce3" office:value-type="string" calcext:value-type="string">
            <text:p>KBNX9BL2L2C</text:p>
          </table:table-cell>
          <table:table-cell table:style-name="ce5" table:formula="of:=DATE(2020;6;20)+TIME(6;47;44)" office:value-type="date" office:date-value="2020-06-20T06:47:44" calcext:value-type="date">
            <text:p>6/20/2020 6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chel</text:p>
          </table:table-cell>
          <table:table-cell table:style-name="ce2" office:value-type="string" calcext:value-type="string">
            <text:p>Braun</text:p>
          </table:table-cell>
          <table:table-cell table:style-name="ce2" office:value-type="string" calcext:value-type="string">
            <text:p>V3NNW6MRD46</text:p>
          </table:table-cell>
          <table:table-cell table:style-name="ce4" table:formula="of:=DATE(2020;6;24)+TIME(17;25;54)" office:value-type="date" office:date-value="2020-06-24T17:25:54" calcext:value-type="date">
            <text:p>6/24/2020 17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chelle</text:p>
          </table:table-cell>
          <table:table-cell table:style-name="ce2" office:value-type="string" calcext:value-type="string">
            <text:p>Miles</text:p>
          </table:table-cell>
          <table:table-cell table:style-name="ce2" office:value-type="string" calcext:value-type="string">
            <text:p>FKNLMQ3NH98</text:p>
          </table:table-cell>
          <table:table-cell table:style-name="ce4" table:formula="of:=DATE(2020;6;16)+TIME(13;36;17)" office:value-type="date" office:date-value="2020-06-16T13:36:17" calcext:value-type="date">
            <text:p>6/16/2020 13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chit</text:p>
          </table:table-cell>
          <table:table-cell table:style-name="ce3" office:value-type="string" calcext:value-type="string">
            <text:p>Mathur</text:p>
          </table:table-cell>
          <table:table-cell table:style-name="ce3" office:value-type="string" calcext:value-type="string">
            <text:p>X4N6HWDN68W</text:p>
          </table:table-cell>
          <table:table-cell table:style-name="ce5" table:formula="of:=DATE(2020;5;17)+TIME(15;10;54)" office:value-type="date" office:date-value="2020-05-17T15:10:54" calcext:value-type="date">
            <text:p>5/17/2020 15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chmawati Ari</text:p>
          </table:table-cell>
          <table:table-cell table:style-name="ce2" office:value-type="string" calcext:value-type="string">
            <text:p>Taurisia</text:p>
          </table:table-cell>
          <table:table-cell table:style-name="ce2" office:value-type="string" calcext:value-type="string">
            <text:p>MYN8M5J64HV</text:p>
          </table:table-cell>
          <table:table-cell table:style-name="ce4" table:formula="of:=DATE(2020;6;28)+TIME(9;38;29)" office:value-type="date" office:date-value="2020-06-28T09:38:29" calcext:value-type="date">
            <text:p>6/28/2020 9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dha</text:p>
          </table:table-cell>
          <table:table-cell table:style-name="ce3" office:value-type="string" calcext:value-type="string">
            <text:p>Jhatakia</text:p>
          </table:table-cell>
          <table:table-cell table:style-name="ce3" office:value-type="string" calcext:value-type="string">
            <text:p>PQNJ7XM6JQT</text:p>
          </table:table-cell>
          <table:table-cell table:style-name="ce5" table:formula="of:=DATE(2020;6;17)+TIME(14;35;27)" office:value-type="date" office:date-value="2020-06-17T14:35:27" calcext:value-type="date">
            <text:p>6/17/2020 14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dosław</text:p>
          </table:table-cell>
          <table:table-cell table:style-name="ce3" office:value-type="string" calcext:value-type="string">
            <text:p>Hoffmann</text:p>
          </table:table-cell>
          <table:table-cell table:style-name="ce3" office:value-type="string" calcext:value-type="string">
            <text:p>GYN99W3L7DS</text:p>
          </table:table-cell>
          <table:table-cell table:style-name="ce5" table:formula="of:=DATE(2020;5;28)+TIME(2;16;6)" office:value-type="date" office:date-value="2020-05-28T02:16:06" calcext:value-type="date">
            <text:p>5/28/2020 2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ed</text:p>
          </table:table-cell>
          <table:table-cell table:style-name="ce3" office:value-type="string" calcext:value-type="string">
            <text:p>Ben Said</text:p>
          </table:table-cell>
          <table:table-cell table:style-name="ce3" office:value-type="string" calcext:value-type="string">
            <text:p>GRNFV5DBS7W</text:p>
          </table:table-cell>
          <table:table-cell table:style-name="ce5" table:formula="of:=DATE(2020;6;26)+TIME(4;58;38)" office:value-type="date" office:date-value="2020-06-26T04:58:38" calcext:value-type="date">
            <text:p>6/26/2020 4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Felix Correa</text:p>
          </table:table-cell>
          <table:table-cell table:style-name="ce2" office:value-type="string" calcext:value-type="string">
            <text:p>VXNHW8MJWNP</text:p>
          </table:table-cell>
          <table:table-cell table:style-name="ce4" table:formula="of:=DATE(2020;5;6)+TIME(3;38;47)" office:value-type="date" office:date-value="2020-05-06T03:38:47" calcext:value-type="date">
            <text:p>5/6/2020 3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Trevizan</text:p>
          </table:table-cell>
          <table:table-cell table:style-name="ce2" office:value-type="string" calcext:value-type="string">
            <text:p>KDNR5M54V77</text:p>
          </table:table-cell>
          <table:table-cell table:style-name="ce4" table:formula="of:=DATE(2020;5;14)+TIME(16;6;6)" office:value-type="date" office:date-value="2020-05-14T16:06:06" calcext:value-type="date">
            <text:p>5/14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FAEL</text:p>
          </table:table-cell>
          <table:table-cell table:style-name="ce3" office:value-type="string" calcext:value-type="string">
            <text:p>GIOVANNI A. ORTOLAN</text:p>
          </table:table-cell>
          <table:table-cell table:style-name="ce3" office:value-type="string" calcext:value-type="string">
            <text:p>XLNW8NMGCRG</text:p>
          </table:table-cell>
          <table:table-cell table:style-name="ce5" table:formula="of:=DATE(2020;6;19)+TIME(19;25;43)" office:value-type="date" office:date-value="2020-06-19T19:25:43" calcext:value-type="date">
            <text:p>6/19/2020 1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fael</text:p>
          </table:table-cell>
          <table:table-cell table:style-name="ce2" office:value-type="string" calcext:value-type="string">
            <text:p>Farah</text:p>
          </table:table-cell>
          <table:table-cell table:style-name="ce2" office:value-type="string" calcext:value-type="string">
            <text:p>P4N66BVRN7Y</text:p>
          </table:table-cell>
          <table:table-cell table:style-name="ce4" table:formula="of:=DATE(2020;6;23)+TIME(17;14;34)" office:value-type="date" office:date-value="2020-06-23T17:14:34" calcext:value-type="date">
            <text:p>6/23/2020 17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fael</text:p>
          </table:table-cell>
          <table:table-cell table:style-name="ce3" office:value-type="string" calcext:value-type="string">
            <text:p>Acosta</text:p>
          </table:table-cell>
          <table:table-cell table:style-name="ce3" office:value-type="string" calcext:value-type="string">
            <text:p>D3N49TS3T89</text:p>
          </table:table-cell>
          <table:table-cell table:style-name="ce5" table:formula="of:=DATE(2020;6;25)+TIME(21;3;46)" office:value-type="date" office:date-value="2020-06-25T21:03:46" calcext:value-type="date">
            <text:p>6/25/2020 21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ghavan</text:p>
          </table:table-cell>
          <table:table-cell table:style-name="ce3" office:value-type="string" calcext:value-type="string">
            <text:p>Subramanian</text:p>
          </table:table-cell>
          <table:table-cell table:style-name="ce3" office:value-type="string" calcext:value-type="string">
            <text:p>ZTN2CL39688</text:p>
          </table:table-cell>
          <table:table-cell table:style-name="ce5" table:formula="of:=DATE(2020;6;22)+TIME(14;5;29)" office:value-type="date" office:date-value="2020-06-22T14:05:29" calcext:value-type="date">
            <text:p>6/22/2020 14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ghavendra</text:p>
          </table:table-cell>
          <table:table-cell table:style-name="ce2" office:value-type="string" calcext:value-type="string">
            <text:p>Manjunath</text:p>
          </table:table-cell>
          <table:table-cell table:style-name="ce2" office:value-type="string" calcext:value-type="string">
            <text:p>HBNC8YTW4V8</text:p>
          </table:table-cell>
          <table:table-cell table:style-name="ce4" table:formula="of:=DATE(2020;5;26)+TIME(12;10;22)" office:value-type="date" office:date-value="2020-05-26T12:10:22" calcext:value-type="date">
            <text:p>5/26/2020 12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ghavendra</text:p>
          </table:table-cell>
          <table:table-cell table:style-name="ce3" office:value-type="string" calcext:value-type="string">
            <text:p>Mahoorkar</text:p>
          </table:table-cell>
          <table:table-cell table:style-name="ce3" office:value-type="string" calcext:value-type="string">
            <text:p>DXNTYD4RGXM</text:p>
          </table:table-cell>
          <table:table-cell table:style-name="ce5" table:formula="of:=DATE(2020;6;10)+TIME(10;9;46)" office:value-type="date" office:date-value="2020-06-10T10:09:46" calcext:value-type="date">
            <text:p>6/10/2020 10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hmanu</text:p>
          </table:table-cell>
          <table:table-cell table:style-name="ce2" office:value-type="string" calcext:value-type="string">
            <text:p>Hermawan</text:p>
          </table:table-cell>
          <table:table-cell table:style-name="ce2" office:value-type="string" calcext:value-type="string">
            <text:p>NXNK9GV9LJR</text:p>
          </table:table-cell>
          <table:table-cell table:style-name="ce4" table:formula="of:=DATE(2020;6;8)+TIME(3;9;30)" office:value-type="date" office:date-value="2020-06-08T03:09:30" calcext:value-type="date">
            <text:p>6/8/2020 3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Bajaj</text:p>
          </table:table-cell>
          <table:table-cell table:style-name="ce3" office:value-type="string" calcext:value-type="string">
            <text:p>NLNNSYTKFG5</text:p>
          </table:table-cell>
          <table:table-cell table:style-name="ce5" table:formula="of:=DATE(2020;6;25)+TIME(5;1;1)" office:value-type="date" office:date-value="2020-06-25T05:01:01" calcext:value-type="date">
            <text:p>6/25/2020 5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hul</text:p>
          </table:table-cell>
          <table:table-cell table:style-name="ce3" office:value-type="string" calcext:value-type="string">
            <text:p>Kundani</text:p>
          </table:table-cell>
          <table:table-cell table:style-name="ce3" office:value-type="string" calcext:value-type="string">
            <text:p>MJN6G9D9Q45</text:p>
          </table:table-cell>
          <table:table-cell table:style-name="ce5" table:formula="of:=DATE(2020;6;27)+TIME(4;42;56)" office:value-type="date" office:date-value="2020-06-27T04:42:56" calcext:value-type="date">
            <text:p>6/27/2020 4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huldeva</text:p>
          </table:table-cell>
          <table:table-cell table:style-name="ce2" office:value-type="string" calcext:value-type="string">
            <text:p>Ghosh</text:p>
          </table:table-cell>
          <table:table-cell table:style-name="ce2" office:value-type="string" calcext:value-type="string">
            <text:p>PJNLMGL9KNJ</text:p>
          </table:table-cell>
          <table:table-cell table:style-name="ce4" table:formula="of:=DATE(2020;6;19)+TIME(18;9;40)" office:value-type="date" office:date-value="2020-06-19T18:09:40" calcext:value-type="date">
            <text:p>6/19/2020 18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imar</text:p>
          </table:table-cell>
          <table:table-cell table:style-name="ce2" office:value-type="string" calcext:value-type="string">
            <text:p>Sandner</text:p>
          </table:table-cell>
          <table:table-cell table:style-name="ce2" office:value-type="string" calcext:value-type="string">
            <text:p>DCNK32KZL8T</text:p>
          </table:table-cell>
          <table:table-cell table:style-name="ce4" table:formula="of:=DATE(2020;5;19)+TIME(10;24;41)" office:value-type="date" office:date-value="2020-05-19T10:24:41" calcext:value-type="date">
            <text:p>5/19/2020 10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j</text:p>
          </table:table-cell>
          <table:table-cell table:style-name="ce3" office:value-type="string" calcext:value-type="string">
            <text:p>Krishnamurthy</text:p>
          </table:table-cell>
          <table:table-cell table:style-name="ce3" office:value-type="string" calcext:value-type="string">
            <text:p>VWNWYFHJ6JD</text:p>
          </table:table-cell>
          <table:table-cell table:style-name="ce5" table:formula="of:=DATE(2020;5;5)+TIME(17;42;56)" office:value-type="date" office:date-value="2020-05-05T17:42:56" calcext:value-type="date">
            <text:p>5/5/2020 17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j</text:p>
          </table:table-cell>
          <table:table-cell table:style-name="ce3" office:value-type="string" calcext:value-type="string">
            <text:p>Meel</text:p>
          </table:table-cell>
          <table:table-cell table:style-name="ce3" office:value-type="string" calcext:value-type="string">
            <text:p>XZN8W5H4BL8</text:p>
          </table:table-cell>
          <table:table-cell table:style-name="ce5" table:formula="of:=DATE(2020;6;19)+TIME(11;7;49)" office:value-type="date" office:date-value="2020-06-19T11:07:49" calcext:value-type="date">
            <text:p>6/19/2020 11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j</text:p>
          </table:table-cell>
          <table:table-cell table:style-name="ce3" office:value-type="string" calcext:value-type="string">
            <text:p>Sadaye</text:p>
          </table:table-cell>
          <table:table-cell table:style-name="ce3" office:value-type="string" calcext:value-type="string">
            <text:p>PFNN2KT83GP</text:p>
          </table:table-cell>
          <table:table-cell table:style-name="ce5" table:formula="of:=DATE(2020;6;26)+TIME(17;56;15)" office:value-type="date" office:date-value="2020-06-26T17:56:15" calcext:value-type="date">
            <text:p>6/26/2020 17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j</text:p>
          </table:table-cell>
          <table:table-cell table:style-name="ce2" office:value-type="string" calcext:value-type="string">
            <text:p>Sinha</text:p>
          </table:table-cell>
          <table:table-cell table:style-name="ce2" office:value-type="string" calcext:value-type="string">
            <text:p>NMNZ4CPH66Q</text:p>
          </table:table-cell>
          <table:table-cell table:style-name="ce4" table:formula="of:=DATE(2020;6;28)+TIME(16;14;0)" office:value-type="date" office:date-value="2020-06-28T16:14:00" calcext:value-type="date">
            <text:p>6/28/2020 16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japandian</text:p>
          </table:table-cell>
          <table:table-cell table:style-name="ce2" office:value-type="string" calcext:value-type="string">
            <text:p>Chellimuthu</text:p>
          </table:table-cell>
          <table:table-cell table:style-name="ce2" office:value-type="string" calcext:value-type="string">
            <text:p>JNN8W4PP99V</text:p>
          </table:table-cell>
          <table:table-cell table:style-name="ce4" table:formula="of:=DATE(2020;6;24)+TIME(1;56;23)" office:value-type="date" office:date-value="2020-06-24T01:56:23" calcext:value-type="date">
            <text:p>6/24/2020 1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jmund</text:p>
          </table:table-cell>
          <table:table-cell table:style-name="ce3" office:value-type="string" calcext:value-type="string">
            <text:p>Stankiewicz</text:p>
          </table:table-cell>
          <table:table-cell table:style-name="ce3" office:value-type="string" calcext:value-type="string">
            <text:p>LSN82PVPMHH</text:p>
          </table:table-cell>
          <table:table-cell table:style-name="ce5" table:formula="of:=DATE(2020;6;24)+TIME(9;1;11)" office:value-type="date" office:date-value="2020-06-24T09:01:11" calcext:value-type="date">
            <text:p>6/24/2020 9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kesh</text:p>
          </table:table-cell>
          <table:table-cell table:style-name="ce3" office:value-type="string" calcext:value-type="string">
            <text:p>Ginjupalli</text:p>
          </table:table-cell>
          <table:table-cell table:style-name="ce3" office:value-type="string" calcext:value-type="string">
            <text:p>NRNGKX78W6Q</text:p>
          </table:table-cell>
          <table:table-cell table:style-name="ce5" table:formula="of:=DATE(2020;5;15)+TIME(17;4;13)" office:value-type="date" office:date-value="2020-05-15T17:04:13" calcext:value-type="date">
            <text:p>5/15/2020 17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kesh</text:p>
          </table:table-cell>
          <table:table-cell table:style-name="ce3" office:value-type="string" calcext:value-type="string">
            <text:p>Jain</text:p>
          </table:table-cell>
          <table:table-cell table:style-name="ce3" office:value-type="string" calcext:value-type="string">
            <text:p>JNNX5ZSSFVL</text:p>
          </table:table-cell>
          <table:table-cell table:style-name="ce5" table:formula="of:=DATE(2020;5;28)+TIME(17;46;45)" office:value-type="date" office:date-value="2020-05-28T17:46:45" calcext:value-type="date">
            <text:p>5/28/2020 17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kesh</text:p>
          </table:table-cell>
          <table:table-cell table:style-name="ce2" office:value-type="string" calcext:value-type="string">
            <text:p>Sharma</text:p>
          </table:table-cell>
          <table:table-cell table:style-name="ce2" office:value-type="string" calcext:value-type="string">
            <text:p>HSNVX3CLDHW</text:p>
          </table:table-cell>
          <table:table-cell table:style-name="ce4" table:formula="of:=DATE(2020;6;23)+TIME(22;32;9)" office:value-type="date" office:date-value="2020-06-23T22:32:09" calcext:value-type="date">
            <text:p>6/23/2020 2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kshith</text:p>
          </table:table-cell>
          <table:table-cell table:style-name="ce3" office:value-type="string" calcext:value-type="string">
            <text:p>Venkatesh</text:p>
          </table:table-cell>
          <table:table-cell table:style-name="ce3" office:value-type="string" calcext:value-type="string">
            <text:p>HMN8QVGYWCD</text:p>
          </table:table-cell>
          <table:table-cell table:style-name="ce5" table:formula="of:=DATE(2020;6;28)+TIME(4;59;53)" office:value-type="date" office:date-value="2020-06-28T04:59:53" calcext:value-type="date">
            <text:p>6/28/2020 4:59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ralfrachinger@gmail.com</text:p>
          </table:table-cell>
          <table:table-cell table:style-name="ce2" office:value-type="string" calcext:value-type="string">
            <text:p>LVNZWFTXSY4</text:p>
          </table:table-cell>
          <table:table-cell table:style-name="ce4" table:formula="of:=DATE(2020;6;24)+TIME(12;6;21)" office:value-type="date" office:date-value="2020-06-24T12:06:21" calcext:value-type="date">
            <text:p>6/24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lph</text:p>
          </table:table-cell>
          <table:table-cell table:style-name="ce3" office:value-type="string" calcext:value-type="string">
            <text:p>Siemsen</text:p>
          </table:table-cell>
          <table:table-cell table:style-name="ce3" office:value-type="string" calcext:value-type="string">
            <text:p>K5N6DYBHSJM</text:p>
          </table:table-cell>
          <table:table-cell table:style-name="ce5" table:formula="of:=DATE(2020;6;16)+TIME(14;17;57)" office:value-type="date" office:date-value="2020-06-16T14:17:57" calcext:value-type="date">
            <text:p>6/16/2020 14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m</text:p>
          </table:table-cell>
          <table:table-cell table:style-name="ce3" office:value-type="string" calcext:value-type="string">
            <text:p>Chandrasekar</text:p>
          </table:table-cell>
          <table:table-cell table:style-name="ce3" office:value-type="string" calcext:value-type="string">
            <text:p>VYN3PDQK585</text:p>
          </table:table-cell>
          <table:table-cell table:style-name="ce5" table:formula="of:=DATE(2020;5;20)+TIME(17;6;6)" office:value-type="date" office:date-value="2020-05-20T17:06:06" calcext:value-type="date">
            <text:p>5/20/2020 17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JTNV7QN6DYB</text:p>
          </table:table-cell>
          <table:table-cell table:style-name="ce4" table:formula="of:=DATE(2020;6;8)+TIME(14;21;45)" office:value-type="date" office:date-value="2020-06-08T14:21:45" calcext:value-type="date">
            <text:p>6/8/2020 14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Subramanian</text:p>
          </table:table-cell>
          <table:table-cell table:style-name="ce2" office:value-type="string" calcext:value-type="string">
            <text:p>GBNG85D9FHR</text:p>
          </table:table-cell>
          <table:table-cell table:style-name="ce4" table:formula="of:=DATE(2020;6;18)+TIME(13;55;50)" office:value-type="date" office:date-value="2020-06-18T13:55:50" calcext:value-type="date">
            <text:p>6/18/2020 13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</text:p>
          </table:table-cell>
          <table:table-cell table:style-name="ce2" office:value-type="string" calcext:value-type="string">
            <text:p>Kothapalli</text:p>
          </table:table-cell>
          <table:table-cell table:style-name="ce2" office:value-type="string" calcext:value-type="string">
            <text:p>NCNB2VBYJZT</text:p>
          </table:table-cell>
          <table:table-cell table:style-name="ce4" table:formula="of:=DATE(2020;6;22)+TIME(14;56;6)" office:value-type="date" office:date-value="2020-06-22T14:56:06" calcext:value-type="date">
            <text:p>6/22/2020 14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 Kripal</text:p>
          </table:table-cell>
          <table:table-cell table:style-name="ce2" office:value-type="string" calcext:value-type="string">
            <text:p>Prasad</text:p>
          </table:table-cell>
          <table:table-cell table:style-name="ce2" office:value-type="string" calcext:value-type="string">
            <text:p>XPNTT5N4B6F</text:p>
          </table:table-cell>
          <table:table-cell table:style-name="ce4" table:formula="of:=DATE(2020;5;11)+TIME(13;55;4)" office:value-type="date" office:date-value="2020-05-11T13:55:04" calcext:value-type="date">
            <text:p>5/11/2020 13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MADJI</text:p>
          </table:table-cell>
          <table:table-cell table:style-name="ce3" office:value-type="string" calcext:value-type="string">
            <text:p>DOUMNANDE</text:p>
          </table:table-cell>
          <table:table-cell table:style-name="ce3" office:value-type="string" calcext:value-type="string">
            <text:p>J9NCHDT9H7S</text:p>
          </table:table-cell>
          <table:table-cell table:style-name="ce5" table:formula="of:=DATE(2020;5;8)+TIME(15;56;33)" office:value-type="date" office:date-value="2020-05-08T15:56:33" calcext:value-type="date">
            <text:p>5/8/2020 1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MAKRISHNA</text:p>
          </table:table-cell>
          <table:table-cell table:style-name="ce3" office:value-type="string" calcext:value-type="string">
            <text:p>SRIDHARA</text:p>
          </table:table-cell>
          <table:table-cell table:style-name="ce3" office:value-type="string" calcext:value-type="string">
            <text:p>FNNXJYB22HB</text:p>
          </table:table-cell>
          <table:table-cell table:style-name="ce5" table:formula="of:=DATE(2020;5;5)+TIME(15;52;7)" office:value-type="date" office:date-value="2020-05-05T15:52:07" calcext:value-type="date">
            <text:p>5/5/2020 15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mana</text:p>
          </table:table-cell>
          <table:table-cell table:style-name="ce3" office:value-type="string" calcext:value-type="string">
            <text:p>Pureti</text:p>
          </table:table-cell>
          <table:table-cell table:style-name="ce3" office:value-type="string" calcext:value-type="string">
            <text:p>GTNNQGVT8BS</text:p>
          </table:table-cell>
          <table:table-cell table:style-name="ce5" table:formula="of:=DATE(2020;6;26)+TIME(15;44;29)" office:value-type="date" office:date-value="2020-06-26T15:44:29" calcext:value-type="date">
            <text:p>6/26/2020 15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asamy</text:p>
          </table:table-cell>
          <table:table-cell table:style-name="ce2" office:value-type="string" calcext:value-type="string">
            <text:p>Thalavay Pillai</text:p>
          </table:table-cell>
          <table:table-cell table:style-name="ce2" office:value-type="string" calcext:value-type="string">
            <text:p>KLN8RCFHK6L</text:p>
          </table:table-cell>
          <table:table-cell table:style-name="ce4" table:formula="of:=DATE(2020;6;29)+TIME(10;12;11)" office:value-type="date" office:date-value="2020-06-29T10:12:11" calcext:value-type="date">
            <text:p>6/29/2020 10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asubramanian</text:p>
          </table:table-cell>
          <table:table-cell table:style-name="ce2" office:value-type="string" calcext:value-type="string">
            <text:p>Subramanian</text:p>
          </table:table-cell>
          <table:table-cell table:style-name="ce2" office:value-type="string" calcext:value-type="string">
            <text:p>KGNQ6KCQ4Y9</text:p>
          </table:table-cell>
          <table:table-cell table:style-name="ce4" table:formula="of:=DATE(2020;6;26)+TIME(9;56;32)" office:value-type="date" office:date-value="2020-06-26T09:56:32" calcext:value-type="date">
            <text:p>6/26/2020 9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in</text:p>
          </table:table-cell>
          <table:table-cell table:style-name="ce2" office:value-type="string" calcext:value-type="string">
            <text:p>Zaghi</text:p>
          </table:table-cell>
          <table:table-cell table:style-name="ce2" office:value-type="string" calcext:value-type="string">
            <text:p>VPNFN6X6N7N</text:p>
          </table:table-cell>
          <table:table-cell table:style-name="ce4" table:formula="of:=DATE(2020;6;13)+TIME(4;33;44)" office:value-type="date" office:date-value="2020-06-13T04:33:44" calcext:value-type="date">
            <text:p>6/13/2020 4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minder</text:p>
          </table:table-cell>
          <table:table-cell table:style-name="ce3" office:value-type="string" calcext:value-type="string">
            <text:p>Chhatwal</text:p>
          </table:table-cell>
          <table:table-cell table:style-name="ce3" office:value-type="string" calcext:value-type="string">
            <text:p>M2NFJ5XQSFW</text:p>
          </table:table-cell>
          <table:table-cell table:style-name="ce5" table:formula="of:=DATE(2020;5;7)+TIME(21;7;5)" office:value-type="date" office:date-value="2020-05-07T21:07:05" calcext:value-type="date">
            <text:p>5/7/2020 21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on</text:p>
          </table:table-cell>
          <table:table-cell table:style-name="ce2" office:value-type="string" calcext:value-type="string">
            <text:p>de C Valle</text:p>
          </table:table-cell>
          <table:table-cell table:style-name="ce2" office:value-type="string" calcext:value-type="string">
            <text:p>M9N36R69JJ4</text:p>
          </table:table-cell>
          <table:table-cell table:style-name="ce4" table:formula="of:=DATE(2020;6;19)+TIME(23;58;48)" office:value-type="date" office:date-value="2020-06-19T23:58:48" calcext:value-type="date">
            <text:p>6/19/2020 23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mon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string" calcext:value-type="string">
            <text:p>PCNWXMWNCB2</text:p>
          </table:table-cell>
          <table:table-cell table:style-name="ce4" table:formula="of:=DATE(2020;6;29)+TIME(10;46;54)" office:value-type="date" office:date-value="2020-06-29T10:46:54" calcext:value-type="date">
            <text:p>6/29/2020 10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nd</text:p>
          </table:table-cell>
          <table:table-cell table:style-name="ce2" office:value-type="string" calcext:value-type="string">
            <text:p>hidayah</text:p>
          </table:table-cell>
          <table:table-cell table:style-name="ce2" office:value-type="string" calcext:value-type="string">
            <text:p>K6NCRQHZ8G8</text:p>
          </table:table-cell>
          <table:table-cell table:style-name="ce4" table:formula="of:=DATE(2020;6;24)+TIME(18;34;35)" office:value-type="date" office:date-value="2020-06-24T18:34:35" calcext:value-type="date">
            <text:p>6/24/2020 18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ndy</text:p>
          </table:table-cell>
          <table:table-cell table:style-name="ce3" office:value-type="string" calcext:value-type="string">
            <text:p>MacLeod</text:p>
          </table:table-cell>
          <table:table-cell table:style-name="ce3" office:value-type="string" calcext:value-type="string">
            <text:p>ZZNG49M7LHG</text:p>
          </table:table-cell>
          <table:table-cell table:style-name="ce5" table:formula="of:=DATE(2020;3;10)+TIME(15;24;7)" office:value-type="date" office:date-value="2020-03-10T15:24:07" calcext:value-type="date">
            <text:p>3/10/2020 15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ndy</text:p>
          </table:table-cell>
          <table:table-cell table:style-name="ce2" office:value-type="string" calcext:value-type="string">
            <text:p>Lockridge</text:p>
          </table:table-cell>
          <table:table-cell table:style-name="ce2" office:value-type="string" calcext:value-type="string">
            <text:p>HFNRNY86L73</text:p>
          </table:table-cell>
          <table:table-cell table:style-name="ce4" table:formula="of:=DATE(2020;6;24)+TIME(8;47;39)" office:value-type="date" office:date-value="2020-06-24T08:47:39" calcext:value-type="date">
            <text:p>6/24/2020 8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ndy</text:p>
          </table:table-cell>
          <table:table-cell table:style-name="ce3" office:value-type="string" calcext:value-type="string">
            <text:p>Vickers</text:p>
          </table:table-cell>
          <table:table-cell table:style-name="ce3" office:value-type="string" calcext:value-type="string">
            <text:p>VFNPNN4J2ZS</text:p>
          </table:table-cell>
          <table:table-cell table:style-name="ce5" table:formula="of:=DATE(2020;6;24)+TIME(11;49;44)" office:value-type="date" office:date-value="2020-06-24T11:49:44" calcext:value-type="date">
            <text:p>6/24/2020 11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ndy</text:p>
          </table:table-cell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NYND9GHL8QJ</text:p>
          </table:table-cell>
          <table:table-cell table:style-name="ce5" table:formula="of:=DATE(2020;6;25)+TIME(11;0;16)" office:value-type="date" office:date-value="2020-06-25T11:00:16" calcext:value-type="date">
            <text:p>6/25/2020 11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ndy</text:p>
          </table:table-cell>
          <table:table-cell table:style-name="ce2" office:value-type="string" calcext:value-type="string">
            <text:p>Cahyana</text:p>
          </table:table-cell>
          <table:table-cell table:style-name="ce2" office:value-type="string" calcext:value-type="string">
            <text:p>G7NKQ7K9MDP</text:p>
          </table:table-cell>
          <table:table-cell table:style-name="ce4" table:formula="of:=DATE(2020;6;26)+TIME(3;0;26)" office:value-type="date" office:date-value="2020-06-26T03:00:26" calcext:value-type="date">
            <text:p>6/26/2020 3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ndy</text:p>
          </table:table-cell>
          <table:table-cell table:style-name="ce2" office:value-type="string" calcext:value-type="string">
            <text:p>Rausch</text:p>
          </table:table-cell>
          <table:table-cell table:style-name="ce2" office:value-type="string" calcext:value-type="string">
            <text:p>NYNBC4YP5RP</text:p>
          </table:table-cell>
          <table:table-cell table:style-name="ce4" table:formula="of:=DATE(2020;6;26)+TIME(15;23;52)" office:value-type="date" office:date-value="2020-06-26T15:23:52" calcext:value-type="date">
            <text:p>6/26/2020 15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ndy</text:p>
          </table:table-cell>
          <table:table-cell table:style-name="ce2" office:value-type="string" calcext:value-type="string">
            <text:p>Linnell</text:p>
          </table:table-cell>
          <table:table-cell table:style-name="ce2" office:value-type="string" calcext:value-type="string">
            <text:p>K9NJFY56RRR</text:p>
          </table:table-cell>
          <table:table-cell table:style-name="ce4" table:formula="of:=DATE(2020;6;27)+TIME(18;46;17)" office:value-type="date" office:date-value="2020-06-27T18:46:17" calcext:value-type="date">
            <text:p>6/27/2020 18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phael</text:p>
          </table:table-cell>
          <table:table-cell table:style-name="ce3" office:value-type="string" calcext:value-type="string">
            <text:p>Simmons</text:p>
          </table:table-cell>
          <table:table-cell table:style-name="ce3" office:value-type="string" calcext:value-type="string">
            <text:p>K8NDBBWDNSS</text:p>
          </table:table-cell>
          <table:table-cell table:style-name="ce5" table:formula="of:=DATE(2020;6;20)+TIME(15;41;18)" office:value-type="date" office:date-value="2020-06-20T15:41:18" calcext:value-type="date">
            <text:p>6/20/2020 15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phael</text:p>
          </table:table-cell>
          <table:table-cell table:style-name="ce2" office:value-type="string" calcext:value-type="string">
            <text:p>Cano</text:p>
          </table:table-cell>
          <table:table-cell table:style-name="ce2" office:value-type="string" calcext:value-type="string">
            <text:p>ZYN4GNQ6XPW</text:p>
          </table:table-cell>
          <table:table-cell table:style-name="ce4" table:formula="of:=DATE(2020;6;26)+TIME(8;27;46)" office:value-type="date" office:date-value="2020-06-26T08:27:46" calcext:value-type="date">
            <text:p>6/26/2020 8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phael</text:p>
          </table:table-cell>
          <table:table-cell table:style-name="ce2" office:value-type="string" calcext:value-type="string">
            <text:p>Kummer</text:p>
          </table:table-cell>
          <table:table-cell table:style-name="ce2" office:value-type="string" calcext:value-type="string">
            <text:p>NFN78X8QRCV</text:p>
          </table:table-cell>
          <table:table-cell table:style-name="ce4" table:formula="of:=DATE(2020;6;29)+TIME(11;38;51)" office:value-type="date" office:date-value="2020-06-29T11:38:51" calcext:value-type="date">
            <text:p>6/29/2020 11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shed</text:p>
          </table:table-cell>
          <table:table-cell table:style-name="ce3" office:value-type="string" calcext:value-type="string">
            <text:p>Talukder</text:p>
          </table:table-cell>
          <table:table-cell table:style-name="ce3" office:value-type="string" calcext:value-type="string">
            <text:p>MHNJQHZLYXF</text:p>
          </table:table-cell>
          <table:table-cell table:style-name="ce5" table:formula="of:=DATE(2020;6;22)+TIME(15;35;47)" office:value-type="date" office:date-value="2020-06-22T15:35:47" calcext:value-type="date">
            <text:p>6/22/2020 15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shmy</text:p>
          </table:table-cell>
          <table:table-cell table:style-name="ce2" office:value-type="string" calcext:value-type="string">
            <text:p>Parimi</text:p>
          </table:table-cell>
          <table:table-cell table:style-name="ce2" office:value-type="string" calcext:value-type="string">
            <text:p>FJNBGZDL768</text:p>
          </table:table-cell>
          <table:table-cell table:style-name="ce4" table:formula="of:=DATE(2020;5;5)+TIME(16;41;8)" office:value-type="date" office:date-value="2020-05-05T16:41:08" calcext:value-type="date">
            <text:p>5/5/2020 16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tnadeep</text:p>
          </table:table-cell>
          <table:table-cell table:style-name="ce2" office:value-type="string" calcext:value-type="string">
            <text:p>Banerjee</text:p>
          </table:table-cell>
          <table:table-cell table:style-name="ce2" office:value-type="string" calcext:value-type="string">
            <text:p>HXNPWZFQLM3</text:p>
          </table:table-cell>
          <table:table-cell table:style-name="ce4" table:formula="of:=DATE(2020;6;27)+TIME(6;29;2)" office:value-type="date" office:date-value="2020-06-27T06:29:02" calcext:value-type="date">
            <text:p>6/27/2020 6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UL E.</text:p>
          </table:table-cell>
          <table:table-cell table:style-name="ce2" office:value-type="string" calcext:value-type="string">
            <text:p>PENA</text:p>
          </table:table-cell>
          <table:table-cell table:style-name="ce2" office:value-type="string" calcext:value-type="string">
            <text:p>MFNNKNXJXCB</text:p>
          </table:table-cell>
          <table:table-cell table:style-name="ce4" table:formula="of:=DATE(2020;6;19)+TIME(0;32;29)" office:value-type="date" office:date-value="2020-06-19T00:32:29" calcext:value-type="date">
            <text:p>6/19/2020 0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vikant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D5NZSW5Y647</text:p>
          </table:table-cell>
          <table:table-cell table:style-name="ce5" table:formula="of:=DATE(2020;6;22)+TIME(15;0;38)" office:value-type="date" office:date-value="2020-06-22T15:00:38" calcext:value-type="date">
            <text:p>6/22/2020 15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vindra</text:p>
          </table:table-cell>
          <table:table-cell table:style-name="ce2" office:value-type="string" calcext:value-type="string">
            <text:p>Patil</text:p>
          </table:table-cell>
          <table:table-cell table:style-name="ce2" office:value-type="string" calcext:value-type="string">
            <text:p>NMNY2NZ3ZQZ</text:p>
          </table:table-cell>
          <table:table-cell table:style-name="ce4" table:formula="of:=DATE(2020;5;31)+TIME(8;53;3)" office:value-type="date" office:date-value="2020-05-31T08:53:03" calcext:value-type="date">
            <text:p>5/31/2020 8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y</text:p>
          </table:table-cell>
          <table:table-cell table:style-name="ce2" office:value-type="string" calcext:value-type="string">
            <text:p>Paik</text:p>
          </table:table-cell>
          <table:table-cell table:style-name="ce2" office:value-type="string" calcext:value-type="string">
            <text:p>LHNWZGYXM9V</text:p>
          </table:table-cell>
          <table:table-cell table:style-name="ce4" table:formula="of:=DATE(2020;5;5)+TIME(20;12;37)" office:value-type="date" office:date-value="2020-05-05T20:12:37" calcext:value-type="date">
            <text:p>5/5/2020 20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yees</text:p>
          </table:table-cell>
          <table:table-cell table:style-name="ce2" office:value-type="string" calcext:value-type="string">
            <text:p>Shamsuddin</text:p>
          </table:table-cell>
          <table:table-cell table:style-name="ce2" office:value-type="string" calcext:value-type="string">
            <text:p>MYNRJ2FQXPW</text:p>
          </table:table-cell>
          <table:table-cell table:style-name="ce4" table:formula="of:=DATE(2020;6;23)+TIME(15;32;53)" office:value-type="date" office:date-value="2020-06-23T15:32:53" calcext:value-type="date">
            <text:p>6/23/2020 15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ymond</text:p>
          </table:table-cell>
          <table:table-cell table:style-name="ce2" office:value-type="string" calcext:value-type="string">
            <text:p>Liao</text:p>
          </table:table-cell>
          <table:table-cell table:style-name="ce2" office:value-type="string" calcext:value-type="string">
            <text:p>JKN324QHWK2</text:p>
          </table:table-cell>
          <table:table-cell table:style-name="ce4" table:formula="of:=DATE(2020;6;24)+TIME(3;31;8)" office:value-type="date" office:date-value="2020-06-24T03:31:08" calcext:value-type="date">
            <text:p>6/24/2020 3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aymond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3NH95HNVQY</text:p>
          </table:table-cell>
          <table:table-cell table:style-name="ce5" table:formula="of:=DATE(2020;6;25)+TIME(17;57;40)" office:value-type="date" office:date-value="2020-06-25T17:57:40" calcext:value-type="date">
            <text:p>6/25/2020 17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yvn</text:p>
          </table:table-cell>
          <table:table-cell table:style-name="ce2" office:value-type="string" calcext:value-type="string">
            <text:p>Manuel</text:p>
          </table:table-cell>
          <table:table-cell table:style-name="ce2" office:value-type="string" calcext:value-type="string">
            <text:p>P9NQQJFGSRL</text:p>
          </table:table-cell>
          <table:table-cell table:style-name="ce4" table:formula="of:=DATE(2020;6;2)+TIME(9;53;43)" office:value-type="date" office:date-value="2020-06-02T09:53:43" calcext:value-type="date">
            <text:p>6/2/2020 9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AZA</text:p>
          </table:table-cell>
          <table:table-cell table:style-name="ce2" office:value-type="string" calcext:value-type="string">
            <text:p>BALBALE</text:p>
          </table:table-cell>
          <table:table-cell table:style-name="ce2" office:value-type="string" calcext:value-type="string">
            <text:p>DNNDCSJW736</text:p>
          </table:table-cell>
          <table:table-cell table:style-name="ce4" table:formula="of:=DATE(2020;5;13)+TIME(23;32;41)" office:value-type="date" office:date-value="2020-05-13T23:32:41" calcext:value-type="date">
            <text:p>5/13/2020 23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da</text:p>
          </table:table-cell>
          <table:table-cell table:style-name="ce2" office:value-type="string" calcext:value-type="string">
            <text:p>Fathia</text:p>
          </table:table-cell>
          <table:table-cell table:style-name="ce2" office:value-type="string" calcext:value-type="string">
            <text:p>KLN8DBFWT7F</text:p>
          </table:table-cell>
          <table:table-cell table:style-name="ce4" table:formula="of:=DATE(2020;6;17)+TIME(18;32;49)" office:value-type="date" office:date-value="2020-06-17T18:32:49" calcext:value-type="date">
            <text:p>6/17/2020 18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inhard</text:p>
          </table:table-cell>
          <table:table-cell table:style-name="ce2" office:value-type="string" calcext:value-type="string">
            <text:p>Buendgen</text:p>
          </table:table-cell>
          <table:table-cell table:style-name="ce2" office:value-type="string" calcext:value-type="string">
            <text:p>MZNQ9RY3WLG</text:p>
          </table:table-cell>
          <table:table-cell table:style-name="ce4" table:formula="of:=DATE(2020;4;9)+TIME(14;1;21)" office:value-type="date" office:date-value="2020-04-09T14:01:21" calcext:value-type="date">
            <text:p>4/9/2020 14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migiusz</text:p>
          </table:table-cell>
          <table:table-cell table:style-name="ce2" office:value-type="string" calcext:value-type="string">
            <text:p>Konca</text:p>
          </table:table-cell>
          <table:table-cell table:style-name="ce2" office:value-type="string" calcext:value-type="string">
            <text:p>HHNJD7PW5Q4</text:p>
          </table:table-cell>
          <table:table-cell table:style-name="ce4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mo</text:p>
          </table:table-cell>
          <table:table-cell table:style-name="ce2" office:value-type="string" calcext:value-type="string">
            <text:p>Augustus Held</text:p>
          </table:table-cell>
          <table:table-cell table:style-name="ce2" office:value-type="string" calcext:value-type="string">
            <text:p>P7NXYSQ9YW6</text:p>
          </table:table-cell>
          <table:table-cell table:style-name="ce4" table:formula="of:=DATE(2020;6;24)+TIME(14;31;7)" office:value-type="date" office:date-value="2020-06-24T14:31:07" calcext:value-type="date">
            <text:p>6/24/2020 14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mo</text:p>
          </table:table-cell>
          <table:table-cell table:style-name="ce2" office:value-type="string" calcext:value-type="string">
            <text:p>Mattei</text:p>
          </table:table-cell>
          <table:table-cell table:style-name="ce2" office:value-type="string" calcext:value-type="string">
            <text:p>L9NQ68BB6RN</text:p>
          </table:table-cell>
          <table:table-cell table:style-name="ce4" table:formula="of:=DATE(2020;6;26)+TIME(12;53;19)" office:value-type="date" office:date-value="2020-06-26T12:53:19" calcext:value-type="date">
            <text:p>6/26/2020 12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nata</text:p>
          </table:table-cell>
          <table:table-cell table:style-name="ce3" office:value-type="string" calcext:value-type="string">
            <text:p>Raffaine Villegas</text:p>
          </table:table-cell>
          <table:table-cell table:style-name="ce3" office:value-type="string" calcext:value-type="string">
            <text:p>F6NJQHF9GWV</text:p>
          </table:table-cell>
          <table:table-cell table:style-name="ce5" table:formula="of:=DATE(2020;6;24)+TIME(9;33;38)" office:value-type="date" office:date-value="2020-06-24T09:33:38" calcext:value-type="date">
            <text:p>6/24/2020 9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Severo</text:p>
          </table:table-cell>
          <table:table-cell table:style-name="ce2" office:value-type="string" calcext:value-type="string">
            <text:p>LLNVB64WKVT</text:p>
          </table:table-cell>
          <table:table-cell table:style-name="ce4" table:formula="of:=DATE(2020;5;16)+TIME(8;30;52)" office:value-type="date" office:date-value="2020-05-16T08:30:52" calcext:value-type="date">
            <text:p>5/16/2020 8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nato</text:p>
          </table:table-cell>
          <table:table-cell table:style-name="ce2" office:value-type="string" calcext:value-type="string">
            <text:p>Benassato Riolino</text:p>
          </table:table-cell>
          <table:table-cell table:style-name="ce2" office:value-type="string" calcext:value-type="string">
            <text:p>DXN9J899JG2</text:p>
          </table:table-cell>
          <table:table-cell table:style-name="ce4" table:formula="of:=DATE(2020;6;24)+TIME(14;9;48)" office:value-type="date" office:date-value="2020-06-24T14:09:48" calcext:value-type="date">
            <text:p>6/24/2020 1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ne</text:p>
          </table:table-cell>
          <table:table-cell table:style-name="ce3" office:value-type="string" calcext:value-type="string">
            <text:p>Herrero</text:p>
          </table:table-cell>
          <table:table-cell table:style-name="ce3" office:value-type="string" calcext:value-type="string">
            <text:p>MCNVWNZM7MP</text:p>
          </table:table-cell>
          <table:table-cell table:style-name="ce5" table:formula="of:=DATE(2020;5;18)+TIME(11;30;11)" office:value-type="date" office:date-value="2020-05-18T11:30:11" calcext:value-type="date">
            <text:p>5/18/2020 11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né</text:p>
          </table:table-cell>
          <table:table-cell table:style-name="ce3" office:value-type="string" calcext:value-type="string">
            <text:p>Dubois</text:p>
          </table:table-cell>
          <table:table-cell table:style-name="ce3" office:value-type="string" calcext:value-type="string">
            <text:p>NBNN67LYD7Z</text:p>
          </table:table-cell>
          <table:table-cell table:style-name="ce5" table:formula="of:=DATE(2020;6;3)+TIME(12;17;18)" office:value-type="date" office:date-value="2020-06-03T12:17:18" calcext:value-type="date">
            <text:p>6/3/2020 12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nee</text:p>
          </table:table-cell>
          <table:table-cell table:style-name="ce3" office:value-type="string" calcext:value-type="string">
            <text:p>Garmany</text:p>
          </table:table-cell>
          <table:table-cell table:style-name="ce3" office:value-type="string" calcext:value-type="string">
            <text:p>LXNSL6LH5D3</text:p>
          </table:table-cell>
          <table:table-cell table:style-name="ce5" table:formula="of:=DATE(2020;6;26)+TIME(13;38;9)" office:value-type="date" office:date-value="2020-06-26T13:38:09" calcext:value-type="date">
            <text:p>6/26/2020 13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nu</text:p>
          </table:table-cell>
          <table:table-cell table:style-name="ce2" office:value-type="string" calcext:value-type="string">
            <text:p>Navale</text:p>
          </table:table-cell>
          <table:table-cell table:style-name="ce2" office:value-type="string" calcext:value-type="string">
            <text:p>HTNK83DWH53</text:p>
          </table:table-cell>
          <table:table-cell table:style-name="ce4" table:formula="of:=DATE(2020;6;22)+TIME(6;51;54)" office:value-type="date" office:date-value="2020-06-22T06:51:54" calcext:value-type="date">
            <text:p>6/22/2020 6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shama</text:p>
          </table:table-cell>
          <table:table-cell table:style-name="ce3" office:value-type="string" calcext:value-type="string">
            <text:p>Shaikh</text:p>
          </table:table-cell>
          <table:table-cell table:style-name="ce3" office:value-type="string" calcext:value-type="string">
            <text:p>P3NDCW54JMK</text:p>
          </table:table-cell>
          <table:table-cell table:style-name="ce5" table:formula="of:=DATE(2020;5;29)+TIME(13;49;25)" office:value-type="date" office:date-value="2020-05-29T13:49:25" calcext:value-type="date">
            <text:p>5/29/2020 13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to</text:p>
          </table:table-cell>
          <table:table-cell table:style-name="ce3" office:value-type="string" calcext:value-type="string">
            <text:p>Schneider</text:p>
          </table:table-cell>
          <table:table-cell table:style-name="ce3" office:value-type="string" calcext:value-type="string">
            <text:p>JJN5DSKR22N</text:p>
          </table:table-cell>
          <table:table-cell table:style-name="ce5" table:formula="of:=DATE(2020;6;15)+TIME(12;6;9)" office:value-type="date" office:date-value="2020-06-15T12:06:09" calcext:value-type="date">
            <text:p>6/15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eynaldo</text:p>
          </table:table-cell>
          <table:table-cell table:style-name="ce3" office:value-type="string" calcext:value-type="string">
            <text:p>Calub</text:p>
          </table:table-cell>
          <table:table-cell table:style-name="ce3" office:value-type="string" calcext:value-type="string">
            <text:p>LXNDL9VGXWY</text:p>
          </table:table-cell>
          <table:table-cell table:style-name="ce5" table:formula="of:=DATE(2020;6;12)+TIME(20;22;7)" office:value-type="date" office:date-value="2020-06-12T20:22:07" calcext:value-type="date">
            <text:p>6/12/2020 20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eza</text:p>
          </table:table-cell>
          <table:table-cell table:style-name="ce2" office:value-type="string" calcext:value-type="string">
            <text:p>Housseini</text:p>
          </table:table-cell>
          <table:table-cell table:style-name="ce2" office:value-type="string" calcext:value-type="string">
            <text:p>DBNYNXJZZJ2</text:p>
          </table:table-cell>
          <table:table-cell table:style-name="ce4" table:formula="of:=DATE(2020;6;25)+TIME(11;55;14)" office:value-type="date" office:date-value="2020-06-25T11:55:14" calcext:value-type="date">
            <text:p>6/25/2020 11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henan</text:p>
          </table:table-cell>
          <table:table-cell table:style-name="ce3" office:value-type="string" calcext:value-type="string">
            <text:p>Nascimento</text:p>
          </table:table-cell>
          <table:table-cell table:style-name="ce3" office:value-type="string" calcext:value-type="string">
            <text:p>J9N74GD8WY4</text:p>
          </table:table-cell>
          <table:table-cell table:style-name="ce5" table:formula="of:=DATE(2020;5;14)+TIME(16;6;6)" office:value-type="date" office:date-value="2020-05-14T16:06:06" calcext:value-type="date">
            <text:p>5/14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honda</text:p>
          </table:table-cell>
          <table:table-cell table:style-name="ce3" office:value-type="string" calcext:value-type="string">
            <text:p>Edwards</text:p>
          </table:table-cell>
          <table:table-cell table:style-name="ce3" office:value-type="string" calcext:value-type="string">
            <text:p>XXNTFD8244S</text:p>
          </table:table-cell>
          <table:table-cell table:style-name="ce5" table:formula="of:=DATE(2020;6;2)+TIME(15;31;42)" office:value-type="date" office:date-value="2020-06-02T15:31:42" calcext:value-type="date">
            <text:p>6/2/2020 15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a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XGNMXNQPZ8J</text:p>
          </table:table-cell>
          <table:table-cell table:style-name="ce5" table:formula="of:=DATE(2020;6;19)+TIME(7;44;36)" office:value-type="date" office:date-value="2020-06-19T07:44:36" calcext:value-type="date">
            <text:p>6/19/2020 7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ardo</text:p>
          </table:table-cell>
          <table:table-cell table:style-name="ce2" office:value-type="string" calcext:value-type="string">
            <text:p>Aravena</text:p>
          </table:table-cell>
          <table:table-cell table:style-name="ce2" office:value-type="string" calcext:value-type="string">
            <text:p>FJN58RHH4JQ</text:p>
          </table:table-cell>
          <table:table-cell table:style-name="ce4" table:formula="of:=DATE(2020;4;2)+TIME(20;40;40)" office:value-type="date" office:date-value="2020-04-02T20:40:40" calcext:value-type="date">
            <text:p>4/2/2020 20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ardo</text:p>
          </table:table-cell>
          <table:table-cell table:style-name="ce2" office:value-type="string" calcext:value-type="string">
            <text:p>Koller</text:p>
          </table:table-cell>
          <table:table-cell table:style-name="ce2" office:value-type="string" calcext:value-type="string">
            <text:p>VSN6QCVT5QY</text:p>
          </table:table-cell>
          <table:table-cell table:style-name="ce4" table:formula="of:=DATE(2020;4;3)+TIME(15;50;0)" office:value-type="date" office:date-value="2020-04-03T15:50:00" calcext:value-type="date">
            <text:p>4/3/2020 15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ardo</text:p>
          </table:table-cell>
          <table:table-cell table:style-name="ce2" office:value-type="string" calcext:value-type="string">
            <text:p>Mota</text:p>
          </table:table-cell>
          <table:table-cell table:style-name="ce2" office:value-type="string" calcext:value-type="string">
            <text:p>NTNN8PZTJL4</text:p>
          </table:table-cell>
          <table:table-cell table:style-name="ce4" table:formula="of:=DATE(2020;5;6)+TIME(3;59;33)" office:value-type="date" office:date-value="2020-05-06T03:59:33" calcext:value-type="date">
            <text:p>5/6/2020 3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ardo</text:p>
          </table:table-cell>
          <table:table-cell table:style-name="ce3" office:value-type="string" calcext:value-type="string">
            <text:p>Pchevuzinske Katz</text:p>
          </table:table-cell>
          <table:table-cell table:style-name="ce3" office:value-type="string" calcext:value-type="string">
            <text:p>JVN4D7RTMYT</text:p>
          </table:table-cell>
          <table:table-cell table:style-name="ce5" table:formula="of:=DATE(2020;5;6)+TIME(14;0;47)" office:value-type="date" office:date-value="2020-05-06T14:00:47" calcext:value-type="date">
            <text:p>5/6/2020 14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ardo</text:p>
          </table:table-cell>
          <table:table-cell table:style-name="ce3" office:value-type="string" calcext:value-type="string">
            <text:p>Ferreira</text:p>
          </table:table-cell>
          <table:table-cell table:style-name="ce3" office:value-type="string" calcext:value-type="string">
            <text:p>NWN489Y8CPD</text:p>
          </table:table-cell>
          <table:table-cell table:style-name="ce5" table:formula="of:=DATE(2020;5;20)+TIME(16;30;16)" office:value-type="date" office:date-value="2020-05-20T16:30:16" calcext:value-type="date">
            <text:p>5/20/2020 16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ardo</text:p>
          </table:table-cell>
          <table:table-cell table:style-name="ce2" office:value-type="string" calcext:value-type="string">
            <text:p>Ramirez</text:p>
          </table:table-cell>
          <table:table-cell table:style-name="ce2" office:value-type="string" calcext:value-type="string">
            <text:p>J8N6BYCHPP4</text:p>
          </table:table-cell>
          <table:table-cell table:style-name="ce4" table:formula="of:=DATE(2020;5;22)+TIME(0;44;45)" office:value-type="date" office:date-value="2020-05-22T00:44:45" calcext:value-type="date">
            <text:p>5/22/2020 0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</text:p>
          </table:table-cell>
          <table:table-cell table:style-name="ce2" office:value-type="string" calcext:value-type="string">
            <text:p>Bowen</text:p>
          </table:table-cell>
          <table:table-cell table:style-name="ce2" office:value-type="string" calcext:value-type="string">
            <text:p>VSNL2TBX88X</text:p>
          </table:table-cell>
          <table:table-cell table:style-name="ce4" table:formula="of:=DATE(2020;5;20)+TIME(11;35;36)" office:value-type="date" office:date-value="2020-05-20T11:35:36" calcext:value-type="date">
            <text:p>5/20/2020 11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Borroff</text:p>
          </table:table-cell>
          <table:table-cell table:style-name="ce3" office:value-type="string" calcext:value-type="string">
            <text:p>HMNVDTW3DMV</text:p>
          </table:table-cell>
          <table:table-cell table:style-name="ce5" table:formula="of:=DATE(2020;5;21)+TIME(17;45;17)" office:value-type="date" office:date-value="2020-05-21T17:45:17" calcext:value-type="date">
            <text:p>5/21/2020 17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</text:p>
          </table:table-cell>
          <table:table-cell table:style-name="ce3" office:value-type="string" calcext:value-type="string">
            <text:p>Persaud</text:p>
          </table:table-cell>
          <table:table-cell table:style-name="ce3" office:value-type="string" calcext:value-type="string">
            <text:p>KBN6F7MMZ2J</text:p>
          </table:table-cell>
          <table:table-cell table:style-name="ce5" table:formula="of:=DATE(2020;6;24)+TIME(5;14;58)" office:value-type="date" office:date-value="2020-06-24T05:14:58" calcext:value-type="date">
            <text:p>6/24/2020 5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Krebs</text:p>
          </table:table-cell>
          <table:table-cell table:style-name="ce2" office:value-type="string" calcext:value-type="string">
            <text:p>KMN88XNMQ5T</text:p>
          </table:table-cell>
          <table:table-cell table:style-name="ce4" table:formula="of:=DATE(2020;5;5)+TIME(16;3;54)" office:value-type="date" office:date-value="2020-05-05T16:03:54" calcext:value-type="date">
            <text:p>5/5/2020 16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Case</text:p>
          </table:table-cell>
          <table:table-cell table:style-name="ce2" office:value-type="string" calcext:value-type="string">
            <text:p>FGNYP539VZD</text:p>
          </table:table-cell>
          <table:table-cell table:style-name="ce4" table:formula="of:=DATE(2020;5;6)+TIME(9;29;25)" office:value-type="date" office:date-value="2020-05-06T09:29:25" calcext:value-type="date">
            <text:p>5/6/2020 9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Elberger</text:p>
          </table:table-cell>
          <table:table-cell table:style-name="ce2" office:value-type="string" calcext:value-type="string">
            <text:p>KPN7HWBCCJW</text:p>
          </table:table-cell>
          <table:table-cell table:style-name="ce4" table:formula="of:=DATE(2020;5;6)+TIME(9;43;19)" office:value-type="date" office:date-value="2020-05-06T09:43:19" calcext:value-type="date">
            <text:p>5/6/2020 9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Purdie</text:p>
          </table:table-cell>
          <table:table-cell table:style-name="ce2" office:value-type="string" calcext:value-type="string">
            <text:p>HVNTKGGHTN3</text:p>
          </table:table-cell>
          <table:table-cell table:style-name="ce4" table:formula="of:=DATE(2020;5;9)+TIME(4;15;40)" office:value-type="date" office:date-value="2020-05-09T04:15:40" calcext:value-type="date">
            <text:p>5/9/2020 4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McLay</text:p>
          </table:table-cell>
          <table:table-cell table:style-name="ce2" office:value-type="string" calcext:value-type="string">
            <text:p>ZTNSZVPBZQK</text:p>
          </table:table-cell>
          <table:table-cell table:style-name="ce4" table:formula="of:=DATE(2020;5;12)+TIME(19;20;53)" office:value-type="date" office:date-value="2020-05-12T19:20:53" calcext:value-type="date">
            <text:p>5/12/2020 1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Clarke</text:p>
          </table:table-cell>
          <table:table-cell table:style-name="ce3" office:value-type="string" calcext:value-type="string">
            <text:p>MGN3GQNSFF6</text:p>
          </table:table-cell>
          <table:table-cell table:style-name="ce5" table:formula="of:=DATE(2020;5;14)+TIME(3;56;44)" office:value-type="date" office:date-value="2020-05-14T03:56:44" calcext:value-type="date">
            <text:p>5/14/2020 3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gong</text:p>
          </table:table-cell>
          <table:table-cell table:style-name="ce3" office:value-type="string" calcext:value-type="string">
            <text:p>N2NTL9PRKTX</text:p>
          </table:table-cell>
          <table:table-cell table:style-name="ce5" table:formula="of:=DATE(2020;5;15)+TIME(10;44;50)" office:value-type="date" office:date-value="2020-05-15T10:44:50" calcext:value-type="date">
            <text:p>5/15/2020 10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Barry</text:p>
          </table:table-cell>
          <table:table-cell table:style-name="ce3" office:value-type="string" calcext:value-type="string">
            <text:p>NYN7K2JVQGC</text:p>
          </table:table-cell>
          <table:table-cell table:style-name="ce5" table:formula="of:=DATE(2020;6;5)+TIME(14;32;53)" office:value-type="date" office:date-value="2020-06-05T14:32:53" calcext:value-type="date">
            <text:p>6/5/2020 14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Horan</text:p>
          </table:table-cell>
          <table:table-cell table:style-name="ce2" office:value-type="string" calcext:value-type="string">
            <text:p>GTNPQHBS5NJ</text:p>
          </table:table-cell>
          <table:table-cell table:style-name="ce4" table:formula="of:=DATE(2020;6;5)+TIME(18;17;55)" office:value-type="date" office:date-value="2020-06-05T18:17:55" calcext:value-type="date">
            <text:p>6/5/2020 18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Jones</text:p>
          </table:table-cell>
          <table:table-cell table:style-name="ce2" office:value-type="string" calcext:value-type="string">
            <text:p>GBNR4PK7WSX</text:p>
          </table:table-cell>
          <table:table-cell table:style-name="ce4" table:formula="of:=DATE(2020;6;17)+TIME(8;5;9)" office:value-type="date" office:date-value="2020-06-17T08:05:09" calcext:value-type="date">
            <text:p>6/17/2020 8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Clark</text:p>
          </table:table-cell>
          <table:table-cell table:style-name="ce2" office:value-type="string" calcext:value-type="string">
            <text:p>GWN3HN4BG7Y</text:p>
          </table:table-cell>
          <table:table-cell table:style-name="ce4" table:formula="of:=DATE(2020;6;23)+TIME(12;51;47)" office:value-type="date" office:date-value="2020-06-23T12:51:47" calcext:value-type="date">
            <text:p>6/23/2020 12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Davis</text:p>
          </table:table-cell>
          <table:table-cell table:style-name="ce2" office:value-type="string" calcext:value-type="string">
            <text:p>ZJNTYFW3MK9</text:p>
          </table:table-cell>
          <table:table-cell table:style-name="ce4" table:formula="of:=DATE(2020;6;24)+TIME(22;52;27)" office:value-type="date" office:date-value="2020-06-24T22:52:27" calcext:value-type="date">
            <text:p>6/24/2020 22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Cowell</text:p>
          </table:table-cell>
          <table:table-cell table:style-name="ce3" office:value-type="string" calcext:value-type="string">
            <text:p>ZJNZRFSKYL6</text:p>
          </table:table-cell>
          <table:table-cell table:style-name="ce5" table:formula="of:=DATE(2020;6;25)+TIME(21;53;18)" office:value-type="date" office:date-value="2020-06-25T21:53:18" calcext:value-type="date">
            <text:p>6/25/2020 21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Zeliff</text:p>
          </table:table-cell>
          <table:table-cell table:style-name="ce2" office:value-type="string" calcext:value-type="string">
            <text:p>MTNZ463PJGK</text:p>
          </table:table-cell>
          <table:table-cell table:style-name="ce4" table:formula="of:=DATE(2020;6;26)+TIME(10;12;19)" office:value-type="date" office:date-value="2020-06-26T10:12:19" calcext:value-type="date">
            <text:p>6/26/2020 10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Feliciano</text:p>
          </table:table-cell>
          <table:table-cell table:style-name="ce3" office:value-type="string" calcext:value-type="string">
            <text:p>VQNSNWS3RNZ</text:p>
          </table:table-cell>
          <table:table-cell table:style-name="ce5" table:formula="of:=DATE(2020;6;26)+TIME(11;40;12)" office:value-type="date" office:date-value="2020-06-26T11:40:12" calcext:value-type="date">
            <text:p>6/26/2020 11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chard</text:p>
          </table:table-cell>
          <table:table-cell table:style-name="ce2" office:value-type="string" calcext:value-type="string">
            <text:p>Roberts-Malpass</text:p>
          </table:table-cell>
          <table:table-cell table:style-name="ce2" office:value-type="string" calcext:value-type="string">
            <text:p>V6NXK8YQTVC</text:p>
          </table:table-cell>
          <table:table-cell table:style-name="ce4" table:formula="of:=DATE(2020;6;29)+TIME(10;49;28)" office:value-type="date" office:date-value="2020-06-29T10:49:28" calcext:value-type="date">
            <text:p>6/29/2020 10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hard</text:p>
          </table:table-cell>
          <table:table-cell table:style-name="ce3" office:value-type="string" calcext:value-type="string">
            <text:p>Searle</text:p>
          </table:table-cell>
          <table:table-cell table:style-name="ce3" office:value-type="string" calcext:value-type="string">
            <text:p>M5NL2S4BN2P</text:p>
          </table:table-cell>
          <table:table-cell table:style-name="ce5" table:formula="of:=DATE(2020;6;29)+TIME(12;52;3)" office:value-type="date" office:date-value="2020-06-29T12:52:03" calcext:value-type="date">
            <text:p>6/29/2020 12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k</text:p>
          </table:table-cell>
          <table:table-cell table:style-name="ce3" office:value-type="string" calcext:value-type="string">
            <text:p>Lupton</text:p>
          </table:table-cell>
          <table:table-cell table:style-name="ce3" office:value-type="string" calcext:value-type="string">
            <text:p>F2N7HBGWDKJ</text:p>
          </table:table-cell>
          <table:table-cell table:style-name="ce5" table:formula="of:=DATE(2020;6;1)+TIME(10;14;6)" office:value-type="date" office:date-value="2020-06-01T10:14:06" calcext:value-type="date">
            <text:p>6/1/2020 10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ck</text:p>
          </table:table-cell>
          <table:table-cell table:style-name="ce3" office:value-type="string" calcext:value-type="string">
            <text:p>Pufky</text:p>
          </table:table-cell>
          <table:table-cell table:style-name="ce3" office:value-type="string" calcext:value-type="string">
            <text:p>NBNRK42XXQY</text:p>
          </table:table-cell>
          <table:table-cell table:style-name="ce5" table:formula="of:=DATE(2020;6;22)+TIME(15;57;42)" office:value-type="date" office:date-value="2020-06-22T15:57:42" calcext:value-type="date">
            <text:p>6/22/2020 15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ju</text:p>
          </table:table-cell>
          <table:table-cell table:style-name="ce2" office:value-type="string" calcext:value-type="string">
            <text:p>Khatri</text:p>
          </table:table-cell>
          <table:table-cell table:style-name="ce2" office:value-type="string" calcext:value-type="string">
            <text:p>LJNVBGDSBVP</text:p>
          </table:table-cell>
          <table:table-cell table:style-name="ce4" table:formula="of:=DATE(2020;6;27)+TIME(17;19;59)" office:value-type="date" office:date-value="2020-06-27T17:19:59" calcext:value-type="date">
            <text:p>6/27/2020 17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kki</text:p>
          </table:table-cell>
          <table:table-cell table:style-name="ce2" office:value-type="string" calcext:value-type="string">
            <text:p>Endsley</text:p>
          </table:table-cell>
          <table:table-cell table:style-name="ce2" office:value-type="string" calcext:value-type="string">
            <text:p>Z7NB44LD25R</text:p>
          </table:table-cell>
          <table:table-cell table:style-name="ce4" table:formula="of:=DATE(2020;5;7)+TIME(9;38;13)" office:value-type="date" office:date-value="2020-05-07T09:38:13" calcext:value-type="date">
            <text:p>5/7/2020 9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ley</text:p>
          </table:table-cell>
          <table:table-cell table:style-name="ce2" office:value-type="string" calcext:value-type="string">
            <text:p>Chapman</text:p>
          </table:table-cell>
          <table:table-cell table:style-name="ce2" office:value-type="string" calcext:value-type="string">
            <text:p>HNNYPMF64FR</text:p>
          </table:table-cell>
          <table:table-cell table:style-name="ce4" table:formula="of:=DATE(2020;6;27)+TIME(12;37;1)" office:value-type="date" office:date-value="2020-06-27T12:37:01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on</text:p>
          </table:table-cell>
          <table:table-cell table:style-name="ce2" office:value-type="string" calcext:value-type="string">
            <text:p>Carter</text:p>
          </table:table-cell>
          <table:table-cell table:style-name="ce2" office:value-type="string" calcext:value-type="string">
            <text:p>P3NBKV88VS7</text:p>
          </table:table-cell>
          <table:table-cell table:style-name="ce4" table:formula="of:=DATE(2020;5;6)+TIME(22;56;50)" office:value-type="date" office:date-value="2020-05-06T22:56:50" calcext:value-type="date">
            <text:p>5/6/2020 22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shabh</text:p>
          </table:table-cell>
          <table:table-cell table:style-name="ce3" office:value-type="string" calcext:value-type="string">
            <text:p>Aggarwal</text:p>
          </table:table-cell>
          <table:table-cell table:style-name="ce3" office:value-type="string" calcext:value-type="string">
            <text:p>P8NV78C8WCW</text:p>
          </table:table-cell>
          <table:table-cell table:style-name="ce5" table:formula="of:=DATE(2020;6;19)+TIME(1;55;1)" office:value-type="date" office:date-value="2020-06-19T01:55:01" calcext:value-type="date">
            <text:p>6/19/2020 1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shabh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DVN9R55FNCQ</text:p>
          </table:table-cell>
          <table:table-cell table:style-name="ce5" table:formula="of:=DATE(2020;6;27)+TIME(12;48;16)" office:value-type="date" office:date-value="2020-06-27T12:48:16" calcext:value-type="date">
            <text:p>6/27/2020 12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shabh</text:p>
          </table:table-cell>
          <table:table-cell table:style-name="ce3" office:value-type="string" calcext:value-type="string">
            <text:p>Shakya</text:p>
          </table:table-cell>
          <table:table-cell table:style-name="ce3" office:value-type="string" calcext:value-type="string">
            <text:p>NCNCX9H6RQQ</text:p>
          </table:table-cell>
          <table:table-cell table:style-name="ce5" table:formula="of:=DATE(2020;6;29)+TIME(2;12;10)" office:value-type="date" office:date-value="2020-06-29T02:12:10" calcext:value-type="date">
            <text:p>6/29/2020 2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shi</text:p>
          </table:table-cell>
          <table:table-cell table:style-name="ce3" office:value-type="string" calcext:value-type="string">
            <text:p>Banka</text:p>
          </table:table-cell>
          <table:table-cell table:style-name="ce3" office:value-type="string" calcext:value-type="string">
            <text:p>JCN5T4XFXBR</text:p>
          </table:table-cell>
          <table:table-cell table:style-name="ce5" table:formula="of:=DATE(2020;6;25)+TIME(0;48;54)" office:value-type="date" office:date-value="2020-06-25T00:48:54" calcext:value-type="date">
            <text:p>6/25/2020 0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shika</text:p>
          </table:table-cell>
          <table:table-cell table:style-name="ce2" office:value-type="string" calcext:value-type="string">
            <text:p>Roy</text:p>
          </table:table-cell>
          <table:table-cell table:style-name="ce2" office:value-type="string" calcext:value-type="string">
            <text:p>Z9NF5G84R6D</text:p>
          </table:table-cell>
          <table:table-cell table:style-name="ce4" table:formula="of:=DATE(2020;6;19)+TIME(3;49;2)" office:value-type="date" office:date-value="2020-06-19T03:49:02" calcext:value-type="date">
            <text:p>6/19/2020 3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tesh</text:p>
          </table:table-cell>
          <table:table-cell table:style-name="ce2" office:value-type="string" calcext:value-type="string">
            <text:p>Harjani</text:p>
          </table:table-cell>
          <table:table-cell table:style-name="ce2" office:value-type="string" calcext:value-type="string">
            <text:p>GYNS6C2PNNK</text:p>
          </table:table-cell>
          <table:table-cell table:style-name="ce4" table:formula="of:=DATE(2020;6;15)+TIME(2;59;27)" office:value-type="date" office:date-value="2020-06-15T02:59:27" calcext:value-type="date">
            <text:p>6/15/2020 2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itik</text:p>
          </table:table-cell>
          <table:table-cell table:style-name="ce2" office:value-type="string" calcext:value-type="string">
            <text:p>Verma</text:p>
          </table:table-cell>
          <table:table-cell table:style-name="ce2" office:value-type="string" calcext:value-type="string">
            <text:p>DLNSP4V3BPW</text:p>
          </table:table-cell>
          <table:table-cell table:style-name="ce4" table:formula="of:=DATE(2020;6;13)+TIME(17;18;40)" office:value-type="date" office:date-value="2020-06-13T17:18:40" calcext:value-type="date">
            <text:p>6/13/2020 17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iya</text:p>
          </table:table-cell>
          <table:table-cell table:style-name="ce3" office:value-type="string" calcext:value-type="string">
            <text:p>Bansal</text:p>
          </table:table-cell>
          <table:table-cell table:style-name="ce3" office:value-type="string" calcext:value-type="string">
            <text:p>PSN9NHWZX78</text:p>
          </table:table-cell>
          <table:table-cell table:style-name="ce5" table:formula="of:=DATE(2020;3;28)+TIME(7;52;3)" office:value-type="date" office:date-value="2020-03-28T07:52:03" calcext:value-type="date">
            <text:p>3/28/2020 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</text:p>
          </table:table-cell>
          <table:table-cell table:style-name="ce3" office:value-type="string" calcext:value-type="string">
            <text:p>Richardson</text:p>
          </table:table-cell>
          <table:table-cell table:style-name="ce3" office:value-type="string" calcext:value-type="string">
            <text:p>Z7NRBWB5QWR</text:p>
          </table:table-cell>
          <table:table-cell table:style-name="ce5" table:formula="of:=DATE(2020;3;30)+TIME(21;37;7)" office:value-type="date" office:date-value="2020-03-30T21:37:07" calcext:value-type="date">
            <text:p>3/30/2020 21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</text:p>
          </table:table-cell>
          <table:table-cell table:style-name="ce3" office:value-type="string" calcext:value-type="string">
            <text:p>Woolley</text:p>
          </table:table-cell>
          <table:table-cell table:style-name="ce3" office:value-type="string" calcext:value-type="string">
            <text:p>MHN8DC9NXBS</text:p>
          </table:table-cell>
          <table:table-cell table:style-name="ce5" table:formula="of:=DATE(2020;5;11)+TIME(10;52;59)" office:value-type="date" office:date-value="2020-05-11T10:52:59" calcext:value-type="date">
            <text:p>5/11/2020 10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</text:p>
          </table:table-cell>
          <table:table-cell table:style-name="ce3" office:value-type="string" calcext:value-type="string">
            <text:p>Ericsson</text:p>
          </table:table-cell>
          <table:table-cell table:style-name="ce3" office:value-type="string" calcext:value-type="string">
            <text:p>NKN5Q29D3Y9</text:p>
          </table:table-cell>
          <table:table-cell table:style-name="ce5" table:formula="of:=DATE(2020;6;11)+TIME(16;22;25)" office:value-type="date" office:date-value="2020-06-11T16:22:25" calcext:value-type="date">
            <text:p>6/11/2020 16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NVN8GV3YCLJ</text:p>
          </table:table-cell>
          <table:table-cell table:style-name="ce4" table:formula="of:=DATE(2020;6;13)+TIME(16;37;22)" office:value-type="date" office:date-value="2020-06-13T16:37:22" calcext:value-type="date">
            <text:p>6/13/2020 16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</text:p>
          </table:table-cell>
          <table:table-cell table:style-name="ce2" office:value-type="string" calcext:value-type="string">
            <text:p>Howell</text:p>
          </table:table-cell>
          <table:table-cell table:style-name="ce2" office:value-type="string" calcext:value-type="string">
            <text:p>FHN9GW32K3F</text:p>
          </table:table-cell>
          <table:table-cell table:style-name="ce4" table:formula="of:=DATE(2020;6;24)+TIME(11;50;57)" office:value-type="date" office:date-value="2020-06-24T11:50:57" calcext:value-type="date">
            <text:p>6/24/2020 11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</text:p>
          </table:table-cell>
          <table:table-cell table:style-name="ce2" office:value-type="string" calcext:value-type="string">
            <text:p>Green</text:p>
          </table:table-cell>
          <table:table-cell table:style-name="ce2" office:value-type="string" calcext:value-type="string">
            <text:p>ZQNVJ6GR6BW</text:p>
          </table:table-cell>
          <table:table-cell table:style-name="ce4" table:formula="of:=DATE(2020;6;24)+TIME(15;13;13)" office:value-type="date" office:date-value="2020-06-24T15:13:13" calcext:value-type="date">
            <text:p>6/24/2020 15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</text:p>
          </table:table-cell>
          <table:table-cell table:style-name="ce2" office:value-type="string" calcext:value-type="string">
            <text:p>Coventry</text:p>
          </table:table-cell>
          <table:table-cell table:style-name="ce2" office:value-type="string" calcext:value-type="string">
            <text:p>VWNDMR2J8J9</text:p>
          </table:table-cell>
          <table:table-cell table:style-name="ce4" table:formula="of:=DATE(2020;6;25)+TIME(10;47;21)" office:value-type="date" office:date-value="2020-06-25T10:47:21" calcext:value-type="date">
            <text:p>6/25/2020 10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</text:p>
          </table:table-cell>
          <table:table-cell table:style-name="ce2" office:value-type="string" calcext:value-type="string">
            <text:p>Misasi</text:p>
          </table:table-cell>
          <table:table-cell table:style-name="ce2" office:value-type="string" calcext:value-type="string">
            <text:p>DBN9LPSL3PV</text:p>
          </table:table-cell>
          <table:table-cell table:style-name="ce4" table:formula="of:=DATE(2020;6;25)+TIME(11;54;24)" office:value-type="date" office:date-value="2020-06-25T11:54:24" calcext:value-type="date">
            <text:p>6/25/2020 11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bie</text:p>
          </table:table-cell>
          <table:table-cell table:style-name="ce2" office:value-type="string" calcext:value-type="string">
            <text:p>DelPrete</text:p>
          </table:table-cell>
          <table:table-cell table:style-name="ce2" office:value-type="string" calcext:value-type="string">
            <text:p>HFNKXXTHW28</text:p>
          </table:table-cell>
          <table:table-cell table:style-name="ce4" table:formula="of:=DATE(2020;6;22)+TIME(13;15;42)" office:value-type="date" office:date-value="2020-06-22T13:15:42" calcext:value-type="date">
            <text:p>6/22/2020 13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Hodges</text:p>
          </table:table-cell>
          <table:table-cell table:style-name="ce2" office:value-type="string" calcext:value-type="string">
            <text:p>MVNR7MMQSH6</text:p>
          </table:table-cell>
          <table:table-cell table:style-name="ce4" table:formula="of:=DATE(2020;5;7)+TIME(0;16;45)" office:value-type="date" office:date-value="2020-05-07T00:16:45" calcext:value-type="date">
            <text:p>5/7/2020 0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Wolfington</text:p>
          </table:table-cell>
          <table:table-cell table:style-name="ce2" office:value-type="string" calcext:value-type="string">
            <text:p>ZDNZD4286MN</text:p>
          </table:table-cell>
          <table:table-cell table:style-name="ce4" table:formula="of:=DATE(2020;5;8)+TIME(17;48;36)" office:value-type="date" office:date-value="2020-05-08T17:48:36" calcext:value-type="date">
            <text:p>5/8/2020 17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Curry</text:p>
          </table:table-cell>
          <table:table-cell table:style-name="ce3" office:value-type="string" calcext:value-type="string">
            <text:p>J2NMPM6GPXL</text:p>
          </table:table-cell>
          <table:table-cell table:style-name="ce5" table:formula="of:=DATE(2020;5;16)+TIME(19;34;30)" office:value-type="date" office:date-value="2020-05-16T19:34:30" calcext:value-type="date">
            <text:p>5/16/2020 19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Berger</text:p>
          </table:table-cell>
          <table:table-cell table:style-name="ce3" office:value-type="string" calcext:value-type="string">
            <text:p>NBNVLRS38SC</text:p>
          </table:table-cell>
          <table:table-cell table:style-name="ce5" table:formula="of:=DATE(2020;5;19)+TIME(4;5;30)" office:value-type="date" office:date-value="2020-05-19T04:05:30" calcext:value-type="date">
            <text:p>5/19/2020 4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Bągard</text:p>
          </table:table-cell>
          <table:table-cell table:style-name="ce3" office:value-type="string" calcext:value-type="string">
            <text:p>DBNQ2VFVBNV</text:p>
          </table:table-cell>
          <table:table-cell table:style-name="ce5" table:formula="of:=DATE(2020;6;3)+TIME(12;4;33)" office:value-type="date" office:date-value="2020-06-03T12:04:33" calcext:value-type="date">
            <text:p>6/3/2020 12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Chen</text:p>
          </table:table-cell>
          <table:table-cell table:style-name="ce2" office:value-type="string" calcext:value-type="string">
            <text:p>PZNWQVLNQGY</text:p>
          </table:table-cell>
          <table:table-cell table:style-name="ce4" table:formula="of:=DATE(2020;6;4)+TIME(21;2;49)" office:value-type="date" office:date-value="2020-06-04T21:02:49" calcext:value-type="date">
            <text:p>6/4/2020 2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Meisenecker</text:p>
          </table:table-cell>
          <table:table-cell table:style-name="ce2" office:value-type="string" calcext:value-type="string">
            <text:p>VWNFC3TK4FW</text:p>
          </table:table-cell>
          <table:table-cell table:style-name="ce4" table:formula="of:=DATE(2020;6;10)+TIME(7;37;24)" office:value-type="date" office:date-value="2020-06-10T07:37:24" calcext:value-type="date">
            <text:p>6/10/2020 7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Treat</text:p>
          </table:table-cell>
          <table:table-cell table:style-name="ce3" office:value-type="string" calcext:value-type="string">
            <text:p>XHNXJG2Q7BB</text:p>
          </table:table-cell>
          <table:table-cell table:style-name="ce5" table:formula="of:=DATE(2020;6;12)+TIME(13;14;51)" office:value-type="date" office:date-value="2020-06-12T13:14:51" calcext:value-type="date">
            <text:p>6/12/2020 13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Zhu</text:p>
          </table:table-cell>
          <table:table-cell table:style-name="ce3" office:value-type="string" calcext:value-type="string">
            <text:p>FDN9BLJ52CM</text:p>
          </table:table-cell>
          <table:table-cell table:style-name="ce5" table:formula="of:=DATE(2020;6;22)+TIME(3;0;24)" office:value-type="date" office:date-value="2020-06-22T03:00:24" calcext:value-type="date">
            <text:p>6/22/2020 3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NJNFBXT4WC6</text:p>
          </table:table-cell>
          <table:table-cell table:style-name="ce5" table:formula="of:=DATE(2020;6;22)+TIME(20;21;14)" office:value-type="date" office:date-value="2020-06-22T20:21:14" calcext:value-type="date">
            <text:p>6/22/2020 20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Melia</text:p>
          </table:table-cell>
          <table:table-cell table:style-name="ce3" office:value-type="string" calcext:value-type="string">
            <text:p>H8NZZH44SCG</text:p>
          </table:table-cell>
          <table:table-cell table:style-name="ce5" table:formula="of:=DATE(2020;6;23)+TIME(18;26;57)" office:value-type="date" office:date-value="2020-06-23T18:26:57" calcext:value-type="date">
            <text:p>6/23/2020 18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Weber</text:p>
          </table:table-cell>
          <table:table-cell table:style-name="ce3" office:value-type="string" calcext:value-type="string">
            <text:p>P2NM5WLD243</text:p>
          </table:table-cell>
          <table:table-cell table:style-name="ce5" table:formula="of:=DATE(2020;6;24)+TIME(17;3;27)" office:value-type="date" office:date-value="2020-06-24T17:03:27" calcext:value-type="date">
            <text:p>6/24/2020 17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Bray</text:p>
          </table:table-cell>
          <table:table-cell table:style-name="ce2" office:value-type="string" calcext:value-type="string">
            <text:p>LKNZ6BW6PZ5</text:p>
          </table:table-cell>
          <table:table-cell table:style-name="ce4" table:formula="of:=DATE(2020;6;24)+TIME(17;5;21)" office:value-type="date" office:date-value="2020-06-24T17:05:21" calcext:value-type="date">
            <text:p>6/24/2020 17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Charles Muchendu Kimani</text:p>
          </table:table-cell>
          <table:table-cell table:style-name="ce2" office:value-type="string" calcext:value-type="string">
            <text:p>M2NYZRPQFS8</text:p>
          </table:table-cell>
          <table:table-cell table:style-name="ce4" table:formula="of:=DATE(2020;6;25)+TIME(11;46;55)" office:value-type="date" office:date-value="2020-06-25T11:46:55" calcext:value-type="date">
            <text:p>6/25/2020 11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Ledesma</text:p>
          </table:table-cell>
          <table:table-cell table:style-name="ce3" office:value-type="string" calcext:value-type="string">
            <text:p>MBNSGM4VVQJ</text:p>
          </table:table-cell>
          <table:table-cell table:style-name="ce5" table:formula="of:=DATE(2020;6;25)+TIME(13;3;7)" office:value-type="date" office:date-value="2020-06-25T13:03:07" calcext:value-type="date">
            <text:p>6/25/2020 13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Palatnick</text:p>
          </table:table-cell>
          <table:table-cell table:style-name="ce2" office:value-type="string" calcext:value-type="string">
            <text:p>PFN4XSLRG2S</text:p>
          </table:table-cell>
          <table:table-cell table:style-name="ce4" table:formula="of:=DATE(2020;6;25)+TIME(19;3;38)" office:value-type="date" office:date-value="2020-06-25T19:03:38" calcext:value-type="date">
            <text:p>6/25/2020 19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</text:p>
          </table:table-cell>
          <table:table-cell table:style-name="ce3" office:value-type="string" calcext:value-type="string">
            <text:p>Hammett</text:p>
          </table:table-cell>
          <table:table-cell table:style-name="ce3" office:value-type="string" calcext:value-type="string">
            <text:p>FJNJN82QBD4</text:p>
          </table:table-cell>
          <table:table-cell table:style-name="ce5" table:formula="of:=DATE(2020;6;27)+TIME(11;31;59)" office:value-type="date" office:date-value="2020-06-27T11:31:59" calcext:value-type="date">
            <text:p>6/27/2020 11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Nyamugada</text:p>
          </table:table-cell>
          <table:table-cell table:style-name="ce2" office:value-type="string" calcext:value-type="string">
            <text:p>P8NCSPWHQT9</text:p>
          </table:table-cell>
          <table:table-cell table:style-name="ce4" table:formula="of:=DATE(2020;6;29)+TIME(6;45;34)" office:value-type="date" office:date-value="2020-06-29T06:45:34" calcext:value-type="date">
            <text:p>6/29/2020 6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Colbert</text:p>
          </table:table-cell>
          <table:table-cell table:style-name="ce2" office:value-type="string" calcext:value-type="string">
            <text:p>HJNZS98HSGL</text:p>
          </table:table-cell>
          <table:table-cell table:style-name="ce4" table:formula="of:=DATE(2020;6;29)+TIME(9;24;24)" office:value-type="date" office:date-value="2020-06-29T09:24:24" calcext:value-type="date">
            <text:p>6/29/2020 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ert</text:p>
          </table:table-cell>
          <table:table-cell table:style-name="ce2" office:value-type="string" calcext:value-type="string">
            <text:p>Nelson</text:p>
          </table:table-cell>
          <table:table-cell table:style-name="ce2" office:value-type="string" calcext:value-type="string">
            <text:p>DDNMYX32HVR</text:p>
          </table:table-cell>
          <table:table-cell table:style-name="ce4" table:formula="of:=DATE(2020;6;29)+TIME(11;2;38)" office:value-type="date" office:date-value="2020-06-29T11:02:38" calcext:value-type="date">
            <text:p>6/29/2020 11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ino</text:p>
          </table:table-cell>
          <table:table-cell table:style-name="ce3" office:value-type="string" calcext:value-type="string">
            <text:p>Benis</text:p>
          </table:table-cell>
          <table:table-cell table:style-name="ce3" office:value-type="string" calcext:value-type="string">
            <text:p>X7N9GS5WJLB</text:p>
          </table:table-cell>
          <table:table-cell table:style-name="ce5" table:formula="of:=DATE(2020;6;26)+TIME(15;10;21)" office:value-type="date" office:date-value="2020-06-26T15:10:21" calcext:value-type="date">
            <text:p>6/26/2020 15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o</text:p>
          </table:table-cell>
          <table:table-cell table:style-name="ce3" office:value-type="string" calcext:value-type="string">
            <text:p>Sassu</text:p>
          </table:table-cell>
          <table:table-cell table:style-name="ce3" office:value-type="string" calcext:value-type="string">
            <text:p>GQNJQKCXXYM</text:p>
          </table:table-cell>
          <table:table-cell table:style-name="ce5" table:formula="of:=DATE(2020;6;25)+TIME(5;25;15)" office:value-type="date" office:date-value="2020-06-25T05:25:15" calcext:value-type="date">
            <text:p>6/25/2020 5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erto Emmanuel</text:p>
          </table:table-cell>
          <table:table-cell table:style-name="ce3" office:value-type="string" calcext:value-type="string">
            <text:p>Valenzuela Armenta</text:p>
          </table:table-cell>
          <table:table-cell table:style-name="ce3" office:value-type="string" calcext:value-type="string">
            <text:p>L2NNDGJCBV3</text:p>
          </table:table-cell>
          <table:table-cell table:style-name="ce5" table:formula="of:=DATE(2020;6;2)+TIME(0;50;0)" office:value-type="date" office:date-value="2020-06-02T00:50:00" calcext:value-type="date">
            <text:p>6/2/2020 0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Garner</text:p>
          </table:table-cell>
          <table:table-cell table:style-name="ce3" office:value-type="string" calcext:value-type="string">
            <text:p>P2NQLMDXYG3</text:p>
          </table:table-cell>
          <table:table-cell table:style-name="ce5" table:formula="of:=DATE(2020;5;15)+TIME(15;27;15)" office:value-type="date" office:date-value="2020-05-15T15:27:15" calcext:value-type="date">
            <text:p>5/15/2020 15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KMNZWN2NLHM</text:p>
          </table:table-cell>
          <table:table-cell table:style-name="ce5" table:formula="of:=DATE(2020;6;19)+TIME(0;16;52)" office:value-type="date" office:date-value="2020-06-19T00:16:52" calcext:value-type="date">
            <text:p>6/19/2020 0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bin</text:p>
          </table:table-cell>
          <table:table-cell table:style-name="ce3" office:value-type="string" calcext:value-type="string">
            <text:p>Ginn</text:p>
          </table:table-cell>
          <table:table-cell table:style-name="ce3" office:value-type="string" calcext:value-type="string">
            <text:p>FPN3WKXKS97</text:p>
          </table:table-cell>
          <table:table-cell table:style-name="ce5" table:formula="of:=DATE(2020;6;24)+TIME(19;36;13)" office:value-type="date" office:date-value="2020-06-24T19:36:13" calcext:value-type="date">
            <text:p>6/24/2020 19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son</text:p>
          </table:table-cell>
          <table:table-cell table:style-name="ce2" office:value-type="string" calcext:value-type="string">
            <text:p>Esteves</text:p>
          </table:table-cell>
          <table:table-cell table:style-name="ce2" office:value-type="string" calcext:value-type="string">
            <text:p>HWNNQ2GTSQT</text:p>
          </table:table-cell>
          <table:table-cell table:style-name="ce4" table:formula="of:=DATE(2020;6;4)+TIME(18;29;31)" office:value-type="date" office:date-value="2020-06-04T18:29:31" calcext:value-type="date">
            <text:p>6/4/2020 18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byn</text:p>
          </table:table-cell>
          <table:table-cell table:style-name="ce2" office:value-type="string" calcext:value-type="string">
            <text:p>Bergeron</text:p>
          </table:table-cell>
          <table:table-cell table:style-name="ce2" office:value-type="string" calcext:value-type="string">
            <text:p>MZNTJR6PDB8</text:p>
          </table:table-cell>
          <table:table-cell table:style-name="ce4" table:formula="of:=DATE(2020;6;25)+TIME(15;26;12)" office:value-type="date" office:date-value="2020-06-25T15:26:12" calcext:value-type="date">
            <text:p>6/25/2020 15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cco</text:p>
          </table:table-cell>
          <table:table-cell table:style-name="ce2" office:value-type="string" calcext:value-type="string">
            <text:p>Folino</text:p>
          </table:table-cell>
          <table:table-cell table:style-name="ce2" office:value-type="string" calcext:value-type="string">
            <text:p>L8NSGLWGD4T</text:p>
          </table:table-cell>
          <table:table-cell table:style-name="ce4" table:formula="of:=DATE(2020;5;5)+TIME(15;2;4)" office:value-type="date" office:date-value="2020-05-05T15:02:04" calcext:value-type="date">
            <text:p>5/5/2020 15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cky</text:p>
          </table:table-cell>
          <table:table-cell table:style-name="ce2" office:value-type="string" calcext:value-type="string">
            <text:p>Lebapotswe</text:p>
          </table:table-cell>
          <table:table-cell table:style-name="ce2" office:value-type="string" calcext:value-type="string">
            <text:p>NLNCRLNYGH2</text:p>
          </table:table-cell>
          <table:table-cell table:style-name="ce4" table:formula="of:=DATE(2020;6;28)+TIME(8;23;6)" office:value-type="date" office:date-value="2020-06-28T08:23:06" calcext:value-type="date">
            <text:p>6/28/2020 8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derick</text:p>
          </table:table-cell>
          <table:table-cell table:style-name="ce2" office:value-type="string" calcext:value-type="string">
            <text:p>Kieley</text:p>
          </table:table-cell>
          <table:table-cell table:style-name="ce2" office:value-type="string" calcext:value-type="string">
            <text:p>LFNBP92R8VG</text:p>
          </table:table-cell>
          <table:table-cell table:style-name="ce4" table:formula="of:=DATE(2020;6;25)+TIME(14;18;37)" office:value-type="date" office:date-value="2020-06-25T14:18:37" calcext:value-type="date">
            <text:p>6/25/2020 14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dney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GLN947R4QMX</text:p>
          </table:table-cell>
          <table:table-cell table:style-name="ce5" table:formula="of:=DATE(2020;6;23)+TIME(12;45;20)" office:value-type="date" office:date-value="2020-06-23T12:45:20" calcext:value-type="date">
            <text:p>6/23/2020 1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drigo</text:p>
          </table:table-cell>
          <table:table-cell table:style-name="ce2" office:value-type="string" calcext:value-type="string">
            <text:p>Zaccara</text:p>
          </table:table-cell>
          <table:table-cell table:style-name="ce2" office:value-type="string" calcext:value-type="string">
            <text:p>HYNX58X8DDY</text:p>
          </table:table-cell>
          <table:table-cell table:style-name="ce4" table:formula="of:=DATE(2020;6;24)+TIME(10;44;58)" office:value-type="date" office:date-value="2020-06-24T10:44:58" calcext:value-type="date">
            <text:p>6/24/2020 10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drigo</text:p>
          </table:table-cell>
          <table:table-cell table:style-name="ce3" office:value-type="string" calcext:value-type="string">
            <text:p>serra inacio</text:p>
          </table:table-cell>
          <table:table-cell table:style-name="ce3" office:value-type="string" calcext:value-type="string">
            <text:p>HQN66VSX847</text:p>
          </table:table-cell>
          <table:table-cell table:style-name="ce5" table:formula="of:=DATE(2020;6;24)+TIME(14;13;46)" office:value-type="date" office:date-value="2020-06-24T14:13:46" calcext:value-type="date">
            <text:p>6/24/2020 14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ger</text:p>
          </table:table-cell>
          <table:table-cell table:style-name="ce3" office:value-type="string" calcext:value-type="string">
            <text:p>Best</text:p>
          </table:table-cell>
          <table:table-cell table:style-name="ce3" office:value-type="string" calcext:value-type="string">
            <text:p>JBN26YNTQ66</text:p>
          </table:table-cell>
          <table:table-cell table:style-name="ce5" table:formula="of:=DATE(2020;5;5)+TIME(16;59;5)" office:value-type="date" office:date-value="2020-05-05T16:59:05" calcext:value-type="date">
            <text:p>5/5/2020 16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ger</text:p>
          </table:table-cell>
          <table:table-cell table:style-name="ce3" office:value-type="string" calcext:value-type="string">
            <text:p>Levasseur</text:p>
          </table:table-cell>
          <table:table-cell table:style-name="ce3" office:value-type="string" calcext:value-type="string">
            <text:p>DRNSTXJ44ZS</text:p>
          </table:table-cell>
          <table:table-cell table:style-name="ce5" table:formula="of:=DATE(2020;5;8)+TIME(6;51;45)" office:value-type="date" office:date-value="2020-05-08T06:51:45" calcext:value-type="date">
            <text:p>5/8/2020 6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ger</text:p>
          </table:table-cell>
          <table:table-cell table:style-name="ce2" office:value-type="string" calcext:value-type="string">
            <text:p>hall</text:p>
          </table:table-cell>
          <table:table-cell table:style-name="ce2" office:value-type="string" calcext:value-type="string">
            <text:p>K9NGVVXKRBP</text:p>
          </table:table-cell>
          <table:table-cell table:style-name="ce4" table:formula="of:=DATE(2020;6;26)+TIME(13;5;11)" office:value-type="date" office:date-value="2020-06-26T13:05:11" calcext:value-type="date">
            <text:p>6/26/2020 13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Dubey</text:p>
          </table:table-cell>
          <table:table-cell table:style-name="ce2" office:value-type="string" calcext:value-type="string">
            <text:p>KFNDH2VPXMP</text:p>
          </table:table-cell>
          <table:table-cell table:style-name="ce4" table:formula="of:=DATE(2020;6;25)+TIME(3;15;32)" office:value-type="date" office:date-value="2020-06-25T03:15:32" calcext:value-type="date">
            <text:p>6/25/2020 3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Dandamudi</text:p>
          </table:table-cell>
          <table:table-cell table:style-name="ce2" office:value-type="string" calcext:value-type="string">
            <text:p>F8NPBRP3K75</text:p>
          </table:table-cell>
          <table:table-cell table:style-name="ce4" table:formula="of:=DATE(2020;6;25)+TIME(23;59;40)" office:value-type="date" office:date-value="2020-06-25T23:59:40" calcext:value-type="date">
            <text:p>6/25/2020 23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hit</text:p>
          </table:table-cell>
          <table:table-cell table:style-name="ce2" office:value-type="string" calcext:value-type="string">
            <text:p>Ainapure</text:p>
          </table:table-cell>
          <table:table-cell table:style-name="ce2" office:value-type="string" calcext:value-type="string">
            <text:p>FFN8NHPMBW2</text:p>
          </table:table-cell>
          <table:table-cell table:style-name="ce4" table:formula="of:=DATE(2020;6;29)+TIME(12;51;6)" office:value-type="date" office:date-value="2020-06-29T12:51:06" calcext:value-type="date">
            <text:p>6/29/2020 12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man</text:p>
          </table:table-cell>
          <table:table-cell table:style-name="ce2" office:value-type="string" calcext:value-type="string">
            <text:p>Shaposhnik</text:p>
          </table:table-cell>
          <table:table-cell table:style-name="ce2" office:value-type="string" calcext:value-type="string">
            <text:p>J5NTQV4N8P6</text:p>
          </table:table-cell>
          <table:table-cell table:style-name="ce4" table:formula="of:=DATE(2020;3;27)+TIME(19;40;20)" office:value-type="date" office:date-value="2020-03-27T19:40:20" calcext:value-type="date">
            <text:p>3/27/2020 19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n</text:p>
          </table:table-cell>
          <table:table-cell table:style-name="ce2" office:value-type="string" calcext:value-type="string">
            <text:p>Belair</text:p>
          </table:table-cell>
          <table:table-cell table:style-name="ce2" office:value-type="string" calcext:value-type="string">
            <text:p>PGN9QCKPC3T</text:p>
          </table:table-cell>
          <table:table-cell table:style-name="ce4" table:formula="of:=DATE(2020;6;16)+TIME(15;56;10)" office:value-type="date" office:date-value="2020-06-16T15:56:10" calcext:value-type="date">
            <text:p>6/16/2020 1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n</text:p>
          </table:table-cell>
          <table:table-cell table:style-name="ce3" office:value-type="string" calcext:value-type="string">
            <text:p>Parachoniak</text:p>
          </table:table-cell>
          <table:table-cell table:style-name="ce3" office:value-type="string" calcext:value-type="string">
            <text:p>XYNZJ3YM8YJ</text:p>
          </table:table-cell>
          <table:table-cell table:style-name="ce5" table:formula="of:=DATE(2020;6;26)+TIME(14;11;47)" office:value-type="date" office:date-value="2020-06-26T14:11:47" calcext:value-type="date">
            <text:p>6/26/2020 14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nald</text:p>
          </table:table-cell>
          <table:table-cell table:style-name="ce2" office:value-type="string" calcext:value-type="string">
            <text:p>Kongi</text:p>
          </table:table-cell>
          <table:table-cell table:style-name="ce2" office:value-type="string" calcext:value-type="string">
            <text:p>VFNZXY4YQP5</text:p>
          </table:table-cell>
          <table:table-cell table:style-name="ce4" table:formula="of:=DATE(2020;5;28)+TIME(13;56;54)" office:value-type="date" office:date-value="2020-05-28T13:56:54" calcext:value-type="date">
            <text:p>5/28/2020 13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nald</text:p>
          </table:table-cell>
          <table:table-cell table:style-name="ce3" office:value-type="string" calcext:value-type="string">
            <text:p>Criollo</text:p>
          </table:table-cell>
          <table:table-cell table:style-name="ce3" office:value-type="string" calcext:value-type="string">
            <text:p>LTN4SNH6LRY</text:p>
          </table:table-cell>
          <table:table-cell table:style-name="ce5" table:formula="of:=DATE(2020;6;24)+TIME(2;0;23)" office:value-type="date" office:date-value="2020-06-24T02:00:23" calcext:value-type="date">
            <text:p>6/24/2020 2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opshree</text:p>
          </table:table-cell>
          <table:table-cell table:style-name="ce2" office:value-type="string" calcext:value-type="string">
            <text:p>Gupta</text:p>
          </table:table-cell>
          <table:table-cell table:style-name="ce2" office:value-type="string" calcext:value-type="string">
            <text:p>HWNQ8GQBZ3G</text:p>
          </table:table-cell>
          <table:table-cell table:style-name="ce4" table:formula="of:=DATE(2020;5;6)+TIME(9;39;34)" office:value-type="date" office:date-value="2020-05-06T09:39:34" calcext:value-type="date">
            <text:p>5/6/2020 9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se Regina</text:p>
          </table:table-cell>
          <table:table-cell table:style-name="ce3" office:value-type="string" calcext:value-type="string">
            <text:p>Lawrence</text:p>
          </table:table-cell>
          <table:table-cell table:style-name="ce3" office:value-type="string" calcext:value-type="string">
            <text:p>KVNVPR4Z85G</text:p>
          </table:table-cell>
          <table:table-cell table:style-name="ce5" table:formula="of:=DATE(2020;6;25)+TIME(12;44;23)" office:value-type="date" office:date-value="2020-06-25T12:44:23" calcext:value-type="date">
            <text:p>6/25/2020 12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shan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DKNVS2RHG24</text:p>
          </table:table-cell>
          <table:table-cell table:style-name="ce4" table:formula="of:=DATE(2020;5;20)+TIME(9;39;22)" office:value-type="date" office:date-value="2020-05-20T09:39:22" calcext:value-type="date">
            <text:p>5/20/2020 9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ss</text:p>
          </table:table-cell>
          <table:table-cell table:style-name="ce2" office:value-type="string" calcext:value-type="string">
            <text:p>Snider</text:p>
          </table:table-cell>
          <table:table-cell table:style-name="ce2" office:value-type="string" calcext:value-type="string">
            <text:p>XNN22QH5G65</text:p>
          </table:table-cell>
          <table:table-cell table:style-name="ce4" table:formula="of:=DATE(2020;6;1)+TIME(10;13;21)" office:value-type="date" office:date-value="2020-06-01T10:13:21" calcext:value-type="date">
            <text:p>6/1/2020 10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ss</text:p>
          </table:table-cell>
          <table:table-cell table:style-name="ce2" office:value-type="string" calcext:value-type="string">
            <text:p>Burton</text:p>
          </table:table-cell>
          <table:table-cell table:style-name="ce2" office:value-type="string" calcext:value-type="string">
            <text:p>MYNW6232CGG</text:p>
          </table:table-cell>
          <table:table-cell table:style-name="ce4" table:formula="of:=DATE(2020;6;2)+TIME(10;51;29)" office:value-type="date" office:date-value="2020-06-02T10:51:29" calcext:value-type="date">
            <text:p>6/2/2020 10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ss</text:p>
          </table:table-cell>
          <table:table-cell table:style-name="ce3" office:value-type="string" calcext:value-type="string">
            <text:p>Foard</text:p>
          </table:table-cell>
          <table:table-cell table:style-name="ce3" office:value-type="string" calcext:value-type="string">
            <text:p>LMNTB2JZSTL</text:p>
          </table:table-cell>
          <table:table-cell table:style-name="ce5" table:formula="of:=DATE(2020;6;17)+TIME(19;35;16)" office:value-type="date" office:date-value="2020-06-17T19:35:16" calcext:value-type="date">
            <text:p>6/17/2020 19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oy</text:p>
          </table:table-cell>
          <table:table-cell table:style-name="ce2" office:value-type="string" calcext:value-type="string">
            <text:p>Hopkins</text:p>
          </table:table-cell>
          <table:table-cell table:style-name="ce2" office:value-type="string" calcext:value-type="string">
            <text:p>HJNXSZ2PD4K</text:p>
          </table:table-cell>
          <table:table-cell table:style-name="ce4" table:formula="of:=DATE(2020;6;29)+TIME(7;17;5)" office:value-type="date" office:date-value="2020-06-29T07:17:05" calcext:value-type="date">
            <text:p>6/29/2020 7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oz</text:p>
          </table:table-cell>
          <table:table-cell table:style-name="ce3" office:value-type="string" calcext:value-type="string">
            <text:p>Mov</text:p>
          </table:table-cell>
          <table:table-cell table:style-name="ce3" office:value-type="string" calcext:value-type="string">
            <text:p>HZN9JB69RRC</text:p>
          </table:table-cell>
          <table:table-cell table:style-name="ce5" table:formula="of:=DATE(2020;5;8)+TIME(1;24;6)" office:value-type="date" office:date-value="2020-05-08T01:24:06" calcext:value-type="date">
            <text:p>5/8/2020 1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ben</text:p>
          </table:table-cell>
          <table:table-cell table:style-name="ce2" office:value-type="string" calcext:value-type="string">
            <text:p>Aszkenasy</text:p>
          </table:table-cell>
          <table:table-cell table:style-name="ce2" office:value-type="string" calcext:value-type="string">
            <text:p>KXNM6N89SSY</text:p>
          </table:table-cell>
          <table:table-cell table:style-name="ce4" table:formula="of:=DATE(2020;6;27)+TIME(10;1;35)" office:value-type="date" office:date-value="2020-06-27T10:01:35" calcext:value-type="date">
            <text:p>6/27/2020 10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CHIKA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MZNKRJ2NC7C</text:p>
          </table:table-cell>
          <table:table-cell table:style-name="ce5" table:formula="of:=DATE(2020;6;13)+TIME(5;56;39)" office:value-type="date" office:date-value="2020-06-13T05:56:39" calcext:value-type="date">
            <text:p>6/13/2020 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chika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PRNCD5TTDC9</text:p>
          </table:table-cell>
          <table:table-cell table:style-name="ce5" table:formula="of:=DATE(2020;6;29)+TIME(11;50;9)" office:value-type="date" office:date-value="2020-06-29T11:50:09" calcext:value-type="date">
            <text:p>6/29/2020 11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ddy</text:p>
          </table:table-cell>
          <table:table-cell table:style-name="ce3" office:value-type="string" calcext:value-type="string">
            <text:p>Jimenez</text:p>
          </table:table-cell>
          <table:table-cell table:style-name="ce3" office:value-type="string" calcext:value-type="string">
            <text:p>XGNCKCJL8ZT</text:p>
          </table:table-cell>
          <table:table-cell table:style-name="ce5" table:formula="of:=DATE(2020;5;5)+TIME(18;37;38)" office:value-type="date" office:date-value="2020-05-05T18:37:38" calcext:value-type="date">
            <text:p>5/5/2020 18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di</text:p>
          </table:table-cell>
          <table:table-cell table:style-name="ce3" office:value-type="string" calcext:value-type="string">
            <text:p>van Drunen</text:p>
          </table:table-cell>
          <table:table-cell table:style-name="ce3" office:value-type="string" calcext:value-type="string">
            <text:p>VMN4BHSV3DX</text:p>
          </table:table-cell>
          <table:table-cell table:style-name="ce5" table:formula="of:=DATE(2020;5;23)+TIME(4;41;6)" office:value-type="date" office:date-value="2020-05-23T04:41:06" calcext:value-type="date">
            <text:p>5/23/2020 4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dolf</text:p>
          </table:table-cell>
          <table:table-cell table:style-name="ce3" office:value-type="string" calcext:value-type="string">
            <text:p>Coetzee</text:p>
          </table:table-cell>
          <table:table-cell table:style-name="ce3" office:value-type="string" calcext:value-type="string">
            <text:p>QYNH3YWLKSX</text:p>
          </table:table-cell>
          <table:table-cell table:style-name="ce5" table:formula="of:=DATE(2020;5;14)+TIME(3;19;39)" office:value-type="date" office:date-value="2020-05-14T03:19:39" calcext:value-type="date">
            <text:p>5/14/2020 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dolf</text:p>
          </table:table-cell>
          <table:table-cell table:style-name="ce3" office:value-type="string" calcext:value-type="string">
            <text:p>Streif</text:p>
          </table:table-cell>
          <table:table-cell table:style-name="ce3" office:value-type="string" calcext:value-type="string">
            <text:p>ZDN5NRWK2L9</text:p>
          </table:table-cell>
          <table:table-cell table:style-name="ce5" table:formula="of:=DATE(2020;6;26)+TIME(12;3;5)" office:value-type="date" office:date-value="2020-06-26T12:03:05" calcext:value-type="date">
            <text:p>6/26/2020 12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i</text:p>
          </table:table-cell>
          <table:table-cell table:style-name="ce2" office:value-type="string" calcext:value-type="string">
            <text:p>Wang</text:p>
          </table:table-cell>
          <table:table-cell table:style-name="ce2" office:value-type="string" calcext:value-type="string">
            <text:p>X7NDKJSX8FZ</text:p>
          </table:table-cell>
          <table:table-cell table:style-name="ce4" table:formula="of:=DATE(2020;3;28)+TIME(1;13;4)" office:value-type="date" office:date-value="2020-03-28T01:13:04" calcext:value-type="date">
            <text:p>3/28/2020 1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i</text:p>
          </table:table-cell>
          <table:table-cell table:style-name="ce3" office:value-type="string" calcext:value-type="string">
            <text:p>Durão</text:p>
          </table:table-cell>
          <table:table-cell table:style-name="ce3" office:value-type="string" calcext:value-type="string">
            <text:p>DZN843XFHHR</text:p>
          </table:table-cell>
          <table:table-cell table:style-name="ce5" table:formula="of:=DATE(2020;5;14)+TIME(5;22;11)" office:value-type="date" office:date-value="2020-05-14T05:22:11" calcext:value-type="date">
            <text:p>5/14/2020 5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ibing</text:p>
          </table:table-cell>
          <table:table-cell table:style-name="ce3" office:value-type="string" calcext:value-type="string">
            <text:p>Hao</text:p>
          </table:table-cell>
          <table:table-cell table:style-name="ce3" office:value-type="string" calcext:value-type="string">
            <text:p>XVNPMNZGV7K</text:p>
          </table:table-cell>
          <table:table-cell table:style-name="ce5" table:formula="of:=DATE(2020;6;26)+TIME(10;7;31)" office:value-type="date" office:date-value="2020-06-26T10:07:31" calcext:value-type="date">
            <text:p>6/26/2020 10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ka</text:p>
          </table:table-cell>
          <table:table-cell table:style-name="ce3" office:value-type="string" calcext:value-type="string">
            <text:p>Sakurai</text:p>
          </table:table-cell>
          <table:table-cell table:style-name="ce3" office:value-type="string" calcext:value-type="string">
            <text:p>DBNRLZ66GPL</text:p>
          </table:table-cell>
          <table:table-cell table:style-name="ce5" table:formula="of:=DATE(2020;6;25)+TIME(6;35;31)" office:value-type="date" office:date-value="2020-06-25T06:35:31" calcext:value-type="date">
            <text:p>6/25/2020 6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pal</text:p>
          </table:table-cell>
          <table:table-cell table:style-name="ce3" office:value-type="string" calcext:value-type="string">
            <text:p>Shirpurkar</text:p>
          </table:table-cell>
          <table:table-cell table:style-name="ce3" office:value-type="string" calcext:value-type="string">
            <text:p>JKNF6QJ9J9H</text:p>
          </table:table-cell>
          <table:table-cell table:style-name="ce5" table:formula="of:=DATE(2020;6;23)+TIME(3;21;54)" office:value-type="date" office:date-value="2020-06-23T03:21:54" calcext:value-type="date">
            <text:p>6/23/2020 3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shikesh</text:p>
          </table:table-cell>
          <table:table-cell table:style-name="ce3" office:value-type="string" calcext:value-type="string">
            <text:p>Sabde</text:p>
          </table:table-cell>
          <table:table-cell table:style-name="ce3" office:value-type="string" calcext:value-type="string">
            <text:p>GKNS573BXPS</text:p>
          </table:table-cell>
          <table:table-cell table:style-name="ce5" table:formula="of:=DATE(2020;6;27)+TIME(2;41;38)" office:value-type="date" office:date-value="2020-06-27T02:41:38" calcext:value-type="date">
            <text:p>6/27/2020 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slan</text:p>
          </table:table-cell>
          <table:table-cell table:style-name="ce2" office:value-type="string" calcext:value-type="string">
            <text:p>Sarychev</text:p>
          </table:table-cell>
          <table:table-cell table:style-name="ce2" office:value-type="string" calcext:value-type="string">
            <text:p>XTNMLZDGTT2</text:p>
          </table:table-cell>
          <table:table-cell table:style-name="ce4" table:formula="of:=DATE(2020;5;14)+TIME(4;57;14)" office:value-type="date" office:date-value="2020-05-14T04:57:14" calcext:value-type="date">
            <text:p>5/14/2020 4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ssell</text:p>
          </table:table-cell>
          <table:table-cell table:style-name="ce2" office:value-type="string" calcext:value-type="string">
            <text:p>Robinson</text:p>
          </table:table-cell>
          <table:table-cell table:style-name="ce2" office:value-type="string" calcext:value-type="string">
            <text:p>V6NKY9GLPHV</text:p>
          </table:table-cell>
          <table:table-cell table:style-name="ce4" table:formula="of:=DATE(2020;3;30)+TIME(14;28;46)" office:value-type="date" office:date-value="2020-03-30T14:28:46" calcext:value-type="date">
            <text:p>3/30/2020 14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ssell</text:p>
          </table:table-cell>
          <table:table-cell table:style-name="ce3" office:value-type="string" calcext:value-type="string">
            <text:p>Pekrul</text:p>
          </table:table-cell>
          <table:table-cell table:style-name="ce3" office:value-type="string" calcext:value-type="string">
            <text:p>LGNQDNKPV49</text:p>
          </table:table-cell>
          <table:table-cell table:style-name="ce5" table:formula="of:=DATE(2020;6;19)+TIME(15;28;27)" office:value-type="date" office:date-value="2020-06-19T15:28:27" calcext:value-type="date">
            <text:p>6/19/2020 15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ssell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V8N8M7V2L93</text:p>
          </table:table-cell>
          <table:table-cell table:style-name="ce5" table:formula="of:=DATE(2020;6;24)+TIME(5;37;1)" office:value-type="date" office:date-value="2020-06-24T05:37:01" calcext:value-type="date">
            <text:p>6/24/2020 5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ssell</text:p>
          </table:table-cell>
          <table:table-cell table:style-name="ce2" office:value-type="string" calcext:value-type="string">
            <text:p>Kuenzi</text:p>
          </table:table-cell>
          <table:table-cell table:style-name="ce2" office:value-type="string" calcext:value-type="string">
            <text:p>M2NJVYTKG5L</text:p>
          </table:table-cell>
          <table:table-cell table:style-name="ce4" table:formula="of:=DATE(2020;6;24)+TIME(9;49;19)" office:value-type="date" office:date-value="2020-06-24T09:49:19" calcext:value-type="date">
            <text:p>6/24/2020 9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ustam</text:p>
          </table:table-cell>
          <table:table-cell table:style-name="ce3" office:value-type="string" calcext:value-type="string">
            <text:p>Kovhaev</text:p>
          </table:table-cell>
          <table:table-cell table:style-name="ce3" office:value-type="string" calcext:value-type="string">
            <text:p>GTNYWXM27D9</text:p>
          </table:table-cell>
          <table:table-cell table:style-name="ce5" table:formula="of:=DATE(2020;5;10)+TIME(13;37;46)" office:value-type="date" office:date-value="2020-05-10T13:37:46" calcext:value-type="date">
            <text:p>5/10/2020 13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sty</text:p>
          </table:table-cell>
          <table:table-cell table:style-name="ce2" office:value-type="string" calcext:value-type="string">
            <text:p>Howell</text:p>
          </table:table-cell>
          <table:table-cell table:style-name="ce2" office:value-type="string" calcext:value-type="string">
            <text:p>H4N43N64FBC</text:p>
          </table:table-cell>
          <table:table-cell table:style-name="ce4" table:formula="of:=DATE(2020;6;24)+TIME(11;55;1)" office:value-type="date" office:date-value="2020-06-24T11:55:01" calcext:value-type="date">
            <text:p>6/24/2020 11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tendo Beverly</text:p>
          </table:table-cell>
          <table:table-cell table:style-name="ce2" office:value-type="string" calcext:value-type="string">
            <text:p>Musara</text:p>
          </table:table-cell>
          <table:table-cell table:style-name="ce2" office:value-type="string" calcext:value-type="string">
            <text:p>PMNTJNQ3Z79</text:p>
          </table:table-cell>
          <table:table-cell table:style-name="ce4" table:formula="of:=DATE(2020;6;19)+TIME(11;31;3)" office:value-type="date" office:date-value="2020-06-19T11:31:03" calcext:value-type="date">
            <text:p>6/19/2020 11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th</text:p>
          </table:table-cell>
          <table:table-cell table:style-name="ce2" office:value-type="string" calcext:value-type="string">
            <text:p>Suehle</text:p>
          </table:table-cell>
          <table:table-cell table:style-name="ce2" office:value-type="string" calcext:value-type="string">
            <text:p>V6NTX8JQ3X7</text:p>
          </table:table-cell>
          <table:table-cell table:style-name="ce4" table:formula="of:=DATE(2020;5;20)+TIME(18;21;46)" office:value-type="date" office:date-value="2020-05-20T18:21:46" calcext:value-type="date">
            <text:p>5/20/2020 18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th</text:p>
          </table:table-cell>
          <table:table-cell table:style-name="ce2" office:value-type="string" calcext:value-type="string">
            <text:p>Ikegah</text:p>
          </table:table-cell>
          <table:table-cell table:style-name="ce2" office:value-type="string" calcext:value-type="string">
            <text:p>DXNWW5WKFWK</text:p>
          </table:table-cell>
          <table:table-cell table:style-name="ce4" table:formula="of:=DATE(2020;6;29)+TIME(7;36;36)" office:value-type="date" office:date-value="2020-06-29T07:36:36" calcext:value-type="date">
            <text:p>6/29/2020 7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uying</text:p>
          </table:table-cell>
          <table:table-cell table:style-name="ce2" office:value-type="string" calcext:value-type="string">
            <text:p>Chen</text:p>
          </table:table-cell>
          <table:table-cell table:style-name="ce2" office:value-type="string" calcext:value-type="string">
            <text:p>JFNVBSKG38C</text:p>
          </table:table-cell>
          <table:table-cell table:style-name="ce4" table:formula="of:=DATE(2020;6;24)+TIME(19;46;37)" office:value-type="date" office:date-value="2020-06-24T19:46:37" calcext:value-type="date">
            <text:p>6/24/2020 19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HGN24L2MRZ7</text:p>
          </table:table-cell>
          <table:table-cell table:style-name="ce4" table:formula="of:=DATE(2020;3;27)+TIME(18;1;5)" office:value-type="date" office:date-value="2020-03-27T18:01:05" calcext:value-type="date">
            <text:p>3/27/2020 18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yan</text:p>
          </table:table-cell>
          <table:table-cell table:style-name="ce3" office:value-type="string" calcext:value-type="string">
            <text:p>Cook</text:p>
          </table:table-cell>
          <table:table-cell table:style-name="ce3" office:value-type="string" calcext:value-type="string">
            <text:p>J5N86F52MDB</text:p>
          </table:table-cell>
          <table:table-cell table:style-name="ce5" table:formula="of:=DATE(2020;3;31)+TIME(13;56;30)" office:value-type="date" office:date-value="2020-03-31T13:56:30" calcext:value-type="date">
            <text:p>3/31/2020 13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M5N8N3FQW64</text:p>
          </table:table-cell>
          <table:table-cell table:style-name="ce4" table:formula="of:=DATE(2020;6;8)+TIME(14;38;8)" office:value-type="date" office:date-value="2020-06-08T14:38:08" calcext:value-type="date">
            <text:p>6/8/2020 14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Day</text:p>
          </table:table-cell>
          <table:table-cell table:style-name="ce2" office:value-type="string" calcext:value-type="string">
            <text:p>N4NDC3NKQNW</text:p>
          </table:table-cell>
          <table:table-cell table:style-name="ce4" table:formula="of:=DATE(2020;6;10)+TIME(9;45;27)" office:value-type="date" office:date-value="2020-06-10T09:45:27" calcext:value-type="date">
            <text:p>6/10/2020 9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Buls</text:p>
          </table:table-cell>
          <table:table-cell table:style-name="ce2" office:value-type="string" calcext:value-type="string">
            <text:p>GKNRHTFKYNL</text:p>
          </table:table-cell>
          <table:table-cell table:style-name="ce4" table:formula="of:=DATE(2020;6;18)+TIME(15;2;6)" office:value-type="date" office:date-value="2020-06-18T15:02:06" calcext:value-type="date">
            <text:p>6/18/2020 15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yan</text:p>
          </table:table-cell>
          <table:table-cell table:style-name="ce3" office:value-type="string" calcext:value-type="string">
            <text:p>Arnold</text:p>
          </table:table-cell>
          <table:table-cell table:style-name="ce3" office:value-type="string" calcext:value-type="string">
            <text:p>G5NKQ3WBZXH</text:p>
          </table:table-cell>
          <table:table-cell table:style-name="ce5" table:formula="of:=DATE(2020;6;18)+TIME(19;54;17)" office:value-type="date" office:date-value="2020-06-18T19:54:17" calcext:value-type="date">
            <text:p>6/18/2020 19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Bentivegna</text:p>
          </table:table-cell>
          <table:table-cell table:style-name="ce2" office:value-type="string" calcext:value-type="string">
            <text:p>ZXN2H5M2HLK</text:p>
          </table:table-cell>
          <table:table-cell table:style-name="ce4" table:formula="of:=DATE(2020;6;20)+TIME(11;32;17)" office:value-type="date" office:date-value="2020-06-20T11:32:17" calcext:value-type="date">
            <text:p>6/20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yan</text:p>
          </table:table-cell>
          <table:table-cell table:style-name="ce3" office:value-type="string" calcext:value-type="string">
            <text:p>Kerr</text:p>
          </table:table-cell>
          <table:table-cell table:style-name="ce3" office:value-type="string" calcext:value-type="string">
            <text:p>L4NKTVBC8FX</text:p>
          </table:table-cell>
          <table:table-cell table:style-name="ce5" table:formula="of:=DATE(2020;6;22)+TIME(20;0;5)" office:value-type="date" office:date-value="2020-06-22T20:00:05" calcext:value-type="date">
            <text:p>6/22/2020 20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Hagen</text:p>
          </table:table-cell>
          <table:table-cell table:style-name="ce2" office:value-type="string" calcext:value-type="string">
            <text:p>PYNHKTVVBCF</text:p>
          </table:table-cell>
          <table:table-cell table:style-name="ce4" table:formula="of:=DATE(2020;6;24)+TIME(12;34;8)" office:value-type="date" office:date-value="2020-06-24T12:34:08" calcext:value-type="date">
            <text:p>6/24/2020 12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LaRoy</text:p>
          </table:table-cell>
          <table:table-cell table:style-name="ce2" office:value-type="string" calcext:value-type="string">
            <text:p>PVNBGKM5YNF</text:p>
          </table:table-cell>
          <table:table-cell table:style-name="ce4" table:formula="of:=DATE(2020;6;28)+TIME(15;13;11)" office:value-type="date" office:date-value="2020-06-28T15:13:11" calcext:value-type="date">
            <text:p>6/28/2020 15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Rosenfeld</text:p>
          </table:table-cell>
          <table:table-cell table:style-name="ce2" office:value-type="string" calcext:value-type="string">
            <text:p>ZGNHNP6GWDH</text:p>
          </table:table-cell>
          <table:table-cell table:style-name="ce4" table:formula="of:=DATE(2020;6;29)+TIME(8;21;47)" office:value-type="date" office:date-value="2020-06-29T08:21:47" calcext:value-type="date">
            <text:p>6/29/2020 8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an</text:p>
          </table:table-cell>
          <table:table-cell table:style-name="ce2" office:value-type="string" calcext:value-type="string">
            <text:p>Castle</text:p>
          </table:table-cell>
          <table:table-cell table:style-name="ce2" office:value-type="string" calcext:value-type="string">
            <text:p>J2N27Z48Q6Y</text:p>
          </table:table-cell>
          <table:table-cell table:style-name="ce4" table:formula="of:=DATE(2020;6;29)+TIME(11;15;52)" office:value-type="date" office:date-value="2020-06-29T11:15:52" calcext:value-type="date">
            <text:p>6/29/2020 11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Ryan</text:p>
          </table:table-cell>
          <table:table-cell table:style-name="ce3" office:value-type="string" calcext:value-type="string">
            <text:p>Chow</text:p>
          </table:table-cell>
          <table:table-cell table:style-name="ce3" office:value-type="string" calcext:value-type="string">
            <text:p>HHNCFJCRWMH</text:p>
          </table:table-cell>
          <table:table-cell table:style-name="ce5" table:formula="of:=DATE(2020;6;29)+TIME(13;42;1)" office:value-type="date" office:date-value="2020-06-29T13:42:01" calcext:value-type="date">
            <text:p>6/29/2020 13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Ryoji</text:p>
          </table:table-cell>
          <table:table-cell table:style-name="ce2" office:value-type="string" calcext:value-type="string">
            <text:p>Koike</text:p>
          </table:table-cell>
          <table:table-cell table:style-name="ce2" office:value-type="string" calcext:value-type="string">
            <text:p>K6N5HPSZ69N</text:p>
          </table:table-cell>
          <table:table-cell table:style-name="ce4" table:formula="of:=DATE(2020;6;8)+TIME(17;39;15)" office:value-type="date" office:date-value="2020-06-08T17:39:15" calcext:value-type="date">
            <text:p>6/8/2020 17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iveland</text:p>
          </table:table-cell>
          <table:table-cell table:style-name="ce3" office:value-type="string" calcext:value-type="string">
            <text:p>NYNF9299LLQ</text:p>
          </table:table-cell>
          <table:table-cell table:style-name="ce5" table:formula="of:=DATE(2020;5;29)+TIME(20;17;29)" office:value-type="date" office:date-value="2020-05-29T20:17:29" calcext:value-type="date">
            <text:p>5/29/2020 20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iluvan</text:p>
          </table:table-cell>
          <table:table-cell table:style-name="ce3" office:value-type="string" calcext:value-type="string">
            <text:p>K4N7F7YVVFZ</text:p>
          </table:table-cell>
          <table:table-cell table:style-name="ce5" table:formula="of:=DATE(2020;6;8)+TIME(15;43;27)" office:value-type="date" office:date-value="2020-06-08T15:43:27" calcext:value-type="date">
            <text:p>6/8/2020 15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chin</text:p>
          </table:table-cell>
          <table:table-cell table:style-name="ce2" office:value-type="string" calcext:value-type="string">
            <text:p>Naik</text:p>
          </table:table-cell>
          <table:table-cell table:style-name="ce2" office:value-type="string" calcext:value-type="string">
            <text:p>MXN95LF83S2</text:p>
          </table:table-cell>
          <table:table-cell table:style-name="ce4" table:formula="of:=DATE(2020;5;12)+TIME(19;18;49)" office:value-type="date" office:date-value="2020-05-12T19:18:49" calcext:value-type="date">
            <text:p>5/12/2020 19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chin</text:p>
          </table:table-cell>
          <table:table-cell table:style-name="ce2" office:value-type="string" calcext:value-type="string">
            <text:p>Grover</text:p>
          </table:table-cell>
          <table:table-cell table:style-name="ce2" office:value-type="string" calcext:value-type="string">
            <text:p>NVNP8RM54MK</text:p>
          </table:table-cell>
          <table:table-cell table:style-name="ce4" table:formula="of:=DATE(2020;6;19)+TIME(8;25;8)" office:value-type="date" office:date-value="2020-06-19T08:25:08" calcext:value-type="date">
            <text:p>6/19/2020 8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chin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NQNWLVQR846</text:p>
          </table:table-cell>
          <table:table-cell table:style-name="ce4" table:formula="of:=DATE(2020;6;25)+TIME(7;36;24)" office:value-type="date" office:date-value="2020-06-25T07:36:24" calcext:value-type="date">
            <text:p>6/25/2020 7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chin</text:p>
          </table:table-cell>
          <table:table-cell table:style-name="ce3" office:value-type="string" calcext:value-type="string">
            <text:p>Pachauri</text:p>
          </table:table-cell>
          <table:table-cell table:style-name="ce3" office:value-type="string" calcext:value-type="string">
            <text:p>XQN7NL5KNRL</text:p>
          </table:table-cell>
          <table:table-cell table:style-name="ce5" table:formula="of:=DATE(2020;6;25)+TIME(12;46;1)" office:value-type="date" office:date-value="2020-06-25T12:46:01" calcext:value-type="date">
            <text:p>6/25/2020 12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CHIN</text:p>
          </table:table-cell>
          <table:table-cell table:style-name="ce2" office:value-type="string" calcext:value-type="string">
            <text:p>VYAS</text:p>
          </table:table-cell>
          <table:table-cell table:style-name="ce2" office:value-type="string" calcext:value-type="string">
            <text:p>XNNL6KXP2T4</text:p>
          </table:table-cell>
          <table:table-cell table:style-name="ce4" table:formula="of:=DATE(2020;6;26)+TIME(8;58;1)" office:value-type="date" office:date-value="2020-06-26T08:58:01" calcext:value-type="date">
            <text:p>6/26/2020 8:58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Sadmi</text:p>
          </table:table-cell>
          <table:table-cell table:style-name="ce3" office:value-type="string" calcext:value-type="string">
            <text:p>N3NL8Y7BVT6</text:p>
          </table:table-cell>
          <table:table-cell table:style-name="ce5" table:formula="of:=DATE(2020;6;24)+TIME(9;36;36)" office:value-type="date" office:date-value="2020-06-24T09:36:36" calcext:value-type="date">
            <text:p>6/24/2020 9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eed</text:p>
          </table:table-cell>
          <table:table-cell table:style-name="ce3" office:value-type="string" calcext:value-type="string">
            <text:p>Karimabadi</text:p>
          </table:table-cell>
          <table:table-cell table:style-name="ce3" office:value-type="string" calcext:value-type="string">
            <text:p>VYNFN3R9D4V</text:p>
          </table:table-cell>
          <table:table-cell table:style-name="ce5" table:formula="of:=DATE(2020;6;26)+TIME(22;0;57)" office:value-type="date" office:date-value="2020-06-26T22:00:57" calcext:value-type="date">
            <text:p>6/26/2020 22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gar</text:p>
          </table:table-cell>
          <table:table-cell table:style-name="ce2" office:value-type="string" calcext:value-type="string">
            <text:p>Yammiyavar</text:p>
          </table:table-cell>
          <table:table-cell table:style-name="ce2" office:value-type="string" calcext:value-type="string">
            <text:p>X2NSN9D6286</text:p>
          </table:table-cell>
          <table:table-cell table:style-name="ce4" table:formula="of:=DATE(2020;5;17)+TIME(18;49;17)" office:value-type="date" office:date-value="2020-05-17T18:49:17" calcext:value-type="date">
            <text:p>5/17/2020 18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gar</text:p>
          </table:table-cell>
          <table:table-cell table:style-name="ce2" office:value-type="string" calcext:value-type="string">
            <text:p>Mittal</text:p>
          </table:table-cell>
          <table:table-cell table:style-name="ce2" office:value-type="string" calcext:value-type="string">
            <text:p>H6NL9H3PY2G</text:p>
          </table:table-cell>
          <table:table-cell table:style-name="ce4" table:formula="of:=DATE(2020;5;29)+TIME(15;8;51)" office:value-type="date" office:date-value="2020-05-29T15:08:51" calcext:value-type="date">
            <text:p>5/29/2020 15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gar</text:p>
          </table:table-cell>
          <table:table-cell table:style-name="ce2" office:value-type="string" calcext:value-type="string">
            <text:p>bastola</text:p>
          </table:table-cell>
          <table:table-cell table:style-name="ce2" office:value-type="string" calcext:value-type="string">
            <text:p>GKNLGV7FSQX</text:p>
          </table:table-cell>
          <table:table-cell table:style-name="ce4" table:formula="of:=DATE(2020;6;26)+TIME(5;37;48)" office:value-type="date" office:date-value="2020-06-26T05:37:48" calcext:value-type="date">
            <text:p>6/26/2020 5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git</text:p>
          </table:table-cell>
          <table:table-cell table:style-name="ce3" office:value-type="string" calcext:value-type="string">
            <text:p>Ben Tsur</text:p>
          </table:table-cell>
          <table:table-cell table:style-name="ce3" office:value-type="string" calcext:value-type="string">
            <text:p>ZRNG2KT4PN6</text:p>
          </table:table-cell>
          <table:table-cell table:style-name="ce5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heed</text:p>
          </table:table-cell>
          <table:table-cell table:style-name="ce2" office:value-type="string" calcext:value-type="string">
            <text:p>Bolarinwa</text:p>
          </table:table-cell>
          <table:table-cell table:style-name="ce2" office:value-type="string" calcext:value-type="string">
            <text:p>F5N3PSXX7L2</text:p>
          </table:table-cell>
          <table:table-cell table:style-name="ce4" table:formula="of:=DATE(2020;6;25)+TIME(7;45;18)" office:value-type="date" office:date-value="2020-06-25T07:45:18" calcext:value-type="date">
            <text:p>6/25/2020 7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hibinden</text:p>
          </table:table-cell>
          <table:table-cell table:style-name="ce3" office:value-type="string" calcext:value-type="string">
            <text:p>Firmasi</text:p>
          </table:table-cell>
          <table:table-cell table:style-name="ce3" office:value-type="string" calcext:value-type="string">
            <text:p>X5NHC6W7W75</text:p>
          </table:table-cell>
          <table:table-cell table:style-name="ce5" table:formula="of:=DATE(2020;6;25)+TIME(7;58;10)" office:value-type="date" office:date-value="2020-06-25T07:58:10" calcext:value-type="date">
            <text:p>6/25/2020 7:58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sahibinden</text:p>
          </table:table-cell>
          <table:table-cell table:style-name="ce3" office:value-type="string" calcext:value-type="string">
            <text:p>VTNBK7D5YY3</text:p>
          </table:table-cell>
          <table:table-cell table:style-name="ce5" table:formula="of:=DATE(2020;6;25)+TIME(8;7;52)" office:value-type="date" office:date-value="2020-06-25T08:07:52" calcext:value-type="date">
            <text:p>6/25/2020 8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hil</text:p>
          </table:table-cell>
          <table:table-cell table:style-name="ce2" office:value-type="string" calcext:value-type="string">
            <text:p>dhiman</text:p>
          </table:table-cell>
          <table:table-cell table:style-name="ce2" office:value-type="string" calcext:value-type="string">
            <text:p>H3NF6J7BMW9</text:p>
          </table:table-cell>
          <table:table-cell table:style-name="ce4" table:formula="of:=DATE(2020;6;22)+TIME(17;43;33)" office:value-type="date" office:date-value="2020-06-22T17:43:33" calcext:value-type="date">
            <text:p>6/22/2020 17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hil</text:p>
          </table:table-cell>
          <table:table-cell table:style-name="ce3" office:value-type="string" calcext:value-type="string">
            <text:p>Tikale</text:p>
          </table:table-cell>
          <table:table-cell table:style-name="ce3" office:value-type="string" calcext:value-type="string">
            <text:p>L6NGFNKSMG6</text:p>
          </table:table-cell>
          <table:table-cell table:style-name="ce5" table:formula="of:=DATE(2020;6;26)+TIME(10;27;26)" office:value-type="date" office:date-value="2020-06-26T10:27:26" calcext:value-type="date">
            <text:p>6/26/2020 10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i</text:p>
          </table:table-cell>
          <table:table-cell table:style-name="ce3" office:value-type="string" calcext:value-type="string">
            <text:p>Krishna</text:p>
          </table:table-cell>
          <table:table-cell table:style-name="ce3" office:value-type="string" calcext:value-type="string">
            <text:p>ZPNN5PQCBZK</text:p>
          </table:table-cell>
          <table:table-cell table:style-name="ce5" table:formula="of:=DATE(2020;6;9)+TIME(7;14;6)" office:value-type="date" office:date-value="2020-06-09T07:14:06" calcext:value-type="date">
            <text:p>6/9/2020 7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Teja</text:p>
          </table:table-cell>
          <table:table-cell table:style-name="ce2" office:value-type="string" calcext:value-type="string">
            <text:p>LDNHWRTTH96</text:p>
          </table:table-cell>
          <table:table-cell table:style-name="ce4" table:formula="of:=DATE(2020;6;24)+TIME(12;5;27)" office:value-type="date" office:date-value="2020-06-24T12:05:27" calcext:value-type="date">
            <text:p>6/24/2020 12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i</text:p>
          </table:table-cell>
          <table:table-cell table:style-name="ce2" office:value-type="string" calcext:value-type="string">
            <text:p>Prasad</text:p>
          </table:table-cell>
          <table:table-cell table:style-name="ce2" office:value-type="string" calcext:value-type="string">
            <text:p>GMNZZK3W6WC</text:p>
          </table:table-cell>
          <table:table-cell table:style-name="ce4" table:formula="of:=DATE(2020;6;29)+TIME(9;44;24)" office:value-type="date" office:date-value="2020-06-29T09:44:24" calcext:value-type="date">
            <text:p>6/29/2020 9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i hari chandana</text:p>
          </table:table-cell>
          <table:table-cell table:style-name="ce2" office:value-type="string" calcext:value-type="string">
            <text:p>kalluri</text:p>
          </table:table-cell>
          <table:table-cell table:style-name="ce2" office:value-type="string" calcext:value-type="string">
            <text:p>NBN23SL35RG</text:p>
          </table:table-cell>
          <table:table-cell table:style-name="ce4" table:formula="of:=DATE(2020;6;4)+TIME(17;13;11)" office:value-type="date" office:date-value="2020-06-04T17:13:11" calcext:value-type="date">
            <text:p>6/4/2020 17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i Harshini</text:p>
          </table:table-cell>
          <table:table-cell table:style-name="ce2" office:value-type="string" calcext:value-type="string">
            <text:p>Nimmala</text:p>
          </table:table-cell>
          <table:table-cell table:style-name="ce2" office:value-type="string" calcext:value-type="string">
            <text:p>KXNB4H5F6D8</text:p>
          </table:table-cell>
          <table:table-cell table:style-name="ce4" table:formula="of:=DATE(2020;6;25)+TIME(4;54;6)" office:value-type="date" office:date-value="2020-06-25T04:54:06" calcext:value-type="date">
            <text:p>6/25/2020 4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icharan</text:p>
          </table:table-cell>
          <table:table-cell table:style-name="ce3" office:value-type="string" calcext:value-type="string">
            <text:p>Reddy</text:p>
          </table:table-cell>
          <table:table-cell table:style-name="ce3" office:value-type="string" calcext:value-type="string">
            <text:p>VLN7KZJDWR3</text:p>
          </table:table-cell>
          <table:table-cell table:style-name="ce5" table:formula="of:=DATE(2020;6;26)+TIME(2;53;17)" office:value-type="date" office:date-value="2020-06-26T02:53:17" calcext:value-type="date">
            <text:p>6/26/2020 2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ikeo</text:p>
          </table:table-cell>
          <table:table-cell table:style-name="ce2" office:value-type="string" calcext:value-type="string">
            <text:p>Kavhanxay</text:p>
          </table:table-cell>
          <table:table-cell table:style-name="ce2" office:value-type="string" calcext:value-type="string">
            <text:p>D4N75JWCLJR</text:p>
          </table:table-cell>
          <table:table-cell table:style-name="ce4" table:formula="of:=DATE(2020;6;24)+TIME(22;37;14)" office:value-type="date" office:date-value="2020-06-24T22:37:14" calcext:value-type="date">
            <text:p>6/24/2020 2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ikiran</text:p>
          </table:table-cell>
          <table:table-cell table:style-name="ce3" office:value-type="string" calcext:value-type="string">
            <text:p>Yerram</text:p>
          </table:table-cell>
          <table:table-cell table:style-name="ce3" office:value-type="string" calcext:value-type="string">
            <text:p>N8NJ4NGHY9B</text:p>
          </table:table-cell>
          <table:table-cell table:style-name="ce5" table:formula="of:=DATE(2020;5;26)+TIME(0;59;22)" office:value-type="date" office:date-value="2020-05-26T00:59:22" calcext:value-type="date">
            <text:p>5/26/2020 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iyam</text:p>
          </table:table-cell>
          <table:table-cell table:style-name="ce2" office:value-type="string" calcext:value-type="string">
            <text:p>pathak</text:p>
          </table:table-cell>
          <table:table-cell table:style-name="ce2" office:value-type="string" calcext:value-type="string">
            <text:p>H3NZDBDQ8H3</text:p>
          </table:table-cell>
          <table:table-cell table:style-name="ce4" table:formula="of:=DATE(2020;5;6)+TIME(18;1;39)" office:value-type="date" office:date-value="2020-05-06T18:01:39" calcext:value-type="date">
            <text:p>5/6/2020 18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jith</text:p>
          </table:table-cell>
          <table:table-cell table:style-name="ce3" office:value-type="string" calcext:value-type="string">
            <text:p>Balraj</text:p>
          </table:table-cell>
          <table:table-cell table:style-name="ce3" office:value-type="string" calcext:value-type="string">
            <text:p>L2NPQG533V9</text:p>
          </table:table-cell>
          <table:table-cell table:style-name="ce5" table:formula="of:=DATE(2020;6;14)+TIME(20;33;36)" office:value-type="date" office:date-value="2020-06-14T20:33:36" calcext:value-type="date">
            <text:p>6/14/2020 20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kshi</text:p>
          </table:table-cell>
          <table:table-cell table:style-name="ce2" office:value-type="string" calcext:value-type="string">
            <text:p>Munjal</text:p>
          </table:table-cell>
          <table:table-cell table:style-name="ce2" office:value-type="string" calcext:value-type="string">
            <text:p>QYNNW6HJXMP</text:p>
          </table:table-cell>
          <table:table-cell table:style-name="ce4" table:formula="of:=DATE(2020;6;24)+TIME(2;28;15)" office:value-type="date" office:date-value="2020-06-24T02:28:15" calcext:value-type="date">
            <text:p>6/24/2020 2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lih</text:p>
          </table:table-cell>
          <table:table-cell table:style-name="ce2" office:value-type="string" calcext:value-type="string">
            <text:p>Erim</text:p>
          </table:table-cell>
          <table:table-cell table:style-name="ce2" office:value-type="string" calcext:value-type="string">
            <text:p>J2NBMLZWS2R</text:p>
          </table:table-cell>
          <table:table-cell table:style-name="ce4" table:formula="of:=DATE(2020;6;19)+TIME(3;49;35)" office:value-type="date" office:date-value="2020-06-19T03:49:35" calcext:value-type="date">
            <text:p>6/19/2020 3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lim</text:p>
          </table:table-cell>
          <table:table-cell table:style-name="ce3" office:value-type="string" calcext:value-type="string">
            <text:p>Blume</text:p>
          </table:table-cell>
          <table:table-cell table:style-name="ce3" office:value-type="string" calcext:value-type="string">
            <text:p>L6NQJ9X4QR7</text:p>
          </table:table-cell>
          <table:table-cell table:style-name="ce5" table:formula="of:=DATE(2020;6;3)+TIME(0;59;33)" office:value-type="date" office:date-value="2020-06-03T00:59:33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lisu</text:p>
          </table:table-cell>
          <table:table-cell table:style-name="ce3" office:value-type="string" calcext:value-type="string">
            <text:p>Ali</text:p>
          </table:table-cell>
          <table:table-cell table:style-name="ce3" office:value-type="string" calcext:value-type="string">
            <text:p>MJNSFK8QPNP</text:p>
          </table:table-cell>
          <table:table-cell table:style-name="ce5" table:formula="of:=DATE(2020;6;25)+TIME(7;39;42)" office:value-type="date" office:date-value="2020-06-25T07:39:42" calcext:value-type="date">
            <text:p>6/25/2020 7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 Zishan</text:p>
          </table:table-cell>
          <table:table-cell table:style-name="ce2" office:value-type="string" calcext:value-type="string">
            <text:p>Yang</text:p>
          </table:table-cell>
          <table:table-cell table:style-name="ce2" office:value-type="string" calcext:value-type="string">
            <text:p>GCN26J2BNZX</text:p>
          </table:table-cell>
          <table:table-cell table:style-name="ce4" table:formula="of:=DATE(2020;6;9)+TIME(10;52;32)" office:value-type="date" office:date-value="2020-06-09T10:52:32" calcext:value-type="date">
            <text:p>6/9/2020 10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antha</text:p>
          </table:table-cell>
          <table:table-cell table:style-name="ce2" office:value-type="string" calcext:value-type="string">
            <text:p>Grumdahl</text:p>
          </table:table-cell>
          <table:table-cell table:style-name="ce2" office:value-type="string" calcext:value-type="string">
            <text:p>VWNPVMNH2HM</text:p>
          </table:table-cell>
          <table:table-cell table:style-name="ce4" table:formula="of:=DATE(2020;5;14)+TIME(14;15;56)" office:value-type="date" office:date-value="2020-05-14T14:15:56" calcext:value-type="date">
            <text:p>5/14/2020 14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Logan</text:p>
          </table:table-cell>
          <table:table-cell table:style-name="ce3" office:value-type="string" calcext:value-type="string">
            <text:p>HSNZKN57GY5</text:p>
          </table:table-cell>
          <table:table-cell table:style-name="ce5" table:formula="of:=DATE(2020;5;19)+TIME(12;50;36)" office:value-type="date" office:date-value="2020-05-19T12:50:36" calcext:value-type="date">
            <text:p>5/19/2020 12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antha</text:p>
          </table:table-cell>
          <table:table-cell table:style-name="ce3" office:value-type="string" calcext:value-type="string">
            <text:p>Montgomery</text:p>
          </table:table-cell>
          <table:table-cell table:style-name="ce3" office:value-type="string" calcext:value-type="string">
            <text:p>ZVNBTD6VZDJ</text:p>
          </table:table-cell>
          <table:table-cell table:style-name="ce5" table:formula="of:=DATE(2020;6;26)+TIME(9;26;17)" office:value-type="date" office:date-value="2020-06-26T09:26:17" calcext:value-type="date">
            <text:p>6/26/2020 9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arth</text:p>
          </table:table-cell>
          <table:table-cell table:style-name="ce3" office:value-type="string" calcext:value-type="string">
            <text:p>Jain</text:p>
          </table:table-cell>
          <table:table-cell table:style-name="ce3" office:value-type="string" calcext:value-type="string">
            <text:p>MHN7N45BWP6</text:p>
          </table:table-cell>
          <table:table-cell table:style-name="ce5" table:formula="of:=DATE(2020;6;25)+TIME(2;30;35)" office:value-type="date" office:date-value="2020-06-25T02:30:35" calcext:value-type="date">
            <text:p>6/25/2020 2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bhawam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NBNGPDVN7GD</text:p>
          </table:table-cell>
          <table:table-cell table:style-name="ce5" table:formula="of:=DATE(2020;6;28)+TIME(4;49;5)" office:value-type="date" office:date-value="2020-06-28T04:49:05" calcext:value-type="date">
            <text:p>6/28/2020 4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er</text:p>
          </table:table-cell>
          <table:table-cell table:style-name="ce3" office:value-type="string" calcext:value-type="string">
            <text:p>Darras</text:p>
          </table:table-cell>
          <table:table-cell table:style-name="ce3" office:value-type="string" calcext:value-type="string">
            <text:p>XMN7P73B5X8</text:p>
          </table:table-cell>
          <table:table-cell table:style-name="ce5" table:formula="of:=DATE(2020;6;2)+TIME(10;10;34)" office:value-type="date" office:date-value="2020-06-02T10:10:34" calcext:value-type="date">
            <text:p>6/2/2020 10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er</text:p>
          </table:table-cell>
          <table:table-cell table:style-name="ce2" office:value-type="string" calcext:value-type="string">
            <text:p>Abbas</text:p>
          </table:table-cell>
          <table:table-cell table:style-name="ce2" office:value-type="string" calcext:value-type="string">
            <text:p>Z8NHXXVXF88</text:p>
          </table:table-cell>
          <table:table-cell table:style-name="ce4" table:formula="of:=DATE(2020;6;8)+TIME(11;54;38)" office:value-type="date" office:date-value="2020-06-08T11:54:38" calcext:value-type="date">
            <text:p>6/8/2020 11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i</text:p>
          </table:table-cell>
          <table:table-cell table:style-name="ce3" office:value-type="string" calcext:value-type="string">
            <text:p>Atabani</text:p>
          </table:table-cell>
          <table:table-cell table:style-name="ce3" office:value-type="string" calcext:value-type="string">
            <text:p>X2NL4TBGJPY</text:p>
          </table:table-cell>
          <table:table-cell table:style-name="ce5" table:formula="of:=DATE(2020;6;3)+TIME(9;51;43)" office:value-type="date" office:date-value="2020-06-03T09:51:43" calcext:value-type="date">
            <text:p>6/3/2020 9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ieullah</text:p>
          </table:table-cell>
          <table:table-cell table:style-name="ce2" office:value-type="string" calcext:value-type="string">
            <text:p>Rana</text:p>
          </table:table-cell>
          <table:table-cell table:style-name="ce2" office:value-type="string" calcext:value-type="string">
            <text:p>G6N44GX6NPB</text:p>
          </table:table-cell>
          <table:table-cell table:style-name="ce4" table:formula="of:=DATE(2020;6;29)+TIME(5;44;6)" office:value-type="date" office:date-value="2020-06-29T05:44:06" calcext:value-type="date">
            <text:p>6/29/2020 5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udaya</text:p>
          </table:table-cell>
          <table:table-cell table:style-name="ce3" office:value-type="string" calcext:value-type="string">
            <text:p>Nanayakkara</text:p>
          </table:table-cell>
          <table:table-cell table:style-name="ce3" office:value-type="string" calcext:value-type="string">
            <text:p>PGN37DYQQYX</text:p>
          </table:table-cell>
          <table:table-cell table:style-name="ce5" table:formula="of:=DATE(2020;6;13)+TIME(6;42;56)" office:value-type="date" office:date-value="2020-06-13T06:42:56" calcext:value-type="date">
            <text:p>6/13/2020 6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McGraw</text:p>
          </table:table-cell>
          <table:table-cell table:style-name="ce2" office:value-type="string" calcext:value-type="string">
            <text:p>DXNNX44G7ST</text:p>
          </table:table-cell>
          <table:table-cell table:style-name="ce4" table:formula="of:=DATE(2020;6;1)+TIME(14;21;9)" office:value-type="date" office:date-value="2020-06-01T14:21:09" calcext:value-type="date">
            <text:p>6/1/2020 14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Iglesias Gonsálvez</text:p>
          </table:table-cell>
          <table:table-cell table:style-name="ce2" office:value-type="string" calcext:value-type="string">
            <text:p>JDNYJ4YV8BC</text:p>
          </table:table-cell>
          <table:table-cell table:style-name="ce4" table:formula="of:=DATE(2020;6;23)+TIME(2;36;47)" office:value-type="date" office:date-value="2020-06-23T02:36:47" calcext:value-type="date">
            <text:p>6/23/2020 2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muel</text:p>
          </table:table-cell>
          <table:table-cell table:style-name="ce3" office:value-type="string" calcext:value-type="string">
            <text:p>Klein</text:p>
          </table:table-cell>
          <table:table-cell table:style-name="ce3" office:value-type="string" calcext:value-type="string">
            <text:p>DRNRSGMZL7W</text:p>
          </table:table-cell>
          <table:table-cell table:style-name="ce5" table:formula="of:=DATE(2020;6;23)+TIME(13;21;4)" office:value-type="date" office:date-value="2020-06-23T13:21:04" calcext:value-type="date">
            <text:p>6/23/2020 1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yak</text:p>
          </table:table-cell>
          <table:table-cell table:style-name="ce2" office:value-type="string" calcext:value-type="string">
            <text:p>Jain</text:p>
          </table:table-cell>
          <table:table-cell table:style-name="ce2" office:value-type="string" calcext:value-type="string">
            <text:p>VSNPNXKFTNV</text:p>
          </table:table-cell>
          <table:table-cell table:style-name="ce4" table:formula="of:=DATE(2020;6;21)+TIME(23;44;38)" office:value-type="date" office:date-value="2020-06-21T23:44:38" calcext:value-type="date">
            <text:p>6/21/2020 23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myukta</text:p>
          </table:table-cell>
          <table:table-cell table:style-name="ce2" office:value-type="string" calcext:value-type="string">
            <text:p>Ramnath</text:p>
          </table:table-cell>
          <table:table-cell table:style-name="ce2" office:value-type="string" calcext:value-type="string">
            <text:p>NXNKHNHR92T</text:p>
          </table:table-cell>
          <table:table-cell table:style-name="ce4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a</text:p>
          </table:table-cell>
          <table:table-cell table:style-name="ce3" office:value-type="string" calcext:value-type="string">
            <text:p>Khan</text:p>
          </table:table-cell>
          <table:table-cell table:style-name="ce3" office:value-type="string" calcext:value-type="string">
            <text:p>NPN7MJZ523X</text:p>
          </table:table-cell>
          <table:table-cell table:style-name="ce5" table:formula="of:=DATE(2020;6;23)+TIME(21;3;13)" office:value-type="date" office:date-value="2020-06-23T21:03:13" calcext:value-type="date">
            <text:p>6/23/2020 21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CHIT</text:p>
          </table:table-cell>
          <table:table-cell table:style-name="ce3" office:value-type="string" calcext:value-type="string">
            <text:p>MISHRA</text:p>
          </table:table-cell>
          <table:table-cell table:style-name="ce3" office:value-type="string" calcext:value-type="string">
            <text:p>NJNWPNV2SNT</text:p>
          </table:table-cell>
          <table:table-cell table:style-name="ce5" table:formula="of:=DATE(2020;6;27)+TIME(2;23;31)" office:value-type="date" office:date-value="2020-06-27T02:23:31" calcext:value-type="date">
            <text:p>6/27/2020 2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deep</text:p>
          </table:table-cell>
          <table:table-cell table:style-name="ce2" office:value-type="string" calcext:value-type="string">
            <text:p>Bhuyan</text:p>
          </table:table-cell>
          <table:table-cell table:style-name="ce2" office:value-type="string" calcext:value-type="string">
            <text:p>VJNV62X8PGQ</text:p>
          </table:table-cell>
          <table:table-cell table:style-name="ce4" table:formula="of:=DATE(2020;6;15)+TIME(17;8;18)" office:value-type="date" office:date-value="2020-06-15T17:08:18" calcext:value-type="date">
            <text:p>6/15/2020 17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deep</text:p>
          </table:table-cell>
          <table:table-cell table:style-name="ce2" office:value-type="string" calcext:value-type="string">
            <text:p>Singhai</text:p>
          </table:table-cell>
          <table:table-cell table:style-name="ce2" office:value-type="string" calcext:value-type="string">
            <text:p>HRNZLRCVLWW</text:p>
          </table:table-cell>
          <table:table-cell table:style-name="ce4" table:formula="of:=DATE(2020;6;18)+TIME(13;17;18)" office:value-type="date" office:date-value="2020-06-18T13:17:18" calcext:value-type="date">
            <text:p>6/18/2020 13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dip</text:p>
          </table:table-cell>
          <table:table-cell table:style-name="ce2" office:value-type="string" calcext:value-type="string">
            <text:p>Kamat</text:p>
          </table:table-cell>
          <table:table-cell table:style-name="ce2" office:value-type="string" calcext:value-type="string">
            <text:p>KJNZNLR2GCB</text:p>
          </table:table-cell>
          <table:table-cell table:style-name="ce4" table:formula="of:=DATE(2020;6;12)+TIME(18;1;6)" office:value-type="date" office:date-value="2020-06-12T18:01:06" calcext:value-type="date">
            <text:p>6/12/2020 18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dip</text:p>
          </table:table-cell>
          <table:table-cell table:style-name="ce2" office:value-type="string" calcext:value-type="string">
            <text:p>Bhamare</text:p>
          </table:table-cell>
          <table:table-cell table:style-name="ce2" office:value-type="string" calcext:value-type="string">
            <text:p>V7N5947RK63</text:p>
          </table:table-cell>
          <table:table-cell table:style-name="ce4" table:formula="of:=DATE(2020;6;29)+TIME(10;33;14)" office:value-type="date" office:date-value="2020-06-29T10:33:14" calcext:value-type="date">
            <text:p>6/29/2020 10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Henry-Stocker</text:p>
          </table:table-cell>
          <table:table-cell table:style-name="ce2" office:value-type="string" calcext:value-type="string">
            <text:p>JQN4NFVYCRZ</text:p>
          </table:table-cell>
          <table:table-cell table:style-name="ce4" table:formula="of:=DATE(2020;5;10)+TIME(8;36;5)" office:value-type="date" office:date-value="2020-05-10T08:36:05" calcext:value-type="date">
            <text:p>5/10/2020 8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dra</text:p>
          </table:table-cell>
          <table:table-cell table:style-name="ce3" office:value-type="string" calcext:value-type="string">
            <text:p>Fonseca</text:p>
          </table:table-cell>
          <table:table-cell table:style-name="ce3" office:value-type="string" calcext:value-type="string">
            <text:p>KYN7MMD4MYJ</text:p>
          </table:table-cell>
          <table:table-cell table:style-name="ce5" table:formula="of:=DATE(2020;6;3)+TIME(17;39;59)" office:value-type="date" office:date-value="2020-06-03T17:39:59" calcext:value-type="date">
            <text:p>6/3/2020 17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dra</text:p>
          </table:table-cell>
          <table:table-cell table:style-name="ce2" office:value-type="string" calcext:value-type="string">
            <text:p>Schoen</text:p>
          </table:table-cell>
          <table:table-cell table:style-name="ce2" office:value-type="string" calcext:value-type="string">
            <text:p>KBNDKDT2M9C</text:p>
          </table:table-cell>
          <table:table-cell table:style-name="ce4" table:formula="of:=DATE(2020;6;15)+TIME(12;32;12)" office:value-type="date" office:date-value="2020-06-15T12:32:12" calcext:value-type="date">
            <text:p>6/15/2020 12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dra</text:p>
          </table:table-cell>
          <table:table-cell table:style-name="ce3" office:value-type="string" calcext:value-type="string">
            <text:p>Gallant</text:p>
          </table:table-cell>
          <table:table-cell table:style-name="ce3" office:value-type="string" calcext:value-type="string">
            <text:p>DSNX88DSN6G</text:p>
          </table:table-cell>
          <table:table-cell table:style-name="ce5" table:formula="of:=DATE(2020;6;23)+TIME(16;58;27)" office:value-type="date" office:date-value="2020-06-23T16:58:27" calcext:value-type="date">
            <text:p>6/23/2020 16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drine</text:p>
          </table:table-cell>
          <table:table-cell table:style-name="ce2" office:value-type="string" calcext:value-type="string">
            <text:p>Bailleux</text:p>
          </table:table-cell>
          <table:table-cell table:style-name="ce2" office:value-type="string" calcext:value-type="string">
            <text:p>DLNKHPDD4CX</text:p>
          </table:table-cell>
          <table:table-cell table:style-name="ce4" table:formula="of:=DATE(2020;4;7)+TIME(10;6;26)" office:value-type="date" office:date-value="2020-04-07T10:06:26" calcext:value-type="date">
            <text:p>4/7/2020 10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drine</text:p>
          </table:table-cell>
          <table:table-cell table:style-name="ce3" office:value-type="string" calcext:value-type="string">
            <text:p>Sienche</text:p>
          </table:table-cell>
          <table:table-cell table:style-name="ce3" office:value-type="string" calcext:value-type="string">
            <text:p>G6NGW6BXMC8</text:p>
          </table:table-cell>
          <table:table-cell table:style-name="ce5" table:formula="of:=DATE(2020;6;29)+TIME(9;45;13)" office:value-type="date" office:date-value="2020-06-29T09:45:13" calcext:value-type="date">
            <text:p>6/29/2020 9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g</text:p>
          </table:table-cell>
          <table:table-cell table:style-name="ce3" office:value-type="string" calcext:value-type="string">
            <text:p>Oh</text:p>
          </table:table-cell>
          <table:table-cell table:style-name="ce3" office:value-type="string" calcext:value-type="string">
            <text:p>M4NZV387J87</text:p>
          </table:table-cell>
          <table:table-cell table:style-name="ce5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geetha</text:p>
          </table:table-cell>
          <table:table-cell table:style-name="ce2" office:value-type="string" calcext:value-type="string">
            <text:p>Damagalla</text:p>
          </table:table-cell>
          <table:table-cell table:style-name="ce2" office:value-type="string" calcext:value-type="string">
            <text:p>Z8NP6JG69PN</text:p>
          </table:table-cell>
          <table:table-cell table:style-name="ce4" table:formula="of:=DATE(2020;6;16)+TIME(3;19;15)" office:value-type="date" office:date-value="2020-06-16T03:19:15" calcext:value-type="date">
            <text:p>6/16/2020 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gram</text:p>
          </table:table-cell>
          <table:table-cell table:style-name="ce3" office:value-type="string" calcext:value-type="string">
            <text:p>Rath</text:p>
          </table:table-cell>
          <table:table-cell table:style-name="ce3" office:value-type="string" calcext:value-type="string">
            <text:p>QWNKWHYT5S6</text:p>
          </table:table-cell>
          <table:table-cell table:style-name="ce5" table:formula="of:=DATE(2020;3;27)+TIME(14;51;8)" office:value-type="date" office:date-value="2020-03-27T14:51:08" calcext:value-type="date">
            <text:p>3/27/2020 14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il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KRNXWK9FL9L</text:p>
          </table:table-cell>
          <table:table-cell table:style-name="ce5" table:formula="of:=DATE(2020;5;28)+TIME(23;38;37)" office:value-type="date" office:date-value="2020-05-28T23:38:37" calcext:value-type="date">
            <text:p>5/28/2020 23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il Kumar</text:p>
          </table:table-cell>
          <table:table-cell table:style-name="ce2" office:value-type="string" calcext:value-type="string">
            <text:p>Divakaran</text:p>
          </table:table-cell>
          <table:table-cell table:style-name="ce2" office:value-type="string" calcext:value-type="string">
            <text:p>JGNNMXH4WMX</text:p>
          </table:table-cell>
          <table:table-cell table:style-name="ce4" table:formula="of:=DATE(2020;6;28)+TIME(21;17;55)" office:value-type="date" office:date-value="2020-06-28T21:17:55" calcext:value-type="date">
            <text:p>6/28/2020 21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jana</text:p>
          </table:table-cell>
          <table:table-cell table:style-name="ce3" office:value-type="string" calcext:value-type="string">
            <text:p>Jariwal</text:p>
          </table:table-cell>
          <table:table-cell table:style-name="ce3" office:value-type="string" calcext:value-type="string">
            <text:p>LLNKLQ3QS3M</text:p>
          </table:table-cell>
          <table:table-cell table:style-name="ce5" table:formula="of:=DATE(2020;6;1)+TIME(3;38;19)" office:value-type="date" office:date-value="2020-06-01T03:38:19" calcext:value-type="date">
            <text:p>6/1/2020 3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jay</text:p>
          </table:table-cell>
          <table:table-cell table:style-name="ce3" office:value-type="string" calcext:value-type="string">
            <text:p>Parmar</text:p>
          </table:table-cell>
          <table:table-cell table:style-name="ce3" office:value-type="string" calcext:value-type="string">
            <text:p>P7NGD5C3HPX</text:p>
          </table:table-cell>
          <table:table-cell table:style-name="ce5" table:formula="of:=DATE(2020;6;24)+TIME(10;53;17)" office:value-type="date" office:date-value="2020-06-24T10:53:17" calcext:value-type="date">
            <text:p>6/24/2020 10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jaya</text:p>
          </table:table-cell>
          <table:table-cell table:style-name="ce2" office:value-type="string" calcext:value-type="string">
            <text:p>Poudel</text:p>
          </table:table-cell>
          <table:table-cell table:style-name="ce2" office:value-type="string" calcext:value-type="string">
            <text:p>NNNGRM6GZKW</text:p>
          </table:table-cell>
          <table:table-cell table:style-name="ce4" table:formula="of:=DATE(2020;6;27)+TIME(13;3;44)" office:value-type="date" office:date-value="2020-06-27T13:03:44" calcext:value-type="date">
            <text:p>6/27/2020 13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jeev</text:p>
          </table:table-cell>
          <table:table-cell table:style-name="ce3" office:value-type="string" calcext:value-type="string">
            <text:p>Tarigopula</text:p>
          </table:table-cell>
          <table:table-cell table:style-name="ce3" office:value-type="string" calcext:value-type="string">
            <text:p>MVN5L6ZYF7S</text:p>
          </table:table-cell>
          <table:table-cell table:style-name="ce5" table:formula="of:=DATE(2020;6;26)+TIME(18;6;53)" office:value-type="date" office:date-value="2020-06-26T18:06:53" calcext:value-type="date">
            <text:p>6/26/2020 18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karshan</text:p>
          </table:table-cell>
          <table:table-cell table:style-name="ce3" office:value-type="string" calcext:value-type="string">
            <text:p>mukhopadhyay</text:p>
          </table:table-cell>
          <table:table-cell table:style-name="ce3" office:value-type="string" calcext:value-type="string">
            <text:p>NGNZRNX239T</text:p>
          </table:table-cell>
          <table:table-cell table:style-name="ce5" table:formula="of:=DATE(2020;5;13)+TIME(23;31;59)" office:value-type="date" office:date-value="2020-05-13T23:31:59" calcext:value-type="date">
            <text:p>5/13/2020 23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ntos Venter</text:p>
          </table:table-cell>
          <table:table-cell table:style-name="ce2" office:value-type="string" calcext:value-type="string">
            <text:p>Chibenga</text:p>
          </table:table-cell>
          <table:table-cell table:style-name="ce2" office:value-type="string" calcext:value-type="string">
            <text:p>JQNKPLZGKVG</text:p>
          </table:table-cell>
          <table:table-cell table:style-name="ce4" table:formula="of:=DATE(2020;6;23)+TIME(14;5;24)" office:value-type="date" office:date-value="2020-06-23T14:05:24" calcext:value-type="date">
            <text:p>6/23/2020 14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ntosh Kumar</text:p>
          </table:table-cell>
          <table:table-cell table:style-name="ce3" office:value-type="string" calcext:value-type="string">
            <text:p>Nath</text:p>
          </table:table-cell>
          <table:table-cell table:style-name="ce3" office:value-type="string" calcext:value-type="string">
            <text:p>NMNLB77K2FK</text:p>
          </table:table-cell>
          <table:table-cell table:style-name="ce5" table:formula="of:=DATE(2020;6;26)+TIME(9;29;12)" office:value-type="date" office:date-value="2020-06-26T09:29:12" calcext:value-type="date">
            <text:p>6/26/2020 9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quib</text:p>
          </table:table-cell>
          <table:table-cell table:style-name="ce2" office:value-type="string" calcext:value-type="string">
            <text:p>Akhtar</text:p>
          </table:table-cell>
          <table:table-cell table:style-name="ce2" office:value-type="string" calcext:value-type="string">
            <text:p>HSNSX4NGLQY</text:p>
          </table:table-cell>
          <table:table-cell table:style-name="ce4" table:formula="of:=DATE(2020;6;23)+TIME(15;1;56)" office:value-type="date" office:date-value="2020-06-23T15:01:56" calcext:value-type="date">
            <text:p>6/23/2020 15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ah</text:p>
          </table:table-cell>
          <table:table-cell table:style-name="ce3" office:value-type="string" calcext:value-type="string">
            <text:p>McIntyre</text:p>
          </table:table-cell>
          <table:table-cell table:style-name="ce3" office:value-type="string" calcext:value-type="string">
            <text:p>G4N6TRDY3WV</text:p>
          </table:table-cell>
          <table:table-cell table:style-name="ce5" table:formula="of:=DATE(2020;6;13)+TIME(2;48;52)" office:value-type="date" office:date-value="2020-06-13T02:48:52" calcext:value-type="date">
            <text:p>6/13/2020 2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novotny</text:p>
          </table:table-cell>
          <table:table-cell table:style-name="ce2" office:value-type="string" calcext:value-type="string">
            <text:p>H6NT6DDMHJ9</text:p>
          </table:table-cell>
          <table:table-cell table:style-name="ce4" table:formula="of:=DATE(2020;6;22)+TIME(20;59;58)" office:value-type="date" office:date-value="2020-06-22T20:59:58" calcext:value-type="date">
            <text:p>6/22/2020 2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ah</text:p>
          </table:table-cell>
          <table:table-cell table:style-name="ce3" office:value-type="string" calcext:value-type="string">
            <text:p>Mosley</text:p>
          </table:table-cell>
          <table:table-cell table:style-name="ce3" office:value-type="string" calcext:value-type="string">
            <text:p>FRN4RCH3N8K</text:p>
          </table:table-cell>
          <table:table-cell table:style-name="ce5" table:formula="of:=DATE(2020;6;23)+TIME(14;41;5)" office:value-type="date" office:date-value="2020-06-23T14:41:05" calcext:value-type="date">
            <text:p>6/23/2020 14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ah</text:p>
          </table:table-cell>
          <table:table-cell table:style-name="ce3" office:value-type="string" calcext:value-type="string">
            <text:p>Signore</text:p>
          </table:table-cell>
          <table:table-cell table:style-name="ce3" office:value-type="string" calcext:value-type="string">
            <text:p>DYN2Z6L8N2B</text:p>
          </table:table-cell>
          <table:table-cell table:style-name="ce5" table:formula="of:=DATE(2020;6;24)+TIME(15;32;42)" office:value-type="date" office:date-value="2020-06-24T15:32:42" calcext:value-type="date">
            <text:p>6/24/2020 15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rah</text:p>
          </table:table-cell>
          <table:table-cell table:style-name="ce2" office:value-type="string" calcext:value-type="string">
            <text:p>Lynch</text:p>
          </table:table-cell>
          <table:table-cell table:style-name="ce2" office:value-type="string" calcext:value-type="string">
            <text:p>XJNNDDW8FMF</text:p>
          </table:table-cell>
          <table:table-cell table:style-name="ce4" table:formula="of:=DATE(2020;6;26)+TIME(11;51;24)" office:value-type="date" office:date-value="2020-06-26T11:51:24" calcext:value-type="date">
            <text:p>6/26/2020 11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ah</text:p>
          </table:table-cell>
          <table:table-cell table:style-name="ce3" office:value-type="string" calcext:value-type="string">
            <text:p>Mardiney</text:p>
          </table:table-cell>
          <table:table-cell table:style-name="ce3" office:value-type="string" calcext:value-type="string">
            <text:p>XKNYH3N7PX6</text:p>
          </table:table-cell>
          <table:table-cell table:style-name="ce5" table:formula="of:=DATE(2020;6;29)+TIME(10;19;2)" office:value-type="date" office:date-value="2020-06-29T10:19:02" calcext:value-type="date">
            <text:p>6/29/2020 1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rang</text:p>
          </table:table-cell>
          <table:table-cell table:style-name="ce2" office:value-type="string" calcext:value-type="string">
            <text:p>Mairal</text:p>
          </table:table-cell>
          <table:table-cell table:style-name="ce2" office:value-type="string" calcext:value-type="string">
            <text:p>ZLNVBC5BXD7</text:p>
          </table:table-cell>
          <table:table-cell table:style-name="ce4" table:formula="of:=DATE(2020;6;24)+TIME(18;23;34)" office:value-type="date" office:date-value="2020-06-24T18:23:34" calcext:value-type="date">
            <text:p>6/24/2020 18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ransh</text:p>
          </table:table-cell>
          <table:table-cell table:style-name="ce2" office:value-type="string" calcext:value-type="string">
            <text:p>Karan</text:p>
          </table:table-cell>
          <table:table-cell table:style-name="ce2" office:value-type="string" calcext:value-type="string">
            <text:p>JMN92G7QMM9</text:p>
          </table:table-cell>
          <table:table-cell table:style-name="ce4" table:formula="of:=DATE(2020;6;23)+TIME(15;42;10)" office:value-type="date" office:date-value="2020-06-23T15:42:10" calcext:value-type="date">
            <text:p>6/23/2020 15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avanan</text:p>
          </table:table-cell>
          <table:table-cell table:style-name="ce3" office:value-type="string" calcext:value-type="string">
            <text:p>Somasundaram</text:p>
          </table:table-cell>
          <table:table-cell table:style-name="ce3" office:value-type="string" calcext:value-type="string">
            <text:p>K5NJWSVG2TQ</text:p>
          </table:table-cell>
          <table:table-cell table:style-name="ce5" table:formula="of:=DATE(2020;5;28)+TIME(20;27;20)" office:value-type="date" office:date-value="2020-05-28T20:27:20" calcext:value-type="date">
            <text:p>5/28/2020 20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ravanan</text:p>
          </table:table-cell>
          <table:table-cell table:style-name="ce2" office:value-type="string" calcext:value-type="string">
            <text:p>thiyagarajan</text:p>
          </table:table-cell>
          <table:table-cell table:style-name="ce2" office:value-type="string" calcext:value-type="string">
            <text:p>F8NYWK7QCPL</text:p>
          </table:table-cell>
          <table:table-cell table:style-name="ce4" table:formula="of:=DATE(2020;6;17)+TIME(10;4;33)" office:value-type="date" office:date-value="2020-06-17T10:04:33" calcext:value-type="date">
            <text:p>6/17/2020 10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it</text:p>
          </table:table-cell>
          <table:table-cell table:style-name="ce3" office:value-type="string" calcext:value-type="string">
            <text:p>Adhikari</text:p>
          </table:table-cell>
          <table:table-cell table:style-name="ce3" office:value-type="string" calcext:value-type="string">
            <text:p>ZBNHP4VNRJZ</text:p>
          </table:table-cell>
          <table:table-cell table:style-name="ce5" table:formula="of:=DATE(2020;6;16)+TIME(16;38;25)" office:value-type="date" office:date-value="2020-06-16T16:38:25" calcext:value-type="date">
            <text:p>6/16/2020 16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rwang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KWNJK5BPY59</text:p>
          </table:table-cell>
          <table:table-cell table:style-name="ce5" table:formula="of:=DATE(2020;6;27)+TIME(6;0;48)" office:value-type="date" office:date-value="2020-06-27T06:00:48" calcext:value-type="date">
            <text:p>6/27/2020 6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sa</text:p>
          </table:table-cell>
          <table:table-cell table:style-name="ce2" office:value-type="string" calcext:value-type="string">
            <text:p>Savanovic</text:p>
          </table:table-cell>
          <table:table-cell table:style-name="ce2" office:value-type="string" calcext:value-type="string">
            <text:p>P2N7TFXQ6N5</text:p>
          </table:table-cell>
          <table:table-cell table:style-name="ce4" table:formula="of:=DATE(2020;6;26)+TIME(8;6;45)" office:value-type="date" office:date-value="2020-06-26T08:06:45" calcext:value-type="date">
            <text:p>6/26/2020 8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sha</text:p>
          </table:table-cell>
          <table:table-cell table:style-name="ce2" office:value-type="string" calcext:value-type="string">
            <text:p>Levin</text:p>
          </table:table-cell>
          <table:table-cell table:style-name="ce2" office:value-type="string" calcext:value-type="string">
            <text:p>ZPN6JTL8R7F</text:p>
          </table:table-cell>
          <table:table-cell table:style-name="ce4" table:formula="of:=DATE(2020;5;21)+TIME(10;35;47)" office:value-type="date" office:date-value="2020-05-21T10:35:47" calcext:value-type="date">
            <text:p>5/21/2020 10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sha</text:p>
          </table:table-cell>
          <table:table-cell table:style-name="ce2" office:value-type="string" calcext:value-type="string">
            <text:p>Kipervarg</text:p>
          </table:table-cell>
          <table:table-cell table:style-name="ce2" office:value-type="string" calcext:value-type="string">
            <text:p>JWNML4BH9MT</text:p>
          </table:table-cell>
          <table:table-cell table:style-name="ce4" table:formula="of:=DATE(2020;6;17)+TIME(14;50;45)" office:value-type="date" office:date-value="2020-06-17T14:50:45" calcext:value-type="date">
            <text:p>6/17/2020 14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stry</text:p>
          </table:table-cell>
          <table:table-cell table:style-name="ce2" office:value-type="string" calcext:value-type="string">
            <text:p>Duri</text:p>
          </table:table-cell>
          <table:table-cell table:style-name="ce2" office:value-type="string" calcext:value-type="string">
            <text:p>LSNN7KXLPBB</text:p>
          </table:table-cell>
          <table:table-cell table:style-name="ce4" table:formula="of:=DATE(2020;6;13)+TIME(12;53;33)" office:value-type="date" office:date-value="2020-06-13T12:53:33" calcext:value-type="date">
            <text:p>6/13/2020 12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tish</text:p>
          </table:table-cell>
          <table:table-cell table:style-name="ce2" office:value-type="string" calcext:value-type="string">
            <text:p>Jadhav</text:p>
          </table:table-cell>
          <table:table-cell table:style-name="ce2" office:value-type="string" calcext:value-type="string">
            <text:p>FTNHRP59Z7R</text:p>
          </table:table-cell>
          <table:table-cell table:style-name="ce4" table:formula="of:=DATE(2020;5;6)+TIME(0;50;0)" office:value-type="date" office:date-value="2020-05-06T00:50:00" calcext:value-type="date">
            <text:p>5/6/2020 0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tish</text:p>
          </table:table-cell>
          <table:table-cell table:style-name="ce2" office:value-type="string" calcext:value-type="string">
            <text:p>joshi</text:p>
          </table:table-cell>
          <table:table-cell table:style-name="ce2" office:value-type="string" calcext:value-type="string">
            <text:p>K6N7M5XX4G9</text:p>
          </table:table-cell>
          <table:table-cell table:style-name="ce4" table:formula="of:=DATE(2020;5;22)+TIME(12;53;28)" office:value-type="date" office:date-value="2020-05-22T12:53:28" calcext:value-type="date">
            <text:p>5/22/2020 12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tya</text:p>
          </table:table-cell>
          <table:table-cell table:style-name="ce3" office:value-type="string" calcext:value-type="string">
            <text:p>Kolachina</text:p>
          </table:table-cell>
          <table:table-cell table:style-name="ce3" office:value-type="string" calcext:value-type="string">
            <text:p>HLNGB4QMR79</text:p>
          </table:table-cell>
          <table:table-cell table:style-name="ce5" table:formula="of:=DATE(2020;6;3)+TIME(12;23;21)" office:value-type="date" office:date-value="2020-06-03T12:23:21" calcext:value-type="date">
            <text:p>6/3/2020 12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aul</text:p>
          </table:table-cell>
          <table:table-cell table:style-name="ce3" office:value-type="string" calcext:value-type="string">
            <text:p>Wold</text:p>
          </table:table-cell>
          <table:table-cell table:style-name="ce3" office:value-type="string" calcext:value-type="string">
            <text:p>MZNZPCXBSCF</text:p>
          </table:table-cell>
          <table:table-cell table:style-name="ce5" table:formula="of:=DATE(2020;6;29)+TIME(12;3;4)" office:value-type="date" office:date-value="2020-06-29T12:03:04" calcext:value-type="date">
            <text:p>6/29/2020 12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umil</text:p>
          </table:table-cell>
          <table:table-cell table:style-name="ce2" office:value-type="string" calcext:value-type="string">
            <text:p>aggarwal</text:p>
          </table:table-cell>
          <table:table-cell table:style-name="ce2" office:value-type="string" calcext:value-type="string">
            <text:p>HDNNQX53F77</text:p>
          </table:table-cell>
          <table:table-cell table:style-name="ce4" table:formula="of:=DATE(2020;5;7)+TIME(14;40;49)" office:value-type="date" office:date-value="2020-05-07T14:40:49" calcext:value-type="date">
            <text:p>5/7/2020 14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aurabh</text:p>
          </table:table-cell>
          <table:table-cell table:style-name="ce2" office:value-type="string" calcext:value-type="string">
            <text:p>Bhandari</text:p>
          </table:table-cell>
          <table:table-cell table:style-name="ce2" office:value-type="string" calcext:value-type="string">
            <text:p>FRNNK3GVZDG</text:p>
          </table:table-cell>
          <table:table-cell table:style-name="ce4" table:formula="of:=DATE(2020;6;25)+TIME(6;9;10)" office:value-type="date" office:date-value="2020-06-25T06:09:10" calcext:value-type="date">
            <text:p>6/25/2020 6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Ching</text:p>
          </table:table-cell>
          <table:table-cell table:style-name="ce2" office:value-type="string" calcext:value-type="string">
            <text:p>KFNRLSM8DK4</text:p>
          </table:table-cell>
          <table:table-cell table:style-name="ce4" table:formula="of:=DATE(2020;6;4)+TIME(4;31;21)" office:value-type="date" office:date-value="2020-06-04T04:31:21" calcext:value-type="date">
            <text:p>6/4/2020 4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huyler</text:p>
          </table:table-cell>
          <table:table-cell table:style-name="ce3" office:value-type="string" calcext:value-type="string">
            <text:p>Patton</text:p>
          </table:table-cell>
          <table:table-cell table:style-name="ce3" office:value-type="string" calcext:value-type="string">
            <text:p>H9NTC9T7ZW4</text:p>
          </table:table-cell>
          <table:table-cell table:style-name="ce5" table:formula="of:=DATE(2020;5;14)+TIME(11;9;3)" office:value-type="date" office:date-value="2020-05-14T11:09:03" calcext:value-type="date">
            <text:p>5/14/2020 11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</text:p>
          </table:table-cell>
          <table:table-cell table:style-name="ce3" office:value-type="string" calcext:value-type="string">
            <text:p>Salmon</text:p>
          </table:table-cell>
          <table:table-cell table:style-name="ce3" office:value-type="string" calcext:value-type="string">
            <text:p>J2NHZM6S5QD</text:p>
          </table:table-cell>
          <table:table-cell table:style-name="ce5" table:formula="of:=DATE(2020;5;15)+TIME(14;36;58)" office:value-type="date" office:date-value="2020-05-15T14:36:58" calcext:value-type="date">
            <text:p>5/15/2020 14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Crockard</text:p>
          </table:table-cell>
          <table:table-cell table:style-name="ce2" office:value-type="string" calcext:value-type="string">
            <text:p>XQNQKVKDBFN</text:p>
          </table:table-cell>
          <table:table-cell table:style-name="ce4" table:formula="of:=DATE(2020;5;5)+TIME(15;20;36)" office:value-type="date" office:date-value="2020-05-05T15:20:36" calcext:value-type="date">
            <text:p>5/5/2020 15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Hinson</text:p>
          </table:table-cell>
          <table:table-cell table:style-name="ce3" office:value-type="string" calcext:value-type="string">
            <text:p>XGN9LQ99K3B</text:p>
          </table:table-cell>
          <table:table-cell table:style-name="ce5" table:formula="of:=DATE(2020;5;14)+TIME(13;2;24)" office:value-type="date" office:date-value="2020-05-14T13:02:24" calcext:value-type="date">
            <text:p>5/14/2020 13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Morris</text:p>
          </table:table-cell>
          <table:table-cell table:style-name="ce3" office:value-type="string" calcext:value-type="string">
            <text:p>LNNNS2F39DH</text:p>
          </table:table-cell>
          <table:table-cell table:style-name="ce5" table:formula="of:=DATE(2020;5;15)+TIME(12;37;47)" office:value-type="date" office:date-value="2020-05-15T12:37:47" calcext:value-type="date">
            <text:p>5/15/2020 1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kscottz</text:p>
          </table:table-cell>
          <table:table-cell table:style-name="ce3" office:value-type="string" calcext:value-type="string">
            <text:p>NVN5RYML3QD</text:p>
          </table:table-cell>
          <table:table-cell table:style-name="ce5" table:formula="of:=DATE(2020;5;20)+TIME(17;56;23)" office:value-type="date" office:date-value="2020-05-20T17:56:23" calcext:value-type="date">
            <text:p>5/20/2020 17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Burns</text:p>
          </table:table-cell>
          <table:table-cell table:style-name="ce2" office:value-type="string" calcext:value-type="string">
            <text:p>GXN2K9FDRQJ</text:p>
          </table:table-cell>
          <table:table-cell table:style-name="ce4" table:formula="of:=DATE(2020;5;23)+TIME(11;37;56)" office:value-type="date" office:date-value="2020-05-23T11:37:56" calcext:value-type="date">
            <text:p>5/23/2020 11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Chapman</text:p>
          </table:table-cell>
          <table:table-cell table:style-name="ce3" office:value-type="string" calcext:value-type="string">
            <text:p>K6NJPLGKGLJ</text:p>
          </table:table-cell>
          <table:table-cell table:style-name="ce5" table:formula="of:=DATE(2020;5;28)+TIME(14;42;44)" office:value-type="date" office:date-value="2020-05-28T14:42:44" calcext:value-type="date">
            <text:p>5/28/2020 14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Weathers</text:p>
          </table:table-cell>
          <table:table-cell table:style-name="ce2" office:value-type="string" calcext:value-type="string">
            <text:p>HLN3V9SFHK9</text:p>
          </table:table-cell>
          <table:table-cell table:style-name="ce4" table:formula="of:=DATE(2020;6;16)+TIME(14;4;46)" office:value-type="date" office:date-value="2020-06-16T14:04:46" calcext:value-type="date">
            <text:p>6/16/2020 14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Murray</text:p>
          </table:table-cell>
          <table:table-cell table:style-name="ce2" office:value-type="string" calcext:value-type="string">
            <text:p>LYNL4DBMBQF</text:p>
          </table:table-cell>
          <table:table-cell table:style-name="ce4" table:formula="of:=DATE(2020;6;20)+TIME(13;16;24)" office:value-type="date" office:date-value="2020-06-20T13:16:24" calcext:value-type="date">
            <text:p>6/20/2020 13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Francis</text:p>
          </table:table-cell>
          <table:table-cell table:style-name="ce3" office:value-type="string" calcext:value-type="string">
            <text:p>KLNG73H254X</text:p>
          </table:table-cell>
          <table:table-cell table:style-name="ce5" table:formula="of:=DATE(2020;6;22)+TIME(15;19;6)" office:value-type="date" office:date-value="2020-06-22T15:19:06" calcext:value-type="date">
            <text:p>6/22/2020 15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Wermager</text:p>
          </table:table-cell>
          <table:table-cell table:style-name="ce3" office:value-type="string" calcext:value-type="string">
            <text:p>GSNTXTY5RDQ</text:p>
          </table:table-cell>
          <table:table-cell table:style-name="ce5" table:formula="of:=DATE(2020;6;24)+TIME(8;47;23)" office:value-type="date" office:date-value="2020-06-24T08:47:23" calcext:value-type="date">
            <text:p>6/24/2020 8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Gustafson</text:p>
          </table:table-cell>
          <table:table-cell table:style-name="ce2" office:value-type="string" calcext:value-type="string">
            <text:p>P7NGKLM2ZM3</text:p>
          </table:table-cell>
          <table:table-cell table:style-name="ce4" table:formula="of:=DATE(2020;6;24)+TIME(18;13;43)" office:value-type="date" office:date-value="2020-06-24T18:13:43" calcext:value-type="date">
            <text:p>6/24/2020 18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Shell</text:p>
          </table:table-cell>
          <table:table-cell table:style-name="ce3" office:value-type="string" calcext:value-type="string">
            <text:p>GCN6VZ7R2SK</text:p>
          </table:table-cell>
          <table:table-cell table:style-name="ce5" table:formula="of:=DATE(2020;6;25)+TIME(18;27;16)" office:value-type="date" office:date-value="2020-06-25T18:27:16" calcext:value-type="date">
            <text:p>6/25/2020 18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Bartolett</text:p>
          </table:table-cell>
          <table:table-cell table:style-name="ce3" office:value-type="string" calcext:value-type="string">
            <text:p>G8N4FL9T8JV</text:p>
          </table:table-cell>
          <table:table-cell table:style-name="ce5" table:formula="of:=DATE(2020;6;28)+TIME(7;30;11)" office:value-type="date" office:date-value="2020-06-28T07:30:11" calcext:value-type="date">
            <text:p>6/28/2020 7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Johnston</text:p>
          </table:table-cell>
          <table:table-cell table:style-name="ce2" office:value-type="string" calcext:value-type="string">
            <text:p>XHNGHMGSY2L</text:p>
          </table:table-cell>
          <table:table-cell table:style-name="ce4" table:formula="of:=DATE(2020;6;28)+TIME(14;56;18)" office:value-type="date" office:date-value="2020-06-28T14:56:18" calcext:value-type="date">
            <text:p>6/28/2020 14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cott</text:p>
          </table:table-cell>
          <table:table-cell table:style-name="ce3" office:value-type="string" calcext:value-type="string">
            <text:p>Nicholas</text:p>
          </table:table-cell>
          <table:table-cell table:style-name="ce3" office:value-type="string" calcext:value-type="string">
            <text:p>NBNTHBHRCYK</text:p>
          </table:table-cell>
          <table:table-cell table:style-name="ce5" table:formula="of:=DATE(2020;6;29)+TIME(11;6;58)" office:value-type="date" office:date-value="2020-06-29T11:06:58" calcext:value-type="date">
            <text:p>6/29/2020 11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Reese</text:p>
          </table:table-cell>
          <table:table-cell table:style-name="ce2" office:value-type="string" calcext:value-type="string">
            <text:p>XHNPGBY9KKT</text:p>
          </table:table-cell>
          <table:table-cell table:style-name="ce4" table:formula="of:=DATE(2020;6;29)+TIME(12;18;48)" office:value-type="date" office:date-value="2020-06-29T12:18:48" calcext:value-type="date">
            <text:p>6/29/2020 12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Hudson</text:p>
          </table:table-cell>
          <table:table-cell table:style-name="ce3" office:value-type="string" calcext:value-type="string">
            <text:p>DVNWZPD56V8</text:p>
          </table:table-cell>
          <table:table-cell table:style-name="ce5" table:formula="of:=DATE(2020;3;5)+TIME(0;2;7)" office:value-type="date" office:date-value="2020-03-05T00:02:07" calcext:value-type="date">
            <text:p>3/5/2020 0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Kelley</text:p>
          </table:table-cell>
          <table:table-cell table:style-name="ce3" office:value-type="string" calcext:value-type="string">
            <text:p>JNNXZT9R3HT</text:p>
          </table:table-cell>
          <table:table-cell table:style-name="ce5" table:formula="of:=DATE(2020;5;5)+TIME(18;4;35)" office:value-type="date" office:date-value="2020-05-05T18:04:35" calcext:value-type="date">
            <text:p>5/5/2020 18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an</text:p>
          </table:table-cell>
          <table:table-cell table:style-name="ce2" office:value-type="string" calcext:value-type="string">
            <text:p>Young</text:p>
          </table:table-cell>
          <table:table-cell table:style-name="ce2" office:value-type="string" calcext:value-type="string">
            <text:p>Z8NFX7Z3X6M</text:p>
          </table:table-cell>
          <table:table-cell table:style-name="ce4" table:formula="of:=DATE(2020;5;6)+TIME(9;25;59)" office:value-type="date" office:date-value="2020-05-06T09:25:59" calcext:value-type="date">
            <text:p>5/6/2020 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an</text:p>
          </table:table-cell>
          <table:table-cell table:style-name="ce2" office:value-type="string" calcext:value-type="string">
            <text:p>Goggins</text:p>
          </table:table-cell>
          <table:table-cell table:style-name="ce2" office:value-type="string" calcext:value-type="string">
            <text:p>LQNFBCSZW8Q</text:p>
          </table:table-cell>
          <table:table-cell table:style-name="ce4" table:formula="of:=DATE(2020;5;29)+TIME(13;0;38)" office:value-type="date" office:date-value="2020-05-29T13:00:38" calcext:value-type="date">
            <text:p>5/29/2020 13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Storer</text:p>
          </table:table-cell>
          <table:table-cell table:style-name="ce3" office:value-type="string" calcext:value-type="string">
            <text:p>ZVN9C2C6TSZ</text:p>
          </table:table-cell>
          <table:table-cell table:style-name="ce5" table:formula="of:=DATE(2020;6;4)+TIME(19;38;39)" office:value-type="date" office:date-value="2020-06-04T19:38:39" calcext:value-type="date">
            <text:p>6/4/2020 19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an</text:p>
          </table:table-cell>
          <table:table-cell table:style-name="ce2" office:value-type="string" calcext:value-type="string">
            <text:p>McGinnis</text:p>
          </table:table-cell>
          <table:table-cell table:style-name="ce2" office:value-type="string" calcext:value-type="string">
            <text:p>KSNRS3MZ9DV</text:p>
          </table:table-cell>
          <table:table-cell table:style-name="ce4" table:formula="of:=DATE(2020;6;10)+TIME(8;57;4)" office:value-type="date" office:date-value="2020-06-10T08:57:04" calcext:value-type="date">
            <text:p>6/10/2020 8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Thomson</text:p>
          </table:table-cell>
          <table:table-cell table:style-name="ce3" office:value-type="string" calcext:value-type="string">
            <text:p>LSNNMK5JLY2</text:p>
          </table:table-cell>
          <table:table-cell table:style-name="ce5" table:formula="of:=DATE(2020;6;17)+TIME(15;57;14)" office:value-type="date" office:date-value="2020-06-17T15:57:14" calcext:value-type="date">
            <text:p>6/17/2020 15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MWNV4467FDL</text:p>
          </table:table-cell>
          <table:table-cell table:style-name="ce5" table:formula="of:=DATE(2020;6;26)+TIME(12;15;11)" office:value-type="date" office:date-value="2020-06-26T12:15:11" calcext:value-type="date">
            <text:p>6/26/2020 12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Geary</text:p>
          </table:table-cell>
          <table:table-cell table:style-name="ce3" office:value-type="string" calcext:value-type="string">
            <text:p>MSNFK9484VN</text:p>
          </table:table-cell>
          <table:table-cell table:style-name="ce5" table:formula="of:=DATE(2020;6;26)+TIME(12;49;26)" office:value-type="date" office:date-value="2020-06-26T12:49:26" calcext:value-type="date">
            <text:p>6/26/2020 12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an</text:p>
          </table:table-cell>
          <table:table-cell table:style-name="ce3" office:value-type="string" calcext:value-type="string">
            <text:p>Kerner</text:p>
          </table:table-cell>
          <table:table-cell table:style-name="ce3" office:value-type="string" calcext:value-type="string">
            <text:p>K6N2SFSXTTB</text:p>
          </table:table-cell>
          <table:table-cell table:style-name="ce5" table:formula="of:=DATE(2020;6;26)+TIME(15;39;11)" office:value-type="date" office:date-value="2020-06-26T15:39:11" calcext:value-type="date">
            <text:p>6/26/2020 15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bastian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MBNS4LLJV3B</text:p>
          </table:table-cell>
          <table:table-cell table:style-name="ce5" table:formula="of:=DATE(2020;5;6)+TIME(13;4;50)" office:value-type="date" office:date-value="2020-05-06T13:04:50" calcext:value-type="date">
            <text:p>5/6/2020 13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Birunt</text:p>
          </table:table-cell>
          <table:table-cell table:style-name="ce2" office:value-type="string" calcext:value-type="string">
            <text:p>X9N2RXMSSD9</text:p>
          </table:table-cell>
          <table:table-cell table:style-name="ce4" table:formula="of:=DATE(2020;5;13)+TIME(3;54;29)" office:value-type="date" office:date-value="2020-05-13T03:54:29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Bernheim</text:p>
          </table:table-cell>
          <table:table-cell table:style-name="ce2" office:value-type="string" calcext:value-type="string">
            <text:p>PDNGHDC5V67</text:p>
          </table:table-cell>
          <table:table-cell table:style-name="ce4" table:formula="of:=DATE(2020;5;13)+TIME(5;25;39)" office:value-type="date" office:date-value="2020-05-13T05:25:39" calcext:value-type="date">
            <text:p>5/13/2020 5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bastian</text:p>
          </table:table-cell>
          <table:table-cell table:style-name="ce3" office:value-type="string" calcext:value-type="string">
            <text:p>Borza</text:p>
          </table:table-cell>
          <table:table-cell table:style-name="ce3" office:value-type="string" calcext:value-type="string">
            <text:p>DDN2M4T4NHQ</text:p>
          </table:table-cell>
          <table:table-cell table:style-name="ce5" table:formula="of:=DATE(2020;6;12)+TIME(12;17;10)" office:value-type="date" office:date-value="2020-06-12T12:17:10" calcext:value-type="date">
            <text:p>6/12/2020 12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Fohler</text:p>
          </table:table-cell>
          <table:table-cell table:style-name="ce2" office:value-type="string" calcext:value-type="string">
            <text:p>PHNFGKY9RGK</text:p>
          </table:table-cell>
          <table:table-cell table:style-name="ce4" table:formula="of:=DATE(2020;6;18)+TIME(6;41;31)" office:value-type="date" office:date-value="2020-06-18T06:41:31" calcext:value-type="date">
            <text:p>6/18/2020 6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bastian</text:p>
          </table:table-cell>
          <table:table-cell table:style-name="ce2" office:value-type="string" calcext:value-type="string">
            <text:p>Karlsen</text:p>
          </table:table-cell>
          <table:table-cell table:style-name="ce2" office:value-type="string" calcext:value-type="string">
            <text:p>ZCN8LG7WHTZ</text:p>
          </table:table-cell>
          <table:table-cell table:style-name="ce4" table:formula="of:=DATE(2020;6;23)+TIME(20;25;2)" office:value-type="date" office:date-value="2020-06-23T20:25:02" calcext:value-type="date">
            <text:p>6/23/2020 20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ébastien</text:p>
          </table:table-cell>
          <table:table-cell table:style-name="ce2" office:value-type="string" calcext:value-type="string">
            <text:p>Le Stum</text:p>
          </table:table-cell>
          <table:table-cell table:style-name="ce2" office:value-type="string" calcext:value-type="string">
            <text:p>FVN38XD8BB5</text:p>
          </table:table-cell>
          <table:table-cell table:style-name="ce4" table:formula="of:=DATE(2020;6;25)+TIME(17;21;18)" office:value-type="date" office:date-value="2020-06-25T17:21:18" calcext:value-type="date">
            <text:p>6/25/2020 17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ema</text:p>
          </table:table-cell>
          <table:table-cell table:style-name="ce2" office:value-type="string" calcext:value-type="string">
            <text:p>Saharan</text:p>
          </table:table-cell>
          <table:table-cell table:style-name="ce2" office:value-type="string" calcext:value-type="string">
            <text:p>VTNRYCW5T25</text:p>
          </table:table-cell>
          <table:table-cell table:style-name="ce4" table:formula="of:=DATE(2020;6;13)+TIME(4;27;8)" office:value-type="date" office:date-value="2020-06-13T04:27:08" calcext:value-type="date">
            <text:p>6/13/2020 4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hrish</text:p>
          </table:table-cell>
          <table:table-cell table:style-name="ce2" office:value-type="string" calcext:value-type="string">
            <text:p>Sulbia</text:p>
          </table:table-cell>
          <table:table-cell table:style-name="ce2" office:value-type="string" calcext:value-type="string">
            <text:p>M2N7BY6X6BD</text:p>
          </table:table-cell>
          <table:table-cell table:style-name="ce4" table:formula="of:=DATE(2020;6;28)+TIME(7;31;11)" office:value-type="date" office:date-value="2020-06-28T07:31:11" calcext:value-type="date">
            <text:p>6/28/2020 7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lene</text:p>
          </table:table-cell>
          <table:table-cell table:style-name="ce3" office:value-type="string" calcext:value-type="string">
            <text:p>ToyKeeper</text:p>
          </table:table-cell>
          <table:table-cell table:style-name="ce3" office:value-type="string" calcext:value-type="string">
            <text:p>VKND99TF6PV</text:p>
          </table:table-cell>
          <table:table-cell table:style-name="ce5" table:formula="of:=DATE(2020;6;21)+TIME(12;54;59)" office:value-type="date" office:date-value="2020-06-21T12:54:59" calcext:value-type="date">
            <text:p>6/21/2020 12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mahegn Abayneh</text:p>
          </table:table-cell>
          <table:table-cell table:style-name="ce3" office:value-type="string" calcext:value-type="string">
            <text:p>Tariku</text:p>
          </table:table-cell>
          <table:table-cell table:style-name="ce3" office:value-type="string" calcext:value-type="string">
            <text:p>Z8NKMPP43K2</text:p>
          </table:table-cell>
          <table:table-cell table:style-name="ce5" table:formula="of:=DATE(2020;6;25)+TIME(6;54;47)" office:value-type="date" office:date-value="2020-06-25T06:54:47" calcext:value-type="date">
            <text:p>6/25/2020 6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ad</text:p>
          </table:table-cell>
          <table:table-cell table:style-name="ce2" office:value-type="string" calcext:value-type="string">
            <text:p>palislamovic</text:p>
          </table:table-cell>
          <table:table-cell table:style-name="ce2" office:value-type="string" calcext:value-type="string">
            <text:p>LFNGQRFKVKC</text:p>
          </table:table-cell>
          <table:table-cell table:style-name="ce4" table:formula="of:=DATE(2020;5;27)+TIME(2;21;51)" office:value-type="date" office:date-value="2020-05-27T02:21:51" calcext:value-type="date">
            <text:p>5/27/2020 2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nthil</text:p>
          </table:table-cell>
          <table:table-cell table:style-name="ce3" office:value-type="string" calcext:value-type="string">
            <text:p>Rajaram</text:p>
          </table:table-cell>
          <table:table-cell table:style-name="ce3" office:value-type="string" calcext:value-type="string">
            <text:p>ZMNYQBJYTFK</text:p>
          </table:table-cell>
          <table:table-cell table:style-name="ce5" table:formula="of:=DATE(2020;6;24)+TIME(12;55;45)" office:value-type="date" office:date-value="2020-06-24T12:55:45" calcext:value-type="date">
            <text:p>6/24/2020 12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nthilraj</text:p>
          </table:table-cell>
          <table:table-cell table:style-name="ce2" office:value-type="string" calcext:value-type="string">
            <text:p>Sambasivan</text:p>
          </table:table-cell>
          <table:table-cell table:style-name="ce2" office:value-type="string" calcext:value-type="string">
            <text:p>FHNVNNG7S77</text:p>
          </table:table-cell>
          <table:table-cell table:style-name="ce4" table:formula="of:=DATE(2020;5;5)+TIME(21;46;22)" office:value-type="date" office:date-value="2020-05-05T21:46:22" calcext:value-type="date">
            <text:p>5/5/2020 21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rdar</text:p>
          </table:table-cell>
          <table:table-cell table:style-name="ce2" office:value-type="string" calcext:value-type="string">
            <text:p>Mumcu</text:p>
          </table:table-cell>
          <table:table-cell table:style-name="ce2" office:value-type="string" calcext:value-type="string">
            <text:p>P2N9C3SXD5S</text:p>
          </table:table-cell>
          <table:table-cell table:style-name="ce4" table:formula="of:=DATE(2020;6;13)+TIME(11;32;56)" office:value-type="date" office:date-value="2020-06-13T11:32:56" calcext:value-type="date">
            <text:p>6/13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ena</text:p>
          </table:table-cell>
          <table:table-cell table:style-name="ce3" office:value-type="string" calcext:value-type="string">
            <text:p>Mannion</text:p>
          </table:table-cell>
          <table:table-cell table:style-name="ce3" office:value-type="string" calcext:value-type="string">
            <text:p>P4NV4W6V47R</text:p>
          </table:table-cell>
          <table:table-cell table:style-name="ce5" table:formula="of:=DATE(2020;6;25)+TIME(19;49;10)" office:value-type="date" office:date-value="2020-06-25T19:49:10" calcext:value-type="date">
            <text:p>6/25/2020 19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ge</text:p>
          </table:table-cell>
          <table:table-cell table:style-name="ce3" office:value-type="string" calcext:value-type="string">
            <text:p>Hallyn</text:p>
          </table:table-cell>
          <table:table-cell table:style-name="ce3" office:value-type="string" calcext:value-type="string">
            <text:p>G9NBX2PHCYB</text:p>
          </table:table-cell>
          <table:table-cell table:style-name="ce5" table:formula="of:=DATE(2020;6;25)+TIME(11;23;26)" office:value-type="date" office:date-value="2020-06-25T11:23:26" calcext:value-type="date">
            <text:p>6/25/2020 11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gey</text:p>
          </table:table-cell>
          <table:table-cell table:style-name="ce3" office:value-type="string" calcext:value-type="string">
            <text:p>Sobko</text:p>
          </table:table-cell>
          <table:table-cell table:style-name="ce3" office:value-type="string" calcext:value-type="string">
            <text:p>L9NSDQ3J5CK</text:p>
          </table:table-cell>
          <table:table-cell table:style-name="ce5" table:formula="of:=DATE(2020;6;25)+TIME(4;4;57)" office:value-type="date" office:date-value="2020-06-25T04:04:57" calcext:value-type="date">
            <text:p>6/25/2020 4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rgey</text:p>
          </table:table-cell>
          <table:table-cell table:style-name="ce2" office:value-type="string" calcext:value-type="string">
            <text:p>Madaminov</text:p>
          </table:table-cell>
          <table:table-cell table:style-name="ce2" office:value-type="string" calcext:value-type="string">
            <text:p>XNND7ZB9X8S</text:p>
          </table:table-cell>
          <table:table-cell table:style-name="ce4" table:formula="of:=DATE(2020;6;29)+TIME(1;54;39)" office:value-type="date" office:date-value="2020-06-29T01:54:39" calcext:value-type="date">
            <text:p>6/29/2020 1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Prado</text:p>
          </table:table-cell>
          <table:table-cell table:style-name="ce3" office:value-type="string" calcext:value-type="string">
            <text:p>PDNG3TS8QV9</text:p>
          </table:table-cell>
          <table:table-cell table:style-name="ce5" table:formula="of:=DATE(2020;3;28)+TIME(5;0;12)" office:value-type="date" office:date-value="2020-03-28T05:00:12" calcext:value-type="date">
            <text:p>3/28/2020 5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de Carvalho</text:p>
          </table:table-cell>
          <table:table-cell table:style-name="ce3" office:value-type="string" calcext:value-type="string">
            <text:p>M7NZ8MDHTQH</text:p>
          </table:table-cell>
          <table:table-cell table:style-name="ce5" table:formula="of:=DATE(2020;5;18)+TIME(8;2;23)" office:value-type="date" office:date-value="2020-05-18T08:02:23" calcext:value-type="date">
            <text:p>5/18/2020 8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gio</text:p>
          </table:table-cell>
          <table:table-cell table:style-name="ce3" office:value-type="string" calcext:value-type="string">
            <text:p>Andrade</text:p>
          </table:table-cell>
          <table:table-cell table:style-name="ce3" office:value-type="string" calcext:value-type="string">
            <text:p>MYN2WD7XBPL</text:p>
          </table:table-cell>
          <table:table-cell table:style-name="ce5" table:formula="of:=DATE(2020;6;24)+TIME(10;5;50)" office:value-type="date" office:date-value="2020-06-24T10:05:50" calcext:value-type="date">
            <text:p>6/24/2020 10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gio Aldo</text:p>
          </table:table-cell>
          <table:table-cell table:style-name="ce3" office:value-type="string" calcext:value-type="string">
            <text:p>Lossetti</text:p>
          </table:table-cell>
          <table:table-cell table:style-name="ce3" office:value-type="string" calcext:value-type="string">
            <text:p>KJN6Q9CJ2FF</text:p>
          </table:table-cell>
          <table:table-cell table:style-name="ce5" table:formula="of:=DATE(2020;6;25)+TIME(17;13;47)" office:value-type="date" office:date-value="2020-06-25T17:13:47" calcext:value-type="date">
            <text:p>6/25/2020 17:13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sergio.rodriguera@gmail.com</text:p>
          </table:table-cell>
          <table:table-cell table:style-name="ce2" office:value-type="string" calcext:value-type="string">
            <text:p>KLNZW3LRDHB</text:p>
          </table:table-cell>
          <table:table-cell table:style-name="ce4" table:formula="of:=DATE(2020;6;8)+TIME(8;18;28)" office:value-type="date" office:date-value="2020-06-08T08:18:28" calcext:value-type="date">
            <text:p>6/8/2020 8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rhan</text:p>
          </table:table-cell>
          <table:table-cell table:style-name="ce3" office:value-type="string" calcext:value-type="string">
            <text:p>Sekman</text:p>
          </table:table-cell>
          <table:table-cell table:style-name="ce3" office:value-type="string" calcext:value-type="string">
            <text:p>HJNFBC4Y2W5</text:p>
          </table:table-cell>
          <table:table-cell table:style-name="ce5" table:formula="of:=DATE(2020;6;27)+TIME(9;23;40)" office:value-type="date" office:date-value="2020-06-27T09:23:40" calcext:value-type="date">
            <text:p>6/27/2020 9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th</text:p>
          </table:table-cell>
          <table:table-cell table:style-name="ce2" office:value-type="string" calcext:value-type="string">
            <text:p>Carter</text:p>
          </table:table-cell>
          <table:table-cell table:style-name="ce2" office:value-type="string" calcext:value-type="string">
            <text:p>VHNS6MTR4Q9</text:p>
          </table:table-cell>
          <table:table-cell table:style-name="ce4" table:formula="of:=DATE(2020;6;3)+TIME(0;59;33)" office:value-type="date" office:date-value="2020-06-03T00:59:33" calcext:value-type="date">
            <text:p>6/3/2020 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th</text:p>
          </table:table-cell>
          <table:table-cell table:style-name="ce2" office:value-type="string" calcext:value-type="string">
            <text:p>Kusi</text:p>
          </table:table-cell>
          <table:table-cell table:style-name="ce2" office:value-type="string" calcext:value-type="string">
            <text:p>GFND2Z5KFTG</text:p>
          </table:table-cell>
          <table:table-cell table:style-name="ce4" table:formula="of:=DATE(2020;6;23)+TIME(19;11;42)" office:value-type="date" office:date-value="2020-06-23T19:11:42" calcext:value-type="date">
            <text:p>6/23/2020 19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eth</text:p>
          </table:table-cell>
          <table:table-cell table:style-name="ce2" office:value-type="string" calcext:value-type="string">
            <text:p>Knox</text:p>
          </table:table-cell>
          <table:table-cell table:style-name="ce2" office:value-type="string" calcext:value-type="string">
            <text:p>F4NT6W29SSN</text:p>
          </table:table-cell>
          <table:table-cell table:style-name="ce4" table:formula="of:=DATE(2020;6;29)+TIME(12;47;2)" office:value-type="date" office:date-value="2020-06-29T12:47:02" calcext:value-type="date">
            <text:p>6/29/2020 12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thuraman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LHNGJGJGRBM</text:p>
          </table:table-cell>
          <table:table-cell table:style-name="ce5" table:formula="of:=DATE(2020;6;19)+TIME(1;27;26)" office:value-type="date" office:date-value="2020-06-19T01:27:26" calcext:value-type="date">
            <text:p>6/19/2020 1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yed Mohammad</text:p>
          </table:table-cell>
          <table:table-cell table:style-name="ce3" office:value-type="string" calcext:value-type="string">
            <text:p>Hosseini</text:p>
          </table:table-cell>
          <table:table-cell table:style-name="ce3" office:value-type="string" calcext:value-type="string">
            <text:p>M4NNRJH948Q</text:p>
          </table:table-cell>
          <table:table-cell table:style-name="ce5" table:formula="of:=DATE(2020;6;23)+TIME(17;29;55)" office:value-type="date" office:date-value="2020-06-23T17:29:55" calcext:value-type="date">
            <text:p>6/23/2020 17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fiullah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VNNSSYFDV52</text:p>
          </table:table-cell>
          <table:table-cell table:style-name="ce4" table:formula="of:=DATE(2020;6;17)+TIME(13;34;42)" office:value-type="date" office:date-value="2020-06-17T13:34:42" calcext:value-type="date">
            <text:p>6/17/2020 13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H GHAZNI</text:p>
          </table:table-cell>
          <table:table-cell table:style-name="ce3" office:value-type="string" calcext:value-type="string">
            <text:p>NATTARSHAH</text:p>
          </table:table-cell>
          <table:table-cell table:style-name="ce3" office:value-type="string" calcext:value-type="string">
            <text:p>LGNTCQH82ZB</text:p>
          </table:table-cell>
          <table:table-cell table:style-name="ce5" table:formula="of:=DATE(2020;6;26)+TIME(10;38;24)" office:value-type="date" office:date-value="2020-06-26T10:38:24" calcext:value-type="date">
            <text:p>6/26/2020 10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hir</text:p>
          </table:table-cell>
          <table:table-cell table:style-name="ce3" office:value-type="string" calcext:value-type="string">
            <text:p>Daya</text:p>
          </table:table-cell>
          <table:table-cell table:style-name="ce3" office:value-type="string" calcext:value-type="string">
            <text:p>FHNNXW2W283</text:p>
          </table:table-cell>
          <table:table-cell table:style-name="ce5" table:formula="of:=DATE(2020;5;28)+TIME(16;19;21)" office:value-type="date" office:date-value="2020-05-28T16:19:21" calcext:value-type="date">
            <text:p>5/28/2020 16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hnawaz</text:p>
          </table:table-cell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MDN2T72NSPN</text:p>
          </table:table-cell>
          <table:table-cell table:style-name="ce4" table:formula="of:=DATE(2020;6;19)+TIME(6;3;16)" office:value-type="date" office:date-value="2020-06-19T06:03:16" calcext:value-type="date">
            <text:p>6/19/2020 6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hzad</text:p>
          </table:table-cell>
          <table:table-cell table:style-name="ce2" office:value-type="string" calcext:value-type="string">
            <text:p>Ahmed</text:p>
          </table:table-cell>
          <table:table-cell table:style-name="ce2" office:value-type="string" calcext:value-type="string">
            <text:p>ZHNJ2GT6M3X</text:p>
          </table:table-cell>
          <table:table-cell table:style-name="ce4" table:formula="of:=DATE(2020;6;26)+TIME(5;3;46)" office:value-type="date" office:date-value="2020-06-26T05:03:46" calcext:value-type="date">
            <text:p>6/26/2020 5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ik Ameer</text:p>
          </table:table-cell>
          <table:table-cell table:style-name="ce3" office:value-type="string" calcext:value-type="string">
            <text:p>Basha</text:p>
          </table:table-cell>
          <table:table-cell table:style-name="ce3" office:value-type="string" calcext:value-type="string">
            <text:p>H4N4KCMKYD9</text:p>
          </table:table-cell>
          <table:table-cell table:style-name="ce5" table:formula="of:=DATE(2020;6;16)+TIME(9;36;54)" office:value-type="date" office:date-value="2020-06-16T09:36:54" calcext:value-type="date">
            <text:p>6/16/2020 9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ila</text:p>
          </table:table-cell>
          <table:table-cell table:style-name="ce2" office:value-type="string" calcext:value-type="string">
            <text:p>Thakur</text:p>
          </table:table-cell>
          <table:table-cell table:style-name="ce2" office:value-type="string" calcext:value-type="string">
            <text:p>XWN2W8JV47R</text:p>
          </table:table-cell>
          <table:table-cell table:style-name="ce4" table:formula="of:=DATE(2020;6;24)+TIME(13;7;4)" office:value-type="date" office:date-value="2020-06-24T13:07:04" calcext:value-type="date">
            <text:p>6/24/2020 13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keeb</text:p>
          </table:table-cell>
          <table:table-cell table:style-name="ce2" office:value-type="string" calcext:value-type="string">
            <text:p>B K</text:p>
          </table:table-cell>
          <table:table-cell table:style-name="ce2" office:value-type="string" calcext:value-type="string">
            <text:p>DTN5BBXD6HG</text:p>
          </table:table-cell>
          <table:table-cell table:style-name="ce4" table:formula="of:=DATE(2020;5;20)+TIME(0;8;3)" office:value-type="date" office:date-value="2020-05-20T00:08:03" calcext:value-type="date">
            <text:p>5/20/2020 0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manov</text:p>
          </table:table-cell>
          <table:table-cell table:style-name="ce2" office:value-type="string" calcext:value-type="string">
            <text:p>sshamanov</text:p>
          </table:table-cell>
          <table:table-cell table:style-name="ce2" office:value-type="string" calcext:value-type="string">
            <text:p>HBN42RBV324</text:p>
          </table:table-cell>
          <table:table-cell table:style-name="ce4" table:formula="of:=DATE(2020;5;20)+TIME(17;26;26)" office:value-type="date" office:date-value="2020-05-20T17:26:26" calcext:value-type="date">
            <text:p>5/20/2020 17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Coughlan</text:p>
          </table:table-cell>
          <table:table-cell table:style-name="ce2" office:value-type="string" calcext:value-type="string">
            <text:p>NHNNDK2MQTL</text:p>
          </table:table-cell>
          <table:table-cell table:style-name="ce4" table:formula="of:=DATE(2020;3;30)+TIME(6;14;49)" office:value-type="date" office:date-value="2020-03-30T06:14:49" calcext:value-type="date">
            <text:p>3/30/2020 6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ne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VKNHD69GGLD</text:p>
          </table:table-cell>
          <table:table-cell table:style-name="ce5" table:formula="of:=DATE(2020;6;4)+TIME(2;54;56)" office:value-type="date" office:date-value="2020-06-04T02:54:56" calcext:value-type="date">
            <text:p>6/4/2020 2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ne</text:p>
          </table:table-cell>
          <table:table-cell table:style-name="ce2" office:value-type="string" calcext:value-type="string">
            <text:p>Rodgers</text:p>
          </table:table-cell>
          <table:table-cell table:style-name="ce2" office:value-type="string" calcext:value-type="string">
            <text:p>MQNRPMBRZ8L</text:p>
          </table:table-cell>
          <table:table-cell table:style-name="ce4" table:formula="of:=DATE(2020;6;15)+TIME(19;18;5)" office:value-type="date" office:date-value="2020-06-15T19:18:05" calcext:value-type="date">
            <text:p>6/15/2020 19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ne</text:p>
          </table:table-cell>
          <table:table-cell table:style-name="ce3" office:value-type="string" calcext:value-type="string">
            <text:p>Saunders</text:p>
          </table:table-cell>
          <table:table-cell table:style-name="ce3" office:value-type="string" calcext:value-type="string">
            <text:p>FQNH7NWBDTT</text:p>
          </table:table-cell>
          <table:table-cell table:style-name="ce5" table:formula="of:=DATE(2020;6;25)+TIME(0;32;45)" office:value-type="date" office:date-value="2020-06-25T00:32:45" calcext:value-type="date">
            <text:p>6/25/2020 0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ng-Wen</text:p>
          </table:table-cell>
          <table:table-cell table:style-name="ce2" office:value-type="string" calcext:value-type="string">
            <text:p>Wang</text:p>
          </table:table-cell>
          <table:table-cell table:style-name="ce2" office:value-type="string" calcext:value-type="string">
            <text:p>XRN3FBNV2DR</text:p>
          </table:table-cell>
          <table:table-cell table:style-name="ce4" table:formula="of:=DATE(2020;6;15)+TIME(10;51;24)" office:value-type="date" office:date-value="2020-06-15T10:51:24" calcext:value-type="date">
            <text:p>6/15/2020 10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nkaran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XYNQHLNDYPD</text:p>
          </table:table-cell>
          <table:table-cell table:style-name="ce5" table:formula="of:=DATE(2020;6;11)+TIME(10;22;57)" office:value-type="date" office:date-value="2020-06-11T10:22:57" calcext:value-type="date">
            <text:p>6/11/2020 10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nnon</text:p>
          </table:table-cell>
          <table:table-cell table:style-name="ce3" office:value-type="string" calcext:value-type="string">
            <text:p>Kuehn</text:p>
          </table:table-cell>
          <table:table-cell table:style-name="ce3" office:value-type="string" calcext:value-type="string">
            <text:p>NPN26MWRQ6C</text:p>
          </table:table-cell>
          <table:table-cell table:style-name="ce5" table:formula="of:=DATE(2020;6;17)+TIME(8;13;36)" office:value-type="date" office:date-value="2020-06-17T08:13:36" calcext:value-type="date">
            <text:p>6/17/2020 8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nnon</text:p>
          </table:table-cell>
          <table:table-cell table:style-name="ce2" office:value-type="string" calcext:value-type="string">
            <text:p>Jin</text:p>
          </table:table-cell>
          <table:table-cell table:style-name="ce2" office:value-type="string" calcext:value-type="string">
            <text:p>LXN4X4J66YC</text:p>
          </table:table-cell>
          <table:table-cell table:style-name="ce4" table:formula="of:=DATE(2020;6;24)+TIME(13;33;17)" office:value-type="date" office:date-value="2020-06-24T13:33:17" calcext:value-type="date">
            <text:p>6/24/2020 13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nnon</text:p>
          </table:table-cell>
          <table:table-cell table:style-name="ce2" office:value-type="string" calcext:value-type="string">
            <text:p>Jessee</text:p>
          </table:table-cell>
          <table:table-cell table:style-name="ce2" office:value-type="string" calcext:value-type="string">
            <text:p>HBNY2M9XSXR</text:p>
          </table:table-cell>
          <table:table-cell table:style-name="ce4" table:formula="of:=DATE(2020;6;25)+TIME(13;51;47)" office:value-type="date" office:date-value="2020-06-25T13:51:47" calcext:value-type="date">
            <text:p>6/25/2020 13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ra</text:p>
          </table:table-cell>
          <table:table-cell table:style-name="ce2" office:value-type="string" calcext:value-type="string">
            <text:p>Soguilon</text:p>
          </table:table-cell>
          <table:table-cell table:style-name="ce2" office:value-type="string" calcext:value-type="string">
            <text:p>MWN5NNPWN2V</text:p>
          </table:table-cell>
          <table:table-cell table:style-name="ce4" table:formula="of:=DATE(2020;6;18)+TIME(23;33;4)" office:value-type="date" office:date-value="2020-06-18T23:33:04" calcext:value-type="date">
            <text:p>6/18/2020 23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rath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XMNLMNDNY5L</text:p>
          </table:table-cell>
          <table:table-cell table:style-name="ce4" table:formula="of:=DATE(2020;6;25)+TIME(0;46;37)" office:value-type="date" office:date-value="2020-06-25T00:46:37" calcext:value-type="date">
            <text:p>6/25/2020 0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riq</text:p>
          </table:table-cell>
          <table:table-cell table:style-name="ce3" office:value-type="string" calcext:value-type="string">
            <text:p>Ayaz</text:p>
          </table:table-cell>
          <table:table-cell table:style-name="ce3" office:value-type="string" calcext:value-type="string">
            <text:p>KVNMMWFVZKS</text:p>
          </table:table-cell>
          <table:table-cell table:style-name="ce5" table:formula="of:=DATE(2020;6;26)+TIME(12;12;13)" office:value-type="date" office:date-value="2020-06-26T12:12:13" calcext:value-type="date">
            <text:p>6/26/2020 12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shank</text:p>
          </table:table-cell>
          <table:table-cell table:style-name="ce3" office:value-type="string" calcext:value-type="string">
            <text:p>kanojiya</text:p>
          </table:table-cell>
          <table:table-cell table:style-name="ce3" office:value-type="string" calcext:value-type="string">
            <text:p>MQNC5BJST8G</text:p>
          </table:table-cell>
          <table:table-cell table:style-name="ce5" table:formula="of:=DATE(2020;6;14)+TIME(9;40;55)" office:value-type="date" office:date-value="2020-06-14T09:40:55" calcext:value-type="date">
            <text:p>6/14/2020 9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shank</text:p>
          </table:table-cell>
          <table:table-cell table:style-name="ce3" office:value-type="string" calcext:value-type="string">
            <text:p>Shekhar</text:p>
          </table:table-cell>
          <table:table-cell table:style-name="ce3" office:value-type="string" calcext:value-type="string">
            <text:p>LTNSPRHD5Y2</text:p>
          </table:table-cell>
          <table:table-cell table:style-name="ce5" table:formula="of:=DATE(2020;6;27)+TIME(2;35;34)" office:value-type="date" office:date-value="2020-06-27T02:35:34" calcext:value-type="date">
            <text:p>6/27/2020 2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shi</text:p>
          </table:table-cell>
          <table:table-cell table:style-name="ce2" office:value-type="string" calcext:value-type="string">
            <text:p>Rao</text:p>
          </table:table-cell>
          <table:table-cell table:style-name="ce2" office:value-type="string" calcext:value-type="string">
            <text:p>MBNHF46RWQ6</text:p>
          </table:table-cell>
          <table:table-cell table:style-name="ce4" table:formula="of:=DATE(2020;5;6)+TIME(13;12;17)" office:value-type="date" office:date-value="2020-05-06T13:12:17" calcext:value-type="date">
            <text:p>5/6/2020 13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aun</text:p>
          </table:table-cell>
          <table:table-cell table:style-name="ce3" office:value-type="string" calcext:value-type="string">
            <text:p>Empie</text:p>
          </table:table-cell>
          <table:table-cell table:style-name="ce3" office:value-type="string" calcext:value-type="string">
            <text:p>GMNSYVP727B</text:p>
          </table:table-cell>
          <table:table-cell table:style-name="ce5" table:formula="of:=DATE(2020;5;22)+TIME(9;29;8)" office:value-type="date" office:date-value="2020-05-22T09:29:08" calcext:value-type="date">
            <text:p>5/22/2020 9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awn</text:p>
          </table:table-cell>
          <table:table-cell table:style-name="ce2" office:value-type="string" calcext:value-type="string">
            <text:p>Jr.</text:p>
          </table:table-cell>
          <table:table-cell table:style-name="ce2" office:value-type="string" calcext:value-type="string">
            <text:p>XJNN8X4YX3B</text:p>
          </table:table-cell>
          <table:table-cell table:style-name="ce4" table:formula="of:=DATE(2020;6;17)+TIME(13;32;25)" office:value-type="date" office:date-value="2020-06-17T13:32:25" calcext:value-type="date">
            <text:p>6/17/2020 13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eetal Chetan</text:p>
          </table:table-cell>
          <table:table-cell table:style-name="ce3" office:value-type="string" calcext:value-type="string">
            <text:p>Singala</text:p>
          </table:table-cell>
          <table:table-cell table:style-name="ce3" office:value-type="string" calcext:value-type="string">
            <text:p>MYNKMF2BK42</text:p>
          </table:table-cell>
          <table:table-cell table:style-name="ce5" table:formula="of:=DATE(2020;6;26)+TIME(17;20;56)" office:value-type="date" office:date-value="2020-06-26T17:20:56" calcext:value-type="date">
            <text:p>6/26/2020 17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eila</text:p>
          </table:table-cell>
          <table:table-cell table:style-name="ce2" office:value-type="string" calcext:value-type="string">
            <text:p>Quam</text:p>
          </table:table-cell>
          <table:table-cell table:style-name="ce2" office:value-type="string" calcext:value-type="string">
            <text:p>K9N52TGHJB3</text:p>
          </table:table-cell>
          <table:table-cell table:style-name="ce4" table:formula="of:=DATE(2020;5;13)+TIME(23;42;22)" office:value-type="date" office:date-value="2020-05-13T23:42:22" calcext:value-type="date">
            <text:p>5/13/2020 23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eldon</text:p>
          </table:table-cell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H9NZ8N4YBX9</text:p>
          </table:table-cell>
          <table:table-cell table:style-name="ce4" table:formula="of:=DATE(2020;6;26)+TIME(17;15;46)" office:value-type="date" office:date-value="2020-06-26T17:15:46" calcext:value-type="date">
            <text:p>6/26/2020 17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ep</text:p>
          </table:table-cell>
          <table:table-cell table:style-name="ce3" office:value-type="string" calcext:value-type="string">
            <text:p>Sheppard</text:p>
          </table:table-cell>
          <table:table-cell table:style-name="ce3" office:value-type="string" calcext:value-type="string">
            <text:p>XYN45X6HTMQ</text:p>
          </table:table-cell>
          <table:table-cell table:style-name="ce5" table:formula="of:=DATE(2020;6;25)+TIME(9;6;14)" office:value-type="date" office:date-value="2020-06-25T09:06:14" calcext:value-type="date">
            <text:p>6/25/2020 9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erin</text:p>
          </table:table-cell>
          <table:table-cell table:style-name="ce3" office:value-type="string" calcext:value-type="string">
            <text:p>Tan</text:p>
          </table:table-cell>
          <table:table-cell table:style-name="ce3" office:value-type="string" calcext:value-type="string">
            <text:p>P9NC2VKR8DZ</text:p>
          </table:table-cell>
          <table:table-cell table:style-name="ce5" table:formula="of:=DATE(2020;5;29)+TIME(9;34;31)" office:value-type="date" office:date-value="2020-05-29T09:34:31" calcext:value-type="date">
            <text:p>5/29/2020 9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geru</text:p>
          </table:table-cell>
          <table:table-cell table:style-name="ce2" office:value-type="string" calcext:value-type="string">
            <text:p>Yoshida</text:p>
          </table:table-cell>
          <table:table-cell table:style-name="ce2" office:value-type="string" calcext:value-type="string">
            <text:p>NLND6CX8DPT</text:p>
          </table:table-cell>
          <table:table-cell table:style-name="ce4" table:formula="of:=DATE(2020;5;26)+TIME(4;17;1)" office:value-type="date" office:date-value="2020-05-26T04:17:01" calcext:value-type="date">
            <text:p>5/26/2020 4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geyuki</text:p>
          </table:table-cell>
          <table:table-cell table:style-name="ce2" office:value-type="string" calcext:value-type="string">
            <text:p>Oki</text:p>
          </table:table-cell>
          <table:table-cell table:style-name="ce2" office:value-type="string" calcext:value-type="string">
            <text:p>NBNK53DYJ29</text:p>
          </table:table-cell>
          <table:table-cell table:style-name="ce4" table:formula="of:=DATE(2020;6;5)+TIME(0;20;13)" office:value-type="date" office:date-value="2020-06-05T00:20:13" calcext:value-type="date">
            <text:p>6/5/2020 0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illa</text:p>
          </table:table-cell>
          <table:table-cell table:style-name="ce3" office:value-type="string" calcext:value-type="string">
            <text:p>Saebi</text:p>
          </table:table-cell>
          <table:table-cell table:style-name="ce3" office:value-type="string" calcext:value-type="string">
            <text:p>GWNSM5KRK95</text:p>
          </table:table-cell>
          <table:table-cell table:style-name="ce5" table:formula="of:=DATE(2020;2;21)+TIME(10;59;45)" office:value-type="date" office:date-value="2020-02-21T10:59:45" calcext:value-type="date">
            <text:p>2/21/2020 10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loh</text:p>
          </table:table-cell>
          <table:table-cell table:style-name="ce2" office:value-type="string" calcext:value-type="string">
            <text:p>Heurich</text:p>
          </table:table-cell>
          <table:table-cell table:style-name="ce2" office:value-type="string" calcext:value-type="string">
            <text:p>DDND7HR4KY2</text:p>
          </table:table-cell>
          <table:table-cell table:style-name="ce4" table:formula="of:=DATE(2020;6;26)+TIME(13;22;6)" office:value-type="date" office:date-value="2020-06-26T13:22:06" calcext:value-type="date">
            <text:p>6/26/2020 13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insuke</text:p>
          </table:table-cell>
          <table:table-cell table:style-name="ce3" office:value-type="string" calcext:value-type="string">
            <text:p>Kato</text:p>
          </table:table-cell>
          <table:table-cell table:style-name="ce3" office:value-type="string" calcext:value-type="string">
            <text:p>ZQNJ6MCNW3B</text:p>
          </table:table-cell>
          <table:table-cell table:style-name="ce5" table:formula="of:=DATE(2020;6;27)+TIME(23;41;4)" office:value-type="date" office:date-value="2020-06-27T23:41:04" calcext:value-type="date">
            <text:p>6/27/2020 23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iraz</text:p>
          </table:table-cell>
          <table:table-cell table:style-name="ce3" office:value-type="string" calcext:value-type="string">
            <text:p>Shafiq</text:p>
          </table:table-cell>
          <table:table-cell table:style-name="ce3" office:value-type="string" calcext:value-type="string">
            <text:p>LGNT7WKRB88</text:p>
          </table:table-cell>
          <table:table-cell table:style-name="ce5" table:formula="of:=DATE(2020;5;5)+TIME(16;16;43)" office:value-type="date" office:date-value="2020-05-05T16:16:43" calcext:value-type="date">
            <text:p>5/5/2020 16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IRLEY</text:p>
          </table:table-cell>
          <table:table-cell table:style-name="ce3" office:value-type="string" calcext:value-type="string">
            <text:p>BAILES</text:p>
          </table:table-cell>
          <table:table-cell table:style-name="ce3" office:value-type="string" calcext:value-type="string">
            <text:p>LSNDNMB49ZC</text:p>
          </table:table-cell>
          <table:table-cell table:style-name="ce5" table:formula="of:=DATE(2020;6;29)+TIME(10;8;8)" office:value-type="date" office:date-value="2020-06-29T10:08:08" calcext:value-type="date">
            <text:p>6/29/2020 10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ivamurthy</text:p>
          </table:table-cell>
          <table:table-cell table:style-name="ce3" office:value-type="string" calcext:value-type="string">
            <text:p>Shastri</text:p>
          </table:table-cell>
          <table:table-cell table:style-name="ce3" office:value-type="string" calcext:value-type="string">
            <text:p>DDNP2FQP3JC</text:p>
          </table:table-cell>
          <table:table-cell table:style-name="ce5" table:formula="of:=DATE(2020;5;6)+TIME(2;2;41)" office:value-type="date" office:date-value="2020-05-06T02:02:41" calcext:value-type="date">
            <text:p>5/6/2020 2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VANG</text:p>
          </table:table-cell>
          <table:table-cell table:style-name="ce2" office:value-type="string" calcext:value-type="string">
            <text:p>SRIVASTAVA</text:p>
          </table:table-cell>
          <table:table-cell table:style-name="ce2" office:value-type="string" calcext:value-type="string">
            <text:p>VVNYNWCXN3V</text:p>
          </table:table-cell>
          <table:table-cell table:style-name="ce4" table:formula="of:=DATE(2020;6;17)+TIME(11;32;28)" office:value-type="date" office:date-value="2020-06-17T11:32:28" calcext:value-type="date">
            <text:p>6/17/2020 11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vang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LHN64HTMVN7</text:p>
          </table:table-cell>
          <table:table-cell table:style-name="ce4" table:formula="of:=DATE(2020;6;27)+TIME(3;19;10)" office:value-type="date" office:date-value="2020-06-27T03:19:10" calcext:value-type="date">
            <text:p>6/27/2020 3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VANI</text:p>
          </table:table-cell>
          <table:table-cell table:style-name="ce2" office:value-type="string" calcext:value-type="string">
            <text:p>GUPTA</text:p>
          </table:table-cell>
          <table:table-cell table:style-name="ce2" office:value-type="string" calcext:value-type="string">
            <text:p>Z5NLHGCJRDX</text:p>
          </table:table-cell>
          <table:table-cell table:style-name="ce4" table:formula="of:=DATE(2020;6;13)+TIME(1;32;21)" office:value-type="date" office:date-value="2020-06-13T01:32:21" calcext:value-type="date">
            <text:p>6/13/2020 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ivani</text:p>
          </table:table-cell>
          <table:table-cell table:style-name="ce3" office:value-type="string" calcext:value-type="string">
            <text:p>Agrawal</text:p>
          </table:table-cell>
          <table:table-cell table:style-name="ce3" office:value-type="string" calcext:value-type="string">
            <text:p>ZJNG7878LWX</text:p>
          </table:table-cell>
          <table:table-cell table:style-name="ce5" table:formula="of:=DATE(2020;6;21)+TIME(6;26;45)" office:value-type="date" office:date-value="2020-06-21T06:26:45" calcext:value-type="date">
            <text:p>6/21/2020 6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ivani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GVNBRNB8X69</text:p>
          </table:table-cell>
          <table:table-cell table:style-name="ce4" table:formula="of:=DATE(2020;6;27)+TIME(3;22;4)" office:value-type="date" office:date-value="2020-06-27T03:22:04" calcext:value-type="date">
            <text:p>6/27/2020 3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ivay</text:p>
          </table:table-cell>
          <table:table-cell table:style-name="ce3" office:value-type="string" calcext:value-type="string">
            <text:p>shivaylamba</text:p>
          </table:table-cell>
          <table:table-cell table:style-name="ce3" office:value-type="string" calcext:value-type="string">
            <text:p>LTNCCD49ZV3</text:p>
          </table:table-cell>
          <table:table-cell table:style-name="ce5" table:formula="of:=DATE(2020;6;25)+TIME(2;21;15)" office:value-type="date" office:date-value="2020-06-25T02:21:15" calcext:value-type="date">
            <text:p>6/25/2020 2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lesh</text:p>
          </table:table-cell>
          <table:table-cell table:style-name="ce2" office:value-type="string" calcext:value-type="string">
            <text:p>Tiwari</text:p>
          </table:table-cell>
          <table:table-cell table:style-name="ce2" office:value-type="string" calcext:value-type="string">
            <text:p>F8N8J8FFG9M</text:p>
          </table:table-cell>
          <table:table-cell table:style-name="ce4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oko</text:p>
          </table:table-cell>
          <table:table-cell table:style-name="ce3" office:value-type="string" calcext:value-type="string">
            <text:p>Amano</text:p>
          </table:table-cell>
          <table:table-cell table:style-name="ce3" office:value-type="string" calcext:value-type="string">
            <text:p>XVNRBJCKK5B</text:p>
          </table:table-cell>
          <table:table-cell table:style-name="ce5" table:formula="of:=DATE(2020;5;11)+TIME(0;58;30)" office:value-type="date" office:date-value="2020-05-11T00:58:30" calcext:value-type="date">
            <text:p>5/11/2020 0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on</text:p>
          </table:table-cell>
          <table:table-cell table:style-name="ce2" office:value-type="string" calcext:value-type="string">
            <text:p>Garraway</text:p>
          </table:table-cell>
          <table:table-cell table:style-name="ce2" office:value-type="string" calcext:value-type="string">
            <text:p>MQN4ZTFVGHR</text:p>
          </table:table-cell>
          <table:table-cell table:style-name="ce4" table:formula="of:=DATE(2020;6;10)+TIME(12;40;52)" office:value-type="date" office:date-value="2020-06-10T12:40:52" calcext:value-type="date">
            <text:p>6/10/2020 1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ouvick</text:p>
          </table:table-cell>
          <table:table-cell table:style-name="ce2" office:value-type="string" calcext:value-type="string">
            <text:p>Koley</text:p>
          </table:table-cell>
          <table:table-cell table:style-name="ce2" office:value-type="string" calcext:value-type="string">
            <text:p>Z4NY4B6KLJZ</text:p>
          </table:table-cell>
          <table:table-cell table:style-name="ce4" table:formula="of:=DATE(2020;6;12)+TIME(19;59;44)" office:value-type="date" office:date-value="2020-06-12T19:59:44" calcext:value-type="date">
            <text:p>6/12/2020 19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ouyong</text:p>
          </table:table-cell>
          <table:table-cell table:style-name="ce2" office:value-type="string" calcext:value-type="string">
            <text:p>Liu</text:p>
          </table:table-cell>
          <table:table-cell table:style-name="ce2" office:value-type="string" calcext:value-type="string">
            <text:p>FMNY9SLG7LM</text:p>
          </table:table-cell>
          <table:table-cell table:style-name="ce4" table:formula="of:=DATE(2020;6;26)+TIME(21;8;34)" office:value-type="date" office:date-value="2020-06-26T21:08:34" calcext:value-type="date">
            <text:p>6/26/2020 21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reesh</text:p>
          </table:table-cell>
          <table:table-cell table:style-name="ce2" office:value-type="string" calcext:value-type="string">
            <text:p>Adiga</text:p>
          </table:table-cell>
          <table:table-cell table:style-name="ce2" office:value-type="string" calcext:value-type="string">
            <text:p>VGN5MWW9YMD</text:p>
          </table:table-cell>
          <table:table-cell table:style-name="ce4" table:formula="of:=DATE(2020;5;28)+TIME(22;10;24)" office:value-type="date" office:date-value="2020-05-28T22:10:24" calcext:value-type="date">
            <text:p>5/28/2020 22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ri</text:p>
          </table:table-cell>
          <table:table-cell table:style-name="ce3" office:value-type="string" calcext:value-type="string">
            <text:p>Sawant</text:p>
          </table:table-cell>
          <table:table-cell table:style-name="ce3" office:value-type="string" calcext:value-type="string">
            <text:p>P4NNWGNN4Z3</text:p>
          </table:table-cell>
          <table:table-cell table:style-name="ce5" table:formula="of:=DATE(2020;6;19)+TIME(6;35;17)" office:value-type="date" office:date-value="2020-06-19T06:35:17" calcext:value-type="date">
            <text:p>6/19/2020 6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riprajwal</text:p>
          </table:table-cell>
          <table:table-cell table:style-name="ce2" office:value-type="string" calcext:value-type="string">
            <text:p>Krishnamurthy</text:p>
          </table:table-cell>
          <table:table-cell table:style-name="ce2" office:value-type="string" calcext:value-type="string">
            <text:p>J8NYYRQR7MX</text:p>
          </table:table-cell>
          <table:table-cell table:style-name="ce4" table:formula="of:=DATE(2020;6;25)+TIME(4;53;43)" office:value-type="date" office:date-value="2020-06-25T04:53:43" calcext:value-type="date">
            <text:p>6/25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riraj</text:p>
          </table:table-cell>
          <table:table-cell table:style-name="ce3" office:value-type="string" calcext:value-type="string">
            <text:p>Sawant</text:p>
          </table:table-cell>
          <table:table-cell table:style-name="ce3" office:value-type="string" calcext:value-type="string">
            <text:p>FKNT2SVK47G</text:p>
          </table:table-cell>
          <table:table-cell table:style-name="ce5" table:formula="of:=DATE(2020;6;19)+TIME(6;27;16)" office:value-type="date" office:date-value="2020-06-19T06:27:16" calcext:value-type="date">
            <text:p>6/19/2020 6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risti</text:p>
          </table:table-cell>
          <table:table-cell table:style-name="ce2" office:value-type="string" calcext:value-type="string">
            <text:p>Pradhan</text:p>
          </table:table-cell>
          <table:table-cell table:style-name="ce2" office:value-type="string" calcext:value-type="string">
            <text:p>L3NYMTKHD66</text:p>
          </table:table-cell>
          <table:table-cell table:style-name="ce4" table:formula="of:=DATE(2020;5;29)+TIME(21;20;4)" office:value-type="date" office:date-value="2020-05-29T21:20:04" calcext:value-type="date">
            <text:p>5/29/2020 21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risti</text:p>
          </table:table-cell>
          <table:table-cell table:style-name="ce2" office:value-type="string" calcext:value-type="string">
            <text:p>Negi</text:p>
          </table:table-cell>
          <table:table-cell table:style-name="ce2" office:value-type="string" calcext:value-type="string">
            <text:p>PCNT9PYQ4XK</text:p>
          </table:table-cell>
          <table:table-cell table:style-name="ce4" table:formula="of:=DATE(2020;6;24)+TIME(3;19;35)" office:value-type="date" office:date-value="2020-06-24T03:19:35" calcext:value-type="date">
            <text:p>6/24/2020 3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ruthi.ravichandran@ni.com</text:p>
          </table:table-cell>
          <table:table-cell table:style-name="ce2" office:value-type="string" calcext:value-type="string">
            <text:p>shruthi-ravi</text:p>
          </table:table-cell>
          <table:table-cell table:style-name="ce2" office:value-type="string" calcext:value-type="string">
            <text:p>PXNVZZYZ4L5</text:p>
          </table:table-cell>
          <table:table-cell table:style-name="ce4" table:formula="of:=DATE(2020;5;27)+TIME(12;25;57)" office:value-type="date" office:date-value="2020-05-27T12:25:57" calcext:value-type="date">
            <text:p>5/27/2020 12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uah</text:p>
          </table:table-cell>
          <table:table-cell table:style-name="ce2" office:value-type="string" calcext:value-type="string">
            <text:p>Khan</text:p>
          </table:table-cell>
          <table:table-cell table:style-name="ce2" office:value-type="string" calcext:value-type="string">
            <text:p>FKNZVSLHM7L</text:p>
          </table:table-cell>
          <table:table-cell table:style-name="ce4" table:formula="of:=DATE(2020;5;18)+TIME(8;16;49)" office:value-type="date" office:date-value="2020-05-18T08:16:49" calcext:value-type="date">
            <text:p>5/18/2020 8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ubham</text:p>
          </table:table-cell>
          <table:table-cell table:style-name="ce3" office:value-type="string" calcext:value-type="string">
            <text:p>Ggps</text:p>
          </table:table-cell>
          <table:table-cell table:style-name="ce3" office:value-type="string" calcext:value-type="string">
            <text:p>F4N7DDF9HJK</text:p>
          </table:table-cell>
          <table:table-cell table:style-name="ce5" table:formula="of:=DATE(2020;6;12)+TIME(18;56;46)" office:value-type="date" office:date-value="2020-06-12T18:56:46" calcext:value-type="date">
            <text:p>6/12/2020 18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ubham</text:p>
          </table:table-cell>
          <table:table-cell table:style-name="ce3" office:value-type="string" calcext:value-type="string">
            <text:p>Mishra</text:p>
          </table:table-cell>
          <table:table-cell table:style-name="ce3" office:value-type="string" calcext:value-type="string">
            <text:p>DHN4647B4WX</text:p>
          </table:table-cell>
          <table:table-cell table:style-name="ce5" table:formula="of:=DATE(2020;6;19)+TIME(2;37;4)" office:value-type="date" office:date-value="2020-06-19T02:37:04" calcext:value-type="date">
            <text:p>6/19/2020 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ubham</text:p>
          </table:table-cell>
          <table:table-cell table:style-name="ce3" office:value-type="string" calcext:value-type="string">
            <text:p>Karala</text:p>
          </table:table-cell>
          <table:table-cell table:style-name="ce3" office:value-type="string" calcext:value-type="string">
            <text:p>HNN2KWSFKRG</text:p>
          </table:table-cell>
          <table:table-cell table:style-name="ce5" table:formula="of:=DATE(2020;6;27)+TIME(8;15;49)" office:value-type="date" office:date-value="2020-06-27T08:15:49" calcext:value-type="date">
            <text:p>6/27/2020 8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ubhra</text:p>
          </table:table-cell>
          <table:table-cell table:style-name="ce3" office:value-type="string" calcext:value-type="string">
            <text:p>Kar</text:p>
          </table:table-cell>
          <table:table-cell table:style-name="ce3" office:value-type="string" calcext:value-type="string">
            <text:p>PDN63GPXPVW</text:p>
          </table:table-cell>
          <table:table-cell table:style-name="ce5" table:formula="of:=DATE(2020;5;5)+TIME(16;59;43)" office:value-type="date" office:date-value="2020-05-05T16:59:43" calcext:value-type="date">
            <text:p>5/5/2020 16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huli</text:p>
          </table:table-cell>
          <table:table-cell table:style-name="ce3" office:value-type="string" calcext:value-type="string">
            <text:p>Goodman</text:p>
          </table:table-cell>
          <table:table-cell table:style-name="ce3" office:value-type="string" calcext:value-type="string">
            <text:p>F9N8RSKQ3WS</text:p>
          </table:table-cell>
          <table:table-cell table:style-name="ce5" table:formula="of:=DATE(2020;5;11)+TIME(18;5;17)" office:value-type="date" office:date-value="2020-05-11T18:05:17" calcext:value-type="date">
            <text:p>5/11/2020 18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unsuke</text:p>
          </table:table-cell>
          <table:table-cell table:style-name="ce2" office:value-type="string" calcext:value-type="string">
            <text:p>Nakamura</text:p>
          </table:table-cell>
          <table:table-cell table:style-name="ce2" office:value-type="string" calcext:value-type="string">
            <text:p>V5NRWFPTJYB</text:p>
          </table:table-cell>
          <table:table-cell table:style-name="ce4" table:formula="of:=DATE(2020;6;16)+TIME(20;57;14)" office:value-type="date" office:date-value="2020-06-16T20:57:14" calcext:value-type="date">
            <text:p>6/16/2020 20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hwetha</text:p>
          </table:table-cell>
          <table:table-cell table:style-name="ce2" office:value-type="string" calcext:value-type="string">
            <text:p>Bhandari</text:p>
          </table:table-cell>
          <table:table-cell table:style-name="ce2" office:value-type="string" calcext:value-type="string">
            <text:p>Z2N87YBW94L</text:p>
          </table:table-cell>
          <table:table-cell table:style-name="ce4" table:formula="of:=DATE(2020;5;20)+TIME(3;40;55)" office:value-type="date" office:date-value="2020-05-20T03:40:55" calcext:value-type="date">
            <text:p>5/20/2020 3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arhei</text:p>
          </table:table-cell>
          <table:table-cell table:style-name="ce3" office:value-type="string" calcext:value-type="string">
            <text:p>Melnik</text:p>
          </table:table-cell>
          <table:table-cell table:style-name="ce3" office:value-type="string" calcext:value-type="string">
            <text:p>KKN2LG3JNL2</text:p>
          </table:table-cell>
          <table:table-cell table:style-name="ce5" table:formula="of:=DATE(2020;5;13)+TIME(20;3;18)" office:value-type="date" office:date-value="2020-05-13T20:03:18" calcext:value-type="date">
            <text:p>5/13/2020 20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arhei</text:p>
          </table:table-cell>
          <table:table-cell table:style-name="ce3" office:value-type="string" calcext:value-type="string">
            <text:p>Liakh</text:p>
          </table:table-cell>
          <table:table-cell table:style-name="ce3" office:value-type="string" calcext:value-type="string">
            <text:p>P2N9KKZCWTN</text:p>
          </table:table-cell>
          <table:table-cell table:style-name="ce5" table:formula="of:=DATE(2020;6;29)+TIME(12;5;32)" office:value-type="date" office:date-value="2020-06-29T12:05:32" calcext:value-type="date">
            <text:p>6/29/2020 12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arhiej</text:p>
          </table:table-cell>
          <table:table-cell table:style-name="ce3" office:value-type="string" calcext:value-type="string">
            <text:p>Siemianchuk</text:p>
          </table:table-cell>
          <table:table-cell table:style-name="ce3" office:value-type="string" calcext:value-type="string">
            <text:p>LBNLRSB9YGF</text:p>
          </table:table-cell>
          <table:table-cell table:style-name="ce5" table:formula="of:=DATE(2020;5;14)+TIME(12;57;55)" office:value-type="date" office:date-value="2020-05-14T12:57:55" calcext:value-type="date">
            <text:p>5/14/2020 12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d</text:p>
          </table:table-cell>
          <table:table-cell table:style-name="ce2" office:value-type="string" calcext:value-type="string">
            <text:p>Choudhury</text:p>
          </table:table-cell>
          <table:table-cell table:style-name="ce2" office:value-type="string" calcext:value-type="string">
            <text:p>ZTNH7XT8K8P</text:p>
          </table:table-cell>
          <table:table-cell table:style-name="ce4" table:formula="of:=DATE(2020;4;6)+TIME(18;54;19)" office:value-type="date" office:date-value="2020-04-06T18:54:19" calcext:value-type="date">
            <text:p>4/6/2020 18:54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siddh.315@gmail.com</text:p>
          </table:table-cell>
          <table:table-cell table:style-name="ce2" office:value-type="string" calcext:value-type="string">
            <text:p>X4NT8ZVRXY2</text:p>
          </table:table-cell>
          <table:table-cell table:style-name="ce4" table:formula="of:=DATE(2020;6;13)+TIME(4;37;40)" office:value-type="date" office:date-value="2020-06-13T04:37:40" calcext:value-type="date">
            <text:p>6/13/2020 4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ddharth</text:p>
          </table:table-cell>
          <table:table-cell table:style-name="ce2" office:value-type="string" calcext:value-type="string">
            <text:p>Heroor</text:p>
          </table:table-cell>
          <table:table-cell table:style-name="ce2" office:value-type="string" calcext:value-type="string">
            <text:p>L8N6KV3MD5X</text:p>
          </table:table-cell>
          <table:table-cell table:style-name="ce4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gurdur</text:p>
          </table:table-cell>
          <table:table-cell table:style-name="ce3" office:value-type="string" calcext:value-type="string">
            <text:p>Skulason</text:p>
          </table:table-cell>
          <table:table-cell table:style-name="ce3" office:value-type="string" calcext:value-type="string">
            <text:p>G6NRFNMQQLK</text:p>
          </table:table-cell>
          <table:table-cell table:style-name="ce5" table:formula="of:=DATE(2020;6;24)+TIME(14;39;26)" office:value-type="date" office:date-value="2020-06-24T14:39:26" calcext:value-type="date">
            <text:p>6/24/2020 14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kandar</text:p>
          </table:table-cell>
          <table:table-cell table:style-name="ce3" office:value-type="string" calcext:value-type="string">
            <text:p>Ali</text:p>
          </table:table-cell>
          <table:table-cell table:style-name="ce3" office:value-type="string" calcext:value-type="string">
            <text:p>VQNY284MC39</text:p>
          </table:table-cell>
          <table:table-cell table:style-name="ce5" table:formula="of:=DATE(2020;6;26)+TIME(12;27;52)" office:value-type="date" office:date-value="2020-06-26T12:27:52" calcext:value-type="date">
            <text:p>6/26/2020 12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kkaiappan</text:p>
          </table:table-cell>
          <table:table-cell table:style-name="ce2" office:value-type="string" calcext:value-type="string">
            <text:p>Subramanian</text:p>
          </table:table-cell>
          <table:table-cell table:style-name="ce2" office:value-type="string" calcext:value-type="string">
            <text:p>KXNKTDN4SVM</text:p>
          </table:table-cell>
          <table:table-cell table:style-name="ce4" table:formula="of:=DATE(2020;5;5)+TIME(17;11;44)" office:value-type="date" office:date-value="2020-05-05T17:11:44" calcext:value-type="date">
            <text:p>5/5/2020 17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lke</text:p>
          </table:table-cell>
          <table:table-cell table:style-name="ce2" office:value-type="string" calcext:value-type="string">
            <text:p>Roth</text:p>
          </table:table-cell>
          <table:table-cell table:style-name="ce2" office:value-type="string" calcext:value-type="string">
            <text:p>VMNTD7VQFKD</text:p>
          </table:table-cell>
          <table:table-cell table:style-name="ce4" table:formula="of:=DATE(2020;6;17)+TIME(12;42;22)" office:value-type="date" office:date-value="2020-06-17T12:42:22" calcext:value-type="date">
            <text:p>6/17/2020 12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mha</text:p>
          </table:table-cell>
          <table:table-cell table:style-name="ce3" office:value-type="string" calcext:value-type="string">
            <text:p>musini</text:p>
          </table:table-cell>
          <table:table-cell table:style-name="ce3" office:value-type="string" calcext:value-type="string">
            <text:p>KJNTMJGS6P3</text:p>
          </table:table-cell>
          <table:table-cell table:style-name="ce5" table:formula="of:=DATE(2020;6;29)+TIME(14;8;59)" office:value-type="date" office:date-value="2020-06-29T14:08:59" calcext:value-type="date">
            <text:p>6/29/2020 14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mon</text:p>
          </table:table-cell>
          <table:table-cell table:style-name="ce3" office:value-type="string" calcext:value-type="string">
            <text:p>Außerlechner</text:p>
          </table:table-cell>
          <table:table-cell table:style-name="ce3" office:value-type="string" calcext:value-type="string">
            <text:p>GKNY6H6QGCS</text:p>
          </table:table-cell>
          <table:table-cell table:style-name="ce5" table:formula="of:=DATE(2020;5;5)+TIME(16;38;27)" office:value-type="date" office:date-value="2020-05-05T16:38:27" calcext:value-type="date">
            <text:p>5/5/2020 16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mon</text:p>
          </table:table-cell>
          <table:table-cell table:style-name="ce3" office:value-type="string" calcext:value-type="string">
            <text:p>Gamache</text:p>
          </table:table-cell>
          <table:table-cell table:style-name="ce3" office:value-type="string" calcext:value-type="string">
            <text:p>P2NWBWJXKS8</text:p>
          </table:table-cell>
          <table:table-cell table:style-name="ce5" table:formula="of:=DATE(2020;5;8)+TIME(16;24;21)" office:value-type="date" office:date-value="2020-05-08T16:24:21" calcext:value-type="date">
            <text:p>5/8/2020 16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roche</text:p>
          </table:table-cell>
          <table:table-cell table:style-name="ce2" office:value-type="string" calcext:value-type="string">
            <text:p>X2NFF45S8SN</text:p>
          </table:table-cell>
          <table:table-cell table:style-name="ce4" table:formula="of:=DATE(2020;5;24)+TIME(8;26;7)" office:value-type="date" office:date-value="2020-05-24T08:26:07" calcext:value-type="date">
            <text:p>5/24/2020 8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Butler</text:p>
          </table:table-cell>
          <table:table-cell table:style-name="ce2" office:value-type="string" calcext:value-type="string">
            <text:p>X3NMP6KQJZY</text:p>
          </table:table-cell>
          <table:table-cell table:style-name="ce4" table:formula="of:=DATE(2020;6;5)+TIME(4;12;48)" office:value-type="date" office:date-value="2020-06-05T04:12:48" calcext:value-type="date">
            <text:p>6/5/2020 4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mon</text:p>
          </table:table-cell>
          <table:table-cell table:style-name="ce3" office:value-type="string" calcext:value-type="string">
            <text:p>GILBERT</text:p>
          </table:table-cell>
          <table:table-cell table:style-name="ce3" office:value-type="string" calcext:value-type="string">
            <text:p>PJNW5VFFC82</text:p>
          </table:table-cell>
          <table:table-cell table:style-name="ce5" table:formula="of:=DATE(2020;6;24)+TIME(6;24;49)" office:value-type="date" office:date-value="2020-06-24T06:24:49" calcext:value-type="date">
            <text:p>6/24/2020 6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Leet</text:p>
          </table:table-cell>
          <table:table-cell table:style-name="ce2" office:value-type="string" calcext:value-type="string">
            <text:p>K6NLWBDZHGY</text:p>
          </table:table-cell>
          <table:table-cell table:style-name="ce4" table:formula="of:=DATE(2020;6;25)+TIME(13;31;50)" office:value-type="date" office:date-value="2020-06-25T13:31:50" calcext:value-type="date">
            <text:p>6/25/2020 13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Guinot</text:p>
          </table:table-cell>
          <table:table-cell table:style-name="ce2" office:value-type="string" calcext:value-type="string">
            <text:p>JFNSLHLMFHZ</text:p>
          </table:table-cell>
          <table:table-cell table:style-name="ce4" table:formula="of:=DATE(2020;6;26)+TIME(9;31;51)" office:value-type="date" office:date-value="2020-06-26T09:31:51" calcext:value-type="date">
            <text:p>6/26/2020 9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mon</text:p>
          </table:table-cell>
          <table:table-cell table:style-name="ce2" office:value-type="string" calcext:value-type="string">
            <text:p>Forster</text:p>
          </table:table-cell>
          <table:table-cell table:style-name="ce2" office:value-type="string" calcext:value-type="string">
            <text:p>LKNBZHZ692T</text:p>
          </table:table-cell>
          <table:table-cell table:style-name="ce4" table:formula="of:=DATE(2020;6;27)+TIME(8;31;5)" office:value-type="date" office:date-value="2020-06-27T08:31:05" calcext:value-type="date">
            <text:p>6/27/2020 8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mon</text:p>
          </table:table-cell>
          <table:table-cell table:style-name="ce3" office:value-type="string" calcext:value-type="string">
            <text:p>Lawrence</text:p>
          </table:table-cell>
          <table:table-cell table:style-name="ce3" office:value-type="string" calcext:value-type="string">
            <text:p>H5NJC834N9M</text:p>
          </table:table-cell>
          <table:table-cell table:style-name="ce5" table:formula="of:=DATE(2020;6;28)+TIME(22;47;3)" office:value-type="date" office:date-value="2020-06-28T22:47:03" calcext:value-type="date">
            <text:p>6/28/2020 22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mon (Xianfeng)</text:p>
          </table:table-cell>
          <table:table-cell table:style-name="ce3" office:value-type="string" calcext:value-type="string">
            <text:p>Tian</text:p>
          </table:table-cell>
          <table:table-cell table:style-name="ce3" office:value-type="string" calcext:value-type="string">
            <text:p>NYNDKH3BSNQ</text:p>
          </table:table-cell>
          <table:table-cell table:style-name="ce5" table:formula="of:=DATE(2020;6;19)+TIME(14;16;59)" office:value-type="date" office:date-value="2020-06-19T14:16:59" calcext:value-type="date">
            <text:p>6/19/2020 14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mran</text:p>
          </table:table-cell>
          <table:table-cell table:style-name="ce2" office:value-type="string" calcext:value-type="string">
            <text:p>Koul</text:p>
          </table:table-cell>
          <table:table-cell table:style-name="ce2" office:value-type="string" calcext:value-type="string">
            <text:p>KNN9TKPGT2Y</text:p>
          </table:table-cell>
          <table:table-cell table:style-name="ce4" table:formula="of:=DATE(2020;6;25)+TIME(0;52;10)" office:value-type="date" office:date-value="2020-06-25T00:52:10" calcext:value-type="date">
            <text:p>6/25/2020 0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nan</text:p>
          </table:table-cell>
          <table:table-cell table:style-name="ce3" office:value-type="string" calcext:value-type="string">
            <text:p>Kaya</text:p>
          </table:table-cell>
          <table:table-cell table:style-name="ce3" office:value-type="string" calcext:value-type="string">
            <text:p>JPN7H7VQCBH</text:p>
          </table:table-cell>
          <table:table-cell table:style-name="ce5" table:formula="of:=DATE(2020;5;5)+TIME(17;51;37)" office:value-type="date" office:date-value="2020-05-05T17:51:37" calcext:value-type="date">
            <text:p>5/5/2020 17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ning</text:p>
          </table:table-cell>
          <table:table-cell table:style-name="ce3" office:value-type="string" calcext:value-type="string">
            <text:p>Luo</text:p>
          </table:table-cell>
          <table:table-cell table:style-name="ce3" office:value-type="string" calcext:value-type="string">
            <text:p>GFNMR5XSQ47</text:p>
          </table:table-cell>
          <table:table-cell table:style-name="ce5" table:formula="of:=DATE(2020;6;16)+TIME(15;56;10)" office:value-type="date" office:date-value="2020-06-16T15:56:10" calcext:value-type="date">
            <text:p>6/16/2020 15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nisa</text:p>
          </table:table-cell>
          <table:table-cell table:style-name="ce2" office:value-type="string" calcext:value-type="string">
            <text:p>Szabo</text:p>
          </table:table-cell>
          <table:table-cell table:style-name="ce2" office:value-type="string" calcext:value-type="string">
            <text:p>FBNN4LL65XF</text:p>
          </table:table-cell>
          <table:table-cell table:style-name="ce4" table:formula="of:=DATE(2020;5;17)+TIME(21;48;4)" office:value-type="date" office:date-value="2020-05-17T21:48:04" calcext:value-type="date">
            <text:p>5/17/2020 21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IRIN</text:p>
          </table:table-cell>
          <table:table-cell table:style-name="ce3" office:value-type="string" calcext:value-type="string">
            <text:p>NITINAWARAT</text:p>
          </table:table-cell>
          <table:table-cell table:style-name="ce3" office:value-type="string" calcext:value-type="string">
            <text:p>L3NW79HSZVR</text:p>
          </table:table-cell>
          <table:table-cell table:style-name="ce5" table:formula="of:=DATE(2020;6;24)+TIME(21;42;47)" office:value-type="date" office:date-value="2020-06-24T21:42:47" calcext:value-type="date">
            <text:p>6/24/2020 21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va</text:p>
          </table:table-cell>
          <table:table-cell table:style-name="ce2" office:value-type="string" calcext:value-type="string">
            <text:p>Chockalingam</text:p>
          </table:table-cell>
          <table:table-cell table:style-name="ce2" office:value-type="string" calcext:value-type="string">
            <text:p>ZTNTDT52GBP</text:p>
          </table:table-cell>
          <table:table-cell table:style-name="ce4" table:formula="of:=DATE(2020;6;24)+TIME(10;10;6)" office:value-type="date" office:date-value="2020-06-24T10:10:06" calcext:value-type="date">
            <text:p>6/24/2020 10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IVA SAI KUMAR</text:p>
          </table:table-cell>
          <table:table-cell table:style-name="ce2" office:value-type="string" calcext:value-type="string">
            <text:p>PAMUJULA</text:p>
          </table:table-cell>
          <table:table-cell table:style-name="ce2" office:value-type="string" calcext:value-type="string">
            <text:p>GWNRHW8ZWWD</text:p>
          </table:table-cell>
          <table:table-cell table:style-name="ce4" table:formula="of:=DATE(2020;6;25)+TIME(7;19;44)" office:value-type="date" office:date-value="2020-06-25T07:19:44" calcext:value-type="date">
            <text:p>6/25/2020 7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leepy</text:p>
          </table:table-cell>
          <table:table-cell table:style-name="ce2" office:value-type="string" calcext:value-type="string">
            <text:p>elsleepyloco</text:p>
          </table:table-cell>
          <table:table-cell table:style-name="ce2" office:value-type="string" calcext:value-type="string">
            <text:p>H5NZX6SQ4ZQ</text:p>
          </table:table-cell>
          <table:table-cell table:style-name="ce4" table:formula="of:=DATE(2020;6;6)+TIME(14;4;4)" office:value-type="date" office:date-value="2020-06-06T14:04:04" calcext:value-type="date">
            <text:p>6/6/2020 14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neha</text:p>
          </table:table-cell>
          <table:table-cell table:style-name="ce2" office:value-type="string" calcext:value-type="string">
            <text:p>Saj</text:p>
          </table:table-cell>
          <table:table-cell table:style-name="ce2" office:value-type="string" calcext:value-type="string">
            <text:p>MBNVK7HNH8T</text:p>
          </table:table-cell>
          <table:table-cell table:style-name="ce4" table:formula="of:=DATE(2020;6;20)+TIME(3;19;16)" office:value-type="date" office:date-value="2020-06-20T03:19:16" calcext:value-type="date">
            <text:p>6/20/2020 3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neha</text:p>
          </table:table-cell>
          <table:table-cell table:style-name="ce3" office:value-type="string" calcext:value-type="string">
            <text:p>kumari</text:p>
          </table:table-cell>
          <table:table-cell table:style-name="ce3" office:value-type="string" calcext:value-type="string">
            <text:p>N9N8Z737YHD</text:p>
          </table:table-cell>
          <table:table-cell table:style-name="ce5" table:formula="of:=DATE(2020;6;26)+TIME(19;31;33)" office:value-type="date" office:date-value="2020-06-26T19:31:33" calcext:value-type="date">
            <text:p>6/26/2020 19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nehal</text:p>
          </table:table-cell>
          <table:table-cell table:style-name="ce3" office:value-type="string" calcext:value-type="string">
            <text:p>Wadode</text:p>
          </table:table-cell>
          <table:table-cell table:style-name="ce3" office:value-type="string" calcext:value-type="string">
            <text:p>HNNS5NVW94K</text:p>
          </table:table-cell>
          <table:table-cell table:style-name="ce5" table:formula="of:=DATE(2020;6;24)+TIME(10;29;58)" office:value-type="date" office:date-value="2020-06-24T10:29:58" calcext:value-type="date">
            <text:p>6/24/2020 10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nigdho</text:p>
          </table:table-cell>
          <table:table-cell table:style-name="ce3" office:value-type="string" calcext:value-type="string">
            <text:p>Das</text:p>
          </table:table-cell>
          <table:table-cell table:style-name="ce3" office:value-type="string" calcext:value-type="string">
            <text:p>G6NVVHMJJRP</text:p>
          </table:table-cell>
          <table:table-cell table:style-name="ce5" table:formula="of:=DATE(2020;5;5)+TIME(16;5;42)" office:value-type="date" office:date-value="2020-05-05T16:05:42" calcext:value-type="date">
            <text:p>5/5/2020 16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fia</text:p>
          </table:table-cell>
          <table:table-cell table:style-name="ce2" office:value-type="string" calcext:value-type="string">
            <text:p>Wallin</text:p>
          </table:table-cell>
          <table:table-cell table:style-name="ce2" office:value-type="string" calcext:value-type="string">
            <text:p>PGN4DL8D68K</text:p>
          </table:table-cell>
          <table:table-cell table:style-name="ce4" table:formula="of:=DATE(2020;4;9)+TIME(17;3;12)" office:value-type="date" office:date-value="2020-04-09T17:03:12" calcext:value-type="date">
            <text:p>4/9/2020 17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fia</text:p>
          </table:table-cell>
          <table:table-cell table:style-name="ce3" office:value-type="string" calcext:value-type="string">
            <text:p>Leon</text:p>
          </table:table-cell>
          <table:table-cell table:style-name="ce3" office:value-type="string" calcext:value-type="string">
            <text:p>FXNMC23T6LK</text:p>
          </table:table-cell>
          <table:table-cell table:style-name="ce5" table:formula="of:=DATE(2020;6;24)+TIME(14;37;3)" office:value-type="date" office:date-value="2020-06-24T14:37:03" calcext:value-type="date">
            <text:p>6/24/2020 14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fia</text:p>
          </table:table-cell>
          <table:table-cell table:style-name="ce2" office:value-type="string" calcext:value-type="string">
            <text:p>Morales</text:p>
          </table:table-cell>
          <table:table-cell table:style-name="ce2" office:value-type="string" calcext:value-type="string">
            <text:p>HTNFV5VTSYX</text:p>
          </table:table-cell>
          <table:table-cell table:style-name="ce4" table:formula="of:=DATE(2020;6;25)+TIME(21;3;46)" office:value-type="date" office:date-value="2020-06-25T21:03:46" calcext:value-type="date">
            <text:p>6/25/2020 2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fía</text:p>
          </table:table-cell>
          <table:table-cell table:style-name="ce2" office:value-type="string" calcext:value-type="string">
            <text:p>Dorta</text:p>
          </table:table-cell>
          <table:table-cell table:style-name="ce2" office:value-type="string" calcext:value-type="string">
            <text:p>KDN36HNDLJR</text:p>
          </table:table-cell>
          <table:table-cell table:style-name="ce4" table:formula="of:=DATE(2020;6;13)+TIME(19;50;19)" office:value-type="date" office:date-value="2020-06-13T19:50:19" calcext:value-type="date">
            <text:p>6/13/2020 19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ha</text:p>
          </table:table-cell>
          <table:table-cell table:style-name="ce2" office:value-type="string" calcext:value-type="string">
            <text:p>Midha</text:p>
          </table:table-cell>
          <table:table-cell table:style-name="ce2" office:value-type="string" calcext:value-type="string">
            <text:p>F9N3XDC5K2V</text:p>
          </table:table-cell>
          <table:table-cell table:style-name="ce4" table:formula="of:=DATE(2020;6;24)+TIME(6;21;7)" office:value-type="date" office:date-value="2020-06-24T06:21:07" calcext:value-type="date">
            <text:p>6/24/2020 6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ham</text:p>
          </table:table-cell>
          <table:table-cell table:style-name="ce3" office:value-type="string" calcext:value-type="string">
            <text:p>Parekh</text:p>
          </table:table-cell>
          <table:table-cell table:style-name="ce3" office:value-type="string" calcext:value-type="string">
            <text:p>FVNWQG3B7K3</text:p>
          </table:table-cell>
          <table:table-cell table:style-name="ce5" table:formula="of:=DATE(2020;6;25)+TIME(5;22;18)" office:value-type="date" office:date-value="2020-06-25T05:22:18" calcext:value-type="date">
            <text:p>6/25/2020 5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hrab</text:p>
          </table:table-cell>
          <table:table-cell table:style-name="ce2" office:value-type="string" calcext:value-type="string">
            <text:p>Modi</text:p>
          </table:table-cell>
          <table:table-cell table:style-name="ce2" office:value-type="string" calcext:value-type="string">
            <text:p>LDNCLVWNKQ6</text:p>
          </table:table-cell>
          <table:table-cell table:style-name="ce4" table:formula="of:=DATE(2020;5;6)+TIME(0;18;51)" office:value-type="date" office:date-value="2020-05-06T00:18:51" calcext:value-type="date">
            <text:p>5/6/2020 0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nal</text:p>
          </table:table-cell>
          <table:table-cell table:style-name="ce3" office:value-type="string" calcext:value-type="string">
            <text:p>Bhoraniya</text:p>
          </table:table-cell>
          <table:table-cell table:style-name="ce3" office:value-type="string" calcext:value-type="string">
            <text:p>GMNYLZYP8R9</text:p>
          </table:table-cell>
          <table:table-cell table:style-name="ce5" table:formula="of:=DATE(2020;6;3)+TIME(18;38;41)" office:value-type="date" office:date-value="2020-06-03T18:38:41" calcext:value-type="date">
            <text:p>6/3/2020 18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ng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F3NLRTWJG65</text:p>
          </table:table-cell>
          <table:table-cell table:style-name="ce5" table:formula="of:=DATE(2020;5;5)+TIME(15;58;45)" office:value-type="date" office:date-value="2020-05-05T15:58:45" calcext:value-type="date">
            <text:p>5/5/2020 15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ng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NNNPY4X8MLC</text:p>
          </table:table-cell>
          <table:table-cell table:style-name="ce4" table:formula="of:=DATE(2020;6;19)+TIME(14;39;56)" office:value-type="date" office:date-value="2020-06-19T14:39:56" calcext:value-type="date">
            <text:p>6/19/2020 14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phia</text:p>
          </table:table-cell>
          <table:table-cell table:style-name="ce2" office:value-type="string" calcext:value-type="string">
            <text:p>Vargas</text:p>
          </table:table-cell>
          <table:table-cell table:style-name="ce2" office:value-type="string" calcext:value-type="string">
            <text:p>P2NRH24CDGQ</text:p>
          </table:table-cell>
          <table:table-cell table:style-name="ce4" table:formula="of:=DATE(2020;6;4)+TIME(12;10;34)" office:value-type="date" office:date-value="2020-06-04T12:10:34" calcext:value-type="date">
            <text:p>6/4/2020 12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mil</text:p>
          </table:table-cell>
          <table:table-cell table:style-name="ce3" office:value-type="string" calcext:value-type="string">
            <text:p>Khandelwal</text:p>
          </table:table-cell>
          <table:table-cell table:style-name="ce3" office:value-type="string" calcext:value-type="string">
            <text:p>HJNQSBSGC6R</text:p>
          </table:table-cell>
          <table:table-cell table:style-name="ce5" table:formula="of:=DATE(2020;6;24)+TIME(12;6;35)" office:value-type="date" office:date-value="2020-06-24T12:06:35" calcext:value-type="date">
            <text:p>6/24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mya</text:p>
          </table:table-cell>
          <table:table-cell table:style-name="ce3" office:value-type="string" calcext:value-type="string">
            <text:p>Sharma</text:p>
          </table:table-cell>
          <table:table-cell table:style-name="ce3" office:value-type="string" calcext:value-type="string">
            <text:p>J7NCCXY47YT</text:p>
          </table:table-cell>
          <table:table-cell table:style-name="ce5" table:formula="of:=DATE(2020;6;13)+TIME(1;56;0)" office:value-type="date" office:date-value="2020-06-13T01:56:00" calcext:value-type="date">
            <text:p>6/13/2020 1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umyadeep</text:p>
          </table:table-cell>
          <table:table-cell table:style-name="ce2" office:value-type="string" calcext:value-type="string">
            <text:p>Chakraborty</text:p>
          </table:table-cell>
          <table:table-cell table:style-name="ce2" office:value-type="string" calcext:value-type="string">
            <text:p>D4NW296ZJ8R</text:p>
          </table:table-cell>
          <table:table-cell table:style-name="ce4" table:formula="of:=DATE(2020;3;28)+TIME(13;13;31)" office:value-type="date" office:date-value="2020-03-28T13:13:31" calcext:value-type="date">
            <text:p>3/28/2020 13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ouptick</text:p>
          </table:table-cell>
          <table:table-cell table:style-name="ce3" office:value-type="string" calcext:value-type="string">
            <text:p>Joarder</text:p>
          </table:table-cell>
          <table:table-cell table:style-name="ce3" office:value-type="string" calcext:value-type="string">
            <text:p>V6N943DH7H9</text:p>
          </table:table-cell>
          <table:table-cell table:style-name="ce5" table:formula="of:=DATE(2020;6;18)+TIME(4;18;57)" office:value-type="date" office:date-value="2020-06-18T04:18:57" calcext:value-type="date">
            <text:p>6/18/2020 4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ourabh</text:p>
          </table:table-cell>
          <table:table-cell table:style-name="ce2" office:value-type="string" calcext:value-type="string">
            <text:p>Sagar</text:p>
          </table:table-cell>
          <table:table-cell table:style-name="ce2" office:value-type="string" calcext:value-type="string">
            <text:p>ZGNQN4M89WF</text:p>
          </table:table-cell>
          <table:table-cell table:style-name="ce4" table:formula="of:=DATE(2020;6;19)+TIME(11;1;57)" office:value-type="date" office:date-value="2020-06-19T11:01:57" calcext:value-type="date">
            <text:p>6/19/2020 11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pencer</text:p>
          </table:table-cell>
          <table:table-cell table:style-name="ce3" office:value-type="string" calcext:value-type="string">
            <text:p>Hunley</text:p>
          </table:table-cell>
          <table:table-cell table:style-name="ce3" office:value-type="string" calcext:value-type="string">
            <text:p>DTNCBGWBZJ4</text:p>
          </table:table-cell>
          <table:table-cell table:style-name="ce5" table:formula="of:=DATE(2020;5;15)+TIME(17;15;36)" office:value-type="date" office:date-value="2020-05-15T17:15:36" calcext:value-type="date">
            <text:p>5/15/2020 17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ee</text:p>
          </table:table-cell>
          <table:table-cell table:style-name="ce2" office:value-type="string" calcext:value-type="string">
            <text:p>Sarva</text:p>
          </table:table-cell>
          <table:table-cell table:style-name="ce2" office:value-type="string" calcext:value-type="string">
            <text:p>HFNJNL46FX7</text:p>
          </table:table-cell>
          <table:table-cell table:style-name="ce4" table:formula="of:=DATE(2020;5;21)+TIME(15;48;19)" office:value-type="date" office:date-value="2020-05-21T15:48:19" calcext:value-type="date">
            <text:p>5/21/2020 15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kar</text:p>
          </table:table-cell>
          <table:table-cell table:style-name="ce2" office:value-type="string" calcext:value-type="string">
            <text:p>Kasarla</text:p>
          </table:table-cell>
          <table:table-cell table:style-name="ce2" office:value-type="string" calcext:value-type="string">
            <text:p>MMN4RJ78LTX</text:p>
          </table:table-cell>
          <table:table-cell table:style-name="ce4" table:formula="of:=DATE(2020;5;13)+TIME(13;35;27)" office:value-type="date" office:date-value="2020-05-13T13:35:27" calcext:value-type="date">
            <text:p>5/13/2020 13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rinath</text:p>
          </table:table-cell>
          <table:table-cell table:style-name="ce3" office:value-type="string" calcext:value-type="string">
            <text:p>Ramachandran</text:p>
          </table:table-cell>
          <table:table-cell table:style-name="ce3" office:value-type="string" calcext:value-type="string">
            <text:p>ZMN4YXKRD8P</text:p>
          </table:table-cell>
          <table:table-cell table:style-name="ce5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ni</text:p>
          </table:table-cell>
          <table:table-cell table:style-name="ce2" office:value-type="string" calcext:value-type="string">
            <text:p>Penchikala</text:p>
          </table:table-cell>
          <table:table-cell table:style-name="ce2" office:value-type="string" calcext:value-type="string">
            <text:p>FZNY3QQV4TW</text:p>
          </table:table-cell>
          <table:table-cell table:style-name="ce4" table:formula="of:=DATE(2020;1;29)+TIME(22;11;34)" office:value-type="date" office:date-value="2020-01-29T22:11:34" calcext:value-type="date">
            <text:p>1/29/2020 22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rini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HTNBTS5K5WY</text:p>
          </table:table-cell>
          <table:table-cell table:style-name="ce5" table:formula="of:=DATE(2020;6;3)+TIME(13;48;55)" office:value-type="date" office:date-value="2020-06-03T13:48:55" calcext:value-type="date">
            <text:p>6/3/2020 13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ni</text:p>
          </table:table-cell>
          <table:table-cell table:style-name="ce2" office:value-type="string" calcext:value-type="string">
            <text:p>Kandagatla</text:p>
          </table:table-cell>
          <table:table-cell table:style-name="ce2" office:value-type="string" calcext:value-type="string">
            <text:p>GLNGWR3N4HX</text:p>
          </table:table-cell>
          <table:table-cell table:style-name="ce4" table:formula="of:=DATE(2020;6;15)+TIME(5;27;12)" office:value-type="date" office:date-value="2020-06-15T05:27:12" calcext:value-type="date">
            <text:p>6/15/2020 5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nivas</text:p>
          </table:table-cell>
          <table:table-cell table:style-name="ce2" office:value-type="string" calcext:value-type="string">
            <text:p>Kothapally</text:p>
          </table:table-cell>
          <table:table-cell table:style-name="ce2" office:value-type="string" calcext:value-type="string">
            <text:p>JJNWHKM6NTM</text:p>
          </table:table-cell>
          <table:table-cell table:style-name="ce4" table:formula="of:=DATE(2020;5;26)+TIME(19;4;24)" office:value-type="date" office:date-value="2020-05-26T19:04:24" calcext:value-type="date">
            <text:p>5/26/2020 19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rinivas</text:p>
          </table:table-cell>
          <table:table-cell table:style-name="ce3" office:value-type="string" calcext:value-type="string">
            <text:p>Naspoori</text:p>
          </table:table-cell>
          <table:table-cell table:style-name="ce3" office:value-type="string" calcext:value-type="string">
            <text:p>H9NSQX7TX77</text:p>
          </table:table-cell>
          <table:table-cell table:style-name="ce5" table:formula="of:=DATE(2020;6;11)+TIME(12;53;43)" office:value-type="date" office:date-value="2020-06-11T12:53:43" calcext:value-type="date">
            <text:p>6/11/2020 12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nivas</text:p>
          </table:table-cell>
          <table:table-cell table:style-name="ce2" office:value-type="string" calcext:value-type="string">
            <text:p>Marakala</text:p>
          </table:table-cell>
          <table:table-cell table:style-name="ce2" office:value-type="string" calcext:value-type="string">
            <text:p>VXN42S3CVY9</text:p>
          </table:table-cell>
          <table:table-cell table:style-name="ce4" table:formula="of:=DATE(2020;6;12)+TIME(17;13;17)" office:value-type="date" office:date-value="2020-06-12T17:13:17" calcext:value-type="date">
            <text:p>6/12/2020 17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nivas</text:p>
          </table:table-cell>
          <table:table-cell table:style-name="ce2" office:value-type="string" calcext:value-type="string">
            <text:p>tadepalli</text:p>
          </table:table-cell>
          <table:table-cell table:style-name="ce2" office:value-type="string" calcext:value-type="string">
            <text:p>P3NVLLK92S8</text:p>
          </table:table-cell>
          <table:table-cell table:style-name="ce4" table:formula="of:=DATE(2020;6;15)+TIME(0;45;15)" office:value-type="date" office:date-value="2020-06-15T00:45:15" calcext:value-type="date">
            <text:p>6/15/2020 0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nivas</text:p>
          </table:table-cell>
          <table:table-cell table:style-name="ce2" office:value-type="string" calcext:value-type="string">
            <text:p>Narayan</text:p>
          </table:table-cell>
          <table:table-cell table:style-name="ce2" office:value-type="string" calcext:value-type="string">
            <text:p>LHNVCC77Y2B</text:p>
          </table:table-cell>
          <table:table-cell table:style-name="ce4" table:formula="of:=DATE(2020;6;29)+TIME(11;25;12)" office:value-type="date" office:date-value="2020-06-29T11:25:12" calcext:value-type="date">
            <text:p>6/29/2020 11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rinivasan</text:p>
          </table:table-cell>
          <table:table-cell table:style-name="ce3" office:value-type="string" calcext:value-type="string">
            <text:p>Ravindran</text:p>
          </table:table-cell>
          <table:table-cell table:style-name="ce3" office:value-type="string" calcext:value-type="string">
            <text:p>KTN2HYZ8K7W</text:p>
          </table:table-cell>
          <table:table-cell table:style-name="ce5" table:formula="of:=DATE(2020;6;18)+TIME(7;42;25)" office:value-type="date" office:date-value="2020-06-18T07:42:25" calcext:value-type="date">
            <text:p>6/18/2020 7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riram</text:p>
          </table:table-cell>
          <table:table-cell table:style-name="ce3" office:value-type="string" calcext:value-type="string">
            <text:p>Sriperambudur</text:p>
          </table:table-cell>
          <table:table-cell table:style-name="ce3" office:value-type="string" calcext:value-type="string">
            <text:p>D5N7NZJMKDZ</text:p>
          </table:table-cell>
          <table:table-cell table:style-name="ce5" table:formula="of:=DATE(2020;5;14)+TIME(1;49;45)" office:value-type="date" office:date-value="2020-05-14T01:49:45" calcext:value-type="date">
            <text:p>5/14/2020 1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riram</text:p>
          </table:table-cell>
          <table:table-cell table:style-name="ce3" office:value-type="string" calcext:value-type="string">
            <text:p>Gopalan</text:p>
          </table:table-cell>
          <table:table-cell table:style-name="ce3" office:value-type="string" calcext:value-type="string">
            <text:p>DPNYJSBQBRF</text:p>
          </table:table-cell>
          <table:table-cell table:style-name="ce5" table:formula="of:=DATE(2020;6;12)+TIME(5;48;41)" office:value-type="date" office:date-value="2020-06-12T05:48:41" calcext:value-type="date">
            <text:p>6/12/2020 5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riram</text:p>
          </table:table-cell>
          <table:table-cell table:style-name="ce3" office:value-type="string" calcext:value-type="string">
            <text:p>Varadhan</text:p>
          </table:table-cell>
          <table:table-cell table:style-name="ce3" office:value-type="string" calcext:value-type="string">
            <text:p>PNNMHLHYNBM</text:p>
          </table:table-cell>
          <table:table-cell table:style-name="ce5" table:formula="of:=DATE(2020;6;12)+TIME(12;3;27)" office:value-type="date" office:date-value="2020-06-12T12:03:27" calcext:value-type="date">
            <text:p>6/12/2020 12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riram</text:p>
          </table:table-cell>
          <table:table-cell table:style-name="ce2" office:value-type="string" calcext:value-type="string">
            <text:p>Ramkrishna</text:p>
          </table:table-cell>
          <table:table-cell table:style-name="ce2" office:value-type="string" calcext:value-type="string">
            <text:p>JKNNW56LGGY</text:p>
          </table:table-cell>
          <table:table-cell table:style-name="ce4" table:formula="of:=DATE(2020;6;29)+TIME(13;25;10)" office:value-type="date" office:date-value="2020-06-29T13:25:10" calcext:value-type="date">
            <text:p>6/29/2020 13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s</text:p>
          </table:table-cell>
          <table:table-cell table:style-name="ce3" office:value-type="string" calcext:value-type="string">
            <text:p>sss</text:p>
          </table:table-cell>
          <table:table-cell table:style-name="ce3" office:value-type="string" calcext:value-type="string">
            <text:p>V2NDS3FSZWN</text:p>
          </table:table-cell>
          <table:table-cell table:style-name="ce5" table:formula="of:=DATE(2020;6;29)+TIME(13;59;42)" office:value-type="date" office:date-value="2020-06-29T13:59:42" calcext:value-type="date">
            <text:p>6/29/2020 13:59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ssajal.wr@gmail.com</text:p>
          </table:table-cell>
          <table:table-cell table:style-name="ce2" office:value-type="string" calcext:value-type="string">
            <text:p>H2N2N92YR3P</text:p>
          </table:table-cell>
          <table:table-cell table:style-name="ce4" table:formula="of:=DATE(2020;6;26)+TIME(11;26;22)" office:value-type="date" office:date-value="2020-06-26T11:26:22" calcext:value-type="date">
            <text:p>6/26/2020 11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cey</text:p>
          </table:table-cell>
          <table:table-cell table:style-name="ce2" office:value-type="string" calcext:value-type="string">
            <text:p>Miller</text:p>
          </table:table-cell>
          <table:table-cell table:style-name="ce2" office:value-type="string" calcext:value-type="string">
            <text:p>GZNY33KK482</text:p>
          </table:table-cell>
          <table:table-cell table:style-name="ce4" table:formula="of:=DATE(2020;6;16)+TIME(17;47;4)" office:value-type="date" office:date-value="2020-06-16T17:47:04" calcext:value-type="date">
            <text:p>6/16/2020 17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n</text:p>
          </table:table-cell>
          <table:table-cell table:style-name="ce2" office:value-type="string" calcext:value-type="string">
            <text:p>Schwarz</text:p>
          </table:table-cell>
          <table:table-cell table:style-name="ce2" office:value-type="string" calcext:value-type="string">
            <text:p>MXNSNDCXZVV</text:p>
          </table:table-cell>
          <table:table-cell table:style-name="ce4" table:formula="of:=DATE(2020;5;22)+TIME(18;26;44)" office:value-type="date" office:date-value="2020-05-22T18:26:44" calcext:value-type="date">
            <text:p>5/22/2020 18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nislav</text:p>
          </table:table-cell>
          <table:table-cell table:style-name="ce3" office:value-type="string" calcext:value-type="string">
            <text:p>Polasek</text:p>
          </table:table-cell>
          <table:table-cell table:style-name="ce3" office:value-type="string" calcext:value-type="string">
            <text:p>KTNX87N53MQ</text:p>
          </table:table-cell>
          <table:table-cell table:style-name="ce5" table:formula="of:=DATE(2020;6;25)+TIME(15;28;48)" office:value-type="date" office:date-value="2020-06-25T15:28:48" calcext:value-type="date">
            <text:p>6/25/2020 15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nko</text:p>
          </table:table-cell>
          <table:table-cell table:style-name="ce3" office:value-type="string" calcext:value-type="string">
            <text:p>Zecevic</text:p>
          </table:table-cell>
          <table:table-cell table:style-name="ce3" office:value-type="string" calcext:value-type="string">
            <text:p>JMNLRDN7GRX</text:p>
          </table:table-cell>
          <table:table-cell table:style-name="ce5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anley</text:p>
          </table:table-cell>
          <table:table-cell table:style-name="ce3" office:value-type="string" calcext:value-type="string">
            <text:p>andrews</text:p>
          </table:table-cell>
          <table:table-cell table:style-name="ce3" office:value-type="string" calcext:value-type="string">
            <text:p>PYNMTZJHRYH</text:p>
          </table:table-cell>
          <table:table-cell table:style-name="ce5" table:formula="of:=DATE(2020;5;13)+TIME(16;49;3)" office:value-type="date" office:date-value="2020-05-13T16:49:03" calcext:value-type="date">
            <text:p>5/13/2020 16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anley</text:p>
          </table:table-cell>
          <table:table-cell table:style-name="ce2" office:value-type="string" calcext:value-type="string">
            <text:p>Mlekodaj</text:p>
          </table:table-cell>
          <table:table-cell table:style-name="ce2" office:value-type="string" calcext:value-type="string">
            <text:p>GTNMWNWYL3G</text:p>
          </table:table-cell>
          <table:table-cell table:style-name="ce4" table:formula="of:=DATE(2020;5;14)+TIME(11;14;4)" office:value-type="date" office:date-value="2020-05-14T11:14:04" calcext:value-type="date">
            <text:p>5/14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fan</text:p>
          </table:table-cell>
          <table:table-cell table:style-name="ce3" office:value-type="string" calcext:value-type="string">
            <text:p>Vaillant</text:p>
          </table:table-cell>
          <table:table-cell table:style-name="ce3" office:value-type="string" calcext:value-type="string">
            <text:p>GYN6J96LMW5</text:p>
          </table:table-cell>
          <table:table-cell table:style-name="ce5" table:formula="of:=DATE(2020;5;6)+TIME(3;3;23)" office:value-type="date" office:date-value="2020-05-06T03:03:23" calcext:value-type="date">
            <text:p>5/6/2020 3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fan</text:p>
          </table:table-cell>
          <table:table-cell table:style-name="ce3" office:value-type="string" calcext:value-type="string">
            <text:p>Schmidt</text:p>
          </table:table-cell>
          <table:table-cell table:style-name="ce3" office:value-type="string" calcext:value-type="string">
            <text:p>V4NHXPW6BBB</text:p>
          </table:table-cell>
          <table:table-cell table:style-name="ce5" table:formula="of:=DATE(2020;5;19)+TIME(10;5;36)" office:value-type="date" office:date-value="2020-05-19T10:05:36" calcext:value-type="date">
            <text:p>5/19/2020 10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fan</text:p>
          </table:table-cell>
          <table:table-cell table:style-name="ce2" office:value-type="string" calcext:value-type="string">
            <text:p>Andersson</text:p>
          </table:table-cell>
          <table:table-cell table:style-name="ce2" office:value-type="string" calcext:value-type="string">
            <text:p>V2NDGF8TXVN</text:p>
          </table:table-cell>
          <table:table-cell table:style-name="ce4" table:formula="of:=DATE(2020;6;5)+TIME(5;27;43)" office:value-type="date" office:date-value="2020-06-05T05:27:43" calcext:value-type="date">
            <text:p>6/5/2020 5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fan</text:p>
          </table:table-cell>
          <table:table-cell table:style-name="ce3" office:value-type="string" calcext:value-type="string">
            <text:p>ML</text:p>
          </table:table-cell>
          <table:table-cell table:style-name="ce3" office:value-type="string" calcext:value-type="string">
            <text:p>DPNSWDT8CSH</text:p>
          </table:table-cell>
          <table:table-cell table:style-name="ce5" table:formula="of:=DATE(2020;6;26)+TIME(8;29;17)" office:value-type="date" office:date-value="2020-06-26T08:29:17" calcext:value-type="date">
            <text:p>6/26/2020 8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fan</text:p>
          </table:table-cell>
          <table:table-cell table:style-name="ce3" office:value-type="string" calcext:value-type="string">
            <text:p>Agner</text:p>
          </table:table-cell>
          <table:table-cell table:style-name="ce3" office:value-type="string" calcext:value-type="string">
            <text:p>X8N8TYVWKDJ</text:p>
          </table:table-cell>
          <table:table-cell table:style-name="ce5" table:formula="of:=DATE(2020;6;29)+TIME(4;53;11)" office:value-type="date" office:date-value="2020-06-29T04:53:11" calcext:value-type="date">
            <text:p>6/29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fanie</text:p>
          </table:table-cell>
          <table:table-cell table:style-name="ce3" office:value-type="string" calcext:value-type="string">
            <text:p>Greiner</text:p>
          </table:table-cell>
          <table:table-cell table:style-name="ce3" office:value-type="string" calcext:value-type="string">
            <text:p>GNNM8R35GNX</text:p>
          </table:table-cell>
          <table:table-cell table:style-name="ce5" table:formula="of:=DATE(2020;6;23)+TIME(6;53;2)" office:value-type="date" office:date-value="2020-06-23T06:53:02" calcext:value-type="date">
            <text:p>6/23/2020 6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fano</text:p>
          </table:table-cell>
          <table:table-cell table:style-name="ce3" office:value-type="string" calcext:value-type="string">
            <text:p>Stabellini</text:p>
          </table:table-cell>
          <table:table-cell table:style-name="ce3" office:value-type="string" calcext:value-type="string">
            <text:p>HSNHZSCFJFV</text:p>
          </table:table-cell>
          <table:table-cell table:style-name="ce5" table:formula="of:=DATE(2020;3;27)+TIME(15;40;30)" office:value-type="date" office:date-value="2020-03-27T15:40:30" calcext:value-type="date">
            <text:p>3/27/2020 15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Babic</text:p>
          </table:table-cell>
          <table:table-cell table:style-name="ce2" office:value-type="string" calcext:value-type="string">
            <text:p>XQNXZZRHZDH</text:p>
          </table:table-cell>
          <table:table-cell table:style-name="ce4" table:formula="of:=DATE(2020;5;15)+TIME(12;26;44)" office:value-type="date" office:date-value="2020-05-15T12:26:44" calcext:value-type="date">
            <text:p>5/15/2020 12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fano</text:p>
          </table:table-cell>
          <table:table-cell table:style-name="ce3" office:value-type="string" calcext:value-type="string">
            <text:p>Maffulli</text:p>
          </table:table-cell>
          <table:table-cell table:style-name="ce3" office:value-type="string" calcext:value-type="string">
            <text:p>HDNGZV8Q6YK</text:p>
          </table:table-cell>
          <table:table-cell table:style-name="ce5" table:formula="of:=DATE(2020;6;3)+TIME(12;45;13)" office:value-type="date" office:date-value="2020-06-03T12:45:13" calcext:value-type="date">
            <text:p>6/3/2020 1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Pampaloni</text:p>
          </table:table-cell>
          <table:table-cell table:style-name="ce2" office:value-type="string" calcext:value-type="string">
            <text:p>N5N8HJ53FF9</text:p>
          </table:table-cell>
          <table:table-cell table:style-name="ce4" table:formula="of:=DATE(2020;6;28)+TIME(11;2;37)" office:value-type="date" office:date-value="2020-06-28T11:02:37" calcext:value-type="date">
            <text:p>6/28/2020 1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fano</text:p>
          </table:table-cell>
          <table:table-cell table:style-name="ce2" office:value-type="string" calcext:value-type="string">
            <text:p>Maffulli</text:p>
          </table:table-cell>
          <table:table-cell table:style-name="ce2" office:value-type="string" calcext:value-type="string">
            <text:p>G4NDYKW2FF2</text:p>
          </table:table-cell>
          <table:table-cell table:style-name="ce4" table:formula="of:=DATE(2020;6;28)+TIME(21;19;12)" office:value-type="date" office:date-value="2020-06-28T21:19:12" calcext:value-type="date">
            <text:p>6/28/2020 21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Barth</text:p>
          </table:table-cell>
          <table:table-cell table:style-name="ce2" office:value-type="string" calcext:value-type="string">
            <text:p>VZNYHCVBNSR</text:p>
          </table:table-cell>
          <table:table-cell table:style-name="ce4" table:formula="of:=DATE(2020;5;6)+TIME(3;5;43)" office:value-type="date" office:date-value="2020-05-06T03:05:43" calcext:value-type="date">
            <text:p>5/6/2020 3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van Dijk</text:p>
          </table:table-cell>
          <table:table-cell table:style-name="ce2" office:value-type="string" calcext:value-type="string">
            <text:p>P9NFNQCQ4ZV</text:p>
          </table:table-cell>
          <table:table-cell table:style-name="ce4" table:formula="of:=DATE(2020;5;29)+TIME(10;51;58)" office:value-type="date" office:date-value="2020-05-29T10:51:58" calcext:value-type="date">
            <text:p>5/29/2020 10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an</text:p>
          </table:table-cell>
          <table:table-cell table:style-name="ce2" office:value-type="string" calcext:value-type="string">
            <text:p>Arndt</text:p>
          </table:table-cell>
          <table:table-cell table:style-name="ce2" office:value-type="string" calcext:value-type="string">
            <text:p>L7N2QX4PDVW</text:p>
          </table:table-cell>
          <table:table-cell table:style-name="ce4" table:formula="of:=DATE(2020;6;29)+TIME(4;53;28)" office:value-type="date" office:date-value="2020-06-29T04:53:28" calcext:value-type="date">
            <text:p>6/29/2020 4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éphane</text:p>
          </table:table-cell>
          <table:table-cell table:style-name="ce3" office:value-type="string" calcext:value-type="string">
            <text:p>Graber</text:p>
          </table:table-cell>
          <table:table-cell table:style-name="ce3" office:value-type="string" calcext:value-type="string">
            <text:p>L5NK5VCZJHT</text:p>
          </table:table-cell>
          <table:table-cell table:style-name="ce5" table:formula="of:=DATE(2020;3;27)+TIME(18;18;6)" office:value-type="date" office:date-value="2020-03-27T18:18:06" calcext:value-type="date">
            <text:p>3/27/2020 18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anie</text:p>
          </table:table-cell>
          <table:table-cell table:style-name="ce2" office:value-type="string" calcext:value-type="string">
            <text:p>Lieggi</text:p>
          </table:table-cell>
          <table:table-cell table:style-name="ce2" office:value-type="string" calcext:value-type="string">
            <text:p>F6NHTK8CK75</text:p>
          </table:table-cell>
          <table:table-cell table:style-name="ce4" table:formula="of:=DATE(2020;5;6)+TIME(18;18;37)" office:value-type="date" office:date-value="2020-05-06T18:18:37" calcext:value-type="date">
            <text:p>5/6/2020 18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anie</text:p>
          </table:table-cell>
          <table:table-cell table:style-name="ce3" office:value-type="string" calcext:value-type="string">
            <text:p>Markowski</text:p>
          </table:table-cell>
          <table:table-cell table:style-name="ce3" office:value-type="string" calcext:value-type="string">
            <text:p>MGN8GNZS52F</text:p>
          </table:table-cell>
          <table:table-cell table:style-name="ce5" table:formula="of:=DATE(2020;5;20)+TIME(22;19;24)" office:value-type="date" office:date-value="2020-05-20T22:19:24" calcext:value-type="date">
            <text:p>5/20/2020 22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anie</text:p>
          </table:table-cell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DBNBWN6B7LC</text:p>
          </table:table-cell>
          <table:table-cell table:style-name="ce5" table:formula="of:=DATE(2020;6;4)+TIME(19;13;15)" office:value-type="date" office:date-value="2020-06-04T19:13:15" calcext:value-type="date">
            <text:p>6/4/2020 19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anie</text:p>
          </table:table-cell>
          <table:table-cell table:style-name="ce2" office:value-type="string" calcext:value-type="string">
            <text:p>Peñaloza Cortes</text:p>
          </table:table-cell>
          <table:table-cell table:style-name="ce2" office:value-type="string" calcext:value-type="string">
            <text:p>JLNKPV63JK9</text:p>
          </table:table-cell>
          <table:table-cell table:style-name="ce4" table:formula="of:=DATE(2020;6;19)+TIME(15;44;36)" office:value-type="date" office:date-value="2020-06-19T15:44:36" calcext:value-type="date">
            <text:p>6/19/2020 15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anie</text:p>
          </table:table-cell>
          <table:table-cell table:style-name="ce3" office:value-type="string" calcext:value-type="string">
            <text:p>Wigle</text:p>
          </table:table-cell>
          <table:table-cell table:style-name="ce3" office:value-type="string" calcext:value-type="string">
            <text:p>D9NFNY9G7F6</text:p>
          </table:table-cell>
          <table:table-cell table:style-name="ce5" table:formula="of:=DATE(2020;6;29)+TIME(13;30;40)" office:value-type="date" office:date-value="2020-06-29T13:30:40" calcext:value-type="date">
            <text:p>6/29/2020 13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ano</text:p>
          </table:table-cell>
          <table:table-cell table:style-name="ce2" office:value-type="string" calcext:value-type="string">
            <text:p>Cetola</text:p>
          </table:table-cell>
          <table:table-cell table:style-name="ce2" office:value-type="string" calcext:value-type="string">
            <text:p>VJN77VRKYPM</text:p>
          </table:table-cell>
          <table:table-cell table:style-name="ce4" table:formula="of:=DATE(2020;5;11)+TIME(17;10;41)" office:value-type="date" office:date-value="2020-05-11T17:10:41" calcext:value-type="date">
            <text:p>5/11/2020 17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Gilardi</text:p>
          </table:table-cell>
          <table:table-cell table:style-name="ce3" office:value-type="string" calcext:value-type="string">
            <text:p>HGNBFZR4PX3</text:p>
          </table:table-cell>
          <table:table-cell table:style-name="ce5" table:formula="of:=DATE(2020;1;14)+TIME(21;20;39)" office:value-type="date" office:date-value="2020-01-14T21:20:39" calcext:value-type="date">
            <text:p>1/14/2020 21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Segal</text:p>
          </table:table-cell>
          <table:table-cell table:style-name="ce3" office:value-type="string" calcext:value-type="string">
            <text:p>XCNKCWJL832</text:p>
          </table:table-cell>
          <table:table-cell table:style-name="ce5" table:formula="of:=DATE(2020;4;6)+TIME(1;16;57)" office:value-type="date" office:date-value="2020-04-06T01:16:57" calcext:value-type="date">
            <text:p>4/6/2020 1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Gibbs</text:p>
          </table:table-cell>
          <table:table-cell table:style-name="ce2" office:value-type="string" calcext:value-type="string">
            <text:p>L6NNPJFDBRG</text:p>
          </table:table-cell>
          <table:table-cell table:style-name="ce4" table:formula="of:=DATE(2020;5;7)+TIME(4;40;8)" office:value-type="date" office:date-value="2020-05-07T04:40:08" calcext:value-type="date">
            <text:p>5/7/2020 4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Winslow</text:p>
          </table:table-cell>
          <table:table-cell table:style-name="ce3" office:value-type="string" calcext:value-type="string">
            <text:p>XNNJGDWBXD3</text:p>
          </table:table-cell>
          <table:table-cell table:style-name="ce5" table:formula="of:=DATE(2020;5;11)+TIME(9;13;25)" office:value-type="date" office:date-value="2020-05-11T09:13:25" calcext:value-type="date">
            <text:p>5/11/2020 9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Nizamoff</text:p>
          </table:table-cell>
          <table:table-cell table:style-name="ce3" office:value-type="string" calcext:value-type="string">
            <text:p>G8N64FNDGG2</text:p>
          </table:table-cell>
          <table:table-cell table:style-name="ce5" table:formula="of:=DATE(2020;5;12)+TIME(12;31;34)" office:value-type="date" office:date-value="2020-05-12T12:31:34" calcext:value-type="date">
            <text:p>5/12/2020 12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Lankford</text:p>
          </table:table-cell>
          <table:table-cell table:style-name="ce2" office:value-type="string" calcext:value-type="string">
            <text:p>H3NXP9KJFT2</text:p>
          </table:table-cell>
          <table:table-cell table:style-name="ce4" table:formula="of:=DATE(2020;5;17)+TIME(3;57;41)" office:value-type="date" office:date-value="2020-05-17T03:57:41" calcext:value-type="date">
            <text:p>5/17/2020 3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Coady</text:p>
          </table:table-cell>
          <table:table-cell table:style-name="ce3" office:value-type="string" calcext:value-type="string">
            <text:p>LJNNFS7CYX2</text:p>
          </table:table-cell>
          <table:table-cell table:style-name="ce5" table:formula="of:=DATE(2020;5;18)+TIME(10;21;29)" office:value-type="date" office:date-value="2020-05-18T10:21:29" calcext:value-type="date">
            <text:p>5/18/2020 10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Walli</text:p>
          </table:table-cell>
          <table:table-cell table:style-name="ce2" office:value-type="string" calcext:value-type="string">
            <text:p>XTNKB5X82TT</text:p>
          </table:table-cell>
          <table:table-cell table:style-name="ce4" table:formula="of:=DATE(2020;5;20)+TIME(19;46;25)" office:value-type="date" office:date-value="2020-05-20T19:46:25" calcext:value-type="date">
            <text:p>5/20/2020 19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Proffitt</text:p>
          </table:table-cell>
          <table:table-cell table:style-name="ce2" office:value-type="string" calcext:value-type="string">
            <text:p>G8NQVXDYQTY</text:p>
          </table:table-cell>
          <table:table-cell table:style-name="ce4" table:formula="of:=DATE(2020;5;27)+TIME(11;56;32)" office:value-type="date" office:date-value="2020-05-27T11:56:32" calcext:value-type="date">
            <text:p>5/27/2020 11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Nadas</text:p>
          </table:table-cell>
          <table:table-cell table:style-name="ce3" office:value-type="string" calcext:value-type="string">
            <text:p>L5N4VVFPCWL</text:p>
          </table:table-cell>
          <table:table-cell table:style-name="ce5" table:formula="of:=DATE(2020;6;12)+TIME(8;59;7)" office:value-type="date" office:date-value="2020-06-12T08:59:07" calcext:value-type="date">
            <text:p>6/12/2020 8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Smalley</text:p>
          </table:table-cell>
          <table:table-cell table:style-name="ce3" office:value-type="string" calcext:value-type="string">
            <text:p>DSNNT96DF6Z</text:p>
          </table:table-cell>
          <table:table-cell table:style-name="ce5" table:formula="of:=DATE(2020;6;12)+TIME(11;58;47)" office:value-type="date" office:date-value="2020-06-12T11:58:47" calcext:value-type="date">
            <text:p>6/12/2020 11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Berry</text:p>
          </table:table-cell>
          <table:table-cell table:style-name="ce3" office:value-type="string" calcext:value-type="string">
            <text:p>DPNBGHF6JC9</text:p>
          </table:table-cell>
          <table:table-cell table:style-name="ce5" table:formula="of:=DATE(2020;6;24)+TIME(10;49;25)" office:value-type="date" office:date-value="2020-06-24T10:49:25" calcext:value-type="date">
            <text:p>6/24/2020 10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Peterson</text:p>
          </table:table-cell>
          <table:table-cell table:style-name="ce3" office:value-type="string" calcext:value-type="string">
            <text:p>D7NW6V44B59</text:p>
          </table:table-cell>
          <table:table-cell table:style-name="ce5" table:formula="of:=DATE(2020;6;24)+TIME(16;26;22)" office:value-type="date" office:date-value="2020-06-24T16:26:22" calcext:value-type="date">
            <text:p>6/24/2020 16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Thung</text:p>
          </table:table-cell>
          <table:table-cell table:style-name="ce3" office:value-type="string" calcext:value-type="string">
            <text:p>LRNVTXM9FY5</text:p>
          </table:table-cell>
          <table:table-cell table:style-name="ce5" table:formula="of:=DATE(2020;6;25)+TIME(13;14;53)" office:value-type="date" office:date-value="2020-06-25T13:14:53" calcext:value-type="date">
            <text:p>6/25/2020 13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</text:p>
          </table:table-cell>
          <table:table-cell table:style-name="ce3" office:value-type="string" calcext:value-type="string">
            <text:p>Vaile</text:p>
          </table:table-cell>
          <table:table-cell table:style-name="ce3" office:value-type="string" calcext:value-type="string">
            <text:p>PQN685CVKQH</text:p>
          </table:table-cell>
          <table:table-cell table:style-name="ce5" table:formula="of:=DATE(2020;6;26)+TIME(9;59;6)" office:value-type="date" office:date-value="2020-06-26T09:59:06" calcext:value-type="date">
            <text:p>6/26/2020 9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phen</text:p>
          </table:table-cell>
          <table:table-cell table:style-name="ce2" office:value-type="string" calcext:value-type="string">
            <text:p>Hemminger</text:p>
          </table:table-cell>
          <table:table-cell table:style-name="ce2" office:value-type="string" calcext:value-type="string">
            <text:p>MRNNC22J86Q</text:p>
          </table:table-cell>
          <table:table-cell table:style-name="ce4" table:formula="of:=DATE(2020;6;26)+TIME(11;53;24)" office:value-type="date" office:date-value="2020-06-26T11:53:24" calcext:value-type="date">
            <text:p>6/26/2020 11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 H</text:p>
          </table:table-cell>
          <table:table-cell table:style-name="ce3" office:value-type="string" calcext:value-type="string">
            <text:p>Schwarz</text:p>
          </table:table-cell>
          <table:table-cell table:style-name="ce3" office:value-type="string" calcext:value-type="string">
            <text:p>FCNDN6YVLHV</text:p>
          </table:table-cell>
          <table:table-cell table:style-name="ce5" table:formula="of:=DATE(2020;5;29)+TIME(13;47;12)" office:value-type="date" office:date-value="2020-05-29T13:47:12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phen Mahanan</text:p>
          </table:table-cell>
          <table:table-cell table:style-name="ce3" office:value-type="string" calcext:value-type="string">
            <text:p>Mangai</text:p>
          </table:table-cell>
          <table:table-cell table:style-name="ce3" office:value-type="string" calcext:value-type="string">
            <text:p>GZN9TDWFTHD</text:p>
          </table:table-cell>
          <table:table-cell table:style-name="ce5" table:formula="of:=DATE(2020;5;29)+TIME(14;18;16)" office:value-type="date" office:date-value="2020-05-29T14:18:16" calcext:value-type="date">
            <text:p>5/29/2020 14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Kilbane</text:p>
          </table:table-cell>
          <table:table-cell table:style-name="ce3" office:value-type="string" calcext:value-type="string">
            <text:p>GMNH7NK2NVK</text:p>
          </table:table-cell>
          <table:table-cell table:style-name="ce5" table:formula="of:=DATE(2020;5;6)+TIME(4;17;15)" office:value-type="date" office:date-value="2020-05-06T04:17:15" calcext:value-type="date">
            <text:p>5/6/2020 4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Schwarm</text:p>
          </table:table-cell>
          <table:table-cell table:style-name="ce3" office:value-type="string" calcext:value-type="string">
            <text:p>GKN5RGJDJDY</text:p>
          </table:table-cell>
          <table:table-cell table:style-name="ce5" table:formula="of:=DATE(2020;5;6)+TIME(18;49;35)" office:value-type="date" office:date-value="2020-05-06T18:49:35" calcext:value-type="date">
            <text:p>5/6/2020 18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Smiley</text:p>
          </table:table-cell>
          <table:table-cell table:style-name="ce2" office:value-type="string" calcext:value-type="string">
            <text:p>LMNDG3YZH4P</text:p>
          </table:table-cell>
          <table:table-cell table:style-name="ce4" table:formula="of:=DATE(2020;5;8)+TIME(15;52;17)" office:value-type="date" office:date-value="2020-05-08T15:52:17" calcext:value-type="date">
            <text:p>5/8/2020 15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Wong</text:p>
          </table:table-cell>
          <table:table-cell table:style-name="ce2" office:value-type="string" calcext:value-type="string">
            <text:p>DYNFMK4HFDH</text:p>
          </table:table-cell>
          <table:table-cell table:style-name="ce4" table:formula="of:=DATE(2020;5;21)+TIME(17;17;28)" office:value-type="date" office:date-value="2020-05-21T17:17:28" calcext:value-type="date">
            <text:p>5/21/2020 17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Springett</text:p>
          </table:table-cell>
          <table:table-cell table:style-name="ce2" office:value-type="string" calcext:value-type="string">
            <text:p>N6NR7RL7X3C</text:p>
          </table:table-cell>
          <table:table-cell table:style-name="ce4" table:formula="of:=DATE(2020;5;25)+TIME(16;47;30)" office:value-type="date" office:date-value="2020-05-25T16:47:30" calcext:value-type="date">
            <text:p>5/25/2020 16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Dickinson</text:p>
          </table:table-cell>
          <table:table-cell table:style-name="ce3" office:value-type="string" calcext:value-type="string">
            <text:p>X9NV74B3D3K</text:p>
          </table:table-cell>
          <table:table-cell table:style-name="ce5" table:formula="of:=DATE(2020;6;2)+TIME(11;20;47)" office:value-type="date" office:date-value="2020-06-02T11:20:47" calcext:value-type="date">
            <text:p>6/2/2020 11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Sakoman</text:p>
          </table:table-cell>
          <table:table-cell table:style-name="ce2" office:value-type="string" calcext:value-type="string">
            <text:p>HCNFCFG2V3C</text:p>
          </table:table-cell>
          <table:table-cell table:style-name="ce4" table:formula="of:=DATE(2020;6;18)+TIME(18;24;37)" office:value-type="date" office:date-value="2020-06-18T18:24:37" calcext:value-type="date">
            <text:p>6/18/2020 18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Krems</text:p>
          </table:table-cell>
          <table:table-cell table:style-name="ce2" office:value-type="string" calcext:value-type="string">
            <text:p>JYNXNMY5H4S</text:p>
          </table:table-cell>
          <table:table-cell table:style-name="ce4" table:formula="of:=DATE(2020;6;24)+TIME(12;23;43)" office:value-type="date" office:date-value="2020-06-24T12:23:43" calcext:value-type="date">
            <text:p>6/24/2020 12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Menken</text:p>
          </table:table-cell>
          <table:table-cell table:style-name="ce3" office:value-type="string" calcext:value-type="string">
            <text:p>DRNMJBZDT7K</text:p>
          </table:table-cell>
          <table:table-cell table:style-name="ce5" table:formula="of:=DATE(2020;6;26)+TIME(10;41;2)" office:value-type="date" office:date-value="2020-06-26T10:41:02" calcext:value-type="date">
            <text:p>6/26/2020 10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</text:p>
          </table:table-cell>
          <table:table-cell table:style-name="ce3" office:value-type="string" calcext:value-type="string">
            <text:p>Magnani</text:p>
          </table:table-cell>
          <table:table-cell table:style-name="ce3" office:value-type="string" calcext:value-type="string">
            <text:p>VJNN5Z4XS8Y</text:p>
          </table:table-cell>
          <table:table-cell table:style-name="ce5" table:formula="of:=DATE(2020;6;26)+TIME(12;35;5)" office:value-type="date" office:date-value="2020-06-26T12:35:05" calcext:value-type="date">
            <text:p>6/26/2020 12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</text:p>
          </table:table-cell>
          <table:table-cell table:style-name="ce2" office:value-type="string" calcext:value-type="string">
            <text:p>Strickler</text:p>
          </table:table-cell>
          <table:table-cell table:style-name="ce2" office:value-type="string" calcext:value-type="string">
            <text:p>ZDN7YT8CVSJ</text:p>
          </table:table-cell>
          <table:table-cell table:style-name="ce4" table:formula="of:=DATE(2020;6;28)+TIME(19;49;36)" office:value-type="date" office:date-value="2020-06-28T19:49:36" calcext:value-type="date">
            <text:p>6/28/2020 19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n</text:p>
          </table:table-cell>
          <table:table-cell table:style-name="ce2" office:value-type="string" calcext:value-type="string">
            <text:p>Rostedt</text:p>
          </table:table-cell>
          <table:table-cell table:style-name="ce2" office:value-type="string" calcext:value-type="string">
            <text:p>MPNKPBR4XDL</text:p>
          </table:table-cell>
          <table:table-cell table:style-name="ce4" table:formula="of:=DATE(2020;5;7)+TIME(21;23;38)" office:value-type="date" office:date-value="2020-05-07T21:23:38" calcext:value-type="date">
            <text:p>5/7/2020 21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Gottwals</text:p>
          </table:table-cell>
          <table:table-cell table:style-name="ce3" office:value-type="string" calcext:value-type="string">
            <text:p>Z2NSTFVYC44</text:p>
          </table:table-cell>
          <table:table-cell table:style-name="ce5" table:formula="of:=DATE(2020;5;12)+TIME(12;5;41)" office:value-type="date" office:date-value="2020-05-12T12:05:41" calcext:value-type="date">
            <text:p>5/12/2020 12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Anderson</text:p>
          </table:table-cell>
          <table:table-cell table:style-name="ce3" office:value-type="string" calcext:value-type="string">
            <text:p>KMNDXZ5KNX6</text:p>
          </table:table-cell>
          <table:table-cell table:style-name="ce5" table:formula="of:=DATE(2020;5;21)+TIME(18;2;10)" office:value-type="date" office:date-value="2020-05-21T18:02:10" calcext:value-type="date">
            <text:p>5/21/2020 18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even</text:p>
          </table:table-cell>
          <table:table-cell table:style-name="ce2" office:value-type="string" calcext:value-type="string">
            <text:p>Vaughan-Nichols</text:p>
          </table:table-cell>
          <table:table-cell table:style-name="ce2" office:value-type="string" calcext:value-type="string">
            <text:p>DPNNNCKQ4CF</text:p>
          </table:table-cell>
          <table:table-cell table:style-name="ce4" table:formula="of:=DATE(2020;6;1)+TIME(15;53;15)" office:value-type="date" office:date-value="2020-06-01T15:53:15" calcext:value-type="date">
            <text:p>6/1/2020 15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Tan</text:p>
          </table:table-cell>
          <table:table-cell table:style-name="ce3" office:value-type="string" calcext:value-type="string">
            <text:p>NQN5GGMZDWQ</text:p>
          </table:table-cell>
          <table:table-cell table:style-name="ce5" table:formula="of:=DATE(2020;6;3)+TIME(23;37;13)" office:value-type="date" office:date-value="2020-06-03T23:37:13" calcext:value-type="date">
            <text:p>6/3/2020 23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Luke</text:p>
          </table:table-cell>
          <table:table-cell table:style-name="ce3" office:value-type="string" calcext:value-type="string">
            <text:p>K9N2LLHYTN6</text:p>
          </table:table-cell>
          <table:table-cell table:style-name="ce5" table:formula="of:=DATE(2020;6;8)+TIME(2;54;32)" office:value-type="date" office:date-value="2020-06-08T02:54:32" calcext:value-type="date">
            <text:p>6/8/2020 2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Blachman</text:p>
          </table:table-cell>
          <table:table-cell table:style-name="ce3" office:value-type="string" calcext:value-type="string">
            <text:p>Z9NJQ2MGGFH</text:p>
          </table:table-cell>
          <table:table-cell table:style-name="ce5" table:formula="of:=DATE(2020;6;14)+TIME(8;9;28)" office:value-type="date" office:date-value="2020-06-14T08:09:28" calcext:value-type="date">
            <text:p>6/14/2020 8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Tobar</text:p>
          </table:table-cell>
          <table:table-cell table:style-name="ce3" office:value-type="string" calcext:value-type="string">
            <text:p>HKNQDWM3GGJ</text:p>
          </table:table-cell>
          <table:table-cell table:style-name="ce5" table:formula="of:=DATE(2020;6;14)+TIME(20;59;1)" office:value-type="date" office:date-value="2020-06-14T20:59:01" calcext:value-type="date">
            <text:p>6/14/2020 20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Thibault</text:p>
          </table:table-cell>
          <table:table-cell table:style-name="ce3" office:value-type="string" calcext:value-type="string">
            <text:p>PWND488XDBY</text:p>
          </table:table-cell>
          <table:table-cell table:style-name="ce5" table:formula="of:=DATE(2020;6;15)+TIME(19;16;58)" office:value-type="date" office:date-value="2020-06-15T19:16:58" calcext:value-type="date">
            <text:p>6/15/2020 19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Shiau</text:p>
          </table:table-cell>
          <table:table-cell table:style-name="ce3" office:value-type="string" calcext:value-type="string">
            <text:p>L2NLBVX4LZW</text:p>
          </table:table-cell>
          <table:table-cell table:style-name="ce5" table:formula="of:=DATE(2020;6;15)+TIME(22;3;33)" office:value-type="date" office:date-value="2020-06-15T22:03:33" calcext:value-type="date">
            <text:p>6/15/2020 22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Vogt</text:p>
          </table:table-cell>
          <table:table-cell table:style-name="ce3" office:value-type="string" calcext:value-type="string">
            <text:p>N8NCB8Z26VR</text:p>
          </table:table-cell>
          <table:table-cell table:style-name="ce5" table:formula="of:=DATE(2020;6;16)+TIME(17;52;35)" office:value-type="date" office:date-value="2020-06-16T17:52:35" calcext:value-type="date">
            <text:p>6/16/2020 17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teven</text:p>
          </table:table-cell>
          <table:table-cell table:style-name="ce3" office:value-type="string" calcext:value-type="string">
            <text:p>Correa</text:p>
          </table:table-cell>
          <table:table-cell table:style-name="ce3" office:value-type="string" calcext:value-type="string">
            <text:p>ZWNRCD8LMKS</text:p>
          </table:table-cell>
          <table:table-cell table:style-name="ce5" table:formula="of:=DATE(2020;6;24)+TIME(14;28;39)" office:value-type="date" office:date-value="2020-06-24T14:28:39" calcext:value-type="date">
            <text:p>6/24/2020 14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tuti</text:p>
          </table:table-cell>
          <table:table-cell table:style-name="ce2" office:value-type="string" calcext:value-type="string">
            <text:p>Verma</text:p>
          </table:table-cell>
          <table:table-cell table:style-name="ce2" office:value-type="string" calcext:value-type="string">
            <text:p>N2NWWSVD732</text:p>
          </table:table-cell>
          <table:table-cell table:style-name="ce4" table:formula="of:=DATE(2020;6;24)+TIME(12;33;17)" office:value-type="date" office:date-value="2020-06-24T12:33:17" calcext:value-type="date">
            <text:p>6/24/2020 12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</text:p>
          </table:table-cell>
          <table:table-cell table:style-name="ce2" office:value-type="string" calcext:value-type="string">
            <text:p>Win</text:p>
          </table:table-cell>
          <table:table-cell table:style-name="ce2" office:value-type="string" calcext:value-type="string">
            <text:p>NRN36FMCM98</text:p>
          </table:table-cell>
          <table:table-cell table:style-name="ce4" table:formula="of:=DATE(2020;6;25)+TIME(21;24;32)" office:value-type="date" office:date-value="2020-06-25T21:24:32" calcext:value-type="date">
            <text:p>6/25/2020 21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bha</text:p>
          </table:table-cell>
          <table:table-cell table:style-name="ce2" office:value-type="string" calcext:value-type="string">
            <text:p>Madapusi</text:p>
          </table:table-cell>
          <table:table-cell table:style-name="ce2" office:value-type="string" calcext:value-type="string">
            <text:p>K6NW9XB3H43</text:p>
          </table:table-cell>
          <table:table-cell table:style-name="ce4" table:formula="of:=DATE(2020;5;29)+TIME(15;9;1)" office:value-type="date" office:date-value="2020-05-29T15:09:01" calcext:value-type="date">
            <text:p>5/29/2020 15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bhayu</text:p>
          </table:table-cell>
          <table:table-cell table:style-name="ce2" office:value-type="string" calcext:value-type="string">
            <text:p>Kumar Bala</text:p>
          </table:table-cell>
          <table:table-cell table:style-name="ce2" office:value-type="string" calcext:value-type="string">
            <text:p>VMN37KHPQX2</text:p>
          </table:table-cell>
          <table:table-cell table:style-name="ce4" table:formula="of:=DATE(2020;6;23)+TIME(14;17;29)" office:value-type="date" office:date-value="2020-06-23T14:17:29" calcext:value-type="date">
            <text:p>6/23/2020 14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deep</text:p>
          </table:table-cell>
          <table:table-cell table:style-name="ce2" office:value-type="string" calcext:value-type="string">
            <text:p>Batra</text:p>
          </table:table-cell>
          <table:table-cell table:style-name="ce2" office:value-type="string" calcext:value-type="string">
            <text:p>XFNHKPVD8CJ</text:p>
          </table:table-cell>
          <table:table-cell table:style-name="ce4" table:formula="of:=DATE(2020;5;18)+TIME(11;28;22)" office:value-type="date" office:date-value="2020-05-18T11:28:22" calcext:value-type="date">
            <text:p>5/18/2020 11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dhan</text:p>
          </table:table-cell>
          <table:table-cell table:style-name="ce2" office:value-type="string" calcext:value-type="string">
            <text:p>sadanand</text:p>
          </table:table-cell>
          <table:table-cell table:style-name="ce2" office:value-type="string" calcext:value-type="string">
            <text:p>M9NCVRRFLDL</text:p>
          </table:table-cell>
          <table:table-cell table:style-name="ce4" table:formula="of:=DATE(2020;5;21)+TIME(16;24;49)" office:value-type="date" office:date-value="2020-05-21T16:24:49" calcext:value-type="date">
            <text:p>5/21/2020 16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dhan</text:p>
          </table:table-cell>
          <table:table-cell table:style-name="ce2" office:value-type="string" calcext:value-type="string">
            <text:p>mano</text:p>
          </table:table-cell>
          <table:table-cell table:style-name="ce2" office:value-type="string" calcext:value-type="string">
            <text:p>KDNXJJ7DBFG</text:p>
          </table:table-cell>
          <table:table-cell table:style-name="ce4" table:formula="of:=DATE(2020;6;25)+TIME(1;36;9)" office:value-type="date" office:date-value="2020-06-25T01:36:09" calcext:value-type="date">
            <text:p>6/25/2020 1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dhanshu</text:p>
          </table:table-cell>
          <table:table-cell table:style-name="ce3" office:value-type="string" calcext:value-type="string">
            <text:p>Prajapati</text:p>
          </table:table-cell>
          <table:table-cell table:style-name="ce3" office:value-type="string" calcext:value-type="string">
            <text:p>VQNMHN27MYN</text:p>
          </table:table-cell>
          <table:table-cell table:style-name="ce5" table:formula="of:=DATE(2020;6;19)+TIME(2;8;52)" office:value-type="date" office:date-value="2020-06-19T02:08:52" calcext:value-type="date">
            <text:p>6/19/2020 2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dhanshu</text:p>
          </table:table-cell>
          <table:table-cell table:style-name="ce3" office:value-type="string" calcext:value-type="string">
            <text:p>Satyam</text:p>
          </table:table-cell>
          <table:table-cell table:style-name="ce3" office:value-type="string" calcext:value-type="string">
            <text:p>PJNWKDTNR3W</text:p>
          </table:table-cell>
          <table:table-cell table:style-name="ce5" table:formula="of:=DATE(2020;6;26)+TIME(9;21;31)" office:value-type="date" office:date-value="2020-06-26T09:21:31" calcext:value-type="date">
            <text:p>6/26/2020 9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dharaka</text:p>
          </table:table-cell>
          <table:table-cell table:style-name="ce2" office:value-type="string" calcext:value-type="string">
            <text:p>Palamakumbura</text:p>
          </table:table-cell>
          <table:table-cell table:style-name="ce2" office:value-type="string" calcext:value-type="string">
            <text:p>DSNC4SM962V</text:p>
          </table:table-cell>
          <table:table-cell table:style-name="ce4" table:formula="of:=DATE(2020;5;29)+TIME(16;27;21)" office:value-type="date" office:date-value="2020-05-29T16:27:21" calcext:value-type="date">
            <text:p>5/29/2020 16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dharsana</text:p>
          </table:table-cell>
          <table:table-cell table:style-name="ce3" office:value-type="string" calcext:value-type="string">
            <text:p>Srinivasan</text:p>
          </table:table-cell>
          <table:table-cell table:style-name="ce3" office:value-type="string" calcext:value-type="string">
            <text:p>VRNGQZLYKLF</text:p>
          </table:table-cell>
          <table:table-cell table:style-name="ce5" table:formula="of:=DATE(2020;6;12)+TIME(17;55;54)" office:value-type="date" office:date-value="2020-06-12T17:55:54" calcext:value-type="date">
            <text:p>6/12/2020 17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dip</text:p>
          </table:table-cell>
          <table:table-cell table:style-name="ce3" office:value-type="string" calcext:value-type="string">
            <text:p>mukherjee</text:p>
          </table:table-cell>
          <table:table-cell table:style-name="ce3" office:value-type="string" calcext:value-type="string">
            <text:p>VZNNDDY2V6B</text:p>
          </table:table-cell>
          <table:table-cell table:style-name="ce5" table:formula="of:=DATE(2020;6;24)+TIME(5;7;9)" office:value-type="date" office:date-value="2020-06-24T05:07:09" calcext:value-type="date">
            <text:p>6/24/2020 5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dipto</text:p>
          </table:table-cell>
          <table:table-cell table:style-name="ce2" office:value-type="string" calcext:value-type="string">
            <text:p>Ghosh</text:p>
          </table:table-cell>
          <table:table-cell table:style-name="ce2" office:value-type="string" calcext:value-type="string">
            <text:p>ZZN57FQKFJL</text:p>
          </table:table-cell>
          <table:table-cell table:style-name="ce4" table:formula="of:=DATE(2020;6;27)+TIME(1;50;14)" office:value-type="date" office:date-value="2020-06-27T01:50:14" calcext:value-type="date">
            <text:p>6/27/2020 1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ds</text:p>
          </table:table-cell>
          <table:table-cell table:style-name="ce2" office:value-type="string" calcext:value-type="string">
            <text:p>J.</text:p>
          </table:table-cell>
          <table:table-cell table:style-name="ce2" office:value-type="string" calcext:value-type="string">
            <text:p>L7NLPQSQ66J</text:p>
          </table:table-cell>
          <table:table-cell table:style-name="ce4" table:formula="of:=DATE(2020;6;19)+TIME(8;38;58)" office:value-type="date" office:date-value="2020-06-19T08:38:58" calcext:value-type="date">
            <text:p>6/19/2020 8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hail</text:p>
          </table:table-cell>
          <table:table-cell table:style-name="ce3" office:value-type="string" calcext:value-type="string">
            <text:p>Mlmuzaffar</text:p>
          </table:table-cell>
          <table:table-cell table:style-name="ce3" office:value-type="string" calcext:value-type="string">
            <text:p>MWN2W3R6SDF</text:p>
          </table:table-cell>
          <table:table-cell table:style-name="ce5" table:formula="of:=DATE(2020;6;23)+TIME(13;40;47)" office:value-type="date" office:date-value="2020-06-23T13:40:47" calcext:value-type="date">
            <text:p>6/23/2020 13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jan</text:p>
          </table:table-cell>
          <table:table-cell table:style-name="ce3" office:value-type="string" calcext:value-type="string">
            <text:p>Shrestha</text:p>
          </table:table-cell>
          <table:table-cell table:style-name="ce3" office:value-type="string" calcext:value-type="string">
            <text:p>LGN844TYL7W</text:p>
          </table:table-cell>
          <table:table-cell table:style-name="ce5" table:formula="of:=DATE(2020;6;13)+TIME(12;13;16)" office:value-type="date" office:date-value="2020-06-13T12:13:16" calcext:value-type="date">
            <text:p>6/13/2020 12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jay</text:p>
          </table:table-cell>
          <table:table-cell table:style-name="ce2" office:value-type="string" calcext:value-type="string">
            <text:p>Solomon</text:p>
          </table:table-cell>
          <table:table-cell table:style-name="ce2" office:value-type="string" calcext:value-type="string">
            <text:p>XYNF7YVPHMZ</text:p>
          </table:table-cell>
          <table:table-cell table:style-name="ce4" table:formula="of:=DATE(2020;6;11)+TIME(21;23;32)" office:value-type="date" office:date-value="2020-06-11T21:23:32" calcext:value-type="date">
            <text:p>6/11/2020 21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kanya</text:p>
          </table:table-cell>
          <table:table-cell table:style-name="ce3" office:value-type="string" calcext:value-type="string">
            <text:p>Bharati</text:p>
          </table:table-cell>
          <table:table-cell table:style-name="ce3" office:value-type="string" calcext:value-type="string">
            <text:p>NDNM3B88RRV</text:p>
          </table:table-cell>
          <table:table-cell table:style-name="ce5" table:formula="of:=DATE(2020;6;29)+TIME(7;32;18)" office:value-type="date" office:date-value="2020-06-29T07:32:18" calcext:value-type="date">
            <text:p>6/29/2020 7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krut</text:p>
          </table:table-cell>
          <table:table-cell table:style-name="ce2" office:value-type="string" calcext:value-type="string">
            <text:p>Bellary</text:p>
          </table:table-cell>
          <table:table-cell table:style-name="ce2" office:value-type="string" calcext:value-type="string">
            <text:p>XDNKXMGGJFH</text:p>
          </table:table-cell>
          <table:table-cell table:style-name="ce4" table:formula="of:=DATE(2020;6;24)+TIME(11;58;35)" office:value-type="date" office:date-value="2020-06-24T11:58:35" calcext:value-type="date">
            <text:p>6/24/2020 11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şule</text:p>
          </table:table-cell>
          <table:table-cell table:style-name="ce2" office:value-type="string" calcext:value-type="string">
            <text:p>çiloğlan</text:p>
          </table:table-cell>
          <table:table-cell table:style-name="ce2" office:value-type="string" calcext:value-type="string">
            <text:p>GFN2TVSF997</text:p>
          </table:table-cell>
          <table:table-cell table:style-name="ce4" table:formula="of:=DATE(2020;6;28)+TIME(13;58;38)" office:value-type="date" office:date-value="2020-06-28T13:58:38" calcext:value-type="date">
            <text:p>6/28/2020 13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man</text:p>
          </table:table-cell>
          <table:table-cell table:style-name="ce3" office:value-type="string" calcext:value-type="string">
            <text:p>Das</text:p>
          </table:table-cell>
          <table:table-cell table:style-name="ce3" office:value-type="string" calcext:value-type="string">
            <text:p>XRNQHPZR94L</text:p>
          </table:table-cell>
          <table:table-cell table:style-name="ce5" table:formula="of:=DATE(2020;6;23)+TIME(13;25;0)" office:value-type="date" office:date-value="2020-06-23T13:25:00" calcext:value-type="date">
            <text:p>6/23/2020 13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manta</text:p>
          </table:table-cell>
          <table:table-cell table:style-name="ce3" office:value-type="string" calcext:value-type="string">
            <text:p>Banerjee</text:p>
          </table:table-cell>
          <table:table-cell table:style-name="ce3" office:value-type="string" calcext:value-type="string">
            <text:p>N3NJXTVK4KH</text:p>
          </table:table-cell>
          <table:table-cell table:style-name="ce5" table:formula="of:=DATE(2020;6;11)+TIME(6;16;6)" office:value-type="date" office:date-value="2020-06-11T06:16:06" calcext:value-type="date">
            <text:p>6/11/2020 6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meet Kumar</text:p>
          </table:table-cell>
          <table:table-cell table:style-name="ce3" office:value-type="string" calcext:value-type="string">
            <text:p>Sahoo</text:p>
          </table:table-cell>
          <table:table-cell table:style-name="ce3" office:value-type="string" calcext:value-type="string">
            <text:p>VXNVRSMCR2S</text:p>
          </table:table-cell>
          <table:table-cell table:style-name="ce5" table:formula="of:=DATE(2020;6;24)+TIME(11;0;10)" office:value-type="date" office:date-value="2020-06-24T11:00:10" calcext:value-type="date">
            <text:p>6/24/2020 11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mesh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MXNXDPRVPTN</text:p>
          </table:table-cell>
          <table:table-cell table:style-name="ce4" table:formula="of:=DATE(2020;6;25)+TIME(14;51;12)" office:value-type="date" office:date-value="2020-06-25T14:51:12" calcext:value-type="date">
            <text:p>6/25/2020 14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mesh</text:p>
          </table:table-cell>
          <table:table-cell table:style-name="ce3" office:value-type="string" calcext:value-type="string">
            <text:p>Malhotra</text:p>
          </table:table-cell>
          <table:table-cell table:style-name="ce3" office:value-type="string" calcext:value-type="string">
            <text:p>M6NNTCXPR73</text:p>
          </table:table-cell>
          <table:table-cell table:style-name="ce5" table:formula="of:=DATE(2020;6;26)+TIME(11;48;49)" office:value-type="date" office:date-value="2020-06-26T11:48:49" calcext:value-type="date">
            <text:p>6/26/2020 11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mit</text:p>
          </table:table-cell>
          <table:table-cell table:style-name="ce2" office:value-type="string" calcext:value-type="string">
            <text:p>Garg</text:p>
          </table:table-cell>
          <table:table-cell table:style-name="ce2" office:value-type="string" calcext:value-type="string">
            <text:p>VKNT332KW9T</text:p>
          </table:table-cell>
          <table:table-cell table:style-name="ce4" table:formula="of:=DATE(2020;6;15)+TIME(3;7;48)" office:value-type="date" office:date-value="2020-06-15T03:07:48" calcext:value-type="date">
            <text:p>6/15/2020 3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mit</text:p>
          </table:table-cell>
          <table:table-cell table:style-name="ce2" office:value-type="string" calcext:value-type="string">
            <text:p>Lahiri</text:p>
          </table:table-cell>
          <table:table-cell table:style-name="ce2" office:value-type="string" calcext:value-type="string">
            <text:p>N7NYHKCSS4H</text:p>
          </table:table-cell>
          <table:table-cell table:style-name="ce4" table:formula="of:=DATE(2020;6;15)+TIME(16;16;40)" office:value-type="date" office:date-value="2020-06-15T16:16:40" calcext:value-type="date">
            <text:p>6/15/2020 16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mit</text:p>
          </table:table-cell>
          <table:table-cell table:style-name="ce2" office:value-type="string" calcext:value-type="string">
            <text:p>Sharma</text:p>
          </table:table-cell>
          <table:table-cell table:style-name="ce2" office:value-type="string" calcext:value-type="string">
            <text:p>H7NNQ76X8T5</text:p>
          </table:table-cell>
          <table:table-cell table:style-name="ce4" table:formula="of:=DATE(2020;6;28)+TIME(21;47;7)" office:value-type="date" office:date-value="2020-06-28T21:47:07" calcext:value-type="date">
            <text:p>6/28/2020 21:4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ng</text:p>
          </table:table-cell>
          <table:table-cell table:style-name="ce2" office:value-type="string" calcext:value-type="string">
            <text:p>Syn</text:p>
          </table:table-cell>
          <table:table-cell table:style-name="ce2" office:value-type="string" calcext:value-type="string">
            <text:p>Z6N2J9BX7R3</text:p>
          </table:table-cell>
          <table:table-cell table:style-name="ce4" table:formula="of:=DATE(2020;6;26)+TIME(14;30;30)" office:value-type="date" office:date-value="2020-06-26T14:30:30" calcext:value-type="date">
            <text:p>6/26/2020 14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nil</text:p>
          </table:table-cell>
          <table:table-cell table:style-name="ce3" office:value-type="string" calcext:value-type="string">
            <text:p>Kashikar</text:p>
          </table:table-cell>
          <table:table-cell table:style-name="ce3" office:value-type="string" calcext:value-type="string">
            <text:p>PZNWFY9QQ86</text:p>
          </table:table-cell>
          <table:table-cell table:style-name="ce5" table:formula="of:=DATE(2020;6;24)+TIME(0;19;1)" office:value-type="date" office:date-value="2020-06-24T00:19:01" calcext:value-type="date">
            <text:p>6/24/2020 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nil</text:p>
          </table:table-cell>
          <table:table-cell table:style-name="ce3" office:value-type="string" calcext:value-type="string">
            <text:p>Gharat</text:p>
          </table:table-cell>
          <table:table-cell table:style-name="ce3" office:value-type="string" calcext:value-type="string">
            <text:p>J4NB4YLGJPY</text:p>
          </table:table-cell>
          <table:table-cell table:style-name="ce5" table:formula="of:=DATE(2020;6;26)+TIME(19;56;35)" office:value-type="date" office:date-value="2020-06-26T19:56:35" calcext:value-type="date">
            <text:p>6/26/2020 19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nil Kallur</text:p>
          </table:table-cell>
          <table:table-cell table:style-name="ce2" office:value-type="string" calcext:value-type="string">
            <text:p>Ramegowda</text:p>
          </table:table-cell>
          <table:table-cell table:style-name="ce2" office:value-type="string" calcext:value-type="string">
            <text:p>DHNDF78KV44</text:p>
          </table:table-cell>
          <table:table-cell table:style-name="ce4" table:formula="of:=DATE(2020;6;13)+TIME(10;10;12)" office:value-type="date" office:date-value="2020-06-13T10:10:12" calcext:value-type="date">
            <text:p>6/13/2020 10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preetha</text:p>
          </table:table-cell>
          <table:table-cell table:style-name="ce3" office:value-type="string" calcext:value-type="string">
            <text:p>Yenigabal</text:p>
          </table:table-cell>
          <table:table-cell table:style-name="ce3" office:value-type="string" calcext:value-type="string">
            <text:p>JPNK6GMCQT7</text:p>
          </table:table-cell>
          <table:table-cell table:style-name="ce5" table:formula="of:=DATE(2020;6;11)+TIME(17;17;26)" office:value-type="date" office:date-value="2020-06-11T17:17:26" calcext:value-type="date">
            <text:p>6/11/2020 17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priya</text:p>
          </table:table-cell>
          <table:table-cell table:style-name="ce3" office:value-type="string" calcext:value-type="string">
            <text:p>Chitale</text:p>
          </table:table-cell>
          <table:table-cell table:style-name="ce3" office:value-type="string" calcext:value-type="string">
            <text:p>KYNTPPVPR64</text:p>
          </table:table-cell>
          <table:table-cell table:style-name="ce5" table:formula="of:=DATE(2020;5;7)+TIME(3;18;12)" office:value-type="date" office:date-value="2020-05-07T03:18:12" calcext:value-type="date">
            <text:p>5/7/2020 3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priya</text:p>
          </table:table-cell>
          <table:table-cell table:style-name="ce3" office:value-type="string" calcext:value-type="string">
            <text:p>sirbi</text:p>
          </table:table-cell>
          <table:table-cell table:style-name="ce3" office:value-type="string" calcext:value-type="string">
            <text:p>GDNS97677FC</text:p>
          </table:table-cell>
          <table:table-cell table:style-name="ce5" table:formula="of:=DATE(2020;5;30)+TIME(2;20;18)" office:value-type="date" office:date-value="2020-05-30T02:20:18" calcext:value-type="date">
            <text:p>5/30/2020 2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ranjan</text:p>
          </table:table-cell>
          <table:table-cell table:style-name="ce2" office:value-type="string" calcext:value-type="string">
            <text:p>Bhattacharjee</text:p>
          </table:table-cell>
          <table:table-cell table:style-name="ce2" office:value-type="string" calcext:value-type="string">
            <text:p>DPNJFGHBTR5</text:p>
          </table:table-cell>
          <table:table-cell table:style-name="ce4" table:formula="of:=DATE(2020;6;27)+TIME(12;37;13)" office:value-type="date" office:date-value="2020-06-27T12:37:13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rjith</text:p>
          </table:table-cell>
          <table:table-cell table:style-name="ce2" office:value-type="string" calcext:value-type="string">
            <text:p>Bhagavath Singh</text:p>
          </table:table-cell>
          <table:table-cell table:style-name="ce2" office:value-type="string" calcext:value-type="string">
            <text:p>PRNH2TR9XTR</text:p>
          </table:table-cell>
          <table:table-cell table:style-name="ce4" table:formula="of:=DATE(2020;5;6)+TIME(11;50;3)" office:value-type="date" office:date-value="2020-05-06T11:50:03" calcext:value-type="date">
            <text:p>5/6/2020 11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Malaika</text:p>
          </table:table-cell>
          <table:table-cell table:style-name="ce3" office:value-type="string" calcext:value-type="string">
            <text:p>XBNC52YMTVT</text:p>
          </table:table-cell>
          <table:table-cell table:style-name="ce5" table:formula="of:=DATE(2020;6;17)+TIME(12;40;55)" office:value-type="date" office:date-value="2020-06-17T12:40:55" calcext:value-type="date">
            <text:p>6/17/2020 12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san</text:p>
          </table:table-cell>
          <table:table-cell table:style-name="ce2" office:value-type="string" calcext:value-type="string">
            <text:p>Wolber</text:p>
          </table:table-cell>
          <table:table-cell table:style-name="ce2" office:value-type="string" calcext:value-type="string">
            <text:p>HKN35S3CRH9</text:p>
          </table:table-cell>
          <table:table-cell table:style-name="ce4" table:formula="of:=DATE(2020;6;25)+TIME(16;59;50)" office:value-type="date" office:date-value="2020-06-25T16:59:50" calcext:value-type="date">
            <text:p>6/25/2020 16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ushant</text:p>
          </table:table-cell>
          <table:table-cell table:style-name="ce3" office:value-type="string" calcext:value-type="string">
            <text:p>Agarwal</text:p>
          </table:table-cell>
          <table:table-cell table:style-name="ce3" office:value-type="string" calcext:value-type="string">
            <text:p>G6NFFXRCGKL</text:p>
          </table:table-cell>
          <table:table-cell table:style-name="ce5" table:formula="of:=DATE(2020;6;25)+TIME(17;40;47)" office:value-type="date" office:date-value="2020-06-25T17:40:47" calcext:value-type="date">
            <text:p>6/25/2020 17:4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shantha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Z9NNP2L3PRF</text:p>
          </table:table-cell>
          <table:table-cell table:style-name="ce4" table:formula="of:=DATE(2020;6;28)+TIME(4;3;23)" office:value-type="date" office:date-value="2020-06-28T04:03:23" calcext:value-type="date">
            <text:p>6/28/2020 4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shil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N9NC2DH48TD</text:p>
          </table:table-cell>
          <table:table-cell table:style-name="ce4" table:formula="of:=DATE(2020;6;19)+TIME(1;2;18)" office:value-type="date" office:date-value="2020-06-19T01:02:18" calcext:value-type="date">
            <text:p>6/19/2020 1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uzanne</text:p>
          </table:table-cell>
          <table:table-cell table:style-name="ce2" office:value-type="string" calcext:value-type="string">
            <text:p>Ambiel</text:p>
          </table:table-cell>
          <table:table-cell table:style-name="ce2" office:value-type="string" calcext:value-type="string">
            <text:p>PDN3V6VCZT2</text:p>
          </table:table-cell>
          <table:table-cell table:style-name="ce4" table:formula="of:=DATE(2020;6;24)+TIME(11;29;12)" office:value-type="date" office:date-value="2020-06-24T11:29:12" calcext:value-type="date">
            <text:p>6/24/2020 11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ven</text:p>
          </table:table-cell>
          <table:table-cell table:style-name="ce3" office:value-type="string" calcext:value-type="string">
            <text:p>Fischer</text:p>
          </table:table-cell>
          <table:table-cell table:style-name="ce3" office:value-type="string" calcext:value-type="string">
            <text:p>FGNPQK3J7V2</text:p>
          </table:table-cell>
          <table:table-cell table:style-name="ce5" table:formula="of:=DATE(2020;5;6)+TIME(4;27;49)" office:value-type="date" office:date-value="2020-05-06T04:27:49" calcext:value-type="date">
            <text:p>5/6/2020 4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ven</text:p>
          </table:table-cell>
          <table:table-cell table:style-name="ce2" office:value-type="string" calcext:value-type="string">
            <text:p>Echternach</text:p>
          </table:table-cell>
          <table:table-cell table:style-name="ce2" office:value-type="string" calcext:value-type="string">
            <text:p>HZNSHFTCMN4</text:p>
          </table:table-cell>
          <table:table-cell table:style-name="ce4" table:formula="of:=DATE(2020;6;2)+TIME(17;16;59)" office:value-type="date" office:date-value="2020-06-02T17:16:59" calcext:value-type="date">
            <text:p>6/2/2020 17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vetlana</text:p>
          </table:table-cell>
          <table:table-cell table:style-name="ce2" office:value-type="string" calcext:value-type="string">
            <text:p>Levitan</text:p>
          </table:table-cell>
          <table:table-cell table:style-name="ce2" office:value-type="string" calcext:value-type="string">
            <text:p>P2N2PMB7HW8</text:p>
          </table:table-cell>
          <table:table-cell table:style-name="ce4" table:formula="of:=DATE(2020;3;31)+TIME(21;42;56)" office:value-type="date" office:date-value="2020-03-31T21:42:56" calcext:value-type="date">
            <text:p>3/31/2020 21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vilen</text:p>
          </table:table-cell>
          <table:table-cell table:style-name="ce3" office:value-type="string" calcext:value-type="string">
            <text:p>Genchev</text:p>
          </table:table-cell>
          <table:table-cell table:style-name="ce3" office:value-type="string" calcext:value-type="string">
            <text:p>ZFNTDT2XNSL</text:p>
          </table:table-cell>
          <table:table-cell table:style-name="ce5" table:formula="of:=DATE(2020;6;18)+TIME(5;47;37)" office:value-type="date" office:date-value="2020-06-18T05:47:37" calcext:value-type="date">
            <text:p>6/18/2020 5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wap</text:p>
          </table:table-cell>
          <table:table-cell table:style-name="ce3" office:value-type="string" calcext:value-type="string">
            <text:p>Bhartiya</text:p>
          </table:table-cell>
          <table:table-cell table:style-name="ce3" office:value-type="string" calcext:value-type="string">
            <text:p>DMN4TVPPLG5</text:p>
          </table:table-cell>
          <table:table-cell table:style-name="ce5" table:formula="of:=DATE(2020;5;23)+TIME(10;23;10)" office:value-type="date" office:date-value="2020-05-23T10:23:10" calcext:value-type="date">
            <text:p>5/23/2020 10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wapnil</text:p>
          </table:table-cell>
          <table:table-cell table:style-name="ce3" office:value-type="string" calcext:value-type="string">
            <text:p>Jha</text:p>
          </table:table-cell>
          <table:table-cell table:style-name="ce3" office:value-type="string" calcext:value-type="string">
            <text:p>V5N2V9LTTDV</text:p>
          </table:table-cell>
          <table:table-cell table:style-name="ce5" table:formula="of:=DATE(2020;6;27)+TIME(0;7;33)" office:value-type="date" office:date-value="2020-06-27T00:07:33" calcext:value-type="date">
            <text:p>6/27/2020 0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warup</text:p>
          </table:table-cell>
          <table:table-cell table:style-name="ce3" office:value-type="string" calcext:value-type="string">
            <text:p>Bhanja Chowdhury</text:p>
          </table:table-cell>
          <table:table-cell table:style-name="ce3" office:value-type="string" calcext:value-type="string">
            <text:p>XMN4M2VC4RP</text:p>
          </table:table-cell>
          <table:table-cell table:style-name="ce5" table:formula="of:=DATE(2020;6;24)+TIME(5;56;9)" office:value-type="date" office:date-value="2020-06-24T05:56:09" calcext:value-type="date">
            <text:p>6/24/2020 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wathi</text:p>
          </table:table-cell>
          <table:table-cell table:style-name="ce3" office:value-type="string" calcext:value-type="string">
            <text:p>chittajallu</text:p>
          </table:table-cell>
          <table:table-cell table:style-name="ce3" office:value-type="string" calcext:value-type="string">
            <text:p>QYNQY25J62X</text:p>
          </table:table-cell>
          <table:table-cell table:style-name="ce5" table:formula="of:=DATE(2020;6;9)+TIME(5;43;25)" office:value-type="date" office:date-value="2020-06-09T05:43:25" calcext:value-type="date">
            <text:p>6/9/2020 5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wetank</text:p>
          </table:table-cell>
          <table:table-cell table:style-name="ce2" office:value-type="string" calcext:value-type="string">
            <text:p>Raj</text:p>
          </table:table-cell>
          <table:table-cell table:style-name="ce2" office:value-type="string" calcext:value-type="string">
            <text:p>LQNQW842KX6</text:p>
          </table:table-cell>
          <table:table-cell table:style-name="ce4" table:formula="of:=DATE(2020;6;25)+TIME(4;45;17)" office:value-type="date" office:date-value="2020-06-25T04:45:17" calcext:value-type="date">
            <text:p>6/25/2020 4:45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syamsi</text:p>
          </table:table-cell>
          <table:table-cell table:style-name="ce3" office:value-type="string" calcext:value-type="string">
            <text:p>D4NSXWFLVMH</text:p>
          </table:table-cell>
          <table:table-cell table:style-name="ce5" table:formula="of:=DATE(2020;6;8)+TIME(12;0;47)" office:value-type="date" office:date-value="2020-06-08T12:00:47" calcext:value-type="date">
            <text:p>6/8/2020 12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yed Humaid</text:p>
          </table:table-cell>
          <table:table-cell table:style-name="ce2" office:value-type="string" calcext:value-type="string">
            <text:p>Bin Haroon</text:p>
          </table:table-cell>
          <table:table-cell table:style-name="ce2" office:value-type="string" calcext:value-type="string">
            <text:p>VHNTXWDKNXH</text:p>
          </table:table-cell>
          <table:table-cell table:style-name="ce4" table:formula="of:=DATE(2020;6;24)+TIME(12;35;42)" office:value-type="date" office:date-value="2020-06-24T12:35:42" calcext:value-type="date">
            <text:p>6/24/2020 12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yed Kazim</text:p>
          </table:table-cell>
          <table:table-cell table:style-name="ce2" office:value-type="string" calcext:value-type="string">
            <text:p>Baqeri</text:p>
          </table:table-cell>
          <table:table-cell table:style-name="ce2" office:value-type="string" calcext:value-type="string">
            <text:p>DPN6R3PFFHC</text:p>
          </table:table-cell>
          <table:table-cell table:style-name="ce4" table:formula="of:=DATE(2020;6;13)+TIME(1;39;41)" office:value-type="date" office:date-value="2020-06-13T01:39:41" calcext:value-type="date">
            <text:p>6/13/2020 1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Z</text:p>
          </table:table-cell>
          <table:table-cell table:style-name="ce3" office:value-type="string" calcext:value-type="string">
            <text:p>Lin</text:p>
          </table:table-cell>
          <table:table-cell table:style-name="ce3" office:value-type="string" calcext:value-type="string">
            <text:p>M8NQKVNMZCM</text:p>
          </table:table-cell>
          <table:table-cell table:style-name="ce5" table:formula="of:=DATE(2020;3;29)+TIME(9;25;3)" office:value-type="date" office:date-value="2020-03-29T09:25:03" calcext:value-type="date">
            <text:p>3/29/2020 9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zalontai</text:p>
          </table:table-cell>
          <table:table-cell table:style-name="ce2" office:value-type="string" calcext:value-type="string">
            <text:p>Jeno</text:p>
          </table:table-cell>
          <table:table-cell table:style-name="ce2" office:value-type="string" calcext:value-type="string">
            <text:p>PKNTMJHKVPR</text:p>
          </table:table-cell>
          <table:table-cell table:style-name="ce4" table:formula="of:=DATE(2020;6;24)+TIME(3;40;23)" office:value-type="date" office:date-value="2020-06-24T03:40:23" calcext:value-type="date">
            <text:p>6/24/2020 3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zilveszter</text:p>
          </table:table-cell>
          <table:table-cell table:style-name="ce3" office:value-type="string" calcext:value-type="string">
            <text:p>Dobak</text:p>
          </table:table-cell>
          <table:table-cell table:style-name="ce3" office:value-type="string" calcext:value-type="string">
            <text:p>PJNBMGRKCH6</text:p>
          </table:table-cell>
          <table:table-cell table:style-name="ce5" table:formula="of:=DATE(2020;6;25)+TIME(9;13;59)" office:value-type="date" office:date-value="2020-06-25T09:13:59" calcext:value-type="date">
            <text:p>6/25/2020 9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bor</text:p>
          </table:table-cell>
          <table:table-cell table:style-name="ce3" office:value-type="string" calcext:value-type="string">
            <text:p>Kelly</text:p>
          </table:table-cell>
          <table:table-cell table:style-name="ce3" office:value-type="string" calcext:value-type="string">
            <text:p>MHNVT4G5QHG</text:p>
          </table:table-cell>
          <table:table-cell table:style-name="ce5" table:formula="of:=DATE(2020;6;22)+TIME(15;13;14)" office:value-type="date" office:date-value="2020-06-22T15:13:14" calcext:value-type="date">
            <text:p>6/22/2020 15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dayuki</text:p>
          </table:table-cell>
          <table:table-cell table:style-name="ce2" office:value-type="string" calcext:value-type="string">
            <text:p>Osaki</text:p>
          </table:table-cell>
          <table:table-cell table:style-name="ce2" office:value-type="string" calcext:value-type="string">
            <text:p>DHNR98NM8WB</text:p>
          </table:table-cell>
          <table:table-cell table:style-name="ce4" table:formula="of:=DATE(2020;6;29)+TIME(6;26;4)" office:value-type="date" office:date-value="2020-06-29T06:26:04" calcext:value-type="date">
            <text:p>6/29/2020 6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e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X5NLVCY5M8B</text:p>
          </table:table-cell>
          <table:table-cell table:style-name="ce4" table:formula="of:=DATE(2020;6;5)+TIME(19;19;58)" office:value-type="date" office:date-value="2020-06-05T19:19:58" calcext:value-type="date">
            <text:p>6/5/2020 19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jinder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NQNX6XM2YZ7</text:p>
          </table:table-cell>
          <table:table-cell table:style-name="ce4" table:formula="of:=DATE(2020;5;5)+TIME(18;4;2)" office:value-type="date" office:date-value="2020-05-05T18:04:02" calcext:value-type="date">
            <text:p>5/5/2020 18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kahiro</text:p>
          </table:table-cell>
          <table:table-cell table:style-name="ce3" office:value-type="string" calcext:value-type="string">
            <text:p>Yamaguchi</text:p>
          </table:table-cell>
          <table:table-cell table:style-name="ce3" office:value-type="string" calcext:value-type="string">
            <text:p>XKNL8X75SS4</text:p>
          </table:table-cell>
          <table:table-cell table:style-name="ce5" table:formula="of:=DATE(2020;5;14)+TIME(1;12;24)" office:value-type="date" office:date-value="2020-05-14T01:12:24" calcext:value-type="date">
            <text:p>5/14/2020 1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kahiro</text:p>
          </table:table-cell>
          <table:table-cell table:style-name="ce2" office:value-type="string" calcext:value-type="string">
            <text:p>Ono</text:p>
          </table:table-cell>
          <table:table-cell table:style-name="ce2" office:value-type="string" calcext:value-type="string">
            <text:p>XGN8X4MZYP3</text:p>
          </table:table-cell>
          <table:table-cell table:style-name="ce4" table:formula="of:=DATE(2020;5;18)+TIME(3;20;42)" office:value-type="date" office:date-value="2020-05-18T03:20:42" calcext:value-type="date">
            <text:p>5/18/2020 3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kanori</text:p>
          </table:table-cell>
          <table:table-cell table:style-name="ce3" office:value-type="string" calcext:value-type="string">
            <text:p>Suzuki</text:p>
          </table:table-cell>
          <table:table-cell table:style-name="ce3" office:value-type="string" calcext:value-type="string">
            <text:p>HFNZNRTV8QX</text:p>
          </table:table-cell>
          <table:table-cell table:style-name="ce5" table:formula="of:=DATE(2020;6;27)+TIME(15;38;42)" office:value-type="date" office:date-value="2020-06-27T15:38:42" calcext:value-type="date">
            <text:p>6/27/2020 15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kashi</text:p>
          </table:table-cell>
          <table:table-cell table:style-name="ce2" office:value-type="string" calcext:value-type="string">
            <text:p>Aida</text:p>
          </table:table-cell>
          <table:table-cell table:style-name="ce2" office:value-type="string" calcext:value-type="string">
            <text:p>XDNH2QP4QBL</text:p>
          </table:table-cell>
          <table:table-cell table:style-name="ce4" table:formula="of:=DATE(2020;5;6)+TIME(12;11;8)" office:value-type="date" office:date-value="2020-05-06T12:11:08" calcext:value-type="date">
            <text:p>5/6/2020 12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kashi</text:p>
          </table:table-cell>
          <table:table-cell table:style-name="ce3" office:value-type="string" calcext:value-type="string">
            <text:p>NINJOUJI</text:p>
          </table:table-cell>
          <table:table-cell table:style-name="ce3" office:value-type="string" calcext:value-type="string">
            <text:p>J8N93N3TJDC</text:p>
          </table:table-cell>
          <table:table-cell table:style-name="ce5" table:formula="of:=DATE(2020;5;29)+TIME(2;27;34)" office:value-type="date" office:date-value="2020-05-29T02:27:34" calcext:value-type="date">
            <text:p>5/29/2020 2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kehisa</text:p>
          </table:table-cell>
          <table:table-cell table:style-name="ce3" office:value-type="string" calcext:value-type="string">
            <text:p>Katayama</text:p>
          </table:table-cell>
          <table:table-cell table:style-name="ce3" office:value-type="string" calcext:value-type="string">
            <text:p>KXNJ4NR3P9L</text:p>
          </table:table-cell>
          <table:table-cell table:style-name="ce5" table:formula="of:=DATE(2020;6;25)+TIME(20;13;54)" office:value-type="date" office:date-value="2020-06-25T20:13:54" calcext:value-type="date">
            <text:p>6/25/2020 2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keo</text:p>
          </table:table-cell>
          <table:table-cell table:style-name="ce3" office:value-type="string" calcext:value-type="string">
            <text:p>Komiyama</text:p>
          </table:table-cell>
          <table:table-cell table:style-name="ce3" office:value-type="string" calcext:value-type="string">
            <text:p>D8NSNZWHBV7</text:p>
          </table:table-cell>
          <table:table-cell table:style-name="ce5" table:formula="of:=DATE(2020;5;21)+TIME(22;19;42)" office:value-type="date" office:date-value="2020-05-21T22:19:42" calcext:value-type="date">
            <text:p>5/21/2020 22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kuki</text:p>
          </table:table-cell>
          <table:table-cell table:style-name="ce2" office:value-type="string" calcext:value-type="string">
            <text:p>Kamiya</text:p>
          </table:table-cell>
          <table:table-cell table:style-name="ce2" office:value-type="string" calcext:value-type="string">
            <text:p>ZKNX7BHVZ3R</text:p>
          </table:table-cell>
          <table:table-cell table:style-name="ce4" table:formula="of:=DATE(2020;5;5)+TIME(20;5;10)" office:value-type="date" office:date-value="2020-05-05T20:05:10" calcext:value-type="date">
            <text:p>5/5/2020 20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kuma</text:p>
          </table:table-cell>
          <table:table-cell table:style-name="ce3" office:value-type="string" calcext:value-type="string">
            <text:p>Ueba</text:p>
          </table:table-cell>
          <table:table-cell table:style-name="ce3" office:value-type="string" calcext:value-type="string">
            <text:p>DGN3C94YW39</text:p>
          </table:table-cell>
          <table:table-cell table:style-name="ce5" table:formula="of:=DATE(2020;6;16)+TIME(5;2;44)" office:value-type="date" office:date-value="2020-06-16T05:02:44" calcext:value-type="date">
            <text:p>6/16/2020 5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kuo</text:p>
          </table:table-cell>
          <table:table-cell table:style-name="ce3" office:value-type="string" calcext:value-type="string">
            <text:p>Koguchi</text:p>
          </table:table-cell>
          <table:table-cell table:style-name="ce3" office:value-type="string" calcext:value-type="string">
            <text:p>PBNCGBCYWR8</text:p>
          </table:table-cell>
          <table:table-cell table:style-name="ce5" table:formula="of:=DATE(2020;2;25)+TIME(20;3;21)" office:value-type="date" office:date-value="2020-02-25T20:03:21" calcext:value-type="date">
            <text:p>2/25/2020 20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lles</text:p>
          </table:table-cell>
          <table:table-cell table:style-name="ce2" office:value-type="string" calcext:value-type="string">
            <text:p>Viana Vargas</text:p>
          </table:table-cell>
          <table:table-cell table:style-name="ce2" office:value-type="string" calcext:value-type="string">
            <text:p>VYNGF2LDYK4</text:p>
          </table:table-cell>
          <table:table-cell table:style-name="ce4" table:formula="of:=DATE(2020;6;24)+TIME(9;24;33)" office:value-type="date" office:date-value="2020-06-24T09:24:33" calcext:value-type="date">
            <text:p>6/24/2020 9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ra</text:p>
          </table:table-cell>
          <table:table-cell table:style-name="ce3" office:value-type="string" calcext:value-type="string">
            <text:p>Gu</text:p>
          </table:table-cell>
          <table:table-cell table:style-name="ce3" office:value-type="string" calcext:value-type="string">
            <text:p>K4NTC34T5VL</text:p>
          </table:table-cell>
          <table:table-cell table:style-name="ce5" table:formula="of:=DATE(2020;6;25)+TIME(14;48;55)" office:value-type="date" office:date-value="2020-06-25T14:48:55" calcext:value-type="date">
            <text:p>6/25/2020 14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ras</text:p>
          </table:table-cell>
          <table:table-cell table:style-name="ce2" office:value-type="string" calcext:value-type="string">
            <text:p>Kondratiuk</text:p>
          </table:table-cell>
          <table:table-cell table:style-name="ce2" office:value-type="string" calcext:value-type="string">
            <text:p>NJNPL2GQ4CW</text:p>
          </table:table-cell>
          <table:table-cell table:style-name="ce4" table:formula="of:=DATE(2020;6;26)+TIME(21;7;30)" office:value-type="date" office:date-value="2020-06-26T21:07:30" calcext:value-type="date">
            <text:p>6/26/2020 21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RS</text:p>
          </table:table-cell>
          <table:table-cell table:style-name="ce2" office:value-type="string" calcext:value-type="string">
            <text:p>TarsCloud</text:p>
          </table:table-cell>
          <table:table-cell table:style-name="ce2" office:value-type="string" calcext:value-type="string">
            <text:p>GQN5B6GX2XP</text:p>
          </table:table-cell>
          <table:table-cell table:style-name="ce4" table:formula="of:=DATE(2020;6;25)+TIME(6;47;8)" office:value-type="date" office:date-value="2020-06-25T06:47:08" calcext:value-type="date">
            <text:p>6/25/2020 6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RS</text:p>
          </table:table-cell>
          <table:table-cell table:style-name="ce3" office:value-type="string" calcext:value-type="string">
            <text:p>Foundation</text:p>
          </table:table-cell>
          <table:table-cell table:style-name="ce3" office:value-type="string" calcext:value-type="string">
            <text:p>JTNXXS6QMSB</text:p>
          </table:table-cell>
          <table:table-cell table:style-name="ce5" table:formula="of:=DATE(2020;6;25)+TIME(6;47;8)" office:value-type="date" office:date-value="2020-06-25T06:47:08" calcext:value-type="date">
            <text:p>6/25/2020 6:47</text:p>
          </table:table-cell>
          <table:table-cell table:number-columns-repeated="1020"/>
        </table:table-row>
        <table:table-row table:style-name="ro2">
          <table:table-cell table:number-columns-repeated="2" table:style-name="ce3" office:value-type="string" calcext:value-type="string">
            <text:p>Tatenda</text:p>
          </table:table-cell>
          <table:table-cell table:style-name="ce3" office:value-type="string" calcext:value-type="string">
            <text:p>H3NHTVX983T</text:p>
          </table:table-cell>
          <table:table-cell table:style-name="ce5" table:formula="of:=DATE(2020;6;24)+TIME(8;17;50)" office:value-type="date" office:date-value="2020-06-24T08:17:50" calcext:value-type="date">
            <text:p>6/24/2020 8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tsuya</text:p>
          </table:table-cell>
          <table:table-cell table:style-name="ce3" office:value-type="string" calcext:value-type="string">
            <text:p>Iwanari</text:p>
          </table:table-cell>
          <table:table-cell table:style-name="ce3" office:value-type="string" calcext:value-type="string">
            <text:p>HQNW8FF8JWK</text:p>
          </table:table-cell>
          <table:table-cell table:style-name="ce5" table:formula="of:=DATE(2020;6;25)+TIME(16;7;32)" office:value-type="date" office:date-value="2020-06-25T16:07:32" calcext:value-type="date">
            <text:p>6/25/2020 16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tsuyuki</text:p>
          </table:table-cell>
          <table:table-cell table:style-name="ce2" office:value-type="string" calcext:value-type="string">
            <text:p>Ikegami</text:p>
          </table:table-cell>
          <table:table-cell table:style-name="ce2" office:value-type="string" calcext:value-type="string">
            <text:p>FHNP6TC9XB4</text:p>
          </table:table-cell>
          <table:table-cell table:style-name="ce4" table:formula="of:=DATE(2020;6;27)+TIME(13;13;28)" office:value-type="date" office:date-value="2020-06-27T13:13:28" calcext:value-type="date">
            <text:p>6/27/2020 13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uqeer</text:p>
          </table:table-cell>
          <table:table-cell table:style-name="ce2" office:value-type="string" calcext:value-type="string">
            <text:p>Hussain</text:p>
          </table:table-cell>
          <table:table-cell table:style-name="ce2" office:value-type="string" calcext:value-type="string">
            <text:p>H2NL94XPM4Y</text:p>
          </table:table-cell>
          <table:table-cell table:style-name="ce4" table:formula="of:=DATE(2020;6;29)+TIME(2;22;3)" office:value-type="date" office:date-value="2020-06-29T02:22:03" calcext:value-type="date">
            <text:p>6/29/2020 2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wanna</text:p>
          </table:table-cell>
          <table:table-cell table:style-name="ce2" office:value-type="string" calcext:value-type="string">
            <text:p>Hester</text:p>
          </table:table-cell>
          <table:table-cell table:style-name="ce2" office:value-type="string" calcext:value-type="string">
            <text:p>MPNXZ9XL5BN</text:p>
          </table:table-cell>
          <table:table-cell table:style-name="ce4" table:formula="of:=DATE(2020;6;27)+TIME(14;14;7)" office:value-type="date" office:date-value="2020-06-27T14:14:07" calcext:value-type="date">
            <text:p>6/27/2020 14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Carpenter</text:p>
          </table:table-cell>
          <table:table-cell table:style-name="ce2" office:value-type="string" calcext:value-type="string">
            <text:p>J4N5KJXZHL9</text:p>
          </table:table-cell>
          <table:table-cell table:style-name="ce4" table:formula="of:=DATE(2020;3;30)+TIME(11;39;23)" office:value-type="date" office:date-value="2020-03-30T11:39:23" calcext:value-type="date">
            <text:p>3/30/2020 11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aylor</text:p>
          </table:table-cell>
          <table:table-cell table:style-name="ce2" office:value-type="string" calcext:value-type="string">
            <text:p>Dolezal</text:p>
          </table:table-cell>
          <table:table-cell table:style-name="ce2" office:value-type="string" calcext:value-type="string">
            <text:p>NPNZW7GDGDV</text:p>
          </table:table-cell>
          <table:table-cell table:style-name="ce4" table:formula="of:=DATE(2020;5;6)+TIME(13;50;57)" office:value-type="date" office:date-value="2020-05-06T13:50:57" calcext:value-type="date">
            <text:p>5/6/2020 1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aylor</text:p>
          </table:table-cell>
          <table:table-cell table:style-name="ce3" office:value-type="string" calcext:value-type="string">
            <text:p>Udell</text:p>
          </table:table-cell>
          <table:table-cell table:style-name="ce3" office:value-type="string" calcext:value-type="string">
            <text:p>P9N2NLHMFB6</text:p>
          </table:table-cell>
          <table:table-cell table:style-name="ce5" table:formula="of:=DATE(2020;6;29)+TIME(13;22;34)" office:value-type="date" office:date-value="2020-06-29T13:22:34" calcext:value-type="date">
            <text:p>6/29/2020 13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d</text:p>
          </table:table-cell>
          <table:table-cell table:style-name="ce2" office:value-type="string" calcext:value-type="string">
            <text:p>Speers</text:p>
          </table:table-cell>
          <table:table-cell table:style-name="ce2" office:value-type="string" calcext:value-type="string">
            <text:p>G5NY6CK2CD6</text:p>
          </table:table-cell>
          <table:table-cell table:style-name="ce4" table:formula="of:=DATE(2020;6;26)+TIME(22;6;30)" office:value-type="date" office:date-value="2020-06-26T22:06:30" calcext:value-type="date">
            <text:p>6/26/2020 2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jaswini</text:p>
          </table:table-cell>
          <table:table-cell table:style-name="ce3" office:value-type="string" calcext:value-type="string">
            <text:p>Vaidya</text:p>
          </table:table-cell>
          <table:table-cell table:style-name="ce3" office:value-type="string" calcext:value-type="string">
            <text:p>MJND3XNNBG6</text:p>
          </table:table-cell>
          <table:table-cell table:style-name="ce5" table:formula="of:=DATE(2020;6;23)+TIME(14;34;22)" office:value-type="date" office:date-value="2020-06-23T14:34:22" calcext:value-type="date">
            <text:p>6/23/2020 14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mitope</text:p>
          </table:table-cell>
          <table:table-cell table:style-name="ce2" office:value-type="string" calcext:value-type="string">
            <text:p>Popoola</text:p>
          </table:table-cell>
          <table:table-cell table:style-name="ce2" office:value-type="string" calcext:value-type="string">
            <text:p>ZGNN2WNSDP5</text:p>
          </table:table-cell>
          <table:table-cell table:style-name="ce4" table:formula="of:=DATE(2020;6;26)+TIME(16;49;48)" office:value-type="date" office:date-value="2020-06-26T16:49:48" calcext:value-type="date">
            <text:p>6/26/2020 16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odor</text:p>
          </table:table-cell>
          <table:table-cell table:style-name="ce2" office:value-type="string" calcext:value-type="string">
            <text:p>Bobirnila</text:p>
          </table:table-cell>
          <table:table-cell table:style-name="ce2" office:value-type="string" calcext:value-type="string">
            <text:p>L9NH43N5H77</text:p>
          </table:table-cell>
          <table:table-cell table:style-name="ce4" table:formula="of:=DATE(2020;5;26)+TIME(14;44;48)" office:value-type="date" office:date-value="2020-05-26T14:44:48" calcext:value-type="date">
            <text:p>5/26/2020 14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ppei</text:p>
          </table:table-cell>
          <table:table-cell table:style-name="ce3" office:value-type="string" calcext:value-type="string">
            <text:p>Asaba</text:p>
          </table:table-cell>
          <table:table-cell table:style-name="ce3" office:value-type="string" calcext:value-type="string">
            <text:p>NVN3ZSXKZHK</text:p>
          </table:table-cell>
          <table:table-cell table:style-name="ce5" table:formula="of:=DATE(2020;6;16)+TIME(1;12;54)" office:value-type="date" office:date-value="2020-06-16T01:12:54" calcext:value-type="date">
            <text:p>6/16/2020 1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eresa</text:p>
          </table:table-cell>
          <table:table-cell table:style-name="ce3" office:value-type="string" calcext:value-type="string">
            <text:p>Terasaki</text:p>
          </table:table-cell>
          <table:table-cell table:style-name="ce3" office:value-type="string" calcext:value-type="string">
            <text:p>KPNTHRX3XLN</text:p>
          </table:table-cell>
          <table:table-cell table:style-name="ce5" table:formula="of:=DATE(2020;6;2)+TIME(18;59;34)" office:value-type="date" office:date-value="2020-06-02T18:59:34" calcext:value-type="date">
            <text:p>6/2/2020 18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rry</text:p>
          </table:table-cell>
          <table:table-cell table:style-name="ce2" office:value-type="string" calcext:value-type="string">
            <text:p>Huang</text:p>
          </table:table-cell>
          <table:table-cell table:style-name="ce2" office:value-type="string" calcext:value-type="string">
            <text:p>D7NZK97JQQP</text:p>
          </table:table-cell>
          <table:table-cell table:style-name="ce4" table:formula="of:=DATE(2020;5;12)+TIME(22;20;13)" office:value-type="date" office:date-value="2020-05-12T22:20:13" calcext:value-type="date">
            <text:p>5/12/2020 22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erry</text:p>
          </table:table-cell>
          <table:table-cell table:style-name="ce2" office:value-type="string" calcext:value-type="string">
            <text:p>Fritz</text:p>
          </table:table-cell>
          <table:table-cell table:style-name="ce2" office:value-type="string" calcext:value-type="string">
            <text:p>ZRNN4D634R8</text:p>
          </table:table-cell>
          <table:table-cell table:style-name="ce4" table:formula="of:=DATE(2020;5;29)+TIME(13;47;11)" office:value-type="date" office:date-value="2020-05-29T13:47:11" calcext:value-type="date">
            <text:p>5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.</text:p>
          </table:table-cell>
          <table:table-cell table:style-name="ce3" office:value-type="string" calcext:value-type="string">
            <text:p>Adlezrhd</text:p>
          </table:table-cell>
          <table:table-cell table:style-name="ce3" office:value-type="string" calcext:value-type="string">
            <text:p>HRN9JVQ5KHG</text:p>
          </table:table-cell>
          <table:table-cell table:style-name="ce5" table:formula="of:=DATE(2020;6;24)+TIME(11;58;52)" office:value-type="date" office:date-value="2020-06-24T11:58:52" calcext:value-type="date">
            <text:p>6/24/2020 11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abang</text:p>
          </table:table-cell>
          <table:table-cell table:style-name="ce3" office:value-type="string" calcext:value-type="string">
            <text:p>ronnie</text:p>
          </table:table-cell>
          <table:table-cell table:style-name="ce3" office:value-type="string" calcext:value-type="string">
            <text:p>QWN7KSLK7W9</text:p>
          </table:table-cell>
          <table:table-cell table:style-name="ce5" table:formula="of:=DATE(2020;6;23)+TIME(15;38;1)" office:value-type="date" office:date-value="2020-06-23T15:38:01" calcext:value-type="date">
            <text:p>6/23/2020 15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ang</text:p>
          </table:table-cell>
          <table:table-cell table:style-name="ce2" office:value-type="string" calcext:value-type="string">
            <text:p>Dao Duy</text:p>
          </table:table-cell>
          <table:table-cell table:style-name="ce2" office:value-type="string" calcext:value-type="string">
            <text:p>LMNSK7NHMBW</text:p>
          </table:table-cell>
          <table:table-cell table:style-name="ce4" table:formula="of:=DATE(2020;6;26)+TIME(4;19;30)" office:value-type="date" office:date-value="2020-06-26T04:19:30" calcext:value-type="date">
            <text:p>6/26/2020 4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anh</text:p>
          </table:table-cell>
          <table:table-cell table:style-name="ce2" office:value-type="string" calcext:value-type="string">
            <text:p>Nguyen-Chi</text:p>
          </table:table-cell>
          <table:table-cell table:style-name="ce2" office:value-type="string" calcext:value-type="string">
            <text:p>MCNZY9DL9CV</text:p>
          </table:table-cell>
          <table:table-cell table:style-name="ce4" table:formula="of:=DATE(2020;5;14)+TIME(4;24;19)" office:value-type="date" office:date-value="2020-05-14T04:24:19" calcext:value-type="date">
            <text:p>5/14/2020 4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anh</text:p>
          </table:table-cell>
          <table:table-cell table:style-name="ce2" office:value-type="string" calcext:value-type="string">
            <text:p>Phan</text:p>
          </table:table-cell>
          <table:table-cell table:style-name="ce2" office:value-type="string" calcext:value-type="string">
            <text:p>KSNNT98WF9K</text:p>
          </table:table-cell>
          <table:table-cell table:style-name="ce4" table:formula="of:=DATE(2020;6;26)+TIME(4;13;46)" office:value-type="date" office:date-value="2020-06-26T04:13:46" calcext:value-type="date">
            <text:p>6/26/2020 4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ara</text:p>
          </table:table-cell>
          <table:table-cell table:style-name="ce3" office:value-type="string" calcext:value-type="string">
            <text:p>Gopinath</text:p>
          </table:table-cell>
          <table:table-cell table:style-name="ce3" office:value-type="string" calcext:value-type="string">
            <text:p>GLN7SS4NVQ7</text:p>
          </table:table-cell>
          <table:table-cell table:style-name="ce5" table:formula="of:=DATE(2020;5;20)+TIME(16;43;20)" office:value-type="date" office:date-value="2020-05-20T16:43:20" calcext:value-type="date">
            <text:p>5/20/2020 16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arwat</text:p>
          </table:table-cell>
          <table:table-cell table:style-name="ce2" office:value-type="string" calcext:value-type="string">
            <text:p>Krayem</text:p>
          </table:table-cell>
          <table:table-cell table:style-name="ce2" office:value-type="string" calcext:value-type="string">
            <text:p>M3NGWDL446B</text:p>
          </table:table-cell>
          <table:table-cell table:style-name="ce4" table:formula="of:=DATE(2020;6;11)+TIME(12;6;51)" office:value-type="date" office:date-value="2020-06-11T12:06:51" calcext:value-type="date">
            <text:p>6/11/2020 12:06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ThaTechMaestro</text:p>
          </table:table-cell>
          <table:table-cell table:style-name="ce2" office:value-type="string" calcext:value-type="string">
            <text:p>Z5NPH2HPRQY</text:p>
          </table:table-cell>
          <table:table-cell table:style-name="ce4" table:formula="of:=DATE(2020;6;26)+TIME(2;58;47)" office:value-type="date" office:date-value="2020-06-26T02:58:47" calcext:value-type="date">
            <text:p>6/26/2020 2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ays</text:p>
          </table:table-cell>
          <table:table-cell table:style-name="ce3" office:value-type="string" calcext:value-type="string">
            <text:p>Ribeiro</text:p>
          </table:table-cell>
          <table:table-cell table:style-name="ce3" office:value-type="string" calcext:value-type="string">
            <text:p>LKNL94DKKV6</text:p>
          </table:table-cell>
          <table:table-cell table:style-name="ce5" table:formula="of:=DATE(2020;6;20)+TIME(20;14;55)" office:value-type="date" office:date-value="2020-06-20T20:14:55" calcext:value-type="date">
            <text:p>6/20/2020 20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ea</text:p>
          </table:table-cell>
          <table:table-cell table:style-name="ce3" office:value-type="string" calcext:value-type="string">
            <text:p>Aldrich</text:p>
          </table:table-cell>
          <table:table-cell table:style-name="ce3" office:value-type="string" calcext:value-type="string">
            <text:p>HJNCG7T8G5D</text:p>
          </table:table-cell>
          <table:table-cell table:style-name="ce5" table:formula="of:=DATE(2020;6;29)+TIME(9;58;14)" office:value-type="date" office:date-value="2020-06-29T09:58:14" calcext:value-type="date">
            <text:p>6/29/2020 9:5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eo</text:p>
          </table:table-cell>
          <table:table-cell table:style-name="ce2" office:value-type="string" calcext:value-type="string">
            <text:p>Buchinskas</text:p>
          </table:table-cell>
          <table:table-cell table:style-name="ce2" office:value-type="string" calcext:value-type="string">
            <text:p>XKNRVZHNGB3</text:p>
          </table:table-cell>
          <table:table-cell table:style-name="ce4" table:formula="of:=DATE(2020;6;18)+TIME(17;46;25)" office:value-type="date" office:date-value="2020-06-18T17:46:25" calcext:value-type="date">
            <text:p>6/18/2020 17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eodora</text:p>
          </table:table-cell>
          <table:table-cell table:style-name="ce3" office:value-type="string" calcext:value-type="string">
            <text:p>Cheng</text:p>
          </table:table-cell>
          <table:table-cell table:style-name="ce3" office:value-type="string" calcext:value-type="string">
            <text:p>GYNT8THSPCT</text:p>
          </table:table-cell>
          <table:table-cell table:style-name="ce5" table:formula="of:=DATE(2020;5;4)+TIME(12;46;32)" office:value-type="date" office:date-value="2020-05-04T12:46:32" calcext:value-type="date">
            <text:p>5/4/2020 12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eodoros</text:p>
          </table:table-cell>
          <table:table-cell table:style-name="ce3" office:value-type="string" calcext:value-type="string">
            <text:p>Kyriakidis</text:p>
          </table:table-cell>
          <table:table-cell table:style-name="ce3" office:value-type="string" calcext:value-type="string">
            <text:p>KBN67QG7YQN</text:p>
          </table:table-cell>
          <table:table-cell table:style-name="ce5" table:formula="of:=DATE(2020;5;29)+TIME(11;10;3)" office:value-type="date" office:date-value="2020-05-29T11:10:03" calcext:value-type="date">
            <text:p>5/29/2020 11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eodotos</text:p>
          </table:table-cell>
          <table:table-cell table:style-name="ce2" office:value-type="string" calcext:value-type="string">
            <text:p>Andreou</text:p>
          </table:table-cell>
          <table:table-cell table:style-name="ce2" office:value-type="string" calcext:value-type="string">
            <text:p>VLNQJKJBTD2</text:p>
          </table:table-cell>
          <table:table-cell table:style-name="ce4" table:formula="of:=DATE(2020;6;25)+TIME(3;31;24)" office:value-type="date" office:date-value="2020-06-25T03:31:24" calcext:value-type="date">
            <text:p>6/25/2020 3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iago</text:p>
          </table:table-cell>
          <table:table-cell table:style-name="ce2" office:value-type="string" calcext:value-type="string">
            <text:p>Bonotto</text:p>
          </table:table-cell>
          <table:table-cell table:style-name="ce2" office:value-type="string" calcext:value-type="string">
            <text:p>Z8NWPRRB5FM</text:p>
          </table:table-cell>
          <table:table-cell table:style-name="ce4" table:formula="of:=DATE(2020;5;14)+TIME(16;6;6)" office:value-type="date" office:date-value="2020-05-14T16:06:06" calcext:value-type="date">
            <text:p>5/14/2020 16:0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iago</text:p>
          </table:table-cell>
          <table:table-cell table:style-name="ce2" office:value-type="string" calcext:value-type="string">
            <text:p>Weber Martins</text:p>
          </table:table-cell>
          <table:table-cell table:style-name="ce2" office:value-type="string" calcext:value-type="string">
            <text:p>L7NM6G2YZW4</text:p>
          </table:table-cell>
          <table:table-cell table:style-name="ce4" table:formula="of:=DATE(2020;5;25)+TIME(9;54;16)" office:value-type="date" office:date-value="2020-05-25T09:54:16" calcext:value-type="date">
            <text:p>5/25/2020 9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inh</text:p>
          </table:table-cell>
          <table:table-cell table:style-name="ce2" office:value-type="string" calcext:value-type="string">
            <text:p>Do Quoc</text:p>
          </table:table-cell>
          <table:table-cell table:style-name="ce2" office:value-type="string" calcext:value-type="string">
            <text:p>XBNGDDG6MZL</text:p>
          </table:table-cell>
          <table:table-cell table:style-name="ce4" table:formula="of:=DATE(2020;6;25)+TIME(4;43;35)" office:value-type="date" office:date-value="2020-06-25T04:43:35" calcext:value-type="date">
            <text:p>6/25/2020 4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Napoles</text:p>
          </table:table-cell>
          <table:table-cell table:style-name="ce3" office:value-type="string" calcext:value-type="string">
            <text:p>GSNS8Q3M94F</text:p>
          </table:table-cell>
          <table:table-cell table:style-name="ce5" table:formula="of:=DATE(2020;1;29)+TIME(13;23;22)" office:value-type="date" office:date-value="2020-01-29T13:23:22" calcext:value-type="date">
            <text:p>1/29/2020 13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Eliason</text:p>
          </table:table-cell>
          <table:table-cell table:style-name="ce2" office:value-type="string" calcext:value-type="string">
            <text:p>XMNR9J4ZMDW</text:p>
          </table:table-cell>
          <table:table-cell table:style-name="ce4" table:formula="of:=DATE(2020;5;5)+TIME(15;49;18)" office:value-type="date" office:date-value="2020-05-05T15:49:18" calcext:value-type="date">
            <text:p>5/5/2020 15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Stromberg</text:p>
          </table:table-cell>
          <table:table-cell table:style-name="ce3" office:value-type="string" calcext:value-type="string">
            <text:p>N8N2X4CFBWD</text:p>
          </table:table-cell>
          <table:table-cell table:style-name="ce5" table:formula="of:=DATE(2020;5;5)+TIME(17;31;28)" office:value-type="date" office:date-value="2020-05-05T17:31:28" calcext:value-type="date">
            <text:p>5/5/2020 17:3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Munn</text:p>
          </table:table-cell>
          <table:table-cell table:style-name="ce3" office:value-type="string" calcext:value-type="string">
            <text:p>L9NKQZ2HYGD</text:p>
          </table:table-cell>
          <table:table-cell table:style-name="ce5" table:formula="of:=DATE(2020;5;5)+TIME(18;27;23)" office:value-type="date" office:date-value="2020-05-05T18:27:23" calcext:value-type="date">
            <text:p>5/5/2020 18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Haynes</text:p>
          </table:table-cell>
          <table:table-cell table:style-name="ce3" office:value-type="string" calcext:value-type="string">
            <text:p>G6NQC5M73T8</text:p>
          </table:table-cell>
          <table:table-cell table:style-name="ce5" table:formula="of:=DATE(2020;5;13)+TIME(17;24;54)" office:value-type="date" office:date-value="2020-05-13T17:24:54" calcext:value-type="date">
            <text:p>5/13/2020 17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JPNKFLWSB2N</text:p>
          </table:table-cell>
          <table:table-cell table:style-name="ce5" table:formula="of:=DATE(2020;5;23)+TIME(0;57;21)" office:value-type="date" office:date-value="2020-05-23T00:57:21" calcext:value-type="date">
            <text:p>5/23/2020 0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Arias</text:p>
          </table:table-cell>
          <table:table-cell table:style-name="ce2" office:value-type="string" calcext:value-type="string">
            <text:p>KSNK5QYVZ78</text:p>
          </table:table-cell>
          <table:table-cell table:style-name="ce4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Petazzoni</text:p>
          </table:table-cell>
          <table:table-cell table:style-name="ce3" office:value-type="string" calcext:value-type="string">
            <text:p>F2NS6MF5DJ3</text:p>
          </table:table-cell>
          <table:table-cell table:style-name="ce5" table:formula="of:=DATE(2020;6;4)+TIME(1;26;44)" office:value-type="date" office:date-value="2020-06-04T01:26:44" calcext:value-type="date">
            <text:p>6/4/2020 1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Tsai</text:p>
          </table:table-cell>
          <table:table-cell table:style-name="ce3" office:value-type="string" calcext:value-type="string">
            <text:p>D2NG6F6C9WB</text:p>
          </table:table-cell>
          <table:table-cell table:style-name="ce5" table:formula="of:=DATE(2020;6;5)+TIME(1;50;24)" office:value-type="date" office:date-value="2020-06-05T01:50:24" calcext:value-type="date">
            <text:p>6/5/2020 1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Lowry</text:p>
          </table:table-cell>
          <table:table-cell table:style-name="ce2" office:value-type="string" calcext:value-type="string">
            <text:p>K2N4D2QBVNQ</text:p>
          </table:table-cell>
          <table:table-cell table:style-name="ce4" table:formula="of:=DATE(2020;6;12)+TIME(0;15;51)" office:value-type="date" office:date-value="2020-06-12T00:15:51" calcext:value-type="date">
            <text:p>6/12/2020 0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Gasaway</text:p>
          </table:table-cell>
          <table:table-cell table:style-name="ce2" office:value-type="string" calcext:value-type="string">
            <text:p>VKN8W28BGWK</text:p>
          </table:table-cell>
          <table:table-cell table:style-name="ce4" table:formula="of:=DATE(2020;6;17)+TIME(21;24;18)" office:value-type="date" office:date-value="2020-06-17T21:24:18" calcext:value-type="date">
            <text:p>6/17/2020 21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Propst</text:p>
          </table:table-cell>
          <table:table-cell table:style-name="ce2" office:value-type="string" calcext:value-type="string">
            <text:p>VLNMGFFNX47</text:p>
          </table:table-cell>
          <table:table-cell table:style-name="ce4" table:formula="of:=DATE(2020;6;18)+TIME(11;44;27)" office:value-type="date" office:date-value="2020-06-18T11:44:27" calcext:value-type="date">
            <text:p>6/18/2020 11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Ramage</text:p>
          </table:table-cell>
          <table:table-cell table:style-name="ce3" office:value-type="string" calcext:value-type="string">
            <text:p>HXNQD6JZCTC</text:p>
          </table:table-cell>
          <table:table-cell table:style-name="ce5" table:formula="of:=DATE(2020;6;24)+TIME(20;32;14)" office:value-type="date" office:date-value="2020-06-24T20:32:14" calcext:value-type="date">
            <text:p>6/24/2020 20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Dao</text:p>
          </table:table-cell>
          <table:table-cell table:style-name="ce3" office:value-type="string" calcext:value-type="string">
            <text:p>D7NXRRY85FW</text:p>
          </table:table-cell>
          <table:table-cell table:style-name="ce5" table:formula="of:=DATE(2020;6;25)+TIME(1;4;30)" office:value-type="date" office:date-value="2020-06-25T01:04:30" calcext:value-type="date">
            <text:p>6/25/2020 1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Newport</text:p>
          </table:table-cell>
          <table:table-cell table:style-name="ce2" office:value-type="string" calcext:value-type="string">
            <text:p>V8NJMNVCRS7</text:p>
          </table:table-cell>
          <table:table-cell table:style-name="ce4" table:formula="of:=DATE(2020;6;25)+TIME(11;45;25)" office:value-type="date" office:date-value="2020-06-25T11:45:25" calcext:value-type="date">
            <text:p>6/25/2020 11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Killer</text:p>
          </table:table-cell>
          <table:table-cell table:style-name="ce2" office:value-type="string" calcext:value-type="string">
            <text:p>XZNSX6MWCRQ</text:p>
          </table:table-cell>
          <table:table-cell table:style-name="ce4" table:formula="of:=DATE(2020;6;26)+TIME(12;19;25)" office:value-type="date" office:date-value="2020-06-26T12:19:25" calcext:value-type="date">
            <text:p>6/26/2020 12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Kimbrell</text:p>
          </table:table-cell>
          <table:table-cell table:style-name="ce3" office:value-type="string" calcext:value-type="string">
            <text:p>FMN6N2CZXCP</text:p>
          </table:table-cell>
          <table:table-cell table:style-name="ce5" table:formula="of:=DATE(2020;6;27)+TIME(12;37;2)" office:value-type="date" office:date-value="2020-06-27T12:37:02" calcext:value-type="date">
            <text:p>6/27/2020 1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mas</text:p>
          </table:table-cell>
          <table:table-cell table:style-name="ce3" office:value-type="string" calcext:value-type="string">
            <text:p>Steenbergen</text:p>
          </table:table-cell>
          <table:table-cell table:style-name="ce3" office:value-type="string" calcext:value-type="string">
            <text:p>DJNL2P4MJQS</text:p>
          </table:table-cell>
          <table:table-cell table:style-name="ce5" table:formula="of:=DATE(2020;6;29)+TIME(7;30;32)" office:value-type="date" office:date-value="2020-06-29T07:30:32" calcext:value-type="date">
            <text:p>6/29/2020 7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orsten</text:p>
          </table:table-cell>
          <table:table-cell table:style-name="ce3" office:value-type="string" calcext:value-type="string">
            <text:p>Geffers</text:p>
          </table:table-cell>
          <table:table-cell table:style-name="ce3" office:value-type="string" calcext:value-type="string">
            <text:p>XVNJSLZZ843</text:p>
          </table:table-cell>
          <table:table-cell table:style-name="ce5" table:formula="of:=DATE(2020;6;22)+TIME(6;34;13)" office:value-type="date" office:date-value="2020-06-22T06:34:13" calcext:value-type="date">
            <text:p>6/22/2020 6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a</text:p>
          </table:table-cell>
          <table:table-cell table:style-name="ce2" office:value-type="string" calcext:value-type="string">
            <text:p>Louden</text:p>
          </table:table-cell>
          <table:table-cell table:style-name="ce2" office:value-type="string" calcext:value-type="string">
            <text:p>KNNHD2HJXSW</text:p>
          </table:table-cell>
          <table:table-cell table:style-name="ce4" table:formula="of:=DATE(2020;6;4)+TIME(17;43;14)" office:value-type="date" office:date-value="2020-06-04T17:43:14" calcext:value-type="date">
            <text:p>6/4/2020 17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ago</text:p>
          </table:table-cell>
          <table:table-cell table:style-name="ce2" office:value-type="string" calcext:value-type="string">
            <text:p>Trevisani Ganselli</text:p>
          </table:table-cell>
          <table:table-cell table:style-name="ce2" office:value-type="string" calcext:value-type="string">
            <text:p>L9NYDMXBVQG</text:p>
          </table:table-cell>
          <table:table-cell table:style-name="ce4" table:formula="of:=DATE(2020;6;22)+TIME(13;47;16)" office:value-type="date" office:date-value="2020-06-22T13:47:16" calcext:value-type="date">
            <text:p>6/22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bor</text:p>
          </table:table-cell>
          <table:table-cell table:style-name="ce3" office:value-type="string" calcext:value-type="string">
            <text:p>Dezse</text:p>
          </table:table-cell>
          <table:table-cell table:style-name="ce3" office:value-type="string" calcext:value-type="string">
            <text:p>FDNBHXP39RK</text:p>
          </table:table-cell>
          <table:table-cell table:style-name="ce5" table:formula="of:=DATE(2020;6;25)+TIME(5;15;43)" office:value-type="date" office:date-value="2020-06-25T05:15:43" calcext:value-type="date">
            <text:p>6/25/2020 5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en</text:p>
          </table:table-cell>
          <table:table-cell table:style-name="ce2" office:value-type="string" calcext:value-type="string">
            <text:p>Le</text:p>
          </table:table-cell>
          <table:table-cell table:style-name="ce2" office:value-type="string" calcext:value-type="string">
            <text:p>PPNV6JJ4B67</text:p>
          </table:table-cell>
          <table:table-cell table:style-name="ce4" table:formula="of:=DATE(2020;6;17)+TIME(3;32;3)" office:value-type="date" office:date-value="2020-06-17T03:32:03" calcext:value-type="date">
            <text:p>6/17/2020 3:3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ffany</text:p>
          </table:table-cell>
          <table:table-cell table:style-name="ce2" office:value-type="string" calcext:value-type="string">
            <text:p>Wang</text:p>
          </table:table-cell>
          <table:table-cell table:style-name="ce2" office:value-type="string" calcext:value-type="string">
            <text:p>NTN6RCZX7CW</text:p>
          </table:table-cell>
          <table:table-cell table:style-name="ce4" table:formula="of:=DATE(2020;5;6)+TIME(9;29;24)" office:value-type="date" office:date-value="2020-05-06T09:29:24" calcext:value-type="date">
            <text:p>5/6/2020 9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Bird</text:p>
          </table:table-cell>
          <table:table-cell table:style-name="ce3" office:value-type="string" calcext:value-type="string">
            <text:p>HGNTW3ZZ3ZM</text:p>
          </table:table-cell>
          <table:table-cell table:style-name="ce5" table:formula="of:=DATE(2020;3;31)+TIME(19;17;1)" office:value-type="date" office:date-value="2020-03-31T19:17:01" calcext:value-type="date">
            <text:p>3/31/2020 19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ZZNH9DZWPDX</text:p>
          </table:table-cell>
          <table:table-cell table:style-name="ce4" table:formula="of:=DATE(2020;5;15)+TIME(14;47;31)" office:value-type="date" office:date-value="2020-05-15T14:47:31" calcext:value-type="date">
            <text:p>5/15/2020 14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Zwart</text:p>
          </table:table-cell>
          <table:table-cell table:style-name="ce3" office:value-type="string" calcext:value-type="string">
            <text:p>DMNDSRSKCFF</text:p>
          </table:table-cell>
          <table:table-cell table:style-name="ce5" table:formula="of:=DATE(2020;6;5)+TIME(12;10;44)" office:value-type="date" office:date-value="2020-06-05T12:10:44" calcext:value-type="date">
            <text:p>6/5/2020 12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Anderson</text:p>
          </table:table-cell>
          <table:table-cell table:style-name="ce2" office:value-type="string" calcext:value-type="string">
            <text:p>P5NB6NRPGYQ</text:p>
          </table:table-cell>
          <table:table-cell table:style-name="ce4" table:formula="of:=DATE(2020;6;12)+TIME(0;30;11)" office:value-type="date" office:date-value="2020-06-12T00:30:11" calcext:value-type="date">
            <text:p>6/12/2020 0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Foard</text:p>
          </table:table-cell>
          <table:table-cell table:style-name="ce3" office:value-type="string" calcext:value-type="string">
            <text:p>NYNKLT9VZ95</text:p>
          </table:table-cell>
          <table:table-cell table:style-name="ce5" table:formula="of:=DATE(2020;6;16)+TIME(14;4;46)" office:value-type="date" office:date-value="2020-06-16T14:04:46" calcext:value-type="date">
            <text:p>6/16/2020 14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Pockney</text:p>
          </table:table-cell>
          <table:table-cell table:style-name="ce3" office:value-type="string" calcext:value-type="string">
            <text:p>MNNRYMKSK4P</text:p>
          </table:table-cell>
          <table:table-cell table:style-name="ce5" table:formula="of:=DATE(2020;6;17)+TIME(12;20;44)" office:value-type="date" office:date-value="2020-06-17T12:20:44" calcext:value-type="date">
            <text:p>6/17/2020 12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Gaggstatter</text:p>
          </table:table-cell>
          <table:table-cell table:style-name="ce2" office:value-type="string" calcext:value-type="string">
            <text:p>LTN6FBR5DYW</text:p>
          </table:table-cell>
          <table:table-cell table:style-name="ce4" table:formula="of:=DATE(2020;6;22)+TIME(17;5;4)" office:value-type="date" office:date-value="2020-06-22T17:05:04" calcext:value-type="date">
            <text:p>6/22/2020 17:0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Orling</text:p>
          </table:table-cell>
          <table:table-cell table:style-name="ce2" office:value-type="string" calcext:value-type="string">
            <text:p>ZXNTPHXLMPW</text:p>
          </table:table-cell>
          <table:table-cell table:style-name="ce4" table:formula="of:=DATE(2020;6;23)+TIME(14;8;48)" office:value-type="date" office:date-value="2020-06-23T14:08:48" calcext:value-type="date">
            <text:p>6/23/2020 14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</text:p>
          </table:table-cell>
          <table:table-cell table:style-name="ce3" office:value-type="string" calcext:value-type="string">
            <text:p>Lawrence</text:p>
          </table:table-cell>
          <table:table-cell table:style-name="ce3" office:value-type="string" calcext:value-type="string">
            <text:p>JNNY7PXM6QJ</text:p>
          </table:table-cell>
          <table:table-cell table:style-name="ce5" table:formula="of:=DATE(2020;6;25)+TIME(9;28;15)" office:value-type="date" office:date-value="2020-06-25T09:28:15" calcext:value-type="date">
            <text:p>6/25/2020 9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</text:p>
          </table:table-cell>
          <table:table-cell table:style-name="ce2" office:value-type="string" calcext:value-type="string">
            <text:p>Pearce</text:p>
          </table:table-cell>
          <table:table-cell table:style-name="ce2" office:value-type="string" calcext:value-type="string">
            <text:p>XMNBVTTWWYW</text:p>
          </table:table-cell>
          <table:table-cell table:style-name="ce4" table:formula="of:=DATE(2020;6;26)+TIME(15;42;40)" office:value-type="date" office:date-value="2020-06-26T15:42:40" calcext:value-type="date">
            <text:p>6/26/2020 15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Furrer</text:p>
          </table:table-cell>
          <table:table-cell table:style-name="ce2" office:value-type="string" calcext:value-type="string">
            <text:p>MDN6YP4CFJC</text:p>
          </table:table-cell>
          <table:table-cell table:style-name="ce4" table:formula="of:=DATE(2020;5;6)+TIME(2;29;8)" office:value-type="date" office:date-value="2020-05-06T02:29:08" calcext:value-type="date">
            <text:p>5/6/2020 2:2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o</text:p>
          </table:table-cell>
          <table:table-cell table:style-name="ce2" office:value-type="string" calcext:value-type="string">
            <text:p>Aho</text:p>
          </table:table-cell>
          <table:table-cell table:style-name="ce2" office:value-type="string" calcext:value-type="string">
            <text:p>P2NWTQ9X7ZC</text:p>
          </table:table-cell>
          <table:table-cell table:style-name="ce4" table:formula="of:=DATE(2020;6;5)+TIME(12;28;35)" office:value-type="date" office:date-value="2020-06-05T12:28:35" calcext:value-type="date">
            <text:p>6/5/2020 12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othy</text:p>
          </table:table-cell>
          <table:table-cell table:style-name="ce2" office:value-type="string" calcext:value-type="string">
            <text:p>Bennett</text:p>
          </table:table-cell>
          <table:table-cell table:style-name="ce2" office:value-type="string" calcext:value-type="string">
            <text:p>N9N8JRT2J53</text:p>
          </table:table-cell>
          <table:table-cell table:style-name="ce4" table:formula="of:=DATE(2020;5;13)+TIME(15;41;29)" office:value-type="date" office:date-value="2020-05-13T15:41:29" calcext:value-type="date">
            <text:p>5/13/2020 15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othy</text:p>
          </table:table-cell>
          <table:table-cell table:style-name="ce2" office:value-type="string" calcext:value-type="string">
            <text:p>Serewicz</text:p>
          </table:table-cell>
          <table:table-cell table:style-name="ce2" office:value-type="string" calcext:value-type="string">
            <text:p>Z9N4TLLSFLR</text:p>
          </table:table-cell>
          <table:table-cell table:style-name="ce4" table:formula="of:=DATE(2020;5;22)+TIME(12;45;48)" office:value-type="date" office:date-value="2020-05-22T12:45:48" calcext:value-type="date">
            <text:p>5/22/2020 12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othy</text:p>
          </table:table-cell>
          <table:table-cell table:style-name="ce2" office:value-type="string" calcext:value-type="string">
            <text:p>Pepper</text:p>
          </table:table-cell>
          <table:table-cell table:style-name="ce2" office:value-type="string" calcext:value-type="string">
            <text:p>MPNHHRVS5NH</text:p>
          </table:table-cell>
          <table:table-cell table:style-name="ce4" table:formula="of:=DATE(2020;6;2)+TIME(14;56;40)" office:value-type="date" office:date-value="2020-06-02T14:56:40" calcext:value-type="date">
            <text:p>6/2/2020 14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othy</text:p>
          </table:table-cell>
          <table:table-cell table:style-name="ce3" office:value-type="string" calcext:value-type="string">
            <text:p>Childers</text:p>
          </table:table-cell>
          <table:table-cell table:style-name="ce3" office:value-type="string" calcext:value-type="string">
            <text:p>F8NTW99PVWK</text:p>
          </table:table-cell>
          <table:table-cell table:style-name="ce5" table:formula="of:=DATE(2020;6;14)+TIME(13;7;57)" office:value-type="date" office:date-value="2020-06-14T13:07:57" calcext:value-type="date">
            <text:p>6/14/2020 13:0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othy</text:p>
          </table:table-cell>
          <table:table-cell table:style-name="ce3" office:value-type="string" calcext:value-type="string">
            <text:p>Olaleke</text:p>
          </table:table-cell>
          <table:table-cell table:style-name="ce3" office:value-type="string" calcext:value-type="string">
            <text:p>M5NL8VMDGVK</text:p>
          </table:table-cell>
          <table:table-cell table:style-name="ce5" table:formula="of:=DATE(2020;6;14)+TIME(19;0;43)" office:value-type="date" office:date-value="2020-06-14T19:00:43" calcext:value-type="date">
            <text:p>6/14/2020 19:0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mothy</text:p>
          </table:table-cell>
          <table:table-cell table:style-name="ce2" office:value-type="string" calcext:value-type="string">
            <text:p>Forbes</text:p>
          </table:table-cell>
          <table:table-cell table:style-name="ce2" office:value-type="string" calcext:value-type="string">
            <text:p>F4NG657NTW8</text:p>
          </table:table-cell>
          <table:table-cell table:style-name="ce4" table:formula="of:=DATE(2020;6;25)+TIME(17;20;5)" office:value-type="date" office:date-value="2020-06-25T17:20:05" calcext:value-type="date">
            <text:p>6/25/2020 17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othy</text:p>
          </table:table-cell>
          <table:table-cell table:style-name="ce3" office:value-type="string" calcext:value-type="string">
            <text:p>Mertz</text:p>
          </table:table-cell>
          <table:table-cell table:style-name="ce3" office:value-type="string" calcext:value-type="string">
            <text:p>JXNHV3RCJG3</text:p>
          </table:table-cell>
          <table:table-cell table:style-name="ce5" table:formula="of:=DATE(2020;6;26)+TIME(10;18;49)" office:value-type="date" office:date-value="2020-06-26T10:18:49" calcext:value-type="date">
            <text:p>6/26/2020 10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othy</text:p>
          </table:table-cell>
          <table:table-cell table:style-name="ce3" office:value-type="string" calcext:value-type="string">
            <text:p>Shockley</text:p>
          </table:table-cell>
          <table:table-cell table:style-name="ce3" office:value-type="string" calcext:value-type="string">
            <text:p>FZNKKLM2B96</text:p>
          </table:table-cell>
          <table:table-cell table:style-name="ce5" table:formula="of:=DATE(2020;6;26)+TIME(15;56;23)" office:value-type="date" office:date-value="2020-06-26T15:56:23" calcext:value-type="date">
            <text:p>6/26/2020 15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muçin</text:p>
          </table:table-cell>
          <table:table-cell table:style-name="ce3" office:value-type="string" calcext:value-type="string">
            <text:p>Anuşlu</text:p>
          </table:table-cell>
          <table:table-cell table:style-name="ce3" office:value-type="string" calcext:value-type="string">
            <text:p>JYNF4Q7ZQ93</text:p>
          </table:table-cell>
          <table:table-cell table:style-name="ce5" table:formula="of:=DATE(2020;6;28)+TIME(7;19;1)" office:value-type="date" office:date-value="2020-06-28T07:19:01" calcext:value-type="date">
            <text:p>6/28/2020 7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in</text:p>
          </table:table-cell>
          <table:table-cell table:style-name="ce3" office:value-type="string" calcext:value-type="string">
            <text:p>Matienzo</text:p>
          </table:table-cell>
          <table:table-cell table:style-name="ce3" office:value-type="string" calcext:value-type="string">
            <text:p>H5NZJK6XYZQ</text:p>
          </table:table-cell>
          <table:table-cell table:style-name="ce5" table:formula="of:=DATE(2020;6;24)+TIME(14;38;25)" office:value-type="date" office:date-value="2020-06-24T14:38:25" calcext:value-type="date">
            <text:p>6/24/2020 14:3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ina</text:p>
          </table:table-cell>
          <table:table-cell table:style-name="ce2" office:value-type="string" calcext:value-type="string">
            <text:p>Krauss</text:p>
          </table:table-cell>
          <table:table-cell table:style-name="ce2" office:value-type="string" calcext:value-type="string">
            <text:p>HXNPPTH6H22</text:p>
          </table:table-cell>
          <table:table-cell table:style-name="ce4" table:formula="of:=DATE(2020;6;24)+TIME(20;33;0)" office:value-type="date" office:date-value="2020-06-24T20:33:00" calcext:value-type="date">
            <text:p>6/24/2020 20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bias</text:p>
          </table:table-cell>
          <table:table-cell table:style-name="ce2" office:value-type="string" calcext:value-type="string">
            <text:p>Werth</text:p>
          </table:table-cell>
          <table:table-cell table:style-name="ce2" office:value-type="string" calcext:value-type="string">
            <text:p>X6NFTCCGQK5</text:p>
          </table:table-cell>
          <table:table-cell table:style-name="ce4" table:formula="of:=DATE(2020;6;23)+TIME(2;58;41)" office:value-type="date" office:date-value="2020-06-23T02:58:41" calcext:value-type="date">
            <text:p>6/23/2020 2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Campbell</text:p>
          </table:table-cell>
          <table:table-cell table:style-name="ce3" office:value-type="string" calcext:value-type="string">
            <text:p>LZN65JCVZ9G</text:p>
          </table:table-cell>
          <table:table-cell table:style-name="ce5" table:formula="of:=DATE(2020;5;5)+TIME(15;21;16)" office:value-type="date" office:date-value="2020-05-05T15:21:16" calcext:value-type="date">
            <text:p>5/5/2020 15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dd</text:p>
          </table:table-cell>
          <table:table-cell table:style-name="ce2" office:value-type="string" calcext:value-type="string">
            <text:p>Doucet</text:p>
          </table:table-cell>
          <table:table-cell table:style-name="ce2" office:value-type="string" calcext:value-type="string">
            <text:p>P4N52SHM5X6</text:p>
          </table:table-cell>
          <table:table-cell table:style-name="ce4" table:formula="of:=DATE(2020;5;12)+TIME(8;55;16)" office:value-type="date" office:date-value="2020-05-12T08:55:16" calcext:value-type="date">
            <text:p>5/12/2020 8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dd</text:p>
          </table:table-cell>
          <table:table-cell table:style-name="ce2" office:value-type="string" calcext:value-type="string">
            <text:p>Weiss</text:p>
          </table:table-cell>
          <table:table-cell table:style-name="ce2" office:value-type="string" calcext:value-type="string">
            <text:p>ZPNX5PWBVPT</text:p>
          </table:table-cell>
          <table:table-cell table:style-name="ce4" table:formula="of:=DATE(2020;6;2)+TIME(10;43;57)" office:value-type="date" office:date-value="2020-06-02T10:43:57" calcext:value-type="date">
            <text:p>6/2/2020 10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Benham</text:p>
          </table:table-cell>
          <table:table-cell table:style-name="ce3" office:value-type="string" calcext:value-type="string">
            <text:p>J7N5C6L3GRH</text:p>
          </table:table-cell>
          <table:table-cell table:style-name="ce5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uir</text:p>
          </table:table-cell>
          <table:table-cell table:style-name="ce3" office:value-type="string" calcext:value-type="string">
            <text:p>MMNZNZXVFMY</text:p>
          </table:table-cell>
          <table:table-cell table:style-name="ce5" table:formula="of:=DATE(2020;6;24)+TIME(17;3;27)" office:value-type="date" office:date-value="2020-06-24T17:03:27" calcext:value-type="date">
            <text:p>6/24/2020 17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Moore</text:p>
          </table:table-cell>
          <table:table-cell table:style-name="ce3" office:value-type="string" calcext:value-type="string">
            <text:p>ZWNP9CLM77M</text:p>
          </table:table-cell>
          <table:table-cell table:style-name="ce5" table:formula="of:=DATE(2020;6;26)+TIME(22;57;40)" office:value-type="date" office:date-value="2020-06-26T22:57:40" calcext:value-type="date">
            <text:p>6/26/2020 22:5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dd</text:p>
          </table:table-cell>
          <table:table-cell table:style-name="ce3" office:value-type="string" calcext:value-type="string">
            <text:p>Benzies</text:p>
          </table:table-cell>
          <table:table-cell table:style-name="ce3" office:value-type="string" calcext:value-type="string">
            <text:p>VJN6NWF7K5R</text:p>
          </table:table-cell>
          <table:table-cell table:style-name="ce5" table:formula="of:=DATE(2020;6;29)+TIME(11;12;36)" office:value-type="date" office:date-value="2020-06-29T11:12:36" calcext:value-type="date">
            <text:p>6/29/2020 11:1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dor</text:p>
          </table:table-cell>
          <table:table-cell table:style-name="ce3" office:value-type="string" calcext:value-type="string">
            <text:p>Minchev</text:p>
          </table:table-cell>
          <table:table-cell table:style-name="ce3" office:value-type="string" calcext:value-type="string">
            <text:p>N6NPZZPHRDJ</text:p>
          </table:table-cell>
          <table:table-cell table:style-name="ce5" table:formula="of:=DATE(2020;6;23)+TIME(14;44;56)" office:value-type="date" office:date-value="2020-06-23T14:44:56" calcext:value-type="date">
            <text:p>6/23/2020 14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ko</text:p>
          </table:table-cell>
          <table:table-cell table:style-name="ce3" office:value-type="string" calcext:value-type="string">
            <text:p>Emmanuel</text:p>
          </table:table-cell>
          <table:table-cell table:style-name="ce3" office:value-type="string" calcext:value-type="string">
            <text:p>DVN8Z4RLGX8</text:p>
          </table:table-cell>
          <table:table-cell table:style-name="ce5" table:formula="of:=DATE(2020;6;24)+TIME(5;17;18)" office:value-type="date" office:date-value="2020-06-24T05:17:18" calcext:value-type="date">
            <text:p>6/24/2020 5:1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lga</text:p>
          </table:table-cell>
          <table:table-cell table:style-name="ce3" office:value-type="string" calcext:value-type="string">
            <text:p>Aytek</text:p>
          </table:table-cell>
          <table:table-cell table:style-name="ce3" office:value-type="string" calcext:value-type="string">
            <text:p>GMNJDB2C8TZ</text:p>
          </table:table-cell>
          <table:table-cell table:style-name="ce5" table:formula="of:=DATE(2020;6;15)+TIME(10;46;54)" office:value-type="date" office:date-value="2020-06-15T10:46:54" calcext:value-type="date">
            <text:p>6/15/2020 10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m</text:p>
          </table:table-cell>
          <table:table-cell table:style-name="ce2" office:value-type="string" calcext:value-type="string">
            <text:p>Ebert</text:p>
          </table:table-cell>
          <table:table-cell table:style-name="ce2" office:value-type="string" calcext:value-type="string">
            <text:p>XSN6GRT56JN</text:p>
          </table:table-cell>
          <table:table-cell table:style-name="ce4" table:formula="of:=DATE(2020;6;2)+TIME(11;14;4)" office:value-type="date" office:date-value="2020-06-02T11:14:04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Lever</text:p>
          </table:table-cell>
          <table:table-cell table:style-name="ce3" office:value-type="string" calcext:value-type="string">
            <text:p>X6NQLB5LJ22</text:p>
          </table:table-cell>
          <table:table-cell table:style-name="ce5" table:formula="of:=DATE(2020;6;4)+TIME(17;15;58)" office:value-type="date" office:date-value="2020-06-04T17:15:58" calcext:value-type="date">
            <text:p>6/4/2020 17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Fenton</text:p>
          </table:table-cell>
          <table:table-cell table:style-name="ce3" office:value-type="string" calcext:value-type="string">
            <text:p>M9NTB5MZX5G</text:p>
          </table:table-cell>
          <table:table-cell table:style-name="ce5" table:formula="of:=DATE(2020;6;12)+TIME(17;55;57)" office:value-type="date" office:date-value="2020-06-12T17:55:57" calcext:value-type="date">
            <text:p>6/12/2020 17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Zanussi</text:p>
          </table:table-cell>
          <table:table-cell table:style-name="ce3" office:value-type="string" calcext:value-type="string">
            <text:p>JHN6Y5NVM8P</text:p>
          </table:table-cell>
          <table:table-cell table:style-name="ce5" table:formula="of:=DATE(2020;6;22)+TIME(19;10;1)" office:value-type="date" office:date-value="2020-06-22T19:10:01" calcext:value-type="date">
            <text:p>6/22/2020 19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</text:p>
          </table:table-cell>
          <table:table-cell table:style-name="ce3" office:value-type="string" calcext:value-type="string">
            <text:p>Wheeler</text:p>
          </table:table-cell>
          <table:table-cell table:style-name="ce3" office:value-type="string" calcext:value-type="string">
            <text:p>G6N5ZF8PWM2</text:p>
          </table:table-cell>
          <table:table-cell table:style-name="ce5" table:formula="of:=DATE(2020;6;23)+TIME(16;52;20)" office:value-type="date" office:date-value="2020-06-23T16:52:20" calcext:value-type="date">
            <text:p>6/23/2020 16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asz</text:p>
          </table:table-cell>
          <table:table-cell table:style-name="ce3" office:value-type="string" calcext:value-type="string">
            <text:p>Cwik</text:p>
          </table:table-cell>
          <table:table-cell table:style-name="ce3" office:value-type="string" calcext:value-type="string">
            <text:p>MMNNTBT9FMB</text:p>
          </table:table-cell>
          <table:table-cell table:style-name="ce5" table:formula="of:=DATE(2020;5;21)+TIME(17;21;52)" office:value-type="date" office:date-value="2020-05-21T17:21:52" calcext:value-type="date">
            <text:p>5/21/2020 17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asz</text:p>
          </table:table-cell>
          <table:table-cell table:style-name="ce3" office:value-type="string" calcext:value-type="string">
            <text:p>Kępczyński</text:p>
          </table:table-cell>
          <table:table-cell table:style-name="ce3" office:value-type="string" calcext:value-type="string">
            <text:p>JSNTFSDD4T8</text:p>
          </table:table-cell>
          <table:table-cell table:style-name="ce5" table:formula="of:=DATE(2020;6;15)+TIME(3;8;8)" office:value-type="date" office:date-value="2020-06-15T03:08:08" calcext:value-type="date">
            <text:p>6/15/2020 3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masz</text:p>
          </table:table-cell>
          <table:table-cell table:style-name="ce2" office:value-type="string" calcext:value-type="string">
            <text:p>Kuchta</text:p>
          </table:table-cell>
          <table:table-cell table:style-name="ce2" office:value-type="string" calcext:value-type="string">
            <text:p>XCN7RLWQVK9</text:p>
          </table:table-cell>
          <table:table-cell table:style-name="ce4" table:formula="of:=DATE(2020;6;22)+TIME(4;53;29)" office:value-type="date" office:date-value="2020-06-22T04:53:29" calcext:value-type="date">
            <text:p>6/22/2020 4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mer</text:p>
          </table:table-cell>
          <table:table-cell table:style-name="ce2" office:value-type="string" calcext:value-type="string">
            <text:p>Sagi</text:p>
          </table:table-cell>
          <table:table-cell table:style-name="ce2" office:value-type="string" calcext:value-type="string">
            <text:p>FGND2KT4PBB</text:p>
          </table:table-cell>
          <table:table-cell table:style-name="ce4" table:formula="of:=DATE(2020;6;29)+TIME(12;23;53)" office:value-type="date" office:date-value="2020-06-29T12:23:53" calcext:value-type="date">
            <text:p>6/29/2020 12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mi</text:p>
          </table:table-cell>
          <table:table-cell table:style-name="ce3" office:value-type="string" calcext:value-type="string">
            <text:p>Pihlajaniemi</text:p>
          </table:table-cell>
          <table:table-cell table:style-name="ce3" office:value-type="string" calcext:value-type="string">
            <text:p>Z8NZS954SP8</text:p>
          </table:table-cell>
          <table:table-cell table:style-name="ce5" table:formula="of:=DATE(2020;6;3)+TIME(8;53;44)" office:value-type="date" office:date-value="2020-06-03T08:53:44" calcext:value-type="date">
            <text:p>6/3/2020 8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my</text:p>
          </table:table-cell>
          <table:table-cell table:style-name="ce3" office:value-type="string" calcext:value-type="string">
            <text:p>Pineau</text:p>
          </table:table-cell>
          <table:table-cell table:style-name="ce3" office:value-type="string" calcext:value-type="string">
            <text:p>MGN926ZSHRN</text:p>
          </table:table-cell>
          <table:table-cell table:style-name="ce5" table:formula="of:=DATE(2020;6;24)+TIME(15;50;35)" office:value-type="date" office:date-value="2020-06-24T15:50:35" calcext:value-type="date">
            <text:p>6/24/2020 15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ni</text:p>
          </table:table-cell>
          <table:table-cell table:style-name="ce3" office:value-type="string" calcext:value-type="string">
            <text:p>Luomala</text:p>
          </table:table-cell>
          <table:table-cell table:style-name="ce3" office:value-type="string" calcext:value-type="string">
            <text:p>K5N3DK7WFSD</text:p>
          </table:table-cell>
          <table:table-cell table:style-name="ce5" table:formula="of:=DATE(2020;5;19)+TIME(13;26;47)" office:value-type="date" office:date-value="2020-05-19T13:26:47" calcext:value-type="date">
            <text:p>5/19/2020 13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Baby</text:p>
          </table:table-cell>
          <table:table-cell table:style-name="ce2" office:value-type="string" calcext:value-type="string">
            <text:p>FMNKRMY3BPB</text:p>
          </table:table-cell>
          <table:table-cell table:style-name="ce4" table:formula="of:=DATE(2020;6;4)+TIME(15;59;14)" office:value-type="date" office:date-value="2020-06-04T15:59:14" calcext:value-type="date">
            <text:p>6/4/2020 15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ny</text:p>
          </table:table-cell>
          <table:table-cell table:style-name="ce3" office:value-type="string" calcext:value-type="string">
            <text:p>Schutz</text:p>
          </table:table-cell>
          <table:table-cell table:style-name="ce3" office:value-type="string" calcext:value-type="string">
            <text:p>NWNXTWPXTQB</text:p>
          </table:table-cell>
          <table:table-cell table:style-name="ce5" table:formula="of:=DATE(2020;6;14)+TIME(0;1;41)" office:value-type="date" office:date-value="2020-06-14T00:01:41" calcext:value-type="date">
            <text:p>6/14/2020 0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ny</text:p>
          </table:table-cell>
          <table:table-cell table:style-name="ce3" office:value-type="string" calcext:value-type="string">
            <text:p>Wasserman</text:p>
          </table:table-cell>
          <table:table-cell table:style-name="ce3" office:value-type="string" calcext:value-type="string">
            <text:p>XRNXJ39ZL53</text:p>
          </table:table-cell>
          <table:table-cell table:style-name="ce5" table:formula="of:=DATE(2020;6;15)+TIME(18;41;16)" office:value-type="date" office:date-value="2020-06-15T18:41:16" calcext:value-type="date">
            <text:p>6/15/2020 1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McDowell</text:p>
          </table:table-cell>
          <table:table-cell table:style-name="ce2" office:value-type="string" calcext:value-type="string">
            <text:p>F3NBXHW8YK5</text:p>
          </table:table-cell>
          <table:table-cell table:style-name="ce4" table:formula="of:=DATE(2020;6;22)+TIME(10;20;46)" office:value-type="date" office:date-value="2020-06-22T10:20:46" calcext:value-type="date">
            <text:p>6/22/2020 10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Aiuto</text:p>
          </table:table-cell>
          <table:table-cell table:style-name="ce2" office:value-type="string" calcext:value-type="string">
            <text:p>VYNKW5PWN8N</text:p>
          </table:table-cell>
          <table:table-cell table:style-name="ce4" table:formula="of:=DATE(2020;6;23)+TIME(15;48;37)" office:value-type="date" office:date-value="2020-06-23T15:48:37" calcext:value-type="date">
            <text:p>6/23/2020 15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ny</text:p>
          </table:table-cell>
          <table:table-cell table:style-name="ce2" office:value-type="string" calcext:value-type="string">
            <text:p>Crupi</text:p>
          </table:table-cell>
          <table:table-cell table:style-name="ce2" office:value-type="string" calcext:value-type="string">
            <text:p>XDNM487CFPF</text:p>
          </table:table-cell>
          <table:table-cell table:style-name="ce4" table:formula="of:=DATE(2020;6;26)+TIME(21;36;15)" office:value-type="date" office:date-value="2020-06-26T21:36:15" calcext:value-type="date">
            <text:p>6/26/2020 21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rbjorn</text:p>
          </table:table-cell>
          <table:table-cell table:style-name="ce3" office:value-type="string" calcext:value-type="string">
            <text:p>Huss</text:p>
          </table:table-cell>
          <table:table-cell table:style-name="ce3" office:value-type="string" calcext:value-type="string">
            <text:p>MSNM3K2YRNV</text:p>
          </table:table-cell>
          <table:table-cell table:style-name="ce5" table:formula="of:=DATE(2020;6;26)+TIME(3;1;12)" office:value-type="date" office:date-value="2020-06-26T03:01:12" calcext:value-type="date">
            <text:p>6/26/2020 3:0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rbjörn</text:p>
          </table:table-cell>
          <table:table-cell table:style-name="ce2" office:value-type="string" calcext:value-type="string">
            <text:p>Österdahl</text:p>
          </table:table-cell>
          <table:table-cell table:style-name="ce2" office:value-type="string" calcext:value-type="string">
            <text:p>GJN3ZH7RG3K</text:p>
          </table:table-cell>
          <table:table-cell table:style-name="ce4" table:formula="of:=DATE(2020;5;29)+TIME(4;50;22)" office:value-type="date" office:date-value="2020-05-29T04:50:22" calcext:value-type="date">
            <text:p>5/29/2020 4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orsten</text:p>
          </table:table-cell>
          <table:table-cell table:style-name="ce2" office:value-type="string" calcext:value-type="string">
            <text:p>Stein</text:p>
          </table:table-cell>
          <table:table-cell table:style-name="ce2" office:value-type="string" calcext:value-type="string">
            <text:p>GLNGM7C6PBR</text:p>
          </table:table-cell>
          <table:table-cell table:style-name="ce4" table:formula="of:=DATE(2020;5;26)+TIME(2;58;13)" office:value-type="date" office:date-value="2020-05-26T02:58:13" calcext:value-type="date">
            <text:p>5/26/2020 2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sha</text:p>
          </table:table-cell>
          <table:table-cell table:style-name="ce3" office:value-type="string" calcext:value-type="string">
            <text:p>Ellison</text:p>
          </table:table-cell>
          <table:table-cell table:style-name="ce3" office:value-type="string" calcext:value-type="string">
            <text:p>KVNDW9G5RYR</text:p>
          </table:table-cell>
          <table:table-cell table:style-name="ce5" table:formula="of:=DATE(2020;6;26)+TIME(21;1;18)" office:value-type="date" office:date-value="2020-06-26T21:01:18" calcext:value-type="date">
            <text:p>6/26/2020 21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oshihiro</text:p>
          </table:table-cell>
          <table:table-cell table:style-name="ce3" office:value-type="string" calcext:value-type="string">
            <text:p>Yamauchi</text:p>
          </table:table-cell>
          <table:table-cell table:style-name="ce3" office:value-type="string" calcext:value-type="string">
            <text:p>XSNZGBB263Y</text:p>
          </table:table-cell>
          <table:table-cell table:style-name="ce5" table:formula="of:=DATE(2020;5;21)+TIME(22;37;53)" office:value-type="date" office:date-value="2020-05-21T22:37:53" calcext:value-type="date">
            <text:p>5/21/2020 22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acey</text:p>
          </table:table-cell>
          <table:table-cell table:style-name="ce2" office:value-type="string" calcext:value-type="string">
            <text:p>Erway</text:p>
          </table:table-cell>
          <table:table-cell table:style-name="ce2" office:value-type="string" calcext:value-type="string">
            <text:p>N3NVGLD54BB</text:p>
          </table:table-cell>
          <table:table-cell table:style-name="ce4" table:formula="of:=DATE(2020;6;29)+TIME(9;50;27)" office:value-type="date" office:date-value="2020-06-29T09:50:27" calcext:value-type="date">
            <text:p>6/29/2020 9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acy</text:p>
          </table:table-cell>
          <table:table-cell table:style-name="ce2" office:value-type="string" calcext:value-type="string">
            <text:p>Ragan</text:p>
          </table:table-cell>
          <table:table-cell table:style-name="ce2" office:value-type="string" calcext:value-type="string">
            <text:p>XDNCDHW76B3</text:p>
          </table:table-cell>
          <table:table-cell table:style-name="ce4" table:formula="of:=DATE(2020;5;7)+TIME(11;45;45)" office:value-type="date" office:date-value="2020-05-07T11:45:45" calcext:value-type="date">
            <text:p>5/7/2020 11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an</text:p>
          </table:table-cell>
          <table:table-cell table:style-name="ce2" office:value-type="string" calcext:value-type="string">
            <text:p>Tuyen</text:p>
          </table:table-cell>
          <table:table-cell table:style-name="ce2" office:value-type="string" calcext:value-type="string">
            <text:p>H8NV7GNGBHB</text:p>
          </table:table-cell>
          <table:table-cell table:style-name="ce4" table:formula="of:=DATE(2020;6;16)+TIME(23;13;30)" office:value-type="date" office:date-value="2020-06-16T23:13:30" calcext:value-type="date">
            <text:p>6/16/2020 23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an</text:p>
          </table:table-cell>
          <table:table-cell table:style-name="ce3" office:value-type="string" calcext:value-type="string">
            <text:p>Binh</text:p>
          </table:table-cell>
          <table:table-cell table:style-name="ce3" office:value-type="string" calcext:value-type="string">
            <text:p>N7NNRS2PT3C</text:p>
          </table:table-cell>
          <table:table-cell table:style-name="ce5" table:formula="of:=DATE(2020;6;17)+TIME(4;55;36)" office:value-type="date" office:date-value="2020-06-17T04:55:36" calcext:value-type="date">
            <text:p>6/17/2020 4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avis</text:p>
          </table:table-cell>
          <table:table-cell table:style-name="ce3" office:value-type="string" calcext:value-type="string">
            <text:p>Avey</text:p>
          </table:table-cell>
          <table:table-cell table:style-name="ce3" office:value-type="string" calcext:value-type="string">
            <text:p>XBNQ7N66T62</text:p>
          </table:table-cell>
          <table:table-cell table:style-name="ce5" table:formula="of:=DATE(2020;2;26)+TIME(15;3;56)" office:value-type="date" office:date-value="2020-02-26T15:03:56" calcext:value-type="date">
            <text:p>2/26/2020 15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avis</text:p>
          </table:table-cell>
          <table:table-cell table:style-name="ce2" office:value-type="string" calcext:value-type="string">
            <text:p>Addair</text:p>
          </table:table-cell>
          <table:table-cell table:style-name="ce2" office:value-type="string" calcext:value-type="string">
            <text:p>K5NL42526PW</text:p>
          </table:table-cell>
          <table:table-cell table:style-name="ce4" table:formula="of:=DATE(2020;3;31)+TIME(16;6;28)" office:value-type="date" office:date-value="2020-03-31T16:06:28" calcext:value-type="date">
            <text:p>3/31/2020 16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avis</text:p>
          </table:table-cell>
          <table:table-cell table:style-name="ce3" office:value-type="string" calcext:value-type="string">
            <text:p>Geery</text:p>
          </table:table-cell>
          <table:table-cell table:style-name="ce3" office:value-type="string" calcext:value-type="string">
            <text:p>D4N6V8YHQ7L</text:p>
          </table:table-cell>
          <table:table-cell table:style-name="ce5" table:formula="of:=DATE(2020;6;12)+TIME(11;21;43)" office:value-type="date" office:date-value="2020-06-12T11:21:43" calcext:value-type="date">
            <text:p>6/12/2020 11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avis</text:p>
          </table:table-cell>
          <table:table-cell table:style-name="ce3" office:value-type="string" calcext:value-type="string">
            <text:p>Ewert</text:p>
          </table:table-cell>
          <table:table-cell table:style-name="ce3" office:value-type="string" calcext:value-type="string">
            <text:p>JDNYV36F8BG</text:p>
          </table:table-cell>
          <table:table-cell table:style-name="ce5" table:formula="of:=DATE(2020;6;26)+TIME(11;24;26)" office:value-type="date" office:date-value="2020-06-26T11:24:26" calcext:value-type="date">
            <text:p>6/26/2020 11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emayne</text:p>
          </table:table-cell>
          <table:table-cell table:style-name="ce2" office:value-type="string" calcext:value-type="string">
            <text:p>Warren</text:p>
          </table:table-cell>
          <table:table-cell table:style-name="ce2" office:value-type="string" calcext:value-type="string">
            <text:p>HDNP8XS68G6</text:p>
          </table:table-cell>
          <table:table-cell table:style-name="ce4" table:formula="of:=DATE(2020;6;27)+TIME(23;4;30)" office:value-type="date" office:date-value="2020-06-27T23:04:30" calcext:value-type="date">
            <text:p>6/27/2020 23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ent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MPNSD5YWVJS</text:p>
          </table:table-cell>
          <table:table-cell table:style-name="ce5" table:formula="of:=DATE(2020;6;18)+TIME(12;41;32)" office:value-type="date" office:date-value="2020-06-18T12:41:32" calcext:value-type="date">
            <text:p>6/18/2020 1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evor</text:p>
          </table:table-cell>
          <table:table-cell table:style-name="ce2" office:value-type="string" calcext:value-type="string">
            <text:p>Gamblin</text:p>
          </table:table-cell>
          <table:table-cell table:style-name="ce2" office:value-type="string" calcext:value-type="string">
            <text:p>FCNM6332K7T</text:p>
          </table:table-cell>
          <table:table-cell table:style-name="ce4" table:formula="of:=DATE(2020;5;25)+TIME(9;31;45)" office:value-type="date" office:date-value="2020-05-25T09:31:45" calcext:value-type="date">
            <text:p>5/25/2020 9:3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evor</text:p>
          </table:table-cell>
          <table:table-cell table:style-name="ce2" office:value-type="string" calcext:value-type="string">
            <text:p>Vannoy</text:p>
          </table:table-cell>
          <table:table-cell table:style-name="ce2" office:value-type="string" calcext:value-type="string">
            <text:p>PQNKTG6FR3P</text:p>
          </table:table-cell>
          <table:table-cell table:style-name="ce4" table:formula="of:=DATE(2020;6;1)+TIME(10;13;21)" office:value-type="date" office:date-value="2020-06-01T10:13:21" calcext:value-type="date">
            <text:p>6/1/2020 1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evor</text:p>
          </table:table-cell>
          <table:table-cell table:style-name="ce3" office:value-type="string" calcext:value-type="string">
            <text:p>Flowers</text:p>
          </table:table-cell>
          <table:table-cell table:style-name="ce3" office:value-type="string" calcext:value-type="string">
            <text:p>PQNYP2JL3FQ</text:p>
          </table:table-cell>
          <table:table-cell table:style-name="ce5" table:formula="of:=DATE(2020;6;10)+TIME(10;27;59)" office:value-type="date" office:date-value="2020-06-10T10:27:59" calcext:value-type="date">
            <text:p>6/10/2020 10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evor</text:p>
          </table:table-cell>
          <table:table-cell table:style-name="ce2" office:value-type="string" calcext:value-type="string">
            <text:p>Chandler</text:p>
          </table:table-cell>
          <table:table-cell table:style-name="ce2" office:value-type="string" calcext:value-type="string">
            <text:p>KTNW7G5CZLB</text:p>
          </table:table-cell>
          <table:table-cell table:style-name="ce4" table:formula="of:=DATE(2020;6;19)+TIME(14;59;4)" office:value-type="date" office:date-value="2020-06-19T14:59:04" calcext:value-type="date">
            <text:p>6/19/2020 14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icia</text:p>
          </table:table-cell>
          <table:table-cell table:style-name="ce2" office:value-type="string" calcext:value-type="string">
            <text:p>Barker</text:p>
          </table:table-cell>
          <table:table-cell table:style-name="ce2" office:value-type="string" calcext:value-type="string">
            <text:p>KSN637FYN49</text:p>
          </table:table-cell>
          <table:table-cell table:style-name="ce4" table:formula="of:=DATE(2020;5;5)+TIME(13;29;59)" office:value-type="date" office:date-value="2020-05-05T13:29:59" calcext:value-type="date">
            <text:p>5/5/2020 13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ici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QNVQL8SNMP</text:p>
          </table:table-cell>
          <table:table-cell table:style-name="ce5" table:formula="of:=DATE(2020;6;24)+TIME(20;32;2)" office:value-type="date" office:date-value="2020-06-24T20:32:02" calcext:value-type="date">
            <text:p>6/24/2020 20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ILOKKUMAR</text:p>
          </table:table-cell>
          <table:table-cell table:style-name="ce3" office:value-type="string" calcext:value-type="string">
            <text:p>soni</text:p>
          </table:table-cell>
          <table:table-cell table:style-name="ce3" office:value-type="string" calcext:value-type="string">
            <text:p>VRN68XWQCW9</text:p>
          </table:table-cell>
          <table:table-cell table:style-name="ce5" table:formula="of:=DATE(2020;6;18)+TIME(13;56;45)" office:value-type="date" office:date-value="2020-06-18T13:56:45" calcext:value-type="date">
            <text:p>6/18/2020 13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ishan</text:p>
          </table:table-cell>
          <table:table-cell table:style-name="ce2" office:value-type="string" calcext:value-type="string">
            <text:p>de Lanerolle</text:p>
          </table:table-cell>
          <table:table-cell table:style-name="ce2" office:value-type="string" calcext:value-type="string">
            <text:p>J7N3W8PQ6PV</text:p>
          </table:table-cell>
          <table:table-cell table:style-name="ce4" table:formula="of:=DATE(2020;6;8)+TIME(13;41;47)" office:value-type="date" office:date-value="2020-06-08T13:41:47" calcext:value-type="date">
            <text:p>6/8/2020 13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istan</text:p>
          </table:table-cell>
          <table:table-cell table:style-name="ce3" office:value-type="string" calcext:value-type="string">
            <text:p>Lennertz</text:p>
          </table:table-cell>
          <table:table-cell table:style-name="ce3" office:value-type="string" calcext:value-type="string">
            <text:p>KPNL665KSD5</text:p>
          </table:table-cell>
          <table:table-cell table:style-name="ce5" table:formula="of:=DATE(2020;6;25)+TIME(16;49;3)" office:value-type="date" office:date-value="2020-06-25T16:49:03" calcext:value-type="date">
            <text:p>6/25/2020 16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oy</text:p>
          </table:table-cell>
          <table:table-cell table:style-name="ce2" office:value-type="string" calcext:value-type="string">
            <text:p>Dawson</text:p>
          </table:table-cell>
          <table:table-cell table:style-name="ce2" office:value-type="string" calcext:value-type="string">
            <text:p>GHNFQFYB4T7</text:p>
          </table:table-cell>
          <table:table-cell table:style-name="ce4" table:formula="of:=DATE(2020;5;13)+TIME(11;48;17)" office:value-type="date" office:date-value="2020-05-13T11:48:17" calcext:value-type="date">
            <text:p>5/13/2020 11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oy</text:p>
          </table:table-cell>
          <table:table-cell table:style-name="ce3" office:value-type="string" calcext:value-type="string">
            <text:p>Hanson</text:p>
          </table:table-cell>
          <table:table-cell table:style-name="ce3" office:value-type="string" calcext:value-type="string">
            <text:p>PGNT8XK2282</text:p>
          </table:table-cell>
          <table:table-cell table:style-name="ce5" table:formula="of:=DATE(2020;6;17)+TIME(10;29;37)" office:value-type="date" office:date-value="2020-06-17T10:29:37" calcext:value-type="date">
            <text:p>6/17/2020 10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oy</text:p>
          </table:table-cell>
          <table:table-cell table:style-name="ce3" office:value-type="string" calcext:value-type="string">
            <text:p>Jones</text:p>
          </table:table-cell>
          <table:table-cell table:style-name="ce3" office:value-type="string" calcext:value-type="string">
            <text:p>P8N2PP5PT2N</text:p>
          </table:table-cell>
          <table:table-cell table:style-name="ce5" table:formula="of:=DATE(2020;6;22)+TIME(12;28;43)" office:value-type="date" office:date-value="2020-06-22T12:28:43" calcext:value-type="date">
            <text:p>6/22/2020 12:2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oy</text:p>
          </table:table-cell>
          <table:table-cell table:style-name="ce3" office:value-type="string" calcext:value-type="string">
            <text:p>Jensen</text:p>
          </table:table-cell>
          <table:table-cell table:style-name="ce3" office:value-type="string" calcext:value-type="string">
            <text:p>JSN982PNXRT</text:p>
          </table:table-cell>
          <table:table-cell table:style-name="ce5" table:formula="of:=DATE(2020;6;26)+TIME(14;39;23)" office:value-type="date" office:date-value="2020-06-26T14:39:23" calcext:value-type="date">
            <text:p>6/26/2020 14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roy</text:p>
          </table:table-cell>
          <table:table-cell table:style-name="ce3" office:value-type="string" calcext:value-type="string">
            <text:p>Bailey</text:p>
          </table:table-cell>
          <table:table-cell table:style-name="ce3" office:value-type="string" calcext:value-type="string">
            <text:p>VMNGBHW3VV5</text:p>
          </table:table-cell>
          <table:table-cell table:style-name="ce5" table:formula="of:=DATE(2020;6;26)+TIME(17;13;11)" office:value-type="date" office:date-value="2020-06-26T17:13:11" calcext:value-type="date">
            <text:p>6/26/2020 17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ruman</text:p>
          </table:table-cell>
          <table:table-cell table:style-name="ce2" office:value-type="string" calcext:value-type="string">
            <text:p>Esmond</text:p>
          </table:table-cell>
          <table:table-cell table:style-name="ce2" office:value-type="string" calcext:value-type="string">
            <text:p>VCNQH6KYV6F</text:p>
          </table:table-cell>
          <table:table-cell table:style-name="ce4" table:formula="of:=DATE(2020;5;29)+TIME(9;59;8)" office:value-type="date" office:date-value="2020-05-29T09:59:08" calcext:value-type="date">
            <text:p>5/29/2020 9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SAFAC NKOMBONG</text:p>
          </table:table-cell>
          <table:table-cell table:style-name="ce3" office:value-type="string" calcext:value-type="string">
            <text:p>REGINE CYRILLE</text:p>
          </table:table-cell>
          <table:table-cell table:style-name="ce3" office:value-type="string" calcext:value-type="string">
            <text:p>KBN4QVMHLV9</text:p>
          </table:table-cell>
          <table:table-cell table:style-name="ce5" table:formula="of:=DATE(2020;6;27)+TIME(4;42;11)" office:value-type="date" office:date-value="2020-06-27T04:42:11" calcext:value-type="date">
            <text:p>6/27/2020 4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sahi</text:p>
          </table:table-cell>
          <table:table-cell table:style-name="ce3" office:value-type="string" calcext:value-type="string">
            <text:p>Elkayam</text:p>
          </table:table-cell>
          <table:table-cell table:style-name="ce3" office:value-type="string" calcext:value-type="string">
            <text:p>VHN8N8RL8XW</text:p>
          </table:table-cell>
          <table:table-cell table:style-name="ce5" table:formula="of:=DATE(2020;6;27)+TIME(10;27;19)" office:value-type="date" office:date-value="2020-06-27T10:27:19" calcext:value-type="date">
            <text:p>6/27/2020 10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sugikazu</text:p>
          </table:table-cell>
          <table:table-cell table:style-name="ce3" office:value-type="string" calcext:value-type="string">
            <text:p>SHIBATA</text:p>
          </table:table-cell>
          <table:table-cell table:style-name="ce3" office:value-type="string" calcext:value-type="string">
            <text:p>JLNDLVJ77DS</text:p>
          </table:table-cell>
          <table:table-cell table:style-name="ce5" table:formula="of:=DATE(2020;5;13)+TIME(8;41;44)" office:value-type="date" office:date-value="2020-05-13T08:41:44" calcext:value-type="date">
            <text:p>5/13/2020 8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ulio</text:p>
          </table:table-cell>
          <table:table-cell table:style-name="ce2" office:value-type="string" calcext:value-type="string">
            <text:p>Paiva Galvao</text:p>
          </table:table-cell>
          <table:table-cell table:style-name="ce2" office:value-type="string" calcext:value-type="string">
            <text:p>VBNG5YCC64Z</text:p>
          </table:table-cell>
          <table:table-cell table:style-name="ce4" table:formula="of:=DATE(2020;6;28)+TIME(10;11;21)" office:value-type="date" office:date-value="2020-06-28T10:11:21" calcext:value-type="date">
            <text:p>6/28/2020 10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uluğ</text:p>
          </table:table-cell>
          <table:table-cell table:style-name="ce2" office:value-type="string" calcext:value-type="string">
            <text:p>Yücel</text:p>
          </table:table-cell>
          <table:table-cell table:style-name="ce2" office:value-type="string" calcext:value-type="string">
            <text:p>XZNQFN6BSCL</text:p>
          </table:table-cell>
          <table:table-cell table:style-name="ce4" table:formula="of:=DATE(2020;5;20)+TIME(8;11;55)" office:value-type="date" office:date-value="2020-05-20T08:11:55" calcext:value-type="date">
            <text:p>5/20/2020 8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uomas</text:p>
          </table:table-cell>
          <table:table-cell table:style-name="ce2" office:value-type="string" calcext:value-type="string">
            <text:p>Järvensivu</text:p>
          </table:table-cell>
          <table:table-cell table:style-name="ce2" office:value-type="string" calcext:value-type="string">
            <text:p>G2NV5TFRZSZ</text:p>
          </table:table-cell>
          <table:table-cell table:style-name="ce4" table:formula="of:=DATE(2020;6;18)+TIME(8;50;13)" office:value-type="date" office:date-value="2020-06-18T08:50:13" calcext:value-type="date">
            <text:p>6/18/2020 8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shar</text:p>
          </table:table-cell>
          <table:table-cell table:style-name="ce3" office:value-type="string" calcext:value-type="string">
            <text:p>khandelwal</text:p>
          </table:table-cell>
          <table:table-cell table:style-name="ce3" office:value-type="string" calcext:value-type="string">
            <text:p>F7NXH4T49VQ</text:p>
          </table:table-cell>
          <table:table-cell table:style-name="ce5" table:formula="of:=DATE(2020;5;18)+TIME(12;6;29)" office:value-type="date" office:date-value="2020-05-18T12:06:29" calcext:value-type="date">
            <text:p>5/18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ushar</text:p>
          </table:table-cell>
          <table:table-cell table:style-name="ce3" office:value-type="string" calcext:value-type="string">
            <text:p>Nimkar</text:p>
          </table:table-cell>
          <table:table-cell table:style-name="ce3" office:value-type="string" calcext:value-type="string">
            <text:p>XWNGS5GMZ42</text:p>
          </table:table-cell>
          <table:table-cell table:style-name="ce5" table:formula="of:=DATE(2020;5;30)+TIME(12;43;22)" office:value-type="date" office:date-value="2020-05-30T12:43:22" calcext:value-type="date">
            <text:p>5/30/2020 12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yler</text:p>
          </table:table-cell>
          <table:table-cell table:style-name="ce3" office:value-type="string" calcext:value-type="string">
            <text:p>Robertson</text:p>
          </table:table-cell>
          <table:table-cell table:style-name="ce3" office:value-type="string" calcext:value-type="string">
            <text:p>P9NXQP29HWR</text:p>
          </table:table-cell>
          <table:table-cell table:style-name="ce5" table:formula="of:=DATE(2020;2;25)+TIME(12;24;46)" office:value-type="date" office:date-value="2020-02-25T12:24:46" calcext:value-type="date">
            <text:p>2/25/2020 12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yler</text:p>
          </table:table-cell>
          <table:table-cell table:style-name="ce3" office:value-type="string" calcext:value-type="string">
            <text:p>Gray</text:p>
          </table:table-cell>
          <table:table-cell table:style-name="ce3" office:value-type="string" calcext:value-type="string">
            <text:p>LHN356VFJLF</text:p>
          </table:table-cell>
          <table:table-cell table:style-name="ce5" table:formula="of:=DATE(2020;3;3)+TIME(11;9;47)" office:value-type="date" office:date-value="2020-03-03T11:09:47" calcext:value-type="date">
            <text:p>3/3/2020 11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yler</text:p>
          </table:table-cell>
          <table:table-cell table:style-name="ce2" office:value-type="string" calcext:value-type="string">
            <text:p>Mestery</text:p>
          </table:table-cell>
          <table:table-cell table:style-name="ce2" office:value-type="string" calcext:value-type="string">
            <text:p>K4NHPR6RJDV</text:p>
          </table:table-cell>
          <table:table-cell table:style-name="ce4" table:formula="of:=DATE(2020;3;31)+TIME(10;48;25)" office:value-type="date" office:date-value="2020-03-31T10:48:25" calcext:value-type="date">
            <text:p>3/31/2020 10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Tyler</text:p>
          </table:table-cell>
          <table:table-cell table:style-name="ce2" office:value-type="string" calcext:value-type="string">
            <text:p>Haywood</text:p>
          </table:table-cell>
          <table:table-cell table:style-name="ce2" office:value-type="string" calcext:value-type="string">
            <text:p>MSNDFZF7RZH</text:p>
          </table:table-cell>
          <table:table-cell table:style-name="ce4" table:formula="of:=DATE(2020;5;5)+TIME(16;49;57)" office:value-type="date" office:date-value="2020-05-05T16:49:57" calcext:value-type="date">
            <text:p>5/5/2020 16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yler</text:p>
          </table:table-cell>
          <table:table-cell table:style-name="ce3" office:value-type="string" calcext:value-type="string">
            <text:p>Davis</text:p>
          </table:table-cell>
          <table:table-cell table:style-name="ce3" office:value-type="string" calcext:value-type="string">
            <text:p>P2N268C6FDP</text:p>
          </table:table-cell>
          <table:table-cell table:style-name="ce5" table:formula="of:=DATE(2020;6;1)+TIME(10;13;21)" office:value-type="date" office:date-value="2020-06-01T10:13:21" calcext:value-type="date">
            <text:p>6/1/2020 10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yler</text:p>
          </table:table-cell>
          <table:table-cell table:style-name="ce3" office:value-type="string" calcext:value-type="string">
            <text:p>Macartney</text:p>
          </table:table-cell>
          <table:table-cell table:style-name="ce3" office:value-type="string" calcext:value-type="string">
            <text:p>NRNRPBDP2GZ</text:p>
          </table:table-cell>
          <table:table-cell table:style-name="ce5" table:formula="of:=DATE(2020;6;4)+TIME(14;41;22)" office:value-type="date" office:date-value="2020-06-04T14:41:22" calcext:value-type="date">
            <text:p>6/4/2020 14:4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dit</text:p>
          </table:table-cell>
          <table:table-cell table:style-name="ce3" office:value-type="string" calcext:value-type="string">
            <text:p>Gupta</text:p>
          </table:table-cell>
          <table:table-cell table:style-name="ce3" office:value-type="string" calcext:value-type="string">
            <text:p>FFNXPBZ845T</text:p>
          </table:table-cell>
          <table:table-cell table:style-name="ce5" table:formula="of:=DATE(2020;6;2)+TIME(21;55;44)" office:value-type="date" office:date-value="2020-06-02T21:55:44" calcext:value-type="date">
            <text:p>6/2/2020 21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dit</text:p>
          </table:table-cell>
          <table:table-cell table:style-name="ce3" office:value-type="string" calcext:value-type="string">
            <text:p>Yadav</text:p>
          </table:table-cell>
          <table:table-cell table:style-name="ce3" office:value-type="string" calcext:value-type="string">
            <text:p>Z8NNNLR53KZ</text:p>
          </table:table-cell>
          <table:table-cell table:style-name="ce5" table:formula="of:=DATE(2020;6;27)+TIME(1;56;24)" office:value-type="date" office:date-value="2020-06-27T01:56:24" calcext:value-type="date">
            <text:p>6/27/2020 1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lrich</text:p>
          </table:table-cell>
          <table:table-cell table:style-name="ce3" office:value-type="string" calcext:value-type="string">
            <text:p>Hecht</text:p>
          </table:table-cell>
          <table:table-cell table:style-name="ce3" office:value-type="string" calcext:value-type="string">
            <text:p>FLNL9PKVLN2</text:p>
          </table:table-cell>
          <table:table-cell table:style-name="ce5" table:formula="of:=DATE(2020;6;1)+TIME(12;41;10)" office:value-type="date" office:date-value="2020-06-01T12:41:10" calcext:value-type="date">
            <text:p>6/1/2020 1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mamaheswari</text:p>
          </table:table-cell>
          <table:table-cell table:style-name="ce2" office:value-type="string" calcext:value-type="string">
            <text:p>Subbian</text:p>
          </table:table-cell>
          <table:table-cell table:style-name="ce2" office:value-type="string" calcext:value-type="string">
            <text:p>MFN42F2D4Z6</text:p>
          </table:table-cell>
          <table:table-cell table:style-name="ce4" table:formula="of:=DATE(2020;6;25)+TIME(2;37;9)" office:value-type="date" office:date-value="2020-06-25T02:37:09" calcext:value-type="date">
            <text:p>6/25/2020 2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mesh</text:p>
          </table:table-cell>
          <table:table-cell table:style-name="ce3" office:value-type="string" calcext:value-type="string">
            <text:p>Yadav</text:p>
          </table:table-cell>
          <table:table-cell table:style-name="ce3" office:value-type="string" calcext:value-type="string">
            <text:p>JSNXXTPTZFJ</text:p>
          </table:table-cell>
          <table:table-cell table:style-name="ce5" table:formula="of:=DATE(2020;6;4)+TIME(19;13;45)" office:value-type="date" office:date-value="2020-06-04T19:13:45" calcext:value-type="date">
            <text:p>6/4/2020 19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NNIKRISHNAN</text:p>
          </table:table-cell>
          <table:table-cell table:style-name="ce2" office:value-type="string" calcext:value-type="string">
            <text:p>ALATHADY MALOOR</text:p>
          </table:table-cell>
          <table:table-cell table:style-name="ce2" office:value-type="string" calcext:value-type="string">
            <text:p>JPNMY5ZZN82</text:p>
          </table:table-cell>
          <table:table-cell table:style-name="ce4" table:formula="of:=DATE(2020;5;5)+TIME(14;44;54)" office:value-type="date" office:date-value="2020-05-05T14:44:54" calcext:value-type="date">
            <text:p>5/5/2020 14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riah</text:p>
          </table:table-cell>
          <table:table-cell table:style-name="ce2" office:value-type="string" calcext:value-type="string">
            <text:p>Ryken</text:p>
          </table:table-cell>
          <table:table-cell table:style-name="ce2" office:value-type="string" calcext:value-type="string">
            <text:p>JZNF33XH9GQ</text:p>
          </table:table-cell>
          <table:table-cell table:style-name="ce4" table:formula="of:=DATE(2020;6;14)+TIME(17;33;58)" office:value-type="date" office:date-value="2020-06-14T17:33:58" calcext:value-type="date">
            <text:p>6/14/2020 17:3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rs</text:p>
          </table:table-cell>
          <table:table-cell table:style-name="ce2" office:value-type="string" calcext:value-type="string">
            <text:p>Gleim</text:p>
          </table:table-cell>
          <table:table-cell table:style-name="ce2" office:value-type="string" calcext:value-type="string">
            <text:p>GDNY2B6VCKW</text:p>
          </table:table-cell>
          <table:table-cell table:style-name="ce4" table:formula="of:=DATE(2020;5;19)+TIME(7;45;38)" office:value-type="date" office:date-value="2020-05-19T07:45:38" calcext:value-type="date">
            <text:p>5/19/2020 7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te</text:p>
          </table:table-cell>
          <table:table-cell table:style-name="ce3" office:value-type="string" calcext:value-type="string">
            <text:p>Hlasek</text:p>
          </table:table-cell>
          <table:table-cell table:style-name="ce3" office:value-type="string" calcext:value-type="string">
            <text:p>MWNRKLV3XV3</text:p>
          </table:table-cell>
          <table:table-cell table:style-name="ce5" table:formula="of:=DATE(2020;6;17)+TIME(9;7;23)" office:value-type="date" office:date-value="2020-06-17T09:07:23" calcext:value-type="date">
            <text:p>6/17/2020 9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Ute</text:p>
          </table:table-cell>
          <table:table-cell table:style-name="ce2" office:value-type="string" calcext:value-type="string">
            <text:p>Gappa</text:p>
          </table:table-cell>
          <table:table-cell table:style-name="ce2" office:value-type="string" calcext:value-type="string">
            <text:p>H5NMLXJ2LDG</text:p>
          </table:table-cell>
          <table:table-cell table:style-name="ce4" table:formula="of:=DATE(2020;6;17)+TIME(15;32;43)" office:value-type="date" office:date-value="2020-06-17T15:32:43" calcext:value-type="date">
            <text:p>6/17/2020 15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tkarsh</text:p>
          </table:table-cell>
          <table:table-cell table:style-name="ce3" office:value-type="string" calcext:value-type="string">
            <text:p>Trivedi</text:p>
          </table:table-cell>
          <table:table-cell table:style-name="ce3" office:value-type="string" calcext:value-type="string">
            <text:p>X3NJSGLW8Z4</text:p>
          </table:table-cell>
          <table:table-cell table:style-name="ce5" table:formula="of:=DATE(2020;6;24)+TIME(15;26;44)" office:value-type="date" office:date-value="2020-06-24T15:26:44" calcext:value-type="date">
            <text:p>6/24/2020 15:2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tsav</text:p>
          </table:table-cell>
          <table:table-cell table:style-name="ce3" office:value-type="string" calcext:value-type="string">
            <text:p>Akruwala</text:p>
          </table:table-cell>
          <table:table-cell table:style-name="ce3" office:value-type="string" calcext:value-type="string">
            <text:p>PWN7B8RXXH2</text:p>
          </table:table-cell>
          <table:table-cell table:style-name="ce5" table:formula="of:=DATE(2020;6;13)+TIME(0;54;4)" office:value-type="date" office:date-value="2020-06-13T00:54:04" calcext:value-type="date">
            <text:p>6/13/2020 0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Uyen</text:p>
          </table:table-cell>
          <table:table-cell table:style-name="ce3" office:value-type="string" calcext:value-type="string">
            <text:p>Nguyen</text:p>
          </table:table-cell>
          <table:table-cell table:style-name="ce3" office:value-type="string" calcext:value-type="string">
            <text:p>Z9NP87SQ277</text:p>
          </table:table-cell>
          <table:table-cell table:style-name="ce5" table:formula="of:=DATE(2020;5;6)+TIME(8;45;41)" office:value-type="date" office:date-value="2020-05-06T08:45:41" calcext:value-type="date">
            <text:p>5/6/2020 8:4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</text:p>
          </table:table-cell>
          <table:table-cell table:style-name="ce2" office:value-type="string" calcext:value-type="string">
            <text:p>barbosa</text:p>
          </table:table-cell>
          <table:table-cell table:style-name="ce2" office:value-type="string" calcext:value-type="string">
            <text:p>GDNV7GX2KHZ</text:p>
          </table:table-cell>
          <table:table-cell table:style-name="ce4" table:formula="of:=DATE(2020;5;20)+TIME(13;46;23)" office:value-type="date" office:date-value="2020-05-20T13:46:23" calcext:value-type="date">
            <text:p>5/20/2020 13:4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áclav</text:p>
          </table:table-cell>
          <table:table-cell table:style-name="ce2" office:value-type="string" calcext:value-type="string">
            <text:p>Pavlín</text:p>
          </table:table-cell>
          <table:table-cell table:style-name="ce2" office:value-type="string" calcext:value-type="string">
            <text:p>LHNQH6KWBY4</text:p>
          </table:table-cell>
          <table:table-cell table:style-name="ce4" table:formula="of:=DATE(2020;6;4)+TIME(9;30;11)" office:value-type="date" office:date-value="2020-06-04T09:30:11" calcext:value-type="date">
            <text:p>6/4/2020 9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ibhav</text:p>
          </table:table-cell>
          <table:table-cell table:style-name="ce3" office:value-type="string" calcext:value-type="string">
            <text:p>Valvaiker</text:p>
          </table:table-cell>
          <table:table-cell table:style-name="ce3" office:value-type="string" calcext:value-type="string">
            <text:p>VRNHFF576RC</text:p>
          </table:table-cell>
          <table:table-cell table:style-name="ce5" table:formula="of:=DATE(2020;6;20)+TIME(12;39;7)" office:value-type="date" office:date-value="2020-06-20T12:39:07" calcext:value-type="date">
            <text:p>6/20/2020 12:3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ishakh</text:p>
          </table:table-cell>
          <table:table-cell table:style-name="ce3" office:value-type="string" calcext:value-type="string">
            <text:p>valsaraj</text:p>
          </table:table-cell>
          <table:table-cell table:style-name="ce3" office:value-type="string" calcext:value-type="string">
            <text:p>F4N2QK5RVMZ</text:p>
          </table:table-cell>
          <table:table-cell table:style-name="ce5" table:formula="of:=DATE(2020;6;28)+TIME(10;54;16)" office:value-type="date" office:date-value="2020-06-28T10:54:16" calcext:value-type="date">
            <text:p>6/28/2020 10:54</text:p>
          </table:table-cell>
          <table:table-cell table:number-columns-repeated="1020"/>
        </table:table-row>
        <table:table-row table:style-name="ro3">
          <table:table-cell table:style-name="ce3" office:value-type="string" calcext:value-type="string">
            <text:p>valenciabaileyrichards@outlook</text:p>
          </table:table-cell>
          <table:table-cell table:style-name="ce3" office:value-type="string" calcext:value-type="string">
            <text:p>valenciabaileyrichards@outlook.com</text:p>
          </table:table-cell>
          <table:table-cell table:style-name="ce3" office:value-type="string" calcext:value-type="string">
            <text:p>K7NTS489XG5</text:p>
          </table:table-cell>
          <table:table-cell table:style-name="ce5" table:formula="of:=DATE(2020;6;24)+TIME(10;10;28)" office:value-type="date" office:date-value="2020-06-24T10:10:28" calcext:value-type="date">
            <text:p>6/24/2020 10:1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entin</text:p>
          </table:table-cell>
          <table:table-cell table:style-name="ce2" office:value-type="string" calcext:value-type="string">
            <text:p>Voiculescu</text:p>
          </table:table-cell>
          <table:table-cell table:style-name="ce2" office:value-type="string" calcext:value-type="string">
            <text:p>FBN53J8ZS5F</text:p>
          </table:table-cell>
          <table:table-cell table:style-name="ce4" table:formula="of:=DATE(2020;6;4)+TIME(10;19;23)" office:value-type="date" office:date-value="2020-06-04T10:19:23" calcext:value-type="date">
            <text:p>6/4/2020 10:1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lentin</text:p>
          </table:table-cell>
          <table:table-cell table:style-name="ce3" office:value-type="string" calcext:value-type="string">
            <text:p>Secades</text:p>
          </table:table-cell>
          <table:table-cell table:style-name="ce3" office:value-type="string" calcext:value-type="string">
            <text:p>D6N8QVN3VH8</text:p>
          </table:table-cell>
          <table:table-cell table:style-name="ce5" table:formula="of:=DATE(2020;6;25)+TIME(21;3;45)" office:value-type="date" office:date-value="2020-06-25T21:03:45" calcext:value-type="date">
            <text:p>6/25/2020 21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lentina</text:p>
          </table:table-cell>
          <table:table-cell table:style-name="ce2" office:value-type="string" calcext:value-type="string">
            <text:p>Fernandez</text:p>
          </table:table-cell>
          <table:table-cell table:style-name="ce2" office:value-type="string" calcext:value-type="string">
            <text:p>XWN6FT4G22T</text:p>
          </table:table-cell>
          <table:table-cell table:style-name="ce4" table:formula="of:=DATE(2020;6;26)+TIME(12;21;3)" office:value-type="date" office:date-value="2020-06-26T12:21:03" calcext:value-type="date">
            <text:p>6/26/2020 12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lerie</text:p>
          </table:table-cell>
          <table:table-cell table:style-name="ce3" office:value-type="string" calcext:value-type="string">
            <text:p>Ehlers</text:p>
          </table:table-cell>
          <table:table-cell table:style-name="ce3" office:value-type="string" calcext:value-type="string">
            <text:p>MPNF2BKN6KG</text:p>
          </table:table-cell>
          <table:table-cell table:style-name="ce5" table:formula="of:=DATE(2020;6;25)+TIME(4;9;59)" office:value-type="date" office:date-value="2020-06-25T04:09:59" calcext:value-type="date">
            <text:p>6/25/2020 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lmer</text:p>
          </table:table-cell>
          <table:table-cell table:style-name="ce3" office:value-type="string" calcext:value-type="string">
            <text:p>Huhn</text:p>
          </table:table-cell>
          <table:table-cell table:style-name="ce3" office:value-type="string" calcext:value-type="string">
            <text:p>MCNGV4PS86W</text:p>
          </table:table-cell>
          <table:table-cell table:style-name="ce5" table:formula="of:=DATE(2020;6;29)+TIME(11;52;12)" office:value-type="date" office:date-value="2020-06-29T11:52:12" calcext:value-type="date">
            <text:p>6/29/2020 11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mshee</text:p>
          </table:table-cell>
          <table:table-cell table:style-name="ce2" office:value-type="string" calcext:value-type="string">
            <text:p>Paduru</text:p>
          </table:table-cell>
          <table:table-cell table:style-name="ce2" office:value-type="string" calcext:value-type="string">
            <text:p>XJNPKZ8BNL2</text:p>
          </table:table-cell>
          <table:table-cell table:style-name="ce4" table:formula="of:=DATE(2020;6;24)+TIME(21;33;43)" office:value-type="date" office:date-value="2020-06-24T21:33:43" calcext:value-type="date">
            <text:p>6/24/2020 21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n</text:p>
          </table:table-cell>
          <table:table-cell table:style-name="ce3" office:value-type="string" calcext:value-type="string">
            <text:p>Riper</text:p>
          </table:table-cell>
          <table:table-cell table:style-name="ce3" office:value-type="string" calcext:value-type="string">
            <text:p>V8NQ84NVCN6</text:p>
          </table:table-cell>
          <table:table-cell table:style-name="ce5" table:formula="of:=DATE(2020;6;23)+TIME(14;15;22)" office:value-type="date" office:date-value="2020-06-23T14:15:22" calcext:value-type="date">
            <text:p>6/23/2020 14:1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ndana</text:p>
          </table:table-cell>
          <table:table-cell table:style-name="ce2" office:value-type="string" calcext:value-type="string">
            <text:p>Salve</text:p>
          </table:table-cell>
          <table:table-cell table:style-name="ce2" office:value-type="string" calcext:value-type="string">
            <text:p>MXN9TTSK2TS</text:p>
          </table:table-cell>
          <table:table-cell table:style-name="ce4" table:formula="of:=DATE(2020;3;28)+TIME(12;27;35)" office:value-type="date" office:date-value="2020-03-28T12:27:35" calcext:value-type="date">
            <text:p>3/28/2020 12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nessa</text:p>
          </table:table-cell>
          <table:table-cell table:style-name="ce3" office:value-type="string" calcext:value-type="string">
            <text:p>Wilburn</text:p>
          </table:table-cell>
          <table:table-cell table:style-name="ce3" office:value-type="string" calcext:value-type="string">
            <text:p>L7NZPRXBTGT</text:p>
          </table:table-cell>
          <table:table-cell table:style-name="ce5" table:formula="of:=DATE(2020;5;4)+TIME(13;43;48)" office:value-type="date" office:date-value="2020-05-04T13:43:48" calcext:value-type="date">
            <text:p>5/4/2020 13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nessa</text:p>
          </table:table-cell>
          <table:table-cell table:style-name="ce2" office:value-type="string" calcext:value-type="string">
            <text:p>Heric</text:p>
          </table:table-cell>
          <table:table-cell table:style-name="ce2" office:value-type="string" calcext:value-type="string">
            <text:p>KXN4WVYYXB5</text:p>
          </table:table-cell>
          <table:table-cell table:style-name="ce4" table:formula="of:=DATE(2020;5;15)+TIME(21;9;28)" office:value-type="date" office:date-value="2020-05-15T21:09:28" calcext:value-type="date">
            <text:p>5/15/2020 21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niel Felipe</text:p>
          </table:table-cell>
          <table:table-cell table:style-name="ce2" office:value-type="string" calcext:value-type="string">
            <text:p>da Silva</text:p>
          </table:table-cell>
          <table:table-cell table:style-name="ce2" office:value-type="string" calcext:value-type="string">
            <text:p>PKNB8ZFCDVD</text:p>
          </table:table-cell>
          <table:table-cell table:style-name="ce4" table:formula="of:=DATE(2020;6;28)+TIME(22;48;26)" office:value-type="date" office:date-value="2020-06-28T22:48:26" calcext:value-type="date">
            <text:p>6/28/2020 22:4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santh</text:p>
          </table:table-cell>
          <table:table-cell table:style-name="ce2" office:value-type="string" calcext:value-type="string">
            <text:p>Sundaravelu</text:p>
          </table:table-cell>
          <table:table-cell table:style-name="ce2" office:value-type="string" calcext:value-type="string">
            <text:p>XWNGGZPQBBJ</text:p>
          </table:table-cell>
          <table:table-cell table:style-name="ce4" table:formula="of:=DATE(2020;5;11)+TIME(14;49;17)" office:value-type="date" office:date-value="2020-05-11T14:49:17" calcext:value-type="date">
            <text:p>5/11/2020 14:4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silis</text:p>
          </table:table-cell>
          <table:table-cell table:style-name="ce2" office:value-type="string" calcext:value-type="string">
            <text:p>Ventirozos</text:p>
          </table:table-cell>
          <table:table-cell table:style-name="ce2" office:value-type="string" calcext:value-type="string">
            <text:p>ZJN38433R5B</text:p>
          </table:table-cell>
          <table:table-cell table:style-name="ce4" table:formula="of:=DATE(2020;6;22)+TIME(14;49;21)" office:value-type="date" office:date-value="2020-06-22T14:49:21" calcext:value-type="date">
            <text:p>6/22/2020 14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siliy</text:p>
          </table:table-cell>
          <table:table-cell table:style-name="ce3" office:value-type="string" calcext:value-type="string">
            <text:p>Popov</text:p>
          </table:table-cell>
          <table:table-cell table:style-name="ce3" office:value-type="string" calcext:value-type="string">
            <text:p>Z8NK7QJZRGR</text:p>
          </table:table-cell>
          <table:table-cell table:style-name="ce5" table:formula="of:=DATE(2020;5;28)+TIME(14;9;20)" office:value-type="date" office:date-value="2020-05-28T14:09:20" calcext:value-type="date">
            <text:p>5/28/2020 14:0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sily</text:p>
          </table:table-cell>
          <table:table-cell table:style-name="ce3" office:value-type="string" calcext:value-type="string">
            <text:p>Goldobin</text:p>
          </table:table-cell>
          <table:table-cell table:style-name="ce3" office:value-type="string" calcext:value-type="string">
            <text:p>NXNZKJDSX9S</text:p>
          </table:table-cell>
          <table:table-cell table:style-name="ce5" table:formula="of:=DATE(2020;6;24)+TIME(17;3;27)" office:value-type="date" office:date-value="2020-06-24T17:03:27" calcext:value-type="date">
            <text:p>6/24/2020 17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su</text:p>
          </table:table-cell>
          <table:table-cell table:style-name="ce3" office:value-type="string" calcext:value-type="string">
            <text:p>Kulkarni</text:p>
          </table:table-cell>
          <table:table-cell table:style-name="ce3" office:value-type="string" calcext:value-type="string">
            <text:p>N6NWNC7KVZL</text:p>
          </table:table-cell>
          <table:table-cell table:style-name="ce5" table:formula="of:=DATE(2020;6;25)+TIME(14;42;42)" office:value-type="date" office:date-value="2020-06-25T14:42:42" calcext:value-type="date">
            <text:p>6/25/2020 14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sudevarao</text:p>
          </table:table-cell>
          <table:table-cell table:style-name="ce3" office:value-type="string" calcext:value-type="string">
            <text:p>kamma</text:p>
          </table:table-cell>
          <table:table-cell table:style-name="ce3" office:value-type="string" calcext:value-type="string">
            <text:p>FCNGG7HTHP8</text:p>
          </table:table-cell>
          <table:table-cell table:style-name="ce5" table:formula="of:=DATE(2020;5;19)+TIME(14;7;40)" office:value-type="date" office:date-value="2020-05-19T14:07:40" calcext:value-type="date">
            <text:p>5/19/2020 14:0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ASUDHA</text:p>
          </table:table-cell>
          <table:table-cell table:style-name="ce2" office:value-type="string" calcext:value-type="string">
            <text:p>PRABHALA</text:p>
          </table:table-cell>
          <table:table-cell table:style-name="ce2" office:value-type="string" calcext:value-type="string">
            <text:p>LPNSM3CY33D</text:p>
          </table:table-cell>
          <table:table-cell table:style-name="ce4" table:formula="of:=DATE(2020;5;21)+TIME(11;11;40)" office:value-type="date" office:date-value="2020-05-21T11:11:40" calcext:value-type="date">
            <text:p>5/21/2020 11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atsal</text:p>
          </table:table-cell>
          <table:table-cell table:style-name="ce3" office:value-type="string" calcext:value-type="string">
            <text:p>Shah</text:p>
          </table:table-cell>
          <table:table-cell table:style-name="ce3" office:value-type="string" calcext:value-type="string">
            <text:p>JVNJ42NF54K</text:p>
          </table:table-cell>
          <table:table-cell table:style-name="ce5" table:formula="of:=DATE(2020;6;23)+TIME(17;18;26)" office:value-type="date" office:date-value="2020-06-23T17:18:26" calcext:value-type="date">
            <text:p>6/23/2020 17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ejas</text:p>
          </table:table-cell>
          <table:table-cell table:style-name="ce2" office:value-type="string" calcext:value-type="string">
            <text:p>Belzinskas</text:p>
          </table:table-cell>
          <table:table-cell table:style-name="ce2" office:value-type="string" calcext:value-type="string">
            <text:p>Z3N3VMLVX44</text:p>
          </table:table-cell>
          <table:table-cell table:style-name="ce4" table:formula="of:=DATE(2020;5;8)+TIME(13;50;29)" office:value-type="date" office:date-value="2020-05-08T13:50:29" calcext:value-type="date">
            <text:p>5/8/2020 1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nkata</text:p>
          </table:table-cell>
          <table:table-cell table:style-name="ce3" office:value-type="string" calcext:value-type="string">
            <text:p>Mukkamala</text:p>
          </table:table-cell>
          <table:table-cell table:style-name="ce3" office:value-type="string" calcext:value-type="string">
            <text:p>JLNKLLXWMTQ</text:p>
          </table:table-cell>
          <table:table-cell table:style-name="ce5" table:formula="of:=DATE(2020;5;28)+TIME(14;2;56)" office:value-type="date" office:date-value="2020-05-28T14:02:56" calcext:value-type="date">
            <text:p>5/28/2020 14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nkata</text:p>
          </table:table-cell>
          <table:table-cell table:style-name="ce3" office:value-type="string" calcext:value-type="string">
            <text:p>pyla</text:p>
          </table:table-cell>
          <table:table-cell table:style-name="ce3" office:value-type="string" calcext:value-type="string">
            <text:p>KJNP3T365DD</text:p>
          </table:table-cell>
          <table:table-cell table:style-name="ce5" table:formula="of:=DATE(2020;6;18)+TIME(10;25;57)" office:value-type="date" office:date-value="2020-06-18T10:25:57" calcext:value-type="date">
            <text:p>6/18/2020 10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nkata Kiran Kumar</text:p>
          </table:table-cell>
          <table:table-cell table:style-name="ce3" office:value-type="string" calcext:value-type="string">
            <text:p>Darbha</text:p>
          </table:table-cell>
          <table:table-cell table:style-name="ce3" office:value-type="string" calcext:value-type="string">
            <text:p>ZDNB22XNKXD</text:p>
          </table:table-cell>
          <table:table-cell table:style-name="ce5" table:formula="of:=DATE(2020;3;30)+TIME(7;15;44)" office:value-type="date" office:date-value="2020-03-30T07:15:44" calcext:value-type="date">
            <text:p>3/30/2020 7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nkatraman</text:p>
          </table:table-cell>
          <table:table-cell table:style-name="ce3" office:value-type="string" calcext:value-type="string">
            <text:p>Sathiyamoorthy</text:p>
          </table:table-cell>
          <table:table-cell table:style-name="ce3" office:value-type="string" calcext:value-type="string">
            <text:p>J6N5RJHVK9T</text:p>
          </table:table-cell>
          <table:table-cell table:style-name="ce5" table:formula="of:=DATE(2020;5;15)+TIME(12;42;54)" office:value-type="date" office:date-value="2020-05-15T12:42:54" calcext:value-type="date">
            <text:p>5/15/2020 12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enu</text:p>
          </table:table-cell>
          <table:table-cell table:style-name="ce2" office:value-type="string" calcext:value-type="string">
            <text:p>joshi</text:p>
          </table:table-cell>
          <table:table-cell table:style-name="ce2" office:value-type="string" calcext:value-type="string">
            <text:p>GLN2FGBLTS6</text:p>
          </table:table-cell>
          <table:table-cell table:style-name="ce4" table:formula="of:=DATE(2020;6;17)+TIME(14;20;46)" office:value-type="date" office:date-value="2020-06-17T14:20:46" calcext:value-type="date">
            <text:p>6/17/2020 14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nu</text:p>
          </table:table-cell>
          <table:table-cell table:style-name="ce3" office:value-type="string" calcext:value-type="string">
            <text:p>Vardhan Reddy Tekula</text:p>
          </table:table-cell>
          <table:table-cell table:style-name="ce3" office:value-type="string" calcext:value-type="string">
            <text:p>GZNM3V5SCLS</text:p>
          </table:table-cell>
          <table:table-cell table:style-name="ce5" table:formula="of:=DATE(2020;6;22)+TIME(18;3;46)" office:value-type="date" office:date-value="2020-06-22T18:03:46" calcext:value-type="date">
            <text:p>6/22/2020 18:0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ernon</text:p>
          </table:table-cell>
          <table:table-cell table:style-name="ce2" office:value-type="string" calcext:value-type="string">
            <text:p>Turner</text:p>
          </table:table-cell>
          <table:table-cell table:style-name="ce2" office:value-type="string" calcext:value-type="string">
            <text:p>MFNFV2JVBVL</text:p>
          </table:table-cell>
          <table:table-cell table:style-name="ce4" table:formula="of:=DATE(2020;5;13)+TIME(15;53;35)" office:value-type="date" office:date-value="2020-05-13T15:53:35" calcext:value-type="date">
            <text:p>5/13/2020 15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eronica</text:p>
          </table:table-cell>
          <table:table-cell table:style-name="ce3" office:value-type="string" calcext:value-type="string">
            <text:p>Cooley</text:p>
          </table:table-cell>
          <table:table-cell table:style-name="ce3" office:value-type="string" calcext:value-type="string">
            <text:p>D5NFP3KDRLS</text:p>
          </table:table-cell>
          <table:table-cell table:style-name="ce5" table:formula="of:=DATE(2020;5;15)+TIME(8;52;10)" office:value-type="date" office:date-value="2020-05-15T08:52:10" calcext:value-type="date">
            <text:p>5/15/2020 8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eselin</text:p>
          </table:table-cell>
          <table:table-cell table:style-name="ce2" office:value-type="string" calcext:value-type="string">
            <text:p>Georgiev</text:p>
          </table:table-cell>
          <table:table-cell table:style-name="ce2" office:value-type="string" calcext:value-type="string">
            <text:p>K6NXCDFHHNZ</text:p>
          </table:table-cell>
          <table:table-cell table:style-name="ce4" table:formula="of:=DATE(2020;6;26)+TIME(13;15;38)" office:value-type="date" office:date-value="2020-06-26T13:15:38" calcext:value-type="date">
            <text:p>6/26/2020 13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ctor</text:p>
          </table:table-cell>
          <table:table-cell table:style-name="ce3" office:value-type="string" calcext:value-type="string">
            <text:p>Rodriguez</text:p>
          </table:table-cell>
          <table:table-cell table:style-name="ce3" office:value-type="string" calcext:value-type="string">
            <text:p>J7NZXP2HSYV</text:p>
          </table:table-cell>
          <table:table-cell table:style-name="ce5" table:formula="of:=DATE(2020;3;27)+TIME(17;48;5)" office:value-type="date" office:date-value="2020-03-27T17:48:05" calcext:value-type="date">
            <text:p>3/27/2020 17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ctor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MDNVKTM8QJP</text:p>
          </table:table-cell>
          <table:table-cell table:style-name="ce5" table:formula="of:=DATE(2020;6;19)+TIME(10;27;29)" office:value-type="date" office:date-value="2020-06-19T10:27:29" calcext:value-type="date">
            <text:p>6/19/2020 10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Aworetan</text:p>
          </table:table-cell>
          <table:table-cell table:style-name="ce2" office:value-type="string" calcext:value-type="string">
            <text:p>PBNPWNMPQN8</text:p>
          </table:table-cell>
          <table:table-cell table:style-name="ce4" table:formula="of:=DATE(2020;6;20)+TIME(20;34;49)" office:value-type="date" office:date-value="2020-06-20T20:34:49" calcext:value-type="date">
            <text:p>6/20/2020 2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Franco Ramos</text:p>
          </table:table-cell>
          <table:table-cell table:style-name="ce2" office:value-type="string" calcext:value-type="string">
            <text:p>HJNHDZFMYK9</text:p>
          </table:table-cell>
          <table:table-cell table:style-name="ce4" table:formula="of:=DATE(2020;6;22)+TIME(4;17;21)" office:value-type="date" office:date-value="2020-06-22T04:17:21" calcext:value-type="date">
            <text:p>6/22/2020 4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Inzunza</text:p>
          </table:table-cell>
          <table:table-cell table:style-name="ce2" office:value-type="string" calcext:value-type="string">
            <text:p>ZWNLBZ2Z9RB</text:p>
          </table:table-cell>
          <table:table-cell table:style-name="ce4" table:formula="of:=DATE(2020;6;26)+TIME(13;27;48)" office:value-type="date" office:date-value="2020-06-26T13:27:48" calcext:value-type="date">
            <text:p>6/26/2020 13:2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Lacasse-Beaudoin</text:p>
          </table:table-cell>
          <table:table-cell table:style-name="ce2" office:value-type="string" calcext:value-type="string">
            <text:p>J3NFZ75JW9Z</text:p>
          </table:table-cell>
          <table:table-cell table:style-name="ce4" table:formula="of:=DATE(2020;6;26)+TIME(23;23;25)" office:value-type="date" office:date-value="2020-06-26T23:23:25" calcext:value-type="date">
            <text:p>6/26/2020 23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CTOR</text:p>
          </table:table-cell>
          <table:table-cell table:style-name="ce2" office:value-type="string" calcext:value-type="string">
            <text:p>DUAN</text:p>
          </table:table-cell>
          <table:table-cell table:style-name="ce2" office:value-type="string" calcext:value-type="string">
            <text:p>DSNPT4JFGL3</text:p>
          </table:table-cell>
          <table:table-cell table:style-name="ce4" table:formula="of:=DATE(2020;6;27)+TIME(18;37;35)" office:value-type="date" office:date-value="2020-06-27T18:37:35" calcext:value-type="date">
            <text:p>6/27/2020 18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ctor</text:p>
          </table:table-cell>
          <table:table-cell table:style-name="ce3" office:value-type="string" calcext:value-type="string">
            <text:p>Rodrigues</text:p>
          </table:table-cell>
          <table:table-cell table:style-name="ce3" office:value-type="string" calcext:value-type="string">
            <text:p>K6NR9MQQG93</text:p>
          </table:table-cell>
          <table:table-cell table:style-name="ce5" table:formula="of:=DATE(2020;6;29)+TIME(11;16;42)" office:value-type="date" office:date-value="2020-06-29T11:16:42" calcext:value-type="date">
            <text:p>6/29/2020 11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ctoria</text:p>
          </table:table-cell>
          <table:table-cell table:style-name="ce2" office:value-type="string" calcext:value-type="string">
            <text:p>Janicki</text:p>
          </table:table-cell>
          <table:table-cell table:style-name="ce2" office:value-type="string" calcext:value-type="string">
            <text:p>K3N9PP4PMZ2</text:p>
          </table:table-cell>
          <table:table-cell table:style-name="ce4" table:formula="of:=DATE(2020;6;5)+TIME(14;45;54)" office:value-type="date" office:date-value="2020-06-05T14:45:54" calcext:value-type="date">
            <text:p>6/5/2020 14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jay</text:p>
          </table:table-cell>
          <table:table-cell table:style-name="ce3" office:value-type="string" calcext:value-type="string">
            <text:p>Kumar</text:p>
          </table:table-cell>
          <table:table-cell table:style-name="ce3" office:value-type="string" calcext:value-type="string">
            <text:p>HJNF7TQBMCK</text:p>
          </table:table-cell>
          <table:table-cell table:style-name="ce5" table:formula="of:=DATE(2020;6;13)+TIME(7;23;7)" office:value-type="date" office:date-value="2020-06-13T07:23:07" calcext:value-type="date">
            <text:p>6/13/2020 7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jaya</text:p>
          </table:table-cell>
          <table:table-cell table:style-name="ce3" office:value-type="string" calcext:value-type="string">
            <text:p>Yadlapati</text:p>
          </table:table-cell>
          <table:table-cell table:style-name="ce3" office:value-type="string" calcext:value-type="string">
            <text:p>D7NZLB28LP5</text:p>
          </table:table-cell>
          <table:table-cell table:style-name="ce5" table:formula="of:=DATE(2020;6;17)+TIME(18;36;21)" office:value-type="date" office:date-value="2020-06-17T18:36:21" calcext:value-type="date">
            <text:p>6/17/2020 18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jayant</text:p>
          </table:table-cell>
          <table:table-cell table:style-name="ce2" office:value-type="string" calcext:value-type="string">
            <text:p>Yadav</text:p>
          </table:table-cell>
          <table:table-cell table:style-name="ce2" office:value-type="string" calcext:value-type="string">
            <text:p>DKNP5JZGKT8</text:p>
          </table:table-cell>
          <table:table-cell table:style-name="ce4" table:formula="of:=DATE(2020;6;27)+TIME(7;18;31)" office:value-type="date" office:date-value="2020-06-27T07:18:31" calcext:value-type="date">
            <text:p>6/27/2020 7:1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KAS</text:p>
          </table:table-cell>
          <table:table-cell table:style-name="ce3" office:value-type="string" calcext:value-type="string">
            <text:p>PATNEY</text:p>
          </table:table-cell>
          <table:table-cell table:style-name="ce3" office:value-type="string" calcext:value-type="string">
            <text:p>ZXNWXXLJDFL</text:p>
          </table:table-cell>
          <table:table-cell table:style-name="ce5" table:formula="of:=DATE(2020;5;13)+TIME(20;8;36)" office:value-type="date" office:date-value="2020-05-13T20:08:36" calcext:value-type="date">
            <text:p>5/13/2020 20:0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kas</text:p>
          </table:table-cell>
          <table:table-cell table:style-name="ce3" office:value-type="string" calcext:value-type="string">
            <text:p>manocha</text:p>
          </table:table-cell>
          <table:table-cell table:style-name="ce3" office:value-type="string" calcext:value-type="string">
            <text:p>V3NQCW6XNSK</text:p>
          </table:table-cell>
          <table:table-cell table:style-name="ce5" table:formula="of:=DATE(2020;6;29)+TIME(13;19;29)" office:value-type="date" office:date-value="2020-06-29T13:19:29" calcext:value-type="date">
            <text:p>6/29/2020 13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kram</text:p>
          </table:table-cell>
          <table:table-cell table:style-name="ce2" office:value-type="string" calcext:value-type="string">
            <text:p>Garhwal</text:p>
          </table:table-cell>
          <table:table-cell table:style-name="ce2" office:value-type="string" calcext:value-type="string">
            <text:p>GWN5H6J2Y2R</text:p>
          </table:table-cell>
          <table:table-cell table:style-name="ce4" table:formula="of:=DATE(2020;6;8)+TIME(20;30;13)" office:value-type="date" office:date-value="2020-06-08T20:30:13" calcext:value-type="date">
            <text:p>6/8/2020 20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ktor</text:p>
          </table:table-cell>
          <table:table-cell table:style-name="ce3" office:value-type="string" calcext:value-type="string">
            <text:p>Kleinfelder</text:p>
          </table:table-cell>
          <table:table-cell table:style-name="ce3" office:value-type="string" calcext:value-type="string">
            <text:p>L3NFG2TVBMB</text:p>
          </table:table-cell>
          <table:table-cell table:style-name="ce5" table:formula="of:=DATE(2020;5;7)+TIME(6;35;37)" office:value-type="date" office:date-value="2020-05-07T06:35:37" calcext:value-type="date">
            <text:p>5/7/2020 6:3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ktor</text:p>
          </table:table-cell>
          <table:table-cell table:style-name="ce3" office:value-type="string" calcext:value-type="string">
            <text:p>Koev</text:p>
          </table:table-cell>
          <table:table-cell table:style-name="ce3" office:value-type="string" calcext:value-type="string">
            <text:p>GLNNZDBQSK8</text:p>
          </table:table-cell>
          <table:table-cell table:style-name="ce5" table:formula="of:=DATE(2020;6;5)+TIME(10;24;26)" office:value-type="date" office:date-value="2020-06-05T10:24:26" calcext:value-type="date">
            <text:p>6/5/2020 10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mal</text:p>
          </table:table-cell>
          <table:table-cell table:style-name="ce2" office:value-type="string" calcext:value-type="string">
            <text:p>Agarwal</text:p>
          </table:table-cell>
          <table:table-cell table:style-name="ce2" office:value-type="string" calcext:value-type="string">
            <text:p>XCNFGLM5ZHK</text:p>
          </table:table-cell>
          <table:table-cell table:style-name="ce4" table:formula="of:=DATE(2020;6;23)+TIME(14;35;15)" office:value-type="date" office:date-value="2020-06-23T14:35:15" calcext:value-type="date">
            <text:p>6/23/2020 14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e</text:p>
          </table:table-cell>
          <table:table-cell table:style-name="ce2" office:value-type="string" calcext:value-type="string">
            <text:p>Cox</text:p>
          </table:table-cell>
          <table:table-cell table:style-name="ce2" office:value-type="string" calcext:value-type="string">
            <text:p>JWN4TVMF5M9</text:p>
          </table:table-cell>
          <table:table-cell table:style-name="ce4" table:formula="of:=DATE(2020;5;13)+TIME(13;14;18)" office:value-type="date" office:date-value="2020-05-13T13:14:18" calcext:value-type="date">
            <text:p>5/13/2020 13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ent</text:p>
          </table:table-cell>
          <table:table-cell table:style-name="ce2" office:value-type="string" calcext:value-type="string">
            <text:p>Iroleh</text:p>
          </table:table-cell>
          <table:table-cell table:style-name="ce2" office:value-type="string" calcext:value-type="string">
            <text:p>K2NBLB44D7M</text:p>
          </table:table-cell>
          <table:table-cell table:style-name="ce4" table:formula="of:=DATE(2020;6;24)+TIME(9;2;7)" office:value-type="date" office:date-value="2020-06-24T09:02:07" calcext:value-type="date">
            <text:p>6/24/2020 9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ent</text:p>
          </table:table-cell>
          <table:table-cell table:style-name="ce2" office:value-type="string" calcext:value-type="string">
            <text:p>McGarry</text:p>
          </table:table-cell>
          <table:table-cell table:style-name="ce2" office:value-type="string" calcext:value-type="string">
            <text:p>MKN86ZCB4YG</text:p>
          </table:table-cell>
          <table:table-cell table:style-name="ce4" table:formula="of:=DATE(2020;6;26)+TIME(14;51;12)" office:value-type="date" office:date-value="2020-06-26T14:51:12" calcext:value-type="date">
            <text:p>6/26/2020 14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cent</text:p>
          </table:table-cell>
          <table:table-cell table:style-name="ce2" office:value-type="string" calcext:value-type="string">
            <text:p>Guittot</text:p>
          </table:table-cell>
          <table:table-cell table:style-name="ce2" office:value-type="string" calcext:value-type="string">
            <text:p>HTNT6KBYRKB</text:p>
          </table:table-cell>
          <table:table-cell table:style-name="ce4" table:formula="of:=DATE(2020;6;27)+TIME(18;52;6)" office:value-type="date" office:date-value="2020-06-27T18:52:06" calcext:value-type="date">
            <text:p>6/27/2020 18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neet</text:p>
          </table:table-cell>
          <table:table-cell table:style-name="ce3" office:value-type="string" calcext:value-type="string">
            <text:p>Chhabra</text:p>
          </table:table-cell>
          <table:table-cell table:style-name="ce3" office:value-type="string" calcext:value-type="string">
            <text:p>FNNBYNNRQDM</text:p>
          </table:table-cell>
          <table:table-cell table:style-name="ce5" table:formula="of:=DATE(2020;6;19)+TIME(8;54;20)" office:value-type="date" office:date-value="2020-06-19T08:54:20" calcext:value-type="date">
            <text:p>6/19/2020 8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nnie</text:p>
          </table:table-cell>
          <table:table-cell table:style-name="ce3" office:value-type="string" calcext:value-type="string">
            <text:p>Finn</text:p>
          </table:table-cell>
          <table:table-cell table:style-name="ce3" office:value-type="string" calcext:value-type="string">
            <text:p>J7NPN662VHF</text:p>
          </table:table-cell>
          <table:table-cell table:style-name="ce5" table:formula="of:=DATE(2020;6;2)+TIME(11;14;3)" office:value-type="date" office:date-value="2020-06-02T11:14:03" calcext:value-type="date">
            <text:p>6/2/2020 11:1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nod</text:p>
          </table:table-cell>
          <table:table-cell table:style-name="ce2" office:value-type="string" calcext:value-type="string">
            <text:p>Koul</text:p>
          </table:table-cell>
          <table:table-cell table:style-name="ce2" office:value-type="string" calcext:value-type="string">
            <text:p>MZNYDB6RFF8</text:p>
          </table:table-cell>
          <table:table-cell table:style-name="ce4" table:formula="of:=DATE(2020;4;1)+TIME(1;13;9)" office:value-type="date" office:date-value="2020-04-01T01:13:09" calcext:value-type="date">
            <text:p>4/1/2020 1:1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pul</text:p>
          </table:table-cell>
          <table:table-cell table:style-name="ce2" office:value-type="string" calcext:value-type="string">
            <text:p>Siddharth</text:p>
          </table:table-cell>
          <table:table-cell table:style-name="ce2" office:value-type="string" calcext:value-type="string">
            <text:p>G7NSBTFB3ZF</text:p>
          </table:table-cell>
          <table:table-cell table:style-name="ce4" table:formula="of:=DATE(2020;6;2)+TIME(16;4;4)" office:value-type="date" office:date-value="2020-06-02T16:04:04" calcext:value-type="date">
            <text:p>6/2/2020 16:0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rendra</text:p>
          </table:table-cell>
          <table:table-cell table:style-name="ce2" office:value-type="string" calcext:value-type="string">
            <text:p>Kakade</text:p>
          </table:table-cell>
          <table:table-cell table:style-name="ce2" office:value-type="string" calcext:value-type="string">
            <text:p>NGNFK5G3XXH</text:p>
          </table:table-cell>
          <table:table-cell table:style-name="ce4" table:formula="of:=DATE(2020;3;5)+TIME(11;52;45)" office:value-type="date" office:date-value="2020-03-05T11:52:45" calcext:value-type="date">
            <text:p>3/5/2020 11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resh</text:p>
          </table:table-cell>
          <table:table-cell table:style-name="ce2" office:value-type="string" calcext:value-type="string">
            <text:p>Kumar</text:p>
          </table:table-cell>
          <table:table-cell table:style-name="ce2" office:value-type="string" calcext:value-type="string">
            <text:p>FWN9YLVJ6BK</text:p>
          </table:table-cell>
          <table:table-cell table:style-name="ce4" table:formula="of:=DATE(2020;6;27)+TIME(18;49;45)" office:value-type="date" office:date-value="2020-06-27T18:49:45" calcext:value-type="date">
            <text:p>6/27/2020 18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shal</text:p>
          </table:table-cell>
          <table:table-cell table:style-name="ce3" office:value-type="string" calcext:value-type="string">
            <text:p>anand</text:p>
          </table:table-cell>
          <table:table-cell table:style-name="ce3" office:value-type="string" calcext:value-type="string">
            <text:p>L4N22FH7MM7</text:p>
          </table:table-cell>
          <table:table-cell table:style-name="ce5" table:formula="of:=DATE(2020;6;18)+TIME(23;39;14)" office:value-type="date" office:date-value="2020-06-18T23:39:14" calcext:value-type="date">
            <text:p>6/18/2020 23:3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shek</text:p>
          </table:table-cell>
          <table:table-cell table:style-name="ce2" office:value-type="string" calcext:value-type="string">
            <text:p>Pratap</text:p>
          </table:table-cell>
          <table:table-cell table:style-name="ce2" office:value-type="string" calcext:value-type="string">
            <text:p>P5NPZ5H2H6R</text:p>
          </table:table-cell>
          <table:table-cell table:style-name="ce4" table:formula="of:=DATE(2020;6;24)+TIME(1;56;26)" office:value-type="date" office:date-value="2020-06-24T01:56:26" calcext:value-type="date">
            <text:p>6/24/2020 1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shnupriya</text:p>
          </table:table-cell>
          <table:table-cell table:style-name="ce3" office:value-type="string" calcext:value-type="string">
            <text:p>Kanuri</text:p>
          </table:table-cell>
          <table:table-cell table:style-name="ce3" office:value-type="string" calcext:value-type="string">
            <text:p>HBNW953WQKG</text:p>
          </table:table-cell>
          <table:table-cell table:style-name="ce5" table:formula="of:=DATE(2020;6;29)+TIME(12;30;24)" office:value-type="date" office:date-value="2020-06-29T12:30:24" calcext:value-type="date">
            <text:p>6/29/2020 12:3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ishwanath</text:p>
          </table:table-cell>
          <table:table-cell table:style-name="ce3" office:value-type="string" calcext:value-type="string">
            <text:p>jayaraman</text:p>
          </table:table-cell>
          <table:table-cell table:style-name="ce3" office:value-type="string" calcext:value-type="string">
            <text:p>LSNLD7Y425X</text:p>
          </table:table-cell>
          <table:table-cell table:style-name="ce5" table:formula="of:=DATE(2020;6;28)+TIME(22;22;7)" office:value-type="date" office:date-value="2020-06-28T22:22:07" calcext:value-type="date">
            <text:p>6/28/2020 22:2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taly</text:p>
          </table:table-cell>
          <table:table-cell table:style-name="ce2" office:value-type="string" calcext:value-type="string">
            <text:p>Kuznetsov</text:p>
          </table:table-cell>
          <table:table-cell table:style-name="ce2" office:value-type="string" calcext:value-type="string">
            <text:p>ZQNFGQSDWDN</text:p>
          </table:table-cell>
          <table:table-cell table:style-name="ce4" table:formula="of:=DATE(2020;6;4)+TIME(3;41;32)" office:value-type="date" office:date-value="2020-06-04T03:41:32" calcext:value-type="date">
            <text:p>6/4/2020 3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VEK</text:p>
          </table:table-cell>
          <table:table-cell table:style-name="ce2" office:value-type="string" calcext:value-type="string">
            <text:p>MEHTA</text:p>
          </table:table-cell>
          <table:table-cell table:style-name="ce2" office:value-type="string" calcext:value-type="string">
            <text:p>K5NK4XPHM3N</text:p>
          </table:table-cell>
          <table:table-cell table:style-name="ce4" table:formula="of:=DATE(2020;6;19)+TIME(12;20;56)" office:value-type="date" office:date-value="2020-06-19T12:20:56" calcext:value-type="date">
            <text:p>6/19/2020 12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vek</text:p>
          </table:table-cell>
          <table:table-cell table:style-name="ce2" office:value-type="string" calcext:value-type="string">
            <text:p>Shyamasundar</text:p>
          </table:table-cell>
          <table:table-cell table:style-name="ce2" office:value-type="string" calcext:value-type="string">
            <text:p>J8N5DGK5MTB</text:p>
          </table:table-cell>
          <table:table-cell table:style-name="ce4" table:formula="of:=DATE(2020;6;29)+TIME(2;41;45)" office:value-type="date" office:date-value="2020-06-29T02:41:45" calcext:value-type="date">
            <text:p>6/29/2020 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ivian</text:p>
          </table:table-cell>
          <table:table-cell table:style-name="ce2" office:value-type="string" calcext:value-type="string">
            <text:p>Zhu</text:p>
          </table:table-cell>
          <table:table-cell table:style-name="ce2" office:value-type="string" calcext:value-type="string">
            <text:p>P4NC55NFGVK</text:p>
          </table:table-cell>
          <table:table-cell table:style-name="ce4" table:formula="of:=DATE(2020;6;10)+TIME(21;40;19)" office:value-type="date" office:date-value="2020-06-10T21:40:19" calcext:value-type="date">
            <text:p>6/10/2020 21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lad Cristian</text:p>
          </table:table-cell>
          <table:table-cell table:style-name="ce3" office:value-type="string" calcext:value-type="string">
            <text:p>Butilca</text:p>
          </table:table-cell>
          <table:table-cell table:style-name="ce3" office:value-type="string" calcext:value-type="string">
            <text:p>GNN2T9H8X69</text:p>
          </table:table-cell>
          <table:table-cell table:style-name="ce5" table:formula="of:=DATE(2020;6;24)+TIME(13;48;52)" office:value-type="date" office:date-value="2020-06-24T13:48:52" calcext:value-type="date">
            <text:p>6/24/2020 13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ladimir</text:p>
          </table:table-cell>
          <table:table-cell table:style-name="ce3" office:value-type="string" calcext:value-type="string">
            <text:p>valxv</text:p>
          </table:table-cell>
          <table:table-cell table:style-name="ce3" office:value-type="string" calcext:value-type="string">
            <text:p>PMNVGLXTL7H</text:p>
          </table:table-cell>
          <table:table-cell table:style-name="ce5" table:formula="of:=DATE(2020;5;22)+TIME(4;6;19)" office:value-type="date" office:date-value="2020-05-22T04:06:19" calcext:value-type="date">
            <text:p>5/22/2020 4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ladimir</text:p>
          </table:table-cell>
          <table:table-cell table:style-name="ce3" office:value-type="string" calcext:value-type="string">
            <text:p>Vivien</text:p>
          </table:table-cell>
          <table:table-cell table:style-name="ce3" office:value-type="string" calcext:value-type="string">
            <text:p>PTNDQP55RH7</text:p>
          </table:table-cell>
          <table:table-cell table:style-name="ce5" table:formula="of:=DATE(2020;5;22)+TIME(15;22;18)" office:value-type="date" office:date-value="2020-05-22T15:22:18" calcext:value-type="date">
            <text:p>5/22/2020 15:2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ladimir</text:p>
          </table:table-cell>
          <table:table-cell table:style-name="ce3" office:value-type="string" calcext:value-type="string">
            <text:p>Kazanov</text:p>
          </table:table-cell>
          <table:table-cell table:style-name="ce3" office:value-type="string" calcext:value-type="string">
            <text:p>GWNBGLRJGFH</text:p>
          </table:table-cell>
          <table:table-cell table:style-name="ce5" table:formula="of:=DATE(2020;6;8)+TIME(11;5;13)" office:value-type="date" office:date-value="2020-06-08T11:05:13" calcext:value-type="date">
            <text:p>6/8/2020 11:0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ladimir</text:p>
          </table:table-cell>
          <table:table-cell table:style-name="ce3" office:value-type="string" calcext:value-type="string">
            <text:p>Shakhov</text:p>
          </table:table-cell>
          <table:table-cell table:style-name="ce3" office:value-type="string" calcext:value-type="string">
            <text:p>N7NKM78SWYJ</text:p>
          </table:table-cell>
          <table:table-cell table:style-name="ce5" table:formula="of:=DATE(2020;6;18)+TIME(7;41;24)" office:value-type="date" office:date-value="2020-06-18T07:41:24" calcext:value-type="date">
            <text:p>6/18/2020 7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ladimir</text:p>
          </table:table-cell>
          <table:table-cell table:style-name="ce2" office:value-type="string" calcext:value-type="string">
            <text:p>Kurylovich</text:p>
          </table:table-cell>
          <table:table-cell table:style-name="ce2" office:value-type="string" calcext:value-type="string">
            <text:p>MCNNLNG6D36</text:p>
          </table:table-cell>
          <table:table-cell table:style-name="ce4" table:formula="of:=DATE(2020;6;24)+TIME(17;3;27)" office:value-type="date" office:date-value="2020-06-24T17:03:27" calcext:value-type="date">
            <text:p>6/24/2020 17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Vladislav</text:p>
          </table:table-cell>
          <table:table-cell table:style-name="ce3" office:value-type="string" calcext:value-type="string">
            <text:p>Rusanov</text:p>
          </table:table-cell>
          <table:table-cell table:style-name="ce3" office:value-type="string" calcext:value-type="string">
            <text:p>FSNK6H5SHT2</text:p>
          </table:table-cell>
          <table:table-cell table:style-name="ce5" table:formula="of:=DATE(2020;6;26)+TIME(9;24;45)" office:value-type="date" office:date-value="2020-06-26T09:24:45" calcext:value-type="date">
            <text:p>6/26/2020 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rinda</text:p>
          </table:table-cell>
          <table:table-cell table:style-name="ce2" office:value-type="string" calcext:value-type="string">
            <text:p>Maini</text:p>
          </table:table-cell>
          <table:table-cell table:style-name="ce2" office:value-type="string" calcext:value-type="string">
            <text:p>X4N8D2JW7JL</text:p>
          </table:table-cell>
          <table:table-cell table:style-name="ce4" table:formula="of:=DATE(2020;6;25)+TIME(7;8;2)" office:value-type="date" office:date-value="2020-06-25T07:08:02" calcext:value-type="date">
            <text:p>6/25/2020 7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Vyacheslav</text:p>
          </table:table-cell>
          <table:table-cell table:style-name="ce2" office:value-type="string" calcext:value-type="string">
            <text:p>Yurkov</text:p>
          </table:table-cell>
          <table:table-cell table:style-name="ce2" office:value-type="string" calcext:value-type="string">
            <text:p>V2NF7B66XV7</text:p>
          </table:table-cell>
          <table:table-cell table:style-name="ce4" table:formula="of:=DATE(2020;6;26)+TIME(14;45;20)" office:value-type="date" office:date-value="2020-06-26T14:45:20" calcext:value-type="date">
            <text:p>6/26/2020 14:4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.</text:p>
          </table:table-cell>
          <table:table-cell table:style-name="ce3" office:value-type="string" calcext:value-type="string">
            <text:p>Watson</text:p>
          </table:table-cell>
          <table:table-cell table:style-name="ce3" office:value-type="string" calcext:value-type="string">
            <text:p>F7NM8KHRJTB</text:p>
          </table:table-cell>
          <table:table-cell table:style-name="ce5" table:formula="of:=DATE(2020;5;7)+TIME(11;32;59)" office:value-type="date" office:date-value="2020-05-07T11:32:59" calcext:value-type="date">
            <text:p>5/7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alt</text:p>
          </table:table-cell>
          <table:table-cell table:style-name="ce3" office:value-type="string" calcext:value-type="string">
            <text:p>Miner</text:p>
          </table:table-cell>
          <table:table-cell table:style-name="ce3" office:value-type="string" calcext:value-type="string">
            <text:p>DJNP49HCRNM</text:p>
          </table:table-cell>
          <table:table-cell table:style-name="ce5" table:formula="of:=DATE(2020;3;27)+TIME(15;10;8)" office:value-type="date" office:date-value="2020-03-27T15:10:08" calcext:value-type="date">
            <text:p>3/27/2020 15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anda</text:p>
          </table:table-cell>
          <table:table-cell table:style-name="ce3" office:value-type="string" calcext:value-type="string">
            <text:p>Song</text:p>
          </table:table-cell>
          <table:table-cell table:style-name="ce3" office:value-type="string" calcext:value-type="string">
            <text:p>J2NWDSL2NFR</text:p>
          </table:table-cell>
          <table:table-cell table:style-name="ce5" table:formula="of:=DATE(2020;6;5)+TIME(12;6;21)" office:value-type="date" office:date-value="2020-06-05T12:06:21" calcext:value-type="date">
            <text:p>6/5/2020 12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andering</text:p>
          </table:table-cell>
          <table:table-cell table:style-name="ce3" office:value-type="string" calcext:value-type="string">
            <text:p>Glitch</text:p>
          </table:table-cell>
          <table:table-cell table:style-name="ce3" office:value-type="string" calcext:value-type="string">
            <text:p>GDNKK3B9BBJ</text:p>
          </table:table-cell>
          <table:table-cell table:style-name="ce5" table:formula="of:=DATE(2020;6;16)+TIME(11;53;16)" office:value-type="date" office:date-value="2020-06-16T11:53:16" calcext:value-type="date">
            <text:p>6/16/2020 11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andji</text:p>
          </table:table-cell>
          <table:table-cell table:style-name="ce3" office:value-type="string" calcext:value-type="string">
            <text:p>Collins</text:p>
          </table:table-cell>
          <table:table-cell table:style-name="ce3" office:value-type="string" calcext:value-type="string">
            <text:p>ZVNZRYGSLC4</text:p>
          </table:table-cell>
          <table:table-cell table:style-name="ce5" table:formula="of:=DATE(2020;6;25)+TIME(4;23;48)" office:value-type="date" office:date-value="2020-06-25T04:23:48" calcext:value-type="date">
            <text:p>6/25/2020 4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Price</text:p>
          </table:table-cell>
          <table:table-cell table:style-name="ce2" office:value-type="string" calcext:value-type="string">
            <text:p>LRNSTWV63VH</text:p>
          </table:table-cell>
          <table:table-cell table:style-name="ce4" table:formula="of:=DATE(2020;5;28)+TIME(15;1;2)" office:value-type="date" office:date-value="2020-05-28T15:01:02" calcext:value-type="date">
            <text:p>5/28/2020 15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arren</text:p>
          </table:table-cell>
          <table:table-cell table:style-name="ce3" office:value-type="string" calcext:value-type="string">
            <text:p>Weber</text:p>
          </table:table-cell>
          <table:table-cell table:style-name="ce3" office:value-type="string" calcext:value-type="string">
            <text:p>NWNDNHWDP8Y</text:p>
          </table:table-cell>
          <table:table-cell table:style-name="ce5" table:formula="of:=DATE(2020;6;29)+TIME(9;38;31)" office:value-type="date" office:date-value="2020-06-29T09:38:31" calcext:value-type="date">
            <text:p>6/29/2020 9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ayne</text:p>
          </table:table-cell>
          <table:table-cell table:style-name="ce3" office:value-type="string" calcext:value-type="string">
            <text:p>Mills</text:p>
          </table:table-cell>
          <table:table-cell table:style-name="ce3" office:value-type="string" calcext:value-type="string">
            <text:p>DJN8F2QD6Z9</text:p>
          </table:table-cell>
          <table:table-cell table:style-name="ce5" table:formula="of:=DATE(2020;5;27)+TIME(5;57;56)" office:value-type="date" office:date-value="2020-05-27T05:57:56" calcext:value-type="date">
            <text:p>5/27/2020 5:57</text:p>
          </table:table-cell>
          <table:table-cell table:number-columns-repeated="1020"/>
        </table:table-row>
        <table:table-row table:style-name="ro2">
          <table:table-cell table:number-columns-repeated="2" table:style-name="ce2" office:value-type="string" calcext:value-type="string">
            <text:p>Wayne</text:p>
          </table:table-cell>
          <table:table-cell table:style-name="ce2" office:value-type="string" calcext:value-type="string">
            <text:p>JKNTQTTV4ZF</text:p>
          </table:table-cell>
          <table:table-cell table:style-name="ce4" table:formula="of:=DATE(2020;5;28)+TIME(17;21;5)" office:value-type="date" office:date-value="2020-05-28T17:21:05" calcext:value-type="date">
            <text:p>5/28/2020 17:2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ayne E</text:p>
          </table:table-cell>
          <table:table-cell table:style-name="ce3" office:value-type="string" calcext:value-type="string">
            <text:p>Seguin</text:p>
          </table:table-cell>
          <table:table-cell table:style-name="ce3" office:value-type="string" calcext:value-type="string">
            <text:p>LQN5FWGMRMP</text:p>
          </table:table-cell>
          <table:table-cell table:style-name="ce5" table:formula="of:=DATE(2020;6;24)+TIME(11;47;1)" office:value-type="date" office:date-value="2020-06-24T11:47:01" calcext:value-type="date">
            <text:p>6/24/2020 11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ei</text:p>
          </table:table-cell>
          <table:table-cell table:style-name="ce3" office:value-type="string" calcext:value-type="string">
            <text:p>Peng</text:p>
          </table:table-cell>
          <table:table-cell table:style-name="ce3" office:value-type="string" calcext:value-type="string">
            <text:p>N5NZJ23XF9W</text:p>
          </table:table-cell>
          <table:table-cell table:style-name="ce5" table:formula="of:=DATE(2020;6;25)+TIME(13;1;16)" office:value-type="date" office:date-value="2020-06-25T13:01:16" calcext:value-type="date">
            <text:p>6/25/2020 13:0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ei-Chun</text:p>
          </table:table-cell>
          <table:table-cell table:style-name="ce3" office:value-type="string" calcext:value-type="string">
            <text:p>Wang</text:p>
          </table:table-cell>
          <table:table-cell table:style-name="ce3" office:value-type="string" calcext:value-type="string">
            <text:p>VMNGY9LM6NF</text:p>
          </table:table-cell>
          <table:table-cell table:style-name="ce5" table:formula="of:=DATE(2020;5;6)+TIME(2;52;50)" office:value-type="date" office:date-value="2020-05-06T02:52:50" calcext:value-type="date">
            <text:p>5/6/2020 2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ILI</text:p>
          </table:table-cell>
          <table:table-cell table:style-name="ce2" office:value-type="string" calcext:value-type="string">
            <text:p>LIN</text:p>
          </table:table-cell>
          <table:table-cell table:style-name="ce2" office:value-type="string" calcext:value-type="string">
            <text:p>NVNQSXWHW2N</text:p>
          </table:table-cell>
          <table:table-cell table:style-name="ce4" table:formula="of:=DATE(2020;6;25)+TIME(15;16;37)" office:value-type="date" office:date-value="2020-06-25T15:16:37" calcext:value-type="date">
            <text:p>6/25/2020 15:1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n</text:p>
          </table:table-cell>
          <table:table-cell table:style-name="ce2" office:value-type="string" calcext:value-type="string">
            <text:p>Chang</text:p>
          </table:table-cell>
          <table:table-cell table:style-name="ce2" office:value-type="string" calcext:value-type="string">
            <text:p>GXN4HQ8NWYV</text:p>
          </table:table-cell>
          <table:table-cell table:style-name="ce4" table:formula="of:=DATE(2020;5;6)+TIME(0;23;6)" office:value-type="date" office:date-value="2020-05-06T00:23:06" calcext:value-type="date">
            <text:p>5/6/2020 0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endi</text:p>
          </table:table-cell>
          <table:table-cell table:style-name="ce3" office:value-type="string" calcext:value-type="string">
            <text:p>West</text:p>
          </table:table-cell>
          <table:table-cell table:style-name="ce3" office:value-type="string" calcext:value-type="string">
            <text:p>KTNFRNPRGX6</text:p>
          </table:table-cell>
          <table:table-cell table:style-name="ce5" table:formula="of:=DATE(2020;6;24)+TIME(17;53;38)" office:value-type="date" office:date-value="2020-06-24T17:53:38" calcext:value-type="date">
            <text:p>6/24/2020 17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enFeng</text:p>
          </table:table-cell>
          <table:table-cell table:style-name="ce3" office:value-type="string" calcext:value-type="string">
            <text:p>Gu</text:p>
          </table:table-cell>
          <table:table-cell table:style-name="ce3" office:value-type="string" calcext:value-type="string">
            <text:p>MFNN6X548PX</text:p>
          </table:table-cell>
          <table:table-cell table:style-name="ce5" table:formula="of:=DATE(2020;6;28)+TIME(8;42;20)" office:value-type="date" office:date-value="2020-06-28T08:42:20" calcext:value-type="date">
            <text:p>6/28/2020 8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njing</text:p>
          </table:table-cell>
          <table:table-cell table:style-name="ce2" office:value-type="string" calcext:value-type="string">
            <text:p>Chu</text:p>
          </table:table-cell>
          <table:table-cell table:style-name="ce2" office:value-type="string" calcext:value-type="string">
            <text:p>VQN6LZH5DWT</text:p>
          </table:table-cell>
          <table:table-cell table:style-name="ce4" table:formula="of:=DATE(2020;6;25)+TIME(13;56;26)" office:value-type="date" office:date-value="2020-06-25T13:56:26" calcext:value-type="date">
            <text:p>6/25/2020 13:5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ntao</text:p>
          </table:table-cell>
          <table:table-cell table:style-name="ce2" office:value-type="string" calcext:value-type="string">
            <text:p>Liu</text:p>
          </table:table-cell>
          <table:table-cell table:style-name="ce2" office:value-type="string" calcext:value-type="string">
            <text:p>PNN522PD4MJ</text:p>
          </table:table-cell>
          <table:table-cell table:style-name="ce4" table:formula="of:=DATE(2020;6;25)+TIME(10;27;36)" office:value-type="date" office:date-value="2020-06-25T10:27:36" calcext:value-type="date">
            <text:p>6/25/2020 10:2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eronika</text:p>
          </table:table-cell>
          <table:table-cell table:style-name="ce3" office:value-type="string" calcext:value-type="string">
            <text:p>Borucka</text:p>
          </table:table-cell>
          <table:table-cell table:style-name="ce3" office:value-type="string" calcext:value-type="string">
            <text:p>ZDN29CBJVSM</text:p>
          </table:table-cell>
          <table:table-cell table:style-name="ce5" table:formula="of:=DATE(2020;5;7)+TIME(12;18;52)" office:value-type="date" office:date-value="2020-05-07T12:18:52" calcext:value-type="date">
            <text:p>5/7/2020 12:1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sley</text:p>
          </table:table-cell>
          <table:table-cell table:style-name="ce2" office:value-type="string" calcext:value-type="string">
            <text:p>Porter</text:p>
          </table:table-cell>
          <table:table-cell table:style-name="ce2" office:value-type="string" calcext:value-type="string">
            <text:p>H9NZXFHB2M8</text:p>
          </table:table-cell>
          <table:table-cell table:style-name="ce4" table:formula="of:=DATE(2020;6;25)+TIME(15;51;43)" office:value-type="date" office:date-value="2020-06-25T15:51:43" calcext:value-type="date">
            <text:p>6/25/2020 15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esley</text:p>
          </table:table-cell>
          <table:table-cell table:style-name="ce2" office:value-type="string" calcext:value-type="string">
            <text:p>Horner</text:p>
          </table:table-cell>
          <table:table-cell table:style-name="ce2" office:value-type="string" calcext:value-type="string">
            <text:p>F5NVLFCRJFW</text:p>
          </table:table-cell>
          <table:table-cell table:style-name="ce4" table:formula="of:=DATE(2020;6;27)+TIME(11;10;13)" office:value-type="date" office:date-value="2020-06-27T11:10:13" calcext:value-type="date">
            <text:p>6/27/2020 11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ey-yi</text:p>
          </table:table-cell>
          <table:table-cell table:style-name="ce3" office:value-type="string" calcext:value-type="string">
            <text:p>guy</text:p>
          </table:table-cell>
          <table:table-cell table:style-name="ce3" office:value-type="string" calcext:value-type="string">
            <text:p>X4NDBN7J6XW</text:p>
          </table:table-cell>
          <table:table-cell table:style-name="ce5" table:formula="of:=DATE(2020;5;5)+TIME(15;29;47)" office:value-type="date" office:date-value="2020-05-05T15:29:47" calcext:value-type="date">
            <text:p>5/5/2020 15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hy2jjj</text:p>
          </table:table-cell>
          <table:table-cell table:style-name="ce3" office:value-type="string" calcext:value-type="string">
            <text:p>Freyensee</text:p>
          </table:table-cell>
          <table:table-cell table:style-name="ce3" office:value-type="string" calcext:value-type="string">
            <text:p>NDN7QJP9R55</text:p>
          </table:table-cell>
          <table:table-cell table:style-name="ce5" table:formula="of:=DATE(2020;6;26)+TIME(19;4;34)" office:value-type="date" office:date-value="2020-06-26T19:04:34" calcext:value-type="date">
            <text:p>6/26/2020 19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ktor</text:p>
          </table:table-cell>
          <table:table-cell table:style-name="ce3" office:value-type="string" calcext:value-type="string">
            <text:p>Guź</text:p>
          </table:table-cell>
          <table:table-cell table:style-name="ce3" office:value-type="string" calcext:value-type="string">
            <text:p>P6NPGRJKZ6V</text:p>
          </table:table-cell>
          <table:table-cell table:style-name="ce5" table:formula="of:=DATE(2020;6;27)+TIME(5;59;18)" office:value-type="date" office:date-value="2020-06-27T05:59:18" calcext:value-type="date">
            <text:p>6/27/2020 5:5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</text:p>
          </table:table-cell>
          <table:table-cell table:style-name="ce3" office:value-type="string" calcext:value-type="string">
            <text:p>Norris</text:p>
          </table:table-cell>
          <table:table-cell table:style-name="ce3" office:value-type="string" calcext:value-type="string">
            <text:p>J5NYZN2XJJB</text:p>
          </table:table-cell>
          <table:table-cell table:style-name="ce5" table:formula="of:=DATE(2020;6;3)+TIME(14;28;27)" office:value-type="date" office:date-value="2020-06-03T14:28:27" calcext:value-type="date">
            <text:p>6/3/2020 14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ll</text:p>
          </table:table-cell>
          <table:table-cell table:style-name="ce2" office:value-type="string" calcext:value-type="string">
            <text:p>Hawkins</text:p>
          </table:table-cell>
          <table:table-cell table:style-name="ce2" office:value-type="string" calcext:value-type="string">
            <text:p>NGNWNKY2YD5</text:p>
          </table:table-cell>
          <table:table-cell table:style-name="ce4" table:formula="of:=DATE(2020;6;11)+TIME(23;55;51)" office:value-type="date" office:date-value="2020-06-11T23:55:51" calcext:value-type="date">
            <text:p>6/11/2020 23:5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</text:p>
          </table:table-cell>
          <table:table-cell table:style-name="ce3" office:value-type="string" calcext:value-type="string">
            <text:p>Westing</text:p>
          </table:table-cell>
          <table:table-cell table:style-name="ce3" office:value-type="string" calcext:value-type="string">
            <text:p>ZFNLQ6PP2PT</text:p>
          </table:table-cell>
          <table:table-cell table:style-name="ce5" table:formula="of:=DATE(2020;6;24)+TIME(11;38;21)" office:value-type="date" office:date-value="2020-06-24T11:38:21" calcext:value-type="date">
            <text:p>6/24/2020 11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Lavender</text:p>
          </table:table-cell>
          <table:table-cell table:style-name="ce3" office:value-type="string" calcext:value-type="string">
            <text:p>JKNFKPMXND6</text:p>
          </table:table-cell>
          <table:table-cell table:style-name="ce5" table:formula="of:=DATE(2020;5;5)+TIME(16;0;39)" office:value-type="date" office:date-value="2020-05-05T16:00:39" calcext:value-type="date">
            <text:p>5/5/2020 16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Bentley</text:p>
          </table:table-cell>
          <table:table-cell table:style-name="ce3" office:value-type="string" calcext:value-type="string">
            <text:p>GZNSMS2NT46</text:p>
          </table:table-cell>
          <table:table-cell table:style-name="ce5" table:formula="of:=DATE(2020;5;15)+TIME(11;48;10)" office:value-type="date" office:date-value="2020-05-15T11:48:10" calcext:value-type="date">
            <text:p>5/15/2020 11:4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McIntosh</text:p>
          </table:table-cell>
          <table:table-cell table:style-name="ce3" office:value-type="string" calcext:value-type="string">
            <text:p>GKNXNV5LSP9</text:p>
          </table:table-cell>
          <table:table-cell table:style-name="ce5" table:formula="of:=DATE(2020;5;19)+TIME(14;20;40)" office:value-type="date" office:date-value="2020-05-19T14:20:40" calcext:value-type="date">
            <text:p>5/19/2020 14:2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Christensen</text:p>
          </table:table-cell>
          <table:table-cell table:style-name="ce2" office:value-type="string" calcext:value-type="string">
            <text:p>HTNWKXPH6QX</text:p>
          </table:table-cell>
          <table:table-cell table:style-name="ce4" table:formula="of:=DATE(2020;5;21)+TIME(19;46;15)" office:value-type="date" office:date-value="2020-05-21T19:46:15" calcext:value-type="date">
            <text:p>5/21/2020 19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Bartholomew</text:p>
          </table:table-cell>
          <table:table-cell table:style-name="ce3" office:value-type="string" calcext:value-type="string">
            <text:p>M7NJXVPCBG5</text:p>
          </table:table-cell>
          <table:table-cell table:style-name="ce5" table:formula="of:=DATE(2020;5;28)+TIME(13;59;58)" office:value-type="date" office:date-value="2020-05-28T13:59:58" calcext:value-type="date">
            <text:p>5/28/2020 13:5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Mills</text:p>
          </table:table-cell>
          <table:table-cell table:style-name="ce2" office:value-type="string" calcext:value-type="string">
            <text:p>KXNTX84YK4S</text:p>
          </table:table-cell>
          <table:table-cell table:style-name="ce4" table:formula="of:=DATE(2020;6;4)+TIME(17;42;28)" office:value-type="date" office:date-value="2020-06-04T17:42:28" calcext:value-type="date">
            <text:p>6/4/2020 17:4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Porthouse</text:p>
          </table:table-cell>
          <table:table-cell table:style-name="ce2" office:value-type="string" calcext:value-type="string">
            <text:p>XHNPF24GVTB</text:p>
          </table:table-cell>
          <table:table-cell table:style-name="ce4" table:formula="of:=DATE(2020;6;16)+TIME(14;4;46)" office:value-type="date" office:date-value="2020-06-16T14:04:46" calcext:value-type="date">
            <text:p>6/16/2020 14:0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Lewis</text:p>
          </table:table-cell>
          <table:table-cell table:style-name="ce3" office:value-type="string" calcext:value-type="string">
            <text:p>H8NKT6QVF5F</text:p>
          </table:table-cell>
          <table:table-cell table:style-name="ce5" table:formula="of:=DATE(2020;6;18)+TIME(15;55;39)" office:value-type="date" office:date-value="2020-06-18T15:55:39" calcext:value-type="date">
            <text:p>6/18/2020 15:5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Diaz</text:p>
          </table:table-cell>
          <table:table-cell table:style-name="ce2" office:value-type="string" calcext:value-type="string">
            <text:p>GKN2SZCJSWQ</text:p>
          </table:table-cell>
          <table:table-cell table:style-name="ce4" table:formula="of:=DATE(2020;6;18)+TIME(23;33;32)" office:value-type="date" office:date-value="2020-06-18T23:33:32" calcext:value-type="date">
            <text:p>6/18/2020 23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Owens</text:p>
          </table:table-cell>
          <table:table-cell table:style-name="ce3" office:value-type="string" calcext:value-type="string">
            <text:p>PGN47XM8K5Q</text:p>
          </table:table-cell>
          <table:table-cell table:style-name="ce5" table:formula="of:=DATE(2020;6;23)+TIME(15;54;33)" office:value-type="date" office:date-value="2020-06-23T15:54:33" calcext:value-type="date">
            <text:p>6/23/2020 15:5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Pearson</text:p>
          </table:table-cell>
          <table:table-cell table:style-name="ce3" office:value-type="string" calcext:value-type="string">
            <text:p>HMNMM2K5K58</text:p>
          </table:table-cell>
          <table:table-cell table:style-name="ce5" table:formula="of:=DATE(2020;6;25)+TIME(11;9;58)" office:value-type="date" office:date-value="2020-06-25T11:09:58" calcext:value-type="date">
            <text:p>6/25/2020 11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Evans</text:p>
          </table:table-cell>
          <table:table-cell table:style-name="ce2" office:value-type="string" calcext:value-type="string">
            <text:p>P3N6MYS7FGS</text:p>
          </table:table-cell>
          <table:table-cell table:style-name="ce4" table:formula="of:=DATE(2020;6;26)+TIME(16;12;33)" office:value-type="date" office:date-value="2020-06-26T16:12:33" calcext:value-type="date">
            <text:p>6/26/2020 16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william</text:p>
          </table:table-cell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VVNV6CHD6FC</text:p>
          </table:table-cell>
          <table:table-cell table:style-name="ce4" table:formula="of:=DATE(2020;6;27)+TIME(15;37;0)" office:value-type="date" office:date-value="2020-06-27T15:37:00" calcext:value-type="date">
            <text:p>6/27/2020 15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ilson</text:p>
          </table:table-cell>
          <table:table-cell table:style-name="ce3" office:value-type="string" calcext:value-type="string">
            <text:p>Talaugon</text:p>
          </table:table-cell>
          <table:table-cell table:style-name="ce3" office:value-type="string" calcext:value-type="string">
            <text:p>P2N9KRRNKDN</text:p>
          </table:table-cell>
          <table:table-cell table:style-name="ce5" table:formula="of:=DATE(2020;5;6)+TIME(15;0;54)" office:value-type="date" office:date-value="2020-05-06T15:00:54" calcext:value-type="date">
            <text:p>5/6/2020 15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olfgang</text:p>
          </table:table-cell>
          <table:table-cell table:style-name="ce3" office:value-type="string" calcext:value-type="string">
            <text:p>Mauerer</text:p>
          </table:table-cell>
          <table:table-cell table:style-name="ce3" office:value-type="string" calcext:value-type="string">
            <text:p>LRNXJ83XYHM</text:p>
          </table:table-cell>
          <table:table-cell table:style-name="ce5" table:formula="of:=DATE(2020;3;31)+TIME(9;53;57)" office:value-type="date" office:date-value="2020-03-31T09:53:57" calcext:value-type="date">
            <text:p>3/31/2020 9:5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Wouter</text:p>
          </table:table-cell>
          <table:table-cell table:style-name="ce3" office:value-type="string" calcext:value-type="string">
            <text:p>Sebel</text:p>
          </table:table-cell>
          <table:table-cell table:style-name="ce3" office:value-type="string" calcext:value-type="string">
            <text:p>M7NPWLQ6HVR</text:p>
          </table:table-cell>
          <table:table-cell table:style-name="ce5" table:formula="of:=DATE(2020;5;28)+TIME(14;25;28)" office:value-type="date" office:date-value="2020-05-28T14:25:28" calcext:value-type="date">
            <text:p>5/28/2020 14:2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Xabier</text:p>
          </table:table-cell>
          <table:table-cell table:style-name="ce3" office:value-type="string" calcext:value-type="string">
            <text:p>Crespo</text:p>
          </table:table-cell>
          <table:table-cell table:style-name="ce3" office:value-type="string" calcext:value-type="string">
            <text:p>PKNJFWXGP7C</text:p>
          </table:table-cell>
          <table:table-cell table:style-name="ce5" table:formula="of:=DATE(2020;6;9)+TIME(12;11;46)" office:value-type="date" office:date-value="2020-06-09T12:11:46" calcext:value-type="date">
            <text:p>6/9/2020 12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Xavier</text:p>
          </table:table-cell>
          <table:table-cell table:style-name="ce3" office:value-type="string" calcext:value-type="string">
            <text:p>Castaño</text:p>
          </table:table-cell>
          <table:table-cell table:style-name="ce3" office:value-type="string" calcext:value-type="string">
            <text:p>KNNB2SM83PZ</text:p>
          </table:table-cell>
          <table:table-cell table:style-name="ce5" table:formula="of:=DATE(2020;6;23)+TIME(2;35;14)" office:value-type="date" office:date-value="2020-06-23T02:35:14" calcext:value-type="date">
            <text:p>6/23/2020 2:3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avier</text:p>
          </table:table-cell>
          <table:table-cell table:style-name="ce2" office:value-type="string" calcext:value-type="string">
            <text:p>Calderon</text:p>
          </table:table-cell>
          <table:table-cell table:style-name="ce2" office:value-type="string" calcext:value-type="string">
            <text:p>VSNMMZ9MGW4</text:p>
          </table:table-cell>
          <table:table-cell table:style-name="ce4" table:formula="of:=DATE(2020;6;24)+TIME(16;29;51)" office:value-type="date" office:date-value="2020-06-24T16:29:51" calcext:value-type="date">
            <text:p>6/24/2020 16:2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Xiaoyi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Z2N3XQVYW8Q</text:p>
          </table:table-cell>
          <table:table-cell table:style-name="ce5" table:formula="of:=DATE(2020;6;26)+TIME(14;41;50)" office:value-type="date" office:date-value="2020-06-26T14:41:50" calcext:value-type="date">
            <text:p>6/26/2020 14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Zhong</text:p>
          </table:table-cell>
          <table:table-cell table:style-name="ce2" office:value-type="string" calcext:value-type="string">
            <text:p>PTNKJK2SD8S</text:p>
          </table:table-cell>
          <table:table-cell table:style-name="ce4" table:formula="of:=DATE(2020;6;3)+TIME(21;57;51)" office:value-type="date" office:date-value="2020-06-03T21:57:51" calcext:value-type="date">
            <text:p>6/3/2020 21:5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in</text:p>
          </table:table-cell>
          <table:table-cell table:style-name="ce2" office:value-type="string" calcext:value-type="string">
            <text:p>Zhao</text:p>
          </table:table-cell>
          <table:table-cell table:style-name="ce2" office:value-type="string" calcext:value-type="string">
            <text:p>J6N8LV3NKR8</text:p>
          </table:table-cell>
          <table:table-cell table:style-name="ce4" table:formula="of:=DATE(2020;6;26)+TIME(11;19;12)" office:value-type="date" office:date-value="2020-06-26T11:19:12" calcext:value-type="date">
            <text:p>6/26/2020 11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Xin Steven</text:p>
          </table:table-cell>
          <table:table-cell table:style-name="ce2" office:value-type="string" calcext:value-type="string">
            <text:p>Liang</text:p>
          </table:table-cell>
          <table:table-cell table:style-name="ce2" office:value-type="string" calcext:value-type="string">
            <text:p>L8NHM3VV8Q5</text:p>
          </table:table-cell>
          <table:table-cell table:style-name="ce4" table:formula="of:=DATE(2020;5;14)+TIME(4;38;45)" office:value-type="date" office:date-value="2020-05-14T04:38:45" calcext:value-type="date">
            <text:p>5/14/2020 4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Xinliang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XJN5Q92GF2Q</text:p>
          </table:table-cell>
          <table:table-cell table:style-name="ce5" table:formula="of:=DATE(2020;5;21)+TIME(21;52;59)" office:value-type="date" office:date-value="2020-05-21T21:52:59" calcext:value-type="date">
            <text:p>5/21/2020 21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Xuebin</text:p>
          </table:table-cell>
          <table:table-cell table:style-name="ce3" office:value-type="string" calcext:value-type="string">
            <text:p>He</text:p>
          </table:table-cell>
          <table:table-cell table:style-name="ce3" office:value-type="string" calcext:value-type="string">
            <text:p>JFNT899PQN7</text:p>
          </table:table-cell>
          <table:table-cell table:style-name="ce5" table:formula="of:=DATE(2020;5;22)+TIME(12;23;58)" office:value-type="date" office:date-value="2020-05-22T12:23:58" calcext:value-type="date">
            <text:p>5/22/2020 12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 D</text:p>
          </table:table-cell>
          <table:table-cell table:style-name="ce2" office:value-type="string" calcext:value-type="string">
            <text:p>Jain</text:p>
          </table:table-cell>
          <table:table-cell table:style-name="ce2" office:value-type="string" calcext:value-type="string">
            <text:p>NMNQ5MQCRSW</text:p>
          </table:table-cell>
          <table:table-cell table:style-name="ce4" table:formula="of:=DATE(2020;6;25)+TIME(12;41;7)" office:value-type="date" office:date-value="2020-06-25T12:41:07" calcext:value-type="date">
            <text:p>6/25/2020 12:4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n</text:p>
          </table:table-cell>
          <table:table-cell table:style-name="ce2" office:value-type="string" calcext:value-type="string">
            <text:p>Vugenfirer</text:p>
          </table:table-cell>
          <table:table-cell table:style-name="ce2" office:value-type="string" calcext:value-type="string">
            <text:p>PCN8FMRPJ5M</text:p>
          </table:table-cell>
          <table:table-cell table:style-name="ce4" table:formula="of:=DATE(2020;5;14)+TIME(4;53;22)" office:value-type="date" office:date-value="2020-05-14T04:53:22" calcext:value-type="date">
            <text:p>5/14/2020 4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n</text:p>
          </table:table-cell>
          <table:table-cell table:style-name="ce2" office:value-type="string" calcext:value-type="string">
            <text:p>Michalevsky</text:p>
          </table:table-cell>
          <table:table-cell table:style-name="ce2" office:value-type="string" calcext:value-type="string">
            <text:p>F2NM5G7KQW8</text:p>
          </table:table-cell>
          <table:table-cell table:style-name="ce4" table:formula="of:=DATE(2020;6;29)+TIME(13;47;30)" office:value-type="date" office:date-value="2020-06-29T13:47:30" calcext:value-type="date">
            <text:p>6/29/2020 13:4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nbing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TNLR55MLH9</text:p>
          </table:table-cell>
          <table:table-cell table:style-name="ce5" table:formula="of:=DATE(2020;6;13)+TIME(10;34;31)" office:value-type="date" office:date-value="2020-06-13T10:34:31" calcext:value-type="date">
            <text:p>6/13/2020 10:3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ng</text:p>
          </table:table-cell>
          <table:table-cell table:style-name="ce2" office:value-type="string" calcext:value-type="string">
            <text:p>Li</text:p>
          </table:table-cell>
          <table:table-cell table:style-name="ce2" office:value-type="string" calcext:value-type="string">
            <text:p>VTN833Z33DN</text:p>
          </table:table-cell>
          <table:table-cell table:style-name="ce4" table:formula="of:=DATE(2020;6;24)+TIME(17;3;38)" office:value-type="date" office:date-value="2020-06-24T17:03:38" calcext:value-type="date">
            <text:p>6/24/2020 17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nis</text:p>
          </table:table-cell>
          <table:table-cell table:style-name="ce3" office:value-type="string" calcext:value-type="string">
            <text:p>Hamma</text:p>
          </table:table-cell>
          <table:table-cell table:style-name="ce3" office:value-type="string" calcext:value-type="string">
            <text:p>ZZNLDWKJJWB</text:p>
          </table:table-cell>
          <table:table-cell table:style-name="ce5" table:formula="of:=DATE(2020;5;28)+TIME(17;51;40)" office:value-type="date" office:date-value="2020-05-28T17:51:40" calcext:value-type="date">
            <text:p>5/28/2020 17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niv</text:p>
          </table:table-cell>
          <table:table-cell table:style-name="ce2" office:value-type="string" calcext:value-type="string">
            <text:p>Ozerzon</text:p>
          </table:table-cell>
          <table:table-cell table:style-name="ce2" office:value-type="string" calcext:value-type="string">
            <text:p>KKNPBWRVTXF</text:p>
          </table:table-cell>
          <table:table-cell table:style-name="ce4" table:formula="of:=DATE(2020;6;29)+TIME(6;53;4)" office:value-type="date" office:date-value="2020-06-29T06:53:04" calcext:value-type="date">
            <text:p>6/29/2020 6:5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nn</text:p>
          </table:table-cell>
          <table:table-cell table:style-name="ce2" office:value-type="string" calcext:value-type="string">
            <text:p>PERON</text:p>
          </table:table-cell>
          <table:table-cell table:style-name="ce2" office:value-type="string" calcext:value-type="string">
            <text:p>DPNJBSVKQGS</text:p>
          </table:table-cell>
          <table:table-cell table:style-name="ce4" table:formula="of:=DATE(2020;6;5)+TIME(15;50;18)" office:value-type="date" office:date-value="2020-06-05T15:50:18" calcext:value-type="date">
            <text:p>6/5/2020 15:5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nting</text:p>
          </table:table-cell>
          <table:table-cell table:style-name="ce2" office:value-type="string" calcext:value-type="string">
            <text:p>He</text:p>
          </table:table-cell>
          <table:table-cell table:style-name="ce2" office:value-type="string" calcext:value-type="string">
            <text:p>ZYNDF7HPJH4</text:p>
          </table:table-cell>
          <table:table-cell table:style-name="ce4" table:formula="of:=DATE(2020;5;7)+TIME(20;58;56)" office:value-type="date" office:date-value="2020-05-07T20:58:56" calcext:value-type="date">
            <text:p>5/7/2020 20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p Hung</text:p>
          </table:table-cell>
          <table:table-cell table:style-name="ce3" office:value-type="string" calcext:value-type="string">
            <text:p>Chen</text:p>
          </table:table-cell>
          <table:table-cell table:style-name="ce3" office:value-type="string" calcext:value-type="string">
            <text:p>FGN7QQP7CCG</text:p>
          </table:table-cell>
          <table:table-cell table:style-name="ce5" table:formula="of:=DATE(2020;6;24)+TIME(12;56;39)" office:value-type="date" office:date-value="2020-06-24T12:56:39" calcext:value-type="date">
            <text:p>6/24/2020 12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rdiel</text:p>
          </table:table-cell>
          <table:table-cell table:style-name="ce3" office:value-type="string" calcext:value-type="string">
            <text:p>Fuentes</text:p>
          </table:table-cell>
          <table:table-cell table:style-name="ce3" office:value-type="string" calcext:value-type="string">
            <text:p>FKNBNLLDXZG</text:p>
          </table:table-cell>
          <table:table-cell table:style-name="ce5" table:formula="of:=DATE(2020;5;5)+TIME(23;33;48)" office:value-type="date" office:date-value="2020-05-05T23:33:48" calcext:value-type="date">
            <text:p>5/5/2020 23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sh</text:p>
          </table:table-cell>
          <table:table-cell table:style-name="ce3" office:value-type="string" calcext:value-type="string">
            <text:p>Menpara</text:p>
          </table:table-cell>
          <table:table-cell table:style-name="ce3" office:value-type="string" calcext:value-type="string">
            <text:p>GBNGX5N9J3H</text:p>
          </table:table-cell>
          <table:table-cell table:style-name="ce5" table:formula="of:=DATE(2020;5;5)+TIME(18;17;1)" office:value-type="date" office:date-value="2020-05-05T18:17:01" calcext:value-type="date">
            <text:p>5/5/2020 18:1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SH</text:p>
          </table:table-cell>
          <table:table-cell table:style-name="ce2" office:value-type="string" calcext:value-type="string">
            <text:p>SINGH</text:p>
          </table:table-cell>
          <table:table-cell table:style-name="ce2" office:value-type="string" calcext:value-type="string">
            <text:p>J6NWM3LD89P</text:p>
          </table:table-cell>
          <table:table-cell table:style-name="ce4" table:formula="of:=DATE(2020;5;30)+TIME(1;25;16)" office:value-type="date" office:date-value="2020-05-30T01:25:16" calcext:value-type="date">
            <text:p>5/30/2020 1:25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ash</text:p>
          </table:table-cell>
          <table:table-cell table:style-name="ce2" office:value-type="string" calcext:value-type="string">
            <text:p>Awasthi</text:p>
          </table:table-cell>
          <table:table-cell table:style-name="ce2" office:value-type="string" calcext:value-type="string">
            <text:p>GSNMFKSRRFF</text:p>
          </table:table-cell>
          <table:table-cell table:style-name="ce4" table:formula="of:=DATE(2020;6;26)+TIME(15;2;5)" office:value-type="date" office:date-value="2020-06-26T15:02:05" calcext:value-type="date">
            <text:p>6/26/2020 15:0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smin</text:p>
          </table:table-cell>
          <table:table-cell table:style-name="ce3" office:value-type="string" calcext:value-type="string">
            <text:p>Othman</text:p>
          </table:table-cell>
          <table:table-cell table:style-name="ce3" office:value-type="string" calcext:value-type="string">
            <text:p>H7N54HJD8SQ</text:p>
          </table:table-cell>
          <table:table-cell table:style-name="ce5" table:formula="of:=DATE(2020;6;25)+TIME(6;36;47)" office:value-type="date" office:date-value="2020-06-25T06:36:47" calcext:value-type="date">
            <text:p>6/25/2020 6:3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sunori</text:p>
          </table:table-cell>
          <table:table-cell table:style-name="ce3" office:value-type="string" calcext:value-type="string">
            <text:p>Goto</text:p>
          </table:table-cell>
          <table:table-cell table:style-name="ce3" office:value-type="string" calcext:value-type="string">
            <text:p>N6NMGV3H8QB</text:p>
          </table:table-cell>
          <table:table-cell table:style-name="ce5" table:formula="of:=DATE(2020;6;18)+TIME(4;16;46)" office:value-type="date" office:date-value="2020-06-18T04:16:46" calcext:value-type="date">
            <text:p>6/18/2020 4:1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suyuki</text:p>
          </table:table-cell>
          <table:table-cell table:style-name="ce3" office:value-type="string" calcext:value-type="string">
            <text:p>Matsushita</text:p>
          </table:table-cell>
          <table:table-cell table:style-name="ce3" office:value-type="string" calcext:value-type="string">
            <text:p>MQNPLG8ZXM3</text:p>
          </table:table-cell>
          <table:table-cell table:style-name="ce5" table:formula="of:=DATE(2020;6;10)+TIME(19;49;10)" office:value-type="date" office:date-value="2020-06-10T19:49:10" calcext:value-type="date">
            <text:p>6/10/2020 19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avuz</text:p>
          </table:table-cell>
          <table:table-cell table:style-name="ce3" office:value-type="string" calcext:value-type="string">
            <text:p>Toklu</text:p>
          </table:table-cell>
          <table:table-cell table:style-name="ce3" office:value-type="string" calcext:value-type="string">
            <text:p>KMN5ND5G8CX</text:p>
          </table:table-cell>
          <table:table-cell table:style-name="ce5" table:formula="of:=DATE(2020;5;5)+TIME(21;36;42)" office:value-type="date" office:date-value="2020-05-05T21:36:42" calcext:value-type="date">
            <text:p>5/5/2020 21:3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ehonatan</text:p>
          </table:table-cell>
          <table:table-cell table:style-name="ce2" office:value-type="string" calcext:value-type="string">
            <text:p>Elentok</text:p>
          </table:table-cell>
          <table:table-cell table:style-name="ce2" office:value-type="string" calcext:value-type="string">
            <text:p>F5N68LJ5XQD</text:p>
          </table:table-cell>
          <table:table-cell table:style-name="ce4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i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GJNFDYTLDJB</text:p>
          </table:table-cell>
          <table:table-cell table:style-name="ce5" table:formula="of:=DATE(2020;5;5)+TIME(16;34;48)" office:value-type="date" office:date-value="2020-05-05T16:34:48" calcext:value-type="date">
            <text:p>5/5/2020 16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ibo</text:p>
          </table:table-cell>
          <table:table-cell table:style-name="ce3" office:value-type="string" calcext:value-type="string">
            <text:p>Zhang</text:p>
          </table:table-cell>
          <table:table-cell table:style-name="ce3" office:value-type="string" calcext:value-type="string">
            <text:p>ZBND66LLY9R</text:p>
          </table:table-cell>
          <table:table-cell table:style-name="ce5" table:formula="of:=DATE(2020;5;8)+TIME(19;24;0)" office:value-type="date" office:date-value="2020-05-08T19:24:00" calcext:value-type="date">
            <text:p>5/8/2020 19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ifei</text:p>
          </table:table-cell>
          <table:table-cell table:style-name="ce2" office:value-type="string" calcext:value-type="string">
            <text:p>Ma</text:p>
          </table:table-cell>
          <table:table-cell table:style-name="ce2" office:value-type="string" calcext:value-type="string">
            <text:p>M4N9DXDQC3N</text:p>
          </table:table-cell>
          <table:table-cell table:style-name="ce4" table:formula="of:=DATE(2020;5;22)+TIME(16;43;6)" office:value-type="date" office:date-value="2020-05-22T16:43:06" calcext:value-type="date">
            <text:p>5/22/2020 16:4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iHong</text:p>
          </table:table-cell>
          <table:table-cell table:style-name="ce2" office:value-type="string" calcext:value-type="string">
            <text:p>Wang</text:p>
          </table:table-cell>
          <table:table-cell table:style-name="ce2" office:value-type="string" calcext:value-type="string">
            <text:p>GTNP987CMHP</text:p>
          </table:table-cell>
          <table:table-cell table:style-name="ce4" table:formula="of:=DATE(2020;3;27)+TIME(17;38;24)" office:value-type="date" office:date-value="2020-03-27T17:38:24" calcext:value-type="date">
            <text:p>3/27/2020 17:3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in</text:p>
          </table:table-cell>
          <table:table-cell table:style-name="ce3" office:value-type="string" calcext:value-type="string">
            <text:p>Ding</text:p>
          </table:table-cell>
          <table:table-cell table:style-name="ce3" office:value-type="string" calcext:value-type="string">
            <text:p>P9NR77R572S</text:p>
          </table:table-cell>
          <table:table-cell table:style-name="ce5" table:formula="of:=DATE(2020;6;27)+TIME(23;2;59)" office:value-type="date" office:date-value="2020-06-27T23:02:59" calcext:value-type="date">
            <text:p>6/27/2020 23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iyang</text:p>
          </table:table-cell>
          <table:table-cell table:style-name="ce2" office:value-type="string" calcext:value-type="string">
            <text:p>Su</text:p>
          </table:table-cell>
          <table:table-cell table:style-name="ce2" office:value-type="string" calcext:value-type="string">
            <text:p>FVNGFDPTVKJ</text:p>
          </table:table-cell>
          <table:table-cell table:style-name="ce4" table:formula="of:=DATE(2020;6;26)+TIME(8;43;12)" office:value-type="date" office:date-value="2020-06-26T08:43:12" calcext:value-type="date">
            <text:p>6/26/2020 8:4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ogesh</text:p>
          </table:table-cell>
          <table:table-cell table:style-name="ce3" office:value-type="string" calcext:value-type="string">
            <text:p>Ojha</text:p>
          </table:table-cell>
          <table:table-cell table:style-name="ce3" office:value-type="string" calcext:value-type="string">
            <text:p>J9NQ2ZPXNVS</text:p>
          </table:table-cell>
          <table:table-cell table:style-name="ce5" table:formula="of:=DATE(2020;5;6)+TIME(23;46;52)" office:value-type="date" office:date-value="2020-05-06T23:46:52" calcext:value-type="date">
            <text:p>5/6/2020 23:4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ohann</text:p>
          </table:table-cell>
          <table:table-cell table:style-name="ce3" office:value-type="string" calcext:value-type="string">
            <text:p>DESILES</text:p>
          </table:table-cell>
          <table:table-cell table:style-name="ce3" office:value-type="string" calcext:value-type="string">
            <text:p>PPNX8FCMH77</text:p>
          </table:table-cell>
          <table:table-cell table:style-name="ce5" table:formula="of:=DATE(2020;6;25)+TIME(16;30;12)" office:value-type="date" office:date-value="2020-06-25T16:30:12" calcext:value-type="date">
            <text:p>6/25/2020 16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ongkook</text:p>
          </table:table-cell>
          <table:table-cell table:style-name="ce2" office:value-type="string" calcext:value-type="string">
            <text:p>Kim</text:p>
          </table:table-cell>
          <table:table-cell table:style-name="ce2" office:value-type="string" calcext:value-type="string">
            <text:p>PLNBDQJZCLL</text:p>
          </table:table-cell>
          <table:table-cell table:style-name="ce4" table:formula="of:=DATE(2020;6;16)+TIME(15;6;17)" office:value-type="date" office:date-value="2020-06-16T15:06:17" calcext:value-type="date">
            <text:p>6/16/2020 15:0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oshihiko</text:p>
          </table:table-cell>
          <table:table-cell table:style-name="ce3" office:value-type="string" calcext:value-type="string">
            <text:p>MIYAMAE</text:p>
          </table:table-cell>
          <table:table-cell table:style-name="ce3" office:value-type="string" calcext:value-type="string">
            <text:p>VNNKTDNLPL6</text:p>
          </table:table-cell>
          <table:table-cell table:style-name="ce5" table:formula="of:=DATE(2020;5;21)+TIME(19;20;49)" office:value-type="date" office:date-value="2020-05-21T19:20:49" calcext:value-type="date">
            <text:p>5/21/2020 19:2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oshitake</text:p>
          </table:table-cell>
          <table:table-cell table:style-name="ce3" office:value-type="string" calcext:value-type="string">
            <text:p>Kobayashi</text:p>
          </table:table-cell>
          <table:table-cell table:style-name="ce3" office:value-type="string" calcext:value-type="string">
            <text:p>MDNR24BKZPD</text:p>
          </table:table-cell>
          <table:table-cell table:style-name="ce5" table:formula="of:=DATE(2020;5;6)+TIME(23;13;26)" office:value-type="date" office:date-value="2020-05-06T23:13:26" calcext:value-type="date">
            <text:p>5/6/2020 23:1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oshiya</text:p>
          </table:table-cell>
          <table:table-cell table:style-name="ce3" office:value-type="string" calcext:value-type="string">
            <text:p>ETO</text:p>
          </table:table-cell>
          <table:table-cell table:style-name="ce3" office:value-type="string" calcext:value-type="string">
            <text:p>PHNWBT8WHMS</text:p>
          </table:table-cell>
          <table:table-cell table:style-name="ce5" table:formula="of:=DATE(2020;6;26)+TIME(10;8;19)" office:value-type="date" office:date-value="2020-06-26T10:08:19" calcext:value-type="date">
            <text:p>6/26/2020 10:0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oshiyuki</text:p>
          </table:table-cell>
          <table:table-cell table:style-name="ce2" office:value-type="string" calcext:value-type="string">
            <text:p>Ito</text:p>
          </table:table-cell>
          <table:table-cell table:style-name="ce2" office:value-type="string" calcext:value-type="string">
            <text:p>D7NG39CXRCB</text:p>
          </table:table-cell>
          <table:table-cell table:style-name="ce4" table:formula="of:=DATE(2020;6;29)+TIME(8;37;58)" office:value-type="date" office:date-value="2020-06-29T08:37:58" calcext:value-type="date">
            <text:p>6/29/2020 8:37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ouakim</text:p>
          </table:table-cell>
          <table:table-cell table:style-name="ce2" office:value-type="string" calcext:value-type="string">
            <text:p>BADR</text:p>
          </table:table-cell>
          <table:table-cell table:style-name="ce2" office:value-type="string" calcext:value-type="string">
            <text:p>XXND84CBL7N</text:p>
          </table:table-cell>
          <table:table-cell table:style-name="ce4" table:formula="of:=DATE(2020;6;17)+TIME(10;23;58)" office:value-type="date" office:date-value="2020-06-17T10:23:58" calcext:value-type="date">
            <text:p>6/17/2020 10:2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Qiu</text:p>
          </table:table-cell>
          <table:table-cell table:style-name="ce3" office:value-type="string" calcext:value-type="string">
            <text:p>XBNPDXVMSYM</text:p>
          </table:table-cell>
          <table:table-cell table:style-name="ce5" table:formula="of:=DATE(2020;5;28)+TIME(13;50;26)" office:value-type="date" office:date-value="2020-05-28T13:50:26" calcext:value-type="date">
            <text:p>5/28/2020 13:5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</text:p>
          </table:table-cell>
          <table:table-cell table:style-name="ce3" office:value-type="string" calcext:value-type="string">
            <text:p>zou</text:p>
          </table:table-cell>
          <table:table-cell table:style-name="ce3" office:value-type="string" calcext:value-type="string">
            <text:p>JJN4ML8M6QW</text:p>
          </table:table-cell>
          <table:table-cell table:style-name="ce5" table:formula="of:=DATE(2020;6;17)+TIME(1;51;56)" office:value-type="date" office:date-value="2020-06-17T01:51:56" calcext:value-type="date">
            <text:p>6/17/2020 1:5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u</text:p>
          </table:table-cell>
          <table:table-cell table:style-name="ce2" office:value-type="string" calcext:value-type="string">
            <text:p>KANECHIKA</text:p>
          </table:table-cell>
          <table:table-cell table:style-name="ce2" office:value-type="string" calcext:value-type="string">
            <text:p>DLNFM39LMSX</text:p>
          </table:table-cell>
          <table:table-cell table:style-name="ce4" table:formula="of:=DATE(2020;6;28)+TIME(10;44;39)" office:value-type="date" office:date-value="2020-06-28T10:44:39" calcext:value-type="date">
            <text:p>6/28/2020 10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fen</text:p>
          </table:table-cell>
          <table:table-cell table:style-name="ce3" office:value-type="string" calcext:value-type="string">
            <text:p>Kuo</text:p>
          </table:table-cell>
          <table:table-cell table:style-name="ce3" office:value-type="string" calcext:value-type="string">
            <text:p>X2NKZ7XKJZB</text:p>
          </table:table-cell>
          <table:table-cell table:style-name="ce5" table:formula="of:=DATE(2020;6;26)+TIME(17;12;49)" office:value-type="date" office:date-value="2020-06-26T17:12:49" calcext:value-type="date">
            <text:p>6/26/2020 17:1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uichi</text:p>
          </table:table-cell>
          <table:table-cell table:style-name="ce2" office:value-type="string" calcext:value-type="string">
            <text:p>Ito</text:p>
          </table:table-cell>
          <table:table-cell table:style-name="ce2" office:value-type="string" calcext:value-type="string">
            <text:p>LLNXPN8JYYZ</text:p>
          </table:table-cell>
          <table:table-cell table:style-name="ce4" table:formula="of:=DATE(2020;6;16)+TIME(5;52;59)" office:value-type="date" office:date-value="2020-06-16T05:52:59" calcext:value-type="date">
            <text:p>6/16/2020 5:5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uji</text:p>
          </table:table-cell>
          <table:table-cell table:style-name="ce2" office:value-type="string" calcext:value-type="string">
            <text:p>Yazawa</text:p>
          </table:table-cell>
          <table:table-cell table:style-name="ce2" office:value-type="string" calcext:value-type="string">
            <text:p>ZKNW7T9M79L</text:p>
          </table:table-cell>
          <table:table-cell table:style-name="ce4" table:formula="of:=DATE(2020;6;8)+TIME(19;30;28)" office:value-type="date" office:date-value="2020-06-08T19:30:28" calcext:value-type="date">
            <text:p>6/8/2020 19:30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ukio</text:p>
          </table:table-cell>
          <table:table-cell table:style-name="ce2" office:value-type="string" calcext:value-type="string">
            <text:p>Yoshida</text:p>
          </table:table-cell>
          <table:table-cell table:style-name="ce2" office:value-type="string" calcext:value-type="string">
            <text:p>FNNSDCXG9KR</text:p>
          </table:table-cell>
          <table:table-cell table:style-name="ce4" table:formula="of:=DATE(2020;6;18)+TIME(2;51;47)" office:value-type="date" office:date-value="2020-06-18T02:51:47" calcext:value-type="date">
            <text:p>6/18/2020 2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kiya</text:p>
          </table:table-cell>
          <table:table-cell table:style-name="ce3" office:value-type="string" calcext:value-type="string">
            <text:p>Ishioka</text:p>
          </table:table-cell>
          <table:table-cell table:style-name="ce3" office:value-type="string" calcext:value-type="string">
            <text:p>PTNZQG8XTCX</text:p>
          </table:table-cell>
          <table:table-cell table:style-name="ce5" table:formula="of:=DATE(2020;6;16)+TIME(6;11;20)" office:value-type="date" office:date-value="2020-06-16T06:11:20" calcext:value-type="date">
            <text:p>6/16/2020 6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ulay</text:p>
          </table:table-cell>
          <table:table-cell table:style-name="ce2" office:value-type="string" calcext:value-type="string">
            <text:p>Rakhmangulov</text:p>
          </table:table-cell>
          <table:table-cell table:style-name="ce2" office:value-type="string" calcext:value-type="string">
            <text:p>PVNY88KGRWX</text:p>
          </table:table-cell>
          <table:table-cell table:style-name="ce4" table:formula="of:=DATE(2020;6;27)+TIME(15;37;16)" office:value-type="date" office:date-value="2020-06-27T15:37:16" calcext:value-type="date">
            <text:p>6/27/2020 15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suf</text:p>
          </table:table-cell>
          <table:table-cell table:style-name="ce3" office:value-type="string" calcext:value-type="string">
            <text:p>YILDIZ</text:p>
          </table:table-cell>
          <table:table-cell table:style-name="ce3" office:value-type="string" calcext:value-type="string">
            <text:p>H3NC6L7CPL6</text:p>
          </table:table-cell>
          <table:table-cell table:style-name="ce5" table:formula="of:=DATE(2020;6;23)+TIME(4;34;56)" office:value-type="date" office:date-value="2020-06-23T04:34:56" calcext:value-type="date">
            <text:p>6/23/2020 4:3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suf</text:p>
          </table:table-cell>
          <table:table-cell table:style-name="ce3" office:value-type="string" calcext:value-type="string">
            <text:p>Isa</text:p>
          </table:table-cell>
          <table:table-cell table:style-name="ce3" office:value-type="string" calcext:value-type="string">
            <text:p>HFNM5DRKYW4</text:p>
          </table:table-cell>
          <table:table-cell table:style-name="ce5" table:formula="of:=DATE(2020;6;24)+TIME(13;44;31)" office:value-type="date" office:date-value="2020-06-24T13:44:31" calcext:value-type="date">
            <text:p>6/24/2020 13:4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val</text:p>
          </table:table-cell>
          <table:table-cell table:style-name="ce3" office:value-type="string" calcext:value-type="string">
            <text:p>Gorelik</text:p>
          </table:table-cell>
          <table:table-cell table:style-name="ce3" office:value-type="string" calcext:value-type="string">
            <text:p>FYNFHSN7CZ9</text:p>
          </table:table-cell>
          <table:table-cell table:style-name="ce5" table:formula="of:=DATE(2020;6;24)+TIME(15;40;58)" office:value-type="date" office:date-value="2020-06-24T15:40:58" calcext:value-type="date">
            <text:p>6/24/2020 15:4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val</text:p>
          </table:table-cell>
          <table:table-cell table:style-name="ce3" office:value-type="string" calcext:value-type="string">
            <text:p>Avrahami</text:p>
          </table:table-cell>
          <table:table-cell table:style-name="ce3" office:value-type="string" calcext:value-type="string">
            <text:p>NGN9JTVZDRZ</text:p>
          </table:table-cell>
          <table:table-cell table:style-name="ce5" table:formula="of:=DATE(2020;6;26)+TIME(11;56;25)" office:value-type="date" office:date-value="2020-06-26T11:56:25" calcext:value-type="date">
            <text:p>6/26/2020 11:56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uya</text:p>
          </table:table-cell>
          <table:table-cell table:style-name="ce3" office:value-type="string" calcext:value-type="string">
            <text:p>Adachi</text:p>
          </table:table-cell>
          <table:table-cell table:style-name="ce3" office:value-type="string" calcext:value-type="string">
            <text:p>KLNBNRM83B7</text:p>
          </table:table-cell>
          <table:table-cell table:style-name="ce5" table:formula="of:=DATE(2020;6;28)+TIME(20;42;31)" office:value-type="date" office:date-value="2020-06-28T20:42:31" calcext:value-type="date">
            <text:p>6/28/2020 20:4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Yves</text:p>
          </table:table-cell>
          <table:table-cell table:style-name="ce3" office:value-type="string" calcext:value-type="string">
            <text:p>Moisan</text:p>
          </table:table-cell>
          <table:table-cell table:style-name="ce3" office:value-type="string" calcext:value-type="string">
            <text:p>M2NGR2YXZJT</text:p>
          </table:table-cell>
          <table:table-cell table:style-name="ce5" table:formula="of:=DATE(2020;6;26)+TIME(9;44;42)" office:value-type="date" office:date-value="2020-06-26T09:44:42" calcext:value-type="date">
            <text:p>6/26/2020 9:4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Yvette</text:p>
          </table:table-cell>
          <table:table-cell table:style-name="ce2" office:value-type="string" calcext:value-type="string">
            <text:p>LaMar</text:p>
          </table:table-cell>
          <table:table-cell table:style-name="ce2" office:value-type="string" calcext:value-type="string">
            <text:p>GMNBJYJXHMF</text:p>
          </table:table-cell>
          <table:table-cell table:style-name="ce4" table:formula="of:=DATE(2020;6;23)+TIME(11;32;50)" office:value-type="date" office:date-value="2020-06-23T11:32:50" calcext:value-type="date">
            <text:p>6/23/2020 11:3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ch</text:p>
          </table:table-cell>
          <table:table-cell table:style-name="ce3" office:value-type="string" calcext:value-type="string">
            <text:p>Jorgensen</text:p>
          </table:table-cell>
          <table:table-cell table:style-name="ce3" office:value-type="string" calcext:value-type="string">
            <text:p>L9NF3BYFMVG</text:p>
          </table:table-cell>
          <table:table-cell table:style-name="ce5" table:formula="of:=DATE(2020;6;28)+TIME(0;19;40)" office:value-type="date" office:date-value="2020-06-28T00:19:40" calcext:value-type="date">
            <text:p>6/28/2020 0:1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achary</text:p>
          </table:table-cell>
          <table:table-cell table:style-name="ce2" office:value-type="string" calcext:value-type="string">
            <text:p>burnMyDread</text:p>
          </table:table-cell>
          <table:table-cell table:style-name="ce2" office:value-type="string" calcext:value-type="string">
            <text:p>JPNMY8DPCHM</text:p>
          </table:table-cell>
          <table:table-cell table:style-name="ce4" table:formula="of:=DATE(2020;5;27)+TIME(12;33;55)" office:value-type="date" office:date-value="2020-05-27T12:33:55" calcext:value-type="date">
            <text:p>5/27/2020 12:3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chary</text:p>
          </table:table-cell>
          <table:table-cell table:style-name="ce3" office:value-type="string" calcext:value-type="string">
            <text:p>Booth</text:p>
          </table:table-cell>
          <table:table-cell table:style-name="ce3" office:value-type="string" calcext:value-type="string">
            <text:p>KXNVRL3FFG2</text:p>
          </table:table-cell>
          <table:table-cell table:style-name="ce5" table:formula="of:=DATE(2020;6;26)+TIME(8;58;45)" office:value-type="date" office:date-value="2020-06-26T08:58:45" calcext:value-type="date">
            <text:p>6/26/2020 8:58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chary</text:p>
          </table:table-cell>
          <table:table-cell table:style-name="ce3" office:value-type="string" calcext:value-type="string">
            <text:p>Stark</text:p>
          </table:table-cell>
          <table:table-cell table:style-name="ce3" office:value-type="string" calcext:value-type="string">
            <text:p>DCNXHF32TWP</text:p>
          </table:table-cell>
          <table:table-cell table:style-name="ce5" table:formula="of:=DATE(2020;6;26)+TIME(17;28;32)" office:value-type="date" office:date-value="2020-06-26T17:28:32" calcext:value-type="date">
            <text:p>6/26/2020 17:28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achary</text:p>
          </table:table-cell>
          <table:table-cell table:style-name="ce2" office:value-type="string" calcext:value-type="string">
            <text:p>Wong</text:p>
          </table:table-cell>
          <table:table-cell table:style-name="ce2" office:value-type="string" calcext:value-type="string">
            <text:p>ZTN6P8PF6CC</text:p>
          </table:table-cell>
          <table:table-cell table:style-name="ce4" table:formula="of:=DATE(2020;6;26)+TIME(23;21;57)" office:value-type="date" office:date-value="2020-06-26T23:21:57" calcext:value-type="date">
            <text:p>6/26/2020 2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ack</text:p>
          </table:table-cell>
          <table:table-cell table:style-name="ce2" office:value-type="string" calcext:value-type="string">
            <text:p>Shoylev</text:p>
          </table:table-cell>
          <table:table-cell table:style-name="ce2" office:value-type="string" calcext:value-type="string">
            <text:p>KYNB9SKTNRR</text:p>
          </table:table-cell>
          <table:table-cell table:style-name="ce4" table:formula="of:=DATE(2020;5;7)+TIME(1;10;25)" office:value-type="date" office:date-value="2020-05-07T01:10:25" calcext:value-type="date">
            <text:p>5/7/2020 1:1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ck</text:p>
          </table:table-cell>
          <table:table-cell table:style-name="ce3" office:value-type="string" calcext:value-type="string">
            <text:p>Luo</text:p>
          </table:table-cell>
          <table:table-cell table:style-name="ce3" office:value-type="string" calcext:value-type="string">
            <text:p>PKNMJ428SD6</text:p>
          </table:table-cell>
          <table:table-cell table:style-name="ce5" table:formula="of:=DATE(2020;6;8)+TIME(21;14;12)" office:value-type="date" office:date-value="2020-06-08T21:14:12" calcext:value-type="date">
            <text:p>6/8/2020 21:1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ck</text:p>
          </table:table-cell>
          <table:table-cell table:style-name="ce3" office:value-type="string" calcext:value-type="string">
            <text:p>Johnson</text:p>
          </table:table-cell>
          <table:table-cell table:style-name="ce3" office:value-type="string" calcext:value-type="string">
            <text:p>LLNG4ZH89JS</text:p>
          </table:table-cell>
          <table:table-cell table:style-name="ce5" table:formula="of:=DATE(2020;6;26)+TIME(9;49;47)" office:value-type="date" office:date-value="2020-06-26T09:49:47" calcext:value-type="date">
            <text:p>6/26/2020 9:49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fri</text:p>
          </table:table-cell>
          <table:table-cell table:style-name="ce3" office:value-type="string" calcext:value-type="string">
            <text:p>Yusoff</text:p>
          </table:table-cell>
          <table:table-cell table:style-name="ce3" office:value-type="string" calcext:value-type="string">
            <text:p>JFNHDX8SYQC</text:p>
          </table:table-cell>
          <table:table-cell table:style-name="ce5" table:formula="of:=DATE(2020;6;23)+TIME(23;52;58)" office:value-type="date" office:date-value="2020-06-23T23:52:58" calcext:value-type="date">
            <text:p>6/23/2020 23:52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hav</text:p>
          </table:table-cell>
          <table:table-cell table:style-name="ce3" office:value-type="string" calcext:value-type="string">
            <text:p>Capper</text:p>
          </table:table-cell>
          <table:table-cell table:style-name="ce3" office:value-type="string" calcext:value-type="string">
            <text:p>G5N3B8BB9JM</text:p>
          </table:table-cell>
          <table:table-cell table:style-name="ce5" table:formula="of:=DATE(2020;6;15)+TIME(7;51;34)" office:value-type="date" office:date-value="2020-06-15T07:51:34" calcext:value-type="date">
            <text:p>6/15/2020 7:5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kia</text:p>
          </table:table-cell>
          <table:table-cell table:style-name="ce3" office:value-type="string" calcext:value-type="string">
            <text:p>Bouachraoui</text:p>
          </table:table-cell>
          <table:table-cell table:style-name="ce3" office:value-type="string" calcext:value-type="string">
            <text:p>VVNZY6SFYK9</text:p>
          </table:table-cell>
          <table:table-cell table:style-name="ce5" table:formula="of:=DATE(2020;6;29)+TIME(13;24;32)" office:value-type="date" office:date-value="2020-06-29T13:24:32" calcext:value-type="date">
            <text:p>6/29/2020 13:24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akiuddin</text:p>
          </table:table-cell>
          <table:table-cell table:style-name="ce3" office:value-type="string" calcext:value-type="string">
            <text:p>Ghouse</text:p>
          </table:table-cell>
          <table:table-cell table:style-name="ce3" office:value-type="string" calcext:value-type="string">
            <text:p>N7N6FLGMMYS</text:p>
          </table:table-cell>
          <table:table-cell table:style-name="ce5" table:formula="of:=DATE(2020;5;24)+TIME(23;21;59)" office:value-type="date" office:date-value="2020-05-24T23:21:59" calcext:value-type="date">
            <text:p>5/24/2020 23:2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ane</text:p>
          </table:table-cell>
          <table:table-cell table:style-name="ce2" office:value-type="string" calcext:value-type="string">
            <text:p>Beckwith</text:p>
          </table:table-cell>
          <table:table-cell table:style-name="ce2" office:value-type="string" calcext:value-type="string">
            <text:p>X8NCZLVNJ7W</text:p>
          </table:table-cell>
          <table:table-cell table:style-name="ce4" table:formula="of:=DATE(2020;3;30)+TIME(13;15;20)" office:value-type="date" office:date-value="2020-03-30T13:15:20" calcext:value-type="date">
            <text:p>3/30/2020 13:15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hanibek</text:p>
          </table:table-cell>
          <table:table-cell table:style-name="ce3" office:value-type="string" calcext:value-type="string">
            <text:p>Bakin</text:p>
          </table:table-cell>
          <table:table-cell table:style-name="ce3" office:value-type="string" calcext:value-type="string">
            <text:p>XFNL6ZTYY5X</text:p>
          </table:table-cell>
          <table:table-cell table:style-name="ce5" table:formula="of:=DATE(2020;6;26)+TIME(11;11;35)" office:value-type="date" office:date-value="2020-06-26T11:11:35" calcext:value-type="date">
            <text:p>6/26/2020 11:11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henlan</text:p>
          </table:table-cell>
          <table:table-cell table:style-name="ce3" office:value-type="string" calcext:value-type="string">
            <text:p>Hu</text:p>
          </table:table-cell>
          <table:table-cell table:style-name="ce3" office:value-type="string" calcext:value-type="string">
            <text:p>PCNDQFYWD7H</text:p>
          </table:table-cell>
          <table:table-cell table:style-name="ce5" table:formula="of:=DATE(2020;6;11)+TIME(23;26;45)" office:value-type="date" office:date-value="2020-06-11T23:26:45" calcext:value-type="date">
            <text:p>6/11/2020 23:26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hipeng</text:p>
          </table:table-cell>
          <table:table-cell table:style-name="ce2" office:value-type="string" calcext:value-type="string">
            <text:p>Huang</text:p>
          </table:table-cell>
          <table:table-cell table:style-name="ce2" office:value-type="string" calcext:value-type="string">
            <text:p>XLNJLLHSDBK</text:p>
          </table:table-cell>
          <table:table-cell table:style-name="ce4" table:formula="of:=DATE(2020;6;15)+TIME(20;0;14)" office:value-type="date" office:date-value="2020-06-15T20:00:14" calcext:value-type="date">
            <text:p>6/15/2020 20:00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iemowit</text:p>
          </table:table-cell>
          <table:table-cell table:style-name="ce3" office:value-type="string" calcext:value-type="string">
            <text:p>Borowski</text:p>
          </table:table-cell>
          <table:table-cell table:style-name="ce3" office:value-type="string" calcext:value-type="string">
            <text:p>GDNFWVWDRDV</text:p>
          </table:table-cell>
          <table:table-cell table:style-name="ce5" table:formula="of:=DATE(2020;5;13)+TIME(3;54;28)" office:value-type="date" office:date-value="2020-05-13T03:54:28" calcext:value-type="date">
            <text:p>5/13/2020 3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ikomo</text:p>
          </table:table-cell>
          <table:table-cell table:style-name="ce2" office:value-type="string" calcext:value-type="string">
            <text:p>Fields</text:p>
          </table:table-cell>
          <table:table-cell table:style-name="ce2" office:value-type="string" calcext:value-type="string">
            <text:p>KKN46KDB9H5</text:p>
          </table:table-cell>
          <table:table-cell table:style-name="ce4" table:formula="of:=DATE(2020;6;25)+TIME(13;3;7)" office:value-type="date" office:date-value="2020-06-25T13:03:07" calcext:value-type="date">
            <text:p>6/25/2020 13:03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oltan</text:p>
          </table:table-cell>
          <table:table-cell table:style-name="ce3" office:value-type="string" calcext:value-type="string">
            <text:p>Nagy</text:p>
          </table:table-cell>
          <table:table-cell table:style-name="ce3" office:value-type="string" calcext:value-type="string">
            <text:p>GBNLN3H2VT3</text:p>
          </table:table-cell>
          <table:table-cell table:style-name="ce5" table:formula="of:=DATE(2020;6;24)+TIME(3;2;19)" office:value-type="date" office:date-value="2020-06-24T03:02:19" calcext:value-type="date">
            <text:p>6/24/2020 3:02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Zoran</text:p>
          </table:table-cell>
          <table:table-cell table:style-name="ce2" office:value-type="string" calcext:value-type="string">
            <text:p>Markovic</text:p>
          </table:table-cell>
          <table:table-cell table:style-name="ce2" office:value-type="string" calcext:value-type="string">
            <text:p>LGNDFW5D2P5</text:p>
          </table:table-cell>
          <table:table-cell table:style-name="ce4" table:formula="of:=DATE(2020;6;24)+TIME(18;37;24)" office:value-type="date" office:date-value="2020-06-24T18:37:24" calcext:value-type="date">
            <text:p>6/24/2020 18:37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Zvika</text:p>
          </table:table-cell>
          <table:table-cell table:style-name="ce3" office:value-type="string" calcext:value-type="string">
            <text:p>Ronen</text:p>
          </table:table-cell>
          <table:table-cell table:style-name="ce3" office:value-type="string" calcext:value-type="string">
            <text:p>G4N338VW36H</text:p>
          </table:table-cell>
          <table:table-cell table:style-name="ce5" table:formula="of:=DATE(2020;6;18)+TIME(9;23;44)" office:value-type="date" office:date-value="2020-06-18T09:23:44" calcext:value-type="date">
            <text:p>6/18/2020 9:23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Дмитрий</text:p>
          </table:table-cell>
          <table:table-cell table:style-name="ce2" office:value-type="string" calcext:value-type="string">
            <text:p>Батиевский</text:p>
          </table:table-cell>
          <table:table-cell table:style-name="ce2" office:value-type="string" calcext:value-type="string">
            <text:p>ZDN82RMKFYJ</text:p>
          </table:table-cell>
          <table:table-cell table:style-name="ce4" table:formula="of:=DATE(2020;5;21)+TIME(15;54;46)" office:value-type="date" office:date-value="2020-05-21T15:54:46" calcext:value-type="date">
            <text:p>5/21/2020 15:5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Севилия</text:p>
          </table:table-cell>
          <table:table-cell table:style-name="ce2" office:value-type="string" calcext:value-type="string">
            <text:p>Кучук</text:p>
          </table:table-cell>
          <table:table-cell table:style-name="ce2" office:value-type="string" calcext:value-type="string">
            <text:p>F7NTYWTPDJ8</text:p>
          </table:table-cell>
          <table:table-cell table:style-name="ce4" table:formula="of:=DATE(2020;6;19)+TIME(12;9;3)" office:value-type="date" office:date-value="2020-06-19T12:09:03" calcext:value-type="date">
            <text:p>6/19/2020 12:09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병일</text:p>
          </table:table-cell>
          <table:table-cell table:style-name="ce2" office:value-type="string" calcext:value-type="string">
            <text:p>유</text:p>
          </table:table-cell>
          <table:table-cell table:style-name="ce2" office:value-type="string" calcext:value-type="string">
            <text:p>XWNRWJTVV6H</text:p>
          </table:table-cell>
          <table:table-cell table:style-name="ce4" table:formula="of:=DATE(2020;6;29)+TIME(10;24;56)" office:value-type="date" office:date-value="2020-06-29T10:24:56" calcext:value-type="date">
            <text:p>6/29/2020 10:24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淑燕</text:p>
          </table:table-cell>
          <table:table-cell table:style-name="ce2" office:value-type="string" calcext:value-type="string">
            <text:p>王</text:p>
          </table:table-cell>
          <table:table-cell table:style-name="ce2" office:value-type="string" calcext:value-type="string">
            <text:p>L9NBFJ2LCN7</text:p>
          </table:table-cell>
          <table:table-cell table:style-name="ce4" table:formula="of:=DATE(2020;6;24)+TIME(9;11;12)" office:value-type="date" office:date-value="2020-06-24T09:11:12" calcext:value-type="date">
            <text:p>6/24/2020 9:11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珮中</text:p>
          </table:table-cell>
          <table:table-cell table:style-name="ce2" office:value-type="string" calcext:value-type="string">
            <text:p>羅</text:p>
          </table:table-cell>
          <table:table-cell table:style-name="ce2" office:value-type="string" calcext:value-type="string">
            <text:p>KCNMSMRP47S</text:p>
          </table:table-cell>
          <table:table-cell table:style-name="ce4" table:formula="of:=DATE(2020;5;6)+TIME(0;8;0)" office:value-type="date" office:date-value="2020-05-06T00:08:00" calcext:value-type="date">
            <text:p>5/6/2020 0:08</text:p>
          </table:table-cell>
          <table:table-cell table:number-columns-repeated="1020"/>
        </table:table-row>
        <table:table-row table:style-name="ro4" table:number-rows-repeated="104458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Table3" table:target-range-address="Registrants.A1:Registrants.D398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$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" style:family="table-cell" style:parent-style-name="Default" style:data-style-name="N123"/>
    <style:style style:name="Comma_20__5b_0_5d_" style:display-name="Comma [0]" style:family="table-cell" style:parent-style-name="Default" style:data-style-name="N121"/>
    <style:style style:name="Currency" style:family="table-cell" style:parent-style-name="Default" style:data-style-name="N124"/>
    <style:style style:name="Currency_20__5b_0_5d_" style:display-name="Currency [0]" style:family="table-cell" style:parent-style-name="Default" style:data-style-name="N122"/>
    <style:style style:name="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gistrants" style:display-name="PageStyle_Registran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hannon Jessee</dc:creator>
    <meta:creation-date>2020-06-29T18:43:31</meta:creation-date>
    <dc:date>2020-06-29T18:43:32</dc:date>
    <meta:generator>LibreOffice/5.1.6.2$Linux_X86_64 LibreOffice_project/10m0$Build-2</meta:generator>
    <meta:document-statistic meta:table-count="1" meta:cell-count="159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